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8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36.11pt"/>
    </style:style>
    <style:style style:name="co5" style:family="table-column">
      <style:table-column-properties fo:break-before="auto" style:column-width="123.59pt"/>
    </style:style>
    <style:style style:name="co6" style:family="table-column">
      <style:table-column-properties fo:break-before="auto" style:column-width="214.61pt"/>
    </style:style>
    <style:style style:name="co7" style:family="table-column">
      <style:table-column-properties fo:break-before="auto" style:column-width="152.79pt"/>
    </style:style>
    <style:style style:name="co8" style:family="table-column">
      <style:table-column-properties fo:break-before="auto" style:column-width="239.61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45.16pt"/>
    </style:style>
    <style:style style:name="co11" style:family="table-column">
      <style:table-column-properties fo:break-before="auto" style:column-width="54.91pt"/>
    </style:style>
    <style:style style:name="ro1" style:family="table-row">
      <style:table-row-properties style:row-height="14.74pt" fo:break-before="auto" style:use-optimal-row-height="true"/>
    </style:style>
    <style:style style:name="ro2" style:family="table-row">
      <style:table-row-properties style:row-height="141.19pt" fo:break-before="auto" style:use-optimal-row-height="true"/>
    </style:style>
    <style:style style:name="ro3" style:family="table-row">
      <style:table-row-properties style:row-height="116.31pt" fo:break-before="auto" style:use-optimal-row-height="true"/>
    </style:style>
    <style:style style:name="ro4" style:family="table-row">
      <style:table-row-properties style:row-height="128.75pt" fo:break-before="auto" style:use-optimal-row-height="true"/>
    </style:style>
    <style:style style:name="ro5" style:family="table-row">
      <style:table-row-properties style:row-height="153.21pt" fo:break-before="auto" style:use-optimal-row-height="true"/>
    </style:style>
    <style:style style:name="ro6" style:family="table-row">
      <style:table-row-properties style:row-height="166.59pt" fo:break-before="auto" style:use-optimal-row-height="true"/>
    </style:style>
    <style:style style:name="ro7" style:family="table-row">
      <style:table-row-properties style:row-height="78.01pt" fo:break-before="auto" style:use-optimal-row-height="true"/>
    </style:style>
    <style:style style:name="ro8" style:family="table-row">
      <style:table-row-properties style:row-height="90pt" fo:break-before="auto" style:use-optimal-row-height="true"/>
    </style:style>
    <style:style style:name="ro9" style:family="table-row">
      <style:table-row-properties style:row-height="179.04pt" fo:break-before="auto" style:use-optimal-row-height="true"/>
    </style:style>
    <style:style style:name="ro10" style:family="table-row">
      <style:table-row-properties style:row-height="254.3pt" fo:break-before="auto" style:use-optimal-row-height="true"/>
    </style:style>
    <style:style style:name="ro11" style:family="table-row">
      <style:table-row-properties style:row-height="204.46pt" fo:break-before="auto" style:use-optimal-row-height="true"/>
    </style:style>
    <style:style style:name="ro12" style:family="table-row">
      <style:table-row-properties style:row-height="90.45pt" fo:break-before="auto" style:use-optimal-row-height="true"/>
    </style:style>
    <style:style style:name="ro13" style:family="table-row">
      <style:table-row-properties style:row-height="141.65pt" fo:break-before="auto" style:use-optimal-row-height="true"/>
    </style:style>
    <style:style style:name="ro14" style:family="table-row">
      <style:table-row-properties style:row-height="43.31pt" fo:break-before="auto" style:use-optimal-row-height="true"/>
    </style:style>
    <style:style style:name="ro15" style:family="table-row">
      <style:table-row-properties style:row-height="65.51pt" fo:break-before="auto" style:use-optimal-row-height="true"/>
    </style:style>
    <style:style style:name="ro16" style:family="table-row">
      <style:table-row-properties style:row-height="242.31pt" fo:break-before="auto" style:use-optimal-row-height="true"/>
    </style:style>
    <style:style style:name="ro17" style:family="table-row">
      <style:table-row-properties style:row-height="90.91pt" fo:break-before="auto" style:use-optimal-row-height="true"/>
    </style:style>
    <style:style style:name="ro18" style:family="table-row">
      <style:table-row-properties style:row-height="243.21pt" fo:break-before="auto" style:use-optimal-row-height="true"/>
    </style:style>
    <style:style style:name="ro19" style:family="table-row">
      <style:table-row-properties style:row-height="167.05pt" fo:break-before="auto" style:use-optimal-row-height="true"/>
    </style:style>
    <style:style style:name="ro20" style:family="table-row">
      <style:table-row-properties style:row-height="154.15pt" fo:break-before="auto" style:use-optimal-row-height="true"/>
    </style:style>
    <style:style style:name="ro21" style:family="table-row">
      <style:table-row-properties style:row-height="103.35pt" fo:break-before="auto" style:use-optimal-row-height="true"/>
    </style:style>
    <style:style style:name="ro22" style:family="table-row">
      <style:table-row-properties style:row-height="230.29pt" fo:break-before="auto" style:use-optimal-row-height="true"/>
    </style:style>
    <style:style style:name="ro23" style:family="table-row">
      <style:table-row-properties style:row-height="229.8pt" fo:break-before="auto" style:use-optimal-row-height="true"/>
    </style:style>
    <style:style style:name="ro24" style:family="table-row">
      <style:table-row-properties style:row-height="115.8pt" fo:break-before="auto" style:use-optimal-row-height="true"/>
    </style:style>
    <style:style style:name="ro25" style:family="table-row">
      <style:table-row-properties style:row-height="293.05pt" fo:break-before="auto" style:use-optimal-row-height="true"/>
    </style:style>
    <style:style style:name="ro26" style:family="table-row">
      <style:table-row-properties style:row-height="267.19pt" fo:break-before="auto" style:use-optimal-row-height="true"/>
    </style:style>
    <style:style style:name="ro27" style:family="table-row">
      <style:table-row-properties style:row-height="242.76pt" fo:break-before="auto" style:use-optimal-row-height="true"/>
    </style:style>
    <style:style style:name="ro28" style:family="table-row">
      <style:table-row-properties style:row-height="254.75pt" fo:break-before="auto" style:use-optimal-row-height="true"/>
    </style:style>
    <style:style style:name="ro29" style:family="table-row">
      <style:table-row-properties style:row-height="191.99pt" fo:break-before="auto" style:use-optimal-row-height="true"/>
    </style:style>
    <style:style style:name="ro30" style:family="table-row">
      <style:table-row-properties style:row-height="216.91pt" fo:break-before="auto" style:use-optimal-row-height="true"/>
    </style:style>
    <style:style style:name="ro31" style:family="table-row">
      <style:table-row-properties style:row-height="191.51pt" fo:break-before="auto" style:use-optimal-row-height="true"/>
    </style:style>
    <style:style style:name="ro32" style:family="table-row">
      <style:table-row-properties style:row-height="179.49pt" fo:break-before="auto" style:use-optimal-row-height="true"/>
    </style:style>
    <style:style style:name="ro33" style:family="table-row">
      <style:table-row-properties style:row-height="166.14pt" fo:break-before="auto" style:use-optimal-row-height="true"/>
    </style:style>
    <style:style style:name="ro34" style:family="table-row">
      <style:table-row-properties style:row-height="241.8pt" fo:break-before="auto" style:use-optimal-row-height="true"/>
    </style:style>
    <style:style style:name="ro35" style:family="table-row">
      <style:table-row-properties style:row-height="294.01pt" fo:break-before="auto" style:use-optimal-row-height="true"/>
    </style:style>
    <style:style style:name="ro36" style:family="table-row">
      <style:table-row-properties style:row-height="229.35pt" fo:break-before="auto" style:use-optimal-row-height="true"/>
    </style:style>
    <style:style style:name="ro37" style:family="table-row">
      <style:table-row-properties style:row-height="216.45pt" fo:break-before="auto" style:use-optimal-row-height="true"/>
    </style:style>
    <style:style style:name="ro38" style:family="table-row">
      <style:table-row-properties style:row-height="153.64pt" fo:break-before="auto" style:use-optimal-row-height="true"/>
    </style:style>
    <style:style style:name="ro39" style:family="table-row">
      <style:table-row-properties style:row-height="266.74pt" fo:break-before="auto" style:use-optimal-row-height="true"/>
    </style:style>
    <style:style style:name="ro40" style:family="table-row">
      <style:table-row-properties style:row-height="217.36pt" fo:break-before="auto" style:use-optimal-row-height="true"/>
    </style:style>
    <style:style style:name="ro41" style:family="table-row">
      <style:table-row-properties style:row-height="204.01pt" fo:break-before="auto" style:use-optimal-row-height="true"/>
    </style:style>
    <style:style style:name="ro42" style:family="table-row">
      <style:table-row-properties style:row-height="128.3pt" fo:break-before="auto" style:use-optimal-row-height="true"/>
    </style:style>
    <style:style style:name="ro43" style:family="table-row">
      <style:table-row-properties style:row-height="228.9pt" fo:break-before="auto" style:use-optimal-row-height="true"/>
    </style:style>
    <style:style style:name="ro44" style:family="table-row">
      <style:table-row-properties style:row-height="291.2pt" fo:break-before="auto" style:use-optimal-row-height="true"/>
    </style:style>
    <style:style style:name="ro45" style:family="table-row">
      <style:table-row-properties style:row-height="228.44pt" fo:break-before="auto" style:use-optimal-row-height="true"/>
    </style:style>
    <style:style style:name="ro46" style:family="table-row">
      <style:table-row-properties style:row-height="204.89pt" fo:break-before="auto" style:use-optimal-row-height="true"/>
    </style:style>
    <style:style style:name="ro47" style:family="table-row">
      <style:table-row-properties style:row-height="279.21pt" fo:break-before="auto" style:use-optimal-row-height="true"/>
    </style:style>
    <style:style style:name="ro48" style:family="table-row">
      <style:table-row-properties style:row-height="280.15pt" fo:break-before="auto" style:use-optimal-row-height="true"/>
    </style:style>
    <style:style style:name="ro49" style:family="table-row">
      <style:table-row-properties style:row-height="154.6pt" fo:break-before="auto" style:use-optimal-row-height="true"/>
    </style:style>
    <style:style style:name="ro50" style:family="table-row">
      <style:table-row-properties style:row-height="65.06pt" fo:break-before="auto" style:use-optimal-row-height="true"/>
    </style:style>
    <style:style style:name="ro51" style:family="table-row">
      <style:table-row-properties style:row-height="279.64pt" fo:break-before="auto" style:use-optimal-row-height="true"/>
    </style:style>
    <style:style style:name="ro52" style:family="table-row">
      <style:table-row-properties style:row-height="203.5pt" fo:break-before="auto" style:use-optimal-row-height="true"/>
    </style:style>
    <style:style style:name="ro53" style:family="table-row">
      <style:table-row-properties style:row-height="140.74pt" fo:break-before="auto" style:use-optimal-row-height="true"/>
    </style:style>
    <style:style style:name="ro54" style:family="table-row">
      <style:table-row-properties style:row-height="292.14pt" fo:break-before="auto" style:use-optimal-row-height="true"/>
    </style:style>
    <style:style style:name="ro55" style:family="table-row">
      <style:table-row-properties style:row-height="77.5pt" fo:break-before="auto" style:use-optimal-row-height="true"/>
    </style:style>
    <style:style style:name="ro56" style:family="table-row">
      <style:table-row-properties style:row-height="216pt" fo:break-before="auto" style:use-optimal-row-height="true"/>
    </style:style>
    <style:style style:name="ro57" style:family="table-row">
      <style:table-row-properties style:row-height="191.06pt" fo:break-before="auto" style:use-optimal-row-height="true"/>
    </style:style>
    <style:style style:name="ro58" style:family="table-row">
      <style:table-row-properties style:row-height="52.61pt" fo:break-before="auto" style:use-optimal-row-height="true"/>
    </style:style>
    <style:style style:name="ro59" style:family="table-row">
      <style:table-row-properties style:row-height="192.44pt" fo:break-before="auto" style:use-optimal-row-height="true"/>
    </style:style>
    <style:style style:name="ro60" style:family="table-row">
      <style:table-row-properties style:row-height="102.9pt" fo:break-before="auto" style:use-optimal-row-height="true"/>
    </style:style>
    <style:style style:name="ro61" style:family="table-row">
      <style:table-row-properties style:row-height="52.16pt" fo:break-before="auto" style:use-optimal-row-height="true"/>
    </style:style>
    <style:style style:name="ro62" style:family="table-row">
      <style:table-row-properties style:row-height="115.34pt" fo:break-before="auto" style:use-optimal-row-height="true"/>
    </style:style>
    <style:style style:name="ro63" style:family="table-row">
      <style:table-row-properties style:row-height="241.34pt" fo:break-before="auto" style:use-optimal-row-height="true"/>
    </style:style>
    <style:style style:name="ro64" style:family="table-row">
      <style:table-row-properties style:row-height="127.81pt" fo:break-before="auto" style:use-optimal-row-height="true"/>
    </style:style>
    <style:style style:name="ro65" style:family="table-row">
      <style:table-row-properties style:row-height="278.31pt" fo:break-before="auto" style:use-optimal-row-height="true"/>
    </style:style>
    <style:style style:name="ro66" style:family="table-row">
      <style:table-row-properties style:row-height="178.61pt" fo:break-before="auto" style:use-optimal-row-height="true"/>
    </style:style>
    <style:style style:name="ro67" style:family="table-row">
      <style:table-row-properties style:row-height="291.66pt" fo:break-before="auto" style:use-optimal-row-height="true"/>
    </style:style>
    <style:style style:name="ro68" style:family="table-row">
      <style:table-row-properties style:row-height="253.81pt" fo:break-before="auto" style:use-optimal-row-height="true"/>
    </style:style>
    <style:style style:name="ro69" style:family="table-row">
      <style:table-row-properties style:row-height="240.89pt" fo:break-before="auto" style:use-optimal-row-height="true"/>
    </style:style>
    <style:style style:name="ro70" style:family="table-row">
      <style:table-row-properties style:row-height="304.61pt" fo:break-before="auto" style:use-optimal-row-height="true"/>
    </style:style>
    <style:style style:name="ro71" style:family="table-row">
      <style:table-row-properties style:row-height="102.44pt" fo:break-before="auto" style:use-optimal-row-height="true"/>
    </style:style>
    <style:style style:name="ro72" style:family="table-row">
      <style:table-row-properties style:row-height="266.29pt" fo:break-before="auto" style:use-optimal-row-height="true"/>
    </style:style>
    <style:style style:name="ro73" style:family="table-row">
      <style:table-row-properties style:row-height="304.16pt" fo:break-before="auto" style:use-optimal-row-height="true"/>
    </style:style>
    <style:style style:name="ro74" style:family="table-row">
      <style:table-row-properties style:row-height="140.29pt" fo:break-before="auto" style:use-optimal-row-height="true"/>
    </style:style>
    <style:style style:name="ro75" style:family="table-row">
      <style:table-row-properties style:row-height="152.76pt" fo:break-before="auto" style:use-optimal-row-height="true"/>
    </style:style>
    <style:style style:name="ro76" style:family="table-row">
      <style:table-row-properties style:row-height="165.66pt" fo:break-before="auto" style:use-optimal-row-height="true"/>
    </style:style>
    <style:style style:name="ro77" style:family="table-row">
      <style:table-row-properties style:row-height="101.99pt" fo:break-before="auto" style:use-optimal-row-height="true"/>
    </style:style>
    <style:style style:name="ro78" style:family="table-row">
      <style:table-row-properties style:row-height="215.04pt" fo:break-before="auto" style:use-optimal-row-height="true"/>
    </style:style>
    <style:style style:name="ro79" style:family="table-row">
      <style:table-row-properties style:row-height="178.16pt" fo:break-before="auto" style:use-optimal-row-height="true"/>
    </style:style>
    <style:style style:name="ro80" style:family="table-row">
      <style:table-row-properties style:row-height="215.49pt" fo:break-before="auto" style:use-optimal-row-height="true"/>
    </style:style>
    <style:style style:name="ro81" style:family="table-row">
      <style:table-row-properties style:row-height="64.6pt" fo:break-before="auto" style:use-optimal-row-height="true"/>
    </style:style>
    <style:style style:name="ro82" style:family="table-row">
      <style:table-row-properties style:row-height="278.76pt" fo:break-before="auto" style:use-optimal-row-height="true"/>
    </style:style>
    <style:style style:name="ro83" style:family="table-row">
      <style:table-row-properties style:row-height="65.99pt" fo:break-before="auto" style:use-optimal-row-height="true"/>
    </style:style>
    <style:style style:name="ro84" style:family="table-row">
      <style:table-row-properties style:row-height="267.65pt" fo:break-before="auto" style:use-optimal-row-height="true"/>
    </style:style>
    <style:style style:name="ro85" style:family="table-row">
      <style:table-row-properties style:row-height="12.81pt" fo:break-before="auto" style:use-optimal-row-height="true"/>
    </style:style>
    <style:style style:name="ro86" style:family="table-row">
      <style:table-row-properties style:row-height="13.8pt" fo:break-before="auto" style:use-optimal-row-height="true"/>
    </style:style>
    <style:style style:name="ro87" style:family="table-row">
      <style:table-row-properties style:row-height="13.86pt" fo:break-before="auto" style:use-optimal-row-height="true"/>
    </style:style>
    <style:style style:name="ro88" style:family="table-row">
      <style:table-row-properties style:row-height="15.76pt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style:use-window-font-color="true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number-columns-repeated="2" table:default-cell-style-name="ce14"/>
        <table:table-column table:style-name="co2" table:number-columns-repeated="1015" table:default-cell-style-name="Default"/>
        <table:table-row table:style-name="ro1">
          <table:table-cell table:style-name="ce28" office:value-type="string" calcext:value-type="string">
            <text:p>Entry #</text:p>
          </table:table-cell>
          <table:table-cell table:style-name="ce28" office:value-type="string" calcext:value-type="string">
            <text:p>Character</text:p>
          </table:table-cell>
          <table:table-cell table:style-name="ce31" office:value-type="string" calcext:value-type="string">
            <text:p>Meanings</text:p>
          </table:table-cell>
          <table:table-cell table:style-name="ce31" office:value-type="string" calcext:value-type="string">
            <text:p>On</text:p>
          </table:table-cell>
          <table:table-cell table:style-name="ce35" office:value-type="string" calcext:value-type="string">
            <text:p>Kun</text:p>
          </table:table-cell>
          <table:table-cell table:style-name="ce35" office:value-type="string" calcext:value-type="string">
            <text:p>Vocab</text:p>
          </table:table-cell>
          <table:table-cell table:style-name="ce31" office:value-type="string" calcext:value-type="string">
            <text:p>Additional Senses</text:p>
          </table:table-cell>
          <table:table-cell table:style-name="ce40" office:value-type="string" calcext:value-type="string">
            <text:p>Personal Mnemonics or Notes</text:p>
          </table:table-cell>
          <table:table-cell table:style-name="ce13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</text:p>
            <text:p/>
            <text:p>DAY</text:p>
            <text:p/>
            <text:p>JAPAN</text:p>
          </table:table-cell>
          <table:table-cell office:value-type="string" calcext:value-type="string">
            <text:p>ニチ</text:p>
            <text:p/>
            <text:p>ジツ</text:p>
          </table:table-cell>
          <table:table-cell office:value-type="string" calcext:value-type="string">
            <text:p>ひ</text:p>
            <text:p/>
            <text:p>-び</text:p>
            <text:p/>
            <text:p>-か</text:p>
          </table:table-cell>
          <table:table-cell office:value-type="string" calcext:value-type="string">
            <text:p>日々 ・ ひび ・ daily; days</text:p>
            <text:p/>
            <text:p>日にち ・ ひにち ・ date; number of days</text:p>
            <text:p/>
            <text:p>日に日に ・ ひにひに ・ day by day, every day</text:p>
            <text:p/>
            <text:p>ある日 ・ あるひ ・ one day, a certain day</text:p>
            <text:p/>
            <text:p>日ソ ・ にっソ ・ Japan and the Soviet Union, Japanese-Soviet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イチ</text:p>
            <text:p/>
            <text:p>イツ</text:p>
          </table:table-cell>
          <table:table-cell office:value-type="string" calcext:value-type="string">
            <text:p>ひと-</text:p>
            <text:p/>
            <text:p>ひと(つ)</text:p>
          </table:table-cell>
          <table:table-cell office:value-type="string" calcext:value-type="string">
            <text:p>一日 ・ いちにち ・ one day</text:p>
            <text:p/>
            <text:p>一日 ・ ついたち ・ 1st of the month</text:p>
            <text:p/>
            <text:p>一々 ・ いちいち ・ one by one; in detail</text:p>
            <text:p/>
            <text:p>一つ ・ ひとつ ・ one (of something)</text:p>
            <text:p/>
            <text:p>一つずつ ・ ひとつずつ ・ one at a time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ふた</text:p>
            <text:p/>
            <text:p>ふた(つ)</text:p>
          </table:table-cell>
          <table:table-cell office:value-type="string" calcext:value-type="string">
            <text:p>二日 ・ ふつか ・ two days; 2nd of the month </text:p>
            <text:p/>
            <text:p>二メートル ・ にメートル ・ 2 meters</text:p>
            <text:p/>
            <text:p>二ラウンド ・ にラウンド ・ two rounds, Round 2</text:p>
            <text:p/>
            <text:p>レモン二つ ・ レモンふたつ ・ two lemons</text:p>
            <text:p/>
            <text:p>一つ二つ ・ ひとつふたつ ・ one or two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み</text:p>
            <text:p/>
            <text:p>み(つ)</text:p>
            <text:p/>
            <text:p>みっ(つ)</text:p>
          </table:table-cell>
          <table:table-cell office:value-type="string" calcext:value-type="string">
            <text:p>三つだけ ・ みっつだけ ・ just three</text:p>
            <text:p/>
            <text:p>三日 ・ みっか ・ three days; 3rd (of the month)</text:p>
            <text:p/>
            <text:p>三日まで ・ みっかまで ・ by the 3rd</text:p>
            <text:p/>
            <text:p>二三日 ・ にさんにち ・ two or three days</text:p>
            <text:p/>
            <text:p>三グラム ・ さんグラム ・ three grams</text:p>
          </table:table-cell>
          <table:table-cell table:number-columns-repeated="101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ジュウ</text:p>
            <text:p/>
            <text:p>ジッ-</text:p>
          </table:table-cell>
          <table:table-cell office:value-type="string" calcext:value-type="string">
            <text:p>とお</text:p>
            <text:p/>
            <text:p>と</text:p>
          </table:table-cell>
          <table:table-cell office:value-type="string" calcext:value-type="string">
            <text:p>二十 ・ にじゅう ・ twenty</text:p>
            <text:p/>
            <text:p>二十 ・ はたち ・ twenty years old</text:p>
            <text:p/>
            <text:p>十日 ・ とおか ・ ten days; 10th of the month</text:p>
            <text:p/>
            <text:p>二十日 ・ はつか ・ twenty days; 20th of the month</text:p>
            <text:p/>
            <text:p>一から十まで ・ いちからじゅうまで ・ without exception</text:p>
          </table:table-cell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よ</text:p>
            <text:p/>
            <text:p>よ(つ)</text:p>
            <text:p/>
            <text:p>よっ(つ)</text:p>
            <text:p/>
            <text:p>よん</text:p>
          </table:table-cell>
          <table:table-cell office:value-type="string" calcext:value-type="string">
            <text:p>十四 ・ じゅうよん ・ fourteen</text:p>
            <text:p/>
            <text:p>四日 ・ よっか ・ four days; 4th of the month </text:p>
            <text:p/>
            <text:p>四ミリ ・ よんミリ ・ four millimeters</text:p>
            <text:p/>
            <text:p>四つ目 ・ よっつめ ・ fourth</text:p>
            <text:p/>
            <text:p>四つ角 ・ よつかど ・ street corner, intersection</text:p>
            <text:p/>
            <text:p>四人 ・ よにん ・ four people</text:p>
          </table:table-cell>
          <table:table-cell table:number-columns-repeated="1018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いつ</text:p>
            <text:p/>
            <text:p>いつ(つ)</text:p>
          </table:table-cell>
          <table:table-cell office:value-type="string" calcext:value-type="string">
            <text:p>五十五 ・ ごじゅうご ・ fifty-five</text:p>
            <text:p/>
            <text:p>五つ ・ いつつ ・ five of something </text:p>
            <text:p/>
            <text:p>五日 ・ いつか ・ five days; 5th of the month</text:p>
          </table:table-cell>
          <table:table-cell table:number-columns-repeated="1018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六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む</text:p>
            <text:p/>
            <text:p>む(つ)</text:p>
            <text:p/>
            <text:p>むっ(つ)</text:p>
            <text:p/>
            <text:p>むい</text:p>
          </table:table-cell>
          <table:table-cell office:value-type="string" calcext:value-type="string">
            <text:p>十六 ・ じゅうろく ・ sixteen</text:p>
            <text:p/>
            <text:p>六日 ・ むいか ・ six days; 6th of the month </text:p>
            <text:p/>
            <text:p>六つ ・ むっつ ・ six of sth.</text:p>
          </table:table-cell>
          <table:table-cell table:number-columns-repeated="1018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シチ</text:p>
          </table:table-cell>
          <table:table-cell office:value-type="string" calcext:value-type="string">
            <text:p>なな</text:p>
            <text:p/>
            <text:p>なな(つ)</text:p>
            <text:p/>
            <text:p>なの</text:p>
          </table:table-cell>
          <table:table-cell office:value-type="string" calcext:value-type="string">
            <text:p>七五三 ・ しちごさん ・ the lucky numbers 7-5-3 ; festival for children of 3, 5, and 7</text:p>
            <text:p/>
            <text:p>七十五 ・ ななじゅうご ・ seventy-five</text:p>
            <text:p/>
            <text:p>七週間 ・ ななしゅうかん ・ seven weeks</text:p>
            <text:p/>
            <text:p>七草 ・ ななくさ ・ the 7 spring herbs, the 7 autumnal flowers</text:p>
            <text:p/>
            <text:p>七つ目 ・ ななつめ ・ seventh</text:p>
            <text:p/>
            <text:p>七日 ・ なのか [なぬか] ・ seven days; 7th of the month</text:p>
          </table:table-cell>
          <table:table-cell table:number-columns-repeated="1018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ハチ</text:p>
          </table:table-cell>
          <table:table-cell office:value-type="string" calcext:value-type="string">
            <text:p>や</text:p>
            <text:p/>
            <text:p>や(つ)</text:p>
            <text:p/>
            <text:p>やっ(つ)</text:p>
            <text:p/>
            <text:p>よう</text:p>
          </table:table-cell>
          <table:table-cell office:value-type="string" calcext:value-type="string">
            <text:p>十八日 ・ じゅうはちにち ・ eighteen days; 18th of the month </text:p>
            <text:p/>
            <text:p>八日 ・ ようか ・ eight days; 8th of the month </text:p>
            <text:p/>
            <text:p>八苦 ・ はっく ・ the eight sufferings of Buddhism </text:p>
            <text:p/>
            <text:p>八百屋 ・ やおや ・ greengrocer; jack-of-all-trades</text:p>
            <text:p/>
            <text:p>八百長 ・ やおちょう ・ rigged affair, fixed game</text:p>
            <text:p/>
            <text:p>八つ当たり ・ やつあたり ・ unjustified anger outburst</text:p>
            <text:p/>
            <text:p>お八つ ・ おやつ ・ afternoon tea, refreshments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キュウ</text:p>
            <text:p/>
            <text:p>ク</text:p>
          </table:table-cell>
          <table:table-cell office:value-type="string" calcext:value-type="string">
            <text:p>ここの</text:p>
            <text:p/>
            <text:p>ここの(つ)</text:p>
          </table:table-cell>
          <table:table-cell office:value-type="string" calcext:value-type="string">
            <text:p>九十九 ・ きゅうじゅうきゅう ・ ninety-nine</text:p>
            <text:p/>
            <text:p>九日 ・ ここのか ・ nine days; 9th of the month </text:p>
            <text:p/>
            <text:p>九つ ・ ここのつ ・ nine of something </text:p>
            <text:p/>
            <text:p>九月 ・ くがつ ・ September</text:p>
            <text:p/>
            <text:p>九人 ・ きゅうにん ・ nine people</text:p>
          </table:table-cell>
          <table:table-cell table:number-columns-repeated="1018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まる</text:p>
            <text:p/>
            <text:p>まる(い)</text:p>
            <text:p/>
            <text:p>まる(める)</text:p>
          </table:table-cell>
          <table:table-cell office:value-type="string" calcext:value-type="string">
            <text:p>丸い ・ まるい ・ round, spherical</text:p>
            <text:p/>
            <text:p>丸める ・ まるめる ・ [vt] make round, roll up</text:p>
            <text:p/>
            <text:p>日の丸 ・ ひのまる ・ Rising Sun flag</text:p>
            <text:p/>
            <text:p>丸薬 ・ がんやく ・ pill</text:p>
            <text:p/>
            <text:p>一丸となって ・ いちがんとなって ・ as one, all together</text:p>
            <text:p/>
            <text:p>砲丸 ・ ほうがん ・ cannonball</text:p>
          </table:table-cell>
          <table:table-cell table:number-columns-repeated="1018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CIRCLE</text:p>
            <text:p/>
            <text:p>YE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まる(い)</text:p>
            <text:p/>
            <text:p>まる</text:p>
          </table:table-cell>
          <table:table-cell office:value-type="string" calcext:value-type="string">
            <text:p>十四円 ・ じゅうよえん ・ fourteen yen</text:p>
            <text:p/>
            <text:p>円い ・ まるい ・ circular, round</text:p>
            <text:p/>
            <text:p>円グラフ ・ えんグラフ ・ pie chart</text:p>
            <text:p/>
            <text:p>円で囲む ・ まるでかこむ ・ enclose with a circle a word) </text:p>
            <text:p/>
            <text:p>円安 ・ えんやす ・ low ¥ rate, depreciation of the ¥</text:p>
            <text:p/>
            <text:p>円満な ・ えんまんな ・ perfect, harmonious, well-rounded</text:p>
            <text:p/>
            <text:p>円軌道 ・ えんきどう ・ circular orbit</text:p>
          </table:table-cell>
          <table:table-cell table:number-columns-repeated="1018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ZERO, placeholder</text:p>
            <text:p/>
            <text:p>CIRCLE MARK; "blank"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ぜろ</text:p>
            <text:p/>
            <text:p>まる</text:p>
          </table:table-cell>
          <table:table-cell office:value-type="string" calcext:value-type="string">
            <text:p>○をつける ・ まるをつける ・ mark an answer with a circle mark; mark as correct</text:p>
            <text:p/>
            <text:p>六五○円 ・ ろっぴゃくごじゅうえん ・ 650 yen</text:p>
            <text:p/>
            <text:p>○○さん ・ まるまるさん ・ Mr. X</text:p>
          </table:table-cell>
          <table:table-cell table:number-columns-repeated="1018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ジン</text:p>
            <text:p/>
            <text:p>ニン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一人 ・ ひとり ・ one person</text:p>
            <text:p/>
            <text:p>人々 ・ ひとびと ・ people</text:p>
            <text:p/>
            <text:p>二十人 ・ にじゅうにん ・ twenty people</text:p>
            <text:p/>
            <text:p>一人二人 ・ ひとりふたり ・ one or two people</text:p>
            <text:p/>
            <text:p>ロシア人 ・ ロシアじん ・ a Russian</text:p>
          </table:table-cell>
          <table:table-cell table:number-columns-repeated="1018"/>
        </table:table-row>
        <table:table-row table:style-name="ro12">
          <table:table-cell office:value-type="float" office:value="16" calcext:value-type="float">
            <text:p>16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ヒャク</text:p>
          </table:table-cell>
          <table:table-cell table:style-name="ce10"/>
          <table:table-cell office:value-type="string" calcext:value-type="string">
            <text:p>百人 ・ ひゃくにん ・ a hundred people</text:p>
            <text:p/>
            <text:p>三百六十五日 ・ さんびゃくろくじゅうごにち ・ 365 days</text:p>
            <text:p/>
            <text:p>六百円 ・ ろっぴゃくえん ・ six hundred yen</text:p>
          </table:table-cell>
          <table:table-cell table:number-columns-repeated="1018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三千 ・ さんぜん ・ three thousand</text:p>
            <text:p/>
            <text:p>八千円 ・ はっせんえん ・ eight thousand yen</text:p>
            <text:p/>
            <text:p>一千 ・ いっせん ・ one thousand</text:p>
            <text:p/>
            <text:p>千代 ・ ちよ ・ a 1000 years, a very long period</text:p>
            <text:p/>
            <text:p>千草 ・ ちぐさ ・ various flowering plants</text:p>
            <text:p/>
            <text:p>千千に ・ ちぢに ・ in pieces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マン</text:p>
            <text:p/>
            <text:p>バン</text:p>
          </table:table-cell>
          <table:table-cell table:style-name="ce10"/>
          <table:table-cell office:value-type="string" calcext:value-type="string">
            <text:p>一万 ・ いちまん ・ ten thousand</text:p>
            <text:p/>
            <text:p>万一 ・ まんいち ・ if by any chance</text:p>
            <text:p/>
            <text:p>三万円 ・ さんまんえん ・ 30,000 yen</text:p>
            <text:p/>
            <text:p>万事 ・ ばんじ ・ all things, everything</text:p>
            <text:p/>
            <text:p>万引き ・ まんびき ・ shoplifting; shoplifter</text:p>
            <text:p/>
            <text:p>万能 ・ ばんのう ・ omnipotence</text:p>
          </table:table-cell>
          <table:table-cell table:number-columns-repeated="1018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人口 ・ じんこう ・ population</text:p>
            <text:p/>
            <text:p>一口 ・ ひとくち ・ a mouthful</text:p>
          </table:table-cell>
          <table:table-cell table:number-columns-repeated="1018"/>
        </table:table-row>
        <table:table-row table:style-name="ro15">
          <table:table-cell office:value-type="float" office:value="20" calcext:value-type="float">
            <text:p>20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RICE FIELD</text:p>
          </table:table-cell>
          <table:table-cell office:value-type="string" calcext:value-type="string">
            <text:p>デン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田んぼ ・ たんぼ ・ rice field</text:p>
            <text:p/>
            <text:p>ガス田 ・ ガスでん ・ gas field</text:p>
            <text:p/>
            <text:p>田口 ・ たぐち ・ Taguchi surname</text:p>
          </table:table-cell>
          <table:table-cell table:number-columns-repeated="1018"/>
        </table:table-row>
        <table:table-row table:style-name="ro16">
          <table:table-cell office:value-type="float" office:value="21" calcext:value-type="float">
            <text:p>21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EYE</text:p>
            <text:p/>
            <text:p>ITEM; subdivision; order</text:p>
          </table:table-cell>
          <table:table-cell office:value-type="string" calcext:value-type="string">
            <text:p>モク</text:p>
            <text:p/>
            <text:p>ボク</text:p>
          </table:table-cell>
          <table:table-cell office:value-type="string" calcext:value-type="string">
            <text:p>め</text:p>
            <text:p/>
            <text:p>-め</text:p>
            <text:p/>
            <text:p>ま-</text:p>
          </table:table-cell>
          <table:table-cell office:value-type="string" calcext:value-type="string">
            <text:p>目 ・ め ・ eye</text:p>
            <text:p/>
            <text:p>一目 ・ ひとめ¹ ・ glance, look, glimpse; bird's-eye [complete] view</text:p>
            <text:p/>
            <text:p>人目 ・ ひとめ² ・ public gaze [notice] ; attention</text:p>
            <text:p/>
            <text:p>六日目 ・ むいかめ ・ the sixth day</text:p>
            <text:p/>
            <text:p>目方 ・ めかた ・ weight</text:p>
            <text:p/>
            <text:p>役目 ・ やくめ ・ duty, function; role</text:p>
            <text:p/>
            <text:p>目の当たりに ・ まのあたりに ・ before one’s eyes; personally; actually</text:p>
            <text:p/>
            <text:p>目前 ・ もくぜん ・ before one's very eyes; imminence, close at hand</text:p>
          </table:table-cell>
          <table:table-cell table:number-columns-repeated="1018"/>
        </table:table-row>
        <table:table-row table:style-name="ro15">
          <table:table-cell office:value-type="float" office:value="22" calcext:value-type="float">
            <text:p>22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川口 ・ かわぐち ・ mouth of a river</text:p>
            <text:p/>
            <text:p>川 ・ かわ ・ river</text:p>
            <text:p/>
            <text:p>山川 ・ さんせん ・ mountains and rivers</text:p>
          </table:table-cell>
          <table:table-cell table:number-columns-repeated="1018"/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  <text:p/>
            <text:p>MONTH</text:p>
          </table:table-cell>
          <table:table-cell office:value-type="string" calcext:value-type="string">
            <text:p>ゲツ</text:p>
            <text:p/>
            <text:p>ガツ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一月 ・ いちがつ ・ January</text:p>
            <text:p/>
            <text:p>月 ・ つき ・ moon</text:p>
            <text:p/>
            <text:p>三月八日 ・ さんがつようか ・ 08-Mar</text:p>
            <text:p/>
            <text:p>月日 ・ がっぴ ・ date</text:p>
          </table:table-cell>
          <table:table-cell table:number-columns-repeated="1018"/>
        </table:table-row>
        <table:table-row table:style-name="ro18">
          <table:table-cell office:value-type="float" office:value="24" calcext:value-type="float">
            <text:p>24</text:p>
          </table:table-cell>
          <table:table-cell office:value-type="string" calcext:value-type="string">
            <text:p>明</text:p>
          </table:table-cell>
          <table:table-cell office:value-type="string" calcext:value-type="string">
            <text:p>BRIGHT, cheerful</text:p>
            <text:p/>
            <text:p>CLEAR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あ(かり)</text:p>
            <text:p/>
            <text:p>あか(るい)</text:p>
            <text:p/>
            <text:p>あか(るむ)</text:p>
            <text:p/>
            <text:p>あか(らむ)</text:p>
            <text:p/>
            <text:p>あき(らか)</text:p>
            <text:p/>
            <text:p>あ(ける)</text:p>
            <text:p/>
            <text:p>-あ(け)</text:p>
            <text:p/>
            <text:p>あ(く)</text:p>
            <text:p/>
            <text:p>あ(くる)</text:p>
            <text:p/>
            <text:p>あ(かす)</text:p>
          </table:table-cell>
          <table:table-cell office:value-type="string" calcext:value-type="string">
            <text:p>明月 ・ めいげつ ・ bright moon, full moon; harvest moon</text:p>
            <text:p/>
            <text:p>明らかな ・ あきらかな ・ clear, distinct, apparent</text:p>
            <text:p/>
            <text:p>明るい ・ あかるい ・ bright, light; clear; cheerful</text:p>
            <text:p/>
            <text:p>明日 ・ あす ・ tomorrow</text:p>
          </table:table-cell>
          <table:table-cell table:number-columns-repeated="1018"/>
        </table:table-row>
        <table:table-row table:style-name="ro19">
          <table:table-cell office:value-type="float" office:value="25" calcext:value-type="float">
            <text:p>25</text:p>
          </table:table-cell>
          <table:table-cell office:value-type="string" calcext:value-type="string">
            <text:p>曜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ヨウ</text:p>
          </table:table-cell>
          <table:table-cell table:style-name="ce10"/>
          <table:table-cell office:value-type="string" calcext:value-type="string">
            <text:p>曜日 ・ ようび ・ day of the week</text:p>
            <text:p/>
            <text:p>日曜日 ・ にちようび ・ Sunday</text:p>
            <text:p/>
            <text:p>月曜日 ・ げつようび ・ Monday</text:p>
            <text:p/>
            <text:p>七曜 ・ しちよう ・ 7 days of the week</text:p>
            <text:p/>
            <text:p>七曜表 ・ しちようひょう ・ calendar</text:p>
            <text:p/>
            <text:p>木曜日 ・ もくようび ・ Thursday</text:p>
            <text:p/>
            <text:p>水曜日 ・ すいようび ・ Wednesday</text:p>
          </table:table-cell>
          <table:table-cell table:number-columns-repeated="1018"/>
        </table:table-row>
        <table:table-row table:style-name="ro20">
          <table:table-cell office:value-type="float" office:value="26" calcext:value-type="float">
            <text:p>26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ひ</text:p>
            <text:p/>
            <text:p>-び</text:p>
            <text:p/>
            <text:p>ほ-</text:p>
          </table:table-cell>
          <table:table-cell office:value-type="string" calcext:value-type="string">
            <text:p>火口 ・ かこう ・ crater</text:p>
            <text:p/>
            <text:p>火曜日 ・ かようび ・ Tuesday</text:p>
            <text:p/>
            <text:p>点火 ・ てんか ・ ignition, lighting</text:p>
            <text:p/>
            <text:p>火 ・ ひ ・ fire, flame</text:p>
            <text:p/>
            <text:p>火花 ・ ひばな ・ spark</text:p>
            <text:p/>
            <text:p>口火 ・ くちび ・ fuse; pilot burner; cause of a war</text:p>
          </table:table-cell>
          <table:table-cell table:number-columns-repeated="1018"/>
        </table:table-row>
        <table:table-row table:style-name="ro21">
          <table:table-cell office:value-type="float" office:value="27" calcext:value-type="float">
            <text:p>27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みず</text:p>
            <text:p/>
            <text:p>みず-</text:p>
          </table:table-cell>
          <table:table-cell office:value-type="string" calcext:value-type="string">
            <text:p>水田 ・ すいでん ・ paddy field, rice field</text:p>
            <text:p/>
            <text:p>水 ・ みず ・ water</text:p>
            <text:p/>
            <text:p>月水 ・ げっすい ・ Mondays &amp; Wednesdays</text:p>
            <text:p/>
            <text:p>水曜日 ・ すいようび ・ Wednesday</text:p>
          </table:table-cell>
          <table:table-cell table:number-columns-repeated="101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  <text:p/>
            <text:p>WOOD</text:p>
          </table:table-cell>
          <table:table-cell office:value-type="string" calcext:value-type="string">
            <text:p>ボク</text:p>
            <text:p/>
            <text:p>モク</text:p>
          </table:table-cell>
          <table:table-cell office:value-type="string" calcext:value-type="string">
            <text:p>き</text:p>
            <text:p/>
            <text:p>こ-</text:p>
          </table:table-cell>
          <table:table-cell office:value-type="string" calcext:value-type="string">
            <text:p>木目 ・ きめ ・ (wood) grain</text:p>
            <text:p/>
            <text:p>木曜日 ・ もくようび ・ Thursday</text:p>
            <text:p/>
            <text:p>火木 ・ かもく ・ Tuesdays &amp; Thursdays</text:p>
            <text:p/>
            <text:p>木 ・ き ・ tree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METAL</text:p>
            <text:p/>
            <text:p>GOLD</text:p>
            <text:p/>
            <text:p>MONEY</text:p>
          </table:table-cell>
          <table:table-cell office:value-type="string" calcext:value-type="string">
            <text:p>キン</text:p>
            <text:p/>
            <text:p>コン</text:p>
          </table:table-cell>
          <table:table-cell office:value-type="string" calcext:value-type="string">
            <text:p>かね</text:p>
            <text:p/>
            <text:p>かな-</text:p>
            <text:p/>
            <text:p>-がね</text:p>
          </table:table-cell>
          <table:table-cell office:value-type="string" calcext:value-type="string">
            <text:p>口金 ・ くちがね ・ metal clasp, snap; metal cap</text:p>
            <text:p/>
            <text:p>金曜日 ・ きんようび ・ Friday</text:p>
            <text:p/>
            <text:p>お金 ・ おかね ・ money</text:p>
            <text:p/>
            <text:p>金メダル ・ きんメダル ・ gold medal</text:p>
            <text:p/>
            <text:p>月水金 ・ げっすいきん ・ Mondays, Wednesdays, &amp; Fridays</text:p>
          </table:table-cell>
          <table:table-cell table:number-columns-repeated="1018"/>
        </table:table-row>
        <table:table-row table:style-name="ro20">
          <table:table-cell office:value-type="float" office:value="30" calcext:value-type="float">
            <text:p>30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SOIL, land</text:p>
          </table:table-cell>
          <table:table-cell office:value-type="string" calcext:value-type="string">
            <text:p>ド</text:p>
            <text:p/>
            <text:p>ト</text:p>
          </table:table-cell>
          <table:table-cell office:value-type="string" calcext:value-type="string">
            <text:p>つち</text:p>
          </table:table-cell>
          <table:table-cell office:value-type="string" calcext:value-type="string">
            <text:p>土曜日 ・ どようび ・ Saturday</text:p>
            <text:p/>
            <text:p>土木 ・ どぼく ・ engineering works</text:p>
            <text:p/>
            <text:p>土日 ・ どにち ・ Saturday &amp; Sunday, weekend</text:p>
            <text:p/>
            <text:p>土 ・ つち ・ soil, dirt</text:p>
            <text:p/>
            <text:p>土色 ・ つちいろ ・ earth color</text:p>
            <text:p/>
            <text:p>土壁 ・ つちかべ ・ mud wall</text:p>
          </table:table-cell>
          <table:table-cell table:number-columns-repeated="1018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BASIS</text:p>
            <text:p/>
            <text:p>BOOK</text:p>
            <text:p/>
            <text:p>THIS</text:p>
          </table:table-cell>
          <table:table-cell office:value-type="string" calcext:value-type="string">
            <text:p>ホン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日本 ・ にほん ・ Japan</text:p>
            <text:p/>
            <text:p>本土 ・ ほんど ・ mainland</text:p>
            <text:p/>
            <text:p>本 ・ ほん ・ book</text:p>
            <text:p/>
            <text:p>本人 ・ ほんにん ・ the person himself, the said person</text:p>
            <text:p/>
            <text:p>本日 ・ ほんじつ ・ today, this day</text:p>
          </table:table-cell>
          <table:table-cell office:value-type="string" calcext:value-type="string">
            <text:p>origin, root</text:p>
          </table:table-cell>
          <table:table-cell table:number-columns-repeated="1017"/>
        </table:table-row>
        <table:table-row table:style-name="ro15">
          <table:table-cell office:value-type="float" office:value="32" calcext:value-type="float">
            <text:p>32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東口 ・ ひがしぐち ・ east exit</text:p>
            <text:p/>
            <text:p>東日本 ・ ひがしにほん ・ eastern Japan</text:p>
            <text:p/>
            <text:p>東方 ・ とうほう ・ east(ward)</text:p>
          </table:table-cell>
          <table:table-cell table:number-columns-repeated="1018"/>
        </table:table-row>
        <table:table-row table:style-name="ro22">
          <table:table-cell office:value-type="float" office:value="33" calcext:value-type="float">
            <text:p>33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BIG</text:p>
            <text:p/>
            <text:p>UNIVERSITY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おお-</text:p>
            <text:p/>
            <text:p>おお(きい)</text:p>
            <text:p/>
            <text:p>おお(いに)</text:p>
          </table:table-cell>
          <table:table-cell office:value-type="string" calcext:value-type="string">
            <text:p>大きい ・ おおきい ・ big, grand</text:p>
            <text:p/>
            <text:p>大金 ・ たいきん ・ large sum of money</text:p>
            <text:p/>
            <text:p>大いに ・ おおいに ・ very, greatly, highly, exceedingly</text:p>
            <text:p/>
            <text:p>大人 ・ おとな ・ adult</text:p>
            <text:p/>
            <text:p>東大 [東京大学] ・ とうだい [とうきょうだいがく] ・ UTokyo [University of Tōkyō] </text:p>
            <text:p/>
            <text:p>大半 ・ たいはん ・ the greater part, majority</text:p>
            <text:p/>
            <text:p>大物 ・ おおもの ・ great man, big shot</text:p>
            <text:p/>
            <text:p>大筋 ・ おおすじ ・ outline</text:p>
          </table:table-cell>
          <table:table-cell table:number-columns-repeated="1018"/>
        </table:table-row>
        <table:table-row table:style-name="ro23">
          <table:table-cell office:value-type="float" office:value="34" calcext:value-type="float">
            <text:p>34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ちい(さい)</text:p>
            <text:p/>
            <text:p>こ-</text:p>
            <text:p/>
            <text:p>お-</text:p>
          </table:table-cell>
          <table:table-cell office:value-type="string" calcext:value-type="string">
            <text:p>大小 ・ だいしょう ・ large &amp; small; size</text:p>
            <text:p/>
            <text:p>小さい ・ ちいさい ・ small</text:p>
            <text:p/>
            <text:p>小一 ・ しょういち ・ first-year student elementary school </text:p>
            <text:p/>
            <text:p>小川 ・ おがわ ・ brook, streamlet</text:p>
            <text:p/>
            <text:p>小の月 ・ しょうのつき ・ month with 30 days or less</text:p>
            <text:p/>
            <text:p>小屋 ・ こや ・ cottage, hut, cabin; playhouse</text:p>
            <text:p/>
            <text:p>小切手 ・ こぎって ・ check</text:p>
            <text:p/>
            <text:p>小売店 ・ こうりてん ・ retail store</text:p>
          </table:table-cell>
          <table:table-cell table:number-columns-repeated="1018"/>
        </table:table-row>
        <table:table-row table:style-name="ro24">
          <table:table-cell office:value-type="float" office:value="35" calcext:value-type="float">
            <text:p>35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MIDDLE</text:p>
            <text:p/>
            <text:p>IN</text:p>
            <text:p/>
            <text:p>CHINA</text:p>
          </table:table-cell>
          <table:table-cell office:value-type="string" calcext:value-type="string">
            <text:p>チュウ</text:p>
            <text:p/>
            <text:p>ジュウ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中に ・ なかに ・ in; in the middle of; between, among</text:p>
            <text:p/>
            <text:p>日中 ・ にっちゅう ・ during the day</text:p>
            <text:p/>
            <text:p>中東 ・ ちゅうとう ・ Middle East</text:p>
            <text:p/>
            <text:p>中日 ・ ちゅうにち ・ Japan and China, Japanese-Chinese</text:p>
          </table:table-cell>
          <table:table-cell office:value-type="string" calcext:value-type="string">
            <text:p>throughout</text:p>
          </table:table-cell>
          <table:table-cell table:number-columns-repeated="1017"/>
        </table:table-row>
        <table:table-row table:style-name="ro25">
          <table:table-cell office:value-type="float" office:value="36" calcext:value-type="float">
            <text:p>36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LIFE</text:p>
            <text:p/>
            <text:p>BE BORN</text:p>
            <text:p/>
            <text:p>STUDEN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い(きる)</text:p>
            <text:p/>
            <text:p>い(かす)</text:p>
            <text:p/>
            <text:p>い(ける)</text:p>
            <text:p/>
            <text:p>う(まれる)</text:p>
            <text:p/>
            <text:p>う(まれ)</text:p>
            <text:p/>
            <text:p>う(む)</text:p>
            <text:p/>
            <text:p>うまれ</text:p>
            <text:p/>
            <text:p>お(う)</text:p>
            <text:p/>
            <text:p>は(える)</text:p>
            <text:p/>
            <text:p>は(やす)</text:p>
            <text:p/>
            <text:p>き</text:p>
            <text:p/>
            <text:p>なま(-)</text:p>
          </table:table-cell>
          <table:table-cell office:value-type="string" calcext:value-type="string">
            <text:p>一生 ・ いっしょう ・ a lifetime, all one's life</text:p>
            <text:p/>
            <text:p>人生 ・ じんせい ・ human life, life</text:p>
            <text:p/>
            <text:p>生やす ・ はやす ・ [vt] grow a beard , cultivate</text:p>
            <text:p/>
            <text:p>東大生 ・ とうだいせい ・ University of Tokyo student</text:p>
            <text:p/>
            <text:p>生ビール ・ なまビール ・ draft beer</text:p>
            <text:p/>
            <text:p>生まれる ・ うまれる ・ [vi] be born</text:p>
            <text:p/>
            <text:p>生で飲む ・ きでのむ ・ drink whisky straight [raw, pure] </text:p>
            <text:p/>
            <text:p>生乳 ・ せいにゅう ・ raw milk</text:p>
          </table:table-cell>
          <table:table-cell office:value-type="string" calcext:value-type="string">
            <text:p>grow ・ give birth to</text:p>
          </table:table-cell>
          <table:table-cell table:number-columns-repeated="1017"/>
        </table:table-row>
        <table:table-row table:style-name="ro17">
          <table:table-cell office:value-type="float" office:value="37" calcext:value-type="float">
            <text:p>3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山水 ・ さんすい ・ landscape</text:p>
            <text:p/>
            <text:p>小山 ・ こやま ・ hill</text:p>
            <text:p/>
            <text:p>山 ・ やま ・ mountain, hill</text:p>
            <text:p/>
            <text:p>火山 ・ かざん ・ volcano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出</text:p>
          </table:table-cell>
          <table:table-cell office:value-type="string" calcext:value-type="string">
            <text:p>GO OUT</text:p>
            <text:p/>
            <text:p>PUT OUT</text:p>
          </table:table-cell>
          <table:table-cell office:value-type="string" calcext:value-type="string">
            <text:p>シュツ</text:p>
            <text:p/>
            <text:p>スイ</text:p>
          </table:table-cell>
          <table:table-cell office:value-type="string" calcext:value-type="string">
            <text:p>で(る)</text:p>
            <text:p/>
            <text:p>-で</text:p>
            <text:p/>
            <text:p>(-)だ(す)</text:p>
          </table:table-cell>
          <table:table-cell office:value-type="string" calcext:value-type="string">
            <text:p>出生 ・ しゅっしょう ・ birth</text:p>
            <text:p/>
            <text:p>日の出 ・ ひので ・ sunrise</text:p>
            <text:p/>
            <text:p>出る ・ でる ・ [vi] go out, depart; go to, be present</text:p>
            <text:p/>
            <text:p>出す ・ だす ・ [vt] put out, produce; expose</text:p>
            <text:p/>
            <text:p>出口 ・ でぐち ・ exit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ENTER</text:p>
            <text:p/>
            <text:p>PUT IN</text:p>
          </table:table-cell>
          <table:table-cell office:value-type="string" calcext:value-type="string">
            <text:p>ニュウ</text:p>
          </table:table-cell>
          <table:table-cell office:value-type="string" calcext:value-type="string">
            <text:p>(-)い(る)</text:p>
            <text:p/>
            <text:p>-い(り)</text:p>
            <text:p/>
            <text:p>い(れる)</text:p>
            <text:p/>
            <text:p>-い(れ)</text:p>
            <text:p/>
            <text:p>はい(る)</text:p>
          </table:table-cell>
          <table:table-cell office:value-type="string" calcext:value-type="string">
            <text:p>入金 ・ にゅうきん ・ payment, deposit</text:p>
            <text:p/>
            <text:p>入れる ・ いれる ・ [vt] put in, let in; accommodate; accept</text:p>
            <text:p/>
            <text:p>入る¹ ・ はいる ・ [vi] join, contain, have, begin</text:p>
            <text:p/>
            <text:p>入る² ・ いる ・ [vi] enter</text:p>
            <text:p/>
            <text:p>入口 ・ いりぐち ・ entrance</text:p>
          </table:table-cell>
          <table:table-cell table:number-columns-repeated="1018"/>
        </table:table-row>
        <table:table-row table:style-name="ro26">
          <table:table-cell office:value-type="float" office:value="40" calcext:value-type="float">
            <text:p>40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カ</text:p>
            <text:p/>
            <text:p>ゲ</text:p>
          </table:table-cell>
          <table:table-cell office:value-type="string" calcext:value-type="string">
            <text:p>した</text:p>
            <text:p/>
            <text:p>しも</text:p>
            <text:p/>
            <text:p>もと</text:p>
            <text:p/>
            <text:p>さ(げる)</text:p>
            <text:p/>
            <text:p>さ(がる)</text:p>
            <text:p/>
            <text:p>くだ(る)</text:p>
            <text:p/>
            <text:p>くだ(り)</text:p>
            <text:p/>
            <text:p>(-)くだ(す)</text:p>
            <text:p/>
            <text:p>くだ(さる)</text:p>
            <text:p/>
            <text:p>お(ろす)</text:p>
            <text:p/>
            <text:p>お(りる)</text:p>
          </table:table-cell>
          <table:table-cell office:value-type="string" calcext:value-type="string">
            <text:p>目下¹ ・ めした ・ subordinate</text:p>
            <text:p/>
            <text:p>目下² ・ もっか ・ now, at present</text:p>
            <text:p/>
            <text:p>川下 ・ かわしも ・ downstream, downriver</text:p>
            <text:p/>
            <text:p>下 ・ した ・ bottom, lower part ; down; below</text:p>
            <text:p/>
            <text:p>下水 ・ げすい ・ sewerage, drainage</text:p>
            <text:p/>
            <text:p>川田さんの下に ・ かわださんのもとに ・ under Ms. Kawada's supervision</text:p>
          </table:table-cell>
          <table:table-cell office:value-type="string" calcext:value-type="string">
            <text:p>lower, below</text:p>
          </table:table-cell>
          <table:table-cell table:number-columns-repeated="1017"/>
        </table:table-row>
        <table:table-row table:style-name="ro27">
          <table:table-cell office:value-type="float" office:value="41" calcext:value-type="float">
            <text:p>41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ジョウ</text:p>
            <text:p/>
            <text:p>ショウ</text:p>
          </table:table-cell>
          <table:table-cell office:value-type="string" calcext:value-type="string">
            <text:p>(-)うえ</text:p>
            <text:p/>
            <text:p>うわ-</text:p>
            <text:p/>
            <text:p>かみ</text:p>
            <text:p/>
            <text:p>(-)あ(げる)</text:p>
            <text:p/>
            <text:p>(-)あ(がる)</text:p>
            <text:p/>
            <text:p>(-)あ(がり)</text:p>
            <text:p/>
            <text:p>のぼ(る)</text:p>
            <text:p/>
            <text:p>のぼ(り)</text:p>
            <text:p/>
            <text:p>のぼ(せる)</text:p>
            <text:p/>
            <text:p>のぼ(す)</text:p>
          </table:table-cell>
          <table:table-cell office:value-type="string" calcext:value-type="string">
            <text:p>上がる ・ あがる ・ [vi] go up, rise; be finished</text:p>
            <text:p/>
            <text:p>上る ・ のぼる ・ [vi] go up</text:p>
            <text:p/>
            <text:p>上 ・ うえ ・ top, upper part ; up; above</text:p>
            <text:p/>
            <text:p>上下 ・ じょうげ ・ high and low; rise and fall; 1st and 2nd volumes </text:p>
            <text:p/>
            <text:p>目上 ・ めうえ ・ one's superiors, seniors, elders</text:p>
            <text:p/>
            <text:p>川上 ・ かわかみ ・ upstream, upriver</text:p>
            <text:p/>
            <text:p>上がったり ・ あがったり ・ doomed, poor; in a bad state</text:p>
          </table:table-cell>
          <table:table-cell office:value-type="string" calcext:value-type="string">
            <text:p>rise, raise, above</text:p>
          </table:table-cell>
          <table:table-cell table:number-columns-repeated="1017"/>
        </table:table-row>
        <table:table-row table:style-name="ro9">
          <table:table-cell office:value-type="float" office:value="42" calcext:value-type="float">
            <text:p>42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と(まる)</text:p>
            <text:p/>
            <text:p>-ど(まり)</text:p>
            <text:p/>
            <text:p>(-)と(める)</text:p>
            <text:p/>
            <text:p>-ど(め)</text:p>
            <text:p/>
            <text:p>や(める)*</text:p>
            <text:p/>
            <text:p>や(む)*</text:p>
          </table:table-cell>
          <table:table-cell office:value-type="string" calcext:value-type="string">
            <text:p>止まる ・ とまる ・ [vi] stop</text:p>
            <text:p/>
            <text:p>止める¹ ・ とめる ・ [vt] stop</text:p>
            <text:p/>
            <text:p>止める² ・ やめる ・ [vt] stop doing an action </text:p>
            <text:p/>
            <text:p>中止する ・ ちゅうしする ・ suspend, stop, discontinue, cancel</text:p>
            <text:p/>
            <text:p>止宿 ・ ししゅく ・ lodging</text:p>
            <text:p/>
            <text:p>禁止 ・ きんし ・ prohibition, ban, forbiddance</text:p>
          </table:table-cell>
          <table:table-cell table:number-columns-repeated="1018"/>
        </table:table-row>
        <table:table-row table:style-name="ro28">
          <table:table-cell office:value-type="float" office:value="43" calcext:value-type="float">
            <text:p>43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ただ(しい)</text:p>
            <text:p/>
            <text:p>ただ(す)</text:p>
            <text:p/>
            <text:p>まさ</text:p>
            <text:p/>
            <text:p>まさ(に)</text:p>
          </table:table-cell>
          <table:table-cell office:value-type="string" calcext:value-type="string">
            <text:p>正しい ・ ただしい ・ right, correct</text:p>
            <text:p/>
            <text:p>正に ・ まさに ・ just, exactly; surely, certainly</text:p>
            <text:p/>
            <text:p>正の ・ せいの ・ positive (math, elec.) </text:p>
            <text:p/>
            <text:p>大正 ・ たいしょう ・ Reign of Emperor Taishō 1912-26 </text:p>
            <text:p/>
            <text:p>正月 ・ しょうがつ ・ New Year's holiday; January</text:p>
            <text:p/>
            <text:p>正味の ・ しょうみの ・ net, full, clear</text:p>
            <text:p/>
            <text:p>正当な ・ せいとうな ・ just, right, due; legal</text:p>
            <text:p/>
            <text:p>正気 ・ しょうき ・ consciousness; sanity, reason</text:p>
          </table:table-cell>
          <table:table-cell office:value-type="string" calcext:value-type="string">
            <text:p>upright, correct, exact</text:p>
          </table:table-cell>
          <table:table-cell table:number-columns-repeated="1017"/>
        </table:table-row>
        <table:table-row table:style-name="ro29">
          <table:table-cell office:value-type="float" office:value="44" calcext:value-type="float">
            <text:p>44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FOOT</text:p>
            <text:p/>
            <text:p>SUFFIC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あし</text:p>
            <text:p/>
            <text:p>た(りる)</text:p>
            <text:p/>
            <text:p>た(る)</text:p>
            <text:p/>
            <text:p>た(す)</text:p>
          </table:table-cell>
          <table:table-cell office:value-type="string" calcext:value-type="string">
            <text:p>一足 ・ いっそく ・ one pair of shoes / socks </text:p>
            <text:p/>
            <text:p>足下 ・ あしもと ・ at [under] one's feet; gait, pace, step</text:p>
            <text:p/>
            <text:p>足りる ・ たりる ・ [vi] suffice</text:p>
            <text:p/>
            <text:p>足 ・ あし ・ leg; foot</text:p>
            <text:p/>
            <text:p>土足 ・ どそく ・ shoes</text:p>
            <text:p/>
            <text:p>一足 ・ ひとあし ・ a step</text:p>
            <text:p/>
            <text:p>充足 ・ じゅうそく ・ sufficiency</text:p>
          </table:table-cell>
          <table:table-cell office:value-type="string" calcext:value-type="string">
            <text:p>leg; step</text:p>
          </table:table-cell>
          <table:table-cell table:number-columns-repeated="1017"/>
        </table:table-row>
        <table:table-row table:style-name="ro30">
          <table:table-cell office:value-type="float" office:value="45" calcext:value-type="float">
            <text:p>45</text:p>
          </table:table-cell>
          <table:table-cell office:value-type="string" calcext:value-type="string">
            <text:p>定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テイ</text:p>
            <text:p/>
            <text:p>ジョウ</text:p>
          </table:table-cell>
          <table:table-cell office:value-type="string" calcext:value-type="string">
            <text:p>さだ(める)</text:p>
            <text:p/>
            <text:p>さだ(まる)</text:p>
            <text:p/>
            <text:p>さだ(か)</text:p>
          </table:table-cell>
          <table:table-cell office:value-type="string" calcext:value-type="string">
            <text:p>一定する ・ いっていする ・ fix, define, unify</text:p>
            <text:p/>
            <text:p>定める ・ さだめる ・ [vt] fix, decide, settle</text:p>
            <text:p/>
            <text:p>定まる ・ さだまる ・ [vi] be decided, settled</text:p>
            <text:p/>
            <text:p>定かに ・ さだかに ・ clearly</text:p>
            <text:p/>
            <text:p>定期券 ・ ていきけん ・ commuter’s pass</text:p>
            <text:p/>
            <text:p>協定 ・ きょうてい ・ agreement, pact</text:p>
            <text:p/>
            <text:p>案の定 ・ あんのじょう ・ as feared, sure enough</text:p>
          </table:table-cell>
          <table:table-cell office:value-type="string" calcext:value-type="string">
            <text:p>decide, settle</text:p>
          </table:table-cell>
          <table:table-cell table:number-columns-repeated="1017"/>
        </table:table-row>
        <table:table-row table:style-name="ro23">
          <table:table-cell office:value-type="float" office:value="46" calcext:value-type="float">
            <text:p>46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</text:p>
            <text:p/>
            <text:p>PERFORMER OF AN ACTION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(-)て(-)</text:p>
            <text:p/>
            <text:p>た-</text:p>
          </table:table-cell>
          <table:table-cell office:value-type="string" calcext:value-type="string">
            <text:p>入手する ・ にゅうしゅする ・ obtain, procure</text:p>
            <text:p/>
            <text:p>下手な ・ へたな ・ unskillful, clumsy</text:p>
            <text:p/>
            <text:p>上手な ・ じょうずな ・ skillful, proficient</text:p>
            <text:p/>
            <text:p>手 ・ て ・ hand</text:p>
            <text:p/>
            <text:p>手元 ・ てもと ・ at hand, within reach; cash at hand</text:p>
            <text:p/>
            <text:p>手応え ・ てごたえ ・ response, reaction; resistance; effect</text:p>
            <text:p/>
            <text:p>手品 ・ てじな ・ sleight of hand, magic</text:p>
            <text:p/>
            <text:p>手首 ・ てくび ・ wrist</text:p>
          </table:table-cell>
          <table:table-cell office:value-type="string" calcext:value-type="string">
            <text:p>arm; labor; skill ・ -er</text:p>
          </table:table-cell>
          <table:table-cell table:number-columns-repeated="1017"/>
        </table:table-row>
        <table:table-row table:style-name="ro30">
          <table:table-cell office:value-type="float" office:value="47" calcext:value-type="float">
            <text:p>47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EMPLOY</text:p>
            <text:p/>
            <text:p>THINGS TO DO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もち(いる)</text:p>
          </table:table-cell>
          <table:table-cell office:value-type="string" calcext:value-type="string">
            <text:p>日用 ・ にちよう ・ everyday use</text:p>
            <text:p/>
            <text:p>用いる ・ もちいる ・ [vt] employ, use</text:p>
            <text:p/>
            <text:p>用が有る ・ ようがある ・ have things to do</text:p>
            <text:p/>
            <text:p>用水 ・ ようすい ・ tap [irrigation] water</text:p>
            <text:p/>
            <text:p>用に足りない ・ ようにたりない ・ be useless, of no use</text:p>
            <text:p/>
            <text:p>広く用いる ・ ひろくもちいる ・ be in wide use</text:p>
            <text:p/>
            <text:p>所用 ・ しょよう ・ things to do, errand, business, engagement</text:p>
          </table:table-cell>
          <table:table-cell office:value-type="string" calcext:value-type="string">
            <text:p>use ・ business</text:p>
          </table:table-cell>
          <table:table-cell table:number-columns-repeated="1017"/>
        </table:table-row>
        <table:table-row table:style-name="ro12">
          <table:table-cell office:value-type="float" office:value="48" calcext:value-type="float">
            <text:p>48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WITHOUT</text:p>
            <text:p/>
            <text:p>NOTHING</text:p>
          </table:table-cell>
          <table:table-cell office:value-type="string" calcext:value-type="string">
            <text:p>ム</text:p>
            <text:p/>
            <text:p>ブ</text:p>
          </table:table-cell>
          <table:table-cell office:value-type="string" calcext:value-type="string">
            <text:p>な(い)</text:p>
          </table:table-cell>
          <table:table-cell office:value-type="string" calcext:value-type="string">
            <text:p>無用 ・ むよう ・ useless; unnecessary; forbidden</text:p>
            <text:p/>
            <text:p>無口 ・ むくち ・ taciturnity, reticence</text:p>
            <text:p/>
            <text:p>無人の ・ むじんの ・ uninhabited; unmanned</text:p>
          </table:table-cell>
          <table:table-cell office:value-type="string" calcext:value-type="string">
            <text:p>nonexistence or lack</text:p>
          </table:table-cell>
          <table:table-cell table:number-columns-repeated="1017"/>
        </table:table-row>
        <table:table-row table:style-name="ro31">
          <table:table-cell office:value-type="float" office:value="49" calcext:value-type="float">
            <text:p>49</text:p>
          </table:table-cell>
          <table:table-cell office:value-type="string" calcext:value-type="string">
            <text:p>不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フ</text:p>
            <text:p/>
            <text:p>ブ</text:p>
          </table:table-cell>
          <table:table-cell table:style-name="ce10"/>
          <table:table-cell office:value-type="string" calcext:value-type="string">
            <text:p>不正 ・ ふせい ・ injustice, wrong, illegality</text:p>
            <text:p/>
            <text:p>不用 ・ ふよう ・ of no use</text:p>
            <text:p/>
            <text:p>不足 ・ ふそく ・ insufficiency; want; dissatisfaction</text:p>
            <text:p/>
            <text:p>不時着する ・ ふじちゃくする ・ make an emergency landing; ditch</text:p>
            <text:p/>
            <text:p>不始末 ・ ふしまつ ・ mismanagement, irregularity</text:p>
            <text:p/>
            <text:p>不味い ・ まずい ・ bad-tasting, unpalatable; poor, clumsy; unwise, foolish</text:p>
          </table:table-cell>
          <table:table-cell office:value-type="string" calcext:value-type="string">
            <text:p>negation: un-</text:p>
          </table:table-cell>
          <table:table-cell table:number-columns-repeated="1017"/>
        </table:table-row>
        <table:table-row table:style-name="ro32">
          <table:table-cell office:value-type="float" office:value="50" calcext:value-type="float">
            <text:p>50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TURN ROUND</text:p>
            <text:p/>
            <text:p>TIME</text:p>
          </table:table-cell>
          <table:table-cell office:value-type="string" calcext:value-type="string">
            <text:p>カイ</text:p>
            <text:p/>
            <text:p>エ</text:p>
          </table:table-cell>
          <table:table-cell office:value-type="string" calcext:value-type="string">
            <text:p>(-)まわ(る)</text:p>
            <text:p/>
            <text:p>-まわ(り)</text:p>
            <text:p/>
            <text:p>(-)まわ(す)</text:p>
            <text:p/>
            <text:p>まわ(し)-</text:p>
            <text:p/>
            <text:p>-まわ(し)</text:p>
          </table:table-cell>
          <table:table-cell office:value-type="string" calcext:value-type="string">
            <text:p>一回 ・ いっかい ・ one time, once</text:p>
            <text:p/>
            <text:p>回る ・ まわる ・ [vi] turn around</text:p>
            <text:p/>
            <text:p>回す ・ まわす ・ [vt] turn around</text:p>
            <text:p/>
            <text:p>一回目 ・ いっかいめ ・ the first time</text:p>
            <text:p/>
            <text:p>回心 ・ かいしん [えしん] ・ conversion</text:p>
            <text:p/>
            <text:p>回復 ・ かいふく ・ recovery, restoration; rehabilitation</text:p>
            <text:p/>
            <text:p>ねじ回し ・ ねじまわし ・ screwdriver</text:p>
          </table:table-cell>
          <table:table-cell table:number-columns-repeated="1018"/>
        </table:table-row>
        <table:table-row table:style-name="ro24">
          <table:table-cell office:value-type="float" office:value="51" calcext:value-type="float">
            <text:p>51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SAY</text:p>
            <text:p/>
            <text:p>SPEECH</text:p>
          </table:table-cell>
          <table:table-cell office:value-type="string" calcext:value-type="string">
            <text:p>ゲン</text:p>
            <text:p/>
            <text:p>ゴン</text:p>
          </table:table-cell>
          <table:table-cell office:value-type="string" calcext:value-type="string">
            <text:p>い(う)</text:p>
            <text:p/>
            <text:p>こと</text:p>
          </table:table-cell>
          <table:table-cell office:value-type="string" calcext:value-type="string">
            <text:p>言う ・ いう ・ say, speak, state; call, refer to</text:p>
            <text:p/>
            <text:p>無言 ・ むごん ・ silence, muteness</text:p>
            <text:p/>
            <text:p>言明 ・ げんめい ・ declaration, announcement</text:p>
            <text:p/>
            <text:p>寝言 ・ ねごと ・ talking in one’s sleep</text:p>
          </table:table-cell>
          <table:table-cell office:value-type="string" calcext:value-type="string">
            <text:p>word</text:p>
          </table:table-cell>
          <table:table-cell table:number-columns-repeated="1017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ゼツ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舌を出す ・ したをだす ・ stick out one's tongue</text:p>
            <text:p/>
            <text:p>弁舌 ・ べんぜつ ・ speech</text:p>
            <text:p/>
            <text:p>舌音 ・ ぜつおん ・ lingual sound</text:p>
            <text:p/>
            <text:p>舌戦 ・ ぜっせん ・ war of words</text:p>
            <text:p/>
            <text:p>毒舌 ・ どくぜつ ・ wicked tongue, abusive language, blistering remarks</text:p>
            <text:p/>
            <text:p>猫舌だ ・ ねこじただ ・ have a tongue too sensitive to heat</text:p>
          </table:table-cell>
          <table:table-cell table:number-columns-repeated="1018"/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はな(す)</text:p>
            <text:p/>
            <text:p>はなし</text:p>
          </table:table-cell>
          <table:table-cell office:value-type="string" calcext:value-type="string">
            <text:p>話す ・ はなす ・ [vt] speak; tell</text:p>
            <text:p/>
            <text:p>話 ・ はなし ・ talk, conversation; story, account; topic</text:p>
            <text:p/>
            <text:p>話し中 ・ はなしちゅう ・ while talking; busy telephone line </text:p>
            <text:p/>
            <text:p>話し手 ・ はなして ・ speaker, person speaking</text:p>
            <text:p/>
            <text:p>手話 ・ しゅわ ・ sign language</text:p>
            <text:p/>
            <text:p>昔話 ・ むかしばなし ・ legend, old tale</text:p>
          </table:table-cell>
          <table:table-cell table:number-columns-repeated="1018"/>
        </table:table-row>
        <table:table-row table:style-name="ro16">
          <table:table-cell office:value-type="float" office:value="54" calcext:value-type="float">
            <text:p>54</text:p>
          </table:table-cell>
          <table:table-cell office:value-type="string" calcext:value-type="string">
            <text:p>活</text:p>
          </table:table-cell>
          <table:table-cell office:value-type="string" calcext:value-type="string">
            <text:p>ACTIVE</text:p>
            <text:p/>
            <text:p>LIVE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い(きる)*</text:p>
            <text:p/>
            <text:p>い(かす)*</text:p>
          </table:table-cell>
          <table:table-cell office:value-type="string" calcext:value-type="string">
            <text:p>生活 ・ せいかつ ・ life, existence; livelihood</text:p>
            <text:p/>
            <text:p>活用する ・ かつようする ・ utilize, apply; conjugate, inflect</text:p>
            <text:p/>
            <text:p>活動 ・ かつどう ・ activity, action; function</text:p>
            <text:p/>
            <text:p>活火山 ・ かっかざん ・ active volcano</text:p>
            <text:p/>
            <text:p>活字 ・ かつじ ・ movable / printing type</text:p>
            <text:p/>
            <text:p>活路 ・ かつろ ・ means of escape, way out</text:p>
            <text:p/>
            <text:p>活きる ・ いきる ・ [vi] be enlivened</text:p>
            <text:p/>
            <text:p>活かす ・ いかす ・ [vt] make the most of</text:p>
          </table:table-cell>
          <table:table-cell office:value-type="string" calcext:value-type="string">
            <text:p>lead one's life</text:p>
          </table:table-cell>
          <table:table-cell table:number-columns-repeated="1017"/>
        </table:table-row>
        <table:table-row table:style-name="ro23">
          <table:table-cell office:value-type="float" office:value="55" calcext:value-type="float">
            <text:p>55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GO</text:p>
            <text:p/>
            <text:p>ACT</text:p>
            <text:p/>
            <text:p>LINE [of print]</text:p>
          </table:table-cell>
          <table:table-cell office:value-type="string" calcext:value-type="string">
            <text:p>コウ</text:p>
            <text:p/>
            <text:p>アン</text:p>
            <text:p/>
            <text:p>ギョウ</text:p>
          </table:table-cell>
          <table:table-cell office:value-type="string" calcext:value-type="string">
            <text:p>い(く)</text:p>
            <text:p/>
            <text:p>-い(き)</text:p>
            <text:p/>
            <text:p>-いき</text:p>
            <text:p/>
            <text:p>ゆ(く)</text:p>
            <text:p/>
            <text:p>-ゆ(き)</text:p>
            <text:p/>
            <text:p>-ゆき</text:p>
            <text:p/>
            <text:p>おこな(う)</text:p>
          </table:table-cell>
          <table:table-cell office:value-type="string" calcext:value-type="string">
            <text:p>行く ・ いく ・ [vi] go, proceed; attend</text:p>
            <text:p/>
            <text:p>行う ・ おこなう ・ [vt] act, do, perform; practice, carry out</text:p>
            <text:p/>
            <text:p>二行 ・ にぎょう ・ two lines of text </text:p>
            <text:p/>
            <text:p>一行 ・ いっこう ・ party, suite</text:p>
            <text:p/>
            <text:p>行程 ・ こうてい ・ distance, journey</text:p>
            <text:p/>
            <text:p>行方 ・ ゆくえ ・ one’s whereabouts</text:p>
            <text:p/>
            <text:p>行われる ・ おこなわれる ・ be done, practiced; take place</text:p>
            <text:p/>
            <text:p>満足が行く ・ まんぞくがいく ・ be satisfied</text:p>
          </table:table-cell>
          <table:table-cell office:value-type="string" calcext:value-type="string">
            <text:p>proceed ・ perform</text:p>
          </table:table-cell>
          <table:table-cell table:number-columns-repeated="1017"/>
        </table:table-row>
        <table:table-row table:style-name="ro24">
          <table:table-cell office:value-type="float" office:value="56" calcext:value-type="float">
            <text:p>56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こころ</text:p>
            <text:p/>
            <text:p>-ごころ</text:p>
          </table:table-cell>
          <table:table-cell office:value-type="string" calcext:value-type="string">
            <text:p>中心 ・ ちゅうしん ・ center, middle</text:p>
            <text:p/>
            <text:p>本心 ・ ほんしん ・ one's true mind [real intention] ; conscience</text:p>
            <text:p/>
            <text:p>心行くまで ・ こころゆくまで ・ to one's heart's content</text:p>
            <text:p/>
            <text:p>心 ・ こころ ・ heart, mind</text:p>
          </table:table-cell>
          <table:table-cell office:value-type="string" calcext:value-type="string">
            <text:p>mind, center, core</text:p>
          </table:table-cell>
          <table:table-cell table:number-columns-repeated="1017"/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耳目 ・ じもく ・ eyes &amp; ears; one's attention</text:p>
            <text:p/>
            <text:p>耳 ・ みみ ・ ear</text:p>
            <text:p/>
            <text:p>中耳 ・ ちゅうじ ・ inner ear</text:p>
            <text:p/>
            <text:p>片耳 ・ かたみみ ・ one ear</text:p>
            <text:p/>
            <text:p>耳寄りな ・ みみよりな ・ welcome (news)</text:p>
            <text:p/>
            <text:p>初耳 ・ はつみみ ・ sth. heard of for the first time</text:p>
          </table:table-cell>
          <table:table-cell table:number-columns-repeated="1018"/>
        </table:table-row>
        <table:table-row table:style-name="ro21">
          <table:table-cell office:value-type="float" office:value="58" calcext:value-type="float">
            <text:p>58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AGAIN</text:p>
            <text:p/>
            <text:p>O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また(-)</text:p>
            <text:p/>
            <text:p>また(の)-</text:p>
          </table:table-cell>
          <table:table-cell office:value-type="string" calcext:value-type="string">
            <text:p>又明日 ・ またあした ・ See you tomorrow</text:p>
            <text:p/>
            <text:p>又は ・ または ・ or; in other words</text:p>
            <text:p/>
            <text:p>又の日 ・ またのひ ・ the next day; another day</text:p>
            <text:p/>
            <text:p>又しても ・ またしても ・ once again</text:p>
          </table:table-cell>
          <table:table-cell office:value-type="string" calcext:value-type="string">
            <text:p>also ・ in other words</text:p>
          </table:table-cell>
          <table:table-cell table:number-columns-repeated="1017"/>
        </table:table-row>
        <table:table-row table:style-name="ro33">
          <table:table-cell office:value-type="float" office:value="59" calcext:value-type="float">
            <text:p>59</text:p>
          </table:table-cell>
          <table:table-cell office:value-type="string" calcext:value-type="string">
            <text:p>取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と(る)</text:p>
            <text:p/>
            <text:p>と(り)</text:p>
            <text:p/>
            <text:p>と(り)-</text:p>
            <text:p/>
            <text:p>とり-</text:p>
            <text:p/>
            <text:p>-ど(り)</text:p>
          </table:table-cell>
          <table:table-cell office:value-type="string" calcext:value-type="string">
            <text:p>取水 ・ しゅすい ・ drawing water</text:p>
            <text:p/>
            <text:p>取り入れる ・ とりいれる ・ [vt] take in; harvest; accept, adopt</text:p>
            <text:p/>
            <text:p>取り上げる ・ とりあげる ・ [vt] take / pick up; confiscate; deliver a baby; accept, listen to; adopt a proposal </text:p>
            <text:p/>
            <text:p>取る ・ とる ・ [vt] take; get</text:p>
            <text:p/>
            <text:p>取り出す ・ とりだす ・ [vt] take / get out, pick up</text:p>
          </table:table-cell>
          <table:table-cell table:number-columns-repeated="1018"/>
        </table:table-row>
        <table:table-row table:style-name="ro30">
          <table:table-cell office:value-type="float" office:value="60" calcext:value-type="float">
            <text:p>60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BODY</text:p>
            <text:p/>
            <text:p>ONE'S PERSON</text:p>
            <text:p/>
            <text:p>SOCIAL POSITION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身の回り ・ みのまわり ・ one's person, personal circle / belongings</text:p>
            <text:p/>
            <text:p>出身 ・ しゅっしん ・ one's place of origin</text:p>
            <text:p/>
            <text:p>小身 ・ しょうしん ・ humble position</text:p>
            <text:p/>
            <text:p>身 ・ み ・ one's body / person / position, oneself</text:p>
            <text:p/>
            <text:p>中身 ・ なかみ ・ content, substance; interior</text:p>
            <text:p/>
            <text:p>身の回り ・ みのまわり ・ one’s person, one’s appearance</text:p>
            <text:p/>
            <text:p>身代 ・ しんだい ・ fortune, one’s property</text:p>
          </table:table-cell>
          <table:table-cell table:number-columns-repeated="1018"/>
        </table:table-row>
        <table:table-row table:style-name="ro34">
          <table:table-cell office:value-type="float" office:value="61" calcext:value-type="float">
            <text:p>61</text:p>
          </table:table-cell>
          <table:table-cell office:value-type="string" calcext:value-type="string">
            <text:p>休</text:p>
          </table:table-cell>
          <table:table-cell office:value-type="string" calcext:value-type="string">
            <text:p>(TO) REST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やす(む)</text:p>
            <text:p/>
            <text:p>やす(まる)</text:p>
            <text:p/>
            <text:p>やす(める)</text:p>
          </table:table-cell>
          <table:table-cell office:value-type="string" calcext:value-type="string">
            <text:p>休み ・ やすみ ・ rest, recess; suspension; vacation, holiday; absence</text:p>
            <text:p/>
            <text:p>休日 ・ きゅうじつ ・ holiday, day off</text:p>
            <text:p/>
            <text:p>休止 ・ きゅうし ・ pause, standstill, dormancy; rest</text:p>
            <text:p/>
            <text:p>定休日 ・ ていきゅうび ・ regular holiday</text:p>
            <text:p/>
            <text:p>休む ・ やすむ ・ [vi] (take a rest, repose; suspend, discontinue; be absent; go to bed, retire</text:p>
            <text:p/>
            <text:p>休まる ・ やすまる ・ [vi] feel rested; be set at ease</text:p>
            <text:p/>
            <text:p>休める ・ やすめる ・ [vt] (give a rest; suspend; set so.'s mind at ease</text:p>
          </table:table-cell>
          <table:table-cell office:value-type="string" calcext:value-type="string">
            <text:p>suspend</text:p>
          </table:table-cell>
          <table:table-cell table:number-columns-repeated="1017"/>
        </table:table-row>
        <table:table-row table:style-name="ro21">
          <table:table-cell office:value-type="float" office:value="62" calcext:value-type="float">
            <text:p>62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BODY</text:p>
            <text:p/>
            <text:p>FORM</text:p>
          </table:table-cell>
          <table:table-cell office:value-type="string" calcext:value-type="string">
            <text:p>タイ</text:p>
            <text:p/>
            <text:p>テイ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人体 ・ じんたい ・ human body</text:p>
            <text:p/>
            <text:p>身体 ・ しんたい ・ body</text:p>
            <text:p/>
            <text:p>体 ・ からだ ・ body</text:p>
            <text:p/>
            <text:p>大体 ・ だいたい ・ outline; generally, on the whole</text:p>
          </table:table-cell>
          <table:table-cell table:number-columns-repeated="1018"/>
        </table:table-row>
        <table:table-row table:style-name="ro12">
          <table:table-cell office:value-type="float" office:value="63" calcext:value-type="float">
            <text:p>63</text:p>
          </table:table-cell>
          <table:table-cell office:value-type="string" calcext:value-type="string">
            <text:p>信</text:p>
          </table:table-cell>
          <table:table-cell office:value-type="string" calcext:value-type="string">
            <text:p>BELIEVE</text:p>
            <text:p/>
            <text:p>MESSAGE</text:p>
          </table:table-cell>
          <table:table-cell office:value-type="string" calcext:value-type="string">
            <text:p>シン</text:p>
          </table:table-cell>
          <table:table-cell table:style-name="ce10"/>
          <table:table-cell office:value-type="string" calcext:value-type="string">
            <text:p>信用 ・ しんよう ・ trust, credit, confidence</text:p>
            <text:p/>
            <text:p>不信 ・ ふしん ・ distrust, discredit</text:p>
            <text:p/>
            <text:p>信じる ・ しんじる ・ [vt] believe; believe in</text:p>
          </table:table-cell>
          <table:table-cell office:value-type="string" calcext:value-type="string">
            <text:p>trust ・ signal</text:p>
          </table:table-cell>
          <table:table-cell table:number-columns-repeated="1017"/>
        </table:table-row>
        <table:table-row table:style-name="ro35">
          <table:table-cell office:value-type="float" office:value="64" calcext:value-type="float">
            <text:p>64</text:p>
          </table:table-cell>
          <table:table-cell office:value-type="string" calcext:value-type="string">
            <text:p>付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(-)つ(ける)</text:p>
            <text:p/>
            <text:p>-づ(ける)</text:p>
            <text:p/>
            <text:p>つ.け(-)</text:p>
            <text:p/>
            <text:p>-つ(け)</text:p>
            <text:p/>
            <text:p>-づ(け)</text:p>
            <text:p/>
            <text:p>つ(く)</text:p>
            <text:p/>
            <text:p>-づ(く)</text:p>
            <text:p/>
            <text:p>(-)つ(き)</text:p>
            <text:p/>
            <text:p>-づ(き)</text:p>
            <text:p/>
            <text:p>-づけ</text:p>
            <text:p/>
            <text:p>-つき</text:p>
            <text:p/>
            <text:p>-づき</text:p>
          </table:table-cell>
          <table:table-cell office:value-type="string" calcext:value-type="string">
            <text:p>付く ・ つく ・ [vi] attach / adhere to ; be connected with</text:p>
            <text:p/>
            <text:p>付ける ・ つける ・ [vt] attach, fasten; put one thing on another </text:p>
            <text:p/>
            <text:p>身に付ける ・ みにつける ・ acquire knowledge , learn</text:p>
            <text:p/>
            <text:p>八日付 ・ ようかづけ ・ dated the eighth</text:p>
            <text:p/>
            <text:p>付け込む ・ つけこむ ・ [vi] take advantage of; make an entry</text:p>
            <text:p/>
            <text:p>付言 ・ ふげん ・ postscript, additional remarks</text:p>
            <text:p/>
            <text:p>目付き ・ めつき ・ look in one’s eyes, expression</text:p>
            <text:p/>
            <text:p>付き合う ・ つきあう ・ [vi] keep company with, get along with</text:p>
          </table:table-cell>
          <table:table-cell office:value-type="string" calcext:value-type="string">
            <text:p>be attached to ・ hand over</text:p>
          </table:table-cell>
          <table:table-cell table:number-columns-repeated="1017"/>
        </table:table-row>
        <table:table-row table:style-name="ro36">
          <table:table-cell office:value-type="float" office:value="65" calcext:value-type="float">
            <text:p>65</text:p>
          </table:table-cell>
          <table:table-cell office:value-type="string" calcext:value-type="string">
            <text:p>受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う(ける)</text:p>
            <text:p/>
            <text:p>-う(け)</text:p>
            <text:p/>
            <text:p>う(かる)</text:p>
          </table:table-cell>
          <table:table-cell office:value-type="string" calcext:value-type="string">
            <text:p>受ける ・ うける ・ receive, accept</text:p>
            <text:p/>
            <text:p>受信 ・ じゅしん ・ reception of radio waves ; receipt of a message</text:p>
            <text:p/>
            <text:p>受け入れる ・ うけいれる ・ [vt] accept, consent to; receive, accommodate</text:p>
            <text:p/>
            <text:p>受け身 ・ うけみ ・ passiveness; passive voice</text:p>
            <text:p/>
            <text:p>受付 ・ うけつけ ・ receipt; reception desk</text:p>
            <text:p/>
            <text:p>受け身 ・ うけみ ・ passiveness; passive voice</text:p>
            <text:p/>
            <text:p>受かる ・ うかる ・ [vi] pass an examination</text:p>
          </table:table-cell>
          <table:table-cell office:value-type="string" calcext:value-type="string">
            <text:p>accept</text:p>
          </table:table-cell>
          <table:table-cell table:number-columns-repeated="1017"/>
        </table:table-row>
        <table:table-row table:style-name="ro37">
          <table:table-cell office:value-type="float" office:value="66" calcext:value-type="float">
            <text:p>66</text:p>
          </table:table-cell>
          <table:table-cell office:value-type="string" calcext:value-type="string">
            <text:p>以</text:p>
          </table:table-cell>
          <table:table-cell office:value-type="string" calcext:value-type="string">
            <text:p>TO THE … OF</text:p>
            <text:p/>
            <text:p>BY MEANS OF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もっ(て)*</text:p>
          </table:table-cell>
          <table:table-cell office:value-type="string" calcext:value-type="string">
            <text:p>以下 ・ いか ・ not more than, under; the following</text:p>
            <text:p/>
            <text:p>以上 ・ いじょう ・ not less than; beyond; the above-mentioned; now that; that's all</text:p>
            <text:p/>
            <text:p>二人以上 ・ ふたりいじょう ・ two or more people</text:p>
            <text:p/>
            <text:p>以てする ・ もってする ・ [vt] do by the use of</text:p>
            <text:p/>
            <text:p>以ての外 ・ もってのほか ・ outrageous, preposterous, scandalous</text:p>
            <text:p/>
            <text:p>以心伝心 ・ いしんでんしん ・ silent / tacit understanding, empathy</text:p>
          </table:table-cell>
          <table:table-cell table:number-columns-repeated="1018"/>
        </table:table-row>
        <table:table-row table:style-name="ro16">
          <table:table-cell office:value-type="float" office:value="67" calcext:value-type="float">
            <text:p>67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STAND</text:p>
            <text:p/>
            <text:p>ESTABLISH</text:p>
          </table:table-cell>
          <table:table-cell office:value-type="string" calcext:value-type="string">
            <text:p>リツ</text:p>
            <text:p/>
            <text:p>リュウ</text:p>
          </table:table-cell>
          <table:table-cell office:value-type="string" calcext:value-type="string">
            <text:p>(-)た(つ)</text:p>
            <text:p/>
            <text:p>た(ち)-</text:p>
            <text:p/>
            <text:p>(-)た(てる)</text:p>
            <text:p/>
            <text:p>た(て)-</text:p>
            <text:p/>
            <text:p>たて-</text:p>
            <text:p/>
            <text:p>-た(て)</text:p>
            <text:p/>
            <text:p>-だ(て)</text:p>
            <text:p/>
            <text:p>-だ(てる)</text:p>
          </table:table-cell>
          <table:table-cell office:value-type="string" calcext:value-type="string">
            <text:p>立つ ・ たつ ・ [vi] stand, rise</text:p>
            <text:p/>
            <text:p>立てる ・ たてる ・ [vt] establish, make stand</text:p>
            <text:p/>
            <text:p>中立 ・ ちゅうりつ ・ neutrality</text:p>
            <text:p/>
            <text:p>立ち上がる ・ たちあがる ・ stand up, rise to one's feet</text:p>
            <text:p/>
            <text:p>創立する ・ そうりつする ・ establish, organize, start</text:p>
            <text:p/>
            <text:p>立証 ・ りっしょう ・ proof, demonstration, substantiation</text:p>
            <text:p/>
            <text:p>立法 ・ りっぽう ・ legislation, lawmaking</text:p>
            <text:p/>
            <text:p>存立 ・ そんりつ ・ existence, subsistence</text:p>
          </table:table-cell>
          <table:table-cell table:number-columns-repeated="1018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ブ</text:p>
          </table:table-cell>
          <table:table-cell table:style-name="ce10"/>
          <table:table-cell office:value-type="string" calcext:value-type="string">
            <text:p>一部 ・ いちぶ ・ part, portion, section; a copy of printed matter </text:p>
            <text:p/>
            <text:p>東部 ・ とうぶ ・ east, eastern part</text:p>
            <text:p/>
            <text:p>部下 ・ ぶか ・ subordinate</text:p>
            <text:p/>
            <text:p>部品 ・ ぶひん ・ parts, accessories</text:p>
            <text:p/>
            <text:p>部門 ・ ぶもん ・ class, group, section, division, department; genus</text:p>
            <text:p/>
            <text:p>…の部に入る ・ …のぶにはいる ・ fall under the heading of; be classed among</text:p>
          </table:table-cell>
          <table:table-cell office:value-type="string" calcext:value-type="string">
            <text:p>division, department</text:p>
          </table:table-cell>
          <table:table-cell table:number-columns-repeated="1017"/>
        </table:table-row>
        <table:table-row table:style-name="ro33">
          <table:table-cell office:value-type="float" office:value="69" calcext:value-type="float">
            <text:p>69</text:p>
          </table:table-cell>
          <table:table-cell office:value-type="string" calcext:value-type="string">
            <text:p>倍</text:p>
          </table:table-cell>
          <table:table-cell office:value-type="string" calcext:value-type="string">
            <text:p>TIMES</text:p>
            <text:p/>
            <text:p>DOUBLE</text:p>
          </table:table-cell>
          <table:table-cell office:value-type="string" calcext:value-type="string">
            <text:p>バイ</text:p>
          </table:table-cell>
          <table:table-cell table:style-name="ce10"/>
          <table:table-cell office:value-type="string" calcext:value-type="string">
            <text:p>二倍 ・ にばい ・ double</text:p>
            <text:p/>
            <text:p>倍にする ・ ばいにする ・ double</text:p>
            <text:p/>
            <text:p>人一倍働く ・ ひといちばいはたらく ・ work twice as hard as others</text:p>
            <text:p/>
            <text:p>倍率 ・ ばいりつ ・ magnification power ; rate of competition in examinations </text:p>
            <text:p/>
            <text:p>倍数 ・ ばいすう ・ multiple</text:p>
            <text:p/>
            <text:p>数倍 ・ すうばい ・ several times as large</text:p>
          </table:table-cell>
          <table:table-cell office:value-type="string" calcext:value-type="string">
            <text:p>-fold</text:p>
          </table:table-cell>
          <table:table-cell table:number-columns-repeated="1017"/>
        </table:table-row>
        <table:table-row table:style-name="ro24">
          <table:table-cell office:value-type="float" office:value="70" calcext:value-type="float">
            <text:p>70</text:p>
          </table:table-cell>
          <table:table-cell office:value-type="string" calcext:value-type="string">
            <text:p>成</text:p>
          </table:table-cell>
          <table:table-cell office:value-type="string" calcext:value-type="string">
            <text:p>BECOME</text:p>
            <text:p/>
            <text:p>ACHIEVE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な(る)</text:p>
            <text:p/>
            <text:p>(-)な(す)</text:p>
          </table:table-cell>
          <table:table-cell office:value-type="string" calcext:value-type="string">
            <text:p>成人 ・ せいじん ・ adult, grownup</text:p>
            <text:p/>
            <text:p>成る ・ なる ・ become, form, consist of; be accomplished</text:p>
            <text:p/>
            <text:p>成す ・ なす ・ form, make; accomplish</text:p>
            <text:p/>
            <text:p>成立する ・ せいりつする ・ come into existence; be formed, be organized</text:p>
          </table:table-cell>
          <table:table-cell office:value-type="string" calcext:value-type="string">
            <text:p>form</text:p>
          </table:table-cell>
          <table:table-cell table:number-columns-repeated="1017"/>
        </table:table-row>
        <table:table-row table:style-name="ro30">
          <table:table-cell office:value-type="float" office:value="71" calcext:value-type="float">
            <text:p>71</text:p>
          </table:table-cell>
          <table:table-cell office:value-type="string" calcext:value-type="string">
            <text:p>代</text:p>
          </table:table-cell>
          <table:table-cell office:value-type="string" calcext:value-type="string">
            <text:p>REPLACE</text:p>
            <text:p/>
            <text:p>GENERATION</text:p>
            <text:p/>
            <text:p>CHARGE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か(わる)</text:p>
            <text:p/>
            <text:p>か(わり)</text:p>
            <text:p/>
            <text:p>-が(わり)</text:p>
            <text:p/>
            <text:p>か(える)</text:p>
            <text:p/>
            <text:p>よ</text:p>
            <text:p/>
            <text:p>しろ</text:p>
          </table:table-cell>
          <table:table-cell office:value-type="string" calcext:value-type="string">
            <text:p>代わる ・ かわる ・ [vi] substitute, take the place of</text:p>
            <text:p/>
            <text:p>代わる代わる ・ かわるがわる ・ by turns, alternately</text:p>
            <text:p/>
            <text:p>代える ・ かえる ・ [vt] substitute, replace so. with another </text:p>
            <text:p/>
            <text:p>タクシー代 ・ タクシーだい ・ taxi fare</text:p>
            <text:p/>
            <text:p>大正の代 ・ たいしょうのよ ・ Taisho era</text:p>
            <text:p/>
            <text:p>飲み代 ・ のみしろ ・ drinking money</text:p>
            <text:p/>
            <text:p>代表する ・ だいひょうする ・ represent, stand for; typify</text:p>
          </table:table-cell>
          <table:table-cell office:value-type="string" calcext:value-type="string">
            <text:p>substitute ・ age ・ fare)_x0011_</text:p>
          </table:table-cell>
          <table:table-cell table:number-columns-repeated="1017"/>
        </table:table-row>
        <table:table-row table:style-name="ro38">
          <table:table-cell office:value-type="float" office:value="72" calcext:value-type="float">
            <text:p>72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オウ</text:p>
          </table:table-cell>
          <table:table-cell table:style-name="ce10"/>
          <table:table-cell office:value-type="string" calcext:value-type="string">
            <text:p>王手 ・ おうて ・ check, checkmate</text:p>
            <text:p/>
            <text:p>メディア王 ・ メディアおう ・ media magnate</text:p>
            <text:p/>
            <text:p>王者 ・ おうじゃ ・ king, monarch, champion</text:p>
            <text:p/>
            <text:p>勤王 ・ きんのう ・ loyalty to the emperor</text:p>
            <text:p/>
            <text:p>王を立てる ・ おうをたてる ・ enthrone a king</text:p>
          </table:table-cell>
          <table:table-cell table:number-columns-repeated="1018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玉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ギョク</text:p>
          </table:table-cell>
          <table:table-cell office:value-type="string" calcext:value-type="string">
            <text:p>たま(-)</text:p>
            <text:p/>
            <text:p>-だま</text:p>
          </table:table-cell>
          <table:table-cell office:value-type="string" calcext:value-type="string">
            <text:p>目玉 ・ めだま ・ eyeball</text:p>
            <text:p/>
            <text:p>百円玉 ・ ひゃくえんだま ・ 100-yen coin</text:p>
            <text:p/>
            <text:p>珠玉 ・ しゅぎょく ・ jewel, gem</text:p>
            <text:p/>
            <text:p>硬玉 ・ こうぎょく ・ jadeite</text:p>
            <text:p/>
            <text:p>玉突き ・ たまつき ・ billiards; serial collisions of cars</text:p>
          </table:table-cell>
          <table:table-cell office:value-type="string" calcext:value-type="string">
            <text:p>round or spherical object</text:p>
          </table:table-cell>
          <table:table-cell table:number-columns-repeated="1017"/>
        </table:table-row>
        <table:table-row table:style-name="ro20">
          <table:table-cell office:value-type="float" office:value="74" calcext:value-type="float">
            <text:p>74</text:p>
          </table:table-cell>
          <table:table-cell office:value-type="string" calcext:value-type="string">
            <text:p>宝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たから</text:p>
          </table:table-cell>
          <table:table-cell office:value-type="string" calcext:value-type="string">
            <text:p>宝玉 ・ ほうぎょく ・ gem</text:p>
            <text:p/>
            <text:p>宝くじ ・ たからくじ ・ lottery</text:p>
            <text:p/>
            <text:p>宝 ・ たから ・ treasure, precious object</text:p>
            <text:p/>
            <text:p>宝物 ・ たからもの ・ treasure</text:p>
            <text:p/>
            <text:p>宝島 ・ たからじま ・ treasure island</text:p>
            <text:p/>
            <text:p>重宝 ・ ちょうほう [じゅうほう] ・ priceless treasure</text:p>
          </table:table-cell>
          <table:table-cell table:number-columns-repeated="1018"/>
        </table:table-row>
        <table:table-row table:style-name="ro19">
          <table:table-cell office:value-type="float" office:value="75" calcext:value-type="float">
            <text:p>7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国立 ・ こくりつ ・ national park, … </text:p>
            <text:p/>
            <text:p>国々 ・ くにぐに ・ nations</text:p>
            <text:p/>
            <text:p>国宝 ・ こくほう ・ national treasure</text:p>
            <text:p/>
            <text:p>国王 ・ こくおう ・ king</text:p>
            <text:p/>
            <text:p>王国 ・ おうこく ・ kingdom</text:p>
            <text:p/>
            <text:p>国 ・ くに ・ country</text:p>
            <text:p/>
            <text:p>島国 ・ しまぐに ・ island country</text:p>
          </table:table-cell>
          <table:table-cell table:number-columns-repeated="1018"/>
        </table:table-row>
        <table:table-row table:style-name="ro11">
          <table:table-cell office:value-type="float" office:value="76" calcext:value-type="float">
            <text:p>76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ハク</text:p>
            <text:p/>
            <text:p>ビャク</text:p>
          </table:table-cell>
          <table:table-cell office:value-type="string" calcext:value-type="string">
            <text:p>しろ</text:p>
            <text:p/>
            <text:p>しろ(い)</text:p>
            <text:p/>
            <text:p>しら-</text:p>
          </table:table-cell>
          <table:table-cell office:value-type="string" calcext:value-type="string">
            <text:p>白い ・ しろい ・ white</text:p>
            <text:p/>
            <text:p>明白な ・ めいはくな ・ clear, plain, obvious</text:p>
            <text:p/>
            <text:p>白日 ・ はくじつ ・ broad daylight</text:p>
            <text:p/>
            <text:p>白人 ・ はくじん ・ white person, Caucasian</text:p>
            <text:p/>
            <text:p>白む ・ しらむ ・ [vi] grow light, turn gray; [atmosphere] become chilled</text:p>
            <text:p/>
            <text:p>白髪 ・ しらが ・ white / gray hair</text:p>
            <text:p/>
            <text:p>白地 ・ しろじ ・ white (back)ground</text:p>
          </table:table-cell>
          <table:table-cell table:number-columns-repeated="1018"/>
        </table:table-row>
        <table:table-row table:style-name="ro13">
          <table:table-cell office:value-type="float" office:value="77" calcext:value-type="float">
            <text:p>77</text:p>
          </table:table-cell>
          <table:table-cell office:value-type="string" calcext:value-type="string">
            <text:p>皇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コウ</text:p>
            <text:p/>
            <text:p>オウ</text:p>
          </table:table-cell>
          <table:table-cell table:style-name="ce10"/>
          <table:table-cell office:value-type="string" calcext:value-type="string">
            <text:p>天皇 ・ てんのう ・ Emperor (of Japan)</text:p>
            <text:p/>
            <text:p>皇子 ・ おうじ ・ imperial prince</text:p>
            <text:p/>
            <text:p>皇太子 ・ こうたいし ・ crown prince</text:p>
            <text:p/>
            <text:p>皇帝 ・ こうてい ・ emperor</text:p>
            <text:p/>
            <text:p>皇后 ・ こうごう ・ empress, queen</text:p>
            <text:p/>
            <text:p>皇妃 ・ こうひ ・ empress, queen</text:p>
          </table:table-cell>
          <table:table-cell table:number-columns-repeated="1018"/>
        </table:table-row>
        <table:table-row table:style-name="ro11">
          <table:table-cell office:value-type="float" office:value="78" calcext:value-type="float">
            <text:p>78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まった(く)</text:p>
            <text:p/>
            <text:p>すべ(て)</text:p>
          </table:table-cell>
          <table:table-cell office:value-type="string" calcext:value-type="string">
            <text:p>全く ・ まったく ・ entirely, utterly</text:p>
            <text:p/>
            <text:p>全ての ・ すべての ・ all, entire, whole</text:p>
            <text:p/>
            <text:p>万全の ・ ばんぜんの ・ perfect, infallible, absolutely secure</text:p>
            <text:p/>
            <text:p>全国 ・ ぜんこく ・ the whole country</text:p>
            <text:p/>
            <text:p>全部 ・ ぜんぶ ・ all, the whole; wholly, entirely</text:p>
            <text:p/>
            <text:p>全うする ・ まっとうする ・ accomplish, fulfill, carry out</text:p>
            <text:p/>
            <text:p>全集 ・ ぜんしゅう ・ complete works</text:p>
          </table:table-cell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5">
          <table:table-cell office:value-type="float" office:value="79" calcext:value-type="float">
            <text:p>79</text:p>
          </table:table-cell>
          <table:table-cell office:value-type="string" calcext:value-type="string">
            <text:p>書</text:p>
          </table:table-cell>
          <table:table-cell office:value-type="string" calcext:value-type="string">
            <text:p>WRITE</text:p>
            <text:p/>
            <text:p>BOOK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か(く)</text:p>
            <text:p/>
            <text:p>-が(き)</text:p>
            <text:p/>
            <text:p>-がき</text:p>
          </table:table-cell>
          <table:table-cell office:value-type="string" calcext:value-type="string">
            <text:p>白書 ・ はくしょ ・ white paper</text:p>
            <text:p/>
            <text:p>書く ・ かく ・ [vt] write</text:p>
            <text:p/>
            <text:p>書き取り ・ かきとり ・ dictation</text:p>
          </table:table-cell>
          <table:table-cell table:number-columns-repeated="1018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AFFAIR</text:p>
            <text:p/>
            <text:p>ABSTRACT THING</text:p>
          </table:table-cell>
          <table:table-cell office:value-type="string" calcext:value-type="string">
            <text:p>ジ</text:p>
            <text:p/>
            <text:p>ズ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用事 ・ ようじ ・ things to do, errands, business</text:p>
            <text:p/>
            <text:p>火事 ・ かじ ・ fire</text:p>
            <text:p/>
            <text:p>無事に ・ ぶじに ・ without incident</text:p>
            <text:p/>
            <text:p>好事家 ・ こうずか ・ dilettante, person of fantastic taste</text:p>
            <text:p/>
            <text:p>判事 ・ はんじ ・ judge</text:p>
            <text:p/>
            <text:p>見事な ・ みごとな ・ splendid, admirable, beautiful</text:p>
          </table:table-cell>
          <table:table-cell table:number-columns-repeated="1018"/>
        </table:table-row>
        <table:table-row table:style-name="ro29">
          <table:table-cell office:value-type="float" office:value="81" calcext:value-type="float">
            <text:p>81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みずか(ら)</text:p>
            <text:p/>
            <text:p>おの(ずから)*</text:p>
            <text:p/>
            <text:p>おの(ずと)*</text:p>
          </table:table-cell>
          <table:table-cell office:value-type="string" calcext:value-type="string">
            <text:p>自ら ・ みずから ・ oneself</text:p>
            <text:p/>
            <text:p>自体 ・ じたい ・ itself; one's own body</text:p>
            <text:p/>
            <text:p>自白 ・ じはく ・ confession</text:p>
            <text:p/>
            <text:p>自信 ・ じしん ・ self-confidence</text:p>
            <text:p/>
            <text:p>自ずから ・ おのずから ・ naturally, by itself, spontaneously</text:p>
            <text:p/>
            <text:p>自ずと ・ おのずと ・ naturally</text:p>
            <text:p/>
            <text:p>自在に ・ じざいに ・ freely, unrestrictedly, at will</text:p>
          </table:table-cell>
          <table:table-cell table:number-columns-repeated="1018"/>
        </table:table-row>
        <table:table-row table:style-name="ro20">
          <table:table-cell office:value-type="float" office:value="82" calcext:value-type="float">
            <text:p>82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バイ*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ホラ貝 ・ ホラがい ・ conch shell</text:p>
            <text:p/>
            <text:p>貝類 ・ かいるい ・ shellfish</text:p>
            <text:p/>
            <text:p>貝柱 ・ かいばしら ・ adductor muscle</text:p>
            <text:p/>
            <text:p>巻き貝 ・ まきがい ・ roll-shell; snail</text:p>
            <text:p/>
            <text:p>魚貝類 ・ ぎょかいるい ・ marine products</text:p>
            <text:p/>
            <text:p>貝細工 ・ かいざいく ・ shellwork</text:p>
          </table:table-cell>
          <table:table-cell table:number-columns-repeated="1018"/>
        </table:table-row>
        <table:table-row table:style-name="ro36">
          <table:table-cell office:value-type="float" office:value="83" calcext:value-type="float">
            <text:p>83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み(る)</text:p>
            <text:p/>
            <text:p>み(える)</text:p>
            <text:p/>
            <text:p>み(せる)</text:p>
          </table:table-cell>
          <table:table-cell office:value-type="string" calcext:value-type="string">
            <text:p>一見 ・ いっけん ・ a look, a glance; apparently</text:p>
            <text:p/>
            <text:p>見る ・ みる ・ [vt] see, view</text:p>
            <text:p/>
            <text:p>見せる ・ みせる ・ [vt] show, let see; pretend</text:p>
            <text:p/>
            <text:p>見える ・ みえる ・ [vi] be visible; able to see; look like, appear</text:p>
            <text:p/>
            <text:p>見出し ・ みだし ・ headline, heading, caption; title; index</text:p>
            <text:p/>
            <text:p>見物 ・ けんぶつ ・ sightseeing, visit</text:p>
            <text:p/>
            <text:p>見学 ・ けんがく ・ tour / field trip for study and observation</text:p>
          </table:table-cell>
          <table:table-cell table:number-columns-repeated="1018"/>
        </table:table-row>
        <table:table-row table:style-name="ro16">
          <table:table-cell office:value-type="float" office:value="84" calcext:value-type="float">
            <text:p>84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リョク</text:p>
            <text:p/>
            <text:p>リキ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体力 ・ たいりょく ・ physical strength</text:p>
            <text:p/>
            <text:p>力を入れて ・ ちからをいれて ・ with effort / emphasis</text:p>
            <text:p/>
            <text:p>力ずくで ・ ちからずくで ・ by force, sheer strength</text:p>
            <text:p/>
            <text:p>力む ・ りきむ ・ show one's best effort</text:p>
            <text:p/>
            <text:p>活力 ・ かつりょく ・ vital force, vitality, energy</text:p>
            <text:p/>
            <text:p>力 ・ ちから ・ power, force, energy</text:p>
            <text:p/>
            <text:p>底力 ・ そこぢから ・ latent power</text:p>
            <text:p/>
            <text:p>力む ・ りきむ ・ [vt] strain oneself ; swagger, brag</text:p>
          </table:table-cell>
          <table:table-cell office:value-type="string" calcext:value-type="string">
            <text:p>strength, force</text:p>
          </table:table-cell>
          <table:table-cell table:number-columns-repeated="1017"/>
        </table:table-row>
        <table:table-row table:style-name="ro32">
          <table:table-cell office:value-type="float" office:value="85" calcext:value-type="float">
            <text:p>85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かたな</text:p>
          </table:table-cell>
          <table:table-cell office:value-type="string" calcext:value-type="string">
            <text:p>小刀 ・ こがたな ・ pocketknife</text:p>
            <text:p/>
            <text:p>刀 ・ かたな ・ sword</text:p>
            <text:p/>
            <text:p>日本刀 ・ にほんとう ・ Japanese sword</text:p>
            <text:p/>
            <text:p>刀剣 ・ とうけん ・ sword</text:p>
            <text:p/>
            <text:p>刀身 ・ とうしん ・ sword blade</text:p>
            <text:p/>
            <text:p>名刀 ・ めいとう ・ excellent blade, famous sword</text:p>
            <text:p/>
            <text:p>短刀 ・ たんとう ・ dagger</text:p>
          </table:table-cell>
          <table:table-cell office:value-type="string" calcext:value-type="string">
            <text:p>one-edged</text:p>
          </table:table-cell>
          <table:table-cell table:number-columns-repeated="1017"/>
        </table:table-row>
        <table:table-row table:style-name="ro26">
          <table:table-cell office:value-type="float" office:value="86" calcext:value-type="float">
            <text:p>86</text:p>
          </table:table-cell>
          <table:table-cell office:value-type="string" calcext:value-type="string">
            <text:p>切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セツ</text:p>
            <text:p/>
            <text:p>サイ</text:p>
          </table:table-cell>
          <table:table-cell office:value-type="string" calcext:value-type="string">
            <text:p>(-)き(る)</text:p>
            <text:p/>
            <text:p>(-)き(り)</text:p>
            <text:p/>
            <text:p>-ぎ(り)</text:p>
            <text:p/>
            <text:p>(-)き(れる)</text:p>
            <text:p/>
            <text:p>(-)き(れ)</text:p>
            <text:p/>
            <text:p>-ぎ(れ)</text:p>
          </table:table-cell>
          <table:table-cell office:value-type="string" calcext:value-type="string">
            <text:p>大切な ・ たいせつな ・ important, weighty; valuable</text:p>
            <text:p/>
            <text:p>切る ・ きる ・ [vt] cut, slice, sever</text:p>
            <text:p/>
            <text:p>切れ切れの ・ きれぎれの ・ fragmentary, intermittent</text:p>
            <text:p/>
            <text:p>切れる ・ きれる ・ [vi] be cut off ; run out, expire</text:p>
            <text:p/>
            <text:p>ケーキ一切れ ・ ケーキひときれ ・ a piece of cake</text:p>
            <text:p/>
            <text:p>一切の ・ いっさいの ・ all, entire, whole</text:p>
            <text:p/>
            <text:p>切りが無い ・ きりがない ・ be end-, boundless</text:p>
            <text:p/>
            <text:p>適切な ・ てきせつな ・ appropriate, adequate, proper</text:p>
          </table:table-cell>
          <table:table-cell office:value-type="string" calcext:value-type="string">
            <text:p>sharp</text:p>
          </table:table-cell>
          <table:table-cell table:number-columns-repeated="1017"/>
        </table:table-row>
        <table:table-row table:style-name="ro29">
          <table:table-cell office:value-type="float" office:value="87" calcext:value-type="float">
            <text:p>87</text:p>
          </table:table-cell>
          <table:table-cell office:value-type="string" calcext:value-type="string">
            <text:p>刃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白刃 ・ はくじん ・ drawn sword</text:p>
            <text:p/>
            <text:p>刀刃 ・ とうじん ・ sword blade</text:p>
            <text:p/>
            <text:p>刀の刃 ・ かたなのは ・ edge of a sword</text:p>
            <text:p/>
            <text:p>刃先 ・ はさき ・ edge of a blade</text:p>
            <text:p/>
            <text:p>凶刃 ・ きょうじん ・ assassin’s dagger / knife</text:p>
            <text:p/>
            <text:p>兵刃 ・ へいじん ・ sword</text:p>
            <text:p/>
            <text:p>刃物 ・ はもの ・ edged tool, cutlery; sword</text:p>
          </table:table-cell>
          <table:table-cell table:number-columns-repeated="101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DIVIDE</text:p>
            <text:p/>
            <text:p>PART</text:p>
            <text:p/>
            <text:p>MINUTE</text:p>
          </table:table-cell>
          <table:table-cell office:value-type="string" calcext:value-type="string">
            <text:p>ブン</text:p>
            <text:p/>
            <text:p>ブ</text:p>
            <text:p/>
            <text:p>フン</text:p>
          </table:table-cell>
          <table:table-cell office:value-type="string" calcext:value-type="string">
            <text:p>わ(ける)</text:p>
            <text:p/>
            <text:p>わ(け)</text:p>
            <text:p/>
            <text:p>わ(かれる)</text:p>
            <text:p/>
            <text:p>わ(かる)</text:p>
            <text:p/>
            <text:p>わ(かつ)</text:p>
          </table:table-cell>
          <table:table-cell office:value-type="string" calcext:value-type="string">
            <text:p>部分 ・ ぶぶん ・ part, section, portion</text:p>
            <text:p/>
            <text:p>分ける ・ わける ・ divide into parts, distribute</text:p>
            <text:p/>
            <text:p>身分 ・ みぶん ・ one's social position; one's rank, identity</text:p>
            <text:p/>
            <text:p>自分 ・ じぶん ・ self, oneself</text:p>
          </table:table-cell>
          <table:table-cell table:number-columns-repeated="1018"/>
        </table:table-row>
        <table:table-row table:style-name="ro11">
          <table:table-cell office:value-type="float" office:value="89" calcext:value-type="float">
            <text:p>89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おおやけ</text:p>
          </table:table-cell>
          <table:table-cell office:value-type="string" calcext:value-type="string">
            <text:p>公の ・ おおやけの ・ public, formal, official</text:p>
            <text:p/>
            <text:p>公立の ・ こうりつの ・ public institution </text:p>
            <text:p/>
            <text:p>公明 ・ こうめい ・ fairness, justice</text:p>
            <text:p/>
            <text:p>公算 ・ こうさん ・ probability</text:p>
            <text:p/>
            <text:p>公約数 ・ こうやくすう ・ common divisor</text:p>
            <text:p/>
            <text:p>公共 ・ こうきょう ・ public society, community</text:p>
            <text:p/>
            <text:p>公にする ・ おおやけにする ・ publish, announce officially</text:p>
          </table:table-cell>
          <table:table-cell table:number-columns-repeated="1018"/>
        </table:table-row>
        <table:table-row table:style-name="ro39">
          <table:table-cell office:value-type="float" office:value="90" calcext:value-type="float">
            <text:p>90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SEPARATE</text:p>
            <text:p/>
            <text:p>ANOTHER</text:p>
          </table:table-cell>
          <table:table-cell office:value-type="string" calcext:value-type="string">
            <text:p>ベツ</text:p>
          </table:table-cell>
          <table:table-cell office:value-type="string" calcext:value-type="string">
            <text:p>わか(れる)</text:p>
          </table:table-cell>
          <table:table-cell office:value-type="string" calcext:value-type="string">
            <text:p>別々に ・ べつべつに ・ separately</text:p>
            <text:p/>
            <text:p>別れる ・ わかれる ・ [vi] separate, part from</text:p>
            <text:p/>
            <text:p>別れ別れに ・ わかれわかれに ・ separately, apart</text:p>
            <text:p/>
            <text:p>分別する ・ ぶんべつする ・ classify, distinguish; divide, separate</text:p>
            <text:p/>
            <text:p>別に ・ べつに ・ separately, apart; in addition; particularly</text:p>
            <text:p/>
            <text:p>別にする ・ べつにする ・ set aside / apart</text:p>
            <text:p/>
            <text:p>別格 ・ べっかく ・ extra status</text:p>
            <text:p/>
            <text:p>格別な ・ かくべつな ・ particular, exceptional</text:p>
          </table:table-cell>
          <table:table-cell table:number-columns-repeated="1018"/>
        </table:table-row>
        <table:table-row table:style-name="ro40">
          <table:table-cell office:value-type="float" office:value="91" calcext:value-type="float">
            <text:p>91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LONG</text:p>
            <text:p/>
            <text:p>CHIEF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(い)</text:p>
          </table:table-cell>
          <table:table-cell office:value-type="string" calcext:value-type="string">
            <text:p>長い ・ ながい ・ long</text:p>
            <text:p/>
            <text:p>部長 ・ ぶちょう ・ division chief</text:p>
            <text:p/>
            <text:p>成長 ・ せいちょう ・ growth</text:p>
            <text:p/>
            <text:p>身長 ・ しんちょう ・ stature, height</text:p>
            <text:p/>
            <text:p>一家の長 ・ いっかのちょう ・ head of a family</text:p>
            <text:p/>
            <text:p>長袖 ・ ながそで ・ clothes with long sleeves </text:p>
            <text:p/>
            <text:p>長所 ・ ちょうしょ ・ strong point, merit</text:p>
            <text:p/>
            <text:p>年長 ・ ねんちょう ・ seniority</text:p>
          </table:table-cell>
          <table:table-cell office:value-type="string" calcext:value-type="string">
            <text:p>senior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ダン</text:p>
            <text:p/>
            <text:p>ナン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長男 ・ ちょうなん ・ eldest son</text:p>
            <text:p/>
            <text:p>男の人 ・ おとこのひと ・ man</text:p>
            <text:p/>
            <text:p>下男 ・ げなん ・ male servant, manservant</text:p>
            <text:p/>
            <text:p>男滝 ・ おだき ・ the greater waterfall of the two </text:p>
            <text:p/>
            <text:p>男前 ・ おとこまえ ・ man’s looks</text:p>
          </table:table-cell>
          <table:table-cell table:number-columns-repeated="1018"/>
        </table:table-row>
        <table:table-row table:style-name="ro21">
          <table:table-cell office:value-type="float" office:value="93" calcext:value-type="float">
            <text:p>9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ジョ</text:p>
            <text:p/>
            <text:p>ニョウ</text:p>
            <text:p/>
            <text:p>ニョ</text:p>
          </table:table-cell>
          <table:table-cell office:value-type="string" calcext:value-type="string">
            <text:p>おんな</text:p>
            <text:p/>
            <text:p>め</text:p>
          </table:table-cell>
          <table:table-cell office:value-type="string" calcext:value-type="string">
            <text:p>長女 ・ ちょうじょ ・ eldest daughter</text:p>
            <text:p/>
            <text:p>女の人 ・ おんなのひと ・ woman</text:p>
            <text:p/>
            <text:p>皇女 ・ こうじょ ・ imperial princess</text:p>
            <text:p/>
            <text:p>男女 ・ だんじょ ・ men &amp; women, both sexes</text:p>
          </table:table-cell>
          <table:table-cell table:number-columns-repeated="1018"/>
        </table:table-row>
        <table:table-row table:style-name="ro23">
          <table:table-cell office:value-type="float" office:value="94" calcext:value-type="float">
            <text:p>94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CHILD</text:p>
            <text:p/>
            <text:p>NOUN SUFFIX</text:p>
          </table:table-cell>
          <table:table-cell office:value-type="string" calcext:value-type="string">
            <text:p>シ</text:p>
            <text:p/>
            <text:p>ス</text:p>
          </table:table-cell>
          <table:table-cell office:value-type="string" calcext:value-type="string">
            <text:p>(-)こ</text:p>
            <text:p/>
            <text:p>-(っこ)</text:p>
          </table:table-cell>
          <table:table-cell office:value-type="string" calcext:value-type="string">
            <text:p>男の子 ・ おとこのこ ・ boy</text:p>
            <text:p/>
            <text:p>女の子 ・ おんなのこ ・ girl</text:p>
            <text:p/>
            <text:p>王子 ・ おうじ ・ prince</text:p>
            <text:p/>
            <text:p>玉子 ・ たまご ・ egg [卵 1141] </text:p>
            <text:p/>
            <text:p>女子 ・ じょし ・ girl</text:p>
            <text:p/>
            <text:p>子女 ・ しじょ ・ children, sons &amp; daughters</text:p>
            <text:p/>
            <text:p>男子 ・ だんし ・ boy</text:p>
            <text:p/>
            <text:p>様子 ・ ようす ・ situation, aspect, circumstances; appearance, looks; sign, indication</text:p>
          </table:table-cell>
          <table:table-cell office:value-type="string" calcext:value-type="string">
            <text:p>son ・ small object</text:p>
          </table:table-cell>
          <table:table-cell table:number-columns-repeated="1017"/>
        </table:table-row>
        <table:table-row table:style-name="ro31">
          <table:table-cell office:value-type="float" office:value="95" calcext:value-type="float">
            <text:p>95</text:p>
          </table:table-cell>
          <table:table-cell office:value-type="string" calcext:value-type="string">
            <text:p>好</text:p>
          </table:table-cell>
          <table:table-cell office:value-type="string" calcext:value-type="string">
            <text:p>LIKE</text:p>
            <text:p/>
            <text:p>FAVORABL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この(む)</text:p>
            <text:p/>
            <text:p>す(く)</text:p>
            <text:p/>
            <text:p>よ(い)*</text:p>
            <text:p/>
            <text:p>い(い)*</text:p>
          </table:table-cell>
          <table:table-cell office:value-type="string" calcext:value-type="string">
            <text:p>好み ・ このみ ・ taste, liking; choice; wish; fashion</text:p>
            <text:p/>
            <text:p>大好き ・ だいすき ・ very fond of</text:p>
            <text:p/>
            <text:p>好き ・ すき ・ like, be fond of</text:p>
            <text:p/>
            <text:p>女好き ・ おんなずき ・ fondness for women; amorous man</text:p>
            <text:p/>
            <text:p>好ましい ・ このましい ・ desirable, welcome, nice, pleasant</text:p>
            <text:p/>
            <text:p>お人好し ・ おひとよし ・ good-natured person; credulous person</text:p>
          </table:table-cell>
          <table:table-cell table:number-columns-repeated="1018"/>
        </table:table-row>
        <table:table-row table:style-name="ro29">
          <table:table-cell office:value-type="float" office:value="96" calcext:value-type="float">
            <text:p>96</text:p>
          </table:table-cell>
          <table:table-cell office:value-type="string" calcext:value-type="string">
            <text:p>安</text:p>
          </table:table-cell>
          <table:table-cell office:value-type="string" calcext:value-type="string">
            <text:p>PEACEFUL</text:p>
            <text:p/>
            <text:p>INEXPENSIVE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やす(い)</text:p>
            <text:p/>
            <text:p>やす(まる)</text:p>
            <text:p/>
            <text:p>やす</text:p>
            <text:p/>
            <text:p>やす(らか)</text:p>
          </table:table-cell>
          <table:table-cell office:value-type="string" calcext:value-type="string">
            <text:p>安心 ・ あんしん ・ peace of mind, relief</text:p>
            <text:p/>
            <text:p>安い ・ やすい ・ inexpensive, cheap</text:p>
            <text:p/>
            <text:p>安定な ・ あんていな ・ stable, composed</text:p>
            <text:p/>
            <text:p>安らかな ・ やすらかな ・ peaceful, tranquil</text:p>
            <text:p/>
            <text:p>安月給 ・ やすげっきゅう ・ low salary</text:p>
            <text:p/>
            <text:p>不安 ・ ふあん ・ uneasiness, anxiety</text:p>
            <text:p/>
            <text:p>安らかな ・ やすらかな ・ peaceful, tranquil</text:p>
          </table:table-cell>
          <table:table-cell table:number-columns-repeated="1018"/>
        </table:table-row>
        <table:table-row table:style-name="ro31">
          <table:table-cell office:value-type="float" office:value="97" calcext:value-type="float">
            <text:p>97</text:p>
          </table:table-cell>
          <table:table-cell office:value-type="string" calcext:value-type="string">
            <text:p>案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アン</text:p>
          </table:table-cell>
          <table:table-cell table:style-name="ce10"/>
          <table:table-cell office:value-type="string" calcext:value-type="string">
            <text:p>案を立てる ・ あんをたてる ・ draft a proposal</text:p>
            <text:p/>
            <text:p>立案する ・ りつあんする ・ make a plan, devise, draft</text:p>
            <text:p/>
            <text:p>案の定 ・ あんのじょう ・ as feared, sure enough</text:p>
            <text:p/>
            <text:p>草案 ・ そうあん ・ rough draft</text:p>
            <text:p/>
            <text:p>名案 ・ めいあん ・ splendid idea</text:p>
            <text:p/>
            <text:p>答案 ・ とうあん ・ examination paper; answer</text:p>
          </table:table-cell>
          <table:table-cell office:value-type="string" calcext:value-type="string">
            <text:p>plan, idea</text:p>
          </table:table-cell>
          <table:table-cell table:number-columns-repeated="1017"/>
        </table:table-row>
        <table:table-row table:style-name="ro20">
          <table:table-cell office:value-type="float" office:value="98" calcext:value-type="float">
            <text:p>98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CHARACTER</text:p>
            <text:p/>
            <text:p>LETTER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あざ</text:p>
          </table:table-cell>
          <table:table-cell office:value-type="string" calcext:value-type="string">
            <text:p>ローマ字 ・ ローマじ ・ Roman letters</text:p>
            <text:p/>
            <text:p>活字 ・ かつじ ・ movable [printing] type</text:p>
            <text:p/>
            <text:p>字体 ・ じたい ・ character form, type</text:p>
            <text:p/>
            <text:p>正字 ・ せいじ ・ traditional form character</text:p>
            <text:p/>
            <text:p>細い字 ・ ほそいじ ・ slender character</text:p>
            <text:p/>
            <text:p>大字片山 ・ おおあざかたやま ・ town section name</text:p>
          </table:table-cell>
          <table:table-cell table:number-columns-repeated="1018"/>
        </table:table-row>
        <table:table-row table:style-name="ro21">
          <table:table-cell office:value-type="float" office:value="99" calcext:value-type="float">
            <text:p>99</text:p>
          </table:table-cell>
          <table:table-cell office:value-type="string" calcext:value-type="string">
            <text:p>学</text:p>
          </table:table-cell>
          <table:table-cell office:value-type="string" calcext:value-type="string">
            <text:p>STUDY</text:p>
            <text:p/>
            <text:p>SCHOOL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まな(ぶ)</text:p>
          </table:table-cell>
          <table:table-cell office:value-type="string" calcext:value-type="string">
            <text:p>大学 ・ だいがく ・ university</text:p>
            <text:p/>
            <text:p>学生 ・ がくせい ・ student</text:p>
            <text:p/>
            <text:p>学ぶ ・ まなぶ ・ study, learn</text:p>
            <text:p/>
            <text:p>入学する ・ にゅうがくする ・ enter a school, matriculate</text:p>
          </table:table-cell>
          <table:table-cell table:number-columns-repeated="1018"/>
        </table:table-row>
        <table:table-row table:style-name="ro11">
          <table:table-cell office:value-type="float" office:value="100" calcext:value-type="float">
            <text:p>100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父子 ・ ふし ・ father &amp; child</text:p>
            <text:p/>
            <text:p>父の日 ・ ちちのひ ・ Father's Day</text:p>
            <text:p/>
            <text:p>お父さん ・ おとうさん ・ father, daddy, papa</text:p>
            <text:p/>
            <text:p>義父 ・ ぎふ ・ father-in-law; step-, foster father</text:p>
            <text:p/>
            <text:p>父母 ・ ふぼ ・ father and mother, parents</text:p>
            <text:p/>
            <text:p>父兄 ・ ふけい ・ one’s father and older brothers; guardians</text:p>
            <text:p/>
            <text:p>神父 ・ しんぷ ・ priest, Father Christianity</text:p>
          </table:table-cell>
          <table:table-cell table:number-columns-repeated="1018"/>
        </table:table-row>
        <table:table-row table:style-name="ro13">
          <table:table-cell office:value-type="float" office:value="101" calcext:value-type="float">
            <text:p>101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WRITINGS</text:p>
            <text:p/>
            <text:p>LETTER</text:p>
          </table:table-cell>
          <table:table-cell office:value-type="string" calcext:value-type="string">
            <text:p>ブン</text:p>
            <text:p/>
            <text:p>モン</text:p>
          </table:table-cell>
          <table:table-cell office:value-type="string" calcext:value-type="string">
            <text:p>ふみ</text:p>
          </table:table-cell>
          <table:table-cell office:value-type="string" calcext:value-type="string">
            <text:p>文書 ・ ぶんしょ ・ document, letter, note</text:p>
            <text:p/>
            <text:p>文字 ・ もじ ・ character, letter</text:p>
            <text:p/>
            <text:p>文学 ・ ぶんがく ・ literature, letters</text:p>
            <text:p/>
            <text:p>文明 ・ ぶんめい ・ civilization, culture</text:p>
            <text:p/>
            <text:p>文 ・ ふみ ・ letter; book</text:p>
            <text:p/>
            <text:p>恋文 ・ こいぶみ ・ love letter</text:p>
          </table:table-cell>
          <table:table-cell office:value-type="string" calcext:value-type="string">
            <text:p>learning, culture ・ script</text:p>
          </table:table-cell>
          <table:table-cell table:number-columns-repeated="1017"/>
        </table:table-row>
        <table:table-row table:style-name="ro28">
          <table:table-cell office:value-type="float" office:value="102" calcext:value-type="float">
            <text:p>102</text:p>
          </table:table-cell>
          <table:table-cell office:value-type="string" calcext:value-type="string">
            <text:p>交</text:p>
          </table:table-cell>
          <table:table-cell office:value-type="string" calcext:value-type="string">
            <text:p>INTERCOURSE</text:p>
            <text:p/>
            <text:p>CROS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まじ(わる)</text:p>
            <text:p/>
            <text:p>まじ(える)</text:p>
            <text:p/>
            <text:p>ま(じる)</text:p>
            <text:p/>
            <text:p>ま(ざる)</text:p>
            <text:p/>
            <text:p>ま(ぜる)</text:p>
            <text:p/>
            <text:p>-か(う)</text:p>
            <text:p/>
            <text:p>か(わす)</text:p>
          </table:table-cell>
          <table:table-cell office:value-type="string" calcext:value-type="string">
            <text:p>交わす ・ かわす ・ [vt] exchange</text:p>
            <text:p/>
            <text:p>交代する ・ こうたいする ・ take turns, alternate, relieve someone </text:p>
            <text:p/>
            <text:p>交じる ・ まじる ・ [vi] be mingled, intermingle</text:p>
            <text:p/>
            <text:p>国交 ・ こっこう ・ diplomatic relations</text:p>
            <text:p/>
            <text:p>交ぜる ・ まぜる ・ [vt] mix, shuffle combine, parts left distinct </text:p>
            <text:p/>
            <text:p>交付する ・ こうふする ・ deliver, grant, hand ticket to person </text:p>
            <text:p/>
            <text:p>交渉 ・ こうしょう ・ negotiation, discussion, bargaining</text:p>
            <text:p/>
            <text:p>交番 ・ こうばん ・ police box</text:p>
          </table:table-cell>
          <table:table-cell office:value-type="string" calcext:value-type="string">
            <text:p>association ・ intersect, interchange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校</text:p>
          </table:table-cell>
          <table:table-cell office:value-type="string" calcext:value-type="string">
            <text:p>SCHOOL</text:p>
            <text:p/>
            <text:p>PROOFREAD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学校 ・ がっこう ・ school</text:p>
            <text:p/>
            <text:p>校正 ・ こうせい ・ proofreading</text:p>
            <text:p/>
            <text:p>女子校 ・ じょしこう ・ girls' school</text:p>
            <text:p/>
            <text:p>小学校 ・ しょうがっこう ・ primary school</text:p>
            <text:p/>
            <text:p>校長 ・ こうちょう ・ principal, schoolmaster</text:p>
          </table:table-cell>
          <table:table-cell table:number-columns-repeated="1018"/>
        </table:table-row>
        <table:table-row table:style-name="ro32">
          <table:table-cell office:value-type="float" office:value="104" calcext:value-type="float">
            <text:p>104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母子 ・ ぼし ・ mother &amp; child</text:p>
            <text:p/>
            <text:p>母の日 ・ ははのひ ・ Mother's Day</text:p>
            <text:p/>
            <text:p>母校 ・ ぼこう ・ alma mater, one's old school</text:p>
            <text:p/>
            <text:p>お母さん ・ おかあさん ・ mother</text:p>
            <text:p/>
            <text:p>母鳥 ・ ははどり ・ mother bird</text:p>
            <text:p/>
            <text:p>母港 ・ ぼこう ・ home port</text:p>
            <text:p/>
            <text:p>母屋 [母家] ・ おもや ・ main house / wing</text:p>
          </table:table-cell>
          <table:table-cell table:number-columns-repeated="1018"/>
        </table:table-row>
        <table:table-row table:style-name="ro29">
          <table:table-cell office:value-type="float" office:value="105" calcext:value-type="float">
            <text:p>105</text:p>
          </table:table-cell>
          <table:table-cell office:value-type="string" calcext:value-type="string">
            <text:p>毎</text:p>
          </table:table-cell>
          <table:table-cell office:value-type="string" calcext:value-type="string">
            <text:p>EVERY</text:p>
            <text:p/>
            <text:p>EACH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-ごと(に)*</text:p>
          </table:table-cell>
          <table:table-cell office:value-type="string" calcext:value-type="string">
            <text:p>二日毎に ・ ふつかごとに ・ every other day</text:p>
            <text:p/>
            <text:p>毎日 ・ まいにち ・ every day</text:p>
            <text:p/>
            <text:p>毎月 ・ まいつき ・ every month</text:p>
            <text:p/>
            <text:p>毎回 ・ まいかい ・ every time</text:p>
            <text:p/>
            <text:p>毎号 ・ まいごう ・ each / every issue</text:p>
            <text:p/>
            <text:p>毎度 ・ まいど ・ every / each time, always</text:p>
            <text:p/>
            <text:p>毎週 ・ まいしゅう ・ every week</text:p>
          </table:table-cell>
          <table:table-cell table:number-columns-repeated="1018"/>
        </table:table-row>
        <table:table-row table:style-name="ro12">
          <table:table-cell office:value-type="float" office:value="106" calcext:value-type="float">
            <text:p>106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日本海 ・ にほんかい ・ Sea of Japan</text:p>
            <text:p/>
            <text:p>海の日 ・ うみのひ ・ Ocean Day national holiday, 3rd Monday in July </text:p>
            <text:p/>
            <text:p>海上 ・ かいじょう ・ oceangoing, maritime, marine</text:p>
          </table:table-cell>
          <table:table-cell table:number-columns-repeated="1018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学者 ・ がくしゃ ・ scholar, learned person</text:p>
            <text:p/>
            <text:p>よそ者 ・ よそもの ・ outsider</text:p>
            <text:p/>
            <text:p>者 ・ もの ・ person</text:p>
            <text:p/>
            <text:p>信者 ・ しんじゃ ・ believer</text:p>
            <text:p/>
            <text:p>話者 ・ わしゃ ・ speaker</text:p>
          </table:table-cell>
          <table:table-cell table:number-columns-repeated="1018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MANUFACTURE</text:p>
            <text:p/>
            <text:p>CONSTRUCTION</text:p>
          </table:table-cell>
          <table:table-cell office:value-type="string" calcext:value-type="string">
            <text:p>コウ</text:p>
            <text:p/>
            <text:p>ク</text:p>
          </table:table-cell>
          <table:table-cell table:style-name="ce10"/>
          <table:table-cell office:value-type="string" calcext:value-type="string">
            <text:p>工事 ・ こうじ ・ construction</text:p>
            <text:p/>
            <text:p>大工 ・ だいく ・ carpenter</text:p>
            <text:p/>
            <text:p>人工 ・ じんこう ・ man-made</text:p>
            <text:p/>
            <text:p>工事中 ・ こうじちゅう ・ Under Construction</text:p>
            <text:p/>
            <text:p>工学 ・ こうがく ・ engineering</text:p>
          </table:table-cell>
          <table:table-cell office:value-type="string" calcext:value-type="string">
            <text:p>work[manship</text:p>
          </table:table-cell>
          <table:table-cell table:number-columns-repeated="1017"/>
        </table:table-row>
        <table:table-row table:style-name="ro36">
          <table:table-cell office:value-type="float" office:value="109" calcext:value-type="float">
            <text:p>109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FORM[ULA]</text:p>
            <text:p/>
            <text:p>CEREMONY</text:p>
          </table:table-cell>
          <table:table-cell office:value-type="string" calcext:value-type="string">
            <text:p>シキ</text:p>
          </table:table-cell>
          <table:table-cell table:style-name="ce10"/>
          <table:table-cell office:value-type="string" calcext:value-type="string">
            <text:p>正式に ・ せいしきに ・ formally, regularly</text:p>
            <text:p/>
            <text:p>入学式 ・ にゅうがくしき ・ school entrance ceremony</text:p>
            <text:p/>
            <text:p>公式 ・ こうしき ・ formula; formality</text:p>
            <text:p/>
            <text:p>成人式 ・ せいじんしき ・ coming-of-age ceremony</text:p>
            <text:p/>
            <text:p>電動式 ・ でんどうしき ・ electric ally operated </text:p>
            <text:p/>
            <text:p>式を挙げる ・ しきをあげる ・ hold a ceremony</text:p>
            <text:p/>
            <text:p>…の式に ・ …のしきに ・ after the fashion / manner of</text:p>
          </table:table-cell>
          <table:table-cell office:value-type="string" calcext:value-type="string">
            <text:p>style, manner ・ rite</text:p>
          </table:table-cell>
          <table:table-cell table:number-columns-repeated="1017"/>
        </table:table-row>
        <table:table-row table:style-name="ro14">
          <table:table-cell office:value-type="float" office:value="110" calcext:value-type="float">
            <text:p>110</text:p>
          </table:table-cell>
          <table:table-cell office:value-type="string" calcext:value-type="string">
            <text:p>弐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ニ</text:p>
          </table:table-cell>
          <table:table-cell table:style-name="ce10"/>
          <table:table-cell office:value-type="string" calcext:value-type="string">
            <text:p>弐拾 ・ にじゅう ・ twenty</text:p>
          </table:table-cell>
          <table:table-cell office:value-type="string" calcext:value-type="string">
            <text:p>formal / in legal documents</text:p>
          </table:table-cell>
          <table:table-cell table:number-columns-repeated="1017"/>
        </table:table-row>
        <table:table-row table:style-name="ro19">
          <table:table-cell office:value-type="float" office:value="111" calcext:value-type="float">
            <text:p>111</text:p>
          </table:table-cell>
          <table:table-cell office:value-type="string" calcext:value-type="string">
            <text:p>武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ブ</text:p>
            <text:p/>
            <text:p>ム</text:p>
          </table:table-cell>
          <table:table-cell table:style-name="ce10"/>
          <table:table-cell office:value-type="string" calcext:value-type="string">
            <text:p>武者 ・ むしゃ ・ warrior, soldier</text:p>
            <text:p/>
            <text:p>武力 ・ ぶりょく ・ military power</text:p>
            <text:p/>
            <text:p>武装する ・ ぶそうする ・ bear arms</text:p>
            <text:p/>
            <text:p>武器 ・ ぶき ・ weapon, arms</text:p>
            <text:p/>
            <text:p>武術 ・ ぶじゅつ ・ military / martial arts</text:p>
            <text:p/>
            <text:p>武道 ・ ぶどう ・ martial arts</text:p>
            <text:p/>
            <text:p>文武 ・ ぶんぶ ・ literary and military arts</text:p>
          </table:table-cell>
          <table:table-cell office:value-type="string" calcext:value-type="string">
            <text:p>warrior</text:p>
          </table:table-cell>
          <table:table-cell table:number-columns-repeated="1017"/>
        </table:table-row>
        <table:table-row table:style-name="ro7">
          <table:table-cell office:value-type="float" office:value="112" calcext:value-type="float">
            <text:p>112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金糸 ・ きんし ・ gold thread</text:p>
            <text:p/>
            <text:p>糸口 ・ いとぐち ・ beginning, first step; clue</text:p>
            <text:p/>
            <text:p>糸 ・ いと ・ thread, string; fishing line</text:p>
          </table:table-cell>
          <table:table-cell table:number-columns-repeated="1018"/>
        </table:table-row>
        <table:table-row table:style-name="ro20">
          <table:table-cell office:value-type="float" office:value="113" calcext:value-type="float">
            <text:p>113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(-)まえ</text:p>
          </table:table-cell>
          <table:table-cell office:value-type="string" calcext:value-type="string">
            <text:p>前回 ・ ぜんかい ・ last time</text:p>
            <text:p/>
            <text:p>前に ・ まえに ・ ahead of, before</text:p>
            <text:p/>
            <text:p>前 ・ まえ ・ front; previous, before; ahead of</text:p>
            <text:p/>
            <text:p>以前 ・ いぜん ・ before, ago, since</text:p>
            <text:p/>
            <text:p>事前 ・ じぜん ・ before the fact</text:p>
            <text:p/>
            <text:p>前者 ・ ぜんしゃ ・ the former</text:p>
          </table:table-cell>
          <table:table-cell office:value-type="string" calcext:value-type="string">
            <text:p>ahead</text:p>
          </table:table-cell>
          <table:table-cell table:number-columns-repeated="1017"/>
        </table:table-row>
        <table:table-row table:style-name="ro23">
          <table:table-cell office:value-type="float" office:value="114" calcext:value-type="float">
            <text:p>114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ゴ</text:p>
            <text:p/>
            <text:p>コウ</text:p>
          </table:table-cell>
          <table:table-cell office:value-type="string" calcext:value-type="string">
            <text:p>のち</text:p>
            <text:p/>
            <text:p>うし(ろ)</text:p>
            <text:p/>
            <text:p>うしろ</text:p>
            <text:p/>
            <text:p>あと</text:p>
            <text:p/>
            <text:p>おく(れる)</text:p>
          </table:table-cell>
          <table:table-cell office:value-type="string" calcext:value-type="string">
            <text:p>後者 ・ こうしゃ ・ the latter</text:p>
            <text:p/>
            <text:p>以後 ・ いご ・ after this, from now on, in future; thereafter</text:p>
            <text:p/>
            <text:p>後書き ・ あとがき ・ postscript, afterword</text:p>
            <text:p/>
            <text:p>後回し ・ あとまわし ・ deferment, postponement</text:p>
            <text:p/>
            <text:p>後金 ・ あときん ・ rest of the payment</text:p>
            <text:p/>
            <text:p>事後 ・ じご ・ after the fact, ex-post-facto</text:p>
            <text:p/>
            <text:p>後ろ ・ うしろ ・ back, rear; after, behind</text:p>
            <text:p/>
            <text:p>後れる ・ おくれる ・ [vi] fall behind / back; be outstripped, backwards</text:p>
          </table:table-cell>
          <table:table-cell office:value-type="string" calcext:value-type="string">
            <text:p>late, rear; behind</text:p>
          </table:table-cell>
          <table:table-cell table:number-columns-repeated="1017"/>
        </table:table-row>
        <table:table-row table:style-name="ro21">
          <table:table-cell office:value-type="float" office:value="115" calcext:value-type="float">
            <text:p>115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NOON</text:p>
            <text:p/>
            <text:p>[sign of] THE HORSE</text:p>
          </table:table-cell>
          <table:table-cell office:value-type="string" calcext:value-type="string">
            <text:p>ゴ</text:p>
          </table:table-cell>
          <table:table-cell table:style-name="ce10"/>
          <table:table-cell office:value-type="string" calcext:value-type="string">
            <text:p>午後 ・ ごご ・ afternoon</text:p>
            <text:p/>
            <text:p>午前中 ・ ごぜんちゅう ・ in the morning; all morning</text:p>
            <text:p/>
            <text:p>午前 ・ ごぜん ・ morning</text:p>
            <text:p/>
            <text:p>正午 ・ しょうご ・ noon</text:p>
          </table:table-cell>
          <table:table-cell table:number-columns-repeated="1018"/>
        </table:table-row>
        <table:table-row table:style-name="ro15">
          <table:table-cell office:value-type="float" office:value="116" calcext:value-type="float">
            <text:p>116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ギュウ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子牛 ・ こうし ・ calf</text:p>
            <text:p/>
            <text:p>水牛 ・ すいぎゅう ・ water buffalo</text:p>
            <text:p/>
            <text:p>牛 ・ うし ・ ox; cow; cattle</text:p>
          </table:table-cell>
          <table:table-cell table:number-columns-repeated="1018"/>
        </table:table-row>
        <table:table-row table:style-name="ro20">
          <table:table-cell office:value-type="float" office:value="117" calcext:value-type="float">
            <text:p>11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年上の ・ としうえの ・ older, senior</text:p>
            <text:p/>
            <text:p>年代 ・ ねんだい ・ age, era, period; date</text:p>
            <text:p/>
            <text:p>長年 ・ ながねん ・ many years</text:p>
            <text:p/>
            <text:p>生年月日 ・ せいねんがっぴ ・ birthdate</text:p>
            <text:p/>
            <text:p>年 ・ とし ・ age; year</text:p>
            <text:p/>
            <text:p>年中無休 ・ ねんじゅうむきゅう ・ open all year</text:p>
          </table:table-cell>
          <table:table-cell table:number-columns-repeated="1018"/>
        </table:table-row>
        <table:table-row table:style-name="ro41">
          <table:table-cell office:value-type="float" office:value="118" calcext:value-type="float">
            <text:p>118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ケン</text:p>
          </table:table-cell>
          <table:table-cell table:style-name="ce10"/>
          <table:table-cell office:value-type="string" calcext:value-type="string">
            <text:p>用件 ・ ようけん ・ matter of business , things to be done</text:p>
            <text:p/>
            <text:p>事件 ・ じけん ・ affair, incident, case, event</text:p>
            <text:p/>
            <text:p>要件 ・ ようけん ・ important matter; necessary condition</text:p>
            <text:p/>
            <text:p>別件 ・ べっけん ・ separate case, another matter</text:p>
            <text:p/>
            <text:p>件数 ・ けんすう ・ number of cases or items</text:p>
            <text:p/>
            <text:p>五十件 ・ ごじっけん ・ 50 cases / items</text:p>
          </table:table-cell>
          <table:table-cell office:value-type="string" calcext:value-type="string">
            <text:p>case</text:p>
          </table:table-cell>
          <table:table-cell table:number-columns-repeated="1017"/>
        </table:table-row>
        <table:table-row table:style-name="ro9">
          <table:table-cell office:value-type="float" office:value="119" calcext:value-type="float">
            <text:p>119</text:p>
          </table:table-cell>
          <table:table-cell office:value-type="string" calcext:value-type="string">
            <text:p>条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ジョウ</text:p>
          </table:table-cell>
          <table:table-cell table:style-name="ce10"/>
          <table:table-cell office:value-type="string" calcext:value-type="string">
            <text:p>条件 ・ じょうけん ・ condition; item, proviso</text:p>
            <text:p/>
            <text:p>信条 ・ しんじょう ・ principle, creed, article of faith</text:p>
            <text:p/>
            <text:p>条目 ・ じょうもく ・ article, stipulation</text:p>
            <text:p/>
            <text:p>条例 ・ じょうれい ・ regulations, rules, law</text:p>
            <text:p/>
            <text:p>条約 ・ じょうやく ・ treaty</text:p>
            <text:p/>
            <text:p>軌条 ・ きじょう ・ rails</text:p>
          </table:table-cell>
          <table:table-cell office:value-type="string" calcext:value-type="string">
            <text:p>section, clause; strip</text:p>
          </table:table-cell>
          <table:table-cell table:number-columns-repeated="1017"/>
        </table:table-row>
        <table:table-row table:style-name="ro36">
          <table:table-cell office:value-type="float" office:value="120" calcext:value-type="float">
            <text:p>120</text:p>
          </table:table-cell>
          <table:table-cell office:value-type="string" calcext:value-type="string">
            <text:p>化</text:p>
          </table:table-cell>
          <table:table-cell office:value-type="string" calcext:value-type="string">
            <text:p>CHANGE INTO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ば(ける)</text:p>
            <text:p/>
            <text:p>ば(かす)</text:p>
          </table:table-cell>
          <table:table-cell office:value-type="string" calcext:value-type="string">
            <text:p>化ける ・ ばける ・ [vi] take the form of, change oneself into; disguise oneself</text:p>
            <text:p/>
            <text:p>化かす ・ ばかす ・ [vt] bewitch, deceive</text:p>
            <text:p/>
            <text:p>化学 ・ かがく ・ chemistry</text:p>
            <text:p/>
            <text:p>コンピュータ化 ・ コンピュータか ・ computerization</text:p>
            <text:p/>
            <text:p>変化 ・ へんげ ・ goblin, ghost</text:p>
            <text:p/>
            <text:p>化身 ・ けしん ・ buddh. incarnation, reincarnation</text:p>
            <text:p/>
            <text:p>化粧品 ・ けしょうひん ・ cosmetics</text:p>
            <text:p/>
            <text:p>化け物 ・ ばけもの ・ monster; ghost</text:p>
          </table:table-cell>
          <table:table-cell office:value-type="string" calcext:value-type="string">
            <text:p>convert</text:p>
          </table:table-cell>
          <table:table-cell table:number-columns-repeated="1017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花火 ・ はなび ・ fireworks</text:p>
            <text:p/>
            <text:p>国花 ・ こっか ・ national flower</text:p>
            <text:p/>
            <text:p>花見 ・ はなみ ・ flower viewing [cherry blossom] </text:p>
            <text:p/>
            <text:p>お花 ・ おはな ・ flower arrangement</text:p>
            <text:p/>
            <text:p>生け花 ・ いけばな ・ flower arrangement</text:p>
          </table:table-cell>
          <table:table-cell table:number-columns-repeated="1018"/>
        </table:table-row>
        <table:table-row table:style-name="ro21">
          <table:table-cell office:value-type="float" office:value="122" calcext:value-type="float">
            <text:p>122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ホク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北部 ・ ほくぶ ・ north ern part </text:p>
            <text:p/>
            <text:p>北口 ・ きたぐち ・ north exit</text:p>
            <text:p/>
            <text:p>北東 ・ ほくとう ・ northeast</text:p>
            <text:p/>
            <text:p>東北 ・ とうほく ・ Tōhoku northeastern Honshū</text:p>
          </table:table-cell>
          <table:table-cell table:number-columns-repeated="1018"/>
        </table:table-row>
        <table:table-row table:style-name="ro36">
          <table:table-cell office:value-type="float" office:value="123" calcext:value-type="float">
            <text:p>123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COMPARE</text:p>
            <text:p/>
            <text:p>PHONETIC [HI]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くら(べる)</text:p>
          </table:table-cell>
          <table:table-cell office:value-type="string" calcext:value-type="string">
            <text:p>比べる ・ くらべる ・ [vt] compare, contrast</text:p>
            <text:p/>
            <text:p>無比 ・ むひ ・ incomparable, peerless, unparalleled</text:p>
            <text:p/>
            <text:p>日比 ・ にちひ ・ Japan &amp; Philippines; Japanese-Filipino</text:p>
            <text:p/>
            <text:p>対比する ・ たいひする ・ contrast, compare</text:p>
            <text:p/>
            <text:p>比類 ・ ひるい ・ parallel, equal, match</text:p>
            <text:p/>
            <text:p>比例 ・ ひれい ・ proportion, ratio</text:p>
            <text:p/>
            <text:p>比を求める ・ ひをもとめる ・ obtain the ratio</text:p>
          </table:table-cell>
          <table:table-cell office:value-type="string" calcext:value-type="string">
            <text:p>juxtapose, contrast, match</text:p>
          </table:table-cell>
          <table:table-cell table:number-columns-repeated="1017"/>
        </table:table-row>
        <table:table-row table:style-name="ro16">
          <table:table-cell office:value-type="float" office:value="124" calcext:value-type="float">
            <text:p>124</text:p>
          </table:table-cell>
          <table:table-cell office:value-type="string" calcext:value-type="string">
            <text:p>背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せ</text:p>
            <text:p/>
            <text:p>せい</text:p>
            <text:p/>
            <text:p>そむ(く)</text:p>
            <text:p/>
            <text:p>そむ(ける)</text:p>
          </table:table-cell>
          <table:table-cell office:value-type="string" calcext:value-type="string">
            <text:p>背中 ・ せなか ・ back</text:p>
            <text:p/>
            <text:p>背部 ・ はいぶ ・ back(side)</text:p>
            <text:p/>
            <text:p>背く ・ そむく ・ [vi] go against, disobey</text:p>
            <text:p/>
            <text:p>背ける ・ そむける ・ [vt] turn (one's face) away</text:p>
            <text:p/>
            <text:p>背比べ ・ せいくらべ ・ comparison of statures</text:p>
            <text:p/>
            <text:p>約束に背く ・ やくそくにそむく ・ break one’s promise</text:p>
            <text:p/>
            <text:p>顔を背ける ・ かおをそむける ・ turn one’s face away</text:p>
            <text:p/>
            <text:p>上背 ・ うわぜい ・ height, stature</text:p>
          </table:table-cell>
          <table:table-cell office:value-type="string" calcext:value-type="string">
            <text:p>stature</text:p>
          </table:table-cell>
          <table:table-cell table:number-columns-repeated="1017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VEHICLE</text:p>
            <text:p/>
            <text:p>WHEE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車で行く ・ くるまでいく ・ go by car</text:p>
            <text:p/>
            <text:p>車体 ・ しゃたい ・ body of a car </text:p>
            <text:p/>
            <text:p>人力車 ・ じんりきしゃ ・ rickshaw, human-pulled cart</text:p>
            <text:p/>
            <text:p>水車 ・ すいしゃ ・ water wheel</text:p>
            <text:p/>
            <text:p>車 ・ くるま ・ car</text:p>
          </table:table-cell>
          <table:table-cell office:value-type="string" calcext:value-type="string">
            <text:p>car</text:p>
          </table:table-cell>
          <table:table-cell table:number-columns-repeated="1017"/>
        </table:table-row>
        <table:table-row table:style-name="ro38">
          <table:table-cell office:value-type="float" office:value="126" calcext:value-type="float">
            <text:p>126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GAS</text:p>
            <text:p/>
            <text:p>SPIRIT</text:p>
          </table:table-cell>
          <table:table-cell office:value-type="string" calcext:value-type="string">
            <text:p>キ</text:p>
            <text:p/>
            <text:p>ケ</text:p>
          </table:table-cell>
          <table:table-cell table:style-name="ce10"/>
          <table:table-cell office:value-type="string" calcext:value-type="string">
            <text:p>気体 ・ きたい ・ gas, vapor</text:p>
            <text:p/>
            <text:p>気に入る ・ きにいる ・ like, be pleased with</text:p>
            <text:p/>
            <text:p>大気 ・ たいき ・ atmosphere</text:p>
            <text:p/>
            <text:p>やる気 ・ やるき ・ mind determined to do sth.</text:p>
            <text:p/>
            <text:p>本気 ・ ほんき ・ seriousness, earnestness</text:p>
          </table:table-cell>
          <table:table-cell table:number-columns-repeated="1018"/>
        </table:table-row>
        <table:table-row table:style-name="ro13">
          <table:table-cell office:value-type="float" office:value="127" calcext:value-type="float">
            <text:p>127</text:p>
          </table:table-cell>
          <table:table-cell office:value-type="string" calcext:value-type="string">
            <text:p>汽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汽車 ・ きしゃ ・ (steam) train</text:p>
            <text:p/>
            <text:p>夜汽車 ・ よぎしゃ ・ night train</text:p>
            <text:p/>
            <text:p>汽笛 ・ きてき ・ steam whistle</text:p>
            <text:p/>
            <text:p>汽圧 ・ きあつ ・ steam pressure</text:p>
            <text:p/>
            <text:p>汽船 ・ きせん ・ steamboat, steamer</text:p>
            <text:p/>
            <text:p>汽水 ・ きすい ・ brackish water</text:p>
          </table:table-cell>
          <table:table-cell table:number-columns-repeated="1018"/>
        </table:table-row>
        <table:table-row table:style-name="ro16">
          <table:table-cell office:value-type="float" office:value="128" calcext:value-type="float">
            <text:p>128</text:p>
          </table:table-cell>
          <table:table-cell office:value-type="string" calcext:value-type="string">
            <text:p>性</text:p>
          </table:table-cell>
          <table:table-cell office:value-type="string" calcext:value-type="string">
            <text:p>NATURE</text:p>
            <text:p/>
            <text:p>SEX</text:p>
            <text:p/>
            <text:p>-ITY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10"/>
          <table:table-cell office:value-type="string" calcext:value-type="string">
            <text:p>本性 ・ ほんしょう ・ [true] nature / personality</text:p>
            <text:p/>
            <text:p>性別 ・ せいべつ ・ distinction of sex; gender</text:p>
            <text:p/>
            <text:p>安定性 ・ あんていせい ・ stability</text:p>
            <text:p/>
            <text:p>男性 ・ だんせい ・ male, man</text:p>
            <text:p/>
            <text:p>水の性 ・ みずのせい ・ properties of water</text:p>
            <text:p/>
            <text:p>中性 ・ ちゅうせい ・ neuter gender</text:p>
            <text:p/>
            <text:p>天性 ・ てんせい ・ nature, one’s innate disposition</text:p>
            <text:p/>
            <text:p>性悪な ・ しょうわるな ・ ill-natured</text:p>
          </table:table-cell>
          <table:table-cell office:value-type="string" calcext:value-type="string">
            <text:p>innate quality ・ gender</text:p>
          </table:table-cell>
          <table:table-cell table:number-columns-repeated="1017"/>
        </table:table-row>
        <table:table-row table:style-name="ro11">
          <table:table-cell office:value-type="float" office:value="129" calcext:value-type="float">
            <text:p>12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[cultivated] FIELD</text:p>
          </table:table-cell>
          <table:table-cell/>
          <table:table-cell office:value-type="string" calcext:value-type="string">
            <text:p>はた</text:p>
            <text:p/>
            <text:p>はたけ</text:p>
            <text:p/>
            <text:p>-ばたけ</text:p>
          </table:table-cell>
          <table:table-cell office:value-type="string" calcext:value-type="string">
            <text:p>畑 ・ はたけ ・ cultivated land, dry field vs. submerged ones </text:p>
            <text:p/>
            <text:p>花畑 ・ はなばたけ ・ flower garden</text:p>
            <text:p/>
            <text:p>田畑 ・ たはた ・ fields of crops </text:p>
            <text:p/>
            <text:p>畑を作る ・ はたけをつくる ・ cultivate a field, farm</text:p>
            <text:p/>
            <text:p>畑作 ・ はたさく ・ dry field farming / crop</text:p>
            <text:p/>
            <text:p>畑地 ・ はたち ・ farmland</text:p>
            <text:p/>
            <text:p>段段畑 ・ だんだんばたけ ・ terraced fields / farm</text:p>
          </table:table-cell>
          <table:table-cell office:value-type="string" calcext:value-type="string">
            <text:p>one's speciality</text:p>
          </table:table-cell>
          <table:table-cell table:number-columns-repeated="1017"/>
        </table:table-row>
        <table:table-row table:style-name="ro30">
          <table:table-cell office:value-type="float" office:value="130" calcext:value-type="float">
            <text:p>130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あお(-)</text:p>
            <text:p/>
            <text:p>あお(い)</text:p>
          </table:table-cell>
          <table:table-cell office:value-type="string" calcext:value-type="string">
            <text:p>青年 ・ せいねん ・ youth, young man</text:p>
            <text:p/>
            <text:p>青い ・ あおい ・ blue, green</text:p>
            <text:p/>
            <text:p>青春 ・ せいしゅん ・ bloom of youth</text:p>
            <text:p/>
            <text:p>緑青 ・ ろくしょう ・ verdigris, copper / green rust</text:p>
            <text:p/>
            <text:p>青ざめる ・ あおざめる ・ [vi] become pale</text:p>
            <text:p/>
            <text:p>顔が青い ・ かおがあおい ・ look pale / green</text:p>
            <text:p/>
            <text:p>真っ青 ・ まっさお ・ deep blue; paleness, ghastliness</text:p>
          </table:table-cell>
          <table:table-cell office:value-type="string" calcext:value-type="string">
            <text:p>green</text:p>
          </table:table-cell>
          <table:table-cell table:number-columns-repeated="1017"/>
        </table:table-row>
        <table:table-row table:style-name="ro20">
          <table:table-cell office:value-type="float" office:value="131" calcext:value-type="float">
            <text:p>131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バク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小麦 ・ こむぎ ・ wheat</text:p>
            <text:p/>
            <text:p>大麦 ・ おおむぎ ・ barley</text:p>
            <text:p/>
            <text:p>麦畑 ・ むぎばたけ ・ wheat field</text:p>
            <text:p/>
            <text:p>麦価 ・ ばくか ・ price of wheat</text:p>
            <text:p/>
            <text:p>麦秋 ・ ばくしゅう ・ wheat harvest / season; early summer</text:p>
            <text:p/>
            <text:p>ライ麦 ・ らいむぎ ・ rye</text:p>
          </table:table-cell>
          <table:table-cell table:number-columns-repeated="1018"/>
        </table:table-row>
        <table:table-row table:style-name="ro32">
          <table:table-cell office:value-type="float" office:value="132" calcext:value-type="float">
            <text:p>132</text:p>
          </table:table-cell>
          <table:table-cell office:value-type="string" calcext:value-type="string">
            <text:p>素</text:p>
          </table:table-cell>
          <table:table-cell office:value-type="string" calcext:value-type="string">
            <text:p>ELEMENT</text:p>
            <text:p/>
            <text:p>PLAIN</text:p>
          </table:table-cell>
          <table:table-cell office:value-type="string" calcext:value-type="string">
            <text:p>ソ</text:p>
            <text:p/>
            <text:p>ス</text:p>
          </table:table-cell>
          <table:table-cell office:value-type="string" calcext:value-type="string">
            <text:p>もと*</text:p>
          </table:table-cell>
          <table:table-cell office:value-type="string" calcext:value-type="string">
            <text:p>水素 ・ すいそ ・ hydrogen</text:p>
            <text:p/>
            <text:p>素足 ・ すあし ・ bare feet</text:p>
            <text:p/>
            <text:p>素手 ・ すで ・ bare hands</text:p>
            <text:p/>
            <text:p>素人 ・ しろうと ・ amateur, novice, outsider</text:p>
            <text:p/>
            <text:p>元素 ・ げんそ ・ chemical element</text:p>
            <text:p/>
            <text:p>素 ・ もと ・ raw material, base</text:p>
            <text:p/>
            <text:p>スープの素 ・ すーぷのもと ・ soup stock</text:p>
          </table:table-cell>
          <table:table-cell office:value-type="string" calcext:value-type="string">
            <text:p>bare</text:p>
          </table:table-cell>
          <table:table-cell table:number-columns-repeated="1017"/>
        </table:table-row>
        <table:table-row table:style-name="ro9">
          <table:table-cell office:value-type="float" office:value="133" calcext:value-type="float">
            <text:p>133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ドク</text:p>
          </table:table-cell>
          <table:table-cell table:style-name="ce10"/>
          <table:table-cell office:value-type="string" calcext:value-type="string">
            <text:p>中毒 ・ ちゅうどく ・ poisoning; addiction</text:p>
            <text:p/>
            <text:p>毒素 ・ どくそ ・ toxin</text:p>
            <text:p/>
            <text:p>気の毒な ・ きのどくな ・ pitiable, miser-; regrettable, too bad</text:p>
            <text:p/>
            <text:p>毒舌 ・ どくぜつ ・ wicked tongue, abusive language</text:p>
            <text:p/>
            <text:p>毒物 ・ どくぶつ ・ poisonous substance, toxin</text:p>
            <text:p/>
            <text:p>有毒な ・ ゆうどくな ・ poisonous</text:p>
          </table:table-cell>
          <table:table-cell table:number-columns-repeated="1018"/>
        </table:table-row>
        <table:table-row table:style-name="ro23">
          <table:table-cell office:value-type="float" office:value="134" calcext:value-type="float">
            <text:p>134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AHEAD [of]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さき</text:p>
            <text:p/>
            <text:p>ま(ず)*</text:p>
          </table:table-cell>
          <table:table-cell office:value-type="string" calcext:value-type="string">
            <text:p>先月 ・ せんげつ ・ last month</text:p>
            <text:p/>
            <text:p>行き先 ・ いきさき ・ one's destination</text:p>
            <text:p/>
            <text:p>先 ・ さき ・ point, tip; the future; destination; first, ahead of; before, earlier</text:p>
            <text:p/>
            <text:p>刃先 ・ はさき ・ edge of a blade</text:p>
            <text:p/>
            <text:p>爪先 ・ つまさき ・ tiptoe, tip of a toe</text:p>
            <text:p/>
            <text:p>先ず ・ まず ・ first, to begin with; nearly, hardly, on the whole; anyway; well, now</text:p>
            <text:p/>
            <text:p>手先 ・ てさき ・ fingers; tool, implement</text:p>
            <text:p/>
            <text:p>先達て ・ せんだって ・ the other day, some time ago; lately</text:p>
          </table:table-cell>
          <table:table-cell office:value-type="string" calcext:value-type="string">
            <text:p>previous</text:p>
          </table:table-cell>
          <table:table-cell table:number-columns-repeated="1017"/>
        </table:table-row>
        <table:table-row table:style-name="ro32">
          <table:table-cell office:value-type="float" office:value="135" calcext:value-type="float">
            <text:p>135</text:p>
          </table:table-cell>
          <table:table-cell office:value-type="string" calcext:value-type="string">
            <text:p>洗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ら(う)</text:p>
          </table:table-cell>
          <table:table-cell office:value-type="string" calcext:value-type="string">
            <text:p>洗車 ・ せんしゃ ・ carwash</text:p>
            <text:p/>
            <text:p>洗う ・ あらう ・ [vt] wash, cleanse</text:p>
            <text:p/>
            <text:p>手洗い ・ てあらい ・ lavatory, restroom</text:p>
            <text:p/>
            <text:p>洗練 ・ せんれん ・ refinement, polishing, elegance</text:p>
            <text:p/>
            <text:p>水洗 ・ すいせん ・ flushing, washing</text:p>
            <text:p/>
            <text:p>洗浄 ・ せんじょう ・ washing, irrigation</text:p>
            <text:p/>
            <text:p>洗顔 ・ せんがん ・ washing one’s face</text:p>
          </table:table-cell>
          <table:table-cell table:number-columns-repeated="1018"/>
        </table:table-row>
        <table:table-row table:style-name="ro30">
          <table:table-cell office:value-type="float" office:value="136" calcext:value-type="float">
            <text:p>136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ゲン</text:p>
            <text:p/>
            <text:p>ガン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元気 ・ げんき ・ vigor, energy; spirits; health</text:p>
            <text:p/>
            <text:p>元々 ・ もともと ・ originally, from the first; by nature</text:p>
            <text:p/>
            <text:p>火の元 ・ ひのもと ・ origin of a fire</text:p>
            <text:p/>
            <text:p>元素 ・ げんそ ・ element, chemical element</text:p>
            <text:p/>
            <text:p>元日 ・ がんじつ ・ New Year’s Day</text:p>
            <text:p/>
            <text:p>元来 ・ がんらい ・ originally, primarily, essentially</text:p>
            <text:p/>
            <text:p>地元民 ・ じもとみん ・ local people</text:p>
          </table:table-cell>
          <table:table-cell table:number-columns-repeated="1018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か(る)</text:p>
            <text:p/>
            <text:p>ひかり</text:p>
          </table:table-cell>
          <table:table-cell office:value-type="string" calcext:value-type="string">
            <text:p>光る ・ ひかる ・ [vi] shine, emit light</text:p>
            <text:p/>
            <text:p>日光 ・ にっこう ・ sunshine, sunlight</text:p>
            <text:p/>
            <text:p>光 ・ ひかり ・ light; ray; gleam</text:p>
            <text:p/>
            <text:p>光年 ・ こうねん ・ light year</text:p>
            <text:p/>
            <text:p>月光 ・ げっこう ・ moonlight</text:p>
          </table:table-cell>
          <table:table-cell office:value-type="string" calcext:value-type="string">
            <text:p>glow</text:p>
          </table:table-cell>
          <table:table-cell table:number-columns-repeated="1017"/>
        </table:table-row>
        <table:table-row table:style-name="ro37">
          <table:table-cell office:value-type="float" office:value="138" calcext:value-type="float">
            <text:p>138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GO AWAY</text:p>
          </table:table-cell>
          <table:table-cell office:value-type="string" calcext:value-type="string">
            <text:p>キョ</text:p>
            <text:p/>
            <text:p>コ</text:p>
          </table:table-cell>
          <table:table-cell office:value-type="string" calcext:value-type="string">
            <text:p>(-)さ(る)</text:p>
          </table:table-cell>
          <table:table-cell office:value-type="string" calcext:value-type="string">
            <text:p>去年 ・ きょねん ・ last year</text:p>
            <text:p/>
            <text:p>去る ・ さる ・ [vi] go away, leave; go by, elapse; get rid of</text:p>
            <text:p/>
            <text:p>立ち去る ・ たちさる ・ leave, walk out</text:p>
            <text:p/>
            <text:p>置き去りにする ・ おきざりにする ・ leave so. behind</text:p>
            <text:p/>
            <text:p>忘れ去る ・ わすれさる ・ forget completely</text:p>
            <text:p/>
            <text:p>退去する ・ たいきょする ・ retreat, withdraw, evacuate</text:p>
            <text:p/>
            <text:p>死去する ・ しきょする ・ die, pass away</text:p>
          </table:table-cell>
          <table:table-cell office:value-type="string" calcext:value-type="string">
            <text:p>leave; go by, elapse</text:p>
          </table:table-cell>
          <table:table-cell table:number-columns-repeated="1017"/>
        </table:table-row>
        <table:table-row table:style-name="ro37">
          <table:table-cell office:value-type="float" office:value="139" calcext:value-type="float">
            <text:p>139</text:p>
          </table:table-cell>
          <table:table-cell office:value-type="string" calcext:value-type="string">
            <text:p>法</text:p>
          </table:table-cell>
          <table:table-cell office:value-type="string" calcext:value-type="string">
            <text:p>LAW</text:p>
            <text:p/>
            <text:p>METHOD</text:p>
          </table:table-cell>
          <table:table-cell office:value-type="string" calcext:value-type="string">
            <text:p>ホウ</text:p>
            <text:p/>
            <text:p>ホッ-</text:p>
            <text:p/>
            <text:p>ハッ-</text:p>
          </table:table-cell>
          <table:table-cell office:value-type="string" calcext:value-type="string">
            <text:p>のり</text:p>
          </table:table-cell>
          <table:table-cell office:value-type="string" calcext:value-type="string">
            <text:p>法案 ・ ほうあん ・ bill, legislative proposal</text:p>
            <text:p/>
            <text:p>法学 ・ ほうがく ・ law, jurisprudence</text:p>
            <text:p/>
            <text:p>生活法 ・ せいかつほう ・ way of life, art of living</text:p>
            <text:p/>
            <text:p>法学部 ・ ほうがくぶ ・ law department [school] </text:p>
            <text:p/>
            <text:p>法 ・ のり ・ law, rule, regulation; model, pattern; religious doctrine, Buddha's teachings</text:p>
            <text:p/>
            <text:p>法度 ・ はっと ・ law, ordinance, prohibition</text:p>
          </table:table-cell>
          <table:table-cell office:value-type="string" calcext:value-type="string">
            <text:p>way</text:p>
          </table:table-cell>
          <table:table-cell table:number-columns-repeated="1017"/>
        </table:table-row>
        <table:table-row table:style-name="ro28">
          <table:table-cell office:value-type="float" office:value="140" calcext:value-type="float">
            <text:p>140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はし(る)</text:p>
          </table:table-cell>
          <table:table-cell office:value-type="string" calcext:value-type="string">
            <text:p>走行 ・ そうこう ・ traveling, driving</text:p>
            <text:p/>
            <text:p>走る ・ はしる ・ [vi] run</text:p>
            <text:p/>
            <text:p>走り ・ はしり ・ season’s first supply of tomatoes ; running</text:p>
            <text:p/>
            <text:p>走り書き ・ はしりがき ・ running script, cursive writing</text:p>
            <text:p/>
            <text:p>独走 ・ どくそう ・ running alone; easy victory, walkover</text:p>
            <text:p/>
            <text:p>暴走 ・ ぼうそう ・ reckless driving; running wild</text:p>
            <text:p/>
            <text:p>逃走 ・ とうそう ・ flight, escape</text:p>
            <text:p/>
            <text:p>脱走する ・ だっそうする ・ desert, escape</text:p>
          </table:table-cell>
          <table:table-cell table:number-columns-repeated="1018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当</text:p>
          </table:table-cell>
          <table:table-cell office:value-type="string" calcext:value-type="string">
            <text:p>THE PRESENT</text:p>
            <text:p/>
            <text:p>HIT [the mark]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あ(たる)</text:p>
            <text:p/>
            <text:p>あ(たり)</text:p>
            <text:p/>
            <text:p>あ(てる)</text:p>
            <text:p/>
            <text:p>あ(て)</text:p>
          </table:table-cell>
          <table:table-cell office:value-type="string" calcext:value-type="string">
            <text:p>当日 ・ とうじつ ・ the appointed day, that day</text:p>
            <text:p/>
            <text:p>当たる ・ あたる ・ [vi] hit the mark </text:p>
            <text:p/>
            <text:p>本当の ・ ほんとうの ・ true, real, genuine</text:p>
            <text:p/>
            <text:p>一日当たり千円 ・ いちにちあたりせんえん ・ 1000 yen a day</text:p>
            <text:p/>
            <text:p>日当り ・ ひあたり ・ exposure to the sun</text:p>
          </table:table-cell>
          <table:table-cell office:value-type="string" calcext:value-type="string">
            <text:p>the said, this/that ・ correspond to; allot</text:p>
          </table:table-cell>
          <table:table-cell table:number-columns-repeated="1017"/>
        </table:table-row>
        <table:table-row table:style-name="ro42">
          <table:table-cell office:value-type="float" office:value="142" calcext:value-type="float">
            <text:p>142</text:p>
          </table:table-cell>
          <table:table-cell office:value-type="string" calcext:value-type="string">
            <text:p>思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おも(う)</text:p>
          </table:table-cell>
          <table:table-cell office:value-type="string" calcext:value-type="string">
            <text:p>思案する ・ しあんする ・ think, consider, reflect</text:p>
            <text:p/>
            <text:p>思う ・ おもう ・ [vt] think, feel; wish</text:p>
            <text:p/>
            <text:p>思い付く ・ おもいつく ・ think of, hit upon</text:p>
            <text:p/>
            <text:p>思い出 ・ おもいで ・ recollections, memory</text:p>
          </table:table-cell>
          <table:table-cell office:value-type="string" calcext:value-type="string">
            <text:p>feel; wish</text:p>
          </table:table-cell>
          <table:table-cell table:number-columns-repeated="1017"/>
        </table:table-row>
        <table:table-row table:style-name="ro24">
          <table:table-cell office:value-type="float" office:value="143" calcext:value-type="float">
            <text:p>143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EARLY</text:p>
            <text:p/>
            <text:p>QUICK</text:p>
          </table:table-cell>
          <table:table-cell office:value-type="string" calcext:value-type="string">
            <text:p>ソウ</text:p>
            <text:p/>
            <text:p>サッ-</text:p>
          </table:table-cell>
          <table:table-cell office:value-type="string" calcext:value-type="string">
            <text:p>はや(い)</text:p>
            <text:p/>
            <text:p>はや(-)</text:p>
            <text:p/>
            <text:p>はや(まる)</text:p>
            <text:p/>
            <text:p>はや(める)</text:p>
          </table:table-cell>
          <table:table-cell office:value-type="string" calcext:value-type="string">
            <text:p>早々 ・ そうそう ・ quickly, without delay; early</text:p>
            <text:p/>
            <text:p>早口 ・ はやくち ・ fast talking</text:p>
            <text:p/>
            <text:p>早めに ・ はやめに ・ a little early, with time to spare</text:p>
            <text:p/>
            <text:p>お早う ・ おはよう ・ Good morning!</text:p>
          </table:table-cell>
          <table:table-cell table:number-columns-repeated="1018"/>
        </table:table-row>
        <table:table-row table:style-name="ro20">
          <table:table-cell office:value-type="float" office:value="144" calcext:value-type="float">
            <text:p>144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さ(-)</text:p>
            <text:p/>
            <text:p>-ぐさ</text:p>
          </table:table-cell>
          <table:table-cell office:value-type="string" calcext:value-type="string">
            <text:p>草木 ・ そうもく ・ trees &amp; plants, vegetation</text:p>
            <text:p/>
            <text:p>草書 ・ そうしょ ・ cursive writing</text:p>
            <text:p/>
            <text:p>毒草 ・ どくそう ・ poisonous plant</text:p>
            <text:p/>
            <text:p>草 ・ くさ ・ grass, weeds</text:p>
            <text:p/>
            <text:p>干し草 ・ ほしくさ ・ hay, dry grass</text:p>
            <text:p/>
            <text:p>質草 ・ しちぐさ ・ article for pawning</text:p>
          </table:table-cell>
          <table:table-cell table:number-columns-repeated="1018"/>
        </table:table-row>
        <table:table-row table:style-name="ro42">
          <table:table-cell office:value-type="float" office:value="145" calcext:value-type="float">
            <text:p>14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MORNING</text:p>
            <text:p/>
            <text:p>DYNASTY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毎朝 ・ まいあさ ・ every morning</text:p>
            <text:p/>
            <text:p>王朝 ・ おうちょう ・ dynasty, Imperial regime</text:p>
            <text:p/>
            <text:p>朝日 ・ あさひ ・ rising sun, morning sun(light)</text:p>
            <text:p/>
            <text:p>朝早く ・ あさはやく ・ early in the morning</text:p>
          </table:table-cell>
          <table:table-cell table:number-columns-repeated="1018"/>
        </table:table-row>
        <table:table-row table:style-name="ro21">
          <table:table-cell office:value-type="float" office:value="146" calcext:value-type="float">
            <text:p>146</text:p>
          </table:table-cell>
          <table:table-cell office:value-type="string" calcext:value-type="string">
            <text:p>潮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潮水 ・ しおみず ・ seawater</text:p>
            <text:p/>
            <text:p>潮入り ・ しおいり ・ rise of the tide</text:p>
            <text:p/>
            <text:p>初潮 ・ しょちょう ・ first menstruation</text:p>
            <text:p/>
            <text:p>高潮 ・ こうちょう ・ high tide / water; climax, point</text:p>
          </table:table-cell>
          <table:table-cell office:value-type="string" calcext:value-type="string">
            <text:p>morning …</text:p>
          </table:table-cell>
          <table:table-cell table:number-columns-repeated="1017"/>
        </table:table-row>
        <table:table-row table:style-name="ro23">
          <table:table-cell office:value-type="float" office:value="147" calcext:value-type="float">
            <text:p>147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ケイ</text:p>
            <text:p/>
            <text:p>ギョウ</text:p>
          </table:table-cell>
          <table:table-cell office:value-type="string" calcext:value-type="string">
            <text:p>かた</text:p>
            <text:p/>
            <text:p>-がた</text:p>
            <text:p/>
            <text:p>かたち</text:p>
          </table:table-cell>
          <table:table-cell office:value-type="string" calcext:value-type="string">
            <text:p>体形 ・ たいけい ・ form, figure</text:p>
            <text:p/>
            <text:p>人形 ・ にんぎょう ・ doll</text:p>
            <text:p/>
            <text:p>形だけ ・ かたちだけ ・ merely for form's sake</text:p>
            <text:p/>
            <text:p>形 ・ かたち ・ form, shape</text:p>
            <text:p/>
            <text:p>形見 ・ かたみ ・ keepsake, memento</text:p>
            <text:p/>
            <text:p>形見 ・ かたみ ・ keepsake, memento</text:p>
            <text:p/>
            <text:p>手形 ・ てがた ・ promissory note; hand print</text:p>
            <text:p/>
            <text:p>形作る ・ かたちづくる ・ form, shape, make, mold</text:p>
          </table:table-cell>
          <table:table-cell office:value-type="string" calcext:value-type="string">
            <text:p>material form</text:p>
          </table:table-cell>
          <table:table-cell table:number-columns-repeated="1017"/>
        </table:table-row>
        <table:table-row table:style-name="ro11">
          <table:table-cell office:value-type="float" office:value="148" calcext:value-type="float">
            <text:p>148</text:p>
          </table:table-cell>
          <table:table-cell office:value-type="string" calcext:value-type="string">
            <text:p>発</text:p>
          </table:table-cell>
          <table:table-cell office:value-type="string" calcext:value-type="string">
            <text:p>OPEN UP</text:p>
            <text:p/>
            <text:p>EMIT</text:p>
            <text:p/>
            <text:p>START</text:p>
          </table:table-cell>
          <table:table-cell office:value-type="string" calcext:value-type="string">
            <text:p>ハツ</text:p>
            <text:p/>
            <text:p>ホツ</text:p>
          </table:table-cell>
          <table:table-cell office:value-type="string" calcext:value-type="string">
            <text:p>た(つ)*</text:p>
          </table:table-cell>
          <table:table-cell office:value-type="string" calcext:value-type="string">
            <text:p>発つ ・ たつ ・ [vi] start on a journey , depart</text:p>
            <text:p/>
            <text:p>発する ・ はっする ・ emit, radiate, send forth</text:p>
            <text:p/>
            <text:p>発見 ・ はっけん ・ discovery, revelation</text:p>
            <text:p/>
            <text:p>発明 ・ はつめい ・ invention, contrivance</text:p>
            <text:p/>
            <text:p>発する ・ はっする ・ emit, radiate</text:p>
            <text:p/>
            <text:p>発行する ・ はっこうする ・ publish, issue</text:p>
            <text:p/>
            <text:p>摘発する ・ てきはつする ・ expose, lay bare, disclose</text:p>
          </table:table-cell>
          <table:table-cell office:value-type="string" calcext:value-type="string">
            <text:p>generate ・ issue ・ develop</text:p>
          </table:table-cell>
          <table:table-cell table:number-columns-repeated="1017"/>
        </table:table-row>
        <table:table-row table:style-name="ro23">
          <table:table-cell office:value-type="float" office:value="149" calcext:value-type="float">
            <text:p>149</text:p>
          </table:table-cell>
          <table:table-cell office:value-type="string" calcext:value-type="string">
            <text:p>廃</text:p>
          </table:table-cell>
          <table:table-cell office:value-type="string" calcext:value-type="string">
            <text:p>ABANDON</text:p>
            <text:p/>
            <text:p>WASTE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すた(れる)</text:p>
          </table:table-cell>
          <table:table-cell office:value-type="string" calcext:value-type="string">
            <text:p>廃止する ・ はいしする ・ abandon, abolish</text:p>
            <text:p/>
            <text:p>廃れる ・ すたれる ・ [vi] fall into disuse, go out of fashion</text:p>
            <text:p/>
            <text:p>廃れた ・ すたれた ・ disused, out of date, obsolete</text:p>
            <text:p/>
            <text:p>廃案 ・ はいあん ・ rejected bill / project</text:p>
            <text:p/>
            <text:p>全廃 ・ ぜんぱい ・ abolition total </text:p>
            <text:p/>
            <text:p>廃り ・ すたり ・ waste, wastage, waster</text:p>
            <text:p/>
            <text:p>廃品 ・ はいひん ・ waste articles, junk</text:p>
            <text:p/>
            <text:p>廃絶 ・ はいぜつ ・ extinction</text:p>
          </table:table-cell>
          <table:table-cell office:value-type="string" calcext:value-type="string">
            <text:p>abolish</text:p>
          </table:table-cell>
          <table:table-cell table:number-columns-repeated="1017"/>
        </table:table-row>
        <table:table-row table:style-name="ro40">
          <table:table-cell office:value-type="float" office:value="150" calcext:value-type="float">
            <text:p>150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オン</text:p>
            <text:p/>
            <text:p>イン</text:p>
          </table:table-cell>
          <table:table-cell office:value-type="string" calcext:value-type="string">
            <text:p>おと</text:p>
            <text:p/>
            <text:p>ね</text:p>
          </table:table-cell>
          <table:table-cell office:value-type="string" calcext:value-type="string">
            <text:p>母音 ・ ぼいん ・ vowel</text:p>
            <text:p/>
            <text:p>足音 ・ あしおと ・ sound of footsteps</text:p>
            <text:p/>
            <text:p>発音 ・ はつおん ・ pronunciation</text:p>
            <text:p/>
            <text:p>本音 ・ ほんね ・ one's real intentions</text:p>
            <text:p/>
            <text:p>音 ・ おと ・ sound</text:p>
            <text:p/>
            <text:p>音節 ・ おんせつ ・ syllable</text:p>
            <text:p/>
            <text:p>五十音 ・ ごじゅうおん ・ the Japanese syllabary</text:p>
            <text:p/>
            <text:p>不協和音 ・ ふきょうわおん ・ discord, dissonance</text:p>
          </table:table-cell>
          <table:table-cell table:number-columns-repeated="1018"/>
        </table:table-row>
        <table:table-row table:style-name="ro9">
          <table:table-cell office:value-type="float" office:value="151" calcext:value-type="float">
            <text:p>151</text:p>
          </table:table-cell>
          <table:table-cell office:value-type="string" calcext:value-type="string">
            <text:p>意</text:p>
          </table:table-cell>
          <table:table-cell office:value-type="string" calcext:value-type="string">
            <text:p>MIND</text:p>
            <text:p/>
            <text:p>MEANING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意見 ・ いけん ・ opinion, view</text:p>
            <text:p/>
            <text:p>用意する ・ よういする ・ prepare, make arrangements</text:p>
            <text:p/>
            <text:p>好意 ・ こうい ・ goodwill, favor, kindness</text:p>
            <text:p/>
            <text:p>意図 ・ いと ・ intention, aim</text:p>
            <text:p/>
            <text:p>意に介する ・ いにかいする ・ mind, take sth. to heart</text:p>
            <text:p/>
            <text:p>意を強くする ・ いをつよくする ・ be reassured, feel encouraged</text:p>
          </table:table-cell>
          <table:table-cell office:value-type="string" calcext:value-type="string">
            <text:p>thoughts; opinion; will ・ sense</text:p>
          </table:table-cell>
          <table:table-cell table:number-columns-repeated="1017"/>
        </table:table-row>
        <table:table-row table:style-name="ro12">
          <table:table-cell office:value-type="float" office:value="152" calcext:value-type="float">
            <text:p>152</text:p>
          </table:table-cell>
          <table:table-cell office:value-type="string" calcext:value-type="string">
            <text:p>作</text:p>
          </table:table-cell>
          <table:table-cell office:value-type="string" calcext:value-type="string">
            <text:p>MAKE</text:p>
            <text:p/>
            <text:p>WORK</text:p>
          </table:table-cell>
          <table:table-cell office:value-type="string" calcext:value-type="string">
            <text:p>サク</text:p>
            <text:p/>
            <text:p>サ</text:p>
          </table:table-cell>
          <table:table-cell office:value-type="string" calcext:value-type="string">
            <text:p>つく(る)</text:p>
            <text:p/>
            <text:p>つく(り)</text:p>
            <text:p/>
            <text:p>-づく(り)</text:p>
          </table:table-cell>
          <table:table-cell office:value-type="string" calcext:value-type="string">
            <text:p>作る ・ つくる ・ [vt] make, create; grow</text:p>
            <text:p/>
            <text:p>作成する ・ さくせいする ・ make, produce, prepare</text:p>
            <text:p/>
            <text:p>作用 ・ さよう ・ action, operation, function; effect</text:p>
          </table:table-cell>
          <table:table-cell office:value-type="string" calcext:value-type="string">
            <text:p>produce, cultivate ・ do</text:p>
          </table:table-cell>
          <table:table-cell table:number-columns-repeated="1017"/>
        </table:table-row>
        <table:table-row table:style-name="ro20">
          <table:table-cell office:value-type="float" office:value="153" calcext:value-type="float">
            <text:p>153</text:p>
          </table:table-cell>
          <table:table-cell office:value-type="string" calcext:value-type="string">
            <text:p>昨</text:p>
          </table:table-cell>
          <table:table-cell office:value-type="string" calcext:value-type="string">
            <text:p>YESTERDAY</text:p>
            <text:p/>
            <text:p>LAST</text:p>
          </table:table-cell>
          <table:table-cell office:value-type="string" calcext:value-type="string">
            <text:p>サク</text:p>
          </table:table-cell>
          <table:table-cell table:style-name="ce10"/>
          <table:table-cell office:value-type="string" calcext:value-type="string">
            <text:p>昨日 ・ きのう ・ yesterday</text:p>
            <text:p/>
            <text:p>一昨日 ・ おととい ・ the day before yesterday</text:p>
            <text:p/>
            <text:p>一昨年 ・ おととし ・ the year before last</text:p>
            <text:p/>
            <text:p>昨紙 ・ さくし ・ yesterday’s paper</text:p>
            <text:p/>
            <text:p>昨今 ・ さっこん ・ these days</text:p>
            <text:p/>
            <text:p>昨年 ・ さくねん ・ last year</text:p>
          </table:table-cell>
          <table:table-cell table:number-columns-repeated="1018"/>
        </table:table-row>
        <table:table-row table:style-name="ro21">
          <table:table-cell office:value-type="float" office:value="154" calcext:value-type="float">
            <text:p>154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あめ</text:p>
            <text:p/>
            <text:p>あま-</text:p>
          </table:table-cell>
          <table:table-cell office:value-type="string" calcext:value-type="string">
            <text:p>雨水 ・ あまみず ・ rainwater</text:p>
            <text:p/>
            <text:p>雨が止んだ ・ あめがやんだ ・ It stopped raining</text:p>
            <text:p/>
            <text:p>小雨 ・ こさめ ・ drizzle</text:p>
            <text:p/>
            <text:p>大雨 ・ おおあめ ・ heavy rain</text:p>
          </table:table-cell>
          <table:table-cell table:number-columns-repeated="1018"/>
        </table:table-row>
        <table:table-row table:style-name="ro38">
          <table:table-cell office:value-type="float" office:value="155" calcext:value-type="float">
            <text:p>155</text:p>
          </table:table-cell>
          <table:table-cell office:value-type="string" calcext:value-type="string">
            <text:p>電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デン</text:p>
          </table:table-cell>
          <table:table-cell table:style-name="ce10"/>
          <table:table-cell office:value-type="string" calcext:value-type="string">
            <text:p>電気 ・ でんき ・ electricity; electric light</text:p>
            <text:p/>
            <text:p>電話 ・ でんわ ・ telephone; phone call</text:p>
            <text:p/>
            <text:p>電車 ・ でんしゃ ・ train, electric train, trolley</text:p>
            <text:p/>
            <text:p>電力 ・ でんりょく ・ electric power, electricity</text:p>
            <text:p/>
            <text:p>発電 ・ はつでん ・ generation of electricity</text:p>
          </table:table-cell>
          <table:table-cell table:number-columns-repeated="101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ページ</text:p>
          </table:table-cell>
          <table:table-cell office:value-type="string" calcext:value-type="string">
            <text:p>一頁 ・ いちぺーじ ・ page 1</text:p>
            <text:p/>
            <text:p>頁岩 ・ けつがん ・ shale</text:p>
            <text:p/>
            <text:p>頁数 ・ ぺーじすう ・ number of pages</text:p>
            <text:p/>
            <text:p>頁付け ・ ぺーじづけ ・ pagination</text:p>
            <text:p/>
            <text:p>余白頁 ・ よはくぺーじ ・ blank page</text:p>
          </table:table-cell>
          <table:table-cell table:number-columns-repeated="1018"/>
        </table:table-row>
        <table:table-row table:style-name="ro11">
          <table:table-cell office:value-type="float" office:value="157" calcext:value-type="float">
            <text:p>157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HEAD</text:p>
            <text:p/>
            <text:p>NECK</text:p>
            <text:p/>
            <text:p>LEADE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部首 ・ ぶしゅ ・ radical of a Chinese character </text:p>
            <text:p/>
            <text:p>手首 ・ てくび ・ wrist</text:p>
            <text:p/>
            <text:p>元首 ・ げんしゅ ・ ruler, sovereign</text:p>
            <text:p/>
            <text:p>首 ・ くび ・ neck, head</text:p>
            <text:p/>
            <text:p>首席 ・ しゅせき ・ head, chief; top student, head of class</text:p>
            <text:p/>
            <text:p>首都圏 ・ しゅとけん ・ capital city area often Tōkyō's center + 50 km </text:p>
            <text:p/>
            <text:p>足首 ・ あしくび ・ ankle</text:p>
          </table:table-cell>
          <table:table-cell table:number-columns-repeated="1018"/>
        </table:table-row>
        <table:table-row table:style-name="ro38">
          <table:table-cell office:value-type="float" office:value="158" calcext:value-type="float">
            <text:p>15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ドウ</text:p>
            <text:p/>
            <text:p>トウ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書道 ・ しょどう ・ calligraphy, penmanship</text:p>
            <text:p/>
            <text:p>道 ・ みち ・ road, way, path</text:p>
            <text:p/>
            <text:p>水道 ・ すいどう ・ water works / supply; channel</text:p>
            <text:p/>
            <text:p>気道 ・ きどう ・ air passage</text:p>
            <text:p/>
            <text:p>北海道 ・ ほっかいどう ・ Hokkaidō island and prefecture</text:p>
          </table:table-cell>
          <table:table-cell table:number-columns-repeated="1018"/>
        </table:table-row>
        <table:table-row table:style-name="ro34">
          <table:table-cell office:value-type="float" office:value="159" calcext:value-type="float">
            <text:p>159</text:p>
          </table:table-cell>
          <table:table-cell office:value-type="string" calcext:value-type="string">
            <text:p>通</text:p>
          </table:table-cell>
          <table:table-cell office:value-type="string" calcext:value-type="string">
            <text:p>PASS [through]</text:p>
            <text:p/>
            <text:p>COMMUNICATE</text:p>
          </table:table-cell>
          <table:table-cell office:value-type="string" calcext:value-type="string">
            <text:p>ツウ</text:p>
            <text:p/>
            <text:p>ツ</text:p>
          </table:table-cell>
          <table:table-cell office:value-type="string" calcext:value-type="string">
            <text:p>とお(る)</text:p>
            <text:p/>
            <text:p>(-)とお(り)</text:p>
            <text:p/>
            <text:p>-どお(り)</text:p>
            <text:p/>
            <text:p>とお(す)</text:p>
            <text:p/>
            <text:p>とお(し)</text:p>
            <text:p/>
            <text:p>-どお(し)</text:p>
            <text:p/>
            <text:p>かよ(う)</text:p>
          </table:table-cell>
          <table:table-cell office:value-type="string" calcext:value-type="string">
            <text:p>通学 ・ つうがく ・ attending school; commuting to school</text:p>
            <text:p/>
            <text:p>通る ・ とおる ・ [vi] pass by , get through</text:p>
            <text:p/>
            <text:p>通す ・ とおす ・ [vt] let pass by ; admit; carry through</text:p>
            <text:p/>
            <text:p>通信 ・ つうしん ・ correspondence, communication</text:p>
            <text:p/>
            <text:p>交通 ・ こうつう ・ traffic; communication; transportation; navigation</text:p>
            <text:p/>
            <text:p>通過 ・ つうか ・ passing, passage</text:p>
            <text:p/>
            <text:p>通う ・ かよう ・ [vi] go to and from, back and forth, commute; frequent a place, visit often</text:p>
          </table:table-cell>
          <table:table-cell table:number-columns-repeated="1018"/>
        </table:table-row>
        <table:table-row table:style-name="ro19">
          <table:table-cell office:value-type="float" office:value="160" calcext:value-type="float">
            <text:p>160</text:p>
          </table:table-cell>
          <table:table-cell office:value-type="string" calcext:value-type="string">
            <text:p>乳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ニュウ</text:p>
          </table:table-cell>
          <table:table-cell office:value-type="string" calcext:value-type="string">
            <text:p>ちち</text:p>
            <text:p/>
            <text:p>ち</text:p>
          </table:table-cell>
          <table:table-cell office:value-type="string" calcext:value-type="string">
            <text:p>牛乳 ・ ぎゅうにゅう ・ cow's milk</text:p>
            <text:p/>
            <text:p>乳首 ・ ちくび ・ teat, nipple</text:p>
            <text:p/>
            <text:p>乳 ・ ちち ・ breast; breast milk</text:p>
            <text:p/>
            <text:p>乳母 ・ うば ・ wet nurse</text:p>
            <text:p/>
            <text:p>乳母車 ・ うばぐるま ・ baby carriage</text:p>
            <text:p/>
            <text:p>母乳 ・ ぼにゅう ・ mother's milk</text:p>
            <text:p/>
            <text:p>乳飲み子 ・ ちのみご ・ baby, suckling</text:p>
          </table:table-cell>
          <table:table-cell office:value-type="string" calcext:value-type="string">
            <text:p>breast</text:p>
          </table:table-cell>
          <table:table-cell table:number-columns-repeated="1017"/>
        </table:table-row>
        <table:table-row table:style-name="ro17">
          <table:table-cell office:value-type="float" office:value="161" calcext:value-type="float">
            <text:p>161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トウ</text:p>
            <text:p/>
            <text:p>ズ</text:p>
          </table:table-cell>
          <table:table-cell office:value-type="string" calcext:value-type="string">
            <text:p>まめ(-)</text:p>
          </table:table-cell>
          <table:table-cell office:value-type="string" calcext:value-type="string">
            <text:p>大豆 ・ だいず ・ soybean</text:p>
            <text:p/>
            <text:p>豆本 ・ まめほん ・ miniature book</text:p>
            <text:p/>
            <text:p>豆乳 ・ とうにゅう ・ soybean milk</text:p>
            <text:p/>
            <text:p>豆 ・ まめ ・ bean, pea</text:p>
          </table:table-cell>
          <table:table-cell office:value-type="string" calcext:value-type="string">
            <text:p>pea</text:p>
          </table:table-cell>
          <table:table-cell table:number-columns-repeated="1017"/>
        </table:table-row>
        <table:table-row table:style-name="ro40">
          <table:table-cell office:value-type="float" office:value="162" calcext:value-type="float">
            <text:p>162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トウ</text:p>
            <text:p/>
            <text:p>ズ</text:p>
          </table:table-cell>
          <table:table-cell office:value-type="string" calcext:value-type="string">
            <text:p>あたま</text:p>
            <text:p/>
            <text:p>かしら</text:p>
            <text:p/>
            <text:p>-がしら</text:p>
          </table:table-cell>
          <table:table-cell office:value-type="string" calcext:value-type="string">
            <text:p>先頭 ・ せんとう ・ forefront, head, top</text:p>
            <text:p/>
            <text:p>頭に入れる ・ あたまにいれる ・ keep in mind</text:p>
            <text:p/>
            <text:p>目頭 ・ めがしら ・ eye inner corner </text:p>
            <text:p/>
            <text:p>頭 ・ あたま ・ head, top, beginning</text:p>
            <text:p/>
            <text:p>頭部 ・ とうぶ ・ head</text:p>
            <text:p/>
            <text:p>頭上 ・ ずじょう ・ overhead</text:p>
            <text:p/>
            <text:p>旗頭 ・ はたがしら ・ leader, boss</text:p>
            <text:p/>
            <text:p>頭数 ・ あたまかず ・ number of persons, head count</text:p>
          </table:table-cell>
          <table:table-cell office:value-type="string" calcext:value-type="string">
            <text:p>top, beginning</text:p>
          </table:table-cell>
          <table:table-cell table:number-columns-repeated="1017"/>
        </table:table-row>
        <table:table-row table:style-name="ro41">
          <table:table-cell office:value-type="float" office:value="163" calcext:value-type="float">
            <text:p>163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IN ADVANCE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らかじ(め)*</text:p>
          </table:table-cell>
          <table:table-cell office:value-type="string" calcext:value-type="string">
            <text:p>予定 ・ よてい ・ schedule, prearrangement, plan; estimate; expectation</text:p>
            <text:p/>
            <text:p>予言 ・ よげん ・ prediction, forecast</text:p>
            <text:p/>
            <text:p>予言者 ・ よげんしゃ ・ prophet, prognosticator</text:p>
            <text:p/>
            <text:p>予め ・ あらかじめ ・ in advance</text:p>
            <text:p/>
            <text:p>予期 ・ よき ・ expectation, anticipation, hope</text:p>
            <text:p/>
            <text:p>予約 ・ よやく ・ reservation, preengagement; subscription</text:p>
          </table:table-cell>
          <table:table-cell table:number-columns-repeated="1018"/>
        </table:table-row>
        <table:table-row table:style-name="ro12">
          <table:table-cell office:value-type="float" office:value="164" calcext:value-type="float">
            <text:p>164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ほこ</text:p>
          </table:table-cell>
          <table:table-cell office:value-type="string" calcext:value-type="string">
            <text:p>矛先 ・ ほこさき ・ spearhead; the aim of an attack ; the brunt of an argument </text:p>
            <text:p/>
            <text:p>矛 ・ ほこ ・ halberd; arms</text:p>
            <text:p/>
            <text:p>矛盾 ・ むじゅん ・ contradiction, inconsistency</text:p>
          </table:table-cell>
          <table:table-cell table:number-columns-repeated="1018"/>
        </table:table-row>
        <table:table-row table:style-name="ro36">
          <table:table-cell office:value-type="float" office:value="165" calcext:value-type="float">
            <text:p>165</text:p>
          </table:table-cell>
          <table:table-cell office:value-type="string" calcext:value-type="string">
            <text:p>預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ず(かる)</text:p>
            <text:p/>
            <text:p>あず(ける)</text:p>
          </table:table-cell>
          <table:table-cell office:value-type="string" calcext:value-type="string">
            <text:p>預金 ・ よきん ・ deposit, bank account</text:p>
            <text:p/>
            <text:p>預かる ・ あずかる ・ [vt] receive on deposit, take charge of</text:p>
            <text:p/>
            <text:p>預ける ・ あずける ・ [vt] deposit, entrust</text:p>
            <text:p/>
            <text:p>預け入れる ・ あずけいれる ・ make a deposit</text:p>
            <text:p/>
            <text:p>預かり ・ あずかり ・ custody; undecided match, draw, tie</text:p>
            <text:p/>
            <text:p>保護預かり ・ ほごあずかり ・ safe deposit</text:p>
            <text:p/>
            <text:p>預血する ・ よけつする ・ deposit blood in a blood bank</text:p>
          </table:table-cell>
          <table:table-cell table:number-columns-repeated="1018"/>
        </table:table-row>
        <table:table-row table:style-name="ro16">
          <table:table-cell office:value-type="float" office:value="166" calcext:value-type="float">
            <text:p>166</text:p>
          </table:table-cell>
          <table:table-cell office:value-type="string" calcext:value-type="string">
            <text:p>句</text:p>
          </table:table-cell>
          <table:table-cell office:value-type="string" calcext:value-type="string">
            <text:p>PHRASE</text:p>
            <text:p/>
            <text:p>HAIKU</text:p>
          </table:table-cell>
          <table:table-cell office:value-type="string" calcext:value-type="string">
            <text:p>ク</text:p>
          </table:table-cell>
          <table:table-cell table:style-name="ce10"/>
          <table:table-cell office:value-type="string" calcext:value-type="string">
            <text:p>文句 ・ もんく ・ phrase, expression; complaint</text:p>
            <text:p/>
            <text:p>成句 ・ せいく ・ set phrase, idiom</text:p>
            <text:p/>
            <text:p>語句 ・ ごく ・ words and phrases</text:p>
            <text:p/>
            <text:p>俳句 ・ はいく ・ haiku poem 17 syllables </text:p>
            <text:p/>
            <text:p>慣用句 ・ かんようく ・ idiom, common phrase</text:p>
            <text:p/>
            <text:p>句集 ・ くしゅう ・ collection of haiku</text:p>
            <text:p/>
            <text:p>句読点 ・ くとうてん ・ punctuation marks</text:p>
            <text:p/>
            <text:p>句を切る ・ くをきる ・ punctuate a sentence</text:p>
          </table:table-cell>
          <table:table-cell table:number-columns-repeated="1018"/>
        </table:table-row>
        <table:table-row table:style-name="ro42">
          <table:table-cell office:value-type="float" office:value="167" calcext:value-type="float">
            <text:p>167</text:p>
          </table:table-cell>
          <table:table-cell office:value-type="string" calcext:value-type="string">
            <text:p>旬</text:p>
          </table:table-cell>
          <table:table-cell office:value-type="string" calcext:value-type="string">
            <text:p>TEN-DAY PERIOD</text:p>
            <text:p/>
            <text:p>BEST SEASON</text:p>
          </table:table-cell>
          <table:table-cell office:value-type="string" calcext:value-type="string">
            <text:p>ジュン</text:p>
            <text:p/>
            <text:p>シュン</text:p>
          </table:table-cell>
          <table:table-cell table:style-name="ce10"/>
          <table:table-cell office:value-type="string" calcext:value-type="string">
            <text:p>上旬 ・ じょうじゅん ・ first ten days of a month</text:p>
            <text:p/>
            <text:p>中旬 ・ ちゅうじゅん ・ middle ten days of a month</text:p>
            <text:p/>
            <text:p>下旬 ・ げじゅん ・ final ten days of a month</text:p>
            <text:p/>
            <text:p>旬の魚 ・ しゅんのさかな ・ fish in season</text:p>
          </table:table-cell>
          <table:table-cell table:number-columns-repeated="1018"/>
        </table:table-row>
        <table:table-row table:style-name="ro14">
          <table:table-cell office:value-type="float" office:value="168" calcext:value-type="float">
            <text:p>168</text:p>
          </table:table-cell>
          <table:table-cell office:value-type="string" calcext:value-type="string">
            <text:p>勺</text:p>
          </table:table-cell>
          <table:table-cell office:value-type="string" calcext:value-type="string">
            <text:p>SHAKU [0.018 liters]</text:p>
          </table:table-cell>
          <table:table-cell office:value-type="string" calcext:value-type="string">
            <text:p>シャク</text:p>
          </table:table-cell>
          <table:table-cell table:style-name="ce10"/>
          <table:table-cell office:value-type="string" calcext:value-type="string">
            <text:p>一勺 ・ いっしゃく ・ 1 shaku ⅒ of a go 合</text:p>
          </table:table-cell>
          <table:table-cell table:number-columns-repeated="101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的</text:p>
          </table:table-cell>
          <table:table-cell office:value-type="string" calcext:value-type="string">
            <text:p>TARGET</text:p>
            <text:p/>
            <text:p>ADJECTIVAL SUFFIX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まと</text:p>
          </table:table-cell>
          <table:table-cell office:value-type="string" calcext:value-type="string">
            <text:p>公的 ・ こうてき ・ public, official</text:p>
            <text:p/>
            <text:p>目的 ・ もくてき ・ object, purpose</text:p>
            <text:p/>
            <text:p>的に当たる ・ まとにあたる ・ hit the target</text:p>
            <text:p/>
            <text:p>全体的に ・ ぜんたいてきに ・ in general, on the whole</text:p>
            <text:p/>
            <text:p>的 ・ まと ・ target</text:p>
          </table:table-cell>
          <table:table-cell table:number-columns-repeated="1018"/>
        </table:table-row>
        <table:table-row table:style-name="ro30">
          <table:table-cell office:value-type="float" office:value="170" calcext:value-type="float">
            <text:p>170</text:p>
          </table:table-cell>
          <table:table-cell office:value-type="string" calcext:value-type="string">
            <text:p>約</text:p>
          </table:table-cell>
          <table:table-cell office:value-type="string" calcext:value-type="string">
            <text:p>PROMISE</text:p>
            <text:p/>
            <text:p>SHORTEN</text:p>
            <text:p/>
            <text:p>APPROXIMATELY</text:p>
          </table:table-cell>
          <table:table-cell office:value-type="string" calcext:value-type="string">
            <text:p>ヤク</text:p>
          </table:table-cell>
          <table:table-cell table:style-name="ce10"/>
          <table:table-cell office:value-type="string" calcext:value-type="string">
            <text:p>約三年 ・ やくさんねん ・ about three years</text:p>
            <text:p/>
            <text:p>予約 ・ よやく ・ reservation, preengagement</text:p>
            <text:p/>
            <text:p>公約 ・ こうやく ・ public pledge</text:p>
            <text:p/>
            <text:p>条約 ・ じょうやく ・ treaty</text:p>
            <text:p/>
            <text:p>集約的な ・ しゅうやくてきな ・ intensive</text:p>
            <text:p/>
            <text:p>要約 ・ ようやく ・ summary, abridged statement</text:p>
            <text:p/>
            <text:p>倹約する ・ けんやくする ・ economize, be frugal / thrifty</text:p>
          </table:table-cell>
          <table:table-cell office:value-type="string" calcext:value-type="string">
            <text:p>summarize</text:p>
          </table:table-cell>
          <table:table-cell table:number-columns-repeated="1017"/>
        </table:table-row>
        <table:table-row table:style-name="ro38">
          <table:table-cell office:value-type="float" office:value="171" calcext:value-type="float">
            <text:p>171</text:p>
          </table:table-cell>
          <table:table-cell office:value-type="string" calcext:value-type="string">
            <text:p>勿</text:p>
          </table:table-cell>
          <table:table-cell office:value-type="string" calcext:value-type="string">
            <text:p>DO NOT</text:p>
          </table:table-cell>
          <table:table-cell office:value-type="string" calcext:value-type="string">
            <text:p>モチ</text:p>
            <text:p/>
            <text:p>モッ-</text:p>
          </table:table-cell>
          <table:table-cell office:value-type="string" calcext:value-type="string">
            <text:p>なか(れ)</text:p>
          </table:table-cell>
          <table:table-cell office:value-type="string" calcext:value-type="string">
            <text:p>勿体 ・ もったい ・ air of importance, superior airs</text:p>
            <text:p/>
            <text:p>勿体無い ・ もったいない ・ wasteful; be more than one deserves</text:p>
            <text:p/>
            <text:p>勿れ ・ なかれ ・ must not, do not</text:p>
            <text:p/>
            <text:p>勿論 ・ もちろん ・ of course, no doubt, naturally</text:p>
            <text:p/>
            <text:p>勿忘草 ・ わすれなぐさ ・ forget-me-not</text:p>
          </table:table-cell>
          <table:table-cell office:value-type="string" calcext:value-type="string">
            <text:p>not, never</text:p>
          </table:table-cell>
          <table:table-cell table:number-columns-repeated="1017"/>
        </table:table-row>
        <table:table-row table:style-name="ro9">
          <table:table-cell office:value-type="float" office:value="172" calcext:value-type="float">
            <text:p>172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ブツ</text:p>
            <text:p/>
            <text:p>モツ</text:p>
          </table:table-cell>
          <table:table-cell office:value-type="string" calcext:value-type="string">
            <text:p>もの(-)</text:p>
          </table:table-cell>
          <table:table-cell office:value-type="string" calcext:value-type="string">
            <text:p>物事 ・ ものごと ・ things, matter; everything</text:p>
            <text:p/>
            <text:p>好物 ・ こうぶつ ・ favorite dish</text:p>
            <text:p/>
            <text:p>書物 ・ しょもつ ・ book, volume</text:p>
            <text:p/>
            <text:p>物的な ・ ぶってきな ・ material, physical</text:p>
            <text:p/>
            <text:p>物 ・ もの ・ thing, object, stuff; something; property</text:p>
            <text:p/>
            <text:p>本物 ・ ほんもの ・ real thing [stuff] , genuine article</text:p>
          </table:table-cell>
          <table:table-cell office:value-type="string" calcext:value-type="string">
            <text:p>usu. physical</text:p>
          </table:table-cell>
          <table:table-cell table:number-columns-repeated="1017"/>
        </table:table-row>
        <table:table-row table:style-name="ro30">
          <table:table-cell office:value-type="float" office:value="173" calcext:value-type="float">
            <text:p>173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DIRECTION</text:p>
            <text:p/>
            <text:p>WAY</text:p>
            <text:p/>
            <text:p>SQUAR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(-)かた</text:p>
            <text:p/>
            <text:p>-がた</text:p>
          </table:table-cell>
          <table:table-cell office:value-type="string" calcext:value-type="string">
            <text:p>方言 ・ ほうげん ・ dialect, regional speech</text:p>
            <text:p/>
            <text:p>方法 ・ ほうほう ・ method, way; system; means; process</text:p>
            <text:p/>
            <text:p>正方形 ・ せいほうけい ・ square</text:p>
            <text:p/>
            <text:p>…の方に ・ のほうに ・ in the direction of, towards …</text:p>
            <text:p/>
            <text:p>あの方 ・ あのかた ・ that gentleman / lady, he, she</text:p>
            <text:p/>
            <text:p>夕方 ・ ゆうがた ・ evening</text:p>
            <text:p/>
            <text:p>目方 ・ めかた ・ weight</text:p>
          </table:table-cell>
          <table:table-cell office:value-type="string" calcext:value-type="string">
            <text:p>side; locality; person ・ method</text:p>
          </table:table-cell>
          <table:table-cell table:number-columns-repeated="1017"/>
        </table:table-row>
        <table:table-row table:style-name="ro43">
          <table:table-cell office:value-type="float" office:value="174" calcext:value-type="float">
            <text:p>174</text:p>
          </table:table-cell>
          <table:table-cell office:value-type="string" calcext:value-type="string">
            <text:p>防</text:p>
          </table:table-cell>
          <table:table-cell office:value-type="string" calcext:value-type="string">
            <text:p>DEFEND AGAINS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せ(ぐ)</text:p>
          </table:table-cell>
          <table:table-cell office:value-type="string" calcext:value-type="string">
            <text:p>予防 ・ よぼう ・ prevention, precaution, protection</text:p>
            <text:p/>
            <text:p>防ぐ ・ ふせぐ ・ [vt] prevent, ward off, protect</text:p>
            <text:p/>
            <text:p>国防 ・ こくぼう ・ national defense</text:p>
            <text:p/>
            <text:p>防音 ・ ぼうおん ・ soundproof</text:p>
            <text:p/>
            <text:p>防止する ・ ぼうしする ・ prevent, hold in check</text:p>
            <text:p/>
            <text:p>防備 ・ ぼうび ・ defense, defensive preparations</text:p>
            <text:p/>
            <text:p>伝染を防ぐ ・ でんせんをふせぐ ・ prevent infection</text:p>
          </table:table-cell>
          <table:table-cell table:number-columns-repeated="1018"/>
        </table:table-row>
        <table:table-row table:style-name="ro16">
          <table:table-cell office:value-type="float" office:value="175" calcext:value-type="float">
            <text:p>175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おも</text:p>
            <text:p/>
            <text:p>おもて</text:p>
            <text:p/>
            <text:p>つら</text:p>
          </table:table-cell>
          <table:table-cell office:value-type="string" calcext:value-type="string">
            <text:p>面白い ・ おもしろい ・ interesting, amusing</text:p>
            <text:p/>
            <text:p>正面 ・ しょうめん ・ façade, front</text:p>
            <text:p/>
            <text:p>方面 ・ ほうめん ・ direction, district; field, sphere</text:p>
            <text:p/>
            <text:p>面する ・ めんする ・ face, front on</text:p>
            <text:p/>
            <text:p>法的な面 ・ ほうてきなめん ・ the legal aspect</text:p>
            <text:p/>
            <text:p>面影 ・ おもかげ ・ face; traces</text:p>
            <text:p/>
            <text:p>細面 ・ ほそおもて ・ slender face</text:p>
            <text:p/>
            <text:p>字面 ・ じづら ・ appearance of written words</text:p>
          </table:table-cell>
          <table:table-cell office:value-type="string" calcext:value-type="string">
            <text:p>facet; surface; mask</text:p>
          </table:table-cell>
          <table:table-cell table:number-columns-repeated="1017"/>
        </table:table-row>
        <table:table-row table:style-name="ro36">
          <table:table-cell office:value-type="float" office:value="176" calcext:value-type="float">
            <text:p>176</text:p>
          </table:table-cell>
          <table:table-cell office:value-type="string" calcext:value-type="string">
            <text:p>画</text:p>
          </table:table-cell>
          <table:table-cell office:value-type="string" calcext:value-type="string">
            <text:p>PICTURE</text:p>
            <text:p/>
            <text:p>DRAW UP A PLAN</text:p>
          </table:table-cell>
          <table:table-cell office:value-type="string" calcext:value-type="string">
            <text:p>ガ</text:p>
            <text:p/>
            <text:p>カク</text:p>
          </table:table-cell>
          <table:table-cell table:style-name="ce10"/>
          <table:table-cell office:value-type="string" calcext:value-type="string">
            <text:p>画面 ・ がめん ・ picture; television field; screen</text:p>
            <text:p/>
            <text:p>画する ・ かくする ・ mark off, demarcate; plan, map out</text:p>
            <text:p/>
            <text:p>山水画 ・ さんすいが ・ landscape painting</text:p>
            <text:p/>
            <text:p>字画 ・ じかく ・ kanji strokes; stroke count</text:p>
            <text:p/>
            <text:p>画用紙 ・ がようし ・ drawing paper</text:p>
            <text:p/>
            <text:p>画一的な ・ かくいつてきな ・ uniform, standardized</text:p>
            <text:p/>
            <text:p>画する ・ かくする ・ mark off; plan</text:p>
          </table:table-cell>
          <table:table-cell office:value-type="string" calcext:value-type="string">
            <text:p>draw; kanji stroke</text:p>
          </table:table-cell>
          <table:table-cell table:number-columns-repeated="1017"/>
        </table:table-row>
        <table:table-row table:style-name="ro21">
          <table:table-cell office:value-type="float" office:value="177" calcext:value-type="float">
            <text:p>177</text:p>
          </table:table-cell>
          <table:table-cell office:value-type="string" calcext:value-type="string">
            <text:p>両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リョウ</text:p>
          </table:table-cell>
          <table:table-cell table:style-name="ce10"/>
          <table:table-cell office:value-type="string" calcext:value-type="string">
            <text:p>両方 ・ りょうほう ・ both</text:p>
            <text:p/>
            <text:p>両面 ・ りょうめん ・ both sides</text:p>
            <text:p/>
            <text:p>車両 ・ しゃりょう ・ vehicle, car; rolling stock</text:p>
            <text:p/>
            <text:p>両手 ・ りょうて ・ both hands</text:p>
          </table:table-cell>
          <table:table-cell table:number-columns-repeated="1018"/>
        </table:table-row>
        <table:table-row table:style-name="ro8">
          <table:table-cell office:value-type="float" office:value="178" calcext:value-type="float">
            <text:p>178</text:p>
          </table:table-cell>
          <table:table-cell office:value-type="string" calcext:value-type="string">
            <text:p>岡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おか</text:p>
          </table:table-cell>
          <table:table-cell office:value-type="string" calcext:value-type="string">
            <text:p>岡山 ・ おかやま ・ Okayama city and prefecture </text:p>
            <text:p/>
            <text:p>岡目八目 ・ おかめはちもく ・ bystander's vantage point; outsider's better grasp of the situation; a go game's observers see 8 moves ahead</text:p>
          </table:table-cell>
          <table:table-cell table:number-columns-repeated="1018"/>
        </table:table-row>
        <table:table-row table:style-name="ro28">
          <table:table-cell office:value-type="float" office:value="179" calcext:value-type="float">
            <text:p>179</text:p>
          </table:table-cell>
          <table:table-cell office:value-type="string" calcext:value-type="string">
            <text:p>満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マン</text:p>
          </table:table-cell>
          <table:table-cell office:value-type="string" calcext:value-type="string">
            <text:p>み(ちる)</text:p>
            <text:p/>
            <text:p>み(つ)</text:p>
            <text:p/>
            <text:p>み(たす)</text:p>
          </table:table-cell>
          <table:table-cell office:value-type="string" calcext:value-type="string">
            <text:p>満足 ・ まんぞく ・ satisfaction, contentment</text:p>
            <text:p/>
            <text:p>コップを水で満たす ・ コップをみずでみたす ・ fill a glass with water</text:p>
            <text:p/>
            <text:p>満ちる ・ みちる ・ [vi] be filled, become full</text:p>
            <text:p/>
            <text:p>満つ ・ みつ ・ [vi] be full, reach a limit [in neg. constructions] </text:p>
            <text:p/>
            <text:p>満たす ・ みたす ・ [vt] fill; satisfy</text:p>
            <text:p/>
            <text:p>満月 ・ まんげつ ・ full moon</text:p>
            <text:p/>
            <text:p>満潮 ・ まんちょう ・ high tide</text:p>
            <text:p/>
            <text:p>円満な ・ えんまんな ・ perfect, harmonious, well-rounded</text:p>
          </table:table-cell>
          <table:table-cell office:value-type="string" calcext:value-type="string">
            <text:p>whole</text:p>
          </table:table-cell>
          <table:table-cell table:number-columns-repeated="1017"/>
        </table:table-row>
        <table:table-row table:style-name="ro29">
          <table:table-cell office:value-type="float" office:value="180" calcext:value-type="float">
            <text:p>180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素顔 ・ すがお ・ face without makeup</text:p>
            <text:p/>
            <text:p>顔面 ・ がんめん ・ face</text:p>
            <text:p/>
            <text:p>丸顔 ・ まるがお ・ round face</text:p>
            <text:p/>
            <text:p>顔を洗う ・ かおをあらう ・ wash one's face</text:p>
            <text:p/>
            <text:p>顔 ・ かお ・ face</text:p>
            <text:p/>
            <text:p>顔付き ・ かおつき ・ countenance; expression, look</text:p>
            <text:p/>
            <text:p>破顔 ・ はがん ・ broad smile</text:p>
          </table:table-cell>
          <table:table-cell table:number-columns-repeated="1018"/>
        </table:table-row>
        <table:table-row table:style-name="ro16">
          <table:table-cell office:value-type="float" office:value="181" calcext:value-type="float">
            <text:p>181</text:p>
          </table:table-cell>
          <table:table-cell office:value-type="string" calcext:value-type="string">
            <text:p>産</text:p>
          </table:table-cell>
          <table:table-cell office:value-type="string" calcext:value-type="string">
            <text:p>GIVE BIRTH</text:p>
            <text:p/>
            <text:p>PRODUCE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う(む)</text:p>
            <text:p/>
            <text:p>う(まれる)</text:p>
            <text:p/>
            <text:p>うぶ-</text:p>
          </table:table-cell>
          <table:table-cell office:value-type="string" calcext:value-type="string">
            <text:p>生産 ・ せいさん ・ production, manufacture</text:p>
            <text:p/>
            <text:p>産む ・ うむ ・ [vt] give birth to , bear; produce</text:p>
            <text:p/>
            <text:p>出産する ・ しゅっさんする ・ give birth to , bear</text:p>
            <text:p/>
            <text:p>国産 ・ こくさん ・ domestic production</text:p>
            <text:p/>
            <text:p>産まれる ・ うまれる ・ [vi] be produced, born</text:p>
            <text:p/>
            <text:p>産声 ・ うぶごえ ・ baby’s first cry</text:p>
            <text:p/>
            <text:p>産毛 ・ うぶげ ・ downy hair</text:p>
            <text:p/>
            <text:p>土産 ・ みやげ ・ souvenir</text:p>
          </table:table-cell>
          <table:table-cell table:number-columns-repeated="1018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同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おな(じ)</text:p>
          </table:table-cell>
          <table:table-cell office:value-type="string" calcext:value-type="string">
            <text:p>同じ ・ おなじ ・ same, similar</text:p>
            <text:p/>
            <text:p>同意 ・ どうい ・ consent, approval</text:p>
            <text:p/>
            <text:p>同上 ・ どうじょう ・ as above, ditto</text:p>
            <text:p/>
            <text:p>同一 ・ どういつ ・ sameness, identity</text:p>
            <text:p/>
            <text:p>同好 ・ どうこう ・ similar tastes</text:p>
          </table:table-cell>
          <table:table-cell office:value-type="string" calcext:value-type="string">
            <text:p>similar</text:p>
          </table:table-cell>
          <table:table-cell table:number-columns-repeated="1017"/>
        </table:table-row>
        <table:table-row table:style-name="ro13">
          <table:table-cell office:value-type="float" office:value="183" calcext:value-type="float">
            <text:p>183</text:p>
          </table:table-cell>
          <table:table-cell office:value-type="string" calcext:value-type="string">
            <text:p>向</text:p>
          </table:table-cell>
          <table:table-cell office:value-type="string" calcext:value-type="string">
            <text:p>TURN TOWAR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む(く)</text:p>
            <text:p/>
            <text:p>(-)む(き)</text:p>
            <text:p/>
            <text:p>む(ける)</text:p>
            <text:p/>
            <text:p>-む(け)</text:p>
            <text:p/>
            <text:p>む(かう)</text:p>
            <text:p/>
            <text:p>む.こう(-)</text:p>
          </table:table-cell>
          <table:table-cell office:value-type="string" calcext:value-type="string">
            <text:p>方向 ・ ほうこう ・ direction, bearing; course</text:p>
            <text:p/>
            <text:p>向かう ・ むかう ・ [vi] face; head toward</text:p>
            <text:p/>
            <text:p>意向 ・ いこう ・ intention, inclination</text:p>
            <text:p/>
            <text:p>向く ・ むく ・ [vi] face; turn toward</text:p>
            <text:p/>
            <text:p>向こう ・ むこう ・ the other side; the other party</text:p>
          </table:table-cell>
          <table:table-cell office:value-type="string" calcext:value-type="string">
            <text:p>direction; other side</text:p>
          </table:table-cell>
          <table:table-cell table:number-columns-repeated="1017"/>
        </table:table-row>
        <table:table-row table:style-name="ro37">
          <table:table-cell office:value-type="float" office:value="184" calcext:value-type="float">
            <text:p>184</text:p>
          </table:table-cell>
          <table:table-cell office:value-type="string" calcext:value-type="string">
            <text:p>尚</text:p>
          </table:table-cell>
          <table:table-cell office:value-type="string" calcext:value-type="string">
            <text:p>STILL (MORE)</text:p>
            <text:p/>
            <text:p>VALUE HIGHLY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なお*</text:p>
          </table:table-cell>
          <table:table-cell office:value-type="string" calcext:value-type="string">
            <text:p>尚の事 ・ なおのこと ・ all the more, still more</text:p>
            <text:p/>
            <text:p>尚又 ・ なおまた ・ moreover, also</text:p>
            <text:p/>
            <text:p>尚更 ・ なおさら ・ still / all the more</text:p>
            <text:p/>
            <text:p>尚早 ・ しょうそう ・ premature</text:p>
            <text:p/>
            <text:p>尚武 ・ しょうぶ ・ militarism, warlike spirit</text:p>
            <text:p/>
            <text:p>この方が尚良い ・ このほうがなおよい ・ This is still better</text:p>
            <text:p/>
            <text:p>尚一層悪い事は ・ なおいっそうわるいことは ・ what is worse still</text:p>
          </table:table-cell>
          <table:table-cell table:number-columns-repeated="1018"/>
        </table:table-row>
        <table:table-row table:style-name="ro24">
          <table:table-cell office:value-type="float" office:value="185" calcext:value-type="float">
            <text:p>185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HIGH</text:p>
            <text:p/>
            <text:p>AMOUN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か(い)</text:p>
            <text:p/>
            <text:p>たか</text:p>
            <text:p/>
            <text:p>-だか</text:p>
            <text:p/>
            <text:p>たか(まる)</text:p>
            <text:p/>
            <text:p>たか(める)</text:p>
          </table:table-cell>
          <table:table-cell office:value-type="string" calcext:value-type="string">
            <text:p>背が高い ・ せがたかい ・ [s]he is tall</text:p>
            <text:p/>
            <text:p>高まる ・ たかまる ・ [vi] rise, be raised; increase</text:p>
            <text:p/>
            <text:p>高校 ・ こうこう ・ high school</text:p>
            <text:p/>
            <text:p>生産高 ・ せいさんだか ・ output, yield amount of</text:p>
          </table:table-cell>
          <table:table-cell office:value-type="string" calcext:value-type="string">
            <text:p>tall; expensive ・ quantity</text:p>
          </table:table-cell>
          <table:table-cell table:number-columns-repeated="1017"/>
        </table:table-row>
        <table:table-row table:style-name="ro31">
          <table:table-cell office:value-type="float" office:value="186" calcext:value-type="float">
            <text:p>186</text:p>
          </table:table-cell>
          <table:table-cell office:value-type="string" calcext:value-type="string">
            <text:p>圧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アツ</text:p>
          </table:table-cell>
          <table:table-cell table:style-name="ce10"/>
          <table:table-cell office:value-type="string" calcext:value-type="string">
            <text:p>圧力 ・ あつりょく ・ pressure</text:p>
            <text:p/>
            <text:p>圧勝 ・ あっしょう ・ overwhelming victory</text:p>
            <text:p/>
            <text:p>圧巻 ・ あっかん ・ the best part, masterpiece</text:p>
            <text:p/>
            <text:p>汽圧 ・ きあつ ・ steam pressure</text:p>
            <text:p/>
            <text:p>電圧 ・ でんあつ ・ voltage, electric pressure</text:p>
            <text:p/>
            <text:p>大気圧 ・ たいきあつ ・ atmospheric pressure</text:p>
          </table:table-cell>
          <table:table-cell office:value-type="string" calcext:value-type="string">
            <text:p>overwhelm</text:p>
          </table:table-cell>
          <table:table-cell table:number-columns-repeated="1017"/>
        </table:table-row>
        <table:table-row table:style-name="ro32">
          <table:table-cell office:value-type="float" office:value="187" calcext:value-type="float">
            <text:p>187</text:p>
          </table:table-cell>
          <table:table-cell office:value-type="string" calcext:value-type="string">
            <text:p>地</text:p>
          </table:table-cell>
          <table:table-cell office:value-type="string" calcext:value-type="string">
            <text:p>GROUND</text:p>
            <text:p/>
            <text:p>PLACE</text:p>
          </table:table-cell>
          <table:table-cell office:value-type="string" calcext:value-type="string">
            <text:p>チ</text:p>
            <text:p/>
            <text:p>ジ</text:p>
          </table:table-cell>
          <table:table-cell table:style-name="ce10"/>
          <table:table-cell office:value-type="string" calcext:value-type="string">
            <text:p>土地 ・ とち ・ land</text:p>
            <text:p/>
            <text:p>地元 ・ じもと ・ local area, … </text:p>
            <text:p/>
            <text:p>地下の ・ ちかの ・ underground, subterranean</text:p>
            <text:p/>
            <text:p>地方 ・ ちほう ・ district, region, area</text:p>
            <text:p/>
            <text:p>地道な ・ じみちな ・ steady, straight, fair</text:p>
            <text:p/>
            <text:p>地力 ・ じりき ・ one’s own strength</text:p>
            <text:p/>
            <text:p>無地 ・ むじ ・ solid color</text:p>
          </table:table-cell>
          <table:table-cell office:value-type="string" calcext:value-type="string">
            <text:p>land</text:p>
          </table:table-cell>
          <table:table-cell table:number-columns-repeated="1017"/>
        </table:table-row>
        <table:table-row table:style-name="ro32">
          <table:table-cell office:value-type="float" office:value="188" calcext:value-type="float">
            <text:p>188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用水池 ・ ようすいいけ ・ reservoir</text:p>
            <text:p/>
            <text:p>池 ・ いけ ・ pond</text:p>
            <text:p/>
            <text:p>古池 ・ ふるいけ ・ old pond</text:p>
            <text:p/>
            <text:p>電池 ・ でんち ・ electric cell, battery</text:p>
            <text:p/>
            <text:p>養殖池 ・ ようしょくち ・ fish pond</text:p>
            <text:p/>
            <text:p>貯水池 ・ ちょすいち ・ reservoir</text:p>
            <text:p/>
            <text:p>溜め池 ・ ためいけ ・ reservoir, irrigation pond, cistern</text:p>
          </table:table-cell>
          <table:table-cell office:value-type="string" calcext:value-type="string">
            <text:p>reservoir</text:p>
          </table:table-cell>
          <table:table-cell table:number-columns-repeated="1017"/>
        </table:table-row>
        <table:table-row table:style-name="ro24">
          <table:table-cell office:value-type="float" office:value="189" calcext:value-type="float">
            <text:p>18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その他 ・ そのた ・ the others, the rest</text:p>
            <text:p/>
            <text:p>他人 ・ たにん ・ another person, other people; stranger</text:p>
            <text:p/>
            <text:p>他の ・ ほかの ・ an other, different, else</text:p>
            <text:p/>
            <text:p>他ならぬ ・ ほかならぬ ・ nothing but, no other than</text:p>
          </table:table-cell>
          <table:table-cell table:number-columns-repeated="1018"/>
        </table:table-row>
        <table:table-row table:style-name="ro44">
          <table:table-cell office:value-type="float" office:value="190" calcext:value-type="float">
            <text:p>190</text:p>
          </table:table-cell>
          <table:table-cell office:value-type="string" calcext:value-type="string">
            <text:p>集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あつ(まる)</text:p>
            <text:p/>
            <text:p>あつ(める)</text:p>
            <text:p/>
            <text:p>つど(う)</text:p>
          </table:table-cell>
          <table:table-cell office:value-type="string" calcext:value-type="string">
            <text:p>集まる ・ あつまる ・ [vi] gather, meet, crowd; be collected money ; converge, center, focus</text:p>
            <text:p/>
            <text:p>集める ・ あつめる ・ [vt] collect, assemble, recruit; raise funds ; focus, concentrate</text:p>
            <text:p/>
            <text:p>集中する ・ しゅうちゅうする ・ concentrate, focus; converge</text:p>
            <text:p/>
            <text:p>集金 ・ しゅうきん ・ collecting money</text:p>
            <text:p/>
            <text:p>集落 ・ しゅうらく ・ community, settlement, town, village; colony</text:p>
            <text:p/>
            <text:p>結集する ・ けっしゅうする ・ concentrate, marshal</text:p>
            <text:p/>
            <text:p>招集する ・ しょうしゅうする ・ call, summon, convene</text:p>
            <text:p/>
            <text:p>集う ・ つどう ・ [vi] collect, gather, meet</text:p>
          </table:table-cell>
          <table:table-cell office:value-type="string" calcext:value-type="string">
            <text:p>collect</text:p>
          </table:table-cell>
          <table:table-cell table:number-columns-repeated="1017"/>
        </table:table-row>
        <table:table-row table:style-name="ro33">
          <table:table-cell office:value-type="float" office:value="191" calcext:value-type="float">
            <text:p>191</text:p>
          </table:table-cell>
          <table:table-cell office:value-type="string" calcext:value-type="string">
            <text:p>進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すす(む)</text:p>
            <text:p/>
            <text:p>すす(める)</text:p>
          </table:table-cell>
          <table:table-cell office:value-type="string" calcext:value-type="string">
            <text:p>進化 ・ しんか ・ evolution, progress</text:p>
            <text:p/>
            <text:p>進む ・ すすむ ・ [vi] advance, make progress, go forward</text:p>
            <text:p/>
            <text:p>進める ・ すすめる ・ [vt] advance, move forward</text:p>
            <text:p/>
            <text:p>進学 ・ しんがく ・ advancing to the next level of schooling</text:p>
            <text:p/>
            <text:p>進行する ・ しんこうする ・ advance, make progress, go forward</text:p>
          </table:table-cell>
          <table:table-cell table:number-columns-repeated="1018"/>
        </table:table-row>
        <table:table-row table:style-name="ro34">
          <table:table-cell office:value-type="float" office:value="192" calcext:value-type="float">
            <text:p>192</text:p>
          </table:table-cell>
          <table:table-cell office:value-type="string" calcext:value-type="string">
            <text:p>込</text:p>
          </table:table-cell>
          <table:table-cell office:value-type="string" calcext:value-type="string">
            <text:p>MOVE INWARD [into]</text:p>
            <text:p/>
            <text:p>EMPHATIC VERBAL SUFFIX</text:p>
          </table:table-cell>
          <table:table-cell/>
          <table:table-cell office:value-type="string" calcext:value-type="string">
            <text:p>(-)こ(む)</text:p>
            <text:p/>
            <text:p>(-)こ(み)</text:p>
            <text:p/>
            <text:p>こ(める)</text:p>
          </table:table-cell>
          <table:table-cell office:value-type="string" calcext:value-type="string">
            <text:p>込む ・ こむ ・ [vi] put into; go into; be crowded</text:p>
            <text:p/>
            <text:p>込める ・ こめる ・ [vt] put into, include</text:p>
            <text:p/>
            <text:p>人込み ・ ひとごみ ・ crowd / throng of people </text:p>
            <text:p/>
            <text:p>入り込む ・ はいりこむ ・ go into, penetrate</text:p>
            <text:p/>
            <text:p>心を込めて ・ こころをこめて ・ with all one's heart</text:p>
            <text:p/>
            <text:p>持ち込む ・ もちこむ ・ carry / bring in; propose, refer to; bring a matter to</text:p>
            <text:p/>
            <text:p>割り込み ・ わりこみ ・ breaking into a queue, wedging oneself in</text:p>
          </table:table-cell>
          <table:table-cell table:number-columns-repeated="1018"/>
        </table:table-row>
        <table:table-row table:style-name="ro14">
          <table:table-cell office:value-type="float" office:value="193" calcext:value-type="float">
            <text:p>193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600 g UNIT</text:p>
            <text:p/>
            <text:p>AXE</text:p>
          </table:table-cell>
          <table:table-cell office:value-type="string" calcext:value-type="string">
            <text:p>キン</text:p>
          </table:table-cell>
          <table:table-cell table:style-name="ce10"/>
          <table:table-cell office:value-type="string" calcext:value-type="string">
            <text:p>斤量  ・ きんりょう ・ weight</text:p>
            <text:p/>
            <text:p>一斤 ・ いっきん ・ 1 loaf of bread, 1 kin</text:p>
          </table:table-cell>
          <table:table-cell table:number-columns-repeated="1018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近</text:p>
          </table:table-cell>
          <table:table-cell office:value-type="string" calcext:value-type="string">
            <text:p>NEAR</text:p>
            <text:p/>
            <text:p>RECENT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ちか(い)</text:p>
          </table:table-cell>
          <table:table-cell office:value-type="string" calcext:value-type="string">
            <text:p>近道 ・ ちかみち ・ shortcut</text:p>
            <text:p/>
            <text:p>近代 ・ きんだい ・ modern [recent] times</text:p>
            <text:p/>
            <text:p>近い ・ ちかい ・ near, close</text:p>
            <text:p/>
            <text:p>身近な ・ みぢかな ・ close to one, familiar</text:p>
            <text:p/>
            <text:p>付近 ・ ふきん ・ neighborhood, environs, vicinity</text:p>
          </table:table-cell>
          <table:table-cell table:number-columns-repeated="1018"/>
        </table:table-row>
        <table:table-row table:style-name="ro21">
          <table:table-cell office:value-type="float" office:value="195" calcext:value-type="float">
            <text:p>195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VICINITY</text:p>
            <text:p/>
            <text:p>BORDERLAND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あた(り)</text:p>
            <text:p/>
            <text:p>-べ</text:p>
          </table:table-cell>
          <table:table-cell office:value-type="string" calcext:value-type="string">
            <text:p>川辺 ・ かわべ ・ riverside</text:p>
            <text:p/>
            <text:p>一昨年辺り ・ いっさくねんあたり ・ the year before last or thereabouts</text:p>
            <text:p/>
            <text:p>どの辺? ・ どのへん? ・ Where about ?</text:p>
            <text:p/>
            <text:p>近辺 ・ きんぺん ・ vicinity, neighborhood</text:p>
          </table:table-cell>
          <table:table-cell office:value-type="string" calcext:value-type="string">
            <text:p>side ・ outer region</text:p>
          </table:table-cell>
          <table:table-cell table:number-columns-repeated="1017"/>
        </table:table-row>
        <table:table-row table:style-name="ro37">
          <table:table-cell office:value-type="float" office:value="196" calcext:value-type="float">
            <text:p>196</text:p>
          </table:table-cell>
          <table:table-cell office:value-type="string" calcext:value-type="string">
            <text:p>最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もっと(も)</text:p>
          </table:table-cell>
          <table:table-cell office:value-type="string" calcext:value-type="string">
            <text:p>最後の ・ さいごの ・ last, final</text:p>
            <text:p/>
            <text:p>最も大事な事 ・ もっともだいじなこと ・ most important thing</text:p>
            <text:p/>
            <text:p>最近 ・ さいきん ・ recently</text:p>
            <text:p/>
            <text:p>最大の ・ さいだいの ・ biggest, largest, greatest</text:p>
            <text:p/>
            <text:p>最も ・ もっとも ・ the most</text:p>
            <text:p/>
            <text:p>最高の ・ さいこうの ・ maximum, supreme, highest</text:p>
            <text:p/>
            <text:p>最先端 ・ さいせんたん ・ leading edge; forefront</text:p>
          </table:table-cell>
          <table:table-cell office:value-type="string" calcext:value-type="string">
            <text:p>-est</text:p>
          </table:table-cell>
          <table:table-cell table:number-columns-repeated="1017"/>
        </table:table-row>
        <table:table-row table:style-name="ro7">
          <table:table-cell office:value-type="float" office:value="197" calcext:value-type="float">
            <text:p>197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PLATE</text:p>
          </table:table-cell>
          <table:table-cell/>
          <table:table-cell office:value-type="string" calcext:value-type="string">
            <text:p>さら</text:p>
          </table:table-cell>
          <table:table-cell office:value-type="string" calcext:value-type="string">
            <text:p>皿洗い ・ さらあらい ・ dishwashing; dishwasher</text:p>
            <text:p/>
            <text:p>皿 ・ さら ・ dish, plate</text:p>
            <text:p/>
            <text:p>受け皿 ・ うけざら ・ saucer</text:p>
          </table:table-cell>
          <table:table-cell table:number-columns-repeated="1018"/>
        </table:table-row>
        <table:table-row table:style-name="ro29">
          <table:table-cell office:value-type="float" office:value="198" calcext:value-type="float">
            <text:p>198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出血 ・ しゅっけつ ・ bleeding; hemorrhage</text:p>
            <text:p/>
            <text:p>血だらけ ・ ちだらけ ・ covered in blood</text:p>
            <text:p/>
            <text:p>血 ・ ち ・ blood</text:p>
            <text:p/>
            <text:p>高血圧 ・ こうけつあつ ・ high blood pressure</text:p>
            <text:p/>
            <text:p>血止め ・ ちどめ ・ styptic</text:p>
            <text:p/>
            <text:p>血眼 ・ ちまなこ ・ bloodshot eye</text:p>
            <text:p/>
            <text:p>鼻血 ・ はなぢ ・ nosebleed</text:p>
          </table:table-cell>
          <table:table-cell table:number-columns-repeated="1018"/>
        </table:table-row>
        <table:table-row table:style-name="ro38">
          <table:table-cell office:value-type="float" office:value="199" calcext:value-type="float">
            <text:p>199</text:p>
          </table:table-cell>
          <table:table-cell office:value-type="string" calcext:value-type="string">
            <text:p>温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あたた(か) </text:p>
            <text:p/>
            <text:p>あたた(かい)</text:p>
            <text:p/>
            <text:p>あたた(まる)</text:p>
            <text:p/>
            <text:p>あたた(める)</text:p>
          </table:table-cell>
          <table:table-cell office:value-type="string" calcext:value-type="string">
            <text:p>気温 ・ きおん ・ atmospheric temperature</text:p>
            <text:p/>
            <text:p>温血 ・ おんけつ ・ warm-blooded</text:p>
            <text:p/>
            <text:p>温める ・ あたためる ・ [vt] warm, heat</text:p>
            <text:p/>
            <text:p>日光で温まる ・ にっこうであたたまる ・ be warmed in the sun</text:p>
            <text:p/>
            <text:p>体温 ・ たいおん ・ body temperature</text:p>
            <text:p/>
            <text:p>水温 ・ すいおん ・ water temperature</text:p>
          </table:table-cell>
          <table:table-cell office:value-type="string" calcext:value-type="string">
            <text:p>to touch, heartwarming</text:p>
          </table:table-cell>
          <table:table-cell table:number-columns-repeated="1017"/>
        </table:table-row>
        <table:table-row table:style-name="ro40">
          <table:table-cell office:value-type="float" office:value="200" calcext:value-type="float">
            <text:p>200</text:p>
          </table:table-cell>
          <table:table-cell office:value-type="string" calcext:value-type="string">
            <text:p>湿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しめ(る)</text:p>
            <text:p/>
            <text:p>しめ(す)</text:p>
          </table:table-cell>
          <table:table-cell office:value-type="string" calcext:value-type="string">
            <text:p>湿気 ・ しっけ ・ humidity, moisture</text:p>
            <text:p/>
            <text:p>湿す ・ しめす ・ [vt] dampen, moisten</text:p>
            <text:p/>
            <text:p>湿っぽい ・ しめっぽい ・ damp, humid; gloomy, depressing</text:p>
            <text:p/>
            <text:p>湿る ・ しめる ・ [vi] become moist</text:p>
            <text:p/>
            <text:p>湿度 ・ しつど ・ humidity</text:p>
            <text:p/>
            <text:p>防湿 ・ ぼうしつ ・ dampproofing, prevention of moisture</text:p>
            <text:p/>
            <text:p>湿地 ・ しっち ・ damp ground, swamp</text:p>
            <text:p/>
            <text:p>湿布 ・ しっぷ ・ wet compress</text:p>
          </table:table-cell>
          <table:table-cell table:number-columns-repeated="1018"/>
        </table:table-row>
        <table:table-row table:style-name="ro6">
          <table:table-cell office:value-type="float" office:value="201" calcext:value-type="float">
            <text:p>201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ソウ*</text:p>
          </table:table-cell>
          <table:table-cell office:value-type="string" calcext:value-type="string">
            <text:p>つめ</text:p>
            <text:p/>
            <text:p>つま-</text:p>
          </table:table-cell>
          <table:table-cell office:value-type="string" calcext:value-type="string">
            <text:p>爪切り ・ つめきり ・ nail clipper</text:p>
            <text:p/>
            <text:p>爪先 ・ つまさき ・ tip of a toe, tiptoe</text:p>
            <text:p/>
            <text:p>爪 ・ つめ ・ claw, nail, plectrum</text:p>
            <text:p/>
            <text:p>爪弾く ・ つまびく ・ pluck the strings of a guitar </text:p>
            <text:p/>
            <text:p>爪牙 ・ そうが ・ claws and tusks; devious design; right-hand man</text:p>
            <text:p/>
            <text:p>距爪 ・ きょそう ・ cockspur</text:p>
          </table:table-cell>
          <table:table-cell office:value-type="string" calcext:value-type="string">
            <text:p>nail, plectrum</text:p>
          </table:table-cell>
          <table:table-cell table:number-columns-repeated="1017"/>
        </table:table-row>
        <table:table-row table:style-name="ro21">
          <table:table-cell office:value-type="float" office:value="202" calcext:value-type="float">
            <text:p>202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り</text:p>
          </table:table-cell>
          <table:table-cell office:value-type="string" calcext:value-type="string">
            <text:p>瓜二つ ・ うりふたつ ・ as alike as two melons</text:p>
            <text:p/>
            <text:p>瓜 ・ うり ・ melon</text:p>
            <text:p/>
            <text:p>水瓜 ・ すいか ・ watermelon</text:p>
            <text:p/>
            <text:p>瓜実顔 ・ うりざねがお ・ oval face</text:p>
          </table:table-cell>
          <table:table-cell office:value-type="string" calcext:value-type="string">
            <text:p>gourd</text:p>
          </table:table-cell>
          <table:table-cell table:number-columns-repeated="1017"/>
        </table:table-row>
        <table:table-row table:style-name="ro13">
          <table:table-cell office:value-type="float" office:value="203" calcext:value-type="float">
            <text:p>203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はば*</text:p>
          </table:table-cell>
          <table:table-cell office:value-type="string" calcext:value-type="string">
            <text:p>頭巾 ・ ずきん ・ hood, kerchief</text:p>
            <text:p/>
            <text:p>巾着 ・ きんちゃく ・ purse</text:p>
            <text:p/>
            <text:p>布巾 ・ ふきん ・ dishcloth, napkin</text:p>
            <text:p/>
            <text:p>雑巾 ・ ぞうきん ・ rag; mop</text:p>
            <text:p/>
            <text:p>半巾 ・ はんはば ・ half-width ~ 18 cm </text:p>
            <text:p/>
            <text:p>茶巾 ・ ちゃきん ・ tea cloth / napkin</text:p>
          </table:table-cell>
          <table:table-cell table:number-columns-repeated="1018"/>
        </table:table-row>
        <table:table-row table:style-name="ro32">
          <table:table-cell office:value-type="float" office:value="204" calcext:value-type="float">
            <text:p>204</text:p>
          </table:table-cell>
          <table:table-cell office:value-type="string" calcext:value-type="string">
            <text:p>布</text:p>
          </table:table-cell>
          <table:table-cell office:value-type="string" calcext:value-type="string">
            <text:p>CLOTH</text:p>
            <text:p/>
            <text:p>SPREAD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ぬの</text:p>
          </table:table-cell>
          <table:table-cell office:value-type="string" calcext:value-type="string">
            <text:p>画布 ・ がふ ・ canvas</text:p>
            <text:p/>
            <text:p>布地 ・ ぬのじ ・ cloth, fabric</text:p>
            <text:p/>
            <text:p>布 ・ ぬの ・ cloth, fabric</text:p>
            <text:p/>
            <text:p>分布 ・ ぶんぷ ・ distribution</text:p>
            <text:p/>
            <text:p>布告する ・ ふこくする ・ proclaim, declare</text:p>
            <text:p/>
            <text:p>配布 ・ はいふ ・ wide distribution</text:p>
            <text:p/>
            <text:p>若布 ・ わかめ ・ (a kind of seaweed)</text:p>
          </table:table-cell>
          <table:table-cell table:number-columns-repeated="1018"/>
        </table:table-row>
        <table:table-row table:style-name="ro29">
          <table:table-cell office:value-type="float" office:value="205" calcext:value-type="float">
            <text:p>205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CITY</text:p>
            <text:p/>
            <text:p>MARKE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市立 ・ しりつ ・ municipal</text:p>
            <text:p/>
            <text:p>朝市 ・ あさいち ・ morning market</text:p>
            <text:p/>
            <text:p>市 ・ いち ・ market</text:p>
            <text:p/>
            <text:p>市販 ・ しはん ・ marketing</text:p>
            <text:p/>
            <text:p>市場¹ ・ いちば ・ market(place) [physical] </text:p>
            <text:p/>
            <text:p>市場² ・ しじょう ・ market, mart [abstract] </text:p>
            <text:p/>
            <text:p>我楽多市 ・ がらくたいち ・ rummage sale</text:p>
          </table:table-cell>
          <table:table-cell table:number-columns-repeated="101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吊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つ(る)</text:p>
            <text:p/>
            <text:p>つ(り)</text:p>
            <text:p/>
            <text:p>つ(るす)</text:p>
          </table:table-cell>
          <table:table-cell office:value-type="string" calcext:value-type="string">
            <text:p>吊る ・ つる ・ hang, suspend</text:p>
            <text:p/>
            <text:p>首吊り ・ くびつり ・ hanging by the neck </text:p>
            <text:p/>
            <text:p>懸吊 ・ けんちょう ・ suspension</text:p>
            <text:p/>
            <text:p>吊るす ・ つるす ・ [vt] hang up </text:p>
            <text:p/>
            <text:p>吊り革 ・ つりかわ ・ strap to hang onto</text:p>
          </table:table-cell>
          <table:table-cell office:value-type="string" calcext:value-type="string">
            <text:p>suspend</text:p>
          </table:table-cell>
          <table:table-cell table:number-columns-repeated="1017"/>
        </table:table-row>
        <table:table-row table:style-name="ro32">
          <table:table-cell office:value-type="float" office:value="207" calcext:value-type="float">
            <text:p>207</text:p>
          </table:table-cell>
          <table:table-cell office:value-type="string" calcext:value-type="string">
            <text:p>泉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ずみ</text:p>
          </table:table-cell>
          <table:table-cell office:value-type="string" calcext:value-type="string">
            <text:p>温泉 ・ おんせん ・ hot spring</text:p>
            <text:p/>
            <text:p>泉 ・ いずみ ・ spring, fountain</text:p>
            <text:p/>
            <text:p>知識の泉 ・ ちしきのいずみ ・ source of knowledge</text:p>
            <text:p/>
            <text:p>冷泉 ・ れいせん ・ cold water spring</text:p>
            <text:p/>
            <text:p>鉱泉 ・ こうせん ・ mineral spring</text:p>
            <text:p/>
            <text:p>源泉 ・ げんせん ・ fountainhead, source</text:p>
            <text:p/>
            <text:p>硫黄泉 ・ いおうせん ・ sulfur spring</text:p>
          </table:table-cell>
          <table:table-cell table:number-columns-repeated="1018"/>
        </table:table-row>
        <table:table-row table:style-name="ro19">
          <table:table-cell office:value-type="float" office:value="208" calcext:value-type="float">
            <text:p>208</text:p>
          </table:table-cell>
          <table:table-cell office:value-type="string" calcext:value-type="string">
            <text:p>原</text:p>
          </table:table-cell>
          <table:table-cell office:value-type="string" calcext:value-type="string">
            <text:p>PLAIN</text:p>
            <text:p/>
            <text:p>ORIGINAL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原子 ・ げんし ・ atom</text:p>
            <text:p/>
            <text:p>高原 ・ こうげん ・ plateau</text:p>
            <text:p/>
            <text:p>原っぱ ・ はらっぱ ・ open field, empty lot</text:p>
            <text:p/>
            <text:p>野原 ・ のはら ・ field, plain</text:p>
            <text:p/>
            <text:p>海原 ・ うなばら ・ sea, ocean</text:p>
            <text:p/>
            <text:p>原子力 ・ げんしりょく ・ atomic energy</text:p>
            <text:p/>
            <text:p>原告 ・ げんこく ・ plaintiff</text:p>
          </table:table-cell>
          <table:table-cell office:value-type="string" calcext:value-type="string">
            <text:p>field ・ primitive</text:p>
          </table:table-cell>
          <table:table-cell table:number-columns-repeated="1017"/>
        </table:table-row>
        <table:table-row table:style-name="ro6">
          <table:table-cell office:value-type="float" office:value="209" calcext:value-type="float">
            <text:p>209</text:p>
          </table:table-cell>
          <table:table-cell office:value-type="string" calcext:value-type="string">
            <text:p>源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みなもと</text:p>
          </table:table-cell>
          <table:table-cell office:value-type="string" calcext:value-type="string">
            <text:p>川の源 ・ かわのみなもと ・ headwaters</text:p>
            <text:p/>
            <text:p>電源 ・ でんげん ・ power source, electrical outlet</text:p>
            <text:p/>
            <text:p>源泉 ・ げんせん ・ fountainhead, source</text:p>
            <text:p/>
            <text:p>根源 ・ こんげん ・ root, origin, source</text:p>
            <text:p/>
            <text:p>起源 ・ きげん ・ origin, beginning</text:p>
            <text:p/>
            <text:p>語源 ・ ごげん ・ derivation of a word, etymology</text:p>
          </table:table-cell>
          <table:table-cell office:value-type="string" calcext:value-type="string">
            <text:p>origin</text:p>
          </table:table-cell>
          <table:table-cell table:number-columns-repeated="1017"/>
        </table:table-row>
        <table:table-row table:style-name="ro29">
          <table:table-cell office:value-type="float" office:value="210" calcext:value-type="float">
            <text:p>210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電線 ・ でんせん ・ electric wire</text:p>
            <text:p/>
            <text:p>前線 ・ ぜんせん ・ front lines; weather front</text:p>
            <text:p/>
            <text:p>光線 ・ こうせん ・ ray of light , beam</text:p>
            <text:p/>
            <text:p>無線 ・ むせん ・ wireless, radio</text:p>
            <text:p/>
            <text:p>東海道線 ・ とうかいどうせん ・ Tokaido Line railway </text:p>
            <text:p/>
            <text:p>水平線 ・ すいへいせん ・ horizon</text:p>
            <text:p/>
            <text:p>線を引く ・ せんをひく ・ draw a line</text:p>
          </table:table-cell>
          <table:table-cell table:number-columns-repeated="1018"/>
        </table:table-row>
        <table:table-row table:style-name="ro32">
          <table:table-cell office:value-type="float" office:value="211" calcext:value-type="float">
            <text:p>211</text:p>
          </table:table-cell>
          <table:table-cell office:value-type="string" calcext:value-type="string">
            <text:p>綿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わた</text:p>
          </table:table-cell>
          <table:table-cell office:value-type="string" calcext:value-type="string">
            <text:p>木綿 ・ もめん ・ cotton (cloth)</text:p>
            <text:p/>
            <text:p>綿を入れる ・ わたをいれる ・ wad with cotton</text:p>
            <text:p/>
            <text:p>綿 ・ わた ・ cotton</text:p>
            <text:p/>
            <text:p>綿菓子 ・ わたがし ・ cotton candy</text:p>
            <text:p/>
            <text:p>綿羊 ・ めんよう ・ sheep</text:p>
            <text:p/>
            <text:p>原綿 ・ げんめん ・ raw cotton</text:p>
            <text:p/>
            <text:p>綿花 ・ めんか ・ raw cotton, cotton wool</text:p>
          </table:table-cell>
          <table:table-cell table:number-columns-repeated="1018"/>
        </table:table-row>
        <table:table-row table:style-name="ro13">
          <table:table-cell office:value-type="float" office:value="212" calcext:value-type="float">
            <text:p>212</text:p>
          </table:table-cell>
          <table:table-cell office:value-type="string" calcext:value-type="string">
            <text:p>絹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きぬ</text:p>
          </table:table-cell>
          <table:table-cell office:value-type="string" calcext:value-type="string">
            <text:p>絹糸 ・ けんし ・ silk thread</text:p>
            <text:p/>
            <text:p>絹 ・ きぬ ・ silk, silk cloth</text:p>
            <text:p/>
            <text:p>人絹 ・ じんけん ・ artificial silk; rayon</text:p>
            <text:p/>
            <text:p>正絹 ・ しょうけん ・ pure silk</text:p>
            <text:p/>
            <text:p>絹地 ・ きぬじ ・ silk fabrics</text:p>
            <text:p/>
            <text:p>絹糸 ・ きぬいと ・ silk thread</text:p>
          </table:table-cell>
          <table:table-cell table:number-columns-repeated="1018"/>
        </table:table-row>
        <table:table-row table:style-name="ro7">
          <table:table-cell office:value-type="float" office:value="213" calcext:value-type="float">
            <text:p>213</text:p>
          </table:table-cell>
          <table:table-cell office:value-type="string" calcext:value-type="string">
            <text:p>錦</text:p>
          </table:table-cell>
          <table:table-cell office:value-type="string" calcext:value-type="string">
            <text:p>BROCAD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にしき</text:p>
          </table:table-cell>
          <table:table-cell office:value-type="string" calcext:value-type="string">
            <text:p>絹の錦 ・ きぬのにしき ・ silk brocade</text:p>
            <text:p/>
            <text:p>錦旗 ・ きんき ・ gold-brocade flag; pennant</text:p>
            <text:p/>
            <text:p>錦絵 ・ にしきえ ・ color print woodblock</text:p>
          </table:table-cell>
          <table:table-cell table:number-columns-repeated="1018"/>
        </table:table-row>
        <table:table-row table:style-name="ro30">
          <table:table-cell office:value-type="float" office:value="214" calcext:value-type="float">
            <text:p>214</text:p>
          </table:table-cell>
          <table:table-cell office:value-type="string" calcext:value-type="string">
            <text:p>願</text:p>
          </table:table-cell>
          <table:table-cell office:value-type="string" calcext:value-type="string">
            <text:p>WISH</text:p>
            <text:p/>
            <text:p>ASK A FAVOR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ねが(う)</text:p>
          </table:table-cell>
          <table:table-cell office:value-type="string" calcext:value-type="string">
            <text:p>出願 ・ しゅつがん ・ application</text:p>
            <text:p/>
            <text:p>願う ・ ねがう ・ [vt] wish, hope for; pray; request</text:p>
            <text:p/>
            <text:p>願い事 ・ ねがいごと ・ one's wish / request</text:p>
            <text:p/>
            <text:p>宿願 ・ しゅくがん ・ long-cherished desire</text:p>
            <text:p/>
            <text:p>願望 ・ がんぼう ・ wish, desire, aspiration</text:p>
            <text:p/>
            <text:p>念願する ・ ねんがんする ・ desire, wish / pray for </text:p>
            <text:p/>
            <text:p>願わくは ・ ねがわくは ・ I pray / wish</text:p>
          </table:table-cell>
          <table:table-cell table:number-columns-repeated="1018"/>
        </table:table-row>
        <table:table-row table:style-name="ro29">
          <table:table-cell office:value-type="float" office:value="215" calcext:value-type="float">
            <text:p>215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ナイ</text:p>
            <text:p/>
            <text:p>ダイ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内部 ・ ないぶ ・ interior, inner parts</text:p>
            <text:p/>
            <text:p>早い内 ・ はやいうち ・ while it is early</text:p>
            <text:p/>
            <text:p>内 ・ うち ・ inside; within</text:p>
            <text:p/>
            <text:p>内耳 ・ ないじ ・ inner ear</text:p>
            <text:p/>
            <text:p>内線 ・ ないせん ・ internal (phone) line, extension</text:p>
            <text:p/>
            <text:p>以内 ・ いない ・ within, less than</text:p>
            <text:p/>
            <text:p>境内 ・ けいだい ・ grounds esp. shrines, temples ; compound</text:p>
          </table:table-cell>
          <table:table-cell table:number-columns-repeated="1018"/>
        </table:table-row>
        <table:table-row table:style-name="ro6">
          <table:table-cell office:value-type="float" office:value="216" calcext:value-type="float">
            <text:p>216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ニク</text:p>
          </table:table-cell>
          <table:table-cell office:value-type="string" calcext:value-type="string">
            <text:p>しし*</text:p>
          </table:table-cell>
          <table:table-cell office:value-type="string" calcext:value-type="string">
            <text:p>牛肉 ・ ぎゅうにく ・ beef</text:p>
            <text:p/>
            <text:p>肉体 ・ にくたい ・ body, flesh</text:p>
            <text:p/>
            <text:p>肉付けする ・ にくづけする ・ flesh out</text:p>
            <text:p/>
            <text:p>肉親 ・ にくしん ・ blood relationship / relative</text:p>
            <text:p/>
            <text:p>皮肉 ・ ひにく ・ irony, sarcasm, cynicism</text:p>
            <text:p/>
            <text:p>太り肉 ・ ふとりじし ・ corpulent, fat, chubby</text:p>
          </table:table-cell>
          <table:table-cell table:number-columns-repeated="1018"/>
        </table:table-row>
        <table:table-row table:style-name="ro21">
          <table:table-cell office:value-type="float" office:value="217" calcext:value-type="float">
            <text:p>217</text:p>
          </table:table-cell>
          <table:table-cell office:value-type="string" calcext:value-type="string">
            <text:p>猪</text:p>
          </table:table-cell>
          <table:table-cell office:value-type="string" calcext:value-type="string">
            <text:p>WILD BOAR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い</text:p>
            <text:p/>
            <text:p>いのしし</text:p>
          </table:table-cell>
          <table:table-cell office:value-type="string" calcext:value-type="string">
            <text:p>猪 ・ いのしし ・ wild boar</text:p>
            <text:p/>
            <text:p>猪首 ・ いくび ・ bull neck</text:p>
            <text:p/>
            <text:p>野猪 ・ やちょ ・ wild boar</text:p>
            <text:p/>
            <text:p>猪武者 ・ いのししむしゃ ・ foolhardy warrior; hotspur</text:p>
          </table:table-cell>
          <table:table-cell table:number-columns-repeated="1018"/>
        </table:table-row>
        <table:table-row table:style-name="ro19">
          <table:table-cell office:value-type="float" office:value="218" calcext:value-type="float">
            <text:p>218</text:p>
          </table:table-cell>
          <table:table-cell office:value-type="string" calcext:value-type="string">
            <text:p>豚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トン</text:p>
          </table:table-cell>
          <table:table-cell office:value-type="string" calcext:value-type="string">
            <text:p>ぶた</text:p>
          </table:table-cell>
          <table:table-cell office:value-type="string" calcext:value-type="string">
            <text:p>豚カツ ・ とんカツ ・ pork cutlet</text:p>
            <text:p/>
            <text:p>豚肉 ・ ぶたにく ・ pork</text:p>
            <text:p/>
            <text:p>豚 ・ ぶた ・ pig, hog</text:p>
            <text:p/>
            <text:p>養豚 ・ ようとん ・ swine keeping</text:p>
            <text:p/>
            <text:p>豚舎 ・ とんしゃ ・ pigsty, pigpen</text:p>
            <text:p/>
            <text:p>豚箱 ・ ぶたばこ ・ police cell, jug [slang] </text:p>
            <text:p/>
            <text:p>子豚 ・ こぶた ・ piglet</text:p>
          </table:table-cell>
          <table:table-cell table:number-columns-repeated="1018"/>
        </table:table-row>
        <table:table-row table:style-name="ro28">
          <table:table-cell office:value-type="float" office:value="219" calcext:value-type="float">
            <text:p>219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HOUSE</text:p>
            <text:p/>
            <text:p>FAMILY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いえ</text:p>
            <text:p/>
            <text:p>や</text:p>
            <text:p/>
            <text:p>うち*</text:p>
          </table:table-cell>
          <table:table-cell office:value-type="string" calcext:value-type="string">
            <text:p>家の人 ・ うちのひと ・ my husband; one's family</text:p>
            <text:p/>
            <text:p>自分の家 ・ じぶんのいえ ・ one's own house</text:p>
            <text:p/>
            <text:p>家事 ・ かじ ・ household affairs, housework</text:p>
            <text:p/>
            <text:p>家宝 ・ かほう ・ family treasure, heirloom</text:p>
            <text:p/>
            <text:p>作家 ・ さっか ・ writer, novelist, author</text:p>
            <text:p/>
            <text:p>一軒家 ・ いっけんや ・ solitary house; private home</text:p>
            <text:p/>
            <text:p>家家 ・ いえいえ ・ houses</text:p>
            <text:p/>
            <text:p>一家 ・ いっか ・ family, household; one’s family; style of established reputation</text:p>
          </table:table-cell>
          <table:table-cell office:value-type="string" calcext:value-type="string">
            <text:p>home ・ House</text:p>
          </table:table-cell>
          <table:table-cell table:number-columns-repeated="1017"/>
        </table:table-row>
        <table:table-row table:style-name="ro17">
          <table:table-cell office:value-type="float" office:value="220" calcext:value-type="float">
            <text:p>220</text:p>
          </table:table-cell>
          <table:table-cell office:value-type="string" calcext:value-type="string">
            <text:p>吾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われ</text:p>
            <text:p/>
            <text:p>わが-</text:p>
            <text:p/>
            <text:p>あ-</text:p>
          </table:table-cell>
          <table:table-cell office:value-type="string" calcext:value-type="string">
            <text:p>吾等 ・ われら ・ we, I; you</text:p>
            <text:p/>
            <text:p>吾輩 ・ わがはい ・ I</text:p>
            <text:p/>
            <text:p>吾子 ・ あこ ・ my child</text:p>
            <text:p/>
            <text:p>吾人 ・ ごじん ・ we literary</text:p>
          </table:table-cell>
          <table:table-cell table:number-columns-repeated="1018"/>
        </table:table-row>
        <table:table-row table:style-name="ro17">
          <table:table-cell office:value-type="float" office:value="221" calcext:value-type="float">
            <text:p>221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われ</text:p>
            <text:p/>
            <text:p>わが-</text:p>
            <text:p/>
            <text:p>わ(が)-</text:p>
            <text:p/>
            <text:p>は</text:p>
          </table:table-cell>
          <table:table-cell office:value-type="string" calcext:value-type="string">
            <text:p>我が家 ・ わがや ・ our home / household</text:p>
            <text:p/>
            <text:p>自我 ・ じが ・ self, ego</text:p>
            <text:p/>
            <text:p>我々 ・ われわれ ・ we</text:p>
            <text:p/>
            <text:p>我が国 ・ わがくに ・ our country</text:p>
          </table:table-cell>
          <table:table-cell table:number-columns-repeated="1018"/>
        </table:table-row>
        <table:table-row table:style-name="ro16">
          <table:table-cell office:value-type="float" office:value="222" calcext:value-type="float">
            <text:p>222</text:p>
          </table:table-cell>
          <table:table-cell office:value-type="string" calcext:value-type="string">
            <text:p>語</text:p>
          </table:table-cell>
          <table:table-cell office:value-type="string" calcext:value-type="string">
            <text:p>WORD</text:p>
            <text:p/>
            <text:p>LANGUAGE</text:p>
            <text:p/>
            <text:p>TELL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かた(る)</text:p>
            <text:p/>
            <text:p>かた(らう)</text:p>
          </table:table-cell>
          <table:table-cell office:value-type="string" calcext:value-type="string">
            <text:p>言語 ・ げんご ・ language</text:p>
            <text:p/>
            <text:p>用語 ・ ようご ・ terminology; diction, wording; vocab</text:p>
            <text:p/>
            <text:p>語る ・ かたる ・ [vt] tell, speak</text:p>
            <text:p/>
            <text:p>語らう ・ かたらう ・ [vt] talk together, chat</text:p>
            <text:p/>
            <text:p>物語 ・ ものがたり ・ story, tale, legend</text:p>
            <text:p/>
            <text:p>語源 ・ ごげん ・ word source, etymology</text:p>
            <text:p/>
            <text:p>語の意味 ・ ごのいみ ・ meaning of a word</text:p>
            <text:p/>
            <text:p>語らい ・ かたらい ・ talk, chat; lover’s vow</text:p>
          </table:table-cell>
          <table:table-cell table:number-columns-repeated="1018"/>
        </table:table-row>
        <table:table-row table:style-name="ro45">
          <table:table-cell office:value-type="float" office:value="223" calcext:value-type="float">
            <text:p>223</text:p>
          </table:table-cell>
          <table:table-cell office:value-type="string" calcext:value-type="string">
            <text:p>伝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デン</text:p>
          </table:table-cell>
          <table:table-cell office:value-type="string" calcext:value-type="string">
            <text:p>つた(わる)</text:p>
            <text:p/>
            <text:p>つた(える)</text:p>
            <text:p/>
            <text:p>つた(う)</text:p>
            <text:p/>
            <text:p>-づた(い)</text:p>
          </table:table-cell>
          <table:table-cell office:value-type="string" calcext:value-type="string">
            <text:p>電気を伝える ・ でんきをつたえる ・ conduct electricity</text:p>
            <text:p/>
            <text:p>伝言 ・ でんごん ・ verbal message, word</text:p>
            <text:p/>
            <text:p>伝わる ・ つたわる ・ [vi]be transmitted; spread, circulate</text:p>
            <text:p/>
            <text:p>伝える ・ つたえる ・ [vt] transmit; convey, tell</text:p>
            <text:p/>
            <text:p>手伝う ・ てつだう ・ [vt] help, assist, lend a hand</text:p>
            <text:p/>
            <text:p>伝う ・ つたう ・ go along, follow</text:p>
            <text:p/>
            <text:p>川を伝って行く ・ かわをつたっていく ・ go along a river</text:p>
          </table:table-cell>
          <table:table-cell table:number-columns-repeated="1018"/>
        </table:table-row>
        <table:table-row table:style-name="ro16">
          <table:table-cell office:value-type="float" office:value="224" calcext:value-type="float">
            <text:p>224</text:p>
          </table:table-cell>
          <table:table-cell office:value-type="string" calcext:value-type="string">
            <text:p>転</text:p>
          </table:table-cell>
          <table:table-cell office:value-type="string" calcext:value-type="string">
            <text:p>TURN [into]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ころ(がる) </text:p>
            <text:p/>
            <text:p>ころ(げる)</text:p>
            <text:p/>
            <text:p>ころ(がす)</text:p>
            <text:p/>
            <text:p>ころ(ぶ)</text:p>
          </table:table-cell>
          <table:table-cell office:value-type="string" calcext:value-type="string">
            <text:p>回転する ・ かいてんする ・ revolve, rotate, turn</text:p>
            <text:p/>
            <text:p>転がる ・ ころがる ・ [vi] roll over</text:p>
            <text:p/>
            <text:p>転ぶ ・ ころぶ ・ [vi] fall over</text:p>
            <text:p/>
            <text:p>自転車 ・ じてんしゃ ・ bicycle</text:p>
            <text:p/>
            <text:p>転向 ・ てんこう ・ turn, conversion; about-face</text:p>
            <text:p/>
            <text:p>転がす ・ ころがす ・ [vt] roll; roll over, tumble over</text:p>
            <text:p/>
            <text:p>車を転がす ・ くるまをころがす ・ drive a car</text:p>
            <text:p/>
            <text:p>寝転ぶ ・ ねころぶ ・ [vi] lie down</text:p>
          </table:table-cell>
          <table:table-cell office:value-type="string" calcext:value-type="string">
            <text:p>roll over</text:p>
          </table:table-cell>
          <table:table-cell table:number-columns-repeated="1017"/>
        </table:table-row>
        <table:table-row table:style-name="ro9">
          <table:table-cell office:value-type="float" office:value="225" calcext:value-type="float">
            <text:p>225</text:p>
          </table:table-cell>
          <table:table-cell office:value-type="string" calcext:value-type="string">
            <text:p>芸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ゲイ</text:p>
          </table:table-cell>
          <table:table-cell table:style-name="ce10"/>
          <table:table-cell office:value-type="string" calcext:value-type="string">
            <text:p>芸者 ・ げいしゃ ・ geisha girl</text:p>
            <text:p/>
            <text:p>芸をする ・ げいをする ・ do tricks</text:p>
            <text:p/>
            <text:p>文芸 ・ ぶんげい ・ literature, art &amp; literature</text:p>
            <text:p/>
            <text:p>手芸 ・ しゅげい ・ handicrafts, manual arts</text:p>
            <text:p/>
            <text:p>園芸 ・ えんげい ・ gardening, horticulture</text:p>
            <text:p/>
            <text:p>大道芸 ・ だいどうげい ・ street performing</text:p>
          </table:table-cell>
          <table:table-cell office:value-type="string" calcext:value-type="string">
            <text:p>craft; preformance</text:p>
          </table:table-cell>
          <table:table-cell table:number-columns-repeated="1017"/>
        </table:table-row>
        <table:table-row table:style-name="ro20">
          <table:table-cell office:value-type="float" office:value="226" calcext:value-type="float">
            <text:p>226</text:p>
          </table:table-cell>
          <table:table-cell office:value-type="string" calcext:value-type="string">
            <text:p>会</text:p>
          </table:table-cell>
          <table:table-cell office:value-type="string" calcext:value-type="string">
            <text:p>MEET</text:p>
            <text:p/>
            <text:p>SOCIETY</text:p>
          </table:table-cell>
          <table:table-cell office:value-type="string" calcext:value-type="string">
            <text:p>カイ</text:p>
            <text:p/>
            <text:p>エ</text:p>
          </table:table-cell>
          <table:table-cell office:value-type="string" calcext:value-type="string">
            <text:p>あ(う)</text:p>
            <text:p/>
            <text:p>あ(わせる)</text:p>
          </table:table-cell>
          <table:table-cell office:value-type="string" calcext:value-type="string">
            <text:p>会話 ・ かいわ ・ conversation</text:p>
            <text:p/>
            <text:p>学会 ・ がっかい ・ academic society</text:p>
            <text:p/>
            <text:p>会長 ・ かいちょう ・ president, chairman</text:p>
            <text:p/>
            <text:p>会見 ・ かいけん ・ interview, audience</text:p>
            <text:p/>
            <text:p>会う ・ あう ・ [vi] meet, encounter</text:p>
            <text:p/>
            <text:p>会わせる ・ あわせる ・ [vt] have so. meet another , allow so. to see another</text:p>
          </table:table-cell>
          <table:table-cell office:value-type="string" calcext:value-type="string">
            <text:p>gather</text:p>
          </table:table-cell>
          <table:table-cell table:number-columns-repeated="1017"/>
        </table:table-row>
        <table:table-row table:style-name="ro36">
          <table:table-cell office:value-type="float" office:value="227" calcext:value-type="float">
            <text:p>227</text:p>
          </table:table-cell>
          <table:table-cell office:value-type="string" calcext:value-type="string">
            <text:p>合</text:p>
          </table:table-cell>
          <table:table-cell office:value-type="string" calcext:value-type="string">
            <text:p>COMBINE</text:p>
            <text:p/>
            <text:p>FIT</text:p>
          </table:table-cell>
          <table:table-cell office:value-type="string" calcext:value-type="string">
            <text:p>ゴウ</text:p>
            <text:p/>
            <text:p>カッ-</text:p>
            <text:p/>
            <text:p>ガッ-</text:p>
          </table:table-cell>
          <table:table-cell office:value-type="string" calcext:value-type="string">
            <text:p>(-)あ(う)</text:p>
            <text:p/>
            <text:p>(-)あ(い)</text:p>
            <text:p/>
            <text:p>あ(わす)</text:p>
            <text:p/>
            <text:p>(-)あ(わせる)</text:p>
            <text:p/>
            <text:p>あい-</text:p>
            <text:p/>
            <text:p>-あい</text:p>
          </table:table-cell>
          <table:table-cell office:value-type="string" calcext:value-type="string">
            <text:p>合う ・ あう ・ [vi] fit, come together</text:p>
            <text:p/>
            <text:p>合意 ・ ごうい ・ mutual agreement consent </text:p>
            <text:p/>
            <text:p>集合する ・ しゅうごうする ・ gather, assemble; call together</text:p>
            <text:p/>
            <text:p>話し合う ・ はなしあう ・ [vt] speak together, talk over</text:p>
            <text:p/>
            <text:p>合わせる ・ あわせる ・ [vt] combine, join; match; collate</text:p>
            <text:p/>
            <text:p>歩合 ・ ぶあい ・ rate, percentage; commission</text:p>
            <text:p/>
            <text:p>合図 ・ あいず ・ signal, sign</text:p>
          </table:table-cell>
          <table:table-cell office:value-type="string" calcext:value-type="string">
            <text:p>join</text:p>
          </table:table-cell>
          <table:table-cell table:number-columns-repeated="1017"/>
        </table:table-row>
        <table:table-row table:style-name="ro9">
          <table:table-cell office:value-type="float" office:value="228" calcext:value-type="float">
            <text:p>228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PRESENT</text:p>
            <text:p/>
            <text:p>THIS</text:p>
          </table:table-cell>
          <table:table-cell office:value-type="string" calcext:value-type="string">
            <text:p>コン</text:p>
            <text:p/>
            <text:p>キン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今日 irreg. reading ・ きょう ・ today</text:p>
            <text:p/>
            <text:p>今日 reg. reading ・ こんにち ・ today, these days</text:p>
            <text:p/>
            <text:p>今まで ・ いままで ・ till now, so far, up to the present</text:p>
            <text:p/>
            <text:p>今 ・ いま ・ now, at present; current, existing</text:p>
            <text:p/>
            <text:p>今月 ・ こんげつ ・ this month</text:p>
            <text:p/>
            <text:p>今回 ・ こんかい ・ this time; lately</text:p>
          </table:table-cell>
          <table:table-cell office:value-type="string" calcext:value-type="string">
            <text:p>now</text:p>
          </table:table-cell>
          <table:table-cell table:number-columns-repeated="1017"/>
        </table:table-row>
        <table:table-row table:style-name="ro31">
          <table:table-cell office:value-type="float" office:value="229" calcext:value-type="float">
            <text:p>229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レイ</text:p>
          </table:table-cell>
          <table:table-cell table:style-name="ce10"/>
          <table:table-cell office:value-type="string" calcext:value-type="string">
            <text:p>発令 ・ はつれい ・ pronouncement</text:p>
            <text:p/>
            <text:p>法令 ・ ほうれい ・ laws &amp; ordinances, statute</text:p>
            <text:p/>
            <text:p>政令 ・ せいれい ・ government ordinance, cabinet order</text:p>
            <text:p/>
            <text:p>辞令 ・ じれい ・ written appointment; wording, phraseology</text:p>
            <text:p/>
            <text:p>指令 ・ しれい ・ order, instruction</text:p>
            <text:p/>
            <text:p>訓令 ・ くんれい ・ instructions, official orders, directive</text:p>
          </table:table-cell>
          <table:table-cell table:number-columns-repeated="1018"/>
        </table:table-row>
        <table:table-row table:style-name="ro34">
          <table:table-cell office:value-type="float" office:value="230" calcext:value-type="float">
            <text:p>230</text:p>
          </table:table-cell>
          <table:table-cell office:value-type="string" calcext:value-type="string">
            <text:p>念</text:p>
          </table:table-cell>
          <table:table-cell office:value-type="string" calcext:value-type="string">
            <text:p>THOUGHTS</text:p>
          </table:table-cell>
          <table:table-cell office:value-type="string" calcext:value-type="string">
            <text:p>ネン</text:p>
          </table:table-cell>
          <table:table-cell table:style-name="ce10"/>
          <table:table-cell office:value-type="string" calcext:value-type="string">
            <text:p>念入りな ・ ねんいりな ・ careful, elaborate</text:p>
            <text:p/>
            <text:p>一念 ・ いちねん ・ wholehearted wish, determined soul</text:p>
            <text:p/>
            <text:p>念願 ・ ねんがん ・ one's heart's desire</text:p>
            <text:p/>
            <text:p>失念 ・ しつねん ・ lapse of memory, oblivion</text:p>
            <text:p/>
            <text:p>記念 ・ きねん ・ commemoration, memory</text:p>
            <text:p/>
            <text:p>断念する ・ だんねんする ・ give up an idea , abandon, relinquish</text:p>
            <text:p/>
            <text:p>残念 ・ ざんねん ・ regret, disappointment, chagrin</text:p>
          </table:table-cell>
          <table:table-cell office:value-type="string" calcext:value-type="string">
            <text:p>mind, wish</text:p>
          </table:table-cell>
          <table:table-cell table:number-columns-repeated="1017"/>
        </table:table-row>
        <table:table-row table:style-name="ro32">
          <table:table-cell office:value-type="float" office:value="231" calcext:value-type="float">
            <text:p>231</text:p>
          </table:table-cell>
          <table:table-cell office:value-type="string" calcext:value-type="string">
            <text:p>印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しるし</text:p>
            <text:p/>
            <text:p>-じるし</text:p>
          </table:table-cell>
          <table:table-cell office:value-type="string" calcext:value-type="string">
            <text:p>無印 ・ むじるし ・ unbranded, generic</text:p>
            <text:p/>
            <text:p>ゴム印 ・ ゴムいん ・ rubber stamp</text:p>
            <text:p/>
            <text:p>日印 ・ にちいん ・ Japan &amp; India, Indian-Japanese</text:p>
            <text:p/>
            <text:p>印 ・ しるし ・ mark, sign</text:p>
            <text:p/>
            <text:p>目印 ・ めじるし ・ mark, sign, landmark</text:p>
            <text:p/>
            <text:p>矢印 ・ やじるし ・ arrow (mark)</text:p>
            <text:p/>
            <text:p>印象 ・ いんしょう ・ impression</text:p>
          </table:table-cell>
          <table:table-cell office:value-type="string" calcext:value-type="string">
            <text:p>mark</text:p>
          </table:table-cell>
          <table:table-cell table:number-columns-repeated="1017"/>
        </table:table-row>
        <table:table-row table:style-name="ro29">
          <table:table-cell office:value-type="float" office:value="232" calcext:value-type="float">
            <text:p>232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ORDER・ LIFE</text:p>
            <text:p/>
            <text:p>FATE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生命 ・ せいめい ・ life</text:p>
            <text:p/>
            <text:p>命令 ・ めいれい ・ command, order; edict, decree</text:p>
            <text:p/>
            <text:p>命取りの ・ いのちとりの ・ fatal, deadly</text:p>
            <text:p/>
            <text:p>命 ・ いのち ・ life</text:p>
            <text:p/>
            <text:p>本命 ・ ほんめい ・ probable winner, most likely candidate</text:p>
            <text:p/>
            <text:p>命中 ・ めいちゅう ・ hit, on-target impact</text:p>
            <text:p/>
            <text:p>使命 ・ しめい ・ mission, appointed task</text:p>
          </table:table-cell>
          <table:table-cell office:value-type="string" calcext:value-type="string">
            <text:p>command</text:p>
          </table:table-cell>
          <table:table-cell table:number-columns-repeated="1017"/>
        </table:table-row>
        <table:table-row table:style-name="ro11">
          <table:table-cell office:value-type="float" office:value="233" calcext:value-type="float">
            <text:p>233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DECEASED</text:p>
          </table:table-cell>
          <table:table-cell office:value-type="string" calcext:value-type="string">
            <text:p>ボウ</text:p>
            <text:p/>
            <text:p>モウ</text:p>
          </table:table-cell>
          <table:table-cell office:value-type="string" calcext:value-type="string">
            <text:p>な(い)</text:p>
            <text:p/>
            <text:p>な(き)-</text:p>
          </table:table-cell>
          <table:table-cell office:value-type="string" calcext:value-type="string">
            <text:p>亡命 ・ ぼうめい ・ exile</text:p>
            <text:p/>
            <text:p>亡き人 ・ なきひと ・ the deceased</text:p>
            <text:p/>
            <text:p>亡くす ・ なくす ・ [vt] lose a parent , be bereft of</text:p>
            <text:p/>
            <text:p>亡くなる ・ なくなる ・ [vi] die, pass away, breathe one’s last</text:p>
            <text:p/>
            <text:p>亡国 ・ ぼうこく ・ ruined country, national ruin</text:p>
            <text:p/>
            <text:p>存亡 ・ そんぼう ・ destiny; life or death</text:p>
            <text:p/>
            <text:p>未亡人 ・ みぼうじん ・ widow ed lady</text:p>
          </table:table-cell>
          <table:table-cell table:number-columns-repeated="1018"/>
        </table:table-row>
        <table:table-row table:style-name="ro46">
          <table:table-cell office:value-type="float" office:value="234" calcext:value-type="float">
            <text:p>234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RICE</text:p>
            <text:p/>
            <text:p>AMERICA</text:p>
          </table:table-cell>
          <table:table-cell office:value-type="string" calcext:value-type="string">
            <text:p>ベイ</text:p>
            <text:p/>
            <text:p>マイ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米国 ・ べいこく ・ U.S.A.</text:p>
            <text:p/>
            <text:p>白米 ・ はくまい ・ white / polished rice</text:p>
            <text:p/>
            <text:p>米を作る ・ こめをつくる ・ grow rice</text:p>
            <text:p/>
            <text:p>米作 ・ べいさく ・ rice crop</text:p>
            <text:p/>
            <text:p>日米 ・ にちべい ・ Japan &amp; the USA, Japanese-American</text:p>
            <text:p/>
            <text:p>米屋 ・ こめや ・ rice merchant</text:p>
            <text:p/>
            <text:p>配給米 ・ はいきゅうまい ・ rationed rice</text:p>
            <text:p/>
            <text:p>外米 ・ がいまい ・ foreign / imported rice</text:p>
          </table:table-cell>
          <table:table-cell table:number-columns-repeated="1018"/>
        </table:table-row>
        <table:table-row table:style-name="ro19">
          <table:table-cell office:value-type="float" office:value="235" calcext:value-type="float">
            <text:p>235</text:p>
          </table:table-cell>
          <table:table-cell office:value-type="string" calcext:value-type="string">
            <text:p>粒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つぶ</text:p>
          </table:table-cell>
          <table:table-cell office:value-type="string" calcext:value-type="string">
            <text:p>粒子 ・ りゅうし ・ particle, grain</text:p>
            <text:p/>
            <text:p>雨粒 ・ あまつぶ ・ raindrop</text:p>
            <text:p/>
            <text:p>米粒 ・ こめつぶ ・ grain of rice</text:p>
            <text:p/>
            <text:p>粒 ・ つぶ ・ grain, drop</text:p>
            <text:p/>
            <text:p>粒状の ・ りゅうじょうの ・ granular</text:p>
            <text:p/>
            <text:p>粒粒の ・ つぶつぶの ・ granulated, lumpy</text:p>
            <text:p/>
            <text:p>一粒の涙 ・ ひとつぶのなみだ ・ one tear</text:p>
          </table:table-cell>
          <table:table-cell table:number-columns-repeated="1018"/>
        </table:table-row>
        <table:table-row table:style-name="ro36">
          <table:table-cell office:value-type="float" office:value="236" calcext:value-type="float">
            <text:p>236</text:p>
          </table:table-cell>
          <table:table-cell office:value-type="string" calcext:value-type="string">
            <text:p>和</text:p>
          </table:table-cell>
          <table:table-cell office:value-type="string" calcext:value-type="string">
            <text:p>HARMONIOUS</text:p>
            <text:p/>
            <text:p>PEACE</text:p>
            <text:p/>
            <text:p>JAPAN</text:p>
          </table:table-cell>
          <table:table-cell office:value-type="string" calcext:value-type="string">
            <text:p>ワ</text:p>
            <text:p/>
            <text:p>オ</text:p>
          </table:table-cell>
          <table:table-cell office:value-type="string" calcext:value-type="string">
            <text:p>やわ(らぐ)</text:p>
            <text:p/>
            <text:p>やわ(らげる)</text:p>
            <text:p/>
            <text:p>なご(む)</text:p>
            <text:p/>
            <text:p>なご(やか)</text:p>
          </table:table-cell>
          <table:table-cell office:value-type="string" calcext:value-type="string">
            <text:p>和やかな ・ なごやかな ・ peaceful, mild, gentle</text:p>
            <text:p/>
            <text:p>和合 ・ わごう ・ harmony, concord; union</text:p>
            <text:p/>
            <text:p>大和 ・ やまと ・ Yamato old name for Japan </text:p>
            <text:p/>
            <text:p>和む ・ なごむ ・ be softened, calm down</text:p>
            <text:p/>
            <text:p>和らぐ ・ やわらぐ ・ [vi] soften; abate, lessen; calm down</text:p>
            <text:p/>
            <text:p>和らげる ・ やわらげる ・ [vt] soften, tone down, calm; lessen, mitigate, relieve</text:p>
            <text:p/>
            <text:p>中和 ・ ちゅうわ ・ neutralization; counteraction of poison</text:p>
          </table:table-cell>
          <table:table-cell office:value-type="string" calcext:value-type="string">
            <text:p>calm</text:p>
          </table:table-cell>
          <table:table-cell table:number-columns-repeated="1017"/>
        </table:table-row>
        <table:table-row table:style-name="ro29">
          <table:table-cell office:value-type="float" office:value="237" calcext:value-type="float">
            <text:p>237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PRIVATE</text:p>
            <text:p/>
            <text:p>I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わたくし</text:p>
            <text:p/>
            <text:p>わたし</text:p>
          </table:table-cell>
          <table:table-cell office:value-type="string" calcext:value-type="string">
            <text:p>私立 ・ しりつ ・ private, nongovernmental</text:p>
            <text:p/>
            <text:p>私の ・ わたしの ・ my</text:p>
            <text:p/>
            <text:p>私 ・ わたし ・ I</text:p>
            <text:p/>
            <text:p>私生活 ・ しせいかつ ・ one's private life</text:p>
            <text:p/>
            <text:p>私書箱 ・ ししょばこ ・ post office box</text:p>
            <text:p/>
            <text:p>私鉄 ・ してつ ・ nongovt [private] railroad line</text:p>
            <text:p/>
            <text:p>私物 ・ しぶつ ・ private property</text:p>
          </table:table-cell>
          <table:table-cell table:number-columns-repeated="1018"/>
        </table:table-row>
        <table:table-row table:style-name="ro47">
          <table:table-cell office:value-type="float" office:value="238" calcext:value-type="float">
            <text:p>238</text:p>
          </table:table-cell>
          <table:table-cell office:value-type="string" calcext:value-type="string">
            <text:p>広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ろ(い)</text:p>
            <text:p/>
            <text:p>ひろ(まる)</text:p>
            <text:p/>
            <text:p>ひろ(める)</text:p>
            <text:p/>
            <text:p>ひろ(がる)</text:p>
            <text:p/>
            <text:p>ひろ(げる)</text:p>
          </table:table-cell>
          <table:table-cell office:value-type="string" calcext:value-type="string">
            <text:p>広大な ・ こうだいな ・ vast, expansive, grand</text:p>
            <text:p/>
            <text:p>広い ・ ひろい ・ wide, spacious, extensive; generous</text:p>
            <text:p/>
            <text:p>お広め ・ おひろめ ・ début</text:p>
            <text:p/>
            <text:p>本を広げる ・ ほんをひろげる ・ open a book</text:p>
            <text:p/>
            <text:p>広がる ・ ひろがる ・ [vi] extend, expand, stretch</text:p>
            <text:p/>
            <text:p>広広とした ・ ひろびろとした ・ spacious, open, extensive</text:p>
            <text:p/>
            <text:p>手広く ・ てびろく ・ extensively, widely, on an extensive scale</text:p>
            <text:p/>
            <text:p>広義 ・ こうぎ ・ broad sense, broader application</text:p>
          </table:table-cell>
          <table:table-cell office:value-type="string" calcext:value-type="string">
            <text:p>specious</text:p>
          </table:table-cell>
          <table:table-cell table:number-columns-repeated="1017"/>
        </table:table-row>
        <table:table-row table:style-name="ro40">
          <table:table-cell office:value-type="float" office:value="239" calcext:value-type="float">
            <text:p>239</text:p>
          </table:table-cell>
          <table:table-cell office:value-type="string" calcext:value-type="string">
            <text:p>細</text:p>
          </table:table-cell>
          <table:table-cell office:value-type="string" calcext:value-type="string">
            <text:p>SLENDER</text:p>
            <text:p/>
            <text:p>MINUT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ほそ(い)</text:p>
            <text:p/>
            <text:p>ほそ(る)</text:p>
            <text:p/>
            <text:p>こま(か)</text:p>
            <text:p/>
            <text:p>こま(かい)</text:p>
          </table:table-cell>
          <table:table-cell office:value-type="string" calcext:value-type="string">
            <text:p>細かい金 ・ こまかいかね ・ small change</text:p>
            <text:p/>
            <text:p>細い糸 ・ ほそいいと ・ fine thread</text:p>
            <text:p/>
            <text:p>明細 ・ めいさい ・ particulars, details</text:p>
            <text:p/>
            <text:p>細工 ・ さいく ・ work, craftsmanship; artifice, tactics</text:p>
            <text:p/>
            <text:p>細る ・ ほそる ・ get thin, taper off</text:p>
            <text:p/>
            <text:p>細面 ・ ほそおもて ・ slender face</text:p>
            <text:p/>
            <text:p>事細かに ・ ことこまかに ・ minutely, in detail</text:p>
            <text:p/>
            <text:p>細心 ・ さいしん ・ carefulness, discretion</text:p>
          </table:table-cell>
          <table:table-cell table:number-columns-repeated="1018"/>
        </table:table-row>
        <table:table-row table:style-name="ro21">
          <table:table-cell office:value-type="float" office:value="240" calcext:value-type="float">
            <text:p>240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はやし</text:p>
          </table:table-cell>
          <table:table-cell office:value-type="string" calcext:value-type="string">
            <text:p>林立 ・ りんりつ ・ standing in close proximity as of buildings </text:p>
            <text:p/>
            <text:p>雨林 ・ うりん ・ rain forest</text:p>
            <text:p/>
            <text:p>林 ・ はやし ・ woods, forest</text:p>
            <text:p/>
            <text:p>原生林 ・ げんせいりん ・ virgin forest</text:p>
          </table:table-cell>
          <table:table-cell table:number-columns-repeated="1018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森</text:p>
          </table:table-cell>
          <table:table-cell office:value-type="string" calcext:value-type="string">
            <text:p>THICK WOODS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もり</text:p>
          </table:table-cell>
          <table:table-cell office:value-type="string" calcext:value-type="string">
            <text:p>森林 ・ しんりん ・ forest, woodland</text:p>
            <text:p/>
            <text:p>森 ・ もり ・ woods, forest</text:p>
            <text:p/>
            <text:p>青森 ・ あおもり ・ Aomori city and prefecture </text:p>
            <text:p/>
            <text:p>森の都 ・ もりのみやこ ・ tree-clad town</text:p>
            <text:p/>
            <text:p>鎮守の森 ・ ちんじゅのもり ・ grove of the village shrine</text:p>
          </table:table-cell>
          <table:table-cell table:number-columns-repeated="1018"/>
        </table:table-row>
        <table:table-row table:style-name="ro38">
          <table:table-cell office:value-type="float" office:value="242" calcext:value-type="float">
            <text:p>242</text:p>
          </table:table-cell>
          <table:table-cell office:value-type="string" calcext:value-type="string">
            <text:p>松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門松 ・ かどまつ ・ New Year's pine decoration</text:p>
            <text:p/>
            <text:p>松本 ・ まつもと ・ Matsumoto city in Nagano Prefecture </text:p>
            <text:p/>
            <text:p>松原 ・ まつばら ・ pine grove</text:p>
            <text:p/>
            <text:p>松竹梅 ・ しょうちくばい ・ pine-bamboo-plum; congratulatory tree decorations</text:p>
            <text:p/>
            <text:p>松根油 ・ しょうこんゆ ・ pine oil</text:p>
          </table:table-cell>
          <table:table-cell table:number-columns-repeated="1018"/>
        </table:table-row>
        <table:table-row table:style-name="ro29">
          <table:table-cell office:value-type="float" office:value="243" calcext:value-type="float">
            <text:p>243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竹林 ・ ちくりん ・ bamboo grove</text:p>
            <text:p/>
            <text:p>竹刀 ・ しない ・ bamboo sword</text:p>
            <text:p/>
            <text:p>竹細工 ・ たけざいく ・ bamboo work / crafts</text:p>
            <text:p/>
            <text:p>竹の子 ・ たけのこ ・ bamboo shoots</text:p>
            <text:p/>
            <text:p>竹材 ・ ちくざい ・ bamboo</text:p>
            <text:p/>
            <text:p>竹細工 ・ たけざいく ・ bamboo work</text:p>
            <text:p/>
            <text:p>竹馬の友 ・ ちくばのとも ・ childhood friend, old playmate</text:p>
          </table:table-cell>
          <table:table-cell table:number-columns-repeated="1018"/>
        </table:table-row>
        <table:table-row table:style-name="ro29">
          <table:table-cell office:value-type="float" office:value="244" calcext:value-type="float">
            <text:p>244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METROPOLIS [OF TŌKYŌ]</text:p>
          </table:table-cell>
          <table:table-cell office:value-type="string" calcext:value-type="string">
            <text:p>ト</text:p>
            <text:p/>
            <text:p>ツ</text:p>
          </table:table-cell>
          <table:table-cell office:value-type="string" calcext:value-type="string">
            <text:p>みやこ</text:p>
          </table:table-cell>
          <table:table-cell office:value-type="string" calcext:value-type="string">
            <text:p>都会 ・ とかい ・ city, town</text:p>
            <text:p/>
            <text:p>都合 ・ つごう ・ convenience, circumstances; in all, altogether</text:p>
            <text:p/>
            <text:p>都 ・ みやこ ・ capital</text:p>
            <text:p/>
            <text:p>都立 ・ とりつ ・ metropolitan; controlled by Tōkyō M. gov't</text:p>
            <text:p/>
            <text:p>都内で ・ とないで ・ in Tōkyō Metropolis</text:p>
            <text:p/>
            <text:p>都度 ・ つど ・ each time, whenever</text:p>
            <text:p/>
            <text:p>首都 ・ しゅと ・ capital city</text:p>
          </table:table-cell>
          <table:table-cell office:value-type="string" calcext:value-type="string">
            <text:p>captial</text:p>
          </table:table-cell>
          <table:table-cell table:number-columns-repeated="1017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京</text:p>
          </table:table-cell>
          <table:table-cell office:value-type="string" calcext:value-type="string">
            <text:p>CAPITAL</text:p>
            <text:p/>
            <text:p>TŌKYŌ</text:p>
            <text:p/>
            <text:p>KYŌTO</text:p>
          </table:table-cell>
          <table:table-cell office:value-type="string" calcext:value-type="string">
            <text:p>キョウ</text:p>
            <text:p/>
            <text:p>ケイ</text:p>
          </table:table-cell>
          <table:table-cell table:style-name="ce10"/>
          <table:table-cell office:value-type="string" calcext:value-type="string">
            <text:p>京都 ・ きょうと ・ Kyōto</text:p>
            <text:p/>
            <text:p>北京 ・ ぺきん ・ Beijing, Peking</text:p>
            <text:p/>
            <text:p>東京 ・ とうきょう ・ Tōkyō</text:p>
            <text:p/>
            <text:p>上京する ・ じょうきょうする ・ go to Tōkyō</text:p>
            <text:p/>
            <text:p>京大 ・ きょうだい ・ University of Kyōto</text:p>
          </table:table-cell>
          <table:table-cell table:number-columns-repeated="1018"/>
        </table:table-row>
        <table:table-row table:style-name="ro20">
          <table:table-cell office:value-type="float" office:value="246" calcext:value-type="float">
            <text:p>246</text:p>
          </table:table-cell>
          <table:table-cell office:value-type="string" calcext:value-type="string">
            <text:p>政</text:p>
          </table:table-cell>
          <table:table-cell office:value-type="string" calcext:value-type="string">
            <text:p>POLITICAL ADMINISTRATION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まつりごと</text:p>
          </table:table-cell>
          <table:table-cell office:value-type="string" calcext:value-type="string">
            <text:p>行政 ・ ぎょうせい ・ administration</text:p>
            <text:p/>
            <text:p>家政 ・ かせい ・ home economy</text:p>
            <text:p/>
            <text:p>政  ・ まつりごと ・ administration, gov't, state affairs</text:p>
            <text:p/>
            <text:p>政局 ・ せいきょく ・ political situation</text:p>
            <text:p/>
            <text:p>政経 ・ せいけい ・ politics and economics</text:p>
            <text:p/>
            <text:p>摂政 ・ せっしょう ・ regency; regent</text:p>
          </table:table-cell>
          <table:table-cell table:number-columns-repeated="1018"/>
        </table:table-row>
        <table:table-row table:style-name="ro37">
          <table:table-cell office:value-type="float" office:value="247" calcext:value-type="float">
            <text:p>247</text:p>
          </table:table-cell>
          <table:table-cell office:value-type="string" calcext:value-type="string">
            <text:p>府</text:p>
          </table:table-cell>
          <table:table-cell office:value-type="string" calcext:value-type="string">
            <text:p>URBAN PREFECTURE</text:p>
            <text:p/>
            <text:p>GOVERNMENT OFFICE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政府 ・ せいふ ・ government, administration</text:p>
            <text:p/>
            <text:p>京都府 ・ きょうとふ ・ Kyōto Prefecture</text:p>
            <text:p/>
            <text:p>府警 ・ ふけい ・ prefectural police</text:p>
            <text:p/>
            <text:p>府立の ・ ふりつの ・ prefectural</text:p>
            <text:p/>
            <text:p>府下 ・ ふか ・ suburban districts of a metropolis </text:p>
            <text:p/>
            <text:p>首府 ・ しゅふ ・ capital, metropolis</text:p>
            <text:p/>
            <text:p>文教の府 ・ ぶんきょうのふ ・ fountainhead of culture; Ministry of Education</text:p>
          </table:table-cell>
          <table:table-cell office:value-type="string" calcext:value-type="string">
            <text:p>Kyōto or Ōsaka</text:p>
          </table:table-cell>
          <table:table-cell table:number-columns-repeated="1017"/>
        </table:table-row>
        <table:table-row table:style-name="ro32">
          <table:table-cell office:value-type="float" office:value="248" calcext:value-type="float">
            <text:p>248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DOOR</text:p>
            <text:p/>
            <text:p>HOUSEHOLD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戸口 ・ とぐち ・ door, doorway</text:p>
            <text:p/>
            <text:p>一戸 ・ いっこ ・ one house</text:p>
            <text:p/>
            <text:p>雨戸 ・ あまど ・ shutter</text:p>
            <text:p/>
            <text:p>ガラス戸 ・ がらすど ・ glass door</text:p>
            <text:p/>
            <text:p>戸惑う ・ とまどう ・ [vi] be puzzled, perplexed</text:p>
            <text:p/>
            <text:p>井戸 ・ いど ・ water well</text:p>
            <text:p/>
            <text:p>戸戸 ・ ここ ・ every / each house</text:p>
          </table:table-cell>
          <table:table-cell table:number-columns-repeated="1018"/>
        </table:table-row>
        <table:table-row table:style-name="ro20">
          <table:table-cell office:value-type="float" office:value="249" calcext:value-type="float">
            <text:p>249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PLACE</text:p>
            <text:p/>
            <text:p>PARTICLE OF NOMINALIZATION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(-)ところ</text:p>
            <text:p/>
            <text:p>どころ</text:p>
          </table:table-cell>
          <table:table-cell office:value-type="string" calcext:value-type="string">
            <text:p>近所 ・ きんじょ ・ neighborhood</text:p>
            <text:p/>
            <text:p>今の所 ・ いまのところ ・ at present</text:p>
            <text:p/>
            <text:p>長所 ・ ちょうしょ ・ strong point</text:p>
            <text:p/>
            <text:p>所 ・ ところ ・ place</text:p>
            <text:p/>
            <text:p>預かり所 ・ あずかりじょ ・ cloakroom</text:p>
            <text:p/>
            <text:p>所信 ・ しょしん ・ one's belief, one's opinion</text:p>
          </table:table-cell>
          <table:table-cell office:value-type="string" calcext:value-type="string">
            <text:p>point, part ・ "-ation"</text:p>
          </table:table-cell>
          <table:table-cell table:number-columns-repeated="1017"/>
        </table:table-row>
        <table:table-row table:style-name="ro28">
          <table:table-cell office:value-type="float" office:value="250" calcext:value-type="float">
            <text:p>250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COME TO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た(る)</text:p>
          </table:table-cell>
          <table:table-cell office:value-type="string" calcext:value-type="string">
            <text:p>至上 ・ しじょう ・ supremacy</text:p>
            <text:p/>
            <text:p>至る ・ いたる ・ [vi] come to, reach; lead to</text:p>
            <text:p/>
            <text:p>至り ・ いたり ・ extremity, utmost limit; result</text:p>
            <text:p/>
            <text:p>至東京 ・ いたるとうきょう ・ """to Tokyo"" like an arrow on a map's edge "</text:p>
            <text:p/>
            <text:p>至る処 ・ いたるところ ・ everywhere, all over</text:p>
            <text:p/>
            <text:p>乃至 ・ ないし ・ from … to, between … and; or</text:p>
            <text:p/>
            <text:p>必至だ ・ ひっしだ ・ be inevitable</text:p>
            <text:p/>
            <text:p>冬至 ・ とうじ ・ winter solstice</text:p>
          </table:table-cell>
          <table:table-cell office:value-type="string" calcext:value-type="string">
            <text:p>utmost</text:p>
          </table:table-cell>
          <table:table-cell table:number-columns-repeated="1017"/>
        </table:table-row>
        <table:table-row table:style-name="ro9">
          <table:table-cell office:value-type="float" office:value="251" calcext:value-type="float">
            <text:p>251</text:p>
          </table:table-cell>
          <table:table-cell office:value-type="string" calcext:value-type="string">
            <text:p>致</text:p>
          </table:table-cell>
          <table:table-cell office:value-type="string" calcext:value-type="string">
            <text:p>BRING ABOUT</text:p>
            <text:p/>
            <text:p>DO HUMBLY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いた(す)</text:p>
          </table:table-cell>
          <table:table-cell office:value-type="string" calcext:value-type="string">
            <text:p>お願い致します ・ おねがいいたします ・ I humbly request</text:p>
            <text:p/>
            <text:p>一致 ・ いっち ・ accord, agreement</text:p>
            <text:p/>
            <text:p>致す ・ いたす ・ [vt] do humble </text:p>
            <text:p/>
            <text:p>合致 ・ がっち ・ agreement, concurrence</text:p>
            <text:p/>
            <text:p>致命的 ・ ちめいてき ・ fatal</text:p>
            <text:p/>
            <text:p>招致 ・ しょうち ・ summons, invitation</text:p>
            <text:p/>
            <text:p>致し方 ・ いたしかた ・ way, method</text:p>
          </table:table-cell>
          <table:table-cell office:value-type="string" calcext:value-type="string">
            <text:p>lead to</text:p>
          </table:table-cell>
          <table:table-cell table:number-columns-repeated="1017"/>
        </table:table-row>
        <table:table-row table:style-name="ro23">
          <table:table-cell office:value-type="float" office:value="252" calcext:value-type="float">
            <text:p>252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HOUSE</text:p>
            <text:p/>
            <text:p>SMALL SHOP</text:p>
          </table:table-cell>
          <table:table-cell office:value-type="string" calcext:value-type="string">
            <text:p>オク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肉屋 ・ にくや ・ butcher shop, butcher</text:p>
            <text:p/>
            <text:p>家屋 ・ かおく ・ house, building</text:p>
            <text:p/>
            <text:p>部屋 ・ へや ・ room, chamber</text:p>
            <text:p/>
            <text:p>屋台 ・ やたい ・ stall, stand; float, festival car</text:p>
            <text:p/>
            <text:p>屋上 ・ おくじょう ・ roof</text:p>
            <text:p/>
            <text:p>母屋 ・ おもや ・ main house / wing</text:p>
            <text:p/>
            <text:p>不動産屋 ・ ふどうさんや ・ real estate agent, realtor</text:p>
            <text:p/>
            <text:p>分からず屋 ・ わからずや ・ obstinate person, hardhead</text:p>
          </table:table-cell>
          <table:table-cell office:value-type="string" calcext:value-type="string">
            <text:p>roof</text:p>
          </table:table-cell>
          <table:table-cell table:number-columns-repeated="1017"/>
        </table:table-row>
        <table:table-row table:style-name="ro6">
          <table:table-cell office:value-type="float" office:value="253" calcext:value-type="float">
            <text:p>253</text:p>
          </table:table-cell>
          <table:table-cell office:value-type="string" calcext:value-type="string">
            <text:p>室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むろ</text:p>
          </table:table-cell>
          <table:table-cell office:value-type="string" calcext:value-type="string">
            <text:p>室内 ・ しつない ・ indoors</text:p>
            <text:p/>
            <text:p>室温 ・ しつおん ・ room temperature</text:p>
            <text:p/>
            <text:p>温室 ・ おんしつ ・ greenhouse</text:p>
            <text:p/>
            <text:p>皇室 ・ こうしつ ・ Imperial Family / Household</text:p>
            <text:p/>
            <text:p>和室 ・ わしつ ・ Japanese style room</text:p>
            <text:p/>
            <text:p>室咲き ・ むろざき ・ blooming in the hothouse</text:p>
          </table:table-cell>
          <table:table-cell office:value-type="string" calcext:value-type="string">
            <text:p>chamber</text:p>
          </table:table-cell>
          <table:table-cell table:number-columns-repeated="1017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ふる(い)</text:p>
            <text:p/>
            <text:p>ふる-</text:p>
            <text:p/>
            <text:p>-ふる(す)</text:p>
          </table:table-cell>
          <table:table-cell office:value-type="string" calcext:value-type="string">
            <text:p>古代 ・ こだい ・ ancient times, antiquity</text:p>
            <text:p/>
            <text:p>古い ・ ふるい ・ old, outdated</text:p>
            <text:p/>
            <text:p>古本屋 ・ ふるほんや ・ used book store</text:p>
            <text:p/>
            <text:p>古新聞 ・ ふるしんぶん ・ old newspapers</text:p>
            <text:p/>
            <text:p>使い古す ・ つかいふるす ・ [vt] wear out sth. by use</text:p>
          </table:table-cell>
          <table:table-cell table:number-columns-repeated="1018"/>
        </table:table-row>
        <table:table-row table:style-name="ro29">
          <table:table-cell office:value-type="float" office:value="255" calcext:value-type="float">
            <text:p>255</text:p>
          </table:table-cell>
          <table:table-cell office:value-type="string" calcext:value-type="string">
            <text:p>居</text:p>
          </table:table-cell>
          <table:table-cell office:value-type="string" calcext:value-type="string">
            <text:p>BE PRESENT</text:p>
            <text:p/>
            <text:p>RESID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い(る)</text:p>
            <text:p/>
            <text:p>-い</text:p>
            <text:p/>
            <text:p>お(る)*</text:p>
          </table:table-cell>
          <table:table-cell office:value-type="string" calcext:value-type="string">
            <text:p>居る ・ いる ・ [vi] be present, home</text:p>
            <text:p/>
            <text:p>別居する ・ べっきょする ・ live separately</text:p>
            <text:p/>
            <text:p>同居する ・ どうきょする ・ live together</text:p>
            <text:p/>
            <text:p>皇居 ・ こうきょ ・ Imperial Palace</text:p>
            <text:p/>
            <text:p>居所 ・ いどころ ・ one’s address residence , one’s whereabouts</text:p>
            <text:p/>
            <text:p>長居 ・ ながい ・ long visit / stay</text:p>
            <text:p/>
            <text:p>居士 ・ こじ ・ lay scholar</text:p>
          </table:table-cell>
          <table:table-cell table:number-columns-repeated="1018"/>
        </table:table-row>
        <table:table-row table:style-name="ro28">
          <table:table-cell office:value-type="float" office:value="256" calcext:value-type="float">
            <text:p>256</text:p>
          </table:table-cell>
          <table:table-cell office:value-type="string" calcext:value-type="string">
            <text:p>局</text:p>
          </table:table-cell>
          <table:table-cell office:value-type="string" calcext:value-type="string">
            <text:p>BUREAU</text:p>
            <text:p/>
            <text:p>LIMITED PART</text:p>
            <text:p/>
            <text:p>SITUATION</text:p>
          </table:table-cell>
          <table:table-cell office:value-type="string" calcext:value-type="string">
            <text:p>キョク</text:p>
          </table:table-cell>
          <table:table-cell table:style-name="ce10"/>
          <table:table-cell office:value-type="string" calcext:value-type="string">
            <text:p>当局 ・ とうきょく ・ the authorities concerned</text:p>
            <text:p/>
            <text:p>政局 ・ せいきょく ・ political situation</text:p>
            <text:p/>
            <text:p>局部 ・ きょくぶ ・ limited part, localized area</text:p>
            <text:p/>
            <text:p>局地的 ・ きょくちてき ・ local</text:p>
            <text:p/>
            <text:p>結局 ・ けっきょく ・ after all, finally, in conclusion</text:p>
            <text:p/>
            <text:p>局面 ・ きょくめん ・ situation, aspect of an affair; position in a chess game </text:p>
            <text:p/>
            <text:p>時局 ・ じきょく ・ situation, circumstances</text:p>
            <text:p/>
            <text:p>局所 ・ きょくしょ ・ limited part, section</text:p>
          </table:table-cell>
          <table:table-cell office:value-type="string" calcext:value-type="string">
            <text:p>office ・ locality</text:p>
          </table:table-cell>
          <table:table-cell table:number-columns-repeated="1017"/>
        </table:table-row>
        <table:table-row table:style-name="ro40">
          <table:table-cell office:value-type="float" office:value="257" calcext:value-type="float">
            <text:p>257</text:p>
          </table:table-cell>
          <table:table-cell office:value-type="string" calcext:value-type="string">
            <text:p>故</text:p>
          </table:table-cell>
          <table:table-cell office:value-type="string" calcext:value-type="string">
            <text:p>OLD</text:p>
            <text:p/>
            <text:p>INCIDENT</text:p>
            <text:p/>
            <text:p>REASON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ゆえ</text:p>
          </table:table-cell>
          <table:table-cell office:value-type="string" calcext:value-type="string">
            <text:p>故に ・ ゆえに ・ therefore, accordingly</text:p>
            <text:p/>
            <text:p>故事 ・ こじ ・ tradition; historical fact, origin</text:p>
            <text:p/>
            <text:p>事故 ・ じこ ・ accident, incident, trouble</text:p>
            <text:p/>
            <text:p>故意 ・ こい ・ intention, purpose, bad faith</text:p>
            <text:p/>
            <text:p>世故 ・ せこ ・ worldly affairs</text:p>
            <text:p/>
            <text:p>故人 ・ こじん ・ the deceased</text:p>
            <text:p/>
            <text:p>故実 ・ こじつ ・ ancient customs</text:p>
            <text:p/>
            <text:p>故旧 ・ こきゅう ・ old acquaintance</text:p>
          </table:table-cell>
          <table:table-cell office:value-type="string" calcext:value-type="string">
            <text:p>the late ・ cause</text:p>
          </table:table-cell>
          <table:table-cell table:number-columns-repeated="1017"/>
        </table:table-row>
        <table:table-row table:style-name="ro31">
          <table:table-cell office:value-type="float" office:value="258" calcext:value-type="float">
            <text:p>258</text:p>
          </table:table-cell>
          <table:table-cell office:value-type="string" calcext:value-type="string">
            <text:p>胡</text:p>
          </table:table-cell>
          <table:table-cell office:value-type="string" calcext:value-type="string">
            <text:p>NATIVES OF ANCIENT CHINA</text:p>
          </table:table-cell>
          <table:table-cell office:value-type="string" calcext:value-type="string">
            <text:p>コ</text:p>
            <text:p/>
            <text:p>ウ</text:p>
            <text:p/>
            <text:p>ゴ</text:p>
          </table:table-cell>
          <table:table-cell table:style-name="ce10"/>
          <table:table-cell office:value-type="string" calcext:value-type="string">
            <text:p>胡国 ・ ここく ・ ancient non-Han countries north/west of China; barbarous country</text:p>
            <text:p/>
            <text:p>胡瓜 ・ きゅうり ・ cucumber</text:p>
            <text:p/>
            <text:p>胡麻 ・ ごま ・ sesame</text:p>
            <text:p/>
            <text:p>胡散臭い ・ うさんくさい ・ suspicious-looking, shady, questionable</text:p>
            <text:p/>
            <text:p>胡乱な ・ うろんな ・ suspicious-looking, questionable; in disorder</text:p>
            <text:p/>
            <text:p>胡椒 ・ こしょう ・ pepper</text:p>
          </table:table-cell>
          <table:table-cell table:number-columns-repeated="1018"/>
        </table:table-row>
        <table:table-row table:style-name="ro20">
          <table:table-cell office:value-type="float" office:value="259" calcext:value-type="float">
            <text:p>259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湖 ・ みずうみ ・ lake</text:p>
            <text:p/>
            <text:p>五大湖 ・ ごだいこ ・ The Great Lakes Superior, Michigan, Huron, Ontario &amp; Erie </text:p>
            <text:p/>
            <text:p>湖上 ・ こじょう ・ on the lake</text:p>
            <text:p/>
            <text:p>湖畔 ・ こはん ・ lake shore, lakeside</text:p>
            <text:p/>
            <text:p>湖沼 ・ こしょう ・ lakes and marshes</text:p>
            <text:p/>
            <text:p>淡水湖 ・ たんすいこ ・ freshwater lake</text:p>
          </table:table-cell>
          <table:table-cell table:number-columns-repeated="1018"/>
        </table:table-row>
        <table:table-row table:style-name="ro16">
          <table:table-cell office:value-type="float" office:value="260" calcext:value-type="float">
            <text:p>260</text:p>
          </table:table-cell>
          <table:table-cell office:value-type="string" calcext:value-type="string">
            <text:p>固</text:p>
          </table:table-cell>
          <table:table-cell office:value-type="string" calcext:value-type="string">
            <text:p>SOLID</text:p>
            <text:p/>
            <text:p>FIRM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た(める)</text:p>
            <text:p/>
            <text:p>かた(まる)</text:p>
            <text:p/>
            <text:p>かた(まり)</text:p>
            <text:p/>
            <text:p>かた(い)</text:p>
          </table:table-cell>
          <table:table-cell office:value-type="string" calcext:value-type="string">
            <text:p>固い ・ かたい ・ firm, stiff, fast</text:p>
            <text:p/>
            <text:p>固体 ・ こたい ・ solid, solid matter</text:p>
            <text:p/>
            <text:p>固さ ・ かたさ ・ stiffness</text:p>
            <text:p/>
            <text:p>固定 ・ こてい ・ fixed, stationary</text:p>
            <text:p/>
            <text:p>固める ・ かためる ・ [vt] harden, solidify; strengthen</text:p>
            <text:p/>
            <text:p>固まる ・ かたまる ・ [vi] harden, solidify, congeal</text:p>
            <text:p/>
            <text:p>固まり ・ かたまり ・ lump, mass, clod; ingot</text:p>
            <text:p/>
            <text:p>固着する ・ こちゃくする ・ adhere to, stick fast</text:p>
          </table:table-cell>
          <table:table-cell table:number-columns-repeated="1018"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箇</text:p>
          </table:table-cell>
          <table:table-cell office:value-type="string" calcext:value-type="string">
            <text:p>COUNTER FOR ITEMS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一箇月 ・ いっかげつ ・ one month</text:p>
            <text:p/>
            <text:p>箇条 ・ かじょう ・ items, articles</text:p>
            <text:p/>
            <text:p>箇条書き ・ かじょうがき ・ itemization</text:p>
            <text:p/>
            <text:p>二箇所 ・ にかしょ ・ two places</text:p>
            <text:p/>
            <text:p>不通箇所 ・ ふつうかしょ ・ tied-up places [spots]</text:p>
          </table:table-cell>
          <table:table-cell office:value-type="string" calcext:value-type="string">
            <text:p>item</text:p>
          </table:table-cell>
          <table:table-cell table:number-columns-repeated="1017"/>
        </table:table-row>
        <table:table-row table:style-name="ro32">
          <table:table-cell office:value-type="float" office:value="262" calcext:value-type="float">
            <text:p>262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GENERAL COUNTER</text:p>
            <text:p/>
            <text:p>INDIVIDUAL</text:p>
          </table:table-cell>
          <table:table-cell office:value-type="string" calcext:value-type="string">
            <text:p>コ</text:p>
            <text:p/>
            <text:p>カ*</text:p>
          </table:table-cell>
          <table:table-cell table:style-name="ce10"/>
          <table:table-cell office:value-type="string" calcext:value-type="string">
            <text:p>個人 ・ こじん ・ individual</text:p>
            <text:p/>
            <text:p>個と全 ・ ことぜん ・ individual and the whole</text:p>
            <text:p/>
            <text:p>個性 ・ こせい ・ individuality</text:p>
            <text:p/>
            <text:p>個室 ・ こしつ ・ private room</text:p>
            <text:p/>
            <text:p>りんご一個 ・ りんごいっこ ・ one apple</text:p>
            <text:p/>
            <text:p>個所 ・ かしょ ・ place, spot, point; part</text:p>
            <text:p/>
            <text:p>個条書き ・ かじょうがき ・ itemization</text:p>
          </table:table-cell>
          <table:table-cell office:value-type="string" calcext:value-type="string">
            <text:p>for things / articles ・ single unit</text:p>
          </table:table-cell>
          <table:table-cell table:number-columns-repeated="1017"/>
        </table:table-row>
        <table:table-row table:style-name="ro24">
          <table:table-cell office:value-type="float" office:value="263" calcext:value-type="float">
            <text:p>263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AS WELL AS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か(つ)</text:p>
          </table:table-cell>
          <table:table-cell office:value-type="string" calcext:value-type="string">
            <text:p>且つ ・ かつ ・ yet, moreover, and</text:p>
            <text:p/>
            <text:p>尚且つ ・ なおかつ ・ and yet</text:p>
            <text:p/>
            <text:p>且つ又 ・ かつまた ・ moreover</text:p>
            <text:p/>
            <text:p>且つ飲み且つ歌う ・ かつのみかつうたう ・ drink as well as sing, drink and sing at the same time</text:p>
          </table:table-cell>
          <table:table-cell office:value-type="string" calcext:value-type="string">
            <text:p>moreover, both … and …</text:p>
          </table:table-cell>
          <table:table-cell table:number-columns-repeated="1017"/>
        </table:table-row>
        <table:table-row table:style-name="ro28">
          <table:table-cell office:value-type="float" office:value="264" calcext:value-type="float">
            <text:p>264</text:p>
          </table:table-cell>
          <table:table-cell office:value-type="string" calcext:value-type="string">
            <text:p>組</text:p>
          </table:table-cell>
          <table:table-cell office:value-type="string" calcext:value-type="string">
            <text:p>ORGANIZE</text:p>
            <text:p/>
            <text:p>ASSEMBL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く(む)</text:p>
            <text:p/>
            <text:p>くみ</text:p>
            <text:p/>
            <text:p>-ぐみ</text:p>
          </table:table-cell>
          <table:table-cell office:value-type="string" calcext:value-type="string">
            <text:p>組合 ・ くみあい ・ union, guild, association</text:p>
            <text:p/>
            <text:p>組成 ・ そせい ・ composition, formation, construction</text:p>
            <text:p/>
            <text:p>仕組み ・ しくみ ・ construction; arrangement; plan, plot</text:p>
            <text:p/>
            <text:p>手を組む ・ てをくむ ・ join hands</text:p>
            <text:p/>
            <text:p>組み立てる ・ くみたてる ・ assemble, erect</text:p>
            <text:p/>
            <text:p>労組 ・ ろうそ ・ labor union</text:p>
            <text:p/>
            <text:p>職組 ・ しょくそ ・ employees’ union</text:p>
            <text:p/>
            <text:p>一年三組 ・ いちねんさんくみ ・ first-grade, class three</text:p>
          </table:table-cell>
          <table:table-cell table:number-columns-repeated="1018"/>
        </table:table-row>
        <table:table-row table:style-name="ro19">
          <table:table-cell office:value-type="float" office:value="265" calcext:value-type="float">
            <text:p>265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ゆう</text:p>
          </table:table-cell>
          <table:table-cell office:value-type="string" calcext:value-type="string">
            <text:p>夕方 ・ ゆうがた ・ evening</text:p>
            <text:p/>
            <text:p>今夕 ・ こんせき ・ this evening, tonight</text:p>
            <text:p/>
            <text:p>夕べ ・ ゆうべ ・ evening</text:p>
            <text:p/>
            <text:p>夕日 ・ ゆうひ ・ setting sun</text:p>
            <text:p/>
            <text:p>夕闇 ・ ゆうやみ ・ dusk, twilight</text:p>
            <text:p/>
            <text:p>夕暮れ ・ ゆうぐれ ・ evening, twilight</text:p>
            <text:p/>
            <text:p>夕刊 ・ ゆうかん ・ evening edition / paper</text:p>
          </table:table-cell>
          <table:table-cell table:number-columns-repeated="1018"/>
        </table:table-row>
        <table:table-row table:style-name="ro48">
          <table:table-cell office:value-type="float" office:value="266" calcext:value-type="float">
            <text:p>266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ガイ</text:p>
            <text:p/>
            <text:p>ゲ</text:p>
          </table:table-cell>
          <table:table-cell office:value-type="string" calcext:value-type="string">
            <text:p>そと</text:p>
            <text:p/>
            <text:p>ほか</text:p>
            <text:p/>
            <text:p>はず(す)</text:p>
            <text:p/>
            <text:p>はず(れる)</text:p>
          </table:table-cell>
          <table:table-cell office:value-type="string" calcext:value-type="string">
            <text:p>外す ・ はずす ・ [vt] take off, remove; miss, dodge</text:p>
            <text:p/>
            <text:p>外人 [外国人] ・ がいじん [がいこくじん] ・ foreigner, alien</text:p>
            <text:p/>
            <text:p>その外 ・ そのほか ・ besides, in addition; the rest, others</text:p>
            <text:p/>
            <text:p>外交 ・ がいこう ・ diplomacy, foreign relations</text:p>
            <text:p/>
            <text:p>外 ・ そと ・ the outside</text:p>
            <text:p/>
            <text:p>以外に ・ いがいに ・ except for, excluding</text:p>
            <text:p/>
            <text:p>外れる ・ はずれる ・ [vi] get out of place, slip out, come off, be separated; miss, go wide, fail</text:p>
            <text:p/>
            <text:p>外れ ・ はずれ ・ end, verge; miss, failure</text:p>
          </table:table-cell>
          <table:table-cell office:value-type="string" calcext:value-type="string">
            <text:p>remove, come off</text:p>
          </table:table-cell>
          <table:table-cell table:number-columns-repeated="1017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多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おお(い)</text:p>
          </table:table-cell>
          <table:table-cell office:value-type="string" calcext:value-type="string">
            <text:p>多分 ・ たぶん ・ probably, perhaps, maybe</text:p>
            <text:p/>
            <text:p>多い ・ おおい ・ many, much</text:p>
            <text:p/>
            <text:p>多面 ・ ためん ・ many sides, many phases</text:p>
            <text:p/>
            <text:p>多目的 ・ たもくてき ・ multipurpose</text:p>
            <text:p/>
            <text:p>多くの人 ・ おおくのひと ・ most people</text:p>
          </table:table-cell>
          <table:table-cell office:value-type="string" calcext:value-type="string">
            <text:p>most</text:p>
          </table:table-cell>
          <table:table-cell table:number-columns-repeated="1017"/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汐</text:p>
          </table:table-cell>
          <table:table-cell office:value-type="string" calcext:value-type="string">
            <text:p>(EVENING) TID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汐が満ちる前に ・ しおがみちるまえに ・ before the tide comes in</text:p>
            <text:p/>
            <text:p>潮汐 ・ ちょうせき ・ ebb &amp; flow, tide</text:p>
            <text:p/>
            <text:p>汐 ・ しお ・ evening tide</text:p>
            <text:p/>
            <text:p>汐干狩り ・ しおひがり ・ shell gathering at low tide </text:p>
            <text:p/>
            <text:p>汐汲み ・ しおくみ ・ drawing water from the sea person who …</text:p>
          </table:table-cell>
          <table:table-cell table:number-columns-repeated="1018"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(-)な</text:p>
          </table:table-cell>
          <table:table-cell office:value-type="string" calcext:value-type="string">
            <text:p>名物 ・ めいぶつ ・ specialty, noted product</text:p>
            <text:p/>
            <text:p>名前 ・ なまえ ・ name, given name</text:p>
            <text:p/>
            <text:p>名字 ・ みょうじ ・ surname, family name [苗 1823] </text:p>
            <text:p/>
            <text:p>名付ける ・ なづける ・ name, give a name to</text:p>
          </table:table-cell>
          <table:table-cell office:value-type="string" calcext:value-type="string">
            <text:p>fame; first-rate</text:p>
          </table:table-cell>
          <table:table-cell table:number-columns-repeated="1017"/>
        </table:table-row>
        <table:table-row table:style-name="ro21">
          <table:table-cell office:value-type="float" office:value="270" calcext:value-type="float">
            <text:p>270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あめ</text:p>
            <text:p/>
            <text:p>あま-</text:p>
          </table:table-cell>
          <table:table-cell office:value-type="string" calcext:value-type="string">
            <text:p>天の川 ・ あまのがわ ・ Milky Way</text:p>
            <text:p/>
            <text:p>天気 ・ てんき ・ weather, atmospheric conditions; fine weather</text:p>
            <text:p/>
            <text:p>天皇 ・ てんのう ・ Emperor of Japan</text:p>
            <text:p/>
            <text:p>天文学 ・ てんもんがく ・ astronomy</text:p>
          </table:table-cell>
          <table:table-cell office:value-type="string" calcext:value-type="string">
            <text:p>weather; nature</text:p>
          </table:table-cell>
          <table:table-cell table:number-columns-repeated="1017"/>
        </table:table-row>
        <table:table-row table:style-name="ro23">
          <table:table-cell office:value-type="float" office:value="271" calcext:value-type="float">
            <text:p>271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いま(だ)*</text:p>
            <text:p/>
            <text:p>　ま(だ)*</text:p>
          </table:table-cell>
          <table:table-cell office:value-type="string" calcext:value-type="string">
            <text:p>未だ¹ ・ まだ ・ not yet, still; more, besides</text:p>
            <text:p/>
            <text:p>未だ² ・ いまだ ・ as yet; up to now</text:p>
            <text:p/>
            <text:p>未定の ・ みていの ・ undecided, pending</text:p>
            <text:p/>
            <text:p>未明 ・ みめい ・ before dawn, dawn</text:p>
            <text:p/>
            <text:p>未開の ・ みかいの ・ primitive, uncivilized; savage</text:p>
            <text:p/>
            <text:p>未然に ・ みぜんに ・ before it happens, beforehand, previously</text:p>
            <text:p/>
            <text:p>未満 ・ みまん ・ less than</text:p>
            <text:p/>
            <text:p>未来 ・ みらい ・ future</text:p>
          </table:table-cell>
          <table:table-cell office:value-type="string" calcext:value-type="string">
            <text:p>sth. undone or pending</text:p>
          </table:table-cell>
          <table:table-cell table:number-columns-repeated="1017"/>
        </table:table-row>
        <table:table-row table:style-name="ro16">
          <table:table-cell office:value-type="float" office:value="272" calcext:value-type="float">
            <text:p>272</text:p>
          </table:table-cell>
          <table:table-cell office:value-type="string" calcext:value-type="string">
            <text:p>末</text:p>
          </table:table-cell>
          <table:table-cell office:value-type="string" calcext:value-type="string">
            <text:p>LAST PART</text:p>
          </table:table-cell>
          <table:table-cell office:value-type="string" calcext:value-type="string">
            <text:p>マツ</text:p>
            <text:p/>
            <text:p>バツ</text:p>
          </table:table-cell>
          <table:table-cell office:value-type="string" calcext:value-type="string">
            <text:p>すえ</text:p>
          </table:table-cell>
          <table:table-cell office:value-type="string" calcext:value-type="string">
            <text:p>三月の末 ・ さんがつのすえ ・ end of March</text:p>
            <text:p/>
            <text:p>年末 ・ ねんまつ ・ end of the year</text:p>
            <text:p/>
            <text:p>本末 ・ ほんまつ ・ root and branch, means and end</text:p>
            <text:p/>
            <text:p>末 ・ すえ ・ last part, end</text:p>
            <text:p/>
            <text:p>末っ子 ・ すえっこ ・ youngest child</text:p>
            <text:p/>
            <text:p>三月の末 ・ さんがつのすえ ・ end of March</text:p>
            <text:p/>
            <text:p>議論の末に ・ ぎろんのすえに ・ after heated discussion</text:p>
            <text:p/>
            <text:p>粉末 ・ ふんまつ ・ powder</text:p>
          </table:table-cell>
          <table:table-cell office:value-type="string" calcext:value-type="string">
            <text:p>end</text:p>
          </table:table-cell>
          <table:table-cell table:number-columns-repeated="1017"/>
        </table:table-row>
        <table:table-row table:style-name="ro23">
          <table:table-cell office:value-type="float" office:value="273" calcext:value-type="float">
            <text:p>273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あじ</text:p>
            <text:p/>
            <text:p>あじ(わう)</text:p>
          </table:table-cell>
          <table:table-cell office:value-type="string" calcext:value-type="string">
            <text:p>味わう ・ あじわう ・ [vt] taste, savor; appreciate, enjoy</text:p>
            <text:p/>
            <text:p>味わい ・ あじわい ・ taste, flavor</text:p>
            <text:p/>
            <text:p>意味 ・ いみ ・ meaning, intention; significance, purport</text:p>
            <text:p/>
            <text:p>地味な ・ じみな ・ plain, sober, unpretentious</text:p>
            <text:p/>
            <text:p>後味 ・ あとあじ ・ aftertaste</text:p>
            <text:p/>
            <text:p>味 ・ あじ ・ flavor, taste; style</text:p>
            <text:p/>
            <text:p>味な ・ あじな ・ clever, witty, original</text:p>
            <text:p/>
            <text:p>一味 ・ いちみ ・ fellow conspirators, gang</text:p>
          </table:table-cell>
          <table:table-cell office:value-type="string" calcext:value-type="string">
            <text:p>flavor; contents</text:p>
          </table:table-cell>
          <table:table-cell table:number-columns-repeated="1017"/>
        </table:table-row>
        <table:table-row table:style-name="ro28">
          <table:table-cell office:value-type="float" office:value="274" calcext:value-type="float">
            <text:p>274</text:p>
          </table:table-cell>
          <table:table-cell office:value-type="string" calcext:value-type="string">
            <text:p>来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く(る)</text:p>
            <text:p/>
            <text:p>きた(る)</text:p>
            <text:p/>
            <text:p>きた(す)</text:p>
          </table:table-cell>
          <table:table-cell office:value-type="string" calcext:value-type="string">
            <text:p>来月 ・ らいげつ ・ next month, this coming month</text:p>
            <text:p/>
            <text:p>来る¹ ・ くる ・ [vi] come, become</text:p>
            <text:p/>
            <text:p>来る² ・ きたる ・ [vi] come, arrive</text:p>
            <text:p/>
            <text:p>来す ・ きたす ・ [vt] bring about, cause, give rise to; result in</text:p>
            <text:p/>
            <text:p>外来語 ・ がいらいご ・ loanword, foreign word</text:p>
            <text:p/>
            <text:p>来日 ・ らいにち ・ coming to Japan</text:p>
            <text:p/>
            <text:p>本来 ・ ほんらい ・ originally, essentially, naturally</text:p>
            <text:p/>
            <text:p>由来 ・ ゆらい ・ origin, source, cause; history</text:p>
          </table:table-cell>
          <table:table-cell table:number-columns-repeated="1018"/>
        </table:table-row>
        <table:table-row table:style-name="ro29">
          <table:table-cell office:value-type="float" office:value="275" calcext:value-type="float">
            <text:p>275</text:p>
          </table:table-cell>
          <table:table-cell office:value-type="string" calcext:value-type="string">
            <text:p>新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あたら(しい)</text:p>
            <text:p/>
            <text:p>あら-</text:p>
            <text:p/>
            <text:p>あら(た)</text:p>
            <text:p/>
            <text:p>にい-</text:p>
          </table:table-cell>
          <table:table-cell office:value-type="string" calcext:value-type="string">
            <text:p>新たに ・ あらたに ・ newly, afresh; again</text:p>
            <text:p/>
            <text:p>新しい ・ あたらしい ・ new</text:p>
            <text:p/>
            <text:p>新人 ・ しんじん ・ new talent, rookie; newcomer</text:p>
            <text:p/>
            <text:p>新年 ・ しんねん ・ New Year</text:p>
            <text:p/>
            <text:p>最新の ・ さいしんの ・ newest, latest</text:p>
            <text:p/>
            <text:p>新手 ・ あらて ・ fresh supply of troops; newcomer; new method</text:p>
            <text:p/>
            <text:p>新妻 ・ にいづま ・ new wife</text:p>
          </table:table-cell>
          <table:table-cell table:number-columns-repeated="1018"/>
        </table:table-row>
        <table:table-row table:style-name="ro23">
          <table:table-cell office:value-type="float" office:value="276" calcext:value-type="float">
            <text:p>276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PARENT</text:p>
            <text:p/>
            <text:p>RELATIVES</text:p>
            <text:p/>
            <text:p>INTIMAT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おや(-)</text:p>
            <text:p/>
            <text:p>した(しい)</text:p>
            <text:p/>
            <text:p>した(しむ)</text:p>
          </table:table-cell>
          <table:table-cell office:value-type="string" calcext:value-type="string">
            <text:p>親子 ・ おやこ ・ parent &amp; child</text:p>
            <text:p/>
            <text:p>両親 ・ りょうしん ・ parents</text:p>
            <text:p/>
            <text:p>親しい ・ したしい ・ intimate, familiar, friendly</text:p>
            <text:p/>
            <text:p>肉親 ・ にくしん ・ blood relations</text:p>
            <text:p/>
            <text:p>親切な ・ しんせつな ・ kind, friendly, obliging</text:p>
            <text:p/>
            <text:p>親方 ・ おやかた ・ master, boss; craftsman, artisan</text:p>
            <text:p/>
            <text:p>親類 ・ しんるい ・ relation, kin</text:p>
            <text:p/>
            <text:p>親善 ・ しんぜん ・ friendship</text:p>
          </table:table-cell>
          <table:table-cell office:value-type="string" calcext:value-type="string">
            <text:p>friendly</text:p>
          </table:table-cell>
          <table:table-cell table:number-columns-repeated="1017"/>
        </table:table-row>
        <table:table-row table:style-name="ro40">
          <table:table-cell office:value-type="float" office:value="277" calcext:value-type="float">
            <text:p>277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か(ける)</text:p>
            <text:p/>
            <text:p>か(かす)</text:p>
            <text:p/>
            <text:p>か(く)</text:p>
          </table:table-cell>
          <table:table-cell office:value-type="string" calcext:value-type="string">
            <text:p>無欠 ・ むけつ ・ flawless</text:p>
            <text:p/>
            <text:p>欠ける ・ かける ・ [vi] lack, be deficient, vacant; broken off</text:p>
            <text:p/>
            <text:p>欠かせない ・ かかせない ・ indispensable</text:p>
            <text:p/>
            <text:p>欠かす ・ かかす ・ [vt] miss, fail to attend</text:p>
            <text:p/>
            <text:p>欠く ・ かく ・ [vt] lack, be short of; neglect, omit; break off, chip</text:p>
            <text:p/>
            <text:p>ガス欠 ・ ガスけつ ・ running out of gas</text:p>
            <text:p/>
            <text:p>不可欠な ・ ふかけつな ・ indispensable</text:p>
            <text:p/>
            <text:p>出欠 ・ しゅっけつ ・ attendance</text:p>
          </table:table-cell>
          <table:table-cell office:value-type="string" calcext:value-type="string">
            <text:p>want</text:p>
          </table:table-cell>
          <table:table-cell table:number-columns-repeated="1017"/>
        </table:table-row>
        <table:table-row table:style-name="ro29">
          <table:table-cell office:value-type="float" office:value="278" calcext:value-type="float">
            <text:p>278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つ(ぐ)</text:p>
            <text:p/>
            <text:p>つぎ</text:p>
          </table:table-cell>
          <table:table-cell office:value-type="string" calcext:value-type="string">
            <text:p>次ぐ ・ つぐ ・ [vi] rank next to, come next / after</text:p>
            <text:p/>
            <text:p>次回 ・ じかい ・ next time</text:p>
            <text:p/>
            <text:p>次男 ・ じなん ・ second son</text:p>
            <text:p/>
            <text:p>目次 ・ もくじ ・ table of contents</text:p>
            <text:p/>
            <text:p>次 ・ つぎ ・ next</text:p>
            <text:p/>
            <text:p>次次に ・ つぎつぎに ・ one after another, in succession</text:p>
            <text:p/>
            <text:p>目次 ・ もくじ ・ table of contents</text:p>
          </table:table-cell>
          <table:table-cell office:value-type="string" calcext:value-type="string">
            <text:p>second[ary], [numerical] order</text:p>
          </table:table-cell>
          <table:table-cell table:number-columns-repeated="1017"/>
        </table:table-row>
        <table:table-row table:style-name="ro31">
          <table:table-cell office:value-type="float" office:value="279" calcext:value-type="float">
            <text:p>279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セキ</text:p>
          </table:table-cell>
          <table:table-cell table:style-name="ce10"/>
          <table:table-cell office:value-type="string" calcext:value-type="string">
            <text:p>欠席 ・ けっせき ・ absence, nonattendance</text:p>
            <text:p/>
            <text:p>出席 ・ しゅっせき ・ attendance, presence</text:p>
            <text:p/>
            <text:p>席次 ・ せきじ ・ seating order / precedence; class standing</text:p>
            <text:p/>
            <text:p>席上で ・ せきじょうで ・ at the meeting; on the occasion</text:p>
            <text:p/>
            <text:p>会席 ・ かいせき ・ meeting place</text:p>
            <text:p/>
            <text:p>席に着く ・ せきにつく ・ take a seat</text:p>
          </table:table-cell>
          <table:table-cell table:number-columns-repeated="1018"/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度</text:p>
          </table:table-cell>
          <table:table-cell office:value-type="string" calcext:value-type="string">
            <text:p>DEGREE</text:p>
            <text:p/>
            <text:p>TIME</text:p>
          </table:table-cell>
          <table:table-cell office:value-type="string" calcext:value-type="string">
            <text:p>ド</text:p>
            <text:p/>
            <text:p>タク</text:p>
            <text:p/>
            <text:p>ト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見る度に ・ みるたびに ・ whenever each time one sees it </text:p>
            <text:p/>
            <text:p>温度 ・ おんど ・ temperature</text:p>
            <text:p/>
            <text:p>湿度 ・ しつど ・ humidity</text:p>
            <text:p/>
            <text:p>毎度 ・ まいど ・ every time, always</text:p>
            <text:p/>
            <text:p>度 ・ たび ・ each time</text:p>
          </table:table-cell>
          <table:table-cell table:number-columns-repeated="1018"/>
        </table:table-row>
        <table:table-row table:style-name="ro36">
          <table:table-cell office:value-type="float" office:value="281" calcext:value-type="float">
            <text:p>281</text:p>
          </table:table-cell>
          <table:table-cell office:value-type="string" calcext:value-type="string">
            <text:p>渡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(-)わた(る)</text:p>
            <text:p/>
            <text:p>わた(す)</text:p>
          </table:table-cell>
          <table:table-cell office:value-type="string" calcext:value-type="string">
            <text:p>渡来 ・ とらい ・ importation, influx</text:p>
            <text:p/>
            <text:p>渡る ・ わたる ・ [vi] cross, ford</text:p>
            <text:p/>
            <text:p>渡す ・ わたす ・ [vt] carry across a river ; hand over</text:p>
            <text:p/>
            <text:p>過渡期 ・ かとき ・ transitional period / stage</text:p>
            <text:p/>
            <text:p>渡航 ・ とこう ・ crossing, passage, voyage</text:p>
            <text:p/>
            <text:p>手渡す ・ てわたす ・ [vt] hand over to , give, deliver</text:p>
            <text:p/>
            <text:p>渡り ・ わたり ・ passage, transit; migration; mutual arrangement, negotiation</text:p>
          </table:table-cell>
          <table:table-cell office:value-type="string" calcext:value-type="string">
            <text:p>ford</text:p>
          </table:table-cell>
          <table:table-cell table:number-columns-repeated="1017"/>
        </table:table-row>
        <table:table-row table:style-name="ro28">
          <table:table-cell office:value-type="float" office:value="282" calcext:value-type="float">
            <text:p>282</text:p>
          </table:table-cell>
          <table:table-cell office:value-type="string" calcext:value-type="string">
            <text:p>限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かぎ(る)</text:p>
            <text:p/>
            <text:p>(-)かぎ(り)</text:p>
          </table:table-cell>
          <table:table-cell office:value-type="string" calcext:value-type="string">
            <text:p>最小限 ・ さいしょうげん ・ minimum</text:p>
            <text:p/>
            <text:p>最大限 ・ さいだいげん ・ maximum</text:p>
            <text:p/>
            <text:p>出来る限り ・ できるかぎり ・ as far as possible</text:p>
            <text:p/>
            <text:p>限定する ・ げんていする ・ limit, restrict, define</text:p>
            <text:p/>
            <text:p>限る ・ かぎる ・ [vi, vt] limit, restrict to ; be the best, only way</text:p>
            <text:p/>
            <text:p>局限する ・ きょくげんする ・ localize, limit, set limits to</text:p>
            <text:p/>
            <text:p>門限 ・ もんげん ・ closing-time, lockup</text:p>
            <text:p/>
            <text:p>…とは限らない ・ …とはかぎらない ・ be not always / necessarily …</text:p>
          </table:table-cell>
          <table:table-cell office:value-type="string" calcext:value-type="string">
            <text:p>bounds</text:p>
          </table:table-cell>
          <table:table-cell table:number-columns-repeated="1017"/>
        </table:table-row>
        <table:table-row table:style-name="ro49">
          <table:table-cell office:value-type="float" office:value="283" calcext:value-type="float">
            <text:p>283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ギン</text:p>
          </table:table-cell>
          <table:table-cell table:style-name="ce10"/>
          <table:table-cell office:value-type="string" calcext:value-type="string">
            <text:p>銀行 ・ ぎんこう ・ bank</text:p>
            <text:p/>
            <text:p>水銀 ・ すいぎん ・ mercury, quicksilver</text:p>
            <text:p/>
            <text:p>日銀 [日本銀行] ・ にちぎん [にっぽんぎんこう] ・ BOJ [Bank of Japan] </text:p>
            <text:p/>
            <text:p>銀メダル ・ ぎんメダル ・ silver medal</text:p>
            <text:p/>
            <text:p>銀河 ・ ぎんが ・ Milky Way; galaxy</text:p>
            <text:p/>
            <text:p>開銀 ・ かいぎん ・ development bank</text:p>
          </table:table-cell>
          <table:table-cell table:number-columns-repeated="1018"/>
        </table:table-row>
        <table:table-row table:style-name="ro31">
          <table:table-cell office:value-type="float" office:value="284" calcext:value-type="float">
            <text:p>284</text:p>
          </table:table-cell>
          <table:table-cell office:value-type="string" calcext:value-type="string">
            <text:p>根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(-)ね</text:p>
          </table:table-cell>
          <table:table-cell office:value-type="string" calcext:value-type="string">
            <text:p>根回し ・ ねまわし ・ digging around the roots; maneuvering behind the scenes</text:p>
            <text:p/>
            <text:p>根気 ・ こんき ・ perseverance, patience, energy</text:p>
            <text:p/>
            <text:p>根性 ・ こんじょう ・ nature, temper; will power; guts</text:p>
            <text:p/>
            <text:p>根本 ・ こんぽん ・ basis, foundation; origin, source</text:p>
            <text:p/>
            <text:p>屋根 ・ やね ・ roof</text:p>
            <text:p/>
            <text:p>根 ・ ね ・ root</text:p>
          </table:table-cell>
          <table:table-cell table:number-columns-repeated="1018"/>
        </table:table-row>
        <table:table-row table:style-name="ro11">
          <table:table-cell office:value-type="float" office:value="285" calcext:value-type="float">
            <text:p>285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(-)よ(い)</text:p>
            <text:p/>
            <text:p>い(い)*</text:p>
          </table:table-cell>
          <table:table-cell office:value-type="string" calcext:value-type="string">
            <text:p>最良の ・ さいりょうの ・ best, most excellent</text:p>
            <text:p/>
            <text:p>良い ・ よい ・ good</text:p>
            <text:p/>
            <text:p>良心 ・ りょうしん ・ conscience</text:p>
            <text:p/>
            <text:p>不良 ・ ふりょう ・ badness, inferiority; delinquency</text:p>
            <text:p/>
            <text:p>良かったら ・ よかったら ・ if you like</text:p>
            <text:p/>
            <text:p>良い気味だ ・ いいきみだ ・ Serves you right!</text:p>
            <text:p/>
            <text:p>野良 ・ のら ・ the fields</text:p>
          </table:table-cell>
          <table:table-cell table:number-columns-repeated="1018"/>
        </table:table-row>
        <table:table-row table:style-name="ro7">
          <table:table-cell office:value-type="float" office:value="286" calcext:value-type="float">
            <text:p>286</text:p>
          </table:table-cell>
          <table:table-cell office:value-type="string" calcext:value-type="string">
            <text:p>郎</text:p>
          </table:table-cell>
          <table:table-cell office:value-type="string" calcext:value-type="string">
            <text:p>YOUNG MAN</text:p>
            <text:p/>
            <text:p>MALE NAME SUFFIX</text:p>
          </table:table-cell>
          <table:table-cell office:value-type="string" calcext:value-type="string">
            <text:p>ロウ</text:p>
          </table:table-cell>
          <table:table-cell table:style-name="ce10"/>
          <table:table-cell office:value-type="string" calcext:value-type="string">
            <text:p>一郎 ・ いちろう ・ Ichirō name of eldest son </text:p>
            <text:p/>
            <text:p>次郎 ・ じろう ・ Jirō name of second son </text:p>
            <text:p/>
            <text:p>新郎 ・ しんろう ・ bridegroom</text:p>
          </table:table-cell>
          <table:table-cell table:number-columns-repeated="1018"/>
        </table:table-row>
        <table:table-row table:style-name="ro15">
          <table:table-cell office:value-type="float" office:value="287" calcext:value-type="float">
            <text:p>287</text:p>
          </table:table-cell>
          <table:table-cell office:value-type="string" calcext:value-type="string">
            <text:p>廊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ロウ</text:p>
          </table:table-cell>
          <table:table-cell table:style-name="ce10"/>
          <table:table-cell office:value-type="string" calcext:value-type="string">
            <text:p>廊下 ・ ろうか ・ corridor, hallway</text:p>
            <text:p/>
            <text:p>回廊 ・ かいろう ・ corridor, gallery</text:p>
            <text:p/>
            <text:p>画廊 ・ がろう ・ picture gallery</text:p>
          </table:table-cell>
          <table:table-cell office:value-type="string" calcext:value-type="string">
            <text:p>gallery</text:p>
          </table:table-cell>
          <table:table-cell table:number-columns-repeated="1017"/>
        </table:table-row>
        <table:table-row table:style-name="ro32">
          <table:table-cell office:value-type="float" office:value="288" calcext:value-type="float">
            <text:p>288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EAT</text:p>
            <text:p/>
            <text:p>FOOD</text:p>
          </table:table-cell>
          <table:table-cell office:value-type="string" calcext:value-type="string">
            <text:p>ショク</text:p>
            <text:p/>
            <text:p>ジキ</text:p>
          </table:table-cell>
          <table:table-cell office:value-type="string" calcext:value-type="string">
            <text:p>く(う)</text:p>
            <text:p/>
            <text:p>く(らう)</text:p>
            <text:p/>
            <text:p>た(べる)</text:p>
          </table:table-cell>
          <table:table-cell office:value-type="string" calcext:value-type="string">
            <text:p>食事 ・ しょくじ ・ meal, dinner</text:p>
            <text:p/>
            <text:p>食べる ・ たべる ・ [vt] eat</text:p>
            <text:p/>
            <text:p>食う ・ くう ・ [vt] eat colloq. ; hold on to in one’s mouth , not let go</text:p>
            <text:p/>
            <text:p>食後に ・ しょくごに ・ after meals</text:p>
            <text:p/>
            <text:p>和食 ・ わしょく ・ Japanese-style food</text:p>
            <text:p/>
            <text:p>食らう ・ くらう ・ [vt] eat, drink vulgar </text:p>
            <text:p/>
            <text:p>大食らい ・ おおぐらい ・ glutton</text:p>
          </table:table-cell>
          <table:table-cell table:number-columns-repeated="1018"/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飲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の(む)</text:p>
          </table:table-cell>
          <table:table-cell office:value-type="string" calcext:value-type="string">
            <text:p>飲食 ・ いんしょく ・ eating &amp; drinking</text:p>
            <text:p/>
            <text:p>飲む ・ のむ ・ [vt] drink</text:p>
            <text:p/>
            <text:p>飲み物 ・ のみもの ・ beverage</text:p>
            <text:p/>
            <text:p>飲み屋 ・ のみや ・ bar, tavern</text:p>
            <text:p/>
            <text:p>大酒飲み ・ おおざけのみ ・ guzzler, boozer</text:p>
          </table:table-cell>
          <table:table-cell table:number-columns-repeated="1018"/>
        </table:table-row>
        <table:table-row table:style-name="ro50">
          <table:table-cell office:value-type="float" office:value="290" calcext:value-type="float">
            <text:p>290</text:p>
          </table:table-cell>
          <table:table-cell office:value-type="string" calcext:value-type="string">
            <text:p>官</text:p>
          </table:table-cell>
          <table:table-cell office:value-type="string" calcext:value-type="string">
            <text:p>GOVERNMENT [OFFICIAL]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長官 ・ ちょうかん ・ director, administrator, chief</text:p>
            <text:p/>
            <text:p>外交官 ・ がいこうかん ・ diplomat, foreign service officer</text:p>
          </table:table-cell>
          <table:table-cell table:number-columns-repeated="1018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館</text:p>
          </table:table-cell>
          <table:table-cell office:value-type="string" calcext:value-type="string">
            <text:p>PUBLIC BUILDING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やかた</text:p>
          </table:table-cell>
          <table:table-cell office:value-type="string" calcext:value-type="string">
            <text:p>館 ・ やかた ・ stately mansion, palace, manor house</text:p>
            <text:p/>
            <text:p>会館 ・ かいかん ・ hall, assembly hall</text:p>
            <text:p/>
            <text:p>館内 ・ かんない ・ in the building</text:p>
            <text:p/>
            <text:p>本館 ・ ほんかん ・ main building; this building</text:p>
            <text:p/>
            <text:p>旅館 ・ りょかん ・ Japanese inn</text:p>
          </table:table-cell>
          <table:table-cell table:number-columns-repeated="1018"/>
        </table:table-row>
        <table:table-row table:style-name="ro16">
          <table:table-cell office:value-type="float" office:value="292" calcext:value-type="float">
            <text:p>292</text:p>
          </table:table-cell>
          <table:table-cell office:value-type="string" calcext:value-type="string">
            <text:p>宿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シュク</text:p>
          </table:table-cell>
          <table:table-cell office:value-type="string" calcext:value-type="string">
            <text:p>やど</text:p>
            <text:p/>
            <text:p>やど(る)</text:p>
            <text:p/>
            <text:p>やど(す)</text:p>
          </table:table-cell>
          <table:table-cell office:value-type="string" calcext:value-type="string">
            <text:p>宿る ・ やどる ・ [vi] lodge; dwell in</text:p>
            <text:p/>
            <text:p>合宿する ・ がっしゅくする ・ lodge together; stay in a training camp</text:p>
            <text:p/>
            <text:p>宿命 ・ しゅくめい ・ fate, destiny</text:p>
            <text:p/>
            <text:p>下宿 ・ げしゅく ・ lodging, boarding house</text:p>
            <text:p/>
            <text:p>宿 ・ やど ・ lodge</text:p>
            <text:p/>
            <text:p>宿す ・ やどす ・ [vt] conceive, be pregnant with</text:p>
            <text:p/>
            <text:p>子を宿す ・ こをやどす ・ be pregnant with a child</text:p>
            <text:p/>
            <text:p>民宿 ・ みんしゅく ・ tourist home</text:p>
          </table:table-cell>
          <table:table-cell table:number-columns-repeated="1018"/>
        </table:table-row>
        <table:table-row table:style-name="ro17">
          <table:table-cell office:value-type="float" office:value="293" calcext:value-type="float">
            <text:p>293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いぬ(-)</text:p>
          </table:table-cell>
          <table:table-cell office:value-type="string" calcext:value-type="string">
            <text:p>一犬 ・ いっけん ・ one dog</text:p>
            <text:p/>
            <text:p>小犬 ・ こいぬ ・ puppy, little dog</text:p>
            <text:p/>
            <text:p>犬小屋 ・ いぬごや ・ doghouse</text:p>
            <text:p/>
            <text:p>犬 ・ いぬ ・ dog</text:p>
          </table:table-cell>
          <table:table-cell table:number-columns-repeated="1018"/>
        </table:table-row>
        <table:table-row table:style-name="ro21">
          <table:table-cell office:value-type="float" office:value="294" calcext:value-type="float">
            <text:p>294</text:p>
          </table:table-cell>
          <table:table-cell office:value-type="string" calcext:value-type="string">
            <text:p>太</text:p>
          </table:table-cell>
          <table:table-cell office:value-type="string" calcext:value-type="string">
            <text:p>GREAT</text:p>
            <text:p/>
            <text:p>THICK</text:p>
          </table:table-cell>
          <table:table-cell office:value-type="string" calcext:value-type="string">
            <text:p>タイ</text:p>
            <text:p/>
            <text:p>タ</text:p>
          </table:table-cell>
          <table:table-cell office:value-type="string" calcext:value-type="string">
            <text:p>ふと(い)</text:p>
            <text:p/>
            <text:p>ふと(る)</text:p>
          </table:table-cell>
          <table:table-cell office:value-type="string" calcext:value-type="string">
            <text:p>太い ・ ふとい ・ thick; fat</text:p>
            <text:p/>
            <text:p>太子 ・ たいし ・ Crown Prince</text:p>
            <text:p/>
            <text:p>太る ・ ふとる ・ [vi] grow fat</text:p>
            <text:p/>
            <text:p>太古 ・ たいこ ・ ancient times, remote ages</text:p>
          </table:table-cell>
          <table:table-cell office:value-type="string" calcext:value-type="string">
            <text:p>extremely large</text:p>
          </table:table-cell>
          <table:table-cell table:number-columns-repeated="1017"/>
        </table:table-row>
        <table:table-row table:style-name="ro46">
          <table:table-cell office:value-type="float" office:value="295" calcext:value-type="float">
            <text:p>295</text:p>
          </table:table-cell>
          <table:table-cell office:value-type="string" calcext:value-type="string">
            <text:p>器</text:p>
          </table:table-cell>
          <table:table-cell office:value-type="string" calcext:value-type="string">
            <text:p>VESSEL</text:p>
            <text:p/>
            <text:p>INSTRUMENT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つわ</text:p>
          </table:table-cell>
          <table:table-cell office:value-type="string" calcext:value-type="string">
            <text:p>武器 ・ ぶき ・ weapon</text:p>
            <text:p/>
            <text:p>食器 ・ しょっき ・ tableware</text:p>
            <text:p/>
            <text:p>ガラスの器 ・ ガラスのうつわ ・ glass vessel / container</text:p>
            <text:p/>
            <text:p>器官 ・ きかん ・ organ of the body </text:p>
            <text:p/>
            <text:p>器用な ・ きような ・ skillful, ingenious</text:p>
            <text:p/>
            <text:p>器 ・ うつわ ・ vessel, container</text:p>
            <text:p/>
            <text:p>注射器 ・ ちゅうしゃき ・ syringe</text:p>
            <text:p/>
            <text:p>楽器 ・ がっき ・ musical instrument</text:p>
          </table:table-cell>
          <table:table-cell office:value-type="string" calcext:value-type="string">
            <text:p>container</text:p>
          </table:table-cell>
          <table:table-cell table:number-columns-repeated="1017"/>
        </table:table-row>
        <table:table-row table:style-name="ro30">
          <table:table-cell office:value-type="float" office:value="296" calcext:value-type="float">
            <text:p>296</text:p>
          </table:table-cell>
          <table:table-cell office:value-type="string" calcext:value-type="string">
            <text:p>凶</text:p>
          </table:table-cell>
          <table:table-cell office:value-type="string" calcext:value-type="string">
            <text:p>MISFORTUNE</text:p>
            <text:p/>
            <text:p>EVIL</text:p>
          </table:table-cell>
          <table:table-cell office:value-type="string" calcext:value-type="string">
            <text:p>キョウ</text:p>
          </table:table-cell>
          <table:table-cell table:style-name="ce10"/>
          <table:table-cell office:value-type="string" calcext:value-type="string">
            <text:p>凶行 ・ きょうこう ・ violence, murder, crime</text:p>
            <text:p/>
            <text:p>凶器 ・ きょうき ・ murder weapon</text:p>
            <text:p/>
            <text:p>凶事 ・ きょうじ ・ calamity, misfortune</text:p>
            <text:p/>
            <text:p>凶変 ・ きょうへん ・ calamity, disaster; tragic accident</text:p>
            <text:p/>
            <text:p>凶暴な ・ きょうぼうな ・ atrocious, ferocious, brutal</text:p>
            <text:p/>
            <text:p>凶漢 ・ きょうかん ・ villain, ruffian, assailant</text:p>
            <text:p/>
            <text:p>凶報 ・ きょうほう ・ bad news</text:p>
          </table:table-cell>
          <table:table-cell table:number-columns-repeated="1018"/>
        </table:table-row>
        <table:table-row table:style-name="ro30">
          <table:table-cell office:value-type="float" office:value="297" calcext:value-type="float">
            <text:p>297</text:p>
          </table:table-cell>
          <table:table-cell office:value-type="string" calcext:value-type="string">
            <text:p>区</text:p>
          </table:table-cell>
          <table:table-cell office:value-type="string" calcext:value-type="string">
            <text:p>DIVIDE INTO SECTIONS</text:p>
            <text:p/>
            <text:p>DISTRICT</text:p>
            <text:p/>
            <text:p>WARD</text:p>
          </table:table-cell>
          <table:table-cell office:value-type="string" calcext:value-type="string">
            <text:p>ク</text:p>
          </table:table-cell>
          <table:table-cell table:style-name="ce10"/>
          <table:table-cell office:value-type="string" calcext:value-type="string">
            <text:p>地区 ・ ちく ・ district, area, region, lot</text:p>
            <text:p/>
            <text:p>区別する ・ くべつする ・ distinguish; classify</text:p>
            <text:p/>
            <text:p>区分する ・ くぶんする ・ divide, subdivide</text:p>
            <text:p/>
            <text:p>区切る ・ くぎる ・ [vt] punctuate, mark off by comma</text:p>
            <text:p/>
            <text:p>大田区 ・ おおたく ・ Ōta Ward</text:p>
            <text:p/>
            <text:p>区域 ・ くいき ・ sphene, domain, zone</text:p>
            <text:p/>
            <text:p>区区 ・ まちまち ・ several, divergent, diverse</text:p>
          </table:table-cell>
          <table:table-cell office:value-type="string" calcext:value-type="string">
            <text:p>borough</text:p>
          </table:table-cell>
          <table:table-cell table:number-columns-repeated="1017"/>
        </table:table-row>
        <table:table-row table:style-name="ro16">
          <table:table-cell office:value-type="float" office:value="298" calcext:value-type="float">
            <text:p>298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ズ</text:p>
            <text:p/>
            <text:p>ト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意図 ・ いと ・ intention, aim, plan</text:p>
            <text:p/>
            <text:p>地図 ・ ちず ・ map</text:p>
            <text:p/>
            <text:p>図る ・ はかる ・ [vt] strive, work for, bring about; provide for, promote; look to, seek, attempt</text:p>
            <text:p/>
            <text:p>合図 ・ あいず ・ signal, sign</text:p>
            <text:p/>
            <text:p>図書 ・ としょ ・ books</text:p>
            <text:p/>
            <text:p>図書館 ・ としょかん ・ library</text:p>
            <text:p/>
            <text:p>公益を図る ・ こうえきをはかる ・ labor for the public good</text:p>
            <text:p/>
            <text:p>自殺を図る ・ じさつをはかる ・ attempt suicide</text:p>
          </table:table-cell>
          <table:table-cell office:value-type="string" calcext:value-type="string">
            <text:p>illustration, plan</text:p>
          </table:table-cell>
          <table:table-cell table:number-columns-repeated="1017"/>
        </table:table-row>
        <table:table-row table:style-name="ro30">
          <table:table-cell office:value-type="float" office:value="299" calcext:value-type="float">
            <text:p>299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NUMERICAL ORDER</text:p>
            <text:p/>
            <text:p>WATCH</text:p>
          </table:table-cell>
          <table:table-cell office:value-type="string" calcext:value-type="string">
            <text:p>バン</text:p>
          </table:table-cell>
          <table:table-cell table:style-name="ce10"/>
          <table:table-cell office:value-type="string" calcext:value-type="string">
            <text:p>交番 ・ こうばん ・ police box</text:p>
            <text:p/>
            <text:p>一番 ・ いちばん ・ first, first place; most, best</text:p>
            <text:p/>
            <text:p>番犬 ・ ばんけん ・ watchdog</text:p>
            <text:p/>
            <text:p>番に当たる ・ ばんにあたる ・ be on duty; have one's turn</text:p>
            <text:p/>
            <text:p>番狂わせ ・ ばんくるわせ ・ upsetting of arrangements, upset, surprise</text:p>
            <text:p/>
            <text:p>先番 ・ せんばん ・ one’s turn to make the first move</text:p>
            <text:p/>
            <text:p>番付 ・ ばんづけ ・ ranking list</text:p>
          </table:table-cell>
          <table:table-cell office:value-type="string" calcext:value-type="string">
            <text:p>duty</text:p>
          </table:table-cell>
          <table:table-cell table:number-columns-repeated="1017"/>
        </table:table-row>
        <table:table-row table:style-name="ro32">
          <table:table-cell office:value-type="float" office:value="300" calcext:value-type="float">
            <text:p>300</text:p>
          </table:table-cell>
          <table:table-cell office:value-type="string" calcext:value-type="string">
            <text:p>号</text:p>
          </table:table-cell>
          <table:table-cell office:value-type="string" calcext:value-type="string">
            <text:p>NUMBER</text:p>
            <text:p/>
            <text:p>DESIGNATION</text:p>
            <text:p/>
            <text:p>SIGN</text:p>
          </table:table-cell>
          <table:table-cell office:value-type="string" calcext:value-type="string">
            <text:p>ゴウ</text:p>
          </table:table-cell>
          <table:table-cell table:style-name="ce10"/>
          <table:table-cell office:value-type="string" calcext:value-type="string">
            <text:p>信号 ・ しんごう ・ signal; traffic light</text:p>
            <text:p/>
            <text:p>番号 ・ ばんごう ・ number, serial number</text:p>
            <text:p/>
            <text:p>年号 ・ ねんごう ・ name of era, reign title</text:p>
            <text:p/>
            <text:p>暗号 ・ あんごう ・ code, password</text:p>
            <text:p/>
            <text:p>負号 ・ ふごう ・ negative sign</text:p>
            <text:p/>
            <text:p>屋号 ・ やごう ・ name of a store; stage title</text:p>
            <text:p/>
            <text:p>号外 ・ ごうがい ・ newspaper extra</text:p>
          </table:table-cell>
          <table:table-cell office:value-type="string" calcext:value-type="string">
            <text:p>title, name ・ signal</text:p>
          </table:table-cell>
          <table:table-cell table:number-columns-repeated="1017"/>
        </table:table-row>
        <table:table-row table:style-name="ro16">
          <table:table-cell office:value-type="float" office:value="301" calcext:value-type="float">
            <text:p>301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ARTICLE</text:p>
            <text:p/>
            <text:p>CLASSIFICATION</text:p>
            <text:p/>
            <text:p>GRADE OF EXCELLENCE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しな</text:p>
          </table:table-cell>
          <table:table-cell office:value-type="string" calcext:value-type="string">
            <text:p>品物 ・ しなもの ・ article, thing, goods</text:p>
            <text:p/>
            <text:p>作品 ・ さくひん ・ piece of work, product</text:p>
            <text:p/>
            <text:p>上品 ・ じょうひん ・ elegance, refinement</text:p>
            <text:p/>
            <text:p>品目 ・ ひんもく ・ list of articles / items</text:p>
            <text:p/>
            <text:p>品の良い人 ・ ひんのいいひと ・ person of refined manners</text:p>
            <text:p/>
            <text:p>品切れ ・ しなぎれ ・ absence / exhaustion of stock </text:p>
            <text:p/>
            <text:p>品種 ・ ひんしゅ ・ kind, variety, description, brand</text:p>
            <text:p/>
            <text:p>品格 ・ ひんかく ・ dignity, grace</text:p>
          </table:table-cell>
          <table:table-cell table:number-columns-repeated="101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PLEASURE</text:p>
            <text:p/>
            <text:p>COMFORTABLE</text:p>
            <text:p/>
            <text:p>MUSIC</text:p>
          </table:table-cell>
          <table:table-cell office:value-type="string" calcext:value-type="string">
            <text:p>ガク</text:p>
            <text:p/>
            <text:p>ラク</text:p>
          </table:table-cell>
          <table:table-cell office:value-type="string" calcext:value-type="string">
            <text:p>たの(しい)</text:p>
            <text:p/>
            <text:p>たの(しむ)</text:p>
          </table:table-cell>
          <table:table-cell office:value-type="string" calcext:value-type="string">
            <text:p>音楽 ・ おんがく ・ music</text:p>
            <text:p/>
            <text:p>楽な ・ らくな ・ easy, light; comfortable</text:p>
            <text:p/>
            <text:p>楽しむ ・ たのしむ ・ take pleasure in, enjoy oneself </text:p>
            <text:p/>
            <text:p>楽器 ・ がっき ・ musical instrument</text:p>
            <text:p/>
            <text:p>安楽な ・ あんらくな ・ comfortable, carefree, cozy</text:p>
          </table:table-cell>
          <table:table-cell table:number-columns-repeated="1018"/>
        </table:table-row>
        <table:table-row table:style-name="ro29">
          <table:table-cell office:value-type="float" office:value="303" calcext:value-type="float">
            <text:p>303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薬屋 ・ くすりや ・ drugstore</text:p>
            <text:p/>
            <text:p>薬局 ・ やっきょく ・ drugstore, pharmacy</text:p>
            <text:p/>
            <text:p>薬品 ・ やくひん ・ medicine, drug; chemicals</text:p>
            <text:p/>
            <text:p>火薬 ・ かやく ・ gunpowder</text:p>
            <text:p/>
            <text:p>丸薬 ・ がんやく ・ pill</text:p>
            <text:p/>
            <text:p>薬 ・ くすり ・ drug, medicine</text:p>
            <text:p/>
            <text:p>薬指 ・ くすりゆび ・ fourth / ring finger</text:p>
          </table:table-cell>
          <table:table-cell office:value-type="string" calcext:value-type="string">
            <text:p>chemical</text:p>
          </table:table-cell>
          <table:table-cell table:number-columns-repeated="1017"/>
        </table:table-row>
        <table:table-row table:style-name="ro34">
          <table:table-cell office:value-type="float" office:value="304" calcext:value-type="float">
            <text:p>304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PERIPHER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まわ(り)</text:p>
          </table:table-cell>
          <table:table-cell office:value-type="string" calcext:value-type="string">
            <text:p>周りの人 ・ まわりのひと ・ the people around one</text:p>
            <text:p/>
            <text:p>周辺 ・ しゅうへん ・ environs, outskirts; circumference</text:p>
            <text:p/>
            <text:p>周回 ・ しゅうかい ・ circumference, girth, surroundings</text:p>
            <text:p/>
            <text:p>四周 ・ ししゅう ・ circumference, periphery</text:p>
            <text:p/>
            <text:p>周波 ・ しゅうは ・ cycle</text:p>
            <text:p/>
            <text:p>周遊 ・ しゅうゆう ・ circular tour, pleasure / round trip</text:p>
            <text:p/>
            <text:p>地球の周り ・ ちきゅうのまわり ・ earth's circumference; space around earth</text:p>
          </table:table-cell>
          <table:table-cell office:value-type="string" calcext:value-type="string">
            <text:p>around; cycle</text:p>
          </table:table-cell>
          <table:table-cell table:number-columns-repeated="1017"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週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シュウ</text:p>
          </table:table-cell>
          <table:table-cell table:style-name="ce10"/>
          <table:table-cell office:value-type="string" calcext:value-type="string">
            <text:p>先週 ・ せんしゅう ・ last week</text:p>
            <text:p/>
            <text:p>週末 ・ しゅうまつ ・ weekend</text:p>
            <text:p/>
            <text:p>週に三回 ・ しゅうにさんかい ・ three times a week</text:p>
            <text:p/>
            <text:p>今週 ・ こんしゅう ・ this week</text:p>
            <text:p/>
            <text:p>来週 ・ らいしゅう ・ next week</text:p>
          </table:table-cell>
          <table:table-cell table:number-columns-repeated="1018"/>
        </table:table-row>
        <table:table-row table:style-name="ro51">
          <table:table-cell office:value-type="float" office:value="306" calcext:value-type="float">
            <text:p>306</text:p>
          </table:table-cell>
          <table:table-cell office:value-type="string" calcext:value-type="string">
            <text:p>調</text:p>
          </table:table-cell>
          <table:table-cell office:value-type="string" calcext:value-type="string">
            <text:p>TONE</text:p>
            <text:p/>
            <text:p>INVESTIGATE</text:p>
            <text:p/>
            <text:p>PREPAR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ら(べる)</text:p>
            <text:p/>
            <text:p>しら(べ)</text:p>
            <text:p/>
            <text:p>ととの(える)</text:p>
            <text:p/>
            <text:p>ととの(う)</text:p>
          </table:table-cell>
          <table:table-cell office:value-type="string" calcext:value-type="string">
            <text:p>夕食を調える ・ ゆうしょくをととのえる ・ prepare supper</text:p>
            <text:p/>
            <text:p>調子 ・ ちょうし ・ tone, tune; key, note; health condition; manner</text:p>
            <text:p/>
            <text:p>調べる ・ しらべる ・ [vt] investigate, look into</text:p>
            <text:p/>
            <text:p>調べ ・ しらべ ・ investigation, examination</text:p>
            <text:p/>
            <text:p>調合 ・ ちょうごう ・ compounding, mixing, preparation</text:p>
            <text:p/>
            <text:p>口調 ・ くちょう ・ tone, expression</text:p>
            <text:p/>
            <text:p>調う ・ ととのう ・ [vi] be prepared ready , fully equipped</text:p>
            <text:p/>
            <text:p>調える ・ ととのえる ・ [vt] prepare, make ready, procure, raise money</text:p>
          </table:table-cell>
          <table:table-cell office:value-type="string" calcext:value-type="string">
            <text:p>note, condition ・ make ready</text:p>
          </table:table-cell>
          <table:table-cell table:number-columns-repeated="1017"/>
        </table:table-row>
        <table:table-row table:style-name="ro16">
          <table:table-cell office:value-type="float" office:value="307" calcext:value-type="float">
            <text:p>307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TIE UP</text:p>
            <text:p/>
            <text:p>BUNDL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たば</text:p>
            <text:p/>
            <text:p>たば(ねる)</text:p>
            <text:p/>
            <text:p>つか*</text:p>
          </table:table-cell>
          <table:table-cell office:value-type="string" calcext:value-type="string">
            <text:p>約束する ・ やくそくする ・ promise, vow</text:p>
            <text:p/>
            <text:p>束ねる ・ たばねる ・ [vt] tie up in a bundle</text:p>
            <text:p/>
            <text:p>束ね ・ たばね ・ bundle; management</text:p>
            <text:p/>
            <text:p>花束 ・ はなたば ・ bundle of flowers</text:p>
            <text:p/>
            <text:p>束の間 ・ つかのま ・ brief space of time, moment</text:p>
            <text:p/>
            <text:p>一束十円 ・ ひとたばじゅうえん ・ 10 ¥ a bundle</text:p>
            <text:p/>
            <text:p>束になって ・ たばになって ・ in a bunch; in a group</text:p>
            <text:p/>
            <text:p>装束 ・ しょうぞく ・ costume, attire</text:p>
          </table:table-cell>
          <table:table-cell table:number-columns-repeated="1018"/>
        </table:table-row>
        <table:table-row table:style-name="ro26">
          <table:table-cell office:value-type="float" office:value="308" calcext:value-type="float">
            <text:p>308</text:p>
          </table:table-cell>
          <table:table-cell office:value-type="string" calcext:value-type="string">
            <text:p>整</text:p>
          </table:table-cell>
          <table:table-cell office:value-type="string" calcext:value-type="string">
            <text:p>PUT IN ORDER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ととの(える)</text:p>
            <text:p/>
            <text:p>ととの(う)</text:p>
          </table:table-cell>
          <table:table-cell office:value-type="string" calcext:value-type="string">
            <text:p>整う ・ ととのう ・ [vi] be in order, made up properly; adjusted regulated </text:p>
            <text:p/>
            <text:p>整える ・ ととのえる ・ [vt] arrange, tidy up, adjust clothes); regulate</text:p>
            <text:p/>
            <text:p>調整 ・ ちょうせい ・ regulation, adjustment</text:p>
            <text:p/>
            <text:p>整数 ・ せいすう ・ integer</text:p>
            <text:p/>
            <text:p>整形 ・ せいけい ・ orthopedics</text:p>
            <text:p/>
            <text:p>整地 ・ せいち ・ leveling of ground, soil preparation</text:p>
            <text:p/>
            <text:p>整列する ・ せいれつする ・ stand in a row, line up</text:p>
            <text:p/>
            <text:p>整然たる ・ せいぜんたる ・ orderly, systematic</text:p>
          </table:table-cell>
          <table:table-cell table:number-columns-repeated="1018"/>
        </table:table-row>
        <table:table-row table:style-name="ro20">
          <table:table-cell office:value-type="float" office:value="309" calcext:value-type="float">
            <text:p>309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スウ</text:p>
            <text:p/>
            <text:p>ス</text:p>
          </table:table-cell>
          <table:table-cell office:value-type="string" calcext:value-type="string">
            <text:p>かず</text:p>
            <text:p/>
            <text:p>かぞ(える)</text:p>
          </table:table-cell>
          <table:table-cell office:value-type="string" calcext:value-type="string">
            <text:p>数学 ・ すうがく ・ mathematics</text:p>
            <text:p/>
            <text:p>数える ・ かぞえる ・ [vt] count, calculate, enumerate</text:p>
            <text:p/>
            <text:p>数字 ・ すうじ ・ figure, numeral</text:p>
            <text:p/>
            <text:p>整数 ・ せいすう ・ integer, whole number</text:p>
            <text:p/>
            <text:p>数 ・ かず ・ number numerical quantity </text:p>
            <text:p/>
            <text:p>数多く ・ かずおおく ・ in large numbers</text:p>
          </table:table-cell>
          <table:table-cell office:value-type="string" calcext:value-type="string">
            <text:p>quantity, count</text:p>
          </table:table-cell>
          <table:table-cell table:number-columns-repeated="1017"/>
        </table:table-row>
        <table:table-row table:style-name="ro11">
          <table:table-cell office:value-type="float" office:value="310" calcext:value-type="float">
            <text:p>310</text:p>
          </table:table-cell>
          <table:table-cell office:value-type="string" calcext:value-type="string">
            <text:p>類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ルイ</text:p>
          </table:table-cell>
          <table:table-cell office:value-type="string" calcext:value-type="string">
            <text:p>たぐ(い)</text:p>
          </table:table-cell>
          <table:table-cell office:value-type="string" calcext:value-type="string">
            <text:p>類い ・ たぐい ・ kind, sort, class; peer, equal</text:p>
            <text:p/>
            <text:p>分類 ・ ぶんるい ・ classification</text:p>
            <text:p/>
            <text:p>人類 ・ じんるい ・ man-, humankind</text:p>
            <text:p/>
            <text:p>食肉類 ・ しょくにくるい ・ Carnivora, -ous animals</text:p>
            <text:p/>
            <text:p>類語 ・ るいご ・ synonym, related word</text:p>
            <text:p/>
            <text:p>類い希な ・ たぐいまれな ・ unique, rare</text:p>
            <text:p/>
            <text:p>種類 ・ しゅるい ・ kind, sort, species, type</text:p>
          </table:table-cell>
          <table:table-cell office:value-type="string" calcext:value-type="string">
            <text:p>type</text:p>
          </table:table-cell>
          <table:table-cell table:number-columns-repeated="1017"/>
        </table:table-row>
        <table:table-row table:style-name="ro11">
          <table:table-cell office:value-type="float" office:value="311" calcext:value-type="float">
            <text:p>311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しめ(す)</text:p>
          </table:table-cell>
          <table:table-cell office:value-type="string" calcext:value-type="string">
            <text:p>公示 ・ こうじ ・ public / official announcement</text:p>
            <text:p/>
            <text:p>示す ・ しめす ・ [vt] show, display; indicate</text:p>
            <text:p/>
            <text:p>予示する ・ よじする ・ foreshadow</text:p>
            <text:p/>
            <text:p>指示 ・ しじ ・ instruction; indication</text:p>
            <text:p/>
            <text:p>暗示 ・ あんじ ・ hint, suggestion</text:p>
            <text:p/>
            <text:p>告示 ・ こくじ ・ notification, bulletin</text:p>
            <text:p/>
            <text:p>指し示す ・ さししめす ・ indicate, show, point to</text:p>
          </table:table-cell>
          <table:table-cell table:number-columns-repeated="1018"/>
        </table:table-row>
        <table:table-row table:style-name="ro21">
          <table:table-cell office:value-type="float" office:value="312" calcext:value-type="float">
            <text:p>312</text:p>
          </table:table-cell>
          <table:table-cell office:value-type="string" calcext:value-type="string">
            <text:p>禁</text:p>
          </table:table-cell>
          <table:table-cell office:value-type="string" calcext:value-type="string">
            <text:p>PROHIBIT</text:p>
          </table:table-cell>
          <table:table-cell office:value-type="string" calcext:value-type="string">
            <text:p>キン</text:p>
          </table:table-cell>
          <table:table-cell table:style-name="ce10"/>
          <table:table-cell office:value-type="string" calcext:value-type="string">
            <text:p>禁止する ・ きんしする ・ prohibit, ban</text:p>
            <text:p/>
            <text:p>禁じる ・ きんじる ・ prohibit</text:p>
            <text:p/>
            <text:p>禁物 ・ きんもつ ・ taboo; prohibited object</text:p>
            <text:p/>
            <text:p>立入禁止 ・ たちいりきんし ・ Keep Out</text:p>
          </table:table-cell>
          <table:table-cell table:number-columns-repeated="1018"/>
        </table:table-row>
        <table:table-row table:style-name="ro31">
          <table:table-cell office:value-type="float" office:value="313" calcext:value-type="float">
            <text:p>313</text:p>
          </table:table-cell>
          <table:table-cell office:value-type="string" calcext:value-type="string">
            <text:p>礼</text:p>
          </table:table-cell>
          <table:table-cell office:value-type="string" calcext:value-type="string">
            <text:p>ETIQUETTE</text:p>
            <text:p/>
            <text:p>RITE</text:p>
          </table:table-cell>
          <table:table-cell office:value-type="string" calcext:value-type="string">
            <text:p>レイ</text:p>
            <text:p/>
            <text:p>ライ</text:p>
          </table:table-cell>
          <table:table-cell table:style-name="ce10"/>
          <table:table-cell office:value-type="string" calcext:value-type="string">
            <text:p>無礼 ・ ぶれい ・ impolite, rude</text:p>
            <text:p/>
            <text:p>礼金 ・ れいきん ・ reward, fee, honorarium</text:p>
            <text:p/>
            <text:p>礼法 ・ れいほう ・ etiquette</text:p>
            <text:p/>
            <text:p>お礼 ・ おれい ・ thanks; reward; return present</text:p>
            <text:p/>
            <text:p>礼をする ・ れいをする ・ salute, make a bow; reward, remunerate</text:p>
            <text:p/>
            <text:p>一礼 ・ いちれい ・ bow, greeting; courtesy</text:p>
          </table:table-cell>
          <table:table-cell table:number-columns-repeated="1018"/>
        </table:table-row>
        <table:table-row table:style-name="ro38">
          <table:table-cell office:value-type="float" office:value="314" calcext:value-type="float">
            <text:p>314</text:p>
          </table:table-cell>
          <table:table-cell office:value-type="string" calcext:value-type="string">
            <text:p>社</text:p>
          </table:table-cell>
          <table:table-cell office:value-type="string" calcext:value-type="string">
            <text:p>COMPANY</text:p>
            <text:p/>
            <text:p>SOCIETY</text:p>
            <text:p/>
            <text:p>SHINTŌ SHRIN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やしろ</text:p>
          </table:table-cell>
          <table:table-cell office:value-type="string" calcext:value-type="string">
            <text:p>会社 ・ かいしゃ ・ company, corporation, firm</text:p>
            <text:p/>
            <text:p>社会 ・ しゃかい ・ society, the world</text:p>
            <text:p/>
            <text:p>社長 ・ しゃちょう ・ president of a company </text:p>
            <text:p/>
            <text:p>社交的な ・ しゃこうてきな ・ sociable, friendly</text:p>
            <text:p/>
            <text:p>お社 ・ おやしろ ・ village shrine</text:p>
          </table:table-cell>
          <table:table-cell table:number-columns-repeated="1018"/>
        </table:table-row>
        <table:table-row table:style-name="ro34">
          <table:table-cell office:value-type="float" office:value="315" calcext:value-type="float">
            <text:p>315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REPORT [to a superior]</text:p>
            <text:p/>
            <text:p>SPEAK HUMBLY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もう(す)</text:p>
            <text:p/>
            <text:p>もう(し)-</text:p>
          </table:table-cell>
          <table:table-cell office:value-type="string" calcext:value-type="string">
            <text:p>申す ・ もうす ・ [vt] say, tell (humble) </text:p>
            <text:p/>
            <text:p>上申する ・ じょうしんする ・ report to a superior </text:p>
            <text:p/>
            <text:p>申し上げる ・ もうしあげる ・ [vt] say, tell, speak humbly; have the honor to do</text:p>
            <text:p/>
            <text:p>申し込む ・ もうしこむ ・ [vt] apply; propose</text:p>
            <text:p/>
            <text:p>申し訳 ・ もうしわけ ・ excuse, apology, explanation</text:p>
            <text:p/>
            <text:p>申し述べる ・ もうしのべる ・ [vt] state, mention, tell</text:p>
            <text:p/>
            <text:p>申請 ・ しんせい ・ application, petition, request</text:p>
          </table:table-cell>
          <table:table-cell table:number-columns-repeated="1018"/>
        </table:table-row>
        <table:table-row table:style-name="ro40">
          <table:table-cell office:value-type="float" office:value="316" calcext:value-type="float">
            <text:p>316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シン</text:p>
            <text:p/>
            <text:p>ジン</text:p>
          </table:table-cell>
          <table:table-cell office:value-type="string" calcext:value-type="string">
            <text:p>かみ</text:p>
            <text:p/>
            <text:p>かん-</text:p>
            <text:p/>
            <text:p>こう-</text:p>
          </table:table-cell>
          <table:table-cell office:value-type="string" calcext:value-type="string">
            <text:p>海の神 ・ うみのかみ ・ god of the sea</text:p>
            <text:p/>
            <text:p>神道 ・ しんとう ・ Shintō, the Way of the Gods</text:p>
            <text:p/>
            <text:p>神主 ・ かんぬし ・ Shintō priest</text:p>
            <text:p/>
            <text:p>神官 ・ しんかん ・ Shintō priest</text:p>
            <text:p/>
            <text:p>神 ・ かみ ・ god, God</text:p>
            <text:p/>
            <text:p>神社 ・ じんじゃ ・ Shintō shrine</text:p>
            <text:p/>
            <text:p>神話 ・ しんわ ・ myth, mythology</text:p>
            <text:p/>
            <text:p>神神しい ・ こうごうしい ・ divine, solemn</text:p>
          </table:table-cell>
          <table:table-cell office:value-type="string" calcext:value-type="string">
            <text:p>spirit</text:p>
          </table:table-cell>
          <table:table-cell table:number-columns-repeated="1017"/>
        </table:table-row>
        <table:table-row table:style-name="ro9">
          <table:table-cell office:value-type="float" office:value="317" calcext:value-type="float">
            <text:p>317</text:p>
          </table:table-cell>
          <table:table-cell office:value-type="string" calcext:value-type="string">
            <text:p>員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イン</text:p>
          </table:table-cell>
          <table:table-cell table:style-name="ce10"/>
          <table:table-cell office:value-type="string" calcext:value-type="string">
            <text:p>会員 ・ かいいん ・ member</text:p>
            <text:p/>
            <text:p>全員 ・ ぜんいん ・ all members, entire staff</text:p>
            <text:p/>
            <text:p>会社員 ・ かいしゃいん ・ company employee, office worker</text:p>
            <text:p/>
            <text:p>満員電車 ・ まんいんでんしゃ ・ train filled to capacity</text:p>
            <text:p/>
            <text:p>党員 ・ とういん ・ party member</text:p>
            <text:p/>
            <text:p>係員 ・ かかりいん ・ clerk in charge</text:p>
          </table:table-cell>
          <table:table-cell office:value-type="string" calcext:value-type="string">
            <text:p>personnel</text:p>
          </table:table-cell>
          <table:table-cell table:number-columns-repeated="1017"/>
        </table:table-row>
        <table:table-row table:style-name="ro23">
          <table:table-cell office:value-type="float" office:value="318" calcext:value-type="float">
            <text:p>318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QUALITY</text:p>
            <text:p/>
            <text:p>MATTER</text:p>
            <text:p/>
            <text:p>PAWN</text:p>
          </table:table-cell>
          <table:table-cell office:value-type="string" calcext:value-type="string">
            <text:p>シツ</text:p>
            <text:p/>
            <text:p>チ</text:p>
            <text:p/>
            <text:p>シチ</text:p>
          </table:table-cell>
          <table:table-cell table:style-name="ce10"/>
          <table:table-cell office:value-type="string" calcext:value-type="string">
            <text:p>性質 ・ せいしつ ・ nature, character; property, quality</text:p>
            <text:p/>
            <text:p>物質 ・ ぶっしつ ・ matter, substance</text:p>
            <text:p/>
            <text:p>体質 ・ たいしつ ・ physical constitution</text:p>
            <text:p/>
            <text:p>本質 ・ ほんしつ ・ essence, reality</text:p>
            <text:p/>
            <text:p>品質 ・ ひんしつ ・ quality</text:p>
            <text:p/>
            <text:p>対質する ・ たいしつする ・ confront, cross-examine</text:p>
            <text:p/>
            <text:p>人質 ・ ひとじち ・ hostage, prisoner</text:p>
            <text:p/>
            <text:p>質に入れる ・ しちにいれる ・ pawn, pledge</text:p>
          </table:table-cell>
          <table:table-cell office:value-type="string" calcext:value-type="string">
            <text:p>nature ・ substance ・ hostage)</text:p>
          </table:table-cell>
          <table:table-cell table:number-columns-repeated="1017"/>
        </table:table-row>
        <table:table-row table:style-name="ro20">
          <table:table-cell office:value-type="float" office:value="319" calcext:value-type="float">
            <text:p>319</text:p>
          </table:table-cell>
          <table:table-cell office:value-type="string" calcext:value-type="string">
            <text:p>党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トウ</text:p>
          </table:table-cell>
          <table:table-cell table:style-name="ce10"/>
          <table:table-cell office:value-type="string" calcext:value-type="string">
            <text:p>政党 ・ せいとう ・ political party</text:p>
            <text:p/>
            <text:p>野党 ・ やとう ・ opposition party</text:p>
            <text:p/>
            <text:p>社会党 ・ しゃかいとう ・ Socialist Party</text:p>
            <text:p/>
            <text:p>共和党 ・ きょうわとう ・ Republican Party</text:p>
            <text:p/>
            <text:p>党員 ・ とういん ・ party member</text:p>
            <text:p/>
            <text:p>党派 ・ とうは ・ party, faction, clique</text:p>
          </table:table-cell>
          <table:table-cell table:number-columns-repeated="1018"/>
        </table:table-row>
        <table:table-row table:style-name="ro9">
          <table:table-cell office:value-type="float" office:value="320" calcext:value-type="float">
            <text:p>320</text:p>
          </table:table-cell>
          <table:table-cell office:value-type="string" calcext:value-type="string">
            <text:p>堂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ドウ</text:p>
          </table:table-cell>
          <table:table-cell table:style-name="ce10"/>
          <table:table-cell office:value-type="string" calcext:value-type="string">
            <text:p>食堂 ・ しょくどう ・ dining hall, canteen</text:p>
            <text:p/>
            <text:p>法堂 ・ ほうどう ・ lecture hall in a Buddhist temple </text:p>
            <text:p/>
            <text:p>堂々とした ・ どうどうとした ・ dignified, imposing, majestic</text:p>
            <text:p/>
            <text:p>公会堂 ・ こうかいどう ・ town hall</text:p>
            <text:p/>
            <text:p>堂塔 ・ どうとう ・ temple buildings, temple</text:p>
            <text:p/>
            <text:p>音楽堂 ・ おんがくどう ・ concert hall</text:p>
          </table:table-cell>
          <table:table-cell office:value-type="string" calcext:value-type="string">
            <text:p>public building</text:p>
          </table:table-cell>
          <table:table-cell table:number-columns-repeated="1017"/>
        </table:table-row>
        <table:table-row table:style-name="ro11">
          <table:table-cell office:value-type="float" office:value="321" calcext:value-type="float">
            <text:p>321</text:p>
          </table:table-cell>
          <table:table-cell office:value-type="string" calcext:value-type="string">
            <text:p>常</text:p>
          </table:table-cell>
          <table:table-cell office:value-type="string" calcext:value-type="string">
            <text:p>NORMAL</text:p>
            <text:p/>
            <text:p>REGULAR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つね</text:p>
            <text:p/>
            <text:p>とこ-</text:p>
          </table:table-cell>
          <table:table-cell office:value-type="string" calcext:value-type="string">
            <text:p>常に ・ つねに ・ always, at all times</text:p>
            <text:p/>
            <text:p>日常の ・ にちじょうの ・ daily, everyday</text:p>
            <text:p/>
            <text:p>常用 ・ じょうよう ・ common use, daily use</text:p>
            <text:p/>
            <text:p>正常 ・ せいじょう ・ normality, normalcy</text:p>
            <text:p/>
            <text:p>通常の ・ つうじょうの ・ common, ordinary, usual</text:p>
            <text:p/>
            <text:p>常夏の国 ・ とこなつのくに ・ land of everlasting summer</text:p>
            <text:p/>
            <text:p>世の常 ・ よのつね ・ the way of the world</text:p>
          </table:table-cell>
          <table:table-cell table:number-columns-repeated="1018"/>
        </table:table-row>
        <table:table-row table:style-name="ro31">
          <table:table-cell office:value-type="float" office:value="322" calcext:value-type="float">
            <text:p>322</text:p>
          </table:table-cell>
          <table:table-cell office:value-type="string" calcext:value-type="string">
            <text:p>賞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ノーベル賞 ・ ノーベルしょう ・ Nobel Prize</text:p>
            <text:p/>
            <text:p>賞を受ける ・ しょうをうける ・ receive a prize</text:p>
            <text:p/>
            <text:p>賞品 ・ しょうひん ・ prize, trophy</text:p>
            <text:p/>
            <text:p>受賞者 ・ じゅしょうしゃ ・ prizewinner</text:p>
            <text:p/>
            <text:p>激賞 ・ げきしょう ・ high praise, unbounded admiration</text:p>
            <text:p/>
            <text:p>観賞する ・ かんしょうする ・ admire, enjoy</text:p>
          </table:table-cell>
          <table:table-cell office:value-type="string" calcext:value-type="string">
            <text:p>praise</text:p>
          </table:table-cell>
          <table:table-cell table:number-columns-repeated="1017"/>
        </table:table-row>
        <table:table-row table:style-name="ro52">
          <table:table-cell office:value-type="float" office:value="323" calcext:value-type="float">
            <text:p>323</text:p>
          </table:table-cell>
          <table:table-cell office:value-type="string" calcext:value-type="string">
            <text:p>償</text:p>
          </table:table-cell>
          <table:table-cell office:value-type="string" calcext:value-type="string">
            <text:p>RECOMPENS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つぐな(う)</text:p>
          </table:table-cell>
          <table:table-cell office:value-type="string" calcext:value-type="string">
            <text:p>償う ・ つぐなう ・ [vt] recompense, make up, atone for</text:p>
            <text:p/>
            <text:p>無償 ・ むしょう ・ gratuitous, free</text:p>
            <text:p/>
            <text:p>弁償 ・ べんしょう ・ compensation, indemnification</text:p>
            <text:p/>
            <text:p>代償 ・ だいしょう ・ vicarious compensation</text:p>
            <text:p/>
            <text:p>償い ・ つぐない ・ recompense, indemnity, atonement</text:p>
            <text:p/>
            <text:p>損失を償う ・ そんしつをつぐなう ・ recompense for loss</text:p>
          </table:table-cell>
          <table:table-cell office:value-type="string" calcext:value-type="string">
            <text:p>make up for</text:p>
          </table:table-cell>
          <table:table-cell table:number-columns-repeated="1017"/>
        </table:table-row>
        <table:table-row table:style-name="ro38">
          <table:table-cell office:value-type="float" office:value="324" calcext:value-type="float">
            <text:p>324</text:p>
          </table:table-cell>
          <table:table-cell office:value-type="string" calcext:value-type="string">
            <text:p>掌</text:p>
          </table:table-cell>
          <table:table-cell office:value-type="string" calcext:value-type="string">
            <text:p>PALM OF ONE'S HAND</text:p>
            <text:p/>
            <text:p>TAKE CHARGE OF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てのひら*</text:p>
          </table:table-cell>
          <table:table-cell office:value-type="string" calcext:value-type="string">
            <text:p>車掌 ・ しゃしょう ・ conductor</text:p>
            <text:p/>
            <text:p>合掌する ・ がっしょうする ・ join one's hands as in prayer </text:p>
            <text:p/>
            <text:p>掌理する ・ しょうりする ・ take charge of, preside over, manage</text:p>
            <text:p/>
            <text:p>指掌紋 ・ ししょうもん ・ hand print</text:p>
            <text:p/>
            <text:p>掌握する ・ しょうあくする ・ hold, seize, grasp, command</text:p>
          </table:table-cell>
          <table:table-cell table:number-columns-repeated="1018"/>
        </table:table-row>
        <table:table-row table:style-name="ro28">
          <table:table-cell office:value-type="float" office:value="325" calcext:value-type="float">
            <text:p>325</text:p>
          </table:table-cell>
          <table:table-cell office:value-type="string" calcext:value-type="string">
            <text:p>覚</text:p>
          </table:table-cell>
          <table:table-cell office:value-type="string" calcext:value-type="string">
            <text:p>PERCEIVE</text:p>
            <text:p/>
            <text:p>WAKE UP</text:p>
            <text:p/>
            <text:p>COMMIT TO MEMORY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おぼ(える)</text:p>
            <text:p/>
            <text:p>さ(ます)</text:p>
            <text:p/>
            <text:p>さ(める)</text:p>
            <text:p/>
            <text:p>さと(る)*</text:p>
          </table:table-cell>
          <table:table-cell office:value-type="string" calcext:value-type="string">
            <text:p>覚える ・ おぼえる ・ [vt] commit to memory, learn</text:p>
            <text:p/>
            <text:p>自覚する ・ じかくする ・ be conscious of, realize</text:p>
            <text:p/>
            <text:p>覚める ・ さめる ・ [vi] awake, wake up</text:p>
            <text:p/>
            <text:p>覚ます ・ さます ・ [vt] awake, wake up</text:p>
            <text:p/>
            <text:p>物覚え ・ ものおぼえ ・ memory</text:p>
            <text:p/>
            <text:p>覚え易い ・ おぼえやすい ・ be easy to learn</text:p>
            <text:p/>
            <text:p>覚る ・ さとる ・ [vt] perceive, discern, realize awake to, be aware of</text:p>
            <text:p/>
            <text:p>覚り ・ さとり ・ comprehension, understanding</text:p>
          </table:table-cell>
          <table:table-cell office:value-type="string" calcext:value-type="string">
            <text:p>sense; realize</text:p>
          </table:table-cell>
          <table:table-cell table:number-columns-repeated="1017"/>
        </table:table-row>
        <table:table-row table:style-name="ro53">
          <table:table-cell office:value-type="float" office:value="326" calcext:value-type="float">
            <text:p>326</text:p>
          </table:table-cell>
          <table:table-cell office:value-type="string" calcext:value-type="string">
            <text:p>悟</text:p>
          </table:table-cell>
          <table:table-cell office:value-type="string" calcext:value-type="string">
            <text:p>AWAKE TO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さと(る)</text:p>
          </table:table-cell>
          <table:table-cell office:value-type="string" calcext:value-type="string">
            <text:p>悟り ・ さとり ・ satori, spiritual awakening</text:p>
            <text:p/>
            <text:p>覚悟する ・ かくごする ・ be ready for; be resigned; make up one's mind</text:p>
            <text:p/>
            <text:p>悟道 ・ ごどう ・ spiritual enlightenment; philosophy</text:p>
            <text:p/>
            <text:p>悟了 ・ ごりょう ・ complete comprehension</text:p>
          </table:table-cell>
          <table:table-cell office:value-type="string" calcext:value-type="string">
            <text:p>comprehend</text:p>
          </table:table-cell>
          <table:table-cell table:number-columns-repeated="1017"/>
        </table:table-row>
        <table:table-row table:style-name="ro29">
          <table:table-cell office:value-type="float" office:value="327" calcext:value-type="float">
            <text:p>327</text:p>
          </table:table-cell>
          <table:table-cell office:value-type="string" calcext:value-type="string">
            <text:p>感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感じる ・ かんじる ・ be conscious of, feel</text:p>
            <text:p/>
            <text:p>感じ ・ かんじ ・ feel(ing), sensation, touch, sense; impression, sentiment</text:p>
            <text:p/>
            <text:p>感心 ・ かんしん ・ admiration</text:p>
            <text:p/>
            <text:p>五感 ・ ごかん ・ the five senses</text:p>
            <text:p/>
            <text:p>感覚 ・ かんかく ・ sense, sensation, feeling</text:p>
            <text:p/>
            <text:p>感電 ・ かんでん ・ electric shock</text:p>
            <text:p/>
            <text:p>感想 ・ かんそう ・ thoughts, impressions</text:p>
          </table:table-cell>
          <table:table-cell office:value-type="string" calcext:value-type="string">
            <text:p>feel</text:p>
          </table:table-cell>
          <table:table-cell table:number-columns-repeated="1017"/>
        </table:table-row>
        <table:table-row table:style-name="ro21">
          <table:table-cell office:value-type="float" office:value="328" calcext:value-type="float">
            <text:p>328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オウ</text:p>
          </table:table-cell>
          <table:table-cell table:style-name="ce10"/>
          <table:table-cell office:value-type="string" calcext:value-type="string">
            <text:p>中央 ・ ちゅうおう ・ center</text:p>
            <text:p/>
            <text:p>中央口 ・ ちゅうおうぐち ・ Central Exit</text:p>
            <text:p/>
            <text:p>震央 ・ しんおう ・ epicenter of an earthquake </text:p>
            <text:p/>
            <text:p>道央 ・ どうおう ・ central Hokkaidō</text:p>
          </table:table-cell>
          <table:table-cell table:number-columns-repeated="1018"/>
        </table:table-row>
        <table:table-row table:style-name="ro41">
          <table:table-cell office:value-type="float" office:value="329" calcext:value-type="float">
            <text:p>329</text:p>
          </table:table-cell>
          <table:table-cell office:value-type="string" calcext:value-type="string">
            <text:p>映</text:p>
          </table:table-cell>
          <table:table-cell office:value-type="string" calcext:value-type="string">
            <text:p>REFLECT</text:p>
            <text:p/>
            <text:p>PROJECT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うつ(る)</text:p>
            <text:p/>
            <text:p>うつ(す)</text:p>
            <text:p/>
            <text:p>は(える)</text:p>
            <text:p/>
            <text:p>-ば(え)</text:p>
          </table:table-cell>
          <table:table-cell office:value-type="string" calcext:value-type="string">
            <text:p>映画 ・ えいが ・ film, movie</text:p>
            <text:p/>
            <text:p>映画をスクリーンに映す ・ えいがをスクリーンにうつす ・ screen a motion picture</text:p>
            <text:p/>
            <text:p>上映する ・ じょうえいする ・ screen, show</text:p>
            <text:p/>
            <text:p>湖に山が映る ・ みずうみにやまがうつる ・ a mountain reflects on the lake surface</text:p>
            <text:p/>
            <text:p>映える ・ はえる ・ [vi] shine; excel in brilliance</text:p>
            <text:p/>
            <text:p>夕映え ・ ゆうばえ ・ evening / sunset glow</text:p>
          </table:table-cell>
          <table:table-cell table:number-columns-repeated="1018"/>
        </table:table-row>
        <table:table-row table:style-name="ro26">
          <table:table-cell office:value-type="float" office:value="330" calcext:value-type="float">
            <text:p>330</text:p>
          </table:table-cell>
          <table:table-cell office:value-type="string" calcext:value-type="string">
            <text:p>決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き(める)</text:p>
            <text:p/>
            <text:p>-ぎ(め)</text:p>
            <text:p/>
            <text:p>き(まる)</text:p>
          </table:table-cell>
          <table:table-cell office:value-type="string" calcext:value-type="string">
            <text:p>決意 ・ けつい ・ resolution, determination</text:p>
            <text:p/>
            <text:p>決める ・ きめる ・ [vt] decide, fix, settle</text:p>
            <text:p/>
            <text:p>決して ・ けっして ・ never, by no means, not at all</text:p>
            <text:p/>
            <text:p>決心 ・ けっしん ・ determination, resolution, decision</text:p>
            <text:p/>
            <text:p>未決 ・ みけつ ・ undecided, to be determined</text:p>
            <text:p/>
            <text:p>決定 ・ けってい ・ decision, settlement, conclusion</text:p>
            <text:p/>
            <text:p>決まり ・ きまり ・ settlement, conclusion; rule, regulation; custom</text:p>
            <text:p/>
            <text:p>決め付ける ・ きめつける ・ [vt] scold, take sb. to task</text:p>
          </table:table-cell>
          <table:table-cell office:value-type="string" calcext:value-type="string">
            <text:p>resolve, settle</text:p>
          </table:table-cell>
          <table:table-cell table:number-columns-repeated="1017"/>
        </table:table-row>
        <table:table-row table:style-name="ro11">
          <table:table-cell office:value-type="float" office:value="331" calcext:value-type="float">
            <text:p>331</text:p>
          </table:table-cell>
          <table:table-cell office:value-type="string" calcext:value-type="string">
            <text:p>快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こころよ(い)</text:p>
          </table:table-cell>
          <table:table-cell office:value-type="string" calcext:value-type="string">
            <text:p>快く ・ こころよく ・ cheerfully, comfortably; gladly, willingly</text:p>
            <text:p/>
            <text:p>快楽 ・ かいらく ・ pleasure, enjoyment</text:p>
            <text:p/>
            <text:p>快い ・ こころよい ・ pleasant</text:p>
            <text:p/>
            <text:p>不快な ・ ふかいな ・ unpleasant, disagreeable</text:p>
            <text:p/>
            <text:p>全快 ・ ぜんかい ・ complete recovery</text:p>
            <text:p/>
            <text:p>快足の ・ かいそくの ・ quick of foot, fast</text:p>
            <text:p/>
            <text:p>快速 ・ かいそく ・ high speed; fast local train</text:p>
          </table:table-cell>
          <table:table-cell office:value-type="string" calcext:value-type="string">
            <text:p>comfortable, quick</text:p>
          </table:table-cell>
          <table:table-cell table:number-columns-repeated="1017"/>
        </table:table-row>
        <table:table-row table:style-name="ro42">
          <table:table-cell office:value-type="float" office:value="332" calcext:value-type="float">
            <text:p>332</text:p>
          </table:table-cell>
          <table:table-cell office:value-type="string" calcext:value-type="string">
            <text:p>英</text:p>
          </table:table-cell>
          <table:table-cell office:value-type="string" calcext:value-type="string">
            <text:p>DISTINGUISHED</text:p>
            <text:p/>
            <text:p>ENGLAND</text:p>
          </table:table-cell>
          <table:table-cell office:value-type="string" calcext:value-type="string">
            <text:p>エイ</text:p>
          </table:table-cell>
          <table:table-cell table:style-name="ce10"/>
          <table:table-cell office:value-type="string" calcext:value-type="string">
            <text:p>英語 ・ えいご ・ English</text:p>
            <text:p/>
            <text:p>英国 ・ えいこく ・ England, Great Britain, the U.K.</text:p>
            <text:p/>
            <text:p>英会話 ・ えいかいわ ・ English conversation</text:p>
            <text:p/>
            <text:p>和英 ・ わえい ・ Japanese-English dictionary, translation, …</text:p>
          </table:table-cell>
          <table:table-cell table:number-columns-repeated="1018"/>
        </table:table-row>
        <table:table-row table:style-name="ro54">
          <table:table-cell office:value-type="float" office:value="333" calcext:value-type="float">
            <text:p>333</text:p>
          </table:table-cell>
          <table:table-cell office:value-type="string" calcext:value-type="string">
            <text:p>並</text:p>
          </table:table-cell>
          <table:table-cell office:value-type="string" calcext:value-type="string">
            <text:p>LINE UP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な(み)</text:p>
            <text:p/>
            <text:p>なみ</text:p>
            <text:p/>
            <text:p>なら(べる)</text:p>
            <text:p/>
            <text:p>なら(ぶ)</text:p>
            <text:p/>
            <text:p>なら(びに)</text:p>
          </table:table-cell>
          <table:table-cell office:value-type="string" calcext:value-type="string">
            <text:p>並行 ・ へいこう ・ parallel, going side by side; occurring together</text:p>
            <text:p/>
            <text:p>並べる ・ ならべる ・ [vt] line up, place in order; enumerate</text:p>
            <text:p/>
            <text:p>並の ・ なみの ・ ordinary, average, mediocre</text:p>
            <text:p/>
            <text:p>並木 ・ なみき ・ row of trees, roadside trees</text:p>
            <text:p/>
            <text:p>並ぶ ・ ならぶ ・ [vi] line up, form a line, stand in a row, be parallel</text:p>
            <text:p/>
            <text:p>並びに ・ ならびに ・ and also , besides, in addition</text:p>
            <text:p/>
            <text:p>並肉 ・ なみにく ・ meat of medium quality</text:p>
            <text:p/>
            <text:p>並用する ・ へいようする ・ use together / jointly</text:p>
          </table:table-cell>
          <table:table-cell office:value-type="string" calcext:value-type="string">
            <text:p>place in a row; average, ordinary</text:p>
          </table:table-cell>
          <table:table-cell table:number-columns-repeated="1017"/>
        </table:table-row>
        <table:table-row table:style-name="ro20">
          <table:table-cell office:value-type="float" office:value="334" calcext:value-type="float">
            <text:p>334</text:p>
          </table:table-cell>
          <table:table-cell office:value-type="string" calcext:value-type="string">
            <text:p>平</text:p>
          </table:table-cell>
          <table:table-cell office:value-type="string" calcext:value-type="string">
            <text:p>FLAT</text:p>
            <text:p/>
            <text:p>CALM</text:p>
          </table:table-cell>
          <table:table-cell office:value-type="string" calcext:value-type="string">
            <text:p>ヘイ</text:p>
            <text:p/>
            <text:p>ビョウ</text:p>
          </table:table-cell>
          <table:table-cell office:value-type="string" calcext:value-type="string">
            <text:p>たい(ら)</text:p>
            <text:p/>
            <text:p>-だいら</text:p>
            <text:p/>
            <text:p>ひら(-)</text:p>
          </table:table-cell>
          <table:table-cell office:value-type="string" calcext:value-type="string">
            <text:p>平らな道 ・ たいらなみち ・ level road</text:p>
            <text:p/>
            <text:p>平社員 ・ ひらしゃいん ・ ordinary clerk</text:p>
            <text:p/>
            <text:p>平和 ・ へいわ ・ peace</text:p>
            <text:p/>
            <text:p>平年並み ・ へいねんなみ ・ normal average year</text:p>
            <text:p/>
            <text:p>公平 ・ こうへい ・ impartiality, fairness</text:p>
            <text:p/>
            <text:p>平等 ・ びょうどう ・ equality, impartiality</text:p>
          </table:table-cell>
          <table:table-cell office:value-type="string" calcext:value-type="string">
            <text:p>impartial; plain</text:p>
          </table:table-cell>
          <table:table-cell table:number-columns-repeated="1017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なか(ば)</text:p>
          </table:table-cell>
          <table:table-cell office:value-type="string" calcext:value-type="string">
            <text:p>半分 ・ はんぶん ・ half</text:p>
            <text:p/>
            <text:p>月半ばに ・ つきなかばに ・ mid-month</text:p>
            <text:p/>
            <text:p>前半 ・ ぜんはん ・ first half</text:p>
            <text:p/>
            <text:p>後半 ・ こうはん ・ second half</text:p>
            <text:p/>
            <text:p>二年半 ・ にねんはん ・ two &amp; a half years</text:p>
          </table:table-cell>
          <table:table-cell table:number-columns-repeated="1018"/>
        </table:table-row>
        <table:table-row table:style-name="ro30">
          <table:table-cell office:value-type="float" office:value="336" calcext:value-type="float">
            <text:p>336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うま(-)</text:p>
            <text:p/>
            <text:p>ま</text:p>
          </table:table-cell>
          <table:table-cell office:value-type="string" calcext:value-type="string">
            <text:p>馬小屋 ・ うまごや ・ stable</text:p>
            <text:p/>
            <text:p>馬車 ・ ばしゃ ・ horse-drawn carriage, coach, wagon</text:p>
            <text:p/>
            <text:p>馬力 ・ ばりき ・ horsepower; energy, effort; cart, wagon</text:p>
            <text:p/>
            <text:p>馬 ・ うま ・ horse</text:p>
            <text:p/>
            <text:p>馬子 ・ まご ・ packhorse driver</text:p>
            <text:p/>
            <text:p>馬が合う ・ うまがあう ・ get on well with a person </text:p>
            <text:p/>
            <text:p>出馬する ・ しゅつばする ・ come forward as a candidate ; go in person</text:p>
          </table:table-cell>
          <table:table-cell table:number-columns-repeated="1018"/>
        </table:table-row>
        <table:table-row table:style-name="ro14">
          <table:table-cell office:value-type="float" office:value="337" calcext:value-type="float">
            <text:p>337</text:p>
          </table:table-cell>
          <table:table-cell office:value-type="string" calcext:value-type="string">
            <text:p>尺</text:p>
          </table:table-cell>
          <table:table-cell office:value-type="string" calcext:value-type="string">
            <text:p>SHAKU (30.3 centimers)</text:p>
          </table:table-cell>
          <table:table-cell office:value-type="string" calcext:value-type="string">
            <text:p>シャク</text:p>
          </table:table-cell>
          <table:table-cell table:style-name="ce10"/>
          <table:table-cell office:value-type="string" calcext:value-type="string">
            <text:p>尺八 ・ しゃくはち ・ end-blown bamboo flute 1.8 s. long</text:p>
          </table:table-cell>
          <table:table-cell office:value-type="string" calcext:value-type="string">
            <text:p>measure</text:p>
          </table:table-cell>
          <table:table-cell table:number-columns-repeated="1017"/>
        </table:table-row>
        <table:table-row table:style-name="ro30">
          <table:table-cell office:value-type="float" office:value="338" calcext:value-type="float">
            <text:p>338</text:p>
          </table:table-cell>
          <table:table-cell office:value-type="string" calcext:value-type="string">
            <text:p>尽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つ(きる)</text:p>
            <text:p/>
            <text:p>(-)つ(くす)</text:p>
            <text:p/>
            <text:p>-づ(くし)</text:p>
            <text:p/>
            <text:p>つ(かす)</text:p>
          </table:table-cell>
          <table:table-cell office:value-type="string" calcext:value-type="string">
            <text:p>尽力 ・ じんりょく ・ efforts, assistance</text:p>
            <text:p/>
            <text:p>尽くす ・ つくす ・ [vt] use up, exhaust; make utmost efforts</text:p>
            <text:p/>
            <text:p>尽かす ・ つかす ・ [vt] run out of, use up</text:p>
            <text:p/>
            <text:p>尽きる ・ つきる ・ [vi] be exhausted; come to an end</text:p>
            <text:p/>
            <text:p>言い尽くす ・ いいつくす ・ tell all, exhaust a subject</text:p>
            <text:p/>
            <text:p>国尽くし ・ くにづくし  ・ enumerated country names</text:p>
            <text:p/>
            <text:p>尽力 ・ じんりょく ・ efforts, assistance</text:p>
          </table:table-cell>
          <table:table-cell office:value-type="string" calcext:value-type="string">
            <text:p>use up</text:p>
          </table:table-cell>
          <table:table-cell table:number-columns-repeated="1017"/>
        </table:table-row>
        <table:table-row table:style-name="ro7">
          <table:table-cell office:value-type="float" office:value="339" calcext:value-type="float">
            <text:p>339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エキ</text:p>
          </table:table-cell>
          <table:table-cell table:style-name="ce10"/>
          <table:table-cell office:value-type="string" calcext:value-type="string">
            <text:p>駅前の ・ えきまえの ・ in front of the station</text:p>
            <text:p/>
            <text:p>当駅 ・ とうえき ・ this station</text:p>
            <text:p/>
            <text:p>駅長 ・ えきちょう ・ stationmaster</text:p>
          </table:table-cell>
          <table:table-cell table:number-columns-repeated="1018"/>
        </table:table-row>
        <table:table-row table:style-name="ro21">
          <table:table-cell office:value-type="float" office:value="340" calcext:value-type="float">
            <text:p>340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鳥肉 ・ とりにく ・ chicken</text:p>
            <text:p/>
            <text:p>鳥類 ・ ちょうるい ・ birds, fowl</text:p>
            <text:p/>
            <text:p>鳥 ・ とり ・ bird</text:p>
            <text:p/>
            <text:p>鳥居 ・ とりい ・ torii, Shintō shrine archway</text:p>
          </table:table-cell>
          <table:table-cell table:number-columns-repeated="1018"/>
        </table:table-row>
        <table:table-row table:style-name="ro32">
          <table:table-cell office:value-type="float" office:value="341" calcext:value-type="float">
            <text:p>341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島国 ・ しまぐに ・ island nation</text:p>
            <text:p/>
            <text:p>半島 ・ はんとう ・ peninsula</text:p>
            <text:p/>
            <text:p>島 ・ しま ・ island</text:p>
            <text:p/>
            <text:p>広島 ・ ひろしま ・ Hiroshima city and prefecture </text:p>
            <text:p/>
            <text:p>無人島 ・ むじんとう ・ uninhabited island</text:p>
            <text:p/>
            <text:p>離れ島 ・ はなれじま ・ solitary island</text:p>
            <text:p/>
            <text:p>宝島 ・ たからじま ・ treasure island</text:p>
          </table:table-cell>
          <table:table-cell table:number-columns-repeated="1018"/>
        </table:table-row>
        <table:table-row table:style-name="ro11">
          <table:table-cell office:value-type="float" office:value="342" calcext:value-type="float">
            <text:p>342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ANGLE</text:p>
            <text:p/>
            <text:p>HORN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ど</text:p>
            <text:p/>
            <text:p>つの</text:p>
          </table:table-cell>
          <table:table-cell office:value-type="string" calcext:value-type="string">
            <text:p>角度 ・ かくど ・ angle, angular measure, degree</text:p>
            <text:p/>
            <text:p>四つ角 ・ よつかど ・ street corner, intersection</text:p>
            <text:p/>
            <text:p>角¹ ・ かど ・ corner; angle</text:p>
            <text:p/>
            <text:p>角² ・ つの ・ horn, antler, antenna</text:p>
            <text:p/>
            <text:p>三角 ・ さんかく ・ triangle</text:p>
            <text:p/>
            <text:p>角の有る ・ かどのある ・ angular, angled</text:p>
            <text:p/>
            <text:p>角に切る ・ かくにきる ・ cut into squares / cubes</text:p>
          </table:table-cell>
          <table:table-cell office:value-type="string" calcext:value-type="string">
            <text:p>corner</text:p>
          </table:table-cell>
          <table:table-cell table:number-columns-repeated="1017"/>
        </table:table-row>
        <table:table-row table:style-name="ro7">
          <table:table-cell office:value-type="float" office:value="343" calcext:value-type="float">
            <text:p>343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虫取り ・ むしとり ・ bug catching</text:p>
            <text:p/>
            <text:p>防虫 ・ ぼうちゅう ・ insect proof, insect repelling</text:p>
            <text:p/>
            <text:p>虫 ・ むし ・ insect, bug, worm</text:p>
          </table:table-cell>
          <table:table-cell office:value-type="string" calcext:value-type="string">
            <text:p>worm</text:p>
          </table:table-cell>
          <table:table-cell table:number-columns-repeated="1017"/>
        </table:table-row>
        <table:table-row table:style-name="ro26">
          <table:table-cell office:value-type="float" office:value="344" calcext:value-type="float">
            <text:p>344</text:p>
          </table:table-cell>
          <table:table-cell office:value-type="string" calcext:value-type="string">
            <text:p>触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れる)</text:p>
            <text:p/>
            <text:p>さわ(る)</text:p>
          </table:table-cell>
          <table:table-cell office:value-type="string" calcext:value-type="string">
            <text:p>触る ・ さわる ・ [vi] touch, feel</text:p>
            <text:p/>
            <text:p>触れる ・ ふれる ・ [vi] touch, feel; come into contact with</text:p>
            <text:p/>
            <text:p>触覚 ・ しょっかく ・ sense of touch</text:p>
            <text:p/>
            <text:p>触角 ・ しょっかく ・ feeler, antenna</text:p>
            <text:p/>
            <text:p>感触 ・ かんしょく ・ touch, feeling sense of </text:p>
            <text:p/>
            <text:p>触れ ・ ふれ ・ proclamation, official notice; touch</text:p>
            <text:p/>
            <text:p>目に触れる ・ めにふれる ・ catch the eye, attract attention</text:p>
            <text:p/>
            <text:p>触り ・ さわり ・ touch, feel; impression of a person ; most impressive passage, punch line</text:p>
          </table:table-cell>
          <table:table-cell office:value-type="string" calcext:value-type="string">
            <text:p>come in contact with</text:p>
          </table:table-cell>
          <table:table-cell table:number-columns-repeated="1017"/>
        </table:table-row>
        <table:table-row table:style-name="ro36">
          <table:table-cell office:value-type="float" office:value="345" calcext:value-type="float">
            <text:p>345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TAKE APART</text:p>
            <text:p/>
            <text:p>DISSOLVE</text:p>
            <text:p/>
            <text:p>CLARIFY</text:p>
          </table:table-cell>
          <table:table-cell office:value-type="string" calcext:value-type="string">
            <text:p>カイ</text:p>
            <text:p/>
            <text:p>ゲ</text:p>
          </table:table-cell>
          <table:table-cell office:value-type="string" calcext:value-type="string">
            <text:p>と(く)</text:p>
            <text:p/>
            <text:p>と(かす)</text:p>
            <text:p/>
            <text:p>と(ける)</text:p>
          </table:table-cell>
          <table:table-cell office:value-type="string" calcext:value-type="string">
            <text:p>分解する ・ ぶんかいする ・ take apart; analyze, decompose</text:p>
            <text:p/>
            <text:p>解ける ・ とける ・ [vi] come loose / undone; be solved</text:p>
            <text:p/>
            <text:p>解かす ・ とかす ・ [vt] melt snow, ice , thaw out ; comb one’s hair </text:p>
            <text:p/>
            <text:p>解く ・ とく ・ undo, unfasten, unloosen, unsew; solve, work out</text:p>
            <text:p/>
            <text:p>解体 ・ かいたい ・ dismantling; dissolution; dissection</text:p>
            <text:p/>
            <text:p>解禁 ・ かいきん ・ removal of a ban</text:p>
            <text:p/>
            <text:p>雪解け ・ ゆきどけ ・ thawing of snow</text:p>
          </table:table-cell>
          <table:table-cell office:value-type="string" calcext:value-type="string">
            <text:p>solve</text:p>
          </table:table-cell>
          <table:table-cell table:number-columns-repeated="1017"/>
        </table:table-row>
        <table:table-row table:style-name="ro30">
          <table:table-cell office:value-type="float" office:value="346" calcext:value-type="float">
            <text:p>346</text:p>
          </table:table-cell>
          <table:table-cell office:value-type="string" calcext:value-type="string">
            <text:p>独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ドク</text:p>
          </table:table-cell>
          <table:table-cell office:value-type="string" calcext:value-type="string">
            <text:p>ひと(り)</text:p>
          </table:table-cell>
          <table:table-cell office:value-type="string" calcext:value-type="string">
            <text:p>日独 ・ にちどく ・ Japan &amp; Germany, Japanese-German</text:p>
            <text:p/>
            <text:p>独立 ・ どくりつ ・ independence, self-reliance</text:p>
            <text:p/>
            <text:p>独学 ・ どくがく ・ self-study, self-teaching</text:p>
            <text:p/>
            <text:p>独り ・ ひとり ・ alone, by oneself</text:p>
            <text:p/>
            <text:p>独身 ・ どくしん ・ single life; celibacy</text:p>
            <text:p/>
            <text:p>独断 ・ どくだん ・ arbitrary decision, dogmatism</text:p>
            <text:p/>
            <text:p>独善 ・ どくぜん ・ self-righteousness</text:p>
          </table:table-cell>
          <table:table-cell office:value-type="string" calcext:value-type="string">
            <text:p>by oneself</text:p>
          </table:table-cell>
          <table:table-cell table:number-columns-repeated="1017"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お店 ・ おみせ ・ shop, your shop</text:p>
            <text:p/>
            <text:p>店員 ・ てんいん ・ clerk</text:p>
            <text:p/>
            <text:p>店長 ・ てんちょう ・ shop manager</text:p>
            <text:p/>
            <text:p>本店 ・ ほんてん ・ main store, head office</text:p>
            <text:p/>
            <text:p>書店 ・ しょてん ・ bookstore</text:p>
          </table:table-cell>
          <table:table-cell table:number-columns-repeated="1018"/>
        </table:table-row>
        <table:table-row table:style-name="ro30">
          <table:table-cell office:value-type="float" office:value="348" calcext:value-type="float">
            <text:p>348</text:p>
          </table:table-cell>
          <table:table-cell office:value-type="string" calcext:value-type="string">
            <text:p>占</text:p>
          </table:table-cell>
          <table:table-cell office:value-type="string" calcext:value-type="string">
            <text:p>OCCUPY</text:p>
            <text:p/>
            <text:p>DIVINE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し(める)</text:p>
            <text:p/>
            <text:p>うらな(う)</text:p>
          </table:table-cell>
          <table:table-cell office:value-type="string" calcext:value-type="string">
            <text:p>占める ・ しめる ・ [vt] occupy, hold</text:p>
            <text:p/>
            <text:p>占う ・ うらなう ・ [vt] divine, tell so.'s fortune</text:p>
            <text:p/>
            <text:p>独占 ・ どくせん ・ exclusive possession, monopoly</text:p>
            <text:p/>
            <text:p>占拠 ・ せんきょ ・ occupation of sth. , exclusive possession</text:p>
            <text:p/>
            <text:p>占星術 ・ せんせいじゅつ ・ astrology</text:p>
            <text:p/>
            <text:p>買い占める ・ かいしめる ・ [vt] buy up</text:p>
            <text:p/>
            <text:p>占い師 ・ うらないし ・ diviner, fortuneteller</text:p>
          </table:table-cell>
          <table:table-cell office:value-type="string" calcext:value-type="string">
            <text:p>hold</text:p>
          </table:table-cell>
          <table:table-cell table:number-columns-repeated="1017"/>
        </table:table-row>
        <table:table-row table:style-name="ro55">
          <table:table-cell office:value-type="float" office:value="349" calcext:value-type="float">
            <text:p>349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テン</text:p>
          </table:table-cell>
          <table:table-cell table:style-name="ce10"/>
          <table:table-cell office:value-type="string" calcext:value-type="string">
            <text:p>出発点 ・ しゅっぱつてん ・ starting point</text:p>
            <text:p/>
            <text:p>同点 ・ どうてん ・ tie, draw; tie score</text:p>
            <text:p/>
            <text:p>その点について ・ そのてんについて ・ on that point, in that respect</text:p>
          </table:table-cell>
          <table:table-cell office:value-type="string" calcext:value-type="string">
            <text:p>dot</text:p>
          </table:table-cell>
          <table:table-cell table:number-columns-repeated="1017"/>
        </table:table-row>
        <table:table-row table:style-name="ro7">
          <table:table-cell office:value-type="float" office:value="350" calcext:value-type="float">
            <text:p>350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MILITARY MAN</text:p>
            <text:p/>
            <text:p>MAN OF LEARNING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武士 ・ ぶし ・ samurai, warrior</text:p>
            <text:p/>
            <text:p>武士道 ・ ぶしどう ・ the way of the warrior</text:p>
            <text:p/>
            <text:p>力士 ・ りきし ・ sumo wrestler</text:p>
          </table:table-cell>
          <table:table-cell office:value-type="string" calcext:value-type="string">
            <text:p>professional suffix</text:p>
          </table:table-cell>
          <table:table-cell table:number-columns-repeated="1017"/>
        </table:table-row>
        <table:table-row table:style-name="ro36">
          <table:table-cell office:value-type="float" office:value="351" calcext:value-type="float">
            <text:p>351</text:p>
          </table:table-cell>
          <table:table-cell office:value-type="string" calcext:value-type="string">
            <text:p>商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あきな(う)</text:p>
          </table:table-cell>
          <table:table-cell office:value-type="string" calcext:value-type="string">
            <text:p>商品 ・ しょうひん ・ commodities, goods, products</text:p>
            <text:p/>
            <text:p>商う ・ あきなう ・ [vt] sell, trade in</text:p>
            <text:p/>
            <text:p>商店 ・ しょうてん ・ shop, store</text:p>
            <text:p/>
            <text:p>商工 ・ しょうこう ・ commerce and industry</text:p>
            <text:p/>
            <text:p>商い中 ・ あきないちゅう ・ Open store sign </text:p>
            <text:p/>
            <text:p>大商い ・ おおあきない ・ heavy turnover / trading</text:p>
            <text:p/>
            <text:p>茶を商う ・ ちゃをあきなう ・ sell tea handle, deal in</text:p>
          </table:table-cell>
          <table:table-cell office:value-type="string" calcext:value-type="string">
            <text:p>commerce</text:p>
          </table:table-cell>
          <table:table-cell table:number-columns-repeated="1017"/>
        </table:table-row>
        <table:table-row table:style-name="ro36">
          <table:table-cell office:value-type="float" office:value="352" calcext:value-type="float">
            <text:p>352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か(う)</text:p>
          </table:table-cell>
          <table:table-cell office:value-type="string" calcext:value-type="string">
            <text:p>買う ・ かう ・ [vt] buy</text:p>
            <text:p/>
            <text:p>買い物 ・ かいもの ・ shopping; purchases</text:p>
            <text:p/>
            <text:p>買い手 ・ かいて ・ buyer, customer</text:p>
            <text:p/>
            <text:p>買収 ・ ばいしゅう ・ buying up, purchasing; bribing</text:p>
            <text:p/>
            <text:p>買い上げる ・ かいあげる ・ buy, buy up; bid up</text:p>
            <text:p/>
            <text:p>買い気 ・ かいき ・ bullish [buying] sentiment</text:p>
            <text:p/>
            <text:p>買い被る ・ かいかぶる ・ overrate, think too highly of</text:p>
          </table:table-cell>
          <table:table-cell table:number-columns-repeated="1018"/>
        </table:table-row>
        <table:table-row table:style-name="ro29">
          <table:table-cell office:value-type="float" office:value="353" calcext:value-type="float">
            <text:p>353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う(る)</text:p>
            <text:p/>
            <text:p>う(れる)</text:p>
          </table:table-cell>
          <table:table-cell office:value-type="string" calcext:value-type="string">
            <text:p>売る ・ うる ・ [vt] sell</text:p>
            <text:p/>
            <text:p>商売 ・ しょうばい ・ trade, business, commerce</text:p>
            <text:p/>
            <text:p>売り切れ ・ うりきれ ・ sellout; sold out</text:p>
            <text:p/>
            <text:p>売店 ・ ばいてん ・ booth, stand; store</text:p>
            <text:p/>
            <text:p>売買 ・ ばいばい ・ buying &amp; selling, trade</text:p>
            <text:p/>
            <text:p>売れる ・ うれる ・ [vi] sell, be in demand, enjoy a large sale</text:p>
            <text:p/>
            <text:p>売れ行き ・ うれゆき ・ sales, demand</text:p>
          </table:table-cell>
          <table:table-cell table:number-columns-repeated="1018"/>
        </table:table-row>
        <table:table-row table:style-name="ro51">
          <table:table-cell office:value-type="float" office:value="354" calcext:value-type="float">
            <text:p>354</text:p>
          </table:table-cell>
          <table:table-cell office:value-type="string" calcext:value-type="string">
            <text:p>続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ゾク</text:p>
          </table:table-cell>
          <table:table-cell office:value-type="string" calcext:value-type="string">
            <text:p>つづ(く)</text:p>
            <text:p/>
            <text:p>つづ(ける)</text:p>
          </table:table-cell>
          <table:table-cell office:value-type="string" calcext:value-type="string">
            <text:p>続行 ・ ぞっこう ・ continuation</text:p>
            <text:p/>
            <text:p>続く ・ つづく ・ [vi] continue, follow, ensue</text:p>
            <text:p/>
            <text:p>続ける ・ つづける ・ [vt] continue, keep up, go ahead</text:p>
            <text:p/>
            <text:p>手続き ・ てつづき ・ procedure, formalities</text:p>
            <text:p/>
            <text:p>話し続ける ・ はなしつづける ・ keep talking</text:p>
            <text:p/>
            <text:p>続出する ・ ぞくしゅつする ・ appear in succession</text:p>
            <text:p/>
            <text:p>続続 ・ ぞくぞく ・ in rapid succession, one after another</text:p>
            <text:p/>
            <text:p>手続き ・ てつづき ・ procedure, formalities</text:p>
          </table:table-cell>
          <table:table-cell table:number-columns-repeated="1018"/>
        </table:table-row>
        <table:table-row table:style-name="ro28">
          <table:table-cell office:value-type="float" office:value="355" calcext:value-type="float">
            <text:p>355</text:p>
          </table:table-cell>
          <table:table-cell office:value-type="string" calcext:value-type="string">
            <text:p>読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ドク</text:p>
            <text:p/>
            <text:p>トウ</text:p>
            <text:p/>
            <text:p>トク</text:p>
          </table:table-cell>
          <table:table-cell office:value-type="string" calcext:value-type="string">
            <text:p>よ(む)</text:p>
            <text:p/>
            <text:p>-よ(み)</text:p>
          </table:table-cell>
          <table:table-cell office:value-type="string" calcext:value-type="string">
            <text:p>読書 ・ どくしょ ・ reading a book, reading</text:p>
            <text:p/>
            <text:p>読む ・ よむ ・ [vt] read</text:p>
            <text:p/>
            <text:p>立ち読み ・ たちよみ ・ browsing in a bookstore </text:p>
            <text:p/>
            <text:p>読み方 ・ よみかた ・ way of reading; reading of a kanji </text:p>
            <text:p/>
            <text:p>読者 ・ どくしゃ ・ reader, subscriber</text:p>
            <text:p/>
            <text:p>読解力 ・ どっかいりょく ・ ability to read and understand</text:p>
            <text:p/>
            <text:p>愛読書 ・ あいどくしょ ・ one’s favorite book</text:p>
            <text:p/>
            <text:p>音読する ・ おんどくする ・ read aloud</text:p>
          </table:table-cell>
          <table:table-cell table:number-columns-repeated="1018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とも</text:p>
            <text:p/>
            <text:p>とも(に)</text:p>
            <text:p/>
            <text:p>-ども</text:p>
          </table:table-cell>
          <table:table-cell office:value-type="string" calcext:value-type="string">
            <text:p>共通の ・ きょうつうの ・ common, mutual</text:p>
            <text:p/>
            <text:p>母子共に ・ ぼしともに ・ both mother &amp; child</text:p>
            <text:p/>
            <text:p>共和国 ・ きょうわこく ・ republic</text:p>
            <text:p/>
            <text:p>公共の ・ こうきょうの ・ public, common</text:p>
            <text:p/>
            <text:p>共に ・ ともに ・ together; both A &amp; B</text:p>
          </table:table-cell>
          <table:table-cell office:value-type="string" calcext:value-type="string">
            <text:p>together</text:p>
          </table:table-cell>
          <table:table-cell table:number-columns-repeated="1017"/>
        </table:table-row>
        <table:table-row table:style-name="ro16">
          <table:table-cell office:value-type="float" office:value="357" calcext:value-type="float">
            <text:p>357</text:p>
          </table:table-cell>
          <table:table-cell office:value-type="string" calcext:value-type="string">
            <text:p>供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キョウ</text:p>
            <text:p/>
            <text:p>ク</text:p>
          </table:table-cell>
          <table:table-cell office:value-type="string" calcext:value-type="string">
            <text:p>そな(える)</text:p>
            <text:p/>
            <text:p>とも</text:p>
            <text:p/>
            <text:p>-ども</text:p>
          </table:table-cell>
          <table:table-cell office:value-type="string" calcext:value-type="string">
            <text:p>供える ・ そなえる ・ [vt] offer to a god , make an offering</text:p>
            <text:p/>
            <text:p>供する ・ きょうする ・ [vt] offer, submit; supply</text:p>
            <text:p/>
            <text:p>子供 ・ こども ・ child, kid; son, daughter</text:p>
            <text:p/>
            <text:p>供回り ・ ともまわり ・ train of attendants, retinue</text:p>
            <text:p/>
            <text:p>供え物 ・ そなえもの ・ offering</text:p>
            <text:p/>
            <text:p>供養 ・ くよう ・ memorial service</text:p>
            <text:p/>
            <text:p>供物 ・ くもつ ・ offering</text:p>
            <text:p/>
            <text:p>試供品 ・ しきょうひん ・ sample, specimen</text:p>
          </table:table-cell>
          <table:table-cell office:value-type="string" calcext:value-type="string">
            <text:p>submit</text:p>
          </table:table-cell>
          <table:table-cell table:number-columns-repeated="1017"/>
        </table:table-row>
        <table:table-row table:style-name="ro14">
          <table:table-cell office:value-type="float" office:value="358" calcext:value-type="float">
            <text:p>358</text:p>
          </table:table-cell>
          <table:table-cell office:value-type="string" calcext:value-type="string">
            <text:p>洪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洪水 ・ こうずい ・ flood, inundation</text:p>
            <text:p/>
            <text:p>洪積世 ・ こうせきせい ・ diluvial epoch</text:p>
          </table:table-cell>
          <table:table-cell table:number-columns-repeated="1018"/>
        </table:table-row>
        <table:table-row table:style-name="ro40">
          <table:table-cell office:value-type="float" office:value="359" calcext:value-type="float">
            <text:p>359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FORMER TIMES</text:p>
          </table:table-cell>
          <table:table-cell office:value-type="string" calcext:value-type="string">
            <text:p>セキ</text:p>
            <text:p/>
            <text:p>シャク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今昔 ・ こんじゃく ・ past and present, yesterday and today</text:p>
            <text:p/>
            <text:p>大昔 ・ おおむかし ・ long ago</text:p>
            <text:p/>
            <text:p>昔年 ・ せきねん ・ antiquity, former years</text:p>
            <text:p/>
            <text:p>昔々 ・ むかしむかし ・ Once upon a time</text:p>
            <text:p/>
            <text:p>昔話 ・ むかしばなし ・ legend, old tale</text:p>
            <text:p/>
            <text:p>昔風 ・ むかしふう ・ old-fashioned</text:p>
            <text:p/>
            <text:p>昔時 ・ せきじ ・ former / old times</text:p>
            <text:p/>
            <text:p>昔日 ・ せきじつ ・ ancient times; former / bygone days</text:p>
          </table:table-cell>
          <table:table-cell table:number-columns-repeated="1018"/>
        </table:table-row>
        <table:table-row table:style-name="ro19">
          <table:table-cell office:value-type="float" office:value="360" calcext:value-type="float">
            <text:p>360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冬休み ・ ふゆやすみ ・ winter vacation</text:p>
            <text:p/>
            <text:p>冬めく ・ ふゆめく ・ become wintry</text:p>
            <text:p/>
            <text:p>冬物 ・ ふゆもの ・ winter clothing / goods</text:p>
            <text:p/>
            <text:p>初冬 ・ しょとう ・ early winter</text:p>
            <text:p/>
            <text:p>立冬 ・ りっとう ・ first day of winter</text:p>
            <text:p/>
            <text:p>冬山 ・ ふゆやま ・ mountain in winter</text:p>
            <text:p/>
            <text:p>冬至 ・ とうじ ・ winter solstice</text:p>
          </table:table-cell>
          <table:table-cell table:number-columns-repeated="1018"/>
        </table:table-row>
        <table:table-row table:style-name="ro29">
          <table:table-cell office:value-type="float" office:value="361" calcext:value-type="float">
            <text:p>361</text:p>
          </table:table-cell>
          <table:table-cell office:value-type="string" calcext:value-type="string">
            <text:p>寒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さむ(い)</text:p>
          </table:table-cell>
          <table:table-cell office:value-type="string" calcext:value-type="string">
            <text:p>寒い ・ さむい ・ cold, chilly</text:p>
            <text:p/>
            <text:p>寒気 ・ かんき ・ cold, cold weather</text:p>
            <text:p/>
            <text:p>防寒する ・ ぼうかんする ・ protect from cold</text:p>
            <text:p/>
            <text:p>寒暖計 ・ かんだんけい ・ thermometer</text:p>
            <text:p/>
            <text:p>寒波 ・ かんぱ ・ cold wave</text:p>
            <text:p/>
            <text:p>寒流 ・ かんりゅう ・ cold current</text:p>
            <text:p/>
            <text:p>寒空 ・ さむぞら ・ wintry sky, cold weather</text:p>
          </table:table-cell>
          <table:table-cell table:number-columns-repeated="1018"/>
        </table:table-row>
        <table:table-row table:style-name="ro20">
          <table:table-cell office:value-type="float" office:value="362" calcext:value-type="float">
            <text:p>362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シュン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春休み ・ はるやすみ ・ spring vacation</text:p>
            <text:p/>
            <text:p>売春 ・ ばいしゅん ・ prostitution</text:p>
            <text:p/>
            <text:p>青春 ・ せいしゅん ・ bloom of youth</text:p>
            <text:p/>
            <text:p>春分 ・ しゅんぶん ・ vernal equinox</text:p>
            <text:p/>
            <text:p>春雨 ・ はるさめ ・ spring rain; sticks of bean jelly</text:p>
            <text:p/>
            <text:p>春風 ・ はるかぜ ・ spring breeze</text:p>
          </table:table-cell>
          <table:table-cell table:number-columns-repeated="1018"/>
        </table:table-row>
        <table:table-row table:style-name="ro13">
          <table:table-cell office:value-type="float" office:value="363" calcext:value-type="float">
            <text:p>363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カ</text:p>
            <text:p/>
            <text:p>ゲ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夏休み ・ なつやすみ ・ summer vacation</text:p>
            <text:p/>
            <text:p>夏至 ・ げし ・ summer solstice</text:p>
            <text:p/>
            <text:p>夏季 ・ かき ・ summer season </text:p>
            <text:p/>
            <text:p>真夏 ・ まなつ ・ midsummer</text:p>
            <text:p/>
            <text:p>夏向き ・ なつむき ・ for summer</text:p>
            <text:p/>
            <text:p>常夏 ・ とこなつ ・ everlasting summer</text:p>
          </table:table-cell>
          <table:table-cell table:number-columns-repeated="1018"/>
        </table:table-row>
        <table:table-row table:style-name="ro32">
          <table:table-cell office:value-type="float" office:value="364" calcext:value-type="float">
            <text:p>364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春夏秋冬 ・ しゅんかしゅうとう ・ four seasons, all year round</text:p>
            <text:p/>
            <text:p>この秋 ・ このあき ・ this [next] autumn</text:p>
            <text:p/>
            <text:p>秋分 ・ しゅうぶん ・ autumnal equinox</text:p>
            <text:p/>
            <text:p>秋 ・ あき ・ autumn</text:p>
            <text:p/>
            <text:p>秋思 ・ しゅうし ・ lonely feeling of fall</text:p>
            <text:p/>
            <text:p>晩秋 ・ ばんしゅう ・ late fall</text:p>
            <text:p/>
            <text:p>秋風 ・ あきかぜ ・ autumn breeze</text:p>
          </table:table-cell>
          <table:table-cell table:number-columns-repeated="1018"/>
        </table:table-row>
        <table:table-row table:style-name="ro23">
          <table:table-cell office:value-type="float" office:value="365" calcext:value-type="float">
            <text:p>365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MAIN</text:p>
            <text:p/>
            <text:p>LORD</text:p>
          </table:table-cell>
          <table:table-cell office:value-type="string" calcext:value-type="string">
            <text:p>シュ</text:p>
            <text:p/>
            <text:p>ス</text:p>
          </table:table-cell>
          <table:table-cell office:value-type="string" calcext:value-type="string">
            <text:p>ぬし</text:p>
            <text:p/>
            <text:p>おも</text:p>
            <text:p/>
            <text:p>あるじ*</text:p>
          </table:table-cell>
          <table:table-cell office:value-type="string" calcext:value-type="string">
            <text:p>家主 ・ やぬし ・ landlord, landlady</text:p>
            <text:p/>
            <text:p>主に ・ おもに ・ mainly, chiefly; mostly</text:p>
            <text:p/>
            <text:p>主人 ・ しゅじん ・ master, proprietor; husband</text:p>
            <text:p/>
            <text:p>主語 ・ しゅご ・ subject [grammar] </text:p>
            <text:p/>
            <text:p>買い主 ・ かいぬし ・ buyer, purchaser</text:p>
            <text:p/>
            <text:p>主として ・ しゅとして ・ mainly, chiefly</text:p>
            <text:p/>
            <text:p>主立った ・ おもだった ・ principal, leading, chief, main</text:p>
            <text:p/>
            <text:p>一家の主 ・ いっかのあるじ ・ master of the household</text:p>
          </table:table-cell>
          <table:table-cell office:value-type="string" calcext:value-type="string">
            <text:p>master</text:p>
          </table:table-cell>
          <table:table-cell table:number-columns-repeated="1017"/>
        </table:table-row>
        <table:table-row table:style-name="ro26">
          <table:table-cell office:value-type="float" office:value="366" calcext:value-type="float">
            <text:p>366</text:p>
          </table:table-cell>
          <table:table-cell office:value-type="string" calcext:value-type="string">
            <text:p>住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す(む)</text:p>
            <text:p/>
            <text:p>す(まう)</text:p>
            <text:p/>
            <text:p>-ず(まい)</text:p>
          </table:table-cell>
          <table:table-cell office:value-type="string" calcext:value-type="string">
            <text:p>住所 ・ じゅうしょ ・ one's dwelling, address</text:p>
            <text:p/>
            <text:p>住み家 ・ すみか ・ residence</text:p>
            <text:p/>
            <text:p>どこに住ん でいますか ・ どこにすん でいますか ・ Where do you live?</text:p>
            <text:p/>
            <text:p>住居 ・ じゅうきょ ・ house, dwelling, address</text:p>
            <text:p/>
            <text:p>住まい ・ すまい ・ living; dwelling, house</text:p>
            <text:p/>
            <text:p>住む ・ すむ ・ [vi] live, reside, dwell of people </text:p>
            <text:p/>
            <text:p>住まう ・ すまう ・ [vi] dwell, live, reside in</text:p>
            <text:p/>
            <text:p>衣食住 ・ いしょくじゅう ・ food, clothing and shelter, the necessities of life</text:p>
          </table:table-cell>
          <table:table-cell office:value-type="string" calcext:value-type="string">
            <text:p>inhabit</text:p>
          </table:table-cell>
          <table:table-cell table:number-columns-repeated="1017"/>
        </table:table-row>
        <table:table-row table:style-name="ro7">
          <table:table-cell office:value-type="float" office:value="367" calcext:value-type="float">
            <text:p>367</text:p>
          </table:table-cell>
          <table:table-cell office:value-type="string" calcext:value-type="string">
            <text:p>駐</text:p>
          </table:table-cell>
          <table:table-cell office:value-type="string" calcext:value-type="string">
            <text:p>STATIONED</text:p>
          </table:table-cell>
          <table:table-cell office:value-type="string" calcext:value-type="string">
            <text:p>チュウ</text:p>
          </table:table-cell>
          <table:table-cell table:style-name="ce10"/>
          <table:table-cell office:value-type="string" calcext:value-type="string">
            <text:p>駐車する ・ ちゅうしゃする ・ park a car</text:p>
            <text:p/>
            <text:p>駐日 ・ ちゅうにち ・ stationed in Japan</text:p>
            <text:p/>
            <text:p>駐車禁止 ・ ちゅうしゃきんし ・ No Parking</text:p>
          </table:table-cell>
          <table:table-cell table:number-columns-repeated="1018"/>
        </table:table-row>
        <table:table-row table:style-name="ro26">
          <table:table-cell office:value-type="float" office:value="368" calcext:value-type="float">
            <text:p>368</text:p>
          </table:table-cell>
          <table:table-cell office:value-type="string" calcext:value-type="string">
            <text:p>注</text:p>
          </table:table-cell>
          <table:table-cell office:value-type="string" calcext:value-type="string">
            <text:p>POUR</text:p>
            <text:p/>
            <text:p>CONCENTRATE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そそ(ぐ)</text:p>
          </table:table-cell>
          <table:table-cell office:value-type="string" calcext:value-type="string">
            <text:p>注意 ・ ちゅうい ・ attention, care, advice</text:p>
            <text:p/>
            <text:p>注ぎ込む ・ そそぎこむ ・ [vt] pour into, instill</text:p>
            <text:p/>
            <text:p>注意を注ぐ ・ ちゅういをそそぐ ・ pay attention</text:p>
            <text:p/>
            <text:p>注ぐ ・ そそぐ ・ pour into ; concentrate on</text:p>
            <text:p/>
            <text:p>注目 ・ ちゅうもく ・ attention, notice</text:p>
            <text:p/>
            <text:p>注入する ・ ちゅうにゅうする ・ pour into, inject</text:p>
            <text:p/>
            <text:p>注文する ・ ちゅうもんする ・ place an order; request</text:p>
            <text:p/>
            <text:p>評注 ・ ひょうちゅう ・ commentary, notes and comments</text:p>
          </table:table-cell>
          <table:table-cell office:value-type="string" calcext:value-type="string">
            <text:p>pay attention to</text:p>
          </table:table-cell>
          <table:table-cell table:number-columns-repeated="1017"/>
        </table:table-row>
        <table:table-row table:style-name="ro16">
          <table:table-cell office:value-type="float" office:value="369" calcext:value-type="float">
            <text:p>369</text:p>
          </table:table-cell>
          <table:table-cell office:value-type="string" calcext:value-type="string">
            <text:p>志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ころざ(す)</text:p>
            <text:p/>
            <text:p>こころざし</text:p>
          </table:table-cell>
          <table:table-cell office:value-type="string" calcext:value-type="string">
            <text:p>意志 ・ いし ・ will, volition</text:p>
            <text:p/>
            <text:p>志す ・ こころざす ・ [vt] aim, have ambition for</text:p>
            <text:p/>
            <text:p>大志 ・ たいし ・ lofty ambition, aspiration</text:p>
            <text:p/>
            <text:p>志向 ・ しこう ・ intention, aim</text:p>
            <text:p/>
            <text:p>同志 ・ どうし ・ like-minded person; comrade</text:p>
            <text:p/>
            <text:p>志を立てる ・ こころざしをたてる ・ set one's mind on sth. </text:p>
            <text:p/>
            <text:p>志願する ・ しがんする ・ volunteer, apply for</text:p>
            <text:p/>
            <text:p>立志 ・ りっし ・ fixing one’s aim in life</text:p>
          </table:table-cell>
          <table:table-cell office:value-type="string" calcext:value-type="string">
            <text:p>aim</text:p>
          </table:table-cell>
          <table:table-cell table:number-columns-repeated="1017"/>
        </table:table-row>
        <table:table-row table:style-name="ro6">
          <table:table-cell office:value-type="float" office:value="370" calcext:value-type="float">
            <text:p>370</text:p>
          </table:table-cell>
          <table:table-cell office:value-type="string" calcext:value-type="string">
            <text:p>誌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誌上で ・ しじょうで ・ in a magazine</text:p>
            <text:p/>
            <text:p>日誌 ・ にっし ・ diary</text:p>
            <text:p/>
            <text:p>誌面 ・ しめん ・ page of a magazine</text:p>
            <text:p/>
            <text:p>雑誌 ・ ざっし ・ magazine, journal</text:p>
            <text:p/>
            <text:p>週刊誌 ・ しゅうかんし ・ weekly magazine</text:p>
            <text:p/>
            <text:p>地誌 ・ ちし ・ topography, geographical description</text:p>
          </table:table-cell>
          <table:table-cell office:value-type="string" calcext:value-type="string">
            <text:p>document</text:p>
          </table:table-cell>
          <table:table-cell table:number-columns-repeated="1017"/>
        </table:table-row>
        <table:table-row table:style-name="ro28">
          <table:table-cell office:value-type="float" office:value="371" calcext:value-type="float">
            <text:p>371</text:p>
          </table:table-cell>
          <table:table-cell office:value-type="string" calcext:value-type="string">
            <text:p>仕</text:p>
          </table:table-cell>
          <table:table-cell office:value-type="string" calcext:value-type="string">
            <text:p>SERVE</text:p>
            <text:p/>
            <text:p>DO</text:p>
          </table:table-cell>
          <table:table-cell office:value-type="string" calcext:value-type="string">
            <text:p>シ</text:p>
            <text:p/>
            <text:p>ジ</text:p>
          </table:table-cell>
          <table:table-cell office:value-type="string" calcext:value-type="string">
            <text:p>つか(える)</text:p>
          </table:table-cell>
          <table:table-cell office:value-type="string" calcext:value-type="string">
            <text:p>仕える ・ つかえる ・ [vi] serve under </text:p>
            <text:p/>
            <text:p>仕事 ・ しごと ・ work, employment, business</text:p>
            <text:p/>
            <text:p>仕方 ・ しかた ・ way, method, means</text:p>
            <text:p/>
            <text:p>仕舞い ・ しまい ・ end, conclusion, close</text:p>
            <text:p/>
            <text:p>仕手 ・ して ・ doer; protagonist noh drama </text:p>
            <text:p/>
            <text:p>神に仕える ・ かみにつかえる ・ serve God</text:p>
            <text:p/>
            <text:p>仕送りする ・ しおくりする ・ supply, provide; send money to</text:p>
            <text:p/>
            <text:p>給仕 ・ きゅうじ ・ office boy, page boy , waiter; service at table</text:p>
          </table:table-cell>
          <table:table-cell table:number-columns-repeated="1018"/>
        </table:table-row>
        <table:table-row table:style-name="ro34">
          <table:table-cell office:value-type="float" office:value="372" calcext:value-type="float">
            <text:p>372</text:p>
          </table:table-cell>
          <table:table-cell office:value-type="string" calcext:value-type="string">
            <text:p>任</text:p>
          </table:table-cell>
          <table:table-cell office:value-type="string" calcext:value-type="string">
            <text:p>OFFICE</text:p>
            <text:p/>
            <text:p>ENTRUST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まか(せる) </text:p>
            <text:p/>
            <text:p>まか(す)</text:p>
          </table:table-cell>
          <table:table-cell office:value-type="string" calcext:value-type="string">
            <text:p>任せる ・ まかせる ・ [vt] leave up to, entrust with; leave alone</text:p>
            <text:p/>
            <text:p>任命 ・ にんめい ・ appointment, nomination</text:p>
            <text:p/>
            <text:p>任意の ・ にんいの ・ optional, voluntary; arbitrary</text:p>
            <text:p/>
            <text:p>後任 ・ こうにん ・ successor, replacement</text:p>
            <text:p/>
            <text:p>任す ・ まかす ・ same as 任せる</text:p>
            <text:p/>
            <text:p>任務 ・ にんむ ・ duty, part, function; mission</text:p>
            <text:p/>
            <text:p>重任 ・ じゅうにん ・ heavy responsibility, important duty; reappointment</text:p>
          </table:table-cell>
          <table:table-cell office:value-type="string" calcext:value-type="string">
            <text:p>duty ・ leave [up] to</text:p>
          </table:table-cell>
          <table:table-cell table:number-columns-repeated="1017"/>
        </table:table-row>
        <table:table-row table:style-name="ro36">
          <table:table-cell office:value-type="float" office:value="373" calcext:value-type="float">
            <text:p>373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BRANCH</text:p>
            <text:p/>
            <text:p>SUPPORT</text:p>
            <text:p/>
            <text:p>BE OBSTRUCTE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さ(える)</text:p>
            <text:p/>
            <text:p>つか(える)</text:p>
            <text:p/>
            <text:p>　か(う)</text:p>
          </table:table-cell>
          <table:table-cell office:value-type="string" calcext:value-type="string">
            <text:p>支店 ・ してん ・ branch office / store </text:p>
            <text:p/>
            <text:p>支える¹ ・ ささえる ・ [vt] support, prop up</text:p>
            <text:p/>
            <text:p>支える*² ・ つかえる ・ [vi] be blocked, obstructed</text:p>
            <text:p/>
            <text:p>支う ・ かう ・ [vt] support, prop up</text:p>
            <text:p/>
            <text:p>支出 ・ ししゅつ ・ expenditure, disbursement</text:p>
            <text:p/>
            <text:p>屋根を支える ・ やねをささえる ・ hold up the roof</text:p>
            <text:p/>
            <text:p>差し支える ・ さしつかえる ・ be hindered / impeded</text:p>
          </table:table-cell>
          <table:table-cell office:value-type="string" calcext:value-type="string">
            <text:p>prop up</text:p>
          </table:table-cell>
          <table:table-cell table:number-columns-repeated="1017"/>
        </table:table-row>
        <table:table-row table:style-name="ro30">
          <table:table-cell office:value-type="float" office:value="374" calcext:value-type="float">
            <text:p>374</text:p>
          </table:table-cell>
          <table:table-cell office:value-type="string" calcext:value-type="string">
            <text:p>反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ハン</text:p>
            <text:p/>
            <text:p>タン</text:p>
            <text:p/>
            <text:p>ホン</text:p>
          </table:table-cell>
          <table:table-cell office:value-type="string" calcext:value-type="string">
            <text:p>そ(る)</text:p>
            <text:p/>
            <text:p>そ(らす)</text:p>
          </table:table-cell>
          <table:table-cell office:value-type="string" calcext:value-type="string">
            <text:p>反発 ・ はんぱつ ・ repulse, repel; oppose</text:p>
            <text:p/>
            <text:p>反る ・ そる ・ [vi] bend, warp, lean backward</text:p>
            <text:p/>
            <text:p>反らす ・ そらす ・ [vt] bend backward , warp</text:p>
            <text:p/>
            <text:p>反日 ・ はんにち ・ anti-Japanese</text:p>
            <text:p/>
            <text:p>反する ・ はんする ・ oppose; act contrary to</text:p>
            <text:p/>
            <text:p>謀反 ・ むほん ・ rebellion, revolt, treason</text:p>
            <text:p/>
            <text:p>反物 ・ たんもの ・ fabric, textiles; measure of kimono material</text:p>
          </table:table-cell>
          <table:table-cell office:value-type="string" calcext:value-type="string">
            <text:p>against, anti-</text:p>
          </table:table-cell>
          <table:table-cell table:number-columns-repeated="1017"/>
        </table:table-row>
        <table:table-row table:style-name="ro6">
          <table:table-cell office:value-type="float" office:value="375" calcext:value-type="float">
            <text:p>375</text:p>
          </table:table-cell>
          <table:table-cell office:value-type="string" calcext:value-type="string">
            <text:p>坂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上り坂 ・ のぼりざか ・ uphill, upward slope</text:p>
            <text:p/>
            <text:p>下り坂 ・ くだりざか ・ downhill, downward slope</text:p>
            <text:p/>
            <text:p>坂道 ・ さかみち ・ incline, sloping road</text:p>
            <text:p/>
            <text:p>坂 ・ さか ・ slope</text:p>
            <text:p/>
            <text:p>急坂 ・ きゅうはん ・ steep hill / slope</text:p>
            <text:p/>
            <text:p>登坂 ・ とはん ・ climbing a slope / hill</text:p>
          </table:table-cell>
          <table:table-cell table:number-columns-repeated="1018"/>
        </table:table-row>
        <table:table-row table:style-name="ro21">
          <table:table-cell office:value-type="float" office:value="376" calcext:value-type="float">
            <text:p>376</text:p>
          </table:table-cell>
          <table:table-cell office:value-type="string" calcext:value-type="string">
            <text:p>阪</text:p>
          </table:table-cell>
          <table:table-cell office:value-type="string" calcext:value-type="string">
            <text:p>ŌSAKA</text:p>
            <text:p/>
            <text:p>SLOP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大阪 ・ おおさか ・ Ōsaka city and prefecture </text:p>
            <text:p/>
            <text:p>阪神 ・ はんしん ・ Ōsaka &amp; Kōbe</text:p>
            <text:p/>
            <text:p>大阪府 ・ おおさかふ ・ Ōsaka Prefecture</text:p>
            <text:p/>
            <text:p>阪大 ・ はんだい ・ Ōsaka University</text:p>
          </table:table-cell>
          <table:table-cell table:number-columns-repeated="1018"/>
        </table:table-row>
        <table:table-row table:style-name="ro29">
          <table:table-cell office:value-type="float" office:value="377" calcext:value-type="float">
            <text:p>37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COOKED RICE</text:p>
            <text:p/>
            <text:p>MEAL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ご飯 ・ ごはん ・ boiled rice; meal</text:p>
            <text:p/>
            <text:p>赤飯 ・ せきはん ・ cooked rice and red beans</text:p>
            <text:p/>
            <text:p>昼飯 ・ ひるめし ・ lunch; midday meal</text:p>
            <text:p/>
            <text:p>炊飯器 ・ すいはんき ・ rice cooker</text:p>
            <text:p/>
            <text:p>夕飯 ・ ゆうはん ・ evening meal, supper</text:p>
            <text:p/>
            <text:p>飯場 ・ はんば ・ bunkhouse, workers’ living quarters</text:p>
            <text:p/>
            <text:p>飯粒 ・ めしつぶ ・ grain of boiled rice</text:p>
          </table:table-cell>
          <table:table-cell table:number-columns-repeated="1018"/>
        </table:table-row>
        <table:table-row table:style-name="ro40">
          <table:table-cell office:value-type="float" office:value="378" calcext:value-type="float">
            <text:p>378</text:p>
          </table:table-cell>
          <table:table-cell office:value-type="string" calcext:value-type="string">
            <text:p>返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(-)かえ(す)</text:p>
            <text:p/>
            <text:p>(-)かえ(る)</text:p>
          </table:table-cell>
          <table:table-cell office:value-type="string" calcext:value-type="string">
            <text:p>返事 ・ へんじ ・ reply, answer</text:p>
            <text:p/>
            <text:p>返す ・ かえす ・ [vt] return, send back</text:p>
            <text:p/>
            <text:p>言い返す ・ いいかえす ・ [vt] talk back, retort</text:p>
            <text:p/>
            <text:p>返る ・ かえる ・ [vi] be restored to, return</text:p>
            <text:p/>
            <text:p>返金 ・ へんきん ・ repayment</text:p>
            <text:p/>
            <text:p>返信 ・ へんしん ・ reply, answer</text:p>
            <text:p/>
            <text:p>返上する ・ へんじょうする ・ return, send back</text:p>
            <text:p/>
            <text:p>返却 ・ へんきゃく ・ return</text:p>
          </table:table-cell>
          <table:table-cell office:value-type="string" calcext:value-type="string">
            <text:p>send back</text:p>
          </table:table-cell>
          <table:table-cell table:number-columns-repeated="1017"/>
        </table:table-row>
        <table:table-row table:style-name="ro6">
          <table:table-cell office:value-type="float" office:value="379" calcext:value-type="float">
            <text:p>379</text:p>
          </table:table-cell>
          <table:table-cell office:value-type="string" calcext:value-type="string">
            <text:p>雑</text:p>
          </table:table-cell>
          <table:table-cell office:value-type="string" calcext:value-type="string">
            <text:p>MISCELLANEOUS</text:p>
            <text:p/>
            <text:p>MIXED</text:p>
          </table:table-cell>
          <table:table-cell office:value-type="string" calcext:value-type="string">
            <text:p>ザツ</text:p>
            <text:p/>
            <text:p>ゾウ</text:p>
          </table:table-cell>
          <table:table-cell table:style-name="ce10"/>
          <table:table-cell office:value-type="string" calcext:value-type="string">
            <text:p>雑誌 ・ ざっし ・ magazine, journal</text:p>
            <text:p/>
            <text:p>雑な ・ ざつな ・ coarse, rough, crude</text:p>
            <text:p/>
            <text:p>雑音 ・ ざつおん ・ noise; interference, static</text:p>
            <text:p/>
            <text:p>雑種 ・ ざっしゅ ・ mixed breed, hybrid</text:p>
            <text:p/>
            <text:p>雑煮 ・ ぞうに ・ soup with rice cakes and vegetables New Year's dish </text:p>
            <text:p/>
            <text:p>雑木 ・ ぞうき ・ miscellaneous trees</text:p>
          </table:table-cell>
          <table:table-cell table:number-columns-repeated="1018"/>
        </table:table-row>
        <table:table-row table:style-name="ro26">
          <table:table-cell office:value-type="float" office:value="380" calcext:value-type="float">
            <text:p>380</text:p>
          </table:table-cell>
          <table:table-cell office:value-type="string" calcext:value-type="string">
            <text:p>乱</text:p>
          </table:table-cell>
          <table:table-cell office:value-type="string" calcext:value-type="string">
            <text:p>DISORDERED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みだ(れる)</text:p>
            <text:p/>
            <text:p>みだ(る)</text:p>
            <text:p/>
            <text:p>みだ(す)</text:p>
          </table:table-cell>
          <table:table-cell office:value-type="string" calcext:value-type="string">
            <text:p>反乱 ・ はんらん ・ rebellion, revolt</text:p>
            <text:p/>
            <text:p>乱れる ・ みだれる ・ [vi] be disordered, confused; chaotic</text:p>
            <text:p/>
            <text:p>乱す ・ みだす ・ [vt] put into disorder, disturb, throw into confusion; dishevel</text:p>
            <text:p/>
            <text:p>乱雑 ・ らんざつ ・ disorder, confusion</text:p>
            <text:p/>
            <text:p>乱用 ・ らんよう ・ abuse, misuse, misappropriation</text:p>
            <text:p/>
            <text:p>乱造 ・ らんぞう ・ excessive production, careless manufacture</text:p>
            <text:p/>
            <text:p>動乱 ・ どうらん ・ upheaval, disturbance, agitation</text:p>
            <text:p/>
            <text:p>乱気流 ・ らんきりゅう ・ turbulent air, turbulence</text:p>
          </table:table-cell>
          <table:table-cell office:value-type="string" calcext:value-type="string">
            <text:p>excessive</text:p>
          </table:table-cell>
          <table:table-cell table:number-columns-repeated="1017"/>
        </table:table-row>
        <table:table-row table:style-name="ro30">
          <table:table-cell office:value-type="float" office:value="381" calcext:value-type="float">
            <text:p>381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<text:span text:style-name="T2">A BIT OF</text:span></text:p>
            <text:p/>
            <text:p><text:span text:style-name="T3">SUN</text:span><text:span text:style-name="T4"> (3.03 cm)</text:span></text:p>
          </table:table-cell>
          <table:table-cell office:value-type="string" calcext:value-type="string">
            <text:p>スン</text:p>
          </table:table-cell>
          <table:table-cell table:style-name="ce10"/>
          <table:table-cell office:value-type="string" calcext:value-type="string">
            <text:p>寸前に ・ すんぜんに ・ immediately before</text:p>
            <text:p/>
            <text:p>寸法 ・ すんぽう ・ measurements, size; plan</text:p>
            <text:p/>
            <text:p>寸時 ・ すんじ ・ a moment, a minute</text:p>
            <text:p/>
            <text:p>原寸 ・ げんすん ・ full / actual size</text:p>
            <text:p/>
            <text:p>寸描 ・ すんびょう ・ thumbnail, brief sketch</text:p>
            <text:p/>
            <text:p>寸断する ・ すんだんする ・ cut into pieces / shreds</text:p>
            <text:p/>
            <text:p>採寸 ・ さいすん ・ taking measurements</text:p>
          </table:table-cell>
          <table:table-cell table:number-columns-repeated="1018"/>
        </table:table-row>
        <table:table-row table:style-name="ro32">
          <table:table-cell office:value-type="float" office:value="382" calcext:value-type="float">
            <text:p>382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BUDDHIST TEMPL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てら</text:p>
          </table:table-cell>
          <table:table-cell office:value-type="string" calcext:value-type="string">
            <text:p>お寺 ・ おてら ・ Buddhist temple</text:p>
            <text:p/>
            <text:p>国分寺 ・ こくぶんじ ・ provincial temple state-established </text:p>
            <text:p/>
            <text:p>古寺 ・ こじ ・ old temple</text:p>
            <text:p/>
            <text:p>山寺 ・ やまでら ・ mountain temple</text:p>
            <text:p/>
            <text:p>尼寺 ・ あまでら ・ nunnery, convent</text:p>
            <text:p/>
            <text:p>寺院 ・ じいん ・ temple</text:p>
            <text:p/>
            <text:p>社寺 ・ しゃじ ・ shrines and temples</text:p>
          </table:table-cell>
          <table:table-cell table:number-columns-repeated="1018"/>
        </table:table-row>
        <table:table-row table:style-name="ro12">
          <table:table-cell office:value-type="float" office:value="383" calcext:value-type="float">
            <text:p>383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とき</text:p>
            <text:p/>
            <text:p>-どき</text:p>
          </table:table-cell>
          <table:table-cell office:value-type="string" calcext:value-type="string">
            <text:p>同時に ・ どうじに ・ simultaneously, at the same time</text:p>
            <text:p/>
            <text:p>時 ・ とき ・ time; moment, occasion</text:p>
            <text:p/>
            <text:p>時代 ・ じだい ・ age, era, period; antiquity</text:p>
          </table:table-cell>
          <table:table-cell table:number-columns-repeated="1018"/>
        </table:table-row>
        <table:table-row table:style-name="ro36">
          <table:table-cell office:value-type="float" office:value="384" calcext:value-type="float">
            <text:p>384</text:p>
          </table:table-cell>
          <table:table-cell office:value-type="string" calcext:value-type="string">
            <text:p>持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も(つ)</text:p>
            <text:p/>
            <text:p>-も(ち)</text:p>
            <text:p/>
            <text:p>も(てる)</text:p>
          </table:table-cell>
          <table:table-cell office:value-type="string" calcext:value-type="string">
            <text:p>支持する ・ しじする ・ support, maintain, back up</text:p>
            <text:p/>
            <text:p>持つ ・ もつ ・ hold, have; keep, maintain</text:p>
            <text:p/>
            <text:p>金持ち ・ かねもち ・ wealthy person</text:p>
            <text:p/>
            <text:p>気持ち ・ きもち ・ feeling, sensation, mood</text:p>
            <text:p/>
            <text:p>住持 ・ じゅうじ ・ chief priest of a temple </text:p>
            <text:p/>
            <text:p>持てる ・ もてる ・ [vi] endure, last; be able to possess; welcomed, popular, made much of</text:p>
            <text:p/>
            <text:p>持て成し ・ もてなし ・ hospitality, entertainment; treatment</text:p>
          </table:table-cell>
          <table:table-cell office:value-type="string" calcext:value-type="string">
            <text:p>have, keep</text:p>
          </table:table-cell>
          <table:table-cell table:number-columns-repeated="1017"/>
        </table:table-row>
        <table:table-row table:style-name="ro21">
          <table:table-cell office:value-type="float" office:value="385" calcext:value-type="float">
            <text:p>385</text:p>
          </table:table-cell>
          <table:table-cell office:value-type="string" calcext:value-type="string">
            <text:p>特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トク</text:p>
          </table:table-cell>
          <table:table-cell table:style-name="ce10"/>
          <table:table-cell office:value-type="string" calcext:value-type="string">
            <text:p>特別の ・ とくべつの ・ special, particular; extraordinary</text:p>
            <text:p/>
            <text:p>特に ・ とくに ・ particularly, especially</text:p>
            <text:p/>
            <text:p>独特な ・ どくとくな ・ peculiar, unique</text:p>
            <text:p/>
            <text:p>特定の ・ とくていの ・ specific, particular</text:p>
          </table:table-cell>
          <table:table-cell office:value-type="string" calcext:value-type="string">
            <text:p>particular</text:p>
          </table:table-cell>
          <table:table-cell table:number-columns-repeated="1017"/>
        </table:table-row>
        <table:table-row table:style-name="ro41">
          <table:table-cell office:value-type="float" office:value="386" calcext:value-type="float">
            <text:p>386</text:p>
          </table:table-cell>
          <table:table-cell office:value-type="string" calcext:value-type="string">
            <text:p>待</text:p>
          </table:table-cell>
          <table:table-cell office:value-type="string" calcext:value-type="string">
            <text:p>WAIT [for]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ま(つ)</text:p>
            <text:p/>
            <text:p>-ま(ち)</text:p>
          </table:table-cell>
          <table:table-cell office:value-type="string" calcext:value-type="string">
            <text:p>待つ ・ まつ ・ [vi, vt] wait</text:p>
            <text:p/>
            <text:p>待合室 ・ まちあいしつ ・ waiting room</text:p>
            <text:p/>
            <text:p>待ち合わせる ・ まちあわせる ・ wait, meet by appointment</text:p>
            <text:p/>
            <text:p>待機する ・ たいきする ・ wait for an opportunity, stand ready</text:p>
            <text:p/>
            <text:p>待望の ・ たいぼうの ・ hoped-for, long-awaited</text:p>
            <text:p/>
            <text:p>優待する ・ ゆうたいする ・ treat kindly, receive hospitably, give special consideration</text:p>
          </table:table-cell>
          <table:table-cell office:value-type="string" calcext:value-type="string">
            <text:p>treat</text:p>
          </table:table-cell>
          <table:table-cell table:number-columns-repeated="1017"/>
        </table:table-row>
        <table:table-row table:style-name="ro37">
          <table:table-cell office:value-type="float" office:value="387" calcext:value-type="float">
            <text:p>387</text:p>
          </table:table-cell>
          <table:table-cell office:value-type="string" calcext:value-type="string">
            <text:p>得</text:p>
          </table:table-cell>
          <table:table-cell office:value-type="string" calcext:value-type="string">
            <text:p>ACQUIRE</text:p>
            <text:p/>
            <text:p>GAIN</text:p>
          </table:table-cell>
          <table:table-cell office:value-type="string" calcext:value-type="string">
            <text:p>トク</text:p>
          </table:table-cell>
          <table:table-cell office:value-type="string" calcext:value-type="string">
            <text:p>え(る)</text:p>
            <text:p/>
            <text:p>う(る)</text:p>
          </table:table-cell>
          <table:table-cell office:value-type="string" calcext:value-type="string">
            <text:p>得る ・ える ・ [vt] acquire, gain; can, be able to</text:p>
            <text:p/>
            <text:p>取得する ・ しゅとくする ・ acquire, gain; purchase</text:p>
            <text:p/>
            <text:p>得意 ・ とくい ・ one's forte; pride</text:p>
            <text:p/>
            <text:p>得になる ・ とくになる ・ bring profit, do so. good</text:p>
            <text:p/>
            <text:p>止むを得ない ・ やむをえない ・ unavoidable</text:p>
            <text:p/>
            <text:p>…し得る ・ …しうる ・ can, be able to</text:p>
            <text:p/>
            <text:p>有り得る ・ ありうる ・ possible, likely</text:p>
          </table:table-cell>
          <table:table-cell office:value-type="string" calcext:value-type="string">
            <text:p>benefit</text:p>
          </table:table-cell>
          <table:table-cell table:number-columns-repeated="1017"/>
        </table:table-row>
        <table:table-row table:style-name="ro40">
          <table:table-cell office:value-type="float" office:value="388" calcext:value-type="float">
            <text:p>388</text:p>
          </table:table-cell>
          <table:table-cell office:value-type="string" calcext:value-type="string">
            <text:p>侍</text:p>
          </table:table-cell>
          <table:table-cell office:value-type="string" calcext:value-type="string">
            <text:p>ATTEND UPON</text:p>
            <text:p/>
            <text:p>SAMURAI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さむらい</text:p>
          </table:table-cell>
          <table:table-cell office:value-type="string" calcext:value-type="string">
            <text:p>近侍 ・ きんじ ・ attendant</text:p>
            <text:p/>
            <text:p>侍女 ・ じじょ ・ lady attendant</text:p>
            <text:p/>
            <text:p>侍 ・ さむらい ・ samurai</text:p>
            <text:p/>
            <text:p>若侍 ・ わかざむらい ・ young samurai</text:p>
            <text:p/>
            <text:p>犬侍 ・ いぬざむらい ・ shameless / depraved samurai</text:p>
            <text:p/>
            <text:p>侍医 ・ じい ・ court / personal physician</text:p>
            <text:p/>
            <text:p>陪侍 ・ ばいじ ・ attending on the nobility; retainer</text:p>
            <text:p/>
            <text:p>侍従 ・ じじゅう ・ chamberlain</text:p>
          </table:table-cell>
          <table:table-cell table:number-columns-repeated="1018"/>
        </table:table-row>
        <table:table-row table:style-name="ro30">
          <table:table-cell office:value-type="float" office:value="389" calcext:value-type="float">
            <text:p>389</text:p>
          </table:table-cell>
          <table:table-cell office:value-type="string" calcext:value-type="string">
            <text:p>詩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詩人 ・ しじん ・ poet</text:p>
            <text:p/>
            <text:p>詩集 ・ ししゅう ・ anthology of poems</text:p>
            <text:p/>
            <text:p>詩を作る ・ しをつくる ・ compose a poem</text:p>
            <text:p/>
            <text:p>詩情 ・ しじょう ・ poetic sentiment, poetical interest</text:p>
            <text:p/>
            <text:p>詩的な ・ してきな ・ poetic</text:p>
            <text:p/>
            <text:p>叙事詩 ・ じょじし ・ epic (poem), epic poetry</text:p>
            <text:p/>
            <text:p>詩歌 ・ しいか(=しか) ・ Chinese and Japanese poetry; poems</text:p>
          </table:table-cell>
          <table:table-cell table:number-columns-repeated="1018"/>
        </table:table-row>
        <table:table-row table:style-name="ro31">
          <table:table-cell office:value-type="float" office:value="390" calcext:value-type="float">
            <text:p>390</text:p>
          </table:table-cell>
          <table:table-cell office:value-type="string" calcext:value-type="string">
            <text:p>即</text:p>
          </table:table-cell>
          <table:table-cell office:value-type="string" calcext:value-type="string">
            <text:p>IMMEDIATE</text:p>
            <text:p/>
            <text:p>NAMELY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すなわ(ち)*</text:p>
          </table:table-cell>
          <table:table-cell office:value-type="string" calcext:value-type="string">
            <text:p>即席 ・ そくせき ・ impromptu; instant</text:p>
            <text:p/>
            <text:p>即時 ・ そくじ ・ immediately, promptly</text:p>
            <text:p/>
            <text:p>即ち ・ すなわち ・ namely, i.e.; nothing but, precisely</text:p>
            <text:p/>
            <text:p>即死 ・ そくし ・ instant death, death on the spot</text:p>
            <text:p/>
            <text:p>即売 ・ そくばい ・ sale on the spot, spot sale</text:p>
            <text:p/>
            <text:p>即金 ・ そっきん ・ immediate / ready cash</text:p>
          </table:table-cell>
          <table:table-cell office:value-type="string" calcext:value-type="string">
            <text:p>that is</text:p>
          </table:table-cell>
          <table:table-cell table:number-columns-repeated="1017"/>
        </table:table-row>
        <table:table-row table:style-name="ro40">
          <table:table-cell office:value-type="float" office:value="391" calcext:value-type="float">
            <text:p>391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JOINT</text:p>
            <text:p/>
            <text:p>SECTION</text:p>
            <text:p/>
            <text:p>SEASON OF THE YEAR</text:p>
          </table:table-cell>
          <table:table-cell office:value-type="string" calcext:value-type="string">
            <text:p>セツ</text:p>
            <text:p/>
            <text:p>セチ</text:p>
          </table:table-cell>
          <table:table-cell office:value-type="string" calcext:value-type="string">
            <text:p>ふし</text:p>
            <text:p/>
            <text:p>-ぶし</text:p>
          </table:table-cell>
          <table:table-cell office:value-type="string" calcext:value-type="string">
            <text:p>節電 ・ せつでん ・ saving electricity</text:p>
            <text:p/>
            <text:p>時節 ・ じせつ ・ season, times; occasion</text:p>
            <text:p/>
            <text:p>竹の節 ・ たけのふし ・ node / joint of a bamboo</text:p>
            <text:p/>
            <text:p>末節 ・ まっせつ ・ minor details, nonessentials</text:p>
            <text:p/>
            <text:p>節季 ・ せっき ・ end of year, year end</text:p>
            <text:p/>
            <text:p>季節 ・ きせつ ・ season</text:p>
            <text:p/>
            <text:p>曲節 ・ きょくせつ ・ tune, air</text:p>
            <text:p/>
            <text:p>節度 ・ せつど ・ standard; moderation</text:p>
          </table:table-cell>
          <table:table-cell office:value-type="string" calcext:value-type="string">
            <text:p>node ・ space [out], economize ・ time</text:p>
          </table:table-cell>
          <table:table-cell table:number-columns-repeated="1017"/>
        </table:table-row>
        <table:table-row table:style-name="ro30">
          <table:table-cell office:value-type="float" office:value="392" calcext:value-type="float">
            <text:p>392</text:p>
          </table:table-cell>
          <table:table-cell office:value-type="string" calcext:value-type="string">
            <text:p>筋</text:p>
          </table:table-cell>
          <table:table-cell office:value-type="string" calcext:value-type="string">
            <text:p>MUSCLE</text:p>
            <text:p/>
            <text:p>THREADLIKE STRUCTUR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すじ</text:p>
          </table:table-cell>
          <table:table-cell office:value-type="string" calcext:value-type="string">
            <text:p>筋肉 ・ きんにく ・ muscle, sinews</text:p>
            <text:p/>
            <text:p>筋道 ・ すじみち ・ reason, thread of an argument , coherence; systematic method</text:p>
            <text:p/>
            <text:p>筋書き ・ すじがき ・ plot of a story , outline; plan</text:p>
            <text:p/>
            <text:p>心筋 ・ しんきん ・ myocardium, heart muscle</text:p>
            <text:p/>
            <text:p>筋合い ・ すじあい ・ reason</text:p>
            <text:p/>
            <text:p>大筋 ・ おおすじ ・ outline</text:p>
            <text:p/>
            <text:p>その筋 ・ そのすじ ・ that field; authorities concerned</text:p>
          </table:table-cell>
          <table:table-cell office:value-type="string" calcext:value-type="string">
            <text:p>sinew ・ thread</text:p>
          </table:table-cell>
          <table:table-cell table:number-columns-repeated="1017"/>
        </table:table-row>
        <table:table-row table:style-name="ro30">
          <table:table-cell office:value-type="float" office:value="393" calcext:value-type="float">
            <text:p>393</text:p>
          </table:table-cell>
          <table:table-cell office:value-type="string" calcext:value-type="string">
            <text:p>等</text:p>
          </table:table-cell>
          <table:table-cell office:value-type="string" calcext:value-type="string">
            <text:p>EQUAL</text:p>
            <text:p/>
            <text:p>CLASS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と(しい)</text:p>
            <text:p/>
            <text:p>など*</text:p>
            <text:p/>
            <text:p>-ら*</text:p>
          </table:table-cell>
          <table:table-cell office:value-type="string" calcext:value-type="string">
            <text:p>等しい ・ ひとしい ・ equal, alike</text:p>
            <text:p/>
            <text:p>平等 ・ びょうどう ・ equality, impartiality</text:p>
            <text:p/>
            <text:p>一等 ・ いっとう ・ first class; first place</text:p>
            <text:p/>
            <text:p>我等 ・ われら ・ we, us</text:p>
            <text:p/>
            <text:p>お皿やコップ等 ・ おさらやコップなど ・ dishes, glasses, …</text:p>
            <text:p/>
            <text:p>等分する ・ とうぶんする ・ divide equally</text:p>
            <text:p/>
            <text:p>上等の ・ じょうとうの ・ first-class, superior</text:p>
            <text:p/>
            <text:p>等等 ・ とうとう ・ et cetera, and so forth</text:p>
          </table:table-cell>
          <table:table-cell office:value-type="string" calcext:value-type="string">
            <text:p>"and the like", "etc." ・ grade</text:p>
          </table:table-cell>
          <table:table-cell table:number-columns-repeated="1017"/>
        </table:table-row>
        <table:table-row table:style-name="ro6">
          <table:table-cell office:value-type="float" office:value="394" calcext:value-type="float">
            <text:p>394</text:p>
          </table:table-cell>
          <table:table-cell office:value-type="string" calcext:value-type="string">
            <text:p>均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キン</text:p>
          </table:table-cell>
          <table:table-cell table:style-name="ce10"/>
          <table:table-cell office:value-type="string" calcext:value-type="string">
            <text:p>平均 ・ へいきん ・ average, mean; equilibrium, balance</text:p>
            <text:p/>
            <text:p>均整 ・ きんせい ・ symmetry</text:p>
            <text:p/>
            <text:p>均質 ・ きんしつ ・ homogeneity</text:p>
            <text:p/>
            <text:p>均一な ・ きんいつな ・ uniform, equal, even</text:p>
            <text:p/>
            <text:p>均分 ・ きんぶん ・ equal division</text:p>
            <text:p/>
            <text:p>均等の ・ きんとうの ・ equal, uniform</text:p>
          </table:table-cell>
          <table:table-cell office:value-type="string" calcext:value-type="string">
            <text:p>even, uniform</text:p>
          </table:table-cell>
          <table:table-cell table:number-columns-repeated="1017"/>
        </table:table-row>
        <table:table-row table:style-name="ro13">
          <table:table-cell office:value-type="float" office:value="395" calcext:value-type="float">
            <text:p>395</text:p>
          </table:table-cell>
          <table:table-cell office:value-type="string" calcext:value-type="string">
            <text:p>季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季節 ・ きせつ ・ season</text:p>
            <text:p/>
            <text:p>季語 ・ きご ・ season word in haiku </text:p>
            <text:p/>
            <text:p>四季 ・ しき ・ the four seasons</text:p>
            <text:p/>
            <text:p>季候 ・ きこう ・ season</text:p>
            <text:p/>
            <text:p>季刊 ・ きかん ・ quarterly publication</text:p>
            <text:p/>
            <text:p>夏季 ・ かき ・ summer season</text:p>
          </table:table-cell>
          <table:table-cell table:number-columns-repeated="1018"/>
        </table:table-row>
        <table:table-row table:style-name="ro52">
          <table:table-cell office:value-type="float" office:value="396" calcext:value-type="float">
            <text:p>396</text:p>
          </table:table-cell>
          <table:table-cell office:value-type="string" calcext:value-type="string">
            <text:p>委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ゆだ(ねる)</text:p>
          </table:table-cell>
          <table:table-cell office:value-type="string" calcext:value-type="string">
            <text:p>委員会 ・ いいんかい ・ committee, commission</text:p>
            <text:p/>
            <text:p>常任委員会 ・ じょうにんいいんかい ・ standing committee</text:p>
            <text:p/>
            <text:p>委任する ・ いにんする ・ entrust, delegate, commit</text:p>
            <text:p/>
            <text:p>委ねる ・ ゆだねる ・ [vt] entrust to</text:p>
            <text:p/>
            <text:p>委託する ・ いたくする ・ entrust [charge] with, consign</text:p>
            <text:p/>
            <text:p>委嘱する ・ いしょくする ・ charge, commission [entrust] with</text:p>
          </table:table-cell>
          <table:table-cell table:number-columns-repeated="1018"/>
        </table:table-row>
        <table:table-row table:style-name="ro21">
          <table:table-cell office:value-type="float" office:value="397" calcext:value-type="float">
            <text:p>397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穴居人 ・ けっきょじん ・ cave dweller, caveman</text:p>
            <text:p/>
            <text:p>ボタンの穴 ・ ボタンのあな ・ buttonhole</text:p>
            <text:p/>
            <text:p>穴子 ・ あなご ・ conger eel</text:p>
            <text:p/>
            <text:p>穴 ・ あな ・ hole</text:p>
          </table:table-cell>
          <table:table-cell office:value-type="string" calcext:value-type="string">
            <text:p>cave</text:p>
          </table:table-cell>
          <table:table-cell table:number-columns-repeated="1017"/>
        </table:table-row>
        <table:table-row table:style-name="ro40">
          <table:table-cell office:value-type="float" office:value="398" calcext:value-type="float">
            <text:p>39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SKY</text:p>
            <text:p/>
            <text:p>AIR</text:p>
            <text:p/>
            <text:p>EMPTY</text:p>
          </table:table-cell>
          <table:table-cell office:value-type="string" calcext:value-type="string">
            <text:p>クウ</text:p>
          </table:table-cell>
          <table:table-cell office:value-type="string" calcext:value-type="string">
            <text:p>そら</text:p>
            <text:p/>
            <text:p>あ(く)</text:p>
            <text:p/>
            <text:p>あ(き)</text:p>
            <text:p/>
            <text:p>あ(ける)</text:p>
            <text:p/>
            <text:p>から</text:p>
            <text:p/>
            <text:p>むな(しい)*</text:p>
            <text:p/>
            <text:p>す(く)*</text:p>
          </table:table-cell>
          <table:table-cell office:value-type="string" calcext:value-type="string">
            <text:p>空気 ・ くうき ・ air; atmosphere</text:p>
            <text:p/>
            <text:p>部屋を空ける ・ へやをあける ・ clear a room</text:p>
            <text:p/>
            <text:p>青空 ・ あおぞら ・ blue sky</text:p>
            <text:p/>
            <text:p>空手 ・ からて ・ karate; empty hand</text:p>
            <text:p/>
            <text:p>空車 ・ くうしゃ ・ for hire empty car </text:p>
            <text:p/>
            <text:p>空き家 ・ あきや ・ vacant house</text:p>
            <text:p/>
            <text:p>空の ・ からの ・ empty, vacant, hollow</text:p>
            <text:p/>
            <text:p>空しい ・ むなしい ・ empty, void; vain, futile; dead, lifeless</text:p>
          </table:table-cell>
          <table:table-cell table:number-columns-repeated="1018"/>
        </table:table-row>
        <table:table-row table:style-name="ro17">
          <table:table-cell office:value-type="float" office:value="399" calcext:value-type="float">
            <text:p>399</text:p>
          </table:table-cell>
          <table:table-cell office:value-type="string" calcext:value-type="string">
            <text:p>友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友人 ・ ゆうじん ・ friend</text:p>
            <text:p/>
            <text:p>友だち ・ ともだち ・ friend (cf. 達 1475)</text:p>
            <text:p/>
            <text:p>友好 ・ ゆうこう ・ friendship, amity</text:p>
            <text:p/>
            <text:p>親友 ・ しんゆう ・ close friend</text:p>
          </table:table-cell>
          <table:table-cell table:number-columns-repeated="1018"/>
        </table:table-row>
        <table:table-row table:style-name="ro30">
          <table:table-cell office:value-type="float" office:value="400" calcext:value-type="float">
            <text:p>400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ユウ</text:p>
            <text:p/>
            <text:p>ウ</text:p>
          </table:table-cell>
          <table:table-cell office:value-type="string" calcext:value-type="string">
            <text:p>あ(る)</text:p>
          </table:table-cell>
          <table:table-cell office:value-type="string" calcext:value-type="string">
            <text:p>有無 ・ うむ ・ existence, presence; yes or no</text:p>
            <text:p/>
            <text:p>有る ・ ある ・ [vi] be, exist; have; take place</text:p>
            <text:p/>
            <text:p>有り得る ・ ありえる ・ possible, likely</text:p>
            <text:p/>
            <text:p>有名な ・ ゆうめいな ・ famous; notorious</text:p>
            <text:p/>
            <text:p>有毒 ・ ゆうどく ・ poisonous</text:p>
            <text:p/>
            <text:p>有り金 ・ ありがね ・ money on hand, ready cash</text:p>
            <text:p/>
            <text:p>有り触れた ・ ありふれた ・ common, run-of-the-mill, trite</text:p>
          </table:table-cell>
          <table:table-cell office:value-type="string" calcext:value-type="string">
            <text:p>exist, there is</text:p>
          </table:table-cell>
          <table:table-cell table:number-columns-repeated="1017"/>
        </table:table-row>
        <table:table-row table:style-name="ro13">
          <table:table-cell office:value-type="float" office:value="401" calcext:value-type="float">
            <text:p>401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左下 ・ ひだりした ・ lower left</text:p>
            <text:p/>
            <text:p>左手 ・ ひだりて ・ left hand</text:p>
            <text:p/>
            <text:p>左足 ・ ひだりあし ・ left leg</text:p>
            <text:p/>
            <text:p>左側 ・ ひだりがわ ・ left side</text:p>
            <text:p/>
            <text:p>左方 ・ さほう ・ left side</text:p>
            <text:p/>
            <text:p>左遷 ・ させん ・ relegation, demotion</text:p>
          </table:table-cell>
          <table:table-cell table:number-columns-repeated="1018"/>
        </table:table-row>
        <table:table-row table:style-name="ro29">
          <table:table-cell office:value-type="float" office:value="402" calcext:value-type="float">
            <text:p>402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ウ</text:p>
            <text:p/>
            <text:p>ユウ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右上 ・ みぎうえ ・ upper right</text:p>
            <text:p/>
            <text:p>左右 ・ さゆう ・ right &amp; left</text:p>
            <text:p/>
            <text:p>右から左へ ・ みぎからひだりへ ・ from right to left; speedily</text:p>
            <text:p/>
            <text:p>右方 ・ うほう ・ right side</text:p>
            <text:p/>
            <text:p>右折 ・ うせつ ・ right turn</text:p>
            <text:p/>
            <text:p>座右に ・ ざゆうに ・ at one’s right hand; by one’s side</text:p>
            <text:p/>
            <text:p>右派 ・ うは ・ right wing</text:p>
          </table:table-cell>
          <table:table-cell table:number-columns-repeated="1018"/>
        </table:table-row>
        <table:table-row table:style-name="ro21">
          <table:table-cell office:value-type="float" office:value="403" calcext:value-type="float">
            <text:p>403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セキ</text:p>
            <text:p/>
            <text:p>コク</text:p>
            <text:p/>
            <text:p>シャク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小石 ・ こいし ・ pebble, stone</text:p>
            <text:p/>
            <text:p>宝石 ・ ほうせき ・ gem, jewel</text:p>
            <text:p/>
            <text:p>一石二鳥 ・ いっせきにちょう ・ two birds with one stone</text:p>
            <text:p/>
            <text:p>石 ・ いし ・ stone</text:p>
          </table:table-cell>
          <table:table-cell table:number-columns-repeated="1018"/>
        </table:table-row>
        <table:table-row table:style-name="ro32">
          <table:table-cell office:value-type="float" office:value="404" calcext:value-type="float">
            <text:p>404</text:p>
          </table:table-cell>
          <table:table-cell office:value-type="string" calcext:value-type="string">
            <text:p>若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ジャク</text:p>
            <text:p/>
            <text:p>ニャク</text:p>
          </table:table-cell>
          <table:table-cell office:value-type="string" calcext:value-type="string">
            <text:p>わか(い)</text:p>
            <text:p/>
            <text:p>わか-</text:p>
            <text:p/>
            <text:p>も(しくは)</text:p>
            <text:p/>
            <text:p>も(し)*</text:p>
          </table:table-cell>
          <table:table-cell office:value-type="string" calcext:value-type="string">
            <text:p>若年 ・ じゃくねん ・ youth, young age</text:p>
            <text:p/>
            <text:p>若い ・ わかい ・ young, junior</text:p>
            <text:p/>
            <text:p>若者 ・ わかもの ・ young person, youth</text:p>
            <text:p/>
            <text:p>若し ・ もし ・ if, in case of</text:p>
            <text:p/>
            <text:p>若しくは ・ もしくは ・ either … or</text:p>
            <text:p/>
            <text:p>若夫婦 ・ わかふうふ ・ young couple</text:p>
            <text:p/>
            <text:p>若干 ・ じゃっかん ・ a number of, some, a little</text:p>
          </table:table-cell>
          <table:table-cell table:number-columns-repeated="1018"/>
        </table:table-row>
        <table:table-row table:style-name="ro16">
          <table:table-cell office:value-type="float" office:value="405" calcext:value-type="float">
            <text:p>405</text:p>
          </table:table-cell>
          <table:table-cell office:value-type="string" calcext:value-type="string">
            <text:p>苦</text:p>
          </table:table-cell>
          <table:table-cell office:value-type="string" calcext:value-type="string">
            <text:p>SUFFERING</text:p>
            <text:p/>
            <text:p>BITTER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くる(しい)</text:p>
            <text:p/>
            <text:p>-ぐる(しい)</text:p>
            <text:p/>
            <text:p>くる(しむ)</text:p>
            <text:p/>
            <text:p>くる(しめる)</text:p>
            <text:p/>
            <text:p>にが(い)</text:p>
            <text:p/>
            <text:p>にが(る)</text:p>
          </table:table-cell>
          <table:table-cell office:value-type="string" calcext:value-type="string">
            <text:p>苦しい ・ くるしい ・ hard, painful; straitened</text:p>
            <text:p/>
            <text:p>苦味 ・ にがみ ・ bitter taste</text:p>
            <text:p/>
            <text:p>苦手 ・ にがて ・ weak point; dislike of</text:p>
            <text:p/>
            <text:p>苦る ・ にがる ・ [vi] feel bitter, scowl</text:p>
            <text:p/>
            <text:p>苦痛 ・ くつう ・ pain, agony, anguish</text:p>
            <text:p/>
            <text:p>息苦しい ・ いきぐるしい ・ breathe with difficulty; suffocating, choking</text:p>
            <text:p/>
            <text:p>苦しむ ・ くるしむ ・ [vi] suffer from , groan; be troubled, distressed; be worried</text:p>
            <text:p/>
            <text:p>苦しめる ・ くるしめる ・ [vt] torment, distress, harass; trouble, worry</text:p>
          </table:table-cell>
          <table:table-cell office:value-type="string" calcext:value-type="string">
            <text:p>hardship</text:p>
          </table:table-cell>
          <table:table-cell table:number-columns-repeated="1017"/>
        </table:table-row>
        <table:table-row table:style-name="ro9">
          <table:table-cell office:value-type="float" office:value="406" calcext:value-type="float">
            <text:p>406</text:p>
          </table:table-cell>
          <table:table-cell office:value-type="string" calcext:value-type="string">
            <text:p>在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ザイ</text:p>
          </table:table-cell>
          <table:table-cell office:value-type="string" calcext:value-type="string">
            <text:p>あ(る)</text:p>
          </table:table-cell>
          <table:table-cell office:value-type="string" calcext:value-type="string">
            <text:p>不在 ・ ふざい ・ absence</text:p>
            <text:p/>
            <text:p>駐在 ・ ちゅうざい ・ residence, stay</text:p>
            <text:p/>
            <text:p>在校生 ・ ざいこうせい ・ currently enrolled student</text:p>
            <text:p/>
            <text:p>在日 ・ ざいにち ・ resident in Japan</text:p>
            <text:p/>
            <text:p>自在に ・ じざいに ・ freely, unrestrictedly, at will</text:p>
            <text:p/>
            <text:p>所在 ・ しょざい ・ whereabouts, position, situation</text:p>
          </table:table-cell>
          <table:table-cell office:value-type="string" calcext:value-type="string">
            <text:p>reside</text:p>
          </table:table-cell>
          <table:table-cell table:number-columns-repeated="1017"/>
        </table:table-row>
        <table:table-row table:style-name="ro11">
          <table:table-cell office:value-type="float" office:value="407" calcext:value-type="float">
            <text:p>407</text:p>
          </table:table-cell>
          <table:table-cell office:value-type="string" calcext:value-type="string">
            <text:p>存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ソン</text:p>
            <text:p/>
            <text:p>ゾン</text:p>
          </table:table-cell>
          <table:table-cell table:style-name="ce10"/>
          <table:table-cell office:value-type="string" calcext:value-type="string">
            <text:p>存在 ・ そんざい ・ existence, being</text:p>
            <text:p/>
            <text:p>存じる ・ ぞんじる ・ believe; be aware of</text:p>
            <text:p/>
            <text:p>共存 ・ きょうぞん ・ coexistence</text:p>
            <text:p/>
            <text:p>存外 ・ ぞんがい ・ contrary to one’s expectations; beyond expectation</text:p>
            <text:p/>
            <text:p>存分に ・ ぞんぶんに ・ to one’s heart’s content, freely</text:p>
            <text:p/>
            <text:p>所存 ・ しょぞん ・ one’s opinion / view, intention</text:p>
            <text:p/>
            <text:p>異存 ・ いぞん ・ objection</text:p>
          </table:table-cell>
          <table:table-cell office:value-type="string" calcext:value-type="string">
            <text:p>be aware of, believe</text:p>
          </table:table-cell>
          <table:table-cell table:number-columns-repeated="1017"/>
        </table:table-row>
        <table:table-row table:style-name="ro31">
          <table:table-cell office:value-type="float" office:value="408" calcext:value-type="float">
            <text:p>408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ほ(す)</text:p>
            <text:p/>
            <text:p>ほ(し)-</text:p>
            <text:p/>
            <text:p>-ぼ(し)</text:p>
            <text:p/>
            <text:p>ひ(る)</text:p>
          </table:table-cell>
          <table:table-cell office:value-type="string" calcext:value-type="string">
            <text:p>干潮 ・ かんちょう ・ ebb tide</text:p>
            <text:p/>
            <text:p>干す ・ ほす ・ [vt] dry</text:p>
            <text:p/>
            <text:p>干る ・ ひる ・ [vi] get dry, parch; of tides ebb, recede</text:p>
            <text:p/>
            <text:p>干上がる ・ ひあがる ・ dry up, parch; ebb away</text:p>
            <text:p/>
            <text:p>潮の干満 ・ しおのかんまん ・ ebb and flow, tide</text:p>
            <text:p/>
            <text:p>若干 ・ じゃっかん ・ a number of, some, a little</text:p>
          </table:table-cell>
          <table:table-cell table:number-columns-repeated="1018"/>
        </table:table-row>
        <table:table-row table:style-name="ro6">
          <table:table-cell office:value-type="float" office:value="409" calcext:value-type="float">
            <text:p>409</text:p>
          </table:table-cell>
          <table:table-cell office:value-type="string" calcext:value-type="string">
            <text:p>刊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刊行 ・ かんこう ・ publication</text:p>
            <text:p/>
            <text:p>週刊誌 ・ しゅうかんし ・ weekly magazine</text:p>
            <text:p/>
            <text:p>夕刊 ・ ゆうかん ・ evening edition / paper</text:p>
            <text:p/>
            <text:p>創刊号 ・ そうかんごう ・ inaugural number, first issue</text:p>
            <text:p/>
            <text:p>発刊 ・ はっかん ・ publication, issue</text:p>
            <text:p/>
            <text:p>未刊の ・ みかんの ・ unpublished</text:p>
          </table:table-cell>
          <table:table-cell table:number-columns-repeated="1018"/>
        </table:table-row>
        <table:table-row table:style-name="ro11">
          <table:table-cell office:value-type="float" office:value="410" calcext:value-type="float">
            <text:p>410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せ</text:p>
          </table:table-cell>
          <table:table-cell office:value-type="string" calcext:value-type="string">
            <text:p>発汗する ・ はっかんする ・ perspire, sweat</text:p>
            <text:p/>
            <text:p>汗をかく ・ あせをかく ・ sweat, perspire</text:p>
            <text:p/>
            <text:p>汗だくで ・ あせだくで ・ bathed in perspiration, dripping with sweat</text:p>
            <text:p/>
            <text:p>汗ばむ ・ あせばむ ・ become slightly sweaty</text:p>
            <text:p/>
            <text:p>冷や汗 ・ ひやあせ ・ cold sweat</text:p>
            <text:p/>
            <text:p>冷汗 ・ れいかん ・ cold sweat</text:p>
            <text:p/>
            <text:p>汗顔 ・ かんがん ・ sweating from shame</text:p>
          </table:table-cell>
          <table:table-cell table:number-columns-repeated="1018"/>
        </table:table-row>
        <table:table-row table:style-name="ro9">
          <table:table-cell office:value-type="float" office:value="411" calcext:value-type="float">
            <text:p>411</text:p>
          </table:table-cell>
          <table:table-cell office:value-type="string" calcext:value-type="string">
            <text:p>竿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さお</text:p>
          </table:table-cell>
          <table:table-cell office:value-type="string" calcext:value-type="string">
            <text:p>竿竹 ・ さおだけ ・ bamboo pole</text:p>
            <text:p/>
            <text:p>物干し竿 ・ ものほしざお ・ pole for drying laundry</text:p>
            <text:p/>
            <text:p>三竿 ・ さんかん ・ being high in the sky of the sun or moon </text:p>
            <text:p/>
            <text:p>竿頭 ・ かんとう ・ top / end of a pole</text:p>
            <text:p/>
            <text:p>釣竿 ・ つりざお ・ fishing rod</text:p>
            <text:p/>
            <text:p>竿秤 ・ さおばかり ・ beam balance, steelyard</text:p>
          </table:table-cell>
          <table:table-cell table:number-columns-repeated="1018"/>
        </table:table-row>
        <table:table-row table:style-name="ro41">
          <table:table-cell office:value-type="float" office:value="412" calcext:value-type="float">
            <text:p>412</text:p>
          </table:table-cell>
          <table:table-cell office:value-type="string" calcext:value-type="string">
            <text:p>利</text:p>
          </table:table-cell>
          <table:table-cell office:value-type="string" calcext:value-type="string">
            <text:p>ADVANTAGE</text:p>
            <text:p/>
            <text:p>PROFIT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左利き ・ ひだりきき ・ left-handed; heavy drinker</text:p>
            <text:p/>
            <text:p>利子 ・ りし ・ interest</text:p>
            <text:p/>
            <text:p>有利な ・ ゆうりな ・ advantageous, favor-; profitable</text:p>
            <text:p/>
            <text:p>利用する ・ りようする ・ utilize, make use of</text:p>
            <text:p/>
            <text:p>利く ・ きく ・ [vi] work well , function properly </text:p>
            <text:p/>
            <text:p>耳が利く ・ みみがきく ・ have a sharp ear</text:p>
          </table:table-cell>
          <table:table-cell table:number-columns-repeated="1018"/>
        </table:table-row>
        <table:table-row table:style-name="ro41">
          <table:table-cell office:value-type="float" office:value="413" calcext:value-type="float">
            <text:p>413</text:p>
          </table:table-cell>
          <table:table-cell office:value-type="string" calcext:value-type="string">
            <text:p>害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ガイ</text:p>
          </table:table-cell>
          <table:table-cell table:style-name="ce10"/>
          <table:table-cell office:value-type="string" calcext:value-type="string">
            <text:p>利害 ・ りがい ・ interests, what one stands to gain / lose</text:p>
            <text:p/>
            <text:p>公害 ・ こうがい ・ environmental pollution</text:p>
            <text:p/>
            <text:p>有害な ・ ゆうがいな ・ harmful, pernicious, noxious</text:p>
            <text:p/>
            <text:p>害する ・ がいする ・ harm, hinder, injure, damage</text:p>
            <text:p/>
            <text:p>飲酒の害 ・ いんしゅのがい ・ ill effects of drinking</text:p>
            <text:p/>
            <text:p>侵害 ・ しんがい ・ infringement, violation</text:p>
          </table:table-cell>
          <table:table-cell office:value-type="string" calcext:value-type="string">
            <text:p>hinder</text:p>
          </table:table-cell>
          <table:table-cell table:number-columns-repeated="1017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エキ</text:p>
            <text:p/>
            <text:p>ヤク</text:p>
          </table:table-cell>
          <table:table-cell office:value-type="string" calcext:value-type="string">
            <text:p>ま(す)*</text:p>
          </table:table-cell>
          <table:table-cell office:value-type="string" calcext:value-type="string">
            <text:p>益々 ・ ますます ・ increasingly</text:p>
            <text:p/>
            <text:p>利益 ・ りえき ・ profit, gains; benefit</text:p>
            <text:p/>
            <text:p>公益 ・ こうえき ・ public benefit</text:p>
            <text:p/>
            <text:p>有益な ・ ゆうえきな ・ beneficial; profitable</text:p>
            <text:p/>
            <text:p>御利益 ・ ごりやく ・ grace of God, divine favor</text:p>
          </table:table-cell>
          <table:table-cell office:value-type="string" calcext:value-type="string">
            <text:p>profit</text:p>
          </table:table-cell>
          <table:table-cell table:number-columns-repeated="1017"/>
        </table:table-row>
        <table:table-row table:style-name="ro34">
          <table:table-cell office:value-type="float" office:value="415" calcext:value-type="float">
            <text:p>415</text:p>
          </table:table-cell>
          <table:table-cell office:value-type="string" calcext:value-type="string">
            <text:p>溢</text:p>
          </table:table-cell>
          <table:table-cell office:value-type="string" calcext:value-type="string">
            <text:p>SPILL OVER</text:p>
          </table:table-cell>
          <table:table-cell office:value-type="string" calcext:value-type="string">
            <text:p>イツ</text:p>
          </table:table-cell>
          <table:table-cell office:value-type="string" calcext:value-type="string">
            <text:p>あふ(れる)</text:p>
            <text:p/>
            <text:p>こぼ(れる)*</text:p>
            <text:p/>
            <text:p>こぼ(す)*</text:p>
          </table:table-cell>
          <table:table-cell office:value-type="string" calcext:value-type="string">
            <text:p>溢れる¹ ・ あふれる ・ [vi] overflow, brim over, flood</text:p>
            <text:p/>
            <text:p>溢れる² ・ こぼれる ・ [vi] fall out of, spill, overflow</text:p>
            <text:p/>
            <text:p>溢す ・ こぼす ・ [vt] spill</text:p>
            <text:p/>
            <text:p>充溢する ・ じゅういつする ・ overflow / brim with</text:p>
            <text:p/>
            <text:p>横溢する ・ おういつする ・ be filled with vitality , overflow with</text:p>
            <text:p/>
            <text:p>溢れかえる ・ あふれかえる ・ be full of, awash / teem with</text:p>
            <text:p/>
            <text:p>溢れ出す ・ あふれだす ・ begin to overflow, pour out</text:p>
          </table:table-cell>
          <table:table-cell table:number-columns-repeated="1018"/>
        </table:table-row>
        <table:table-row table:style-name="ro51">
          <table:table-cell office:value-type="float" office:value="416" calcext:value-type="float">
            <text:p>416</text:p>
          </table:table-cell>
          <table:table-cell office:value-type="string" calcext:value-type="string">
            <text:p>割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わ(る)</text:p>
            <text:p/>
            <text:p>わり</text:p>
            <text:p/>
            <text:p>わ(り)</text:p>
            <text:p/>
            <text:p>わ(れる)</text:p>
            <text:p/>
            <text:p>さ(く)</text:p>
          </table:table-cell>
          <table:table-cell office:value-type="string" calcext:value-type="string">
            <text:p>割く ・ さく ・ [vt] spare time , set aside</text:p>
            <text:p/>
            <text:p>割れる ・ われる ・ [vi] break; be divided; [math] be divisible</text:p>
            <text:p/>
            <text:p>分割する ・ ぶんかつする ・ divide up, partition, split</text:p>
            <text:p/>
            <text:p>コップを割る ・ コップをわる ・ break a glass</text:p>
            <text:p/>
            <text:p>三割五分 ・ さんわりごぶ ・ thirty-five percent</text:p>
            <text:p/>
            <text:p>割り勘 ・ わりかん ・ equal split, Dutch treat</text:p>
            <text:p/>
            <text:p>割拠する ・ かっきょする ・ hold one’s own ground</text:p>
            <text:p/>
            <text:p>割愛する ・ かつあいする ・ part with sth. , give up; omit reluctantly</text:p>
          </table:table-cell>
          <table:table-cell office:value-type="string" calcext:value-type="string">
            <text:p>cut, break</text:p>
          </table:table-cell>
          <table:table-cell table:number-columns-repeated="1017"/>
        </table:table-row>
        <table:table-row table:style-name="ro13">
          <table:table-cell office:value-type="float" office:value="417" calcext:value-type="float">
            <text:p>417</text:p>
          </table:table-cell>
          <table:table-cell office:value-type="string" calcext:value-type="string">
            <text:p>憲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ケン</text:p>
          </table:table-cell>
          <table:table-cell table:style-name="ce10"/>
          <table:table-cell office:value-type="string" calcext:value-type="string">
            <text:p>憲法 ・ けんぽう ・ constitution(al law)</text:p>
            <text:p/>
            <text:p>合憲性 ・ ごうけんせい ・ constitutionality</text:p>
            <text:p/>
            <text:p>合憲的 ・ ごうけんてき ・ constitutional</text:p>
            <text:p/>
            <text:p>違憲 ・ いけん ・ unconstitutional</text:p>
            <text:p/>
            <text:p>憲兵 ・ けんぺい ・ military police</text:p>
            <text:p/>
            <text:p>官憲 ・ かんけん ・ officials, authorities</text:p>
          </table:table-cell>
          <table:table-cell office:value-type="string" calcext:value-type="string">
            <text:p>code of laws</text:p>
          </table:table-cell>
          <table:table-cell table:number-columns-repeated="1017"/>
        </table:table-row>
        <table:table-row table:style-name="ro23">
          <table:table-cell office:value-type="float" office:value="418" calcext:value-type="float">
            <text:p>418</text:p>
          </table:table-cell>
          <table:table-cell office:value-type="string" calcext:value-type="string">
            <text:p>羽</text:p>
          </table:table-cell>
          <table:table-cell office:value-type="string" calcext:value-type="string">
            <text:p>FEATHER</text:p>
            <text:p/>
            <text:p>WING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は</text:p>
            <text:p/>
            <text:p>はね</text:p>
            <text:p/>
            <text:p>-わ</text:p>
            <text:p/>
            <text:p>-ば</text:p>
          </table:table-cell>
          <table:table-cell office:value-type="string" calcext:value-type="string">
            <text:p>羽化する ・ うかする ・ grow wings, emerge</text:p>
            <text:p/>
            <text:p>一羽 ・ いちわ ・ one bird / rabbit</text:p>
            <text:p/>
            <text:p>羽音 ・ はおと ・ flapping / whirring of wings</text:p>
            <text:p/>
            <text:p>羽根 ・ はね ・ feather, wing; fan blade; shuttlecock</text:p>
            <text:p/>
            <text:p>三羽 ・ さんば ・ three birds / rabbits</text:p>
            <text:p/>
            <text:p>羽布団 ・ はねぶとん ・ feather quilt</text:p>
            <text:p/>
            <text:p>羽衣 ・ はごろも ・ robe of feathers</text:p>
            <text:p/>
            <text:p>羽毛 ・ うもう ・ feathers, plumage, down</text:p>
          </table:table-cell>
          <table:table-cell table:number-columns-repeated="1018"/>
        </table:table-row>
        <table:table-row table:style-name="ro38">
          <table:table-cell office:value-type="float" office:value="419" calcext:value-type="float">
            <text:p>419</text:p>
          </table:table-cell>
          <table:table-cell office:value-type="string" calcext:value-type="string">
            <text:p>翌</text:p>
          </table:table-cell>
          <table:table-cell office:value-type="string" calcext:value-type="string">
            <text:p>THE FOLLOWING</text:p>
          </table:table-cell>
          <table:table-cell office:value-type="string" calcext:value-type="string">
            <text:p>ヨク</text:p>
          </table:table-cell>
          <table:table-cell table:style-name="ce10"/>
          <table:table-cell office:value-type="string" calcext:value-type="string">
            <text:p>翌日 ・ よくじつ ・ the following [next] day</text:p>
            <text:p/>
            <text:p>翌朝 ・ よくあさ ・ the following [next] morning</text:p>
            <text:p/>
            <text:p>翌年 ・ よくねん ・ the next [following] year</text:p>
            <text:p/>
            <text:p>翌春 ・ よくしゅん ・ next spring</text:p>
            <text:p/>
            <text:p>翌翌日 ・ よくよくじつ ・ two days after</text:p>
          </table:table-cell>
          <table:table-cell table:number-columns-repeated="1018"/>
        </table:table-row>
        <table:table-row table:style-name="ro29">
          <table:table-cell office:value-type="float" office:value="420" calcext:value-type="float">
            <text:p>420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LEARN</text:p>
            <text:p/>
            <text:p>CUSTOM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なら(う)</text:p>
            <text:p/>
            <text:p>なら(い)</text:p>
          </table:table-cell>
          <table:table-cell office:value-type="string" calcext:value-type="string">
            <text:p>習得 ・ しゅうとく ・ learning, acquirement</text:p>
            <text:p/>
            <text:p>習う ・ ならう ・ [vt] learn, study; practice</text:p>
            <text:p/>
            <text:p>習い事 ・ ならいごと ・ lessons cultural: music, calligraphy, … , practice</text:p>
            <text:p/>
            <text:p>学習 ・ がくしゅう ・ study, learning</text:p>
            <text:p/>
            <text:p>習い ・ ならい ・ habit, custom, practice</text:p>
            <text:p/>
            <text:p>習わし ・ ならわし ・ custom, practice</text:p>
            <text:p/>
            <text:p>実習 ・ じっしゅう ・ practice, training</text:p>
          </table:table-cell>
          <table:table-cell office:value-type="string" calcext:value-type="string">
            <text:p>study ・ habit</text:p>
          </table:table-cell>
          <table:table-cell table:number-columns-repeated="1017"/>
        </table:table-row>
        <table:table-row table:style-name="ro20">
          <table:table-cell office:value-type="float" office:value="421" calcext:value-type="float">
            <text:p>421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ゆみ</text:p>
          </table:table-cell>
          <table:table-cell office:value-type="string" calcext:value-type="string">
            <text:p>弓道 ・ きゅうどう ・ archery</text:p>
            <text:p/>
            <text:p>弓 ・ ゆみ ・ bow</text:p>
            <text:p/>
            <text:p>弓形 ・ ゆみなり ・ arch, curve</text:p>
            <text:p/>
            <text:p>弓矢 ・ ゆみや ・ bow and arrow</text:p>
            <text:p/>
            <text:p>弓状の ・ きゅうじょうの ・ bow-shaped, arched</text:p>
            <text:p/>
            <text:p>弓術 ・ きゅうじゅつ ・ archery</text:p>
          </table:table-cell>
          <table:table-cell table:number-columns-repeated="1018"/>
        </table:table-row>
        <table:table-row table:style-name="ro16">
          <table:table-cell office:value-type="float" office:value="422" calcext:value-type="float">
            <text:p>422</text:p>
          </table:table-cell>
          <table:table-cell office:value-type="string" calcext:value-type="string">
            <text:p>引</text:p>
          </table:table-cell>
          <table:table-cell office:value-type="string" calcext:value-type="string">
            <text:p>DRAW</text:p>
            <text:p/>
            <text:p>REDUC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ひ(く)</text:p>
            <text:p/>
            <text:p>ひ.き(-)</text:p>
            <text:p/>
            <text:p>-び(き)</text:p>
            <text:p/>
            <text:p>ひ(ける)</text:p>
          </table:table-cell>
          <table:table-cell office:value-type="string" calcext:value-type="string">
            <text:p>引力 ・ いんりょく ・ gravitation</text:p>
            <text:p/>
            <text:p>引く ・ ひく ・ draw, pull, haul, tug; drag, trail</text:p>
            <text:p/>
            <text:p>引ける ・ ひける ・ [vi] close, be over, break up</text:p>
            <text:p/>
            <text:p>弓を引く ・ ゆみをひく ・ draw a bow</text:p>
            <text:p/>
            <text:p>引き出し ・ ひきだし ・ desk drawer; withdrawal of money </text:p>
            <text:p/>
            <text:p>割り引き ・ わりびき ・ discount</text:p>
            <text:p/>
            <text:p>引け ・ ひけ ・ defeat, reverse; close esp. of stock market </text:p>
            <text:p/>
            <text:p>引け目 ・ ひけめ ・ drawback, weakness</text:p>
          </table:table-cell>
          <table:table-cell office:value-type="string" calcext:value-type="string">
            <text:p>draw toward, pull back</text:p>
          </table:table-cell>
          <table:table-cell table:number-columns-repeated="1017"/>
        </table:table-row>
        <table:table-row table:style-name="ro47">
          <table:table-cell office:value-type="float" office:value="423" calcext:value-type="float">
            <text:p>423</text:p>
          </table:table-cell>
          <table:table-cell office:value-type="string" calcext:value-type="string">
            <text:p>強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キョウ</text:p>
            <text:p/>
            <text:p>ゴウ</text:p>
          </table:table-cell>
          <table:table-cell office:value-type="string" calcext:value-type="string">
            <text:p>つよ(い)</text:p>
            <text:p/>
            <text:p>つよ(まる)</text:p>
            <text:p/>
            <text:p>つよ(める)</text:p>
            <text:p/>
            <text:p>し(いる)</text:p>
          </table:table-cell>
          <table:table-cell office:value-type="string" calcext:value-type="string">
            <text:p>根強い ・ ねづよい ・ deep / firmly rooted</text:p>
            <text:p/>
            <text:p>強いる ・ しいる ・ [vt] force, compel, press</text:p>
            <text:p/>
            <text:p>強調する ・ きょうちょうする ・ emphasize, stress</text:p>
            <text:p/>
            <text:p>強大な ・ きょうだいな ・ mighty, powerful, strong</text:p>
            <text:p/>
            <text:p>強い ・ つよい ・ strong</text:p>
            <text:p/>
            <text:p>強める ・ つよめる ・ [vt] strengthen, intensify, reinforce; emphasize, lay stress on</text:p>
            <text:p/>
            <text:p>強いて ・ しいて ・ against one’s will, by force</text:p>
            <text:p/>
            <text:p>無理強い ・ むりじい ・ forcing, compulsion, coercion</text:p>
          </table:table-cell>
          <table:table-cell table:number-columns-repeated="1018"/>
        </table:table-row>
        <table:table-row table:style-name="ro52">
          <table:table-cell office:value-type="float" office:value="424" calcext:value-type="float">
            <text:p>424</text:p>
          </table:table-cell>
          <table:table-cell office:value-type="string" calcext:value-type="string">
            <text:p>弱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ジャク</text:p>
          </table:table-cell>
          <table:table-cell office:value-type="string" calcext:value-type="string">
            <text:p>よわ(い)</text:p>
            <text:p/>
            <text:p>よわ(る)</text:p>
            <text:p/>
            <text:p>よわ(まる)</text:p>
            <text:p/>
            <text:p>よわ(める)</text:p>
          </table:table-cell>
          <table:table-cell office:value-type="string" calcext:value-type="string">
            <text:p>弱気な ・ よわきな ・ timid; weak-spirited; bearish stock market </text:p>
            <text:p/>
            <text:p>弱点 ・ じゃくてん ・ weak point</text:p>
            <text:p/>
            <text:p>弱い ・ よわい ・ weak</text:p>
            <text:p/>
            <text:p>200人弱 ・ にひゃくにんじゃく ・ slightly under 200 people</text:p>
            <text:p/>
            <text:p>弱肉強食 ・ じゃくにくきょうしょく ・ law of the jungle the strong prey on the weak </text:p>
            <text:p/>
            <text:p>火を弱める ・ ひをよわめる ・ turn down the flame</text:p>
          </table:table-cell>
          <table:table-cell table:number-columns-repeated="1018"/>
        </table:table-row>
        <table:table-row table:style-name="ro37">
          <table:table-cell office:value-type="float" office:value="425" calcext:value-type="float">
            <text:p>42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WIND</text:p>
            <text:p/>
            <text:p>MANNER</text:p>
          </table:table-cell>
          <table:table-cell office:value-type="string" calcext:value-type="string">
            <text:p>フウ</text:p>
            <text:p/>
            <text:p>フ</text:p>
          </table:table-cell>
          <table:table-cell office:value-type="string" calcext:value-type="string">
            <text:p>(-)かぜ</text:p>
            <text:p/>
            <text:p>かざ-</text:p>
          </table:table-cell>
          <table:table-cell office:value-type="string" calcext:value-type="string">
            <text:p>風が弱まった ・ かぜがよわまった ・ The wind has fallen</text:p>
            <text:p/>
            <text:p>和風 ・ わふう ・ Japanese style</text:p>
            <text:p/>
            <text:p>家風 ・ かふう ・ family ways &amp; customs</text:p>
            <text:p/>
            <text:p>そよ風 ・ そよかぜ ・ gentle breeze, soft wind</text:p>
            <text:p/>
            <text:p>こんな風な物 ・ こんなふうなもの ・ things of this kind</text:p>
            <text:p/>
            <text:p>風刺 ・ ふうし ・ satire, sarcasm</text:p>
            <text:p/>
            <text:p>風体 ・ ふうてい [ふうたい] ・ appearance, looks; posture</text:p>
          </table:table-cell>
          <table:table-cell table:number-columns-repeated="1018"/>
        </table:table-row>
        <table:table-row table:style-name="ro56">
          <table:table-cell office:value-type="float" office:value="426" calcext:value-type="float">
            <text:p>426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キ</text:p>
            <text:p/>
            <text:p>コ</text:p>
          </table:table-cell>
          <table:table-cell office:value-type="string" calcext:value-type="string">
            <text:p>おのれ</text:p>
          </table:table-cell>
          <table:table-cell office:value-type="string" calcext:value-type="string">
            <text:p>己を信じる ・ おのれをしんじる ・ believe in oneself</text:p>
            <text:p/>
            <text:p>自己 ・ じこ ・ oneself, self, ego</text:p>
            <text:p/>
            <text:p>利己 ・ りこ ・ self-interest</text:p>
            <text:p/>
            <text:p>自己中心 ・ じこちゅうしん ・ egocentrism</text:p>
            <text:p/>
            <text:p>克己 ・ こっき ・ self-denial, self-control</text:p>
            <text:p/>
            <text:p>知己 ・ ちき ・ acquaintance; intimate friend</text:p>
            <text:p/>
            <text:p>己を捨てる ・ おのれをすてる ・ rise above oneself</text:p>
          </table:table-cell>
          <table:table-cell table:number-columns-repeated="1018"/>
        </table:table-row>
        <table:table-row table:style-name="ro23">
          <table:table-cell office:value-type="float" office:value="427" calcext:value-type="float">
            <text:p>427</text:p>
          </table:table-cell>
          <table:table-cell office:value-type="string" calcext:value-type="string">
            <text:p>記</text:p>
          </table:table-cell>
          <table:table-cell office:value-type="string" calcext:value-type="string">
            <text:p>WRITE DOW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しる(す)</text:p>
          </table:table-cell>
          <table:table-cell office:value-type="string" calcext:value-type="string">
            <text:p>記す ・ しるす ・ [vt] record, write down</text:p>
            <text:p/>
            <text:p>書き記す ・ かきしるす ・ [vt] write down, record, register</text:p>
            <text:p/>
            <text:p>記入する ・ きにゅうする ・ enter, fill in a form </text:p>
            <text:p/>
            <text:p>記者 ・ きしゃ ・ journalist, reporter; editor</text:p>
            <text:p/>
            <text:p>記事 ・ きじ ・ news, article; account</text:p>
            <text:p/>
            <text:p>伝記 ・ でんき ・ biography</text:p>
            <text:p/>
            <text:p>書記 ・ しょき ・ clerk, secretary</text:p>
            <text:p/>
            <text:p>暗記 ・ あんき ・ learning by heart, memorizing</text:p>
          </table:table-cell>
          <table:table-cell table:number-columns-repeated="1018"/>
        </table:table-row>
        <table:table-row table:style-name="ro40">
          <table:table-cell office:value-type="float" office:value="428" calcext:value-type="float">
            <text:p>428</text:p>
          </table:table-cell>
          <table:table-cell office:value-type="string" calcext:value-type="string">
            <text:p>紀</text:p>
          </table:table-cell>
          <table:table-cell office:value-type="string" calcext:value-type="string">
            <text:p>ERA</text:p>
            <text:p/>
            <text:p>DISCIPLINE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風紀 ・ ふうき ・ public morals</text:p>
            <text:p/>
            <text:p>紀元 ・ きげん ・ era; AD, CE</text:p>
            <text:p/>
            <text:p>紀元前 ・ きげんぜん ・ BC, BCE</text:p>
            <text:p/>
            <text:p>校紀 ・ こうき ・ school discipline</text:p>
            <text:p/>
            <text:p>風紀 ・ ふうき ・ public morals</text:p>
            <text:p/>
            <text:p>綱紀 ・ こうき ・ law and order, official discipline</text:p>
            <text:p/>
            <text:p>軍紀 ・ ぐんき ・ military discipline, troop morals</text:p>
            <text:p/>
            <text:p>党紀 ・ とうき ・ party discipline</text:p>
          </table:table-cell>
          <table:table-cell office:value-type="string" calcext:value-type="string">
            <text:p>age ・ morals</text:p>
          </table:table-cell>
          <table:table-cell table:number-columns-repeated="1017"/>
        </table:table-row>
        <table:table-row table:style-name="ro31">
          <table:table-cell office:value-type="float" office:value="429" calcext:value-type="float">
            <text:p>429</text:p>
          </table:table-cell>
          <table:table-cell office:value-type="string" calcext:value-type="string">
            <text:p>改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あらた(める)</text:p>
            <text:p/>
            <text:p>あらた(まる)</text:p>
          </table:table-cell>
          <table:table-cell office:value-type="string" calcext:value-type="string">
            <text:p>改正 ・ かいせい ・ revision, amendment</text:p>
            <text:p/>
            <text:p>改新 ・ かいしん ・ renovation, reformation</text:p>
            <text:p/>
            <text:p>改憲 ・ かいけん ・ constitutional revision</text:p>
            <text:p/>
            <text:p>改める ・ あらためる ・ [vt] reform, revise; check; improve</text:p>
            <text:p/>
            <text:p>改めて ・ あらためて ・ again, over again, anew; formally</text:p>
            <text:p/>
            <text:p>改まる ・ あらたまる ・ [vi] be renewed, renovated; change, be improved, reformed</text:p>
          </table:table-cell>
          <table:table-cell office:value-type="string" calcext:value-type="string">
            <text:p>renew</text:p>
          </table:table-cell>
          <table:table-cell table:number-columns-repeated="1017"/>
        </table:table-row>
        <table:table-row table:style-name="ro31">
          <table:table-cell office:value-type="float" office:value="430" calcext:value-type="float">
            <text:p>430</text:p>
          </table:table-cell>
          <table:table-cell office:value-type="string" calcext:value-type="string">
            <text:p>起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お(きる)</text:p>
            <text:p/>
            <text:p>お(こる)</text:p>
            <text:p/>
            <text:p>お(こす)</text:p>
          </table:table-cell>
          <table:table-cell office:value-type="string" calcext:value-type="string">
            <text:p>起こる ・ おこる ・ [vi] occur, spring up, arise from</text:p>
            <text:p/>
            <text:p>起源 [起原] ・ きげん ・ origin, beginning</text:p>
            <text:p/>
            <text:p>起きる ・ おきる ・ [vi] rise, wake up; occur, break out</text:p>
            <text:p/>
            <text:p>起立する ・ きりつする ・ stand up, rise</text:p>
            <text:p/>
            <text:p>起点 ・ きてん ・ starting point</text:p>
            <text:p/>
            <text:p>起こす ・ おこす ・ [vt] raise up, set upright; wake up, arouse; give rise to, bring about</text:p>
          </table:table-cell>
          <table:table-cell office:value-type="string" calcext:value-type="string">
            <text:p>arise; occur</text:p>
          </table:table-cell>
          <table:table-cell table:number-columns-repeated="1017"/>
        </table:table-row>
        <table:table-row table:style-name="ro38">
          <table:table-cell office:value-type="float" office:value="431" calcext:value-type="float">
            <text:p>431</text:p>
          </table:table-cell>
          <table:table-cell office:value-type="string" calcext:value-type="string">
            <text:p>姓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10"/>
          <table:table-cell office:value-type="string" calcext:value-type="string">
            <text:p>姓名 ・ せいめい ・ full name</text:p>
            <text:p/>
            <text:p>百姓 ・ ひゃくしょう ・ country bumpkin, farmer; the masses</text:p>
            <text:p/>
            <text:p>改姓する ・ かいせいする ・ change one’s family name</text:p>
            <text:p/>
            <text:p>同姓 ・ どうせい ・ same surname</text:p>
            <text:p/>
            <text:p>旧姓 ・ きゅうせい ・ one’s former name, née</text:p>
          </table:table-cell>
          <table:table-cell table:number-columns-repeated="1018"/>
        </table:table-row>
        <table:table-row table:style-name="ro30">
          <table:table-cell office:value-type="float" office:value="432" calcext:value-type="float">
            <text:p>432</text:p>
          </table:table-cell>
          <table:table-cell office:value-type="string" calcext:value-type="string">
            <text:p>由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ユ</text:p>
            <text:p/>
            <text:p>ユイ</text:p>
            <text:p/>
            <text:p>ユウ</text:p>
          </table:table-cell>
          <table:table-cell office:value-type="string" calcext:value-type="string">
            <text:p>よし</text:p>
          </table:table-cell>
          <table:table-cell office:value-type="string" calcext:value-type="string">
            <text:p>由来 ・ ゆらい ・ origin, source, cause; history</text:p>
            <text:p/>
            <text:p>自由 ・ じゆう ・ freedom</text:p>
            <text:p/>
            <text:p>不自由 ・ ふじゆう ・ inconvenience; disability; poverty</text:p>
            <text:p/>
            <text:p>由無き ・ よしなき ・ senseless, meaningless; absurd</text:p>
            <text:p/>
            <text:p>…の由です ・ …のよしです ・ hear / it is said that…</text:p>
            <text:p/>
            <text:p>経由 ・ けいゆ ・ via, through</text:p>
            <text:p/>
            <text:p>事由 ・ じゆう ・ reason, cause, ground</text:p>
          </table:table-cell>
          <table:table-cell office:value-type="string" calcext:value-type="string">
            <text:p>cause</text:p>
          </table:table-cell>
          <table:table-cell table:number-columns-repeated="1017"/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油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石油 ・ せきゆ ・ petroleum, oil</text:p>
            <text:p/>
            <text:p>油田 ・ ゆでん ・ oilfield</text:p>
            <text:p/>
            <text:p>油 ・ あぶら ・ oil</text:p>
            <text:p/>
            <text:p>オリーブ油 ・ オリーブゆ ・ olive oil</text:p>
            <text:p/>
            <text:p>原油 ・ げんゆ ・ crude oil</text:p>
          </table:table-cell>
          <table:table-cell table:number-columns-repeated="1018"/>
        </table:table-row>
        <table:table-row table:style-name="ro15">
          <table:table-cell office:value-type="float" office:value="434" calcext:value-type="float">
            <text:p>434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井戸 ・ いど ・ (water) well</text:p>
            <text:p/>
            <text:p>天井 ・ てんじょう ・ ceiling</text:p>
            <text:p/>
            <text:p>油井 ・ ゆせい ・ oil well</text:p>
          </table:table-cell>
          <table:table-cell table:number-columns-repeated="1018"/>
        </table:table-row>
        <table:table-row table:style-name="ro30">
          <table:table-cell office:value-type="float" office:value="435" calcext:value-type="float">
            <text:p>435</text:p>
          </table:table-cell>
          <table:table-cell office:value-type="string" calcext:value-type="string">
            <text:p>囲</text:p>
          </table:table-cell>
          <table:table-cell office:value-type="string" calcext:value-type="string">
            <text:p>ENCLOS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かこ(む)</text:p>
            <text:p/>
            <text:p>かこ(う)</text:p>
            <text:p/>
            <text:p>かこ(い)</text:p>
          </table:table-cell>
          <table:table-cell office:value-type="string" calcext:value-type="string">
            <text:p>囲む ・ かこむ ・ [vt] enclose, surround</text:p>
            <text:p/>
            <text:p>周囲 ・ しゅうい ・ circumference, periphery; surroundings</text:p>
            <text:p/>
            <text:p>取り囲む ・ とりかこむ ・ [vt] enclose, encircle</text:p>
            <text:p/>
            <text:p>囲いに入れる ・ かこいにいれる ・ place in an enclosure</text:p>
            <text:p/>
            <text:p>囲まれる ・ かこまれる ・ be surrounded</text:p>
            <text:p/>
            <text:p>包囲する ・ ほういする ・ surround, encircle, envelop</text:p>
            <text:p/>
            <text:p>範囲 ・ はんい ・ range, scope</text:p>
          </table:table-cell>
          <table:table-cell table:number-columns-repeated="1018"/>
        </table:table-row>
        <table:table-row table:style-name="ro38">
          <table:table-cell office:value-type="float" office:value="436" calcext:value-type="float">
            <text:p>436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どんぶり</text:p>
          </table:table-cell>
          <table:table-cell office:value-type="string" calcext:value-type="string">
            <text:p>牛丼 ・ ぎゅうどん ・ bowl of rice topped with beef </text:p>
            <text:p/>
            <text:p>天丼 ・ てんどん ・ tempura on rice</text:p>
            <text:p/>
            <text:p>丼物 ・ どんぶりもの ・ rice bowl dishes</text:p>
            <text:p/>
            <text:p>丼飯 ・ どんぶりめし ・ rice in a large bowl</text:p>
            <text:p/>
            <text:p>鉄火丼 ・ てっかどんぶり ・ bowl of vinegared rice topped with sliced raw tuna</text:p>
          </table:table-cell>
          <table:table-cell office:value-type="string" calcext:value-type="string">
            <text:p>of food</text:p>
          </table:table-cell>
          <table:table-cell table:number-columns-repeated="1017"/>
        </table:table-row>
        <table:table-row table:style-name="ro5">
          <table:table-cell office:value-type="float" office:value="437" calcext:value-type="float">
            <text:p>437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TOWN SUBSECTION</text:p>
            <text:p/>
            <text:p>MISCELLANEOUS COUNTER</text:p>
          </table:table-cell>
          <table:table-cell office:value-type="string" calcext:value-type="string">
            <text:p>チョウ</text:p>
            <text:p/>
            <text:p>テイ</text:p>
          </table:table-cell>
          <table:table-cell table:style-name="ce10"/>
          <table:table-cell office:value-type="string" calcext:value-type="string">
            <text:p>ラーメン三丁 ・ ラーメンさんちょう ・ three bowls of ramen</text:p>
            <text:p/>
            <text:p>四丁目 ・ よんちょうめ ・ 4-chome, 4th town [neighborhood] subsection</text:p>
            <text:p/>
            <text:p>丁度 ・ ちょうど ・ just, exactly; as if</text:p>
            <text:p/>
            <text:p>丁寧な ・ ていねいな ・ polite, courteous</text:p>
            <text:p/>
            <text:p>丁重に ・ ていちょうに ・ politely, courteously</text:p>
          </table:table-cell>
          <table:table-cell table:number-columns-repeated="1018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寧</text:p>
          </table:table-cell>
          <table:table-cell office:value-type="string" calcext:value-type="string">
            <text:p>COURTEOUS</text:p>
          </table:table-cell>
          <table:table-cell office:value-type="string" calcext:value-type="string">
            <text:p>ネイ</text:p>
          </table:table-cell>
          <table:table-cell office:value-type="string" calcext:value-type="string">
            <text:p>むし(ろ)*</text:p>
          </table:table-cell>
          <table:table-cell office:value-type="string" calcext:value-type="string">
            <text:p>丁寧な ・ ていねいな ・ polite, courteous</text:p>
            <text:p/>
            <text:p>丁寧語 ・ ていねいご ・ polite language / speech</text:p>
            <text:p/>
            <text:p>寧日 ・ ねいじつ ・ peaceful day</text:p>
            <text:p/>
            <text:p>安寧 ・ あんねい ・ public peace, tranquility</text:p>
            <text:p/>
            <text:p>寧ろ ・ むしろ ・ rather, better, instead</text:p>
          </table:table-cell>
          <table:table-cell office:value-type="string" calcext:value-type="string">
            <text:p>peaceful</text:p>
          </table:table-cell>
          <table:table-cell table:number-columns-repeated="1017"/>
        </table:table-row>
        <table:table-row table:style-name="ro30">
          <table:table-cell office:value-type="float" office:value="439" calcext:value-type="float">
            <text:p>439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下町 ・ したまち ・ downtown business quarters, Tōkyō's old part</text:p>
            <text:p/>
            <text:p>町人 ・ ちょうにん ・ townsman, tradesman Edo period </text:p>
            <text:p/>
            <text:p>室町時代 ・ むろまちじだい ・ Muromachi Period historical era, ~ 1336-1573 </text:p>
            <text:p/>
            <text:p>港町 ・ みなとまち ・ port town</text:p>
            <text:p/>
            <text:p>町役場 ・ まちやくば ・ town hall</text:p>
            <text:p/>
            <text:p>町会 ・ ちょうかい ・ town block association</text:p>
            <text:p/>
            <text:p>町名 ・ ちょうめい ・ town name</text:p>
          </table:table-cell>
          <table:table-cell office:value-type="string" calcext:value-type="string">
            <text:p>~ section</text:p>
          </table:table-cell>
          <table:table-cell table:number-columns-repeated="1017"/>
        </table:table-row>
        <table:table-row table:style-name="ro20">
          <table:table-cell office:value-type="float" office:value="440" calcext:value-type="float">
            <text:p>440</text:p>
          </table:table-cell>
          <table:table-cell office:value-type="string" calcext:value-type="string">
            <text:p>灯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電灯 ・ でんとう ・ lamp, electric light</text:p>
            <text:p/>
            <text:p>灯光 ・ とうこう ・ lamplight</text:p>
            <text:p/>
            <text:p>灯 ・ ひ ・ a light, lights</text:p>
            <text:p/>
            <text:p>灯を付ける ・ ひをつける ・ turn on the light</text:p>
            <text:p/>
            <text:p>街灯 ・ がいとう ・ street lamp</text:p>
            <text:p/>
            <text:p>尾灯 ・ びとう ・ taillight</text:p>
          </table:table-cell>
          <table:table-cell table:number-columns-repeated="1018"/>
        </table:table-row>
        <table:table-row table:style-name="ro57">
          <table:table-cell office:value-type="float" office:value="441" calcext:value-type="float">
            <text:p>441</text:p>
          </table:table-cell>
          <table:table-cell office:value-type="string" calcext:value-type="string">
            <text:p>庁</text:p>
          </table:table-cell>
          <table:table-cell office:value-type="string" calcext:value-type="string">
            <text:p>GOVERNMENT AGENCY</text:p>
          </table:table-cell>
          <table:table-cell office:value-type="string" calcext:value-type="string">
            <text:p>チョウ</text:p>
          </table:table-cell>
          <table:table-cell table:style-name="ce10"/>
          <table:table-cell office:value-type="string" calcext:value-type="string">
            <text:p>官庁 ・ かんちょう ・ government office / agency</text:p>
            <text:p/>
            <text:p>都庁 ・ とちょう ・ Tokyo Metropolitan Gov't Office</text:p>
            <text:p/>
            <text:p>庁舎 ・ ちょうしゃ ・ government building</text:p>
            <text:p/>
            <text:p>県庁 ・ けんちょう ・ prefectural office</text:p>
            <text:p/>
            <text:p>警視庁 ・ けいしちょう ・ Metropolitan Police Office</text:p>
            <text:p/>
            <text:p>環境庁 ・ かんきょうちょう ・ Environment Agency</text:p>
          </table:table-cell>
          <table:table-cell table:number-columns-repeated="1018"/>
        </table:table-row>
        <table:table-row table:style-name="ro9">
          <table:table-cell office:value-type="float" office:value="442" calcext:value-type="float">
            <text:p>442</text:p>
          </table:table-cell>
          <table:table-cell office:value-type="string" calcext:value-type="string">
            <text:p>貯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たくわ(える)</text:p>
            <text:p/>
            <text:p>た(める)</text:p>
          </table:table-cell>
          <table:table-cell office:value-type="string" calcext:value-type="string">
            <text:p>貯金 ・ ちょきん ・ savings, deposit</text:p>
            <text:p/>
            <text:p>貯水池 ・ ちょすいち ・ reservoir</text:p>
            <text:p/>
            <text:p>貯える ・ たくわえる ・ [vt] store, lay in stock </text:p>
            <text:p/>
            <text:p>貯める ・ ためる ・ [vt] save in a bank </text:p>
            <text:p/>
            <text:p>貯蔵する ・ ちょぞうする ・ store, preserve, set aside</text:p>
            <text:p/>
            <text:p>預貯金 ・ よちょきん ・ deposits and savings, bank account</text:p>
          </table:table-cell>
          <table:table-cell office:value-type="string" calcext:value-type="string">
            <text:p>save</text:p>
          </table:table-cell>
          <table:table-cell table:number-columns-repeated="1017"/>
        </table:table-row>
        <table:table-row table:style-name="ro40">
          <table:table-cell office:value-type="float" office:value="443" calcext:value-type="float">
            <text:p>443</text:p>
          </table:table-cell>
          <table:table-cell office:value-type="string" calcext:value-type="string">
            <text:p>易</text:p>
          </table:table-cell>
          <table:table-cell office:value-type="string" calcext:value-type="string">
            <text:p>EASY</text:p>
            <text:p/>
            <text:p>EXCHANGE</text:p>
            <text:p/>
            <text:p>FORTUNETELLING</text:p>
          </table:table-cell>
          <table:table-cell office:value-type="string" calcext:value-type="string">
            <text:p>エキ</text:p>
            <text:p/>
            <text:p>イ</text:p>
          </table:table-cell>
          <table:table-cell office:value-type="string" calcext:value-type="string">
            <text:p>やさ(しい)</text:p>
            <text:p/>
            <text:p>やす(い)*</text:p>
          </table:table-cell>
          <table:table-cell office:value-type="string" calcext:value-type="string">
            <text:p>安易な ・ あんいな ・ easy, easygoing</text:p>
            <text:p/>
            <text:p>分かり易い ・ わかりやすい ・ easy to understand</text:p>
            <text:p/>
            <text:p>易者 ・ えきしゃ ・ fortuneteller</text:p>
            <text:p/>
            <text:p>易しい ・ やさしい ・ easy, simple</text:p>
            <text:p/>
            <text:p>易い ・ やすい ・ easy, simple to do </text:p>
            <text:p/>
            <text:p>易易と ・ やすやすと ・ easily, without difficulty</text:p>
            <text:p/>
            <text:p>平易な ・ へいいな ・ plain, simple, easy</text:p>
            <text:p/>
            <text:p>交易 ・ こうえき ・ trade, commerce</text:p>
          </table:table-cell>
          <table:table-cell table:number-columns-repeated="1018"/>
        </table:table-row>
        <table:table-row table:style-name="ro9">
          <table:table-cell office:value-type="float" office:value="444" calcext:value-type="float">
            <text:p>444</text:p>
          </table:table-cell>
          <table:table-cell office:value-type="string" calcext:value-type="string">
            <text:p>賜</text:p>
          </table:table-cell>
          <table:table-cell office:value-type="string" calcext:value-type="string">
            <text:p>DEIGN TO GIV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たまわ(る)</text:p>
          </table:table-cell>
          <table:table-cell office:value-type="string" calcext:value-type="string">
            <text:p>賜金 ・ しきん ・ gratuity, grant</text:p>
            <text:p/>
            <text:p>賜る ・ たまわる ・ [vt] deign to give, bestow</text:p>
            <text:p/>
            <text:p>賜り物 ・ たまわりもの ・ gift, boon</text:p>
            <text:p/>
            <text:p>下賜する ・ かしする ・ grant, deign to give</text:p>
            <text:p/>
            <text:p>賜杯 ・ しはい ・ trophy given by the emperor / prince</text:p>
            <text:p/>
            <text:p>賜暇 ・ しか ・ leave of absence, furlough</text:p>
          </table:table-cell>
          <table:table-cell office:value-type="string" calcext:value-type="string">
            <text:p>bestow</text:p>
          </table:table-cell>
          <table:table-cell table:number-columns-repeated="1017"/>
        </table:table-row>
        <table:table-row table:style-name="ro42">
          <table:table-cell office:value-type="float" office:value="445" calcext:value-type="float">
            <text:p>445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場所 ・ ばしょ ・ place, spot, site; space, room</text:p>
            <text:p/>
            <text:p>工場 ・ こうじょう ・ factory, plant, workshop</text:p>
            <text:p/>
            <text:p>場合 ・ ばあい ・ occasion, circumstances, situation, case</text:p>
            <text:p/>
            <text:p>駐車場 ・ ちゅうしゃじょう ・ parking lot</text:p>
          </table:table-cell>
          <table:table-cell table:number-columns-repeated="1018"/>
        </table:table-row>
        <table:table-row table:style-name="ro46">
          <table:table-cell office:value-type="float" office:value="446" calcext:value-type="float">
            <text:p>446</text:p>
          </table:table-cell>
          <table:table-cell office:value-type="string" calcext:value-type="string">
            <text:p>湯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お湯 ・ おゆ ・ hot water</text:p>
            <text:p/>
            <text:p>温湯 ・ おんとう ・ comfortably hot bathwater</text:p>
            <text:p/>
            <text:p>湯殿 ・ ゆどの ・ bathroom</text:p>
            <text:p/>
            <text:p>給湯 ・ きゅうとう ・ hot water supply</text:p>
            <text:p/>
            <text:p>熱湯 ・ ねっとう ・ boiling water</text:p>
            <text:p/>
            <text:p>湯気 ・ ゆげ ・ steam, vapor</text:p>
            <text:p/>
            <text:p>湯飲み ・ ゆのみ ・ teacup</text:p>
            <text:p/>
            <text:p>入湯 ・ にゅうとう ・ taking a hot bath</text:p>
          </table:table-cell>
          <table:table-cell table:number-columns-repeated="1018"/>
        </table:table-row>
        <table:table-row table:style-name="ro30">
          <table:table-cell office:value-type="float" office:value="447" calcext:value-type="float">
            <text:p>447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モン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門口 ・ かどぐち ・ entrance, gateway</text:p>
            <text:p/>
            <text:p>正門 ・ せいもん ・ main gate, main entrance</text:p>
            <text:p/>
            <text:p>部門 ・ ぶもん ・ group, division, section; genus</text:p>
            <text:p/>
            <text:p>名門 ・ めいもん ・ prestigious [establishment] family</text:p>
            <text:p/>
            <text:p>門 ・ かど ・ gate, door</text:p>
            <text:p/>
            <text:p>門出 ・ かどで ・ departure, setting out</text:p>
            <text:p/>
            <text:p>門を開ける ・ もんをあける ・ open the gate</text:p>
          </table:table-cell>
          <table:table-cell table:number-columns-repeated="1018"/>
        </table:table-row>
        <table:table-row table:style-name="ro32">
          <table:table-cell office:value-type="float" office:value="448" calcext:value-type="float">
            <text:p>448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SPACE IN BETWEEN</text:p>
          </table:table-cell>
          <table:table-cell office:value-type="string" calcext:value-type="string">
            <text:p>カン</text:p>
            <text:p/>
            <text:p>ケン</text:p>
          </table:table-cell>
          <table:table-cell office:value-type="string" calcext:value-type="string">
            <text:p>あいだ</text:p>
            <text:p/>
            <text:p>ま</text:p>
          </table:table-cell>
          <table:table-cell office:value-type="string" calcext:value-type="string">
            <text:p>間に合う ・ まにあう ・ be in time; answer the purpose; can do without</text:p>
            <text:p/>
            <text:p>時間 ・ じかん ・ time, period; hour</text:p>
            <text:p/>
            <text:p>長い間 ・ ながいあいだ ・ a long time</text:p>
            <text:p/>
            <text:p>間¹ ・ あいだ ・ during, between, interval </text:p>
            <text:p/>
            <text:p>間² ・ ま ・ time, space, room</text:p>
            <text:p/>
            <text:p>…の間に ・ …のあいだに ・ in between …</text:p>
            <text:p/>
            <text:p>空間 ・ くうかん ・ space, room</text:p>
          </table:table-cell>
          <table:table-cell office:value-type="string" calcext:value-type="string">
            <text:p>interval</text:p>
          </table:table-cell>
          <table:table-cell table:number-columns-repeated="1017"/>
        </table:table-row>
        <table:table-row table:style-name="ro9">
          <table:table-cell office:value-type="float" office:value="449" calcext:value-type="float">
            <text:p>449</text:p>
          </table:table-cell>
          <table:table-cell office:value-type="string" calcext:value-type="string">
            <text:p>閉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と(じる)</text:p>
            <text:p/>
            <text:p>と(ざす)</text:p>
            <text:p/>
            <text:p>し(める)</text:p>
            <text:p/>
            <text:p>し(まる)</text:p>
          </table:table-cell>
          <table:table-cell office:value-type="string" calcext:value-type="string">
            <text:p>閉める ・ しめる ・ [vt] shut, close move into closed position </text:p>
            <text:p/>
            <text:p>閉まる ・ しまる ・ [vi] close, be closed</text:p>
            <text:p/>
            <text:p>閉店時間 ・ へいてんじかん ・ store closing time</text:p>
            <text:p/>
            <text:p>閉会 ・ へいかい ・ closing a meeting</text:p>
            <text:p/>
            <text:p>閉じる ・ とじる ・ [vi, vt] close</text:p>
            <text:p/>
            <text:p>閉ざす ・ とざす ・ [vt] shut, close, fasten, lock</text:p>
          </table:table-cell>
          <table:table-cell table:number-columns-repeated="1018"/>
        </table:table-row>
        <table:table-row table:style-name="ro36">
          <table:table-cell office:value-type="float" office:value="450" calcext:value-type="float">
            <text:p>450</text:p>
          </table:table-cell>
          <table:table-cell office:value-type="string" calcext:value-type="string">
            <text:p>開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ひら(く)</text:p>
            <text:p/>
            <text:p>ひら(き)</text:p>
            <text:p/>
            <text:p>-び(らき)</text:p>
            <text:p/>
            <text:p>ひら(ける)</text:p>
            <text:p/>
            <text:p>あ(く)</text:p>
            <text:p/>
            <text:p>あ(ける)</text:p>
          </table:table-cell>
          <table:table-cell office:value-type="string" calcext:value-type="string">
            <text:p>開会 ・ かいかい ・ opening a meeting</text:p>
            <text:p/>
            <text:p>開く¹ ・ ひらく ・ [vi, vt] open up , unfold, hold meeting, … </text:p>
            <text:p/>
            <text:p>開く² ・ あく ・ [vi] become open, begin</text:p>
            <text:p/>
            <text:p>十時に開く ・ じゅうじにあく ・ opens ten o’clock a shop </text:p>
            <text:p/>
            <text:p>開ける¹ ・ ひらける ・ [vi] become opened up, widen; develop, become civilized; be up-to-date</text:p>
            <text:p/>
            <text:p>開ける² ・ あける ・ [vt] open, unlock</text:p>
            <text:p/>
            <text:p>開発する ・ かいはつする ・ develop, open up</text:p>
          </table:table-cell>
          <table:table-cell table:number-columns-repeated="1018"/>
        </table:table-row>
        <table:table-row table:style-name="ro28">
          <table:table-cell office:value-type="float" office:value="451" calcext:value-type="float">
            <text:p>451</text:p>
          </table:table-cell>
          <table:table-cell office:value-type="string" calcext:value-type="string">
            <text:p>関</text:p>
          </table:table-cell>
          <table:table-cell office:value-type="string" calcext:value-type="string">
            <text:p>CONNECT WITH</text:p>
            <text:p/>
            <text:p>BARRIER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せき</text:p>
            <text:p/>
            <text:p>-ぜき</text:p>
            <text:p/>
            <text:p>かか(わる)</text:p>
          </table:table-cell>
          <table:table-cell office:value-type="string" calcext:value-type="string">
            <text:p>関わる ・ かかわる ・ [vi] be concerned in, involved</text:p>
            <text:p/>
            <text:p>関心 ・ かんしん ・ concern, interest</text:p>
            <text:p/>
            <text:p>関する ・ かんする ・ concern, relate to, be connected w.</text:p>
            <text:p/>
            <text:p>機関 ・ きかん ・ engine, machine; agency, facilities, institution</text:p>
            <text:p/>
            <text:p>関節 ・ かんせつ ・ joint</text:p>
            <text:p/>
            <text:p>通関 ・ つうかん ・ customs clearance, entry</text:p>
            <text:p/>
            <text:p>関取 ・ せきとり ・ ranking sumo wrestler</text:p>
            <text:p/>
            <text:p>大関 ・ おおぜき ・ sumo wrestler of 2nd highest rank</text:p>
          </table:table-cell>
          <table:table-cell office:value-type="string" calcext:value-type="string">
            <text:p>concern</text:p>
          </table:table-cell>
          <table:table-cell table:number-columns-repeated="1017"/>
        </table:table-row>
        <table:table-row table:style-name="ro16">
          <table:table-cell office:value-type="float" office:value="452" calcext:value-type="float">
            <text:p>452</text:p>
          </table:table-cell>
          <table:table-cell office:value-type="string" calcext:value-type="string">
            <text:p>問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モン</text:p>
          </table:table-cell>
          <table:table-cell office:value-type="string" calcext:value-type="string">
            <text:p>と(う)</text:p>
            <text:p/>
            <text:p>と(い)</text:p>
            <text:p/>
            <text:p>とん</text:p>
          </table:table-cell>
          <table:table-cell office:value-type="string" calcext:value-type="string">
            <text:p>問いかける ・ といかける ・ ask a question</text:p>
            <text:p/>
            <text:p>問う ・ とう ・ ask, question</text:p>
            <text:p/>
            <text:p>質問 ・ しつもん ・ question</text:p>
            <text:p/>
            <text:p>学問 ・ がくもん ・ scholarship, learning</text:p>
            <text:p/>
            <text:p>問い合わせる ・ といあわせる ・ inquire, check; refer to</text:p>
            <text:p/>
            <text:p>問屋 ・ とんや ・ wholesale store; commission agent</text:p>
            <text:p/>
            <text:p>問い質す ・ といただす ・ [vt] inquire, question</text:p>
            <text:p/>
            <text:p>訪問 ・ ほうもん ・ visit</text:p>
          </table:table-cell>
          <table:table-cell office:value-type="string" calcext:value-type="string">
            <text:p>ask</text:p>
          </table:table-cell>
          <table:table-cell table:number-columns-repeated="1017"/>
        </table:table-row>
        <table:table-row table:style-name="ro29">
          <table:table-cell office:value-type="float" office:value="453" calcext:value-type="float">
            <text:p>453</text:p>
          </table:table-cell>
          <table:table-cell office:value-type="string" calcext:value-type="string">
            <text:p>聞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ブン</text:p>
            <text:p/>
            <text:p>モン</text:p>
          </table:table-cell>
          <table:table-cell office:value-type="string" calcext:value-type="string">
            <text:p>き(く)</text:p>
            <text:p/>
            <text:p>き(こえる)</text:p>
          </table:table-cell>
          <table:table-cell office:value-type="string" calcext:value-type="string">
            <text:p>新聞 ・ しんぶん ・ newspaper</text:p>
            <text:p/>
            <text:p>聞く ・ きく ・ [vt] hear; ask</text:p>
            <text:p/>
            <text:p>聞き手 ・ ききて ・ listener, audience</text:p>
            <text:p/>
            <text:p>見聞 ・ けんぶん ・ experience, observation</text:p>
            <text:p/>
            <text:p>道を聞く ・ みちをきく ・ ask the way</text:p>
            <text:p/>
            <text:p>風聞 ・ ふうぶん ・ rumor, hearsay</text:p>
            <text:p/>
            <text:p>聞こえる ・ きこえる ・ [vi] hear, be heard / audible</text:p>
          </table:table-cell>
          <table:table-cell office:value-type="string" calcext:value-type="string">
            <text:p>ask</text:p>
          </table:table-cell>
          <table:table-cell table:number-columns-repeated="1017"/>
        </table:table-row>
        <table:table-row table:style-name="ro37">
          <table:table-cell office:value-type="float" office:value="454" calcext:value-type="float">
            <text:p>454</text:p>
          </table:table-cell>
          <table:table-cell office:value-type="string" calcext:value-type="string">
            <text:p>訪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おとず(れる)</text:p>
            <text:p/>
            <text:p>　たず(ねる)</text:p>
          </table:table-cell>
          <table:table-cell office:value-type="string" calcext:value-type="string">
            <text:p>訪ねる ・ たずねる ・ [vt] visit, call on</text:p>
            <text:p/>
            <text:p>訪問 ・ ほうもん ・ visit</text:p>
            <text:p/>
            <text:p>訪日 ・ ほうにち ・ visiting Japan, visit to Japan</text:p>
            <text:p/>
            <text:p>訪れ ・ おとずれ ・ visit, call; advent, arrival</text:p>
            <text:p/>
            <text:p>病院を 訪れる ・ びょういんを おとずれる ・ visit at a hospital</text:p>
            <text:p/>
            <text:p>友人を 訪ねる ・ ゆうじんを たずねる ・ call on a friend</text:p>
            <text:p/>
            <text:p>訪客 ・ ほうきゃく ・ visitor</text:p>
          </table:table-cell>
          <table:table-cell table:number-columns-repeated="1018"/>
        </table:table-row>
        <table:table-row table:style-name="ro29">
          <table:table-cell office:value-type="float" office:value="455" calcext:value-type="float">
            <text:p>455</text:p>
          </table:table-cell>
          <table:table-cell office:value-type="string" calcext:value-type="string">
            <text:p>送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おく(る)</text:p>
          </table:table-cell>
          <table:table-cell office:value-type="string" calcext:value-type="string">
            <text:p>送信 ・ そうしん ・ transmission of a message </text:p>
            <text:p/>
            <text:p>送る ・ おくる ・ [vt] send, transmit</text:p>
            <text:p/>
            <text:p>見送る ・ みおくる ・ [vt] see off</text:p>
            <text:p/>
            <text:p>送別会 ・ そうべつかい ・ farewell party</text:p>
            <text:p/>
            <text:p>送り先 ・ おくりさき ・ destination; receiver, consignee</text:p>
            <text:p/>
            <text:p>送付 ・ そうふ ・ sending, remittance</text:p>
            <text:p/>
            <text:p>送別 ・ そうべつ ・ farewell, send-off</text:p>
          </table:table-cell>
          <table:table-cell office:value-type="string" calcext:value-type="string">
            <text:p>transmit</text:p>
          </table:table-cell>
          <table:table-cell table:number-columns-repeated="1017"/>
        </table:table-row>
        <table:table-row table:style-name="ro9">
          <table:table-cell office:value-type="float" office:value="456" calcext:value-type="float">
            <text:p>456</text:p>
          </table:table-cell>
          <table:table-cell office:value-type="string" calcext:value-type="string">
            <text:p>券</text:p>
          </table:table-cell>
          <table:table-cell office:value-type="string" calcext:value-type="string">
            <text:p>TICKET</text:p>
            <text:p/>
            <text:p>CERTIFICATE</text:p>
          </table:table-cell>
          <table:table-cell office:value-type="string" calcext:value-type="string">
            <text:p>ケン</text:p>
          </table:table-cell>
          <table:table-cell table:style-name="ce10"/>
          <table:table-cell office:value-type="string" calcext:value-type="string">
            <text:p>入場券 ・ にゅうじょうけん ・ admission ticket</text:p>
            <text:p/>
            <text:p>回数券 ・ かいすうけん ・ coupon ticket; carnet</text:p>
            <text:p/>
            <text:p>日銀券 ・ にちぎんけん ・ Bank of Japan bond</text:p>
            <text:p/>
            <text:p>旅券 ・ りょけん ・ passport</text:p>
            <text:p/>
            <text:p>証券 ・ しょうけん ・ bill, bond, securities</text:p>
            <text:p/>
            <text:p>債券 ・ さいけん ・ bond, debenture</text:p>
          </table:table-cell>
          <table:table-cell table:number-columns-repeated="1018"/>
        </table:table-row>
        <table:table-row table:style-name="ro11">
          <table:table-cell office:value-type="float" office:value="457" calcext:value-type="float">
            <text:p>457</text:p>
          </table:table-cell>
          <table:table-cell office:value-type="string" calcext:value-type="string">
            <text:p>包</text:p>
          </table:table-cell>
          <table:table-cell office:value-type="string" calcext:value-type="string">
            <text:p>WRAP</text:p>
            <text:p/>
            <text:p>ENCOMPASS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つつ(む)</text:p>
          </table:table-cell>
          <table:table-cell office:value-type="string" calcext:value-type="string">
            <text:p>包囲する ・ ほういする ・ surround, envelop</text:p>
            <text:p/>
            <text:p>包む ・ つつむ ・ [vt] wrap, pack</text:p>
            <text:p/>
            <text:p>小包 ・ こづつみ ・ parcel, package</text:p>
            <text:p/>
            <text:p>包丁 ・ ほうちょう ・ kitchen knife, carving knife</text:p>
            <text:p/>
            <text:p>包帯 ・ ほうたい ・ bandage, dressing</text:p>
            <text:p/>
            <text:p>包装 ・ ほうそう ・ wrapping, packing</text:p>
            <text:p/>
            <text:p>内包 ・ ないほう ・ connotation, intention, comprehension</text:p>
          </table:table-cell>
          <table:table-cell table:number-columns-repeated="1018"/>
        </table:table-row>
        <table:table-row table:style-name="ro16">
          <table:table-cell office:value-type="float" office:value="458" calcext:value-type="float">
            <text:p>458</text:p>
          </table:table-cell>
          <table:table-cell office:value-type="string" calcext:value-type="string">
            <text:p>巻</text:p>
          </table:table-cell>
          <table:table-cell office:value-type="string" calcext:value-type="string">
            <text:p>ROLL UP</text:p>
            <text:p/>
            <text:p>VOLUM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ま(き)</text:p>
            <text:p/>
            <text:p>ま(く)</text:p>
            <text:p/>
            <text:p>まき</text:p>
          </table:table-cell>
          <table:table-cell office:value-type="string" calcext:value-type="string">
            <text:p>巻く ・ まく ・ [vt] roll up; wind</text:p>
            <text:p/>
            <text:p>上中下巻 ・ じょうちゅうげかん ・ set of 3 volumes</text:p>
            <text:p/>
            <text:p>巻子本 ・ かんしほん ・ scroll, roll ed book </text:p>
            <text:p/>
            <text:p>別巻 ・ べっかん ・ separate volume, extra issue</text:p>
            <text:p/>
            <text:p>巻き込む ・ まきこむ ・ [vt] roll up , wrap; involve, drag in</text:p>
            <text:p/>
            <text:p>巻き起こす ・ まきおこす ・ create a sensation ; give rise to</text:p>
            <text:p/>
            <text:p>巻末 ・ かんまつ ・ end of a book</text:p>
            <text:p/>
            <text:p>葉巻 ・ はまき ・ cigar</text:p>
          </table:table-cell>
          <table:table-cell office:value-type="string" calcext:value-type="string">
            <text:p>wind</text:p>
          </table:table-cell>
          <table:table-cell table:number-columns-repeated="1017"/>
        </table:table-row>
        <table:table-row table:style-name="ro31">
          <table:table-cell office:value-type="float" office:value="459" calcext:value-type="float">
            <text:p>459</text:p>
          </table:table-cell>
          <table:table-cell office:value-type="string" calcext:value-type="string">
            <text:p>圏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ケン</text:p>
          </table:table-cell>
          <table:table-cell table:style-name="ce10"/>
          <table:table-cell office:value-type="string" calcext:value-type="string">
            <text:p>[通信]圏外 ・ [つうしん]けんがい ・ out of range [of communication] </text:p>
            <text:p/>
            <text:p>首都圏 ・ しゅとけん ・ national capital region</text:p>
            <text:p/>
            <text:p>生物圏 ・ せいぶつけん ・ biosphere</text:p>
            <text:p/>
            <text:p>暴風圏 ・ ぼうふうけん ・ storm zone</text:p>
            <text:p/>
            <text:p>影響圏 ・ えいきょうけん ・ sphere of influence</text:p>
            <text:p/>
            <text:p>共産圏 ・ きょうさんけん ・ the Communist bloc</text:p>
          </table:table-cell>
          <table:table-cell office:value-type="string" calcext:value-type="string">
            <text:p>circle, range</text:p>
          </table:table-cell>
          <table:table-cell table:number-columns-repeated="1017"/>
        </table:table-row>
        <table:table-row table:style-name="ro30">
          <table:table-cell office:value-type="float" office:value="460" calcext:value-type="float">
            <text:p>460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WIN</text:p>
            <text:p/>
            <text:p>EXCE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(つ)</text:p>
            <text:p/>
            <text:p>-が(ち)</text:p>
            <text:p/>
            <text:p>まさ(る)</text:p>
          </table:table-cell>
          <table:table-cell office:value-type="string" calcext:value-type="string">
            <text:p>勝利 ・ しょうり ・ victory, triumph, win</text:p>
            <text:p/>
            <text:p>勝つ ・ かつ ・ [vi] win, defeat; gain advantage</text:p>
            <text:p/>
            <text:p>勝る ・ まさる ・ [vi] be better than, excel</text:p>
            <text:p/>
            <text:p>早い者勝ち ・ はやいものがち ・ first come, first served</text:p>
            <text:p/>
            <text:p>連勝 ・ れんしょう ・ straight victories</text:p>
            <text:p/>
            <text:p>病気勝ちだ ・ びょうきがちだ ・ be prone to diseases</text:p>
            <text:p/>
            <text:p>勝手 ・ かって ・ one’s own way; convenience; circumstances; kitchen</text:p>
          </table:table-cell>
          <table:table-cell table:number-columns-repeated="1018"/>
        </table:table-row>
        <table:table-row table:style-name="ro11">
          <table:table-cell office:value-type="float" office:value="461" calcext:value-type="float">
            <text:p>461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くさ</text:p>
            <text:p/>
            <text:p>たたか(う)</text:p>
          </table:table-cell>
          <table:table-cell office:value-type="string" calcext:value-type="string">
            <text:p>戦う ・ たたかう ・ [vi] fight; contest</text:p>
            <text:p/>
            <text:p>作戦 ・ さくせん ・ tactics, strategy; military maneuvers</text:p>
            <text:p/>
            <text:p>戦線 ・ せんせん ・ war front, battle line</text:p>
            <text:p/>
            <text:p>舌戦 ・ ぜっせん ・ war of words</text:p>
            <text:p/>
            <text:p>決勝戦 ・ けっしょうせん ・ final round match, finals</text:p>
            <text:p/>
            <text:p>戦 ・ いくさ ・ war, fight, battle</text:p>
            <text:p/>
            <text:p>敵と戦う ・ てきとたたかう ・ fight one’s enemy</text:p>
          </table:table-cell>
          <table:table-cell office:value-type="string" calcext:value-type="string">
            <text:p>battle, contest</text:p>
          </table:table-cell>
          <table:table-cell table:number-columns-repeated="1017"/>
        </table:table-row>
        <table:table-row table:style-name="ro46">
          <table:table-cell office:value-type="float" office:value="462" calcext:value-type="float">
            <text:p>462</text:p>
          </table:table-cell>
          <table:table-cell office:value-type="string" calcext:value-type="string">
            <text:p>単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タン</text:p>
          </table:table-cell>
          <table:table-cell table:style-name="ce10"/>
          <table:table-cell office:value-type="string" calcext:value-type="string">
            <text:p>単に ・ たんに ・ merely, simply</text:p>
            <text:p/>
            <text:p>単なる ・ たんなる ・ mere, simple, sheer</text:p>
            <text:p/>
            <text:p>単数 ・ たんすう ・ [grammar] singular</text:p>
            <text:p/>
            <text:p>単調な ・ たんちょうな ・ monotonous, dull</text:p>
            <text:p/>
            <text:p>単位 ・ たんい ・ unit</text:p>
            <text:p/>
            <text:p>単価 ・ たんか ・ unit cost / price</text:p>
            <text:p/>
            <text:p>単語 ・ たんご ・ word</text:p>
            <text:p/>
            <text:p>単元 ・ たんげん ・ unit</text:p>
          </table:table-cell>
          <table:table-cell office:value-type="string" calcext:value-type="string">
            <text:p>simple, unit</text:p>
          </table:table-cell>
          <table:table-cell table:number-columns-repeated="1017"/>
        </table:table-row>
        <table:table-row table:style-name="ro6">
          <table:table-cell office:value-type="float" office:value="463" calcext:value-type="float">
            <text:p>463</text:p>
          </table:table-cell>
          <table:table-cell office:value-type="string" calcext:value-type="string">
            <text:p>簡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簡単な ・ かんたんな ・ simple, easy, light</text:p>
            <text:p/>
            <text:p>簡易な ・ かんいな ・ simple, simplified; easy</text:p>
            <text:p/>
            <text:p>簡素な ・ かんそな ・ plain, simple</text:p>
            <text:p/>
            <text:p>簡明な ・ かんめいな ・ terse, concise</text:p>
            <text:p/>
            <text:p>簡略 ・ かんりゃく ・ simplicity, brevity, conciseness; informality</text:p>
            <text:p/>
            <text:p>簡潔な ・ かんけつな ・ brief, concise</text:p>
          </table:table-cell>
          <table:table-cell table:number-columns-repeated="1018"/>
        </table:table-row>
        <table:table-row table:style-name="ro26">
          <table:table-cell office:value-type="float" office:value="464" calcext:value-type="float">
            <text:p>464</text:p>
          </table:table-cell>
          <table:table-cell office:value-type="string" calcext:value-type="string">
            <text:p>過</text:p>
          </table:table-cell>
          <table:table-cell office:value-type="string" calcext:value-type="string">
            <text:p>PASS BY</text:p>
            <text:p/>
            <text:p>EXCEED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(-)す(ぎる)</text:p>
            <text:p/>
            <text:p>-す(ぎ)</text:p>
            <text:p/>
            <text:p>す(ごす)</text:p>
            <text:p/>
            <text:p>あやま(つ)</text:p>
            <text:p/>
            <text:p>あやま(ち)</text:p>
          </table:table-cell>
          <table:table-cell office:value-type="string" calcext:value-type="string">
            <text:p>過つ ・ あやまつ ・ [vi] err, make a mistake</text:p>
            <text:p/>
            <text:p>過去 ・ かこ ・ the past, bygone days</text:p>
            <text:p/>
            <text:p>過ごす ・ すごす ・ [vt] pass time ; let pass; overdo</text:p>
            <text:p/>
            <text:p>過半数 ・ かはんすう ・ majority, more than half</text:p>
            <text:p/>
            <text:p>近過ぎる ・ ちかすぎる ・ too close</text:p>
            <text:p/>
            <text:p>過ぎる ・ すぎる ・ [vi] pass by; elapse; exceed, over-</text:p>
            <text:p/>
            <text:p>利口過ぎる ・ りこうすぎる ・ be too clever</text:p>
            <text:p/>
            <text:p>過渡期 ・ かとき ・ transitional period / stage</text:p>
          </table:table-cell>
          <table:table-cell office:value-type="string" calcext:value-type="string">
            <text:p>over-</text:p>
          </table:table-cell>
          <table:table-cell table:number-columns-repeated="1017"/>
        </table:table-row>
        <table:table-row table:style-name="ro11">
          <table:table-cell office:value-type="float" office:value="465" calcext:value-type="float">
            <text:p>465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ほね</text:p>
          </table:table-cell>
          <table:table-cell office:value-type="string" calcext:value-type="string">
            <text:p>人骨 ・ じんこつ ・ human bone</text:p>
            <text:p/>
            <text:p>骨組み ・ ほねぐみ ・ skeleton; framework</text:p>
            <text:p/>
            <text:p>骨 ・ ほね ・ bone</text:p>
            <text:p/>
            <text:p>骨の有る男 ・ ほねのあるおとこ ・ man of spirit</text:p>
            <text:p/>
            <text:p>背骨 ・ せぼね ・ backbone, spine</text:p>
            <text:p/>
            <text:p>白骨 ・ はっこつ ・ bleached bone, skeleton</text:p>
            <text:p/>
            <text:p>骨を折る ・ ほねをおる ・ take pains, make efforts; break one’s bone</text:p>
          </table:table-cell>
          <table:table-cell table:number-columns-repeated="1018"/>
        </table:table-row>
        <table:table-row table:style-name="ro20">
          <table:table-cell office:value-type="float" office:value="466" calcext:value-type="float">
            <text:p>466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昼間 ・ ひるま ・ daytime, day</text:p>
            <text:p/>
            <text:p>昼食 ・ ちゅうしょく ・ lunch</text:p>
            <text:p/>
            <text:p>昼休み ・ ひるやすみ ・ noon recess, lunch break</text:p>
            <text:p/>
            <text:p>白昼 ・ はくちゅう ・ broad daylight</text:p>
            <text:p/>
            <text:p>昼 ・ ひる ・ midday; daytime</text:p>
            <text:p/>
            <text:p>昼時 ・ ひるどき ・ noon, lunch time</text:p>
          </table:table-cell>
          <table:table-cell office:value-type="string" calcext:value-type="string">
            <text:p>midday</text:p>
          </table:table-cell>
          <table:table-cell table:number-columns-repeated="1017"/>
        </table:table-row>
        <table:table-row table:style-name="ro19">
          <table:table-cell office:value-type="float" office:value="467" calcext:value-type="float">
            <text:p>46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よ</text:p>
            <text:p/>
            <text:p>よる</text:p>
          </table:table-cell>
          <table:table-cell office:value-type="string" calcext:value-type="string">
            <text:p>夜間 ・ やかん ・ night, nighttime</text:p>
            <text:p/>
            <text:p>夜中 ・ よなか ・ midnight, dead of night</text:p>
            <text:p/>
            <text:p>夜 ・ よる ・ evening, night</text:p>
            <text:p/>
            <text:p>今夜 ・ こんや ・ tonight, this evening</text:p>
            <text:p/>
            <text:p>夜空 ・ よぞら ・ night sky</text:p>
            <text:p/>
            <text:p>月夜 ・ つきよ ・ moonlit night</text:p>
            <text:p/>
            <text:p>夜昼 ・ よるひる ・ day and night</text:p>
          </table:table-cell>
          <table:table-cell table:number-columns-repeated="1018"/>
        </table:table-row>
        <table:table-row table:style-name="ro6">
          <table:table-cell office:value-type="float" office:value="468" calcext:value-type="float">
            <text:p>468</text:p>
          </table:table-cell>
          <table:table-cell office:value-type="string" calcext:value-type="string">
            <text:p>液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エキ</text:p>
          </table:table-cell>
          <table:table-cell table:style-name="ce10"/>
          <table:table-cell office:value-type="string" calcext:value-type="string">
            <text:p>液体 ・ えきたい ・ liquid, fluid</text:p>
            <text:p/>
            <text:p>血液 ・ けつえき ・ blood</text:p>
            <text:p/>
            <text:p>乳液 ・ にゅうえき ・ milky lotion; latex</text:p>
            <text:p/>
            <text:p>溶液 ・ ようえき ・ solution, solvent</text:p>
            <text:p/>
            <text:p>消毒液 ・ しょうどくえき ・ antiseptic solution</text:p>
            <text:p/>
            <text:p>液を絞る ・ えきをしぼる ・ squeeze the juice from</text:p>
          </table:table-cell>
          <table:table-cell table:number-columns-repeated="1018"/>
        </table:table-row>
        <table:table-row table:style-name="ro30">
          <table:table-cell office:value-type="float" office:value="469" calcext:value-type="float">
            <text:p>469</text:p>
          </table:table-cell>
          <table:table-cell office:value-type="string" calcext:value-type="string">
            <text:p>戒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いまし(める)</text:p>
          </table:table-cell>
          <table:table-cell office:value-type="string" calcext:value-type="string">
            <text:p>十戒 ・ じゅっかい ・ 10 Commandments</text:p>
            <text:p/>
            <text:p>戒める ・ いましめる ・ [vt] caution, warn; take precautions; bind, restrict</text:p>
            <text:p/>
            <text:p>戒心 ・ かいしん ・ (pre)caution, care</text:p>
            <text:p/>
            <text:p>自ら戒める ・ みずからいましめる ・ take precautions, guard against</text:p>
            <text:p/>
            <text:p>後ろ手に戒める ・ うしろでにいましめる ・ bind so.’s hands behind their back</text:p>
            <text:p/>
            <text:p>戒告 ・ かいこく ・ caution, warning, reprimand</text:p>
            <text:p/>
            <text:p>戒厳令 ・ かいげんれい ・ martial law</text:p>
          </table:table-cell>
          <table:table-cell office:value-type="string" calcext:value-type="string">
            <text:p>warn</text:p>
          </table:table-cell>
          <table:table-cell table:number-columns-repeated="1017"/>
        </table:table-row>
        <table:table-row table:style-name="ro41">
          <table:table-cell office:value-type="float" office:value="470" calcext:value-type="float">
            <text:p>470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HOW MANY</text:p>
            <text:p/>
            <text:p>SOM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く-</text:p>
            <text:p/>
            <text:p>いく(つ)</text:p>
            <text:p/>
            <text:p>いく(ら)</text:p>
          </table:table-cell>
          <table:table-cell office:value-type="string" calcext:value-type="string">
            <text:p>幾つ ・ いくつ ・ how many; how old</text:p>
            <text:p/>
            <text:p>幾分 ・ いくぶん ・ partially, somewhat, in a way</text:p>
            <text:p/>
            <text:p>幾らでも ・ いくらでも ・ as many / much as one likes</text:p>
            <text:p/>
            <text:p>幾日も ・ いくにちも ・ for some / many days</text:p>
            <text:p/>
            <text:p>お幾つですか ・ おいくつですか ・ how old are you?</text:p>
            <text:p/>
            <text:p>幾らか ・ いくらか ・ some, something, anything; somewhat, a little, in part</text:p>
          </table:table-cell>
          <table:table-cell table:number-columns-repeated="1018"/>
        </table:table-row>
        <table:table-row table:style-name="ro50">
          <table:table-cell office:value-type="float" office:value="471" calcext:value-type="float">
            <text:p>471</text:p>
          </table:table-cell>
          <table:table-cell office:value-type="string" calcext:value-type="string">
            <text:p>畿</text:p>
          </table:table-cell>
          <table:table-cell office:value-type="string" calcext:value-type="string">
            <text:p>CAPITAL REGION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近畿地方 ・ きんきちほう ・ Kinki Region around Ōsaka and Kyōto </text:p>
            <text:p/>
            <text:p>畿内 ・ きない ・ five territories near Kyōto once under direct imperial rule</text:p>
          </table:table-cell>
          <table:table-cell table:number-columns-repeated="1018"/>
        </table:table-row>
        <table:table-row table:style-name="ro33">
          <table:table-cell office:value-type="float" office:value="472" calcext:value-type="float">
            <text:p>472</text:p>
          </table:table-cell>
          <table:table-cell office:value-type="string" calcext:value-type="string">
            <text:p>磯</text:p>
          </table:table-cell>
          <table:table-cell office:value-type="string" calcext:value-type="string">
            <text:p>ROCKY BEACH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そ</text:p>
          </table:table-cell>
          <table:table-cell office:value-type="string" calcext:value-type="string">
            <text:p>磯辺 ・ いそべ ・ rocky beach, beach</text:p>
            <text:p/>
            <text:p>磯巾着 ・ いそぎんちゃく ・ sea anemone, seaflower</text:p>
            <text:p/>
            <text:p>磯釣り ・ いそづり ・ fishing from rocks near the shore </text:p>
            <text:p/>
            <text:p>磯伝いに ・ いそづたいに ・ along the beach</text:p>
            <text:p/>
            <text:p>荒磯 ・ あらいそ ・ reefy coast, windswept and wave-beaten shore</text:p>
          </table:table-cell>
          <table:table-cell table:number-columns-repeated="1018"/>
        </table:table-row>
        <table:table-row table:style-name="ro11">
          <table:table-cell office:value-type="float" office:value="473" calcext:value-type="float">
            <text:p>473</text:p>
          </table:table-cell>
          <table:table-cell office:value-type="string" calcext:value-type="string">
            <text:p>機</text:p>
          </table:table-cell>
          <table:table-cell office:value-type="string" calcext:value-type="string">
            <text:p>MACHINE</text:p>
            <text:p/>
            <text:p>AIRCRAFT</text:p>
            <text:p/>
            <text:p>OPPORTUNIT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はた</text:p>
          </table:table-cell>
          <table:table-cell office:value-type="string" calcext:value-type="string">
            <text:p>機会 ・ きかい ・ opportunity, occasion</text:p>
            <text:p/>
            <text:p>機関 ・ きかん ・ engine, machine; agency, facilities, institution</text:p>
            <text:p/>
            <text:p>好機 ・ こうき ・ favorable opportunity, good chance</text:p>
            <text:p/>
            <text:p>機体 ・ きたい ・ fuselage, body of an airplane ; machine</text:p>
            <text:p/>
            <text:p>機屋 ・ はたや ・ weaver</text:p>
            <text:p/>
            <text:p>有機物 ・ ゆうきぶつ ・ organic matter</text:p>
            <text:p/>
            <text:p>動機 ・ どうき ・ motive, incentive</text:p>
          </table:table-cell>
          <table:table-cell table:number-columns-repeated="1018"/>
        </table:table-row>
        <table:table-row table:style-name="ro7">
          <table:table-cell office:value-type="float" office:value="474" calcext:value-type="float">
            <text:p>474</text:p>
          </table:table-cell>
          <table:table-cell office:value-type="string" calcext:value-type="string">
            <text:p>械</text:p>
          </table:table-cell>
          <table:table-cell office:value-type="string" calcext:value-type="string">
            <text:p>MECHANICAL CONTRIVANCE</text:p>
          </table:table-cell>
          <table:table-cell office:value-type="string" calcext:value-type="string">
            <text:p>カイ</text:p>
          </table:table-cell>
          <table:table-cell table:style-name="ce10"/>
          <table:table-cell office:value-type="string" calcext:value-type="string">
            <text:p>機械 ・ きかい ・ machine, mechanism</text:p>
            <text:p/>
            <text:p>機械化 ・ きかいか ・ mechanization</text:p>
            <text:p/>
            <text:p>器械 ・ きかい ・ instrument, apparatus, appliance</text:p>
          </table:table-cell>
          <table:table-cell table:number-columns-repeated="1018"/>
        </table:table-row>
        <table:table-row table:style-name="ro4">
          <table:table-cell office:value-type="float" office:value="475" calcext:value-type="float">
            <text:p>475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と(ぶ)</text:p>
            <text:p/>
            <text:p>(-)と(ばす)</text:p>
          </table:table-cell>
          <table:table-cell office:value-type="string" calcext:value-type="string">
            <text:p>飛ぶ ・ とぶ ・ [vi] fly; leap</text:p>
            <text:p/>
            <text:p>飛行 ・ ひこう ・ flight, aviation</text:p>
            <text:p/>
            <text:p>飛行機 ・ ひこうき ・ airplane</text:p>
            <text:p/>
            <text:p>飛び上がる ・ とびあがる ・ [vi] fly / jump up</text:p>
            <text:p/>
            <text:p>飛ばす ・ とばす ・ [vt] fly; make fly, shoot</text:p>
          </table:table-cell>
          <table:table-cell office:value-type="string" calcext:value-type="string">
            <text:p>leap</text:p>
          </table:table-cell>
          <table:table-cell table:number-columns-repeated="1017"/>
        </table:table-row>
        <table:table-row table:style-name="ro23">
          <table:table-cell office:value-type="float" office:value="476" calcext:value-type="float">
            <text:p>476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FAMILY</text:p>
            <text:p/>
            <text:p>COURTESY TIT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(-)うじ</text:p>
          </table:table-cell>
          <table:table-cell office:value-type="string" calcext:value-type="string">
            <text:p>氏神 ・ うじがみ ・ tutelary deity, patron saint</text:p>
            <text:p/>
            <text:p>故川田氏 ・ こかわだし ・ the late Mr. Kawada</text:p>
            <text:p/>
            <text:p>氏名 ・ しめい ・ full name</text:p>
            <text:p/>
            <text:p>同氏 ・ どうし ・ the said person, he</text:p>
            <text:p/>
            <text:p>氏族 ・ しぞく ・ clan, family</text:p>
            <text:p/>
            <text:p>彼氏 ・ かれし ・ he; lover, beau</text:p>
            <text:p/>
            <text:p>氏の意見 ・ しのいけん ・ his opinion</text:p>
            <text:p/>
            <text:p>氏素性 ・ うじすじょう ・ family background a person’s</text:p>
          </table:table-cell>
          <table:table-cell office:value-type="string" calcext:value-type="string">
            <text:p>clan; surname</text:p>
          </table:table-cell>
          <table:table-cell table:number-columns-repeated="1017"/>
        </table:table-row>
        <table:table-row table:style-name="ro11">
          <table:table-cell office:value-type="float" office:value="477" calcext:value-type="float">
            <text:p>477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ミン</text:p>
          </table:table-cell>
          <table:table-cell office:value-type="string" calcext:value-type="string">
            <text:p>たみ</text:p>
          </table:table-cell>
          <table:table-cell office:value-type="string" calcext:value-type="string">
            <text:p>国民 ・ こくみん ・ people, nation; the people</text:p>
            <text:p/>
            <text:p>自由の民 ・ じゆうのたみ ・ a free people</text:p>
            <text:p/>
            <text:p>民芸 ・ みんげい ・ folkcraft</text:p>
            <text:p/>
            <text:p>市民 ・ しみん ・ citizens, townspeople</text:p>
            <text:p/>
            <text:p>民間 ・ みんかん ・ private citizens; private, unofficial</text:p>
            <text:p/>
            <text:p>流浪の民 ・ るろうのたみ ・ wandering people</text:p>
            <text:p/>
            <text:p>民放 ・ みんぽう ・ commercial broadcast</text:p>
          </table:table-cell>
          <table:table-cell office:value-type="string" calcext:value-type="string">
            <text:p>nation, race</text:p>
          </table:table-cell>
          <table:table-cell table:number-columns-repeated="1017"/>
        </table:table-row>
        <table:table-row table:style-name="ro19">
          <table:table-cell office:value-type="float" office:value="478" calcext:value-type="float">
            <text:p>478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手紙 ・ てがみ ・ letter</text:p>
            <text:p/>
            <text:p>用紙 ・ ようし ・ blank form, stationery</text:p>
            <text:p/>
            <text:p>紙 ・ かみ ・ paper</text:p>
            <text:p/>
            <text:p>和紙 ・ わし ・ Japanese paper</text:p>
            <text:p/>
            <text:p>日刊紙 ・ にっかんし ・ daily newspaper</text:p>
            <text:p/>
            <text:p>表紙 ・ ひょうし ・ cover, binding</text:p>
            <text:p/>
            <text:p>手紙 ・ てがみ ・ letter</text:p>
          </table:table-cell>
          <table:table-cell table:number-columns-repeated="1018"/>
        </table:table-row>
        <table:table-row table:style-name="ro36">
          <table:table-cell office:value-type="float" office:value="479" calcext:value-type="float">
            <text:p>479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ひく(い)</text:p>
            <text:p/>
            <text:p>ひく(める)</text:p>
            <text:p/>
            <text:p>ひく(まる)</text:p>
          </table:table-cell>
          <table:table-cell office:value-type="string" calcext:value-type="string">
            <text:p>最低の ・ さいていの ・ lowest</text:p>
            <text:p/>
            <text:p>低い ・ ひくい ・ low, short stature ; humble</text:p>
            <text:p/>
            <text:p>低温 ・ ていおん ・ low temperature</text:p>
            <text:p/>
            <text:p>低下する ・ ていかする ・ fall, sink, lower, go down</text:p>
            <text:p/>
            <text:p>低める ・ ひくめる ・ [vt] lower, bring down</text:p>
            <text:p/>
            <text:p>高より低へ ・ こうよりていへ ・ from high to low</text:p>
            <text:p/>
            <text:p>低くする ・ ひくくする ・ lower, bring down</text:p>
          </table:table-cell>
          <table:table-cell table:number-columns-repeated="1018"/>
        </table:table-row>
        <table:table-row table:style-name="ro9">
          <table:table-cell office:value-type="float" office:value="480" calcext:value-type="float">
            <text:p>480</text:p>
          </table:table-cell>
          <table:table-cell office:value-type="string" calcext:value-type="string">
            <text:p>抵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大抵 ・ たいてい ・ generally, mostly, for the most part</text:p>
            <text:p/>
            <text:p>抵当 ・ ていとう ・ mortgage, security</text:p>
            <text:p/>
            <text:p>抵触 ・ ていしょく ・ being contrary, inconsistent; collision, conflict</text:p>
            <text:p/>
            <text:p>抵抗する ・ ていこうする ・ resist, oppose, defy</text:p>
            <text:p/>
            <text:p>無抵抗 ・ むていこう ・ nonresistance</text:p>
            <text:p/>
            <text:p>並み大抵 ・ なみたいてい ・ ordinary</text:p>
          </table:table-cell>
          <table:table-cell office:value-type="string" calcext:value-type="string">
            <text:p>stand up to</text:p>
          </table:table-cell>
          <table:table-cell table:number-columns-repeated="1017"/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string" calcext:value-type="string">
            <text:p>邸</text:p>
          </table:table-cell>
          <table:table-cell office:value-type="string" calcext:value-type="string">
            <text:p>STATELY RESIDENCE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公邸 ・ こうてい ・ official residence</text:p>
            <text:p/>
            <text:p>別邸 ・ べってい ・ villa, country residence</text:p>
            <text:p/>
            <text:p>邸宅 ・ ていたく ・ residence, mansion</text:p>
            <text:p/>
            <text:p>私邸 ・ してい ・ one’s private residence</text:p>
            <text:p/>
            <text:p>官邸 ・ かんてい ・ official residence</text:p>
          </table:table-cell>
          <table:table-cell table:number-columns-repeated="1018"/>
        </table:table-row>
        <table:table-row table:style-name="ro29">
          <table:table-cell office:value-type="float" office:value="482" calcext:value-type="float">
            <text:p>482</text:p>
          </table:table-cell>
          <table:table-cell office:value-type="string" calcext:value-type="string">
            <text:p>底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そこ</text:p>
          </table:table-cell>
          <table:table-cell office:value-type="string" calcext:value-type="string">
            <text:p>川底 ・ かわぞこ ・ riverbed</text:p>
            <text:p/>
            <text:p>根底 ・ こんてい ・ root, basis, foundation</text:p>
            <text:p/>
            <text:p>海底 ・ かいてい ・ sea bottom</text:p>
            <text:p/>
            <text:p>心の底から ・ こころのそこから ・ from the bottom of one's heart</text:p>
            <text:p/>
            <text:p>どん底 ・ どんぞこ ・ rock bottom, depths</text:p>
            <text:p/>
            <text:p>底本 ・ ていほん ・ original text</text:p>
            <text:p/>
            <text:p>底流 ・ ていりゅう ・ bottom current, undercurrent</text:p>
          </table:table-cell>
          <table:table-cell office:value-type="string" calcext:value-type="string">
            <text:p>base</text:p>
          </table:table-cell>
          <table:table-cell table:number-columns-repeated="1017"/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巨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キョ</text:p>
          </table:table-cell>
          <table:table-cell table:style-name="ce10"/>
          <table:table-cell office:value-type="string" calcext:value-type="string">
            <text:p>巨大な ・ きょだいな ・ huge, gigantic, enormous</text:p>
            <text:p/>
            <text:p>巨人 ・ きょじん ・ giant; great person</text:p>
            <text:p/>
            <text:p>巨星 ・ きょせい ・ giant star; great person, big shot</text:p>
            <text:p/>
            <text:p>巨象 ・ きょぞう ・ gigantic elephant</text:p>
            <text:p/>
            <text:p>巨岩 ・ きょがん ・ huge rock, crag</text:p>
            <text:p/>
            <text:p>巨視的 ・ きょしてき ・ macroscopic, all-inclusive</text:p>
          </table:table-cell>
          <table:table-cell table:number-columns-repeated="1018"/>
        </table:table-row>
        <table:table-row table:style-name="ro6">
          <table:table-cell office:value-type="float" office:value="484" calcext:value-type="float">
            <text:p>484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RETAINER</text:p>
          </table:table-cell>
          <table:table-cell office:value-type="string" calcext:value-type="string">
            <text:p>シン</text:p>
          </table:table-cell>
          <table:table-cell table:style-name="ce10"/>
          <table:table-cell office:value-type="string" calcext:value-type="string">
            <text:p>大臣 ・ だいじん ・ minister of state </text:p>
            <text:p/>
            <text:p>臣民 ・ しんみん ・ subjects</text:p>
            <text:p/>
            <text:p>臣下 ・ しんか ・ retainer, subject, vassal</text:p>
            <text:p/>
            <text:p>家臣 ・ かしん ・ retainer, vassal</text:p>
            <text:p/>
            <text:p>君臣 ・ くんしん ・ sovereign and subject, lord and vassal</text:p>
            <text:p/>
            <text:p>忠臣 ・ ちゅうしん ・ loyal retainer / subject</text:p>
          </table:table-cell>
          <table:table-cell office:value-type="string" calcext:value-type="string">
            <text:p>subject</text:p>
          </table:table-cell>
          <table:table-cell table:number-columns-repeated="1017"/>
        </table:table-row>
        <table:table-row table:style-name="ro30">
          <table:table-cell office:value-type="float" office:value="485" calcext:value-type="float">
            <text:p>485</text:p>
          </table:table-cell>
          <table:table-cell office:value-type="string" calcext:value-type="string">
            <text:p>基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もと</text:p>
            <text:p/>
            <text:p>もとい</text:p>
          </table:table-cell>
          <table:table-cell office:value-type="string" calcext:value-type="string">
            <text:p>基づく ・ もとづく ・ [vi] be based on</text:p>
            <text:p/>
            <text:p>基本 ・ きほん ・ basis, foundation</text:p>
            <text:p/>
            <text:p>基地 ・ きち ・ base</text:p>
            <text:p/>
            <text:p>データを基にする ・ データをもとにする ・ based on data</text:p>
            <text:p/>
            <text:p>基 ・ もとい ・ nonphysical basis, foundation, essence</text:p>
            <text:p/>
            <text:p>基準 ・ きじゅん ・ standard, criterion, basis</text:p>
            <text:p/>
            <text:p>基盤 ・ きばん ・ bedrock, base, foundation</text:p>
          </table:table-cell>
          <table:table-cell office:value-type="string" calcext:value-type="string">
            <text:p>foundation</text:p>
          </table:table-cell>
          <table:table-cell table:number-columns-repeated="1017"/>
        </table:table-row>
        <table:table-row table:style-name="ro29">
          <table:table-cell office:value-type="float" office:value="486" calcext:value-type="float">
            <text:p>486</text:p>
          </table:table-cell>
          <table:table-cell office:value-type="string" calcext:value-type="string">
            <text:p>期</text:p>
          </table:table-cell>
          <table:table-cell office:value-type="string" calcext:value-type="string">
            <text:p>TERM</text:p>
            <text:p/>
            <text:p>EXPECT</text:p>
          </table:table-cell>
          <table:table-cell office:value-type="string" calcext:value-type="string">
            <text:p>キ</text:p>
            <text:p/>
            <text:p>ゴ</text:p>
          </table:table-cell>
          <table:table-cell table:style-name="ce10"/>
          <table:table-cell office:value-type="string" calcext:value-type="string">
            <text:p>期待する ・ きたいする ・ expect, anticipate, hope</text:p>
            <text:p/>
            <text:p>期間 ・ きかん ・ term, period</text:p>
            <text:p/>
            <text:p>期限 ・ きげん ・ time limit, term</text:p>
            <text:p/>
            <text:p>時期 ・ じき ・ time, season</text:p>
            <text:p/>
            <text:p>学期 ・ がっき ・ school term</text:p>
            <text:p/>
            <text:p>最期 ・ さいご ・ one’s last moments, death</text:p>
            <text:p/>
            <text:p>会期 ・ かいき ・ session of a legislature</text:p>
          </table:table-cell>
          <table:table-cell office:value-type="string" calcext:value-type="string">
            <text:p>period ・ anticipate</text:p>
          </table:table-cell>
          <table:table-cell table:number-columns-repeated="1017"/>
        </table:table-row>
        <table:table-row table:style-name="ro32">
          <table:table-cell office:value-type="float" office:value="487" calcext:value-type="float">
            <text:p>487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モウ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毛布 ・ もうふ ・ blanket</text:p>
            <text:p/>
            <text:p>毛糸 ・ けいと ・ woolen yarn, wool</text:p>
            <text:p/>
            <text:p>羽毛 ・ うもう ・ feathers, plumage, down</text:p>
            <text:p/>
            <text:p>毛 ・ け ・ hair, fur</text:p>
            <text:p/>
            <text:p>羽化 ・ うか ・ emergence of insects </text:p>
            <text:p/>
            <text:p>羽音 ・ はおと ・ flapping / whirring of wings</text:p>
            <text:p/>
            <text:p>羽布団 ・ はねぶとん ・ feather quilt</text:p>
          </table:table-cell>
          <table:table-cell table:number-columns-repeated="1018"/>
        </table:table-row>
        <table:table-row table:style-name="ro46">
          <table:table-cell office:value-type="float" office:value="488" calcext:value-type="float">
            <text:p>488</text:p>
          </table:table-cell>
          <table:table-cell office:value-type="string" calcext:value-type="string">
            <text:p>尾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尾を引く ・ おをひく ・ leave a trail</text:p>
            <text:p/>
            <text:p>語尾 ・ ごび ・ word ending</text:p>
            <text:p/>
            <text:p>有尾類 ・ ゆうびるい ・ tailed amphibians</text:p>
            <text:p/>
            <text:p>尾 ・ お ・ tail</text:p>
            <text:p/>
            <text:p>尾頭付き ・ おかしらつき ・ fish served whole </text:p>
            <text:p/>
            <text:p>船尾 ・ せんび ・ stern, poop</text:p>
            <text:p/>
            <text:p>尾行 ・ びこう ・ following, shadowing</text:p>
            <text:p/>
            <text:p>巻尾 ・ かんび ・ end of a book</text:p>
          </table:table-cell>
          <table:table-cell table:number-columns-repeated="1018"/>
        </table:table-row>
        <table:table-row table:style-name="ro34">
          <table:table-cell office:value-type="float" office:value="489" calcext:value-type="float">
            <text:p>489</text:p>
          </table:table-cell>
          <table:table-cell office:value-type="string" calcext:value-type="string">
            <text:p>育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イク</text:p>
          </table:table-cell>
          <table:table-cell office:value-type="string" calcext:value-type="string">
            <text:p>そだ(つ)</text:p>
            <text:p/>
            <text:p>そだ(ち)</text:p>
            <text:p/>
            <text:p>そだ(てる)</text:p>
            <text:p/>
            <text:p>はぐく(む)</text:p>
          </table:table-cell>
          <table:table-cell office:value-type="string" calcext:value-type="string">
            <text:p>体育 ・ たいいく ・ physical training education </text:p>
            <text:p/>
            <text:p>育てる ・ そだてる ・ [vt] bring up, raise; cultivate</text:p>
            <text:p/>
            <text:p>育つ ・ そだつ ・ [vi] be brought up; grow</text:p>
            <text:p/>
            <text:p>育む ・ はぐくむ ・ [vt] bring up, raise; foster, cultivate; cover, sit over</text:p>
            <text:p/>
            <text:p>発育する ・ はついくする ・ grow, develop</text:p>
            <text:p/>
            <text:p>育英 ・ いくえい ・ education of the gifted / promising </text:p>
            <text:p/>
            <text:p>神戸育ち ・ こうべそだち ・ raised in Kobe</text:p>
          </table:table-cell>
          <table:table-cell table:number-columns-repeated="1018"/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string" calcext:value-type="string">
            <text:p>羊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ひつじ</text:p>
          </table:table-cell>
          <table:table-cell office:value-type="string" calcext:value-type="string">
            <text:p>子羊 ・ こひつじ ・ lamb</text:p>
            <text:p/>
            <text:p>羊毛 ・ ようもう ・ wool</text:p>
            <text:p/>
            <text:p>羊肉 ・ ようにく ・ mutton</text:p>
            <text:p/>
            <text:p>羊 ・ ひつじ ・ sheep</text:p>
            <text:p/>
            <text:p>羊飼い ・ ひつじかい ・ shepherd</text:p>
          </table:table-cell>
          <table:table-cell office:value-type="string" calcext:value-type="string">
            <text:p>goat</text:p>
          </table:table-cell>
          <table:table-cell table:number-columns-repeated="1017"/>
        </table:table-row>
        <table:table-row table:style-name="ro11">
          <table:table-cell office:value-type="float" office:value="491" calcext:value-type="float">
            <text:p>491</text:p>
          </table:table-cell>
          <table:table-cell office:value-type="string" calcext:value-type="string">
            <text:p>洋</text:p>
          </table:table-cell>
          <table:table-cell office:value-type="string" calcext:value-type="string">
            <text:p>OCEAN</text:p>
            <text:p/>
            <text:p>WESTERN</text:p>
          </table:table-cell>
          <table:table-cell office:value-type="string" calcext:value-type="string">
            <text:p>ヨウ</text:p>
          </table:table-cell>
          <table:table-cell table:style-name="ce10"/>
          <table:table-cell office:value-type="string" calcext:value-type="string">
            <text:p>大洋 ・ たいよう ・ ocean</text:p>
            <text:p/>
            <text:p>洋風 ・ ようふう ・ Western [foreign] style</text:p>
            <text:p/>
            <text:p>洋式 ・ ようしき ・ Western style</text:p>
            <text:p/>
            <text:p>洋品 ・ ようひん ・ haberdashery; Western-style apparel and accessories</text:p>
            <text:p/>
            <text:p>洋間 ・ ようま ・ Western-style room</text:p>
            <text:p/>
            <text:p>西洋 ・ せいよう ・ the West, the Occident</text:p>
            <text:p/>
            <text:p>洋上 ・ ようじょう ・ in the ocean, on the sea</text:p>
          </table:table-cell>
          <table:table-cell office:value-type="string" calcext:value-type="string">
            <text:p>foreign</text:p>
          </table:table-cell>
          <table:table-cell table:number-columns-repeated="1017"/>
        </table:table-row>
        <table:table-row table:style-name="ro13">
          <table:table-cell office:value-type="float" office:value="492" calcext:value-type="float">
            <text:p>492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ギョ</text:p>
          </table:table-cell>
          <table:table-cell office:value-type="string" calcext:value-type="string">
            <text:p>うお</text:p>
            <text:p/>
            <text:p>さかな</text:p>
            <text:p/>
            <text:p>-ざかな</text:p>
          </table:table-cell>
          <table:table-cell office:value-type="string" calcext:value-type="string">
            <text:p>魚屋 ・ さかなや ・ fish shop; fishmonger</text:p>
            <text:p/>
            <text:p>魚市場 ・ うおいちば ・ fish market</text:p>
            <text:p/>
            <text:p>魚類 ・ ぎょるい ・ fishes</text:p>
            <text:p/>
            <text:p>金魚 ・ きんぎょ ・ goldfish</text:p>
            <text:p/>
            <text:p>魚¹ ・ さかな ・ fish </text:p>
            <text:p/>
            <text:p>魚² ・ うお ・ fish mainly in 魚市場</text:p>
          </table:table-cell>
          <table:table-cell table:number-columns-repeated="1018"/>
        </table:table-row>
        <table:table-row table:style-name="ro32">
          <table:table-cell office:value-type="float" office:value="493" calcext:value-type="float">
            <text:p>493</text:p>
          </table:table-cell>
          <table:table-cell office:value-type="string" calcext:value-type="string">
            <text:p>鮮</text:p>
          </table:table-cell>
          <table:table-cell office:value-type="string" calcext:value-type="string">
            <text:p>FRESH</text:p>
            <text:p/>
            <text:p>VIVI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ざ(やか)</text:p>
          </table:table-cell>
          <table:table-cell office:value-type="string" calcext:value-type="string">
            <text:p>新鮮な ・ しんせんな ・ fresh</text:p>
            <text:p/>
            <text:p>北朝鮮 ・ きたちょうせん ・ [North] Korea 韓 0662 </text:p>
            <text:p/>
            <text:p>鮮やかな ・ あざやかな ・ vivid, clear; graceful, neat</text:p>
            <text:p/>
            <text:p>鮮紅 ・ せんこう ・ scarlet, bright red</text:p>
            <text:p/>
            <text:p>鮮明な ・ せんめいな ・ vivid, clear</text:p>
            <text:p/>
            <text:p>鮮烈な ・ せんれつな ・ glaringly vivid, striking</text:p>
          </table:table-cell>
          <table:table-cell table:number-columns-repeated="1018"/>
        </table:table-row>
        <table:table-row table:style-name="ro5">
          <table:table-cell office:value-type="float" office:value="494" calcext:value-type="float">
            <text:p>494</text:p>
          </table:table-cell>
          <table:table-cell office:value-type="string" calcext:value-type="string">
            <text:p>蘇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ソ</text:p>
            <text:p/>
            <text:p>ス</text:p>
          </table:table-cell>
          <table:table-cell office:value-type="string" calcext:value-type="string">
            <text:p>よみがえ(る)</text:p>
          </table:table-cell>
          <table:table-cell office:value-type="string" calcext:value-type="string">
            <text:p>蘇生する ・ そせいする ・ revive, resuscitate, restore</text:p>
            <text:p/>
            <text:p>蘇る ・ よみがえる ・ [vi] be recalled, brought back; revived, resuscitated, restored</text:p>
            <text:p/>
            <text:p>蘇鉄 ・ そてつ ・ king sago palm, Cycas revoluta</text:p>
            <text:p/>
            <text:p>屠蘇 ・ とそ ・ spiced sake herbs, at New Year's</text:p>
          </table:table-cell>
          <table:table-cell table:number-columns-repeated="1018"/>
        </table:table-row>
        <table:table-row table:style-name="ro33">
          <table:table-cell office:value-type="float" office:value="495" calcext:value-type="float">
            <text:p>495</text:p>
          </table:table-cell>
          <table:table-cell office:value-type="string" calcext:value-type="string">
            <text:p>詳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くわ(しい)</text:p>
          </table:table-cell>
          <table:table-cell office:value-type="string" calcext:value-type="string">
            <text:p>詳しい ・ くわしい ・ detailed; complete; knowledgeable</text:p>
            <text:p/>
            <text:p>詳細 ・ しょうさい ・ details, particulars</text:p>
            <text:p/>
            <text:p>詳密な ・ しょうみつな ・ minute, detailed, elaborate</text:p>
            <text:p/>
            <text:p>詳しさ ・ くわしさ ・ detailedness; completeness; knowledge</text:p>
            <text:p/>
            <text:p>詳しい話 ・ くわしいはなし ・ detailed account</text:p>
          </table:table-cell>
          <table:table-cell table:number-columns-repeated="1018"/>
        </table:table-row>
        <table:table-row table:style-name="ro53">
          <table:table-cell office:value-type="float" office:value="496" calcext:value-type="float">
            <text:p>496</text:p>
          </table:table-cell>
          <table:table-cell office:value-type="string" calcext:value-type="string">
            <text:p>祥</text:p>
          </table:table-cell>
          <table:table-cell office:value-type="string" calcext:value-type="string">
            <text:p>AUSPICIOUS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不祥事 ・ ふしょうじ ・ scandal, inauspicious event</text:p>
            <text:p/>
            <text:p>瑞祥 ・ ずいしょう ・ auspicious sign, good omen</text:p>
            <text:p/>
            <text:p>吉祥 ・ きっしょう [きちじょう] ・ auspicious omen</text:p>
            <text:p/>
            <text:p>発祥 ・ はっしょう ・ origin; appearance of auspicious omen</text:p>
          </table:table-cell>
          <table:table-cell table:number-columns-repeated="1018"/>
        </table:table-row>
        <table:table-row table:style-name="ro15">
          <table:table-cell office:value-type="float" office:value="497" calcext:value-type="float">
            <text:p>497</text:p>
          </table:table-cell>
          <table:table-cell office:value-type="string" calcext:value-type="string">
            <text:p>美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うつく(しい)</text:p>
          </table:table-cell>
          <table:table-cell office:value-type="string" calcext:value-type="string">
            <text:p>美人 ・ びじん ・ beautiful woman</text:p>
            <text:p/>
            <text:p>美しい ・ うつくしい ・ beautiful</text:p>
            <text:p/>
            <text:p>美味しい ・ おいしい ・ delicious, good</text:p>
          </table:table-cell>
          <table:table-cell table:number-columns-repeated="1018"/>
        </table:table-row>
        <table:table-row table:style-name="ro11">
          <table:table-cell office:value-type="float" office:value="498" calcext:value-type="float">
            <text:p>498</text:p>
          </table:table-cell>
          <table:table-cell office:value-type="string" calcext:value-type="string">
            <text:p>業</text:p>
          </table:table-cell>
          <table:table-cell office:value-type="string" calcext:value-type="string">
            <text:p>WORK</text:p>
            <text:p/>
            <text:p>BUSINESS</text:p>
            <text:p/>
            <text:p>INDUSTRY</text:p>
          </table:table-cell>
          <table:table-cell office:value-type="string" calcext:value-type="string">
            <text:p>ギョウ</text:p>
            <text:p/>
            <text:p>ゴウ</text:p>
          </table:table-cell>
          <table:table-cell office:value-type="string" calcext:value-type="string">
            <text:p>わざ</text:p>
          </table:table-cell>
          <table:table-cell office:value-type="string" calcext:value-type="string">
            <text:p>人間業 ・ にんげんわざ ・ work of man</text:p>
            <text:p/>
            <text:p>産業 ・ さんぎょう ・ industry</text:p>
            <text:p/>
            <text:p>工業 ・ こうぎょう ・ industry, manufacturing</text:p>
            <text:p/>
            <text:p>作業 ・ さぎょう ・ work, operation</text:p>
            <text:p/>
            <text:p>事業 ・ じぎょう ・ undertaking, business; achievement</text:p>
            <text:p/>
            <text:p>業師 ・ わざし ・ tricky wrestler, shrewd fellow</text:p>
            <text:p/>
            <text:p>仕業 ・ しわざ ・ act, action, deed, work</text:p>
          </table:table-cell>
          <table:table-cell table:number-columns-repeated="1018"/>
        </table:table-row>
        <table:table-row table:style-name="ro11">
          <table:table-cell office:value-type="float" office:value="499" calcext:value-type="float">
            <text:p>49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REAL</text:p>
            <text:p/>
            <text:p>FRUIT</text:p>
          </table:table-cell>
          <table:table-cell office:value-type="string" calcext:value-type="string">
            <text:p>ジツ</text:p>
          </table:table-cell>
          <table:table-cell office:value-type="string" calcext:value-type="string">
            <text:p>み</text:p>
            <text:p/>
            <text:p>みの(る)</text:p>
          </table:table-cell>
          <table:table-cell office:value-type="string" calcext:value-type="string">
            <text:p>実る ・ みのる ・ [vi] bear fruit, ripen</text:p>
            <text:p/>
            <text:p>事実 ・ じじつ ・ fact, reality</text:p>
            <text:p/>
            <text:p>口実 ・ こうじつ ・ excuse, pretext, pretense</text:p>
            <text:p/>
            <text:p>実用 ・ じつよう ・ practical use, utility</text:p>
            <text:p/>
            <text:p>実に美しい ・ じつにうつくしい ・ truly beautiful</text:p>
            <text:p/>
            <text:p>実直な ・ じっちょくな ・ upright, honest, steady</text:p>
            <text:p/>
            <text:p>木の実 ・ きのみ ・ nut, berry</text:p>
          </table:table-cell>
          <table:table-cell office:value-type="string" calcext:value-type="string">
            <text:p>actual, true ・ bear fruit</text:p>
          </table:table-cell>
          <table:table-cell table:number-columns-repeated="1017"/>
        </table:table-row>
        <table:table-row table:style-name="ro16">
          <table:table-cell office:value-type="float" office:value="500" calcext:value-type="float">
            <text:p>500</text:p>
          </table:table-cell>
          <table:table-cell office:value-type="string" calcext:value-type="string">
            <text:p>養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やしな(う)</text:p>
          </table:table-cell>
          <table:table-cell office:value-type="string" calcext:value-type="string">
            <text:p>養う ・ やしなう ・ [vt] foster, raise; breed</text:p>
            <text:p/>
            <text:p>養い育てる ・ やしないそだてる ・ foster, bring up, rear</text:p>
            <text:p/>
            <text:p>養育する ・ よういくする ・ foster, bring up, educate</text:p>
            <text:p/>
            <text:p>養成する ・ ようせいする ・ train, educate, bring up</text:p>
            <text:p/>
            <text:p>養子 ・ ようし ・ foster / adopted child</text:p>
            <text:p/>
            <text:p>栄養 ・ えいよう ・ nutrition, nourishment</text:p>
            <text:p/>
            <text:p>修養 ・ しゅうよう ・ mental culture, cultivation of the mind, character-building</text:p>
            <text:p/>
            <text:p>養護 ・ ようご ・ protective care</text:p>
          </table:table-cell>
          <table:table-cell office:value-type="string" calcext:value-type="string">
            <text:p>cultivate, raise to maturity</text:p>
          </table:table-cell>
          <table:table-cell table:number-columns-repeated="1017"/>
        </table:table-row>
        <table:table-row table:style-name="ro33">
          <table:table-cell office:value-type="float" office:value="501" calcext:value-type="float">
            <text:p>501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MODE</text:p>
            <text:p/>
            <text:p>FORMAL TITL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さま</text:p>
          </table:table-cell>
          <table:table-cell office:value-type="string" calcext:value-type="string">
            <text:p>同様に ・ どうように ・ similarly, in the same way</text:p>
            <text:p/>
            <text:p>様子 ・ ようす ・ situation, aspect; appearance; indication</text:p>
            <text:p/>
            <text:p>様式 ・ ようしき ・ mode, manner; style, order</text:p>
            <text:p/>
            <text:p>有様 ・ ありさま ・ condition, state of affairs; sight</text:p>
            <text:p/>
            <text:p>田中様 ・ たなかさま ・ Ms. [Mr.] Tanaka</text:p>
          </table:table-cell>
          <table:table-cell office:value-type="string" calcext:value-type="string">
            <text:p>manner, way [of doing], style</text:p>
          </table:table-cell>
          <table:table-cell table:number-columns-repeated="1017"/>
        </table:table-row>
        <table:table-row table:style-name="ro36">
          <table:table-cell office:value-type="float" office:value="502" calcext:value-type="float">
            <text:p>502</text:p>
          </table:table-cell>
          <table:table-cell office:value-type="string" calcext:value-type="string">
            <text:p>企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くわだ(てる)</text:p>
            <text:p/>
            <text:p>たくら(む)</text:p>
          </table:table-cell>
          <table:table-cell office:value-type="string" calcext:value-type="string">
            <text:p>企てる ・ くわだてる ・ [vt] scheme; undertake, attempt</text:p>
            <text:p/>
            <text:p>企む ・ たくらむ ・ [vt] scheme, plot, conspire</text:p>
            <text:p/>
            <text:p>企業 ・ きぎょう ・ undertaking, enterprise; company</text:p>
            <text:p/>
            <text:p>企画 ・ きかく ・ plan, project</text:p>
            <text:p/>
            <text:p>殺害を 企てる ・ さつがいを くわだてる ・ attempt a murder</text:p>
            <text:p/>
            <text:p>企図 ・ きと ・ plan, scheme, intention</text:p>
            <text:p/>
            <text:p>企て ・ くわだて ・ plan, scheme, project, enterprise; attempt</text:p>
          </table:table-cell>
          <table:table-cell office:value-type="string" calcext:value-type="string">
            <text:p>project, plan</text:p>
          </table:table-cell>
          <table:table-cell table:number-columns-repeated="1017"/>
        </table:table-row>
        <table:table-row table:style-name="ro16">
          <table:table-cell office:value-type="float" office:value="503" calcext:value-type="float">
            <text:p>503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MUSICAL COMPOSITION</text:p>
            <text:p/>
            <text:p>CURVE</text:p>
          </table:table-cell>
          <table:table-cell office:value-type="string" calcext:value-type="string">
            <text:p>キョク</text:p>
          </table:table-cell>
          <table:table-cell office:value-type="string" calcext:value-type="string">
            <text:p>ま(がる)</text:p>
            <text:p/>
            <text:p>ま(げる)</text:p>
          </table:table-cell>
          <table:table-cell office:value-type="string" calcext:value-type="string">
            <text:p>曲線 ・ きょくせん ・ curve, curved line</text:p>
            <text:p/>
            <text:p>作曲 ・ さっきょく ・ composition</text:p>
            <text:p/>
            <text:p>曲がる ・ まがる ・ [vi] curve; warp; turn</text:p>
            <text:p/>
            <text:p>曲げる ・ まげる ・ [vt] bend, curve</text:p>
            <text:p/>
            <text:p>名曲 ・ めいきょく ・ great music piece, famous tune</text:p>
            <text:p/>
            <text:p>曲がりくねる ・ まがりくねる ・ [vi] turn and twist, zigzag</text:p>
            <text:p/>
            <text:p>曲がり角 ・ まがりかど ・ street corner, turning</text:p>
            <text:p/>
            <text:p>曲を付ける ・ きょくをつける ・ write music for a song</text:p>
          </table:table-cell>
          <table:table-cell table:number-columns-repeated="1018"/>
        </table:table-row>
        <table:table-row table:style-name="ro58">
          <table:table-cell office:value-type="float" office:value="504" calcext:value-type="float">
            <text:p>504</text:p>
          </table:table-cell>
          <table:table-cell office:value-type="string" calcext:value-type="string">
            <text:p>典</text:p>
          </table:table-cell>
          <table:table-cell office:value-type="string" calcext:value-type="string">
            <text:p>STANDARD WORK</text:p>
            <text:p/>
            <text:p>CANON</text:p>
          </table:table-cell>
          <table:table-cell office:value-type="string" calcext:value-type="string">
            <text:p>テン</text:p>
          </table:table-cell>
          <table:table-cell table:style-name="ce10"/>
          <table:table-cell office:value-type="string" calcext:value-type="string">
            <text:p>古典 ・ こてん ・ classics; old book</text:p>
            <text:p/>
            <text:p>字典 ・ じてん ・ Chinese character dictionary</text:p>
          </table:table-cell>
          <table:table-cell office:value-type="string" calcext:value-type="string">
            <text:p>authority</text:p>
          </table:table-cell>
          <table:table-cell table:number-columns-repeated="1017"/>
        </table:table-row>
        <table:table-row table:style-name="ro36">
          <table:table-cell office:value-type="float" office:value="505" calcext:value-type="float">
            <text:p>505</text:p>
          </table:table-cell>
          <table:table-cell office:value-type="string" calcext:value-type="string">
            <text:p>興</text:p>
          </table:table-cell>
          <table:table-cell office:value-type="string" calcext:value-type="string">
            <text:p>RISE TO PROSPERITY</text:p>
            <text:p/>
            <text:p>AMUSEMENT</text:p>
          </table:table-cell>
          <table:table-cell office:value-type="string" calcext:value-type="string">
            <text:p>コウ</text:p>
            <text:p/>
            <text:p>キョウ</text:p>
          </table:table-cell>
          <table:table-cell office:value-type="string" calcext:value-type="string">
            <text:p>おこ(る)</text:p>
            <text:p/>
            <text:p>おこ(す)</text:p>
          </table:table-cell>
          <table:table-cell office:value-type="string" calcext:value-type="string">
            <text:p>興業 ・ こうぎょう ・ promotion of industry</text:p>
            <text:p/>
            <text:p>国が興る ・ くにがおこる ・ the country prospers</text:p>
            <text:p/>
            <text:p>興る ・ おこる ・ [vi] prosper, thrive, flourish; spring up, be established</text:p>
            <text:p/>
            <text:p>興す ・ おこす ・ [vt] cause to rise to prosperity ; promote, advance, develop</text:p>
            <text:p/>
            <text:p>興味 ・ きょうみ ・ interest</text:p>
            <text:p/>
            <text:p>作興する ・ さっこうする ・ promote, enhance; awaken, arouse</text:p>
            <text:p/>
            <text:p>一興 ・ いっきょう ・ amusement, fun</text:p>
          </table:table-cell>
          <table:table-cell office:value-type="string" calcext:value-type="string">
            <text:p>rouse up ・ interest</text:p>
          </table:table-cell>
          <table:table-cell table:number-columns-repeated="1017"/>
        </table:table-row>
        <table:table-row table:style-name="ro4">
          <table:table-cell office:value-type="float" office:value="506" calcext:value-type="float">
            <text:p>506</text:p>
          </table:table-cell>
          <table:table-cell office:value-type="string" calcext:value-type="string">
            <text:p>輿</text:p>
          </table:table-cell>
          <table:table-cell office:value-type="string" calcext:value-type="string">
            <text:p>PALANQUIN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お神輿 ・ おみこし ・ palanquin shrine carried in festivals / cf. 御 0862 </text:p>
            <text:p/>
            <text:p>輿丁 ・ よてい ・ palanquin bearer</text:p>
            <text:p/>
            <text:p>輿入れ ・ こしいれ ・ wedding, marriage into a family </text:p>
            <text:p/>
            <text:p>玉の輿 ・ たまのこし ・ marriage to a man of wealth</text:p>
          </table:table-cell>
          <table:table-cell table:number-columns-repeated="1018"/>
        </table:table-row>
        <table:table-row table:style-name="ro6">
          <table:table-cell office:value-type="float" office:value="507" calcext:value-type="float">
            <text:p>507</text:p>
          </table:table-cell>
          <table:table-cell office:value-type="string" calcext:value-type="string">
            <text:p>竜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竜骨 ・ りゅうこつ ・ keel</text:p>
            <text:p/>
            <text:p>竜巻 ・ たつまき ・ tornado</text:p>
            <text:p/>
            <text:p>竜 ・ たつ ・ dragon</text:p>
            <text:p/>
            <text:p>竜神 ・ りゅうじん ・ dragon god / king</text:p>
            <text:p/>
            <text:p>竜宮 ・ りゅうぐう ・ Palace of the Dragon King</text:p>
            <text:p/>
            <text:p>竜虎 ・ りゅうこ [りょうこ] ・ dragon and tiger; hero</text:p>
          </table:table-cell>
          <table:table-cell table:number-columns-repeated="1018"/>
        </table:table-row>
        <table:table-row table:style-name="ro15">
          <table:table-cell office:value-type="float" office:value="508" calcext:value-type="float">
            <text:p>508</text:p>
          </table:table-cell>
          <table:table-cell office:value-type="string" calcext:value-type="string">
            <text:p>滝</text:p>
          </table:table-cell>
          <table:table-cell office:value-type="string" calcext:value-type="string">
            <text:p>WATERFALL</text:p>
          </table:table-cell>
          <table:table-cell/>
          <table:table-cell office:value-type="string" calcext:value-type="string">
            <text:p>たき</text:p>
          </table:table-cell>
          <table:table-cell office:value-type="string" calcext:value-type="string">
            <text:p>滝 ・ たき ・ waterfall</text:p>
            <text:p/>
            <text:p>滝壷 ・ たきつぼ ・ pool below a waterfall</text:p>
            <text:p/>
            <text:p>滝川 ・ たきがわ ・ rapids</text:p>
          </table:table-cell>
          <table:table-cell table:number-columns-repeated="1018"/>
        </table:table-row>
        <table:table-row table:style-name="ro40">
          <table:table-cell office:value-type="float" office:value="509" calcext:value-type="float">
            <text:p>509</text:p>
          </table:table-cell>
          <table:table-cell office:value-type="string" calcext:value-type="string">
            <text:p>籠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かご</text:p>
            <text:p/>
            <text:p>こ(める)</text:p>
            <text:p/>
            <text:p>こも(る)</text:p>
          </table:table-cell>
          <table:table-cell office:value-type="string" calcext:value-type="string">
            <text:p>鳥籠 ・ とりかご ・ bird cage</text:p>
            <text:p/>
            <text:p>籠居 ・ ろうきょ ・ living in seclusion, retirement</text:p>
            <text:p/>
            <text:p>籠る ・ こもる ・ [vi] be confined in, seclude oneself</text:p>
            <text:p/>
            <text:p>引き籠り ・ ひきこもり ・ a shut-in</text:p>
            <text:p/>
            <text:p>籠 ・ かご ・ basket</text:p>
            <text:p/>
            <text:p>籠もった声 ・ こもったこえ ・ thick voice</text:p>
            <text:p/>
            <text:p>鳥籠 ・ とりかご ・ bird cage</text:p>
            <text:p/>
            <text:p>果物籠 ・ くだものかご ・ fruit basket</text:p>
          </table:table-cell>
          <table:table-cell office:value-type="string" calcext:value-type="string">
            <text:p>confine [onself] in</text:p>
          </table:table-cell>
          <table:table-cell table:number-columns-repeated="1017"/>
        </table:table-row>
        <table:table-row table:style-name="ro7">
          <table:table-cell office:value-type="float" office:value="510" calcext:value-type="float">
            <text:p>510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THE DRAGON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辰年 ・ たつどし ・ year of the dragon</text:p>
            <text:p/>
            <text:p>辰の刻 ・ たつのこく ・ the 5th hour, 8 a.m.; the Hour of the Dragon</text:p>
            <text:p/>
            <text:p>辰巳 ・ たつみ ・ southeast</text:p>
          </table:table-cell>
          <table:table-cell office:value-type="string" calcext:value-type="string">
            <text:p>sign of …</text:p>
          </table:table-cell>
          <table:table-cell table:number-columns-repeated="1017"/>
        </table:table-row>
        <table:table-row table:style-name="ro6">
          <table:table-cell office:value-type="float" office:value="511" calcext:value-type="float">
            <text:p>511</text:p>
          </table:table-cell>
          <table:table-cell office:value-type="string" calcext:value-type="string">
            <text:p>農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ノウ</text:p>
          </table:table-cell>
          <table:table-cell table:style-name="ce10"/>
          <table:table-cell office:value-type="string" calcext:value-type="string">
            <text:p>農業 ・ のうぎょう ・ agriculture</text:p>
            <text:p/>
            <text:p>士農工商 ・ しのうこうしょう ・ warriors, farmers, artisans and tradesmen the 4 classes of Edo-era Japan </text:p>
            <text:p/>
            <text:p>農家 ・ のうか ・ farmhouse; farmer</text:p>
            <text:p/>
            <text:p>農場 ・ のうじょう ・ farm</text:p>
            <text:p/>
            <text:p>自作農 ・ じさくのう ・ owner farmer</text:p>
            <text:p/>
            <text:p>離農 ・ りのう ・ giving up farming</text:p>
          </table:table-cell>
          <table:table-cell table:number-columns-repeated="1018"/>
        </table:table-row>
        <table:table-row table:style-name="ro29">
          <table:table-cell office:value-type="float" office:value="512" calcext:value-type="float">
            <text:p>512</text:p>
          </table:table-cell>
          <table:table-cell office:value-type="string" calcext:value-type="string">
            <text:p>濃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ノウ</text:p>
          </table:table-cell>
          <table:table-cell office:value-type="string" calcext:value-type="string">
            <text:p>こ(い)</text:p>
          </table:table-cell>
          <table:table-cell office:value-type="string" calcext:value-type="string">
            <text:p>濃いスープ ・ こいスープ ・ thick soup</text:p>
            <text:p/>
            <text:p>濃度 ・ のうど ・ density</text:p>
            <text:p/>
            <text:p>油っ濃い ・ あぶらっこい ・ greasy, oily</text:p>
            <text:p/>
            <text:p>濃紫 ・ こむらさき ・ dark purple</text:p>
            <text:p/>
            <text:p>濃厚な ・ のうこうな ・ thick, dense, heavy, rich</text:p>
            <text:p/>
            <text:p>濃緑色 ・ のうりょくしょく ・ dark green</text:p>
            <text:p/>
            <text:p>濃硫酸 ・ のうりゅうさん ・ concentrated sulfuric acid</text:p>
          </table:table-cell>
          <table:table-cell office:value-type="string" calcext:value-type="string">
            <text:p>concentrated</text:p>
          </table:table-cell>
          <table:table-cell table:number-columns-repeated="1017"/>
        </table:table-row>
        <table:table-row table:style-name="ro29">
          <table:table-cell office:value-type="float" office:value="513" calcext:value-type="float">
            <text:p>513</text:p>
          </table:table-cell>
          <table:table-cell office:value-type="string" calcext:value-type="string">
            <text:p>豊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豊かな国 ・ ゆたかなくに ・ rich country</text:p>
            <text:p/>
            <text:p>豊作 ・ ほうさく ・ abundant harvest</text:p>
            <text:p/>
            <text:p>豊満な ・ ほうまんな ・ plump, corpulent</text:p>
            <text:p/>
            <text:p>豊年 ・ ほうねん ・ fruitful year</text:p>
            <text:p/>
            <text:p>豊富な ・ ほうふな ・ abundant, plentiful, rich</text:p>
            <text:p/>
            <text:p>豊水 ・ ほうすい ・ abundance of water</text:p>
            <text:p/>
            <text:p>豊麗な ・ ほうれいな ・ rich design , beautiful, splendid</text:p>
          </table:table-cell>
          <table:table-cell table:number-columns-repeated="1018"/>
        </table:table-row>
        <table:table-row table:style-name="ro9">
          <table:table-cell office:value-type="float" office:value="514" calcext:value-type="float">
            <text:p>514</text:p>
          </table:table-cell>
          <table:table-cell office:value-type="string" calcext:value-type="string">
            <text:p>吉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キチ</text:p>
            <text:p/>
            <text:p>キツ</text:p>
          </table:table-cell>
          <table:table-cell table:style-name="ce10"/>
          <table:table-cell office:value-type="string" calcext:value-type="string">
            <text:p>吉事 ・ きちじ ・ auspicious event</text:p>
            <text:p/>
            <text:p>吉田 ・ よしだ ・ Yoshida surname </text:p>
            <text:p/>
            <text:p>吉凶 ・ きっきょう ・ good or ill luck, fortune</text:p>
            <text:p/>
            <text:p>大吉 ・ だいきち ・ excellent / good luck</text:p>
            <text:p/>
            <text:p>不吉 ・ ふきつ ・ ill omen, inauspiciousness</text:p>
            <text:p/>
            <text:p>吉兆 ・ きっちょう ・ good omen, lucky sign</text:p>
          </table:table-cell>
          <table:table-cell table:number-columns-repeated="1018"/>
        </table:table-row>
        <table:table-row table:style-name="ro26">
          <table:table-cell office:value-type="float" office:value="515" calcext:value-type="float">
            <text:p>515</text:p>
          </table:table-cell>
          <table:table-cell office:value-type="string" calcext:value-type="string">
            <text:p>詰</text:p>
          </table:table-cell>
          <table:table-cell office:value-type="string" calcext:value-type="string">
            <text:p>STUFF</text:p>
            <text:p/>
            <text:p>REPRIMAND</text:p>
          </table:table-cell>
          <table:table-cell office:value-type="string" calcext:value-type="string">
            <text:p>キツ</text:p>
          </table:table-cell>
          <table:table-cell office:value-type="string" calcext:value-type="string">
            <text:p>つ(める)</text:p>
            <text:p/>
            <text:p>つ(め)</text:p>
            <text:p/>
            <text:p>-づ(め)</text:p>
            <text:p/>
            <text:p>つ(まる)</text:p>
            <text:p/>
            <text:p>つ(む)</text:p>
          </table:table-cell>
          <table:table-cell office:value-type="string" calcext:value-type="string">
            <text:p>詰問する ・ きつもんする ・ cross-examine, question closely</text:p>
            <text:p/>
            <text:p>詰まる ・ つまる ・ [vi] be stuffed, clogged</text:p>
            <text:p/>
            <text:p>気詰まり ・ きづまり ・ constrained feeling, awkwardness</text:p>
            <text:p/>
            <text:p>目の詰んだ ・ めのつんだ ・ fine -grained , close</text:p>
            <text:p/>
            <text:p>詰める ・ つめる ・ [vt] stuff, fill, cram</text:p>
            <text:p/>
            <text:p>見詰める ・ みつめる ・ gaze at, watch intently</text:p>
            <text:p/>
            <text:p>詰む ・ つむ ・ be packed, become fine / close</text:p>
            <text:p/>
            <text:p>難詰する ・ なんきつする ・ blame, censure, reproach</text:p>
          </table:table-cell>
          <table:table-cell table:number-columns-repeated="1018"/>
        </table:table-row>
        <table:table-row table:style-name="ro28">
          <table:table-cell office:value-type="float" office:value="516" calcext:value-type="float">
            <text:p>516</text:p>
          </table:table-cell>
          <table:table-cell office:value-type="string" calcext:value-type="string">
            <text:p>結</text:p>
          </table:table-cell>
          <table:table-cell office:value-type="string" calcext:value-type="string">
            <text:p>TIE</text:p>
            <text:p/>
            <text:p>CONCLUD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むす(ぶ)</text:p>
            <text:p/>
            <text:p>ゆ(う)</text:p>
            <text:p/>
            <text:p>ゆ(わえる)</text:p>
          </table:table-cell>
          <table:table-cell office:value-type="string" calcext:value-type="string">
            <text:p>結局 ・ けっきょく ・ after all, finally, in conclusion</text:p>
            <text:p/>
            <text:p>結末 ・ けつまつ ・ termination, end, close, conclusion</text:p>
            <text:p/>
            <text:p>結ぶ ・ むすぶ ・ [vt] tie up , bind</text:p>
            <text:p/>
            <text:p>結う ・ ゆう ・ [vt] do up / dress the hair </text:p>
            <text:p/>
            <text:p>結わえる ・ ゆわえる ・ [vt] tie up , bind, fasten</text:p>
            <text:p/>
            <text:p>髪結い ・ かみゆい ・ hairdresser, hairdressing</text:p>
            <text:p/>
            <text:p>縄を杭に結わえる ・ なわをくいにゆわえる ・ tie / fasten a rope to a post</text:p>
            <text:p/>
            <text:p>結束 ・ けっそく ・ unity, union</text:p>
          </table:table-cell>
          <table:table-cell table:number-columns-repeated="1018"/>
        </table:table-row>
        <table:table-row table:style-name="ro36">
          <table:table-cell office:value-type="float" office:value="517" calcext:value-type="float">
            <text:p>517</text:p>
          </table:table-cell>
          <table:table-cell office:value-type="string" calcext:value-type="string">
            <text:p>投</text:p>
          </table:table-cell>
          <table:table-cell office:value-type="string" calcext:value-type="string">
            <text:p>THROW</text:p>
            <text:p/>
            <text:p>SEND IN [to]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な(げる)</text:p>
            <text:p/>
            <text:p>-な(げ)</text:p>
          </table:table-cell>
          <table:table-cell office:value-type="string" calcext:value-type="string">
            <text:p>投げる ・ なげる ・ [vt] throw, cast, pitch; abandon</text:p>
            <text:p/>
            <text:p>投書 ・ とうしょ ・ contribution, letter from a reader </text:p>
            <text:p/>
            <text:p>投手 ・ とうしゅ ・ pitcher</text:p>
            <text:p/>
            <text:p>投棄する ・ とうきする ・ abandon, give up, throw away</text:p>
            <text:p/>
            <text:p>投影 ・ とうえい ・ cast shadow; projection</text:p>
            <text:p/>
            <text:p>投げ飛ばす ・ なげとばす ・ [vt] fling away</text:p>
            <text:p/>
            <text:p>身投げ ・ みなげ ・ suicide by drowning / jumping</text:p>
          </table:table-cell>
          <table:table-cell office:value-type="string" calcext:value-type="string">
            <text:p>submit</text:p>
          </table:table-cell>
          <table:table-cell table:number-columns-repeated="1017"/>
        </table:table-row>
        <table:table-row table:style-name="ro9">
          <table:table-cell office:value-type="float" office:value="518" calcext:value-type="float">
            <text:p>518</text:p>
          </table:table-cell>
          <table:table-cell office:value-type="string" calcext:value-type="string">
            <text:p>役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ヤク</text:p>
            <text:p/>
            <text:p>エキ</text:p>
          </table:table-cell>
          <table:table-cell table:style-name="ce10"/>
          <table:table-cell office:value-type="string" calcext:value-type="string">
            <text:p>役に立つ ・ やくにたつ ・ be useful, helpful</text:p>
            <text:p/>
            <text:p>役者 ・ やくしゃ ・ actor, actress</text:p>
            <text:p/>
            <text:p>役所 ・ やくしょ ・ public office government </text:p>
            <text:p/>
            <text:p>役員 ・ やくいん ・ officer, leader, director</text:p>
            <text:p/>
            <text:p>役割 ・ やくわり ・ assigning parts; part, role, duty</text:p>
            <text:p/>
            <text:p>兵役 ・ へいえき ・ military service</text:p>
          </table:table-cell>
          <table:table-cell office:value-type="string" calcext:value-type="string">
            <text:p>duty, office[r</text:p>
          </table:table-cell>
          <table:table-cell table:number-columns-repeated="1017"/>
        </table:table-row>
        <table:table-row table:style-name="ro31">
          <table:table-cell office:value-type="float" office:value="519" calcext:value-type="float">
            <text:p>519</text:p>
          </table:table-cell>
          <table:table-cell office:value-type="string" calcext:value-type="string">
            <text:p>没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ボツ</text:p>
          </table:table-cell>
          <table:table-cell table:style-name="ce10"/>
          <table:table-cell office:value-type="string" calcext:value-type="string">
            <text:p>没入する ・ ぼつにゅうする ・ be immersed in absorbed in one's work </text:p>
            <text:p/>
            <text:p>戦没する ・ せんぼつする ・ be killed in battle / action</text:p>
            <text:p/>
            <text:p>水没する ・ すいぼつする ・ sink, submerge</text:p>
            <text:p/>
            <text:p>没頭する ・ ぼっとうする ・ be absorbed in</text:p>
            <text:p/>
            <text:p>没後 ・ ぼつご ・ after one’s death</text:p>
            <text:p/>
            <text:p>没年 ・ ぼつねん ・ year of death</text:p>
          </table:table-cell>
          <table:table-cell office:value-type="string" calcext:value-type="string">
            <text:p>fall in</text:p>
          </table:table-cell>
          <table:table-cell table:number-columns-repeated="1017"/>
        </table:table-row>
        <table:table-row table:style-name="ro30">
          <table:table-cell office:value-type="float" office:value="520" calcext:value-type="float">
            <text:p>520</text:p>
          </table:table-cell>
          <table:table-cell office:value-type="string" calcext:value-type="string">
            <text:p>設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もう(ける)</text:p>
          </table:table-cell>
          <table:table-cell office:value-type="string" calcext:value-type="string">
            <text:p>設ける ・ もうける ・ [vt] set up, establish</text:p>
            <text:p/>
            <text:p>設立する ・ せつりつする ・ establish, found, set up</text:p>
            <text:p/>
            <text:p>設定 ・ せってい ・ establishment, creation; setting up </text:p>
            <text:p/>
            <text:p>工場を 設ける ・ こうじょうを もうける ・ set up a factory</text:p>
            <text:p/>
            <text:p>設計 ・ せっけい ・ design, plan</text:p>
            <text:p/>
            <text:p>設問する ・ せつもんする ・ pose a question</text:p>
            <text:p/>
            <text:p>私設の ・ しせつの ・ private</text:p>
          </table:table-cell>
          <table:table-cell office:value-type="string" calcext:value-type="string">
            <text:p>establish</text:p>
          </table:table-cell>
          <table:table-cell table:number-columns-repeated="1017"/>
        </table:table-row>
        <table:table-row table:style-name="ro31">
          <table:table-cell office:value-type="float" office:value="521" calcext:value-type="float">
            <text:p>521</text:p>
          </table:table-cell>
          <table:table-cell office:value-type="string" calcext:value-type="string">
            <text:p>段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ダン</text:p>
          </table:table-cell>
          <table:table-cell table:style-name="ce10"/>
          <table:table-cell office:value-type="string" calcext:value-type="string">
            <text:p>手段 ・ しゅだん ・ means, way, step</text:p>
            <text:p/>
            <text:p>段取り ・ だんどり ・ program, plan; step, course of action</text:p>
            <text:p/>
            <text:p>五段 ・ ごだん ・ fifth grade as in karate </text:p>
            <text:p/>
            <text:p>算段 ・ さんだん ・ contrivance, management</text:p>
            <text:p/>
            <text:p>段落 ・ だんらく ・ end of paragraph; conclusion</text:p>
            <text:p/>
            <text:p>段を取る ・ だんをとる ・ obtain a degree in judo ; get a black belt</text:p>
          </table:table-cell>
          <table:table-cell office:value-type="string" calcext:value-type="string">
            <text:p>stage</text:p>
          </table:table-cell>
          <table:table-cell table:number-columns-repeated="1017"/>
        </table:table-row>
        <table:table-row table:style-name="ro16">
          <table:table-cell office:value-type="float" office:value="522" calcext:value-type="float">
            <text:p>522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サツ</text:p>
            <text:p/>
            <text:p>セツ</text:p>
            <text:p/>
            <text:p>サイ</text:p>
          </table:table-cell>
          <table:table-cell office:value-type="string" calcext:value-type="string">
            <text:p>ころ(す)</text:p>
            <text:p/>
            <text:p>-ごろ(し)</text:p>
          </table:table-cell>
          <table:table-cell office:value-type="string" calcext:value-type="string">
            <text:p>殺す ・ ころす ・ [vt] kill, murder</text:p>
            <text:p/>
            <text:p>殺人 ・ さつじん ・ murder, homicide</text:p>
            <text:p/>
            <text:p>殺害 ・ さつがい ・ murder, killing, assassination</text:p>
            <text:p/>
            <text:p>殺到する ・ さっとうする ・ rush / pour in; descend on</text:p>
            <text:p/>
            <text:p>自殺 ・ じさつ ・ suicide</text:p>
            <text:p/>
            <text:p>人殺し ・ ひとごろし ・ murder(er)</text:p>
            <text:p/>
            <text:p>殺生する ・ せっしょうする ・ destroy life, kill animals</text:p>
            <text:p/>
            <text:p>相殺する ・ そうさいする ・ offset, cancel each other</text:p>
          </table:table-cell>
          <table:table-cell table:number-columns-repeated="1018"/>
        </table:table-row>
        <table:table-row table:style-name="ro9">
          <table:table-cell office:value-type="float" office:value="523" calcext:value-type="float">
            <text:p>523</text:p>
          </table:table-cell>
          <table:table-cell office:value-type="string" calcext:value-type="string">
            <text:p>刹</text:p>
          </table:table-cell>
          <table:table-cell office:value-type="string" calcext:value-type="string">
            <text:p>BUDDHIST TEMPLE</text:p>
          </table:table-cell>
          <table:table-cell office:value-type="string" calcext:value-type="string">
            <text:p>サツ</text:p>
            <text:p/>
            <text:p>セツ</text:p>
          </table:table-cell>
          <table:table-cell table:style-name="ce10"/>
          <table:table-cell office:value-type="string" calcext:value-type="string">
            <text:p>名刹 ・ めいさつ ・ famous temple</text:p>
            <text:p/>
            <text:p>古刹 ・ こさつ ・ ancient temple</text:p>
            <text:p/>
            <text:p>梵刹 ・ ぼんさつ [ぼんせつ] ・ Buddhist temple</text:p>
            <text:p/>
            <text:p>刹那 ・ せつな ・ moment, instant; kṣaṇa (1/75 of a second </text:p>
            <text:p/>
            <text:p>刹那的 ・ せつなてき ・ ephemeral, transitory</text:p>
            <text:p/>
            <text:p>羅刹 ・ らせつ ・ rākṣasa, evil spirit</text:p>
          </table:table-cell>
          <table:table-cell table:number-columns-repeated="1018"/>
        </table:table-row>
        <table:table-row table:style-name="ro15">
          <table:table-cell office:value-type="float" office:value="524" calcext:value-type="float">
            <text:p>524</text:p>
          </table:table-cell>
          <table:table-cell office:value-type="string" calcext:value-type="string">
            <text:p>刈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か(る)</text:p>
          </table:table-cell>
          <table:table-cell office:value-type="string" calcext:value-type="string">
            <text:p>刈る ・ かる ・ [vt] cut, trim; reap</text:p>
            <text:p/>
            <text:p>刈り入れ ・ かりいれ ・ harvest</text:p>
            <text:p/>
            <text:p>草刈り ・ くさかり ・ mowing, mower</text:p>
          </table:table-cell>
          <table:table-cell office:value-type="string" calcext:value-type="string">
            <text:p>crop</text:p>
          </table:table-cell>
          <table:table-cell table:number-columns-repeated="1017"/>
        </table:table-row>
        <table:table-row table:style-name="ro24">
          <table:table-cell office:value-type="float" office:value="525" calcext:value-type="float">
            <text:p>525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カイ</text:p>
            <text:p/>
            <text:p>エ</text:p>
          </table:table-cell>
          <table:table-cell table:style-name="ce10"/>
          <table:table-cell office:value-type="string" calcext:value-type="string">
            <text:p>大和絵 ・ やまとえ ・ classical Jap. decorative painting</text:p>
            <text:p/>
            <text:p>絵画 ・ かいが ・ pictures, paintings, drawings</text:p>
            <text:p/>
            <text:p>油絵 ・ あぶらえ ・ oil painting</text:p>
            <text:p/>
            <text:p>絵巻物 ・ えまきもの ・ picture scroll</text:p>
          </table:table-cell>
          <table:table-cell office:value-type="string" calcext:value-type="string">
            <text:p>painting</text:p>
          </table:table-cell>
          <table:table-cell table:number-columns-repeated="1017"/>
        </table:table-row>
        <table:table-row table:style-name="ro9">
          <table:table-cell office:value-type="float" office:value="526" calcext:value-type="float">
            <text:p>526</text:p>
          </table:table-cell>
          <table:table-cell office:value-type="string" calcext:value-type="string">
            <text:p>給</text:p>
          </table:table-cell>
          <table:table-cell office:value-type="string" calcext:value-type="string">
            <text:p>SUPPLY</text:p>
            <text:p/>
            <text:p>PAY</text:p>
          </table:table-cell>
          <table:table-cell office:value-type="string" calcext:value-type="string">
            <text:p>キュウ</text:p>
          </table:table-cell>
          <table:table-cell table:style-name="ce10"/>
          <table:table-cell office:value-type="string" calcext:value-type="string">
            <text:p>時給 ・ じきゅう ・ hourly wage</text:p>
            <text:p/>
            <text:p>自給 ・ じきゅう ・ self-supply, self-support</text:p>
            <text:p/>
            <text:p>月給 ・ げっきゅう ・ monthly pay / salary</text:p>
            <text:p/>
            <text:p>配給 ・ はいきゅう ・ distribution, supply; rationing</text:p>
            <text:p/>
            <text:p>給与 ・ きゅうよ ・ allowance, grant; pay, salary</text:p>
            <text:p/>
            <text:p>初任給 ・ しょにんきゅう ・ initial salary</text:p>
          </table:table-cell>
          <table:table-cell table:number-columns-repeated="1018"/>
        </table:table-row>
        <table:table-row table:style-name="ro50">
          <table:table-cell office:value-type="float" office:value="527" calcext:value-type="float">
            <text:p>527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CIRCULAR COMMA PATTERN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ともえ</text:p>
          </table:table-cell>
          <table:table-cell office:value-type="string" calcext:value-type="string">
            <text:p>三つ巴 ・ みつどもえ ・ circular pattern of 3 commas; three-sided fight</text:p>
            <text:p/>
            <text:p>巴瓦 ・ ともえがわら ・ comma pattern tile</text:p>
          </table:table-cell>
          <table:table-cell table:number-columns-repeated="1018"/>
        </table:table-row>
        <table:table-row table:style-name="ro40">
          <table:table-cell office:value-type="float" office:value="528" calcext:value-type="float">
            <text:p>528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  <text:p/>
            <text:p>EROS</text:p>
          </table:table-cell>
          <table:table-cell office:value-type="string" calcext:value-type="string">
            <text:p>ショク</text:p>
            <text:p/>
            <text:p>シキ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青色 ・ あおいろ ・ blue</text:p>
            <text:p/>
            <text:p>特色 ・ とくしょく ・ characteristic</text:p>
            <text:p/>
            <text:p>色っぽい ・ いろっぽい ・ erotic, amorous</text:p>
            <text:p/>
            <text:p>鮮やかな色 ・ あざやかないろ ・ vivid colors</text:p>
            <text:p/>
            <text:p>色々な ・ いろいろな ・ various kinds of</text:p>
            <text:p/>
            <text:p>色素 ・ しきそ ・ pigment, coloring matter</text:p>
            <text:p/>
            <text:p>色情 ・ しきじょう ・ lust</text:p>
            <text:p/>
            <text:p>女色 ・ じょしょく ・ woman’s charms, lust</text:p>
          </table:table-cell>
          <table:table-cell office:value-type="string" calcext:value-type="string">
            <text:p>character</text:p>
          </table:table-cell>
          <table:table-cell table:number-columns-repeated="1017"/>
        </table:table-row>
        <table:table-row table:style-name="ro40">
          <table:table-cell office:value-type="float" office:value="529" calcext:value-type="float">
            <text:p>529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こえ</text:p>
            <text:p/>
            <text:p>こわ-</text:p>
          </table:table-cell>
          <table:table-cell office:value-type="string" calcext:value-type="string">
            <text:p>音声 ・ おんせい ・ voice, sound</text:p>
            <text:p/>
            <text:p>読者の声 ・ どくしゃのこえ ・ voice of the reader</text:p>
            <text:p/>
            <text:p>大声 ・ おおごえ ・ loud voice</text:p>
            <text:p/>
            <text:p>声 ・ こえ ・ voice</text:p>
            <text:p/>
            <text:p>声調 ・ せいちょう ・ tone of voice, style; tone in Chinese phonetics </text:p>
            <text:p/>
            <text:p>声価 ・ せいか ・ reputation, fame</text:p>
            <text:p/>
            <text:p>名声 ・ めいせい ・ fame, reputation</text:p>
            <text:p/>
            <text:p>声明 ・ せいめい ・ declaration</text:p>
          </table:table-cell>
          <table:table-cell table:number-columns-repeated="1018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眉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ビ</text:p>
            <text:p/>
            <text:p>ミ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眉毛 ・ まゆげ ・ eyebrows</text:p>
            <text:p/>
            <text:p>眉 ・ まゆ ・ eyebrow, brow</text:p>
            <text:p/>
            <text:p>焦眉 ・ しょうび ・ emergency, urgency</text:p>
            <text:p/>
            <text:p>焦眉の急 ・ しょうびのきゅう ・ urgent need</text:p>
            <text:p/>
            <text:p>眉をひそめる ・ まゆをひそめる ・ knit one’s brows, frown</text:p>
          </table:table-cell>
          <table:table-cell table:number-columns-repeated="1018"/>
        </table:table-row>
        <table:table-row table:style-name="ro32">
          <table:table-cell office:value-type="float" office:value="531" calcext:value-type="float">
            <text:p>531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VILLAGE</text:p>
            <text:p/>
            <text:p>LEAGUE, RI (about 3.9 kilometers)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さと</text:p>
          </table:table-cell>
          <table:table-cell office:value-type="string" calcext:value-type="string">
            <text:p>千里 ・ せんり ・ 1000 ri; a great distance</text:p>
            <text:p/>
            <text:p>古里 ・ ふるさと ・ hometown, birthplace</text:p>
            <text:p/>
            <text:p>里心 ・ さとごころ ・ homesickness</text:p>
            <text:p/>
            <text:p>村里 ・ むらざと ・ village</text:p>
            <text:p/>
            <text:p>山里 ・ やまざと ・ mountain hamlet / village</text:p>
            <text:p/>
            <text:p>一里塚 ・ いちりづか ・ milepost, -stone</text:p>
            <text:p/>
            <text:p>里人 ・ りじん ・ villagers, countryfolk</text:p>
          </table:table-cell>
          <table:table-cell office:value-type="string" calcext:value-type="string">
            <text:p>countryside ・ ~3.9 km unit</text:p>
          </table:table-cell>
          <table:table-cell table:number-columns-repeated="1017"/>
        </table:table-row>
        <table:table-row table:style-name="ro9">
          <table:table-cell office:value-type="float" office:value="532" calcext:value-type="float">
            <text:p>532</text:p>
          </table:table-cell>
          <table:table-cell office:value-type="string" calcext:value-type="string">
            <text:p>理</text:p>
          </table:table-cell>
          <table:table-cell office:value-type="string" calcext:value-type="string">
            <text:p>REASON</text:p>
            <text:p/>
            <text:p>BASIC PRINCIPLE</text:p>
            <text:p/>
            <text:p>MANAGE</text:p>
          </table:table-cell>
          <table:table-cell office:value-type="string" calcext:value-type="string">
            <text:p>リ</text:p>
          </table:table-cell>
          <table:table-cell table:style-name="ce10"/>
          <table:table-cell office:value-type="string" calcext:value-type="string">
            <text:p>合理的な ・ ごうりてきな ・ rational, logical, reasonable</text:p>
            <text:p/>
            <text:p>整理する ・ せいりする ・ put in order, arrange; liquidate; retrench</text:p>
            <text:p/>
            <text:p>代理人 ・ だいりにん ・ representative, agent, proxy</text:p>
            <text:p/>
            <text:p>理由 ・ りゆう ・ reason, cause, ground</text:p>
            <text:p/>
            <text:p>受理する ・ じゅりする ・ accept a report </text:p>
            <text:p/>
            <text:p>定理 ・ ていり ・ theorem, proposition</text:p>
          </table:table-cell>
          <table:table-cell office:value-type="string" calcext:value-type="string">
            <text:p>logic ・ law ・ put in order</text:p>
          </table:table-cell>
          <table:table-cell table:number-columns-repeated="1017"/>
        </table:table-row>
        <table:table-row table:style-name="ro30">
          <table:table-cell office:value-type="float" office:value="533" calcext:value-type="float">
            <text:p>533</text:p>
          </table:table-cell>
          <table:table-cell office:value-type="string" calcext:value-type="string">
            <text:p>埋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う(める)</text:p>
            <text:p/>
            <text:p>う(まる)</text:p>
            <text:p/>
            <text:p>う(もれる)</text:p>
          </table:table-cell>
          <table:table-cell office:value-type="string" calcext:value-type="string">
            <text:p>埋没する ・ まいぼつする ・ be buried; fall into oblivion</text:p>
            <text:p/>
            <text:p>埋め立てる ・ うめたてる ・ reclaim, fill in</text:p>
            <text:p/>
            <text:p>土に埋める ・ つちにうめる ・ bury in the ground</text:p>
            <text:p/>
            <text:p>埋める ・ うめる ・ [vt]bury, embed; fill up</text:p>
            <text:p/>
            <text:p>埋まる ・ うまる ・ [vi] be embedded; filled up, buried under</text:p>
            <text:p/>
            <text:p>埋もれる ・ うもれる ・ [vi] be buried in oblivion ; live in obscurity</text:p>
            <text:p/>
            <text:p>埋線 ・ まいせん ・ underground cable</text:p>
          </table:table-cell>
          <table:table-cell office:value-type="string" calcext:value-type="string">
            <text:p>be buried</text:p>
          </table:table-cell>
          <table:table-cell table:number-columns-repeated="1017"/>
        </table:table-row>
        <table:table-row table:style-name="ro19">
          <table:table-cell office:value-type="float" office:value="534" calcext:value-type="float">
            <text:p>534</text:p>
          </table:table-cell>
          <table:table-cell office:value-type="string" calcext:value-type="string">
            <text:p>野</text:p>
          </table:table-cell>
          <table:table-cell office:value-type="string" calcext:value-type="string">
            <text:p>FIELD</text:p>
            <text:p/>
            <text:p>WILD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の(-)</text:p>
          </table:table-cell>
          <table:table-cell office:value-type="string" calcext:value-type="string">
            <text:p>分野 ・ ぶんや ・ field, sphere, area</text:p>
            <text:p/>
            <text:p>野生 ・ やせい ・ wild</text:p>
            <text:p/>
            <text:p>野党 ・ やとう ・ opposition party</text:p>
            <text:p/>
            <text:p>野鳥 ・ やちょう ・ wild fowl / bird</text:p>
            <text:p/>
            <text:p>平野¹ ・ へいや ・ plain(s), open field </text:p>
            <text:p/>
            <text:p>平野² ・ ひらの ・ (surname)</text:p>
            <text:p/>
            <text:p>野 ・ の ・ field</text:p>
          </table:table-cell>
          <table:table-cell office:value-type="string" calcext:value-type="string">
            <text:p>rustic</text:p>
          </table:table-cell>
          <table:table-cell table:number-columns-repeated="1017"/>
        </table:table-row>
        <table:table-row table:style-name="ro32">
          <table:table-cell office:value-type="float" office:value="535" calcext:value-type="float">
            <text:p>535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ろ</text:p>
            <text:p/>
            <text:p>くろ(い)</text:p>
          </table:table-cell>
          <table:table-cell office:value-type="string" calcext:value-type="string">
            <text:p>黒い ・ くろい ・ black</text:p>
            <text:p/>
            <text:p>黒人 ・ こくじん ・ black person</text:p>
            <text:p/>
            <text:p>黒海 ・ こっかい ・ Black Sea</text:p>
            <text:p/>
            <text:p>黒ずむ ・ くろずむ ・ blacken, darken</text:p>
            <text:p/>
            <text:p>黒字 ・ くろじ ・ the black, surplus</text:p>
            <text:p/>
            <text:p>白黒 ・ しろくろ ・ black and white</text:p>
            <text:p/>
            <text:p>腹黒い ・ はらぐろい ・ blackhearted, malicious</text:p>
          </table:table-cell>
          <table:table-cell table:number-columns-repeated="1018"/>
        </table:table-row>
        <table:table-row table:style-name="ro6">
          <table:table-cell office:value-type="float" office:value="536" calcext:value-type="float">
            <text:p>536</text:p>
          </table:table-cell>
          <table:table-cell office:value-type="string" calcext:value-type="string">
            <text:p>墨</text:p>
          </table:table-cell>
          <table:table-cell office:value-type="string" calcext:value-type="string">
            <text:p>INDIA INK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水墨画 ・ すいぼくが ・ India ink painting</text:p>
            <text:p/>
            <text:p>墨 ・ すみ ・ India ink</text:p>
            <text:p/>
            <text:p>墨色 ・ すみいろ ・ India ink color</text:p>
            <text:p/>
            <text:p>墨絵 ・ すみえ ・ drawing [painting] in India ink</text:p>
            <text:p/>
            <text:p>墨汁 ・ ぼくじゅう ・ India ink, black writing fluid</text:p>
            <text:p/>
            <text:p>墨染め ・ すみぞめ ・ dyed black</text:p>
          </table:table-cell>
          <table:table-cell table:number-columns-repeated="1018"/>
        </table:table-row>
        <table:table-row table:style-name="ro46">
          <table:table-cell office:value-type="float" office:value="537" calcext:value-type="float">
            <text:p>537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わらべ</text:p>
          </table:table-cell>
          <table:table-cell office:value-type="string" calcext:value-type="string">
            <text:p>童 ・ わらべ ・ child</text:p>
            <text:p/>
            <text:p>童話 ・ どうわ ・ nursery / fairy tale</text:p>
            <text:p/>
            <text:p>童心 ・ どうしん ・ child's mind / heart</text:p>
            <text:p/>
            <text:p>学童 ・ がくどう ・ schoolchild</text:p>
            <text:p/>
            <text:p>児童 ・ じどう ・ child, juvenile</text:p>
            <text:p/>
            <text:p>童謡 ・ どうよう ・ children’s song, nursery rhyme</text:p>
            <text:p/>
            <text:p>童顔 ・ どうがん ・ boyish / baby face</text:p>
            <text:p/>
            <text:p>童歌 ・ わらべうた ・ children’s folk songs</text:p>
          </table:table-cell>
          <table:table-cell table:number-columns-repeated="1018"/>
        </table:table-row>
        <table:table-row table:style-name="ro30">
          <table:table-cell office:value-type="float" office:value="538" calcext:value-type="float">
            <text:p>538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量る ・ はかる ・ [vt] measure weight / volume of </text:p>
            <text:p/>
            <text:p>大量 ・ たいりょう ・ large quantity, great volume</text:p>
            <text:p/>
            <text:p>量より質 ・ りょうよりしつ ・ quality before quantity</text:p>
            <text:p/>
            <text:p>推し量る ・ おしはかる ・ [vt] conjecture, surmise, guess</text:p>
            <text:p/>
            <text:p>量産 ・ りょうさん ・ mass production</text:p>
            <text:p/>
            <text:p>量感 ・ りょうかん ・ massiveness</text:p>
            <text:p/>
            <text:p>数量 ・ すうりょう ・ quantity, volume</text:p>
          </table:table-cell>
          <table:table-cell office:value-type="string" calcext:value-type="string">
            <text:p>weigh[t], measure</text:p>
          </table:table-cell>
          <table:table-cell table:number-columns-repeated="1017"/>
        </table:table-row>
        <table:table-row table:style-name="ro16">
          <table:table-cell office:value-type="float" office:value="539" calcext:value-type="float">
            <text:p>539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HEAVY</text:p>
            <text:p/>
            <text:p>PILE ON TOP OF</text:p>
          </table:table-cell>
          <table:table-cell office:value-type="string" calcext:value-type="string">
            <text:p>ジュウ</text:p>
            <text:p/>
            <text:p>チョウ</text:p>
          </table:table-cell>
          <table:table-cell office:value-type="string" calcext:value-type="string">
            <text:p>え</text:p>
            <text:p/>
            <text:p>おも(い)</text:p>
            <text:p/>
            <text:p>おも(り)</text:p>
            <text:p/>
            <text:p>かさ(ねる)</text:p>
            <text:p/>
            <text:p>かさ(なる)</text:p>
          </table:table-cell>
          <table:table-cell office:value-type="string" calcext:value-type="string">
            <text:p>重ねる ・ かさねる ・ [vt] pile up; stack in layers</text:p>
            <text:p/>
            <text:p>重量 ・ じゅうりょう ・ weight</text:p>
            <text:p/>
            <text:p>重い ・ おもい ・ heavy, serious</text:p>
            <text:p/>
            <text:p>起重機 ・ きじゅうき ・ crane</text:p>
            <text:p/>
            <text:p>二重の ・ ふたえの ・ twofold, two-ply</text:p>
            <text:p/>
            <text:p>八重咲きの ・ やえざきの ・ double-flowering</text:p>
            <text:p/>
            <text:p>十重二十重 ・ とえはたえ ・ manifold, multitude</text:p>
            <text:p/>
            <text:p>重宝 ・ ちょうほう ・ convenience, usefulness, handiness</text:p>
          </table:table-cell>
          <table:table-cell office:value-type="string" calcext:value-type="string">
            <text:p>layer, -ply; duplicate</text:p>
          </table:table-cell>
          <table:table-cell table:number-columns-repeated="1017"/>
        </table:table-row>
        <table:table-row table:style-name="ro47">
          <table:table-cell office:value-type="float" office:value="540" calcext:value-type="float">
            <text:p>540</text:p>
          </table:table-cell>
          <table:table-cell office:value-type="string" calcext:value-type="string">
            <text:p>動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うご(く)</text:p>
            <text:p/>
            <text:p>うご(かす)</text:p>
          </table:table-cell>
          <table:table-cell office:value-type="string" calcext:value-type="string">
            <text:p>動く ・ うごく ・ [vi] move; operate; act</text:p>
            <text:p/>
            <text:p>動かす ・ うごかす ・ [vt] move, shift, remove; set in motion, drive, operate; change, alter</text:p>
            <text:p/>
            <text:p>動物 ・ どうぶつ ・ animal</text:p>
            <text:p/>
            <text:p>不動産 ・ ふどうさん ・ immovable property, real estate</text:p>
            <text:p/>
            <text:p>感動する ・ かんどうする ・ be moved, be impressed</text:p>
            <text:p/>
            <text:p>人事異動 ・ じんじいどう ・ personnel changes, reshuffle</text:p>
            <text:p/>
            <text:p>動かし難い ・ うごかしがたい ・ immovable; unshakable, undeniable</text:p>
            <text:p/>
            <text:p>動静 ・ どうせい ・ movements, conditions, state of affairs</text:p>
          </table:table-cell>
          <table:table-cell table:number-columns-repeated="1018"/>
        </table:table-row>
        <table:table-row table:style-name="ro41">
          <table:table-cell office:value-type="float" office:value="541" calcext:value-type="float">
            <text:p>541</text:p>
          </table:table-cell>
          <table:table-cell office:value-type="string" calcext:value-type="string">
            <text:p>働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はたら(く)</text:p>
          </table:table-cell>
          <table:table-cell office:value-type="string" calcext:value-type="string">
            <text:p>働く ・ はたらく ・ [vi] work, labor; operate, function</text:p>
            <text:p/>
            <text:p>働き手 ・ はたらきて ・ worker, breadwinner</text:p>
            <text:p/>
            <text:p>労働 ・ ろうどう ・ labor, toil manual </text:p>
            <text:p/>
            <text:p>稼働 ・ かどう ・ work[ing]; operation of a machine </text:p>
            <text:p/>
            <text:p>実働時間 ・ じつどうじかん ・ actual working hours</text:p>
            <text:p/>
            <text:p>下働き ・ したばたらき ・ subordinate work; underworker</text:p>
          </table:table-cell>
          <table:table-cell table:number-columns-repeated="1018"/>
        </table:table-row>
        <table:table-row table:style-name="ro24">
          <table:table-cell office:value-type="float" office:value="542" calcext:value-type="float">
            <text:p>542</text:p>
          </table:table-cell>
          <table:table-cell office:value-type="string" calcext:value-type="string">
            <text:p>労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ロウ</text:p>
          </table:table-cell>
          <table:table-cell table:style-name="ce10"/>
          <table:table-cell office:value-type="string" calcext:value-type="string">
            <text:p>労働 ・ ろうどう ・ manual labor, toil</text:p>
            <text:p/>
            <text:p>労働組合 ・ ろうどうくみあい ・ labor union</text:p>
            <text:p/>
            <text:p>苦労 ・ くろう ・ difficulties, hardships; labor</text:p>
            <text:p/>
            <text:p>心労 ・ しんろう ・ cares, worries, anxiety</text:p>
          </table:table-cell>
          <table:table-cell table:number-columns-repeated="1018"/>
        </table:table-row>
        <table:table-row table:style-name="ro55">
          <table:table-cell office:value-type="float" office:value="543" calcext:value-type="float">
            <text:p>543</text:p>
          </table:table-cell>
          <table:table-cell office:value-type="string" calcext:value-type="string">
            <text:p>協</text:p>
          </table:table-cell>
          <table:table-cell office:value-type="string" calcext:value-type="string">
            <text:p>COOPERATE</text:p>
          </table:table-cell>
          <table:table-cell office:value-type="string" calcext:value-type="string">
            <text:p>キョウ</text:p>
          </table:table-cell>
          <table:table-cell table:style-name="ce10"/>
          <table:table-cell office:value-type="string" calcext:value-type="string">
            <text:p>協力する ・ きょうりょくする ・ cooperate, collaborate</text:p>
            <text:p/>
            <text:p>協定 ・ きょうてい ・ agreement, pact</text:p>
            <text:p/>
            <text:p>協会 ・ きょうかい ・ association, society</text:p>
          </table:table-cell>
          <table:table-cell table:number-columns-repeated="1018"/>
        </table:table-row>
        <table:table-row table:style-name="ro46">
          <table:table-cell office:value-type="float" office:value="544" calcext:value-type="float">
            <text:p>544</text:p>
          </table:table-cell>
          <table:table-cell office:value-type="string" calcext:value-type="string">
            <text:p>種</text:p>
          </table:table-cell>
          <table:table-cell office:value-type="string" calcext:value-type="string">
            <text:p>VARIETY</text:p>
            <text:p/>
            <text:p>SEED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たね</text:p>
            <text:p/>
            <text:p>ぐさ*</text:p>
          </table:table-cell>
          <table:table-cell office:value-type="string" calcext:value-type="string">
            <text:p>話の種 ・ はなしのたね ・ source of conversation</text:p>
            <text:p/>
            <text:p>種類 ・ しゅるい ・ kind, sort, species</text:p>
            <text:p/>
            <text:p>この種の ・ このしゅの ・ this kind of</text:p>
            <text:p/>
            <text:p>種子 ・ しゅし ・ seed, pit</text:p>
            <text:p/>
            <text:p>種 ・ たね ・ seed</text:p>
            <text:p/>
            <text:p>特種 ・ とくだね ・ exclusive news, scoop</text:p>
            <text:p/>
            <text:p>質種 ・ しちぐさ ・ article for pawning</text:p>
            <text:p/>
            <text:p>笑い種 ・ わらいぐさ ・ laughingstock</text:p>
          </table:table-cell>
          <table:table-cell office:value-type="string" calcext:value-type="string">
            <text:p>type</text:p>
          </table:table-cell>
          <table:table-cell table:number-columns-repeated="1017"/>
        </table:table-row>
        <table:table-row table:style-name="ro13">
          <table:table-cell office:value-type="float" office:value="545" calcext:value-type="float">
            <text:p>545</text:p>
          </table:table-cell>
          <table:table-cell office:value-type="string" calcext:value-type="string">
            <text:p>亜</text:p>
          </table:table-cell>
          <table:table-cell office:value-type="string" calcext:value-type="string">
            <text:p>SUB-</text:p>
            <text:p/>
            <text:p>PHONETIC [A]</text:p>
          </table:table-cell>
          <table:table-cell office:value-type="string" calcext:value-type="string">
            <text:p>ア</text:p>
          </table:table-cell>
          <table:table-cell table:style-name="ce10"/>
          <table:table-cell office:value-type="string" calcext:value-type="string">
            <text:p>亜種 ・ あしゅ ・ subspecies</text:p>
            <text:p/>
            <text:p>東亜 ・ とうあ ・ East Asia</text:p>
            <text:p/>
            <text:p>亜熱帯 ・ あねったい ・ subtropics</text:p>
            <text:p/>
            <text:p>亜麻 ・ あま ・ flax</text:p>
            <text:p/>
            <text:p>亜鉛 ・ あえん ・ zinc</text:p>
            <text:p/>
            <text:p>亜米利加 ・ あめりか ・ America</text:p>
          </table:table-cell>
          <table:table-cell table:number-columns-repeated="1018"/>
        </table:table-row>
        <table:table-row table:style-name="ro34">
          <table:table-cell office:value-type="float" office:value="546" calcext:value-type="float">
            <text:p>546</text:p>
          </table:table-cell>
          <table:table-cell office:value-type="string" calcext:value-type="string">
            <text:p>悪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アク</text:p>
            <text:p/>
            <text:p>オ</text:p>
          </table:table-cell>
          <table:table-cell office:value-type="string" calcext:value-type="string">
            <text:p>わる(い)</text:p>
            <text:p/>
            <text:p>わる-</text:p>
            <text:p/>
            <text:p>あ(し)*</text:p>
          </table:table-cell>
          <table:table-cell office:value-type="string" calcext:value-type="string">
            <text:p>悪い行い ・ わるいおこない ・ bad / evil deed</text:p>
            <text:p/>
            <text:p>最悪 ・ さいあく ・ the worst</text:p>
            <text:p/>
            <text:p>悪口 ・ わるくち ・ slander, abuse, foul language</text:p>
            <text:p/>
            <text:p>悪化する ・ あっかする ・ worsen, deteriorate</text:p>
            <text:p/>
            <text:p>嫌悪 ・ けんお ・ hatred, dislike, repugnance</text:p>
            <text:p/>
            <text:p>善し悪し ・ よしあし ・ good or bad / evil, right or wrong</text:p>
            <text:p/>
            <text:p>悪しからず ・ あしからず ・ don't get me wrong, but…</text:p>
          </table:table-cell>
          <table:table-cell table:number-columns-repeated="1018"/>
        </table:table-row>
        <table:table-row table:style-name="ro28">
          <table:table-cell office:value-type="float" office:value="547" calcext:value-type="float">
            <text:p>547</text:p>
          </table:table-cell>
          <table:table-cell office:value-type="string" calcext:value-type="string">
            <text:p>要</text:p>
          </table:table-cell>
          <table:table-cell office:value-type="string" calcext:value-type="string">
            <text:p>IMPORTANT</text:p>
            <text:p/>
            <text:p>SUMMARIZE</text:p>
            <text:p/>
            <text:p>REQUIR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い(る)</text:p>
            <text:p/>
            <text:p>かなめ</text:p>
          </table:table-cell>
          <table:table-cell office:value-type="string" calcext:value-type="string">
            <text:p>金が要る ・ かねがいる ・ I need want / It takes money</text:p>
            <text:p/>
            <text:p>重要な ・ じゅうような ・ important, essential, principal</text:p>
            <text:p/>
            <text:p>要するに ・ ようするに ・ in a word, in short</text:p>
            <text:p/>
            <text:p>要素 ・ ようそ ・ essential element, factor, constituent</text:p>
            <text:p/>
            <text:p>要石 ・ かなめいし ・ keystone, cornerstone</text:p>
            <text:p/>
            <text:p>要 ・ かなめ ・ pivot; main point, key</text:p>
            <text:p/>
            <text:p>紀要 ・ きよう ・ bulletin, proceedings</text:p>
            <text:p/>
            <text:p>要する ・ ようする ・ [vt] require, need</text:p>
          </table:table-cell>
          <table:table-cell office:value-type="string" calcext:value-type="string">
            <text:p>essential ・ required</text:p>
          </table:table-cell>
          <table:table-cell table:number-columns-repeated="1017"/>
        </table:table-row>
        <table:table-row table:style-name="ro33">
          <table:table-cell office:value-type="float" office:value="548" calcext:value-type="float">
            <text:p>548</text:p>
          </table:table-cell>
          <table:table-cell office:value-type="string" calcext:value-type="string">
            <text:p>価</text:p>
          </table:table-cell>
          <table:table-cell office:value-type="string" calcext:value-type="string">
            <text:p>PRICE</text:p>
            <text:p/>
            <text:p>VALU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あたい</text:p>
          </table:table-cell>
          <table:table-cell office:value-type="string" calcext:value-type="string">
            <text:p>物価 ・ ぶっか ・ prices of commodities </text:p>
            <text:p/>
            <text:p>声価 ・ せいか ・ reputation, fame</text:p>
            <text:p/>
            <text:p>栄養価 ・ えいようか ・ nutritive value</text:p>
            <text:p/>
            <text:p>評価する ・ ひょうかする ・ evaluate, appraise</text:p>
            <text:p/>
            <text:p>価千金の ・ あたいせんきんの ・ priceless, invaluable</text:p>
            <text:p/>
            <text:p>価格 ・ かかく ・ price, cost</text:p>
          </table:table-cell>
          <table:table-cell table:number-columns-repeated="1018"/>
        </table:table-row>
        <table:table-row table:style-name="ro36">
          <table:table-cell office:value-type="float" office:value="549" calcext:value-type="float">
            <text:p>549</text:p>
          </table:table-cell>
          <table:table-cell office:value-type="string" calcext:value-type="string">
            <text:p>必</text:p>
          </table:table-cell>
          <table:table-cell office:value-type="string" calcext:value-type="string">
            <text:p>WITHOUT FAIL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かなら(ず)</text:p>
          </table:table-cell>
          <table:table-cell office:value-type="string" calcext:value-type="string">
            <text:p>必要 ・ ひつよう ・ need, necessity</text:p>
            <text:p/>
            <text:p>必ず ・ かならず ・ without fail, certainly, necessarily</text:p>
            <text:p/>
            <text:p>必至の ・ ひっしの ・ inevitable, necessary</text:p>
            <text:p/>
            <text:p>必然の ・ ひつぜんの ・ inevitable, necessary</text:p>
            <text:p/>
            <text:p>必勝 ・ ひっしょう ・ certain victory</text:p>
            <text:p/>
            <text:p>必読書 ・ ひつどくしょ ・ required reading</text:p>
            <text:p/>
            <text:p>必着 ・ ひっちゃく ・ to be delivered mail, without fail</text:p>
          </table:table-cell>
          <table:table-cell office:value-type="string" calcext:value-type="string">
            <text:p>must</text:p>
          </table:table-cell>
          <table:table-cell table:number-columns-repeated="1017"/>
        </table:table-row>
        <table:table-row table:style-name="ro43">
          <table:table-cell office:value-type="float" office:value="550" calcext:value-type="float">
            <text:p>550</text:p>
          </table:table-cell>
          <table:table-cell office:value-type="string" calcext:value-type="string">
            <text:p>証</text:p>
          </table:table-cell>
          <table:table-cell office:value-type="string" calcext:value-type="string">
            <text:p>PROVE</text:p>
            <text:p/>
            <text:p>CERTIFICAT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あかし*</text:p>
          </table:table-cell>
          <table:table-cell office:value-type="string" calcext:value-type="string">
            <text:p>証明 ・ しょうめい ・ proof, evidence, verification</text:p>
            <text:p/>
            <text:p>証 ・ あかし ・ proof, evidence, testimony of love, innocence, in Christianity, … </text:p>
            <text:p/>
            <text:p>証言 ・ しょうげん ・ testimony, verbal evidence</text:p>
            <text:p/>
            <text:p>証人 ・ しょうにん ・ witness, attestor</text:p>
            <text:p/>
            <text:p>会員証 ・ かいいんしょう ・ membership card</text:p>
            <text:p/>
            <text:p>実証 ・ じっしょう ・ actual proof</text:p>
            <text:p/>
            <text:p>身の証を立てる ・ みのあかしをたてる ・ vindicate one's innocence</text:p>
          </table:table-cell>
          <table:table-cell office:value-type="string" calcext:value-type="string">
            <text:p>guarantee</text:p>
          </table:table-cell>
          <table:table-cell table:number-columns-repeated="1017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歪</text:p>
          </table:table-cell>
          <table:table-cell office:value-type="string" calcext:value-type="string">
            <text:p>DISTORT</text:p>
          </table:table-cell>
          <table:table-cell office:value-type="string" calcext:value-type="string">
            <text:p>ワイ</text:p>
            <text:p/>
            <text:p>エ</text:p>
          </table:table-cell>
          <table:table-cell office:value-type="string" calcext:value-type="string">
            <text:p>ゆが(む)</text:p>
            <text:p/>
            <text:p>ゆが(み)</text:p>
            <text:p/>
            <text:p>ゆが(める)</text:p>
            <text:p/>
            <text:p>ひず(む)</text:p>
            <text:p/>
            <text:p>ひず(み)</text:p>
            <text:p/>
            <text:p>いびつ</text:p>
          </table:table-cell>
          <table:table-cell office:value-type="string" calcext:value-type="string">
            <text:p>歪曲 ・ わいきょく ・ distortion</text:p>
            <text:p/>
            <text:p>歪む ・ ゆがむ ・ [vi] warp, distort, bend, strain</text:p>
            <text:p/>
            <text:p>歪める ・ ゆがめる ・ [vt] distort, bend, warp</text:p>
            <text:p/>
            <text:p>歪 ・ いびつ ・ distorted, crooked, warped; oval, elliptical shape</text:p>
          </table:table-cell>
          <table:table-cell office:value-type="string" calcext:value-type="string">
            <text:p>strain</text:p>
          </table:table-cell>
          <table:table-cell table:number-columns-repeated="1017"/>
        </table:table-row>
        <table:table-row table:style-name="ro30">
          <table:table-cell office:value-type="float" office:value="552" calcext:value-type="float">
            <text:p>552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SAY NO</text:p>
            <text:p/>
            <text:p>OR NOT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いな</text:p>
          </table:table-cell>
          <table:table-cell office:value-type="string" calcext:value-type="string">
            <text:p>…や否や ・ やいなや ・ no sooner than …; whether … or not</text:p>
            <text:p/>
            <text:p>否決 ・ ひけつ ・ rejection, voting down, negation</text:p>
            <text:p/>
            <text:p>否定する ・ ひていする ・ deny, negate</text:p>
            <text:p/>
            <text:p>良否 ・ りょうひ ・ good or bad, quality</text:p>
            <text:p/>
            <text:p>当否 ・ とうひ ・ right or wrong, justice; propriety</text:p>
            <text:p/>
            <text:p>否む ・ いなむ ・ [vt] refuse, decline</text:p>
            <text:p/>
            <text:p>否めない ・ いなめない ・ undeniable, incontrovertible</text:p>
          </table:table-cell>
          <table:table-cell table:number-columns-repeated="1018"/>
        </table:table-row>
        <table:table-row table:style-name="ro57">
          <table:table-cell office:value-type="float" office:value="553" calcext:value-type="float">
            <text:p>553</text:p>
          </table:table-cell>
          <table:table-cell office:value-type="string" calcext:value-type="string">
            <text:p>処</text:p>
          </table:table-cell>
          <table:table-cell office:value-type="string" calcext:value-type="string">
            <text:p>DEAL WITH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ところ</text:p>
            <text:p/>
            <text:p>-どころ</text:p>
          </table:table-cell>
          <table:table-cell office:value-type="string" calcext:value-type="string">
            <text:p>処理する ・ しょりする ・ deal with, dispose of; manage, process, treat</text:p>
            <text:p/>
            <text:p>処する ・ しょする ・ deal with, dispose of</text:p>
            <text:p/>
            <text:p>処分 ・ しょぶん ・ disposal, measure; punishment</text:p>
            <text:p/>
            <text:p>処女 ・ しょじょ ・ virgin, maiden</text:p>
            <text:p/>
            <text:p>お食事処 ・ おしょくじどころ ・ restaurant Japanese </text:p>
            <text:p/>
            <text:p>処 ・ ところ ・ place specific purpose: resting, …</text:p>
          </table:table-cell>
          <table:table-cell office:value-type="string" calcext:value-type="string">
            <text:p>dispose of</text:p>
          </table:table-cell>
          <table:table-cell table:number-columns-repeated="1017"/>
        </table:table-row>
        <table:table-row table:style-name="ro28">
          <table:table-cell office:value-type="float" office:value="554" calcext:value-type="float">
            <text:p>554</text:p>
          </table:table-cell>
          <table:table-cell office:value-type="string" calcext:value-type="string">
            <text:p>拠</text:p>
          </table:table-cell>
          <table:table-cell office:value-type="string" calcext:value-type="string">
            <text:p>GROUNDS</text:p>
          </table:table-cell>
          <table:table-cell office:value-type="string" calcext:value-type="string">
            <text:p>キョ</text:p>
            <text:p/>
            <text:p>コ</text:p>
          </table:table-cell>
          <table:table-cell table:style-name="ce10"/>
          <table:table-cell office:value-type="string" calcext:value-type="string">
            <text:p>証拠 ・ しょうこ ・ proof, evidence</text:p>
            <text:p/>
            <text:p>根拠 ・ こんきょ ・ grounds, basis, authority</text:p>
            <text:p/>
            <text:p>占拠 ・ せんきょ ・ occupation territory, … ; exclusive possession</text:p>
            <text:p/>
            <text:p>典拠 ・ てんきょ ・ authority</text:p>
            <text:p/>
            <text:p>本拠 ・ ほんきょ ・ base, stronghold, headquarters</text:p>
            <text:p/>
            <text:p>拠点 ・ きょてん ・ strongpoint, base</text:p>
            <text:p/>
            <text:p>拠出 ・ きょしゅつ ・ donation, contribution</text:p>
            <text:p/>
            <text:p>論拠 ・ ろんきょ ・ grounds of an argument</text:p>
          </table:table-cell>
          <table:table-cell office:value-type="string" calcext:value-type="string">
            <text:p>basis</text:p>
          </table:table-cell>
          <table:table-cell table:number-columns-repeated="1017"/>
        </table:table-row>
        <table:table-row table:style-name="ro6">
          <table:table-cell office:value-type="float" office:value="555" calcext:value-type="float">
            <text:p>555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PLAN</text:p>
            <text:p/>
            <text:p>COMPUT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はか(る)</text:p>
            <text:p/>
            <text:p>はか(らう)</text:p>
          </table:table-cell>
          <table:table-cell office:value-type="string" calcext:value-type="string">
            <text:p>合計 ・ ごうけい ・ sum total, total</text:p>
            <text:p/>
            <text:p>時計 ・ とけい ・ clock, watch</text:p>
            <text:p/>
            <text:p>会計 ・ かいけい ・ account, finance, bill</text:p>
            <text:p/>
            <text:p>設計 ・ せっけい ・ design, plan</text:p>
            <text:p/>
            <text:p>計らう ・ はからう ・ [vt] see to, manage, arrange, dispose of</text:p>
            <text:p/>
            <text:p>計る ・ はかる ・ [vt] compute, calculate, estimate; guess, surmise, fathom</text:p>
          </table:table-cell>
          <table:table-cell office:value-type="string" calcext:value-type="string">
            <text:p>calculate</text:p>
          </table:table-cell>
          <table:table-cell table:number-columns-repeated="1017"/>
        </table:table-row>
        <table:table-row table:style-name="ro23">
          <table:table-cell office:value-type="float" office:value="556" calcext:value-type="float">
            <text:p>556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はり</text:p>
          </table:table-cell>
          <table:table-cell office:value-type="string" calcext:value-type="string">
            <text:p>針金 ・ はりがね ・ wire</text:p>
            <text:p/>
            <text:p>方針 ・ ほうしん ・ course, policy, plan</text:p>
            <text:p/>
            <text:p>運針 ・ うんしん ・ handling of a needle</text:p>
            <text:p/>
            <text:p>長針 ・ ちょうしん ・ long / minute hand</text:p>
            <text:p/>
            <text:p>針 ・ はり ・ needle</text:p>
            <text:p/>
            <text:p>指針 ・ ししん ・ compass needle; indicator, pointer; hand; guiding principle</text:p>
            <text:p/>
            <text:p>針状の ・ はりじょうの ・ needle-shaped, pointed</text:p>
            <text:p/>
            <text:p>針で刺す ・ はりでさす ・ prick with a needle</text:p>
          </table:table-cell>
          <table:table-cell table:number-columns-repeated="1018"/>
        </table:table-row>
        <table:table-row table:style-name="ro26">
          <table:table-cell office:value-type="float" office:value="557" calcext:value-type="float">
            <text:p>557</text:p>
          </table:table-cell>
          <table:table-cell office:value-type="string" calcext:value-type="string">
            <text:p>総</text:p>
          </table:table-cell>
          <table:table-cell office:value-type="string" calcext:value-type="string">
            <text:p>WHOLE</text:p>
            <text:p/>
            <text:p>GENERAL</text:p>
          </table:table-cell>
          <table:table-cell office:value-type="string" calcext:value-type="string">
            <text:p>ソウ</text:p>
          </table:table-cell>
          <table:table-cell table:style-name="ce10"/>
          <table:table-cell office:value-type="string" calcext:value-type="string">
            <text:p>総合する ・ そうごうする ・ synthesize, integrate</text:p>
            <text:p/>
            <text:p>総理大臣 ・ そうりだいじん ・ prime minister</text:p>
            <text:p/>
            <text:p>総長 ・ そうちょう ・ president of a university, chancellor</text:p>
            <text:p/>
            <text:p>総計する ・ そうけいする ・ total, sum up</text:p>
            <text:p/>
            <text:p>総務 ・ そうむ ・ general affairs; manager, director</text:p>
            <text:p/>
            <text:p>総菜 ・ そうざい ・ household dish daily, side, … </text:p>
            <text:p/>
            <text:p>総社 ・ そうじゃ ・ shrine enshrining several gods </text:p>
            <text:p/>
            <text:p>総論 ・ そうろん ・ introduction, outline</text:p>
          </table:table-cell>
          <table:table-cell office:value-type="string" calcext:value-type="string">
            <text:p>total</text:p>
          </table:table-cell>
          <table:table-cell table:number-columns-repeated="1017"/>
        </table:table-row>
        <table:table-row table:style-name="ro32">
          <table:table-cell office:value-type="float" office:value="558" calcext:value-type="float">
            <text:p>558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車窓 ・ しゃそう ・ car window</text:p>
            <text:p/>
            <text:p>窓口 ・ まどぐち ・ teller window, counter; teller, contact</text:p>
            <text:p/>
            <text:p>二重窓 ・ にじゅうまど ・ double window</text:p>
            <text:p/>
            <text:p>窓 ・ まど ・ window</text:p>
            <text:p/>
            <text:p>窓外 ・ そうがい ・ outside the window</text:p>
            <text:p/>
            <text:p>窓枠 ・ まどわく ・ window frame, sash</text:p>
            <text:p/>
            <text:p>出窓 ・ でまど ・ bow / bay window</text:p>
          </table:table-cell>
          <table:table-cell table:number-columns-repeated="1018"/>
        </table:table-row>
        <table:table-row table:style-name="ro9">
          <table:table-cell office:value-type="float" office:value="559" calcext:value-type="float">
            <text:p>559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矢印 ・ やじるし ・ arrow (mark)</text:p>
            <text:p/>
            <text:p>矢先 ・ やさき ・ arrowhead</text:p>
            <text:p/>
            <text:p>毒矢 ・ どくや ・ poisoned arrow / dart</text:p>
            <text:p/>
            <text:p>一矢 ・ いっし ・ one arrow; retort</text:p>
            <text:p/>
            <text:p>矢鱈に ・ やたらに ・ indiscriminately; recklessly; thoughtlessly</text:p>
            <text:p/>
            <text:p>矢張り ・ やはり ・ as I thought, expected; also, still; after all is said and done</text:p>
          </table:table-cell>
          <table:table-cell table:number-columns-repeated="1018"/>
        </table:table-row>
        <table:table-row table:style-name="ro11">
          <table:table-cell office:value-type="float" office:value="560" calcext:value-type="float">
            <text:p>560</text:p>
          </table:table-cell>
          <table:table-cell office:value-type="string" calcext:value-type="string">
            <text:p>知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し(る)</text:p>
            <text:p/>
            <text:p>し(らせる)</text:p>
            <text:p/>
            <text:p>し(れる)</text:p>
          </table:table-cell>
          <table:table-cell office:value-type="string" calcext:value-type="string">
            <text:p>通知する ・ つうちする ・ notify, inform</text:p>
            <text:p/>
            <text:p>知る ・ しる ・ [vt] know, be aware of; perceive</text:p>
            <text:p/>
            <text:p>知り合い ・ しりあい ・ acquaintance</text:p>
            <text:p/>
            <text:p>知れる ・ しれる ・ [vi] become known; be found out; not amount too much</text:p>
            <text:p/>
            <text:p>知らせる ・ しらせる ・ [vt] let know, tell, inform, report</text:p>
            <text:p/>
            <text:p>知的 ・ ちてき ・ intellectual, mental</text:p>
            <text:p/>
            <text:p>知人 ・ ちじん ・ acquaintance, friend</text:p>
          </table:table-cell>
          <table:table-cell table:number-columns-repeated="1018"/>
        </table:table-row>
        <table:table-row table:style-name="ro9">
          <table:table-cell office:value-type="float" office:value="561" calcext:value-type="float">
            <text:p>561</text:p>
          </table:table-cell>
          <table:table-cell office:value-type="string" calcext:value-type="string">
            <text:p>医</text:p>
          </table:table-cell>
          <table:table-cell office:value-type="string" calcext:value-type="string">
            <text:p>MEDICINE</text:p>
            <text:p/>
            <text:p>DOCTOR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医者 ・ いしゃ ・ doctor</text:p>
            <text:p/>
            <text:p>医学 ・ いがく ・ medical science, medicine</text:p>
            <text:p/>
            <text:p>医薬品 ・ いやくひん ・ pharmaceuticals, medicines</text:p>
            <text:p/>
            <text:p>医院 ・ いいん ・ clinic</text:p>
            <text:p/>
            <text:p>医療 ・ いりょう ・ medical treatment / care</text:p>
            <text:p/>
            <text:p>獣医 ・ じゅうい ・ veterinarian</text:p>
          </table:table-cell>
          <table:table-cell table:number-columns-repeated="1018"/>
        </table:table-row>
        <table:table-row table:style-name="ro32">
          <table:table-cell office:value-type="float" office:value="562" calcext:value-type="float">
            <text:p>562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みじか(い)</text:p>
          </table:table-cell>
          <table:table-cell office:value-type="string" calcext:value-type="string">
            <text:p>短い ・ みじかい ・ short</text:p>
            <text:p/>
            <text:p>短期 ・ たんき ・ short term</text:p>
            <text:p/>
            <text:p>短気 ・ たんき ・ short temper</text:p>
            <text:p/>
            <text:p>短所 ・ たんしょ ・ shortcoming, defect</text:p>
            <text:p/>
            <text:p>短刀 ・ たんとう ・ dagger</text:p>
            <text:p/>
            <text:p>短縮 ・ たんしゅく ・ shortening, contraction, reduction</text:p>
            <text:p/>
            <text:p>手短に ・ てみじかに ・ shortly, briefly</text:p>
          </table:table-cell>
          <table:table-cell table:number-columns-repeated="1018"/>
        </table:table-row>
        <table:table-row table:style-name="ro28">
          <table:table-cell office:value-type="float" office:value="563" calcext:value-type="float">
            <text:p>563</text:p>
          </table:table-cell>
          <table:table-cell office:value-type="string" calcext:value-type="string">
            <text:p>失</text:p>
          </table:table-cell>
          <table:table-cell office:value-type="string" calcext:value-type="string">
            <text:p>LOSE</text:p>
            <text:p/>
            <text:p>SLIP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うしな(う)</text:p>
          </table:table-cell>
          <table:table-cell office:value-type="string" calcext:value-type="string">
            <text:p>見失う ・ みうしなう ・ [vt] lose sight of</text:p>
            <text:p/>
            <text:p>失礼 ・ しつれい ・ rudeness; bad manners; Excuse me</text:p>
            <text:p/>
            <text:p>失言 ・ しつげん ・ slip of the tongue</text:p>
            <text:p/>
            <text:p>失業する ・ しつぎょうする ・ lose one's job</text:p>
            <text:p/>
            <text:p>失う ・ うしなう ・ [vt] lose, miss, be deprived of</text:p>
            <text:p/>
            <text:p>失笑する ・ しっしょうする ・ burst out laughing</text:p>
            <text:p/>
            <text:p>失策 ・ しっさく ・ blunder, slip, error</text:p>
            <text:p/>
            <text:p>過失 ・ かしつ ・ error, fault, mistake; negligence</text:p>
          </table:table-cell>
          <table:table-cell table:number-columns-repeated="1018"/>
        </table:table-row>
        <table:table-row table:style-name="ro6">
          <table:table-cell office:value-type="float" office:value="564" calcext:value-type="float">
            <text:p>564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テツ</text:p>
          </table:table-cell>
          <table:table-cell table:style-name="ce10"/>
          <table:table-cell office:value-type="string" calcext:value-type="string">
            <text:p>鉄道 ・ てつどう ・ railway</text:p>
            <text:p/>
            <text:p>地下鉄 ・ ちかてつ ・ subway</text:p>
            <text:p/>
            <text:p>鉄骨 ・ てっこつ ・ steel / iron frame</text:p>
            <text:p/>
            <text:p>鉄のカーテン ・ てつのカーテン ・ iron curtain</text:p>
            <text:p/>
            <text:p>私鉄 ・ してつ ・ railroad line nongovt / private </text:p>
            <text:p/>
            <text:p>鉄筋 ・ てっきん ・ ferro‑ concrete</text:p>
          </table:table-cell>
          <table:table-cell table:number-columns-repeated="1018"/>
        </table:table-row>
        <table:table-row table:style-name="ro29">
          <table:table-cell office:value-type="float" office:value="565" calcext:value-type="float">
            <text:p>565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HUSBAND</text:p>
            <text:p/>
            <text:p>MAN LABORER</text:p>
          </table:table-cell>
          <table:table-cell office:value-type="string" calcext:value-type="string">
            <text:p>フ</text:p>
            <text:p/>
            <text:p>ブ*</text:p>
            <text:p/>
            <text:p>フウ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農夫 ・ のうふ ・ peasant, plowman</text:p>
            <text:p/>
            <text:p>夫に代わって ・ おっとにかわって ・ on my husband's behalf</text:p>
            <text:p/>
            <text:p>夫人 ・ ふじん ・ wife, married lady, Mrs.</text:p>
            <text:p/>
            <text:p>夫 ・ おっと ・ husband</text:p>
            <text:p/>
            <text:p>農夫 ・ のうふ ・ peasant, plowman</text:p>
            <text:p/>
            <text:p>人夫 ・ にんぷ ・ coolie, porter, laborer</text:p>
            <text:p/>
            <text:p>工夫 ・ くふう ・ device, contrivance; scheme, resources</text:p>
          </table:table-cell>
          <table:table-cell table:number-columns-repeated="1018"/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VERMILION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あけ*</text:p>
          </table:table-cell>
          <table:table-cell office:value-type="string" calcext:value-type="string">
            <text:p>朱色 ・ しゅいろ ・ vermilion, Chinese red</text:p>
            <text:p/>
            <text:p>朱顔 ・ しゅがん  ・ flushed face</text:p>
            <text:p/>
            <text:p>朱肉 ・ しゅにく ・ red ink pad</text:p>
            <text:p/>
            <text:p>朱書する ・ しゅしょする ・ write in red</text:p>
            <text:p/>
            <text:p>朱に染まる ・ あけにそまる ・ welter in blood</text:p>
          </table:table-cell>
          <table:table-cell table:number-columns-repeated="1018"/>
        </table:table-row>
        <table:table-row table:style-name="ro6">
          <table:table-cell office:value-type="float" office:value="567" calcext:value-type="float">
            <text:p>567</text:p>
          </table:table-cell>
          <table:table-cell office:value-type="string" calcext:value-type="string">
            <text:p>株</text:p>
          </table:table-cell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かぶ</text:p>
          </table:table-cell>
          <table:table-cell office:value-type="string" calcext:value-type="string">
            <text:p>株式会社 ・ かぶしきがいしゃ ・ joint stock corporation</text:p>
            <text:p/>
            <text:p>株券 ・ かぶけん ・ share / stock certificate</text:p>
            <text:p/>
            <text:p>株価 ・ かぶか ・ stock price</text:p>
            <text:p/>
            <text:p>切り株 ・ きりかぶ ・ stump</text:p>
            <text:p/>
            <text:p>株主 ・ かぶぬし ・ stockholder</text:p>
            <text:p/>
            <text:p>株 ・ かぶ ・ stock; stump</text:p>
          </table:table-cell>
          <table:table-cell office:value-type="string" calcext:value-type="string">
            <text:p>stub</text:p>
          </table:table-cell>
          <table:table-cell table:number-columns-repeated="1017"/>
        </table:table-row>
        <table:table-row table:style-name="ro31">
          <table:table-cell office:value-type="float" office:value="568" calcext:value-type="float">
            <text:p>568</text:p>
          </table:table-cell>
          <table:table-cell office:value-type="string" calcext:value-type="string">
            <text:p>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ゾク</text:p>
          </table:table-cell>
          <table:table-cell table:style-name="ce10"/>
          <table:table-cell office:value-type="string" calcext:value-type="string">
            <text:p>家族 ・ かぞく ・ family, household</text:p>
            <text:p/>
            <text:p>民族 ・ みんぞく ・ race, people, nation</text:p>
            <text:p/>
            <text:p>親族 ・ しんぞく ・ relative(s)</text:p>
            <text:p/>
            <text:p>ローラー族 ・ ローラーぞく ・ roller-skating devotees</text:p>
            <text:p/>
            <text:p>ながら族 ・ ながらぞく ・ persons doing two things at once studying while watching TV, … </text:p>
            <text:p/>
            <text:p>団地族 ・ だんちぞく ・ housing project dwellers</text:p>
          </table:table-cell>
          <table:table-cell office:value-type="string" calcext:value-type="string">
            <text:p>tribe</text:p>
          </table:table-cell>
          <table:table-cell table:number-columns-repeated="1017"/>
        </table:table-row>
        <table:table-row table:style-name="ro59">
          <table:table-cell office:value-type="float" office:value="569" calcext:value-type="float">
            <text:p>569</text:p>
          </table:table-cell>
          <table:table-cell office:value-type="string" calcext:value-type="string">
            <text:p>旅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リョ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旅立つ ・ たびだつ ・ set off on a journey</text:p>
            <text:p/>
            <text:p>旅行 ・ りょこう ・ travel, trip</text:p>
            <text:p/>
            <text:p>旅券 ・ りょけん ・ passport</text:p>
            <text:p/>
            <text:p>旅する ・ たびする ・ travel, take a trip</text:p>
            <text:p/>
            <text:p>旅館 ・ りょかん ・ Japanese inn</text:p>
            <text:p/>
            <text:p>独り旅 ・ ひとりたび ・ solitary travel</text:p>
            <text:p/>
            <text:p>旅人 ・ たびびと ・ traveler</text:p>
            <text:p/>
            <text:p>船旅 ・ ふなたび ・ voyage</text:p>
          </table:table-cell>
          <table:table-cell table:number-columns-repeated="1018"/>
        </table:table-row>
        <table:table-row table:style-name="ro23">
          <table:table-cell office:value-type="float" office:value="570" calcext:value-type="float">
            <text:p>570</text:p>
          </table:table-cell>
          <table:table-cell office:value-type="string" calcext:value-type="string">
            <text:p>遊</text:p>
          </table:table-cell>
          <table:table-cell office:value-type="string" calcext:value-type="string">
            <text:p>PLAY</text:p>
            <text:p/>
            <text:p>TOUR</text:p>
          </table:table-cell>
          <table:table-cell office:value-type="string" calcext:value-type="string">
            <text:p>ユウ</text:p>
            <text:p/>
            <text:p>ユ</text:p>
          </table:table-cell>
          <table:table-cell office:value-type="string" calcext:value-type="string">
            <text:p>あそ(ぶ)</text:p>
            <text:p/>
            <text:p>あそ(ばす)</text:p>
          </table:table-cell>
          <table:table-cell office:value-type="string" calcext:value-type="string">
            <text:p>外遊 ・ がいゆう ・ foreign tour</text:p>
            <text:p/>
            <text:p>遊楽 ・ ゆうらく ・ amusement</text:p>
            <text:p/>
            <text:p>遊ぶ ・ あそぶ ・ [vi] play, amuse oneself; play around with, flirt; make an excursion, take a trip; visit</text:p>
            <text:p/>
            <text:p>遊び場 ・ あそびば ・ playground</text:p>
            <text:p/>
            <text:p>遊ばす ・ あそばす ・ [vt] be pleased to, deign, condescend honorific </text:p>
            <text:p/>
            <text:p>遊び人 ・ あそびにん ・ gambler; playboy</text:p>
            <text:p/>
            <text:p>遊山 ・ ゆさん ・ excursion, outing, picnic</text:p>
            <text:p/>
            <text:p>遊興 ・ ゆうきょう ・ merrymaking, spree</text:p>
          </table:table-cell>
          <table:table-cell table:number-columns-repeated="1018"/>
        </table:table-row>
        <table:table-row table:style-name="ro11">
          <table:table-cell office:value-type="float" office:value="571" calcext:value-type="float">
            <text:p>571</text:p>
          </table:table-cell>
          <table:table-cell office:value-type="string" calcext:value-type="string">
            <text:p>施</text:p>
          </table:table-cell>
          <table:table-cell office:value-type="string" calcext:value-type="string">
            <text:p>EXECUTE</text:p>
            <text:p/>
            <text:p>BESTOW</text:p>
          </table:table-cell>
          <table:table-cell office:value-type="string" calcext:value-type="string">
            <text:p>シ</text:p>
            <text:p/>
            <text:p>セ</text:p>
          </table:table-cell>
          <table:table-cell office:value-type="string" calcext:value-type="string">
            <text:p>ほどこ(す)</text:p>
          </table:table-cell>
          <table:table-cell office:value-type="string" calcext:value-type="string">
            <text:p>施す ・ ほどこす ・ [vt] conduct, perform, execute; bestow, apply</text:p>
            <text:p/>
            <text:p>施設 ・ しせつ ・ equipment, facilities</text:p>
            <text:p/>
            <text:p>施政 ・ しせい ・ administration, government</text:p>
            <text:p/>
            <text:p>実施する ・ じっしする ・ carry out, enforce, execute</text:p>
            <text:p/>
            <text:p>施薬 ・ せやく ・ free medicine</text:p>
            <text:p/>
            <text:p>施行する ・ せぎょうする ・ give alms</text:p>
            <text:p/>
            <text:p>施し ・ ほどこし ・ alms(giving)</text:p>
          </table:table-cell>
          <table:table-cell table:number-columns-repeated="1018"/>
        </table:table-row>
        <table:table-row table:style-name="ro9">
          <table:table-cell office:value-type="float" office:value="572" calcext:value-type="float">
            <text:p>572</text:p>
          </table:table-cell>
          <table:table-cell office:value-type="string" calcext:value-type="string">
            <text:p>旋</text:p>
          </table:table-cell>
          <table:table-cell office:value-type="string" calcext:value-type="string">
            <text:p>GYRATE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旋回 ・ せんかい ・ revolution, rotation, circling</text:p>
            <text:p/>
            <text:p>旋風 ・ せんぷう ・ whirlwind</text:p>
            <text:p/>
            <text:p>旋律 ・ せんりつ ・ melody</text:p>
            <text:p/>
            <text:p>斡旋 ・ あっせん ・ good offices, services; mediation</text:p>
            <text:p/>
            <text:p>旋転 ・ せんてん ・ gyration, whirling, revolution, rotation</text:p>
            <text:p/>
            <text:p>旋盤 ・ せんばん ・ lathe</text:p>
          </table:table-cell>
          <table:table-cell table:number-columns-repeated="1018"/>
        </table:table-row>
        <table:table-row table:style-name="ro32">
          <table:table-cell office:value-type="float" office:value="573" calcext:value-type="float">
            <text:p>573</text:p>
          </table:table-cell>
          <table:table-cell office:value-type="string" calcext:value-type="string">
            <text:p>旗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はた</text:p>
          </table:table-cell>
          <table:table-cell office:value-type="string" calcext:value-type="string">
            <text:p>国旗 ・ こっき ・ national flag</text:p>
            <text:p/>
            <text:p>旗色 ・ はたいろ ・ situation</text:p>
            <text:p/>
            <text:p>旗 ・ はた ・ flag, banner</text:p>
            <text:p/>
            <text:p>半旗 ・ はんき ・ flag at half-mast</text:p>
            <text:p/>
            <text:p>旗揚げ ・ はたあげ ・ raising an army; launching business</text:p>
            <text:p/>
            <text:p>手旗 ・ てばた ・ semaphore / hand flag</text:p>
            <text:p/>
            <text:p>旗手 ・ きしゅ ・ standard bearer</text:p>
          </table:table-cell>
          <table:table-cell table:number-columns-repeated="1018"/>
        </table:table-row>
        <table:table-row table:style-name="ro23">
          <table:table-cell office:value-type="float" office:value="574" calcext:value-type="float">
            <text:p>574</text:p>
          </table:table-cell>
          <table:table-cell office:value-type="string" calcext:value-type="string">
            <text:p>放</text:p>
          </table:table-cell>
          <table:table-cell office:value-type="string" calcext:value-type="string">
            <text:p>LET GO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ほう(る)</text:p>
            <text:p/>
            <text:p>はな(す)</text:p>
            <text:p/>
            <text:p>-っぱな(し)</text:p>
            <text:p/>
            <text:p>はな(つ)</text:p>
            <text:p/>
            <text:p>はな(れる)</text:p>
          </table:table-cell>
          <table:table-cell office:value-type="string" calcext:value-type="string">
            <text:p>放す ・ はなす ・ [vt] let go, release</text:p>
            <text:p/>
            <text:p>放つ ・ はなつ ・ [vt] emit; discharge; release</text:p>
            <text:p/>
            <text:p>解放する ・ かいほうする ・ release, set free</text:p>
            <text:p/>
            <text:p>放火する ・ ほうかする ・ set fire to</text:p>
            <text:p/>
            <text:p>放送 ・ ほうそう ・ broadcasting</text:p>
            <text:p/>
            <text:p>放る ・ ほうる ・ [vt] throw, toss, fling, cast; throw up, neglect</text:p>
            <text:p/>
            <text:p>民放 ・ みんぽう ・ commercial broadcast</text:p>
            <text:p/>
            <text:p>開けっ放す ・ あけっぱなす ・ leave open</text:p>
          </table:table-cell>
          <table:table-cell table:number-columns-repeated="1018"/>
        </table:table-row>
        <table:table-row table:style-name="ro36">
          <table:table-cell office:value-type="float" office:value="575" calcext:value-type="float">
            <text:p>575</text:p>
          </table:table-cell>
          <table:table-cell office:value-type="string" calcext:value-type="string">
            <text:p>激</text:p>
          </table:table-cell>
          <table:table-cell office:value-type="string" calcext:value-type="string">
            <text:p>VIOLENT</text:p>
            <text:p/>
            <text:p>AROUSE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はげ(しい)</text:p>
          </table:table-cell>
          <table:table-cell office:value-type="string" calcext:value-type="string">
            <text:p>激しい風 ・ はげしいかぜ ・ strong wind</text:p>
            <text:p/>
            <text:p>激動する ・ げきどうする ・ shake violently; be thrown into turmoil</text:p>
            <text:p/>
            <text:p>激戦 ・ げきせん ・ fierce, hard-fought battle</text:p>
            <text:p/>
            <text:p>感激する ・ かんげきする ・ be deeply moved</text:p>
            <text:p/>
            <text:p>激しさ ・ はげしさ ・ intensity, severity</text:p>
            <text:p/>
            <text:p>激賞 ・ げきしょう ・ high praise, unbounded admiration</text:p>
            <text:p/>
            <text:p>激情 ・ げきじょう ・ violent emotion;  passion, fury</text:p>
          </table:table-cell>
          <table:table-cell office:value-type="string" calcext:value-type="string">
            <text:p>intense ・ excite</text:p>
          </table:table-cell>
          <table:table-cell table:number-columns-repeated="1017"/>
        </table:table-row>
        <table:table-row table:style-name="ro32">
          <table:table-cell office:value-type="float" office:value="576" calcext:value-type="float">
            <text:p>576</text:p>
          </table:table-cell>
          <table:table-cell office:value-type="string" calcext:value-type="string">
            <text:p>牧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まき</text:p>
          </table:table-cell>
          <table:table-cell office:value-type="string" calcext:value-type="string">
            <text:p>牧場¹ ・ まきば ・ pasture, grazing land</text:p>
            <text:p/>
            <text:p>牧場² ・ ぼくじょう ・ stock farm, pasture</text:p>
            <text:p/>
            <text:p>牧草 ・ ぼくそう ・ pasture, grass</text:p>
            <text:p/>
            <text:p>放牧する ・ ほうぼくする ・ pasture, put to grass</text:p>
            <text:p/>
            <text:p>牧童 ・ ぼくどう ・ cowboy; shepherd</text:p>
            <text:p/>
            <text:p>遊牧 ・ ゆうぼく ・ nomadism</text:p>
            <text:p/>
            <text:p>牧野 ・ ぼくや ・ pasture land, ranch</text:p>
          </table:table-cell>
          <table:table-cell office:value-type="string" calcext:value-type="string">
            <text:p>tend cattle</text:p>
          </table:table-cell>
          <table:table-cell table:number-columns-repeated="1017"/>
        </table:table-row>
        <table:table-row table:style-name="ro9">
          <table:table-cell office:value-type="float" office:value="577" calcext:value-type="float">
            <text:p>577</text:p>
          </table:table-cell>
          <table:table-cell office:value-type="string" calcext:value-type="string">
            <text:p>位</text:p>
          </table:table-cell>
          <table:table-cell office:value-type="string" calcext:value-type="string">
            <text:p>RANK</text:p>
            <text:p/>
            <text:p>POSITION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くらい</text:p>
            <text:p/>
            <text:p>ぐらい</text:p>
          </table:table-cell>
          <table:table-cell office:value-type="string" calcext:value-type="string">
            <text:p>首位 ・ しゅい ・ first place, leading position</text:p>
            <text:p/>
            <text:p>学位 ・ がくい ・ academic degree</text:p>
            <text:p/>
            <text:p>地位 ・ ちい ・ status, social standing, position</text:p>
            <text:p/>
            <text:p>位 ・ くらい ・ rank; position</text:p>
            <text:p/>
            <text:p>各位 ・ かくい ・ gentlemen, sirs</text:p>
            <text:p/>
            <text:p>位に就く ・ くらいにつく ・ ascend to the throne</text:p>
          </table:table-cell>
          <table:table-cell table:number-columns-repeated="1018"/>
        </table:table-row>
        <table:table-row table:style-name="ro38">
          <table:table-cell office:value-type="float" office:value="578" calcext:value-type="float">
            <text:p>578</text:p>
          </table:table-cell>
          <table:table-cell office:value-type="string" calcext:value-type="string">
            <text:p>泣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な(く)</text:p>
          </table:table-cell>
          <table:table-cell office:value-type="string" calcext:value-type="string">
            <text:p>泣く ・ なく ・ [vi] cry, weep, sob; [vt] grieve over</text:p>
            <text:p/>
            <text:p>泣き声 ・ なきごえ ・ tearful voice, crying</text:p>
            <text:p/>
            <text:p>号泣する ・ ごうきゅうする ・ wail, lament</text:p>
            <text:p/>
            <text:p>感泣する ・ かんきゅうする ・ weep with emotion, be moved to tears</text:p>
            <text:p/>
            <text:p>泣き声 ・ なきごえ ・ tearful voice, crying</text:p>
          </table:table-cell>
          <table:table-cell office:value-type="string" calcext:value-type="string">
            <text:p>lament</text:p>
          </table:table-cell>
          <table:table-cell table:number-columns-repeated="1017"/>
        </table:table-row>
        <table:table-row table:style-name="ro16">
          <table:table-cell office:value-type="float" office:value="579" calcext:value-type="float">
            <text:p>579</text:p>
          </table:table-cell>
          <table:table-cell office:value-type="string" calcext:value-type="string">
            <text:p>笑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わら(う)</text:p>
            <text:p/>
            <text:p>え(む)</text:p>
          </table:table-cell>
          <table:table-cell office:value-type="string" calcext:value-type="string">
            <text:p>苦笑 ・ くしょう ・ forced [strained] smile</text:p>
            <text:p/>
            <text:p>笑顔 ・ えがお ・ smiling face, smile</text:p>
            <text:p/>
            <text:p>笑う ・ わらう ・ [vi] laugh, smile; laugh at, ridicule, deride</text:p>
            <text:p/>
            <text:p>笑い話 ・ わらいばなし ・ funny story</text:p>
            <text:p/>
            <text:p>笑い物 ・ わらいもの ・ object of ridicule, subject of derision</text:p>
            <text:p/>
            <text:p>一笑する ・ いっしょうする ・ laugh a laugh, smile a smile</text:p>
            <text:p/>
            <text:p>笑む ・ えむ ・ [vi] smile, beam; bloom, come out</text:p>
            <text:p/>
            <text:p>笑み ・ えみ ・ smile</text:p>
          </table:table-cell>
          <table:table-cell office:value-type="string" calcext:value-type="string">
            <text:p>smile</text:p>
          </table:table-cell>
          <table:table-cell table:number-columns-repeated="1017"/>
        </table:table-row>
        <table:table-row table:style-name="ro11">
          <table:table-cell office:value-type="float" office:value="580" calcext:value-type="float">
            <text:p>580</text:p>
          </table:table-cell>
          <table:table-cell office:value-type="string" calcext:value-type="string">
            <text:p>専</text:p>
          </table:table-cell>
          <table:table-cell office:value-type="string" calcext:value-type="string">
            <text:p>EXCLUSIVEL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もっぱ(ら)</text:p>
          </table:table-cell>
          <table:table-cell office:value-type="string" calcext:value-type="string">
            <text:p>専用 ・ せんよう ・ exclusive [private] use</text:p>
            <text:p/>
            <text:p>専門 ・ せんもん ・ specialty, profession</text:p>
            <text:p/>
            <text:p>専門家 ・ せんもんか ・ specialist</text:p>
            <text:p/>
            <text:p>専売 ・ せんばい ・ monopoly</text:p>
            <text:p/>
            <text:p>専有 ・ せんゆう ・ exclusive possession, monopoly</text:p>
            <text:p/>
            <text:p>専攻する ・ せんこうする ・ major in, specialize in</text:p>
            <text:p/>
            <text:p>専ら ・ もっぱら ・ entirely, exclusively, wholly, solely</text:p>
          </table:table-cell>
          <table:table-cell office:value-type="string" calcext:value-type="string">
            <text:p>entirely</text:p>
          </table:table-cell>
          <table:table-cell table:number-columns-repeated="1017"/>
        </table:table-row>
        <table:table-row table:style-name="ro28">
          <table:table-cell office:value-type="float" office:value="581" calcext:value-type="float">
            <text:p>581</text:p>
          </table:table-cell>
          <table:table-cell office:value-type="string" calcext:value-type="string">
            <text:p>恵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ケイ</text:p>
            <text:p/>
            <text:p>エ</text:p>
          </table:table-cell>
          <table:table-cell office:value-type="string" calcext:value-type="string">
            <text:p>めぐ(む)</text:p>
          </table:table-cell>
          <table:table-cell office:value-type="string" calcext:value-type="string">
            <text:p>特恵 ・ とっけい ・ special favor, preferentialism</text:p>
            <text:p/>
            <text:p>知恵 ・ ちえ ・ wisdom, intelligence</text:p>
            <text:p/>
            <text:p>恵む ・ めぐむ ・ [vt] bestow a favor, show kindness to</text:p>
            <text:p/>
            <text:p>恵み ・ めぐみ ・ favor; blessing</text:p>
            <text:p/>
            <text:p>互恵 ・ ごけい ・ reciprocity, mutual benefits</text:p>
            <text:p/>
            <text:p>恵方 ・ えほう ・ lucky direction</text:p>
            <text:p/>
            <text:p>恵まれる ・ めぐまれる ・ [vi] be blessed; be privileged, favored</text:p>
            <text:p/>
            <text:p>恩恵 ・ おんけい ・ benefit, favor, grace, blessing</text:p>
          </table:table-cell>
          <table:table-cell office:value-type="string" calcext:value-type="string">
            <text:p>kindness</text:p>
          </table:table-cell>
          <table:table-cell table:number-columns-repeated="1017"/>
        </table:table-row>
        <table:table-row table:style-name="ro30">
          <table:table-cell office:value-type="float" office:value="582" calcext:value-type="float">
            <text:p>582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LINK</text:p>
            <text:p/>
            <text:p>IN SUCCESSION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つ(れる)</text:p>
            <text:p/>
            <text:p>-づ(れ)</text:p>
            <text:p/>
            <text:p>つら(なる)</text:p>
            <text:p/>
            <text:p>つら(ねる)</text:p>
          </table:table-cell>
          <table:table-cell office:value-type="string" calcext:value-type="string">
            <text:p>連続する ・ れんぞくする ・ continue; occur in succession</text:p>
            <text:p/>
            <text:p>連れる ・ つれる ・ take / bring along</text:p>
            <text:p/>
            <text:p>二人連れ ・ ふたりづれ ・ party of two</text:p>
            <text:p/>
            <text:p>連なる ・ つらなる ・ [vi] range, stand in a row; attend</text:p>
            <text:p/>
            <text:p>連ねる ・ つらねる ・ [vt] put in a row, join</text:p>
            <text:p/>
            <text:p>四連勝 ・ よんれんしょう ・ four wins in a row</text:p>
            <text:p/>
            <text:p>連合 ・ れんごう ・ combination, union, alliance; association</text:p>
          </table:table-cell>
          <table:table-cell office:value-type="string" calcext:value-type="string">
            <text:p>connect ・ in a row</text:p>
          </table:table-cell>
          <table:table-cell table:number-columns-repeated="1017"/>
        </table:table-row>
        <table:table-row table:style-name="ro20">
          <table:table-cell office:value-type="float" office:value="583" calcext:value-type="float">
            <text:p>583</text:p>
          </table:table-cell>
          <table:table-cell office:value-type="string" calcext:value-type="string">
            <text:p>軍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グン</text:p>
          </table:table-cell>
          <table:table-cell table:style-name="ce10"/>
          <table:table-cell office:value-type="string" calcext:value-type="string">
            <text:p>軍人 ・ ぐんじん ・ soldier, military person</text:p>
            <text:p/>
            <text:p>空軍 ・ くうぐん ・ air force</text:p>
            <text:p/>
            <text:p>一軍 ・ いちぐん ・ major league team</text:p>
            <text:p/>
            <text:p>女性軍 ・ じょせいぐん ・ women’s team</text:p>
            <text:p/>
            <text:p>敵軍 ・ てきぐん ・ hostile army force, enemy troops</text:p>
            <text:p/>
            <text:p>軍国主義 ・ ぐんこくしゅぎ ・ militarism</text:p>
          </table:table-cell>
          <table:table-cell office:value-type="string" calcext:value-type="string">
            <text:p>military</text:p>
          </table:table-cell>
          <table:table-cell table:number-columns-repeated="1017"/>
        </table:table-row>
        <table:table-row table:style-name="ro30">
          <table:table-cell office:value-type="float" office:value="584" calcext:value-type="float">
            <text:p>584</text:p>
          </table:table-cell>
          <table:table-cell office:value-type="string" calcext:value-type="string">
            <text:p>運</text:p>
          </table:table-cell>
          <table:table-cell office:value-type="string" calcext:value-type="string">
            <text:p>CARRY</text:p>
            <text:p/>
            <text:p>MOVE</text:p>
            <text:p/>
            <text:p>FORTUNE</text:p>
          </table:table-cell>
          <table:table-cell office:value-type="string" calcext:value-type="string">
            <text:p>ウン</text:p>
          </table:table-cell>
          <table:table-cell office:value-type="string" calcext:value-type="string">
            <text:p>はこ(ぶ)</text:p>
          </table:table-cell>
          <table:table-cell office:value-type="string" calcext:value-type="string">
            <text:p>運ぶ ・ はこぶ ・ carry, transport</text:p>
            <text:p/>
            <text:p>運動 ・ うんどう ・ motion, movement; exercise</text:p>
            <text:p/>
            <text:p>運送 ・ うんそう ・ shipping, transportation</text:p>
            <text:p/>
            <text:p>運が悪い ・ うんがわるい ・ out of luck</text:p>
            <text:p/>
            <text:p>運命 ・ うんめい ・ fortune, fate, destiny</text:p>
            <text:p/>
            <text:p>運び ・ はこび ・ carriage; step, pace; progress, development; stage</text:p>
            <text:p/>
            <text:p>運び出す ・ はこびだす ・ bring out, carry out</text:p>
          </table:table-cell>
          <table:table-cell office:value-type="string" calcext:value-type="string">
            <text:p>transport ・ fate</text:p>
          </table:table-cell>
          <table:table-cell table:number-columns-repeated="1017"/>
        </table:table-row>
        <table:table-row table:style-name="ro21">
          <table:table-cell office:value-type="float" office:value="585" calcext:value-type="float">
            <text:p>585</text:p>
          </table:table-cell>
          <table:table-cell office:value-type="string" calcext:value-type="string">
            <text:p>蓮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はす</text:p>
            <text:p/>
            <text:p>はちす</text:p>
          </table:table-cell>
          <table:table-cell office:value-type="string" calcext:value-type="string">
            <text:p>日蓮 ・ にちれん ・ Nichiren 13th ct. founder of the Buddhist sect </text:p>
            <text:p/>
            <text:p>蓮の花 ・ はすのはな ・ lotus flower</text:p>
            <text:p/>
            <text:p>蓮の根 ・ はすのね ・ lotus root</text:p>
            <text:p/>
            <text:p>蓮 ・ はちす ・ lotus elegant</text:p>
          </table:table-cell>
          <table:table-cell table:number-columns-repeated="1018"/>
        </table:table-row>
        <table:table-row table:style-name="ro6">
          <table:table-cell office:value-type="float" office:value="586" calcext:value-type="float">
            <text:p>586</text:p>
          </table:table-cell>
          <table:table-cell office:value-type="string" calcext:value-type="string">
            <text:p>隊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タイ</text:p>
          </table:table-cell>
          <table:table-cell table:style-name="ce10"/>
          <table:table-cell office:value-type="string" calcext:value-type="string">
            <text:p>部隊 ・ ぶたい ・ unit, corps, party, squad</text:p>
            <text:p/>
            <text:p>軍隊 ・ ぐんたい ・ army, troops</text:p>
            <text:p/>
            <text:p>楽隊 ・ がくたい ・ musical band</text:p>
            <text:p/>
            <text:p>デモ隊 ・ でもたい ・ demonstrators</text:p>
            <text:p/>
            <text:p>隊形 ・ たいけい ・ battle formation, disposition of troops</text:p>
            <text:p/>
            <text:p>隊を組む ・ たいをくむ ・ form a party, line up</text:p>
          </table:table-cell>
          <table:table-cell office:value-type="string" calcext:value-type="string">
            <text:p>organized group: corps</text:p>
          </table:table-cell>
          <table:table-cell table:number-columns-repeated="1017"/>
        </table:table-row>
        <table:table-row table:style-name="ro6">
          <table:table-cell office:value-type="float" office:value="587" calcext:value-type="float">
            <text:p>587</text:p>
          </table:table-cell>
          <table:table-cell office:value-type="string" calcext:value-type="string">
            <text:p>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呈示する ・ ていじする ・ exhibit, present</text:p>
            <text:p/>
            <text:p>呈色 ・ ていしき  ・ color, coloring</text:p>
            <text:p/>
            <text:p>呈上 ・ ていじょう ・ presentation</text:p>
            <text:p/>
            <text:p>進呈する ・ しんていする ・ proffer, present</text:p>
            <text:p/>
            <text:p>謹呈する ・ きんていする ・ make a present</text:p>
            <text:p/>
            <text:p>贈呈 ・ ぞうてい ・ presentation</text:p>
          </table:table-cell>
          <table:table-cell office:value-type="string" calcext:value-type="string">
            <text:p>display</text:p>
          </table:table-cell>
          <table:table-cell table:number-columns-repeated="1017"/>
        </table:table-row>
        <table:table-row table:style-name="ro28">
          <table:table-cell office:value-type="float" office:value="588" calcext:value-type="float">
            <text:p>588</text:p>
          </table:table-cell>
          <table:table-cell office:value-type="string" calcext:value-type="string">
            <text:p>程</text:p>
          </table:table-cell>
          <table:table-cell office:value-type="string" calcext:value-type="string">
            <text:p>EXTENT</text:p>
            <text:p/>
            <text:p>ESTABLISHED FORM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(-)ほど</text:p>
          </table:table-cell>
          <table:table-cell office:value-type="string" calcext:value-type="string">
            <text:p>程々 ・ ほどほど ・ moderately</text:p>
            <text:p/>
            <text:p>過程 ・ かてい ・ process, course</text:p>
            <text:p/>
            <text:p>程度 ・ ていど ・ degree, extent, standard</text:p>
            <text:p/>
            <text:p>工程 ・ こうてい ・ process of manufacture; work schedule, amount of work</text:p>
            <text:p/>
            <text:p>旅程 ・ りょてい ・ itinerary; distance to be covered</text:p>
            <text:p/>
            <text:p>程 ・ ほど ・ extent; about, or so</text:p>
            <text:p/>
            <text:p>程無く ・ ほどなく ・ soon afterward ; shortly; before long</text:p>
            <text:p/>
            <text:p>日程 ・ にってい ・ a day’s program, order of the day</text:p>
          </table:table-cell>
          <table:table-cell table:number-columns-repeated="1018"/>
        </table:table-row>
        <table:table-row table:style-name="ro6">
          <table:table-cell office:value-type="float" office:value="589" calcext:value-type="float">
            <text:p>589</text:p>
          </table:table-cell>
          <table:table-cell office:value-type="string" calcext:value-type="string">
            <text:p>聖</text:p>
          </table:table-cell>
          <table:table-cell office:value-type="string" calcext:value-type="string">
            <text:p>HOLY</text:p>
            <text:p/>
            <text:p>SAINT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ひじり</text:p>
          </table:table-cell>
          <table:table-cell office:value-type="string" calcext:value-type="string">
            <text:p>聖書 ・ せいしょ ・ Bible</text:p>
            <text:p/>
            <text:p>聖ペテロ ・ せいペテロ ・ St. Peter</text:p>
            <text:p/>
            <text:p>聖賢 ・ せいけん ・ saints and sages</text:p>
            <text:p/>
            <text:p>聖火 ・ せいか ・ sacred fire / torch</text:p>
            <text:p/>
            <text:p>神聖な ・ しんせいな ・ holy, sacred, divine</text:p>
            <text:p/>
            <text:p>聖の御代 ・ ひじりのみよ ・ emperor’s reign</text:p>
          </table:table-cell>
          <table:table-cell table:number-columns-repeated="1018"/>
        </table:table-row>
        <table:table-row table:style-name="ro58">
          <table:table-cell office:value-type="float" office:value="590" calcext:value-type="float">
            <text:p>590</text:p>
          </table:table-cell>
          <table:table-cell office:value-type="string" calcext:value-type="string">
            <text:p>丑</text:p>
          </table:table-cell>
          <table:table-cell office:value-type="string" calcext:value-type="string">
            <text:p>THE OX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丑年 ・ うしどし ・ Year of the Ox</text:p>
            <text:p/>
            <text:p>丑三つ時 ・ うしみつどき ・ in the dead of night</text:p>
          </table:table-cell>
          <table:table-cell office:value-type="string" calcext:value-type="string">
            <text:p>sign of …</text:p>
          </table:table-cell>
          <table:table-cell table:number-columns-repeated="1017"/>
        </table:table-row>
        <table:table-row table:style-name="ro38">
          <table:table-cell office:value-type="float" office:value="591" calcext:value-type="float">
            <text:p>591</text:p>
          </table:table-cell>
          <table:table-cell office:value-type="string" calcext:value-type="string">
            <text:p>紐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チュウ</text:p>
            <text:p/>
            <text:p>ジュウ</text:p>
          </table:table-cell>
          <table:table-cell office:value-type="string" calcext:value-type="string">
            <text:p>ひも</text:p>
          </table:table-cell>
          <table:table-cell office:value-type="string" calcext:value-type="string">
            <text:p>紐を結ぶ ・ ひもをむすぶ ・ tie a string</text:p>
            <text:p/>
            <text:p>靴紐 ・ くつひも ・ shoelace</text:p>
            <text:p/>
            <text:p>紐帯 ・ ちゅうたい ・ cords and belts; bond, ties; important social ties</text:p>
            <text:p/>
            <text:p>紐解く ・ ひもとく ・ open, untie, read, peruse scroll, book </text:p>
            <text:p/>
            <text:p>腰紐 ・ こしひも ・ sash for securing a kimono at the waist</text:p>
          </table:table-cell>
          <table:table-cell office:value-type="string" calcext:value-type="string">
            <text:p>cord</text:p>
          </table:table-cell>
          <table:table-cell table:number-columns-repeated="1017"/>
        </table:table-row>
        <table:table-row table:style-name="ro46">
          <table:table-cell office:value-type="float" office:value="592" calcext:value-type="float">
            <text:p>592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LEATHER</text:p>
            <text:p/>
            <text:p>REFORM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革紐 ・ かわひも ・ leather strap</text:p>
            <text:p/>
            <text:p>革命 ・ かくめい ・ revolution</text:p>
            <text:p/>
            <text:p>改革 ・ かいかく ・ reform(ation)</text:p>
            <text:p/>
            <text:p>革新 ・ かくしん ・ innovation, reform, renovation</text:p>
            <text:p/>
            <text:p>牛革 ・ ぎゅうかわ ・ cow-, oxhide</text:p>
            <text:p/>
            <text:p>革靴 ・ かわぐつ ・ leather shoes</text:p>
            <text:p/>
            <text:p>革手袋 ・ かわてぶくろ ・ leather gloves</text:p>
            <text:p/>
            <text:p>皮革 ・ ひかく ・ leather, hides</text:p>
          </table:table-cell>
          <table:table-cell office:value-type="string" calcext:value-type="string">
            <text:p>change</text:p>
          </table:table-cell>
          <table:table-cell table:number-columns-repeated="1017"/>
        </table:table-row>
        <table:table-row table:style-name="ro20">
          <table:table-cell office:value-type="float" office:value="593" calcext:value-type="float">
            <text:p>593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靴下 ・ くつした ・ socks, stockings</text:p>
            <text:p/>
            <text:p>靴紐 ・ くつひも ・ shoe laces</text:p>
            <text:p/>
            <text:p>運動靴 ・ うんどうぐつ ・ sneakers</text:p>
            <text:p/>
            <text:p>軍靴 ・ ぐんか ・ military shoes, combat boots</text:p>
            <text:p/>
            <text:p>靴墨 ・ くつずみ ・ shoe polish</text:p>
            <text:p/>
            <text:p>長靴 ・ ながぐつ ・ top boots</text:p>
          </table:table-cell>
          <table:table-cell table:number-columns-repeated="1018"/>
        </table:table-row>
        <table:table-row table:style-name="ro24">
          <table:table-cell office:value-type="float" office:value="594" calcext:value-type="float">
            <text:p>594</text:p>
          </table:table-cell>
          <table:table-cell office:value-type="string" calcext:value-type="string">
            <text:p>鞄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鞄 ・ かばん ・ bag, briefcase</text:p>
            <text:p/>
            <text:p>鞄持ち ・ かばんもち ・ private secretary, lackey</text:p>
            <text:p/>
            <text:p>旅行鞄 ・ りょこうかばん ・ traveling bag, suitcase </text:p>
            <text:p/>
            <text:p>通学鞄 ・ つうがくかばん ・ school bag</text:p>
          </table:table-cell>
          <table:table-cell office:value-type="string" calcext:value-type="string">
            <text:p>bag</text:p>
          </table:table-cell>
          <table:table-cell table:number-columns-repeated="1017"/>
        </table:table-row>
        <table:table-row table:style-name="ro32">
          <table:table-cell office:value-type="float" office:value="595" calcext:value-type="float">
            <text:p>595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皮肉 ・ ひにく ・ cynicism, sarcasm; irony</text:p>
            <text:p/>
            <text:p>バナナの皮 ・ バナナのかわ ・ banana peel</text:p>
            <text:p/>
            <text:p>毛皮 ・ けがわ ・ fur</text:p>
            <text:p/>
            <text:p>皮革 ・ ひかく ・ leather, hides</text:p>
            <text:p/>
            <text:p>脱皮 ・ だっぴ ・ ecdysis; self-renewal</text:p>
            <text:p/>
            <text:p>樹皮 ・ じゅひ ・ bark</text:p>
            <text:p/>
            <text:p>皮財布 ・ かわざいふ ・ leather wallet</text:p>
          </table:table-cell>
          <table:table-cell office:value-type="string" calcext:value-type="string">
            <text:p>leather</text:p>
          </table:table-cell>
          <table:table-cell table:number-columns-repeated="1017"/>
        </table:table-row>
        <table:table-row table:style-name="ro23">
          <table:table-cell office:value-type="float" office:value="596" calcext:value-type="float">
            <text:p>596</text:p>
          </table:table-cell>
          <table:table-cell office:value-type="string" calcext:value-type="string">
            <text:p>破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やぶ(る)</text:p>
            <text:p/>
            <text:p>やぶ(れる)</text:p>
          </table:table-cell>
          <table:table-cell office:value-type="string" calcext:value-type="string">
            <text:p>破れる ・ やぶれる ・ [vi] be torn; be ruined</text:p>
            <text:p/>
            <text:p>破局 ・ はきょく ・ collapse, catastrophe</text:p>
            <text:p/>
            <text:p>難破 ・ なんぱ ・ shipwreck</text:p>
            <text:p/>
            <text:p>破約 ・ はやく ・ breach of contract</text:p>
            <text:p/>
            <text:p>囲みを破る ・ かこみをやぶる ・ break through a siege</text:p>
            <text:p/>
            <text:p>見破る ・ みやぶる ・ [vt] see through, penetrate, read another’s thoughts </text:p>
            <text:p/>
            <text:p>破れ目 ・ やぶれめ ・ rent, tear, split</text:p>
            <text:p/>
            <text:p>読破する ・ どくはする ・ read through</text:p>
          </table:table-cell>
          <table:table-cell table:number-columns-repeated="1018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THIRD PERSON PRONOU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れ</text:p>
            <text:p/>
            <text:p>かの</text:p>
          </table:table-cell>
          <table:table-cell office:value-type="string" calcext:value-type="string">
            <text:p>彼氏 ・ かれし ・ he; boyfriend</text:p>
            <text:p/>
            <text:p>彼女 ・ かのじょ ・ she; girlfriend</text:p>
            <text:p/>
            <text:p>彼等 ・ かれら ・ they</text:p>
            <text:p/>
            <text:p>彼我 ・ ひが ・ [s]he and I, they and we, both sides</text:p>
            <text:p/>
            <text:p>彼岸 ・ ひがん ・ equinoctial week; the other shore</text:p>
          </table:table-cell>
          <table:table-cell office:value-type="string" calcext:value-type="string">
            <text:p>boy- / girlfriend</text:p>
          </table:table-cell>
          <table:table-cell table:number-columns-repeated="1017"/>
        </table:table-row>
        <table:table-row table:style-name="ro46">
          <table:table-cell office:value-type="float" office:value="598" calcext:value-type="float">
            <text:p>598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波形¹ ・ なみがた ・ wavy shape</text:p>
            <text:p/>
            <text:p>波形² ・ はけい ・ waveform</text:p>
            <text:p/>
            <text:p>電波 ・ でんぱ ・ electromagnetic / radio waves</text:p>
            <text:p/>
            <text:p>短波 ・ たんぱ ・ shortwave</text:p>
            <text:p/>
            <text:p>波長 ・ はちょう ・ wavelength</text:p>
            <text:p/>
            <text:p>波止場 ・ はとば ・ wharf, quay</text:p>
            <text:p/>
            <text:p>津波 ・ つなみ ・ tidal wave</text:p>
            <text:p/>
            <text:p>人波 ・ ひとなみ ・ surging crowd</text:p>
          </table:table-cell>
          <table:table-cell office:value-type="string" calcext:value-type="string">
            <text:p>undulation</text:p>
          </table:table-cell>
          <table:table-cell table:number-columns-repeated="1017"/>
        </table:table-row>
        <table:table-row table:style-name="ro11">
          <table:table-cell office:value-type="float" office:value="599" calcext:value-type="float">
            <text:p>599</text:p>
          </table:table-cell>
          <table:table-cell office:value-type="string" calcext:value-type="string">
            <text:p>果</text:p>
          </table:table-cell>
          <table:table-cell office:value-type="string" calcext:value-type="string">
            <text:p>FRUIT</text:p>
            <text:p/>
            <text:p>ACCOMPLISH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(-)は(たす)</text:p>
            <text:p/>
            <text:p>(-)は(てる)</text:p>
            <text:p/>
            <text:p>は(て)</text:p>
          </table:table-cell>
          <table:table-cell office:value-type="string" calcext:value-type="string">
            <text:p>結果 ・ けっか ・ result, outcome, consequence</text:p>
            <text:p/>
            <text:p>果てる ・ はてる ・ [vi] come to an end</text:p>
            <text:p/>
            <text:p>果て ・ はて ・ end, extremity, limit</text:p>
            <text:p/>
            <text:p>果たす ・ はたす ・ [vt] carry out, accomplish</text:p>
            <text:p/>
            <text:p>果実 ・ かじつ ・ fruit, berry</text:p>
            <text:p/>
            <text:p>成果 ・ せいか ・ result, fruit, outcome</text:p>
            <text:p/>
            <text:p>使い果たす ・ つかいはたす ・ [vt] use up, spend all</text:p>
          </table:table-cell>
          <table:table-cell office:value-type="string" calcext:value-type="string">
            <text:p>result ・ come to an end</text:p>
          </table:table-cell>
          <table:table-cell table:number-columns-repeated="1017"/>
        </table:table-row>
        <table:table-row table:style-name="ro32">
          <table:table-cell office:value-type="float" office:value="600" calcext:value-type="float">
            <text:p>600</text:p>
          </table:table-cell>
          <table:table-cell office:value-type="string" calcext:value-type="string">
            <text:p>課</text:p>
          </table:table-cell>
          <table:table-cell office:value-type="string" calcext:value-type="string">
            <text:p>ASSIGN[MENT]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課長 ・ かちょう ・ section chief</text:p>
            <text:p/>
            <text:p>課目 ・ かもく ・ school subject, course</text:p>
            <text:p/>
            <text:p>課する ・ かする ・ [vt] impose obligation: tax, … </text:p>
            <text:p/>
            <text:p>課程 ・ かてい ・ course, curriculum</text:p>
            <text:p/>
            <text:p>日課 ・ にっか ・ daily lesson / task</text:p>
            <text:p/>
            <text:p>課税 ・ かぜい ・ taxation</text:p>
            <text:p/>
            <text:p>次の課 ・ つぎのか ・ next lesson</text:p>
          </table:table-cell>
          <table:table-cell office:value-type="string" calcext:value-type="string">
            <text:p>task, lesson ・ impose, levy</text:p>
          </table:table-cell>
          <table:table-cell table:number-columns-repeated="1017"/>
        </table:table-row>
        <table:table-row table:style-name="ro16">
          <table:table-cell office:value-type="float" office:value="601" calcext:value-type="float">
            <text:p>601</text:p>
          </table:table-cell>
          <table:table-cell office:value-type="string" calcext:value-type="string">
            <text:p>巣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空き巣 ・ あきす ・ empty nest; sneak thief</text:p>
            <text:p/>
            <text:p>古巣 ・ ふるす ・ old nest, one's former haunt</text:p>
            <text:p/>
            <text:p>クモの巣 ・ クモのす ・ spiderweb</text:p>
            <text:p/>
            <text:p>巣箱 ・ すばこ ・ bird box / house</text:p>
            <text:p/>
            <text:p>蜂巣 ・ ほうそう ・ beehive, hive</text:p>
            <text:p/>
            <text:p>営巣 ・ えいそう ・ nest building</text:p>
            <text:p/>
            <text:p>巣立つ ・ すだつ ・ leave one’s nest; become independent</text:p>
            <text:p/>
            <text:p>巣食う ・ すくう ・ [vi] build a nest, nest; haunt, hang out</text:p>
          </table:table-cell>
          <table:table-cell table:number-columns-repeated="1018"/>
        </table:table-row>
        <table:table-row table:style-name="ro60">
          <table:table-cell office:value-type="float" office:value="602" calcext:value-type="float">
            <text:p>602</text:p>
          </table:table-cell>
          <table:table-cell office:value-type="string" calcext:value-type="string">
            <text:p>菓</text:p>
          </table:table-cell>
          <table:table-cell office:value-type="string" calcext:value-type="string">
            <text:p>CONFECTIONERY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洋菓子 ・ ようがし ・ Western-style confection</text:p>
            <text:p/>
            <text:p>和菓子 ・ わがし ・ Japanese-style confection</text:p>
            <text:p/>
            <text:p>お菓子 ・ おかし ・ confectionery, cake, sweets</text:p>
          </table:table-cell>
          <table:table-cell table:number-columns-repeated="1018"/>
        </table:table-row>
        <table:table-row table:style-name="ro52">
          <table:table-cell office:value-type="float" office:value="603" calcext:value-type="float">
            <text:p>60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チャ</text:p>
            <text:p/>
            <text:p>サ</text:p>
          </table:table-cell>
          <table:table-cell table:style-name="ce10"/>
          <table:table-cell office:value-type="string" calcext:value-type="string">
            <text:p>茶の湯 ・ ちゃのゆ ・ tea ceremony</text:p>
            <text:p/>
            <text:p>茶色 ・ ちゃいろ ・ light brown</text:p>
            <text:p/>
            <text:p>茶の間 ・ ちゃのま ・ living room</text:p>
            <text:p/>
            <text:p>お茶 ・ おちゃ ・ tea, green tea; tea ceremony</text:p>
            <text:p/>
            <text:p>無茶な ・ むちゃな ・ absurd, unreasonable; reckless; excessive; disorderly</text:p>
            <text:p/>
            <text:p>無茶苦茶な ・ むちゃくちゃな ・ confused; incoherent; absurd, unreasonable</text:p>
          </table:table-cell>
          <table:table-cell table:number-columns-repeated="1018"/>
        </table:table-row>
        <table:table-row table:style-name="ro16">
          <table:table-cell office:value-type="float" office:value="604" calcext:value-type="float">
            <text:p>604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WORLD</text:p>
            <text:p/>
            <text:p>AGE</text:p>
          </table:table-cell>
          <table:table-cell office:value-type="string" calcext:value-type="string">
            <text:p>セイ</text:p>
            <text:p/>
            <text:p>セ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世の中 ・ よのなか ・ the world, society, life</text:p>
            <text:p/>
            <text:p>世紀 ・ せいき ・ century</text:p>
            <text:p/>
            <text:p>世間 ・ せけん ・ society, the world; the public, people</text:p>
            <text:p/>
            <text:p>世代 ・ せだい ・ generation</text:p>
            <text:p/>
            <text:p>出世 ・ しゅっせ ・ success in life; promotion</text:p>
            <text:p/>
            <text:p>世帯 ・ せたい ・ household, home</text:p>
            <text:p/>
            <text:p>この世 ・ このよ ・ this world, present life</text:p>
            <text:p/>
            <text:p>あの世 ・ あのよ ・ the other world, world of the dead</text:p>
          </table:table-cell>
          <table:table-cell office:value-type="string" calcext:value-type="string">
            <text:p>public ・ generation</text:p>
          </table:table-cell>
          <table:table-cell table:number-columns-repeated="1017"/>
        </table:table-row>
        <table:table-row table:style-name="ro6">
          <table:table-cell office:value-type="float" office:value="605" calcext:value-type="float">
            <text:p>605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葉書 ・ はがき ・ postcard</text:p>
            <text:p/>
            <text:p>葉っぱ ・ はっぱ ・ leaf, foliage</text:p>
            <text:p/>
            <text:p>葉巻 ・ はまき ・ cigar</text:p>
            <text:p/>
            <text:p>言葉 ・ ことば ・ word, term; wording; language</text:p>
            <text:p/>
            <text:p>子葉 ・ しよう ・ seed leaf, cotyledon</text:p>
            <text:p/>
            <text:p>落葉 ・ らくよう ・ fall of leaves; fallen leaves</text:p>
          </table:table-cell>
          <table:table-cell table:number-columns-repeated="1018"/>
        </table:table-row>
        <table:table-row table:style-name="ro34">
          <table:table-cell office:value-type="float" office:value="606" calcext:value-type="float">
            <text:p>606</text:p>
          </table:table-cell>
          <table:table-cell office:value-type="string" calcext:value-type="string">
            <text:p>棄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す(てる)</text:p>
          </table:table-cell>
          <table:table-cell office:value-type="string" calcext:value-type="string">
            <text:p>棄てる ・ すてる ・ [vt] abandon, give up, throw away</text:p>
            <text:p/>
            <text:p>廃棄 ・ はいき ・ discarding, abolition, annulment</text:p>
            <text:p/>
            <text:p>放棄する ・ ほうきする ・ abandon, resign</text:p>
            <text:p/>
            <text:p>投棄する ・ とうきする ・ abandon, give up, throw away</text:p>
            <text:p/>
            <text:p>破棄する ・ はきする ・ break a treaty , annul; reverse an original judgment </text:p>
            <text:p/>
            <text:p>棄却する ・ ききゃくする ・ turn down, reject, renounce</text:p>
            <text:p/>
            <text:p>棄権する ・ きけんする ・ abstain from voting, abandon one’s right</text:p>
          </table:table-cell>
          <table:table-cell office:value-type="string" calcext:value-type="string">
            <text:p>throw away</text:p>
          </table:table-cell>
          <table:table-cell table:number-columns-repeated="1017"/>
        </table:table-row>
        <table:table-row table:style-name="ro9">
          <table:table-cell office:value-type="float" office:value="607" calcext:value-type="float">
            <text:p>607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リョク</text:p>
            <text:p/>
            <text:p>ロク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number-columns-repeated="1018"/>
        </table:table-row>
        <table:table-row table:style-name="ro6">
          <table:table-cell office:value-type="float" office:value="608" calcext:value-type="float">
            <text:p>608</text:p>
          </table:table-cell>
          <table:table-cell office:value-type="string" calcext:value-type="string">
            <text:p>録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ロク</text:p>
          </table:table-cell>
          <table:table-cell table:style-name="ce10"/>
          <table:table-cell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office:value-type="string" calcext:value-type="string">
            <text:p>register</text:p>
          </table:table-cell>
          <table:table-cell table:number-columns-repeated="1017"/>
        </table:table-row>
        <table:table-row table:style-name="ro51">
          <table:table-cell office:value-type="float" office:value="609" calcext:value-type="float">
            <text:p>609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STRIP OFF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は(げる)</text:p>
            <text:p/>
            <text:p>は(ぐ)</text:p>
            <text:p/>
            <text:p>は(がれる)</text:p>
            <text:p/>
            <text:p>は(がす)</text:p>
            <text:p/>
            <text:p>む(ける)*</text:p>
            <text:p/>
            <text:p>む(く)*</text:p>
          </table:table-cell>
          <table:table-cell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office:value-type="string" calcext:value-type="string">
            <text:p>peel off, come off</text:p>
          </table:table-cell>
          <table:table-cell table:number-columns-repeated="1017"/>
        </table:table-row>
        <table:table-row table:style-name="ro29">
          <table:table-cell office:value-type="float" office:value="610" calcext:value-type="float">
            <text:p>610</text:p>
          </table:table-cell>
          <table:table-cell office:value-type="string" calcext:value-type="string">
            <text:p>縁</text:p>
          </table:table-cell>
          <table:table-cell office:value-type="string" calcext:value-type="string">
            <text:p>RELATION</text:p>
            <text:p/>
            <text:p>EDGE</text:p>
          </table:table-cell>
          <table:table-cell office:value-type="string" calcext:value-type="string">
            <text:p>エン</text:p>
            <text:p/>
            <text:p>-ネン</text:p>
          </table:table-cell>
          <table:table-cell office:value-type="string" calcext:value-type="string">
            <text:p>ふち</text:p>
          </table:table-cell>
          <table:table-cell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number-columns-repeated="1018"/>
        </table:table-row>
        <table:table-row table:style-name="ro6">
          <table:table-cell office:value-type="float" office:value="611" calcext:value-type="float">
            <text:p>611</text:p>
          </table:table-cell>
          <table:table-cell office:value-type="string" calcext:value-type="string">
            <text:p>介</text:p>
          </table:table-cell>
          <table:table-cell office:value-type="string" calcext:value-type="string">
            <text:p>MEDIATE</text:p>
          </table:table-cell>
          <table:table-cell office:value-type="string" calcext:value-type="string">
            <text:p>カイ</text:p>
          </table:table-cell>
          <table:table-cell table:style-name="ce10"/>
          <table:table-cell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office:value-type="string" calcext:value-type="string">
            <text:p>lie between; shellfish</text:p>
          </table:table-cell>
          <table:table-cell table:number-columns-repeated="1017"/>
        </table:table-row>
        <table:table-row table:style-name="ro30">
          <table:table-cell office:value-type="float" office:value="612" calcext:value-type="float">
            <text:p>612</text:p>
          </table:table-cell>
          <table:table-cell office:value-type="string" calcext:value-type="string">
            <text:p>界</text:p>
          </table:table-cell>
          <table:table-cell office:value-type="string" calcext:value-type="string">
            <text:p>WORLD</text:p>
            <text:p/>
            <text:p>BOUNDS</text:p>
          </table:table-cell>
          <table:table-cell office:value-type="string" calcext:value-type="string">
            <text:p>カイ</text:p>
          </table:table-cell>
          <table:table-cell table:style-name="ce10"/>
          <table:table-cell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office:value-type="string" calcext:value-type="string">
            <text:p>area ・ boundary</text:p>
          </table:table-cell>
          <table:table-cell table:number-columns-repeated="1017"/>
        </table:table-row>
        <table:table-row table:style-name="ro28">
          <table:table-cell office:value-type="float" office:value="613" calcext:value-type="float">
            <text:p>613</text:p>
          </table:table-cell>
          <table:table-cell office:value-type="string" calcext:value-type="string">
            <text:p>浮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う(く)</text:p>
            <text:p/>
            <text:p>う(かれる)</text:p>
            <text:p/>
            <text:p>う(かぶ)</text:p>
            <text:p/>
            <text:p>う(かべる)</text:p>
          </table:table-cell>
          <table:table-cell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office:value-type="string" calcext:value-type="string">
            <text:p>transient</text:p>
          </table:table-cell>
          <table:table-cell table:number-columns-repeated="1017"/>
        </table:table-row>
        <table:table-row table:style-name="ro30">
          <table:table-cell office:value-type="float" office:value="614" calcext:value-type="float">
            <text:p>614</text:p>
          </table:table-cell>
          <table:table-cell office:value-type="string" calcext:value-type="string">
            <text:p>将</text:p>
          </table:table-cell>
          <table:table-cell office:value-type="string" calcext:value-type="string">
            <text:p>GENERAL OFFICER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number-columns-repeated="1018"/>
        </table:table-row>
        <table:table-row table:style-name="ro60">
          <table:table-cell office:value-type="float" office:value="615" calcext:value-type="float">
            <text:p>615</text:p>
          </table:table-cell>
          <table:table-cell office:value-type="string" calcext:value-type="string">
            <text:p>奨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office:value-type="string" calcext:value-type="string">
            <text:p>promote</text:p>
          </table:table-cell>
          <table:table-cell table:number-columns-repeated="1017"/>
        </table:table-row>
        <table:table-row table:style-name="ro32">
          <table:table-cell office:value-type="float" office:value="616" calcext:value-type="float">
            <text:p>616</text:p>
          </table:table-cell>
          <table:table-cell office:value-type="string" calcext:value-type="string">
            <text:p>状</text:p>
          </table:table-cell>
          <table:table-cell office:value-type="string" calcext:value-type="string">
            <text:p>FORM</text:p>
            <text:p/>
            <text:p>CONDITION</text:p>
            <text:p/>
            <text:p>LETTER</text:p>
          </table:table-cell>
          <table:table-cell office:value-type="string" calcext:value-type="string">
            <text:p>ジョウ</text:p>
          </table:table-cell>
          <table:table-cell table:style-name="ce10"/>
          <table:table-cell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office:value-type="string" calcext:value-type="string">
            <text:p>shape ・ state ・ note)</text:p>
          </table:table-cell>
          <table:table-cell table:number-columns-repeated="1017"/>
        </table:table-row>
        <table:table-row table:style-name="ro36">
          <table:table-cell office:value-type="float" office:value="617" calcext:value-type="float">
            <text:p>617</text:p>
          </table:table-cell>
          <table:table-cell office:value-type="string" calcext:value-type="string">
            <text:p>病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ビョウ</text:p>
            <text:p/>
            <text:p>ヘイ</text:p>
          </table:table-cell>
          <table:table-cell office:value-type="string" calcext:value-type="string">
            <text:p>や(む)</text:p>
            <text:p/>
            <text:p>-や(み)</text:p>
            <text:p/>
            <text:p>やまい</text:p>
          </table:table-cell>
          <table:table-cell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number-columns-repeated="1018"/>
        </table:table-row>
        <table:table-row table:style-name="ro6">
          <table:table-cell office:value-type="float" office:value="618" calcext:value-type="float">
            <text:p>618</text:p>
          </table:table-cell>
          <table:table-cell office:value-type="string" calcext:value-type="string">
            <text:p>症</text:p>
          </table:table-cell>
          <table:table-cell office:value-type="string" calcext:value-type="string">
            <text:p>PATHOLOGICAL CONDITION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office:value-type="string" calcext:value-type="string">
            <text:p>-osis</text:p>
          </table:table-cell>
          <table:table-cell table:number-columns-repeated="1017"/>
        </table:table-row>
        <table:table-row table:style-name="ro23">
          <table:table-cell office:value-type="float" office:value="619" calcext:value-type="float">
            <text:p>619</text:p>
          </table:table-cell>
          <table:table-cell office:value-type="string" calcext:value-type="string">
            <text:p>痛</text:p>
          </table:table-cell>
          <table:table-cell office:value-type="string" calcext:value-type="string">
            <text:p>PAIN</text:p>
            <text:p/>
            <text:p>ACUTE</text:p>
          </table:table-cell>
          <table:table-cell office:value-type="string" calcext:value-type="string">
            <text:p>ツウ</text:p>
          </table:table-cell>
          <table:table-cell office:value-type="string" calcext:value-type="string">
            <text:p>いた(い)</text:p>
            <text:p/>
            <text:p>いた(む)</text:p>
            <text:p/>
            <text:p>いた(ましい)</text:p>
            <text:p/>
            <text:p>いた(める)</text:p>
          </table:table-cell>
          <table:table-cell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number-columns-repeated="1018"/>
        </table:table-row>
        <table:table-row table:style-name="ro42">
          <table:table-cell office:value-type="float" office:value="620" calcext:value-type="float">
            <text:p>620</text:p>
          </table:table-cell>
          <table:table-cell office:value-type="string" calcext:value-type="string">
            <text:p>憶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オク</text:p>
          </table:table-cell>
          <table:table-cell table:style-name="ce10"/>
          <table:table-cell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office:value-type="string" calcext:value-type="string">
            <text:p>speculate; think</text:p>
          </table:table-cell>
          <table:table-cell table:number-columns-repeated="1017"/>
        </table:table-row>
        <table:table-row table:style-name="ro57">
          <table:table-cell office:value-type="float" office:value="621" calcext:value-type="float">
            <text:p>621</text:p>
          </table:table-cell>
          <table:table-cell office:value-type="string" calcext:value-type="string">
            <text:p>臆</text:p>
          </table:table-cell>
          <table:table-cell office:value-type="string" calcext:value-type="string">
            <text:p>FEEL TIMID</text:p>
          </table:table-cell>
          <table:table-cell office:value-type="string" calcext:value-type="string">
            <text:p>オク</text:p>
          </table:table-cell>
          <table:table-cell table:style-name="ce10"/>
          <table:table-cell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office:value-type="string" calcext:value-type="string">
            <text:p>think</text:p>
          </table:table-cell>
          <table:table-cell table:number-columns-repeated="1017"/>
        </table:table-row>
        <table:table-row table:style-name="ro61">
          <table:table-cell office:value-type="float" office:value="622" calcext:value-type="float">
            <text:p>622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HUNDRED MILLION</text:p>
          </table:table-cell>
          <table:table-cell office:value-type="string" calcext:value-type="string">
            <text:p>オク</text:p>
          </table:table-cell>
          <table:table-cell table:style-name="ce10"/>
          <table:table-cell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number-columns-repeated="1018"/>
        </table:table-row>
        <table:table-row table:style-name="ro11">
          <table:table-cell office:value-type="float" office:value="623" calcext:value-type="float">
            <text:p>623</text:p>
          </table:table-cell>
          <table:table-cell office:value-type="string" calcext:value-type="string">
            <text:p>視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み(る)*</text:p>
          </table:table-cell>
          <table:table-cell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office:value-type="string" calcext:value-type="string">
            <text:p>regard</text:p>
          </table:table-cell>
          <table:table-cell table:number-columns-repeated="1017"/>
        </table:table-row>
        <table:table-row table:style-name="ro6">
          <table:table-cell office:value-type="float" office:value="624" calcext:value-type="float">
            <text:p>624</text:p>
          </table:table-cell>
          <table:table-cell office:value-type="string" calcext:value-type="string">
            <text:p>規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office:value-type="string" calcext:value-type="string">
            <text:p>standard</text:p>
          </table:table-cell>
          <table:table-cell table:number-columns-repeated="1017"/>
        </table:table-row>
        <table:table-row table:style-name="ro9">
          <table:table-cell office:value-type="float" office:value="625" calcext:value-type="float">
            <text:p>625</text:p>
          </table:table-cell>
          <table:table-cell office:value-type="string" calcext:value-type="string">
            <text:p>則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のり*</text:p>
          </table:table-cell>
          <table:table-cell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office:value-type="string" calcext:value-type="string">
            <text:p>law</text:p>
          </table:table-cell>
          <table:table-cell table:number-columns-repeated="1017"/>
        </table:table-row>
        <table:table-row table:style-name="ro30">
          <table:table-cell office:value-type="float" office:value="626" calcext:value-type="float">
            <text:p>62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がわ</text:p>
          </table:table-cell>
          <table:table-cell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number-columns-repeated="1018"/>
        </table:table-row>
        <table:table-row table:style-name="ro10">
          <table:table-cell office:value-type="float" office:value="627" calcext:value-type="float">
            <text:p>627</text:p>
          </table:table-cell>
          <table:table-cell office:value-type="string" calcext:value-type="string">
            <text:p>測</text:p>
          </table:table-cell>
          <table:table-cell office:value-type="string" calcext:value-type="string">
            <text:p>MEASURE</text:p>
            <text:p/>
            <text:p>CONJECTUR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office:value-type="string" calcext:value-type="string">
            <text:p>gauge ・ estimate</text:p>
          </table:table-cell>
          <table:table-cell table:number-columns-repeated="1017"/>
        </table:table-row>
        <table:table-row table:style-name="ro38">
          <table:table-cell office:value-type="float" office:value="628" calcext:value-type="float">
            <text:p>628</text:p>
          </table:table-cell>
          <table:table-cell office:value-type="string" calcext:value-type="string">
            <text:p>考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んが(える)</text:p>
            <text:p/>
            <text:p>かんが(え)</text:p>
          </table:table-cell>
          <table:table-cell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office:value-type="string" calcext:value-type="string">
            <text:p>deliberate ・ study</text:p>
          </table:table-cell>
          <table:table-cell table:number-columns-repeated="1017"/>
        </table:table-row>
        <table:table-row table:style-name="ro23">
          <table:table-cell office:value-type="float" office:value="629" calcext:value-type="float">
            <text:p>629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お(いる)</text:p>
            <text:p/>
            <text:p>ふ(ける)</text:p>
          </table:table-cell>
          <table:table-cell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number-columns-repeated="1018"/>
        </table:table-row>
        <table:table-row table:style-name="ro9">
          <table:table-cell office:value-type="float" office:value="630" calcext:value-type="float">
            <text:p>630</text:p>
          </table:table-cell>
          <table:table-cell office:value-type="string" calcext:value-type="string">
            <text:p>孝</text:p>
          </table:table-cell>
          <table:table-cell office:value-type="string" calcext:value-type="string">
            <text:p>FILIAL PIETY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number-columns-repeated="1018"/>
        </table:table-row>
        <table:table-row table:style-name="ro34">
          <table:table-cell office:value-type="float" office:value="631" calcext:value-type="float">
            <text:p>631</text:p>
          </table:table-cell>
          <table:table-cell office:value-type="string" calcext:value-type="string">
            <text:p>厚</text:p>
          </table:table-cell>
          <table:table-cell office:value-type="string" calcext:value-type="string">
            <text:p>THICK</text:p>
            <text:p/>
            <text:p>KI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number-columns-repeated="1018"/>
        </table:table-row>
        <table:table-row table:style-name="ro28">
          <table:table-cell office:value-type="float" office:value="632" calcext:value-type="float">
            <text:p>632</text:p>
          </table:table-cell>
          <table:table-cell office:value-type="string" calcext:value-type="string">
            <text:p>教</text:p>
          </table:table-cell>
          <table:table-cell office:value-type="string" calcext:value-type="string">
            <text:p>TEACH</text:p>
            <text:p/>
            <text:p>RELIGIO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し(える)</text:p>
            <text:p/>
            <text:p>おそ(わる)</text:p>
          </table:table-cell>
          <table:table-cell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office:value-type="string" calcext:value-type="string">
            <text:p>inform</text:p>
          </table:table-cell>
          <table:table-cell table:number-columns-repeated="1017"/>
        </table:table-row>
        <table:table-row table:style-name="ro37">
          <table:table-cell office:value-type="float" office:value="633" calcext:value-type="float">
            <text:p>633</text:p>
          </table:table-cell>
          <table:table-cell office:value-type="string" calcext:value-type="string">
            <text:p>完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number-columns-repeated="1018"/>
        </table:table-row>
        <table:table-row table:style-name="ro31">
          <table:table-cell office:value-type="float" office:value="634" calcext:value-type="float">
            <text:p>634</text:p>
          </table:table-cell>
          <table:table-cell office:value-type="string" calcext:value-type="string">
            <text:p>院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イン</text:p>
          </table:table-cell>
          <table:table-cell table:style-name="ce10"/>
          <table:table-cell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number-columns-repeated="1018"/>
        </table:table-row>
        <table:table-row table:style-name="ro12">
          <table:table-cell office:value-type="float" office:value="635" calcext:value-type="float">
            <text:p>635</text:p>
          </table:table-cell>
          <table:table-cell office:value-type="string" calcext:value-type="string">
            <text:p>奈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ナ</text:p>
          </table:table-cell>
          <table:table-cell table:style-name="ce10"/>
          <table:table-cell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office:value-type="string" calcext:value-type="string">
            <text:p>etym.: Chinese crab apple</text:p>
          </table:table-cell>
          <table:table-cell table:number-columns-repeated="1017"/>
        </table:table-row>
        <table:table-row table:style-name="ro41">
          <table:table-cell office:value-type="float" office:value="636" calcext:value-type="float">
            <text:p>636</text:p>
          </table:table-cell>
          <table:table-cell office:value-type="string" calcext:value-type="string">
            <text:p>宗</text:p>
          </table:table-cell>
          <table:table-cell office:value-type="string" calcext:value-type="string">
            <text:p>RELIGIOUS SECT</text:p>
          </table:table-cell>
          <table:table-cell office:value-type="string" calcext:value-type="string">
            <text:p>シュウ</text:p>
            <text:p/>
            <text:p>ソウ</text:p>
          </table:table-cell>
          <table:table-cell office:value-type="string" calcext:value-type="string">
            <text:p>むね*</text:p>
          </table:table-cell>
          <table:table-cell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number-columns-repeated="1018"/>
        </table:table-row>
        <table:table-row table:style-name="ro11">
          <table:table-cell office:value-type="float" office:value="637" calcext:value-type="float">
            <text:p>637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まつ(る)</text:p>
            <text:p/>
            <text:p>まつ(り)</text:p>
            <text:p/>
            <text:p>まつり</text:p>
          </table:table-cell>
          <table:table-cell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office:value-type="string" calcext:value-type="string">
            <text:p>worship</text:p>
          </table:table-cell>
          <table:table-cell table:number-columns-repeated="1017"/>
        </table:table-row>
        <table:table-row table:style-name="ro16">
          <table:table-cell office:value-type="float" office:value="638" calcext:value-type="float">
            <text:p>638</text:p>
          </table:table-cell>
          <table:table-cell office:value-type="string" calcext:value-type="string">
            <text:p>際</text:p>
          </table:table-cell>
          <table:table-cell office:value-type="string" calcext:value-type="string">
            <text:p>VERGE</text:p>
            <text:p/>
            <text:p>OCCASION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きわ</text:p>
            <text:p/>
            <text:p>-ぎわ</text:p>
          </table:table-cell>
          <table:table-cell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office:value-type="string" calcext:value-type="string">
            <text:p>edge</text:p>
          </table:table-cell>
          <table:table-cell table:number-columns-repeated="1017"/>
        </table:table-row>
        <table:table-row table:style-name="ro24">
          <table:table-cell office:value-type="float" office:value="639" calcext:value-type="float">
            <text:p>639</text:p>
          </table:table-cell>
          <table:table-cell office:value-type="string" calcext:value-type="string">
            <text:p>察</text:p>
          </table:table-cell>
          <table:table-cell office:value-type="string" calcext:value-type="string">
            <text:p>INSPECT</text:p>
            <text:p/>
            <text:p>GUESS</text:p>
          </table:table-cell>
          <table:table-cell office:value-type="string" calcext:value-type="string">
            <text:p>サツ</text:p>
          </table:table-cell>
          <table:table-cell table:style-name="ce10"/>
          <table:table-cell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office:value-type="string" calcext:value-type="string">
            <text:p>observe ・ judge</text:p>
          </table:table-cell>
          <table:table-cell table:number-columns-repeated="1017"/>
        </table:table-row>
        <table:table-row table:style-name="ro13">
          <table:table-cell office:value-type="float" office:value="640" calcext:value-type="float">
            <text:p>640</text:p>
          </table:table-cell>
          <table:table-cell office:value-type="string" calcext:value-type="string">
            <text:p>祈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の(る)</text:p>
          </table:table-cell>
          <table:table-cell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number-columns-repeated="1018"/>
        </table:table-row>
        <table:table-row table:style-name="ro20">
          <table:table-cell office:value-type="float" office:value="641" calcext:value-type="float">
            <text:p>641</text:p>
          </table:table-cell>
          <table:table-cell office:value-type="string" calcext:value-type="string">
            <text:p>祖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ソ</text:p>
          </table:table-cell>
          <table:table-cell table:style-name="ce10"/>
          <table:table-cell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number-columns-repeated="1018"/>
        </table:table-row>
        <table:table-row table:style-name="ro16">
          <table:table-cell office:value-type="float" office:value="642" calcext:value-type="float">
            <text:p>642</text:p>
          </table:table-cell>
          <table:table-cell office:value-type="string" calcext:value-type="string">
            <text:p>助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たす(ける)</text:p>
            <text:p/>
            <text:p>たす(かる)</text:p>
            <text:p/>
            <text:p>すけ</text:p>
          </table:table-cell>
          <table:table-cell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office:value-type="string" calcext:value-type="string">
            <text:p>save</text:p>
          </table:table-cell>
          <table:table-cell table:number-columns-repeated="1017"/>
        </table:table-row>
        <table:table-row table:style-name="ro26">
          <table:table-cell office:value-type="float" office:value="643" calcext:value-type="float">
            <text:p>643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PERSONAL RELATIONS</text:p>
            <text:p/>
            <text:p>INTERMEDIARY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number-columns-repeated="1018"/>
        </table:table-row>
        <table:table-row table:style-name="ro42">
          <table:table-cell office:value-type="float" office:value="644" calcext:value-type="float">
            <text:p>644</text:p>
          </table:table-cell>
          <table:table-cell office:value-type="string" calcext:value-type="string">
            <text:p>忠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チュウ</text:p>
          </table:table-cell>
          <table:table-cell table:style-name="ce10"/>
          <table:table-cell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office:value-type="string" calcext:value-type="string">
            <text:p>faithfulness</text:p>
          </table:table-cell>
          <table:table-cell table:number-columns-repeated="1017"/>
        </table:table-row>
        <table:table-row table:style-name="ro24">
          <table:table-cell office:value-type="float" office:value="645" calcext:value-type="float">
            <text:p>645</text:p>
          </table:table-cell>
          <table:table-cell office:value-type="string" calcext:value-type="string">
            <text:p>沖</text:p>
          </table:table-cell>
          <table:table-cell office:value-type="string" calcext:value-type="string">
            <text:p>OPEN SEA</text:p>
            <text:p/>
            <text:p>OFFING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おき</text:p>
          </table:table-cell>
          <table:table-cell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number-columns-repeated="1018"/>
        </table:table-row>
        <table:table-row table:style-name="ro39">
          <table:table-cell office:value-type="float" office:value="646" calcext:value-type="float">
            <text:p>646</text:p>
          </table:table-cell>
          <table:table-cell office:value-type="string" calcext:value-type="string">
            <text:p>保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たも(つ)</text:p>
          </table:table-cell>
          <table:table-cell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office:value-type="string" calcext:value-type="string">
            <text:p>maintain, guarantee</text:p>
          </table:table-cell>
          <table:table-cell table:number-columns-repeated="1017"/>
        </table:table-row>
        <table:table-row table:style-name="ro62">
          <table:table-cell office:value-type="float" office:value="647" calcext:value-type="float">
            <text:p>647</text:p>
          </table:table-cell>
          <table:table-cell office:value-type="string" calcext:value-type="string">
            <text:p>呆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ホウ</text:p>
            <text:p/>
            <text:p>ボウ</text:p>
          </table:table-cell>
          <table:table-cell office:value-type="string" calcext:value-type="string">
            <text:p>あき(れる)</text:p>
          </table:table-cell>
          <table:table-cell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office:value-type="string" calcext:value-type="string">
            <text:p>…founded</text:p>
          </table:table-cell>
          <table:table-cell table:number-columns-repeated="1017"/>
        </table:table-row>
        <table:table-row table:style-name="ro63">
          <table:table-cell office:value-type="float" office:value="648" calcext:value-type="float">
            <text:p>648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シュ</text:p>
            <text:p/>
            <text:p>ス</text:p>
          </table:table-cell>
          <table:table-cell office:value-type="string" calcext:value-type="string">
            <text:p>まも(る)</text:p>
            <text:p/>
            <text:p>まも(り)</text:p>
            <text:p/>
            <text:p>(-)もり</text:p>
          </table:table-cell>
          <table:table-cell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office:value-type="string" calcext:value-type="string">
            <text:p>watch over, keep</text:p>
          </table:table-cell>
          <table:table-cell table:number-columns-repeated="1017"/>
        </table:table-row>
        <table:table-row table:style-name="ro29">
          <table:table-cell office:value-type="float" office:value="649" calcext:value-type="float">
            <text:p>649</text:p>
          </table:table-cell>
          <table:table-cell office:value-type="string" calcext:value-type="string">
            <text:p>団</text:p>
          </table:table-cell>
          <table:table-cell office:value-type="string" calcext:value-type="string">
            <text:p>COLLECTIVE</text:p>
          </table:table-cell>
          <table:table-cell office:value-type="string" calcext:value-type="string">
            <text:p>ダン</text:p>
            <text:p/>
            <text:p>トン</text:p>
          </table:table-cell>
          <table:table-cell table:style-name="ce10"/>
          <table:table-cell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office:value-type="string" calcext:value-type="string">
            <text:p>group, organization</text:p>
          </table:table-cell>
          <table:table-cell table:number-columns-repeated="1017"/>
        </table:table-row>
        <table:table-row table:style-name="ro11">
          <table:table-cell office:value-type="float" office:value="650" calcext:value-type="float">
            <text:p>650</text:p>
          </table:table-cell>
          <table:table-cell office:value-type="string" calcext:value-type="string">
            <text:p>対</text:p>
          </table:table-cell>
          <table:table-cell office:value-type="string" calcext:value-type="string">
            <text:p>OPPOSITE</text:p>
            <text:p/>
            <text:p>OPPOSE</text:p>
          </table:table-cell>
          <table:table-cell office:value-type="string" calcext:value-type="string">
            <text:p>タイ</text:p>
            <text:p/>
            <text:p>ツイ</text:p>
          </table:table-cell>
          <table:table-cell table:style-name="ce10"/>
          <table:table-cell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office:value-type="string" calcext:value-type="string">
            <text:p>counter to; in relation to</text:p>
          </table:table-cell>
          <table:table-cell table:number-columns-repeated="1017"/>
        </table:table-row>
        <table:table-row table:style-name="ro46">
          <table:table-cell office:value-type="float" office:value="651" calcext:value-type="float">
            <text:p>651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number-columns-repeated="1018"/>
        </table:table-row>
        <table:table-row table:style-name="ro33">
          <table:table-cell office:value-type="float" office:value="652" calcext:value-type="float">
            <text:p>652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TALENT</text:p>
            <text:p/>
            <text:p>-YEARS OLD</text:p>
          </table:table-cell>
          <table:table-cell office:value-type="string" calcext:value-type="string">
            <text:p>サイ</text:p>
          </table:table-cell>
          <table:table-cell table:style-name="ce10"/>
          <table:table-cell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number-columns-repeated="1018"/>
        </table:table-row>
        <table:table-row table:style-name="ro31">
          <table:table-cell office:value-type="float" office:value="653" calcext:value-type="float">
            <text:p>653</text:p>
          </table:table-cell>
          <table:table-cell office:value-type="string" calcext:value-type="string">
            <text:p>財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ザイ</text:p>
            <text:p/>
            <text:p>サイ</text:p>
          </table:table-cell>
          <table:table-cell table:style-name="ce10"/>
          <table:table-cell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office:value-type="string" calcext:value-type="string">
            <text:p>property</text:p>
          </table:table-cell>
          <table:table-cell table:number-columns-repeated="1017"/>
        </table:table-row>
        <table:table-row table:style-name="ro32">
          <table:table-cell office:value-type="float" office:value="654" calcext:value-type="float">
            <text:p>654</text:p>
          </table:table-cell>
          <table:table-cell office:value-type="string" calcext:value-type="string">
            <text:p>材</text:p>
          </table:table-cell>
          <table:table-cell office:value-type="string" calcext:value-type="string">
            <text:p>TIMBER</text:p>
            <text:p/>
            <text:p>MATERIAL</text:p>
          </table:table-cell>
          <table:table-cell office:value-type="string" calcext:value-type="string">
            <text:p>ザイ</text:p>
          </table:table-cell>
          <table:table-cell table:style-name="ce10"/>
          <table:table-cell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number-columns-repeated="1018"/>
        </table:table-row>
        <table:table-row table:style-name="ro36">
          <table:table-cell office:value-type="float" office:value="655" calcext:value-type="float">
            <text:p>655</text:p>
          </table:table-cell>
          <table:table-cell office:value-type="string" calcext:value-type="string">
            <text:p>沈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しず(む)</text:p>
            <text:p/>
            <text:p>しず(める)</text:p>
          </table:table-cell>
          <table:table-cell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office:value-type="string" calcext:value-type="string">
            <text:p>submerge</text:p>
          </table:table-cell>
          <table:table-cell table:number-columns-repeated="1017"/>
        </table:table-row>
        <table:table-row table:style-name="ro9">
          <table:table-cell office:value-type="float" office:value="656" calcext:value-type="float">
            <text:p>656</text:p>
          </table:table-cell>
          <table:table-cell office:value-type="string" calcext:value-type="string">
            <text:p>枕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まくら</text:p>
          </table:table-cell>
          <table:table-cell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number-columns-repeated="1018"/>
        </table:table-row>
        <table:table-row table:style-name="ro34">
          <table:table-cell office:value-type="float" office:value="657" calcext:value-type="float">
            <text:p>657</text:p>
          </table:table-cell>
          <table:table-cell office:value-type="string" calcext:value-type="string">
            <text:p>丈</text:p>
          </table:table-cell>
          <table:table-cell office:value-type="string" calcext:value-type="string">
            <text:p>STATURE</text:p>
            <text:p/>
            <text:p>STOUT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office:value-type="string" calcext:value-type="string">
            <text:p>measure</text:p>
          </table:table-cell>
          <table:table-cell table:number-columns-repeated="1017"/>
        </table:table-row>
        <table:table-row table:style-name="ro21">
          <table:table-cell office:value-type="float" office:value="658" calcext:value-type="float">
            <text:p>658</text:p>
          </table:table-cell>
          <table:table-cell office:value-type="string" calcext:value-type="string">
            <text:p>杖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つえ</text:p>
          </table:table-cell>
          <table:table-cell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office:value-type="string" calcext:value-type="string">
            <text:p>staff</text:p>
          </table:table-cell>
          <table:table-cell table:number-columns-repeated="1017"/>
        </table:table-row>
        <table:table-row table:style-name="ro16">
          <table:table-cell office:value-type="float" office:value="659" calcext:value-type="float">
            <text:p>659</text:p>
          </table:table-cell>
          <table:table-cell office:value-type="string" calcext:value-type="string">
            <text:p>偉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えら(い)</text:p>
          </table:table-cell>
          <table:table-cell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office:value-type="string" calcext:value-type="string">
            <text:p>eminent</text:p>
          </table:table-cell>
          <table:table-cell table:number-columns-repeated="1017"/>
        </table:table-row>
        <table:table-row table:style-name="ro17">
          <table:table-cell office:value-type="float" office:value="660" calcext:value-type="float">
            <text:p>660</text:p>
          </table:table-cell>
          <table:table-cell office:value-type="string" calcext:value-type="string">
            <text:p>緯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office:value-type="string" calcext:value-type="string">
            <text:p>woof / weft</text:p>
          </table:table-cell>
          <table:table-cell table:number-columns-repeated="1017"/>
        </table:table-row>
        <table:table-row table:style-name="ro9">
          <table:table-cell office:value-type="float" office:value="661" calcext:value-type="float">
            <text:p>661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エイ</text:p>
          </table:table-cell>
          <table:table-cell table:style-name="ce10"/>
          <table:table-cell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number-columns-repeated="1018"/>
        </table:table-row>
        <table:table-row table:style-name="ro24">
          <table:table-cell office:value-type="float" office:value="662" calcext:value-type="float">
            <text:p>662</text:p>
          </table:table-cell>
          <table:table-cell office:value-type="string" calcext:value-type="string">
            <text:p>韓</text:p>
          </table:table-cell>
          <table:table-cell office:value-type="string" calcext:value-type="string">
            <text:p>(SOUTH) KOREA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number-columns-repeated="1018"/>
        </table:table-row>
        <table:table-row table:style-name="ro26">
          <table:table-cell office:value-type="float" office:value="663" calcext:value-type="float">
            <text:p>663</text:p>
          </table:table-cell>
          <table:table-cell office:value-type="string" calcext:value-type="string">
            <text:p>違</text:p>
          </table:table-cell>
          <table:table-cell office:value-type="string" calcext:value-type="string">
            <text:p>DIFFER</text:p>
            <text:p/>
            <text:p>VIOLAT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ちが(う)</text:p>
            <text:p/>
            <text:p>ちが(い)</text:p>
            <text:p/>
            <text:p>(-)ちが(える)</text:p>
          </table:table-cell>
          <table:table-cell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office:value-type="string" calcext:value-type="string">
            <text:p>be wrong</text:p>
          </table:table-cell>
          <table:table-cell table:number-columns-repeated="1017"/>
        </table:table-row>
        <table:table-row table:style-name="ro26">
          <table:table-cell office:value-type="float" office:value="664" calcext:value-type="float">
            <text:p>664</text:p>
          </table:table-cell>
          <table:table-cell office:value-type="string" calcext:value-type="string">
            <text:p>抱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だ(く)</text:p>
            <text:p/>
            <text:p>いだ(く)</text:p>
            <text:p/>
            <text:p>かか(える)</text:p>
          </table:table-cell>
          <table:table-cell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office:value-type="string" calcext:value-type="string">
            <text:p>in one's arms</text:p>
          </table:table-cell>
          <table:table-cell table:number-columns-repeated="1017"/>
        </table:table-row>
        <table:table-row table:style-name="ro20">
          <table:table-cell office:value-type="float" office:value="665" calcext:value-type="float">
            <text:p>665</text:p>
          </table:table-cell>
          <table:table-cell office:value-type="string" calcext:value-type="string">
            <text:p>砲</text:p>
          </table:table-cell>
          <table:table-cell office:value-type="string" calcext:value-type="string">
            <text:p>HEAVY GUN</text:p>
          </table:table-cell>
          <table:table-cell office:value-type="string" calcext:value-type="string">
            <text:p>ホウ</text:p>
          </table:table-cell>
          <table:table-cell table:style-name="ce10"/>
          <table:table-cell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number-columns-repeated="1018"/>
        </table:table-row>
        <table:table-row table:style-name="ro20">
          <table:table-cell office:value-type="float" office:value="666" calcext:value-type="float">
            <text:p>666</text:p>
          </table:table-cell>
          <table:table-cell office:value-type="string" calcext:value-type="string">
            <text:p>泡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わ</text:p>
          </table:table-cell>
          <table:table-cell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office:value-type="string" calcext:value-type="string">
            <text:p>foam</text:p>
          </table:table-cell>
          <table:table-cell table:number-columns-repeated="1017"/>
        </table:table-row>
        <table:table-row table:style-name="ro9">
          <table:table-cell office:value-type="float" office:value="667" calcext:value-type="float">
            <text:p>667</text:p>
          </table:table-cell>
          <table:table-cell office:value-type="string" calcext:value-type="string">
            <text:p>丹</text:p>
          </table:table-cell>
          <table:table-cell office:value-type="string" calcext:value-type="string">
            <text:p>CINNABAR RED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office:value-type="string" calcext:value-type="string">
            <text:p>wholeheartedly</text:p>
          </table:table-cell>
          <table:table-cell table:number-columns-repeated="1017"/>
        </table:table-row>
        <table:table-row table:style-name="ro29">
          <table:table-cell office:value-type="float" office:value="668" calcext:value-type="float">
            <text:p>668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SMALL BOA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ふね</text:p>
            <text:p/>
            <text:p>-ぶね</text:p>
            <text:p/>
            <text:p>ふな-</text:p>
          </table:table-cell>
          <table:table-cell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number-columns-repeated="1018"/>
        </table:table-row>
        <table:table-row table:style-name="ro13">
          <table:table-cell office:value-type="float" office:value="669" calcext:value-type="float">
            <text:p>669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(LARGE) SHIP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ふね</text:p>
            <text:p/>
            <text:p>-ぶね</text:p>
            <text:p/>
            <text:p>ふな-</text:p>
          </table:table-cell>
          <table:table-cell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number-columns-repeated="1018"/>
        </table:table-row>
        <table:table-row table:style-name="ro33">
          <table:table-cell office:value-type="float" office:value="670" calcext:value-type="float">
            <text:p>670</text:p>
          </table:table-cell>
          <table:table-cell office:value-type="string" calcext:value-type="string">
            <text:p>舶</text:p>
          </table:table-cell>
          <table:table-cell office:value-type="string" calcext:value-type="string">
            <text:p>OCEANGOING SHIP</text:p>
          </table:table-cell>
          <table:table-cell office:value-type="string" calcext:value-type="string">
            <text:p>ハク</text:p>
          </table:table-cell>
          <table:table-cell table:style-name="ce10"/>
          <table:table-cell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number-columns-repeated="1018"/>
        </table:table-row>
        <table:table-row table:style-name="ro33">
          <table:table-cell office:value-type="float" office:value="671" calcext:value-type="float">
            <text:p>671</text:p>
          </table:table-cell>
          <table:table-cell office:value-type="string" calcext:value-type="string">
            <text:p>般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office:value-type="string" calcext:value-type="string">
            <text:p>kind: of the same category</text:p>
          </table:table-cell>
          <table:table-cell table:number-columns-repeated="1017"/>
        </table:table-row>
        <table:table-row table:style-name="ro4">
          <table:table-cell office:value-type="float" office:value="672" calcext:value-type="float">
            <text:p>672</text:p>
          </table:table-cell>
          <table:table-cell office:value-type="string" calcext:value-type="string">
            <text:p>搬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number-columns-repeated="1018"/>
        </table:table-row>
        <table:table-row table:style-name="ro31">
          <table:table-cell office:value-type="float" office:value="673" calcext:value-type="float">
            <text:p>673</text:p>
          </table:table-cell>
          <table:table-cell office:value-type="string" calcext:value-type="string">
            <text:p>盤</text:p>
          </table:table-cell>
          <table:table-cell office:value-type="string" calcext:value-type="string">
            <text:p>DISK</text:p>
            <text:p/>
            <text:p>BOARD</text:p>
          </table:table-cell>
          <table:table-cell office:value-type="string" calcext:value-type="string">
            <text:p>バン</text:p>
          </table:table-cell>
          <table:table-cell table:style-name="ce10"/>
          <table:table-cell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number-columns-repeated="1018"/>
        </table:table-row>
        <table:table-row table:style-name="ro13">
          <table:table-cell office:value-type="float" office:value="674" calcext:value-type="float">
            <text:p>674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number-columns-repeated="1018"/>
        </table:table-row>
        <table:table-row table:style-name="ro16">
          <table:table-cell office:value-type="float" office:value="675" calcext:value-type="float">
            <text:p>675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つめ(たい)</text:p>
            <text:p/>
            <text:p>ひ(える)</text:p>
            <text:p/>
            <text:p>ひ(や)</text:p>
            <text:p/>
            <text:p>ひ(ややか)</text:p>
            <text:p/>
            <text:p>ひ(やす)</text:p>
            <text:p/>
            <text:p>ひ(やかす)</text:p>
            <text:p/>
            <text:p>さ(める)</text:p>
            <text:p/>
            <text:p>さ(ます)</text:p>
          </table:table-cell>
          <table:table-cell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office:value-type="string" calcext:value-type="string">
            <text:p>printed ≠ written style</text:p>
          </table:table-cell>
          <table:table-cell table:number-columns-repeated="1017"/>
        </table:table-row>
        <table:table-row table:style-name="ro13">
          <table:table-cell office:value-type="float" office:value="676" calcext:value-type="float">
            <text:p>676</text:p>
          </table:table-cell>
          <table:table-cell office:value-type="string" calcext:value-type="string">
            <text:p>齢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レイ</text:p>
          </table:table-cell>
          <table:table-cell table:style-name="ce10"/>
          <table:table-cell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number-columns-repeated="1018"/>
        </table:table-row>
        <table:table-row table:style-name="ro32">
          <table:table-cell office:value-type="float" office:value="677" calcext:value-type="float">
            <text:p>677</text:p>
          </table:table-cell>
          <table:table-cell office:value-type="string" calcext:value-type="string">
            <text:p>少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すく(ない)</text:p>
            <text:p/>
            <text:p>すこ(し)</text:p>
          </table:table-cell>
          <table:table-cell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office:value-type="string" calcext:value-type="string">
            <text:p>few</text:p>
          </table:table-cell>
          <table:table-cell table:number-columns-repeated="1017"/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string" calcext:value-type="string">
            <text:p>砂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サ</text:p>
            <text:p/>
            <text:p>シャ</text:p>
          </table:table-cell>
          <table:table-cell office:value-type="string" calcext:value-type="string">
            <text:p>すな</text:p>
          </table:table-cell>
          <table:table-cell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number-columns-repeated="1018"/>
        </table:table-row>
        <table:table-row table:style-name="ro29">
          <table:table-cell office:value-type="float" office:value="679" calcext:value-type="float">
            <text:p>679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ホ</text:p>
            <text:p/>
            <text:p>フ</text:p>
            <text:p/>
            <text:p>ブ</text:p>
          </table:table-cell>
          <table:table-cell office:value-type="string" calcext:value-type="string">
            <text:p>ある(く)</text:p>
            <text:p/>
            <text:p>あゆ(む)</text:p>
          </table:table-cell>
          <table:table-cell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office:value-type="string" calcext:value-type="string">
            <text:p>step</text:p>
          </table:table-cell>
          <table:table-cell table:number-columns-repeated="1017"/>
        </table:table-row>
        <table:table-row table:style-name="ro64">
          <table:table-cell office:value-type="float" office:value="680" calcext:value-type="float">
            <text:p>680</text:p>
          </table:table-cell>
          <table:table-cell office:value-type="string" calcext:value-type="string">
            <text:p>渉</text:p>
          </table:table-cell>
          <table:table-cell office:value-type="string" calcext:value-type="string">
            <text:p>HAVE RELATIONS WITH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number-columns-repeated="1018"/>
        </table:table-row>
        <table:table-row table:style-name="ro65">
          <table:table-cell office:value-type="float" office:value="681" calcext:value-type="float">
            <text:p>681</text:p>
          </table:table-cell>
          <table:table-cell office:value-type="string" calcext:value-type="string">
            <text:p>省</text:p>
          </table:table-cell>
          <table:table-cell office:value-type="string" calcext:value-type="string">
            <text:p>MINISTRY</text:p>
            <text:p/>
            <text:p>SAVE</text:p>
            <text:p/>
            <text:p>INTROSPEC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かえり(みる)</text:p>
            <text:p/>
            <text:p>はぶ(く)</text:p>
          </table:table-cell>
          <table:table-cell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office:value-type="string" calcext:value-type="string">
            <text:p>cut down, leave out ・ reflect</text:p>
          </table:table-cell>
          <table:table-cell table:number-columns-repeated="1017"/>
        </table:table-row>
        <table:table-row table:style-name="ro16">
          <table:table-cell office:value-type="float" office:value="682" calcext:value-type="float">
            <text:p>682</text:p>
          </table:table-cell>
          <table:table-cell office:value-type="string" calcext:value-type="string">
            <text:p>相</text:p>
          </table:table-cell>
          <table:table-cell office:value-type="string" calcext:value-type="string">
            <text:p>ASPECT</text:p>
            <text:p/>
            <text:p>MUTUAL</text:p>
            <text:p/>
            <text:p>MINISTER</text:p>
          </table:table-cell>
          <table:table-cell office:value-type="string" calcext:value-type="string">
            <text:p>ソウ</text:p>
            <text:p/>
            <text:p>ショウ</text:p>
          </table:table-cell>
          <table:table-cell office:value-type="string" calcext:value-type="string">
            <text:p>あい-</text:p>
          </table:table-cell>
          <table:table-cell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office:value-type="string" calcext:value-type="string">
            <text:p>physiognomy</text:p>
          </table:table-cell>
          <table:table-cell table:number-columns-repeated="1017"/>
        </table:table-row>
        <table:table-row table:style-name="ro28">
          <table:table-cell office:value-type="float" office:value="683" calcext:value-type="float">
            <text:p>683</text:p>
          </table:table-cell>
          <table:table-cell office:value-type="string" calcext:value-type="string">
            <text:p>想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ソウ</text:p>
            <text:p/>
            <text:p>ソ</text:p>
          </table:table-cell>
          <table:table-cell office:value-type="string" calcext:value-type="string">
            <text:p>おも(う)*</text:p>
          </table:table-cell>
          <table:table-cell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office:value-type="string" calcext:value-type="string">
            <text:p>think</text:p>
          </table:table-cell>
          <table:table-cell table:number-columns-repeated="1017"/>
        </table:table-row>
        <table:table-row table:style-name="ro57">
          <table:table-cell office:value-type="float" office:value="684" calcext:value-type="float">
            <text:p>684</text:p>
          </table:table-cell>
          <table:table-cell office:value-type="string" calcext:value-type="string">
            <text:p>称</text:p>
          </table:table-cell>
          <table:table-cell office:value-type="string" calcext:value-type="string">
            <text:p>APPELLATION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number-columns-repeated="1018"/>
        </table:table-row>
        <table:table-row table:style-name="ro50">
          <table:table-cell office:value-type="float" office:value="685" calcext:value-type="float">
            <text:p>685</text:p>
          </table:table-cell>
          <table:table-cell office:value-type="string" calcext:value-type="string">
            <text:p>弥</text:p>
          </table:table-cell>
          <table:table-cell office:value-type="string" calcext:value-type="string">
            <text:p>PHONETIC [MI] / [YA]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いや*</text:p>
            <text:p/>
            <text:p>や*</text:p>
          </table:table-cell>
          <table:table-cell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office:value-type="string" calcext:value-type="string">
            <text:p>etym.: relax a bow</text:p>
          </table:table-cell>
          <table:table-cell table:number-columns-repeated="1017"/>
        </table:table-row>
        <table:table-row table:style-name="ro34">
          <table:table-cell office:value-type="float" office:value="686" calcext:value-type="float">
            <text:p>686</text:p>
          </table:table-cell>
          <table:table-cell office:value-type="string" calcext:value-type="string">
            <text:p>互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たが(い)</text:p>
          </table:table-cell>
          <table:table-cell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number-columns-repeated="1018"/>
        </table:table-row>
        <table:table-row table:style-name="ro16">
          <table:table-cell office:value-type="float" office:value="687" calcext:value-type="float">
            <text:p>687</text:p>
          </table:table-cell>
          <table:table-cell office:value-type="string" calcext:value-type="string">
            <text:p>務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つと(める)</text:p>
            <text:p/>
            <text:p>つと(まる)</text:p>
          </table:table-cell>
          <table:table-cell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office:value-type="string" calcext:value-type="string">
            <text:p>office, business</text:p>
          </table:table-cell>
          <table:table-cell table:number-columns-repeated="1017"/>
        </table:table-row>
        <table:table-row table:style-name="ro16">
          <table:table-cell office:value-type="float" office:value="688" calcext:value-type="float">
            <text:p>688</text:p>
          </table:table-cell>
          <table:table-cell office:value-type="string" calcext:value-type="string">
            <text:p>柔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ジュウ</text:p>
            <text:p/>
            <text:p>ニュウ</text:p>
          </table:table-cell>
          <table:table-cell office:value-type="string" calcext:value-type="string">
            <text:p>やわ(らか)</text:p>
            <text:p/>
            <text:p>やわ(らかい)</text:p>
          </table:table-cell>
          <table:table-cell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office:value-type="string" calcext:value-type="string">
            <text:p>supple, yielding, gentle</text:p>
          </table:table-cell>
          <table:table-cell table:number-columns-repeated="1017"/>
        </table:table-row>
        <table:table-row table:style-name="ro6">
          <table:table-cell office:value-type="float" office:value="689" calcext:value-type="float">
            <text:p>689</text:p>
          </table:table-cell>
          <table:table-cell office:value-type="string" calcext:value-type="string">
            <text:p>軟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ナン</text:p>
          </table:table-cell>
          <table:table-cell office:value-type="string" calcext:value-type="string">
            <text:p>やわ(らか)</text:p>
            <text:p/>
            <text:p>やわ(らかい)</text:p>
          </table:table-cell>
          <table:table-cell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number-columns-repeated="1018"/>
        </table:table-row>
        <table:table-row table:style-name="ro7">
          <table:table-cell office:value-type="float" office:value="690" calcext:value-type="float">
            <text:p>690</text:p>
          </table:table-cell>
          <table:table-cell office:value-type="string" calcext:value-type="string">
            <text:p>軌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office:value-type="string" calcext:value-type="string">
            <text:p>path</text:p>
          </table:table-cell>
          <table:table-cell table:number-columns-repeated="1017"/>
        </table:table-row>
        <table:table-row table:style-name="ro11">
          <table:table-cell office:value-type="float" office:value="691" calcext:value-type="float">
            <text:p>691</text:p>
          </table:table-cell>
          <table:table-cell office:value-type="string" calcext:value-type="string">
            <text:p>軒</text:p>
          </table:table-cell>
          <table:table-cell office:value-type="string" calcext:value-type="string">
            <text:p>COUNTER FOR HOUSES</text:p>
            <text:p/>
            <text:p>EAVES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のき</text:p>
          </table:table-cell>
          <table:table-cell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number-columns-repeated="1018"/>
        </table:table-row>
        <table:table-row table:style-name="ro6">
          <table:table-cell office:value-type="float" office:value="692" calcext:value-type="float">
            <text:p>692</text:p>
          </table:table-cell>
          <table:table-cell office:value-type="string" calcext:value-type="string">
            <text:p>軸</text:p>
          </table:table-cell>
          <table:table-cell office:value-type="string" calcext:value-type="string">
            <text:p>AXLE</text:p>
            <text:p/>
            <text:p>AXIS</text:p>
          </table:table-cell>
          <table:table-cell office:value-type="string" calcext:value-type="string">
            <text:p>ジク</text:p>
          </table:table-cell>
          <table:table-cell table:style-name="ce10"/>
          <table:table-cell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number-columns-repeated="1018"/>
        </table:table-row>
        <table:table-row table:style-name="ro7">
          <table:table-cell office:value-type="float" office:value="693" calcext:value-type="float">
            <text:p>693</text:p>
          </table:table-cell>
          <table:table-cell office:value-type="string" calcext:value-type="string">
            <text:p>較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カク</text:p>
          </table:table-cell>
          <table:table-cell table:style-name="ce10"/>
          <table:table-cell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number-columns-repeated="1018"/>
        </table:table-row>
        <table:table-row table:style-name="ro20">
          <table:table-cell office:value-type="float" office:value="694" calcext:value-type="float">
            <text:p>694</text:p>
          </table:table-cell>
          <table:table-cell office:value-type="string" calcext:value-type="string">
            <text:p>庫</text:p>
          </table:table-cell>
          <table:table-cell office:value-type="string" calcext:value-type="string">
            <text:p>STORAGE CHAMBER</text:p>
          </table:table-cell>
          <table:table-cell office:value-type="string" calcext:value-type="string">
            <text:p>コ</text:p>
            <text:p/>
            <text:p>ク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number-columns-repeated="1018"/>
        </table:table-row>
        <table:table-row table:style-name="ro6">
          <table:table-cell office:value-type="float" office:value="695" calcext:value-type="float">
            <text:p>695</text:p>
          </table:table-cell>
          <table:table-cell office:value-type="string" calcext:value-type="string">
            <text:p>蔵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office:value-type="string" calcext:value-type="string">
            <text:p>-house</text:p>
          </table:table-cell>
          <table:table-cell table:number-columns-repeated="1017"/>
        </table:table-row>
        <table:table-row table:style-name="ro13">
          <table:table-cell office:value-type="float" office:value="696" calcext:value-type="float">
            <text:p>696</text:p>
          </table:table-cell>
          <table:table-cell office:value-type="string" calcext:value-type="string">
            <text:p>倉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number-columns-repeated="1018"/>
        </table:table-row>
        <table:table-row table:style-name="ro41">
          <table:table-cell office:value-type="float" office:value="697" calcext:value-type="float">
            <text:p>697</text:p>
          </table:table-cell>
          <table:table-cell office:value-type="string" calcext:value-type="string">
            <text:p>創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つく(る)</text:p>
          </table:table-cell>
          <table:table-cell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number-columns-repeated="1018"/>
        </table:table-row>
        <table:table-row table:style-name="ro11">
          <table:table-cell office:value-type="float" office:value="698" calcext:value-type="float">
            <text:p>698</text:p>
          </table:table-cell>
          <table:table-cell office:value-type="string" calcext:value-type="string">
            <text:p>告</text:p>
          </table:table-cell>
          <table:table-cell office:value-type="string" calcext:value-type="string">
            <text:p>NOTIFY</text:p>
            <text:p/>
            <text:p>ACCUS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つ(げる)</text:p>
          </table:table-cell>
          <table:table-cell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number-columns-repeated="1018"/>
        </table:table-row>
        <table:table-row table:style-name="ro40">
          <table:table-cell office:value-type="float" office:value="699" calcext:value-type="float">
            <text:p>699</text:p>
          </table:table-cell>
          <table:table-cell office:value-type="string" calcext:value-type="string">
            <text:p>造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つく(る)</text:p>
            <text:p/>
            <text:p>つく(り)</text:p>
            <text:p/>
            <text:p>-づくり</text:p>
          </table:table-cell>
          <table:table-cell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office:value-type="string" calcext:value-type="string">
            <text:p>build</text:p>
          </table:table-cell>
          <table:table-cell table:number-columns-repeated="1017"/>
        </table:table-row>
        <table:table-row table:style-name="ro31">
          <table:table-cell office:value-type="float" office:value="700" calcext:value-type="float">
            <text:p>700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GARMENT</text:p>
          </table:table-cell>
          <table:table-cell office:value-type="string" calcext:value-type="string">
            <text:p>イ</text:p>
            <text:p/>
            <text:p>エ*</text:p>
          </table:table-cell>
          <table:table-cell office:value-type="string" calcext:value-type="string">
            <text:p>ころも</text:p>
          </table:table-cell>
          <table:table-cell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office:value-type="string" calcext:value-type="string">
            <text:p>clothing</text:p>
          </table:table-cell>
          <table:table-cell table:number-columns-repeated="1017"/>
        </table:table-row>
        <table:table-row table:style-name="ro66">
          <table:table-cell office:value-type="float" office:value="701" calcext:value-type="float">
            <text:p>701</text:p>
          </table:table-cell>
          <table:table-cell office:value-type="string" calcext:value-type="string">
            <text:p>依</text:p>
          </table:table-cell>
          <table:table-cell office:value-type="string" calcext:value-type="string">
            <text:p>DEPEND ON</text:p>
          </table:table-cell>
          <table:table-cell office:value-type="string" calcext:value-type="string">
            <text:p>イ</text:p>
            <text:p/>
            <text:p>エ</text:p>
          </table:table-cell>
          <table:table-cell table:style-name="ce10"/>
          <table:table-cell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number-columns-repeated="1018"/>
        </table:table-row>
        <table:table-row table:style-name="ro19">
          <table:table-cell office:value-type="float" office:value="702" calcext:value-type="float">
            <text:p>702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number-columns-repeated="1018"/>
        </table:table-row>
        <table:table-row table:style-name="ro29">
          <table:table-cell office:value-type="float" office:value="703" calcext:value-type="float">
            <text:p>703</text:p>
          </table:table-cell>
          <table:table-cell office:value-type="string" calcext:value-type="string">
            <text:p>褒</text:p>
          </table:table-cell>
          <table:table-cell office:value-type="string" calcext:value-type="string">
            <text:p>COMMEN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ほ(める)</text:p>
          </table:table-cell>
          <table:table-cell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office:value-type="string" calcext:value-type="string">
            <text:p>praise</text:p>
          </table:table-cell>
          <table:table-cell table:number-columns-repeated="1017"/>
        </table:table-row>
        <table:table-row table:style-name="ro34">
          <table:table-cell office:value-type="float" office:value="704" calcext:value-type="float">
            <text:p>704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office:value-type="string" calcext:value-type="string">
            <text:p>reverse, inside</text:p>
          </table:table-cell>
          <table:table-cell table:number-columns-repeated="1017"/>
        </table:table-row>
        <table:table-row table:style-name="ro28">
          <table:table-cell office:value-type="float" office:value="705" calcext:value-type="float">
            <text:p>705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EXPRESS</text:p>
            <text:p/>
            <text:p>SURFACE</text:p>
            <text:p/>
            <text:p>TABLE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(-)おもて</text:p>
            <text:p/>
            <text:p>あらわ(す)</text:p>
            <text:p/>
            <text:p>あらわ(れる)</text:p>
          </table:table-cell>
          <table:table-cell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office:value-type="string" calcext:value-type="string">
            <text:p>manifest ・ outside, front ・ chart</text:p>
          </table:table-cell>
          <table:table-cell table:number-columns-repeated="1017"/>
        </table:table-row>
        <table:table-row table:style-name="ro26">
          <table:table-cell office:value-type="float" office:value="706" calcext:value-type="float">
            <text:p>706</text:p>
          </table:table-cell>
          <table:table-cell office:value-type="string" calcext:value-type="string">
            <text:p>現</text:p>
          </table:table-cell>
          <table:table-cell office:value-type="string" calcext:value-type="string">
            <text:p>ACTUAL</text:p>
            <text:p/>
            <text:p>APPEAR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あらわ(れる)</text:p>
            <text:p/>
            <text:p>あらわ(す)</text:p>
          </table:table-cell>
          <table:table-cell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office:value-type="string" calcext:value-type="string">
            <text:p>present</text:p>
          </table:table-cell>
          <table:table-cell table:number-columns-repeated="1017"/>
        </table:table-row>
        <table:table-row table:style-name="ro40">
          <table:table-cell office:value-type="float" office:value="707" calcext:value-type="float">
            <text:p>707</text:p>
          </table:table-cell>
          <table:table-cell office:value-type="string" calcext:value-type="string">
            <text:p>著</text:p>
          </table:table-cell>
          <table:table-cell office:value-type="string" calcext:value-type="string">
            <text:p>AUTHOR</text:p>
            <text:p/>
            <text:p>CONSPICUOUS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あらわ(す)</text:p>
            <text:p/>
            <text:p>いちじる(しい)</text:p>
          </table:table-cell>
          <table:table-cell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number-columns-repeated="1018"/>
        </table:table-row>
        <table:table-row table:style-name="ro31">
          <table:table-cell office:value-type="float" office:value="708" calcext:value-type="float">
            <text:p>708</text:p>
          </table:table-cell>
          <table:table-cell office:value-type="string" calcext:value-type="string">
            <text:p>制</text:p>
          </table:table-cell>
          <table:table-cell office:value-type="string" calcext:value-type="string">
            <text:p>SYSTEM</text:p>
            <text:p/>
            <text:p>CONTROL</text:p>
          </table:table-cell>
          <table:table-cell office:value-type="string" calcext:value-type="string">
            <text:p>セイ</text:p>
          </table:table-cell>
          <table:table-cell table:style-name="ce10"/>
          <table:table-cell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number-columns-repeated="1018"/>
        </table:table-row>
        <table:table-row table:style-name="ro41">
          <table:table-cell office:value-type="float" office:value="709" calcext:value-type="float">
            <text:p>709</text:p>
          </table:table-cell>
          <table:table-cell office:value-type="string" calcext:value-type="string">
            <text:p>製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セイ</text:p>
          </table:table-cell>
          <table:table-cell table:style-name="ce10"/>
          <table:table-cell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number-columns-repeated="1018"/>
        </table:table-row>
        <table:table-row table:style-name="ro28">
          <table:table-cell office:value-type="float" office:value="710" calcext:value-type="float">
            <text:p>710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はじ(め)</text:p>
            <text:p/>
            <text:p>はじ(めて)</text:p>
            <text:p/>
            <text:p>はつ(-)</text:p>
            <text:p/>
            <text:p>うい-</text:p>
            <text:p/>
            <text:p>-そ(める)</text:p>
            <text:p/>
            <text:p>-ぞ(め)</text:p>
          </table:table-cell>
          <table:table-cell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number-columns-repeated="1018"/>
        </table:table-row>
        <table:table-row table:style-name="ro29">
          <table:table-cell office:value-type="float" office:value="711" calcext:value-type="float">
            <text:p>711</text:p>
          </table:table-cell>
          <table:table-cell office:value-type="string" calcext:value-type="string">
            <text:p>裸</text:p>
          </table:table-cell>
          <table:table-cell office:value-type="string" calcext:value-type="string">
            <text:p>NAKED</text:p>
          </table:table-cell>
          <table:table-cell office:value-type="string" calcext:value-type="string">
            <text:p>ラ</text:p>
          </table:table-cell>
          <table:table-cell office:value-type="string" calcext:value-type="string">
            <text:p>はだか</text:p>
          </table:table-cell>
          <table:table-cell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number-columns-repeated="1018"/>
        </table:table-row>
        <table:table-row table:style-name="ro16">
          <table:table-cell office:value-type="float" office:value="712" calcext:value-type="float">
            <text:p>712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DIFFICULT</text:p>
            <text:p/>
            <text:p>DISASTER</text:p>
            <text:p/>
            <text:p>FAULT</text:p>
          </table:table-cell>
          <table:table-cell office:value-type="string" calcext:value-type="string">
            <text:p>ナン</text:p>
          </table:table-cell>
          <table:table-cell office:value-type="string" calcext:value-type="string">
            <text:p>かた(い)</text:p>
            <text:p/>
            <text:p>-がた(い)</text:p>
            <text:p/>
            <text:p>むずか(しい)</text:p>
          </table:table-cell>
          <table:table-cell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office:value-type="string" calcext:value-type="string">
            <text:p>criticize</text:p>
          </table:table-cell>
          <table:table-cell table:number-columns-repeated="1017"/>
        </table:table-row>
        <table:table-row table:style-name="ro38">
          <table:table-cell office:value-type="float" office:value="713" calcext:value-type="float">
            <text:p>713</text:p>
          </table:table-cell>
          <table:table-cell office:value-type="string" calcext:value-type="string">
            <text:p>准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ジュン</text:p>
          </table:table-cell>
          <table:table-cell table:style-name="ce10"/>
          <table:table-cell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number-columns-repeated="1018"/>
        </table:table-row>
        <table:table-row table:style-name="ro34">
          <table:table-cell office:value-type="float" office:value="714" calcext:value-type="float">
            <text:p>714</text:p>
          </table:table-cell>
          <table:table-cell office:value-type="string" calcext:value-type="string">
            <text:p>準</text:p>
          </table:table-cell>
          <table:table-cell office:value-type="string" calcext:value-type="string">
            <text:p>STANDARD</text:p>
            <text:p/>
            <text:p>QUASI-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なぞら(える)</text:p>
          </table:table-cell>
          <table:table-cell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office:value-type="string" calcext:value-type="string">
            <text:p>level</text:p>
          </table:table-cell>
          <table:table-cell table:number-columns-repeated="1017"/>
        </table:table-row>
        <table:table-row table:style-name="ro67">
          <table:table-cell office:value-type="float" office:value="715" calcext:value-type="float">
            <text:p>715</text:p>
          </table:table-cell>
          <table:table-cell office:value-type="string" calcext:value-type="string">
            <text:p>備</text:p>
          </table:table-cell>
          <table:table-cell office:value-type="string" calcext:value-type="string">
            <text:p>PROVIDE [for]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そな(える)</text:p>
            <text:p/>
            <text:p>そな(わる)</text:p>
          </table:table-cell>
          <table:table-cell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office:value-type="string" calcext:value-type="string">
            <text:p>furnish</text:p>
          </table:table-cell>
          <table:table-cell table:number-columns-repeated="1017"/>
        </table:table-row>
        <table:table-row table:style-name="ro11">
          <table:table-cell office:value-type="float" office:value="716" calcext:value-type="float">
            <text:p>716</text:p>
          </table:table-cell>
          <table:table-cell office:value-type="string" calcext:value-type="string">
            <text:p>死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し(ぬ)</text:p>
            <text:p/>
            <text:p>し(に)-</text:p>
          </table:table-cell>
          <table:table-cell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number-columns-repeated="1018"/>
        </table:table-row>
        <table:table-row table:style-name="ro6">
          <table:table-cell office:value-type="float" office:value="717" calcext:value-type="float">
            <text:p>717</text:p>
          </table:table-cell>
          <table:table-cell office:value-type="string" calcext:value-type="string">
            <text:p>葬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ほうむ(る)</text:p>
          </table:table-cell>
          <table:table-cell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number-columns-repeated="1018"/>
        </table:table-row>
        <table:table-row table:style-name="ro9">
          <table:table-cell office:value-type="float" office:value="718" calcext:value-type="float">
            <text:p>718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レツ</text:p>
          </table:table-cell>
          <table:table-cell table:style-name="ce10"/>
          <table:table-cell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office:value-type="string" calcext:value-type="string">
            <text:p>row</text:p>
          </table:table-cell>
          <table:table-cell table:number-columns-repeated="1017"/>
        </table:table-row>
        <table:table-row table:style-name="ro36">
          <table:table-cell office:value-type="float" office:value="719" calcext:value-type="float">
            <text:p>719</text:p>
          </table:table-cell>
          <table:table-cell office:value-type="string" calcext:value-type="string">
            <text:p>烈</text:p>
          </table:table-cell>
          <table:table-cell office:value-type="string" calcext:value-type="string">
            <text:p>VEHEMENT</text:p>
          </table:table-cell>
          <table:table-cell office:value-type="string" calcext:value-type="string">
            <text:p>レツ</text:p>
          </table:table-cell>
          <table:table-cell table:style-name="ce10"/>
          <table:table-cell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office:value-type="string" calcext:value-type="string">
            <text:p>intense</text:p>
          </table:table-cell>
          <table:table-cell table:number-columns-repeated="1017"/>
        </table:table-row>
        <table:table-row table:style-name="ro10">
          <table:table-cell office:value-type="float" office:value="720" calcext:value-type="float">
            <text:p>720</text:p>
          </table:table-cell>
          <table:table-cell office:value-type="string" calcext:value-type="string">
            <text:p>裂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レツ</text:p>
          </table:table-cell>
          <table:table-cell office:value-type="string" calcext:value-type="string">
            <text:p>さ(く)</text:p>
            <text:p/>
            <text:p>さ(ける)</text:p>
          </table:table-cell>
          <table:table-cell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office:value-type="string" calcext:value-type="string">
            <text:p>tear</text:p>
          </table:table-cell>
          <table:table-cell table:number-columns-repeated="1017"/>
        </table:table-row>
        <table:table-row table:style-name="ro36">
          <table:table-cell office:value-type="float" office:value="721" calcext:value-type="float">
            <text:p>721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たと(える)</text:p>
          </table:table-cell>
          <table:table-cell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office:value-type="string" calcext:value-type="string">
            <text:p>precedent</text:p>
          </table:table-cell>
          <table:table-cell table:number-columns-repeated="1017"/>
        </table:table-row>
        <table:table-row table:style-name="ro9">
          <table:table-cell office:value-type="float" office:value="722" calcext:value-type="float">
            <text:p>722</text:p>
          </table:table-cell>
          <table:table-cell office:value-type="string" calcext:value-type="string">
            <text:p>刑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number-columns-repeated="1018"/>
        </table:table-row>
        <table:table-row table:style-name="ro6">
          <table:table-cell office:value-type="float" office:value="723" calcext:value-type="float">
            <text:p>723</text:p>
          </table:table-cell>
          <table:table-cell office:value-type="string" calcext:value-type="string">
            <text:p>型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た</text:p>
            <text:p/>
            <text:p>-がた</text:p>
          </table:table-cell>
          <table:table-cell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office:value-type="string" calcext:value-type="string">
            <text:p>model</text:p>
          </table:table-cell>
          <table:table-cell table:number-columns-repeated="1017"/>
        </table:table-row>
        <table:table-row table:style-name="ro29">
          <table:table-cell office:value-type="float" office:value="724" calcext:value-type="float">
            <text:p>724</text:p>
          </table:table-cell>
          <table:table-cell office:value-type="string" calcext:value-type="string">
            <text:p>研</text:p>
          </table:table-cell>
          <table:table-cell office:value-type="string" calcext:value-type="string">
            <text:p>GRIND</text:p>
            <text:p/>
            <text:p>RESEARCH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と(ぐ)</text:p>
          </table:table-cell>
          <table:table-cell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number-columns-repeated="1018"/>
        </table:table-row>
        <table:table-row table:style-name="ro31">
          <table:table-cell office:value-type="float" office:value="725" calcext:value-type="float">
            <text:p>725</text:p>
          </table:table-cell>
          <table:table-cell office:value-type="string" calcext:value-type="string">
            <text:p>厄</text:p>
          </table:table-cell>
          <table:table-cell office:value-type="string" calcext:value-type="string">
            <text:p>MISFORTUNE</text:p>
          </table:table-cell>
          <table:table-cell office:value-type="string" calcext:value-type="string">
            <text:p>ヤク</text:p>
          </table:table-cell>
          <table:table-cell table:style-name="ce10"/>
          <table:table-cell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office:value-type="string" calcext:value-type="string">
            <text:p>trouble</text:p>
          </table:table-cell>
          <table:table-cell table:number-columns-repeated="1017"/>
        </table:table-row>
        <table:table-row table:style-name="ro11">
          <table:table-cell office:value-type="float" office:value="726" calcext:value-type="float">
            <text:p>726</text:p>
          </table:table-cell>
          <table:table-cell office:value-type="string" calcext:value-type="string">
            <text:p>危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あぶ(ない) </text:p>
            <text:p/>
            <text:p>あや(うい)</text:p>
            <text:p/>
            <text:p>あや(ぶむ)</text:p>
          </table:table-cell>
          <table:table-cell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number-columns-repeated="1018"/>
        </table:table-row>
        <table:table-row table:style-name="ro20">
          <table:table-cell office:value-type="float" office:value="727" calcext:value-type="float">
            <text:p>727</text:p>
          </table:table-cell>
          <table:table-cell office:value-type="string" calcext:value-type="string">
            <text:p>範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office:value-type="string" calcext:value-type="string">
            <text:p>sth. to be followed</text:p>
          </table:table-cell>
          <table:table-cell table:number-columns-repeated="1017"/>
        </table:table-row>
        <table:table-row table:style-name="ro32">
          <table:table-cell office:value-type="float" office:value="728" calcext:value-type="float">
            <text:p>728</text:p>
          </table:table-cell>
          <table:table-cell office:value-type="string" calcext:value-type="string">
            <text:p>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うら(む)*</text:p>
            <text:p/>
            <text:p>うら(み)*</text:p>
            <text:p/>
            <text:p>うら(めしい)*</text:p>
          </table:table-cell>
          <table:table-cell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office:value-type="string" calcext:value-type="string">
            <text:p>resent</text:p>
          </table:table-cell>
          <table:table-cell table:number-columns-repeated="1017"/>
        </table:table-row>
        <table:table-row table:style-name="ro38">
          <table:table-cell office:value-type="float" office:value="729" calcext:value-type="float">
            <text:p>729</text:p>
          </table:table-cell>
          <table:table-cell office:value-type="string" calcext:value-type="string">
            <text:p>苑</text:p>
          </table:table-cell>
          <table:table-cell office:value-type="string" calcext:value-type="string">
            <text:p>IMPERIAL GARDEN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number-columns-repeated="1018"/>
        </table:table-row>
        <table:table-row table:style-name="ro38">
          <table:table-cell office:value-type="float" office:value="730" calcext:value-type="float">
            <text:p>730</text:p>
          </table:table-cell>
          <table:table-cell office:value-type="string" calcext:value-type="string">
            <text:p>宛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エン*</text:p>
          </table:table-cell>
          <table:table-cell office:value-type="string" calcext:value-type="string">
            <text:p>あ(てる)</text:p>
            <text:p/>
            <text:p>-あ(て)</text:p>
            <text:p/>
            <text:p>-あて</text:p>
          </table:table-cell>
          <table:table-cell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number-columns-repeated="1018"/>
        </table:table-row>
        <table:table-row table:style-name="ro24">
          <table:table-cell office:value-type="float" office:value="731" calcext:value-type="float">
            <text:p>731</text:p>
          </table:table-cell>
          <table:table-cell office:value-type="string" calcext:value-type="string">
            <text:p>碗</text:p>
          </table:table-cell>
          <table:table-cell office:value-type="string" calcext:value-type="string">
            <text:p>CERAMIC BOWL</text:p>
          </table:table-cell>
          <table:table-cell office:value-type="string" calcext:value-type="string">
            <text:p>ワン</text:p>
          </table:table-cell>
          <table:table-cell table:style-name="ce10"/>
          <table:table-cell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office:value-type="string" calcext:value-type="string">
            <text:p>cup</text:p>
          </table:table-cell>
          <table:table-cell table:number-columns-repeated="1017"/>
        </table:table-row>
        <table:table-row table:style-name="ro19">
          <table:table-cell office:value-type="float" office:value="732" calcext:value-type="float">
            <text:p>732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ARM</text:p>
            <text:p/>
            <text:p>ABILITY</text:p>
          </table:table-cell>
          <table:table-cell office:value-type="string" calcext:value-type="string">
            <text:p>ワン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number-columns-repeated="1018"/>
        </table:table-row>
        <table:table-row table:style-name="ro41">
          <table:table-cell office:value-type="float" office:value="733" calcext:value-type="float">
            <text:p>733</text:p>
          </table:table-cell>
          <table:table-cell office:value-type="string" calcext:value-type="string">
            <text:p>却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キャク</text:p>
          </table:table-cell>
          <table:table-cell table:style-name="ce10"/>
          <table:table-cell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office:value-type="string" calcext:value-type="string">
            <text:p>reject</text:p>
          </table:table-cell>
          <table:table-cell table:number-columns-repeated="1017"/>
        </table:table-row>
        <table:table-row table:style-name="ro20">
          <table:table-cell office:value-type="float" office:value="734" calcext:value-type="float">
            <text:p>734</text:p>
          </table:table-cell>
          <table:table-cell office:value-type="string" calcext:value-type="string">
            <text:p>脚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キャク</text:p>
            <text:p/>
            <text:p>キャ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office:value-type="string" calcext:value-type="string">
            <text:p>foot</text:p>
          </table:table-cell>
          <table:table-cell table:number-columns-repeated="1017"/>
        </table:table-row>
        <table:table-row table:style-name="ro11">
          <table:table-cell office:value-type="float" office:value="735" calcext:value-type="float">
            <text:p>735</text:p>
          </table:table-cell>
          <table:table-cell office:value-type="string" calcext:value-type="string">
            <text:p>犯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office:value-type="string" calcext:value-type="string">
            <text:p>violation</text:p>
          </table:table-cell>
          <table:table-cell table:number-columns-repeated="1017"/>
        </table:table-row>
        <table:table-row table:style-name="ro26">
          <table:table-cell office:value-type="float" office:value="736" calcext:value-type="float">
            <text:p>736</text:p>
          </table:table-cell>
          <table:table-cell office:value-type="string" calcext:value-type="string">
            <text:p>狂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くる(う)</text:p>
            <text:p/>
            <text:p>くる(おしい)</text:p>
            <text:p/>
            <text:p>くる(わす)</text:p>
            <text:p/>
            <text:p>くる(わせる)</text:p>
          </table:table-cell>
          <table:table-cell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office:value-type="string" calcext:value-type="string">
            <text:p>mad [about</text:p>
          </table:table-cell>
          <table:table-cell table:number-columns-repeated="1017"/>
        </table:table-row>
        <table:table-row table:style-name="ro32">
          <table:table-cell office:value-type="float" office:value="737" calcext:value-type="float">
            <text:p>737</text:p>
          </table:table-cell>
          <table:table-cell office:value-type="string" calcext:value-type="string">
            <text:p>獄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ゴク</text:p>
          </table:table-cell>
          <table:table-cell table:style-name="ce10"/>
          <table:table-cell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number-columns-repeated="1018"/>
        </table:table-row>
        <table:table-row table:style-name="ro6">
          <table:table-cell office:value-type="float" office:value="738" calcext:value-type="float">
            <text:p>738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IS NOT</text:p>
          </table:table-cell>
          <table:table-cell office:value-type="string" calcext:value-type="string">
            <text:p>ヒ</text:p>
          </table:table-cell>
          <table:table-cell table:style-name="ce10"/>
          <table:table-cell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office:value-type="string" calcext:value-type="string">
            <text:p>contrariety: non-, un-, wrong</text:p>
          </table:table-cell>
          <table:table-cell table:number-columns-repeated="1017"/>
        </table:table-row>
        <table:table-row table:style-name="ro36">
          <table:table-cell office:value-type="float" office:value="739" calcext:value-type="float">
            <text:p>739</text:p>
          </table:table-cell>
          <table:table-cell office:value-type="string" calcext:value-type="string">
            <text:p>排</text:p>
          </table:table-cell>
          <table:table-cell office:value-type="string" calcext:value-type="string">
            <text:p>EXCLUDE</text:p>
            <text:p/>
            <text:p>DISCHARGE</text:p>
          </table:table-cell>
          <table:table-cell office:value-type="string" calcext:value-type="string">
            <text:p>ハイ</text:p>
          </table:table-cell>
          <table:table-cell table:style-name="ce10"/>
          <table:table-cell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office:value-type="string" calcext:value-type="string">
            <text:p>reject ・ excrete</text:p>
          </table:table-cell>
          <table:table-cell table:number-columns-repeated="1017"/>
        </table:table-row>
        <table:table-row table:style-name="ro15">
          <table:table-cell office:value-type="float" office:value="740" calcext:value-type="float">
            <text:p>740</text:p>
          </table:table-cell>
          <table:table-cell office:value-type="string" calcext:value-type="string">
            <text:p>俳</text:p>
          </table:table-cell>
          <table:table-cell office:value-type="string" calcext:value-type="string">
            <text:p>HAIKU</text:p>
          </table:table-cell>
          <table:table-cell office:value-type="string" calcext:value-type="string">
            <text:p>ハイ</text:p>
          </table:table-cell>
          <table:table-cell table:style-name="ce10"/>
          <table:table-cell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office:value-type="string" calcext:value-type="string">
            <text:p>actor</text:p>
          </table:table-cell>
          <table:table-cell table:number-columns-repeated="1017"/>
        </table:table-row>
        <table:table-row table:style-name="ro32">
          <table:table-cell office:value-type="float" office:value="741" calcext:value-type="float">
            <text:p>741</text:p>
          </table:table-cell>
          <table:table-cell office:value-type="string" calcext:value-type="string">
            <text:p>罪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ザイ</text:p>
          </table:table-cell>
          <table:table-cell office:value-type="string" calcext:value-type="string">
            <text:p>つみ</text:p>
          </table:table-cell>
          <table:table-cell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office:value-type="string" calcext:value-type="string">
            <text:p>sin</text:p>
          </table:table-cell>
          <table:table-cell table:number-columns-repeated="1017"/>
        </table:table-row>
        <table:table-row table:style-name="ro40">
          <table:table-cell office:value-type="float" office:value="742" calcext:value-type="float">
            <text:p>742</text:p>
          </table:table-cell>
          <table:table-cell office:value-type="string" calcext:value-type="string">
            <text:p>罰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バツ</text:p>
            <text:p/>
            <text:p>バチ</text:p>
          </table:table-cell>
          <table:table-cell table:style-name="ce10"/>
          <table:table-cell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office:value-type="string" calcext:value-type="string">
            <text:p>heaven's vengeance</text:p>
          </table:table-cell>
          <table:table-cell table:number-columns-repeated="1017"/>
        </table:table-row>
        <table:table-row table:style-name="ro43">
          <table:table-cell office:value-type="float" office:value="743" calcext:value-type="float">
            <text:p>743</text:p>
          </table:table-cell>
          <table:table-cell office:value-type="string" calcext:value-type="string">
            <text:p>伴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ともな(う)</text:p>
          </table:table-cell>
          <table:table-cell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number-columns-repeated="1018"/>
        </table:table-row>
        <table:table-row table:style-name="ro30">
          <table:table-cell office:value-type="float" office:value="744" calcext:value-type="float">
            <text:p>744</text:p>
          </table:table-cell>
          <table:table-cell office:value-type="string" calcext:value-type="string">
            <text:p>判</text:p>
          </table:table-cell>
          <table:table-cell office:value-type="string" calcext:value-type="string">
            <text:p>JUDGE</text:p>
            <text:p/>
            <text:p>PERSONAL SEAL</text:p>
          </table:table-cell>
          <table:table-cell office:value-type="string" calcext:value-type="string">
            <text:p>ハン</text:p>
            <text:p/>
            <text:p>バン</text:p>
          </table:table-cell>
          <table:table-cell table:style-name="ce10"/>
          <table:table-cell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office:value-type="string" calcext:value-type="string">
            <text:p>decide</text:p>
          </table:table-cell>
          <table:table-cell table:number-columns-repeated="1017"/>
        </table:table-row>
        <table:table-row table:style-name="ro6">
          <table:table-cell office:value-type="float" office:value="745" calcext:value-type="float">
            <text:p>745</text:p>
          </table:table-cell>
          <table:table-cell office:value-type="string" calcext:value-type="string">
            <text:p>評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ヒョウ</text:p>
          </table:table-cell>
          <table:table-cell table:style-name="ce10"/>
          <table:table-cell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office:value-type="string" calcext:value-type="string">
            <text:p>evaluate</text:p>
          </table:table-cell>
          <table:table-cell table:number-columns-repeated="1017"/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批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ヒ</text:p>
          </table:table-cell>
          <table:table-cell table:style-name="ce10"/>
          <table:table-cell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4">
          <table:table-cell office:value-type="float" office:value="747" calcext:value-type="float">
            <text:p>747</text:p>
          </table:table-cell>
          <table:table-cell office:value-type="string" calcext:value-type="string">
            <text:p>帥</text:p>
          </table:table-cell>
          <table:table-cell office:value-type="string" calcext:value-type="string">
            <text:p>COMMANDER IN CHIEF</text:p>
          </table:table-cell>
          <table:table-cell office:value-type="string" calcext:value-type="string">
            <text:p>スイ</text:p>
          </table:table-cell>
          <table:table-cell table:style-name="ce10"/>
          <table:table-cell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number-columns-repeated="1018"/>
        </table:table-row>
        <table:table-row table:style-name="ro20">
          <table:table-cell office:value-type="float" office:value="748" calcext:value-type="float">
            <text:p>748</text:p>
          </table:table-cell>
          <table:table-cell office:value-type="string" calcext:value-type="string">
            <text:p>師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office:value-type="string" calcext:value-type="string">
            <text:p>teacher</text:p>
          </table:table-cell>
          <table:table-cell table:number-columns-repeated="1017"/>
        </table:table-row>
        <table:table-row table:style-name="ro32">
          <table:table-cell office:value-type="float" office:value="749" calcext:value-type="float">
            <text:p>749</text:p>
          </table:table-cell>
          <table:table-cell office:value-type="string" calcext:value-type="string">
            <text:p>座</text:p>
          </table:table-cell>
          <table:table-cell office:value-type="string" calcext:value-type="string">
            <text:p>SEAT</text:p>
            <text:p/>
            <text:p>SIT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すわ(る)</text:p>
          </table:table-cell>
          <table:table-cell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number-columns-repeated="1018"/>
        </table:table-row>
        <table:table-row table:style-name="ro14">
          <table:table-cell office:value-type="float" office:value="750" calcext:value-type="float">
            <text:p>750</text:p>
          </table:table-cell>
          <table:table-cell office:value-type="string" calcext:value-type="string">
            <text:p>坐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すわ(る)</text:p>
          </table:table-cell>
          <table:table-cell table:style-name="ce11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number-columns-repeated="1018"/>
        </table:table-row>
        <table:table-row table:style-name="ro28">
          <table:table-cell office:value-type="float" office:value="751" calcext:value-type="float">
            <text:p>751</text:p>
          </table:table-cell>
          <table:table-cell office:value-type="string" calcext:value-type="string">
            <text:p>卒</text:p>
          </table:table-cell>
          <table:table-cell office:value-type="string" calcext:value-type="string">
            <text:p>GRADUATE</text:p>
            <text:p/>
            <text:p>PRIVATE</text:p>
          </table:table-cell>
          <table:table-cell office:value-type="string" calcext:value-type="string">
            <text:p>ソツ</text:p>
          </table:table-cell>
          <table:table-cell table:style-name="ce10"/>
          <table:table-cell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office:value-type="string" calcext:value-type="string">
            <text:p>come to an end ・ soldier</text:p>
          </table:table-cell>
          <table:table-cell table:number-columns-repeated="1017"/>
        </table:table-row>
        <table:table-row table:style-name="ro11">
          <table:table-cell office:value-type="float" office:value="752" calcext:value-type="float">
            <text:p>752</text:p>
          </table:table-cell>
          <table:table-cell office:value-type="string" calcext:value-type="string">
            <text:p>率</text:p>
          </table:table-cell>
          <table:table-cell office:value-type="string" calcext:value-type="string">
            <text:p>RATE</text:p>
            <text:p/>
            <text:p>LEAD</text:p>
          </table:table-cell>
          <table:table-cell office:value-type="string" calcext:value-type="string">
            <text:p>リツ</text:p>
            <text:p/>
            <text:p>ソツ</text:p>
          </table:table-cell>
          <table:table-cell office:value-type="string" calcext:value-type="string">
            <text:p>ひき(いる)</text:p>
          </table:table-cell>
          <table:table-cell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office:value-type="string" calcext:value-type="string">
            <text:p>proportion ・ command</text:p>
          </table:table-cell>
          <table:table-cell table:number-columns-repeated="1017"/>
        </table:table-row>
        <table:table-row table:style-name="ro29">
          <table:table-cell office:value-type="float" office:value="753" calcext:value-type="float">
            <text:p>753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number-columns-repeated="1018"/>
        </table:table-row>
        <table:table-row table:style-name="ro7">
          <table:table-cell office:value-type="float" office:value="754" calcext:value-type="float">
            <text:p>754</text:p>
          </table:table-cell>
          <table:table-cell office:value-type="string" calcext:value-type="string">
            <text:p>笠</text:p>
          </table:table-cell>
          <table:table-cell office:value-type="string" calcext:value-type="string">
            <text:p>BAMBOO HAT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number-columns-repeated="1018"/>
        </table:table-row>
        <table:table-row table:style-name="ro40">
          <table:table-cell office:value-type="float" office:value="755" calcext:value-type="float">
            <text:p>755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ほし</text:p>
            <text:p/>
            <text:p>-ぼし</text:p>
          </table:table-cell>
          <table:table-cell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office:value-type="string" calcext:value-type="string">
            <text:p>celestrial body</text:p>
          </table:table-cell>
          <table:table-cell table:number-columns-repeated="1017"/>
        </table:table-row>
        <table:table-row table:style-name="ro29">
          <table:table-cell office:value-type="float" office:value="756" calcext:value-type="float">
            <text:p>756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JUICE</text:p>
            <text:p/>
            <text:p>SOUP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(-)しる</text:p>
          </table:table-cell>
          <table:table-cell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number-columns-repeated="1018"/>
        </table:table-row>
        <table:table-row table:style-name="ro58">
          <table:table-cell office:value-type="float" office:value="757" calcext:value-type="float">
            <text:p>757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<text:span text:style-name="T2">DIPPER</text:span></text:p>
            <text:p/>
            <text:p><text:span text:style-name="T3">TO</text:span><text:span text:style-name="T4"> (18 liters)</text:span></text:p>
          </table:table-cell>
          <table:table-cell office:value-type="string" calcext:value-type="string">
            <text:p>ト</text:p>
          </table:table-cell>
          <table:table-cell table:style-name="ce10"/>
          <table:table-cell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number-columns-repeated="1018"/>
        </table:table-row>
        <table:table-row table:style-name="ro11">
          <table:table-cell office:value-type="float" office:value="758" calcext:value-type="float">
            <text:p>758</text:p>
          </table:table-cell>
          <table:table-cell office:value-type="string" calcext:value-type="string">
            <text:p>料</text:p>
          </table:table-cell>
          <table:table-cell office:value-type="string" calcext:value-type="string">
            <text:p>FEE</text:p>
            <text:p/>
            <text:p>MATERIALS</text:p>
          </table:table-cell>
          <table:table-cell office:value-type="string" calcext:value-type="string">
            <text:p>リョウ</text:p>
          </table:table-cell>
          <table:table-cell table:style-name="ce10"/>
          <table:table-cell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number-columns-repeated="1018"/>
        </table:table-row>
        <table:table-row table:style-name="ro9">
          <table:table-cell office:value-type="float" office:value="759" calcext:value-type="float">
            <text:p>759</text:p>
          </table:table-cell>
          <table:table-cell office:value-type="string" calcext:value-type="string">
            <text:p>科</text:p>
          </table:table-cell>
          <table:table-cell office:value-type="string" calcext:value-type="string">
            <text:p>SUBJECT OF STUDY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number-columns-repeated="1018"/>
        </table:table-row>
        <table:table-row table:style-name="ro29">
          <table:table-cell office:value-type="float" office:value="760" calcext:value-type="float">
            <text:p>760</text:p>
          </table:table-cell>
          <table:table-cell office:value-type="string" calcext:value-type="string">
            <text:p>然</text:p>
          </table:table-cell>
          <table:table-cell office:value-type="string" calcext:value-type="string">
            <text:p>-LIKE</text:p>
            <text:p/>
            <text:p>SO [in that way]</text:p>
          </table:table-cell>
          <table:table-cell office:value-type="string" calcext:value-type="string">
            <text:p>ゼン</text:p>
            <text:p/>
            <text:p>ネン</text:p>
          </table:table-cell>
          <table:table-cell table:style-name="ce10"/>
          <table:table-cell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office:value-type="string" calcext:value-type="string">
            <text:p>modifier-forming suffix to one kanji: quality or states of being</text:p>
          </table:table-cell>
          <table:table-cell table:number-columns-repeated="1017"/>
        </table:table-row>
        <table:table-row table:style-name="ro23">
          <table:table-cell office:value-type="float" office:value="761" calcext:value-type="float">
            <text:p>761</text:p>
          </table:table-cell>
          <table:table-cell office:value-type="string" calcext:value-type="string">
            <text:p>燃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も(える)</text:p>
            <text:p/>
            <text:p>も(やす)</text:p>
            <text:p/>
            <text:p>も(す)</text:p>
          </table:table-cell>
          <table:table-cell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number-columns-repeated="1018"/>
        </table:table-row>
        <table:table-row table:style-name="ro16">
          <table:table-cell office:value-type="float" office:value="762" calcext:value-type="float">
            <text:p>762</text:p>
          </table:table-cell>
          <table:table-cell office:value-type="string" calcext:value-type="string">
            <text:p>黙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モク</text:p>
          </table:table-cell>
          <table:table-cell office:value-type="string" calcext:value-type="string">
            <text:p>だま(る)</text:p>
          </table:table-cell>
          <table:table-cell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office:value-type="string" calcext:value-type="string">
            <text:p>tacit</text:p>
          </table:table-cell>
          <table:table-cell table:number-columns-repeated="1017"/>
        </table:table-row>
        <table:table-row table:style-name="ro32">
          <table:table-cell office:value-type="float" office:value="763" calcext:value-type="float">
            <text:p>763</text:p>
          </table:table-cell>
          <table:table-cell office:value-type="string" calcext:value-type="string">
            <text:p>獣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けもの</text:p>
          </table:table-cell>
          <table:table-cell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number-columns-repeated="1018"/>
        </table:table-row>
        <table:table-row table:style-name="ro20">
          <table:table-cell office:value-type="float" office:value="764" calcext:value-type="float">
            <text:p>764</text:p>
          </table:table-cell>
          <table:table-cell office:value-type="string" calcext:value-type="string">
            <text:p>猟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リョウ</text:p>
          </table:table-cell>
          <table:table-cell table:style-name="ce10"/>
          <table:table-cell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number-columns-repeated="1018"/>
        </table:table-row>
        <table:table-row table:style-name="ro23">
          <table:table-cell office:value-type="float" office:value="765" calcext:value-type="float">
            <text:p>765</text:p>
          </table:table-cell>
          <table:table-cell office:value-type="string" calcext:value-type="string">
            <text:p>漁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ギョ</text:p>
            <text:p/>
            <text:p>リョウ</text:p>
          </table:table-cell>
          <table:table-cell table:style-name="ce10"/>
          <table:table-cell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number-columns-repeated="1018"/>
        </table:table-row>
        <table:table-row table:style-name="ro31">
          <table:table-cell office:value-type="float" office:value="766" calcext:value-type="float">
            <text:p>766</text:p>
          </table:table-cell>
          <table:table-cell office:value-type="string" calcext:value-type="string">
            <text:p>狩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か(る)</text:p>
            <text:p/>
            <text:p>か(り)</text:p>
            <text:p/>
            <text:p>-が(り)</text:p>
          </table:table-cell>
          <table:table-cell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number-columns-repeated="1018"/>
        </table:table-row>
        <table:table-row table:style-name="ro20">
          <table:table-cell office:value-type="float" office:value="767" calcext:value-type="float">
            <text:p>767</text:p>
          </table:table-cell>
          <table:table-cell office:value-type="string" calcext:value-type="string">
            <text:p>猛</text:p>
          </table:table-cell>
          <table:table-cell office:value-type="string" calcext:value-type="string">
            <text:p>FEROCIOUS</text:p>
          </table:table-cell>
          <table:table-cell office:value-type="string" calcext:value-type="string">
            <text:p>モウ</text:p>
          </table:table-cell>
          <table:table-cell table:style-name="ce10"/>
          <table:table-cell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office:value-type="string" calcext:value-type="string">
            <text:p>intensive</text:p>
          </table:table-cell>
          <table:table-cell table:number-columns-repeated="1017"/>
        </table:table-row>
        <table:table-row table:style-name="ro23">
          <table:table-cell office:value-type="float" office:value="768" calcext:value-type="float">
            <text:p>768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けむ(る)</text:p>
            <text:p/>
            <text:p>けむ(い)</text:p>
            <text:p/>
            <text:p>けむり</text:p>
          </table:table-cell>
          <table:table-cell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number-columns-repeated="1018"/>
        </table:table-row>
        <table:table-row table:style-name="ro16">
          <table:table-cell office:value-type="float" office:value="769" calcext:value-type="float">
            <text:p>769</text:p>
          </table:table-cell>
          <table:table-cell office:value-type="string" calcext:value-type="string">
            <text:p>焼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や(く)</text:p>
            <text:p/>
            <text:p>(-)や.き(-)</text:p>
            <text:p/>
            <text:p>や(ける)</text:p>
          </table:table-cell>
          <table:table-cell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office:value-type="string" calcext:value-type="string">
            <text:p>roast</text:p>
          </table:table-cell>
          <table:table-cell table:number-columns-repeated="1017"/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string" calcext:value-type="string">
            <text:p>暁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ギョウ</text:p>
          </table:table-cell>
          <table:table-cell office:value-type="string" calcext:value-type="string">
            <text:p>あかつき</text:p>
          </table:table-cell>
          <table:table-cell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number-columns-repeated="1018"/>
        </table:table-row>
        <table:table-row table:style-name="ro6">
          <table:table-cell office:value-type="float" office:value="771" calcext:value-type="float">
            <text:p>771</text:p>
          </table:table-cell>
          <table:table-cell office:value-type="string" calcext:value-type="string">
            <text:p>旧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キュウ</text:p>
          </table:table-cell>
          <table:table-cell table:style-name="ce10"/>
          <table:table-cell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office:value-type="string" calcext:value-type="string">
            <text:p>old</text:p>
          </table:table-cell>
          <table:table-cell table:number-columns-repeated="1017"/>
        </table:table-row>
        <table:table-row table:style-name="ro29">
          <table:table-cell office:value-type="float" office:value="772" calcext:value-type="float">
            <text:p>772</text:p>
          </table:table-cell>
          <table:table-cell office:value-type="string" calcext:value-type="string">
            <text:p>児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ジ</text:p>
            <text:p/>
            <text:p>ニ</text:p>
          </table:table-cell>
          <table:table-cell office:value-type="string" calcext:value-type="string">
            <text:p>こ*</text:p>
          </table:table-cell>
          <table:table-cell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number-columns-repeated="1018"/>
        </table:table-row>
        <table:table-row table:style-name="ro14">
          <table:table-cell office:value-type="float" office:value="773" calcext:value-type="float">
            <text:p>773</text:p>
          </table:table-cell>
          <table:table-cell office:value-type="string" calcext:value-type="string">
            <text:p>亦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エキ</text:p>
          </table:table-cell>
          <table:table-cell office:value-type="string" calcext:value-type="string">
            <text:p>また</text:p>
          </table:table-cell>
          <table:table-cell office:value-type="string" calcext:value-type="string">
            <text:p>私も亦 ・ わたしもまた ・ I also, me too</text:p>
          </table:table-cell>
          <table:table-cell table:number-columns-repeated="1018"/>
        </table:table-row>
        <table:table-row table:style-name="ro32">
          <table:table-cell office:value-type="float" office:value="774" calcext:value-type="float">
            <text:p>774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セキ</text:p>
            <text:p/>
            <text:p>シャク</text:p>
          </table:table-cell>
          <table:table-cell office:value-type="string" calcext:value-type="string">
            <text:p>あか(-)</text:p>
            <text:p/>
            <text:p>あか(い)</text:p>
            <text:p/>
            <text:p>あか(らむ)</text:p>
            <text:p/>
            <text:p>あか(らめる)</text:p>
          </table:table-cell>
          <table:table-cell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number-columns-repeated="1018"/>
        </table:table-row>
        <table:table-row table:style-name="ro30">
          <table:table-cell office:value-type="float" office:value="775" calcext:value-type="float">
            <text:p>775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CHANGE</text:p>
            <text:p/>
            <text:p>ABNORMAL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(わる)</text:p>
            <text:p/>
            <text:p>か(わり)</text:p>
            <text:p/>
            <text:p>か(える)</text:p>
          </table:table-cell>
          <table:table-cell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office:value-type="string" calcext:value-type="string">
            <text:p>variation</text:p>
          </table:table-cell>
          <table:table-cell table:number-columns-repeated="1017"/>
        </table:table-row>
        <table:table-row table:style-name="ro53">
          <table:table-cell office:value-type="float" office:value="776" calcext:value-type="float">
            <text:p>776</text:p>
          </table:table-cell>
          <table:table-cell office:value-type="string" calcext:value-type="string">
            <text:p>蛮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バン</text:p>
          </table:table-cell>
          <table:table-cell table:style-name="ce10"/>
          <table:table-cell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number-columns-repeated="1018"/>
        </table:table-row>
        <table:table-row table:style-name="ro46">
          <table:table-cell office:value-type="float" office:value="777" calcext:value-type="float">
            <text:p>77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こ(う)</text:p>
            <text:p/>
            <text:p>こい</text:p>
            <text:p/>
            <text:p>こい(しい)</text:p>
          </table:table-cell>
          <table:table-cell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office:value-type="string" calcext:value-type="string">
            <text:p>romantic …</text:p>
          </table:table-cell>
          <table:table-cell table:number-columns-repeated="1017"/>
        </table:table-row>
        <table:table-row table:style-name="ro29">
          <table:table-cell office:value-type="float" office:value="778" calcext:value-type="float">
            <text:p>778</text:p>
          </table:table-cell>
          <table:table-cell office:value-type="string" calcext:value-type="string">
            <text:p>愛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アイ</text:p>
          </table:table-cell>
          <table:table-cell office:value-type="string" calcext:value-type="string">
            <text:p>いと(しい)*</text:p>
          </table:table-cell>
          <table:table-cell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number-columns-repeated="1018"/>
        </table:table-row>
        <table:table-row table:style-name="ro32">
          <table:table-cell office:value-type="float" office:value="779" calcext:value-type="float">
            <text:p>779</text:p>
          </table:table-cell>
          <table:table-cell office:value-type="string" calcext:value-type="string">
            <text:p>憂</text:p>
          </table:table-cell>
          <table:table-cell office:value-type="string" calcext:value-type="string">
            <text:p>BE ANXIOUS</text:p>
            <text:p/>
            <text:p>GRIEF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うれ(える)</text:p>
            <text:p/>
            <text:p>うれ(い)</text:p>
            <text:p/>
            <text:p>う(い)</text:p>
            <text:p/>
            <text:p>う(き)</text:p>
          </table:table-cell>
          <table:table-cell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office:value-type="string" calcext:value-type="string">
            <text:p>worry</text:p>
          </table:table-cell>
          <table:table-cell table:number-columns-repeated="1017"/>
        </table:table-row>
        <table:table-row table:style-name="ro39">
          <table:table-cell office:value-type="float" office:value="780" calcext:value-type="float">
            <text:p>780</text:p>
          </table:table-cell>
          <table:table-cell office:value-type="string" calcext:value-type="string">
            <text:p>優</text:p>
          </table:table-cell>
          <table:table-cell office:value-type="string" calcext:value-type="string">
            <text:p>SUPERIOR</text:p>
            <text:p/>
            <text:p>KIND</text:p>
            <text:p/>
            <text:p>ACTO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やさ(しい)</text:p>
            <text:p/>
            <text:p>すぐ(れる)</text:p>
          </table:table-cell>
          <table:table-cell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number-columns-repeated="1018"/>
        </table:table-row>
        <table:table-row table:style-name="ro17">
          <table:table-cell office:value-type="float" office:value="781" calcext:value-type="float">
            <text:p>781</text:p>
          </table:table-cell>
          <table:table-cell office:value-type="string" calcext:value-type="string">
            <text:p>栗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リツ</text:p>
            <text:p/>
            <text:p>リ</text:p>
          </table:table-cell>
          <table:table-cell office:value-type="string" calcext:value-type="string">
            <text:p>くり</text:p>
          </table:table-cell>
          <table:table-cell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number-columns-repeated="1018"/>
        </table:table-row>
        <table:table-row table:style-name="ro36">
          <table:table-cell office:value-type="float" office:value="782" calcext:value-type="float">
            <text:p>782</text:p>
          </table:table-cell>
          <table:table-cell office:value-type="string" calcext:value-type="string">
            <text:p>票</text:p>
          </table:table-cell>
          <table:table-cell office:value-type="string" calcext:value-type="string">
            <text:p>SLIP OF PAPER</text:p>
            <text:p/>
            <text:p>BALLOT</text:p>
          </table:table-cell>
          <table:table-cell office:value-type="string" calcext:value-type="string">
            <text:p>ヒョウ</text:p>
          </table:table-cell>
          <table:table-cell table:style-name="ce10"/>
          <table:table-cell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number-columns-repeated="1018"/>
        </table:table-row>
        <table:table-row table:style-name="ro38">
          <table:table-cell office:value-type="float" office:value="783" calcext:value-type="float">
            <text:p>783</text:p>
          </table:table-cell>
          <table:table-cell office:value-type="string" calcext:value-type="string">
            <text:p>標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ヒョウ</text:p>
          </table:table-cell>
          <table:table-cell table:style-name="ce10"/>
          <table:table-cell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office:value-type="string" calcext:value-type="string">
            <text:p>label, sign</text:p>
          </table:table-cell>
          <table:table-cell table:number-columns-repeated="1017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漂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ただよ(う)</text:p>
          </table:table-cell>
          <table:table-cell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office:value-type="string" calcext:value-type="string">
            <text:p>float</text:p>
          </table:table-cell>
          <table:table-cell table:number-columns-repeated="1017"/>
        </table:table-row>
        <table:table-row table:style-name="ro17">
          <table:table-cell office:value-type="float" office:value="785" calcext:value-type="float">
            <text:p>785</text:p>
          </table:table-cell>
          <table:table-cell office:value-type="string" calcext:value-type="string">
            <text:p>遷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number-columns-repeated="1018"/>
        </table:table-row>
        <table:table-row table:style-name="ro41">
          <table:table-cell office:value-type="float" office:value="786" calcext:value-type="float">
            <text:p>786</text:p>
          </table:table-cell>
          <table:table-cell office:value-type="string" calcext:value-type="string">
            <text:p>各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おのおの</text:p>
          </table:table-cell>
          <table:table-cell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office:value-type="string" calcext:value-type="string">
            <text:p>every, all; various</text:p>
          </table:table-cell>
          <table:table-cell table:number-columns-repeated="1017"/>
        </table:table-row>
        <table:table-row table:style-name="ro9">
          <table:table-cell office:value-type="float" office:value="787" calcext:value-type="float">
            <text:p>787</text:p>
          </table:table-cell>
          <table:table-cell office:value-type="string" calcext:value-type="string">
            <text:p>客</text:p>
          </table:table-cell>
          <table:table-cell office:value-type="string" calcext:value-type="string">
            <text:p>VISITOR</text:p>
            <text:p/>
            <text:p>CUSTOMER</text:p>
          </table:table-cell>
          <table:table-cell office:value-type="string" calcext:value-type="string">
            <text:p>キャク</text:p>
            <text:p/>
            <text:p>カク</text:p>
          </table:table-cell>
          <table:table-cell table:style-name="ce10"/>
          <table:table-cell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number-columns-repeated="1018"/>
        </table:table-row>
        <table:table-row table:style-name="ro13">
          <table:table-cell office:value-type="float" office:value="788" calcext:value-type="float">
            <text:p>788</text:p>
          </table:table-cell>
          <table:table-cell office:value-type="string" calcext:value-type="string">
            <text:p>路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ロ</text:p>
          </table:table-cell>
          <table:table-cell office:value-type="string" calcext:value-type="string">
            <text:p>-じ</text:p>
          </table:table-cell>
          <table:table-cell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office:value-type="string" calcext:value-type="string">
            <text:p>way</text:p>
          </table:table-cell>
          <table:table-cell table:number-columns-repeated="1017"/>
        </table:table-row>
        <table:table-row table:style-name="ro16">
          <table:table-cell office:value-type="float" office:value="789" calcext:value-type="float">
            <text:p>789</text:p>
          </table:table-cell>
          <table:table-cell office:value-type="string" calcext:value-type="string">
            <text:p>格</text:p>
          </table:table-cell>
          <table:table-cell office:value-type="string" calcext:value-type="string">
            <text:p>NORM</text:p>
            <text:p/>
            <text:p>STATUS</text:p>
            <text:p/>
            <text:p>CHARACTER</text:p>
          </table:table-cell>
          <table:table-cell office:value-type="string" calcext:value-type="string">
            <text:p>カク</text:p>
            <text:p/>
            <text:p>コウ</text:p>
          </table:table-cell>
          <table:table-cell table:style-name="ce10"/>
          <table:table-cell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office:value-type="string" calcext:value-type="string">
            <text:p>standard ・ rank</text:p>
          </table:table-cell>
          <table:table-cell table:number-columns-repeated="1017"/>
        </table:table-row>
        <table:table-row table:style-name="ro10">
          <table:table-cell office:value-type="float" office:value="790" calcext:value-type="float">
            <text:p>790</text:p>
          </table:table-cell>
          <table:table-cell office:value-type="string" calcext:value-type="string">
            <text:p>絡</text:p>
          </table:table-cell>
          <table:table-cell office:value-type="string" calcext:value-type="string">
            <text:p>INTERLINK</text:p>
            <text:p/>
            <text:p>ENTWINE</text:p>
          </table:table-cell>
          <table:table-cell office:value-type="string" calcext:value-type="string">
            <text:p>ラク</text:p>
          </table:table-cell>
          <table:table-cell office:value-type="string" calcext:value-type="string">
            <text:p>から(む)</text:p>
            <text:p/>
            <text:p>から(める)</text:p>
            <text:p/>
            <text:p>から(まる)</text:p>
          </table:table-cell>
          <table:table-cell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number-columns-repeated="1018"/>
        </table:table-row>
        <table:table-row table:style-name="ro29">
          <table:table-cell office:value-type="float" office:value="791" calcext:value-type="float">
            <text:p>791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LEAVE OUT</text:p>
            <text:p/>
            <text:p>STRATEGY</text:p>
          </table:table-cell>
          <table:table-cell office:value-type="string" calcext:value-type="string">
            <text:p>リャク</text:p>
          </table:table-cell>
          <table:table-cell office:value-type="string" calcext:value-type="string">
            <text:p>ほぼ*</text:p>
          </table:table-cell>
          <table:table-cell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office:value-type="string" calcext:value-type="string">
            <text:p>abridge ・ seize</text:p>
          </table:table-cell>
          <table:table-cell table:number-columns-repeated="1017"/>
        </table:table-row>
        <table:table-row table:style-name="ro6">
          <table:table-cell office:value-type="float" office:value="792" calcext:value-type="float">
            <text:p>792</text:p>
          </table:table-cell>
          <table:table-cell office:value-type="string" calcext:value-type="string">
            <text:p>閣</text:p>
          </table:table-cell>
          <table:table-cell office:value-type="string" calcext:value-type="string">
            <text:p>GRAND BUILDING</text:p>
            <text:p/>
            <text:p>CABINET [of a government]</text:p>
          </table:table-cell>
          <table:table-cell office:value-type="string" calcext:value-type="string">
            <text:p>カク</text:p>
          </table:table-cell>
          <table:table-cell table:style-name="ce10"/>
          <table:table-cell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number-columns-repeated="1018"/>
        </table:table-row>
        <table:table-row table:style-name="ro28">
          <table:table-cell office:value-type="float" office:value="793" calcext:value-type="float">
            <text:p>793</text:p>
          </table:table-cell>
          <table:table-cell office:value-type="string" calcext:value-type="string">
            <text:p>落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ラク</text:p>
          </table:table-cell>
          <table:table-cell office:value-type="string" calcext:value-type="string">
            <text:p>お(ちる)</text:p>
            <text:p/>
            <text:p>お(ち)</text:p>
            <text:p/>
            <text:p>お(とす)</text:p>
          </table:table-cell>
          <table:table-cell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  <table:table-row table:style-name="ro21">
          <table:table-cell office:value-type="float" office:value="794" calcext:value-type="float">
            <text:p>794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ナン</text:p>
            <text:p/>
            <text:p>ナ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number-columns-repeated="1018"/>
        </table:table-row>
        <table:table-row table:style-name="ro20">
          <table:table-cell office:value-type="float" office:value="795" calcext:value-type="float">
            <text:p>795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セイ</text:p>
            <text:p/>
            <text:p>サイ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number-columns-repeated="1018"/>
        </table:table-row>
        <table:table-row table:style-name="ro7">
          <table:table-cell office:value-type="float" office:value="796" calcext:value-type="float">
            <text:p>796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THE ROOSTE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office:value-type="string" calcext:value-type="string">
            <text:p>sign of the bird</text:p>
          </table:table-cell>
          <table:table-cell table:number-columns-repeated="1017"/>
        </table:table-row>
        <table:table-row table:style-name="ro50">
          <table:table-cell office:value-type="float" office:value="797" calcext:value-type="float">
            <text:p>797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さけ</text:p>
            <text:p/>
            <text:p>さか-</text:p>
          </table:table-cell>
          <table:table-cell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number-columns-repeated="1018"/>
        </table:table-row>
        <table:table-row table:style-name="ro60">
          <table:table-cell office:value-type="float" office:value="798" calcext:value-type="float">
            <text:p>798</text:p>
          </table:table-cell>
          <table:table-cell office:value-type="string" calcext:value-type="string">
            <text:p>洒</text:p>
          </table:table-cell>
          <table:table-cell office:value-type="string" calcext:value-type="string">
            <text:p>SPRINKLE</text:p>
          </table:table-cell>
          <table:table-cell office:value-type="string" calcext:value-type="string">
            <text:p>シャ</text:p>
            <text:p/>
            <text:p>サイ</text:p>
          </table:table-cell>
          <table:table-cell table:style-name="ce10"/>
          <table:table-cell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office:value-type="string" calcext:value-type="string">
            <text:p>wash</text:p>
          </table:table-cell>
          <table:table-cell table:number-columns-repeated="1017"/>
        </table:table-row>
        <table:table-row table:style-name="ro34">
          <table:table-cell office:value-type="float" office:value="799" calcext:value-type="float">
            <text:p>799</text:p>
          </table:table-cell>
          <table:table-cell office:value-type="string" calcext:value-type="string">
            <text:p>配</text:p>
          </table:table-cell>
          <table:table-cell office:value-type="string" calcext:value-type="string">
            <text:p>DISTRIBUTE</text:p>
            <text:p/>
            <text:p>PUT IN ORDER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くば(る)</text:p>
          </table:table-cell>
          <table:table-cell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office:value-type="string" calcext:value-type="string">
            <text:p>manage</text:p>
          </table:table-cell>
          <table:table-cell table:number-columns-repeated="1017"/>
        </table:table-row>
        <table:table-row table:style-name="ro32">
          <table:table-cell office:value-type="float" office:value="800" calcext:value-type="float">
            <text:p>800</text:p>
          </table:table-cell>
          <table:table-cell office:value-type="string" calcext:value-type="string">
            <text:p>酸</text:p>
          </table:table-cell>
          <table:table-cell office:value-type="string" calcext:value-type="string">
            <text:p>ACID</text:p>
            <text:p/>
            <text:p>OXYGEN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す(い)</text:p>
          </table:table-cell>
          <table:table-cell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number-columns-repeated="1018"/>
        </table:table-row>
        <table:table-row table:style-name="ro41">
          <table:table-cell office:value-type="float" office:value="801" calcext:value-type="float">
            <text:p>801</text:p>
          </table:table-cell>
          <table:table-cell office:value-type="string" calcext:value-type="string">
            <text:p>猶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なお*</text:p>
          </table:table-cell>
          <table:table-cell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number-columns-repeated="1018"/>
        </table:table-row>
        <table:table-row table:style-name="ro30">
          <table:table-cell office:value-type="float" office:value="802" calcext:value-type="float">
            <text:p>802</text:p>
          </table:table-cell>
          <table:table-cell office:value-type="string" calcext:value-type="string">
            <text:p>尊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たっと(い) </text:p>
            <text:p/>
            <text:p>とうと(い)</text:p>
            <text:p/>
            <text:p>たっと(ぶ) </text:p>
            <text:p/>
            <text:p>とうと(ぶ)</text:p>
          </table:table-cell>
          <table:table-cell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office:value-type="string" calcext:value-type="string">
            <text:p>esteem</text:p>
          </table:table-cell>
          <table:table-cell table:number-columns-repeated="1017"/>
        </table:table-row>
        <table:table-row table:style-name="ro58">
          <table:table-cell office:value-type="float" office:value="803" calcext:value-type="float">
            <text:p>803</text:p>
          </table:table-cell>
          <table:table-cell office:value-type="string" calcext:value-type="string">
            <text:p>遵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ジュン</text:p>
          </table:table-cell>
          <table:table-cell table:style-name="ce10"/>
          <table:table-cell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number-columns-repeated="1018"/>
        </table:table-row>
        <table:table-row table:style-name="ro11">
          <table:table-cell office:value-type="float" office:value="804" calcext:value-type="float">
            <text:p>804</text:p>
          </table:table-cell>
          <table:table-cell office:value-type="string" calcext:value-type="string">
            <text:p>導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みちび(く)</text:p>
          </table:table-cell>
          <table:table-cell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office:value-type="string" calcext:value-type="string">
            <text:p>conduct</text:p>
          </table:table-cell>
          <table:table-cell table:number-columns-repeated="1017"/>
        </table:table-row>
        <table:table-row table:style-name="ro36">
          <table:table-cell office:value-type="float" office:value="805" calcext:value-type="float">
            <text:p>805</text:p>
          </table:table-cell>
          <table:table-cell office:value-type="string" calcext:value-type="string">
            <text:p>敬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うやま(う)</text:p>
          </table:table-cell>
          <table:table-cell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office:value-type="string" calcext:value-type="string">
            <text:p>revere</text:p>
          </table:table-cell>
          <table:table-cell table:number-columns-repeated="1017"/>
        </table:table-row>
        <table:table-row table:style-name="ro6">
          <table:table-cell office:value-type="float" office:value="806" calcext:value-type="float">
            <text:p>806</text:p>
          </table:table-cell>
          <table:table-cell office:value-type="string" calcext:value-type="string">
            <text:p>警</text:p>
          </table:table-cell>
          <table:table-cell office:value-type="string" calcext:value-type="string">
            <text:p>GUARD AGAINST</text:p>
            <text:p/>
            <text:p>WARN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number-columns-repeated="1018"/>
        </table:table-row>
        <table:table-row table:style-name="ro68">
          <table:table-cell office:value-type="float" office:value="807" calcext:value-type="float">
            <text:p>807</text:p>
          </table:table-cell>
          <table:table-cell office:value-type="string" calcext:value-type="string">
            <text:p>驚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どろ(く)</text:p>
            <text:p/>
            <text:p>おどろ(かす)</text:p>
          </table:table-cell>
          <table:table-cell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number-columns-repeated="1018"/>
        </table:table-row>
        <table:table-row table:style-name="ro26">
          <table:table-cell office:value-type="float" office:value="808" calcext:value-type="float">
            <text:p>808</text:p>
          </table:table-cell>
          <table:table-cell office:value-type="string" calcext:value-type="string">
            <text:p>散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ち(る)</text:p>
            <text:p/>
            <text:p>(-)ち(らす)</text:p>
            <text:p/>
            <text:p>ち(らかす)</text:p>
            <text:p/>
            <text:p>ち(らかる)</text:p>
            <text:p/>
            <text:p>ち(らばる)</text:p>
          </table:table-cell>
          <table:table-cell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office:value-type="string" calcext:value-type="string">
            <text:p>disperse; unrestrained</text:p>
          </table:table-cell>
          <table:table-cell table:number-columns-repeated="1017"/>
        </table:table-row>
        <table:table-row table:style-name="ro31">
          <table:table-cell office:value-type="float" office:value="809" calcext:value-type="float">
            <text:p>809</text:p>
          </table:table-cell>
          <table:table-cell office:value-type="string" calcext:value-type="string">
            <text:p>敢</text:p>
          </table:table-cell>
          <table:table-cell office:value-type="string" calcext:value-type="string">
            <text:p>BOLDL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(えて)*</text:p>
            <text:p/>
            <text:p>あ(えず)*</text:p>
          </table:table-cell>
          <table:table-cell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number-columns-repeated="1018"/>
        </table:table-row>
        <table:table-row table:style-name="ro23">
          <table:table-cell office:value-type="float" office:value="810" calcext:value-type="float">
            <text:p>810</text:p>
          </table:table-cell>
          <table:table-cell office:value-type="string" calcext:value-type="string">
            <text:p>厳</text:p>
          </table:table-cell>
          <table:table-cell office:value-type="string" calcext:value-type="string">
            <text:p>SEVERE</text:p>
            <text:p/>
            <text:p>SOLEMN</text:p>
          </table:table-cell>
          <table:table-cell office:value-type="string" calcext:value-type="string">
            <text:p>ゲン</text:p>
            <text:p/>
            <text:p>ゴン</text:p>
          </table:table-cell>
          <table:table-cell office:value-type="string" calcext:value-type="string">
            <text:p>おごそ(か)</text:p>
            <text:p/>
            <text:p>きび(しい)</text:p>
          </table:table-cell>
          <table:table-cell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number-columns-repeated="1018"/>
        </table:table-row>
        <table:table-row table:style-name="ro30">
          <table:table-cell office:value-type="float" office:value="811" calcext:value-type="float">
            <text:p>811</text:p>
          </table:table-cell>
          <table:table-cell office:value-type="string" calcext:value-type="string">
            <text:p>仏</text:p>
          </table:table-cell>
          <table:table-cell office:value-type="string" calcext:value-type="string">
            <text:p>BUDDHA</text:p>
          </table:table-cell>
          <table:table-cell office:value-type="string" calcext:value-type="string">
            <text:p>ブツ</text:p>
            <text:p/>
            <text:p>フツ*</text:p>
          </table:table-cell>
          <table:table-cell office:value-type="string" calcext:value-type="string">
            <text:p>ほとけ</text:p>
          </table:table-cell>
          <table:table-cell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number-columns-repeated="1018"/>
        </table:table-row>
        <table:table-row table:style-name="ro23">
          <table:table-cell office:value-type="float" office:value="812" calcext:value-type="float">
            <text:p>812</text:p>
          </table:table-cell>
          <table:table-cell office:value-type="string" calcext:value-type="string">
            <text:p>払</text:p>
          </table:table-cell>
          <table:table-cell office:value-type="string" calcext:value-type="string">
            <text:p>CLEAR AWAY</text:p>
            <text:p/>
            <text:p>PAY</text:p>
          </table:table-cell>
          <table:table-cell office:value-type="string" calcext:value-type="string">
            <text:p>フツ</text:p>
          </table:table-cell>
          <table:table-cell office:value-type="string" calcext:value-type="string">
            <text:p>はら(う)</text:p>
            <text:p/>
            <text:p>-はら(い)</text:p>
            <text:p/>
            <text:p>-ばら(い)</text:p>
          </table:table-cell>
          <table:table-cell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number-columns-repeated="1018"/>
        </table:table-row>
        <table:table-row table:style-name="ro34">
          <table:table-cell office:value-type="float" office:value="813" calcext:value-type="float">
            <text:p>813</text:p>
          </table:table-cell>
          <table:table-cell office:value-type="string" calcext:value-type="string">
            <text:p>拡</text:p>
          </table:table-cell>
          <table:table-cell office:value-type="string" calcext:value-type="string">
            <text:p>ENLARGE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ひろ(げる)*</text:p>
          </table:table-cell>
          <table:table-cell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office:value-type="string" calcext:value-type="string">
            <text:p>widen</text:p>
          </table:table-cell>
          <table:table-cell table:number-columns-repeated="1017"/>
        </table:table-row>
        <table:table-row table:style-name="ro11">
          <table:table-cell office:value-type="float" office:value="814" calcext:value-type="float">
            <text:p>814</text:p>
          </table:table-cell>
          <table:table-cell office:value-type="string" calcext:value-type="string">
            <text:p>可</text:p>
          </table:table-cell>
          <table:table-cell office:value-type="string" calcext:value-type="string">
            <text:p>POSSIBLE</text:p>
            <text:p/>
            <text:p>APPROVE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office:value-type="string" calcext:value-type="string">
            <text:p>-able; worthy of</text:p>
          </table:table-cell>
          <table:table-cell table:number-columns-repeated="1017"/>
        </table:table-row>
        <table:table-row table:style-name="ro36">
          <table:table-cell office:value-type="float" office:value="815" calcext:value-type="float">
            <text:p>815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WHAT</text:p>
            <text:p/>
            <text:p>HOW MANY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なに(-)</text:p>
            <text:p/>
            <text:p>なん(-)</text:p>
          </table:table-cell>
          <table:table-cell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office:value-type="string" calcext:value-type="string">
            <text:p>several</text:p>
          </table:table-cell>
          <table:table-cell table:number-columns-repeated="1017"/>
        </table:table-row>
        <table:table-row table:style-name="ro6">
          <table:table-cell office:value-type="float" office:value="816" calcext:value-type="float">
            <text:p>816</text:p>
          </table:table-cell>
          <table:table-cell office:value-type="string" calcext:value-type="string">
            <text:p>苛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いじ(め)*</text:p>
            <text:p/>
            <text:p>いじ(める)*</text:p>
            <text:p/>
            <text:p>いら*</text:p>
            <text:p/>
            <text:p>さいな(む)*</text:p>
          </table:table-cell>
          <table:table-cell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office:value-type="string" calcext:value-type="string">
            <text:p>severe</text:p>
          </table:table-cell>
          <table:table-cell table:number-columns-repeated="1017"/>
        </table:table-row>
        <table:table-row table:style-name="ro29">
          <table:table-cell office:value-type="float" office:value="817" calcext:value-type="float">
            <text:p>817</text:p>
          </table:table-cell>
          <table:table-cell office:value-type="string" calcext:value-type="string">
            <text:p>荷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office:value-type="string" calcext:value-type="string">
            <text:p>cargo</text:p>
          </table:table-cell>
          <table:table-cell table:number-columns-repeated="1017"/>
        </table:table-row>
        <table:table-row table:style-name="ro13">
          <table:table-cell office:value-type="float" office:value="818" calcext:value-type="float">
            <text:p>818</text:p>
          </table:table-cell>
          <table:table-cell office:value-type="string" calcext:value-type="string">
            <text:p>河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number-columns-repeated="1018"/>
        </table:table-row>
        <table:table-row table:style-name="ro36">
          <table:table-cell office:value-type="float" office:value="819" calcext:value-type="float">
            <text:p>819</text:p>
          </table:table-cell>
          <table:table-cell office:value-type="string" calcext:value-type="string">
            <text:p>阿</text:p>
          </table:table-cell>
          <table:table-cell office:value-type="string" calcext:value-type="string">
            <text:p>PHONETIC [A]</text:p>
          </table:table-cell>
          <table:table-cell office:value-type="string" calcext:value-type="string">
            <text:p>ア</text:p>
          </table:table-cell>
          <table:table-cell office:value-type="string" calcext:value-type="string">
            <text:p>お‑</text:p>
            <text:p/>
            <text:p>おもね(る)</text:p>
          </table:table-cell>
          <table:table-cell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office:value-type="string" calcext:value-type="string">
            <text:p>etym.: big mound</text:p>
          </table:table-cell>
          <table:table-cell table:number-columns-repeated="1017"/>
        </table:table-row>
        <table:table-row table:style-name="ro20">
          <table:table-cell office:value-type="float" office:value="820" calcext:value-type="float">
            <text:p>820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OFFICIATE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office:value-type="string" calcext:value-type="string">
            <text:p>administer</text:p>
          </table:table-cell>
          <table:table-cell table:number-columns-repeated="1017"/>
        </table:table-row>
        <table:table-row table:style-name="ro69">
          <table:table-cell office:value-type="float" office:value="821" calcext:value-type="float">
            <text:p>821</text:p>
          </table:table-cell>
          <table:table-cell office:value-type="string" calcext:value-type="string">
            <text:p>伺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うかが(う)</text:p>
          </table:table-cell>
          <table:table-cell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office:value-type="string" calcext:value-type="string">
            <text:p>pay a visit</text:p>
          </table:table-cell>
          <table:table-cell table:number-columns-repeated="1017"/>
        </table:table-row>
        <table:table-row table:style-name="ro32">
          <table:table-cell office:value-type="float" office:value="822" calcext:value-type="float">
            <text:p>822</text:p>
          </table:table-cell>
          <table:table-cell office:value-type="string" calcext:value-type="string">
            <text:p>詞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number-columns-repeated="1018"/>
        </table:table-row>
        <table:table-row table:style-name="ro6">
          <table:table-cell office:value-type="float" office:value="823" calcext:value-type="float">
            <text:p>823</text:p>
          </table:table-cell>
          <table:table-cell office:value-type="string" calcext:value-type="string">
            <text:p>飼</text:p>
          </table:table-cell>
          <table:table-cell office:value-type="string" calcext:value-type="string">
            <text:p>RAISE ANIMALS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か(う)</text:p>
          </table:table-cell>
          <table:table-cell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number-columns-repeated="1018"/>
        </table:table-row>
        <table:table-row table:style-name="ro9">
          <table:table-cell office:value-type="float" office:value="824" calcext:value-type="float">
            <text:p>824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COUNTER FOR BOOKS</text:p>
          </table:table-cell>
          <table:table-cell office:value-type="string" calcext:value-type="string">
            <text:p>サツ</text:p>
            <text:p/>
            <text:p>サク</text:p>
          </table:table-cell>
          <table:table-cell table:style-name="ce10"/>
          <table:table-cell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number-columns-repeated="1018"/>
        </table:table-row>
        <table:table-row table:style-name="ro20">
          <table:table-cell office:value-type="float" office:value="825" calcext:value-type="float">
            <text:p>825</text:p>
          </table:table-cell>
          <table:table-cell office:value-type="string" calcext:value-type="string">
            <text:p>嗣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number-columns-repeated="1018"/>
        </table:table-row>
        <table:table-row table:style-name="ro38">
          <table:table-cell office:value-type="float" office:value="826" calcext:value-type="float">
            <text:p>826</text:p>
          </table:table-cell>
          <table:table-cell office:value-type="string" calcext:value-type="string">
            <text:p>覗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のぞ(く)</text:p>
          </table:table-cell>
          <table:table-cell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office:value-type="string" calcext:value-type="string">
            <text:p>come into view</text:p>
          </table:table-cell>
          <table:table-cell table:number-columns-repeated="1017"/>
        </table:table-row>
        <table:table-row table:style-name="ro46">
          <table:table-cell office:value-type="float" office:value="827" calcext:value-type="float">
            <text:p>827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SONG</text:p>
            <text:p/>
            <text:p>JAPANESE POEM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た</text:p>
            <text:p/>
            <text:p>うた(う)</text:p>
          </table:table-cell>
          <table:table-cell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number-columns-repeated="1018"/>
        </table:table-row>
        <table:table-row table:style-name="ro17">
          <table:table-cell office:value-type="float" office:value="828" calcext:value-type="float">
            <text:p>828</text:p>
          </table:table-cell>
          <table:table-cell office:value-type="string" calcext:value-type="string">
            <text:p>唄</text:p>
          </table:table-cell>
          <table:table-cell office:value-type="string" calcext:value-type="string">
            <text:p>DITTY</text:p>
          </table:table-cell>
          <table:table-cell office:value-type="string" calcext:value-type="string">
            <text:p>バイ*</text:p>
          </table:table-cell>
          <table:table-cell office:value-type="string" calcext:value-type="string">
            <text:p>うた</text:p>
            <text:p/>
            <text:p>うた(う)</text:p>
          </table:table-cell>
          <table:table-cell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number-columns-repeated="1018"/>
        </table:table-row>
        <table:table-row table:style-name="ro28">
          <table:table-cell office:value-type="float" office:value="829" calcext:value-type="float">
            <text:p>829</text:p>
          </table:table-cell>
          <table:table-cell office:value-type="string" calcext:value-type="string">
            <text:p>負</text:p>
          </table:table-cell>
          <table:table-cell office:value-type="string" calcext:value-type="string">
            <text:p>BEAR</text:p>
            <text:p/>
            <text:p>LOSE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ま(ける)</text:p>
            <text:p/>
            <text:p>ま(かす)</text:p>
            <text:p/>
            <text:p>お(う)</text:p>
          </table:table-cell>
          <table:table-cell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number-columns-repeated="1018"/>
        </table:table-row>
        <table:table-row table:style-name="ro23">
          <table:table-cell office:value-type="float" office:value="830" calcext:value-type="float">
            <text:p>830</text:p>
          </table:table-cell>
          <table:table-cell office:value-type="string" calcext:value-type="string">
            <text:p>敗</text:p>
          </table:table-cell>
          <table:table-cell office:value-type="string" calcext:value-type="string">
            <text:p>BE DEFEATED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やぶ(れる)</text:p>
          </table:table-cell>
          <table:table-cell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number-columns-repeated="1018"/>
        </table:table-row>
        <table:table-row table:style-name="ro11">
          <table:table-cell office:value-type="float" office:value="831" calcext:value-type="float">
            <text:p>831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RESPONSIBILITY</text:p>
            <text:p/>
            <text:p>BLAM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せ(める)</text:p>
          </table:table-cell>
          <table:table-cell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office:value-type="string" calcext:value-type="string">
            <text:p>censure)_x0003_</text:p>
          </table:table-cell>
          <table:table-cell table:number-columns-repeated="1017"/>
        </table:table-row>
        <table:table-row table:style-name="ro40">
          <table:table-cell office:value-type="float" office:value="832" calcext:value-type="float">
            <text:p>832</text:p>
          </table:table-cell>
          <table:table-cell office:value-type="string" calcext:value-type="string">
            <text:p>積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つ(む)</text:p>
            <text:p/>
            <text:p>つ(もる)</text:p>
            <text:p/>
            <text:p>つ(もり)</text:p>
            <text:p/>
            <text:p>-づみ</text:p>
          </table:table-cell>
          <table:table-cell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number-columns-repeated="1018"/>
        </table:table-row>
        <table:table-row table:style-name="ro30">
          <table:table-cell office:value-type="float" office:value="833" calcext:value-type="float">
            <text:p>833</text:p>
          </table:table-cell>
          <table:table-cell office:value-type="string" calcext:value-type="string">
            <text:p>債</text:p>
          </table:table-cell>
          <table:table-cell office:value-type="string" calcext:value-type="string">
            <text:p>DEBT</text:p>
            <text:p/>
            <text:p>BOND</text:p>
          </table:table-cell>
          <table:table-cell office:value-type="string" calcext:value-type="string">
            <text:p>サイ</text:p>
          </table:table-cell>
          <table:table-cell table:style-name="ce10"/>
          <table:table-cell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number-columns-repeated="1018"/>
        </table:table-row>
        <table:table-row table:style-name="ro56">
          <table:table-cell office:value-type="float" office:value="834" calcext:value-type="float">
            <text:p>834</text:p>
          </table:table-cell>
          <table:table-cell office:value-type="string" calcext:value-type="string">
            <text:p>漬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シ*</text:p>
          </table:table-cell>
          <table:table-cell office:value-type="string" calcext:value-type="string">
            <text:p>つ(ける)</text:p>
            <text:p/>
            <text:p>つ(かる)</text:p>
            <text:p/>
            <text:p>-づ(け)</text:p>
            <text:p/>
            <text:p>-づけ</text:p>
          </table:table-cell>
          <table:table-cell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office:value-type="string" calcext:value-type="string">
            <text:p>soak, immerse</text:p>
          </table:table-cell>
          <table:table-cell table:number-columns-repeated="1017"/>
        </table:table-row>
        <table:table-row table:style-name="ro34">
          <table:table-cell office:value-type="float" office:value="835" calcext:value-type="float">
            <text:p>835</text:p>
          </table:table-cell>
          <table:table-cell office:value-type="string" calcext:value-type="string">
            <text:p>紡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つむ(ぐ)</text:p>
          </table:table-cell>
          <table:table-cell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office:value-type="string" calcext:value-type="string">
            <text:p>make yarn</text:p>
          </table:table-cell>
          <table:table-cell table:number-columns-repeated="1017"/>
        </table:table-row>
        <table:table-row table:style-name="ro41">
          <table:table-cell office:value-type="float" office:value="836" calcext:value-type="float">
            <text:p>836</text:p>
          </table:table-cell>
          <table:table-cell office:value-type="string" calcext:value-type="string">
            <text:p>績</text:p>
          </table:table-cell>
          <table:table-cell office:value-type="string" calcext:value-type="string">
            <text:p>ACHIEVEMENTS</text:p>
          </table:table-cell>
          <table:table-cell office:value-type="string" calcext:value-type="string">
            <text:p>セキ</text:p>
          </table:table-cell>
          <table:table-cell table:style-name="ce10"/>
          <table:table-cell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office:value-type="string" calcext:value-type="string">
            <text:p>spin thread</text:p>
          </table:table-cell>
          <table:table-cell table:number-columns-repeated="1017"/>
        </table:table-row>
        <table:table-row table:style-name="ro36">
          <table:table-cell office:value-type="float" office:value="837" calcext:value-type="float">
            <text:p>837</text:p>
          </table:table-cell>
          <table:table-cell office:value-type="string" calcext:value-type="string">
            <text:p>具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グ</text:p>
          </table:table-cell>
          <table:table-cell table:style-name="ce10"/>
          <table:table-cell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office:value-type="string" calcext:value-type="string">
            <text:p>tool</text:p>
          </table:table-cell>
          <table:table-cell table:number-columns-repeated="1017"/>
        </table:table-row>
        <table:table-row table:style-name="ro23">
          <table:table-cell office:value-type="float" office:value="838" calcext:value-type="float">
            <text:p>838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ま(-)</text:p>
            <text:p/>
            <text:p>まこと*</text:p>
          </table:table-cell>
          <table:table-cell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office:value-type="string" calcext:value-type="string">
            <text:p>geniune</text:p>
          </table:table-cell>
          <table:table-cell table:number-columns-repeated="1017"/>
        </table:table-row>
        <table:table-row table:style-name="ro28">
          <table:table-cell office:value-type="float" office:value="839" calcext:value-type="float">
            <text:p>839</text:p>
          </table:table-cell>
          <table:table-cell office:value-type="string" calcext:value-type="string">
            <text:p>直</text:p>
          </table:table-cell>
          <table:table-cell office:value-type="string" calcext:value-type="string">
            <text:p>STRAIGHT</text:p>
            <text:p/>
            <text:p>PUT STRAIGHT</text:p>
          </table:table-cell>
          <table:table-cell office:value-type="string" calcext:value-type="string">
            <text:p>チョク</text:p>
            <text:p/>
            <text:p>ジカ*</text:p>
            <text:p/>
            <text:p>ジキ</text:p>
          </table:table-cell>
          <table:table-cell office:value-type="string" calcext:value-type="string">
            <text:p>ただ(ちに)</text:p>
            <text:p/>
            <text:p>(-)なお(す)</text:p>
            <text:p/>
            <text:p>なお(る)</text:p>
            <text:p/>
            <text:p>す(ぐ)*</text:p>
          </table:table-cell>
          <table:table-cell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office:value-type="string" calcext:value-type="string">
            <text:p>correct ・ direct, upright</text:p>
          </table:table-cell>
          <table:table-cell table:number-columns-repeated="1017"/>
        </table:table-row>
        <table:table-row table:style-name="ro40">
          <table:table-cell office:value-type="float" office:value="840" calcext:value-type="float">
            <text:p>840</text:p>
          </table:table-cell>
          <table:table-cell office:value-type="string" calcext:value-type="string">
            <text:p>植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う(える)</text:p>
            <text:p/>
            <text:p>う(わる)</text:p>
          </table:table-cell>
          <table:table-cell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number-columns-repeated="1018"/>
        </table:table-row>
        <table:table-row table:style-name="ro63">
          <table:table-cell office:value-type="float" office:value="841" calcext:value-type="float">
            <text:p>841</text:p>
          </table:table-cell>
          <table:table-cell office:value-type="string" calcext:value-type="string">
            <text:p>殖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える)</text:p>
            <text:p/>
            <text:p>ふ(やす)</text:p>
          </table:table-cell>
          <table:table-cell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office:value-type="string" calcext:value-type="string">
            <text:p>cause to do] of its own accord</text:p>
          </table:table-cell>
          <table:table-cell table:number-columns-repeated="1017"/>
        </table:table-row>
        <table:table-row table:style-name="ro23">
          <table:table-cell office:value-type="float" office:value="842" calcext:value-type="float">
            <text:p>842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ね</text:p>
            <text:p/>
            <text:p>あたい</text:p>
          </table:table-cell>
          <table:table-cell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number-columns-repeated="1018"/>
        </table:table-row>
        <table:table-row table:style-name="ro16">
          <table:table-cell office:value-type="float" office:value="843" calcext:value-type="float">
            <text:p>843</text:p>
          </table:table-cell>
          <table:table-cell office:value-type="string" calcext:value-type="string">
            <text:p>置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お(く)</text:p>
            <text:p/>
            <text:p>-お(き)</text:p>
          </table:table-cell>
          <table:table-cell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office:value-type="string" calcext:value-type="string">
            <text:p>put in …, leave in …</text:p>
          </table:table-cell>
          <table:table-cell table:number-columns-repeated="1017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県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ケン</text:p>
          </table:table-cell>
          <table:table-cell table:style-name="ce10"/>
          <table:table-cell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number-columns-repeated="1018"/>
        </table:table-row>
        <table:table-row table:style-name="ro12">
          <table:table-cell office:value-type="float" office:value="845" calcext:value-type="float">
            <text:p>845</text:p>
          </table:table-cell>
          <table:table-cell office:value-type="string" calcext:value-type="string">
            <text:p>州</text:p>
          </table:table-cell>
          <table:table-cell office:value-type="string" calcext:value-type="string">
            <text:p>STATE</text:p>
            <text:p/>
            <text:p>SANDBA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office:value-type="string" calcext:value-type="string">
            <text:p>province</text:p>
          </table:table-cell>
          <table:table-cell table:number-columns-repeated="1017"/>
        </table:table-row>
        <table:table-row table:style-name="ro58">
          <table:table-cell office:value-type="float" office:value="846" calcext:value-type="float">
            <text:p>846</text:p>
          </table:table-cell>
          <table:table-cell office:value-type="string" calcext:value-type="string">
            <text:p>洲</text:p>
          </table:table-cell>
          <table:table-cell office:value-type="string" calcext:value-type="string">
            <text:p>SANDBA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number-columns-repeated="1018"/>
        </table:table-row>
        <table:table-row table:style-name="ro40">
          <table:table-cell office:value-type="float" office:value="847" calcext:value-type="float">
            <text:p>847</text:p>
          </table:table-cell>
          <table:table-cell office:value-type="string" calcext:value-type="string">
            <text:p>接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つ(ぐ)</text:p>
          </table:table-cell>
          <table:table-cell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office:value-type="string" calcext:value-type="string">
            <text:p>join, meet</text:p>
          </table:table-cell>
          <table:table-cell table:number-columns-repeated="1017"/>
        </table:table-row>
        <table:table-row table:style-name="ro10">
          <table:table-cell office:value-type="float" office:value="848" calcext:value-type="float">
            <text:p>848</text:p>
          </table:table-cell>
          <table:table-cell office:value-type="string" calcext:value-type="string">
            <text:p>継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つ(ぐ)</text:p>
          </table:table-cell>
          <table:table-cell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office:value-type="string" calcext:value-type="string">
            <text:p>follow</text:p>
          </table:table-cell>
          <table:table-cell table:number-columns-repeated="1017"/>
        </table:table-row>
        <table:table-row table:style-name="ro28">
          <table:table-cell office:value-type="float" office:value="849" calcext:value-type="float">
            <text:p>849</text:p>
          </table:table-cell>
          <table:table-cell office:value-type="string" calcext:value-type="string">
            <text:p>断</text:p>
          </table:table-cell>
          <table:table-cell office:value-type="string" calcext:value-type="string">
            <text:p>CUT OFF</text:p>
            <text:p/>
            <text:p>DECIDE</text:p>
          </table:table-cell>
          <table:table-cell office:value-type="string" calcext:value-type="string">
            <text:p>ダン</text:p>
          </table:table-cell>
          <table:table-cell office:value-type="string" calcext:value-type="string">
            <text:p>た(つ)</text:p>
            <text:p/>
            <text:p>ことわ(る)</text:p>
          </table:table-cell>
          <table:table-cell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office:value-type="string" calcext:value-type="string">
            <text:p>refuse ・ resolve</text:p>
          </table:table-cell>
          <table:table-cell table:number-columns-repeated="1017"/>
        </table:table-row>
        <table:table-row table:style-name="ro10">
          <table:table-cell office:value-type="float" office:value="850" calcext:value-type="float">
            <text:p>850</text:p>
          </table:table-cell>
          <table:table-cell office:value-type="string" calcext:value-type="string">
            <text:p>応</text:p>
          </table:table-cell>
          <table:table-cell office:value-type="string" calcext:value-type="string">
            <text:p>RESPOND [to]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こた(える)</text:p>
          </table:table-cell>
          <table:table-cell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office:value-type="string" calcext:value-type="string">
            <text:p>cor…</text:p>
          </table:table-cell>
          <table:table-cell table:number-columns-repeated="1017"/>
        </table:table-row>
        <table:table-row table:style-name="ro46">
          <table:table-cell office:value-type="float" office:value="851" calcext:value-type="float">
            <text:p>851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BED</text:p>
            <text:p/>
            <text:p>FLOOR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とこ</text:p>
            <text:p/>
            <text:p>ゆか</text:p>
          </table:table-cell>
          <table:table-cell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number-columns-repeated="1018"/>
        </table:table-row>
        <table:table-row table:style-name="ro32">
          <table:table-cell office:value-type="float" office:value="852" calcext:value-type="float">
            <text:p>852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HEMP</text:p>
            <text:p/>
            <text:p>BECOME NUMB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number-columns-repeated="1018"/>
        </table:table-row>
        <table:table-row table:style-name="ro6">
          <table:table-cell office:value-type="float" office:value="853" calcext:value-type="float">
            <text:p>853</text:p>
          </table:table-cell>
          <table:table-cell office:value-type="string" calcext:value-type="string">
            <text:p>歴</text:p>
          </table:table-cell>
          <table:table-cell office:value-type="string" calcext:value-type="string">
            <text:p>PERSONAL HISTORY</text:p>
          </table:table-cell>
          <table:table-cell office:value-type="string" calcext:value-type="string">
            <text:p>レキ</text:p>
          </table:table-cell>
          <table:table-cell table:style-name="ce10"/>
          <table:table-cell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number-columns-repeated="1018"/>
        </table:table-row>
        <table:table-row table:style-name="ro9">
          <table:table-cell office:value-type="float" office:value="854" calcext:value-type="float">
            <text:p>854</text:p>
          </table:table-cell>
          <table:table-cell office:value-type="string" calcext:value-type="string">
            <text:p>暦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レキ</text:p>
          </table:table-cell>
          <table:table-cell office:value-type="string" calcext:value-type="string">
            <text:p>こよみ</text:p>
          </table:table-cell>
          <table:table-cell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number-columns-repeated="1018"/>
        </table:table-row>
        <table:table-row table:style-name="ro51">
          <table:table-cell office:value-type="float" office:value="855" calcext:value-type="float">
            <text:p>855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ATTEND [to]</text:p>
            <text:p/>
            <text:p>CONFRONT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のぞ(む)</text:p>
          </table:table-cell>
          <table:table-cell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office:value-type="string" calcext:value-type="string">
            <text:p>be present at</text:p>
          </table:table-cell>
          <table:table-cell table:number-columns-repeated="1017"/>
        </table:table-row>
        <table:table-row table:style-name="ro11">
          <table:table-cell office:value-type="float" office:value="856" calcext:value-type="float">
            <text:p>856</text:p>
          </table:table-cell>
          <table:table-cell office:value-type="string" calcext:value-type="string">
            <text:p>園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number-columns-repeated="1018"/>
        </table:table-row>
        <table:table-row table:style-name="ro36">
          <table:table-cell office:value-type="float" office:value="857" calcext:value-type="float">
            <text:p>857</text:p>
          </table:table-cell>
          <table:table-cell office:value-type="string" calcext:value-type="string">
            <text:p>遠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とお(い)</text:p>
          </table:table-cell>
          <table:table-cell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number-columns-repeated="1018"/>
        </table:table-row>
        <table:table-row table:style-name="ro26">
          <table:table-cell office:value-type="float" office:value="858" calcext:value-type="float">
            <text:p>858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GIVE</text:p>
            <text:p/>
            <text:p>TAKE PART IN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た(える)</text:p>
          </table:table-cell>
          <table:table-cell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office:value-type="string" calcext:value-type="string">
            <text:p>grant</text:p>
          </table:table-cell>
          <table:table-cell table:number-columns-repeated="1017"/>
        </table:table-row>
        <table:table-row table:style-name="ro51">
          <table:table-cell office:value-type="float" office:value="859" calcext:value-type="float">
            <text:p>859</text:p>
          </table:table-cell>
          <table:table-cell office:value-type="string" calcext:value-type="string">
            <text:p>写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うつ(す)</text:p>
            <text:p/>
            <text:p>うつ(る)</text:p>
          </table:table-cell>
          <table:table-cell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number-columns-repeated="1018"/>
        </table:table-row>
        <table:table-row table:style-name="ro69">
          <table:table-cell office:value-type="float" office:value="860" calcext:value-type="float">
            <text:p>860</text:p>
          </table:table-cell>
          <table:table-cell office:value-type="string" calcext:value-type="string">
            <text:p>移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うつ(る)</text:p>
            <text:p/>
            <text:p>うつ(す)</text:p>
          </table:table-cell>
          <table:table-cell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office:value-type="string" calcext:value-type="string">
            <text:p>shift</text:p>
          </table:table-cell>
          <table:table-cell table:number-columns-repeated="1017"/>
        </table:table-row>
        <table:table-row table:style-name="ro4">
          <table:table-cell office:value-type="float" office:value="861" calcext:value-type="float">
            <text:p>861</text:p>
          </table:table-cell>
          <table:table-cell office:value-type="string" calcext:value-type="string">
            <text:p>卸</text:p>
          </table:table-cell>
          <table:table-cell office:value-type="string" calcext:value-type="string">
            <text:p>WHOLESALE</text:p>
          </table:table-cell>
          <table:table-cell/>
          <table:table-cell office:value-type="string" calcext:value-type="string">
            <text:p>おろ(す)</text:p>
            <text:p/>
            <text:p>おろ(し)</text:p>
            <text:p/>
            <text:p>おろし</text:p>
          </table:table-cell>
          <table:table-cell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number-columns-repeated="1018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御</text:p>
          </table:table-cell>
          <table:table-cell office:value-type="string" calcext:value-type="string">
            <text:p>GENERAL HONORIFIC TERM</text:p>
          </table:table-cell>
          <table:table-cell office:value-type="string" calcext:value-type="string">
            <text:p>ギョ</text:p>
            <text:p/>
            <text:p>ゴ</text:p>
          </table:table-cell>
          <table:table-cell office:value-type="string" calcext:value-type="string">
            <text:p>おん-</text:p>
            <text:p/>
            <text:p>お-*</text:p>
            <text:p/>
            <text:p>み-*</text:p>
          </table:table-cell>
          <table:table-cell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number-columns-repeated="1018"/>
        </table:table-row>
        <table:table-row table:style-name="ro9">
          <table:table-cell office:value-type="float" office:value="863" calcext:value-type="float">
            <text:p>863</text:p>
          </table:table-cell>
          <table:table-cell office:value-type="string" calcext:value-type="string">
            <text:p>複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フク</text:p>
          </table:table-cell>
          <table:table-cell table:style-name="ce10"/>
          <table:table-cell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office:value-type="string" calcext:value-type="string">
            <text:p>double, duplicate</text:p>
          </table:table-cell>
          <table:table-cell table:number-columns-repeated="1017"/>
        </table:table-row>
        <table:table-row table:style-name="ro23">
          <table:table-cell office:value-type="float" office:value="864" calcext:value-type="float">
            <text:p>864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はら</text:p>
            <text:p/>
            <text:p>なか*</text:p>
          </table:table-cell>
          <table:table-cell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number-columns-repeated="1018"/>
        </table:table-row>
        <table:table-row table:style-name="ro31">
          <table:table-cell office:value-type="float" office:value="865" calcext:value-type="float">
            <text:p>865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RETURN TO</text:p>
          </table:table-cell>
          <table:table-cell office:value-type="string" calcext:value-type="string">
            <text:p>フク</text:p>
          </table:table-cell>
          <table:table-cell table:style-name="ce10"/>
          <table:table-cell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office:value-type="string" calcext:value-type="string">
            <text:p>repeat</text:p>
          </table:table-cell>
          <table:table-cell table:number-columns-repeated="1017"/>
        </table:table-row>
        <table:table-row table:style-name="ro34">
          <table:table-cell office:value-type="float" office:value="866" calcext:value-type="float">
            <text:p>866</text:p>
          </table:table-cell>
          <table:table-cell office:value-type="string" calcext:value-type="string">
            <text:p>往</text:p>
          </table:table-cell>
          <table:table-cell office:value-type="string" calcext:value-type="string">
            <text:p>GO ON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い(く)*</text:p>
          </table:table-cell>
          <table:table-cell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office:value-type="string" calcext:value-type="string">
            <text:p>proceed; pass away</text:p>
          </table:table-cell>
          <table:table-cell table:number-columns-repeated="1017"/>
        </table:table-row>
        <table:table-row table:style-name="ro11">
          <table:table-cell office:value-type="float" office:value="867" calcext:value-type="float">
            <text:p>867</text:p>
          </table:table-cell>
          <table:table-cell office:value-type="string" calcext:value-type="string">
            <text:p>柱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はしら</text:p>
          </table:table-cell>
          <table:table-cell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office:value-type="string" calcext:value-type="string">
            <text:p>mainstay</text:p>
          </table:table-cell>
          <table:table-cell table:number-columns-repeated="1017"/>
        </table:table-row>
        <table:table-row table:style-name="ro20">
          <table:table-cell office:value-type="float" office:value="868" calcext:value-type="float">
            <text:p>868</text:p>
          </table:table-cell>
          <table:table-cell office:value-type="string" calcext:value-type="string">
            <text:p>征</text:p>
          </table:table-cell>
          <table:table-cell office:value-type="string" calcext:value-type="string">
            <text:p>CONQUER</text:p>
          </table:table-cell>
          <table:table-cell office:value-type="string" calcext:value-type="string">
            <text:p>セイ</text:p>
          </table:table-cell>
          <table:table-cell table:style-name="ce10"/>
          <table:table-cell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office:value-type="string" calcext:value-type="string">
            <text:p>invade</text:p>
          </table:table-cell>
          <table:table-cell table:number-columns-repeated="1017"/>
        </table:table-row>
        <table:table-row table:style-name="ro34">
          <table:table-cell office:value-type="float" office:value="869" calcext:value-type="float">
            <text:p>869</text:p>
          </table:table-cell>
          <table:table-cell office:value-type="string" calcext:value-type="string">
            <text:p>従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ジュウ</text:p>
            <text:p/>
            <text:p>ショウ</text:p>
            <text:p/>
            <text:p>ジュ</text:p>
          </table:table-cell>
          <table:table-cell office:value-type="string" calcext:value-type="string">
            <text:p>したが(う)</text:p>
            <text:p/>
            <text:p>したが(える)</text:p>
          </table:table-cell>
          <table:table-cell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office:value-type="string" calcext:value-type="string">
            <text:p>obey</text:p>
          </table:table-cell>
          <table:table-cell table:number-columns-repeated="1017"/>
        </table:table-row>
        <table:table-row table:style-name="ro11">
          <table:table-cell office:value-type="float" office:value="870" calcext:value-type="float">
            <text:p>870</text:p>
          </table:table-cell>
          <table:table-cell office:value-type="string" calcext:value-type="string">
            <text:p>徒</text:p>
          </table:table-cell>
          <table:table-cell office:value-type="string" calcext:value-type="string">
            <text:p>FOLLOWER</text:p>
            <text:p/>
            <text:p>FELLOW[S]</text:p>
            <text:p/>
            <text:p>GOING ON FOOT</text:p>
          </table:table-cell>
          <table:table-cell office:value-type="string" calcext:value-type="string">
            <text:p>ト</text:p>
          </table:table-cell>
          <table:table-cell table:style-name="ce10"/>
          <table:table-cell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office:value-type="string" calcext:value-type="string">
            <text:p>pupil</text:p>
          </table:table-cell>
          <table:table-cell table:number-columns-repeated="1017"/>
        </table:table-row>
        <table:table-row table:style-name="ro29">
          <table:table-cell office:value-type="float" office:value="871" calcext:value-type="float">
            <text:p>871</text:p>
          </table:table-cell>
          <table:table-cell office:value-type="string" calcext:value-type="string">
            <text:p>縦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number-columns-repeated="1018"/>
        </table:table-row>
        <table:table-row table:style-name="ro51">
          <table:table-cell office:value-type="float" office:value="872" calcext:value-type="float">
            <text:p>872</text:p>
          </table:table-cell>
          <table:table-cell office:value-type="string" calcext:value-type="string">
            <text:p>延</text:p>
          </table:table-cell>
          <table:table-cell office:value-type="string" calcext:value-type="string">
            <text:p>EXTEND</text:p>
            <text:p/>
            <text:p>POSTPON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の(びる)</text:p>
            <text:p/>
            <text:p>の(べる)</text:p>
            <text:p/>
            <text:p>の(べ)</text:p>
            <text:p/>
            <text:p>の(ばす)</text:p>
          </table:table-cell>
          <table:table-cell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number-columns-repeated="1018"/>
        </table:table-row>
        <table:table-row table:style-name="ro26">
          <table:table-cell office:value-type="float" office:value="873" calcext:value-type="float">
            <text:p>873</text:p>
          </table:table-cell>
          <table:table-cell office:value-type="string" calcext:value-type="string">
            <text:p>伸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の(びる)</text:p>
            <text:p/>
            <text:p>の(ばす)</text:p>
            <text:p/>
            <text:p>の(べる)</text:p>
          </table:table-cell>
          <table:table-cell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office:value-type="string" calcext:value-type="string">
            <text:p>grow</text:p>
          </table:table-cell>
          <table:table-cell table:number-columns-repeated="1017"/>
        </table:table-row>
        <table:table-row table:style-name="ro21">
          <table:table-cell office:value-type="float" office:value="874" calcext:value-type="float">
            <text:p>874</text:p>
          </table:table-cell>
          <table:table-cell office:value-type="string" calcext:value-type="string">
            <text:p>紳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シン</text:p>
          </table:table-cell>
          <table:table-cell table:style-name="ce10"/>
          <table:table-cell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number-columns-repeated="1018"/>
        </table:table-row>
        <table:table-row table:style-name="ro47">
          <table:table-cell office:value-type="float" office:value="875" calcext:value-type="float">
            <text:p>875</text:p>
          </table:table-cell>
          <table:table-cell office:value-type="string" calcext:value-type="string">
            <text:p>縮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シュク</text:p>
          </table:table-cell>
          <table:table-cell office:value-type="string" calcext:value-type="string">
            <text:p>ちぢ(む)</text:p>
            <text:p/>
            <text:p>ちぢ(まる)</text:p>
            <text:p/>
            <text:p>ちぢ(める)</text:p>
            <text:p/>
            <text:p>ちぢ(れる)</text:p>
            <text:p/>
            <text:p>ちぢ(らす)</text:p>
          </table:table-cell>
          <table:table-cell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office:value-type="string" calcext:value-type="string">
            <text:p>curl up</text:p>
          </table:table-cell>
          <table:table-cell table:number-columns-repeated="1017"/>
        </table:table-row>
        <table:table-row table:style-name="ro60">
          <table:table-cell office:value-type="float" office:value="876" calcext:value-type="float">
            <text:p>876</text:p>
          </table:table-cell>
          <table:table-cell office:value-type="string" calcext:value-type="string">
            <text:p>誕</text:p>
          </table:table-cell>
          <table:table-cell office:value-type="string" calcext:value-type="string">
            <text:p>BE BORN</text:p>
          </table:table-cell>
          <table:table-cell office:value-type="string" calcext:value-type="string">
            <text:p>タン</text:p>
          </table:table-cell>
          <table:table-cell table:style-name="ce10"/>
          <table:table-cell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number-columns-repeated="1018"/>
        </table:table-row>
        <table:table-row table:style-name="ro32">
          <table:table-cell office:value-type="float" office:value="877" calcext:value-type="float">
            <text:p>877</text:p>
          </table:table-cell>
          <table:table-cell office:value-type="string" calcext:value-type="string">
            <text:p>廷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number-columns-repeated="1018"/>
        </table:table-row>
        <table:table-row table:style-name="ro19">
          <table:table-cell office:value-type="float" office:value="878" calcext:value-type="float">
            <text:p>878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COURTYARD</text:p>
            <text:p/>
            <text:p>GARDEN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number-columns-repeated="1018"/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string" calcext:value-type="string">
            <text:p>艇</text:p>
          </table:table-cell>
          <table:table-cell office:value-type="string" calcext:value-type="string">
            <text:p>SMALL BOAT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number-columns-repeated="1018"/>
        </table:table-row>
        <table:table-row table:style-name="ro28">
          <table:table-cell office:value-type="float" office:value="880" calcext:value-type="float">
            <text:p>880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UNFOLD</text:p>
            <text:p/>
            <text:p>DISPLAY</text:p>
          </table:table-cell>
          <table:table-cell office:value-type="string" calcext:value-type="string">
            <text:p>テン</text:p>
          </table:table-cell>
          <table:table-cell table:style-name="ce10"/>
          <table:table-cell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office:value-type="string" calcext:value-type="string">
            <text:p>develop</text:p>
          </table:table-cell>
          <table:table-cell table:number-columns-repeated="1017"/>
        </table:table-row>
        <table:table-row table:style-name="ro20">
          <table:table-cell office:value-type="float" office:value="881" calcext:value-type="float">
            <text:p>881</text:p>
          </table:table-cell>
          <table:table-cell office:value-type="string" calcext:value-type="string">
            <text:p>殿</text:p>
          </table:table-cell>
          <table:table-cell office:value-type="string" calcext:value-type="string">
            <text:p>PALACE</text:p>
            <text:p/>
            <text:p>FORMAL HONORIFIC TITLE</text:p>
          </table:table-cell>
          <table:table-cell office:value-type="string" calcext:value-type="string">
            <text:p>デン</text:p>
            <text:p/>
            <text:p>テン</text:p>
          </table:table-cell>
          <table:table-cell office:value-type="string" calcext:value-type="string">
            <text:p>との</text:p>
            <text:p/>
            <text:p>-どの</text:p>
          </table:table-cell>
          <table:table-cell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number-columns-repeated="1018"/>
        </table:table-row>
        <table:table-row table:style-name="ro16">
          <table:table-cell office:value-type="float" office:value="882" calcext:value-type="float">
            <text:p>882</text:p>
          </table:table-cell>
          <table:table-cell office:value-type="string" calcext:value-type="string">
            <text:p>異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こと</text:p>
            <text:p/>
            <text:p>こと(なる)</text:p>
          </table:table-cell>
          <table:table-cell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number-columns-repeated="1018"/>
        </table:table-row>
        <table:table-row table:style-name="ro40">
          <table:table-cell office:value-type="float" office:value="883" calcext:value-type="float">
            <text:p>883</text:p>
          </table:table-cell>
          <table:table-cell office:value-type="string" calcext:value-type="string">
            <text:p>翼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つばさ</text:p>
          </table:table-cell>
          <table:table-cell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number-columns-repeated="1018"/>
        </table:table-row>
        <table:table-row table:style-name="ro31">
          <table:table-cell office:value-type="float" office:value="884" calcext:value-type="float">
            <text:p>884</text:p>
          </table:table-cell>
          <table:table-cell office:value-type="string" calcext:value-type="string">
            <text:p>累</text:p>
          </table:table-cell>
          <table:table-cell office:value-type="string" calcext:value-type="string">
            <text:p>CUMULATE</text:p>
            <text:p/>
            <text:p>ENCUMBER</text:p>
          </table:table-cell>
          <table:table-cell office:value-type="string" calcext:value-type="string">
            <text:p>ルイ</text:p>
          </table:table-cell>
          <table:table-cell table:style-name="ce10"/>
          <table:table-cell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number-columns-repeated="1018"/>
        </table:table-row>
        <table:table-row table:style-name="ro9">
          <table:table-cell office:value-type="float" office:value="885" calcext:value-type="float">
            <text:p>885</text:p>
          </table:table-cell>
          <table:table-cell office:value-type="string" calcext:value-type="string">
            <text:p>塁</text:p>
          </table:table-cell>
          <table:table-cell office:value-type="string" calcext:value-type="string">
            <text:p>BASE</text:p>
            <text:p/>
            <text:p>SMALL FORT</text:p>
          </table:table-cell>
          <table:table-cell office:value-type="string" calcext:value-type="string">
            <text:p>ルイ</text:p>
          </table:table-cell>
          <table:table-cell table:style-name="ce10"/>
          <table:table-cell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number-columns-repeated="1018"/>
        </table:table-row>
        <table:table-row table:style-name="ro17">
          <table:table-cell office:value-type="float" office:value="886" calcext:value-type="float">
            <text:p>886</text:p>
          </table:table-cell>
          <table:table-cell office:value-type="string" calcext:value-type="string">
            <text:p>吏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リ</text:p>
          </table:table-cell>
          <table:table-cell table:style-name="ce10"/>
          <table:table-cell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number-columns-repeated="1018"/>
        </table:table-row>
        <table:table-row table:style-name="ro11">
          <table:table-cell office:value-type="float" office:value="887" calcext:value-type="float">
            <text:p>887</text:p>
          </table:table-cell>
          <table:table-cell office:value-type="string" calcext:value-type="string">
            <text:p>使</text:p>
          </table:table-cell>
          <table:table-cell office:value-type="string" calcext:value-type="string">
            <text:p>USE</text:p>
            <text:p/>
            <text:p>ENVOY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つか(う)</text:p>
            <text:p/>
            <text:p>(-)つか(い)</text:p>
            <text:p/>
            <text:p>-づか(い)</text:p>
          </table:table-cell>
          <table:table-cell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office:value-type="string" calcext:value-type="string">
            <text:p>dispatch</text:p>
          </table:table-cell>
          <table:table-cell table:number-columns-repeated="1017"/>
        </table:table-row>
        <table:table-row table:style-name="ro29">
          <table:table-cell office:value-type="float" office:value="888" calcext:value-type="float">
            <text:p>888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number-columns-repeated="1018"/>
        </table:table-row>
        <table:table-row table:style-name="ro28">
          <table:table-cell office:value-type="float" office:value="889" calcext:value-type="float">
            <text:p>889</text:p>
          </table:table-cell>
          <table:table-cell office:value-type="string" calcext:value-type="string">
            <text:p>更</text:p>
          </table:table-cell>
          <table:table-cell office:value-type="string" calcext:value-type="string">
            <text:p>RENEW</text:p>
            <text:p/>
            <text:p>FURTHERMORE</text:p>
            <text:p/>
            <text:p>GROW LAT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さら</text:p>
            <text:p/>
            <text:p>さら(に)</text:p>
            <text:p/>
            <text:p>ふ(ける)</text:p>
            <text:p/>
            <text:p>ふ(かす)</text:p>
          </table:table-cell>
          <table:table-cell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office:value-type="string" calcext:value-type="string">
            <text:p>replace</text:p>
          </table:table-cell>
          <table:table-cell table:number-columns-repeated="1017"/>
        </table:table-row>
        <table:table-row table:style-name="ro28">
          <table:table-cell office:value-type="float" office:value="890" calcext:value-type="float">
            <text:p>890</text:p>
          </table:table-cell>
          <table:table-cell office:value-type="string" calcext:value-type="string">
            <text:p>便</text:p>
          </table:table-cell>
          <table:table-cell office:value-type="string" calcext:value-type="string">
            <text:p>CONVENIENT</text:p>
            <text:p/>
            <text:p>POSTAL DELIVERY</text:p>
            <text:p/>
            <text:p>EXCRETA</text:p>
          </table:table-cell>
          <table:table-cell office:value-type="string" calcext:value-type="string">
            <text:p>ベン</text:p>
            <text:p/>
            <text:p>ビン</text:p>
          </table:table-cell>
          <table:table-cell office:value-type="string" calcext:value-type="string">
            <text:p>たよ(り)</text:p>
          </table:table-cell>
          <table:table-cell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office:value-type="string" calcext:value-type="string">
            <text:p>transportation service, flight</text:p>
          </table:table-cell>
          <table:table-cell table:number-columns-repeated="1017"/>
        </table:table-row>
        <table:table-row table:style-name="ro29">
          <table:table-cell office:value-type="float" office:value="891" calcext:value-type="float">
            <text:p>891</text:p>
          </table:table-cell>
          <table:table-cell office:value-type="string" calcext:value-type="string">
            <text:p>硬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た(い)</text:p>
          </table:table-cell>
          <table:table-cell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office:value-type="string" calcext:value-type="string">
            <text:p>resisting pressure</text:p>
          </table:table-cell>
          <table:table-cell table:number-columns-repeated="1017"/>
        </table:table-row>
        <table:table-row table:style-name="ro20">
          <table:table-cell office:value-type="float" office:value="892" calcext:value-type="float">
            <text:p>892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ABILITY</text:p>
            <text:p/>
            <text:p>NOH DRAMA</text:p>
          </table:table-cell>
          <table:table-cell office:value-type="string" calcext:value-type="string">
            <text:p>ノウ</text:p>
          </table:table-cell>
          <table:table-cell table:style-name="ce10"/>
          <table:table-cell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office:value-type="string" calcext:value-type="string">
            <text:p>function</text:p>
          </table:table-cell>
          <table:table-cell table:number-columns-repeated="1017"/>
        </table:table-row>
        <table:table-row table:style-name="ro30">
          <table:table-cell office:value-type="float" office:value="893" calcext:value-type="float">
            <text:p>893</text:p>
          </table:table-cell>
          <table:table-cell office:value-type="string" calcext:value-type="string">
            <text:p>態</text:p>
          </table:table-cell>
          <table:table-cell office:value-type="string" calcext:value-type="string">
            <text:p>STATE</text:p>
            <text:p/>
            <text:p>POSTURE</text:p>
          </table:table-cell>
          <table:table-cell office:value-type="string" calcext:value-type="string">
            <text:p>タイ</text:p>
          </table:table-cell>
          <table:table-cell table:style-name="ce10"/>
          <table:table-cell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office:value-type="string" calcext:value-type="string">
            <text:p>condition ・ attitute</text:p>
          </table:table-cell>
          <table:table-cell table:number-columns-repeated="1017"/>
        </table:table-row>
        <table:table-row table:style-name="ro21">
          <table:table-cell office:value-type="float" office:value="894" calcext:value-type="float">
            <text:p>894</text:p>
          </table:table-cell>
          <table:table-cell office:value-type="string" calcext:value-type="string">
            <text:p>熊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くま</text:p>
          </table:table-cell>
          <table:table-cell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number-columns-repeated="1018"/>
        </table:table-row>
        <table:table-row table:style-name="ro15">
          <table:table-cell office:value-type="float" office:value="895" calcext:value-type="float">
            <text:p>895</text:p>
          </table:table-cell>
          <table:table-cell office:value-type="string" calcext:value-type="string">
            <text:p>罷</text:p>
          </table:table-cell>
          <table:table-cell office:value-type="string" calcext:value-type="string">
            <text:p>DISCONTINUE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や(める)*</text:p>
          </table:table-cell>
          <table:table-cell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number-columns-repeated="1018"/>
        </table:table-row>
        <table:table-row table:style-name="ro24">
          <table:table-cell office:value-type="float" office:value="896" calcext:value-type="float">
            <text:p>896</text:p>
          </table:table-cell>
          <table:table-cell office:value-type="string" calcext:value-type="string">
            <text:p>羅</text:p>
          </table:table-cell>
          <table:table-cell office:value-type="string" calcext:value-type="string">
            <text:p>LINE UP</text:p>
            <text:p/>
            <text:p>PHONETIC [RA]</text:p>
          </table:table-cell>
          <table:table-cell office:value-type="string" calcext:value-type="string">
            <text:p>ラ</text:p>
          </table:table-cell>
          <table:table-cell table:style-name="ce10"/>
          <table:table-cell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office:value-type="string" calcext:value-type="string">
            <text:p>arrange</text:p>
          </table:table-cell>
          <table:table-cell table:number-columns-repeated="1017"/>
        </table:table-row>
        <table:table-row table:style-name="ro40">
          <table:table-cell office:value-type="float" office:value="897" calcext:value-type="float">
            <text:p>897</text:p>
          </table:table-cell>
          <table:table-cell office:value-type="string" calcext:value-type="string">
            <text:p>雲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ウン</text:p>
          </table:table-cell>
          <table:table-cell office:value-type="string" calcext:value-type="string">
            <text:p>くも</text:p>
            <text:p/>
            <text:p>-ぐも</text:p>
          </table:table-cell>
          <table:table-cell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number-columns-repeated="1018"/>
        </table:table-row>
        <table:table-row table:style-name="ro9">
          <table:table-cell office:value-type="float" office:value="898" calcext:value-type="float">
            <text:p>898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くも(る)</text:p>
          </table:table-cell>
          <table:table-cell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number-columns-repeated="1018"/>
        </table:table-row>
        <table:table-row table:style-name="ro29">
          <table:table-cell office:value-type="float" office:value="899" calcext:value-type="float">
            <text:p>899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number-columns-repeated="1018"/>
        </table:table-row>
        <table:table-row table:style-name="ro6">
          <table:table-cell office:value-type="float" office:value="900" calcext:value-type="float">
            <text:p>900</text:p>
          </table:table-cell>
          <table:table-cell office:value-type="string" calcext:value-type="string">
            <text:p>雷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かみなり</text:p>
          </table:table-cell>
          <table:table-cell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number-columns-repeated="1018"/>
        </table:table-row>
        <table:table-row table:style-name="ro9">
          <table:table-cell office:value-type="float" office:value="901" calcext:value-type="float">
            <text:p>901</text:p>
          </table:table-cell>
          <table:table-cell office:value-type="string" calcext:value-type="string">
            <text:p>零</text:p>
          </table:table-cell>
          <table:table-cell office:value-type="string" calcext:value-type="string">
            <text:p>ZERO</text:p>
            <text:p/>
            <text:p>SPILL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こぼ(す)</text:p>
            <text:p/>
            <text:p>こぼ(れる)</text:p>
          </table:table-cell>
          <table:table-cell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number-columns-repeated="1018"/>
        </table:table-row>
        <table:table-row table:style-name="ro23">
          <table:table-cell office:value-type="float" office:value="902" calcext:value-type="float">
            <text:p>902</text:p>
          </table:table-cell>
          <table:table-cell office:value-type="string" calcext:value-type="string">
            <text:p>震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る(う)</text:p>
            <text:p/>
            <text:p>ふる(える)</text:p>
          </table:table-cell>
          <table:table-cell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office:value-type="string" calcext:value-type="string">
            <text:p>tremble</text:p>
          </table:table-cell>
          <table:table-cell table:number-columns-repeated="1017"/>
        </table:table-row>
        <table:table-row table:style-name="ro28">
          <table:table-cell office:value-type="float" office:value="903" calcext:value-type="float">
            <text:p>903</text:p>
          </table:table-cell>
          <table:table-cell office:value-type="string" calcext:value-type="string">
            <text:p>振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(る)</text:p>
            <text:p/>
            <text:p>ぶ(る)</text:p>
            <text:p/>
            <text:p>ふ(り)</text:p>
            <text:p/>
            <text:p>-ぶ(り)</text:p>
            <text:p/>
            <text:p>ふ(るう)</text:p>
            <text:p/>
            <text:p>ふ(れる)</text:p>
          </table:table-cell>
          <table:table-cell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office:value-type="string" calcext:value-type="string">
            <text:p>wave, wield, pretend</text:p>
          </table:table-cell>
          <table:table-cell table:number-columns-repeated="1017"/>
        </table:table-row>
        <table:table-row table:style-name="ro28">
          <table:table-cell office:value-type="float" office:value="904" calcext:value-type="float">
            <text:p>904</text:p>
          </table:table-cell>
          <table:table-cell office:value-type="string" calcext:value-type="string">
            <text:p>久</text:p>
          </table:table-cell>
          <table:table-cell office:value-type="string" calcext:value-type="string">
            <text:p>OF LONG DURATION</text:p>
          </table:table-cell>
          <table:table-cell office:value-type="string" calcext:value-type="string">
            <text:p>キュウ</text:p>
            <text:p/>
            <text:p>ク</text:p>
          </table:table-cell>
          <table:table-cell office:value-type="string" calcext:value-type="string">
            <text:p>ひさ(しい)</text:p>
          </table:table-cell>
          <table:table-cell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number-columns-repeated="1018"/>
        </table:table-row>
        <table:table-row table:style-name="ro7">
          <table:table-cell office:value-type="float" office:value="905" calcext:value-type="float">
            <text:p>905</text:p>
          </table:table-cell>
          <table:table-cell office:value-type="string" calcext:value-type="string">
            <text:p>賑</text:p>
          </table:table-cell>
          <table:table-cell office:value-type="string" calcext:value-type="string">
            <text:p>FLOURISH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にぎ(わう)</text:p>
            <text:p/>
            <text:p>にぎ(わす)</text:p>
            <text:p/>
            <text:p>にぎ(やか)</text:p>
          </table:table-cell>
          <table:table-cell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office:value-type="string" calcext:value-type="string">
            <text:p>be bustling</text:p>
          </table:table-cell>
          <table:table-cell table:number-columns-repeated="1017"/>
        </table:table-row>
        <table:table-row table:style-name="ro4">
          <table:table-cell office:value-type="float" office:value="906" calcext:value-type="float">
            <text:p>906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おか</text:p>
          </table:table-cell>
          <table:table-cell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number-columns-repeated="1018"/>
        </table:table-row>
        <table:table-row table:style-name="ro20">
          <table:table-cell office:value-type="float" office:value="907" calcext:value-type="float">
            <text:p>907</text:p>
          </table:table-cell>
          <table:table-cell office:value-type="string" calcext:value-type="string">
            <text:p>兵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ヘイ</text:p>
            <text:p/>
            <text:p>ヒョウ</text:p>
          </table:table-cell>
          <table:table-cell table:style-name="ce10"/>
          <table:table-cell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number-columns-repeated="1018"/>
        </table:table-row>
        <table:table-row table:style-name="ro7">
          <table:table-cell office:value-type="float" office:value="908" calcext:value-type="float">
            <text:p>908</text:p>
          </table:table-cell>
          <table:table-cell office:value-type="string" calcext:value-type="string">
            <text:p>岳</text:p>
          </table:table-cell>
          <table:table-cell office:value-type="string" calcext:value-type="string">
            <text:p>HIGH MOUNTAIN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office:value-type="string" calcext:value-type="string">
            <text:p>peak</text:p>
          </table:table-cell>
          <table:table-cell table:number-columns-repeated="1017"/>
        </table:table-row>
        <table:table-row table:style-name="ro11">
          <table:table-cell office:value-type="float" office:value="909" calcext:value-type="float">
            <text:p>909</text:p>
          </table:table-cell>
          <table:table-cell office:value-type="string" calcext:value-type="string">
            <text:p>浜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はま</text:p>
          </table:table-cell>
          <table:table-cell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number-columns-repeated="1018"/>
        </table:table-row>
        <table:table-row table:style-name="ro13">
          <table:table-cell office:value-type="float" office:value="910" calcext:value-type="float">
            <text:p>910</text:p>
          </table:table-cell>
          <table:table-cell office:value-type="string" calcext:value-type="string">
            <text:p>舎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シャ</text:p>
          </table:table-cell>
          <table:table-cell table:style-name="ce10"/>
          <table:table-cell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office:value-type="string" calcext:value-type="string">
            <text:p>building</text:p>
          </table:table-cell>
          <table:table-cell table:number-columns-repeated="1017"/>
        </table:table-row>
        <table:table-row table:style-name="ro31">
          <table:table-cell office:value-type="float" office:value="911" calcext:value-type="float">
            <text:p>911</text:p>
          </table:table-cell>
          <table:table-cell office:value-type="string" calcext:value-type="string">
            <text:p>再</text:p>
          </table:table-cell>
          <table:table-cell office:value-type="string" calcext:value-type="string">
            <text:p>ANOTHER TIME</text:p>
          </table:table-cell>
          <table:table-cell office:value-type="string" calcext:value-type="string">
            <text:p>サイ</text:p>
            <text:p/>
            <text:p>サ</text:p>
          </table:table-cell>
          <table:table-cell office:value-type="string" calcext:value-type="string">
            <text:p>ふたた(び)</text:p>
          </table:table-cell>
          <table:table-cell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office:value-type="string" calcext:value-type="string">
            <text:p>again</text:p>
          </table:table-cell>
          <table:table-cell table:number-columns-repeated="1017"/>
        </table:table-row>
        <table:table-row table:style-name="ro34">
          <table:table-cell office:value-type="float" office:value="912" calcext:value-type="float">
            <text:p>912</text:p>
          </table:table-cell>
          <table:table-cell office:value-type="string" calcext:value-type="string">
            <text:p>虎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とら</text:p>
          </table:table-cell>
          <table:table-cell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number-columns-repeated="1018"/>
        </table:table-row>
        <table:table-row table:style-name="ro58">
          <table:table-cell office:value-type="float" office:value="913" calcext:value-type="float">
            <text:p>913</text:p>
          </table:table-cell>
          <table:table-cell office:value-type="string" calcext:value-type="string">
            <text:p>寅</text:p>
          </table:table-cell>
          <table:table-cell office:value-type="string" calcext:value-type="string">
            <text:p>THE TIGER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とら</text:p>
          </table:table-cell>
          <table:table-cell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office:value-type="string" calcext:value-type="string">
            <text:p>sign of …</text:p>
          </table:table-cell>
          <table:table-cell table:number-columns-repeated="1017"/>
        </table:table-row>
        <table:table-row table:style-name="ro56">
          <table:table-cell office:value-type="float" office:value="914" calcext:value-type="float">
            <text:p>914</text:p>
          </table:table-cell>
          <table:table-cell office:value-type="string" calcext:value-type="string">
            <text:p>演</text:p>
          </table:table-cell>
          <table:table-cell office:value-type="string" calcext:value-type="string">
            <text:p>PERFORM</text:p>
          </table:table-cell>
          <table:table-cell office:value-type="string" calcext:value-type="string">
            <text:p>エン</text:p>
          </table:table-cell>
          <table:table-cell table:style-name="ce10"/>
          <table:table-cell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number-columns-repeated="1018"/>
        </table:table-row>
        <table:table-row table:style-name="ro19">
          <table:table-cell office:value-type="float" office:value="915" calcext:value-type="float">
            <text:p>915</text:p>
          </table:table-cell>
          <table:table-cell office:value-type="string" calcext:value-type="string">
            <text:p>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コウ</text:p>
            <text:p/>
            <text:p>オウ</text:p>
          </table:table-cell>
          <table:table-cell office:value-type="string" calcext:value-type="string">
            <text:p>き</text:p>
            <text:p/>
            <text:p>こ-</text:p>
          </table:table-cell>
          <table:table-cell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number-columns-repeated="1018"/>
        </table:table-row>
        <table:table-row table:style-name="ro26">
          <table:table-cell office:value-type="float" office:value="916" calcext:value-type="float">
            <text:p>916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SIDEWAYS</text:p>
            <text:p/>
            <text:p>ARBITRARY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office:value-type="string" calcext:value-type="string">
            <text:p>across ・ despotic</text:p>
          </table:table-cell>
          <table:table-cell table:number-columns-repeated="1017"/>
        </table:table-row>
        <table:table-row table:style-name="ro70">
          <table:table-cell office:value-type="float" office:value="917" calcext:value-type="float">
            <text:p>917</text:p>
          </table:table-cell>
          <table:table-cell office:value-type="string" calcext:value-type="string">
            <text:p>構</text:p>
          </table:table-cell>
          <table:table-cell office:value-type="string" calcext:value-type="string">
            <text:p>CONSTRUCT</text:p>
            <text:p/>
            <text:p>MI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ま(える)</text:p>
            <text:p/>
            <text:p>かま(う)</text:p>
          </table:table-cell>
          <table:table-cell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office:value-type="string" calcext:value-type="string">
            <text:p>frame ・ care about</text:p>
          </table:table-cell>
          <table:table-cell table:number-columns-repeated="1017"/>
        </table:table-row>
        <table:table-row table:style-name="ro9">
          <table:table-cell office:value-type="float" office:value="918" calcext:value-type="float">
            <text:p>918</text:p>
          </table:table-cell>
          <table:table-cell office:value-type="string" calcext:value-type="string">
            <text:p>講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number-columns-repeated="1018"/>
        </table:table-row>
        <table:table-row table:style-name="ro21">
          <table:table-cell office:value-type="float" office:value="919" calcext:value-type="float">
            <text:p>919</text:p>
          </table:table-cell>
          <table:table-cell office:value-type="string" calcext:value-type="string">
            <text:p>購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number-columns-repeated="1018"/>
        </table:table-row>
        <table:table-row table:style-name="ro46">
          <table:table-cell office:value-type="float" office:value="920" calcext:value-type="float">
            <text:p>920</text:p>
          </table:table-cell>
          <table:table-cell office:value-type="string" calcext:value-type="string">
            <text:p>溝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みぞ</text:p>
            <text:p/>
            <text:p>どぶ*</text:p>
          </table:table-cell>
          <table:table-cell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office:value-type="string" calcext:value-type="string">
            <text:p>ditch</text:p>
          </table:table-cell>
          <table:table-cell table:number-columns-repeated="1017"/>
        </table:table-row>
        <table:table-row table:style-name="ro11">
          <table:table-cell office:value-type="float" office:value="921" calcext:value-type="float">
            <text:p>921</text:p>
          </table:table-cell>
          <table:table-cell office:value-type="string" calcext:value-type="string">
            <text:p>仮</text:p>
          </table:table-cell>
          <table:table-cell office:value-type="string" calcext:value-type="string">
            <text:p>TEMPORARY</text:p>
            <text:p/>
            <text:p>FAKE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かり(-)</text:p>
          </table:table-cell>
          <table:table-cell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office:value-type="string" calcext:value-type="string">
            <text:p>provisional</text:p>
          </table:table-cell>
          <table:table-cell table:number-columns-repeated="1017"/>
        </table:table-row>
        <table:table-row table:style-name="ro16">
          <table:table-cell office:value-type="float" office:value="922" calcext:value-type="float">
            <text:p>922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FRAGMENT</text:p>
            <text:p/>
            <text:p>ONE OF TWO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た(-)</text:p>
          </table:table-cell>
          <table:table-cell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number-columns-repeated="1018"/>
        </table:table-row>
        <table:table-row table:style-name="ro31">
          <table:table-cell office:value-type="float" office:value="923" calcext:value-type="float">
            <text:p>923</text:p>
          </table:table-cell>
          <table:table-cell office:value-type="string" calcext:value-type="string">
            <text:p>版</text:p>
          </table:table-cell>
          <table:table-cell office:value-type="string" calcext:value-type="string">
            <text:p>PRINTING [PLATE]</text:p>
            <text:p/>
            <text:p>PUBLISHING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number-columns-repeated="1018"/>
        </table:table-row>
        <table:table-row table:style-name="ro16">
          <table:table-cell office:value-type="float" office:value="924" calcext:value-type="float">
            <text:p>924</text:p>
          </table:table-cell>
          <table:table-cell office:value-type="string" calcext:value-type="string">
            <text:p>板</text:p>
          </table:table-cell>
          <table:table-cell office:value-type="string" calcext:value-type="string">
            <text:p>BOARD</text:p>
            <text:p/>
            <text:p>PLATE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いた</text:p>
          </table:table-cell>
          <table:table-cell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number-columns-repeated="1018"/>
        </table:table-row>
        <table:table-row table:style-name="ro9">
          <table:table-cell office:value-type="float" office:value="925" calcext:value-type="float">
            <text:p>925</text:p>
          </table:table-cell>
          <table:table-cell office:value-type="string" calcext:value-type="string">
            <text:p>販</text:p>
          </table:table-cell>
          <table:table-cell office:value-type="string" calcext:value-type="string">
            <text:p>ENGAGE IN SALES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number-columns-repeated="1018"/>
        </table:table-row>
        <table:table-row table:style-name="ro28">
          <table:table-cell office:value-type="float" office:value="926" calcext:value-type="float">
            <text:p>926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RIGHTEOUSNESS</text:p>
            <text:p/>
            <text:p>MEANING</text:p>
            <text:p/>
            <text:p>SUBSTITUTE</text:p>
          </table:table-cell>
          <table:table-cell office:value-type="string" calcext:value-type="string">
            <text:p>ギ</text:p>
          </table:table-cell>
          <table:table-cell table:style-name="ce10"/>
          <table:table-cell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office:value-type="string" calcext:value-type="string">
            <text:p>sense ・ artificial</text:p>
          </table:table-cell>
          <table:table-cell table:number-columns-repeated="1017"/>
        </table:table-row>
        <table:table-row table:style-name="ro30">
          <table:table-cell office:value-type="float" office:value="927" calcext:value-type="float">
            <text:p>927</text:p>
          </table:table-cell>
          <table:table-cell office:value-type="string" calcext:value-type="string">
            <text:p>議</text:p>
          </table:table-cell>
          <table:table-cell office:value-type="string" calcext:value-type="string">
            <text:p>DISCUSS</text:p>
            <text:p/>
            <text:p>LEGISLATIVE BODY</text:p>
          </table:table-cell>
          <table:table-cell office:value-type="string" calcext:value-type="string">
            <text:p>ギ</text:p>
          </table:table-cell>
          <table:table-cell table:style-name="ce10"/>
          <table:table-cell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number-columns-repeated="1018"/>
        </table:table-row>
        <table:table-row table:style-name="ro20">
          <table:table-cell office:value-type="float" office:value="928" calcext:value-type="float">
            <text:p>928</text:p>
          </table:table-cell>
          <table:table-cell office:value-type="string" calcext:value-type="string">
            <text:p>儀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ギ</text:p>
          </table:table-cell>
          <table:table-cell table:style-name="ce10"/>
          <table:table-cell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office:value-type="string" calcext:value-type="string">
            <text:p>rite</text:p>
          </table:table-cell>
          <table:table-cell table:number-columns-repeated="1017"/>
        </table:table-row>
        <table:table-row table:style-name="ro15">
          <table:table-cell office:value-type="float" office:value="929" calcext:value-type="float">
            <text:p>929</text:p>
          </table:table-cell>
          <table:table-cell office:value-type="string" calcext:value-type="string">
            <text:p>犠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ギ</text:p>
          </table:table-cell>
          <table:table-cell table:style-name="ce10"/>
          <table:table-cell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number-columns-repeated="1018"/>
        </table:table-row>
        <table:table-row table:style-name="ro7">
          <table:table-cell office:value-type="float" office:value="930" calcext:value-type="float">
            <text:p>930</text:p>
          </table:table-cell>
          <table:table-cell office:value-type="string" calcext:value-type="string">
            <text:p>牲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セイ</text:p>
          </table:table-cell>
          <table:table-cell table:style-name="ce10"/>
          <table:table-cell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number-columns-repeated="1018"/>
        </table:table-row>
        <table:table-row table:style-name="ro31">
          <table:table-cell office:value-type="float" office:value="931" calcext:value-type="float">
            <text:p>931</text:p>
          </table:table-cell>
          <table:table-cell office:value-type="string" calcext:value-type="string">
            <text:p>旨</text:p>
          </table:table-cell>
          <table:table-cell office:value-type="string" calcext:value-type="string">
            <text:p>PURPOR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むね</text:p>
            <text:p/>
            <text:p>うま(い)*</text:p>
          </table:table-cell>
          <table:table-cell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office:value-type="string" calcext:value-type="string">
            <text:p>gist, aim</text:p>
          </table:table-cell>
          <table:table-cell table:number-columns-repeated="1017"/>
        </table:table-row>
        <table:table-row table:style-name="ro16">
          <table:table-cell office:value-type="float" office:value="932" calcext:value-type="float">
            <text:p>932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FINGER</text:p>
            <text:p/>
            <text:p>POINT [out]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ゆび</text:p>
            <text:p/>
            <text:p>さ(す)</text:p>
            <text:p/>
            <text:p>-さ(し)</text:p>
          </table:table-cell>
          <table:table-cell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number-columns-repeated="1018"/>
        </table:table-row>
        <table:table-row table:style-name="ro60">
          <table:table-cell office:value-type="float" office:value="933" calcext:value-type="float">
            <text:p>933</text:p>
          </table:table-cell>
          <table:table-cell office:value-type="string" calcext:value-type="string">
            <text:p>揮</text:p>
          </table:table-cell>
          <table:table-cell office:value-type="string" calcext:value-type="string">
            <text:p>BRANDISH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office:value-type="string" calcext:value-type="string">
            <text:p>wield, wave</text:p>
          </table:table-cell>
          <table:table-cell table:number-columns-repeated="1017"/>
        </table:table-row>
        <table:table-row table:style-name="ro31">
          <table:table-cell office:value-type="float" office:value="934" calcext:value-type="float">
            <text:p>934</text:p>
          </table:table-cell>
          <table:table-cell office:value-type="string" calcext:value-type="string">
            <text:p>輝</text:p>
          </table:table-cell>
          <table:table-cell office:value-type="string" calcext:value-type="string">
            <text:p>SHINE BRILLIANTL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がや(く)</text:p>
          </table:table-cell>
          <table:table-cell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number-columns-repeated="1018"/>
        </table:table-row>
        <table:table-row table:style-name="ro11">
          <table:table-cell office:value-type="float" office:value="935" calcext:value-type="float">
            <text:p>935</text:p>
          </table:table-cell>
          <table:table-cell office:value-type="string" calcext:value-type="string">
            <text:p>刺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(す)</text:p>
            <text:p/>
            <text:p>さ(さる)</text:p>
            <text:p/>
            <text:p>さ(し)</text:p>
            <text:p/>
            <text:p>さし</text:p>
          </table:table-cell>
          <table:table-cell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office:value-type="string" calcext:value-type="string">
            <text:p>stab</text:p>
          </table:table-cell>
          <table:table-cell table:number-columns-repeated="1017"/>
        </table:table-row>
        <table:table-row table:style-name="ro6">
          <table:table-cell office:value-type="float" office:value="936" calcext:value-type="float">
            <text:p>936</text:p>
          </table:table-cell>
          <table:table-cell office:value-type="string" calcext:value-type="string">
            <text:p>策</text:p>
          </table:table-cell>
          <table:table-cell office:value-type="string" calcext:value-type="string">
            <text:p>SCHEME</text:p>
            <text:p/>
            <text:p>MEASURE</text:p>
          </table:table-cell>
          <table:table-cell office:value-type="string" calcext:value-type="string">
            <text:p>サク</text:p>
          </table:table-cell>
          <table:table-cell table:style-name="ce10"/>
          <table:table-cell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office:value-type="string" calcext:value-type="string">
            <text:p>plan</text:p>
          </table:table-cell>
          <table:table-cell table:number-columns-repeated="1017"/>
        </table:table-row>
        <table:table-row table:style-name="ro34">
          <table:table-cell office:value-type="float" office:value="937" calcext:value-type="float">
            <text:p>937</text:p>
          </table:table-cell>
          <table:table-cell office:value-type="string" calcext:value-type="string">
            <text:p>差</text:p>
          </table:table-cell>
          <table:table-cell office:value-type="string" calcext:value-type="string">
            <text:p>DIVERGENCE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さ(す)</text:p>
            <text:p/>
            <text:p>さ(し)</text:p>
          </table:table-cell>
          <table:table-cell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office:value-type="string" calcext:value-type="string">
            <text:p>difference</text:p>
          </table:table-cell>
          <table:table-cell table:number-columns-repeated="1017"/>
        </table:table-row>
        <table:table-row table:style-name="ro16">
          <table:table-cell office:value-type="float" office:value="938" calcext:value-type="float">
            <text:p>938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PUT ON [cloths]</text:p>
            <text:p/>
            <text:p>ARRIVE</text:p>
            <text:p/>
            <text:p>STICK</text:p>
          </table:table-cell>
          <table:table-cell office:value-type="string" calcext:value-type="string">
            <text:p>チャク</text:p>
            <text:p/>
            <text:p>ジャク</text:p>
          </table:table-cell>
          <table:table-cell office:value-type="string" calcext:value-type="string">
            <text:p>き(る)</text:p>
            <text:p/>
            <text:p>き(せる)</text:p>
            <text:p/>
            <text:p>-ぎ</text:p>
            <text:p/>
            <text:p>-き(せ)</text:p>
            <text:p/>
            <text:p>つ(く)</text:p>
            <text:p/>
            <text:p>つ(ける)</text:p>
          </table:table-cell>
          <table:table-cell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office:value-type="string" calcext:value-type="string">
            <text:p>adhere</text:p>
          </table:table-cell>
          <table:table-cell table:number-columns-repeated="1017"/>
        </table:table-row>
        <table:table-row table:style-name="ro11">
          <table:table-cell office:value-type="float" office:value="939" calcext:value-type="float">
            <text:p>939</text:p>
          </table:table-cell>
          <table:table-cell office:value-type="string" calcext:value-type="string">
            <text:p>看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office:value-type="string" calcext:value-type="string">
            <text:p>keep an eye on</text:p>
          </table:table-cell>
          <table:table-cell table:number-columns-repeated="1017"/>
        </table:table-row>
        <table:table-row table:style-name="ro11">
          <table:table-cell office:value-type="float" office:value="940" calcext:value-type="float">
            <text:p>940</text:p>
          </table:table-cell>
          <table:table-cell office:value-type="string" calcext:value-type="string">
            <text:p>到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た(る)</text:p>
          </table:table-cell>
          <table:table-cell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number-columns-repeated="1018"/>
        </table:table-row>
        <table:table-row table:style-name="ro26">
          <table:table-cell office:value-type="float" office:value="941" calcext:value-type="float">
            <text:p>941</text:p>
          </table:table-cell>
          <table:table-cell office:value-type="string" calcext:value-type="string">
            <text:p>倒</text:p>
          </table:table-cell>
          <table:table-cell office:value-type="string" calcext:value-type="string">
            <text:p>TOPPL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たお(れる)</text:p>
            <text:p/>
            <text:p>-だお(れ)</text:p>
            <text:p/>
            <text:p>たお(す)</text:p>
          </table:table-cell>
          <table:table-cell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number-columns-repeated="1018"/>
        </table:table-row>
        <table:table-row table:style-name="ro16">
          <table:table-cell office:value-type="float" office:value="942" calcext:value-type="float">
            <text:p>942</text:p>
          </table:table-cell>
          <table:table-cell office:value-type="string" calcext:value-type="string">
            <text:p>論</text:p>
          </table:table-cell>
          <table:table-cell office:value-type="string" calcext:value-type="string">
            <text:p>ARGUE</text:p>
            <text:p/>
            <text:p>THEORY</text:p>
          </table:table-cell>
          <table:table-cell office:value-type="string" calcext:value-type="string">
            <text:p>ロン</text:p>
          </table:table-cell>
          <table:table-cell table:style-name="ce10"/>
          <table:table-cell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office:value-type="string" calcext:value-type="string">
            <text:p>discuss ・ view</text:p>
          </table:table-cell>
          <table:table-cell table:number-columns-repeated="1017"/>
        </table:table-row>
        <table:table-row table:style-name="ro30">
          <table:table-cell office:value-type="float" office:value="943" calcext:value-type="float">
            <text:p>943</text:p>
          </table:table-cell>
          <table:table-cell office:value-type="string" calcext:value-type="string">
            <text:p>倫</text:p>
          </table:table-cell>
          <table:table-cell office:value-type="string" calcext:value-type="string">
            <text:p>MORALS</text:p>
          </table:table-cell>
          <table:table-cell office:value-type="string" calcext:value-type="string">
            <text:p>リン</text:p>
          </table:table-cell>
          <table:table-cell table:style-name="ce10"/>
          <table:table-cell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number-columns-repeated="1018"/>
        </table:table-row>
        <table:table-row table:style-name="ro9">
          <table:table-cell office:value-type="float" office:value="944" calcext:value-type="float">
            <text:p>944</text:p>
          </table:table-cell>
          <table:table-cell office:value-type="string" calcext:value-type="string">
            <text:p>輪</text:p>
          </table:table-cell>
          <table:table-cell office:value-type="string" calcext:value-type="string">
            <text:p>WHEEL</text:p>
            <text:p/>
            <text:p>RING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number-columns-repeated="1018"/>
        </table:table-row>
        <table:table-row table:style-name="ro29">
          <table:table-cell office:value-type="float" office:value="945" calcext:value-type="float">
            <text:p>945</text:p>
          </table:table-cell>
          <table:table-cell office:value-type="string" calcext:value-type="string">
            <text:p>輸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ユ</text:p>
          </table:table-cell>
          <table:table-cell table:style-name="ce10"/>
          <table:table-cell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number-columns-repeated="1018"/>
        </table:table-row>
        <table:table-row table:style-name="ro20">
          <table:table-cell office:value-type="float" office:value="946" calcext:value-type="float">
            <text:p>946</text:p>
          </table:table-cell>
          <table:table-cell office:value-type="string" calcext:value-type="string">
            <text:p>諭</text:p>
          </table:table-cell>
          <table:table-cell office:value-type="string" calcext:value-type="string">
            <text:p>ADMONISH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さと(す)</text:p>
          </table:table-cell>
          <table:table-cell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office:value-type="string" calcext:value-type="string">
            <text:p>instruct</text:p>
          </table:table-cell>
          <table:table-cell table:number-columns-repeated="1017"/>
        </table:table-row>
        <table:table-row table:style-name="ro38">
          <table:table-cell office:value-type="float" office:value="947" calcext:value-type="float">
            <text:p>947</text:p>
          </table:table-cell>
          <table:table-cell office:value-type="string" calcext:value-type="string">
            <text:p>愉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ユ</text:p>
          </table:table-cell>
          <table:table-cell table:style-name="ce10"/>
          <table:table-cell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number-columns-repeated="1018"/>
        </table:table-row>
        <table:table-row table:style-name="ro36">
          <table:table-cell office:value-type="float" office:value="948" calcext:value-type="float">
            <text:p>948</text:p>
          </table:table-cell>
          <table:table-cell office:value-type="string" calcext:value-type="string">
            <text:p>癒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いや(す)</text:p>
            <text:p/>
            <text:p>い(える)</text:p>
          </table:table-cell>
          <table:table-cell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office:value-type="string" calcext:value-type="string">
            <text:p>soothe</text:p>
          </table:table-cell>
          <table:table-cell table:number-columns-repeated="1017"/>
        </table:table-row>
        <table:table-row table:style-name="ro37">
          <table:table-cell office:value-type="float" office:value="949" calcext:value-type="float">
            <text:p>949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STAND</text:p>
            <text:p/>
            <text:p>MACHINES AND VEHICLES COUNTER</text:p>
            <text:p/>
            <text:p>TAIWAN</text:p>
          </table:table-cell>
          <table:table-cell office:value-type="string" calcext:value-type="string">
            <text:p>ダイ</text:p>
            <text:p/>
            <text:p>タイ</text:p>
          </table:table-cell>
          <table:table-cell table:style-name="ce10"/>
          <table:table-cell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office:value-type="string" calcext:value-type="string">
            <text:p>pedestral, platform</text:p>
          </table:table-cell>
          <table:table-cell table:number-columns-repeated="1017"/>
        </table:table-row>
        <table:table-row table:style-name="ro10">
          <table:table-cell office:value-type="float" office:value="950" calcext:value-type="float">
            <text:p>950</text:p>
          </table:table-cell>
          <table:table-cell office:value-type="string" calcext:value-type="string">
            <text:p>治</text:p>
          </table:table-cell>
          <table:table-cell office:value-type="string" calcext:value-type="string">
            <text:p>GOVERN</text:p>
            <text:p/>
            <text:p>CURE</text:p>
          </table:table-cell>
          <table:table-cell office:value-type="string" calcext:value-type="string">
            <text:p>ジ</text:p>
            <text:p/>
            <text:p>チ</text:p>
          </table:table-cell>
          <table:table-cell office:value-type="string" calcext:value-type="string">
            <text:p>おさ(める)</text:p>
            <text:p/>
            <text:p>おさ(まる)</text:p>
            <text:p/>
            <text:p>なお(す)</text:p>
            <text:p/>
            <text:p>なお(る)</text:p>
          </table:table-cell>
          <table:table-cell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office:value-type="string" calcext:value-type="string">
            <text:p>bring under control</text:p>
          </table:table-cell>
          <table:table-cell table:number-columns-repeated="1017"/>
        </table:table-row>
        <table:table-row table:style-name="ro15">
          <table:table-cell office:value-type="float" office:value="951" calcext:value-type="float">
            <text:p>951</text:p>
          </table:table-cell>
          <table:table-cell office:value-type="string" calcext:value-type="string">
            <text:p>冶</text:p>
          </table:table-cell>
          <table:table-cell office:value-type="string" calcext:value-type="string">
            <text:p>WORK METALS</text:p>
          </table:table-cell>
          <table:table-cell office:value-type="string" calcext:value-type="string">
            <text:p>ヤ</text:p>
          </table:table-cell>
          <table:table-cell table:style-name="ce10"/>
          <table:table-cell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number-columns-repeated="1018"/>
        </table:table-row>
        <table:table-row table:style-name="ro41">
          <table:table-cell office:value-type="float" office:value="952" calcext:value-type="float">
            <text:p>952</text:p>
          </table:table-cell>
          <table:table-cell office:value-type="string" calcext:value-type="string">
            <text:p>療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リョウ</text:p>
          </table:table-cell>
          <table:table-cell table:style-name="ce10"/>
          <table:table-cell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office:value-type="string" calcext:value-type="string">
            <text:p>medicate</text:p>
          </table:table-cell>
          <table:table-cell table:number-columns-repeated="1017"/>
        </table:table-row>
        <table:table-row table:style-name="ro38">
          <table:table-cell office:value-type="float" office:value="953" calcext:value-type="float">
            <text:p>953</text:p>
          </table:table-cell>
          <table:table-cell office:value-type="string" calcext:value-type="string">
            <text:p>僚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リョウ</text:p>
          </table:table-cell>
          <table:table-cell table:style-name="ce10"/>
          <table:table-cell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office:value-type="string" calcext:value-type="string">
            <text:p>official</text:p>
          </table:table-cell>
          <table:table-cell table:number-columns-repeated="1017"/>
        </table:table-row>
        <table:table-row table:style-name="ro71">
          <table:table-cell office:value-type="float" office:value="954" calcext:value-type="float">
            <text:p>954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リョウ</text:p>
          </table:table-cell>
          <table:table-cell table:style-name="ce10"/>
          <table:table-cell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office:value-type="string" calcext:value-type="string">
            <text:p>obvious</text:p>
          </table:table-cell>
          <table:table-cell table:number-columns-repeated="1017"/>
        </table:table-row>
        <table:table-row table:style-name="ro31">
          <table:table-cell office:value-type="float" office:value="955" calcext:value-type="float">
            <text:p>955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リョウ</text:p>
          </table:table-cell>
          <table:table-cell table:style-name="ce10"/>
          <table:table-cell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number-columns-repeated="1018"/>
        </table:table-row>
        <table:table-row table:style-name="ro30">
          <table:table-cell office:value-type="float" office:value="956" calcext:value-type="float">
            <text:p>956</text:p>
          </table:table-cell>
          <table:table-cell office:value-type="string" calcext:value-type="string">
            <text:p>始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(-)はじ(める)</text:p>
            <text:p/>
            <text:p>はじ(まる)</text:p>
          </table:table-cell>
          <table:table-cell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number-columns-repeated="1018"/>
        </table:table-row>
        <table:table-row table:style-name="ro16">
          <table:table-cell office:value-type="float" office:value="957" calcext:value-type="float">
            <text:p>957</text:p>
          </table:table-cell>
          <table:table-cell office:value-type="string" calcext:value-type="string">
            <text:p>終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(-)お(わる)</text:p>
            <text:p/>
            <text:p>お(える)</text:p>
          </table:table-cell>
          <table:table-cell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number-columns-repeated="1018"/>
        </table:table-row>
        <table:table-row table:style-name="ro68">
          <table:table-cell office:value-type="float" office:value="958" calcext:value-type="float">
            <text:p>958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FINISH</text:p>
            <text:p/>
            <text:p>COMPREHEND</text:p>
          </table:table-cell>
          <table:table-cell office:value-type="string" calcext:value-type="string">
            <text:p>リョウ</text:p>
          </table:table-cell>
          <table:table-cell table:style-name="ce10"/>
          <table:table-cell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number-columns-repeated="1018"/>
        </table:table-row>
        <table:table-row table:style-name="ro72">
          <table:table-cell office:value-type="float" office:value="959" calcext:value-type="float">
            <text:p>959</text:p>
          </table:table-cell>
          <table:table-cell office:value-type="string" calcext:value-type="string">
            <text:p>承</text:p>
          </table:table-cell>
          <table:table-cell office:value-type="string" calcext:value-type="string">
            <text:p>AGREE TO</text:p>
            <text:p/>
            <text:p>RECEIV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うけたまわ(る)</text:p>
          </table:table-cell>
          <table:table-cell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office:value-type="string" calcext:value-type="string">
            <text:p>be told</text:p>
          </table:table-cell>
          <table:table-cell table:number-columns-repeated="1017"/>
        </table:table-row>
        <table:table-row table:style-name="ro23">
          <table:table-cell office:value-type="float" office:value="960" calcext:value-type="float">
            <text:p>960</text:p>
          </table:table-cell>
          <table:table-cell office:value-type="string" calcext:value-type="string">
            <text:p>蒸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む(す)</text:p>
            <text:p/>
            <text:p>む(れる)</text:p>
            <text:p/>
            <text:p>む(らす)</text:p>
          </table:table-cell>
          <table:table-cell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office:value-type="string" calcext:value-type="string">
            <text:p>be steamed</text:p>
          </table:table-cell>
          <table:table-cell table:number-columns-repeated="1017"/>
        </table:table-row>
        <table:table-row table:style-name="ro16">
          <table:table-cell office:value-type="float" office:value="961" calcext:value-type="float">
            <text:p>961</text:p>
          </table:table-cell>
          <table:table-cell office:value-type="string" calcext:value-type="string">
            <text:p>舞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(-)ま(う)</text:p>
            <text:p/>
            <text:p>まい</text:p>
          </table:table-cell>
          <table:table-cell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number-columns-repeated="1018"/>
        </table:table-row>
        <table:table-row table:style-name="ro29">
          <table:table-cell office:value-type="float" office:value="962" calcext:value-type="float">
            <text:p>962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とな(る)</text:p>
            <text:p/>
            <text:p>となり</text:p>
          </table:table-cell>
          <table:table-cell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number-columns-repeated="1018"/>
        </table:table-row>
        <table:table-row table:style-name="ro31">
          <table:table-cell office:value-type="float" office:value="963" calcext:value-type="float">
            <text:p>963</text:p>
          </table:table-cell>
          <table:table-cell office:value-type="string" calcext:value-type="string">
            <text:p>瞬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シュン</text:p>
          </table:table-cell>
          <table:table-cell office:value-type="string" calcext:value-type="string">
            <text:p>またた(く)</text:p>
          </table:table-cell>
          <table:table-cell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office:value-type="string" calcext:value-type="string">
            <text:p>instant</text:p>
          </table:table-cell>
          <table:table-cell table:number-columns-repeated="1017"/>
        </table:table-row>
        <table:table-row table:style-name="ro23">
          <table:table-cell office:value-type="float" office:value="964" calcext:value-type="float">
            <text:p>964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number-columns-repeated="1018"/>
        </table:table-row>
        <table:table-row table:style-name="ro11">
          <table:table-cell office:value-type="float" office:value="965" calcext:value-type="float">
            <text:p>965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number-columns-repeated="1018"/>
        </table:table-row>
        <table:table-row table:style-name="ro29">
          <table:table-cell office:value-type="float" office:value="966" calcext:value-type="float">
            <text:p>966</text:p>
          </table:table-cell>
          <table:table-cell office:value-type="string" calcext:value-type="string">
            <text:p>技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わざ</text:p>
          </table:table-cell>
          <table:table-cell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office:value-type="string" calcext:value-type="string">
            <text:p>craft</text:p>
          </table:table-cell>
          <table:table-cell table:number-columns-repeated="1017"/>
        </table:table-row>
        <table:table-row table:style-name="ro7">
          <table:table-cell office:value-type="float" office:value="967" calcext:value-type="float">
            <text:p>967</text:p>
          </table:table-cell>
          <table:table-cell office:value-type="string" calcext:value-type="string">
            <text:p>伎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キ</text:p>
            <text:p/>
            <text:p>ギ*</text:p>
          </table:table-cell>
          <table:table-cell table:style-name="ce10"/>
          <table:table-cell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number-columns-repeated="1018"/>
        </table:table-row>
        <table:table-row table:style-name="ro7">
          <table:table-cell office:value-type="float" office:value="968" calcext:value-type="float">
            <text:p>968</text:p>
          </table:table-cell>
          <table:table-cell office:value-type="string" calcext:value-type="string">
            <text:p>岐</text:p>
          </table:table-cell>
          <table:table-cell office:value-type="string" calcext:value-type="string">
            <text:p>DIVERGE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office:value-type="string" calcext:value-type="string">
            <text:p>fork</text:p>
          </table:table-cell>
          <table:table-cell table:number-columns-repeated="1017"/>
        </table:table-row>
        <table:table-row table:style-name="ro24">
          <table:table-cell office:value-type="float" office:value="969" calcext:value-type="float">
            <text:p>969</text:p>
          </table:table-cell>
          <table:table-cell office:value-type="string" calcext:value-type="string">
            <text:p>峠</text:p>
          </table:table-cell>
          <table:table-cell office:value-type="string" calcext:value-type="string">
            <text:p>MOUNTAIN PASS</text:p>
          </table:table-cell>
          <table:table-cell/>
          <table:table-cell office:value-type="string" calcext:value-type="string">
            <text:p>とうげ</text:p>
          </table:table-cell>
          <table:table-cell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number-columns-repeated="1018"/>
        </table:table-row>
        <table:table-row table:style-name="ro14">
          <table:table-cell office:value-type="float" office:value="970" calcext:value-type="float">
            <text:p>970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number-columns-repeated="1018"/>
        </table:table-row>
        <table:table-row table:style-name="ro28">
          <table:table-cell office:value-type="float" office:value="971" calcext:value-type="float">
            <text:p>971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URGENT</text:p>
            <text:p/>
            <text:p>HURRY</text:p>
            <text:p/>
            <text:p>SUDDE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いそ(ぐ)</text:p>
            <text:p/>
            <text:p>いそ(ぎ)</text:p>
          </table:table-cell>
          <table:table-cell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number-columns-repeated="1018"/>
        </table:table-row>
        <table:table-row table:style-name="ro10">
          <table:table-cell office:value-type="float" office:value="972" calcext:value-type="float">
            <text:p>972</text:p>
          </table:table-cell>
          <table:table-cell office:value-type="string" calcext:value-type="string">
            <text:p>争</text:p>
          </table:table-cell>
          <table:table-cell office:value-type="string" calcext:value-type="string">
            <text:p>CONTEN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あらそ(う)</text:p>
          </table:table-cell>
          <table:table-cell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office:value-type="string" calcext:value-type="string">
            <text:p>struggle for</text:p>
          </table:table-cell>
          <table:table-cell table:number-columns-repeated="1017"/>
        </table:table-row>
        <table:table-row table:style-name="ro47">
          <table:table-cell office:value-type="float" office:value="973" calcext:value-type="float">
            <text:p>973</text:p>
          </table:table-cell>
          <table:table-cell office:value-type="string" calcext:value-type="string">
            <text:p>情</text:p>
          </table:table-cell>
          <table:table-cell office:value-type="string" calcext:value-type="string">
            <text:p>EMOTION</text:p>
            <text:p/>
            <text:p>ACTUAL CONDITIONS</text:p>
          </table:table-cell>
          <table:table-cell office:value-type="string" calcext:value-type="string">
            <text:p>ジョウ</text:p>
            <text:p/>
            <text:p>セイ</text:p>
          </table:table-cell>
          <table:table-cell office:value-type="string" calcext:value-type="string">
            <text:p>なさ(け)</text:p>
          </table:table-cell>
          <table:table-cell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office:value-type="string" calcext:value-type="string">
            <text:p>feeling</text:p>
          </table:table-cell>
          <table:table-cell table:number-columns-repeated="1017"/>
        </table:table-row>
        <table:table-row table:style-name="ro40">
          <table:table-cell office:value-type="float" office:value="974" calcext:value-type="float">
            <text:p>974</text:p>
          </table:table-cell>
          <table:table-cell office:value-type="string" calcext:value-type="string">
            <text:p>清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きよ(い)</text:p>
            <text:p/>
            <text:p>きよ(まる)</text:p>
            <text:p/>
            <text:p>きよ(める)</text:p>
          </table:table-cell>
          <table:table-cell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office:value-type="string" calcext:value-type="string">
            <text:p>pure</text:p>
          </table:table-cell>
          <table:table-cell table:number-columns-repeated="1017"/>
        </table:table-row>
        <table:table-row table:style-name="ro26">
          <table:table-cell office:value-type="float" office:value="975" calcext:value-type="float">
            <text:p>97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は(れる)</text:p>
            <text:p/>
            <text:p>は.れ(-)</text:p>
            <text:p/>
            <text:p>-ば(れ)</text:p>
            <text:p/>
            <text:p>は(らす)</text:p>
          </table:table-cell>
          <table:table-cell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number-columns-repeated="1018"/>
        </table:table-row>
        <table:table-row table:style-name="ro28">
          <table:table-cell office:value-type="float" office:value="976" calcext:value-type="float">
            <text:p>976</text:p>
          </table:table-cell>
          <table:table-cell office:value-type="string" calcext:value-type="string">
            <text:p>精</text:p>
          </table:table-cell>
          <table:table-cell office:value-type="string" calcext:value-type="string">
            <text:p>REFINED</text:p>
            <text:p/>
            <text:p>ESSENCE</text:p>
            <text:p/>
            <text:p>SPIRI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10"/>
          <table:table-cell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office:value-type="string" calcext:value-type="string">
            <text:p>precise, meticulous</text:p>
          </table:table-cell>
          <table:table-cell table:number-columns-repeated="1017"/>
        </table:table-row>
        <table:table-row table:style-name="ro23">
          <table:table-cell office:value-type="float" office:value="977" calcext:value-type="float">
            <text:p>977</text:p>
          </table:table-cell>
          <table:table-cell office:value-type="string" calcext:value-type="string">
            <text:p>請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セイ</text:p>
            <text:p/>
            <text:p>シン</text:p>
          </table:table-cell>
          <table:table-cell office:value-type="string" calcext:value-type="string">
            <text:p>こ(う)</text:p>
            <text:p/>
            <text:p>う(ける)</text:p>
          </table:table-cell>
          <table:table-cell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number-columns-repeated="1018"/>
        </table:table-row>
        <table:table-row table:style-name="ro28">
          <table:table-cell office:value-type="float" office:value="978" calcext:value-type="float">
            <text:p>978</text:p>
          </table:table-cell>
          <table:table-cell office:value-type="string" calcext:value-type="string">
            <text:p>静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しず-</text:p>
            <text:p/>
            <text:p>しず(か)</text:p>
            <text:p/>
            <text:p>しず(まる)</text:p>
            <text:p/>
            <text:p>しず(める)</text:p>
          </table:table-cell>
          <table:table-cell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office:value-type="string" calcext:value-type="string">
            <text:p>still</text:p>
          </table:table-cell>
          <table:table-cell table:number-columns-repeated="1017"/>
        </table:table-row>
        <table:table-row table:style-name="ro6">
          <table:table-cell office:value-type="float" office:value="979" calcext:value-type="float">
            <text:p>979</text:p>
          </table:table-cell>
          <table:table-cell office:value-type="string" calcext:value-type="string">
            <text:p>浄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ジョウ</text:p>
          </table:table-cell>
          <table:table-cell table:style-name="ce10"/>
          <table:table-cell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office:value-type="string" calcext:value-type="string">
            <text:p>pure</text:p>
          </table:table-cell>
          <table:table-cell table:number-columns-repeated="1017"/>
        </table:table-row>
        <table:table-row table:style-name="ro30">
          <table:table-cell office:value-type="float" office:value="980" calcext:value-type="float">
            <text:p>980</text:p>
          </table:table-cell>
          <table:table-cell office:value-type="string" calcext:value-type="string">
            <text:p>算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サン</text:p>
          </table:table-cell>
          <table:table-cell table:style-name="ce10"/>
          <table:table-cell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number-columns-repeated="1018"/>
        </table:table-row>
        <table:table-row table:style-name="ro10">
          <table:table-cell office:value-type="float" office:value="981" calcext:value-type="float">
            <text:p>981</text:p>
          </table:table-cell>
          <table:table-cell office:value-type="string" calcext:value-type="string">
            <text:p>答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こた(える)</text:p>
            <text:p/>
            <text:p>こた(え)</text:p>
          </table:table-cell>
          <table:table-cell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number-columns-repeated="1018"/>
        </table:table-row>
        <table:table-row table:style-name="ro20">
          <table:table-cell office:value-type="float" office:value="982" calcext:value-type="float">
            <text:p>982</text:p>
          </table:table-cell>
          <table:table-cell office:value-type="string" calcext:value-type="string">
            <text:p>符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office:value-type="string" calcext:value-type="string">
            <text:p>mark; tally stick</text:p>
          </table:table-cell>
          <table:table-cell table:number-columns-repeated="1017"/>
        </table:table-row>
        <table:table-row table:style-name="ro34">
          <table:table-cell office:value-type="float" office:value="983" calcext:value-type="float">
            <text:p>983</text:p>
          </table:table-cell>
          <table:table-cell office:value-type="string" calcext:value-type="string">
            <text:p>博</text:p>
          </table:table-cell>
          <table:table-cell office:value-type="string" calcext:value-type="string">
            <text:p>EXTENSIVE [knowledge]</text:p>
            <text:p/>
            <text:p>DOCTOR, Ph.D.</text:p>
          </table:table-cell>
          <table:table-cell office:value-type="string" calcext:value-type="string">
            <text:p>ハク</text:p>
            <text:p/>
            <text:p>バク</text:p>
          </table:table-cell>
          <table:table-cell table:style-name="ce10"/>
          <table:table-cell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number-columns-repeated="1018"/>
        </table:table-row>
        <table:table-row table:style-name="ro36">
          <table:table-cell office:value-type="float" office:value="984" calcext:value-type="float">
            <text:p>984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バク</text:p>
          </table:table-cell>
          <table:table-cell office:value-type="string" calcext:value-type="string">
            <text:p>しば(る)</text:p>
          </table:table-cell>
          <table:table-cell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office:value-type="string" calcext:value-type="string">
            <text:p>restrain</text:p>
          </table:table-cell>
          <table:table-cell table:number-columns-repeated="1017"/>
        </table:table-row>
        <table:table-row table:style-name="ro20">
          <table:table-cell office:value-type="float" office:value="985" calcext:value-type="float">
            <text:p>985</text:p>
          </table:table-cell>
          <table:table-cell office:value-type="string" calcext:value-type="string">
            <text:p>簿</text:p>
          </table:table-cell>
          <table:table-cell office:value-type="string" calcext:value-type="string">
            <text:p>RECORD BOOK</text:p>
          </table:table-cell>
          <table:table-cell office:value-type="string" calcext:value-type="string">
            <text:p>ボ</text:p>
          </table:table-cell>
          <table:table-cell table:style-name="ce10"/>
          <table:table-cell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number-columns-repeated="1018"/>
        </table:table-row>
        <table:table-row table:style-name="ro26">
          <table:table-cell office:value-type="float" office:value="986" calcext:value-type="float">
            <text:p>986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うす(い)</text:p>
            <text:p/>
            <text:p>(-)うす(-)</text:p>
            <text:p/>
            <text:p>うす(める)</text:p>
            <text:p/>
            <text:p>うす(まる)</text:p>
            <text:p/>
            <text:p>うす(らぐ)</text:p>
            <text:p/>
            <text:p>うす(ら)-</text:p>
            <text:p/>
            <text:p>うす(れる)</text:p>
          </table:table-cell>
          <table:table-cell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office:value-type="string" calcext:value-type="string">
            <text:p>scanty</text:p>
          </table:table-cell>
          <table:table-cell table:number-columns-repeated="1017"/>
        </table:table-row>
        <table:table-row table:style-name="ro64">
          <table:table-cell office:value-type="float" office:value="987" calcext:value-type="float">
            <text:p>987</text:p>
          </table:table-cell>
          <table:table-cell office:value-type="string" calcext:value-type="string">
            <text:p>采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サイ</text:p>
          </table:table-cell>
          <table:table-cell table:style-name="ce10"/>
          <table:table-cell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number-columns-repeated="1018"/>
        </table:table-row>
        <table:table-row table:style-name="ro11">
          <table:table-cell office:value-type="float" office:value="988" calcext:value-type="float">
            <text:p>988</text:p>
          </table:table-cell>
          <table:table-cell office:value-type="string" calcext:value-type="string">
            <text:p>菜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number-columns-repeated="1018"/>
        </table:table-row>
        <table:table-row table:style-name="ro51">
          <table:table-cell office:value-type="float" office:value="989" calcext:value-type="float">
            <text:p>989</text:p>
          </table:table-cell>
          <table:table-cell office:value-type="string" calcext:value-type="string">
            <text:p>採</text:p>
          </table:table-cell>
          <table:table-cell office:value-type="string" calcext:value-type="string">
            <text:p>PICK</text:p>
            <text:p/>
            <text:p>GATHER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と(る)</text:p>
          </table:table-cell>
          <table:table-cell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number-columns-repeated="1018"/>
        </table:table-row>
        <table:table-row table:style-name="ro29">
          <table:table-cell office:value-type="float" office:value="990" calcext:value-type="float">
            <text:p>990</text:p>
          </table:table-cell>
          <table:table-cell office:value-type="string" calcext:value-type="string">
            <text:p>彩</text:p>
          </table:table-cell>
          <table:table-cell office:value-type="string" calcext:value-type="string">
            <text:p>BEAUTIFUL COLORING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いろど(る)</text:p>
          </table:table-cell>
          <table:table-cell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number-columns-repeated="1018"/>
        </table:table-row>
        <table:table-row table:style-name="ro58">
          <table:table-cell office:value-type="float" office:value="991" calcext:value-type="float">
            <text:p>991</text:p>
          </table:table-cell>
          <table:table-cell office:value-type="string" calcext:value-type="string">
            <text:p>杉</text:p>
          </table:table-cell>
          <table:table-cell office:value-type="string" calcext:value-type="string">
            <text:p>CRYPTOMERIA</text:p>
          </table:table-cell>
          <table:table-cell/>
          <table:table-cell office:value-type="string" calcext:value-type="string">
            <text:p>すぎ</text:p>
          </table:table-cell>
          <table:table-cell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office:value-type="string" calcext:value-type="string">
            <text:p>Japanese cedar</text:p>
          </table:table-cell>
          <table:table-cell table:number-columns-repeated="1017"/>
        </table:table-row>
        <table:table-row table:style-name="ro40">
          <table:table-cell office:value-type="float" office:value="992" calcext:value-type="float">
            <text:p>992</text:p>
          </table:table-cell>
          <table:table-cell office:value-type="string" calcext:value-type="string">
            <text:p>街</text:p>
          </table:table-cell>
          <table:table-cell office:value-type="string" calcext:value-type="string">
            <text:p>CITY QUARTER</text:p>
          </table:table-cell>
          <table:table-cell office:value-type="string" calcext:value-type="string">
            <text:p>ガイ</text:p>
            <text:p/>
            <text:p>カイ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office:value-type="string" calcext:value-type="string">
            <text:p>city street</text:p>
          </table:table-cell>
          <table:table-cell table:number-columns-repeated="1017"/>
        </table:table-row>
        <table:table-row table:style-name="ro6">
          <table:table-cell office:value-type="float" office:value="993" calcext:value-type="float">
            <text:p>993</text:p>
          </table:table-cell>
          <table:table-cell office:value-type="string" calcext:value-type="string">
            <text:p>術</text:p>
          </table:table-cell>
          <table:table-cell office:value-type="string" calcext:value-type="string">
            <text:p>PRACTICAL ART</text:p>
          </table:table-cell>
          <table:table-cell office:value-type="string" calcext:value-type="string">
            <text:p>ジュツ</text:p>
          </table:table-cell>
          <table:table-cell table:style-name="ce10"/>
          <table:table-cell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office:value-type="string" calcext:value-type="string">
            <text:p>technique</text:p>
          </table:table-cell>
          <table:table-cell table:number-columns-repeated="1017"/>
        </table:table-row>
        <table:table-row table:style-name="ro26">
          <table:table-cell office:value-type="float" office:value="994" calcext:value-type="float">
            <text:p>994</text:p>
          </table:table-cell>
          <table:table-cell office:value-type="string" calcext:value-type="string">
            <text:p>述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ジュツ</text:p>
          </table:table-cell>
          <table:table-cell office:value-type="string" calcext:value-type="string">
            <text:p>の(べる)</text:p>
          </table:table-cell>
          <table:table-cell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office:value-type="string" calcext:value-type="string">
            <text:p>mention</text:p>
          </table:table-cell>
          <table:table-cell table:number-columns-repeated="1017"/>
        </table:table-row>
        <table:table-row table:style-name="ro10">
          <table:table-cell office:value-type="float" office:value="995" calcext:value-type="float">
            <text:p>995</text:p>
          </table:table-cell>
          <table:table-cell office:value-type="string" calcext:value-type="string">
            <text:p>余</text:p>
          </table:table-cell>
          <table:table-cell office:value-type="string" calcext:value-type="string">
            <text:p>REMAINING</text:p>
            <text:p/>
            <text:p>EXCESS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ま(る)</text:p>
            <text:p/>
            <text:p>あま(り)</text:p>
            <text:p/>
            <text:p>あま(す)</text:p>
          </table:table-cell>
          <table:table-cell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office:value-type="string" calcext:value-type="string">
            <text:p>left over</text:p>
          </table:table-cell>
          <table:table-cell table:number-columns-repeated="1017"/>
        </table:table-row>
        <table:table-row table:style-name="ro30">
          <table:table-cell office:value-type="float" office:value="996" calcext:value-type="float">
            <text:p>996</text:p>
          </table:table-cell>
          <table:table-cell office:value-type="string" calcext:value-type="string">
            <text:p>除</text:p>
          </table:table-cell>
          <table:table-cell office:value-type="string" calcext:value-type="string">
            <text:p>RID OF</text:p>
          </table:table-cell>
          <table:table-cell office:value-type="string" calcext:value-type="string">
            <text:p>ジョ</text:p>
            <text:p/>
            <text:p>ジ</text:p>
          </table:table-cell>
          <table:table-cell office:value-type="string" calcext:value-type="string">
            <text:p>のぞ(く)</text:p>
          </table:table-cell>
          <table:table-cell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number-columns-repeated="1018"/>
        </table:table-row>
        <table:table-row table:style-name="ro14">
          <table:table-cell office:value-type="float" office:value="997" calcext:value-type="float">
            <text:p>997</text:p>
          </table:table-cell>
          <table:table-cell office:value-type="string" calcext:value-type="string">
            <text:p>徐</text:p>
          </table:table-cell>
          <table:table-cell office:value-type="string" calcext:value-type="string">
            <text:p>SLOWLY</text:p>
          </table:table-cell>
          <table:table-cell office:value-type="string" calcext:value-type="string">
            <text:p>ジョ</text:p>
          </table:table-cell>
          <table:table-cell table:style-name="ce10"/>
          <table:table-cell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number-columns-repeated="1018"/>
        </table:table-row>
        <table:table-row table:style-name="ro31">
          <table:table-cell office:value-type="float" office:value="998" calcext:value-type="float">
            <text:p>998</text:p>
          </table:table-cell>
          <table:table-cell office:value-type="string" calcext:value-type="string">
            <text:p>叙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ジョ</text:p>
          </table:table-cell>
          <table:table-cell table:style-name="ce10"/>
          <table:table-cell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office:value-type="string" calcext:value-type="string">
            <text:p>explain</text:p>
          </table:table-cell>
          <table:table-cell table:number-columns-repeated="1017"/>
        </table:table-row>
        <table:table-row table:style-name="ro30">
          <table:table-cell office:value-type="float" office:value="999" calcext:value-type="float">
            <text:p>999</text:p>
          </table:table-cell>
          <table:table-cell office:value-type="string" calcext:value-type="string">
            <text:p>斜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なな(め)</text:p>
          </table:table-cell>
          <table:table-cell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number-columns-repeated="1018"/>
        </table:table-row>
        <table:table-row table:style-name="ro41">
          <table:table-cell office:value-type="float" office:value="1000" calcext:value-type="float">
            <text:p>1000</text:p>
          </table:table-cell>
          <table:table-cell office:value-type="string" calcext:value-type="string">
            <text:p>途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ト</text:p>
          </table:table-cell>
          <table:table-cell table:style-name="ce10"/>
          <table:table-cell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office:value-type="string" calcext:value-type="string">
            <text:p>road</text:p>
          </table:table-cell>
          <table:table-cell table:number-columns-repeated="1017"/>
        </table:table-row>
        <table:table-row table:style-name="ro19">
          <table:table-cell office:value-type="float" office:value="1001" calcext:value-type="float">
            <text:p>1001</text:p>
          </table:table-cell>
          <table:table-cell office:value-type="string" calcext:value-type="string">
            <text:p>塗</text:p>
          </table:table-cell>
          <table:table-cell office:value-type="string" calcext:value-type="string">
            <text:p>APPLY ON A SURFACE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ぬ(る)</text:p>
            <text:p/>
            <text:p>ぬ(り)</text:p>
          </table:table-cell>
          <table:table-cell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office:value-type="string" calcext:value-type="string">
            <text:p>paint</text:p>
          </table:table-cell>
          <table:table-cell table:number-columns-repeated="1017"/>
        </table:table-row>
        <table:table-row table:style-name="ro21">
          <table:table-cell office:value-type="float" office:value="1002" calcext:value-type="float">
            <text:p>1002</text:p>
          </table:table-cell>
          <table:table-cell office:value-type="string" calcext:value-type="string">
            <text:p>漆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うるし</text:p>
          </table:table-cell>
          <table:table-cell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number-columns-repeated="1018"/>
        </table:table-row>
        <table:table-row table:style-name="ro31">
          <table:table-cell office:value-type="float" office:value="1003" calcext:value-type="float">
            <text:p>1003</text:p>
          </table:table-cell>
          <table:table-cell office:value-type="string" calcext:value-type="string">
            <text:p>仙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office:value-type="string" calcext:value-type="string">
            <text:p>immortal mountain fairy</text:p>
          </table:table-cell>
          <table:table-cell table:number-columns-repeated="1017"/>
        </table:table-row>
        <table:table-row table:style-name="ro23">
          <table:table-cell office:value-type="float" office:value="1004" calcext:value-type="float">
            <text:p>1004</text:p>
          </table:table-cell>
          <table:table-cell office:value-type="string" calcext:value-type="string">
            <text:p>垂</text:p>
          </table:table-cell>
          <table:table-cell office:value-type="string" calcext:value-type="string">
            <text:p>HANG DOWN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た(れる)</text:p>
            <text:p/>
            <text:p>た(らす)</text:p>
            <text:p/>
            <text:p>(-)た(れ)</text:p>
          </table:table-cell>
          <table:table-cell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office:value-type="string" calcext:value-type="string">
            <text:p>dangle</text:p>
          </table:table-cell>
          <table:table-cell table:number-columns-repeated="1017"/>
        </table:table-row>
        <table:table-row table:style-name="ro32">
          <table:table-cell office:value-type="float" office:value="1005" calcext:value-type="float">
            <text:p>1005</text:p>
          </table:table-cell>
          <table:table-cell office:value-type="string" calcext:value-type="string">
            <text:p>乗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の(る)</text:p>
            <text:p/>
            <text:p>-の(り)</text:p>
            <text:p/>
            <text:p>の(せる)</text:p>
          </table:table-cell>
          <table:table-cell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office:value-type="string" calcext:value-type="string">
            <text:p>get on</text:p>
          </table:table-cell>
          <table:table-cell table:number-columns-repeated="1017"/>
        </table:table-row>
        <table:table-row table:style-name="ro34">
          <table:table-cell office:value-type="float" office:value="1006" calcext:value-type="float">
            <text:p>1006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COMBINE</text:p>
            <text:p/>
            <text:p>CANNOT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(-)か(ねる)</text:p>
          </table:table-cell>
          <table:table-cell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office:value-type="string" calcext:value-type="string">
            <text:p>find it difficult to</text:p>
          </table:table-cell>
          <table:table-cell table:number-columns-repeated="1017"/>
        </table:table-row>
        <table:table-row table:style-name="ro24">
          <table:table-cell office:value-type="float" office:value="1007" calcext:value-type="float">
            <text:p>1007</text:p>
          </table:table-cell>
          <table:table-cell office:value-type="string" calcext:value-type="string">
            <text:p>剰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ジョウ</text:p>
          </table:table-cell>
          <table:table-cell table:style-name="ce10"/>
          <table:table-cell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number-columns-repeated="1018"/>
        </table:table-row>
        <table:table-row table:style-name="ro30">
          <table:table-cell office:value-type="float" office:value="1008" calcext:value-type="float">
            <text:p>1008</text:p>
          </table:table-cell>
          <table:table-cell office:value-type="string" calcext:value-type="string">
            <text:p>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スイ</text:p>
          </table:table-cell>
          <table:table-cell table:style-name="ce10"/>
          <table:table-cell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number-columns-repeated="1018"/>
        </table:table-row>
        <table:table-row table:style-name="ro59">
          <table:table-cell office:value-type="float" office:value="1009" calcext:value-type="float">
            <text:p>1009</text:p>
          </table:table-cell>
          <table:table-cell office:value-type="string" calcext:value-type="string">
            <text:p>眠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ミン</text:p>
          </table:table-cell>
          <table:table-cell office:value-type="string" calcext:value-type="string">
            <text:p>ねむ(る)</text:p>
            <text:p/>
            <text:p>ねむ(い)</text:p>
          </table:table-cell>
          <table:table-cell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number-columns-repeated="1018"/>
        </table:table-row>
        <table:table-row table:style-name="ro19">
          <table:table-cell office:value-type="float" office:value="1010" calcext:value-type="float">
            <text:p>1010</text:p>
          </table:table-cell>
          <table:table-cell office:value-type="string" calcext:value-type="string">
            <text:p>郵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ユウ</text:p>
          </table:table-cell>
          <table:table-cell table:style-name="ce10"/>
          <table:table-cell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number-columns-repeated="1018"/>
        </table:table-row>
        <table:table-row table:style-name="ro33">
          <table:table-cell office:value-type="float" office:value="1011" calcext:value-type="float">
            <text:p>1011</text:p>
          </table:table-cell>
          <table:table-cell office:value-type="string" calcext:value-type="string">
            <text:p>錘</text:p>
          </table:table-cell>
          <table:table-cell office:value-type="string" calcext:value-type="string">
            <text:p>SPINDL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つむ</text:p>
            <text:p/>
            <text:p>おもり</text:p>
          </table:table-cell>
          <table:table-cell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number-columns-repeated="1018"/>
        </table:table-row>
        <table:table-row table:style-name="ro26">
          <table:table-cell office:value-type="float" office:value="1012" calcext:value-type="float">
            <text:p>1012</text:p>
          </table:table-cell>
          <table:table-cell office:value-type="string" calcext:value-type="string">
            <text:p>華</text:p>
          </table:table-cell>
          <table:table-cell office:value-type="string" calcext:value-type="string">
            <text:p>FLOWER</text:p>
            <text:p/>
            <text:p>MAGNIFICENT</text:p>
            <text:p/>
            <text:p>CHINA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number-columns-repeated="1018"/>
        </table:table-row>
        <table:table-row table:style-name="ro37">
          <table:table-cell office:value-type="float" office:value="1013" calcext:value-type="float">
            <text:p>1013</text:p>
          </table:table-cell>
          <table:table-cell office:value-type="string" calcext:value-type="string">
            <text:p>侵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office:value-type="string" calcext:value-type="string">
            <text:p>violate</text:p>
          </table:table-cell>
          <table:table-cell table:number-columns-repeated="1017"/>
        </table:table-row>
        <table:table-row table:style-name="ro67">
          <table:table-cell office:value-type="float" office:value="1014" calcext:value-type="float">
            <text:p>1014</text:p>
          </table:table-cell>
          <table:table-cell office:value-type="string" calcext:value-type="string">
            <text:p>浸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ひた(す)</text:p>
            <text:p/>
            <text:p>ひた(る)</text:p>
          </table:table-cell>
          <table:table-cell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office:value-type="string" calcext:value-type="string">
            <text:p>immerse</text:p>
          </table:table-cell>
          <table:table-cell table:number-columns-repeated="1017"/>
        </table:table-row>
        <table:table-row table:style-name="ro40">
          <table:table-cell office:value-type="float" office:value="1015" calcext:value-type="float">
            <text:p>1015</text:p>
          </table:table-cell>
          <table:table-cell office:value-type="string" calcext:value-type="string">
            <text:p>寝</text:p>
          </table:table-cell>
          <table:table-cell office:value-type="string" calcext:value-type="string">
            <text:p>GO TO SLEE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ね(る)</text:p>
            <text:p/>
            <text:p>ね(かす) </text:p>
            <text:p/>
            <text:p>ね(かせる)</text:p>
          </table:table-cell>
          <table:table-cell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number-columns-repeated="1018"/>
        </table:table-row>
        <table:table-row table:style-name="ro32">
          <table:table-cell office:value-type="float" office:value="1016" calcext:value-type="float">
            <text:p>1016</text:p>
          </table:table-cell>
          <table:table-cell office:value-type="string" calcext:value-type="string">
            <text:p>掃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office:value-type="string" calcext:value-type="string">
            <text:p>… away</text:p>
          </table:table-cell>
          <table:table-cell table:number-columns-repeated="1017"/>
        </table:table-row>
        <table:table-row table:style-name="ro31">
          <table:table-cell office:value-type="float" office:value="1017" calcext:value-type="float">
            <text:p>1017</text:p>
          </table:table-cell>
          <table:table-cell office:value-type="string" calcext:value-type="string">
            <text:p>婦</text:p>
          </table:table-cell>
          <table:table-cell office:value-type="string" calcext:value-type="string">
            <text:p>ADULT WOMAN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office:value-type="string" calcext:value-type="string">
            <text:p>wife</text:p>
          </table:table-cell>
          <table:table-cell table:number-columns-repeated="1017"/>
        </table:table-row>
        <table:table-row table:style-name="ro26">
          <table:table-cell office:value-type="float" office:value="1018" calcext:value-type="float">
            <text:p>1018</text:p>
          </table:table-cell>
          <table:table-cell office:value-type="string" calcext:value-type="string">
            <text:p>帰</text:p>
          </table:table-cell>
          <table:table-cell office:value-type="string" calcext:value-type="string">
            <text:p>RETURN [home]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え(る)</text:p>
            <text:p/>
            <text:p>かえ(す)</text:p>
          </table:table-cell>
          <table:table-cell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number-columns-repeated="1018"/>
        </table:table-row>
        <table:table-row table:style-name="ro28">
          <table:table-cell office:value-type="float" office:value="1019" calcext:value-type="float">
            <text:p>1019</text:p>
          </table:table-cell>
          <table:table-cell office:value-type="string" calcext:value-type="string">
            <text:p>戻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もど(す)</text:p>
            <text:p/>
            <text:p>もど(る)</text:p>
          </table:table-cell>
          <table:table-cell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office:value-type="string" calcext:value-type="string">
            <text:p>give back</text:p>
          </table:table-cell>
          <table:table-cell table:number-columns-repeated="1017"/>
        </table:table-row>
        <table:table-row table:style-name="ro23">
          <table:table-cell office:value-type="float" office:value="1020" calcext:value-type="float">
            <text:p>1020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ルイ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number-columns-repeated="1018"/>
        </table:table-row>
        <table:table-row table:style-name="ro16">
          <table:table-cell office:value-type="float" office:value="1021" calcext:value-type="float">
            <text:p>1021</text:p>
          </table:table-cell>
          <table:table-cell office:value-type="string" calcext:value-type="string">
            <text:p>射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い(る)</text:p>
            <text:p/>
            <text:p>さ(す)*</text:p>
          </table:table-cell>
          <table:table-cell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office:value-type="string" calcext:value-type="string">
            <text:p>radiate</text:p>
          </table:table-cell>
          <table:table-cell table:number-columns-repeated="1017"/>
        </table:table-row>
        <table:table-row table:style-name="ro40">
          <table:table-cell office:value-type="float" office:value="1022" calcext:value-type="float">
            <text:p>1022</text:p>
          </table:table-cell>
          <table:table-cell office:value-type="string" calcext:value-type="string">
            <text:p>謝</text:p>
          </table:table-cell>
          <table:table-cell office:value-type="string" calcext:value-type="string">
            <text:p>THANK</text:p>
            <text:p/>
            <text:p>APOLOGIZ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あやま(る)</text:p>
          </table:table-cell>
          <table:table-cell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number-columns-repeated="1018"/>
        </table:table-row>
        <table:table-row table:style-name="ro36">
          <table:table-cell office:value-type="float" office:value="1023" calcext:value-type="float">
            <text:p>1023</text:p>
          </table:table-cell>
          <table:table-cell office:value-type="string" calcext:value-type="string">
            <text:p>討</text:p>
          </table:table-cell>
          <table:table-cell office:value-type="string" calcext:value-type="string">
            <text:p>STUDY</text:p>
            <text:p/>
            <text:p>SUPPRESS BY ARMED FORC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う(つ)</text:p>
          </table:table-cell>
          <table:table-cell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office:value-type="string" calcext:value-type="string">
            <text:p>examine</text:p>
          </table:table-cell>
          <table:table-cell table:number-columns-repeated="1017"/>
        </table:table-row>
        <table:table-row table:style-name="ro6">
          <table:table-cell office:value-type="float" office:value="1024" calcext:value-type="float">
            <text:p>1024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REVISE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70">
          <table:table-cell office:value-type="float" office:value="1025" calcext:value-type="float">
            <text:p>1025</text:p>
          </table:table-cell>
          <table:table-cell office:value-type="string" calcext:value-type="string">
            <text:p>打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う(つ)</text:p>
            <text:p/>
            <text:p>う(ち)-</text:p>
          </table:table-cell>
          <table:table-cell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office:value-type="string" calcext:value-type="string">
            <text:p>emphatic verbal prefix</text:p>
          </table:table-cell>
          <table:table-cell table:number-columns-repeated="1017"/>
        </table:table-row>
        <table:table-row table:style-name="ro32">
          <table:table-cell office:value-type="float" office:value="1026" calcext:value-type="float">
            <text:p>1026</text:p>
          </table:table-cell>
          <table:table-cell office:value-type="string" calcext:value-type="string">
            <text:p>撃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う(つ)</text:p>
          </table:table-cell>
          <table:table-cell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office:value-type="string" calcext:value-type="string">
            <text:p>attack; shoot</text:p>
          </table:table-cell>
          <table:table-cell table:number-columns-repeated="1017"/>
        </table:table-row>
        <table:table-row table:style-name="ro16">
          <table:table-cell office:value-type="float" office:value="1027" calcext:value-type="float">
            <text:p>1027</text:p>
          </table:table-cell>
          <table:table-cell office:value-type="string" calcext:value-type="string">
            <text:p>拭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く)</text:p>
            <text:p/>
            <text:p>ぬぐ(う)</text:p>
          </table:table-cell>
          <table:table-cell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number-columns-repeated="1018"/>
        </table:table-row>
        <table:table-row table:style-name="ro23">
          <table:table-cell office:value-type="float" office:value="1028" calcext:value-type="float">
            <text:p>1028</text:p>
          </table:table-cell>
          <table:table-cell office:value-type="string" calcext:value-type="string">
            <text:p>試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ころ(みる)</text:p>
            <text:p/>
            <text:p>ため(す)</text:p>
          </table:table-cell>
          <table:table-cell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office:value-type="string" calcext:value-type="string">
            <text:p>test</text:p>
          </table:table-cell>
          <table:table-cell table:number-columns-repeated="1017"/>
        </table:table-row>
        <table:table-row table:style-name="ro28">
          <table:table-cell office:value-type="float" office:value="1029" calcext:value-type="float">
            <text:p>1029</text:p>
          </table:table-cell>
          <table:table-cell office:value-type="string" calcext:value-type="string">
            <text:p>検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ケン</text:p>
          </table:table-cell>
          <table:table-cell table:style-name="ce10"/>
          <table:table-cell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number-columns-repeated="1018"/>
        </table:table-row>
        <table:table-row table:style-name="ro16">
          <table:table-cell office:value-type="float" office:value="1030" calcext:value-type="float">
            <text:p>1030</text:p>
          </table:table-cell>
          <table:table-cell office:value-type="string" calcext:value-type="string">
            <text:p>験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ケン</text:p>
            <text:p/>
            <text:p>ゲン</text:p>
          </table:table-cell>
          <table:table-cell table:style-name="ce10"/>
          <table:table-cell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office:value-type="string" calcext:value-type="string">
            <text:p>examine</text:p>
          </table:table-cell>
          <table:table-cell table:number-columns-repeated="1017"/>
        </table:table-row>
        <table:table-row table:style-name="ro40">
          <table:table-cell office:value-type="float" office:value="1031" calcext:value-type="float">
            <text:p>1031</text:p>
          </table:table-cell>
          <table:table-cell office:value-type="string" calcext:value-type="string">
            <text:p>険</text:p>
          </table:table-cell>
          <table:table-cell office:value-type="string" calcext:value-type="string">
            <text:p>DANGEROUS</text:p>
            <text:p/>
            <text:p>STEEP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けわ(しい)</text:p>
          </table:table-cell>
          <table:table-cell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number-columns-repeated="1018"/>
        </table:table-row>
        <table:table-row table:style-name="ro12">
          <table:table-cell office:value-type="float" office:value="1032" calcext:value-type="float">
            <text:p>1032</text:p>
          </table:table-cell>
          <table:table-cell office:value-type="string" calcext:value-type="string">
            <text:p>倹</text:p>
          </table:table-cell>
          <table:table-cell office:value-type="string" calcext:value-type="string">
            <text:p>FRUGAL</text:p>
          </table:table-cell>
          <table:table-cell office:value-type="string" calcext:value-type="string">
            <text:p>ケン</text:p>
          </table:table-cell>
          <table:table-cell table:style-name="ce10"/>
          <table:table-cell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number-columns-repeated="1018"/>
        </table:table-row>
        <table:table-row table:style-name="ro10">
          <table:table-cell office:value-type="float" office:value="1033" calcext:value-type="float">
            <text:p>1033</text:p>
          </table:table-cell>
          <table:table-cell office:value-type="string" calcext:value-type="string">
            <text:p>剣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つるぎ</text:p>
          </table:table-cell>
          <table:table-cell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office:value-type="string" calcext:value-type="string">
            <text:p>double-edged</text:p>
          </table:table-cell>
          <table:table-cell table:number-columns-repeated="1017"/>
        </table:table-row>
        <table:table-row table:style-name="ro16">
          <table:table-cell office:value-type="float" office:value="1034" calcext:value-type="float">
            <text:p>1034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たに</text:p>
          </table:table-cell>
          <table:table-cell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number-columns-repeated="1018"/>
        </table:table-row>
        <table:table-row table:style-name="ro23">
          <table:table-cell office:value-type="float" office:value="1035" calcext:value-type="float">
            <text:p>1035</text:p>
          </table:table-cell>
          <table:table-cell office:value-type="string" calcext:value-type="string">
            <text:p>欲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ほっ(する)</text:p>
            <text:p/>
            <text:p>ほ(しい)</text:p>
          </table:table-cell>
          <table:table-cell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number-columns-repeated="1018"/>
        </table:table-row>
        <table:table-row table:style-name="ro23">
          <table:table-cell office:value-type="float" office:value="1036" calcext:value-type="float">
            <text:p>1036</text:p>
          </table:table-cell>
          <table:table-cell office:value-type="string" calcext:value-type="string">
            <text:p>浴</text:p>
          </table:table-cell>
          <table:table-cell office:value-type="string" calcext:value-type="string">
            <text:p>BATHE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あ(びる)</text:p>
            <text:p/>
            <text:p>あ(びせる)</text:p>
          </table:table-cell>
          <table:table-cell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number-columns-repeated="1018"/>
        </table:table-row>
        <table:table-row table:style-name="ro23">
          <table:table-cell office:value-type="float" office:value="1037" calcext:value-type="float">
            <text:p>1037</text:p>
          </table:table-cell>
          <table:table-cell office:value-type="string" calcext:value-type="string">
            <text:p>容</text:p>
          </table:table-cell>
          <table:table-cell office:value-type="string" calcext:value-type="string">
            <text:p>COUNTENANCE</text:p>
            <text:p/>
            <text:p>CONTAIN</text:p>
          </table:table-cell>
          <table:table-cell office:value-type="string" calcext:value-type="string">
            <text:p>ヨウ</text:p>
          </table:table-cell>
          <table:table-cell table:style-name="ce10"/>
          <table:table-cell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office:value-type="string" calcext:value-type="string">
            <text:p>appearance ・ accommodate</text:p>
          </table:table-cell>
          <table:table-cell table:number-columns-repeated="1017"/>
        </table:table-row>
        <table:table-row table:style-name="ro26">
          <table:table-cell office:value-type="float" office:value="1038" calcext:value-type="float">
            <text:p>1038</text:p>
          </table:table-cell>
          <table:table-cell office:value-type="string" calcext:value-type="string">
            <text:p>溶</text:p>
          </table:table-cell>
          <table:table-cell office:value-type="string" calcext:value-type="string">
            <text:p>DISSOLVE</text:p>
            <text:p/>
            <text:p>MELT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と(ける)</text:p>
            <text:p/>
            <text:p>と(かす)</text:p>
            <text:p/>
            <text:p>と(く)</text:p>
          </table:table-cell>
          <table:table-cell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number-columns-repeated="1018"/>
        </table:table-row>
        <table:table-row table:style-name="ro23">
          <table:table-cell office:value-type="float" office:value="1039" calcext:value-type="float">
            <text:p>1039</text:p>
          </table:table-cell>
          <table:table-cell office:value-type="string" calcext:value-type="string">
            <text:p>俗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ゾク</text:p>
          </table:table-cell>
          <table:table-cell table:style-name="ce10"/>
          <table:table-cell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office:value-type="string" calcext:value-type="string">
            <text:p>common, vulgar</text:p>
          </table:table-cell>
          <table:table-cell table:number-columns-repeated="1017"/>
        </table:table-row>
        <table:table-row table:style-name="ro7">
          <table:table-cell office:value-type="float" office:value="1040" calcext:value-type="float">
            <text:p>1040</text:p>
          </table:table-cell>
          <table:table-cell office:value-type="string" calcext:value-type="string">
            <text:p>裕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ユウ</text:p>
          </table:table-cell>
          <table:table-cell table:style-name="ce10"/>
          <table:table-cell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number-columns-repeated="1018"/>
        </table:table-row>
        <table:table-row table:style-name="ro60">
          <table:table-cell office:value-type="float" office:value="1041" calcext:value-type="float">
            <text:p>1041</text:p>
          </table:table-cell>
          <table:table-cell office:value-type="string" calcext:value-type="string">
            <text:p>寛</text:p>
          </table:table-cell>
          <table:table-cell office:value-type="string" calcext:value-type="string">
            <text:p>LENIENT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number-columns-repeated="1018"/>
        </table:table-row>
        <table:table-row table:style-name="ro54">
          <table:table-cell office:value-type="float" office:value="1042" calcext:value-type="float">
            <text:p>1042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ま(い)</text:p>
            <text:p/>
            <text:p>あま(える)</text:p>
            <text:p/>
            <text:p>あま(やかす)</text:p>
          </table:table-cell>
          <table:table-cell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number-columns-repeated="1018"/>
        </table:table-row>
        <table:table-row table:style-name="ro29">
          <table:table-cell office:value-type="float" office:value="1043" calcext:value-type="float">
            <text:p>1043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コン</text:p>
          </table:table-cell>
          <table:table-cell table:style-name="ce10"/>
          <table:table-cell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number-columns-repeated="1018"/>
        </table:table-row>
        <table:table-row table:style-name="ro40">
          <table:table-cell office:value-type="float" office:value="1044" calcext:value-type="float">
            <text:p>1044</text:p>
          </table:table-cell>
          <table:table-cell office:value-type="string" calcext:value-type="string">
            <text:p>紅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べに</text:p>
            <text:p/>
            <text:p>くれない</text:p>
          </table:table-cell>
          <table:table-cell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number-columns-repeated="1018"/>
        </table:table-row>
        <table:table-row table:style-name="ro51">
          <table:table-cell office:value-type="float" office:value="1045" calcext:value-type="float">
            <text:p>1045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せ(める)</text:p>
          </table:table-cell>
          <table:table-cell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number-columns-repeated="1018"/>
        </table:table-row>
        <table:table-row table:style-name="ro28">
          <table:table-cell office:value-type="float" office:value="1046" calcext:value-type="float">
            <text:p>1046</text:p>
          </table:table-cell>
          <table:table-cell office:value-type="string" calcext:value-type="string">
            <text:p>功</text:p>
          </table:table-cell>
          <table:table-cell office:value-type="string" calcext:value-type="string">
            <text:p>MERIT[s]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いさお*</text:p>
          </table:table-cell>
          <table:table-cell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office:value-type="string" calcext:value-type="string">
            <text:p>achievement</text:p>
          </table:table-cell>
          <table:table-cell table:number-columns-repeated="1017"/>
        </table:table-row>
        <table:table-row table:style-name="ro51">
          <table:table-cell office:value-type="float" office:value="1047" calcext:value-type="float">
            <text:p>1047</text:p>
          </table:table-cell>
          <table:table-cell office:value-type="string" calcext:value-type="string">
            <text:p>巧</text:p>
          </table:table-cell>
          <table:table-cell office:value-type="string" calcext:value-type="string">
            <text:p>SKILLFU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く(み)</text:p>
          </table:table-cell>
          <table:table-cell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office:value-type="string" calcext:value-type="string">
            <text:p>ingenious</text:p>
          </table:table-cell>
          <table:table-cell table:number-columns-repeated="1017"/>
        </table:table-row>
        <table:table-row table:style-name="ro30">
          <table:table-cell office:value-type="float" office:value="1048" calcext:value-type="float">
            <text:p>1048</text:p>
          </table:table-cell>
          <table:table-cell office:value-type="string" calcext:value-type="string">
            <text:p>朽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く(ちる)</text:p>
          </table:table-cell>
          <table:table-cell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number-columns-repeated="1018"/>
        </table:table-row>
        <table:table-row table:style-name="ro16">
          <table:table-cell office:value-type="float" office:value="1049" calcext:value-type="float">
            <text:p>1049</text:p>
          </table:table-cell>
          <table:table-cell office:value-type="string" calcext:value-type="string">
            <text:p>枯</text:p>
          </table:table-cell>
          <table:table-cell office:value-type="string" calcext:value-type="string">
            <text:p>WITHE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(れる)</text:p>
            <text:p/>
            <text:p>か(らす)</text:p>
          </table:table-cell>
          <table:table-cell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number-columns-repeated="1018"/>
        </table:table-row>
        <table:table-row table:style-name="ro26">
          <table:table-cell office:value-type="float" office:value="1050" calcext:value-type="float">
            <text:p>1050</text:p>
          </table:table-cell>
          <table:table-cell office:value-type="string" calcext:value-type="string">
            <text:p>汚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けが(す)</text:p>
            <text:p/>
            <text:p>けが(れる)</text:p>
            <text:p/>
            <text:p>けが(らわしい)</text:p>
            <text:p/>
            <text:p>よご(す)</text:p>
            <text:p/>
            <text:p>よご(れる)</text:p>
            <text:p/>
            <text:p>きたな(い)</text:p>
          </table:table-cell>
          <table:table-cell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office:value-type="string" calcext:value-type="string">
            <text:p>defile</text:p>
          </table:table-cell>
          <table:table-cell table:number-columns-repeated="1017"/>
        </table:table-row>
        <table:table-row table:style-name="ro38">
          <table:table-cell office:value-type="float" office:value="1051" calcext:value-type="float">
            <text:p>1051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1.8 l UNI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す</text:p>
          </table:table-cell>
          <table:table-cell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number-columns-repeated="1018"/>
        </table:table-row>
        <table:table-row table:style-name="ro28">
          <table:table-cell office:value-type="float" office:value="1052" calcext:value-type="float">
            <text:p>1052</text:p>
          </table:table-cell>
          <table:table-cell office:value-type="string" calcext:value-type="string">
            <text:p>弁</text:p>
          </table:table-cell>
          <table:table-cell office:value-type="string" calcext:value-type="string">
            <text:p>SPEAK</text:p>
            <text:p/>
            <text:p>MANAGE</text:p>
            <text:p/>
            <text:p>VALVE</text:p>
          </table:table-cell>
          <table:table-cell office:value-type="string" calcext:value-type="string">
            <text:p>ベン</text:p>
          </table:table-cell>
          <table:table-cell table:style-name="ce10"/>
          <table:table-cell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office:value-type="string" calcext:value-type="string">
            <text:p>argue</text:p>
          </table:table-cell>
          <table:table-cell table:number-columns-repeated="1017"/>
        </table:table-row>
        <table:table-row table:style-name="ro36">
          <table:table-cell office:value-type="float" office:value="1053" calcext:value-type="float">
            <text:p>1053</text:p>
          </table:table-cell>
          <table:table-cell office:value-type="string" calcext:value-type="string">
            <text:p>昇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のぼ(る)</text:p>
          </table:table-cell>
          <table:table-cell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office:value-type="string" calcext:value-type="string">
            <text:p>rise in rank</text:p>
          </table:table-cell>
          <table:table-cell table:number-columns-repeated="1017"/>
        </table:table-row>
        <table:table-row table:style-name="ro28">
          <table:table-cell office:value-type="float" office:value="1054" calcext:value-type="float">
            <text:p>1054</text:p>
          </table:table-cell>
          <table:table-cell office:value-type="string" calcext:value-type="string">
            <text:p>登</text:p>
          </table:table-cell>
          <table:table-cell office:value-type="string" calcext:value-type="string">
            <text:p>ASCEND</text:p>
            <text:p/>
            <text:p>ATTEND</text:p>
            <text:p/>
            <text:p>REGISTER</text:p>
          </table:table-cell>
          <table:table-cell office:value-type="string" calcext:value-type="string">
            <text:p>トウ</text:p>
            <text:p/>
            <text:p>ト</text:p>
          </table:table-cell>
          <table:table-cell office:value-type="string" calcext:value-type="string">
            <text:p>のぼ(る)</text:p>
          </table:table-cell>
          <table:table-cell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office:value-type="string" calcext:value-type="string">
            <text:p>climb ・ appear</text:p>
          </table:table-cell>
          <table:table-cell table:number-columns-repeated="1017"/>
        </table:table-row>
        <table:table-row table:style-name="ro28">
          <table:table-cell office:value-type="float" office:value="1055" calcext:value-type="float">
            <text:p>1055</text:p>
          </table:table-cell>
          <table:table-cell office:value-type="string" calcext:value-type="string">
            <text:p>澄</text:p>
          </table:table-cell>
          <table:table-cell office:value-type="string" calcext:value-type="string">
            <text:p>LIMPID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す(む)</text:p>
            <text:p/>
            <text:p>(-)す(ます)</text:p>
          </table:table-cell>
          <table:table-cell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office:value-type="string" calcext:value-type="string">
            <text:p>lucid</text:p>
          </table:table-cell>
          <table:table-cell table:number-columns-repeated="1017"/>
        </table:table-row>
        <table:table-row table:style-name="ro28">
          <table:table-cell office:value-type="float" office:value="1056" calcext:value-type="float">
            <text:p>1056</text:p>
          </table:table-cell>
          <table:table-cell office:value-type="string" calcext:value-type="string">
            <text:p>充</text:p>
          </table:table-cell>
          <table:table-cell office:value-type="string" calcext:value-type="string">
            <text:p>FILL</text:p>
            <text:p/>
            <text:p>ALLO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あ(てる)</text:p>
          </table:table-cell>
          <table:table-cell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number-columns-repeated="1018"/>
        </table:table-row>
        <table:table-row table:style-name="ro59">
          <table:table-cell office:value-type="float" office:value="1057" calcext:value-type="float">
            <text:p>1057</text:p>
          </table:table-cell>
          <table:table-cell office:value-type="string" calcext:value-type="string">
            <text:p>銃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ジュウ</text:p>
          </table:table-cell>
          <table:table-cell table:style-name="ce10"/>
          <table:table-cell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office:value-type="string" calcext:value-type="string">
            <text:p>rifle</text:p>
          </table:table-cell>
          <table:table-cell table:number-columns-repeated="1017"/>
        </table:table-row>
        <table:table-row table:style-name="ro23">
          <table:table-cell office:value-type="float" office:value="1058" calcext:value-type="float">
            <text:p>1058</text:p>
          </table:table-cell>
          <table:table-cell office:value-type="string" calcext:value-type="string">
            <text:p>統</text:p>
          </table:table-cell>
          <table:table-cell office:value-type="string" calcext:value-type="string">
            <text:p>UNITE</text:p>
            <text:p/>
            <text:p>INTERCONNECTED SYSTEM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す(べる)</text:p>
          </table:table-cell>
          <table:table-cell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office:value-type="string" calcext:value-type="string">
            <text:p>subjugate</text:p>
          </table:table-cell>
          <table:table-cell table:number-columns-repeated="1017"/>
        </table:table-row>
        <table:table-row table:style-name="ro26">
          <table:table-cell office:value-type="float" office:value="1059" calcext:value-type="float">
            <text:p>1059</text:p>
          </table:table-cell>
          <table:table-cell office:value-type="string" calcext:value-type="string">
            <text:p>流</text:p>
          </table:table-cell>
          <table:table-cell office:value-type="string" calcext:value-type="string">
            <text:p>FLOW</text:p>
            <text:p/>
            <text:p>CURRENT</text:p>
            <text:p/>
            <text:p>STYLE</text:p>
          </table:table-cell>
          <table:table-cell office:value-type="string" calcext:value-type="string">
            <text:p>リュウ</text:p>
            <text:p/>
            <text:p>ル</text:p>
          </table:table-cell>
          <table:table-cell office:value-type="string" calcext:value-type="string">
            <text:p>なが(れる)</text:p>
            <text:p/>
            <text:p>なが(れ)</text:p>
            <text:p/>
            <text:p>(-)なが(す)</text:p>
          </table:table-cell>
          <table:table-cell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number-columns-repeated="1018"/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string" calcext:value-type="string">
            <text:p>硫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リュウ</text:p>
          </table:table-cell>
          <table:table-cell table:style-name="ce10"/>
          <table:table-cell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number-columns-repeated="1018"/>
        </table:table-row>
        <table:table-row table:style-name="ro40">
          <table:table-cell office:value-type="float" office:value="1061" calcext:value-type="float">
            <text:p>1061</text:p>
          </table:table-cell>
          <table:table-cell office:value-type="string" calcext:value-type="string">
            <text:p>盲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モウ</text:p>
          </table:table-cell>
          <table:table-cell table:style-name="ce10"/>
          <table:table-cell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number-columns-repeated="1018"/>
        </table:table-row>
        <table:table-row table:style-name="ro23">
          <table:table-cell office:value-type="float" office:value="1062" calcext:value-type="float">
            <text:p>1062</text:p>
          </table:table-cell>
          <table:table-cell office:value-type="string" calcext:value-type="string">
            <text:p>忘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わす(れる)</text:p>
          </table:table-cell>
          <table:table-cell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number-columns-repeated="1018"/>
        </table:table-row>
        <table:table-row table:style-name="ro5">
          <table:table-cell office:value-type="float" office:value="1063" calcext:value-type="float">
            <text:p>1063</text:p>
          </table:table-cell>
          <table:table-cell office:value-type="string" calcext:value-type="string">
            <text:p>忙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いそが(しい)</text:p>
          </table:table-cell>
          <table:table-cell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number-columns-repeated="1018"/>
        </table:table-row>
        <table:table-row table:style-name="ro28">
          <table:table-cell office:value-type="float" office:value="1064" calcext:value-type="float">
            <text:p>1064</text:p>
          </table:table-cell>
          <table:table-cell office:value-type="string" calcext:value-type="string">
            <text:p>荒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ら(い)</text:p>
            <text:p/>
            <text:p>あら-</text:p>
            <text:p/>
            <text:p>あ(れる)</text:p>
            <text:p/>
            <text:p>あ(らす)</text:p>
            <text:p/>
            <text:p>-あ(らし)</text:p>
          </table:table-cell>
          <table:table-cell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office:value-type="string" calcext:value-type="string">
            <text:p>barren; devastated, ruined</text:p>
          </table:table-cell>
          <table:table-cell table:number-columns-repeated="1017"/>
        </table:table-row>
        <table:table-row table:style-name="ro51">
          <table:table-cell office:value-type="float" office:value="1065" calcext:value-type="float">
            <text:p>1065</text:p>
          </table:table-cell>
          <table:table-cell office:value-type="string" calcext:value-type="string">
            <text:p>慌</text:p>
          </table:table-cell>
          <table:table-cell office:value-type="string" calcext:value-type="string">
            <text:p>FLURRIE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わ(てる)</text:p>
            <text:p/>
            <text:p>あわ(ただしい)</text:p>
          </table:table-cell>
          <table:table-cell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office:value-type="string" calcext:value-type="string">
            <text:p>hurried</text:p>
          </table:table-cell>
          <table:table-cell table:number-columns-repeated="1017"/>
        </table:table-row>
        <table:table-row table:style-name="ro26">
          <table:table-cell office:value-type="float" office:value="1066" calcext:value-type="float">
            <text:p>1066</text:p>
          </table:table-cell>
          <table:table-cell office:value-type="string" calcext:value-type="string">
            <text:p>望</text:p>
          </table:table-cell>
          <table:table-cell office:value-type="string" calcext:value-type="string">
            <text:p>HOPE</text:p>
            <text:p/>
            <text:p>LOOK AFAR</text:p>
          </table:table-cell>
          <table:table-cell office:value-type="string" calcext:value-type="string">
            <text:p>ボウ</text:p>
            <text:p/>
            <text:p>モウ</text:p>
          </table:table-cell>
          <table:table-cell office:value-type="string" calcext:value-type="string">
            <text:p>のぞ(む)</text:p>
          </table:table-cell>
          <table:table-cell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number-columns-repeated="1018"/>
        </table:table-row>
        <table:table-row table:style-name="ro23">
          <table:table-cell office:value-type="float" office:value="1067" calcext:value-type="float">
            <text:p>1067</text:p>
          </table:table-cell>
          <table:table-cell office:value-type="string" calcext:value-type="string">
            <text:p>希</text:p>
          </table:table-cell>
          <table:table-cell office:value-type="string" calcext:value-type="string">
            <text:p>RARE</text:p>
            <text:p/>
            <text:p>ASPIRE</text:p>
          </table:table-cell>
          <table:table-cell office:value-type="string" calcext:value-type="string">
            <text:p>キ</text:p>
            <text:p/>
            <text:p>ケ</text:p>
          </table:table-cell>
          <table:table-cell office:value-type="string" calcext:value-type="string">
            <text:p>まれ*</text:p>
          </table:table-cell>
          <table:table-cell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number-columns-repeated="1018"/>
        </table:table-row>
        <table:table-row table:style-name="ro38">
          <table:table-cell office:value-type="float" office:value="1068" calcext:value-type="float">
            <text:p>1068</text:p>
          </table:table-cell>
          <table:table-cell office:value-type="string" calcext:value-type="string">
            <text:p>稀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キ</text:p>
            <text:p/>
            <text:p>ケ</text:p>
          </table:table-cell>
          <table:table-cell office:value-type="string" calcext:value-type="string">
            <text:p>まれ*</text:p>
          </table:table-cell>
          <table:table-cell table:style-name="ce11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number-columns-repeated="1018"/>
        </table:table-row>
        <table:table-row table:style-name="ro31">
          <table:table-cell office:value-type="float" office:value="1069" calcext:value-type="float">
            <text:p>1069</text:p>
          </table:table-cell>
          <table:table-cell office:value-type="string" calcext:value-type="string">
            <text:p>括</text:p>
          </table:table-cell>
          <table:table-cell office:value-type="string" calcext:value-type="string">
            <text:p>LUMP TOGETHER</text:p>
          </table:table-cell>
          <table:table-cell office:value-type="string" calcext:value-type="string">
            <text:p>カツ</text:p>
          </table:table-cell>
          <table:table-cell table:style-name="ce10"/>
          <table:table-cell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number-columns-repeated="1018"/>
        </table:table-row>
        <table:table-row table:style-name="ro36">
          <table:table-cell office:value-type="float" office:value="1070" calcext:value-type="float">
            <text:p>1070</text:p>
          </table:table-cell>
          <table:table-cell office:value-type="string" calcext:value-type="string">
            <text:p>拘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かわ(る)*</text:p>
          </table:table-cell>
          <table:table-cell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number-columns-repeated="1018"/>
        </table:table-row>
        <table:table-row table:style-name="ro10">
          <table:table-cell office:value-type="float" office:value="1071" calcext:value-type="float">
            <text:p>1071</text:p>
          </table:table-cell>
          <table:table-cell office:value-type="string" calcext:value-type="string">
            <text:p>拾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シュウ</text:p>
            <text:p/>
            <text:p>ジュウ</text:p>
          </table:table-cell>
          <table:table-cell office:value-type="string" calcext:value-type="string">
            <text:p>ひろ(う)</text:p>
          </table:table-cell>
          <table:table-cell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number-columns-repeated="1018"/>
        </table:table-row>
        <table:table-row table:style-name="ro10">
          <table:table-cell office:value-type="float" office:value="1072" calcext:value-type="float">
            <text:p>1072</text:p>
          </table:table-cell>
          <table:table-cell office:value-type="string" calcext:value-type="string">
            <text:p>捨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す(てる)</text:p>
          </table:table-cell>
          <table:table-cell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number-columns-repeated="1018"/>
        </table:table-row>
        <table:table-row table:style-name="ro11">
          <table:table-cell office:value-type="float" office:value="1073" calcext:value-type="float">
            <text:p>1073</text:p>
          </table:table-cell>
          <table:table-cell office:value-type="string" calcext:value-type="string">
            <text:p>孤</text:p>
          </table:table-cell>
          <table:table-cell office:value-type="string" calcext:value-type="string">
            <text:p>SOLITARY</text:p>
          </table:table-cell>
          <table:table-cell office:value-type="string" calcext:value-type="string">
            <text:p>コ</text:p>
          </table:table-cell>
          <table:table-cell table:style-name="ce10"/>
          <table:table-cell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number-columns-repeated="1018"/>
        </table:table-row>
        <table:table-row table:style-name="ro4">
          <table:table-cell office:value-type="float" office:value="1074" calcext:value-type="float">
            <text:p>1074</text:p>
          </table:table-cell>
          <table:table-cell office:value-type="string" calcext:value-type="string">
            <text:p>弧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コ</text:p>
          </table:table-cell>
          <table:table-cell table:style-name="ce10"/>
          <table:table-cell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number-columns-repeated="1018"/>
        </table:table-row>
        <table:table-row table:style-name="ro28">
          <table:table-cell office:value-type="float" office:value="1075" calcext:value-type="float">
            <text:p>1075</text:p>
          </table:table-cell>
          <table:table-cell office:value-type="string" calcext:value-type="string">
            <text:p>弾</text:p>
          </table:table-cell>
          <table:table-cell office:value-type="string" calcext:value-type="string">
            <text:p>PROJECTILE</text:p>
            <text:p/>
            <text:p>SPRING BACK</text:p>
          </table:table-cell>
          <table:table-cell office:value-type="string" calcext:value-type="string">
            <text:p>ダン</text:p>
          </table:table-cell>
          <table:table-cell office:value-type="string" calcext:value-type="string">
            <text:p>ひ(く)</text:p>
            <text:p/>
            <text:p>-ひ(き)</text:p>
            <text:p/>
            <text:p>はず(む)</text:p>
            <text:p/>
            <text:p>たま</text:p>
          </table:table-cell>
          <table:table-cell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office:value-type="string" calcext:value-type="string">
            <text:p>bullet ・ play on [stringed instruments</text:p>
          </table:table-cell>
          <table:table-cell table:number-columns-repeated="1017"/>
        </table:table-row>
        <table:table-row table:style-name="ro17">
          <table:table-cell office:value-type="float" office:value="1076" calcext:value-type="float">
            <text:p>1076</text:p>
          </table:table-cell>
          <table:table-cell office:value-type="string" calcext:value-type="string">
            <text:p>禅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ゼン</text:p>
          </table:table-cell>
          <table:table-cell table:style-name="ce10"/>
          <table:table-cell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number-columns-repeated="1018"/>
        </table:table-row>
        <table:table-row table:style-name="ro30">
          <table:table-cell office:value-type="float" office:value="1077" calcext:value-type="float">
            <text:p>1077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SYSTEM</text:p>
            <text:p/>
            <text:p>LINEAGE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office:value-type="string" calcext:value-type="string">
            <text:p>interrelated group ・ descent</text:p>
          </table:table-cell>
          <table:table-cell table:number-columns-repeated="1017"/>
        </table:table-row>
        <table:table-row table:style-name="ro51">
          <table:table-cell office:value-type="float" office:value="1078" calcext:value-type="float">
            <text:p>1078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CONNECT</text:p>
            <text:p/>
            <text:p>PERSON IN CHARG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か(る)</text:p>
            <text:p/>
            <text:p>かか(わる)*</text:p>
            <text:p/>
            <text:p>かかり</text:p>
            <text:p/>
            <text:p>-がかり</text:p>
          </table:table-cell>
          <table:table-cell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office:value-type="string" calcext:value-type="string">
            <text:p>relate to</text:p>
          </table:table-cell>
          <table:table-cell table:number-columns-repeated="1017"/>
        </table:table-row>
        <table:table-row table:style-name="ro46">
          <table:table-cell office:value-type="float" office:value="1079" calcext:value-type="float">
            <text:p>1079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number-columns-repeated="1018"/>
        </table:table-row>
        <table:table-row table:style-name="ro51">
          <table:table-cell office:value-type="float" office:value="1080" calcext:value-type="float">
            <text:p>1080</text:p>
          </table:table-cell>
          <table:table-cell office:value-type="string" calcext:value-type="string">
            <text:p>懸</text:p>
          </table:table-cell>
          <table:table-cell office:value-type="string" calcext:value-type="string">
            <text:p>SUSPEND</text:p>
          </table:table-cell>
          <table:table-cell office:value-type="string" calcext:value-type="string">
            <text:p>ケン</text:p>
            <text:p/>
            <text:p>ケ</text:p>
          </table:table-cell>
          <table:table-cell office:value-type="string" calcext:value-type="string">
            <text:p>か(ける)</text:p>
            <text:p/>
            <text:p>か(かる)</text:p>
          </table:table-cell>
          <table:table-cell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number-columns-repeated="1018"/>
        </table:table-row>
        <table:table-row table:style-name="ro28">
          <table:table-cell office:value-type="float" office:value="1081" calcext:value-type="float">
            <text:p>1081</text:p>
          </table:table-cell>
          <table:table-cell office:value-type="string" calcext:value-type="string">
            <text:p>偏</text:p>
          </table:table-cell>
          <table:table-cell office:value-type="string" calcext:value-type="string">
            <text:p>ONE-SIDED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たよ(る)</text:p>
          </table:table-cell>
          <table:table-cell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office:value-type="string" calcext:value-type="string">
            <text:p>partial</text:p>
          </table:table-cell>
          <table:table-cell table:number-columns-repeated="1017"/>
        </table:table-row>
        <table:table-row table:style-name="ro30">
          <table:table-cell office:value-type="float" office:value="1082" calcext:value-type="float">
            <text:p>1082</text:p>
          </table:table-cell>
          <table:table-cell office:value-type="string" calcext:value-type="string">
            <text:p>遍</text:p>
          </table:table-cell>
          <table:table-cell office:value-type="string" calcext:value-type="string">
            <text:p>TIMES [COUNTER]</text:p>
            <text:p/>
            <text:p>ALL OVER</text:p>
          </table:table-cell>
          <table:table-cell office:value-type="string" calcext:value-type="string">
            <text:p>ヘン</text:p>
          </table:table-cell>
          <table:table-cell table:style-name="ce10"/>
          <table:table-cell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office:value-type="string" calcext:value-type="string">
            <text:p>ubiquitous, everywhere</text:p>
          </table:table-cell>
          <table:table-cell table:number-columns-repeated="1017"/>
        </table:table-row>
        <table:table-row table:style-name="ro28">
          <table:table-cell office:value-type="float" office:value="1083" calcext:value-type="float">
            <text:p>1083</text:p>
          </table:table-cell>
          <table:table-cell office:value-type="string" calcext:value-type="string">
            <text:p>編</text:p>
          </table:table-cell>
          <table:table-cell office:value-type="string" calcext:value-type="string">
            <text:p>COMPILE</text:p>
            <text:p/>
            <text:p>KNIT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あ(む)</text:p>
            <text:p/>
            <text:p>-あ(み)</text:p>
          </table:table-cell>
          <table:table-cell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office:value-type="string" calcext:value-type="string">
            <text:p>edit</text:p>
          </table:table-cell>
          <table:table-cell table:number-columns-repeated="1017"/>
        </table:table-row>
        <table:table-row table:style-name="ro4">
          <table:table-cell office:value-type="float" office:value="1084" calcext:value-type="float">
            <text:p>1084</text:p>
          </table:table-cell>
          <table:table-cell office:value-type="string" calcext:value-type="string">
            <text:p>篇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ヘン</text:p>
          </table:table-cell>
          <table:table-cell table:style-name="ce10"/>
          <table:table-cell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office:value-type="string" calcext:value-type="string">
            <text:p>piece of writing: chapter, part</text:p>
          </table:table-cell>
          <table:table-cell table:number-columns-repeated="1017"/>
        </table:table-row>
        <table:table-row table:style-name="ro9">
          <table:table-cell office:value-type="float" office:value="1085" calcext:value-type="float">
            <text:p>1085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WIDESPREAD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office:value-type="string" calcext:value-type="string">
            <text:p>common</text:p>
          </table:table-cell>
          <table:table-cell table:number-columns-repeated="1017"/>
        </table:table-row>
        <table:table-row table:style-name="ro30">
          <table:table-cell office:value-type="float" office:value="1086" calcext:value-type="float">
            <text:p>1086</text:p>
          </table:table-cell>
          <table:table-cell office:value-type="string" calcext:value-type="string">
            <text:p>譜</text:p>
          </table:table-cell>
          <table:table-cell office:value-type="string" calcext:value-type="string">
            <text:p>SYSTEMATIC RECORD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office:value-type="string" calcext:value-type="string">
            <text:p>musical score</text:p>
          </table:table-cell>
          <table:table-cell table:number-columns-repeated="1017"/>
        </table:table-row>
        <table:table-row table:style-name="ro36">
          <table:table-cell office:value-type="float" office:value="1087" calcext:value-type="float">
            <text:p>1087</text:p>
          </table:table-cell>
          <table:table-cell office:value-type="string" calcext:value-type="string">
            <text:p>職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ショク</text:p>
          </table:table-cell>
          <table:table-cell table:style-name="ce10"/>
          <table:table-cell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office:value-type="string" calcext:value-type="string">
            <text:p>post</text:p>
          </table:table-cell>
          <table:table-cell table:number-columns-repeated="1017"/>
        </table:table-row>
        <table:table-row table:style-name="ro40">
          <table:table-cell office:value-type="float" office:value="1088" calcext:value-type="float">
            <text:p>1088</text:p>
          </table:table-cell>
          <table:table-cell office:value-type="string" calcext:value-type="string">
            <text:p>織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ショク</text:p>
            <text:p/>
            <text:p>シキ</text:p>
          </table:table-cell>
          <table:table-cell office:value-type="string" calcext:value-type="string">
            <text:p>お(る)</text:p>
            <text:p/>
            <text:p>(-)お(り)</text:p>
            <text:p/>
            <text:p>(-)おり</text:p>
          </table:table-cell>
          <table:table-cell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number-columns-repeated="1018"/>
        </table:table-row>
        <table:table-row table:style-name="ro28">
          <table:table-cell office:value-type="float" office:value="1089" calcext:value-type="float">
            <text:p>1089</text:p>
          </table:table-cell>
          <table:table-cell office:value-type="string" calcext:value-type="string">
            <text:p>識</text:p>
          </table:table-cell>
          <table:table-cell office:value-type="string" calcext:value-type="string">
            <text:p>DISCRIMINATE</text:p>
            <text:p/>
            <text:p>KNOWLEDGE</text:p>
          </table:table-cell>
          <table:table-cell office:value-type="string" calcext:value-type="string">
            <text:p>シキ</text:p>
          </table:table-cell>
          <table:table-cell table:style-name="ce10"/>
          <table:table-cell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office:value-type="string" calcext:value-type="string">
            <text:p>discern ・ learning</text:p>
          </table:table-cell>
          <table:table-cell table:number-columns-repeated="1017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殉</text:p>
          </table:table-cell>
          <table:table-cell office:value-type="string" calcext:value-type="string">
            <text:p>DIE A MARTYR</text:p>
          </table:table-cell>
          <table:table-cell office:value-type="string" calcext:value-type="string">
            <text:p>ジュン</text:p>
          </table:table-cell>
          <table:table-cell table:style-name="ce10"/>
          <table:table-cell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number-columns-repeated="1018"/>
        </table:table-row>
        <table:table-row table:style-name="ro51">
          <table:table-cell office:value-type="float" office:value="1091" calcext:value-type="float">
            <text:p>1091</text:p>
          </table:table-cell>
          <table:table-cell office:value-type="string" calcext:value-type="string">
            <text:p>退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しりぞ(く)</text:p>
            <text:p/>
            <text:p>しりぞ(ける)</text:p>
            <text:p/>
            <text:p>の(く)*</text:p>
          </table:table-cell>
          <table:table-cell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number-columns-repeated="1018"/>
        </table:table-row>
        <table:table-row table:style-name="ro40">
          <table:table-cell office:value-type="float" office:value="1092" calcext:value-type="float">
            <text:p>1092</text:p>
          </table:table-cell>
          <table:table-cell office:value-type="string" calcext:value-type="string">
            <text:p>眼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ガン</text:p>
            <text:p/>
            <text:p>ゲン</text:p>
          </table:table-cell>
          <table:table-cell office:value-type="string" calcext:value-type="string">
            <text:p>まなこ</text:p>
            <text:p/>
            <text:p>め*</text:p>
          </table:table-cell>
          <table:table-cell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number-columns-repeated="1018"/>
        </table:table-row>
        <table:table-row table:style-name="ro6">
          <table:table-cell office:value-type="float" office:value="1093" calcext:value-type="float">
            <text:p>1093</text:p>
          </table:table-cell>
          <table:table-cell office:value-type="string" calcext:value-type="string">
            <text:p>智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チ</text:p>
          </table:table-cell>
          <table:table-cell table:style-name="ce10"/>
          <table:table-cell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office:value-type="string" calcext:value-type="string">
            <text:p>intelligence</text:p>
          </table:table-cell>
          <table:table-cell table:number-columns-repeated="1017"/>
        </table:table-row>
        <table:table-row table:style-name="ro33">
          <table:table-cell office:value-type="float" office:value="1094" calcext:value-type="float">
            <text:p>1094</text:p>
          </table:table-cell>
          <table:table-cell office:value-type="string" calcext:value-type="string">
            <text:p>仁</text:p>
          </table:table-cell>
          <table:table-cell office:value-type="string" calcext:value-type="string">
            <text:p>HUMANENESS</text:p>
          </table:table-cell>
          <table:table-cell office:value-type="string" calcext:value-type="string">
            <text:p>ジン</text:p>
            <text:p/>
            <text:p>ニ</text:p>
            <text:p/>
            <text:p>ニン</text:p>
          </table:table-cell>
          <table:table-cell table:style-name="ce10"/>
          <table:table-cell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number-columns-repeated="1018"/>
        </table:table-row>
        <table:table-row table:style-name="ro51">
          <table:table-cell office:value-type="float" office:value="1095" calcext:value-type="float">
            <text:p>1095</text:p>
          </table:table-cell>
          <table:table-cell office:value-type="string" calcext:value-type="string">
            <text:p>忍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しの(ぶ)</text:p>
            <text:p/>
            <text:p>しの(ばせる)</text:p>
          </table:table-cell>
          <table:table-cell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office:value-type="string" calcext:value-type="string">
            <text:p>endure; preform by stealth</text:p>
          </table:table-cell>
          <table:table-cell table:number-columns-repeated="1017"/>
        </table:table-row>
        <table:table-row table:style-name="ro63">
          <table:table-cell office:value-type="float" office:value="1096" calcext:value-type="float">
            <text:p>1096</text:p>
          </table:table-cell>
          <table:table-cell office:value-type="string" calcext:value-type="string">
            <text:p>認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みと(める)</text:p>
          </table:table-cell>
          <table:table-cell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office:value-type="string" calcext:value-type="string">
            <text:p>admit</text:p>
          </table:table-cell>
          <table:table-cell table:number-columns-repeated="1017"/>
        </table:table-row>
        <table:table-row table:style-name="ro16">
          <table:table-cell office:value-type="float" office:value="1097" calcext:value-type="float">
            <text:p>1097</text:p>
          </table:table-cell>
          <table:table-cell office:value-type="string" calcext:value-type="string">
            <text:p>求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もと(める)</text:p>
          </table:table-cell>
          <table:table-cell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number-columns-repeated="1018"/>
        </table:table-row>
        <table:table-row table:style-name="ro23">
          <table:table-cell office:value-type="float" office:value="1098" calcext:value-type="float">
            <text:p>1098</text:p>
          </table:table-cell>
          <table:table-cell office:value-type="string" calcext:value-type="string">
            <text:p>救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すく(う)</text:p>
          </table:table-cell>
          <table:table-cell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office:value-type="string" calcext:value-type="string">
            <text:p>rescue</text:p>
          </table:table-cell>
          <table:table-cell table:number-columns-repeated="1017"/>
        </table:table-row>
        <table:table-row table:style-name="ro46">
          <table:table-cell office:value-type="float" office:value="1099" calcext:value-type="float">
            <text:p>1099</text:p>
          </table:table-cell>
          <table:table-cell office:value-type="string" calcext:value-type="string">
            <text:p>球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office:value-type="string" calcext:value-type="string">
            <text:p>globe</text:p>
          </table:table-cell>
          <table:table-cell table:number-columns-repeated="1017"/>
        </table:table-row>
        <table:table-row table:style-name="ro14">
          <table:table-cell office:value-type="float" office:value="1100" calcext:value-type="float">
            <text:p>1100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STATION TROOPS</text:p>
          </table:table-cell>
          <table:table-cell office:value-type="string" calcext:value-type="string">
            <text:p>トン</text:p>
          </table:table-cell>
          <table:table-cell table:style-name="ce10"/>
          <table:table-cell office:value-type="string" calcext:value-type="string">
            <text:p>駐屯する ・ ちゅうとんする ・ be stationed, occupy</text:p>
          </table:table-cell>
          <table:table-cell table:number-columns-repeated="1018"/>
        </table:table-row>
        <table:table-row table:style-name="ro9">
          <table:table-cell office:value-type="float" office:value="1101" calcext:value-type="float">
            <text:p>1101</text:p>
          </table:table-cell>
          <table:table-cell office:value-type="string" calcext:value-type="string">
            <text:p>純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ジュン</text:p>
          </table:table-cell>
          <table:table-cell table:style-name="ce10"/>
          <table:table-cell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number-columns-repeated="1018"/>
        </table:table-row>
        <table:table-row table:style-name="ro59">
          <table:table-cell office:value-type="float" office:value="1102" calcext:value-type="float">
            <text:p>1102</text:p>
          </table:table-cell>
          <table:table-cell office:value-type="string" calcext:value-type="string">
            <text:p>鈍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にぶ(い)</text:p>
            <text:p/>
            <text:p>にぶ(る)</text:p>
            <text:p/>
            <text:p>にぶ-</text:p>
          </table:table-cell>
          <table:table-cell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number-columns-repeated="1018"/>
        </table:table-row>
        <table:table-row table:style-name="ro23">
          <table:table-cell office:value-type="float" office:value="1103" calcext:value-type="float">
            <text:p>1103</text:p>
          </table:table-cell>
          <table:table-cell office:value-type="string" calcext:value-type="string">
            <text:p>召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め(す)</text:p>
          </table:table-cell>
          <table:table-cell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number-columns-repeated="1018"/>
        </table:table-row>
        <table:table-row table:style-name="ro16">
          <table:table-cell office:value-type="float" office:value="1104" calcext:value-type="float">
            <text:p>1104</text:p>
          </table:table-cell>
          <table:table-cell office:value-type="string" calcext:value-type="string">
            <text:p>招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ね(く)</text:p>
          </table:table-cell>
          <table:table-cell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number-columns-repeated="1018"/>
        </table:table-row>
        <table:table-row table:style-name="ro6">
          <table:table-cell office:value-type="float" office:value="1105" calcext:value-type="float">
            <text:p>1105</text:p>
          </table:table-cell>
          <table:table-cell office:value-type="string" calcext:value-type="string">
            <text:p>沼</text:p>
          </table:table-cell>
          <table:table-cell office:value-type="string" calcext:value-type="string">
            <text:p>MUDDY PO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ぬま</text:p>
          </table:table-cell>
          <table:table-cell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number-columns-repeated="1018"/>
        </table:table-row>
        <table:table-row table:style-name="ro60">
          <table:table-cell office:value-type="float" office:value="1106" calcext:value-type="float">
            <text:p>1106</text:p>
          </table:table-cell>
          <table:table-cell office:value-type="string" calcext:value-type="string">
            <text:p>紹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number-columns-repeated="1018"/>
        </table:table-row>
        <table:table-row table:style-name="ro20">
          <table:table-cell office:value-type="float" office:value="1107" calcext:value-type="float">
            <text:p>1107</text:p>
          </table:table-cell>
          <table:table-cell office:value-type="string" calcext:value-type="string">
            <text:p>詔</text:p>
          </table:table-cell>
          <table:table-cell office:value-type="string" calcext:value-type="string">
            <text:p>IMPERIAL EDIC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みことのり</text:p>
          </table:table-cell>
          <table:table-cell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number-columns-repeated="1018"/>
        </table:table-row>
        <table:table-row table:style-name="ro15">
          <table:table-cell office:value-type="float" office:value="1108" calcext:value-type="float">
            <text:p>1108</text:p>
          </table:table-cell>
          <table:table-cell office:value-type="string" calcext:value-type="string">
            <text:p>勅</text:p>
          </table:table-cell>
          <table:table-cell office:value-type="string" calcext:value-type="string">
            <text:p>IMPERIAL DECREE</text:p>
          </table:table-cell>
          <table:table-cell office:value-type="string" calcext:value-type="string">
            <text:p>チョク</text:p>
          </table:table-cell>
          <table:table-cell table:style-name="ce10"/>
          <table:table-cell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number-columns-repeated="1018"/>
        </table:table-row>
        <table:table-row table:style-name="ro12">
          <table:table-cell office:value-type="float" office:value="1109" calcext:value-type="float">
            <text:p>1109</text:p>
          </table:table-cell>
          <table:table-cell office:value-type="string" calcext:value-type="string">
            <text:p>昭</text:p>
          </table:table-cell>
          <table:table-cell office:value-type="string" calcext:value-type="string">
            <text:p>LUMINOUS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office:value-type="string" calcext:value-type="string">
            <text:p>enlightened</text:p>
          </table:table-cell>
          <table:table-cell table:number-columns-repeated="1017"/>
        </table:table-row>
        <table:table-row table:style-name="ro39">
          <table:table-cell office:value-type="float" office:value="1110" calcext:value-type="float">
            <text:p>1110</text:p>
          </table:table-cell>
          <table:table-cell office:value-type="string" calcext:value-type="string">
            <text:p>照</text:p>
          </table:table-cell>
          <table:table-cell office:value-type="string" calcext:value-type="string">
            <text:p>ILLUMINATE</text:p>
            <text:p/>
            <text:p>EXAMINE BY COMPARISO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て(る)</text:p>
            <text:p/>
            <text:p>て(らす)</text:p>
            <text:p/>
            <text:p>て(れる)</text:p>
          </table:table-cell>
          <table:table-cell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number-columns-repeated="1018"/>
        </table:table-row>
        <table:table-row table:style-name="ro68">
          <table:table-cell office:value-type="float" office:value="1111" calcext:value-type="float">
            <text:p>1111</text:p>
          </table:table-cell>
          <table:table-cell office:value-type="string" calcext:value-type="string">
            <text:p>超</text:p>
          </table:table-cell>
          <table:table-cell office:value-type="string" calcext:value-type="string">
            <text:p>SURPASS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こ(える)</text:p>
            <text:p/>
            <text:p>こ(す)</text:p>
          </table:table-cell>
          <table:table-cell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office:value-type="string" calcext:value-type="string">
            <text:p>super-, ultra-</text:p>
          </table:table-cell>
          <table:table-cell table:number-columns-repeated="1017"/>
        </table:table-row>
        <table:table-row table:style-name="ro26">
          <table:table-cell office:value-type="float" office:value="1112" calcext:value-type="float">
            <text:p>1112</text:p>
          </table:table-cell>
          <table:table-cell office:value-type="string" calcext:value-type="string">
            <text:p>越</text:p>
          </table:table-cell>
          <table:table-cell office:value-type="string" calcext:value-type="string">
            <text:p>GO BEYOND</text:p>
          </table:table-cell>
          <table:table-cell office:value-type="string" calcext:value-type="string">
            <text:p>エツ</text:p>
          </table:table-cell>
          <table:table-cell office:value-type="string" calcext:value-type="string">
            <text:p>(-)こ(す)</text:p>
            <text:p/>
            <text:p>-ご(し)</text:p>
            <text:p/>
            <text:p>こ(える)</text:p>
            <text:p/>
            <text:p>-ご(え)</text:p>
          </table:table-cell>
          <table:table-cell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number-columns-repeated="1018"/>
        </table:table-row>
        <table:table-row table:style-name="ro26">
          <table:table-cell office:value-type="float" office:value="1113" calcext:value-type="float">
            <text:p>1113</text:p>
          </table:table-cell>
          <table:table-cell office:value-type="string" calcext:value-type="string">
            <text:p>趣</text:p>
          </table:table-cell>
          <table:table-cell office:value-type="string" calcext:value-type="string">
            <text:p>PURPORT</text:p>
            <text:p/>
            <text:p>FLAVO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おもむき</text:p>
          </table:table-cell>
          <table:table-cell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office:value-type="string" calcext:value-type="string">
            <text:p>gist, meaning ・ distinctive charm</text:p>
          </table:table-cell>
          <table:table-cell table:number-columns-repeated="1017"/>
        </table:table-row>
        <table:table-row table:style-name="ro24">
          <table:table-cell office:value-type="float" office:value="1114" calcext:value-type="float">
            <text:p>1114</text:p>
          </table:table-cell>
          <table:table-cell office:value-type="string" calcext:value-type="string">
            <text:p>赴</text:p>
          </table:table-cell>
          <table:table-cell office:value-type="string" calcext:value-type="string">
            <text:p>PROCEED TO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おもむ(く)</text:p>
          </table:table-cell>
          <table:table-cell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number-columns-repeated="1018"/>
        </table:table-row>
        <table:table-row table:style-name="ro50">
          <table:table-cell office:value-type="float" office:value="1115" calcext:value-type="float">
            <text:p>1115</text:p>
          </table:table-cell>
          <table:table-cell office:value-type="string" calcext:value-type="string">
            <text:p>訃</text:p>
          </table:table-cell>
          <table:table-cell office:value-type="string" calcext:value-type="string">
            <text:p>DEATH REPORT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number-columns-repeated="1018"/>
        </table:table-row>
        <table:table-row table:style-name="ro42">
          <table:table-cell office:value-type="float" office:value="1116" calcext:value-type="float">
            <text:p>1116</text:p>
          </table:table-cell>
          <table:table-cell office:value-type="string" calcext:value-type="string">
            <text:p>朴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ボク</text:p>
          </table:table-cell>
          <table:table-cell table:style-name="ce10"/>
          <table:table-cell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number-columns-repeated="1018"/>
        </table:table-row>
        <table:table-row table:style-name="ro10">
          <table:table-cell office:value-type="float" office:value="1117" calcext:value-type="float">
            <text:p>1117</text:p>
          </table:table-cell>
          <table:table-cell office:value-type="string" calcext:value-type="string">
            <text:p>掛</text:p>
          </table:table-cell>
          <table:table-cell office:value-type="string" calcext:value-type="string">
            <text:p>SET [on]</text:p>
            <text:p/>
            <text:p>HANG</text:p>
          </table:table-cell>
          <table:table-cell/>
          <table:table-cell office:value-type="string" calcext:value-type="string">
            <text:p>(-)か(ける)</text:p>
            <text:p/>
            <text:p>(-)か(け)</text:p>
            <text:p/>
            <text:p>-が(け)</text:p>
            <text:p/>
            <text:p>(-)か(かる)</text:p>
            <text:p/>
            <text:p>-が(かる)</text:p>
            <text:p/>
            <text:p>か(かり)</text:p>
            <text:p/>
            <text:p>-が(かり)</text:p>
            <text:p/>
            <text:p>かかり</text:p>
            <text:p/>
            <text:p>-がかり</text:p>
          </table:table-cell>
          <table:table-cell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office:value-type="string" calcext:value-type="string">
            <text:p>fasten</text:p>
          </table:table-cell>
          <table:table-cell table:number-columns-repeated="1017"/>
        </table:table-row>
        <table:table-row table:style-name="ro23">
          <table:table-cell office:value-type="float" office:value="1118" calcext:value-type="float">
            <text:p>1118</text:p>
          </table:table-cell>
          <table:table-cell office:value-type="string" calcext:value-type="string">
            <text:p>摘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つ(む)</text:p>
          </table:table-cell>
          <table:table-cell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office:value-type="string" calcext:value-type="string">
            <text:p>pluck</text:p>
          </table:table-cell>
          <table:table-cell table:number-columns-repeated="1017"/>
        </table:table-row>
        <table:table-row table:style-name="ro23">
          <table:table-cell office:value-type="float" office:value="1119" calcext:value-type="float">
            <text:p>1119</text:p>
          </table:table-cell>
          <table:table-cell office:value-type="string" calcext:value-type="string">
            <text:p>滴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しずく</text:p>
            <text:p/>
            <text:p>したた(る)</text:p>
          </table:table-cell>
          <table:table-cell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office:value-type="string" calcext:value-type="string">
            <text:p>fluit, …</text:p>
          </table:table-cell>
          <table:table-cell table:number-columns-repeated="1017"/>
        </table:table-row>
        <table:table-row table:style-name="ro20">
          <table:table-cell office:value-type="float" office:value="1120" calcext:value-type="float">
            <text:p>1120</text:p>
          </table:table-cell>
          <table:table-cell office:value-type="string" calcext:value-type="string">
            <text:p>嫡</text:p>
          </table:table-cell>
          <table:table-cell office:value-type="string" calcext:value-type="string">
            <text:p>LEGITIMATE WIFE/CHILD</text:p>
          </table:table-cell>
          <table:table-cell office:value-type="string" calcext:value-type="string">
            <text:p>チャク</text:p>
          </table:table-cell>
          <table:table-cell table:style-name="ce10"/>
          <table:table-cell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number-columns-repeated="1018"/>
        </table:table-row>
        <table:table-row table:style-name="ro23">
          <table:table-cell office:value-type="float" office:value="1121" calcext:value-type="float">
            <text:p>1121</text:p>
          </table:table-cell>
          <table:table-cell office:value-type="string" calcext:value-type="string">
            <text:p>適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テキ</text:p>
          </table:table-cell>
          <table:table-cell table:style-name="ce10"/>
          <table:table-cell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office:value-type="string" calcext:value-type="string">
            <text:p>suit</text:p>
          </table:table-cell>
          <table:table-cell table:number-columns-repeated="1017"/>
        </table:table-row>
        <table:table-row table:style-name="ro23">
          <table:table-cell office:value-type="float" office:value="1122" calcext:value-type="float">
            <text:p>1122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かたき</text:p>
          </table:table-cell>
          <table:table-cell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number-columns-repeated="1018"/>
        </table:table-row>
        <table:table-row table:style-name="ro10">
          <table:table-cell office:value-type="float" office:value="1123" calcext:value-type="float">
            <text:p>1123</text:p>
          </table:table-cell>
          <table:table-cell office:value-type="string" calcext:value-type="string">
            <text:p>授</text:p>
          </table:table-cell>
          <table:table-cell office:value-type="string" calcext:value-type="string">
            <text:p>CONFER</text:p>
            <text:p/>
            <text:p>INSTRUCT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さず(ける)</text:p>
            <text:p/>
            <text:p>さず(かる)</text:p>
          </table:table-cell>
          <table:table-cell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number-columns-repeated="1018"/>
        </table:table-row>
        <table:table-row table:style-name="ro38">
          <table:table-cell office:value-type="float" office:value="1124" calcext:value-type="float">
            <text:p>1124</text:p>
          </table:table-cell>
          <table:table-cell office:value-type="string" calcext:value-type="string">
            <text:p>援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エン</text:p>
          </table:table-cell>
          <table:table-cell table:style-name="ce10"/>
          <table:table-cell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office:value-type="string" calcext:value-type="string">
            <text:p>give a hand</text:p>
          </table:table-cell>
          <table:table-cell table:number-columns-repeated="1017"/>
        </table:table-row>
        <table:table-row table:style-name="ro53">
          <table:table-cell office:value-type="float" office:value="1125" calcext:value-type="float">
            <text:p>1125</text:p>
          </table:table-cell>
          <table:table-cell office:value-type="string" calcext:value-type="string">
            <text:p>媛</text:p>
          </table:table-cell>
          <table:table-cell office:value-type="string" calcext:value-type="string">
            <text:p>DAMSEL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ひめ</text:p>
          </table:table-cell>
          <table:table-cell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office:value-type="string" calcext:value-type="string">
            <text:p>young lady of noble birth</text:p>
          </table:table-cell>
          <table:table-cell table:number-columns-repeated="1017"/>
        </table:table-row>
        <table:table-row table:style-name="ro36">
          <table:table-cell office:value-type="float" office:value="1126" calcext:value-type="float">
            <text:p>1126</text:p>
          </table:table-cell>
          <table:table-cell office:value-type="string" calcext:value-type="string">
            <text:p>緩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ゆる(い)</text:p>
            <text:p/>
            <text:p>ゆる(やか)</text:p>
            <text:p/>
            <text:p>ゆる(む)</text:p>
            <text:p/>
            <text:p>ゆる(める)</text:p>
          </table:table-cell>
          <table:table-cell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office:value-type="string" calcext:value-type="string">
            <text:p>loose</text:p>
          </table:table-cell>
          <table:table-cell table:number-columns-repeated="1017"/>
        </table:table-row>
        <table:table-row table:style-name="ro34">
          <table:table-cell office:value-type="float" office:value="1127" calcext:value-type="float">
            <text:p>1127</text:p>
          </table:table-cell>
          <table:table-cell office:value-type="string" calcext:value-type="string">
            <text:p>暖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ダン</text:p>
            <text:p/>
            <text:p>ノン*</text:p>
          </table:table-cell>
          <table:table-cell office:value-type="string" calcext:value-type="string">
            <text:p>あたた(か)</text:p>
            <text:p/>
            <text:p>あたた(かい)</text:p>
            <text:p/>
            <text:p>あたた(まる)</text:p>
            <text:p/>
            <text:p>あたた(める)</text:p>
          </table:table-cell>
          <table:table-cell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office:value-type="string" calcext:value-type="string">
            <text:p>weather, color, warmhearted</text:p>
          </table:table-cell>
          <table:table-cell table:number-columns-repeated="1017"/>
        </table:table-row>
        <table:table-row table:style-name="ro36">
          <table:table-cell office:value-type="float" office:value="1128" calcext:value-type="float">
            <text:p>1128</text:p>
          </table:table-cell>
          <table:table-cell office:value-type="string" calcext:value-type="string">
            <text:p>観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number-columns-repeated="1018"/>
        </table:table-row>
        <table:table-row table:style-name="ro51">
          <table:table-cell office:value-type="float" office:value="1129" calcext:value-type="float">
            <text:p>1129</text:p>
          </table:table-cell>
          <table:table-cell office:value-type="string" calcext:value-type="string">
            <text:p>勧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すす(める)</text:p>
          </table:table-cell>
          <table:table-cell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office:value-type="string" calcext:value-type="string">
            <text:p>promote</text:p>
          </table:table-cell>
          <table:table-cell table:number-columns-repeated="1017"/>
        </table:table-row>
        <table:table-row table:style-name="ro30">
          <table:table-cell office:value-type="float" office:value="1130" calcext:value-type="float">
            <text:p>1130</text:p>
          </table:table-cell>
          <table:table-cell office:value-type="string" calcext:value-type="string">
            <text:p>権</text:p>
          </table:table-cell>
          <table:table-cell office:value-type="string" calcext:value-type="string">
            <text:p>RIGHT</text:p>
            <text:p/>
            <text:p>POWER</text:p>
          </table:table-cell>
          <table:table-cell office:value-type="string" calcext:value-type="string">
            <text:p>ケン</text:p>
            <text:p/>
            <text:p>ゴン</text:p>
          </table:table-cell>
          <table:table-cell table:style-name="ce10"/>
          <table:table-cell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office:value-type="string" calcext:value-type="string">
            <text:p>authority</text:p>
          </table:table-cell>
          <table:table-cell table:number-columns-repeated="1017"/>
        </table:table-row>
        <table:table-row table:style-name="ro32">
          <table:table-cell office:value-type="float" office:value="1131" calcext:value-type="float">
            <text:p>1131</text:p>
          </table:table-cell>
          <table:table-cell office:value-type="string" calcext:value-type="string">
            <text:p>歓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number-columns-repeated="1018"/>
        </table:table-row>
        <table:table-row table:style-name="ro12">
          <table:table-cell office:value-type="float" office:value="1132" calcext:value-type="float">
            <text:p>1132</text:p>
          </table:table-cell>
          <table:table-cell office:value-type="string" calcext:value-type="string">
            <text:p>鶴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カク*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number-columns-repeated="1018"/>
        </table:table-row>
        <table:table-row table:style-name="ro28">
          <table:table-cell office:value-type="float" office:value="1133" calcext:value-type="float">
            <text:p>1133</text:p>
          </table:table-cell>
          <table:table-cell office:value-type="string" calcext:value-type="string">
            <text:p>確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たし(か)</text:p>
            <text:p/>
            <text:p>たし(かめる)</text:p>
          </table:table-cell>
          <table:table-cell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office:value-type="string" calcext:value-type="string">
            <text:p>definite</text:p>
          </table:table-cell>
          <table:table-cell table:number-columns-repeated="1017"/>
        </table:table-row>
        <table:table-row table:style-name="ro30">
          <table:table-cell office:value-type="float" office:value="1134" calcext:value-type="float">
            <text:p>1134</text:p>
          </table:table-cell>
          <table:table-cell office:value-type="string" calcext:value-type="string">
            <text:p>慢</text:p>
          </table:table-cell>
          <table:table-cell office:value-type="string" calcext:value-type="string">
            <text:p>ARROGANT</text:p>
            <text:p/>
            <text:p>SLUGGISH</text:p>
          </table:table-cell>
          <table:table-cell office:value-type="string" calcext:value-type="string">
            <text:p>マン</text:p>
          </table:table-cell>
          <table:table-cell table:style-name="ce10"/>
          <table:table-cell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number-columns-repeated="1018"/>
        </table:table-row>
        <table:table-row table:style-name="ro28">
          <table:table-cell office:value-type="float" office:value="1135" calcext:value-type="float">
            <text:p>1135</text:p>
          </table:table-cell>
          <table:table-cell office:value-type="string" calcext:value-type="string">
            <text:p>漫</text:p>
          </table:table-cell>
          <table:table-cell office:value-type="string" calcext:value-type="string">
            <text:p>RAMBLING</text:p>
            <text:p/>
            <text:p>COMIC</text:p>
          </table:table-cell>
          <table:table-cell office:value-type="string" calcext:value-type="string">
            <text:p>マン</text:p>
          </table:table-cell>
          <table:table-cell table:style-name="ce10"/>
          <table:table-cell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number-columns-repeated="1018"/>
        </table:table-row>
        <table:table-row table:style-name="ro12">
          <table:table-cell office:value-type="float" office:value="1136" calcext:value-type="float">
            <text:p>1136</text:p>
          </table:table-cell>
          <table:table-cell office:value-type="string" calcext:value-type="string">
            <text:p>卯</text:p>
          </table:table-cell>
          <table:table-cell office:value-type="string" calcext:value-type="string">
            <text:p>THE HARE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office:value-type="string" calcext:value-type="string">
            <text:p>sign of …</text:p>
          </table:table-cell>
          <table:table-cell table:number-columns-repeated="1017"/>
        </table:table-row>
        <table:table-row table:style-name="ro51">
          <table:table-cell office:value-type="float" office:value="1137" calcext:value-type="float">
            <text:p>1137</text:p>
          </table:table-cell>
          <table:table-cell office:value-type="string" calcext:value-type="string">
            <text:p>抑</text:p>
          </table:table-cell>
          <table:table-cell office:value-type="string" calcext:value-type="string">
            <text:p>SUPPRESS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おさ(える)</text:p>
          </table:table-cell>
          <table:table-cell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number-columns-repeated="1018"/>
        </table:table-row>
        <table:table-row table:style-name="ro26">
          <table:table-cell office:value-type="float" office:value="1138" calcext:value-type="float">
            <text:p>1138</text:p>
          </table:table-cell>
          <table:table-cell office:value-type="string" calcext:value-type="string">
            <text:p>仰</text:p>
          </table:table-cell>
          <table:table-cell office:value-type="string" calcext:value-type="string">
            <text:p>LOOK UP [to]</text:p>
          </table:table-cell>
          <table:table-cell office:value-type="string" calcext:value-type="string">
            <text:p>ギョウ</text:p>
            <text:p/>
            <text:p>コウ</text:p>
          </table:table-cell>
          <table:table-cell office:value-type="string" calcext:value-type="string">
            <text:p>あお(ぐ)</text:p>
            <text:p/>
            <text:p>おお(せ)</text:p>
          </table:table-cell>
          <table:table-cell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number-columns-repeated="1018"/>
        </table:table-row>
        <table:table-row table:style-name="ro16">
          <table:table-cell office:value-type="float" office:value="1139" calcext:value-type="float">
            <text:p>1139</text:p>
          </table:table-cell>
          <table:table-cell office:value-type="string" calcext:value-type="string">
            <text:p>迎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むか(える)</text:p>
          </table:table-cell>
          <table:table-cell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office:value-type="string" calcext:value-type="string">
            <text:p>go out to meet</text:p>
          </table:table-cell>
          <table:table-cell table:number-columns-repeated="1017"/>
        </table:table-row>
        <table:table-row table:style-name="ro9">
          <table:table-cell office:value-type="float" office:value="1140" calcext:value-type="float">
            <text:p>1140</text:p>
          </table:table-cell>
          <table:table-cell office:value-type="string" calcext:value-type="string">
            <text:p>柳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やなぎ</text:p>
          </table:table-cell>
          <table:table-cell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number-columns-repeated="1018"/>
        </table:table-row>
        <table:table-row table:style-name="ro32">
          <table:table-cell office:value-type="float" office:value="1141" calcext:value-type="float">
            <text:p>1141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number-columns-repeated="1018"/>
        </table:table-row>
        <table:table-row table:style-name="ro16">
          <table:table-cell office:value-type="float" office:value="1142" calcext:value-type="float">
            <text:p>1142</text:p>
          </table:table-cell>
          <table:table-cell office:value-type="string" calcext:value-type="string">
            <text:p>疎</text:p>
          </table:table-cell>
          <table:table-cell office:value-type="string" calcext:value-type="string">
            <text:p>SCATTERED</text:p>
            <text:p/>
            <text:p>ESTRANGED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うと(い)</text:p>
            <text:p/>
            <text:p>うと(む)</text:p>
          </table:table-cell>
          <table:table-cell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number-columns-repeated="1018"/>
        </table:table-row>
        <table:table-row table:style-name="ro10">
          <table:table-cell office:value-type="float" office:value="1143" calcext:value-type="float">
            <text:p>1143</text:p>
          </table:table-cell>
          <table:table-cell office:value-type="string" calcext:value-type="string">
            <text:p>速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はや(い)</text:p>
            <text:p/>
            <text:p>はや-</text:p>
            <text:p/>
            <text:p>はや(める)</text:p>
            <text:p/>
            <text:p>はや(まる)</text:p>
            <text:p/>
            <text:p>すみ(やか)</text:p>
          </table:table-cell>
          <table:table-cell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number-columns-repeated="1018"/>
        </table:table-row>
        <table:table-row table:style-name="ro34">
          <table:table-cell office:value-type="float" office:value="1144" calcext:value-type="float">
            <text:p>1144</text:p>
          </table:table-cell>
          <table:table-cell office:value-type="string" calcext:value-type="string">
            <text:p>遅</text:p>
          </table:table-cell>
          <table:table-cell office:value-type="string" calcext:value-type="string">
            <text:p>SLOW</text:p>
            <text:p/>
            <text:p>LAT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おく(れる)</text:p>
            <text:p/>
            <text:p>おく(らす)</text:p>
            <text:p/>
            <text:p>おそ(い)</text:p>
          </table:table-cell>
          <table:table-cell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number-columns-repeated="1018"/>
        </table:table-row>
        <table:table-row table:style-name="ro41">
          <table:table-cell office:value-type="float" office:value="1145" calcext:value-type="float">
            <text:p>1145</text:p>
          </table:table-cell>
          <table:table-cell office:value-type="string" calcext:value-type="string">
            <text:p>辻</text:p>
          </table:table-cell>
          <table:table-cell office:value-type="string" calcext:value-type="string">
            <text:p>CROSSROAD</text:p>
          </table:table-cell>
          <table:table-cell/>
          <table:table-cell office:value-type="string" calcext:value-type="string">
            <text:p>つじ</text:p>
          </table:table-cell>
          <table:table-cell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number-columns-repeated="1018"/>
        </table:table-row>
        <table:table-row table:style-name="ro14">
          <table:table-cell office:value-type="float" office:value="1146" calcext:value-type="float">
            <text:p>1146</text:p>
          </table:table-cell>
          <table:table-cell office:value-type="string" calcext:value-type="string">
            <text:p>迅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ジン</text:p>
          </table:table-cell>
          <table:table-cell table:style-name="ce10"/>
          <table:table-cell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number-columns-repeated="1018"/>
        </table:table-row>
        <table:table-row table:style-name="ro23">
          <table:table-cell office:value-type="float" office:value="1147" calcext:value-type="float">
            <text:p>1147</text:p>
          </table:table-cell>
          <table:table-cell office:value-type="string" calcext:value-type="string">
            <text:p>加</text:p>
          </table:table-cell>
          <table:table-cell office:value-type="string" calcext:value-type="string">
            <text:p>ADD [to]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くわ(える)</text:p>
            <text:p/>
            <text:p>くわ(わる)</text:p>
          </table:table-cell>
          <table:table-cell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office:value-type="string" calcext:value-type="string">
            <text:p>join</text:p>
          </table:table-cell>
          <table:table-cell table:number-columns-repeated="1017"/>
        </table:table-row>
        <table:table-row table:style-name="ro28">
          <table:table-cell office:value-type="float" office:value="1148" calcext:value-type="float">
            <text:p>1148</text:p>
          </table:table-cell>
          <table:table-cell office:value-type="string" calcext:value-type="string">
            <text:p>減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へ(る)</text:p>
            <text:p/>
            <text:p>へ(らす)</text:p>
          </table:table-cell>
          <table:table-cell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office:value-type="string" calcext:value-type="string">
            <text:p>substract</text:p>
          </table:table-cell>
          <table:table-cell table:number-columns-repeated="1017"/>
        </table:table-row>
        <table:table-row table:style-name="ro51">
          <table:table-cell office:value-type="float" office:value="1149" calcext:value-type="float">
            <text:p>1149</text:p>
          </table:table-cell>
          <table:table-cell office:value-type="string" calcext:value-type="string">
            <text:p>滅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メツ</text:p>
          </table:table-cell>
          <table:table-cell office:value-type="string" calcext:value-type="string">
            <text:p>ほろ(びる)</text:p>
            <text:p/>
            <text:p>ほろ(ぶ)</text:p>
            <text:p/>
            <text:p>ほろ(ぼす)</text:p>
          </table:table-cell>
          <table:table-cell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office:value-type="string" calcext:value-type="string">
            <text:p>destroy</text:p>
          </table:table-cell>
          <table:table-cell table:number-columns-repeated="1017"/>
        </table:table-row>
        <table:table-row table:style-name="ro16">
          <table:table-cell office:value-type="float" office:value="1150" calcext:value-type="float">
            <text:p>1150</text:p>
          </table:table-cell>
          <table:table-cell office:value-type="string" calcext:value-type="string">
            <text:p>威</text:p>
          </table:table-cell>
          <table:table-cell office:value-type="string" calcext:value-type="string">
            <text:p>MIGHT</text:p>
            <text:p/>
            <text:p>THREATEN BY FORCE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office:value-type="string" calcext:value-type="string">
            <text:p>power; majesty</text:p>
          </table:table-cell>
          <table:table-cell table:number-columns-repeated="1017"/>
        </table:table-row>
        <table:table-row table:style-name="ro14">
          <table:table-cell office:value-type="float" office:value="1151" calcext:value-type="float">
            <text:p>1151</text:p>
          </table:table-cell>
          <table:table-cell office:value-type="string" calcext:value-type="string">
            <text:p>嚇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カク</text:p>
          </table:table-cell>
          <table:table-cell table:style-name="ce10"/>
          <table:table-cell office:value-type="string" calcext:value-type="string">
            <text:p>威嚇する ・ いかくする ・ intimidate, threaten</text:p>
          </table:table-cell>
          <table:table-cell table:number-columns-repeated="1018"/>
        </table:table-row>
        <table:table-row table:style-name="ro9">
          <table:table-cell office:value-type="float" office:value="1152" calcext:value-type="float">
            <text:p>1152</text:p>
          </table:table-cell>
          <table:table-cell office:value-type="string" calcext:value-type="string">
            <text:p>或</text:p>
          </table:table-cell>
          <table:table-cell office:value-type="string" calcext:value-type="string">
            <text:p>A CERTAIN</text:p>
          </table:table-cell>
          <table:table-cell office:value-type="string" calcext:value-type="string">
            <text:p>ワク</text:p>
          </table:table-cell>
          <table:table-cell office:value-type="string" calcext:value-type="string">
            <text:p>あ(る)</text:p>
            <text:p/>
            <text:p>ある(いは)</text:p>
          </table:table-cell>
          <table:table-cell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number-columns-repeated="1018"/>
        </table:table-row>
        <table:table-row table:style-name="ro26">
          <table:table-cell office:value-type="float" office:value="1153" calcext:value-type="float">
            <text:p>1153</text:p>
          </table:table-cell>
          <table:table-cell office:value-type="string" calcext:value-type="string">
            <text:p>惑</text:p>
          </table:table-cell>
          <table:table-cell office:value-type="string" calcext:value-type="string">
            <text:p>BEWILDERED</text:p>
          </table:table-cell>
          <table:table-cell office:value-type="string" calcext:value-type="string">
            <text:p>ワク</text:p>
          </table:table-cell>
          <table:table-cell office:value-type="string" calcext:value-type="string">
            <text:p>まど(う)</text:p>
          </table:table-cell>
          <table:table-cell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office:value-type="string" calcext:value-type="string">
            <text:p>led astray</text:p>
          </table:table-cell>
          <table:table-cell table:number-columns-repeated="1017"/>
        </table:table-row>
        <table:table-row table:style-name="ro23">
          <table:table-cell office:value-type="float" office:value="1154" calcext:value-type="float">
            <text:p>1154</text:p>
          </table:table-cell>
          <table:table-cell office:value-type="string" calcext:value-type="string">
            <text:p>域</text:p>
          </table:table-cell>
          <table:table-cell office:value-type="string" calcext:value-type="string">
            <text:p>BOUNDED AREA</text:p>
          </table:table-cell>
          <table:table-cell office:value-type="string" calcext:value-type="string">
            <text:p>イキ</text:p>
          </table:table-cell>
          <table:table-cell table:style-name="ce10"/>
          <table:table-cell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office:value-type="string" calcext:value-type="string">
            <text:p>district</text:p>
          </table:table-cell>
          <table:table-cell table:number-columns-repeated="1017"/>
        </table:table-row>
        <table:table-row table:style-name="ro73">
          <table:table-cell office:value-type="float" office:value="1155" calcext:value-type="float">
            <text:p>1155</text:p>
          </table:table-cell>
          <table:table-cell office:value-type="string" calcext:value-type="string">
            <text:p>収</text:p>
          </table:table-cell>
          <table:table-cell office:value-type="string" calcext:value-type="string">
            <text:p>TAKE IN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おさ(める)</text:p>
            <text:p/>
            <text:p>おさ(まる)</text:p>
          </table:table-cell>
          <table:table-cell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office:value-type="string" calcext:value-type="string">
            <text:p>gain, seize</text:p>
          </table:table-cell>
          <table:table-cell table:number-columns-repeated="1017"/>
        </table:table-row>
        <table:table-row table:style-name="ro10">
          <table:table-cell office:value-type="float" office:value="1156" calcext:value-type="float">
            <text:p>1156</text:p>
          </table:table-cell>
          <table:table-cell office:value-type="string" calcext:value-type="string">
            <text:p>納</text:p>
          </table:table-cell>
          <table:table-cell office:value-type="string" calcext:value-type="string">
            <text:p>PAY</text:p>
            <text:p/>
            <text:p>PUT IN PLACE</text:p>
            <text:p/>
            <text:p>ACCEPT</text:p>
          </table:table-cell>
          <table:table-cell office:value-type="string" calcext:value-type="string">
            <text:p>ノウ</text:p>
            <text:p/>
            <text:p>トウ</text:p>
            <text:p/>
            <text:p>ナン</text:p>
            <text:p/>
            <text:p>ナ</text:p>
            <text:p/>
            <text:p>ナッ-</text:p>
          </table:table-cell>
          <table:table-cell office:value-type="string" calcext:value-type="string">
            <text:p>(-)おさ(める)</text:p>
            <text:p/>
            <text:p>おさ(まる)</text:p>
          </table:table-cell>
          <table:table-cell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number-columns-repeated="1018"/>
        </table:table-row>
        <table:table-row table:style-name="ro23">
          <table:table-cell office:value-type="float" office:value="1157" calcext:value-type="float">
            <text:p>1157</text:p>
          </table:table-cell>
          <table:table-cell office:value-type="string" calcext:value-type="string">
            <text:p>献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ケン</text:p>
            <text:p/>
            <text:p>コン</text:p>
          </table:table-cell>
          <table:table-cell table:style-name="ce10"/>
          <table:table-cell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office:value-type="string" calcext:value-type="string">
            <text:p>donate</text:p>
          </table:table-cell>
          <table:table-cell table:number-columns-repeated="1017"/>
        </table:table-row>
        <table:table-row table:style-name="ro4">
          <table:table-cell office:value-type="float" office:value="1158" calcext:value-type="float">
            <text:p>1158</text:p>
          </table:table-cell>
          <table:table-cell office:value-type="string" calcext:value-type="string">
            <text:p>貢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みつ(ぐ)</text:p>
          </table:table-cell>
          <table:table-cell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number-columns-repeated="1018"/>
        </table:table-row>
        <table:table-row table:style-name="ro36">
          <table:table-cell office:value-type="float" office:value="1159" calcext:value-type="float">
            <text:p>1159</text:p>
          </table:table-cell>
          <table:table-cell office:value-type="string" calcext:value-type="string">
            <text:p>貪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むさぼ(る)</text:p>
          </table:table-cell>
          <table:table-cell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number-columns-repeated="1018"/>
        </table:table-row>
        <table:table-row table:style-name="ro34">
          <table:table-cell office:value-type="float" office:value="1160" calcext:value-type="float">
            <text:p>1160</text:p>
          </table:table-cell>
          <table:table-cell office:value-type="string" calcext:value-type="string">
            <text:p>貰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もら(う)</text:p>
          </table:table-cell>
          <table:table-cell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number-columns-repeated="1018"/>
        </table:table-row>
        <table:table-row table:style-name="ro16">
          <table:table-cell office:value-type="float" office:value="1161" calcext:value-type="float">
            <text:p>1161</text:p>
          </table:table-cell>
          <table:table-cell office:value-type="string" calcext:value-type="string">
            <text:p>貧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ビン</text:p>
            <text:p/>
            <text:p>ヒン</text:p>
          </table:table-cell>
          <table:table-cell office:value-type="string" calcext:value-type="string">
            <text:p>まず(しい)</text:p>
          </table:table-cell>
          <table:table-cell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number-columns-repeated="1018"/>
        </table:table-row>
        <table:table-row table:style-name="ro40">
          <table:table-cell office:value-type="float" office:value="1162" calcext:value-type="float">
            <text:p>1162</text:p>
          </table:table-cell>
          <table:table-cell office:value-type="string" calcext:value-type="string">
            <text:p>賃</text:p>
          </table:table-cell>
          <table:table-cell office:value-type="string" calcext:value-type="string">
            <text:p>WAGES</text:p>
            <text:p/>
            <text:p>CHARGES</text:p>
          </table:table-cell>
          <table:table-cell office:value-type="string" calcext:value-type="string">
            <text:p>チン</text:p>
          </table:table-cell>
          <table:table-cell table:style-name="ce10"/>
          <table:table-cell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number-columns-repeated="1018"/>
        </table:table-row>
        <table:table-row table:style-name="ro40">
          <table:table-cell office:value-type="float" office:value="1163" calcext:value-type="float">
            <text:p>1163</text:p>
          </table:table-cell>
          <table:table-cell office:value-type="string" calcext:value-type="string">
            <text:p>貸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か(す)</text:p>
            <text:p/>
            <text:p>か(し)-</text:p>
            <text:p/>
            <text:p>かし-</text:p>
          </table:table-cell>
          <table:table-cell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office:value-type="string" calcext:value-type="string">
            <text:p>loan; rent out</text:p>
          </table:table-cell>
          <table:table-cell table:number-columns-repeated="1017"/>
        </table:table-row>
        <table:table-row table:style-name="ro40">
          <table:table-cell office:value-type="float" office:value="1164" calcext:value-type="float">
            <text:p>1164</text:p>
          </table:table-cell>
          <table:table-cell office:value-type="string" calcext:value-type="string">
            <text:p>貨</text:p>
          </table:table-cell>
          <table:table-cell office:value-type="string" calcext:value-type="string">
            <text:p>MONEY</text:p>
            <text:p/>
            <text:p>GOODS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office:value-type="string" calcext:value-type="string">
            <text:p>currency ・ freight</text:p>
          </table:table-cell>
          <table:table-cell table:number-columns-repeated="1017"/>
        </table:table-row>
        <table:table-row table:style-name="ro40">
          <table:table-cell office:value-type="float" office:value="1165" calcext:value-type="float">
            <text:p>1165</text:p>
          </table:table-cell>
          <table:table-cell office:value-type="string" calcext:value-type="string">
            <text:p>資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office:value-type="string" calcext:value-type="string">
            <text:p>capital</text:p>
          </table:table-cell>
          <table:table-cell table:number-columns-repeated="1017"/>
        </table:table-row>
        <table:table-row table:style-name="ro28">
          <table:table-cell office:value-type="float" office:value="1166" calcext:value-type="float">
            <text:p>1166</text:p>
          </table:table-cell>
          <table:table-cell office:value-type="string" calcext:value-type="string">
            <text:p>賛</text:p>
          </table:table-cell>
          <table:table-cell office:value-type="string" calcext:value-type="string">
            <text:p>APPROVE OF</text:p>
            <text:p/>
            <text:p>PRAISE</text:p>
          </table:table-cell>
          <table:table-cell office:value-type="string" calcext:value-type="string">
            <text:p>サン</text:p>
          </table:table-cell>
          <table:table-cell table:style-name="ce10"/>
          <table:table-cell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number-columns-repeated="1018"/>
        </table:table-row>
        <table:table-row table:style-name="ro23">
          <table:table-cell office:value-type="float" office:value="1167" calcext:value-type="float">
            <text:p>1167</text:p>
          </table:table-cell>
          <table:table-cell office:value-type="string" calcext:value-type="string">
            <text:p>替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か(える)</text:p>
            <text:p/>
            <text:p>か(え)-</text:p>
            <text:p/>
            <text:p>か(わる)</text:p>
          </table:table-cell>
          <table:table-cell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office:value-type="string" calcext:value-type="string">
            <text:p>substitute for</text:p>
          </table:table-cell>
          <table:table-cell table:number-columns-repeated="1017"/>
        </table:table-row>
        <table:table-row table:style-name="ro28">
          <table:table-cell office:value-type="float" office:value="1168" calcext:value-type="float">
            <text:p>1168</text:p>
          </table:table-cell>
          <table:table-cell office:value-type="string" calcext:value-type="string">
            <text:p>潜</text:p>
          </table:table-cell>
          <table:table-cell office:value-type="string" calcext:value-type="string">
            <text:p>SUBMERGE</text:p>
            <text:p/>
            <text:p>LURK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ひそ(む)</text:p>
            <text:p/>
            <text:p>もぐ(る)</text:p>
          </table:table-cell>
          <table:table-cell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number-columns-repeated="1018"/>
        </table:table-row>
        <table:table-row table:style-name="ro38">
          <table:table-cell office:value-type="float" office:value="1169" calcext:value-type="float">
            <text:p>1169</text:p>
          </table:table-cell>
          <table:table-cell office:value-type="string" calcext:value-type="string">
            <text:p>貿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ボウ</text:p>
          </table:table-cell>
          <table:table-cell table:style-name="ce10"/>
          <table:table-cell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number-columns-repeated="1018"/>
        </table:table-row>
        <table:table-row table:style-name="ro28">
          <table:table-cell office:value-type="float" office:value="1170" calcext:value-type="float">
            <text:p>1170</text:p>
          </table:table-cell>
          <table:table-cell office:value-type="string" calcext:value-type="string">
            <text:p>留</text:p>
          </table:table-cell>
          <table:table-cell office:value-type="string" calcext:value-type="string">
            <text:p>KEEP IN PLACE</text:p>
            <text:p/>
            <text:p>STAY</text:p>
          </table:table-cell>
          <table:table-cell office:value-type="string" calcext:value-type="string">
            <text:p>リュウ</text:p>
            <text:p/>
            <text:p>ル</text:p>
          </table:table-cell>
          <table:table-cell office:value-type="string" calcext:value-type="string">
            <text:p>(-)と(める)</text:p>
            <text:p/>
            <text:p>-ど(め)</text:p>
            <text:p/>
            <text:p>と(まる)</text:p>
            <text:p/>
            <text:p>とど(まる)*</text:p>
          </table:table-cell>
          <table:table-cell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office:value-type="string" calcext:value-type="string">
            <text:p>reside</text:p>
          </table:table-cell>
          <table:table-cell table:number-columns-repeated="1017"/>
        </table:table-row>
        <table:table-row table:style-name="ro28">
          <table:table-cell office:value-type="float" office:value="1171" calcext:value-type="float">
            <text:p>1171</text:p>
          </table:table-cell>
          <table:table-cell office:value-type="string" calcext:value-type="string">
            <text:p>溜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た(まる)</text:p>
            <text:p/>
            <text:p>た(める)</text:p>
          </table:table-cell>
          <table:table-cell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number-columns-repeated="1018"/>
        </table:table-row>
        <table:table-row table:style-name="ro41">
          <table:table-cell office:value-type="float" office:value="1172" calcext:value-type="float">
            <text:p>1172</text:p>
          </table:table-cell>
          <table:table-cell office:value-type="string" calcext:value-type="string">
            <text:p>賀</text:p>
          </table:table-cell>
          <table:table-cell office:value-type="string" calcext:value-type="string">
            <text:p>CONGRATULATE</text:p>
          </table:table-cell>
          <table:table-cell office:value-type="string" calcext:value-type="string">
            <text:p>ガ</text:p>
          </table:table-cell>
          <table:table-cell table:style-name="ce10"/>
          <table:table-cell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number-columns-repeated="1018"/>
        </table:table-row>
        <table:table-row table:style-name="ro34">
          <table:table-cell office:value-type="float" office:value="1173" calcext:value-type="float">
            <text:p>1173</text:p>
          </table:table-cell>
          <table:table-cell office:value-type="string" calcext:value-type="string">
            <text:p>架</text:p>
          </table:table-cell>
          <table:table-cell office:value-type="string" calcext:value-type="string">
            <text:p>LAY ACROSS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(ける)</text:p>
            <text:p/>
            <text:p>か(かる)</text:p>
          </table:table-cell>
          <table:table-cell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number-columns-repeated="1018"/>
        </table:table-row>
        <table:table-row table:style-name="ro23">
          <table:table-cell office:value-type="float" office:value="1174" calcext:value-type="float">
            <text:p>1174</text:p>
          </table:table-cell>
          <table:table-cell office:value-type="string" calcext:value-type="string">
            <text:p>染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そ(まる)</text:p>
            <text:p/>
            <text:p>そ(める)</text:p>
            <text:p/>
            <text:p>-ぞ(め)</text:p>
            <text:p/>
            <text:p>-ぞめ</text:p>
            <text:p/>
            <text:p>し(みる)</text:p>
            <text:p/>
            <text:p>-じ(みる)</text:p>
            <text:p/>
            <text:p>し(み)</text:p>
          </table:table-cell>
          <table:table-cell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office:value-type="string" calcext:value-type="string">
            <text:p>stain; infect</text:p>
          </table:table-cell>
          <table:table-cell table:number-columns-repeated="1017"/>
        </table:table-row>
        <table:table-row table:style-name="ro20">
          <table:table-cell office:value-type="float" office:value="1175" calcext:value-type="float">
            <text:p>1175</text:p>
          </table:table-cell>
          <table:table-cell office:value-type="string" calcext:value-type="string">
            <text:p>梨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リ*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number-columns-repeated="1018"/>
        </table:table-row>
        <table:table-row table:style-name="ro36">
          <table:table-cell office:value-type="float" office:value="1176" calcext:value-type="float">
            <text:p>1176</text:p>
          </table:table-cell>
          <table:table-cell office:value-type="string" calcext:value-type="string">
            <text:p>傑</text:p>
          </table:table-cell>
          <table:table-cell office:value-type="string" calcext:value-type="string">
            <text:p>PERSON OF EXCELLENCE</text:p>
          </table:table-cell>
          <table:table-cell office:value-type="string" calcext:value-type="string">
            <text:p>ケツ</text:p>
          </table:table-cell>
          <table:table-cell table:style-name="ce10"/>
          <table:table-cell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number-columns-repeated="1018"/>
        </table:table-row>
        <table:table-row table:style-name="ro40">
          <table:table-cell office:value-type="float" office:value="1177" calcext:value-type="float">
            <text:p>1177</text:p>
          </table:table-cell>
          <table:table-cell office:value-type="string" calcext:value-type="string">
            <text:p>貴</text:p>
          </table:table-cell>
          <table:table-cell office:value-type="string" calcext:value-type="string">
            <text:p>NOBLE</text:p>
            <text:p/>
            <text:p>YOUR HONORABL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たっと(い)</text:p>
            <text:p/>
            <text:p>とうと(い)</text:p>
            <text:p/>
            <text:p>たっと(ぶ)</text:p>
            <text:p/>
            <text:p>とうと(ぶ)</text:p>
          </table:table-cell>
          <table:table-cell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office:value-type="string" calcext:value-type="string">
            <text:p>precious</text:p>
          </table:table-cell>
          <table:table-cell table:number-columns-repeated="1017"/>
        </table:table-row>
        <table:table-row table:style-name="ro26">
          <table:table-cell office:value-type="float" office:value="1178" calcext:value-type="float">
            <text:p>1178</text:p>
          </table:table-cell>
          <table:table-cell office:value-type="string" calcext:value-type="string">
            <text:p>潰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つぶ(す)</text:p>
            <text:p/>
            <text:p>つぶ(れる)</text:p>
          </table:table-cell>
          <table:table-cell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46">
          <table:table-cell office:value-type="float" office:value="1179" calcext:value-type="float">
            <text:p>1179</text:p>
          </table:table-cell>
          <table:table-cell office:value-type="string" calcext:value-type="string">
            <text:p>遺</text:p>
          </table:table-cell>
          <table:table-cell office:value-type="string" calcext:value-type="string">
            <text:p>LEAVE BEHIND</text:p>
          </table:table-cell>
          <table:table-cell office:value-type="string" calcext:value-type="string">
            <text:p>イ</text:p>
            <text:p/>
            <text:p>ユイ</text:p>
          </table:table-cell>
          <table:table-cell table:style-name="ce10"/>
          <table:table-cell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office:value-type="string" calcext:value-type="string">
            <text:p>bequeath</text:p>
          </table:table-cell>
          <table:table-cell table:number-columns-repeated="1017"/>
        </table:table-row>
        <table:table-row table:style-name="ro23">
          <table:table-cell office:value-type="float" office:value="1180" calcext:value-type="float">
            <text:p>1180</text:p>
          </table:table-cell>
          <table:table-cell office:value-type="string" calcext:value-type="string">
            <text:p>遣</text:p>
          </table:table-cell>
          <table:table-cell office:value-type="string" calcext:value-type="string">
            <text:p>DISPATCH</text:p>
            <text:p/>
            <text:p>US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(-)つか(う)</text:p>
            <text:p/>
            <text:p>つか(わす)</text:p>
            <text:p/>
            <text:p>-づか(い)</text:p>
          </table:table-cell>
          <table:table-cell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office:value-type="string" calcext:value-type="string">
            <text:p>envoy</text:p>
          </table:table-cell>
          <table:table-cell table:number-columns-repeated="1017"/>
        </table:table-row>
        <table:table-row table:style-name="ro23">
          <table:table-cell office:value-type="float" office:value="1181" calcext:value-type="float">
            <text:p>1181</text:p>
          </table:table-cell>
          <table:table-cell office:value-type="string" calcext:value-type="string">
            <text:p>追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ツイ</text:p>
          </table:table-cell>
          <table:table-cell office:value-type="string" calcext:value-type="string">
            <text:p>お(う)</text:p>
          </table:table-cell>
          <table:table-cell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office:value-type="string" calcext:value-type="string">
            <text:p>follow</text:p>
          </table:table-cell>
          <table:table-cell table:number-columns-repeated="1017"/>
        </table:table-row>
        <table:table-row table:style-name="ro10">
          <table:table-cell office:value-type="float" office:value="1182" calcext:value-type="float">
            <text:p>1182</text:p>
          </table:table-cell>
          <table:table-cell office:value-type="string" calcext:value-type="string">
            <text:p>迫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せま(る)</text:p>
          </table:table-cell>
          <table:table-cell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office:value-type="string" calcext:value-type="string">
            <text:p>urge; draw near</text:p>
          </table:table-cell>
          <table:table-cell table:number-columns-repeated="1017"/>
        </table:table-row>
        <table:table-row table:style-name="ro36">
          <table:table-cell office:value-type="float" office:value="1183" calcext:value-type="float">
            <text:p>1183</text:p>
          </table:table-cell>
          <table:table-cell office:value-type="string" calcext:value-type="string">
            <text:p>泊</text:p>
          </table:table-cell>
          <table:table-cell office:value-type="string" calcext:value-type="string">
            <text:p>STAY OVERNIGHT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と(まる)</text:p>
            <text:p/>
            <text:p>と(める)</text:p>
          </table:table-cell>
          <table:table-cell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number-columns-repeated="1018"/>
        </table:table-row>
        <table:table-row table:style-name="ro3">
          <table:table-cell office:value-type="float" office:value="1184" calcext:value-type="float">
            <text:p>1184</text:p>
          </table:table-cell>
          <table:table-cell office:value-type="string" calcext:value-type="string">
            <text:p>伯</text:p>
          </table:table-cell>
          <table:table-cell office:value-type="string" calcext:value-type="string">
            <text:p>OLDER SIBLING OF PARENT</text:p>
            <text:p/>
            <text:p>COUNT</text:p>
          </table:table-cell>
          <table:table-cell office:value-type="string" calcext:value-type="string">
            <text:p>ハク</text:p>
          </table:table-cell>
          <table:table-cell table:style-name="ce10"/>
          <table:table-cell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office:value-type="string" calcext:value-type="string">
            <text:p>earl</text:p>
          </table:table-cell>
          <table:table-cell table:number-columns-repeated="1017"/>
        </table:table-row>
        <table:table-row table:style-name="ro16">
          <table:table-cell office:value-type="float" office:value="1185" calcext:value-type="float">
            <text:p>1185</text:p>
          </table:table-cell>
          <table:table-cell office:value-type="string" calcext:value-type="string">
            <text:p>拍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ハク</text:p>
            <text:p/>
            <text:p>ヒョウ</text:p>
          </table:table-cell>
          <table:table-cell table:style-name="ce10"/>
          <table:table-cell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office:value-type="string" calcext:value-type="string">
            <text:p>rhythm</text:p>
          </table:table-cell>
          <table:table-cell table:number-columns-repeated="1017"/>
        </table:table-row>
        <table:table-row table:style-name="ro9">
          <table:table-cell office:value-type="float" office:value="1186" calcext:value-type="float">
            <text:p>1186</text:p>
          </table:table-cell>
          <table:table-cell office:value-type="string" calcext:value-type="string">
            <text:p>弔</text:p>
          </table:table-cell>
          <table:table-cell office:value-type="string" calcext:value-type="string">
            <text:p>CONDOL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とむら(う)</text:p>
          </table:table-cell>
          <table:table-cell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office:value-type="string" calcext:value-type="string">
            <text:p>mourn</text:p>
          </table:table-cell>
          <table:table-cell table:number-columns-repeated="1017"/>
        </table:table-row>
        <table:table-row table:style-name="ro26">
          <table:table-cell office:value-type="float" office:value="1187" calcext:value-type="float">
            <text:p>1187</text:p>
          </table:table-cell>
          <table:table-cell office:value-type="string" calcext:value-type="string">
            <text:p>沸</text:p>
          </table:table-cell>
          <table:table-cell office:value-type="string" calcext:value-type="string">
            <text:p>BOIL [over]</text:p>
          </table:table-cell>
          <table:table-cell office:value-type="string" calcext:value-type="string">
            <text:p>フツ</text:p>
          </table:table-cell>
          <table:table-cell office:value-type="string" calcext:value-type="string">
            <text:p>わ(く)</text:p>
            <text:p/>
            <text:p>わ(かす)</text:p>
          </table:table-cell>
          <table:table-cell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office:value-type="string" calcext:value-type="string">
            <text:p>… hot</text:p>
          </table:table-cell>
          <table:table-cell table:number-columns-repeated="1017"/>
        </table:table-row>
        <table:table-row table:style-name="ro40">
          <table:table-cell office:value-type="float" office:value="1188" calcext:value-type="float">
            <text:p>1188</text:p>
          </table:table-cell>
          <table:table-cell office:value-type="string" calcext:value-type="string">
            <text:p>煮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に(る)</text:p>
            <text:p/>
            <text:p>-に</text:p>
            <text:p/>
            <text:p>に(える)</text:p>
            <text:p/>
            <text:p>に(やす)</text:p>
          </table:table-cell>
          <table:table-cell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office:value-type="string" calcext:value-type="string">
            <text:p>cook</text:p>
          </table:table-cell>
          <table:table-cell table:number-columns-repeated="1017"/>
        </table:table-row>
        <table:table-row table:style-name="ro23">
          <table:table-cell office:value-type="float" office:value="1189" calcext:value-type="float">
            <text:p>1189</text:p>
          </table:table-cell>
          <table:table-cell office:value-type="string" calcext:value-type="string">
            <text:p>費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つい(やす)</text:p>
            <text:p/>
            <text:p>つい(える)</text:p>
          </table:table-cell>
          <table:table-cell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number-columns-repeated="1018"/>
        </table:table-row>
        <table:table-row table:style-name="ro40">
          <table:table-cell office:value-type="float" office:value="1190" calcext:value-type="float">
            <text:p>1190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テイ</text:p>
            <text:p/>
            <text:p>デ</text:p>
            <text:p/>
            <text:p>ダイ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number-columns-repeated="1018"/>
        </table:table-row>
        <table:table-row table:style-name="ro41">
          <table:table-cell office:value-type="float" office:value="1191" calcext:value-type="float">
            <text:p>1191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ORDINAL NUMBER PREFIX</text:p>
          </table:table-cell>
          <table:table-cell office:value-type="string" calcext:value-type="string">
            <text:p>ダイ</text:p>
          </table:table-cell>
          <table:table-cell table:style-name="ce10"/>
          <table:table-cell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office:value-type="string" calcext:value-type="string">
            <text:p>order</text:p>
          </table:table-cell>
          <table:table-cell table:number-columns-repeated="1017"/>
        </table:table-row>
        <table:table-row table:style-name="ro21">
          <table:table-cell office:value-type="float" office:value="1192" calcext:value-type="float">
            <text:p>1192</text:p>
          </table:table-cell>
          <table:table-cell office:value-type="string" calcext:value-type="string">
            <text:p>剃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そ(る)</text:p>
            <text:p/>
            <text:p>す(る)*</text:p>
          </table:table-cell>
          <table:table-cell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number-columns-repeated="1018"/>
        </table:table-row>
        <table:table-row table:style-name="ro16">
          <table:table-cell office:value-type="float" office:value="1193" calcext:value-type="float">
            <text:p>1193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ケイ</text:p>
            <text:p/>
            <text:p>キョウ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number-columns-repeated="1018"/>
        </table:table-row>
        <table:table-row table:style-name="ro51">
          <table:table-cell office:value-type="float" office:value="1194" calcext:value-type="float">
            <text:p>1194</text:p>
          </table:table-cell>
          <table:table-cell office:value-type="string" calcext:value-type="string">
            <text:p>只</text:p>
          </table:table-cell>
          <table:table-cell office:value-type="string" calcext:value-type="string">
            <text:p>FREE OF CHARGE</text:p>
            <text:p/>
            <text:p>JUS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ただ(-)</text:p>
          </table:table-cell>
          <table:table-cell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office:value-type="string" calcext:value-type="string">
            <text:p>only, ordinary</text:p>
          </table:table-cell>
          <table:table-cell table:number-columns-repeated="1017"/>
        </table:table-row>
        <table:table-row table:style-name="ro20">
          <table:table-cell office:value-type="float" office:value="1195" calcext:value-type="float">
            <text:p>1195</text:p>
          </table:table-cell>
          <table:table-cell office:value-type="string" calcext:value-type="string">
            <text:p>税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ゼイ</text:p>
          </table:table-cell>
          <table:table-cell table:style-name="ce10"/>
          <table:table-cell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number-columns-repeated="1018"/>
        </table:table-row>
        <table:table-row table:style-name="ro30">
          <table:table-cell office:value-type="float" office:value="1196" calcext:value-type="float">
            <text:p>1196</text:p>
          </table:table-cell>
          <table:table-cell office:value-type="string" calcext:value-type="string">
            <text:p>鋭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するど(い)</text:p>
          </table:table-cell>
          <table:table-cell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number-columns-repeated="1018"/>
        </table:table-row>
        <table:table-row table:style-name="ro23">
          <table:table-cell office:value-type="float" office:value="1197" calcext:value-type="float">
            <text:p>1197</text:p>
          </table:table-cell>
          <table:table-cell office:value-type="string" calcext:value-type="string">
            <text:p>説</text:p>
          </table:table-cell>
          <table:table-cell office:value-type="string" calcext:value-type="string">
            <text:p>EXPLAIN</text:p>
            <text:p/>
            <text:p>THEORY</text:p>
          </table:table-cell>
          <table:table-cell office:value-type="string" calcext:value-type="string">
            <text:p>セツ</text:p>
            <text:p/>
            <text:p>ゼイ</text:p>
          </table:table-cell>
          <table:table-cell office:value-type="string" calcext:value-type="string">
            <text:p>と(く)</text:p>
          </table:table-cell>
          <table:table-cell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office:value-type="string" calcext:value-type="string">
            <text:p>preach ・ view</text:p>
          </table:table-cell>
          <table:table-cell table:number-columns-repeated="1017"/>
        </table:table-row>
        <table:table-row table:style-name="ro16">
          <table:table-cell office:value-type="float" office:value="1198" calcext:value-type="float">
            <text:p>1198</text:p>
          </table:table-cell>
          <table:table-cell office:value-type="string" calcext:value-type="string">
            <text:p>脱</text:p>
          </table:table-cell>
          <table:table-cell office:value-type="string" calcext:value-type="string">
            <text:p>REMOVE</text:p>
            <text:p/>
            <text:p>ESCAPE FROM</text:p>
          </table:table-cell>
          <table:table-cell office:value-type="string" calcext:value-type="string">
            <text:p>ダツ</text:p>
          </table:table-cell>
          <table:table-cell office:value-type="string" calcext:value-type="string">
            <text:p>ぬ(ぐ)</text:p>
            <text:p/>
            <text:p>ぬ(げる)</text:p>
          </table:table-cell>
          <table:table-cell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number-columns-repeated="1018"/>
        </table:table-row>
        <table:table-row table:style-name="ro38">
          <table:table-cell office:value-type="float" office:value="1199" calcext:value-type="float">
            <text:p>1199</text:p>
          </table:table-cell>
          <table:table-cell office:value-type="string" calcext:value-type="string">
            <text:p>閲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エツ</text:p>
          </table:table-cell>
          <table:table-cell table:style-name="ce10"/>
          <table:table-cell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office:value-type="string" calcext:value-type="string">
            <text:p>inspect</text:p>
          </table:table-cell>
          <table:table-cell table:number-columns-repeated="1017"/>
        </table:table-row>
        <table:table-row table:style-name="ro28">
          <table:table-cell office:value-type="float" office:value="1200" calcext:value-type="float">
            <text:p>1200</text:p>
          </table:table-cell>
          <table:table-cell office:value-type="string" calcext:value-type="string">
            <text:p>祝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シュウ</text:p>
            <text:p/>
            <text:p>シュク</text:p>
          </table:table-cell>
          <table:table-cell office:value-type="string" calcext:value-type="string">
            <text:p>いわ(う)</text:p>
          </table:table-cell>
          <table:table-cell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office:value-type="string" calcext:value-type="string">
            <text:p>congratulate</text:p>
          </table:table-cell>
          <table:table-cell table:number-columns-repeated="1017"/>
        </table:table-row>
        <table:table-row table:style-name="ro26">
          <table:table-cell office:value-type="float" office:value="1201" calcext:value-type="float">
            <text:p>1201</text:p>
          </table:table-cell>
          <table:table-cell office:value-type="string" calcext:value-type="string">
            <text:p>況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キョウ</text:p>
          </table:table-cell>
          <table:table-cell table:style-name="ce10"/>
          <table:table-cell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office:value-type="string" calcext:value-type="string">
            <text:p>state of affairs</text:p>
          </table:table-cell>
          <table:table-cell table:number-columns-repeated="1017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string" calcext:value-type="string">
            <text:p>悦</text:p>
          </table:table-cell>
          <table:table-cell office:value-type="string" calcext:value-type="string">
            <text:p>DELIGHTED</text:p>
          </table:table-cell>
          <table:table-cell office:value-type="string" calcext:value-type="string">
            <text:p>エツ</text:p>
          </table:table-cell>
          <table:table-cell table:style-name="ce10"/>
          <table:table-cell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number-columns-repeated="1018"/>
        </table:table-row>
        <table:table-row table:style-name="ro36">
          <table:table-cell office:value-type="float" office:value="1203" calcext:value-type="float">
            <text:p>1203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OVERCOM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か(つ)*</text:p>
          </table:table-cell>
          <table:table-cell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number-columns-repeated="1018"/>
        </table:table-row>
        <table:table-row table:style-name="ro16">
          <table:table-cell office:value-type="float" office:value="1204" calcext:value-type="float">
            <text:p>1204</text:p>
          </table:table-cell>
          <table:table-cell office:value-type="string" calcext:value-type="string">
            <text:p>競</text:p>
          </table:table-cell>
          <table:table-cell office:value-type="string" calcext:value-type="string">
            <text:p>COMPETE</text:p>
          </table:table-cell>
          <table:table-cell office:value-type="string" calcext:value-type="string">
            <text:p>キョウ</text:p>
            <text:p/>
            <text:p>ケイ</text:p>
          </table:table-cell>
          <table:table-cell office:value-type="string" calcext:value-type="string">
            <text:p>きそ(う)</text:p>
            <text:p/>
            <text:p>せ(る)</text:p>
          </table:table-cell>
          <table:table-cell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number-columns-repeated="1018"/>
        </table:table-row>
        <table:table-row table:style-name="ro29">
          <table:table-cell office:value-type="float" office:value="1205" calcext:value-type="float">
            <text:p>1205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number-columns-repeated="1018"/>
        </table:table-row>
        <table:table-row table:style-name="ro29">
          <table:table-cell office:value-type="float" office:value="1206" calcext:value-type="float">
            <text:p>1206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number-columns-repeated="1018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珠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number-columns-repeated="1018"/>
        </table:table-row>
        <table:table-row table:style-name="ro38">
          <table:table-cell office:value-type="float" office:value="1208" calcext:value-type="float">
            <text:p>1208</text:p>
          </table:table-cell>
          <table:table-cell office:value-type="string" calcext:value-type="string">
            <text:p>殊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office:value-type="string" calcext:value-type="string">
            <text:p>exceptionally</text:p>
          </table:table-cell>
          <table:table-cell table:number-columns-repeated="1017"/>
        </table:table-row>
        <table:table-row table:style-name="ro40">
          <table:table-cell office:value-type="float" office:value="1209" calcext:value-type="float">
            <text:p>1209</text:p>
          </table:table-cell>
          <table:table-cell office:value-type="string" calcext:value-type="string">
            <text:p>序</text:p>
          </table:table-cell>
          <table:table-cell office:value-type="string" calcext:value-type="string">
            <text:p>INTRODUCTORY PART</text:p>
            <text:p/>
            <text:p>ORDER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つい(で)</text:p>
            <text:p/>
            <text:p>ついで</text:p>
          </table:table-cell>
          <table:table-cell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office:value-type="string" calcext:value-type="string">
            <text:p>beginning ・ sequence</text:p>
          </table:table-cell>
          <table:table-cell table:number-columns-repeated="1017"/>
        </table:table-row>
        <table:table-row table:style-name="ro74">
          <table:table-cell office:value-type="float" office:value="1210" calcext:value-type="float">
            <text:p>1210</text:p>
          </table:table-cell>
          <table:table-cell office:value-type="string" calcext:value-type="string">
            <text:p>秩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チツ</text:p>
          </table:table-cell>
          <table:table-cell table:style-name="ce10"/>
          <table:table-cell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office:value-type="string" calcext:value-type="string">
            <text:p>regularity</text:p>
          </table:table-cell>
          <table:table-cell table:number-columns-repeated="1017"/>
        </table:table-row>
        <table:table-row table:style-name="ro14">
          <table:table-cell office:value-type="float" office:value="1211" calcext:value-type="float">
            <text:p>1211</text:p>
          </table:table-cell>
          <table:table-cell office:value-type="string" calcext:value-type="string">
            <text:p>迭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テツ</text:p>
          </table:table-cell>
          <table:table-cell table:style-name="ce10"/>
          <table:table-cell office:value-type="string" calcext:value-type="string">
            <text:p>更迭する ・ こうてつする ・ reshuffle, exchange places, change as of govt officials</text:p>
          </table:table-cell>
          <table:table-cell table:number-columns-repeated="1018"/>
        </table:table-row>
        <table:table-row table:style-name="ro28">
          <table:table-cell office:value-type="float" office:value="1212" calcext:value-type="float">
            <text:p>1212</text:p>
          </table:table-cell>
          <table:table-cell office:value-type="string" calcext:value-type="string">
            <text:p>喜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よろこ(ぶ)</text:p>
            <text:p/>
            <text:p>よろこ(ばす)</text:p>
          </table:table-cell>
          <table:table-cell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number-columns-repeated="1018"/>
        </table:table-row>
        <table:table-row table:style-name="ro28">
          <table:table-cell office:value-type="float" office:value="1213" calcext:value-type="float">
            <text:p>1213</text:p>
          </table:table-cell>
          <table:table-cell office:value-type="string" calcext:value-type="string">
            <text:p>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よ(い)</text:p>
          </table:table-cell>
          <table:table-cell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number-columns-repeated="1018"/>
        </table:table-row>
        <table:table-row table:style-name="ro9">
          <table:table-cell office:value-type="float" office:value="1214" calcext:value-type="float">
            <text:p>1214</text:p>
          </table:table-cell>
          <table:table-cell office:value-type="string" calcext:value-type="string">
            <text:p>繕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つくろ(う)</text:p>
          </table:table-cell>
          <table:table-cell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number-columns-repeated="1018"/>
        </table:table-row>
        <table:table-row table:style-name="ro54">
          <table:table-cell office:value-type="float" office:value="1215" calcext:value-type="float">
            <text:p>1215</text:p>
          </table:table-cell>
          <table:table-cell office:value-type="string" calcext:value-type="string">
            <text:p>膳</text:p>
          </table:table-cell>
          <table:table-cell office:value-type="string" calcext:value-type="string">
            <text:p>SMALL FOOD TABLE</text:p>
          </table:table-cell>
          <table:table-cell office:value-type="string" calcext:value-type="string">
            <text:p>ゼン</text:p>
          </table:table-cell>
          <table:table-cell table:style-name="ce10"/>
          <table:table-cell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office:value-type="string" calcext:value-type="string">
            <text:p>legged tray; meal</text:p>
          </table:table-cell>
          <table:table-cell table:number-columns-repeated="1017"/>
        </table:table-row>
        <table:table-row table:style-name="ro7">
          <table:table-cell office:value-type="float" office:value="1216" calcext:value-type="float">
            <text:p>1216</text:p>
          </table:table-cell>
          <table:table-cell office:value-type="string" calcext:value-type="string">
            <text:p>憾</text:p>
          </table:table-cell>
          <table:table-cell office:value-type="string" calcext:value-type="string">
            <text:p>STRONGLY REGRE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うら(む)*</text:p>
          </table:table-cell>
          <table:table-cell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number-columns-repeated="1018"/>
        </table:table-row>
        <table:table-row table:style-name="ro16">
          <table:table-cell office:value-type="float" office:value="1217" calcext:value-type="float">
            <text:p>1217</text:p>
          </table:table-cell>
          <table:table-cell office:value-type="string" calcext:value-type="string">
            <text:p>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うら(む)</text:p>
            <text:p/>
            <text:p>うら(めしい)</text:p>
          </table:table-cell>
          <table:table-cell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office:value-type="string" calcext:value-type="string">
            <text:p>resent</text:p>
          </table:table-cell>
          <table:table-cell table:number-columns-repeated="1017"/>
        </table:table-row>
        <table:table-row table:style-name="ro28">
          <table:table-cell office:value-type="float" office:value="1218" calcext:value-type="float">
            <text:p>1218</text:p>
          </table:table-cell>
          <table:table-cell office:value-type="string" calcext:value-type="string">
            <text:p>惜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お(しい)</text:p>
            <text:p/>
            <text:p>お(しむ)</text:p>
          </table:table-cell>
          <table:table-cell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office:value-type="string" calcext:value-type="string">
            <text:p>begrudge, be sparing of</text:p>
          </table:table-cell>
          <table:table-cell table:number-columns-repeated="1017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措</text:p>
          </table:table-cell>
          <table:table-cell office:value-type="string" calcext:value-type="string">
            <text:p>DISPOSE [of]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お(く)*</text:p>
          </table:table-cell>
          <table:table-cell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office:value-type="string" calcext:value-type="string">
            <text:p>deal with, put in position, manage</text:p>
          </table:table-cell>
          <table:table-cell table:number-columns-repeated="1017"/>
        </table:table-row>
        <table:table-row table:style-name="ro16">
          <table:table-cell office:value-type="float" office:value="1220" calcext:value-type="float">
            <text:p>1220</text:p>
          </table:table-cell>
          <table:table-cell office:value-type="string" calcext:value-type="string">
            <text:p>借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シャク</text:p>
          </table:table-cell>
          <table:table-cell office:value-type="string" calcext:value-type="string">
            <text:p>か(りる)</text:p>
          </table:table-cell>
          <table:table-cell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office:value-type="string" calcext:value-type="string">
            <text:p>rent</text:p>
          </table:table-cell>
          <table:table-cell table:number-columns-repeated="1017"/>
        </table:table-row>
        <table:table-row table:style-name="ro30">
          <table:table-cell office:value-type="float" office:value="1221" calcext:value-type="float">
            <text:p>1221</text:p>
          </table:table-cell>
          <table:table-cell office:value-type="string" calcext:value-type="string">
            <text:p>錯</text:p>
          </table:table-cell>
          <table:table-cell office:value-type="string" calcext:value-type="string">
            <text:p>MIXED UP</text:p>
          </table:table-cell>
          <table:table-cell office:value-type="string" calcext:value-type="string">
            <text:p>サク</text:p>
          </table:table-cell>
          <table:table-cell table:style-name="ce10"/>
          <table:table-cell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number-columns-repeated="1018"/>
        </table:table-row>
        <table:table-row table:style-name="ro20">
          <table:table-cell office:value-type="float" office:value="1222" calcext:value-type="float">
            <text:p>1222</text:p>
          </table:table-cell>
          <table:table-cell office:value-type="string" calcext:value-type="string">
            <text:p>曽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ソウ</text:p>
            <text:p/>
            <text:p>ゾ</text:p>
            <text:p/>
            <text:p>ソ</text:p>
          </table:table-cell>
          <table:table-cell office:value-type="string" calcext:value-type="string">
            <text:p>ひ*</text:p>
            <text:p/>
            <text:p>ひい*</text:p>
          </table:table-cell>
          <table:table-cell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office:value-type="string" calcext:value-type="string">
            <text:p>formerly</text:p>
          </table:table-cell>
          <table:table-cell table:number-columns-repeated="1017"/>
        </table:table-row>
        <table:table-row table:style-name="ro28">
          <table:table-cell office:value-type="float" office:value="1223" calcext:value-type="float">
            <text:p>1223</text:p>
          </table:table-cell>
          <table:table-cell office:value-type="string" calcext:value-type="string">
            <text:p>増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ま(す)</text:p>
            <text:p/>
            <text:p>ま(し)</text:p>
            <text:p/>
            <text:p>ふ(える)</text:p>
            <text:p/>
            <text:p>ふ(やす)</text:p>
          </table:table-cell>
          <table:table-cell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number-columns-repeated="1018"/>
        </table:table-row>
        <table:table-row table:style-name="ro26">
          <table:table-cell office:value-type="float" office:value="1224" calcext:value-type="float">
            <text:p>1224</text:p>
          </table:table-cell>
          <table:table-cell office:value-type="string" calcext:value-type="string">
            <text:p>層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ソウ</text:p>
          </table:table-cell>
          <table:table-cell table:style-name="ce10"/>
          <table:table-cell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number-columns-repeated="1018"/>
        </table:table-row>
        <table:table-row table:style-name="ro16">
          <table:table-cell office:value-type="float" office:value="1225" calcext:value-type="float">
            <text:p>1225</text:p>
          </table:table-cell>
          <table:table-cell office:value-type="string" calcext:value-type="string">
            <text:p>憎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にく(む)</text:p>
            <text:p/>
            <text:p>にく(い)</text:p>
            <text:p/>
            <text:p>にく(らしい)</text:p>
            <text:p/>
            <text:p>にく(しみ)</text:p>
          </table:table-cell>
          <table:table-cell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number-columns-repeated="1018"/>
        </table:table-row>
        <table:table-row table:style-name="ro11">
          <table:table-cell office:value-type="float" office:value="1226" calcext:value-type="float">
            <text:p>1226</text:p>
          </table:table-cell>
          <table:table-cell office:value-type="string" calcext:value-type="string">
            <text:p>僧</text:p>
          </table:table-cell>
          <table:table-cell office:value-type="string" calcext:value-type="string">
            <text:p>BONZE</text:p>
          </table:table-cell>
          <table:table-cell office:value-type="string" calcext:value-type="string">
            <text:p>ソウ</text:p>
          </table:table-cell>
          <table:table-cell table:style-name="ce10"/>
          <table:table-cell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office:value-type="string" calcext:value-type="string">
            <text:p>priest</text:p>
          </table:table-cell>
          <table:table-cell table:number-columns-repeated="1017"/>
        </table:table-row>
        <table:table-row table:style-name="ro40">
          <table:table-cell office:value-type="float" office:value="1227" calcext:value-type="float">
            <text:p>1227</text:p>
          </table:table-cell>
          <table:table-cell office:value-type="string" calcext:value-type="string">
            <text:p>贈</text:p>
          </table:table-cell>
          <table:table-cell office:value-type="string" calcext:value-type="string">
            <text:p>PRESENT A GIFT</text:p>
          </table:table-cell>
          <table:table-cell office:value-type="string" calcext:value-type="string">
            <text:p>ゾウ</text:p>
            <text:p/>
            <text:p>ソウ</text:p>
          </table:table-cell>
          <table:table-cell office:value-type="string" calcext:value-type="string">
            <text:p>おく(る)</text:p>
          </table:table-cell>
          <table:table-cell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number-columns-repeated="1018"/>
        </table:table-row>
        <table:table-row table:style-name="ro9">
          <table:table-cell office:value-type="float" office:value="1228" calcext:value-type="float">
            <text:p>1228</text:p>
          </table:table-cell>
          <table:table-cell office:value-type="string" calcext:value-type="string">
            <text:p>賄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ワイ</text:p>
          </table:table-cell>
          <table:table-cell office:value-type="string" calcext:value-type="string">
            <text:p>まかな(う)</text:p>
          </table:table-cell>
          <table:table-cell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office:value-type="string" calcext:value-type="string">
            <text:p>supply</text:p>
          </table:table-cell>
          <table:table-cell table:number-columns-repeated="1017"/>
        </table:table-row>
        <table:table-row table:style-name="ro14">
          <table:table-cell office:value-type="float" office:value="1229" calcext:value-type="float">
            <text:p>1229</text:p>
          </table:table-cell>
          <table:table-cell office:value-type="string" calcext:value-type="string">
            <text:p>賂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ロ</text:p>
          </table:table-cell>
          <table:table-cell table:style-name="ce10"/>
          <table:table-cell office:value-type="string" calcext:value-type="string">
            <text:p>賄賂 ・ わいろ ・ bribe, bribery</text:p>
          </table:table-cell>
          <table:table-cell table:number-columns-repeated="1018"/>
        </table:table-row>
        <table:table-row table:style-name="ro21">
          <table:table-cell office:value-type="float" office:value="1230" calcext:value-type="float">
            <text:p>1230</text:p>
          </table:table-cell>
          <table:table-cell office:value-type="string" calcext:value-type="string">
            <text:p>賦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office:value-type="string" calcext:value-type="string">
            <text:p>payment</text:p>
          </table:table-cell>
          <table:table-cell table:number-columns-repeated="1017"/>
        </table:table-row>
        <table:table-row table:style-name="ro23">
          <table:table-cell office:value-type="float" office:value="1231" calcext:value-type="float">
            <text:p>1231</text:p>
          </table:table-cell>
          <table:table-cell office:value-type="string" calcext:value-type="string">
            <text:p>賊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ゾク</text:p>
          </table:table-cell>
          <table:table-cell table:style-name="ce10"/>
          <table:table-cell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number-columns-repeated="1018"/>
        </table:table-row>
        <table:table-row table:style-name="ro40">
          <table:table-cell office:value-type="float" office:value="1232" calcext:value-type="float">
            <text:p>1232</text:p>
          </table:table-cell>
          <table:table-cell office:value-type="string" calcext:value-type="string">
            <text:p>帯</text:p>
          </table:table-cell>
          <table:table-cell office:value-type="string" calcext:value-type="string">
            <text:p>BELT</text:p>
            <text:p/>
            <text:p>WEAR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お(びる)</text:p>
            <text:p/>
            <text:p>おび</text:p>
          </table:table-cell>
          <table:table-cell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office:value-type="string" calcext:value-type="string">
            <text:p>sash ・ have</text:p>
          </table:table-cell>
          <table:table-cell table:number-columns-repeated="1017"/>
        </table:table-row>
        <table:table-row table:style-name="ro16">
          <table:table-cell office:value-type="float" office:value="1233" calcext:value-type="float">
            <text:p>1233</text:p>
          </table:table-cell>
          <table:table-cell office:value-type="string" calcext:value-type="string">
            <text:p>滞</text:p>
          </table:table-cell>
          <table:table-cell office:value-type="string" calcext:value-type="string">
            <text:p>STAGNATE</text:p>
            <text:p/>
            <text:p>STAY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とどこお(る)</text:p>
          </table:table-cell>
          <table:table-cell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office:value-type="string" calcext:value-type="string">
            <text:p>be left undone</text:p>
          </table:table-cell>
          <table:table-cell table:number-columns-repeated="1017"/>
        </table:table-row>
        <table:table-row table:style-name="ro16">
          <table:table-cell office:value-type="float" office:value="1234" calcext:value-type="float">
            <text:p>1234</text:p>
          </table:table-cell>
          <table:table-cell office:value-type="string" calcext:value-type="string">
            <text:p>渋</text:p>
          </table:table-cell>
          <table:table-cell office:value-type="string" calcext:value-type="string">
            <text:p>NOT GO SMOOTHLY</text:p>
            <text:p/>
            <text:p>ASTRINGEN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しぶ</text:p>
            <text:p/>
            <text:p>しぶ(い)</text:p>
            <text:p/>
            <text:p>しぶ(る)</text:p>
          </table:table-cell>
          <table:table-cell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office:value-type="string" calcext:value-type="string">
            <text:p>juice [of unripe persimmons</text:p>
          </table:table-cell>
          <table:table-cell table:number-columns-repeated="1017"/>
        </table:table-row>
        <table:table-row table:style-name="ro9">
          <table:table-cell office:value-type="float" office:value="1235" calcext:value-type="float">
            <text:p>1235</text:p>
          </table:table-cell>
          <table:table-cell office:value-type="string" calcext:value-type="string">
            <text:p>摂</text:p>
          </table:table-cell>
          <table:table-cell office:value-type="string" calcext:value-type="string">
            <text:p>TAKE IN</text:p>
            <text:p/>
            <text:p>ACT AS REGENT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と(る)*</text:p>
          </table:table-cell>
          <table:table-cell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number-columns-repeated="1018"/>
        </table:table-row>
        <table:table-row table:style-name="ro23">
          <table:table-cell office:value-type="float" office:value="1236" calcext:value-type="float">
            <text:p>1236</text:p>
          </table:table-cell>
          <table:table-cell office:value-type="string" calcext:value-type="string">
            <text:p>為</text:p>
          </table:table-cell>
          <table:table-cell office:value-type="string" calcext:value-type="string">
            <text:p>DO</text:p>
            <text:p/>
            <text:p>SAK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ため*</text:p>
            <text:p/>
            <text:p>な(す)*</text:p>
          </table:table-cell>
          <table:table-cell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office:value-type="string" calcext:value-type="string">
            <text:p>act ・ benefit</text:p>
          </table:table-cell>
          <table:table-cell table:number-columns-repeated="1017"/>
        </table:table-row>
        <table:table-row table:style-name="ro16">
          <table:table-cell office:value-type="float" office:value="1237" calcext:value-type="float">
            <text:p>1237</text:p>
          </table:table-cell>
          <table:table-cell office:value-type="string" calcext:value-type="string">
            <text:p>偽</text:p>
          </table:table-cell>
          <table:table-cell office:value-type="string" calcext:value-type="string">
            <text:p>FALSIFY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いつわ(る)</text:p>
            <text:p/>
            <text:p>にせ</text:p>
          </table:table-cell>
          <table:table-cell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office:value-type="string" calcext:value-type="string">
            <text:p>deceive</text:p>
          </table:table-cell>
          <table:table-cell table:number-columns-repeated="1017"/>
        </table:table-row>
        <table:table-row table:style-name="ro16">
          <table:table-cell office:value-type="float" office:value="1238" calcext:value-type="float">
            <text:p>1238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PARTICIPATE</text:p>
            <text:p/>
            <text:p>VISIT A HOLY PLACE</text:p>
          </table:table-cell>
          <table:table-cell office:value-type="string" calcext:value-type="string">
            <text:p>サン</text:p>
            <text:p/>
            <text:p>シン*</text:p>
          </table:table-cell>
          <table:table-cell office:value-type="string" calcext:value-type="string">
            <text:p>まい(る)</text:p>
          </table:table-cell>
          <table:table-cell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office:value-type="string" calcext:value-type="string">
            <text:p>go somewhere; refer to</text:p>
          </table:table-cell>
          <table:table-cell table:number-columns-repeated="1017"/>
        </table:table-row>
        <table:table-row table:style-name="ro28">
          <table:table-cell office:value-type="float" office:value="1239" calcext:value-type="float">
            <text:p>1239</text:p>
          </table:table-cell>
          <table:table-cell office:value-type="string" calcext:value-type="string">
            <text:p>惨</text:p>
          </table:table-cell>
          <table:table-cell office:value-type="string" calcext:value-type="string">
            <text:p>MISERABLE</text:p>
            <text:p/>
            <text:p>CRUEL</text:p>
          </table:table-cell>
          <table:table-cell office:value-type="string" calcext:value-type="string">
            <text:p>サン</text:p>
            <text:p/>
            <text:p>ザン</text:p>
          </table:table-cell>
          <table:table-cell office:value-type="string" calcext:value-type="string">
            <text:p>みじ(め)</text:p>
          </table:table-cell>
          <table:table-cell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office:value-type="string" calcext:value-type="string">
            <text:p>wretched</text:p>
          </table:table-cell>
          <table:table-cell table:number-columns-repeated="1017"/>
        </table:table-row>
        <table:table-row table:style-name="ro29">
          <table:table-cell office:value-type="float" office:value="1240" calcext:value-type="float">
            <text:p>1240</text:p>
          </table:table-cell>
          <table:table-cell office:value-type="string" calcext:value-type="string">
            <text:p>呂</text:p>
          </table:table-cell>
          <table:table-cell office:value-type="string" calcext:value-type="string">
            <text:p>PHONETIC [RO]</text:p>
          </table:table-cell>
          <table:table-cell office:value-type="string" calcext:value-type="string">
            <text:p>ロ</text:p>
          </table:table-cell>
          <table:table-cell table:style-name="ce10"/>
          <table:table-cell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number-columns-repeated="1018"/>
        </table:table-row>
        <table:table-row table:style-name="ro15">
          <table:table-cell office:value-type="float" office:value="1241" calcext:value-type="float">
            <text:p>1241</text:p>
          </table:table-cell>
          <table:table-cell office:value-type="string" calcext:value-type="string">
            <text:p>侶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リョ</text:p>
          </table:table-cell>
          <table:table-cell table:style-name="ce10"/>
          <table:table-cell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number-columns-repeated="1018"/>
        </table:table-row>
        <table:table-row table:style-name="ro16">
          <table:table-cell office:value-type="float" office:value="1242" calcext:value-type="float">
            <text:p>1242</text:p>
          </table:table-cell>
          <table:table-cell office:value-type="string" calcext:value-type="string">
            <text:p>宮</text:p>
          </table:table-cell>
          <table:table-cell office:value-type="string" calcext:value-type="string">
            <text:p>ROYAL PALACE</text:p>
            <text:p/>
            <text:p>SHINTŌ SHRINE</text:p>
          </table:table-cell>
          <table:table-cell office:value-type="string" calcext:value-type="string">
            <text:p>キュウ</text:p>
            <text:p/>
            <text:p>ク</text:p>
            <text:p/>
            <text:p>グウ</text:p>
          </table:table-cell>
          <table:table-cell office:value-type="string" calcext:value-type="string">
            <text:p>みや</text:p>
          </table:table-cell>
          <table:table-cell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number-columns-repeated="1018"/>
        </table:table-row>
        <table:table-row table:style-name="ro40">
          <table:table-cell office:value-type="float" office:value="1243" calcext:value-type="float">
            <text:p>1243</text:p>
          </table:table-cell>
          <table:table-cell office:value-type="string" calcext:value-type="string">
            <text:p>営</text:p>
          </table:table-cell>
          <table:table-cell office:value-type="string" calcext:value-type="string">
            <text:p>OPERATE</text:p>
            <text:p/>
            <text:p>BARRACKS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いとな(む)</text:p>
          </table:table-cell>
          <table:table-cell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office:value-type="string" calcext:value-type="string">
            <text:p>manage ・ camp</text:p>
          </table:table-cell>
          <table:table-cell table:number-columns-repeated="1017"/>
        </table:table-row>
        <table:table-row table:style-name="ro6">
          <table:table-cell office:value-type="float" office:value="1244" calcext:value-type="float">
            <text:p>1244</text:p>
          </table:table-cell>
          <table:table-cell office:value-type="string" calcext:value-type="string">
            <text:p>蛍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ほたる</text:p>
          </table:table-cell>
          <table:table-cell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number-columns-repeated="1018"/>
        </table:table-row>
        <table:table-row table:style-name="ro23">
          <table:table-cell office:value-type="float" office:value="1245" calcext:value-type="float">
            <text:p>1245</text:p>
          </table:table-cell>
          <table:table-cell office:value-type="string" calcext:value-type="string">
            <text:p>栄</text:p>
          </table:table-cell>
          <table:table-cell office:value-type="string" calcext:value-type="string">
            <text:p>FLOURISH</text:p>
            <text:p/>
            <text:p>GLORY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さか(える)</text:p>
            <text:p/>
            <text:p>は(え)</text:p>
            <text:p/>
            <text:p>-ば(え)</text:p>
            <text:p/>
            <text:p>は(える)</text:p>
          </table:table-cell>
          <table:table-cell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office:value-type="string" calcext:value-type="string">
            <text:p>thrive</text:p>
          </table:table-cell>
          <table:table-cell table:number-columns-repeated="1017"/>
        </table:table-row>
        <table:table-row table:style-name="ro30">
          <table:table-cell office:value-type="float" office:value="1246" calcext:value-type="float">
            <text:p>1246</text:p>
          </table:table-cell>
          <table:table-cell office:value-type="string" calcext:value-type="string">
            <text:p>誉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ほま(れ)</text:p>
          </table:table-cell>
          <table:table-cell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office:value-type="string" calcext:value-type="string">
            <text:p>glory</text:p>
          </table:table-cell>
          <table:table-cell table:number-columns-repeated="1017"/>
        </table:table-row>
        <table:table-row table:style-name="ro28">
          <table:table-cell office:value-type="float" office:value="1247" calcext:value-type="float">
            <text:p>1247</text:p>
          </table:table-cell>
          <table:table-cell office:value-type="string" calcext:value-type="string">
            <text:p>挙</text:p>
          </table:table-cell>
          <table:table-cell office:value-type="string" calcext:value-type="string">
            <text:p>NOMINATE</text:p>
            <text:p/>
            <text:p>RAISE [one's hand]</text:p>
            <text:p/>
            <text:p>NOTEWORTHY ACT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あ(げる)</text:p>
            <text:p/>
            <text:p>あ(がる)</text:p>
          </table:table-cell>
          <table:table-cell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office:value-type="string" calcext:value-type="string">
            <text:p>cite</text:p>
          </table:table-cell>
          <table:table-cell table:number-columns-repeated="1017"/>
        </table:table-row>
        <table:table-row table:style-name="ro40">
          <table:table-cell office:value-type="float" office:value="1248" calcext:value-type="float">
            <text:p>1248</text:p>
          </table:table-cell>
          <table:table-cell office:value-type="string" calcext:value-type="string">
            <text:p>拳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ケン</text:p>
            <text:p/>
            <text:p>ゲン*</text:p>
          </table:table-cell>
          <table:table-cell office:value-type="string" calcext:value-type="string">
            <text:p>こぶし</text:p>
          </table:table-cell>
          <table:table-cell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number-columns-repeated="1018"/>
        </table:table-row>
        <table:table-row table:style-name="ro20">
          <table:table-cell office:value-type="float" office:value="1249" calcext:value-type="float">
            <text:p>1249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number-columns-repeated="1018"/>
        </table:table-row>
        <table:table-row table:style-name="ro12">
          <table:table-cell office:value-type="float" office:value="1250" calcext:value-type="float">
            <text:p>1250</text:p>
          </table:table-cell>
          <table:table-cell office:value-type="string" calcext:value-type="string">
            <text:p>妥</text:p>
          </table:table-cell>
          <table:table-cell office:value-type="string" calcext:value-type="string">
            <text:p>COME TO TERMS</text:p>
          </table:table-cell>
          <table:table-cell office:value-type="string" calcext:value-type="string">
            <text:p>ダ</text:p>
          </table:table-cell>
          <table:table-cell table:style-name="ce10"/>
          <table:table-cell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number-columns-repeated="1018"/>
        </table:table-row>
        <table:table-row table:style-name="ro31">
          <table:table-cell office:value-type="float" office:value="1251" calcext:value-type="float">
            <text:p>1251</text:p>
          </table:table-cell>
          <table:table-cell office:value-type="string" calcext:value-type="string">
            <text:p>咲</text:p>
          </table:table-cell>
          <table:table-cell office:value-type="string" calcext:value-type="string">
            <text:p>BLOOM</text:p>
          </table:table-cell>
          <table:table-cell/>
          <table:table-cell office:value-type="string" calcext:value-type="string">
            <text:p>さ(く)</text:p>
            <text:p/>
            <text:p>-ざ(き)</text:p>
          </table:table-cell>
          <table:table-cell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number-columns-repeated="1018"/>
        </table:table-row>
        <table:table-row table:style-name="ro14">
          <table:table-cell office:value-type="float" office:value="1252" calcext:value-type="float">
            <text:p>1252</text:p>
          </table:table-cell>
          <table:table-cell office:value-type="string" calcext:value-type="string">
            <text:p>朕</text:p>
          </table:table-cell>
          <table:table-cell office:value-type="string" calcext:value-type="string">
            <text:p>IMPERIAL WE</text:p>
          </table:table-cell>
          <table:table-cell office:value-type="string" calcext:value-type="string">
            <text:p>チン</text:p>
          </table:table-cell>
          <table:table-cell table:style-name="ce10"/>
          <table:table-cell office:value-type="string" calcext:value-type="string">
            <text:p>朕の ・ ちんの ・ Our chiefly by the emperor</text:p>
          </table:table-cell>
          <table:table-cell office:value-type="string" calcext:value-type="string">
            <text:p>formal 1st person pronoun</text:p>
          </table:table-cell>
          <table:table-cell table:number-columns-repeated="1017"/>
        </table:table-row>
        <table:table-row table:style-name="ro53">
          <table:table-cell office:value-type="float" office:value="1253" calcext:value-type="float">
            <text:p>1253</text:p>
          </table:table-cell>
          <table:table-cell office:value-type="string" calcext:value-type="string">
            <text:p>茎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くき</text:p>
          </table:table-cell>
          <table:table-cell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office:value-type="string" calcext:value-type="string">
            <text:p>stalk</text:p>
          </table:table-cell>
          <table:table-cell table:number-columns-repeated="1017"/>
        </table:table-row>
        <table:table-row table:style-name="ro19">
          <table:table-cell office:value-type="float" office:value="1254" calcext:value-type="float">
            <text:p>1254</text:p>
          </table:table-cell>
          <table:table-cell office:value-type="string" calcext:value-type="string">
            <text:p>径</text:p>
          </table:table-cell>
          <table:table-cell office:value-type="string" calcext:value-type="string">
            <text:p>PATH</text:p>
            <text:p/>
            <text:p>DIAMETER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number-columns-repeated="1018"/>
        </table:table-row>
        <table:table-row table:style-name="ro28">
          <table:table-cell office:value-type="float" office:value="1255" calcext:value-type="float">
            <text:p>1255</text:p>
          </table:table-cell>
          <table:table-cell office:value-type="string" calcext:value-type="string">
            <text:p>怪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カイ</text:p>
            <text:p/>
            <text:p>ケ*</text:p>
          </table:table-cell>
          <table:table-cell office:value-type="string" calcext:value-type="string">
            <text:p>あや(しい)</text:p>
            <text:p/>
            <text:p>あや(しむ)</text:p>
          </table:table-cell>
          <table:table-cell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number-columns-repeated="1018"/>
        </table:table-row>
        <table:table-row table:style-name="ro23">
          <table:table-cell office:value-type="float" office:value="1256" calcext:value-type="float">
            <text:p>1256</text:p>
          </table:table-cell>
          <table:table-cell office:value-type="string" calcext:value-type="string">
            <text:p>軽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る(い)</text:p>
            <text:p/>
            <text:p>かろ(やか)</text:p>
          </table:table-cell>
          <table:table-cell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number-columns-repeated="1018"/>
        </table:table-row>
        <table:table-row table:style-name="ro16">
          <table:table-cell office:value-type="float" office:value="1257" calcext:value-type="float">
            <text:p>1257</text:p>
          </table:table-cell>
          <table:table-cell office:value-type="string" calcext:value-type="string">
            <text:p>経</text:p>
          </table:table-cell>
          <table:table-cell office:value-type="string" calcext:value-type="string">
            <text:p>PASS THROUGH</text:p>
            <text:p/>
            <text:p>MANAGE</text:p>
            <text:p/>
            <text:p>SUTRA</text:p>
          </table:table-cell>
          <table:table-cell office:value-type="string" calcext:value-type="string">
            <text:p>ケイ</text:p>
            <text:p/>
            <text:p>キョウ</text:p>
          </table:table-cell>
          <table:table-cell office:value-type="string" calcext:value-type="string">
            <text:p>へ(る)</text:p>
            <text:p/>
            <text:p>た(つ)*</text:p>
          </table:table-cell>
          <table:table-cell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office:value-type="string" calcext:value-type="string">
            <text:p>longitude ・ scripture</text:p>
          </table:table-cell>
          <table:table-cell table:number-columns-repeated="1017"/>
        </table:table-row>
        <table:table-row table:style-name="ro12">
          <table:table-cell office:value-type="float" office:value="1258" calcext:value-type="float">
            <text:p>1258</text:p>
          </table:table-cell>
          <table:table-cell office:value-type="string" calcext:value-type="string">
            <text:p>斉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セイ</text:p>
          </table:table-cell>
          <table:table-cell table:style-name="ce10"/>
          <table:table-cell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office:value-type="string" calcext:value-type="string">
            <text:p>uniform</text:p>
          </table:table-cell>
          <table:table-cell table:number-columns-repeated="1017"/>
        </table:table-row>
        <table:table-row table:style-name="ro24">
          <table:table-cell office:value-type="float" office:value="1259" calcext:value-type="float">
            <text:p>1259</text:p>
          </table:table-cell>
          <table:table-cell office:value-type="string" calcext:value-type="string">
            <text:p>斎</text:p>
          </table:table-cell>
          <table:table-cell office:value-type="string" calcext:value-type="string">
            <text:p>OBSERVE RELIGIOUS ABSTINENCE</text:p>
            <text:p/>
            <text:p>STUDY [room]</text:p>
          </table:table-cell>
          <table:table-cell office:value-type="string" calcext:value-type="string">
            <text:p>サイ</text:p>
          </table:table-cell>
          <table:table-cell table:style-name="ce10"/>
          <table:table-cell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number-columns-repeated="1018"/>
        </table:table-row>
        <table:table-row table:style-name="ro26">
          <table:table-cell office:value-type="float" office:value="1260" calcext:value-type="float">
            <text:p>1260</text:p>
          </table:table-cell>
          <table:table-cell office:value-type="string" calcext:value-type="string">
            <text:p>済</text:p>
          </table:table-cell>
          <table:table-cell office:value-type="string" calcext:value-type="string">
            <text:p>SETTLE</text:p>
            <text:p/>
            <text:p>RELIEV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す(む)</text:p>
            <text:p/>
            <text:p>-ず(み)</text:p>
            <text:p/>
            <text:p>-ずみ</text:p>
            <text:p/>
            <text:p>す(まない)</text:p>
            <text:p/>
            <text:p>(-)す(ます)</text:p>
            <text:p/>
            <text:p>す(ませる)</text:p>
          </table:table-cell>
          <table:table-cell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office:value-type="string" calcext:value-type="string">
            <text:p>pay back, come to an end ・ save</text:p>
          </table:table-cell>
          <table:table-cell table:number-columns-repeated="1017"/>
        </table:table-row>
        <table:table-row table:style-name="ro30">
          <table:table-cell office:value-type="float" office:value="1261" calcext:value-type="float">
            <text:p>1261</text:p>
          </table:table-cell>
          <table:table-cell office:value-type="string" calcext:value-type="string">
            <text:p>剤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ザイ</text:p>
          </table:table-cell>
          <table:table-cell table:style-name="ce10"/>
          <table:table-cell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office:value-type="string" calcext:value-type="string">
            <text:p>medicine</text:p>
          </table:table-cell>
          <table:table-cell table:number-columns-repeated="1017"/>
        </table:table-row>
        <table:table-row table:style-name="ro58">
          <table:table-cell office:value-type="float" office:value="1262" calcext:value-type="float">
            <text:p>1262</text:p>
          </table:table-cell>
          <table:table-cell office:value-type="string" calcext:value-type="string">
            <text:p>剖</text:p>
          </table:table-cell>
          <table:table-cell office:value-type="string" calcext:value-type="string">
            <text:p>DISSECT</text:p>
          </table:table-cell>
          <table:table-cell office:value-type="string" calcext:value-type="string">
            <text:p>ボウ</text:p>
          </table:table-cell>
          <table:table-cell table:style-name="ce10"/>
          <table:table-cell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number-columns-repeated="1018"/>
        </table:table-row>
        <table:table-row table:style-name="ro42">
          <table:table-cell office:value-type="float" office:value="1263" calcext:value-type="float">
            <text:p>1263</text:p>
          </table:table-cell>
          <table:table-cell office:value-type="string" calcext:value-type="string">
            <text:p>陪</text:p>
          </table:table-cell>
          <table:table-cell office:value-type="string" calcext:value-type="string">
            <text:p>ATTEND UPON A SUPERIOR</text:p>
          </table:table-cell>
          <table:table-cell office:value-type="string" calcext:value-type="string">
            <text:p>バイ</text:p>
          </table:table-cell>
          <table:table-cell table:style-name="ce10"/>
          <table:table-cell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number-columns-repeated="1018"/>
        </table:table-row>
        <table:table-row table:style-name="ro42">
          <table:table-cell office:value-type="float" office:value="1264" calcext:value-type="float">
            <text:p>1264</text:p>
          </table:table-cell>
          <table:table-cell office:value-type="string" calcext:value-type="string">
            <text:p>培</text:p>
          </table:table-cell>
          <table:table-cell office:value-type="string" calcext:value-type="string">
            <text:p>CULTIVATE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つちか(う)</text:p>
          </table:table-cell>
          <table:table-cell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number-columns-repeated="1018"/>
        </table:table-row>
        <table:table-row table:style-name="ro42">
          <table:table-cell office:value-type="float" office:value="1265" calcext:value-type="float">
            <text:p>1265</text:p>
          </table:table-cell>
          <table:table-cell office:value-type="string" calcext:value-type="string">
            <text:p>賠</text:p>
          </table:table-cell>
          <table:table-cell office:value-type="string" calcext:value-type="string">
            <text:p>COMPENSATE</text:p>
          </table:table-cell>
          <table:table-cell office:value-type="string" calcext:value-type="string">
            <text:p>バイ</text:p>
          </table:table-cell>
          <table:table-cell table:style-name="ce10"/>
          <table:table-cell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office:value-type="string" calcext:value-type="string">
            <text:p>indemnify</text:p>
          </table:table-cell>
          <table:table-cell table:number-columns-repeated="1017"/>
        </table:table-row>
        <table:table-row table:style-name="ro29">
          <table:table-cell office:value-type="float" office:value="1266" calcext:value-type="float">
            <text:p>1266</text:p>
          </table:table-cell>
          <table:table-cell office:value-type="string" calcext:value-type="string">
            <text:p>貼</text:p>
          </table:table-cell>
          <table:table-cell office:value-type="string" calcext:value-type="string">
            <text:p>STICK ON</text:p>
          </table:table-cell>
          <table:table-cell office:value-type="string" calcext:value-type="string">
            <text:p>チョウ</text:p>
            <text:p/>
            <text:p>テン*</text:p>
          </table:table-cell>
          <table:table-cell office:value-type="string" calcext:value-type="string">
            <text:p>は(る)</text:p>
            <text:p/>
            <text:p>-ば(り)</text:p>
          </table:table-cell>
          <table:table-cell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office:value-type="string" calcext:value-type="string">
            <text:p>paste</text:p>
          </table:table-cell>
          <table:table-cell table:number-columns-repeated="1017"/>
        </table:table-row>
        <table:table-row table:style-name="ro6">
          <table:table-cell office:value-type="float" office:value="1267" calcext:value-type="float">
            <text:p>1267</text:p>
          </table:table-cell>
          <table:table-cell office:value-type="string" calcext:value-type="string">
            <text:p>粘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ねば(る)</text:p>
          </table:table-cell>
          <table:table-cell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number-columns-repeated="1018"/>
        </table:table-row>
        <table:table-row table:style-name="ro7">
          <table:table-cell office:value-type="float" office:value="1268" calcext:value-type="float">
            <text:p>1268</text:p>
          </table:table-cell>
          <table:table-cell office:value-type="string" calcext:value-type="string">
            <text:p>衡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office:value-type="string" calcext:value-type="string">
            <text:p>weigh</text:p>
          </table:table-cell>
          <table:table-cell table:number-columns-repeated="1017"/>
        </table:table-row>
        <table:table-row table:style-name="ro26">
          <table:table-cell office:value-type="float" office:value="1269" calcext:value-type="float">
            <text:p>1269</text:p>
          </table:table-cell>
          <table:table-cell office:value-type="string" calcext:value-type="string">
            <text:p>換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(-)か(える)</text:p>
            <text:p/>
            <text:p>か(わる)</text:p>
          </table:table-cell>
          <table:table-cell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office:value-type="string" calcext:value-type="string">
            <text:p>replace</text:p>
          </table:table-cell>
          <table:table-cell table:number-columns-repeated="1017"/>
        </table:table-row>
        <table:table-row table:style-name="ro24">
          <table:table-cell office:value-type="float" office:value="1270" calcext:value-type="float">
            <text:p>1270</text:p>
          </table:table-cell>
          <table:table-cell office:value-type="string" calcext:value-type="string">
            <text:p>喚</text:p>
          </table:table-cell>
          <table:table-cell office:value-type="string" calcext:value-type="string">
            <text:p>CALL [out]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number-columns-repeated="1018"/>
        </table:table-row>
        <table:table-row table:style-name="ro67">
          <table:table-cell office:value-type="float" office:value="1271" calcext:value-type="float">
            <text:p>1271</text:p>
          </table:table-cell>
          <table:table-cell office:value-type="string" calcext:value-type="string">
            <text:p>絶</text:p>
          </table:table-cell>
          <table:table-cell office:value-type="string" calcext:value-type="string">
            <text:p>BREAK OFF</text:p>
            <text:p/>
            <text:p>COME TO AN END</text:p>
            <text:p/>
            <text:p>WITHOUT MATCH</text:p>
          </table:table-cell>
          <table:table-cell office:value-type="string" calcext:value-type="string">
            <text:p>ゼツ</text:p>
          </table:table-cell>
          <table:table-cell office:value-type="string" calcext:value-type="string">
            <text:p>た(える)</text:p>
            <text:p/>
            <text:p>た(やす)</text:p>
            <text:p/>
            <text:p>た(つ)</text:p>
          </table:table-cell>
          <table:table-cell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office:value-type="string" calcext:value-type="string">
            <text:p>cut off</text:p>
          </table:table-cell>
          <table:table-cell table:number-columns-repeated="1017"/>
        </table:table-row>
        <table:table-row table:style-name="ro30">
          <table:table-cell office:value-type="float" office:value="1272" calcext:value-type="float">
            <text:p>1272</text:p>
          </table:table-cell>
          <table:table-cell office:value-type="string" calcext:value-type="string">
            <text:p>免</text:p>
          </table:table-cell>
          <table:table-cell office:value-type="string" calcext:value-type="string">
            <text:p>EXEMPTION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まぬか(れる)</text:p>
            <text:p/>
            <text:p>まぬが(れる)</text:p>
          </table:table-cell>
          <table:table-cell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office:value-type="string" calcext:value-type="string">
            <text:p>license, escape</text:p>
          </table:table-cell>
          <table:table-cell table:number-columns-repeated="1017"/>
        </table:table-row>
        <table:table-row table:style-name="ro31">
          <table:table-cell office:value-type="float" office:value="1273" calcext:value-type="float">
            <text:p>1273</text:p>
          </table:table-cell>
          <table:table-cell office:value-type="string" calcext:value-type="string">
            <text:p>逸</text:p>
          </table:table-cell>
          <table:table-cell office:value-type="string" calcext:value-type="string">
            <text:p>LET SLIP</text:p>
          </table:table-cell>
          <table:table-cell office:value-type="string" calcext:value-type="string">
            <text:p>イツ</text:p>
          </table:table-cell>
          <table:table-cell table:style-name="ce10"/>
          <table:table-cell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office:value-type="string" calcext:value-type="string">
            <text:p>deviate from the norm</text:p>
          </table:table-cell>
          <table:table-cell table:number-columns-repeated="1017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勉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ベン</text:p>
          </table:table-cell>
          <table:table-cell table:style-name="ce10"/>
          <table:table-cell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number-columns-repeated="1018"/>
        </table:table-row>
        <table:table-row table:style-name="ro13">
          <table:table-cell office:value-type="float" office:value="1275" calcext:value-type="float">
            <text:p>1275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バン</text:p>
          </table:table-cell>
          <table:table-cell table:style-name="ce10"/>
          <table:table-cell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number-columns-repeated="1018"/>
        </table:table-row>
        <table:table-row table:style-name="ro16">
          <table:table-cell office:value-type="float" office:value="1276" calcext:value-type="float">
            <text:p>1276</text:p>
          </table:table-cell>
          <table:table-cell office:value-type="string" calcext:value-type="string">
            <text:p>許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ゆる(す)</text:p>
          </table:table-cell>
          <table:table-cell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office:value-type="string" calcext:value-type="string">
            <text:p>authorize</text:p>
          </table:table-cell>
          <table:table-cell table:number-columns-repeated="1017"/>
        </table:table-row>
        <table:table-row table:style-name="ro30">
          <table:table-cell office:value-type="float" office:value="1277" calcext:value-type="float">
            <text:p>1277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PHENOMENON</text:p>
            <text:p/>
            <text:p>ELEPHANT</text:p>
          </table:table-cell>
          <table:table-cell office:value-type="string" calcext:value-type="string">
            <text:p>ショウ</text:p>
            <text:p/>
            <text:p>ゾウ</text:p>
          </table:table-cell>
          <table:table-cell table:style-name="ce10"/>
          <table:table-cell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office:value-type="string" calcext:value-type="string">
            <text:p>outward manifestation; image</text:p>
          </table:table-cell>
          <table:table-cell table:number-columns-repeated="1017"/>
        </table:table-row>
        <table:table-row table:style-name="ro23">
          <table:table-cell office:value-type="float" office:value="1278" calcext:value-type="float">
            <text:p>1278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ゾウ</text:p>
          </table:table-cell>
          <table:table-cell table:style-name="ce10"/>
          <table:table-cell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office:value-type="string" calcext:value-type="string">
            <text:p>likeness</text:p>
          </table:table-cell>
          <table:table-cell table:number-columns-repeated="1017"/>
        </table:table-row>
        <table:table-row table:style-name="ro23">
          <table:table-cell office:value-type="float" office:value="1279" calcext:value-type="float">
            <text:p>1279</text:p>
          </table:table-cell>
          <table:table-cell office:value-type="string" calcext:value-type="string">
            <text:p>彫</text:p>
          </table:table-cell>
          <table:table-cell office:value-type="string" calcext:value-type="string">
            <text:p>CARV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ほ(る)</text:p>
            <text:p/>
            <text:p>-ぼ(り)</text:p>
          </table:table-cell>
          <table:table-cell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8">
          <table:table-cell office:value-type="float" office:value="1280" calcext:value-type="float">
            <text:p>1280</text:p>
          </table:table-cell>
          <table:table-cell office:value-type="string" calcext:value-type="string">
            <text:p>景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office:value-type="string" calcext:value-type="string">
            <text:p>outlook</text:p>
          </table:table-cell>
          <table:table-cell table:number-columns-repeated="1017"/>
        </table:table-row>
        <table:table-row table:style-name="ro28">
          <table:table-cell office:value-type="float" office:value="1281" calcext:value-type="float">
            <text:p>1281</text:p>
          </table:table-cell>
          <table:table-cell office:value-type="string" calcext:value-type="string">
            <text:p>影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かげ</text:p>
          </table:table-cell>
          <table:table-cell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office:value-type="string" calcext:value-type="string">
            <text:p>image, silhouette</text:p>
          </table:table-cell>
          <table:table-cell table:number-columns-repeated="1017"/>
        </table:table-row>
        <table:table-row table:style-name="ro29">
          <table:table-cell office:value-type="float" office:value="1282" calcext:value-type="float">
            <text:p>1282</text:p>
          </table:table-cell>
          <table:table-cell office:value-type="string" calcext:value-type="string">
            <text:p>撮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と(る)</text:p>
            <text:p/>
            <text:p>-ど(り)</text:p>
          </table:table-cell>
          <table:table-cell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number-columns-repeated="1018"/>
        </table:table-row>
        <table:table-row table:style-name="ro26">
          <table:table-cell office:value-type="float" office:value="1283" calcext:value-type="float">
            <text:p>1283</text:p>
          </table:table-cell>
          <table:table-cell office:value-type="string" calcext:value-type="string">
            <text:p>就</text:p>
          </table:table-cell>
          <table:table-cell office:value-type="string" calcext:value-type="string">
            <text:p>SET ABOUT</text:p>
          </table:table-cell>
          <table:table-cell office:value-type="string" calcext:value-type="string">
            <text:p>シュウ</text:p>
            <text:p/>
            <text:p>ジュ</text:p>
          </table:table-cell>
          <table:table-cell office:value-type="string" calcext:value-type="string">
            <text:p>つ(く)</text:p>
            <text:p/>
            <text:p>つ(ける)</text:p>
          </table:table-cell>
          <table:table-cell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office:value-type="string" calcext:value-type="string">
            <text:p>enter upon</text:p>
          </table:table-cell>
          <table:table-cell table:number-columns-repeated="1017"/>
        </table:table-row>
        <table:table-row table:style-name="ro46">
          <table:table-cell office:value-type="float" office:value="1284" calcext:value-type="float">
            <text:p>1284</text:p>
          </table:table-cell>
          <table:table-cell office:value-type="string" calcext:value-type="string">
            <text:p>涼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すず(しい)</text:p>
            <text:p/>
            <text:p>すず(む)</text:p>
          </table:table-cell>
          <table:table-cell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number-columns-repeated="1018"/>
        </table:table-row>
        <table:table-row table:style-name="ro59">
          <table:table-cell office:value-type="float" office:value="1285" calcext:value-type="float">
            <text:p>1285</text:p>
          </table:table-cell>
          <table:table-cell office:value-type="string" calcext:value-type="string">
            <text:p>鯨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くじら</text:p>
          </table:table-cell>
          <table:table-cell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number-columns-repeated="1018"/>
        </table:table-row>
        <table:table-row table:style-name="ro51">
          <table:table-cell office:value-type="float" office:value="1286" calcext:value-type="float">
            <text:p>1286</text:p>
          </table:table-cell>
          <table:table-cell office:value-type="string" calcext:value-type="string">
            <text:p>隔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へだ(てる)</text:p>
            <text:p/>
            <text:p>へだ(たる)</text:p>
          </table:table-cell>
          <table:table-cell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number-columns-repeated="1018"/>
        </table:table-row>
        <table:table-row table:style-name="ro11">
          <table:table-cell office:value-type="float" office:value="1287" calcext:value-type="float">
            <text:p>1287</text:p>
          </table:table-cell>
          <table:table-cell office:value-type="string" calcext:value-type="string">
            <text:p>融</text:p>
          </table:table-cell>
          <table:table-cell office:value-type="string" calcext:value-type="string">
            <text:p>FUSE</text:p>
            <text:p/>
            <text:p>FINANCE</text:p>
          </table:table-cell>
          <table:table-cell office:value-type="string" calcext:value-type="string">
            <text:p>ユウ</text:p>
          </table:table-cell>
          <table:table-cell table:style-name="ce10"/>
          <table:table-cell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number-columns-repeated="1018"/>
        </table:table-row>
        <table:table-row table:style-name="ro14">
          <table:table-cell office:value-type="float" office:value="1288" calcext:value-type="float">
            <text:p>1288</text:p>
          </table:table-cell>
          <table:table-cell office:value-type="string" calcext:value-type="string">
            <text:p>肖</text:p>
          </table:table-cell>
          <table:table-cell office:value-type="string" calcext:value-type="string">
            <text:p>LIKENESS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肖像 ・ しょうぞう ・ portrait, likeness</text:p>
          </table:table-cell>
          <table:table-cell table:number-columns-repeated="1018"/>
        </table:table-row>
        <table:table-row table:style-name="ro28">
          <table:table-cell office:value-type="float" office:value="1289" calcext:value-type="float">
            <text:p>1289</text:p>
          </table:table-cell>
          <table:table-cell office:value-type="string" calcext:value-type="string">
            <text:p>消</text:p>
          </table:table-cell>
          <table:table-cell office:value-type="string" calcext:value-type="string">
            <text:p>EXTINGUISH</text:p>
            <text:p/>
            <text:p>SPE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き(える)</text:p>
            <text:p/>
            <text:p>け(す)</text:p>
          </table:table-cell>
          <table:table-cell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office:value-type="string" calcext:value-type="string">
            <text:p>disappear ・ consume</text:p>
          </table:table-cell>
          <table:table-cell table:number-columns-repeated="1017"/>
        </table:table-row>
        <table:table-row table:style-name="ro3">
          <table:table-cell office:value-type="float" office:value="1290" calcext:value-type="float">
            <text:p>1290</text:p>
          </table:table-cell>
          <table:table-cell office:value-type="string" calcext:value-type="string">
            <text:p>硝</text:p>
          </table:table-cell>
          <table:table-cell office:value-type="string" calcext:value-type="string">
            <text:p>NITER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number-columns-repeated="1018"/>
        </table:table-row>
        <table:table-row table:style-name="ro64">
          <table:table-cell office:value-type="float" office:value="1291" calcext:value-type="float">
            <text:p>1291</text:p>
          </table:table-cell>
          <table:table-cell office:value-type="string" calcext:value-type="string">
            <text:p>梢</text:p>
          </table:table-cell>
          <table:table-cell office:value-type="string" calcext:value-type="string">
            <text:p>TIP OF A TWI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こずえ</text:p>
          </table:table-cell>
          <table:table-cell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number-columns-repeated="1018"/>
        </table:table-row>
        <table:table-row table:style-name="ro28">
          <table:table-cell office:value-type="float" office:value="1292" calcext:value-type="float">
            <text:p>1292</text:p>
          </table:table-cell>
          <table:table-cell office:value-type="string" calcext:value-type="string">
            <text:p>削</text:p>
          </table:table-cell>
          <table:table-cell office:value-type="string" calcext:value-type="string">
            <text:p>CUT BY CHIPPING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けず(る)</text:p>
          </table:table-cell>
          <table:table-cell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number-columns-repeated="1018"/>
        </table:table-row>
        <table:table-row table:style-name="ro42">
          <table:table-cell office:value-type="float" office:value="1293" calcext:value-type="float">
            <text:p>1293</text:p>
          </table:table-cell>
          <table:table-cell office:value-type="string" calcext:value-type="string">
            <text:p>宵</text:p>
          </table:table-cell>
          <table:table-cell office:value-type="string" calcext:value-type="string">
            <text:p>EARLY EVENIN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number-columns-repeated="1018"/>
        </table:table-row>
        <table:table-row table:style-name="ro36">
          <table:table-cell office:value-type="float" office:value="1294" calcext:value-type="float">
            <text:p>1294</text:p>
          </table:table-cell>
          <table:table-cell office:value-type="string" calcext:value-type="string">
            <text:p>宴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エン</text:p>
          </table:table-cell>
          <table:table-cell table:style-name="ce10"/>
          <table:table-cell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number-columns-repeated="1018"/>
        </table:table-row>
        <table:table-row table:style-name="ro33">
          <table:table-cell office:value-type="float" office:value="1295" calcext:value-type="float">
            <text:p>1295</text:p>
          </table:table-cell>
          <table:table-cell office:value-type="string" calcext:value-type="string">
            <text:p>郷</text:p>
          </table:table-cell>
          <table:table-cell office:value-type="string" calcext:value-type="string">
            <text:p>HOMETOWN</text:p>
          </table:table-cell>
          <table:table-cell office:value-type="string" calcext:value-type="string">
            <text:p>キョウ</text:p>
            <text:p/>
            <text:p>ゴウ</text:p>
          </table:table-cell>
          <table:table-cell office:value-type="string" calcext:value-type="string">
            <text:p>さと*</text:p>
          </table:table-cell>
          <table:table-cell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number-columns-repeated="1018"/>
        </table:table-row>
        <table:table-row table:style-name="ro14">
          <table:table-cell office:value-type="float" office:value="1296" calcext:value-type="float">
            <text:p>1296</text:p>
          </table:table-cell>
          <table:table-cell office:value-type="string" calcext:value-type="string">
            <text:p>饗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キョウ</text:p>
          </table:table-cell>
          <table:table-cell table:style-name="ce10"/>
          <table:table-cell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number-columns-repeated="1018"/>
        </table:table-row>
        <table:table-row table:style-name="ro23">
          <table:table-cell office:value-type="float" office:value="1297" calcext:value-type="float">
            <text:p>1297</text:p>
          </table:table-cell>
          <table:table-cell office:value-type="string" calcext:value-type="string">
            <text:p>響</text:p>
          </table:table-cell>
          <table:table-cell office:value-type="string" calcext:value-type="string">
            <text:p>REVERBERAT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ひび(く)</text:p>
          </table:table-cell>
          <table:table-cell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number-columns-repeated="1018"/>
        </table:table-row>
        <table:table-row table:style-name="ro37">
          <table:table-cell office:value-type="float" office:value="1298" calcext:value-type="float">
            <text:p>1298</text:p>
          </table:table-cell>
          <table:table-cell office:value-type="string" calcext:value-type="string">
            <text:p>城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office:value-type="string" calcext:value-type="string">
            <text:p>fort</text:p>
          </table:table-cell>
          <table:table-cell table:number-columns-repeated="1017"/>
        </table:table-row>
        <table:table-row table:style-name="ro16">
          <table:table-cell office:value-type="float" office:value="1299" calcext:value-type="float">
            <text:p>1299</text:p>
          </table:table-cell>
          <table:table-cell office:value-type="string" calcext:value-type="string">
            <text:p>誠</text:p>
          </table:table-cell>
          <table:table-cell office:value-type="string" calcext:value-type="string">
            <text:p>SINCERITY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まこと</text:p>
          </table:table-cell>
          <table:table-cell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office:value-type="string" calcext:value-type="string">
            <text:p>truth</text:p>
          </table:table-cell>
          <table:table-cell table:number-columns-repeated="1017"/>
        </table:table-row>
        <table:table-row table:style-name="ro51">
          <table:table-cell office:value-type="float" office:value="1300" calcext:value-type="float">
            <text:p>1300</text:p>
          </table:table-cell>
          <table:table-cell office:value-type="string" calcext:value-type="string">
            <text:p>盛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も(る)</text:p>
            <text:p/>
            <text:p>さか(る)</text:p>
            <text:p/>
            <text:p>さか(ん)</text:p>
          </table:table-cell>
          <table:table-cell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office:value-type="string" calcext:value-type="string">
            <text:p>heap up</text:p>
          </table:table-cell>
          <table:table-cell table:number-columns-repeated="1017"/>
        </table:table-row>
        <table:table-row table:style-name="ro71">
          <table:table-cell office:value-type="float" office:value="1301" calcext:value-type="float">
            <text:p>1301</text:p>
          </table:table-cell>
          <table:table-cell office:value-type="string" calcext:value-type="string">
            <text:p>旺</text:p>
          </table:table-cell>
          <table:table-cell office:value-type="string" calcext:value-type="string">
            <text:p>ENERGETIC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さか(ん)*</text:p>
          </table:table-cell>
          <table:table-cell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number-columns-repeated="1018"/>
        </table:table-row>
        <table:table-row table:style-name="ro11">
          <table:table-cell office:value-type="float" office:value="1302" calcext:value-type="float">
            <text:p>1302</text:p>
          </table:table-cell>
          <table:table-cell office:value-type="string" calcext:value-type="string">
            <text:p>盆</text:p>
          </table:table-cell>
          <table:table-cell office:value-type="string" calcext:value-type="string">
            <text:p>TRAY</text:p>
            <text:p/>
            <text:p>BON FESTIVAL</text:p>
          </table:table-cell>
          <table:table-cell office:value-type="string" calcext:value-type="string">
            <text:p>ボン</text:p>
          </table:table-cell>
          <table:table-cell table:style-name="ce10"/>
          <table:table-cell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number-columns-repeated="1018"/>
        </table:table-row>
        <table:table-row table:style-name="ro40">
          <table:table-cell office:value-type="float" office:value="1303" calcext:value-type="float">
            <text:p>1303</text:p>
          </table:table-cell>
          <table:table-cell office:value-type="string" calcext:value-type="string">
            <text:p>蓋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number-columns-repeated="1018"/>
        </table:table-row>
        <table:table-row table:style-name="ro40">
          <table:table-cell office:value-type="float" office:value="1304" calcext:value-type="float">
            <text:p>1304</text:p>
          </table:table-cell>
          <table:table-cell office:value-type="string" calcext:value-type="string">
            <text:p>盗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ぬす(む)</text:p>
          </table:table-cell>
          <table:table-cell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number-columns-repeated="1018"/>
        </table:table-row>
        <table:table-row table:style-name="ro6">
          <table:table-cell office:value-type="float" office:value="1305" calcext:value-type="float">
            <text:p>1305</text:p>
          </table:table-cell>
          <table:table-cell office:value-type="string" calcext:value-type="string">
            <text:p>盟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メイ</text:p>
          </table:table-cell>
          <table:table-cell table:style-name="ce10"/>
          <table:table-cell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office:value-type="string" calcext:value-type="string">
            <text:p>pact</text:p>
          </table:table-cell>
          <table:table-cell table:number-columns-repeated="1017"/>
        </table:table-row>
        <table:table-row table:style-name="ro32">
          <table:table-cell office:value-type="float" office:value="1306" calcext:value-type="float">
            <text:p>1306</text:p>
          </table:table-cell>
          <table:table-cell office:value-type="string" calcext:value-type="string">
            <text:p>塩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number-columns-repeated="1018"/>
        </table:table-row>
        <table:table-row table:style-name="ro11">
          <table:table-cell office:value-type="float" office:value="1307" calcext:value-type="float">
            <text:p>1307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いた(む)</text:p>
            <text:p/>
            <text:p>いた(める)</text:p>
            <text:p/>
            <text:p>きず</text:p>
          </table:table-cell>
          <table:table-cell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office:value-type="string" calcext:value-type="string">
            <text:p>scar</text:p>
          </table:table-cell>
          <table:table-cell table:number-columns-repeated="1017"/>
        </table:table-row>
        <table:table-row table:style-name="ro43">
          <table:table-cell office:value-type="float" office:value="1308" calcext:value-type="float">
            <text:p>1308</text:p>
          </table:table-cell>
          <table:table-cell office:value-type="string" calcext:value-type="string">
            <text:p>揚</text:p>
          </table:table-cell>
          <table:table-cell office:value-type="string" calcext:value-type="string">
            <text:p>RAISE HIGH</text:p>
            <text:p/>
            <text:p>FRY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あ(げる)</text:p>
            <text:p/>
            <text:p>-あ(げ)</text:p>
            <text:p/>
            <text:p>あ(がる)</text:p>
          </table:table-cell>
          <table:table-cell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office:value-type="string" calcext:value-type="string">
            <text:p>exalt</text:p>
          </table:table-cell>
          <table:table-cell table:number-columns-repeated="1017"/>
        </table:table-row>
        <table:table-row table:style-name="ro58">
          <table:table-cell office:value-type="float" office:value="1309" calcext:value-type="float">
            <text:p>1309</text:p>
          </table:table-cell>
          <table:table-cell office:value-type="string" calcext:value-type="string">
            <text:p>暢</text:p>
          </table:table-cell>
          <table:table-cell office:value-type="string" calcext:value-type="string">
            <text:p>FLUENT</text:p>
          </table:table-cell>
          <table:table-cell office:value-type="string" calcext:value-type="string">
            <text:p>チョウ</text:p>
          </table:table-cell>
          <table:table-cell table:style-name="ce10"/>
          <table:table-cell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number-columns-repeated="1018"/>
        </table:table-row>
        <table:table-row table:style-name="ro40">
          <table:table-cell office:value-type="float" office:value="1310" calcext:value-type="float">
            <text:p>1310</text:p>
          </table:table-cell>
          <table:table-cell office:value-type="string" calcext:value-type="string">
            <text:p>陽</text:p>
          </table:table-cell>
          <table:table-cell office:value-type="string" calcext:value-type="string">
            <text:p>SUN</text:p>
            <text:p/>
            <text:p>POSITIV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number-columns-repeated="1018"/>
        </table:table-row>
        <table:table-row table:style-name="ro46">
          <table:table-cell office:value-type="float" office:value="1311" calcext:value-type="float">
            <text:p>1311</text:p>
          </table:table-cell>
          <table:table-cell office:value-type="string" calcext:value-type="string">
            <text:p>陰</text:p>
          </table:table-cell>
          <table:table-cell office:value-type="string" calcext:value-type="string">
            <text:p>SHADOW</text:p>
            <text:p/>
            <text:p>NEGATIV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かげ</text:p>
            <text:p/>
            <text:p>かげ(る)</text:p>
          </table:table-cell>
          <table:table-cell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number-columns-repeated="1018"/>
        </table:table-row>
        <table:table-row table:style-name="ro16">
          <table:table-cell office:value-type="float" office:value="1312" calcext:value-type="float">
            <text:p>1312</text:p>
          </table:table-cell>
          <table:table-cell office:value-type="string" calcext:value-type="string">
            <text:p>隠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かく(す)</text:p>
            <text:p/>
            <text:p>かく(し)-</text:p>
            <text:p/>
            <text:p>かく(れる)</text:p>
          </table:table-cell>
          <table:table-cell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number-columns-repeated="1018"/>
        </table:table-row>
        <table:table-row table:style-name="ro36">
          <table:table-cell office:value-type="float" office:value="1313" calcext:value-type="float">
            <text:p>1313</text:p>
          </table:table-cell>
          <table:table-cell office:value-type="string" calcext:value-type="string">
            <text:p>穏</text:p>
          </table:table-cell>
          <table:table-cell office:value-type="string" calcext:value-type="string">
            <text:p>CALM</text:p>
            <text:p/>
            <text:p>MILD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おだ(やか)</text:p>
          </table:table-cell>
          <table:table-cell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number-columns-repeated="1018"/>
        </table:table-row>
        <table:table-row table:style-name="ro11">
          <table:table-cell office:value-type="float" office:value="1314" calcext:value-type="float">
            <text:p>1314</text:p>
          </table:table-cell>
          <table:table-cell office:value-type="string" calcext:value-type="string">
            <text:p>穂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office:value-type="string" calcext:value-type="string">
            <text:p>head of grain</text:p>
          </table:table-cell>
          <table:table-cell table:number-columns-repeated="1017"/>
        </table:table-row>
        <table:table-row table:style-name="ro40">
          <table:table-cell office:value-type="float" office:value="1315" calcext:value-type="float">
            <text:p>1315</text:p>
          </table:table-cell>
          <table:table-cell office:value-type="string" calcext:value-type="string">
            <text:p>稲</text:p>
          </table:table-cell>
          <table:table-cell office:value-type="string" calcext:value-type="string">
            <text:p>RICE PLAN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ね</text:p>
            <text:p/>
            <text:p>いな-</text:p>
          </table:table-cell>
          <table:table-cell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number-columns-repeated="1018"/>
        </table:table-row>
        <table:table-row table:style-name="ro28">
          <table:table-cell office:value-type="float" office:value="1316" calcext:value-type="float">
            <text:p>1316</text:p>
          </table:table-cell>
          <table:table-cell office:value-type="string" calcext:value-type="string">
            <text:p>愁</text:p>
          </table:table-cell>
          <table:table-cell office:value-type="string" calcext:value-type="string">
            <text:p>MELANCHOL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うれ(える)</text:p>
            <text:p/>
            <text:p>うれ(い)</text:p>
          </table:table-cell>
          <table:table-cell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number-columns-repeated="1018"/>
        </table:table-row>
        <table:table-row table:style-name="ro28">
          <table:table-cell office:value-type="float" office:value="1317" calcext:value-type="float">
            <text:p>1317</text:p>
          </table:table-cell>
          <table:table-cell office:value-type="string" calcext:value-type="string">
            <text:p>裁</text:p>
          </table:table-cell>
          <table:table-cell office:value-type="string" calcext:value-type="string">
            <text:p>CUT OUT</text:p>
            <text:p/>
            <text:p>JUDG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さば(く)</text:p>
            <text:p/>
            <text:p>た(つ)</text:p>
          </table:table-cell>
          <table:table-cell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office:value-type="string" calcext:value-type="string">
            <text:p>decide, rule</text:p>
          </table:table-cell>
          <table:table-cell table:number-columns-repeated="1017"/>
        </table:table-row>
        <table:table-row table:style-name="ro26">
          <table:table-cell office:value-type="float" office:value="1318" calcext:value-type="float">
            <text:p>1318</text:p>
          </table:table-cell>
          <table:table-cell office:value-type="string" calcext:value-type="string">
            <text:p>載</text:p>
          </table:table-cell>
          <table:table-cell office:value-type="string" calcext:value-type="string">
            <text:p>LOAD</text:p>
            <text:p/>
            <text:p>PUT IN PRINT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の(る)</text:p>
            <text:p/>
            <text:p>の(せる)</text:p>
          </table:table-cell>
          <table:table-cell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number-columns-repeated="1018"/>
        </table:table-row>
        <table:table-row table:style-name="ro31">
          <table:table-cell office:value-type="float" office:value="1319" calcext:value-type="float">
            <text:p>1319</text:p>
          </table:table-cell>
          <table:table-cell office:value-type="string" calcext:value-type="string">
            <text:p>栽</text:p>
          </table:table-cell>
          <table:table-cell office:value-type="string" calcext:value-type="string">
            <text:p>PLANTING</text:p>
          </table:table-cell>
          <table:table-cell office:value-type="string" calcext:value-type="string">
            <text:p>サイ</text:p>
          </table:table-cell>
          <table:table-cell table:style-name="ce10"/>
          <table:table-cell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number-columns-repeated="1018"/>
        </table:table-row>
        <table:table-row table:style-name="ro33">
          <table:table-cell office:value-type="float" office:value="1320" calcext:value-type="float">
            <text:p>1320</text:p>
          </table:table-cell>
          <table:table-cell office:value-type="string" calcext:value-type="string">
            <text:p>赦</text:p>
          </table:table-cell>
          <table:table-cell office:value-type="string" calcext:value-type="string">
            <text:p>AMNESTY</text:p>
          </table:table-cell>
          <table:table-cell office:value-type="string" calcext:value-type="string">
            <text:p>シャ</text:p>
          </table:table-cell>
          <table:table-cell table:style-name="ce10"/>
          <table:table-cell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number-columns-repeated="1018"/>
        </table:table-row>
        <table:table-row table:style-name="ro23">
          <table:table-cell office:value-type="float" office:value="1321" calcext:value-type="float">
            <text:p>1321</text:p>
          </table:table-cell>
          <table:table-cell office:value-type="string" calcext:value-type="string">
            <text:p>跡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office:value-type="string" calcext:value-type="string">
            <text:p>signs, marks</text:p>
          </table:table-cell>
          <table:table-cell table:number-columns-repeated="1017"/>
        </table:table-row>
        <table:table-row table:style-name="ro50">
          <table:table-cell office:value-type="float" office:value="1322" calcext:value-type="float">
            <text:p>1322</text:p>
          </table:table-cell>
          <table:table-cell office:value-type="string" calcext:value-type="string">
            <text:p>踪</text:p>
          </table:table-cell>
          <table:table-cell office:value-type="string" calcext:value-type="string">
            <text:p>FOOTPRINTS</text:p>
          </table:table-cell>
          <table:table-cell office:value-type="string" calcext:value-type="string">
            <text:p>ソウ</text:p>
          </table:table-cell>
          <table:table-cell table:style-name="ce10"/>
          <table:table-cell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office:value-type="string" calcext:value-type="string">
            <text:p>trace</text:p>
          </table:table-cell>
          <table:table-cell table:number-columns-repeated="1017"/>
        </table:table-row>
        <table:table-row table:style-name="ro46">
          <table:table-cell office:value-type="float" office:value="1323" calcext:value-type="float">
            <text:p>1323</text:p>
          </table:table-cell>
          <table:table-cell office:value-type="string" calcext:value-type="string">
            <text:p>痕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office:value-type="string" calcext:value-type="string">
            <text:p>footprint</text:p>
          </table:table-cell>
          <table:table-cell table:number-columns-repeated="1017"/>
        </table:table-row>
        <table:table-row table:style-name="ro28">
          <table:table-cell office:value-type="float" office:value="1324" calcext:value-type="float">
            <text:p>1324</text:p>
          </table:table-cell>
          <table:table-cell office:value-type="string" calcext:value-type="string">
            <text:p>蹴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け(る)</text:p>
          </table:table-cell>
          <table:table-cell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number-columns-repeated="1018"/>
        </table:table-row>
        <table:table-row table:style-name="ro4">
          <table:table-cell office:value-type="float" office:value="1325" calcext:value-type="float">
            <text:p>1325</text:p>
          </table:table-cell>
          <table:table-cell office:value-type="string" calcext:value-type="string">
            <text:p>踊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おど(る)</text:p>
            <text:p/>
            <text:p>おど(り)</text:p>
          </table:table-cell>
          <table:table-cell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number-columns-repeated="1018"/>
        </table:table-row>
        <table:table-row table:style-name="ro26">
          <table:table-cell office:value-type="float" office:value="1326" calcext:value-type="float">
            <text:p>1326</text:p>
          </table:table-cell>
          <table:table-cell office:value-type="string" calcext:value-type="string">
            <text:p>踏</text:p>
          </table:table-cell>
          <table:table-cell office:value-type="string" calcext:value-type="string">
            <text:p>TREA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(む)</text:p>
            <text:p/>
            <text:p>ふ(まえる)</text:p>
          </table:table-cell>
          <table:table-cell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office:value-type="string" calcext:value-type="string">
            <text:p>stand on</text:p>
          </table:table-cell>
          <table:table-cell table:number-columns-repeated="1017"/>
        </table:table-row>
        <table:table-row table:style-name="ro28">
          <table:table-cell office:value-type="float" office:value="1327" calcext:value-type="float">
            <text:p>1327</text:p>
          </table:table-cell>
          <table:table-cell office:value-type="string" calcext:value-type="string">
            <text:p>躍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おど(る)</text:p>
          </table:table-cell>
          <table:table-cell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office:value-type="string" calcext:value-type="string">
            <text:p>be active</text:p>
          </table:table-cell>
          <table:table-cell table:number-columns-repeated="1017"/>
        </table:table-row>
        <table:table-row table:style-name="ro58">
          <table:table-cell office:value-type="float" office:value="1328" calcext:value-type="float">
            <text:p>1328</text:p>
          </table:table-cell>
          <table:table-cell office:value-type="string" calcext:value-type="string">
            <text:p>濯</text:p>
          </table:table-cell>
          <table:table-cell office:value-type="string" calcext:value-type="string">
            <text:p>RINSE</text:p>
          </table:table-cell>
          <table:table-cell office:value-type="string" calcext:value-type="string">
            <text:p>タク</text:p>
          </table:table-cell>
          <table:table-cell table:style-name="ce10"/>
          <table:table-cell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number-columns-repeated="1018"/>
        </table:table-row>
        <table:table-row table:style-name="ro20">
          <table:table-cell office:value-type="float" office:value="1329" calcext:value-type="float">
            <text:p>1329</text:p>
          </table:table-cell>
          <table:table-cell office:value-type="string" calcext:value-type="string">
            <text:p>奇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office:value-type="string" calcext:value-type="string">
            <text:p>odd</text:p>
          </table:table-cell>
          <table:table-cell table:number-columns-repeated="1017"/>
        </table:table-row>
        <table:table-row table:style-name="ro16">
          <table:table-cell office:value-type="float" office:value="1330" calcext:value-type="float">
            <text:p>1330</text:p>
          </table:table-cell>
          <table:table-cell office:value-type="string" calcext:value-type="string">
            <text:p>寄</text:p>
          </table:table-cell>
          <table:table-cell office:value-type="string" calcext:value-type="string">
            <text:p>CONTRIBUTE</text:p>
            <text:p/>
            <text:p>DRAW NEAR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よ(る)</text:p>
            <text:p/>
            <text:p>-よ(り)</text:p>
            <text:p/>
            <text:p>よ(せる)</text:p>
          </table:table-cell>
          <table:table-cell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office:value-type="string" calcext:value-type="string">
            <text:p>call on</text:p>
          </table:table-cell>
          <table:table-cell table:number-columns-repeated="1017"/>
        </table:table-row>
        <table:table-row table:style-name="ro4">
          <table:table-cell office:value-type="float" office:value="1331" calcext:value-type="float">
            <text:p>1331</text:p>
          </table:table-cell>
          <table:table-cell office:value-type="string" calcext:value-type="string">
            <text:p>騎</text:p>
          </table:table-cell>
          <table:table-cell office:value-type="string" calcext:value-type="string">
            <text:p>RIDE ON HORSEBACK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number-columns-repeated="1018"/>
        </table:table-row>
        <table:table-row table:style-name="ro15">
          <table:table-cell office:value-type="float" office:value="1332" calcext:value-type="float">
            <text:p>1332</text:p>
          </table:table-cell>
          <table:table-cell office:value-type="string" calcext:value-type="string">
            <text:p>椅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number-columns-repeated="1018"/>
        </table:table-row>
        <table:table-row table:style-name="ro24">
          <table:table-cell office:value-type="float" office:value="1333" calcext:value-type="float">
            <text:p>1333</text:p>
          </table:table-cell>
          <table:table-cell office:value-type="string" calcext:value-type="string">
            <text:p>崎</text:p>
          </table:table-cell>
          <table:table-cell office:value-type="string" calcext:value-type="string">
            <text:p>PROMONTORY</text:p>
          </table:table-cell>
          <table:table-cell/>
          <table:table-cell office:value-type="string" calcext:value-type="string">
            <text:p>さき</text:p>
          </table:table-cell>
          <table:table-cell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office:value-type="string" calcext:value-type="string">
            <text:p>cape</text:p>
          </table:table-cell>
          <table:table-cell table:number-columns-repeated="1017"/>
        </table:table-row>
        <table:table-row table:style-name="ro24">
          <table:table-cell office:value-type="float" office:value="1334" calcext:value-type="float">
            <text:p>1334</text:p>
          </table:table-cell>
          <table:table-cell office:value-type="string" calcext:value-type="string">
            <text:p>埼</text:p>
          </table:table-cell>
          <table:table-cell office:value-type="string" calcext:value-type="string">
            <text:p>PROMONTORY</text:p>
          </table:table-cell>
          <table:table-cell office:value-type="string" calcext:value-type="string">
            <text:p>キ*</text:p>
          </table:table-cell>
          <table:table-cell office:value-type="string" calcext:value-type="string">
            <text:p>さい</text:p>
            <text:p/>
            <text:p>さき*</text:p>
          </table:table-cell>
          <table:table-cell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office:value-type="string" calcext:value-type="string">
            <text:p>cape</text:p>
          </table:table-cell>
          <table:table-cell table:number-columns-repeated="1017"/>
        </table:table-row>
        <table:table-row table:style-name="ro7">
          <table:table-cell office:value-type="float" office:value="1335" calcext:value-type="float">
            <text:p>1335</text:p>
          </table:table-cell>
          <table:table-cell office:value-type="string" calcext:value-type="string">
            <text:p>岬</text:p>
          </table:table-cell>
          <table:table-cell office:value-type="string" calcext:value-type="string">
            <text:p>CAPE</text:p>
          </table:table-cell>
          <table:table-cell/>
          <table:table-cell office:value-type="string" calcext:value-type="string">
            <text:p>みさき</text:p>
          </table:table-cell>
          <table:table-cell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office:value-type="string" calcext:value-type="string">
            <text:p>coast, promotory</text:p>
          </table:table-cell>
          <table:table-cell table:number-columns-repeated="1017"/>
        </table:table-row>
        <table:table-row table:style-name="ro11">
          <table:table-cell office:value-type="float" office:value="1336" calcext:value-type="float">
            <text:p>1336</text:p>
          </table:table-cell>
          <table:table-cell office:value-type="string" calcext:value-type="string">
            <text:p>模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モ</text:p>
            <text:p/>
            <text:p>ボ</text:p>
          </table:table-cell>
          <table:table-cell table:style-name="ce10"/>
          <table:table-cell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office:value-type="string" calcext:value-type="string">
            <text:p>… after</text:p>
          </table:table-cell>
          <table:table-cell table:number-columns-repeated="1017"/>
        </table:table-row>
        <table:table-row table:style-name="ro6">
          <table:table-cell office:value-type="float" office:value="1337" calcext:value-type="float">
            <text:p>1337</text:p>
          </table:table-cell>
          <table:table-cell office:value-type="string" calcext:value-type="string">
            <text:p>膜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マク</text:p>
          </table:table-cell>
          <table:table-cell table:style-name="ce10"/>
          <table:table-cell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number-columns-repeated="1018"/>
        </table:table-row>
        <table:table-row table:style-name="ro24">
          <table:table-cell office:value-type="float" office:value="1338" calcext:value-type="float">
            <text:p>1338</text:p>
          </table:table-cell>
          <table:table-cell office:value-type="string" calcext:value-type="string">
            <text:p>漠</text:p>
          </table:table-cell>
          <table:table-cell office:value-type="string" calcext:value-type="string">
            <text:p>DESERT</text:p>
            <text:p/>
            <text:p>OBSCURE</text:p>
          </table:table-cell>
          <table:table-cell office:value-type="string" calcext:value-type="string">
            <text:p>バク</text:p>
          </table:table-cell>
          <table:table-cell table:style-name="ce10"/>
          <table:table-cell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number-columns-repeated="1018"/>
        </table:table-row>
        <table:table-row table:style-name="ro16">
          <table:table-cell office:value-type="float" office:value="1339" calcext:value-type="float">
            <text:p>1339</text:p>
          </table:table-cell>
          <table:table-cell office:value-type="string" calcext:value-type="string">
            <text:p>幕</text:p>
          </table:table-cell>
          <table:table-cell office:value-type="string" calcext:value-type="string">
            <text:p>CURTAIN</text:p>
            <text:p/>
            <text:p>SHOGUNATE</text:p>
          </table:table-cell>
          <table:table-cell office:value-type="string" calcext:value-type="string">
            <text:p>マク</text:p>
            <text:p/>
            <text:p>バク</text:p>
          </table:table-cell>
          <table:table-cell table:style-name="ce10"/>
          <table:table-cell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office:value-type="string" calcext:value-type="string">
            <text:p>tent</text:p>
          </table:table-cell>
          <table:table-cell table:number-columns-repeated="1017"/>
        </table:table-row>
        <table:table-row table:style-name="ro46">
          <table:table-cell office:value-type="float" office:value="1340" calcext:value-type="float">
            <text:p>1340</text:p>
          </table:table-cell>
          <table:table-cell office:value-type="string" calcext:value-type="string">
            <text:p>墓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はか</text:p>
          </table:table-cell>
          <table:table-cell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number-columns-repeated="1018"/>
        </table:table-row>
        <table:table-row table:style-name="ro31">
          <table:table-cell office:value-type="float" office:value="1341" calcext:value-type="float">
            <text:p>1341</text:p>
          </table:table-cell>
          <table:table-cell office:value-type="string" calcext:value-type="string">
            <text:p>募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つの(る)</text:p>
          </table:table-cell>
          <table:table-cell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office:value-type="string" calcext:value-type="string">
            <text:p>collect</text:p>
          </table:table-cell>
          <table:table-cell table:number-columns-repeated="1017"/>
        </table:table-row>
        <table:table-row table:style-name="ro16">
          <table:table-cell office:value-type="float" office:value="1342" calcext:value-type="float">
            <text:p>1342</text:p>
          </table:table-cell>
          <table:table-cell office:value-type="string" calcext:value-type="string">
            <text:p>暮</text:p>
          </table:table-cell>
          <table:table-cell office:value-type="string" calcext:value-type="string">
            <text:p>DUSK</text:p>
            <text:p/>
            <text:p>LIV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く(れる)</text:p>
            <text:p/>
            <text:p>く(らす)</text:p>
          </table:table-cell>
          <table:table-cell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number-columns-repeated="1018"/>
        </table:table-row>
        <table:table-row table:style-name="ro16">
          <table:table-cell office:value-type="float" office:value="1343" calcext:value-type="float">
            <text:p>1343</text:p>
          </table:table-cell>
          <table:table-cell office:value-type="string" calcext:value-type="string">
            <text:p>慕</text:p>
          </table:table-cell>
          <table:table-cell office:value-type="string" calcext:value-type="string">
            <text:p>ADOR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した(う)</text:p>
          </table:table-cell>
          <table:table-cell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number-columns-repeated="1018"/>
        </table:table-row>
        <table:table-row table:style-name="ro28">
          <table:table-cell office:value-type="float" office:value="1344" calcext:value-type="float">
            <text:p>1344</text:p>
          </table:table-cell>
          <table:table-cell office:value-type="string" calcext:value-type="string">
            <text:p>添</text:p>
          </table:table-cell>
          <table:table-cell office:value-type="string" calcext:value-type="string">
            <text:p>ADD TO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そ(える)</text:p>
            <text:p/>
            <text:p>そ(う)</text:p>
          </table:table-cell>
          <table:table-cell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office:value-type="string" calcext:value-type="string">
            <text:p>accompany</text:p>
          </table:table-cell>
          <table:table-cell table:number-columns-repeated="1017"/>
        </table:table-row>
        <table:table-row table:style-name="ro33">
          <table:table-cell office:value-type="float" office:value="1345" calcext:value-type="float">
            <text:p>1345</text:p>
          </table:table-cell>
          <table:table-cell office:value-type="string" calcext:value-type="string">
            <text:p>恭</text:p>
          </table:table-cell>
          <table:table-cell office:value-type="string" calcext:value-type="string">
            <text:p>RESPECTFUL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うやうや(しい)</text:p>
          </table:table-cell>
          <table:table-cell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number-columns-repeated="1018"/>
        </table:table-row>
        <table:table-row table:style-name="ro28">
          <table:table-cell office:value-type="float" office:value="1346" calcext:value-type="float">
            <text:p>1346</text:p>
          </table:table-cell>
          <table:table-cell office:value-type="string" calcext:value-type="string">
            <text:p>暴</text:p>
          </table:table-cell>
          <table:table-cell office:value-type="string" calcext:value-type="string">
            <text:p>VIOLENT</text:p>
            <text:p/>
            <text:p>DISCLOSE</text:p>
          </table:table-cell>
          <table:table-cell office:value-type="string" calcext:value-type="string">
            <text:p>ボウ</text:p>
            <text:p/>
            <text:p>バク</text:p>
          </table:table-cell>
          <table:table-cell office:value-type="string" calcext:value-type="string">
            <text:p>あば(く)</text:p>
            <text:p/>
            <text:p>あば(れる)</text:p>
          </table:table-cell>
          <table:table-cell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office:value-type="string" calcext:value-type="string">
            <text:p>lay bare</text:p>
          </table:table-cell>
          <table:table-cell table:number-columns-repeated="1017"/>
        </table:table-row>
        <table:table-row table:style-name="ro23">
          <table:table-cell office:value-type="float" office:value="1347" calcext:value-type="float">
            <text:p>1347</text:p>
          </table:table-cell>
          <table:table-cell office:value-type="string" calcext:value-type="string">
            <text:p>爆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バク</text:p>
          </table:table-cell>
          <table:table-cell table:style-name="ce10"/>
          <table:table-cell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number-columns-repeated="1018"/>
        </table:table-row>
        <table:table-row table:style-name="ro30">
          <table:table-cell office:value-type="float" office:value="1348" calcext:value-type="float">
            <text:p>1348</text:p>
          </table:table-cell>
          <table:table-cell office:value-type="string" calcext:value-type="string">
            <text:p>沿</text:p>
          </table:table-cell>
          <table:table-cell office:value-type="string" calcext:value-type="string">
            <text:p>ALONG[SIDE]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そ(う)</text:p>
            <text:p/>
            <text:p>-ぞ(い)</text:p>
          </table:table-cell>
          <table:table-cell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number-columns-repeated="1018"/>
        </table:table-row>
        <table:table-row table:style-name="ro30">
          <table:table-cell office:value-type="float" office:value="1349" calcext:value-type="float">
            <text:p>1349</text:p>
          </table:table-cell>
          <table:table-cell office:value-type="string" calcext:value-type="string">
            <text:p>礎</text:p>
          </table:table-cell>
          <table:table-cell office:value-type="string" calcext:value-type="string">
            <text:p>FOUNDATION STON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いしずえ</text:p>
          </table:table-cell>
          <table:table-cell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number-columns-repeated="1018"/>
        </table:table-row>
        <table:table-row table:style-name="ro34">
          <table:table-cell office:value-type="float" office:value="1350" calcext:value-type="float">
            <text:p>1350</text:p>
          </table:table-cell>
          <table:table-cell office:value-type="string" calcext:value-type="string">
            <text:p>疑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うたが(う)</text:p>
          </table:table-cell>
          <table:table-cell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office:value-type="string" calcext:value-type="string">
            <text:p>distrust</text:p>
          </table:table-cell>
          <table:table-cell table:number-columns-repeated="1017"/>
        </table:table-row>
        <table:table-row table:style-name="ro26">
          <table:table-cell office:value-type="float" office:value="1351" calcext:value-type="float">
            <text:p>1351</text:p>
          </table:table-cell>
          <table:table-cell office:value-type="string" calcext:value-type="string">
            <text:p>凝</text:p>
          </table:table-cell>
          <table:table-cell office:value-type="string" calcext:value-type="string">
            <text:p>CONGEAL</text:p>
          </table:table-cell>
          <table:table-cell office:value-type="string" calcext:value-type="string">
            <text:p>ギョウ</text:p>
          </table:table-cell>
          <table:table-cell office:value-type="string" calcext:value-type="string">
            <text:p>こ(る)</text:p>
            <text:p/>
            <text:p>こ(らす)</text:p>
          </table:table-cell>
          <table:table-cell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office:value-type="string" calcext:value-type="string">
            <text:p>grow stif, become absorbed in</text:p>
          </table:table-cell>
          <table:table-cell table:number-columns-repeated="1017"/>
        </table:table-row>
        <table:table-row table:style-name="ro4">
          <table:table-cell office:value-type="float" office:value="1352" calcext:value-type="float">
            <text:p>1352</text:p>
          </table:table-cell>
          <table:table-cell office:value-type="string" calcext:value-type="string">
            <text:p>擬</text:p>
          </table:table-cell>
          <table:table-cell office:value-type="string" calcext:value-type="string">
            <text:p>IMITATE</text:p>
          </table:table-cell>
          <table:table-cell office:value-type="string" calcext:value-type="string">
            <text:p>ギ</text:p>
          </table:table-cell>
          <table:table-cell table:style-name="ce10"/>
          <table:table-cell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number-columns-repeated="1018"/>
        </table:table-row>
        <table:table-row table:style-name="ro75">
          <table:table-cell office:value-type="float" office:value="1353" calcext:value-type="float">
            <text:p>1353</text:p>
          </table:table-cell>
          <table:table-cell office:value-type="string" calcext:value-type="string">
            <text:p>倣</text:p>
          </table:table-cell>
          <table:table-cell office:value-type="string" calcext:value-type="string">
            <text:p>COPY AFTER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なら(う)</text:p>
          </table:table-cell>
          <table:table-cell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number-columns-repeated="1018"/>
        </table:table-row>
        <table:table-row table:style-name="ro26">
          <table:table-cell office:value-type="float" office:value="1354" calcext:value-type="float">
            <text:p>1354</text:p>
          </table:table-cell>
          <table:table-cell office:value-type="string" calcext:value-type="string">
            <text:p>似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に(る)</text:p>
          </table:table-cell>
          <table:table-cell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number-columns-repeated="1018"/>
        </table:table-row>
        <table:table-row table:style-name="ro38">
          <table:table-cell office:value-type="float" office:value="1355" calcext:value-type="float">
            <text:p>1355</text:p>
          </table:table-cell>
          <table:table-cell office:value-type="string" calcext:value-type="string">
            <text:p>俵</text:p>
          </table:table-cell>
          <table:table-cell office:value-type="string" calcext:value-type="string">
            <text:p>STRAW SACK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たわら</text:p>
          </table:table-cell>
          <table:table-cell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number-columns-repeated="1018"/>
        </table:table-row>
        <table:table-row table:style-name="ro21">
          <table:table-cell office:value-type="float" office:value="1356" calcext:value-type="float">
            <text:p>1356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おれ</text:p>
          </table:table-cell>
          <table:table-cell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office:value-type="string" calcext:value-type="string">
            <text:p>myself [masculine</text:p>
          </table:table-cell>
          <table:table-cell table:number-columns-repeated="1017"/>
        </table:table-row>
        <table:table-row table:style-name="ro11">
          <table:table-cell office:value-type="float" office:value="1357" calcext:value-type="float">
            <text:p>1357</text:p>
          </table:table-cell>
          <table:table-cell office:value-type="string" calcext:value-type="string">
            <text:p>庵</text:p>
          </table:table-cell>
          <table:table-cell office:value-type="string" calcext:value-type="string">
            <text:p>HERMITAGE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いおり</text:p>
          </table:table-cell>
          <table:table-cell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number-columns-repeated="1018"/>
        </table:table-row>
        <table:table-row table:style-name="ro19">
          <table:table-cell office:value-type="float" office:value="1358" calcext:value-type="float">
            <text:p>1358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I</text:p>
            <text:p/>
            <text:p>MANSERVANT</text:p>
          </table:table-cell>
          <table:table-cell office:value-type="string" calcext:value-type="string">
            <text:p>ボク</text:p>
          </table:table-cell>
          <table:table-cell table:style-name="ce10"/>
          <table:table-cell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office:value-type="string" calcext:value-type="string">
            <text:p>familiar 1st p. male pronoun,addresses inferiors / peers</text:p>
          </table:table-cell>
          <table:table-cell table:number-columns-repeated="1017"/>
        </table:table-row>
        <table:table-row table:style-name="ro4">
          <table:table-cell office:value-type="float" office:value="1359" calcext:value-type="float">
            <text:p>1359</text:p>
          </table:table-cell>
          <table:table-cell office:value-type="string" calcext:value-type="string">
            <text:p>撲</text:p>
          </table:table-cell>
          <table:table-cell office:value-type="string" calcext:value-type="string">
            <text:p>DEAL A BLOW</text:p>
          </table:table-cell>
          <table:table-cell office:value-type="string" calcext:value-type="string">
            <text:p>ボク</text:p>
          </table:table-cell>
          <table:table-cell table:style-name="ce10"/>
          <table:table-cell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number-columns-repeated="1018"/>
        </table:table-row>
        <table:table-row table:style-name="ro53">
          <table:table-cell office:value-type="float" office:value="1360" calcext:value-type="float">
            <text:p>1360</text:p>
          </table:table-cell>
          <table:table-cell office:value-type="string" calcext:value-type="string">
            <text:p>叩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た(く)</text:p>
          </table:table-cell>
          <table:table-cell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office:value-type="string" calcext:value-type="string">
            <text:p>slap</text:p>
          </table:table-cell>
          <table:table-cell table:number-columns-repeated="1017"/>
        </table:table-row>
        <table:table-row table:style-name="ro16">
          <table:table-cell office:value-type="float" office:value="1361" calcext:value-type="float">
            <text:p>1361</text:p>
          </table:table-cell>
          <table:table-cell office:value-type="string" calcext:value-type="string">
            <text:p>伐</text:p>
          </table:table-cell>
          <table:table-cell office:value-type="string" calcext:value-type="string">
            <text:p>CUT DOWN</text:p>
          </table:table-cell>
          <table:table-cell office:value-type="string" calcext:value-type="string">
            <text:p>バツ</text:p>
          </table:table-cell>
          <table:table-cell office:value-type="string" calcext:value-type="string">
            <text:p>き(る)*</text:p>
          </table:table-cell>
          <table:table-cell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number-columns-repeated="1018"/>
        </table:table-row>
        <table:table-row table:style-name="ro11">
          <table:table-cell office:value-type="float" office:value="1362" calcext:value-type="float">
            <text:p>1362</text:p>
          </table:table-cell>
          <table:table-cell office:value-type="string" calcext:value-type="string">
            <text:p>閥</text:p>
          </table:table-cell>
          <table:table-cell office:value-type="string" calcext:value-type="string">
            <text:p>CLIQUE</text:p>
          </table:table-cell>
          <table:table-cell office:value-type="string" calcext:value-type="string">
            <text:p>バツ</text:p>
          </table:table-cell>
          <table:table-cell table:style-name="ce10"/>
          <table:table-cell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office:value-type="string" calcext:value-type="string">
            <text:p>clan</text:p>
          </table:table-cell>
          <table:table-cell table:number-columns-repeated="1017"/>
        </table:table-row>
        <table:table-row table:style-name="ro36">
          <table:table-cell office:value-type="float" office:value="1363" calcext:value-type="float">
            <text:p>1363</text:p>
          </table:table-cell>
          <table:table-cell office:value-type="string" calcext:value-type="string">
            <text:p>闘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たたか(う)</text:p>
          </table:table-cell>
          <table:table-cell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number-columns-repeated="1018"/>
        </table:table-row>
        <table:table-row table:style-name="ro23">
          <table:table-cell office:value-type="float" office:value="1364" calcext:value-type="float">
            <text:p>1364</text:p>
          </table:table-cell>
          <table:table-cell office:value-type="string" calcext:value-type="string">
            <text:p>闇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アン*</text:p>
          </table:table-cell>
          <table:table-cell office:value-type="string" calcext:value-type="string">
            <text:p>やみ</text:p>
          </table:table-cell>
          <table:table-cell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number-columns-repeated="1018"/>
        </table:table-row>
        <table:table-row table:style-name="ro9">
          <table:table-cell office:value-type="float" office:value="1365" calcext:value-type="float">
            <text:p>1365</text:p>
          </table:table-cell>
          <table:table-cell office:value-type="string" calcext:value-type="string">
            <text:p>閑</text:p>
          </table:table-cell>
          <table:table-cell office:value-type="string" calcext:value-type="string">
            <text:p>LEISURE</text:p>
            <text:p/>
            <text:p>QUIET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number-columns-repeated="1018"/>
        </table:table-row>
        <table:table-row table:style-name="ro40">
          <table:table-cell office:value-type="float" office:value="1366" calcext:value-type="float">
            <text:p>1366</text:p>
          </table:table-cell>
          <table:table-cell office:value-type="string" calcext:value-type="string">
            <text:p>脈</text:p>
          </table:table-cell>
          <table:table-cell office:value-type="string" calcext:value-type="string">
            <text:p>VEIN</text:p>
            <text:p/>
            <text:p>PULSE</text:p>
          </table:table-cell>
          <table:table-cell office:value-type="string" calcext:value-type="string">
            <text:p>ミャク</text:p>
          </table:table-cell>
          <table:table-cell table:style-name="ce10"/>
          <table:table-cell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number-columns-repeated="1018"/>
        </table:table-row>
        <table:table-row table:style-name="ro28">
          <table:table-cell office:value-type="float" office:value="1367" calcext:value-type="float">
            <text:p>1367</text:p>
          </table:table-cell>
          <table:table-cell office:value-type="string" calcext:value-type="string">
            <text:p>派</text:p>
          </table:table-cell>
          <table:table-cell office:value-type="string" calcext:value-type="string">
            <text:p>SECT</text:p>
            <text:p/>
            <text:p>DISPATCH</text:p>
          </table:table-cell>
          <table:table-cell office:value-type="string" calcext:value-type="string">
            <text:p>ハ</text:p>
          </table:table-cell>
          <table:table-cell table:style-name="ce10"/>
          <table:table-cell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office:value-type="string" calcext:value-type="string">
            <text:p>fraction</text:p>
          </table:table-cell>
          <table:table-cell table:number-columns-repeated="1017"/>
        </table:table-row>
        <table:table-row table:style-name="ro11">
          <table:table-cell office:value-type="float" office:value="1368" calcext:value-type="float">
            <text:p>1368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number-columns-repeated="1018"/>
        </table:table-row>
        <table:table-row table:style-name="ro26">
          <table:table-cell office:value-type="float" office:value="1369" calcext:value-type="float">
            <text:p>1369</text:p>
          </table:table-cell>
          <table:table-cell office:value-type="string" calcext:value-type="string">
            <text:p>揺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ゆ(れる)</text:p>
            <text:p/>
            <text:p>ゆ(る)</text:p>
            <text:p/>
            <text:p>ゆ(らぐ)</text:p>
            <text:p/>
            <text:p>ゆ(るぐ)</text:p>
            <text:p/>
            <text:p>ゆ(する)</text:p>
            <text:p/>
            <text:p>ゆ(さぶる)</text:p>
            <text:p/>
            <text:p>ゆ(すぶる)</text:p>
          </table:table-cell>
          <table:table-cell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number-columns-repeated="1018"/>
        </table:table-row>
        <table:table-row table:style-name="ro40">
          <table:table-cell office:value-type="float" office:value="1370" calcext:value-type="float">
            <text:p>1370</text:p>
          </table:table-cell>
          <table:table-cell office:value-type="string" calcext:value-type="string">
            <text:p>謡</text:p>
          </table:table-cell>
          <table:table-cell office:value-type="string" calcext:value-type="string">
            <text:p>POPULAR SO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うたい</text:p>
            <text:p/>
            <text:p>うた(う)</text:p>
          </table:table-cell>
          <table:table-cell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office:value-type="string" calcext:value-type="string">
            <text:p>chant</text:p>
          </table:table-cell>
          <table:table-cell table:number-columns-repeated="1017"/>
        </table:table-row>
        <table:table-row table:style-name="ro38">
          <table:table-cell office:value-type="float" office:value="1371" calcext:value-type="float">
            <text:p>1371</text:p>
          </table:table-cell>
          <table:table-cell office:value-type="string" calcext:value-type="string">
            <text:p>遥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はる(か)</text:p>
          </table:table-cell>
          <table:table-cell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number-columns-repeated="1018"/>
        </table:table-row>
        <table:table-row table:style-name="ro36">
          <table:table-cell office:value-type="float" office:value="1372" calcext:value-type="float">
            <text:p>1372</text:p>
          </table:table-cell>
          <table:table-cell office:value-type="string" calcext:value-type="string">
            <text:p>陶</text:p>
          </table:table-cell>
          <table:table-cell office:value-type="string" calcext:value-type="string">
            <text:p>POTTERY</text:p>
          </table:table-cell>
          <table:table-cell office:value-type="string" calcext:value-type="string">
            <text:p>トウ</text:p>
          </table:table-cell>
          <table:table-cell table:style-name="ce10"/>
          <table:table-cell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number-columns-repeated="1018"/>
        </table:table-row>
        <table:table-row table:style-name="ro39">
          <table:table-cell office:value-type="float" office:value="1373" calcext:value-type="float">
            <text:p>1373</text:p>
          </table:table-cell>
          <table:table-cell office:value-type="string" calcext:value-type="string">
            <text:p>陳</text:p>
          </table:table-cell>
          <table:table-cell office:value-type="string" calcext:value-type="string">
            <text:p>SET FORTH</text:p>
          </table:table-cell>
          <table:table-cell office:value-type="string" calcext:value-type="string">
            <text:p>チン</text:p>
          </table:table-cell>
          <table:table-cell table:style-name="ce10"/>
          <table:table-cell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office:value-type="string" calcext:value-type="string">
            <text:p>lay out</text:p>
          </table:table-cell>
          <table:table-cell table:number-columns-repeated="1017"/>
        </table:table-row>
        <table:table-row table:style-name="ro16">
          <table:table-cell office:value-type="float" office:value="1374" calcext:value-type="float">
            <text:p>1374</text:p>
          </table:table-cell>
          <table:table-cell office:value-type="string" calcext:value-type="string">
            <text:p>陣</text:p>
          </table:table-cell>
          <table:table-cell office:value-type="string" calcext:value-type="string">
            <text:p>BATTLE FORMATION</text:p>
            <text:p/>
            <text:p>CAMP</text:p>
          </table:table-cell>
          <table:table-cell office:value-type="string" calcext:value-type="string">
            <text:p>ジン</text:p>
          </table:table-cell>
          <table:table-cell table:style-name="ce10"/>
          <table:table-cell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number-columns-repeated="1018"/>
        </table:table-row>
        <table:table-row table:style-name="ro47">
          <table:table-cell office:value-type="float" office:value="1375" calcext:value-type="float">
            <text:p>1375</text:p>
          </table:table-cell>
          <table:table-cell office:value-type="string" calcext:value-type="string">
            <text:p>陥</text:p>
          </table:table-cell>
          <table:table-cell office:value-type="string" calcext:value-type="string">
            <text:p>FALL IN[TO]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おちい(る)</text:p>
            <text:p/>
            <text:p>おとしい(れる)</text:p>
          </table:table-cell>
          <table:table-cell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number-columns-repeated="1018"/>
        </table:table-row>
        <table:table-row table:style-name="ro76">
          <table:table-cell office:value-type="float" office:value="1376" calcext:value-type="float">
            <text:p>1376</text:p>
          </table:table-cell>
          <table:table-cell office:value-type="string" calcext:value-type="string">
            <text:p>隆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リュウ</text:p>
          </table:table-cell>
          <table:table-cell table:style-name="ce10"/>
          <table:table-cell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office:value-type="string" calcext:value-type="string">
            <text:p>rise</text:p>
          </table:table-cell>
          <table:table-cell table:number-columns-repeated="1017"/>
        </table:table-row>
        <table:table-row table:style-name="ro16">
          <table:table-cell office:value-type="float" office:value="1377" calcext:value-type="float">
            <text:p>1377</text:p>
          </table:table-cell>
          <table:table-cell office:value-type="string" calcext:value-type="string">
            <text:p>降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お(りる)</text:p>
            <text:p/>
            <text:p>お(ろす)</text:p>
            <text:p/>
            <text:p>ふ(る)</text:p>
            <text:p/>
            <text:p>ふ(り)</text:p>
          </table:table-cell>
          <table:table-cell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office:value-type="string" calcext:value-type="string">
            <text:p>unload</text:p>
          </table:table-cell>
          <table:table-cell table:number-columns-repeated="1017"/>
        </table:table-row>
        <table:table-row table:style-name="ro28">
          <table:table-cell office:value-type="float" office:value="1378" calcext:value-type="float">
            <text:p>1378</text:p>
          </table:table-cell>
          <table:table-cell office:value-type="string" calcext:value-type="string">
            <text:p>峰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みね</text:p>
          </table:table-cell>
          <table:table-cell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office:value-type="string" calcext:value-type="string">
            <text:p>high mountain</text:p>
          </table:table-cell>
          <table:table-cell table:number-columns-repeated="1017"/>
        </table:table-row>
        <table:table-row table:style-name="ro31">
          <table:table-cell office:value-type="float" office:value="1379" calcext:value-type="float">
            <text:p>1379</text:p>
          </table:table-cell>
          <table:table-cell office:value-type="string" calcext:value-type="string">
            <text:p>逢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(う)</text:p>
          </table:table-cell>
          <table:table-cell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number-columns-repeated="1018"/>
        </table:table-row>
        <table:table-row table:style-name="ro28">
          <table:table-cell office:value-type="float" office:value="1380" calcext:value-type="float">
            <text:p>1380</text:p>
          </table:table-cell>
          <table:table-cell office:value-type="string" calcext:value-type="string">
            <text:p>縫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ぬ(う)</text:p>
          </table:table-cell>
          <table:table-cell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number-columns-repeated="1018"/>
        </table:table-row>
        <table:table-row table:style-name="ro59">
          <table:table-cell office:value-type="float" office:value="1381" calcext:value-type="float">
            <text:p>1381</text:p>
          </table:table-cell>
          <table:table-cell office:value-type="string" calcext:value-type="string">
            <text:p>蜂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office:value-type="string" calcext:value-type="string">
            <text:p>wasp</text:p>
          </table:table-cell>
          <table:table-cell table:number-columns-repeated="1017"/>
        </table:table-row>
        <table:table-row table:style-name="ro29">
          <table:table-cell office:value-type="float" office:value="1382" calcext:value-type="float">
            <text:p>1382</text:p>
          </table:table-cell>
          <table:table-cell office:value-type="string" calcext:value-type="string">
            <text:p>蜜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ミツ</text:p>
          </table:table-cell>
          <table:table-cell table:style-name="ce10"/>
          <table:table-cell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office:value-type="string" calcext:value-type="string">
            <text:p>nectar</text:p>
          </table:table-cell>
          <table:table-cell table:number-columns-repeated="1017"/>
        </table:table-row>
        <table:table-row table:style-name="ro16">
          <table:table-cell office:value-type="float" office:value="1383" calcext:value-type="float">
            <text:p>1383</text:p>
          </table:table-cell>
          <table:table-cell office:value-type="string" calcext:value-type="string">
            <text:p>密</text:p>
          </table:table-cell>
          <table:table-cell office:value-type="string" calcext:value-type="string">
            <text:p>CLOSE</text:p>
            <text:p/>
            <text:p>SECRET</text:p>
          </table:table-cell>
          <table:table-cell office:value-type="string" calcext:value-type="string">
            <text:p>ミツ</text:p>
          </table:table-cell>
          <table:table-cell table:style-name="ce10"/>
          <table:table-cell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office:value-type="string" calcext:value-type="string">
            <text:p>dense, tight</text:p>
          </table:table-cell>
          <table:table-cell table:number-columns-repeated="1017"/>
        </table:table-row>
        <table:table-row table:style-name="ro16">
          <table:table-cell office:value-type="float" office:value="1384" calcext:value-type="float">
            <text:p>1384</text:p>
          </table:table-cell>
          <table:table-cell office:value-type="string" calcext:value-type="string">
            <text:p>秘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ひ(める)</text:p>
          </table:table-cell>
          <table:table-cell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number-columns-repeated="1018"/>
        </table:table-row>
        <table:table-row table:style-name="ro29">
          <table:table-cell office:value-type="float" office:value="1385" calcext:value-type="float">
            <text:p>1385</text:p>
          </table:table-cell>
          <table:table-cell office:value-type="string" calcext:value-type="string">
            <text:p>欧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オウ</text:p>
          </table:table-cell>
          <table:table-cell table:style-name="ce10"/>
          <table:table-cell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number-columns-repeated="1018"/>
        </table:table-row>
        <table:table-row table:style-name="ro9">
          <table:table-cell office:value-type="float" office:value="1386" calcext:value-type="float">
            <text:p>1386</text:p>
          </table:table-cell>
          <table:table-cell office:value-type="string" calcext:value-type="string">
            <text:p>枢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スウ</text:p>
          </table:table-cell>
          <table:table-cell table:style-name="ce10"/>
          <table:table-cell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number-columns-repeated="1018"/>
        </table:table-row>
        <table:table-row table:style-name="ro32">
          <table:table-cell office:value-type="float" office:value="1387" calcext:value-type="float">
            <text:p>1387</text:p>
          </table:table-cell>
          <table:table-cell office:value-type="string" calcext:value-type="string">
            <text:p>殴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なぐ(る)</text:p>
          </table:table-cell>
          <table:table-cell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office:value-type="string" calcext:value-type="string">
            <text:p>trash sth.</text:p>
          </table:table-cell>
          <table:table-cell table:number-columns-repeated="1017"/>
        </table:table-row>
        <table:table-row table:style-name="ro39">
          <table:table-cell office:value-type="float" office:value="1388" calcext:value-type="float">
            <text:p>1388</text:p>
          </table:table-cell>
          <table:table-cell office:value-type="string" calcext:value-type="string">
            <text:p>駆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か(ける)</text:p>
            <text:p/>
            <text:p>か(る)</text:p>
          </table:table-cell>
          <table:table-cell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number-columns-repeated="1018"/>
        </table:table-row>
        <table:table-row table:style-name="ro68">
          <table:table-cell office:value-type="float" office:value="1389" calcext:value-type="float">
            <text:p>1389</text:p>
          </table:table-cell>
          <table:table-cell office:value-type="string" calcext:value-type="string">
            <text:p>馳</text:p>
          </table:table-cell>
          <table:table-cell office:value-type="string" calcext:value-type="string">
            <text:p>GALLOP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は(せる)</text:p>
          </table:table-cell>
          <table:table-cell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office:value-type="string" calcext:value-type="string">
            <text:p>run quickly</text:p>
          </table:table-cell>
          <table:table-cell table:number-columns-repeated="1017"/>
        </table:table-row>
        <table:table-row table:style-name="ro51">
          <table:table-cell office:value-type="float" office:value="1390" calcext:value-type="float">
            <text:p>1390</text:p>
          </table:table-cell>
          <table:table-cell office:value-type="string" calcext:value-type="string">
            <text:p>騒</text:p>
          </table:table-cell>
          <table:table-cell office:value-type="string" calcext:value-type="string">
            <text:p>CLAMOR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わ(ぐ)</text:p>
          </table:table-cell>
          <table:table-cell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number-columns-repeated="1018"/>
        </table:table-row>
        <table:table-row table:style-name="ro12">
          <table:table-cell office:value-type="float" office:value="1391" calcext:value-type="float">
            <text:p>1391</text:p>
          </table:table-cell>
          <table:table-cell office:value-type="string" calcext:value-type="string">
            <text:p>旭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キョク</text:p>
          </table:table-cell>
          <table:table-cell office:value-type="string" calcext:value-type="string">
            <text:p>あさひ</text:p>
          </table:table-cell>
          <table:table-cell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office:value-type="string" calcext:value-type="string">
            <text:p>morning sun</text:p>
          </table:table-cell>
          <table:table-cell table:number-columns-repeated="1017"/>
        </table:table-row>
        <table:table-row table:style-name="ro31">
          <table:table-cell office:value-type="float" office:value="1392" calcext:value-type="float">
            <text:p>1392</text:p>
          </table:table-cell>
          <table:table-cell office:value-type="string" calcext:value-type="string">
            <text:p>旦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タン</text:p>
            <text:p/>
            <text:p>ダン</text:p>
          </table:table-cell>
          <table:table-cell table:style-name="ce10"/>
          <table:table-cell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number-columns-repeated="1018"/>
        </table:table-row>
        <table:table-row table:style-name="ro7">
          <table:table-cell office:value-type="float" office:value="1393" calcext:value-type="float">
            <text:p>1393</text:p>
          </table:table-cell>
          <table:table-cell office:value-type="string" calcext:value-type="string">
            <text:p>但</text:p>
          </table:table-cell>
          <table:table-cell office:value-type="string" calcext:value-type="string">
            <text:p>PROVIDED THAT</text:p>
          </table:table-cell>
          <table:table-cell/>
          <table:table-cell office:value-type="string" calcext:value-type="string">
            <text:p>ただ(し)</text:p>
          </table:table-cell>
          <table:table-cell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office:value-type="string" calcext:value-type="string">
            <text:p>however</text:p>
          </table:table-cell>
          <table:table-cell table:number-columns-repeated="1017"/>
        </table:table-row>
        <table:table-row table:style-name="ro34">
          <table:table-cell office:value-type="float" office:value="1394" calcext:value-type="float">
            <text:p>1394</text:p>
          </table:table-cell>
          <table:table-cell office:value-type="string" calcext:value-type="string">
            <text:p>担</text:p>
          </table:table-cell>
          <table:table-cell office:value-type="string" calcext:value-type="string">
            <text:p>[BEAR ON] SHOULDER</text:p>
            <text:p/>
            <text:p>UNDERTAK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かつ(ぐ)</text:p>
            <text:p/>
            <text:p>にな(う)</text:p>
          </table:table-cell>
          <table:table-cell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number-columns-repeated="1018"/>
        </table:table-row>
        <table:table-row table:style-name="ro77">
          <table:table-cell office:value-type="float" office:value="1395" calcext:value-type="float">
            <text:p>1395</text:p>
          </table:table-cell>
          <table:table-cell office:value-type="string" calcext:value-type="string">
            <text:p>亘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わた(る)</text:p>
          </table:table-cell>
          <table:table-cell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number-columns-repeated="1018"/>
        </table:table-row>
        <table:table-row table:style-name="ro20">
          <table:table-cell office:value-type="float" office:value="1396" calcext:value-type="float">
            <text:p>1396</text:p>
          </table:table-cell>
          <table:table-cell office:value-type="string" calcext:value-type="string">
            <text:p>恒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office:value-type="string" calcext:value-type="string">
            <text:p>permanent</text:p>
          </table:table-cell>
          <table:table-cell table:number-columns-repeated="1017"/>
        </table:table-row>
        <table:table-row table:style-name="ro17">
          <table:table-cell office:value-type="float" office:value="1397" calcext:value-type="float">
            <text:p>1397</text:p>
          </table:table-cell>
          <table:table-cell office:value-type="string" calcext:value-type="string">
            <text:p>垣</text:p>
          </table:table-cell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かき</text:p>
          </table:table-cell>
          <table:table-cell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office:value-type="string" calcext:value-type="string">
            <text:p>wall</text:p>
          </table:table-cell>
          <table:table-cell table:number-columns-repeated="1017"/>
        </table:table-row>
        <table:table-row table:style-name="ro30">
          <table:table-cell office:value-type="float" office:value="1398" calcext:value-type="float">
            <text:p>1398</text:p>
          </table:table-cell>
          <table:table-cell office:value-type="string" calcext:value-type="string">
            <text:p>宣</text:p>
          </table:table-cell>
          <table:table-cell office:value-type="string" calcext:value-type="string">
            <text:p>PROCLAIM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number-columns-repeated="1018"/>
        </table:table-row>
        <table:table-row table:style-name="ro9">
          <table:table-cell office:value-type="float" office:value="1399" calcext:value-type="float">
            <text:p>1399</text:p>
          </table:table-cell>
          <table:table-cell office:value-type="string" calcext:value-type="string">
            <text:p>喧</text:p>
          </table:table-cell>
          <table:table-cell office:value-type="string" calcext:value-type="string">
            <text:p>CLAMOROUS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やかま(しい)</text:p>
            <text:p/>
            <text:p>かまびす(しい)*</text:p>
          </table:table-cell>
          <table:table-cell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number-columns-repeated="1018"/>
        </table:table-row>
        <table:table-row table:style-name="ro6">
          <table:table-cell office:value-type="float" office:value="1400" calcext:value-type="float">
            <text:p>1400</text:p>
          </table:table-cell>
          <table:table-cell office:value-type="string" calcext:value-type="string">
            <text:p>嘩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number-columns-repeated="1018"/>
        </table:table-row>
        <table:table-row table:style-name="ro6">
          <table:table-cell office:value-type="float" office:value="1401" calcext:value-type="float">
            <text:p>1401</text:p>
          </table:table-cell>
          <table:table-cell office:value-type="string" calcext:value-type="string">
            <text:p>唾</text:p>
          </table:table-cell>
          <table:table-cell office:value-type="string" calcext:value-type="string">
            <text:p>SALIVA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つば</text:p>
            <text:p/>
            <text:p>つばき</text:p>
          </table:table-cell>
          <table:table-cell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number-columns-repeated="1018"/>
        </table:table-row>
        <table:table-row table:style-name="ro6">
          <table:table-cell office:value-type="float" office:value="1402" calcext:value-type="float">
            <text:p>1402</text:p>
          </table:table-cell>
          <table:table-cell office:value-type="string" calcext:value-type="string">
            <text:p>壷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つぼ</text:p>
          </table:table-cell>
          <table:table-cell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office:value-type="string" calcext:value-type="string">
            <text:p>pot</text:p>
          </table:table-cell>
          <table:table-cell table:number-columns-repeated="1017"/>
        </table:table-row>
        <table:table-row table:style-name="ro15">
          <table:table-cell office:value-type="float" office:value="1403" calcext:value-type="float">
            <text:p>1403</text:p>
          </table:table-cell>
          <table:table-cell office:value-type="string" calcext:value-type="string">
            <text:p>坪</text:p>
          </table:table-cell>
          <table:table-cell office:value-type="string" calcext:value-type="string">
            <text:p>~3.3 m² UNIT</text:p>
          </table:table-cell>
          <table:table-cell/>
          <table:table-cell office:value-type="string" calcext:value-type="string">
            <text:p>つぼ</text:p>
          </table:table-cell>
          <table:table-cell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number-columns-repeated="1018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畔</text:p>
          </table:table-cell>
          <table:table-cell office:value-type="string" calcext:value-type="string">
            <text:p>WATERSIDE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number-columns-repeated="1018"/>
        </table:table-row>
        <table:table-row table:style-name="ro47">
          <table:table-cell office:value-type="float" office:value="1405" calcext:value-type="float">
            <text:p>1405</text:p>
          </table:table-cell>
          <table:table-cell office:value-type="string" calcext:value-type="string">
            <text:p>衆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シュウ</text:p>
            <text:p/>
            <text:p>シュ</text:p>
          </table:table-cell>
          <table:table-cell table:style-name="ce10"/>
          <table:table-cell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number-columns-repeated="1018"/>
        </table:table-row>
        <table:table-row table:style-name="ro38">
          <table:table-cell office:value-type="float" office:value="1406" calcext:value-type="float">
            <text:p>1406</text:p>
          </table:table-cell>
          <table:table-cell office:value-type="string" calcext:value-type="string">
            <text:p>伊</text:p>
          </table:table-cell>
          <table:table-cell office:value-type="string" calcext:value-type="string">
            <text:p>PHONETIC [I]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office:value-type="string" calcext:value-type="string">
            <text:p>etym.: 3rd p. pronoun / determiner</text:p>
          </table:table-cell>
          <table:table-cell table:number-columns-repeated="1017"/>
        </table:table-row>
        <table:table-row table:style-name="ro11">
          <table:table-cell office:value-type="float" office:value="1407" calcext:value-type="float">
            <text:p>140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RULER</text:p>
            <text:p/>
            <text:p>FAMILIAR TITLE</text:p>
            <text:p/>
            <text:p>YOU</text:p>
          </table:table-cell>
          <table:table-cell office:value-type="string" calcext:value-type="string">
            <text:p>クン</text:p>
          </table:table-cell>
          <table:table-cell office:value-type="string" calcext:value-type="string">
            <text:p>きみ</text:p>
            <text:p/>
            <text:p>-ぎみ</text:p>
          </table:table-cell>
          <table:table-cell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number-columns-repeated="1018"/>
        </table:table-row>
        <table:table-row table:style-name="ro28">
          <table:table-cell office:value-type="float" office:value="1408" calcext:value-type="float">
            <text:p>1408</text:p>
          </table:table-cell>
          <table:table-cell office:value-type="string" calcext:value-type="string">
            <text:p>群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グン</text:p>
          </table:table-cell>
          <table:table-cell office:value-type="string" calcext:value-type="string">
            <text:p>む(れ)</text:p>
            <text:p/>
            <text:p>む(れる)</text:p>
            <text:p/>
            <text:p>むら</text:p>
            <text:p/>
            <text:p>むら(がる)</text:p>
          </table:table-cell>
          <table:table-cell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office:value-type="string" calcext:value-type="string">
            <text:p>crowd, flock</text:p>
          </table:table-cell>
          <table:table-cell table:number-columns-repeated="1017"/>
        </table:table-row>
        <table:table-row table:style-name="ro9">
          <table:table-cell office:value-type="float" office:value="1409" calcext:value-type="float">
            <text:p>1409</text:p>
          </table:table-cell>
          <table:table-cell office:value-type="string" calcext:value-type="string">
            <text:p>郡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グン</text:p>
          </table:table-cell>
          <table:table-cell office:value-type="string" calcext:value-type="string">
            <text:p>こおり*</text:p>
          </table:table-cell>
          <table:table-cell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number-columns-repeated="1018"/>
        </table:table-row>
        <table:table-row table:style-name="ro12">
          <table:table-cell office:value-type="float" office:value="1410" calcext:value-type="float">
            <text:p>1410</text:p>
          </table:table-cell>
          <table:table-cell office:value-type="string" calcext:value-type="string">
            <text:p>那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ナ</text:p>
          </table:table-cell>
          <table:table-cell table:style-name="ce10"/>
          <table:table-cell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office:value-type="string" calcext:value-type="string">
            <text:p>etym.: a city name;that, those</text:p>
          </table:table-cell>
          <table:table-cell table:number-columns-repeated="1017"/>
        </table:table-row>
        <table:table-row table:style-name="ro23">
          <table:table-cell office:value-type="float" office:value="1411" calcext:value-type="float">
            <text:p>1411</text:p>
          </table:table-cell>
          <table:table-cell office:value-type="string" calcext:value-type="string">
            <text:p>邦</text:p>
          </table:table-cell>
          <table:table-cell office:value-type="string" calcext:value-type="string">
            <text:p>STATE</text:p>
            <text:p/>
            <text:p>JAPAN</text:p>
          </table:table-cell>
          <table:table-cell office:value-type="string" calcext:value-type="string">
            <text:p>ホウ</text:p>
          </table:table-cell>
          <table:table-cell table:style-name="ce10"/>
          <table:table-cell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number-columns-repeated="1018"/>
        </table:table-row>
        <table:table-row table:style-name="ro7">
          <table:table-cell office:value-type="float" office:value="1412" calcext:value-type="float">
            <text:p>1412</text:p>
          </table:table-cell>
          <table:table-cell office:value-type="string" calcext:value-type="string">
            <text:p>郊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number-columns-repeated="1018"/>
        </table:table-row>
        <table:table-row table:style-name="ro40">
          <table:table-cell office:value-type="float" office:value="1413" calcext:value-type="float">
            <text:p>1413</text:p>
          </table:table-cell>
          <table:table-cell office:value-type="string" calcext:value-type="string">
            <text:p>効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number-columns-repeated="1018"/>
        </table:table-row>
        <table:table-row table:style-name="ro26">
          <table:table-cell office:value-type="float" office:value="1414" calcext:value-type="float">
            <text:p>1414</text:p>
          </table:table-cell>
          <table:table-cell office:value-type="string" calcext:value-type="string">
            <text:p>絞</text:p>
          </table:table-cell>
          <table:table-cell office:value-type="string" calcext:value-type="string">
            <text:p>STRANGLE</text:p>
            <text:p/>
            <text:p>WRING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しぼ(る)</text:p>
            <text:p/>
            <text:p>し(める)</text:p>
            <text:p/>
            <text:p>し(まる)</text:p>
          </table:table-cell>
          <table:table-cell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number-columns-repeated="1018"/>
        </table:table-row>
        <table:table-row table:style-name="ro9">
          <table:table-cell office:value-type="float" office:value="1415" calcext:value-type="float">
            <text:p>1415</text:p>
          </table:table-cell>
          <table:table-cell office:value-type="string" calcext:value-type="string">
            <text:p>搾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しぼ(る)</text:p>
          </table:table-cell>
          <table:table-cell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office:value-type="string" calcext:value-type="string">
            <text:p>extract</text:p>
          </table:table-cell>
          <table:table-cell table:number-columns-repeated="1017"/>
        </table:table-row>
        <table:table-row table:style-name="ro40">
          <table:table-cell office:value-type="float" office:value="1416" calcext:value-type="float">
            <text:p>1416</text:p>
          </table:table-cell>
          <table:table-cell office:value-type="string" calcext:value-type="string">
            <text:p>紋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モン</text:p>
          </table:table-cell>
          <table:table-cell table:style-name="ce10"/>
          <table:table-cell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number-columns-repeated="1018"/>
        </table:table-row>
        <table:table-row table:style-name="ro66">
          <table:table-cell office:value-type="float" office:value="1417" calcext:value-type="float">
            <text:p>1417</text:p>
          </table:table-cell>
          <table:table-cell office:value-type="string" calcext:value-type="string">
            <text:p>菊</text:p>
          </table:table-cell>
          <table:table-cell office:value-type="string" calcext:value-type="string">
            <text:p>CHRYSANTHEMUM</text:p>
          </table:table-cell>
          <table:table-cell office:value-type="string" calcext:value-type="string">
            <text:p>キク</text:p>
          </table:table-cell>
          <table:table-cell table:style-name="ce10"/>
          <table:table-cell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number-columns-repeated="1018"/>
        </table:table-row>
        <table:table-row table:style-name="ro59">
          <table:table-cell office:value-type="float" office:value="1418" calcext:value-type="float">
            <text:p>1418</text:p>
          </table:table-cell>
          <table:table-cell office:value-type="string" calcext:value-type="string">
            <text:p>帝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number-columns-repeated="1018"/>
        </table:table-row>
        <table:table-row table:style-name="ro36">
          <table:table-cell office:value-type="float" office:value="1419" calcext:value-type="float">
            <text:p>1419</text:p>
          </table:table-cell>
          <table:table-cell office:value-type="string" calcext:value-type="string">
            <text:p>締</text:p>
          </table:table-cell>
          <table:table-cell office:value-type="string" calcext:value-type="string">
            <text:p>CONCLUDE</text:p>
            <text:p/>
            <text:p>TIGHTEN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し(まる)</text:p>
            <text:p/>
            <text:p>し(まり)</text:p>
            <text:p/>
            <text:p>し(める)</text:p>
            <text:p/>
            <text:p>-し(め)</text:p>
            <text:p/>
            <text:p>-じ(め)</text:p>
          </table:table-cell>
          <table:table-cell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office:value-type="string" calcext:value-type="string">
            <text:p>contract</text:p>
          </table:table-cell>
          <table:table-cell table:number-columns-repeated="1017"/>
        </table:table-row>
        <table:table-row table:style-name="ro60">
          <table:table-cell office:value-type="float" office:value="1420" calcext:value-type="float">
            <text:p>1420</text:p>
          </table:table-cell>
          <table:table-cell office:value-type="string" calcext:value-type="string">
            <text:p>諦</text:p>
          </table:table-cell>
          <table:table-cell office:value-type="string" calcext:value-type="string">
            <text:p>GIVE UP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あきら(める)</text:p>
          </table:table-cell>
          <table:table-cell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number-columns-repeated="1018"/>
        </table:table-row>
        <table:table-row table:style-name="ro24">
          <table:table-cell office:value-type="float" office:value="1421" calcext:value-type="float">
            <text:p>1421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キョウ</text:p>
          </table:table-cell>
          <table:table-cell table:style-name="ce10"/>
          <table:table-cell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office:value-type="string" calcext:value-type="string">
            <text:p>receive</text:p>
          </table:table-cell>
          <table:table-cell table:number-columns-repeated="1017"/>
        </table:table-row>
        <table:table-row table:style-name="ro24">
          <table:table-cell office:value-type="float" office:value="1422" calcext:value-type="float">
            <text:p>1422</text:p>
          </table:table-cell>
          <table:table-cell office:value-type="string" calcext:value-type="string">
            <text:p>郭</text:p>
          </table:table-cell>
          <table:table-cell office:value-type="string" calcext:value-type="string">
            <text:p>OUTER ENCLOSURE</text:p>
          </table:table-cell>
          <table:table-cell office:value-type="string" calcext:value-type="string">
            <text:p>カク</text:p>
          </table:table-cell>
          <table:table-cell table:style-name="ce10"/>
          <table:table-cell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number-columns-repeated="1018"/>
        </table:table-row>
        <table:table-row table:style-name="ro41">
          <table:table-cell office:value-type="float" office:value="1423" calcext:value-type="float">
            <text:p>1423</text:p>
          </table:table-cell>
          <table:table-cell office:value-type="string" calcext:value-type="string">
            <text:p>亭</text:p>
          </table:table-cell>
          <table:table-cell office:value-type="string" calcext:value-type="string">
            <text:p>INN</text:p>
            <text:p/>
            <text:p>PSEUDONYM SUFFIX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office:value-type="string" calcext:value-type="string">
            <text:p>restaurant</text:p>
          </table:table-cell>
          <table:table-cell table:number-columns-repeated="1017"/>
        </table:table-row>
        <table:table-row table:style-name="ro32">
          <table:table-cell office:value-type="float" office:value="1424" calcext:value-type="float">
            <text:p>1424</text:p>
          </table:table-cell>
          <table:table-cell office:value-type="string" calcext:value-type="string">
            <text:p>停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と(める)*</text:p>
            <text:p/>
            <text:p>と(まる)*</text:p>
          </table:table-cell>
          <table:table-cell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number-columns-repeated="1018"/>
        </table:table-row>
        <table:table-row table:style-name="ro15">
          <table:table-cell office:value-type="float" office:value="1425" calcext:value-type="float">
            <text:p>1425</text:p>
          </table:table-cell>
          <table:table-cell office:value-type="string" calcext:value-type="string">
            <text:p>昆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コン</text:p>
          </table:table-cell>
          <table:table-cell table:style-name="ce10"/>
          <table:table-cell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number-columns-repeated="1018"/>
        </table:table-row>
        <table:table-row table:style-name="ro26">
          <table:table-cell office:value-type="float" office:value="1426" calcext:value-type="float">
            <text:p>1426</text:p>
          </table:table-cell>
          <table:table-cell office:value-type="string" calcext:value-type="string">
            <text:p>混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ま(ざる)</text:p>
            <text:p/>
            <text:p>ま(じる)</text:p>
            <text:p/>
            <text:p>-ま(じり)</text:p>
            <text:p/>
            <text:p>ま(ぜる)</text:p>
            <text:p/>
            <text:p>こ(む)</text:p>
          </table:table-cell>
          <table:table-cell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office:value-type="string" calcext:value-type="string">
            <text:p>…ed up</text:p>
          </table:table-cell>
          <table:table-cell table:number-columns-repeated="1017"/>
        </table:table-row>
        <table:table-row table:style-name="ro28">
          <table:table-cell office:value-type="float" office:value="1427" calcext:value-type="float">
            <text:p>1427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みな</text:p>
            <text:p/>
            <text:p>みんな*</text:p>
          </table:table-cell>
          <table:table-cell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office:value-type="string" calcext:value-type="string">
            <text:p>everything, everyone</text:p>
          </table:table-cell>
          <table:table-cell table:number-columns-repeated="1017"/>
        </table:table-row>
        <table:table-row table:style-name="ro60">
          <table:table-cell office:value-type="float" office:value="1428" calcext:value-type="float">
            <text:p>1428</text:p>
          </table:table-cell>
          <table:table-cell office:value-type="string" calcext:value-type="string">
            <text:p>楷</text:p>
          </table:table-cell>
          <table:table-cell office:value-type="string" calcext:value-type="string">
            <text:p>BLOCK CHARACTER STYLE</text:p>
          </table:table-cell>
          <table:table-cell office:value-type="string" calcext:value-type="string">
            <text:p>カイ</text:p>
          </table:table-cell>
          <table:table-cell table:style-name="ce10"/>
          <table:table-cell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number-columns-repeated="1018"/>
        </table:table-row>
        <table:table-row table:style-name="ro12">
          <table:table-cell office:value-type="float" office:value="1429" calcext:value-type="float">
            <text:p>1429</text:p>
          </table:table-cell>
          <table:table-cell office:value-type="string" calcext:value-type="string">
            <text:p>諧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カイ</text:p>
          </table:table-cell>
          <table:table-cell table:style-name="ce10"/>
          <table:table-cell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number-columns-repeated="1018"/>
        </table:table-row>
        <table:table-row table:style-name="ro16">
          <table:table-cell office:value-type="float" office:value="1430" calcext:value-type="float">
            <text:p>1430</text:p>
          </table:table-cell>
          <table:table-cell office:value-type="string" calcext:value-type="string">
            <text:p>階</text:p>
          </table:table-cell>
          <table:table-cell office:value-type="string" calcext:value-type="string">
            <text:p>FLOOR</text:p>
            <text:p/>
            <text:p>RANK</text:p>
          </table:table-cell>
          <table:table-cell office:value-type="string" calcext:value-type="string">
            <text:p>カイ</text:p>
          </table:table-cell>
          <table:table-cell table:style-name="ce10"/>
          <table:table-cell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office:value-type="string" calcext:value-type="string">
            <text:p>story ・ class</text:p>
          </table:table-cell>
          <table:table-cell table:number-columns-repeated="1017"/>
        </table:table-row>
        <table:table-row table:style-name="ro58">
          <table:table-cell office:value-type="float" office:value="1431" calcext:value-type="float">
            <text:p>1431</text:p>
          </table:table-cell>
          <table:table-cell office:value-type="string" calcext:value-type="string">
            <text:p>陛</text:p>
          </table:table-cell>
          <table:table-cell office:value-type="string" calcext:value-type="string">
            <text:p>IMPERIAL PALACE STEPS</text:p>
          </table:table-cell>
          <table:table-cell office:value-type="string" calcext:value-type="string">
            <text:p>ヘイ</text:p>
          </table:table-cell>
          <table:table-cell table:style-name="ce10"/>
          <table:table-cell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number-columns-repeated="1018"/>
        </table:table-row>
        <table:table-row table:style-name="ro6">
          <table:table-cell office:value-type="float" office:value="1432" calcext:value-type="float">
            <text:p>1432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リク</text:p>
          </table:table-cell>
          <table:table-cell table:style-name="ce10"/>
          <table:table-cell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number-columns-repeated="1018"/>
        </table:table-row>
        <table:table-row table:style-name="ro38">
          <table:table-cell office:value-type="float" office:value="1433" calcext:value-type="float">
            <text:p>1433</text:p>
          </table:table-cell>
          <table:table-cell office:value-type="string" calcext:value-type="string">
            <text:p>睦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むつ(まじい)*</text:p>
            <text:p/>
            <text:p>むつ(む)*</text:p>
          </table:table-cell>
          <table:table-cell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office:value-type="string" calcext:value-type="string">
            <text:p>intimate</text:p>
          </table:table-cell>
          <table:table-cell table:number-columns-repeated="1017"/>
        </table:table-row>
        <table:table-row table:style-name="ro51">
          <table:table-cell office:value-type="float" office:value="1434" calcext:value-type="float">
            <text:p>1434</text:p>
          </table:table-cell>
          <table:table-cell office:value-type="string" calcext:value-type="string">
            <text:p>勢</text:p>
          </table:table-cell>
          <table:table-cell office:value-type="string" calcext:value-type="string">
            <text:p>POWER</text:p>
            <text:p/>
            <text:p>CONDITION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いきお(い)</text:p>
          </table:table-cell>
          <table:table-cell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office:value-type="string" calcext:value-type="string">
            <text:p>force ・ trend</text:p>
          </table:table-cell>
          <table:table-cell table:number-columns-repeated="1017"/>
        </table:table-row>
        <table:table-row table:style-name="ro26">
          <table:table-cell office:value-type="float" office:value="1435" calcext:value-type="float">
            <text:p>1435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ネツ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office:value-type="string" calcext:value-type="string">
            <text:p>hot</text:p>
          </table:table-cell>
          <table:table-cell table:number-columns-repeated="1017"/>
        </table:table-row>
        <table:table-row table:style-name="ro34">
          <table:table-cell office:value-type="float" office:value="1436" calcext:value-type="float">
            <text:p>1436</text:p>
          </table:table-cell>
          <table:table-cell office:value-type="string" calcext:value-type="string">
            <text:p>熟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ジュク</text:p>
          </table:table-cell>
          <table:table-cell office:value-type="string" calcext:value-type="string">
            <text:p>う(れる)</text:p>
          </table:table-cell>
          <table:table-cell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office:value-type="string" calcext:value-type="string">
            <text:p>ripe</text:p>
          </table:table-cell>
          <table:table-cell table:number-columns-repeated="1017"/>
        </table:table-row>
        <table:table-row table:style-name="ro37">
          <table:table-cell office:value-type="float" office:value="1437" calcext:value-type="float">
            <text:p>1437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PRIVATE SCHOOL</text:p>
          </table:table-cell>
          <table:table-cell office:value-type="string" calcext:value-type="string">
            <text:p>ジュク</text:p>
          </table:table-cell>
          <table:table-cell table:style-name="ce10"/>
          <table:table-cell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number-columns-repeated="1018"/>
        </table:table-row>
        <table:table-row table:style-name="ro4">
          <table:table-cell office:value-type="float" office:value="1438" calcext:value-type="float">
            <text:p>1438</text:p>
          </table:table-cell>
          <table:table-cell office:value-type="string" calcext:value-type="string">
            <text:p>陵</text:p>
          </table:table-cell>
          <table:table-cell office:value-type="string" calcext:value-type="string">
            <text:p>IMPERIAL MAUSOLEUM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みささぎ</text:p>
          </table:table-cell>
          <table:table-cell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office:value-type="string" calcext:value-type="string">
            <text:p>hill</text:p>
          </table:table-cell>
          <table:table-cell table:number-columns-repeated="1017"/>
        </table:table-row>
        <table:table-row table:style-name="ro43">
          <table:table-cell office:value-type="float" office:value="1439" calcext:value-type="float">
            <text:p>1439</text:p>
          </table:table-cell>
          <table:table-cell office:value-type="string" calcext:value-type="string">
            <text:p>菱</text:p>
          </table:table-cell>
          <table:table-cell office:value-type="string" calcext:value-type="string">
            <text:p>RHOMBUS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ひし</text:p>
          </table:table-cell>
          <table:table-cell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number-columns-repeated="1018"/>
        </table:table-row>
        <table:table-row table:style-name="ro9">
          <table:table-cell office:value-type="float" office:value="1440" calcext:value-type="float">
            <text:p>1440</text:p>
          </table:table-cell>
          <table:table-cell office:value-type="string" calcext:value-type="string">
            <text:p>俊</text:p>
          </table:table-cell>
          <table:table-cell office:value-type="string" calcext:value-type="string">
            <text:p>BRILLIANT PERSON</text:p>
          </table:table-cell>
          <table:table-cell office:value-type="string" calcext:value-type="string">
            <text:p>シュン</text:p>
          </table:table-cell>
          <table:table-cell table:style-name="ce10"/>
          <table:table-cell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number-columns-repeated="1018"/>
        </table:table-row>
        <table:table-row table:style-name="ro11">
          <table:table-cell office:value-type="float" office:value="1441" calcext:value-type="float">
            <text:p>1441</text:p>
          </table:table-cell>
          <table:table-cell office:value-type="string" calcext:value-type="string">
            <text:p>唆</text:p>
          </table:table-cell>
          <table:table-cell office:value-type="string" calcext:value-type="string">
            <text:p>INSTIGATE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そそのか(す)</text:p>
          </table:table-cell>
          <table:table-cell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number-columns-repeated="1018"/>
        </table:table-row>
        <table:table-row table:style-name="ro12">
          <table:table-cell office:value-type="float" office:value="1442" calcext:value-type="float">
            <text:p>1442</text:p>
          </table:table-cell>
          <table:table-cell office:value-type="string" calcext:value-type="string">
            <text:p>筈</text:p>
          </table:table-cell>
          <table:table-cell office:value-type="string" calcext:value-type="string">
            <text:p>TO BE EXPECTED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はず</text:p>
          </table:table-cell>
          <table:table-cell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number-columns-repeated="1018"/>
        </table:table-row>
        <table:table-row table:style-name="ro6">
          <table:table-cell office:value-type="float" office:value="1443" calcext:value-type="float">
            <text:p>1443</text:p>
          </table:table-cell>
          <table:table-cell office:value-type="string" calcext:value-type="string">
            <text:p>箸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チョ*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number-columns-repeated="1018"/>
        </table:table-row>
        <table:table-row table:style-name="ro29">
          <table:table-cell office:value-type="float" office:value="1444" calcext:value-type="float">
            <text:p>1444</text:p>
          </table:table-cell>
          <table:table-cell office:value-type="string" calcext:value-type="string">
            <text:p>暑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office:value-type="string" calcext:value-type="string">
            <text:p>summer heat</text:p>
          </table:table-cell>
          <table:table-cell table:number-columns-repeated="1017"/>
        </table:table-row>
        <table:table-row table:style-name="ro29">
          <table:table-cell office:value-type="float" office:value="1445" calcext:value-type="float">
            <text:p>1445</text:p>
          </table:table-cell>
          <table:table-cell office:value-type="string" calcext:value-type="string">
            <text:p>署</text:p>
          </table:table-cell>
          <table:table-cell office:value-type="string" calcext:value-type="string">
            <text:p>GOVERNMENT OFFICE</text:p>
            <text:p/>
            <text:p>SIGN ONE'S NAME</text:p>
          </table:table-cell>
          <table:table-cell office:value-type="string" calcext:value-type="string">
            <text:p>ショ</text:p>
          </table:table-cell>
          <table:table-cell table:style-name="ce10"/>
          <table:table-cell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number-columns-repeated="1018"/>
        </table:table-row>
        <table:table-row table:style-name="ro24">
          <table:table-cell office:value-type="float" office:value="1446" calcext:value-type="float">
            <text:p>1446</text:p>
          </table:table-cell>
          <table:table-cell office:value-type="string" calcext:value-type="string">
            <text:p>曙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ショ</text:p>
            <text:p/>
            <text:p>ジョ</text:p>
          </table:table-cell>
          <table:table-cell office:value-type="string" calcext:value-type="string">
            <text:p>あけぼの</text:p>
          </table:table-cell>
          <table:table-cell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number-columns-repeated="1018"/>
        </table:table-row>
        <table:table-row table:style-name="ro32">
          <table:table-cell office:value-type="float" office:value="1447" calcext:value-type="float">
            <text:p>1447</text:p>
          </table:table-cell>
          <table:table-cell office:value-type="string" calcext:value-type="string">
            <text:p>賭</text:p>
          </table:table-cell>
          <table:table-cell office:value-type="string" calcext:value-type="string">
            <text:p>WAGER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か(ける)</text:p>
          </table:table-cell>
          <table:table-cell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number-columns-repeated="1018"/>
        </table:table-row>
        <table:table-row table:style-name="ro23">
          <table:table-cell office:value-type="float" office:value="1448" calcext:value-type="float">
            <text:p>1448</text:p>
          </table:table-cell>
          <table:table-cell office:value-type="string" calcext:value-type="string">
            <text:p>諸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もろ*</text:p>
          </table:table-cell>
          <table:table-cell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office:value-type="string" calcext:value-type="string">
            <text:p>all kinds of</text:p>
          </table:table-cell>
          <table:table-cell table:number-columns-repeated="1017"/>
        </table:table-row>
        <table:table-row table:style-name="ro31">
          <table:table-cell office:value-type="float" office:value="1449" calcext:value-type="float">
            <text:p>1449</text:p>
          </table:table-cell>
          <table:table-cell office:value-type="string" calcext:value-type="string">
            <text:p>儲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もう(ける)</text:p>
            <text:p/>
            <text:p>もう(かる)</text:p>
            <text:p/>
            <text:p>もうけ</text:p>
          </table:table-cell>
          <table:table-cell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number-columns-repeated="1018"/>
        </table:table-row>
        <table:table-row table:style-name="ro20">
          <table:table-cell office:value-type="float" office:value="1450" calcext:value-type="float">
            <text:p>1450</text:p>
          </table:table-cell>
          <table:table-cell office:value-type="string" calcext:value-type="string">
            <text:p>緒</text:p>
          </table:table-cell>
          <table:table-cell office:value-type="string" calcext:value-type="string">
            <text:p>OUTSET</text:p>
            <text:p/>
            <text:p>LINE</text:p>
          </table:table-cell>
          <table:table-cell office:value-type="string" calcext:value-type="string">
            <text:p>ショ</text:p>
            <text:p/>
            <text:p>チョ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office:value-type="string" calcext:value-type="string">
            <text:p>beginning ・ thread [of events</text:p>
          </table:table-cell>
          <table:table-cell table:number-columns-repeated="1017"/>
        </table:table-row>
        <table:table-row table:style-name="ro12">
          <table:table-cell office:value-type="float" office:value="1451" calcext:value-type="float">
            <text:p>1451</text:p>
          </table:table-cell>
          <table:table-cell office:value-type="string" calcext:value-type="string">
            <text:p>翁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オウ</text:p>
          </table:table-cell>
          <table:table-cell table:style-name="ce10"/>
          <table:table-cell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number-columns-repeated="1018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婆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ばあ</text:p>
          </table:table-cell>
          <table:table-cell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number-columns-repeated="1018"/>
        </table:table-row>
        <table:table-row table:style-name="ro23">
          <table:table-cell office:value-type="float" office:value="1453" calcext:value-type="float">
            <text:p>1453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office:value-type="string" calcext:value-type="string">
            <text:p>appearance; posture</text:p>
          </table:table-cell>
          <table:table-cell table:number-columns-repeated="1017"/>
        </table:table-row>
        <table:table-row table:style-name="ro24">
          <table:table-cell office:value-type="float" office:value="1454" calcext:value-type="float">
            <text:p>1454</text:p>
          </table:table-cell>
          <table:table-cell office:value-type="string" calcext:value-type="string">
            <text:p>恣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office:value-type="string" calcext:value-type="string">
            <text:p>self-indulgent</text:p>
          </table:table-cell>
          <table:table-cell table:number-columns-repeated="1017"/>
        </table:table-row>
        <table:table-row table:style-name="ro5">
          <table:table-cell office:value-type="float" office:value="1455" calcext:value-type="float">
            <text:p>1455</text:p>
          </table:table-cell>
          <table:table-cell office:value-type="string" calcext:value-type="string">
            <text:p>妄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モウ</text:p>
            <text:p/>
            <text:p>ボウ</text:p>
          </table:table-cell>
          <table:table-cell table:style-name="ce10"/>
          <table:table-cell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office:value-type="string" calcext:value-type="string">
            <text:p>outrageous</text:p>
          </table:table-cell>
          <table:table-cell table:number-columns-repeated="1017"/>
        </table:table-row>
        <table:table-row table:style-name="ro36">
          <table:table-cell office:value-type="float" office:value="1456" calcext:value-type="float">
            <text:p>1456</text:p>
          </table:table-cell>
          <table:table-cell office:value-type="string" calcext:value-type="string">
            <text:p>萎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な(える)</text:p>
            <text:p/>
            <text:p>しな(びる)</text:p>
            <text:p/>
            <text:p>しぼ(む)*</text:p>
            <text:p/>
            <text:p>しお(れる)*</text:p>
          </table:table-cell>
          <table:table-cell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office:value-type="string" calcext:value-type="string">
            <text:p>wither</text:p>
          </table:table-cell>
          <table:table-cell table:number-columns-repeated="1017"/>
        </table:table-row>
        <table:table-row table:style-name="ro23">
          <table:table-cell office:value-type="float" office:value="1457" calcext:value-type="float">
            <text:p>1457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number-columns-repeated="1018"/>
        </table:table-row>
        <table:table-row table:style-name="ro26">
          <table:table-cell office:value-type="float" office:value="1458" calcext:value-type="float">
            <text:p>1458</text:p>
          </table:table-cell>
          <table:table-cell office:value-type="string" calcext:value-type="string">
            <text:p>凄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すご(い)*</text:p>
            <text:p/>
            <text:p>すご(む)*</text:p>
            <text:p/>
            <text:p>すさ(まじい)*</text:p>
          </table:table-cell>
          <table:table-cell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office:value-type="string" calcext:value-type="string">
            <text:p>uncanny, terrible</text:p>
          </table:table-cell>
          <table:table-cell table:number-columns-repeated="1017"/>
        </table:table-row>
        <table:table-row table:style-name="ro10">
          <table:table-cell office:value-type="float" office:value="1459" calcext:value-type="float">
            <text:p>1459</text:p>
          </table:table-cell>
          <table:table-cell office:value-type="string" calcext:value-type="string">
            <text:p>章</text:p>
          </table:table-cell>
          <table:table-cell office:value-type="string" calcext:value-type="string">
            <text:p>CHAPTER</text:p>
            <text:p/>
            <text:p>BADGE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office:value-type="string" calcext:value-type="string">
            <text:p>writing</text:p>
          </table:table-cell>
          <table:table-cell table:number-columns-repeated="1017"/>
        </table:table-row>
        <table:table-row table:style-name="ro78">
          <table:table-cell office:value-type="float" office:value="1460" calcext:value-type="float">
            <text:p>1460</text:p>
          </table:table-cell>
          <table:table-cell office:value-type="string" calcext:value-type="string">
            <text:p>彰</text:p>
          </table:table-cell>
          <table:table-cell office:value-type="string" calcext:value-type="string">
            <text:p>PROCLAIM MERITS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number-columns-repeated="1018"/>
        </table:table-row>
        <table:table-row table:style-name="ro36">
          <table:table-cell office:value-type="float" office:value="1461" calcext:value-type="float">
            <text:p>1461</text:p>
          </table:table-cell>
          <table:table-cell office:value-type="string" calcext:value-type="string">
            <text:p>障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さわ(る)</text:p>
          </table:table-cell>
          <table:table-cell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number-columns-repeated="1018"/>
        </table:table-row>
        <table:table-row table:style-name="ro23">
          <table:table-cell office:value-type="float" office:value="1462" calcext:value-type="float">
            <text:p>1462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PUNGENT</text:p>
            <text:p/>
            <text:p>HARD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から(い)</text:p>
            <text:p/>
            <text:p>つら(い)*</text:p>
          </table:table-cell>
          <table:table-cell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office:value-type="string" calcext:value-type="string">
            <text:p>spicy ・ painful</text:p>
          </table:table-cell>
          <table:table-cell table:number-columns-repeated="1017"/>
        </table:table-row>
        <table:table-row table:style-name="ro60">
          <table:table-cell office:value-type="float" office:value="1463" calcext:value-type="float">
            <text:p>1463</text:p>
          </table:table-cell>
          <table:table-cell office:value-type="string" calcext:value-type="string">
            <text:p>宰</text:p>
          </table:table-cell>
          <table:table-cell office:value-type="string" calcext:value-type="string">
            <text:p>PRESIDE</text:p>
          </table:table-cell>
          <table:table-cell office:value-type="string" calcext:value-type="string">
            <text:p>サイ</text:p>
          </table:table-cell>
          <table:table-cell table:style-name="ce10"/>
          <table:table-cell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office:value-type="string" calcext:value-type="string">
            <text:p>manage</text:p>
          </table:table-cell>
          <table:table-cell table:number-columns-repeated="1017"/>
        </table:table-row>
        <table:table-row table:style-name="ro38">
          <table:table-cell office:value-type="float" office:value="1464" calcext:value-type="float">
            <text:p>1464</text:p>
          </table:table-cell>
          <table:table-cell office:value-type="string" calcext:value-type="string">
            <text:p>辣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ラツ</text:p>
          </table:table-cell>
          <table:table-cell table:style-name="ce10"/>
          <table:table-cell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office:value-type="string" calcext:value-type="string">
            <text:p>bitter</text:p>
          </table:table-cell>
          <table:table-cell table:number-columns-repeated="1017"/>
        </table:table-row>
        <table:table-row table:style-name="ro46">
          <table:table-cell office:value-type="float" office:value="1465" calcext:value-type="float">
            <text:p>1465</text:p>
          </table:table-cell>
          <table:table-cell office:value-type="string" calcext:value-type="string">
            <text:p>辞</text:p>
          </table:table-cell>
          <table:table-cell office:value-type="string" calcext:value-type="string">
            <text:p>WORD</text:p>
            <text:p/>
            <text:p>RESIGN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や(める)</text:p>
          </table:table-cell>
          <table:table-cell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office:value-type="string" calcext:value-type="string">
            <text:p>phrase</text:p>
          </table:table-cell>
          <table:table-cell table:number-columns-repeated="1017"/>
        </table:table-row>
        <table:table-row table:style-name="ro46">
          <table:table-cell office:value-type="float" office:value="1466" calcext:value-type="float">
            <text:p>1466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ヘキ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number-columns-repeated="1018"/>
        </table:table-row>
        <table:table-row table:style-name="ro58">
          <table:table-cell office:value-type="float" office:value="1467" calcext:value-type="float">
            <text:p>1467</text:p>
          </table:table-cell>
          <table:table-cell office:value-type="string" calcext:value-type="string">
            <text:p>璧</text:p>
          </table:table-cell>
          <table:table-cell office:value-type="string" calcext:value-type="string">
            <text:p>MAGNIFICENT JEWEL</text:p>
          </table:table-cell>
          <table:table-cell office:value-type="string" calcext:value-type="string">
            <text:p>ヘキ</text:p>
          </table:table-cell>
          <table:table-cell table:style-name="ce10"/>
          <table:table-cell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number-columns-repeated="1018"/>
        </table:table-row>
        <table:table-row table:style-name="ro28">
          <table:table-cell office:value-type="float" office:value="1468" calcext:value-type="float">
            <text:p>1468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ヘキ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office:value-type="string" calcext:value-type="string">
            <text:p>quirk</text:p>
          </table:table-cell>
          <table:table-cell table:number-columns-repeated="1017"/>
        </table:table-row>
        <table:table-row table:style-name="ro29">
          <table:table-cell office:value-type="float" office:value="1469" calcext:value-type="float">
            <text:p>1469</text:p>
          </table:table-cell>
          <table:table-cell office:value-type="string" calcext:value-type="string">
            <text:p>避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さ(ける)</text:p>
          </table:table-cell>
          <table:table-cell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number-columns-repeated="1018"/>
        </table:table-row>
        <table:table-row table:style-name="ro26">
          <table:table-cell office:value-type="float" office:value="1470" calcext:value-type="float">
            <text:p>1470</text:p>
          </table:table-cell>
          <table:table-cell office:value-type="string" calcext:value-type="string">
            <text:p>幸</text:p>
          </table:table-cell>
          <table:table-cell office:value-type="string" calcext:value-type="string">
            <text:p>GOOD FORTUNE</text:p>
            <text:p/>
            <text:p>HAPPINES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さいわ(い)</text:p>
            <text:p/>
            <text:p>さち</text:p>
            <text:p/>
            <text:p>しあわ(せ)</text:p>
          </table:table-cell>
          <table:table-cell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number-columns-repeated="1018"/>
        </table:table-row>
        <table:table-row table:style-name="ro11">
          <table:table-cell office:value-type="float" office:value="1471" calcext:value-type="float">
            <text:p>1471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CLOTHES</text:p>
            <text:p/>
            <text:p>SUBMIT</text:p>
          </table:table-cell>
          <table:table-cell office:value-type="string" calcext:value-type="string">
            <text:p>フク</text:p>
          </table:table-cell>
          <table:table-cell table:style-name="ce10"/>
          <table:table-cell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number-columns-repeated="1018"/>
        </table:table-row>
        <table:table-row table:style-name="ro40">
          <table:table-cell office:value-type="float" office:value="1472" calcext:value-type="float">
            <text:p>1472</text:p>
          </table:table-cell>
          <table:table-cell office:value-type="string" calcext:value-type="string">
            <text:p>報</text:p>
          </table:table-cell>
          <table:table-cell office:value-type="string" calcext:value-type="string">
            <text:p>REPORT</text:p>
            <text:p/>
            <text:p>REQUIT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むく(いる)</text:p>
            <text:p/>
            <text:p>むく(う)</text:p>
          </table:table-cell>
          <table:table-cell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number-columns-repeated="1018"/>
        </table:table-row>
        <table:table-row table:style-name="ro51">
          <table:table-cell office:value-type="float" office:value="1473" calcext:value-type="float">
            <text:p>1473</text:p>
          </table:table-cell>
          <table:table-cell office:value-type="string" calcext:value-type="string">
            <text:p>執</text:p>
          </table:table-cell>
          <table:table-cell office:value-type="string" calcext:value-type="string">
            <text:p>EXECUTE</text:p>
            <text:p/>
            <text:p>SEIZE</text:p>
          </table:table-cell>
          <table:table-cell office:value-type="string" calcext:value-type="string">
            <text:p>シツ</text:p>
            <text:p/>
            <text:p>シュウ</text:p>
          </table:table-cell>
          <table:table-cell office:value-type="string" calcext:value-type="string">
            <text:p>と(る)</text:p>
          </table:table-cell>
          <table:table-cell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office:value-type="string" calcext:value-type="string">
            <text:p>perform ・ hold fast to</text:p>
          </table:table-cell>
          <table:table-cell table:number-columns-repeated="1017"/>
        </table:table-row>
        <table:table-row table:style-name="ro14">
          <table:table-cell office:value-type="float" office:value="1474" calcext:value-type="float">
            <text:p>1474</text:p>
          </table:table-cell>
          <table:table-cell office:value-type="string" calcext:value-type="string">
            <text:p>摯</text:p>
          </table:table-cell>
          <table:table-cell office:value-type="string" calcext:value-type="string">
            <text:p>SINCERE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真摯な ・ しんしな ・ sincere, earnest</text:p>
          </table:table-cell>
          <table:table-cell table:number-columns-repeated="1018"/>
        </table:table-row>
        <table:table-row table:style-name="ro6">
          <table:table-cell office:value-type="float" office:value="1475" calcext:value-type="float">
            <text:p>147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ATTAIN</text:p>
            <text:p/>
            <text:p>PLURAL SUFFIX</text:p>
          </table:table-cell>
          <table:table-cell office:value-type="string" calcext:value-type="string">
            <text:p>タツ</text:p>
          </table:table-cell>
          <table:table-cell office:value-type="string" calcext:value-type="string">
            <text:p>-たち*</text:p>
          </table:table-cell>
          <table:table-cell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office:value-type="string" calcext:value-type="string">
            <text:p>reach; deliver</text:p>
          </table:table-cell>
          <table:table-cell table:number-columns-repeated="1017"/>
        </table:table-row>
        <table:table-row table:style-name="ro36">
          <table:table-cell office:value-type="float" office:value="1476" calcext:value-type="float">
            <text:p>1476</text:p>
          </table:table-cell>
          <table:table-cell office:value-type="string" calcext:value-type="string">
            <text:p>朗</text:p>
          </table:table-cell>
          <table:table-cell office:value-type="string" calcext:value-type="string">
            <text:p>CHEERFUL</text:p>
            <text:p/>
            <text:p>CLEAR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ほが(らか)</text:p>
          </table:table-cell>
          <table:table-cell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office:value-type="string" calcext:value-type="string">
            <text:p>bright</text:p>
          </table:table-cell>
          <table:table-cell table:number-columns-repeated="1017"/>
        </table:table-row>
        <table:table-row table:style-name="ro9">
          <table:table-cell office:value-type="float" office:value="1477" calcext:value-type="float">
            <text:p>1477</text:p>
          </table:table-cell>
          <table:table-cell office:value-type="string" calcext:value-type="string">
            <text:p>浪</text:p>
          </table:table-cell>
          <table:table-cell office:value-type="string" calcext:value-type="string">
            <text:p>BILLOW</text:p>
            <text:p/>
            <text:p>ROAM</text:p>
          </table:table-cell>
          <table:table-cell office:value-type="string" calcext:value-type="string">
            <text:p>ロウ</text:p>
          </table:table-cell>
          <table:table-cell table:style-name="ce10"/>
          <table:table-cell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office:value-type="string" calcext:value-type="string">
            <text:p>large wave ・ wander</text:p>
          </table:table-cell>
          <table:table-cell table:number-columns-repeated="1017"/>
        </table:table-row>
        <table:table-row table:style-name="ro9">
          <table:table-cell office:value-type="float" office:value="1478" calcext:value-type="float">
            <text:p>1478</text:p>
          </table:table-cell>
          <table:table-cell office:value-type="string" calcext:value-type="string">
            <text:p>呉</text:p>
          </table:table-cell>
          <table:table-cell office:value-type="string" calcext:value-type="string">
            <text:p>KINGDOM OF WU</text:p>
            <text:p/>
            <text:p>GIV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く(れる)</text:p>
          </table:table-cell>
          <table:table-cell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office:value-type="string" calcext:value-type="string">
            <text:p>do for (someone)</text:p>
          </table:table-cell>
          <table:table-cell table:number-columns-repeated="1017"/>
        </table:table-row>
        <table:table-row table:style-name="ro7">
          <table:table-cell office:value-type="float" office:value="1479" calcext:value-type="float">
            <text:p>1479</text:p>
          </table:table-cell>
          <table:table-cell office:value-type="string" calcext:value-type="string">
            <text:p>娯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ゴ</text:p>
          </table:table-cell>
          <table:table-cell table:style-name="ce10"/>
          <table:table-cell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number-columns-repeated="1018"/>
        </table:table-row>
        <table:table-row table:style-name="ro40">
          <table:table-cell office:value-type="float" office:value="1480" calcext:value-type="float">
            <text:p>1480</text:p>
          </table:table-cell>
          <table:table-cell office:value-type="string" calcext:value-type="string">
            <text:p>誤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(-)あやま(る)</text:p>
          </table:table-cell>
          <table:table-cell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number-columns-repeated="1018"/>
        </table:table-row>
        <table:table-row table:style-name="ro40">
          <table:table-cell office:value-type="float" office:value="1481" calcext:value-type="float">
            <text:p>1481</text:p>
          </table:table-cell>
          <table:table-cell office:value-type="string" calcext:value-type="string">
            <text:p>富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フ</text:p>
            <text:p/>
            <text:p>フウ</text:p>
          </table:table-cell>
          <table:table-cell office:value-type="string" calcext:value-type="string">
            <text:p>と(む)</text:p>
            <text:p/>
            <text:p>とみ</text:p>
          </table:table-cell>
          <table:table-cell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number-columns-repeated="1018"/>
        </table:table-row>
        <table:table-row table:style-name="ro9">
          <table:table-cell office:value-type="float" office:value="1482" calcext:value-type="float">
            <text:p>1482</text:p>
          </table:table-cell>
          <table:table-cell office:value-type="string" calcext:value-type="string">
            <text:p>副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フク</text:p>
          </table:table-cell>
          <table:table-cell table:style-name="ce10"/>
          <table:table-cell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office:value-type="string" calcext:value-type="string">
            <text:p>subordinate</text:p>
          </table:table-cell>
          <table:table-cell table:number-columns-repeated="1017"/>
        </table:table-row>
        <table:table-row table:style-name="ro29">
          <table:table-cell office:value-type="float" office:value="1483" calcext:value-type="float">
            <text:p>1483</text:p>
          </table:table-cell>
          <table:table-cell office:value-type="string" calcext:value-type="string">
            <text:p>幅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はば</text:p>
          </table:table-cell>
          <table:table-cell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office:value-type="string" calcext:value-type="string">
            <text:p>range</text:p>
          </table:table-cell>
          <table:table-cell table:number-columns-repeated="1017"/>
        </table:table-row>
        <table:table-row table:style-name="ro6">
          <table:table-cell office:value-type="float" office:value="1484" calcext:value-type="float">
            <text:p>1484</text:p>
          </table:table-cell>
          <table:table-cell office:value-type="string" calcext:value-type="string">
            <text:p>福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フク</text:p>
          </table:table-cell>
          <table:table-cell table:style-name="ce10"/>
          <table:table-cell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number-columns-repeated="1018"/>
        </table:table-row>
        <table:table-row table:style-name="ro12">
          <table:table-cell office:value-type="float" office:value="1485" calcext:value-type="float">
            <text:p>1485</text:p>
          </table:table-cell>
          <table:table-cell office:value-type="string" calcext:value-type="string">
            <text:p>祉</text:p>
          </table:table-cell>
          <table:table-cell office:value-type="string" calcext:value-type="string">
            <text:p>BLESSEDNESS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number-columns-repeated="1018"/>
        </table:table-row>
        <table:table-row table:style-name="ro6">
          <table:table-cell office:value-type="float" office:value="1486" calcext:value-type="float">
            <text:p>1486</text:p>
          </table:table-cell>
          <table:table-cell office:value-type="string" calcext:value-type="string">
            <text:p>禍</text:p>
          </table:table-cell>
          <table:table-cell office:value-type="string" calcext:value-type="string">
            <text:p>CALAMITY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number-columns-repeated="1018"/>
        </table:table-row>
        <table:table-row table:style-name="ro20">
          <table:table-cell office:value-type="float" office:value="1487" calcext:value-type="float">
            <text:p>1487</text:p>
          </table:table-cell>
          <table:table-cell office:value-type="string" calcext:value-type="string">
            <text:p>渦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ず</text:p>
          </table:table-cell>
          <table:table-cell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number-columns-repeated="1018"/>
        </table:table-row>
        <table:table-row table:style-name="ro19">
          <table:table-cell office:value-type="float" office:value="1488" calcext:value-type="float">
            <text:p>1488</text:p>
          </table:table-cell>
          <table:table-cell office:value-type="string" calcext:value-type="string">
            <text:p>鍋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カ*</text:p>
          </table:table-cell>
          <table:table-cell office:value-type="string" calcext:value-type="string">
            <text:p>なべ</text:p>
          </table:table-cell>
          <table:table-cell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office:value-type="string" calcext:value-type="string">
            <text:p>pan</text:p>
          </table:table-cell>
          <table:table-cell table:number-columns-repeated="1017"/>
        </table:table-row>
        <table:table-row table:style-name="ro77">
          <table:table-cell office:value-type="float" office:value="1489" calcext:value-type="float">
            <text:p>1489</text:p>
          </table:table-cell>
          <table:table-cell office:value-type="string" calcext:value-type="string">
            <text:p>蘭</text:p>
          </table:table-cell>
          <table:table-cell office:value-type="string" calcext:value-type="string">
            <text:p>ORCHID</text:p>
            <text:p/>
            <text:p>HOLLAND</text:p>
          </table:table-cell>
          <table:table-cell office:value-type="string" calcext:value-type="string">
            <text:p>ラン</text:p>
          </table:table-cell>
          <table:table-cell table:style-name="ce10"/>
          <table:table-cell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number-columns-repeated="1018"/>
        </table:table-row>
        <table:table-row table:style-name="ro6">
          <table:table-cell office:value-type="float" office:value="1490" calcext:value-type="float">
            <text:p>1490</text:p>
          </table:table-cell>
          <table:table-cell office:value-type="string" calcext:value-type="string">
            <text:p>欄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ラン</text:p>
          </table:table-cell>
          <table:table-cell table:style-name="ce10"/>
          <table:table-cell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number-columns-repeated="1018"/>
        </table:table-row>
        <table:table-row table:style-name="ro51">
          <table:table-cell office:value-type="float" office:value="1491" calcext:value-type="float">
            <text:p>1491</text:p>
          </table:table-cell>
          <table:table-cell office:value-type="string" calcext:value-type="string">
            <text:p>潤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うるお(う)</text:p>
            <text:p/>
            <text:p>うるお(す)</text:p>
            <text:p/>
            <text:p>うる(む)</text:p>
          </table:table-cell>
          <table:table-cell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number-columns-repeated="1018"/>
        </table:table-row>
        <table:table-row table:style-name="ro4">
          <table:table-cell office:value-type="float" office:value="1492" calcext:value-type="float">
            <text:p>1492</text:p>
          </table:table-cell>
          <table:table-cell office:value-type="string" calcext:value-type="string">
            <text:p>淵</text:p>
          </table:table-cell>
          <table:table-cell office:value-type="string" calcext:value-type="string">
            <text:p>EDGE</text:p>
            <text:p/>
            <text:p>DEEP POOL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ふち</text:p>
          </table:table-cell>
          <table:table-cell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number-columns-repeated="1018"/>
        </table:table-row>
        <table:table-row table:style-name="ro16">
          <table:table-cell office:value-type="float" office:value="1493" calcext:value-type="float">
            <text:p>1493</text:p>
          </table:table-cell>
          <table:table-cell office:value-type="string" calcext:value-type="string">
            <text:p>滑</text:p>
          </table:table-cell>
          <table:table-cell office:value-type="string" calcext:value-type="string">
            <text:p>SLIDE</text:p>
            <text:p/>
            <text:p>SMOOTH</text:p>
          </table:table-cell>
          <table:table-cell office:value-type="string" calcext:value-type="string">
            <text:p>カツ</text:p>
            <text:p/>
            <text:p>コツ</text:p>
          </table:table-cell>
          <table:table-cell office:value-type="string" calcext:value-type="string">
            <text:p>すべ(る)</text:p>
            <text:p/>
            <text:p>なめ(らか)</text:p>
          </table:table-cell>
          <table:table-cell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number-columns-repeated="1018"/>
        </table:table-row>
        <table:table-row table:style-name="ro57">
          <table:table-cell office:value-type="float" office:value="1494" calcext:value-type="float">
            <text:p>1494</text:p>
          </table:table-cell>
          <table:table-cell office:value-type="string" calcext:value-type="string">
            <text:p>稽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1">
          <table:table-cell office:value-type="float" office:value="1495" calcext:value-type="float">
            <text:p>1495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number-columns-repeated="1018"/>
        </table:table-row>
        <table:table-row table:style-name="ro34">
          <table:table-cell office:value-type="float" office:value="1496" calcext:value-type="float">
            <text:p>1496</text:p>
          </table:table-cell>
          <table:table-cell office:value-type="string" calcext:value-type="string">
            <text:p>脅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ど(かす)</text:p>
            <text:p/>
            <text:p>おど(す)</text:p>
            <text:p/>
            <text:p>おびや(かす)</text:p>
          </table:table-cell>
          <table:table-cell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number-columns-repeated="1018"/>
        </table:table-row>
        <table:table-row table:style-name="ro7">
          <table:table-cell office:value-type="float" office:value="1497" calcext:value-type="float">
            <text:p>1497</text:p>
          </table:table-cell>
          <table:table-cell office:value-type="string" calcext:value-type="string">
            <text:p>肯</text:p>
          </table:table-cell>
          <table:table-cell office:value-type="string" calcext:value-type="string">
            <text:p>ASSENT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number-columns-repeated="1018"/>
        </table:table-row>
        <table:table-row table:style-name="ro59">
          <table:table-cell office:value-type="float" office:value="1498" calcext:value-type="float">
            <text:p>1498</text:p>
          </table:table-cell>
          <table:table-cell office:value-type="string" calcext:value-type="string">
            <text:p>双</text:p>
          </table:table-cell>
          <table:table-cell office:value-type="string" calcext:value-type="string">
            <text:p>SET OF TWO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office:value-type="string" calcext:value-type="string">
            <text:p>pair</text:p>
          </table:table-cell>
          <table:table-cell table:number-columns-repeated="1017"/>
        </table:table-row>
        <table:table-row table:style-name="ro17">
          <table:table-cell office:value-type="float" office:value="1499" calcext:value-type="float">
            <text:p>1499</text:p>
          </table:table-cell>
          <table:table-cell office:value-type="string" calcext:value-type="string">
            <text:p>江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number-columns-repeated="1018"/>
        </table:table-row>
        <table:table-row table:style-name="ro29">
          <table:table-cell office:value-type="float" office:value="1500" calcext:value-type="float">
            <text:p>1500</text:p>
          </table:table-cell>
          <table:table-cell office:value-type="string" calcext:value-type="string">
            <text:p>湾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ワン</text:p>
          </table:table-cell>
          <table:table-cell table:style-name="ce10"/>
          <table:table-cell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59">
          <table:table-cell office:value-type="float" office:value="1501" calcext:value-type="float">
            <text:p>1501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number-columns-repeated="1018"/>
        </table:table-row>
        <table:table-row table:style-name="ro16">
          <table:table-cell office:value-type="float" office:value="1502" calcext:value-type="float">
            <text:p>1502</text:p>
          </table:table-cell>
          <table:table-cell office:value-type="string" calcext:value-type="string">
            <text:p>選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えら(ぶ)</text:p>
          </table:table-cell>
          <table:table-cell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number-columns-repeated="1018"/>
        </table:table-row>
        <table:table-row table:style-name="ro33">
          <table:table-cell office:value-type="float" office:value="1503" calcext:value-type="float">
            <text:p>1503</text:p>
          </table:table-cell>
          <table:table-cell office:value-type="string" calcext:value-type="string">
            <text:p>択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タク</text:p>
          </table:table-cell>
          <table:table-cell table:style-name="ce10"/>
          <table:table-cell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number-columns-repeated="1018"/>
        </table:table-row>
        <table:table-row table:style-name="ro19">
          <table:table-cell office:value-type="float" office:value="1504" calcext:value-type="float">
            <text:p>1504</text:p>
          </table:table-cell>
          <table:table-cell office:value-type="string" calcext:value-type="string">
            <text:p>沢</text:p>
          </table:table-cell>
          <table:table-cell office:value-type="string" calcext:value-type="string">
            <text:p>SWAMP</text:p>
            <text:p/>
            <text:p>ABUNDANT</text:p>
          </table:table-cell>
          <table:table-cell office:value-type="string" calcext:value-type="string">
            <text:p>タク</text:p>
          </table:table-cell>
          <table:table-cell office:value-type="string" calcext:value-type="string">
            <text:p>さわ</text:p>
          </table:table-cell>
          <table:table-cell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office:value-type="string" calcext:value-type="string">
            <text:p>marsh</text:p>
          </table:table-cell>
          <table:table-cell table:number-columns-repeated="1017"/>
        </table:table-row>
        <table:table-row table:style-name="ro6">
          <table:table-cell office:value-type="float" office:value="1505" calcext:value-type="float">
            <text:p>1505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TRANSLATE</text:p>
            <text:p/>
            <text:p>SENSE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office:value-type="string" calcext:value-type="string">
            <text:p>meaning</text:p>
          </table:table-cell>
          <table:table-cell table:number-columns-repeated="1017"/>
        </table:table-row>
        <table:table-row table:style-name="ro10">
          <table:table-cell office:value-type="float" office:value="1506" calcext:value-type="float">
            <text:p>1506</text:p>
          </table:table-cell>
          <table:table-cell office:value-type="string" calcext:value-type="string">
            <text:p>釈</text:p>
          </table:table-cell>
          <table:table-cell office:value-type="string" calcext:value-type="string">
            <text:p>ELUCIDATE</text:p>
            <text:p/>
            <text:p>RELEASE</text:p>
          </table:table-cell>
          <table:table-cell office:value-type="string" calcext:value-type="string">
            <text:p>シャク</text:p>
          </table:table-cell>
          <table:table-cell table:style-name="ce10"/>
          <table:table-cell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number-columns-repeated="1018"/>
        </table:table-row>
        <table:table-row table:style-name="ro11">
          <table:table-cell office:value-type="float" office:value="1507" calcext:value-type="float">
            <text:p>1507</text:p>
          </table:table-cell>
          <table:table-cell office:value-type="string" calcext:value-type="string">
            <text:p>敷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し(く)</text:p>
            <text:p/>
            <text:p>-し(き)</text:p>
          </table:table-cell>
          <table:table-cell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number-columns-repeated="1018"/>
        </table:table-row>
        <table:table-row table:style-name="ro7">
          <table:table-cell office:value-type="float" office:value="1508" calcext:value-type="float">
            <text:p>1508</text:p>
          </table:table-cell>
          <table:table-cell office:value-type="string" calcext:value-type="string">
            <text:p>傲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ゴウ</text:p>
          </table:table-cell>
          <table:table-cell table:style-name="ce10"/>
          <table:table-cell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number-columns-repeated="1018"/>
        </table:table-row>
        <table:table-row table:style-name="ro21">
          <table:table-cell office:value-type="float" office:value="1509" calcext:value-type="float">
            <text:p>1509</text:p>
          </table:table-cell>
          <table:table-cell office:value-type="string" calcext:value-type="string">
            <text:p>贅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ゼイ</text:p>
          </table:table-cell>
          <table:table-cell table:style-name="ce10"/>
          <table:table-cell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number-columns-repeated="1018"/>
        </table:table-row>
        <table:table-row table:style-name="ro36">
          <table:table-cell office:value-type="float" office:value="1510" calcext:value-type="float">
            <text:p>1510</text:p>
          </table:table-cell>
          <table:table-cell office:value-type="string" calcext:value-type="string">
            <text:p>審</text:p>
          </table:table-cell>
          <table:table-cell office:value-type="string" calcext:value-type="string">
            <text:p>EXAMINE CAREFULLY</text:p>
            <text:p/>
            <text:p>TRY</text:p>
          </table:table-cell>
          <table:table-cell office:value-type="string" calcext:value-type="string">
            <text:p>シン</text:p>
          </table:table-cell>
          <table:table-cell table:style-name="ce10"/>
          <table:table-cell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number-columns-repeated="1018"/>
        </table:table-row>
        <table:table-row table:style-name="ro9">
          <table:table-cell office:value-type="float" office:value="1511" calcext:value-type="float">
            <text:p>1511</text:p>
          </table:table-cell>
          <table:table-cell office:value-type="string" calcext:value-type="string">
            <text:p>藩</text:p>
          </table:table-cell>
          <table:table-cell office:value-type="string" calcext:value-type="string">
            <text:p>FEUDAL DOMAIN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number-columns-repeated="1018"/>
        </table:table-row>
        <table:table-row table:style-name="ro41">
          <table:table-cell office:value-type="float" office:value="1512" calcext:value-type="float">
            <text:p>1512</text:p>
          </table:table-cell>
          <table:table-cell office:value-type="string" calcext:value-type="string">
            <text:p>翻</text:p>
          </table:table-cell>
          <table:table-cell office:value-type="string" calcext:value-type="string">
            <text:p>TURN OVER</text:p>
            <text:p/>
            <text:p>RENDER</text:p>
          </table:table-cell>
          <table:table-cell office:value-type="string" calcext:value-type="string">
            <text:p>ホン</text:p>
          </table:table-cell>
          <table:table-cell office:value-type="string" calcext:value-type="string">
            <text:p>ひるがえ(る)</text:p>
            <text:p/>
            <text:p>ひるがえ(す)</text:p>
          </table:table-cell>
          <table:table-cell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office:value-type="string" calcext:value-type="string">
            <text:p>translate</text:p>
          </table:table-cell>
          <table:table-cell table:number-columns-repeated="1017"/>
        </table:table-row>
        <table:table-row table:style-name="ro32">
          <table:table-cell office:value-type="float" office:value="1513" calcext:value-type="float">
            <text:p>1513</text:p>
          </table:table-cell>
          <table:table-cell office:value-type="string" calcext:value-type="string">
            <text:p>翔</text:p>
          </table:table-cell>
          <table:table-cell office:value-type="string" calcext:value-type="string">
            <text:p>SOAR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け(る)</text:p>
            <text:p/>
            <text:p>と(ぶ)</text:p>
          </table:table-cell>
          <table:table-cell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number-columns-repeated="1018"/>
        </table:table-row>
        <table:table-row table:style-name="ro9">
          <table:table-cell office:value-type="float" office:value="1514" calcext:value-type="float">
            <text:p>1514</text:p>
          </table:table-cell>
          <table:table-cell office:value-type="string" calcext:value-type="string">
            <text:p>査</text:p>
          </table:table-cell>
          <table:table-cell office:value-type="string" calcext:value-type="string">
            <text:p>LOOK INTO</text:p>
          </table:table-cell>
          <table:table-cell office:value-type="string" calcext:value-type="string">
            <text:p>サ</text:p>
          </table:table-cell>
          <table:table-cell table:style-name="ce10"/>
          <table:table-cell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office:value-type="string" calcext:value-type="string">
            <text:p>inspect)_x0003_</text:p>
          </table:table-cell>
          <table:table-cell table:number-columns-repeated="1017"/>
        </table:table-row>
        <table:table-row table:style-name="ro4">
          <table:table-cell office:value-type="float" office:value="1515" calcext:value-type="float">
            <text:p>1515</text:p>
          </table:table-cell>
          <table:table-cell office:value-type="string" calcext:value-type="string">
            <text:p>租</text:p>
          </table:table-cell>
          <table:table-cell office:value-type="string" calcext:value-type="string">
            <text:p>LAND TAX</text:p>
          </table:table-cell>
          <table:table-cell office:value-type="string" calcext:value-type="string">
            <text:p>ソ</text:p>
          </table:table-cell>
          <table:table-cell table:style-name="ce10"/>
          <table:table-cell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number-columns-repeated="1018"/>
        </table:table-row>
        <table:table-row table:style-name="ro30">
          <table:table-cell office:value-type="float" office:value="1516" calcext:value-type="float">
            <text:p>1516</text:p>
          </table:table-cell>
          <table:table-cell office:value-type="string" calcext:value-type="string">
            <text:p>粗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あら(い)</text:p>
            <text:p/>
            <text:p>あら-</text:p>
          </table:table-cell>
          <table:table-cell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number-columns-repeated="1018"/>
        </table:table-row>
        <table:table-row table:style-name="ro79">
          <table:table-cell office:value-type="float" office:value="1517" calcext:value-type="float">
            <text:p>1517</text:p>
          </table:table-cell>
          <table:table-cell office:value-type="string" calcext:value-type="string">
            <text:p>阻</text:p>
          </table:table-cell>
          <table:table-cell office:value-type="string" calcext:value-type="string">
            <text:p>HAMPER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はば(む)</text:p>
          </table:table-cell>
          <table:table-cell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office:value-type="string" calcext:value-type="string">
            <text:p>obstruct</text:p>
          </table:table-cell>
          <table:table-cell table:number-columns-repeated="1017"/>
        </table:table-row>
        <table:table-row table:style-name="ro36">
          <table:table-cell office:value-type="float" office:value="1518" calcext:value-type="float">
            <text:p>1518</text:p>
          </table:table-cell>
          <table:table-cell office:value-type="string" calcext:value-type="string">
            <text:p>狙</text:p>
          </table:table-cell>
          <table:table-cell office:value-type="string" calcext:value-type="string">
            <text:p>AIM AT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ねら(う)</text:p>
          </table:table-cell>
          <table:table-cell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number-columns-repeated="1018"/>
        </table:table-row>
        <table:table-row table:style-name="ro38">
          <table:table-cell office:value-type="float" office:value="1519" calcext:value-type="float">
            <text:p>1519</text:p>
          </table:table-cell>
          <table:table-cell office:value-type="string" calcext:value-type="string">
            <text:p>宜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よろ(しい)*</text:p>
            <text:p/>
            <text:p>よろ(しく)*</text:p>
          </table:table-cell>
          <table:table-cell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office:value-type="string" calcext:value-type="string">
            <text:p>all …, suitable, good</text:p>
          </table:table-cell>
          <table:table-cell table:number-columns-repeated="1017"/>
        </table:table-row>
        <table:table-row table:style-name="ro36">
          <table:table-cell office:value-type="float" office:value="1520" calcext:value-type="float">
            <text:p>1520</text:p>
          </table:table-cell>
          <table:table-cell office:value-type="string" calcext:value-type="string">
            <text:p>畳</text:p>
          </table:table-cell>
          <table:table-cell office:value-type="string" calcext:value-type="string">
            <text:p>STRAW MAT</text:p>
            <text:p/>
            <text:p>FOLD UP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たた(む)</text:p>
            <text:p/>
            <text:p>たた(み)-</text:p>
            <text:p/>
            <text:p>たたみ</text:p>
          </table:table-cell>
          <table:table-cell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number-columns-repeated="1018"/>
        </table:table-row>
        <table:table-row table:style-name="ro6">
          <table:table-cell office:value-type="float" office:value="1521" calcext:value-type="float">
            <text:p>1521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SHELL</text:p>
            <text:p/>
            <text:p>FIRST IN A SERIES</text:p>
          </table:table-cell>
          <table:table-cell office:value-type="string" calcext:value-type="string">
            <text:p>コウ</text:p>
            <text:p/>
            <text:p>カ*</text:p>
            <text:p/>
            <text:p>カン</text:p>
          </table:table-cell>
          <table:table-cell table:style-name="ce10"/>
          <table:table-cell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number-columns-repeated="1018"/>
        </table:table-row>
        <table:table-row table:style-name="ro7">
          <table:table-cell office:value-type="float" office:value="1522" calcext:value-type="float">
            <text:p>1522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 IN A SERIES</text:p>
          </table:table-cell>
          <table:table-cell office:value-type="string" calcext:value-type="string">
            <text:p>オツ</text:p>
          </table:table-cell>
          <table:table-cell office:value-type="string" calcext:value-type="string">
            <text:p>おと‑*</text:p>
          </table:table-cell>
          <table:table-cell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number-columns-repeated="1018"/>
        </table:table-row>
        <table:table-row table:style-name="ro14">
          <table:table-cell office:value-type="float" office:value="1523" calcext:value-type="float">
            <text:p>1523</text:p>
          </table:table-cell>
          <table:table-cell office:value-type="string" calcext:value-type="string">
            <text:p>丙</text:p>
          </table:table-cell>
          <table:table-cell office:value-type="string" calcext:value-type="string">
            <text:p>THIRD IN A SERIES</text:p>
          </table:table-cell>
          <table:table-cell office:value-type="string" calcext:value-type="string">
            <text:p>ヘイ</text:p>
          </table:table-cell>
          <table:table-cell table:style-name="ce10"/>
          <table:table-cell office:value-type="string" calcext:value-type="string">
            <text:p>甲乙丙 ・ こうおつへい ・ 1st, 2nd &amp; 3rd; A, B &amp; C</text:p>
          </table:table-cell>
          <table:table-cell table:number-columns-repeated="1018"/>
        </table:table-row>
        <table:table-row table:style-name="ro16">
          <table:table-cell office:value-type="float" office:value="1524" calcext:value-type="float">
            <text:p>1524</text:p>
          </table:table-cell>
          <table:table-cell office:value-type="string" calcext:value-type="string">
            <text:p>柄</text:p>
          </table:table-cell>
          <table:table-cell office:value-type="string" calcext:value-type="string">
            <text:p>CHARACTER</text:p>
            <text:p/>
            <text:p>STATUS</text:p>
            <text:p/>
            <text:p>HANDL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がらえ</text:p>
          </table:table-cell>
          <table:table-cell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office:value-type="string" calcext:value-type="string">
            <text:p>grap, shaft</text:p>
          </table:table-cell>
          <table:table-cell table:number-columns-repeated="1017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押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お(す)</text:p>
            <text:p/>
            <text:p>お(し)-</text:p>
            <text:p/>
            <text:p>お(っ)-</text:p>
            <text:p/>
            <text:p>お(さえる)</text:p>
          </table:table-cell>
          <table:table-cell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office:value-type="string" calcext:value-type="string">
            <text:p>press [down</text:p>
          </table:table-cell>
          <table:table-cell table:number-columns-repeated="1017"/>
        </table:table-row>
        <table:table-row table:style-name="ro12">
          <table:table-cell office:value-type="float" office:value="1526" calcext:value-type="float">
            <text:p>1526</text:p>
          </table:table-cell>
          <table:table-cell office:value-type="string" calcext:value-type="string">
            <text:p>抽</text:p>
          </table:table-cell>
          <table:table-cell office:value-type="string" calcext:value-type="string">
            <text:p>DRAW OUT</text:p>
          </table:table-cell>
          <table:table-cell office:value-type="string" calcext:value-type="string">
            <text:p>チュウ</text:p>
          </table:table-cell>
          <table:table-cell table:style-name="ce10"/>
          <table:table-cell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office:value-type="string" calcext:value-type="string">
            <text:p>pull</text:p>
          </table:table-cell>
          <table:table-cell table:number-columns-repeated="1017"/>
        </table:table-row>
        <table:table-row table:style-name="ro30">
          <table:table-cell office:value-type="float" office:value="1527" calcext:value-type="float">
            <text:p>1527</text:p>
          </table:table-cell>
          <table:table-cell office:value-type="string" calcext:value-type="string">
            <text:p>捜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が(す)</text:p>
          </table:table-cell>
          <table:table-cell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number-columns-repeated="1018"/>
        </table:table-row>
        <table:table-row table:style-name="ro42">
          <table:table-cell office:value-type="float" office:value="1528" calcext:value-type="float">
            <text:p>1528</text:p>
          </table:table-cell>
          <table:table-cell office:value-type="string" calcext:value-type="string">
            <text:p>届</text:p>
          </table:table-cell>
          <table:table-cell office:value-type="string" calcext:value-type="string">
            <text:p>DELIVER</text:p>
            <text:p/>
            <text:p>REACH</text:p>
          </table:table-cell>
          <table:table-cell/>
          <table:table-cell office:value-type="string" calcext:value-type="string">
            <text:p>とど(ける)</text:p>
            <text:p/>
            <text:p>-とど(け)</text:p>
            <text:p/>
            <text:p>とど(く)</text:p>
          </table:table-cell>
          <table:table-cell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number-columns-repeated="1018"/>
        </table:table-row>
        <table:table-row table:style-name="ro21">
          <table:table-cell office:value-type="float" office:value="1529" calcext:value-type="float">
            <text:p>1529</text:p>
          </table:table-cell>
          <table:table-cell office:value-type="string" calcext:value-type="string">
            <text:p>宙</text:p>
          </table:table-cell>
          <table:table-cell office:value-type="string" calcext:value-type="string">
            <text:p>SPACE</text:p>
            <text:p/>
            <text:p>MIDAIR</text:p>
          </table:table-cell>
          <table:table-cell office:value-type="string" calcext:value-type="string">
            <text:p>チュウ</text:p>
          </table:table-cell>
          <table:table-cell table:style-name="ce10"/>
          <table:table-cell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number-columns-repeated="1018"/>
        </table:table-row>
        <table:table-row table:style-name="ro59">
          <table:table-cell office:value-type="float" office:value="1530" calcext:value-type="float">
            <text:p>1530</text:p>
          </table:table-cell>
          <table:table-cell office:value-type="string" calcext:value-type="string">
            <text:p>笛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ふえ</text:p>
          </table:table-cell>
          <table:table-cell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office:value-type="string" calcext:value-type="string">
            <text:p>whistle</text:p>
          </table:table-cell>
          <table:table-cell table:number-columns-repeated="1017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袖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そで</text:p>
          </table:table-cell>
          <table:table-cell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number-columns-repeated="1018"/>
        </table:table-row>
        <table:table-row table:style-name="ro3">
          <table:table-cell office:value-type="float" office:value="1532" calcext:value-type="float">
            <text:p>1532</text:p>
          </table:table-cell>
          <table:table-cell office:value-type="string" calcext:value-type="string">
            <text:p>襟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えり</text:p>
          </table:table-cell>
          <table:table-cell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number-columns-repeated="1018"/>
        </table:table-row>
        <table:table-row table:style-name="ro50">
          <table:table-cell office:value-type="float" office:value="1533" calcext:value-type="float">
            <text:p>1533</text:p>
          </table:table-cell>
          <table:table-cell office:value-type="string" calcext:value-type="string">
            <text:p>衿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えり</text:p>
          </table:table-cell>
          <table:table-cell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number-columns-repeated="1018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string" calcext:value-type="string">
            <text:p>裾</text:p>
          </table:table-cell>
          <table:table-cell office:value-type="string" calcext:value-type="string">
            <text:p>CUFF</text:p>
          </table:table-cell>
          <table:table-cell/>
          <table:table-cell office:value-type="string" calcext:value-type="string">
            <text:p>すそ</text:p>
          </table:table-cell>
          <table:table-cell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office:value-type="string" calcext:value-type="string">
            <text:p>hem</text:p>
          </table:table-cell>
          <table:table-cell table:number-columns-repeated="1017"/>
        </table:table-row>
        <table:table-row table:style-name="ro34">
          <table:table-cell office:value-type="float" office:value="1535" calcext:value-type="float">
            <text:p>1535</text:p>
          </table:table-cell>
          <table:table-cell office:value-type="string" calcext:value-type="string">
            <text:p>据</text:p>
          </table:table-cell>
          <table:table-cell office:value-type="string" calcext:value-type="string">
            <text:p>SET [up]</text:p>
          </table:table-cell>
          <table:table-cell/>
          <table:table-cell office:value-type="string" calcext:value-type="string">
            <text:p>す(える)</text:p>
            <text:p/>
            <text:p>す(わる)</text:p>
          </table:table-cell>
          <table:table-cell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office:value-type="string" calcext:value-type="string">
            <text:p>place</text:p>
          </table:table-cell>
          <table:table-cell table:number-columns-repeated="1017"/>
        </table:table-row>
        <table:table-row table:style-name="ro11">
          <table:table-cell office:value-type="float" office:value="1536" calcext:value-type="float">
            <text:p>1536</text:p>
          </table:table-cell>
          <table:table-cell office:value-type="string" calcext:value-type="string">
            <text:p>握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アク</text:p>
          </table:table-cell>
          <table:table-cell office:value-type="string" calcext:value-type="string">
            <text:p>にぎ(る)</text:p>
          </table:table-cell>
          <table:table-cell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office:value-type="string" calcext:value-type="string">
            <text:p>seize</text:p>
          </table:table-cell>
          <table:table-cell table:number-columns-repeated="1017"/>
        </table:table-row>
        <table:table-row table:style-name="ro52">
          <table:table-cell office:value-type="float" office:value="1537" calcext:value-type="float">
            <text:p>1537</text:p>
          </table:table-cell>
          <table:table-cell office:value-type="string" calcext:value-type="string">
            <text:p>揃</text:p>
          </table:table-cell>
          <table:table-cell office:value-type="string" calcext:value-type="string">
            <text:p>MAKE UNIFORM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そろ(える)</text:p>
            <text:p/>
            <text:p>そろ(う)</text:p>
            <text:p/>
            <text:p>そろ(い)</text:p>
            <text:p/>
            <text:p>-ぞろ(い)</text:p>
          </table:table-cell>
          <table:table-cell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number-columns-repeated="1018"/>
        </table:table-row>
        <table:table-row table:style-name="ro41">
          <table:table-cell office:value-type="float" office:value="1538" calcext:value-type="float">
            <text:p>1538</text:p>
          </table:table-cell>
          <table:table-cell office:value-type="string" calcext:value-type="string">
            <text:p>撫</text:p>
          </table:table-cell>
          <table:table-cell office:value-type="string" calcext:value-type="string">
            <text:p>STROKE</text:p>
            <text:p/>
            <text:p>PACIFY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な(でる)</text:p>
          </table:table-cell>
          <table:table-cell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office:value-type="string" calcext:value-type="string">
            <text:p>soothe</text:p>
          </table:table-cell>
          <table:table-cell table:number-columns-repeated="1017"/>
        </table:table-row>
        <table:table-row table:style-name="ro9">
          <table:table-cell office:value-type="float" office:value="1539" calcext:value-type="float">
            <text:p>1539</text:p>
          </table:table-cell>
          <table:table-cell office:value-type="string" calcext:value-type="string">
            <text:p>託</text:p>
          </table:table-cell>
          <table:table-cell office:value-type="string" calcext:value-type="string">
            <text:p>ENTRUST</text:p>
          </table:table-cell>
          <table:table-cell office:value-type="string" calcext:value-type="string">
            <text:p>タク</text:p>
          </table:table-cell>
          <table:table-cell table:style-name="ce10"/>
          <table:table-cell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number-columns-repeated="1018"/>
        </table:table-row>
        <table:table-row table:style-name="ro40">
          <table:table-cell office:value-type="float" office:value="1540" calcext:value-type="float">
            <text:p>1540</text:p>
          </table:table-cell>
          <table:table-cell office:value-type="string" calcext:value-type="string">
            <text:p>宅</text:p>
          </table:table-cell>
          <table:table-cell office:value-type="string" calcext:value-type="string">
            <text:p>DWELLING HOUSE</text:p>
          </table:table-cell>
          <table:table-cell office:value-type="string" calcext:value-type="string">
            <text:p>タク</text:p>
          </table:table-cell>
          <table:table-cell table:style-name="ce10"/>
          <table:table-cell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number-columns-repeated="1018"/>
        </table:table-row>
        <table:table-row table:style-name="ro21">
          <table:table-cell office:value-type="float" office:value="1541" calcext:value-type="float">
            <text:p>1541</text:p>
          </table:table-cell>
          <table:table-cell office:value-type="string" calcext:value-type="string">
            <text:p>詫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わ(びる)</text:p>
            <text:p/>
            <text:p>わ(び)</text:p>
          </table:table-cell>
          <table:table-cell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number-columns-repeated="1018"/>
        </table:table-row>
        <table:table-row table:style-name="ro71">
          <table:table-cell office:value-type="float" office:value="1542" calcext:value-type="float">
            <text:p>1542</text:p>
          </table:table-cell>
          <table:table-cell office:value-type="string" calcext:value-type="string">
            <text:p>宇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ウ</text:p>
          </table:table-cell>
          <table:table-cell table:style-name="ce10"/>
          <table:table-cell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number-columns-repeated="1018"/>
        </table:table-row>
        <table:table-row table:style-name="ro21">
          <table:table-cell office:value-type="float" office:value="1543" calcext:value-type="float">
            <text:p>1543</text:p>
          </table:table-cell>
          <table:table-cell office:value-type="string" calcext:value-type="string">
            <text:p>芋</text:p>
          </table:table-cell>
          <table:table-cell office:value-type="string" calcext:value-type="string">
            <text:p>POTATO</text:p>
          </table:table-cell>
          <table:table-cell/>
          <table:table-cell office:value-type="string" calcext:value-type="string">
            <text:p>いも</text:p>
          </table:table-cell>
          <table:table-cell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number-columns-repeated="1018"/>
        </table:table-row>
        <table:table-row table:style-name="ro30">
          <table:table-cell office:value-type="float" office:value="1544" calcext:value-type="float">
            <text:p>1544</text:p>
          </table:table-cell>
          <table:table-cell office:value-type="string" calcext:value-type="string">
            <text:p>寿</text:p>
          </table:table-cell>
          <table:table-cell office:value-type="string" calcext:value-type="string">
            <text:p>LONGEVITY</text:p>
            <text:p/>
            <text:p>CONGRATULATIONS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ことぶき</text:p>
          </table:table-cell>
          <table:table-cell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number-columns-repeated="1018"/>
        </table:table-row>
        <table:table-row table:style-name="ro4">
          <table:table-cell office:value-type="float" office:value="1545" calcext:value-type="float">
            <text:p>1545</text:p>
          </table:table-cell>
          <table:table-cell office:value-type="string" calcext:value-type="string">
            <text:p>鋳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い(る)</text:p>
          </table:table-cell>
          <table:table-cell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office:value-type="string" calcext:value-type="string">
            <text:p>mint</text:p>
          </table:table-cell>
          <table:table-cell table:number-columns-repeated="1017"/>
        </table:table-row>
        <table:table-row table:style-name="ro20">
          <table:table-cell office:value-type="float" office:value="1546" calcext:value-type="float">
            <text:p>1546</text:p>
          </table:table-cell>
          <table:table-cell office:value-type="string" calcext:value-type="string">
            <text:p>銘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メイ</text:p>
          </table:table-cell>
          <table:table-cell table:style-name="ce10"/>
          <table:table-cell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number-columns-repeated="1018"/>
        </table:table-row>
        <table:table-row table:style-name="ro46">
          <table:table-cell office:value-type="float" office:value="1547" calcext:value-type="float">
            <text:p>1547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MIRROR</text:p>
            <text:p/>
            <text:p>OPTICAL INSTRUMEN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number-columns-repeated="1018"/>
        </table:table-row>
        <table:table-row table:style-name="ro28">
          <table:table-cell office:value-type="float" office:value="1548" calcext:value-type="float">
            <text:p>1548</text:p>
          </table:table-cell>
          <table:table-cell office:value-type="string" calcext:value-type="string">
            <text:p>境</text:p>
          </table:table-cell>
          <table:table-cell office:value-type="string" calcext:value-type="string">
            <text:p>BOUNDARY</text:p>
            <text:p/>
            <text:p>SITUATION</text:p>
          </table:table-cell>
          <table:table-cell office:value-type="string" calcext:value-type="string">
            <text:p>キョウ</text:p>
            <text:p/>
            <text:p>ケイ</text:p>
          </table:table-cell>
          <table:table-cell office:value-type="string" calcext:value-type="string">
            <text:p>さかい</text:p>
          </table:table-cell>
          <table:table-cell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number-columns-repeated="1018"/>
        </table:table-row>
        <table:table-row table:style-name="ro16">
          <table:table-cell office:value-type="float" office:value="1549" calcext:value-type="float">
            <text:p>1549</text:p>
          </table:table-cell>
          <table:table-cell office:value-type="string" calcext:value-type="string">
            <text:p>環</text:p>
          </table:table-cell>
          <table:table-cell office:value-type="string" calcext:value-type="string">
            <text:p>RING</text:p>
            <text:p/>
            <text:p>SURROUND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number-columns-repeated="1018"/>
        </table:table-row>
        <table:table-row table:style-name="ro37">
          <table:table-cell office:value-type="float" office:value="1550" calcext:value-type="float">
            <text:p>1550</text:p>
          </table:table-cell>
          <table:table-cell office:value-type="string" calcext:value-type="string">
            <text:p>還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number-columns-repeated="1018"/>
        </table:table-row>
        <table:table-row table:style-name="ro21">
          <table:table-cell office:value-type="float" office:value="1551" calcext:value-type="float">
            <text:p>1551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number-columns-repeated="1018"/>
        </table:table-row>
        <table:table-row table:style-name="ro12">
          <table:table-cell office:value-type="float" office:value="1552" calcext:value-type="float">
            <text:p>1552</text:p>
          </table:table-cell>
          <table:table-cell office:value-type="string" calcext:value-type="string">
            <text:p>循</text:p>
          </table:table-cell>
          <table:table-cell office:value-type="string" calcext:value-type="string">
            <text:p>CIRCULATE</text:p>
          </table:table-cell>
          <table:table-cell office:value-type="string" calcext:value-type="string">
            <text:p>ジュン</text:p>
          </table:table-cell>
          <table:table-cell table:style-name="ce10"/>
          <table:table-cell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number-columns-repeated="1018"/>
        </table:table-row>
        <table:table-row table:style-name="ro29">
          <table:table-cell office:value-type="float" office:value="1553" calcext:value-type="float">
            <text:p>1553</text:p>
          </table:table-cell>
          <table:table-cell office:value-type="string" calcext:value-type="string">
            <text:p>巡</text:p>
          </table:table-cell>
          <table:table-cell office:value-type="string" calcext:value-type="string">
            <text:p>MAKE THE ROUNDS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めぐ(る)</text:p>
            <text:p/>
            <text:p>めぐ(り)</text:p>
          </table:table-cell>
          <table:table-cell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office:value-type="string" calcext:value-type="string">
            <text:p>go around</text:p>
          </table:table-cell>
          <table:table-cell table:number-columns-repeated="1017"/>
        </table:table-row>
        <table:table-row table:style-name="ro41">
          <table:table-cell office:value-type="float" office:value="1554" calcext:value-type="float">
            <text:p>1554</text:p>
          </table:table-cell>
          <table:table-cell office:value-type="string" calcext:value-type="string">
            <text:p>這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は(う)</text:p>
          </table:table-cell>
          <table:table-cell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number-columns-repeated="1018"/>
        </table:table-row>
        <table:table-row table:style-name="ro15">
          <table:table-cell office:value-type="float" office:value="1555" calcext:value-type="float">
            <text:p>1555</text:p>
          </table:table-cell>
          <table:table-cell office:value-type="string" calcext:value-type="string">
            <text:p>逓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number-columns-repeated="1018"/>
        </table:table-row>
        <table:table-row table:style-name="ro6">
          <table:table-cell office:value-type="float" office:value="1556" calcext:value-type="float">
            <text:p>1556</text:p>
          </table:table-cell>
          <table:table-cell office:value-type="string" calcext:value-type="string">
            <text:p>息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number-columns-repeated="1018"/>
        </table:table-row>
        <table:table-row table:style-name="ro42">
          <table:table-cell office:value-type="float" office:value="1557" calcext:value-type="float">
            <text:p>1557</text:p>
          </table:table-cell>
          <table:table-cell office:value-type="string" calcext:value-type="string">
            <text:p>憩</text:p>
          </table:table-cell>
          <table:table-cell office:value-type="string" calcext:value-type="string">
            <text:p>TAKE A RES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いこ(い)</text:p>
            <text:p/>
            <text:p>いこ(う)</text:p>
          </table:table-cell>
          <table:table-cell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number-columns-repeated="1018"/>
        </table:table-row>
        <table:table-row table:style-name="ro40">
          <table:table-cell office:value-type="float" office:value="1558" calcext:value-type="float">
            <text:p>1558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number-columns-repeated="1018"/>
        </table:table-row>
        <table:table-row table:style-name="ro4">
          <table:table-cell office:value-type="float" office:value="1559" calcext:value-type="float">
            <text:p>1559</text:p>
          </table:table-cell>
          <table:table-cell office:value-type="string" calcext:value-type="string">
            <text:p>孔</text:p>
          </table:table-cell>
          <table:table-cell office:value-type="string" calcext:value-type="string">
            <text:p>OPEN HOLE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number-columns-repeated="1018"/>
        </table:table-row>
        <table:table-row table:style-name="ro6">
          <table:table-cell office:value-type="float" office:value="1560" calcext:value-type="float">
            <text:p>1560</text:p>
          </table:table-cell>
          <table:table-cell office:value-type="string" calcext:value-type="string">
            <text:p>臭</text:p>
          </table:table-cell>
          <table:table-cell office:value-type="string" calcext:value-type="string">
            <text:p>BAD SMELL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(-)くさ(い)</text:p>
            <text:p/>
            <text:p>にお(う)</text:p>
            <text:p/>
            <text:p>にお(い)</text:p>
          </table:table-cell>
          <table:table-cell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number-columns-repeated="1018"/>
        </table:table-row>
        <table:table-row table:style-name="ro28">
          <table:table-cell office:value-type="float" office:value="1561" calcext:value-type="float">
            <text:p>1561</text:p>
          </table:table-cell>
          <table:table-cell office:value-type="string" calcext:value-type="string">
            <text:p>嗅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か(ぐ)</text:p>
          </table:table-cell>
          <table:table-cell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office:value-type="string" calcext:value-type="string">
            <text:p>sniff</text:p>
          </table:table-cell>
          <table:table-cell table:number-columns-repeated="1017"/>
        </table:table-row>
        <table:table-row table:style-name="ro23">
          <table:table-cell office:value-type="float" office:value="1562" calcext:value-type="float">
            <text:p>1562</text:p>
          </table:table-cell>
          <table:table-cell office:value-type="string" calcext:value-type="string">
            <text:p>奥</text:p>
          </table:table-cell>
          <table:table-cell office:value-type="string" calcext:value-type="string">
            <text:p>INNER PART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office:value-type="string" calcext:value-type="string">
            <text:p>depths</text:p>
          </table:table-cell>
          <table:table-cell table:number-columns-repeated="1017"/>
        </table:table-row>
        <table:table-row table:style-name="ro16">
          <table:table-cell office:value-type="float" office:value="1563" calcext:value-type="float">
            <text:p>1563</text:p>
          </table:table-cell>
          <table:table-cell office:value-type="string" calcext:value-type="string">
            <text:p>尖</text:p>
          </table:table-cell>
          <table:table-cell office:value-type="string" calcext:value-type="string">
            <text:p>POINT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とが(る)</text:p>
            <text:p/>
            <text:p>とん(がる)</text:p>
          </table:table-cell>
          <table:table-cell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number-columns-repeated="1018"/>
        </table:table-row>
        <table:table-row table:style-name="ro34">
          <table:table-cell office:value-type="float" office:value="1564" calcext:value-type="float">
            <text:p>1564</text:p>
          </table:table-cell>
          <table:table-cell office:value-type="string" calcext:value-type="string">
            <text:p>突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トツ</text:p>
          </table:table-cell>
          <table:table-cell office:value-type="string" calcext:value-type="string">
            <text:p>つ(く)</text:p>
          </table:table-cell>
          <table:table-cell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office:value-type="string" calcext:value-type="string">
            <text:p>dash forward</text:p>
          </table:table-cell>
          <table:table-cell table:number-columns-repeated="1017"/>
        </table:table-row>
        <table:table-row table:style-name="ro15">
          <table:table-cell office:value-type="float" office:value="1565" calcext:value-type="float">
            <text:p>1565</text:p>
          </table:table-cell>
          <table:table-cell office:value-type="string" calcext:value-type="string">
            <text:p>窒</text:p>
          </table:table-cell>
          <table:table-cell office:value-type="string" calcext:value-type="string">
            <text:p>CHOKE</text:p>
            <text:p/>
            <text:p>NITROGEN</text:p>
          </table:table-cell>
          <table:table-cell office:value-type="string" calcext:value-type="string">
            <text:p>チツ</text:p>
          </table:table-cell>
          <table:table-cell table:style-name="ce10"/>
          <table:table-cell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office:value-type="string" calcext:value-type="string">
            <text:p>plug up</text:p>
          </table:table-cell>
          <table:table-cell table:number-columns-repeated="1017"/>
        </table:table-row>
        <table:table-row table:style-name="ro14">
          <table:table-cell office:value-type="float" office:value="1566" calcext:value-type="float">
            <text:p>1566</text:p>
          </table:table-cell>
          <table:table-cell office:value-type="string" calcext:value-type="string">
            <text:p>窃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セツ</text:p>
          </table:table-cell>
          <table:table-cell table:style-name="ce10"/>
          <table:table-cell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number-columns-repeated="1018"/>
        </table:table-row>
        <table:table-row table:style-name="ro24">
          <table:table-cell office:value-type="float" office:value="1567" calcext:value-type="float">
            <text:p>1567</text:p>
          </table:table-cell>
          <table:table-cell office:value-type="string" calcext:value-type="string">
            <text:p>衝</text:p>
          </table:table-cell>
          <table:table-cell office:value-type="string" calcext:value-type="string">
            <text:p>COLLIDE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number-columns-repeated="1018"/>
        </table:table-row>
        <table:table-row table:style-name="ro4">
          <table:table-cell office:value-type="float" office:value="1568" calcext:value-type="float">
            <text:p>1568</text:p>
          </table:table-cell>
          <table:table-cell office:value-type="string" calcext:value-type="string">
            <text:p>契</text:p>
          </table:table-cell>
          <table:table-cell office:value-type="string" calcext:value-type="string">
            <text:p>PLEDG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ちぎ(る)</text:p>
          </table:table-cell>
          <table:table-cell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number-columns-repeated="1018"/>
        </table:table-row>
        <table:table-row table:style-name="ro12">
          <table:table-cell office:value-type="float" office:value="1569" calcext:value-type="float">
            <text:p>1569</text:p>
          </table:table-cell>
          <table:table-cell office:value-type="string" calcext:value-type="string">
            <text:p>喫</text:p>
          </table:table-cell>
          <table:table-cell office:value-type="string" calcext:value-type="string">
            <text:p>INGEST</text:p>
          </table:table-cell>
          <table:table-cell office:value-type="string" calcext:value-type="string">
            <text:p>キツ</text:p>
          </table:table-cell>
          <table:table-cell table:style-name="ce10"/>
          <table:table-cell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number-columns-repeated="1018"/>
        </table:table-row>
        <table:table-row table:style-name="ro26">
          <table:table-cell office:value-type="float" office:value="1570" calcext:value-type="float">
            <text:p>1570</text:p>
          </table:table-cell>
          <table:table-cell office:value-type="string" calcext:value-type="string">
            <text:p>潔</text:p>
          </table:table-cell>
          <table:table-cell office:value-type="string" calcext:value-type="string">
            <text:p>IMMACULAT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いさぎよ(い)</text:p>
          </table:table-cell>
          <table:table-cell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number-columns-repeated="1018"/>
        </table:table-row>
        <table:table-row table:style-name="ro66">
          <table:table-cell office:value-type="float" office:value="1571" calcext:value-type="float">
            <text:p>1571</text:p>
          </table:table-cell>
          <table:table-cell office:value-type="string" calcext:value-type="string">
            <text:p>侮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あなど(る)</text:p>
          </table:table-cell>
          <table:table-cell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office:value-type="string" calcext:value-type="string">
            <text:p>disdain</text:p>
          </table:table-cell>
          <table:table-cell table:number-columns-repeated="1017"/>
        </table:table-row>
        <table:table-row table:style-name="ro16">
          <table:table-cell office:value-type="float" office:value="1572" calcext:value-type="float">
            <text:p>1572</text:p>
          </table:table-cell>
          <table:table-cell office:value-type="string" calcext:value-type="string">
            <text:p>梅</text:p>
          </table:table-cell>
          <table:table-cell office:value-type="string" calcext:value-type="string">
            <text:p>JAPANESE APRICOT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うめ</text:p>
          </table:table-cell>
          <table:table-cell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number-columns-repeated="1018"/>
        </table:table-row>
        <table:table-row table:style-name="ro11">
          <table:table-cell office:value-type="float" office:value="1573" calcext:value-type="float">
            <text:p>1573</text:p>
          </table:table-cell>
          <table:table-cell office:value-type="string" calcext:value-type="string">
            <text:p>悔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く(いる)</text:p>
            <text:p/>
            <text:p>く(やむ)</text:p>
            <text:p/>
            <text:p>くや(しい)</text:p>
          </table:table-cell>
          <table:table-cell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office:value-type="string" calcext:value-type="string">
            <text:p>regret</text:p>
          </table:table-cell>
          <table:table-cell table:number-columns-repeated="1017"/>
        </table:table-row>
        <table:table-row table:style-name="ro31">
          <table:table-cell office:value-type="float" office:value="1574" calcext:value-type="float">
            <text:p>1574</text:p>
          </table:table-cell>
          <table:table-cell office:value-type="string" calcext:value-type="string">
            <text:p>敏</text:p>
          </table:table-cell>
          <table:table-cell office:value-type="string" calcext:value-type="string">
            <text:p>NIMBLE</text:p>
          </table:table-cell>
          <table:table-cell office:value-type="string" calcext:value-type="string">
            <text:p>ビン</text:p>
          </table:table-cell>
          <table:table-cell table:style-name="ce10"/>
          <table:table-cell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office:value-type="string" calcext:value-type="string">
            <text:p>alert</text:p>
          </table:table-cell>
          <table:table-cell table:number-columns-repeated="1017"/>
        </table:table-row>
        <table:table-row table:style-name="ro31">
          <table:table-cell office:value-type="float" office:value="1575" calcext:value-type="float">
            <text:p>1575</text:p>
          </table:table-cell>
          <table:table-cell office:value-type="string" calcext:value-type="string">
            <text:p>繁</text:p>
          </table:table-cell>
          <table:table-cell office:value-type="string" calcext:value-type="string">
            <text:p>THRIV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しげ(る)</text:p>
          </table:table-cell>
          <table:table-cell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office:value-type="string" calcext:value-type="string">
            <text:p>be busy, numerous, manifold</text:p>
          </table:table-cell>
          <table:table-cell table:number-columns-repeated="1017"/>
        </table:table-row>
        <table:table-row table:style-name="ro7">
          <table:table-cell office:value-type="float" office:value="1576" calcext:value-type="float">
            <text:p>1576</text:p>
          </table:table-cell>
          <table:table-cell office:value-type="string" calcext:value-type="string">
            <text:p>繋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つな(ぐ)</text:p>
            <text:p/>
            <text:p>つな(がる)</text:p>
            <text:p/>
            <text:p>かか(る)</text:p>
          </table:table-cell>
          <table:table-cell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office:value-type="string" calcext:value-type="string">
            <text:p>tie together</text:p>
          </table:table-cell>
          <table:table-cell table:number-columns-repeated="1017"/>
        </table:table-row>
        <table:table-row table:style-name="ro42">
          <table:table-cell office:value-type="float" office:value="1577" calcext:value-type="float">
            <text:p>1577</text:p>
          </table:table-cell>
          <table:table-cell office:value-type="string" calcext:value-type="string">
            <text:p>茂</text:p>
          </table:table-cell>
          <table:table-cell office:value-type="string" calcext:value-type="string">
            <text:p>GROW THICK</text:p>
          </table:table-cell>
          <table:table-cell office:value-type="string" calcext:value-type="string">
            <text:p>モ</text:p>
          </table:table-cell>
          <table:table-cell office:value-type="string" calcext:value-type="string">
            <text:p>しげ(る)</text:p>
          </table:table-cell>
          <table:table-cell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number-columns-repeated="1018"/>
        </table:table-row>
        <table:table-row table:style-name="ro11">
          <table:table-cell office:value-type="float" office:value="1578" calcext:value-type="float">
            <text:p>1578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number-columns-repeated="1018"/>
        </table:table-row>
        <table:table-row table:style-name="ro24">
          <table:table-cell office:value-type="float" office:value="1579" calcext:value-type="float">
            <text:p>1579</text:p>
          </table:table-cell>
          <table:table-cell office:value-type="string" calcext:value-type="string">
            <text:p>矯</text:p>
          </table:table-cell>
          <table:table-cell office:value-type="string" calcext:value-type="string">
            <text:p>RECTIFY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た(める)</text:p>
          </table:table-cell>
          <table:table-cell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number-columns-repeated="1018"/>
        </table:table-row>
        <table:table-row table:style-name="ro34">
          <table:table-cell office:value-type="float" office:value="1580" calcext:value-type="float">
            <text:p>1580</text:p>
          </table:table-cell>
          <table:table-cell office:value-type="string" calcext:value-type="string">
            <text:p>稿</text:p>
          </table:table-cell>
          <table:table-cell office:value-type="string" calcext:value-type="string">
            <text:p>MANUSCRIPT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number-columns-repeated="1018"/>
        </table:table-row>
        <table:table-row table:style-name="ro32">
          <table:table-cell office:value-type="float" office:value="1581" calcext:value-type="float">
            <text:p>1581</text:p>
          </table:table-cell>
          <table:table-cell office:value-type="string" calcext:value-type="string">
            <text:p>縞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number-columns-repeated="1018"/>
        </table:table-row>
        <table:table-row table:style-name="ro21">
          <table:table-cell office:value-type="float" office:value="1582" calcext:value-type="float">
            <text:p>1582</text:p>
          </table:table-cell>
          <table:table-cell office:value-type="string" calcext:value-type="string">
            <text:p>箋</text:p>
          </table:table-cell>
          <table:table-cell office:value-type="string" calcext:value-type="string">
            <text:p>WRITING PAPER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office:value-type="string" calcext:value-type="string">
            <text:p>label</text:p>
          </table:table-cell>
          <table:table-cell table:number-columns-repeated="1017"/>
        </table:table-row>
        <table:table-row table:style-name="ro36">
          <table:table-cell office:value-type="float" office:value="1583" calcext:value-type="float">
            <text:p>1583</text:p>
          </table:table-cell>
          <table:table-cell office:value-type="string" calcext:value-type="string">
            <text:p>残</text:p>
          </table:table-cell>
          <table:table-cell office:value-type="string" calcext:value-type="string">
            <text:p>LEAVE BEHIND</text:p>
            <text:p/>
            <text:p>RUTHLESS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のこ(る)</text:p>
            <text:p/>
            <text:p>のこ(す)</text:p>
          </table:table-cell>
          <table:table-cell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office:value-type="string" calcext:value-type="string">
            <text:p>remain</text:p>
          </table:table-cell>
          <table:table-cell table:number-columns-repeated="1017"/>
        </table:table-row>
        <table:table-row table:style-name="ro50">
          <table:table-cell office:value-type="float" office:value="1584" calcext:value-type="float">
            <text:p>1584</text:p>
          </table:table-cell>
          <table:table-cell office:value-type="string" calcext:value-type="string">
            <text:p>桟</text:p>
          </table:table-cell>
          <table:table-cell office:value-type="string" calcext:value-type="string">
            <text:p>PLANK BRIDGE</text:p>
          </table:table-cell>
          <table:table-cell office:value-type="string" calcext:value-type="string">
            <text:p>サン</text:p>
          </table:table-cell>
          <table:table-cell table:style-name="ce10"/>
          <table:table-cell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number-columns-repeated="1018"/>
        </table:table-row>
        <table:table-row table:style-name="ro32">
          <table:table-cell office:value-type="float" office:value="1585" calcext:value-type="float">
            <text:p>1585</text:p>
          </table:table-cell>
          <table:table-cell office:value-type="string" calcext:value-type="string">
            <text:p>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ぜに</text:p>
          </table:table-cell>
          <table:table-cell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number-columns-repeated="1018"/>
        </table:table-row>
        <table:table-row table:style-name="ro58">
          <table:table-cell office:value-type="float" office:value="1586" calcext:value-type="float">
            <text:p>1586</text:p>
          </table:table-cell>
          <table:table-cell office:value-type="string" calcext:value-type="string">
            <text:p>践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office:value-type="string" calcext:value-type="string">
            <text:p>practical effect)</text:p>
          </table:table-cell>
          <table:table-cell table:number-columns-repeated="1017"/>
        </table:table-row>
        <table:table-row table:style-name="ro11">
          <table:table-cell office:value-type="float" office:value="1587" calcext:value-type="float">
            <text:p>1587</text:p>
          </table:table-cell>
          <table:table-cell office:value-type="string" calcext:value-type="string">
            <text:p>浅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さ(い)</text:p>
          </table:table-cell>
          <table:table-cell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number-columns-repeated="1018"/>
        </table:table-row>
        <table:table-row table:style-name="ro60">
          <table:table-cell office:value-type="float" office:value="1588" calcext:value-type="float">
            <text:p>1588</text:p>
          </table:table-cell>
          <table:table-cell office:value-type="string" calcext:value-type="string">
            <text:p>洩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セツ</text:p>
            <text:p/>
            <text:p>エイ</text:p>
          </table:table-cell>
          <table:table-cell office:value-type="string" calcext:value-type="string">
            <text:p>も(る)</text:p>
            <text:p/>
            <text:p>も(れる)</text:p>
            <text:p/>
            <text:p>も(らす)</text:p>
          </table:table-cell>
          <table:table-cell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number-columns-repeated="1018"/>
        </table:table-row>
        <table:table-row table:style-name="ro31">
          <table:table-cell office:value-type="float" office:value="1589" calcext:value-type="float">
            <text:p>1589</text:p>
          </table:table-cell>
          <table:table-cell office:value-type="string" calcext:value-type="string">
            <text:p>壮</text:p>
          </table:table-cell>
          <table:table-cell office:value-type="string" calcext:value-type="string">
            <text:p>VIGOROUS</text:p>
            <text:p/>
            <text:p>GRAND</text:p>
          </table:table-cell>
          <table:table-cell office:value-type="string" calcext:value-type="string">
            <text:p>ソウ</text:p>
          </table:table-cell>
          <table:table-cell table:style-name="ce10"/>
          <table:table-cell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office:value-type="string" calcext:value-type="string">
            <text:p>robust ・ heroic</text:p>
          </table:table-cell>
          <table:table-cell table:number-columns-repeated="1017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string" calcext:value-type="string">
            <text:p>荘</text:p>
          </table:table-cell>
          <table:table-cell office:value-type="string" calcext:value-type="string">
            <text:p>VILLA</text:p>
            <text:p/>
            <text:p>DIGNIFIED</text:p>
          </table:table-cell>
          <table:table-cell office:value-type="string" calcext:value-type="string">
            <text:p>ソウ</text:p>
          </table:table-cell>
          <table:table-cell table:style-name="ce10"/>
          <table:table-cell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office:value-type="string" calcext:value-type="string">
            <text:p>solemn</text:p>
          </table:table-cell>
          <table:table-cell table:number-columns-repeated="1017"/>
        </table:table-row>
        <table:table-row table:style-name="ro16">
          <table:table-cell office:value-type="float" office:value="1591" calcext:value-type="float">
            <text:p>1591</text:p>
          </table:table-cell>
          <table:table-cell office:value-type="string" calcext:value-type="string">
            <text:p>装</text:p>
          </table:table-cell>
          <table:table-cell office:value-type="string" calcext:value-type="string">
            <text:p>DRESS</text:p>
            <text:p/>
            <text:p>FIT OUT</text:p>
          </table:table-cell>
          <table:table-cell office:value-type="string" calcext:value-type="string">
            <text:p>ソウ</text:p>
            <text:p/>
            <text:p>ショウ</text:p>
          </table:table-cell>
          <table:table-cell office:value-type="string" calcext:value-type="string">
            <text:p>よそお(う)</text:p>
          </table:table-cell>
          <table:table-cell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office:value-type="string" calcext:value-type="string">
            <text:p>disguise ・ equip</text:p>
          </table:table-cell>
          <table:table-cell table:number-columns-repeated="1017"/>
        </table:table-row>
        <table:table-row table:style-name="ro11">
          <table:table-cell office:value-type="float" office:value="1592" calcext:value-type="float">
            <text:p>1592</text:p>
          </table:table-cell>
          <table:table-cell office:value-type="string" calcext:value-type="string">
            <text:p>冥</text:p>
          </table:table-cell>
          <table:table-cell office:value-type="string" calcext:value-type="string">
            <text:p>DARK</text:p>
            <text:p/>
            <text:p>WORLD OF THE DEAD</text:p>
          </table:table-cell>
          <table:table-cell office:value-type="string" calcext:value-type="string">
            <text:p>ミョウ</text:p>
            <text:p/>
            <text:p>メイ</text:p>
          </table:table-cell>
          <table:table-cell table:style-name="ce10"/>
          <table:table-cell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number-columns-repeated="1018"/>
        </table:table-row>
        <table:table-row table:style-name="ro23">
          <table:table-cell office:value-type="float" office:value="1593" calcext:value-type="float">
            <text:p>1593</text:p>
          </table:table-cell>
          <table:table-cell office:value-type="string" calcext:value-type="string">
            <text:p>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くら(い)</text:p>
          </table:table-cell>
          <table:table-cell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number-columns-repeated="1018"/>
        </table:table-row>
        <table:table-row table:style-name="ro53">
          <table:table-cell office:value-type="float" office:value="1594" calcext:value-type="float">
            <text:p>1594</text:p>
          </table:table-cell>
          <table:table-cell office:value-type="string" calcext:value-type="string">
            <text:p>韻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イン</text:p>
          </table:table-cell>
          <table:table-cell table:style-name="ce10"/>
          <table:table-cell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office:value-type="string" calcext:value-type="string">
            <text:p>melodious tone</text:p>
          </table:table-cell>
          <table:table-cell table:number-columns-repeated="1017"/>
        </table:table-row>
        <table:table-row table:style-name="ro39">
          <table:table-cell office:value-type="float" office:value="1595" calcext:value-type="float">
            <text:p>1595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(-)そこ(なう)</text:p>
            <text:p/>
            <text:p>(-)そこ(ねる)</text:p>
          </table:table-cell>
          <table:table-cell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office:value-type="string" calcext:value-type="string">
            <text:p>disadvantage</text:p>
          </table:table-cell>
          <table:table-cell table:number-columns-repeated="1017"/>
        </table:table-row>
        <table:table-row table:style-name="ro16">
          <table:table-cell office:value-type="float" office:value="1596" calcext:value-type="float">
            <text:p>1596</text:p>
          </table:table-cell>
          <table:table-cell office:value-type="string" calcext:value-type="string">
            <text:p>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と(らえる)</text:p>
            <text:p/>
            <text:p>と(らわれる)</text:p>
            <text:p/>
            <text:p>と(る)</text:p>
            <text:p/>
            <text:p>つか(まえる)</text:p>
            <text:p/>
            <text:p>つか(まる)</text:p>
          </table:table-cell>
          <table:table-cell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office:value-type="string" calcext:value-type="string">
            <text:p>seize</text:p>
          </table:table-cell>
          <table:table-cell table:number-columns-repeated="1017"/>
        </table:table-row>
        <table:table-row table:style-name="ro40">
          <table:table-cell office:value-type="float" office:value="1597" calcext:value-type="float">
            <text:p>1597</text:p>
          </table:table-cell>
          <table:table-cell office:value-type="string" calcext:value-type="string">
            <text:p>挿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(す)</text:p>
          </table:table-cell>
          <table:table-cell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number-columns-repeated="1018"/>
        </table:table-row>
        <table:table-row table:style-name="ro39">
          <table:table-cell office:value-type="float" office:value="1598" calcext:value-type="float">
            <text:p>1598</text:p>
          </table:table-cell>
          <table:table-cell office:value-type="string" calcext:value-type="string">
            <text:p>補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おぎな(う)</text:p>
          </table:table-cell>
          <table:table-cell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office:value-type="string" calcext:value-type="string">
            <text:p>replenish</text:p>
          </table:table-cell>
          <table:table-cell table:number-columns-repeated="1017"/>
        </table:table-row>
        <table:table-row table:style-name="ro31">
          <table:table-cell office:value-type="float" office:value="1599" calcext:value-type="float">
            <text:p>1599</text:p>
          </table:table-cell>
          <table:table-cell office:value-type="string" calcext:value-type="string">
            <text:p>浦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ホ*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office:value-type="string" calcext:value-type="string">
            <text:p>small bay</text:p>
          </table:table-cell>
          <table:table-cell table:number-columns-repeated="1017"/>
        </table:table-row>
        <table:table-row table:style-name="ro7">
          <table:table-cell office:value-type="float" office:value="1600" calcext:value-type="float">
            <text:p>1600</text:p>
          </table:table-cell>
          <table:table-cell office:value-type="string" calcext:value-type="string">
            <text:p>哺</text:p>
          </table:table-cell>
          <table:table-cell office:value-type="string" calcext:value-type="string">
            <text:p>SUCKLE</text:p>
          </table:table-cell>
          <table:table-cell office:value-type="string" calcext:value-type="string">
            <text:p>ホ</text:p>
          </table:table-cell>
          <table:table-cell table:style-name="ce10"/>
          <table:table-cell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number-columns-repeated="1018"/>
        </table:table-row>
        <table:table-row table:style-name="ro29">
          <table:table-cell office:value-type="float" office:value="1601" calcext:value-type="float">
            <text:p>1601</text:p>
          </table:table-cell>
          <table:table-cell office:value-type="string" calcext:value-type="string">
            <text:p>舗</text:p>
          </table:table-cell>
          <table:table-cell office:value-type="string" calcext:value-type="string">
            <text:p>PAVE</text:p>
            <text:p/>
            <text:p>SHOP</text:p>
          </table:table-cell>
          <table:table-cell office:value-type="string" calcext:value-type="string">
            <text:p>ホ</text:p>
          </table:table-cell>
          <table:table-cell table:style-name="ce10"/>
          <table:table-cell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number-columns-repeated="1018"/>
        </table:table-row>
        <table:table-row table:style-name="ro15">
          <table:table-cell office:value-type="float" office:value="1602" calcext:value-type="float">
            <text:p>1602</text:p>
          </table:table-cell>
          <table:table-cell office:value-type="string" calcext:value-type="string">
            <text:p>掴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つか(む)</text:p>
            <text:p/>
            <text:p>つか(まえる)</text:p>
            <text:p/>
            <text:p>つか(まる)</text:p>
          </table:table-cell>
          <table:table-cell office:value-type="string" calcext:value-type="string">
            <text:p>掴む ・ つかむ ・ [vt] clutch, grasp, hold fast to</text:p>
          </table:table-cell>
          <table:table-cell office:value-type="string" calcext:value-type="string">
            <text:p>clutch</text:p>
          </table:table-cell>
          <table:table-cell table:number-columns-repeated="1017"/>
        </table:table-row>
        <table:table-row table:style-name="ro80">
          <table:table-cell office:value-type="float" office:value="1603" calcext:value-type="float">
            <text:p>1603</text:p>
          </table:table-cell>
          <table:table-cell office:value-type="string" calcext:value-type="string">
            <text:p>捉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とら(える)</text:p>
          </table:table-cell>
          <table:table-cell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office:value-type="string" calcext:value-type="string">
            <text:p>grasp</text:p>
          </table:table-cell>
          <table:table-cell table:number-columns-repeated="1017"/>
        </table:table-row>
        <table:table-row table:style-name="ro63">
          <table:table-cell office:value-type="float" office:value="1604" calcext:value-type="float">
            <text:p>1604</text:p>
          </table:table-cell>
          <table:table-cell office:value-type="string" calcext:value-type="string">
            <text:p>促</text:p>
          </table:table-cell>
          <table:table-cell office:value-type="string" calcext:value-type="string">
            <text:p>HASTEN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うなが(す)</text:p>
          </table:table-cell>
          <table:table-cell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office:value-type="string" calcext:value-type="string">
            <text:p>urge</text:p>
          </table:table-cell>
          <table:table-cell table:number-columns-repeated="1017"/>
        </table:table-row>
        <table:table-row table:style-name="ro40">
          <table:table-cell office:value-type="float" office:value="1605" calcext:value-type="float">
            <text:p>1605</text:p>
          </table:table-cell>
          <table:table-cell office:value-type="string" calcext:value-type="string">
            <text:p>筆</text:p>
          </table:table-cell>
          <table:table-cell office:value-type="string" calcext:value-type="string">
            <text:p>BRUSH</text:p>
            <text:p/>
            <text:p>WRITING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ふで</text:p>
          </table:table-cell>
          <table:table-cell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number-columns-repeated="1018"/>
        </table:table-row>
        <table:table-row table:style-name="ro71">
          <table:table-cell office:value-type="float" office:value="1606" calcext:value-type="float">
            <text:p>1606</text:p>
          </table:table-cell>
          <table:table-cell office:value-type="string" calcext:value-type="string">
            <text:p>津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office:value-type="string" calcext:value-type="string">
            <text:p>ferry</text:p>
          </table:table-cell>
          <table:table-cell table:number-columns-repeated="1017"/>
        </table:table-row>
        <table:table-row table:style-name="ro23">
          <table:table-cell office:value-type="float" office:value="1607" calcext:value-type="float">
            <text:p>1607</text:p>
          </table:table-cell>
          <table:table-cell office:value-type="string" calcext:value-type="string">
            <text:p>律</text:p>
          </table:table-cell>
          <table:table-cell office:value-type="string" calcext:value-type="string">
            <text:p>LAW</text:p>
            <text:p/>
            <text:p>RHYTHM</text:p>
          </table:table-cell>
          <table:table-cell office:value-type="string" calcext:value-type="string">
            <text:p>リツ</text:p>
            <text:p/>
            <text:p>リチ</text:p>
          </table:table-cell>
          <table:table-cell table:style-name="ce10"/>
          <table:table-cell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office:value-type="string" calcext:value-type="string">
            <text:p>commandment ・ tone</text:p>
          </table:table-cell>
          <table:table-cell table:number-columns-repeated="1017"/>
        </table:table-row>
        <table:table-row table:style-name="ro14">
          <table:table-cell office:value-type="float" office:value="1608" calcext:value-type="float">
            <text:p>1608</text:p>
          </table:table-cell>
          <table:table-cell office:value-type="string" calcext:value-type="string">
            <text:p>逮</text:p>
          </table:table-cell>
          <table:table-cell office:value-type="string" calcext:value-type="string">
            <text:p>CATCH A CRIMINAL</text:p>
          </table:table-cell>
          <table:table-cell office:value-type="string" calcext:value-type="string">
            <text:p>タイ</text:p>
          </table:table-cell>
          <table:table-cell table:style-name="ce10"/>
          <table:table-cell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number-columns-repeated="1018"/>
        </table:table-row>
        <table:table-row table:style-name="ro26">
          <table:table-cell office:value-type="float" office:value="1609" calcext:value-type="float">
            <text:p>1609</text:p>
          </table:table-cell>
          <table:table-cell office:value-type="string" calcext:value-type="string">
            <text:p>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ケン</text:p>
            <text:p/>
            <text:p>コン</text:p>
          </table:table-cell>
          <table:table-cell office:value-type="string" calcext:value-type="string">
            <text:p>た(てる)</text:p>
            <text:p/>
            <text:p>た(て)</text:p>
            <text:p/>
            <text:p>-だ(て)</text:p>
            <text:p/>
            <text:p>た(つ)</text:p>
          </table:table-cell>
          <table:table-cell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number-columns-repeated="1018"/>
        </table:table-row>
        <table:table-row table:style-name="ro63">
          <table:table-cell office:value-type="float" office:value="1610" calcext:value-type="float">
            <text:p>1610</text:p>
          </table:table-cell>
          <table:table-cell office:value-type="string" calcext:value-type="string">
            <text:p>健</text:p>
          </table:table-cell>
          <table:table-cell office:value-type="string" calcext:value-type="string">
            <text:p>ROBUST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すこ(やか)</text:p>
          </table:table-cell>
          <table:table-cell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office:value-type="string" calcext:value-type="string">
            <text:p>healthy</text:p>
          </table:table-cell>
          <table:table-cell table:number-columns-repeated="1017"/>
        </table:table-row>
        <table:table-row table:style-name="ro12">
          <table:table-cell office:value-type="float" office:value="1611" calcext:value-type="float">
            <text:p>1611</text:p>
          </table:table-cell>
          <table:table-cell office:value-type="string" calcext:value-type="string">
            <text:p>康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number-columns-repeated="1018"/>
        </table:table-row>
        <table:table-row table:style-name="ro12">
          <table:table-cell office:value-type="float" office:value="1612" calcext:value-type="float">
            <text:p>1612</text:p>
          </table:table-cell>
          <table:table-cell office:value-type="string" calcext:value-type="string">
            <text:p>庸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ヨウ</text:p>
          </table:table-cell>
          <table:table-cell table:style-name="ce10"/>
          <table:table-cell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number-columns-repeated="1018"/>
        </table:table-row>
        <table:table-row table:style-name="ro34">
          <table:table-cell office:value-type="float" office:value="1613" calcext:value-type="float">
            <text:p>1613</text:p>
          </table:table-cell>
          <table:table-cell office:value-type="string" calcext:value-type="string">
            <text:p>粛</text:p>
          </table:table-cell>
          <table:table-cell office:value-type="string" calcext:value-type="string">
            <text:p>PURGE</text:p>
            <text:p/>
            <text:p>HUSHED</text:p>
          </table:table-cell>
          <table:table-cell office:value-type="string" calcext:value-type="string">
            <text:p>シュク</text:p>
          </table:table-cell>
          <table:table-cell table:style-name="ce10"/>
          <table:table-cell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office:value-type="string" calcext:value-type="string">
            <text:p>solemnly</text:p>
          </table:table-cell>
          <table:table-cell table:number-columns-repeated="1017"/>
        </table:table-row>
        <table:table-row table:style-name="ro14">
          <table:table-cell office:value-type="float" office:value="1614" calcext:value-type="float">
            <text:p>1614</text:p>
          </table:table-cell>
          <table:table-cell office:value-type="string" calcext:value-type="string">
            <text:p>繍</text:p>
          </table:table-cell>
          <table:table-cell office:value-type="string" calcext:value-type="string">
            <text:p>EMBROIDERY</text:p>
          </table:table-cell>
          <table:table-cell office:value-type="string" calcext:value-type="string">
            <text:p>シュウ</text:p>
          </table:table-cell>
          <table:table-cell table:style-name="ce10"/>
          <table:table-cell office:value-type="string" calcext:value-type="string">
            <text:p>刺繍 ・ ししゅう ・ embroidery</text:p>
          </table:table-cell>
          <table:table-cell office:value-type="string" calcext:value-type="string">
            <text:p>brocade</text:p>
          </table:table-cell>
          <table:table-cell table:number-columns-repeated="1017"/>
        </table:table-row>
        <table:table-row table:style-name="ro29">
          <table:table-cell office:value-type="float" office:value="1615" calcext:value-type="float">
            <text:p>1615</text:p>
          </table:table-cell>
          <table:table-cell office:value-type="string" calcext:value-type="string">
            <text:p>唐</text:p>
          </table:table-cell>
          <table:table-cell office:value-type="string" calcext:value-type="string">
            <text:p>TANG DYNASTY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から</text:p>
          </table:table-cell>
          <table:table-cell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number-columns-repeated="1018"/>
        </table:table-row>
        <table:table-row table:style-name="ro20">
          <table:table-cell office:value-type="float" office:value="1616" calcext:value-type="float">
            <text:p>1616</text:p>
          </table:table-cell>
          <table:table-cell office:value-type="string" calcext:value-type="string">
            <text:p>糖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トウ</text:p>
          </table:table-cell>
          <table:table-cell table:style-name="ce10"/>
          <table:table-cell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number-columns-repeated="1018"/>
        </table:table-row>
        <table:table-row table:style-name="ro31">
          <table:table-cell office:value-type="float" office:value="1617" calcext:value-type="float">
            <text:p>1617</text:p>
          </table:table-cell>
          <table:table-cell office:value-type="string" calcext:value-type="string">
            <text:p>粧</text:p>
          </table:table-cell>
          <table:table-cell office:value-type="string" calcext:value-type="string">
            <text:p>APPLY MAKEUP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number-columns-repeated="1018"/>
        </table:table-row>
        <table:table-row table:style-name="ro11">
          <table:table-cell office:value-type="float" office:value="1618" calcext:value-type="float">
            <text:p>1618</text:p>
          </table:table-cell>
          <table:table-cell office:value-type="string" calcext:value-type="string">
            <text:p>糧</text:p>
          </table:table-cell>
          <table:table-cell office:value-type="string" calcext:value-type="string">
            <text:p>FOOD PROVISIONS</text:p>
          </table:table-cell>
          <table:table-cell office:value-type="string" calcext:value-type="string">
            <text:p>リョウ</text:p>
            <text:p/>
            <text:p>ロウ</text:p>
          </table:table-cell>
          <table:table-cell office:value-type="string" calcext:value-type="string">
            <text:p>かて</text:p>
          </table:table-cell>
          <table:table-cell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number-columns-repeated="1018"/>
        </table:table-row>
        <table:table-row table:style-name="ro46">
          <table:table-cell office:value-type="float" office:value="1619" calcext:value-type="float">
            <text:p>1619</text:p>
          </table:table-cell>
          <table:table-cell office:value-type="string" calcext:value-type="string">
            <text:p>粉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こ</text:p>
            <text:p/>
            <text:p>こな</text:p>
          </table:table-cell>
          <table:table-cell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number-columns-repeated="1018"/>
        </table:table-row>
        <table:table-row table:style-name="ro28">
          <table:table-cell office:value-type="float" office:value="1620" calcext:value-type="float">
            <text:p>1620</text:p>
          </table:table-cell>
          <table:table-cell office:value-type="string" calcext:value-type="string">
            <text:p>紛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まぎ(れる)</text:p>
            <text:p/>
            <text:p>-まぎ(れ)</text:p>
            <text:p/>
            <text:p>まぎ(らす)</text:p>
            <text:p/>
            <text:p>まぎ(らわす)</text:p>
            <text:p/>
            <text:p>まぎ(らわしい)</text:p>
          </table:table-cell>
          <table:table-cell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number-columns-repeated="1018"/>
        </table:table-row>
        <table:table-row table:style-name="ro53">
          <table:table-cell office:value-type="float" office:value="1621" calcext:value-type="float">
            <text:p>1621</text:p>
          </table:table-cell>
          <table:table-cell office:value-type="string" calcext:value-type="string">
            <text:p>糾</text:p>
          </table:table-cell>
          <table:table-cell office:value-type="string" calcext:value-type="string">
            <text:p>INQUIRE INTO</text:p>
          </table:table-cell>
          <table:table-cell office:value-type="string" calcext:value-type="string">
            <text:p>キュウ</text:p>
          </table:table-cell>
          <table:table-cell table:style-name="ce10"/>
          <table:table-cell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number-columns-repeated="1018"/>
        </table:table-row>
        <table:table-row table:style-name="ro23">
          <table:table-cell office:value-type="float" office:value="1622" calcext:value-type="float">
            <text:p>1622</text:p>
          </table:table-cell>
          <table:table-cell office:value-type="string" calcext:value-type="string">
            <text:p>粋</text:p>
          </table:table-cell>
          <table:table-cell office:value-type="string" calcext:value-type="string">
            <text:p>REFINE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number-columns-repeated="1018"/>
        </table:table-row>
        <table:table-row table:style-name="ro28">
          <table:table-cell office:value-type="float" office:value="1623" calcext:value-type="float">
            <text:p>1623</text:p>
          </table:table-cell>
          <table:table-cell office:value-type="string" calcext:value-type="string">
            <text:p>砕</text:p>
          </table:table-cell>
          <table:table-cell office:value-type="string" calcext:value-type="string">
            <text:p>CRUSH UP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くだ(く)</text:p>
            <text:p/>
            <text:p>くだ(ける)</text:p>
          </table:table-cell>
          <table:table-cell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number-columns-repeated="1018"/>
        </table:table-row>
        <table:table-row table:style-name="ro31">
          <table:table-cell office:value-type="float" office:value="1624" calcext:value-type="float">
            <text:p>1624</text:p>
          </table:table-cell>
          <table:table-cell office:value-type="string" calcext:value-type="string">
            <text:p>枠</text:p>
          </table:table-cell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わく</text:p>
          </table:table-cell>
          <table:table-cell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number-columns-repeated="1018"/>
        </table:table-row>
        <table:table-row table:style-name="ro26">
          <table:table-cell office:value-type="float" office:value="1625" calcext:value-type="float">
            <text:p>1625</text:p>
          </table:table-cell>
          <table:table-cell office:value-type="string" calcext:value-type="string">
            <text:p>酔</text:p>
          </table:table-cell>
          <table:table-cell office:value-type="string" calcext:value-type="string">
            <text:p>BECOME INTOXICATE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よ(う)</text:p>
            <text:p/>
            <text:p>よ(い)</text:p>
          </table:table-cell>
          <table:table-cell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number-columns-repeated="1018"/>
        </table:table-row>
        <table:table-row table:style-name="ro6">
          <table:table-cell office:value-type="float" office:value="1626" calcext:value-type="float">
            <text:p>1626</text:p>
          </table:table-cell>
          <table:table-cell office:value-type="string" calcext:value-type="string">
            <text:p>醒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さ(める)*</text:p>
            <text:p/>
            <text:p>さ(ます)*</text:p>
          </table:table-cell>
          <table:table-cell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office:value-type="string" calcext:value-type="string">
            <text:p>awake; sober up</text:p>
          </table:table-cell>
          <table:table-cell table:number-columns-repeated="1017"/>
        </table:table-row>
        <table:table-row table:style-name="ro50">
          <table:table-cell office:value-type="float" office:value="1627" calcext:value-type="float">
            <text:p>1627</text:p>
          </table:table-cell>
          <table:table-cell office:value-type="string" calcext:value-type="string">
            <text:p>酬</text:p>
          </table:table-cell>
          <table:table-cell office:value-type="string" calcext:value-type="string">
            <text:p>RECIPROCATE</text:p>
          </table:table-cell>
          <table:table-cell office:value-type="string" calcext:value-type="string">
            <text:p>シュウ</text:p>
          </table:table-cell>
          <table:table-cell table:style-name="ce10"/>
          <table:table-cell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office:value-type="string" calcext:value-type="string">
            <text:p>recompense</text:p>
          </table:table-cell>
          <table:table-cell table:number-columns-repeated="1017"/>
        </table:table-row>
        <table:table-row table:style-name="ro46">
          <table:table-cell office:value-type="float" office:value="1628" calcext:value-type="float">
            <text:p>1628</text:p>
          </table:table-cell>
          <table:table-cell office:value-type="string" calcext:value-type="string">
            <text:p>酷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ひど(い)*</text:p>
          </table:table-cell>
          <table:table-cell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office:value-type="string" calcext:value-type="string">
            <text:p>cruel</text:p>
          </table:table-cell>
          <table:table-cell table:number-columns-repeated="1017"/>
        </table:table-row>
        <table:table-row table:style-name="ro26">
          <table:table-cell office:value-type="float" office:value="1629" calcext:value-type="float">
            <text:p>1629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COMMONPLACE</text:p>
          </table:table-cell>
          <table:table-cell office:value-type="string" calcext:value-type="string">
            <text:p>ボン</text:p>
            <text:p/>
            <text:p>ハン</text:p>
          </table:table-cell>
          <table:table-cell table:style-name="ce10"/>
          <table:table-cell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office:value-type="string" calcext:value-type="string">
            <text:p>mediocre</text:p>
          </table:table-cell>
          <table:table-cell table:number-columns-repeated="1017"/>
        </table:table-row>
        <table:table-row table:style-name="ro24">
          <table:table-cell office:value-type="float" office:value="1630" calcext:value-type="float">
            <text:p>1630</text:p>
          </table:table-cell>
          <table:table-cell office:value-type="string" calcext:value-type="string">
            <text:p>凧</text:p>
          </table:table-cell>
          <table:table-cell office:value-type="string" calcext:value-type="string">
            <text:p>KITE</text:p>
          </table:table-cell>
          <table:table-cell/>
          <table:table-cell office:value-type="string" calcext:value-type="string">
            <text:p>たこ</text:p>
          </table:table-cell>
          <table:table-cell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number-columns-repeated="1018"/>
        </table:table-row>
        <table:table-row table:style-name="ro40">
          <table:table-cell office:value-type="float" office:value="1631" calcext:value-type="float">
            <text:p>1631</text:p>
          </table:table-cell>
          <table:table-cell office:value-type="string" calcext:value-type="string">
            <text:p>帆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number-columns-repeated="1018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汎</text:p>
          </table:table-cell>
          <table:table-cell office:value-type="string" calcext:value-type="string">
            <text:p>PAN-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office:value-type="string" calcext:value-type="string">
            <text:p>pan-</text:p>
          </table:table-cell>
          <table:table-cell table:number-columns-repeated="1017"/>
        </table:table-row>
        <table:table-row table:style-name="ro63">
          <table:table-cell office:value-type="float" office:value="1633" calcext:value-type="float">
            <text:p>1633</text:p>
          </table:table-cell>
          <table:table-cell office:value-type="string" calcext:value-type="string">
            <text:p>恐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そ(れる)</text:p>
            <text:p/>
            <text:p>おそ(る)</text:p>
            <text:p/>
            <text:p>おそ(ろしい)</text:p>
          </table:table-cell>
          <table:table-cell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number-columns-repeated="1018"/>
        </table:table-row>
        <table:table-row table:style-name="ro40">
          <table:table-cell office:value-type="float" office:value="1634" calcext:value-type="float">
            <text:p>1634</text:p>
          </table:table-cell>
          <table:table-cell office:value-type="string" calcext:value-type="string">
            <text:p>怖</text:p>
          </table:table-cell>
          <table:table-cell office:value-type="string" calcext:value-type="string">
            <text:p>FEARFUL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こわ(い)</text:p>
            <text:p/>
            <text:p>こわ(がる)</text:p>
          </table:table-cell>
          <table:table-cell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number-columns-repeated="1018"/>
        </table:table-row>
        <table:table-row table:style-name="ro16">
          <table:table-cell office:value-type="float" office:value="1635" calcext:value-type="float">
            <text:p>1635</text:p>
          </table:table-cell>
          <table:table-cell office:value-type="string" calcext:value-type="string">
            <text:p>築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きず(く)</text:p>
          </table:table-cell>
          <table:table-cell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number-columns-repeated="1018"/>
        </table:table-row>
        <table:table-row table:style-name="ro38">
          <table:table-cell office:value-type="float" office:value="1636" calcext:value-type="float">
            <text:p>1636</text:p>
          </table:table-cell>
          <table:table-cell office:value-type="string" calcext:value-type="string">
            <text:p>尋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たず(ねる)</text:p>
          </table:table-cell>
          <table:table-cell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office:value-type="string" calcext:value-type="string">
            <text:p>look for</text:p>
          </table:table-cell>
          <table:table-cell table:number-columns-repeated="1017"/>
        </table:table-row>
        <table:table-row table:style-name="ro42">
          <table:table-cell office:value-type="float" office:value="1637" calcext:value-type="float">
            <text:p>1637</text:p>
          </table:table-cell>
          <table:table-cell office:value-type="string" calcext:value-type="string">
            <text:p>訊</text:p>
          </table:table-cell>
          <table:table-cell office:value-type="string" calcext:value-type="string">
            <text:p>INTERROGAT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たず(ねる)</text:p>
            <text:p/>
            <text:p>き(く)</text:p>
          </table:table-cell>
          <table:table-cell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office:value-type="string" calcext:value-type="string">
            <text:p>inquire, ask</text:p>
          </table:table-cell>
          <table:table-cell table:number-columns-repeated="1017"/>
        </table:table-row>
        <table:table-row table:style-name="ro71">
          <table:table-cell office:value-type="float" office:value="1638" calcext:value-type="float">
            <text:p>1638</text:p>
          </table:table-cell>
          <table:table-cell office:value-type="string" calcext:value-type="string">
            <text:p>諮</text:p>
          </table:table-cell>
          <table:table-cell office:value-type="string" calcext:value-type="string">
            <text:p>CONSUL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office:value-type="string" calcext:value-type="string">
            <text:p>ask for advice</text:p>
          </table:table-cell>
          <table:table-cell table:number-columns-repeated="1017"/>
        </table:table-row>
        <table:table-row table:style-name="ro26">
          <table:table-cell office:value-type="float" office:value="1639" calcext:value-type="float">
            <text:p>1639</text:p>
          </table:table-cell>
          <table:table-cell office:value-type="string" calcext:value-type="string">
            <text:p>抗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らが(う)</text:p>
          </table:table-cell>
          <table:table-cell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number-columns-repeated="1018"/>
        </table:table-row>
        <table:table-row table:style-name="ro40">
          <table:table-cell office:value-type="float" office:value="1640" calcext:value-type="float">
            <text:p>1640</text:p>
          </table:table-cell>
          <table:table-cell office:value-type="string" calcext:value-type="string">
            <text:p>航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number-columns-repeated="1018"/>
        </table:table-row>
        <table:table-row table:style-name="ro19">
          <table:table-cell office:value-type="float" office:value="1641" calcext:value-type="float">
            <text:p>1641</text:p>
          </table:table-cell>
          <table:table-cell office:value-type="string" calcext:value-type="string">
            <text:p>坑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office:value-type="string" calcext:value-type="string">
            <text:p>of a mine</text:p>
          </table:table-cell>
          <table:table-cell table:number-columns-repeated="1017"/>
        </table:table-row>
        <table:table-row table:style-name="ro54">
          <table:table-cell office:value-type="float" office:value="1642" calcext:value-type="float">
            <text:p>1642</text:p>
          </table:table-cell>
          <table:table-cell office:value-type="string" calcext:value-type="string">
            <text:p>拝</text:p>
          </table:table-cell>
          <table:table-cell office:value-type="string" calcext:value-type="string">
            <text:p>WORSHIP</text:p>
            <text:p/>
            <text:p>HUMBLY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おが(む)</text:p>
          </table:table-cell>
          <table:table-cell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number-columns-repeated="1018"/>
        </table:table-row>
        <table:table-row table:style-name="ro23">
          <table:table-cell office:value-type="float" office:value="1643" calcext:value-type="float">
            <text:p>1643</text:p>
          </table:table-cell>
          <table:table-cell office:value-type="string" calcext:value-type="string">
            <text:p>耕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がや(す)</text:p>
          </table:table-cell>
          <table:table-cell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number-columns-repeated="1018"/>
        </table:table-row>
        <table:table-row table:style-name="ro64">
          <table:table-cell office:value-type="float" office:value="1644" calcext:value-type="float">
            <text:p>1644</text:p>
          </table:table-cell>
          <table:table-cell office:value-type="string" calcext:value-type="string">
            <text:p>耗</text:p>
          </table:table-cell>
          <table:table-cell office:value-type="string" calcext:value-type="string">
            <text:p>WEAR AWAY</text:p>
          </table:table-cell>
          <table:table-cell office:value-type="string" calcext:value-type="string">
            <text:p>モウ</text:p>
            <text:p/>
            <text:p>コウ</text:p>
          </table:table-cell>
          <table:table-cell table:style-name="ce10"/>
          <table:table-cell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number-columns-repeated="1018"/>
        </table:table-row>
        <table:table-row table:style-name="ro21">
          <table:table-cell office:value-type="float" office:value="1645" calcext:value-type="float">
            <text:p>1645</text:p>
          </table:table-cell>
          <table:table-cell office:value-type="string" calcext:value-type="string">
            <text:p>崇</text:p>
          </table:table-cell>
          <table:table-cell office:value-type="string" calcext:value-type="string">
            <text:p>REVERENCE</text:p>
          </table:table-cell>
          <table:table-cell office:value-type="string" calcext:value-type="string">
            <text:p>スウ</text:p>
          </table:table-cell>
          <table:table-cell table:style-name="ce10"/>
          <table:table-cell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number-columns-repeated="1018"/>
        </table:table-row>
        <table:table-row table:style-name="ro40">
          <table:table-cell office:value-type="float" office:value="1646" calcext:value-type="float">
            <text:p>1646</text:p>
          </table:table-cell>
          <table:table-cell office:value-type="string" calcext:value-type="string">
            <text:p>灰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number-columns-repeated="1018"/>
        </table:table-row>
        <table:table-row table:style-name="ro59">
          <table:table-cell office:value-type="float" office:value="1647" calcext:value-type="float">
            <text:p>1647</text:p>
          </table:table-cell>
          <table:table-cell office:value-type="string" calcext:value-type="string">
            <text:p>炭</text:p>
          </table:table-cell>
          <table:table-cell office:value-type="string" calcext:value-type="string">
            <text:p>[CHAR]COAL</text:p>
            <text:p/>
            <text:p>CARBON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number-columns-repeated="1018"/>
        </table:table-row>
        <table:table-row table:style-name="ro40">
          <table:table-cell office:value-type="float" office:value="1648" calcext:value-type="float">
            <text:p>1648</text:p>
          </table:table-cell>
          <table:table-cell office:value-type="string" calcext:value-type="string">
            <text:p>岸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きし</text:p>
          </table:table-cell>
          <table:table-cell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office:value-type="string" calcext:value-type="string">
            <text:p>bank</text:p>
          </table:table-cell>
          <table:table-cell table:number-columns-repeated="1017"/>
        </table:table-row>
        <table:table-row table:style-name="ro46">
          <table:table-cell office:value-type="float" office:value="1649" calcext:value-type="float">
            <text:p>1649</text:p>
          </table:table-cell>
          <table:table-cell office:value-type="string" calcext:value-type="string">
            <text:p>岩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office:value-type="string" calcext:value-type="string">
            <text:p>crag</text:p>
          </table:table-cell>
          <table:table-cell table:number-columns-repeated="1017"/>
        </table:table-row>
        <table:table-row table:style-name="ro41">
          <table:table-cell office:value-type="float" office:value="1650" calcext:value-type="float">
            <text:p>1650</text:p>
          </table:table-cell>
          <table:table-cell office:value-type="string" calcext:value-type="string">
            <text:p>崩</text:p>
          </table:table-cell>
          <table:table-cell office:value-type="string" calcext:value-type="string">
            <text:p>CRUMBL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くず(れる)</text:p>
            <text:p/>
            <text:p>-くず(れ)</text:p>
            <text:p/>
            <text:p>くず(す)</text:p>
          </table:table-cell>
          <table:table-cell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number-columns-repeated="1018"/>
        </table:table-row>
        <table:table-row table:style-name="ro3">
          <table:table-cell office:value-type="float" office:value="1651" calcext:value-type="float">
            <text:p>1651</text:p>
          </table:table-cell>
          <table:table-cell office:value-type="string" calcext:value-type="string">
            <text:p>嵐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ラン*</text:p>
          </table:table-cell>
          <table:table-cell office:value-type="string" calcext:value-type="string">
            <text:p>あらし</text:p>
          </table:table-cell>
          <table:table-cell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number-columns-repeated="1018"/>
        </table:table-row>
        <table:table-row table:style-name="ro33">
          <table:table-cell office:value-type="float" office:value="1652" calcext:value-type="float">
            <text:p>1652</text:p>
          </table:table-cell>
          <table:table-cell office:value-type="string" calcext:value-type="string">
            <text:p>崖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がけ</text:p>
          </table:table-cell>
          <table:table-cell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number-columns-repeated="1018"/>
        </table:table-row>
        <table:table-row table:style-name="ro36">
          <table:table-cell office:value-type="float" office:value="1653" calcext:value-type="float">
            <text:p>1653</text:p>
          </table:table-cell>
          <table:table-cell office:value-type="string" calcext:value-type="string">
            <text:p>催</text:p>
          </table:table-cell>
          <table:table-cell office:value-type="string" calcext:value-type="string">
            <text:p>SPONSOR</text:p>
            <text:p/>
            <text:p>PRESS FOR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もよお(す)</text:p>
          </table:table-cell>
          <table:table-cell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office:value-type="string" calcext:value-type="string">
            <text:p>hold an event, make happen</text:p>
          </table:table-cell>
          <table:table-cell table:number-columns-repeated="1017"/>
        </table:table-row>
        <table:table-row table:style-name="ro16">
          <table:table-cell office:value-type="float" office:value="1654" calcext:value-type="float">
            <text:p>1654</text:p>
          </table:table-cell>
          <table:table-cell office:value-type="string" calcext:value-type="string">
            <text:p>焦</text:p>
          </table:table-cell>
          <table:table-cell office:value-type="string" calcext:value-type="string">
            <text:p>SCORCH</text:p>
            <text:p/>
            <text:p>BE IMPATIEN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こ(げる)</text:p>
            <text:p/>
            <text:p>こ(がす)</text:p>
            <text:p/>
            <text:p>こ(がれる)</text:p>
            <text:p/>
            <text:p>あせ(る)</text:p>
          </table:table-cell>
          <table:table-cell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number-columns-repeated="1018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礁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number-columns-repeated="1018"/>
        </table:table-row>
        <table:table-row table:style-name="ro36">
          <table:table-cell office:value-type="float" office:value="1656" calcext:value-type="float">
            <text:p>1656</text:p>
          </table:table-cell>
          <table:table-cell office:value-type="string" calcext:value-type="string">
            <text:p>奮</text:p>
          </table:table-cell>
          <table:table-cell office:value-type="string" calcext:value-type="string">
            <text:p>ROUSE UP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ふる(う)</text:p>
          </table:table-cell>
          <table:table-cell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number-columns-repeated="1018"/>
        </table:table-row>
        <table:table-row table:style-name="ro16">
          <table:table-cell office:value-type="float" office:value="1657" calcext:value-type="float">
            <text:p>1657</text:p>
          </table:table-cell>
          <table:table-cell office:value-type="string" calcext:value-type="string">
            <text:p>奪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ダツ</text:p>
          </table:table-cell>
          <table:table-cell office:value-type="string" calcext:value-type="string">
            <text:p>うば(う)</text:p>
          </table:table-cell>
          <table:table-cell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office:value-type="string" calcext:value-type="string">
            <text:p>seize</text:p>
          </table:table-cell>
          <table:table-cell table:number-columns-repeated="1017"/>
        </table:table-row>
        <table:table-row table:style-name="ro15">
          <table:table-cell office:value-type="float" office:value="1658" calcext:value-type="float">
            <text:p>1658</text:p>
          </table:table-cell>
          <table:table-cell office:value-type="string" calcext:value-type="string">
            <text:p>隻</text:p>
          </table:table-cell>
          <table:table-cell office:value-type="string" calcext:value-type="string">
            <text:p>ONE OF A PAIR</text:p>
            <text:p/>
            <text:p>COUNTER FOR SHIPS</text:p>
          </table:table-cell>
          <table:table-cell office:value-type="string" calcext:value-type="string">
            <text:p>セキ</text:p>
          </table:table-cell>
          <table:table-cell table:style-name="ce10"/>
          <table:table-cell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number-columns-repeated="1018"/>
        </table:table-row>
        <table:table-row table:style-name="ro30">
          <table:table-cell office:value-type="float" office:value="1659" calcext:value-type="float">
            <text:p>1659</text:p>
          </table:table-cell>
          <table:table-cell office:value-type="string" calcext:value-type="string">
            <text:p>獲</text:p>
          </table:table-cell>
          <table:table-cell office:value-type="string" calcext:value-type="string">
            <text:p>CATCH GAME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え(る)</text:p>
          </table:table-cell>
          <table:table-cell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number-columns-repeated="1018"/>
        </table:table-row>
        <table:table-row table:style-name="ro58">
          <table:table-cell office:value-type="float" office:value="1660" calcext:value-type="float">
            <text:p>1660</text:p>
          </table:table-cell>
          <table:table-cell office:value-type="string" calcext:value-type="string">
            <text:p>穫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カク</text:p>
          </table:table-cell>
          <table:table-cell table:style-name="ce10"/>
          <table:table-cell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number-columns-repeated="1018"/>
        </table:table-row>
        <table:table-row table:style-name="ro40">
          <table:table-cell office:value-type="float" office:value="1661" calcext:value-type="float">
            <text:p>1661</text:p>
          </table:table-cell>
          <table:table-cell office:value-type="string" calcext:value-type="string">
            <text:p>護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まも(る)*</text:p>
          </table:table-cell>
          <table:table-cell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number-columns-repeated="1018"/>
        </table:table-row>
        <table:table-row table:style-name="ro23">
          <table:table-cell office:value-type="float" office:value="1662" calcext:value-type="float">
            <text:p>1662</text:p>
          </table:table-cell>
          <table:table-cell office:value-type="string" calcext:value-type="string">
            <text:p>譲</text:p>
          </table:table-cell>
          <table:table-cell office:value-type="string" calcext:value-type="string">
            <text:p>CED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ゆず(る)</text:p>
          </table:table-cell>
          <table:table-cell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office:value-type="string" calcext:value-type="string">
            <text:p>yield</text:p>
          </table:table-cell>
          <table:table-cell table:number-columns-repeated="1017"/>
        </table:table-row>
        <table:table-row table:style-name="ro38">
          <table:table-cell office:value-type="float" office:value="1663" calcext:value-type="float">
            <text:p>1663</text:p>
          </table:table-cell>
          <table:table-cell office:value-type="string" calcext:value-type="string">
            <text:p>嬢</text:p>
          </table:table-cell>
          <table:table-cell office:value-type="string" calcext:value-type="string">
            <text:p>YOUNG LADY</text:p>
          </table:table-cell>
          <table:table-cell office:value-type="string" calcext:value-type="string">
            <text:p>ジョウ</text:p>
          </table:table-cell>
          <table:table-cell table:style-name="ce10"/>
          <table:table-cell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number-columns-repeated="1018"/>
        </table:table-row>
        <table:table-row table:style-name="ro21">
          <table:table-cell office:value-type="float" office:value="1664" calcext:value-type="float">
            <text:p>1664</text:p>
          </table:table-cell>
          <table:table-cell office:value-type="string" calcext:value-type="string">
            <text:p>醸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かも(す)</text:p>
          </table:table-cell>
          <table:table-cell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number-columns-repeated="1018"/>
        </table:table-row>
        <table:table-row table:style-name="ro14">
          <table:table-cell office:value-type="float" office:value="1665" calcext:value-type="float">
            <text:p>1665</text:p>
          </table:table-cell>
          <table:table-cell office:value-type="string" calcext:value-type="string">
            <text:p>壌</text:p>
          </table:table-cell>
          <table:table-cell office:value-type="string" calcext:value-type="string">
            <text:p>ARABLE SOIL</text:p>
          </table:table-cell>
          <table:table-cell office:value-type="string" calcext:value-type="string">
            <text:p>ジョウ</text:p>
          </table:table-cell>
          <table:table-cell table:style-name="ce10"/>
          <table:table-cell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number-columns-repeated="1018"/>
        </table:table-row>
        <table:table-row table:style-name="ro51">
          <table:table-cell office:value-type="float" office:value="1666" calcext:value-type="float">
            <text:p>1666</text:p>
          </table:table-cell>
          <table:table-cell office:value-type="string" calcext:value-type="string">
            <text:p>壊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こわ(す)</text:p>
            <text:p/>
            <text:p>こわ(れる)</text:p>
          </table:table-cell>
          <table:table-cell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number-columns-repeated="1018"/>
        </table:table-row>
        <table:table-row table:style-name="ro39">
          <table:table-cell office:value-type="float" office:value="1667" calcext:value-type="float">
            <text:p>1667</text:p>
          </table:table-cell>
          <table:table-cell office:value-type="string" calcext:value-type="string">
            <text:p>懐</text:p>
          </table:table-cell>
          <table:table-cell office:value-type="string" calcext:value-type="string">
            <text:p>BOSOM</text:p>
            <text:p/>
            <text:p>LONG FOR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ふところ</text:p>
            <text:p/>
            <text:p>なつ(かしい)</text:p>
            <text:p/>
            <text:p>なつ(かしむ)</text:p>
            <text:p/>
            <text:p>なつ(く)</text:p>
            <text:p/>
            <text:p>なつ(ける)</text:p>
          </table:table-cell>
          <table:table-cell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office:value-type="string" calcext:value-type="string">
            <text:p>embosom</text:p>
          </table:table-cell>
          <table:table-cell table:number-columns-repeated="1017"/>
        </table:table-row>
        <table:table-row table:style-name="ro6">
          <table:table-cell office:value-type="float" office:value="1668" calcext:value-type="float">
            <text:p>1668</text:p>
          </table:table-cell>
          <table:table-cell office:value-type="string" calcext:value-type="string">
            <text:p>徳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トク</text:p>
          </table:table-cell>
          <table:table-cell table:style-name="ce10"/>
          <table:table-cell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number-columns-repeated="1018"/>
        </table:table-row>
        <table:table-row table:style-name="ro66">
          <table:table-cell office:value-type="float" office:value="1669" calcext:value-type="float">
            <text:p>1669</text:p>
          </table:table-cell>
          <table:table-cell office:value-type="string" calcext:value-type="string">
            <text:p>聴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number-columns-repeated="1018"/>
        </table:table-row>
        <table:table-row table:style-name="ro28">
          <table:table-cell office:value-type="float" office:value="1670" calcext:value-type="float">
            <text:p>1670</text:p>
          </table:table-cell>
          <table:table-cell office:value-type="string" calcext:value-type="string">
            <text:p>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は(じる)</text:p>
            <text:p/>
            <text:p>は(じらう)</text:p>
            <text:p/>
            <text:p>は(ずかしい)</text:p>
            <text:p/>
            <text:p>はじ</text:p>
          </table:table-cell>
          <table:table-cell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number-columns-repeated="1018"/>
        </table:table-row>
        <table:table-row table:style-name="ro24">
          <table:table-cell office:value-type="float" office:value="1671" calcext:value-type="float">
            <text:p>1671</text:p>
          </table:table-cell>
          <table:table-cell office:value-type="string" calcext:value-type="string">
            <text:p>羞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シュウ</text:p>
          </table:table-cell>
          <table:table-cell table:style-name="ce10"/>
          <table:table-cell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number-columns-repeated="1018"/>
        </table:table-row>
        <table:table-row table:style-name="ro17">
          <table:table-cell office:value-type="float" office:value="1672" calcext:value-type="float">
            <text:p>1672</text:p>
          </table:table-cell>
          <table:table-cell office:value-type="string" calcext:value-type="string">
            <text:p>爵</text:p>
          </table:table-cell>
          <table:table-cell office:value-type="string" calcext:value-type="string">
            <text:p>RANK OF NOBILITY</text:p>
          </table:table-cell>
          <table:table-cell office:value-type="string" calcext:value-type="string">
            <text:p>シャク</text:p>
          </table:table-cell>
          <table:table-cell table:style-name="ce10"/>
          <table:table-cell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number-columns-repeated="1018"/>
        </table:table-row>
        <table:table-row table:style-name="ro21">
          <table:table-cell office:value-type="float" office:value="1673" calcext:value-type="float">
            <text:p>1673</text:p>
          </table:table-cell>
          <table:table-cell office:value-type="string" calcext:value-type="string">
            <text:p>侯</text:p>
          </table:table-cell>
          <table:table-cell office:value-type="string" calcext:value-type="string">
            <text:p>FEUDAL LORD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number-columns-repeated="1018"/>
        </table:table-row>
        <table:table-row table:style-name="ro29">
          <table:table-cell office:value-type="float" office:value="1674" calcext:value-type="float">
            <text:p>1674</text:p>
          </table:table-cell>
          <table:table-cell office:value-type="string" calcext:value-type="string">
            <text:p>喉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のど</text:p>
          </table:table-cell>
          <table:table-cell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number-columns-repeated="1018"/>
        </table:table-row>
        <table:table-row table:style-name="ro32">
          <table:table-cell office:value-type="float" office:value="1675" calcext:value-type="float">
            <text:p>1675</text:p>
          </table:table-cell>
          <table:table-cell office:value-type="string" calcext:value-type="string">
            <text:p>候</text:p>
          </table:table-cell>
          <table:table-cell office:value-type="string" calcext:value-type="string">
            <text:p>SEASON</text:p>
            <text:p/>
            <text:p>SEASONAL WEATHER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そうろう</text:p>
          </table:table-cell>
          <table:table-cell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office:value-type="string" calcext:value-type="string">
            <text:p>sign</text:p>
          </table:table-cell>
          <table:table-cell table:number-columns-repeated="1017"/>
        </table:table-row>
        <table:table-row table:style-name="ro36">
          <table:table-cell office:value-type="float" office:value="1676" calcext:value-type="float">
            <text:p>1676</text:p>
          </table:table-cell>
          <table:table-cell office:value-type="string" calcext:value-type="string">
            <text:p>修</text:p>
          </table:table-cell>
          <table:table-cell office:value-type="string" calcext:value-type="string">
            <text:p>CULTIVATE [oneself]</text:p>
            <text:p/>
            <text:p>REPAIR</text:p>
          </table:table-cell>
          <table:table-cell office:value-type="string" calcext:value-type="string">
            <text:p>シュウ</text:p>
            <text:p/>
            <text:p>シュ</text:p>
          </table:table-cell>
          <table:table-cell office:value-type="string" calcext:value-type="string">
            <text:p>おさ(める)</text:p>
            <text:p/>
            <text:p>おさ(まる)</text:p>
          </table:table-cell>
          <table:table-cell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office:value-type="string" calcext:value-type="string">
            <text:p>study</text:p>
          </table:table-cell>
          <table:table-cell table:number-columns-repeated="1017"/>
        </table:table-row>
        <table:table-row table:style-name="ro60">
          <table:table-cell office:value-type="float" office:value="1677" calcext:value-type="float">
            <text:p>1677</text:p>
          </table:table-cell>
          <table:table-cell office:value-type="string" calcext:value-type="string">
            <text:p>悠</text:p>
          </table:table-cell>
          <table:table-cell office:value-type="string" calcext:value-type="string">
            <text:p>LEISURELY</text:p>
          </table:table-cell>
          <table:table-cell office:value-type="string" calcext:value-type="string">
            <text:p>ユウ</text:p>
          </table:table-cell>
          <table:table-cell table:style-name="ce10"/>
          <table:table-cell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office:value-type="string" calcext:value-type="string">
            <text:p>serene</text:p>
          </table:table-cell>
          <table:table-cell table:number-columns-repeated="1017"/>
        </table:table-row>
        <table:table-row table:style-name="ro31">
          <table:table-cell office:value-type="float" office:value="1678" calcext:value-type="float">
            <text:p>1678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ゼ</text:p>
          </table:table-cell>
          <table:table-cell office:value-type="string" calcext:value-type="string">
            <text:p>これ*</text:p>
          </table:table-cell>
          <table:table-cell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office:value-type="string" calcext:value-type="string">
            <text:p>correct</text:p>
          </table:table-cell>
          <table:table-cell table:number-columns-repeated="1017"/>
        </table:table-row>
        <table:table-row table:style-name="ro28">
          <table:table-cell office:value-type="float" office:value="1679" calcext:value-type="float">
            <text:p>1679</text:p>
          </table:table-cell>
          <table:table-cell office:value-type="string" calcext:value-type="string">
            <text:p>提</text:p>
          </table:table-cell>
          <table:table-cell office:value-type="string" calcext:value-type="string">
            <text:p>PRESENT</text:p>
            <text:p/>
            <text:p>CARRY IN HAND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さ(げる)</text:p>
          </table:table-cell>
          <table:table-cell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office:value-type="string" calcext:value-type="string">
            <text:p>offer</text:p>
          </table:table-cell>
          <table:table-cell table:number-columns-repeated="1017"/>
        </table:table-row>
        <table:table-row table:style-name="ro30">
          <table:table-cell office:value-type="float" office:value="1680" calcext:value-type="float">
            <text:p>1680</text:p>
          </table:table-cell>
          <table:table-cell office:value-type="string" calcext:value-type="string">
            <text:p>堤</text:p>
          </table:table-cell>
          <table:table-cell office:value-type="string" calcext:value-type="string">
            <text:p>EMBANKMENT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つつみ</text:p>
          </table:table-cell>
          <table:table-cell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number-columns-repeated="1018"/>
        </table:table-row>
        <table:table-row table:style-name="ro16">
          <table:table-cell office:value-type="float" office:value="1681" calcext:value-type="float">
            <text:p>1681</text:p>
          </table:table-cell>
          <table:table-cell office:value-type="string" calcext:value-type="string">
            <text:p>題</text:p>
          </table:table-cell>
          <table:table-cell office:value-type="string" calcext:value-type="string">
            <text:p>HEADING</text:p>
            <text:p/>
            <text:p>TOPIC</text:p>
            <text:p/>
            <text:p>PROBLEM</text:p>
          </table:table-cell>
          <table:table-cell office:value-type="string" calcext:value-type="string">
            <text:p>ダイ</text:p>
          </table:table-cell>
          <table:table-cell table:style-name="ce10"/>
          <table:table-cell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office:value-type="string" calcext:value-type="string">
            <text:p>headline ・ question</text:p>
          </table:table-cell>
          <table:table-cell table:number-columns-repeated="1017"/>
        </table:table-row>
        <table:table-row table:style-name="ro21">
          <table:table-cell office:value-type="float" office:value="1682" calcext:value-type="float">
            <text:p>1682</text:p>
          </table:table-cell>
          <table:table-cell office:value-type="string" calcext:value-type="string">
            <text:p>匙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じ</text:p>
          </table:table-cell>
          <table:table-cell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number-columns-repeated="1018"/>
        </table:table-row>
        <table:table-row table:style-name="ro30">
          <table:table-cell office:value-type="float" office:value="1683" calcext:value-type="float">
            <text:p>1683</text:p>
          </table:table-cell>
          <table:table-cell office:value-type="string" calcext:value-type="string">
            <text:p>冒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office:value-type="string" calcext:value-type="string">
            <text:p>defy</text:p>
          </table:table-cell>
          <table:table-cell table:number-columns-repeated="1017"/>
        </table:table-row>
        <table:table-row table:style-name="ro14">
          <table:table-cell office:value-type="float" office:value="1684" calcext:value-type="float">
            <text:p>1684</text:p>
          </table:table-cell>
          <table:table-cell office:value-type="string" calcext:value-type="string">
            <text:p>昌</text:p>
          </table:table-cell>
          <table:table-cell office:value-type="string" calcext:value-type="string">
            <text:p>PROSPERING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office:value-type="string" calcext:value-type="string">
            <text:p>clear, bright</text:p>
          </table:table-cell>
          <table:table-cell table:number-columns-repeated="1017"/>
        </table:table-row>
        <table:table-row table:style-name="ro26">
          <table:table-cell office:value-type="float" office:value="1685" calcext:value-type="float">
            <text:p>1685</text:p>
          </table:table-cell>
          <table:table-cell office:value-type="string" calcext:value-type="string">
            <text:p>唱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とな(える)</text:p>
          </table:table-cell>
          <table:table-cell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office:value-type="string" calcext:value-type="string">
            <text:p>intone, chant</text:p>
          </table:table-cell>
          <table:table-cell table:number-columns-repeated="1017"/>
        </table:table-row>
        <table:table-row table:style-name="ro24">
          <table:table-cell office:value-type="float" office:value="1686" calcext:value-type="float">
            <text:p>1686</text:p>
          </table:table-cell>
          <table:table-cell office:value-type="string" calcext:value-type="string">
            <text:p>晶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number-columns-repeated="1018"/>
        </table:table-row>
        <table:table-row table:style-name="ro46">
          <table:table-cell office:value-type="float" office:value="1687" calcext:value-type="float">
            <text:p>1687</text:p>
          </table:table-cell>
          <table:table-cell office:value-type="string" calcext:value-type="string">
            <text:p>帽</text:p>
          </table:table-cell>
          <table:table-cell office:value-type="string" calcext:value-type="string">
            <text:p>HEADGEAR</text:p>
          </table:table-cell>
          <table:table-cell office:value-type="string" calcext:value-type="string">
            <text:p>ボウ</text:p>
          </table:table-cell>
          <table:table-cell table:style-name="ce10"/>
          <table:table-cell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number-columns-repeated="1018"/>
        </table:table-row>
        <table:table-row table:style-name="ro36">
          <table:table-cell office:value-type="float" office:value="1688" calcext:value-type="float">
            <text:p>1688</text:p>
          </table:table-cell>
          <table:table-cell office:value-type="string" calcext:value-type="string">
            <text:p>棟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むね</text:p>
            <text:p/>
            <text:p>むな-</text:p>
          </table:table-cell>
          <table:table-cell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office:value-type="string" calcext:value-type="string">
            <text:p>building, ridgepole</text:p>
          </table:table-cell>
          <table:table-cell table:number-columns-repeated="1017"/>
        </table:table-row>
        <table:table-row table:style-name="ro59">
          <table:table-cell office:value-type="float" office:value="1689" calcext:value-type="float">
            <text:p>1689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こお(る)</text:p>
            <text:p/>
            <text:p>こご(える)</text:p>
          </table:table-cell>
          <table:table-cell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number-columns-repeated="1018"/>
        </table:table-row>
        <table:table-row table:style-name="ro23">
          <table:table-cell office:value-type="float" office:value="1690" calcext:value-type="float">
            <text:p>1690</text:p>
          </table:table-cell>
          <table:table-cell office:value-type="string" calcext:value-type="string">
            <text:p>氷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こおり</text:p>
            <text:p/>
            <text:p>ひ</text:p>
          </table:table-cell>
          <table:table-cell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number-columns-repeated="1018"/>
        </table:table-row>
        <table:table-row table:style-name="ro23">
          <table:table-cell office:value-type="float" office:value="1691" calcext:value-type="float">
            <text:p>1691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なが(い)</text:p>
          </table:table-cell>
          <table:table-cell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office:value-type="string" calcext:value-type="string">
            <text:p>long</text:p>
          </table:table-cell>
          <table:table-cell table:number-columns-repeated="1017"/>
        </table:table-row>
        <table:table-row table:style-name="ro40">
          <table:table-cell office:value-type="float" office:value="1692" calcext:value-type="float">
            <text:p>1692</text:p>
          </table:table-cell>
          <table:table-cell office:value-type="string" calcext:value-type="string">
            <text:p>泳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およ(ぐ)</text:p>
          </table:table-cell>
          <table:table-cell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number-columns-repeated="1018"/>
        </table:table-row>
        <table:table-row table:style-name="ro31">
          <table:table-cell office:value-type="float" office:value="1693" calcext:value-type="float">
            <text:p>1693</text:p>
          </table:table-cell>
          <table:table-cell office:value-type="string" calcext:value-type="string">
            <text:p>詠</text:p>
          </table:table-cell>
          <table:table-cell office:value-type="string" calcext:value-type="string">
            <text:p>RECITE POETRY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よ(む)</text:p>
          </table:table-cell>
          <table:table-cell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office:value-type="string" calcext:value-type="string">
            <text:p>compose …</text:p>
          </table:table-cell>
          <table:table-cell table:number-columns-repeated="1017"/>
        </table:table-row>
        <table:table-row table:style-name="ro16">
          <table:table-cell office:value-type="float" office:value="1694" calcext:value-type="float">
            <text:p>1694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ふだ</text:p>
          </table:table-cell>
          <table:table-cell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office:value-type="string" calcext:value-type="string">
            <text:p>label</text:p>
          </table:table-cell>
          <table:table-cell table:number-columns-repeated="1017"/>
        </table:table-row>
        <table:table-row table:style-name="ro51">
          <table:table-cell office:value-type="float" office:value="1695" calcext:value-type="float">
            <text:p>1695</text:p>
          </table:table-cell>
          <table:table-cell office:value-type="string" calcext:value-type="string">
            <text:p>枚</text:p>
          </table:table-cell>
          <table:table-cell office:value-type="string" calcext:value-type="string">
            <text:p>COUNTER FOR FLAT THINGS</text:p>
          </table:table-cell>
          <table:table-cell office:value-type="string" calcext:value-type="string">
            <text:p>マイ</text:p>
          </table:table-cell>
          <table:table-cell table:style-name="ce10"/>
          <table:table-cell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number-columns-repeated="1018"/>
        </table:table-row>
        <table:table-row table:style-name="ro23">
          <table:table-cell office:value-type="float" office:value="1696" calcext:value-type="float">
            <text:p>1696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さかずき</text:p>
          </table:table-cell>
          <table:table-cell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number-columns-repeated="1018"/>
        </table:table-row>
        <table:table-row table:style-name="ro62">
          <table:table-cell office:value-type="float" office:value="1697" calcext:value-type="float">
            <text:p>1697</text:p>
          </table:table-cell>
          <table:table-cell office:value-type="string" calcext:value-type="string">
            <text:p>析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セキ</text:p>
          </table:table-cell>
          <table:table-cell table:style-name="ce10"/>
          <table:table-cell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number-columns-repeated="1018"/>
        </table:table-row>
        <table:table-row table:style-name="ro16">
          <table:table-cell office:value-type="float" office:value="1698" calcext:value-type="float">
            <text:p>1698</text:p>
          </table:table-cell>
          <table:table-cell office:value-type="string" calcext:value-type="string">
            <text:p>折</text:p>
          </table:table-cell>
          <table:table-cell office:value-type="string" calcext:value-type="string">
            <text:p>BREAK (OFF)</text:p>
            <text:p/>
            <text:p>FOLD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お(る)</text:p>
            <text:p/>
            <text:p>(-)お(り)</text:p>
            <text:p/>
            <text:p>お(れる)</text:p>
            <text:p/>
            <text:p>おり</text:p>
          </table:table-cell>
          <table:table-cell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office:value-type="string" calcext:value-type="string">
            <text:p>bend</text:p>
          </table:table-cell>
          <table:table-cell table:number-columns-repeated="1017"/>
        </table:table-row>
        <table:table-row table:style-name="ro6">
          <table:table-cell office:value-type="float" office:value="1699" calcext:value-type="float">
            <text:p>1699</text:p>
          </table:table-cell>
          <table:table-cell office:value-type="string" calcext:value-type="string">
            <text:p>挫</text:p>
          </table:table-cell>
          <table:table-cell office:value-type="string" calcext:value-type="string">
            <text:p>SPRAIN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くじ(く)*</text:p>
            <text:p/>
            <text:p>くじ(ける)*</text:p>
          </table:table-cell>
          <table:table-cell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38">
          <table:table-cell office:value-type="float" office:value="1700" calcext:value-type="float">
            <text:p>1700</text:p>
          </table:table-cell>
          <table:table-cell office:value-type="string" calcext:value-type="string">
            <text:p>捻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ひね(る)*</text:p>
            <text:p/>
            <text:p>ひね(くる)*</text:p>
          </table:table-cell>
          <table:table-cell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number-columns-repeated="1018"/>
        </table:table-row>
        <table:table-row table:style-name="ro30">
          <table:table-cell office:value-type="float" office:value="1701" calcext:value-type="float">
            <text:p>1701</text:p>
          </table:table-cell>
          <table:table-cell office:value-type="string" calcext:value-type="string">
            <text:p>誓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ちか(う)</text:p>
          </table:table-cell>
          <table:table-cell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office:value-type="string" calcext:value-type="string">
            <text:p>vow</text:p>
          </table:table-cell>
          <table:table-cell table:number-columns-repeated="1017"/>
        </table:table-row>
        <table:table-row table:style-name="ro12">
          <table:table-cell office:value-type="float" office:value="1702" calcext:value-type="float">
            <text:p>1702</text:p>
          </table:table-cell>
          <table:table-cell office:value-type="string" calcext:value-type="string">
            <text:p>逝</text:p>
          </table:table-cell>
          <table:table-cell office:value-type="string" calcext:value-type="string">
            <text:p>DEPART THIS LIFE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い(く)</text:p>
            <text:p/>
            <text:p>ゆ(く)</text:p>
          </table:table-cell>
          <table:table-cell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number-columns-repeated="1018"/>
        </table:table-row>
        <table:table-row table:style-name="ro6">
          <table:table-cell office:value-type="float" office:value="1703" calcext:value-type="float">
            <text:p>1703</text:p>
          </table:table-cell>
          <table:table-cell office:value-type="string" calcext:value-type="string">
            <text:p>哲</text:p>
          </table:table-cell>
          <table:table-cell office:value-type="string" calcext:value-type="string">
            <text:p>WISE</text:p>
            <text:p/>
            <text:p>PHILOSOPHY</text:p>
          </table:table-cell>
          <table:table-cell office:value-type="string" calcext:value-type="string">
            <text:p>テツ</text:p>
          </table:table-cell>
          <table:table-cell table:style-name="ce10"/>
          <table:table-cell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number-columns-repeated="1018"/>
        </table:table-row>
        <table:table-row table:style-name="ro34">
          <table:table-cell office:value-type="float" office:value="1704" calcext:value-type="float">
            <text:p>1704</text:p>
          </table:table-cell>
          <table:table-cell office:value-type="string" calcext:value-type="string">
            <text:p>斬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き(る)</text:p>
          </table:table-cell>
          <table:table-cell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office:value-type="string" calcext:value-type="string">
            <text:p>with a blade: cut down</text:p>
          </table:table-cell>
          <table:table-cell table:number-columns-repeated="1017"/>
        </table:table-row>
        <table:table-row table:style-name="ro15">
          <table:table-cell office:value-type="float" office:value="1705" calcext:value-type="float">
            <text:p>1705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ゼン</text:p>
          </table:table-cell>
          <table:table-cell table:style-name="ce10"/>
          <table:table-cell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number-columns-repeated="1018"/>
        </table:table-row>
        <table:table-row table:style-name="ro24">
          <table:table-cell office:value-type="float" office:value="1706" calcext:value-type="float">
            <text:p>1706</text:p>
          </table:table-cell>
          <table:table-cell office:value-type="string" calcext:value-type="string">
            <text:p>暫</text:p>
          </table:table-cell>
          <table:table-cell office:value-type="string" calcext:value-type="string">
            <text:p>SHORT WHILE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しばら(く)*</text:p>
          </table:table-cell>
          <table:table-cell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number-columns-repeated="1018"/>
        </table:table-row>
        <table:table-row table:style-name="ro50">
          <table:table-cell office:value-type="float" office:value="1707" calcext:value-type="float">
            <text:p>1707</text:p>
          </table:table-cell>
          <table:table-cell office:value-type="string" calcext:value-type="string">
            <text:p>斥</text:p>
          </table:table-cell>
          <table:table-cell office:value-type="string" calcext:value-type="string">
            <text:p>EXPEL</text:p>
          </table:table-cell>
          <table:table-cell office:value-type="string" calcext:value-type="string">
            <text:p>セキ</text:p>
          </table:table-cell>
          <table:table-cell table:style-name="ce10"/>
          <table:table-cell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number-columns-repeated="1018"/>
        </table:table-row>
        <table:table-row table:style-name="ro16">
          <table:table-cell office:value-type="float" office:value="1708" calcext:value-type="float">
            <text:p>1708</text:p>
          </table:table-cell>
          <table:table-cell office:value-type="string" calcext:value-type="string">
            <text:p>訴</text:p>
          </table:table-cell>
          <table:table-cell office:value-type="string" calcext:value-type="string">
            <text:p>APPEAL TO</text:p>
            <text:p/>
            <text:p>SU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うった(える)</text:p>
          </table:table-cell>
          <table:table-cell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office:value-type="string" calcext:value-type="string">
            <text:p>complain</text:p>
          </table:table-cell>
          <table:table-cell table:number-columns-repeated="1017"/>
        </table:table-row>
        <table:table-row table:style-name="ro24">
          <table:table-cell office:value-type="float" office:value="1709" calcext:value-type="float">
            <text:p>1709</text:p>
          </table:table-cell>
          <table:table-cell office:value-type="string" calcext:value-type="string">
            <text:p>訟</text:p>
          </table:table-cell>
          <table:table-cell office:value-type="string" calcext:value-type="string">
            <text:p>LITIGATE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number-columns-repeated="1018"/>
        </table:table-row>
        <table:table-row table:style-name="ro16">
          <table:table-cell office:value-type="float" office:value="1710" calcext:value-type="float">
            <text:p>1710</text:p>
          </table:table-cell>
          <table:table-cell office:value-type="string" calcext:value-type="string">
            <text:p>究</text:p>
          </table:table-cell>
          <table:table-cell office:value-type="string" calcext:value-type="string">
            <text:p>STUDY EXHAUSTIVEL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きわ(める)</text:p>
          </table:table-cell>
          <table:table-cell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number-columns-repeated="1018"/>
        </table:table-row>
        <table:table-row table:style-name="ro28">
          <table:table-cell office:value-type="float" office:value="1711" calcext:value-type="float">
            <text:p>1711</text:p>
          </table:table-cell>
          <table:table-cell office:value-type="string" calcext:value-type="string">
            <text:p>窮</text:p>
          </table:table-cell>
          <table:table-cell office:value-type="string" calcext:value-type="string">
            <text:p>PUSHED TO THE LIMIT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きわ(める)</text:p>
            <text:p/>
            <text:p>きわ(まる)</text:p>
            <text:p/>
            <text:p>きわ(まり)</text:p>
            <text:p/>
            <text:p>きわ(み)</text:p>
          </table:table-cell>
          <table:table-cell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number-columns-repeated="1018"/>
        </table:table-row>
        <table:table-row table:style-name="ro34">
          <table:table-cell office:value-type="float" office:value="1712" calcext:value-type="float">
            <text:p>1712</text:p>
          </table:table-cell>
          <table:table-cell office:value-type="string" calcext:value-type="string">
            <text:p>極</text:p>
          </table:table-cell>
          <table:table-cell office:value-type="string" calcext:value-type="string">
            <text:p>EXTREME</text:p>
            <text:p/>
            <text:p>POLE</text:p>
          </table:table-cell>
          <table:table-cell office:value-type="string" calcext:value-type="string">
            <text:p>キョク</text:p>
            <text:p/>
            <text:p>ゴク</text:p>
          </table:table-cell>
          <table:table-cell office:value-type="string" calcext:value-type="string">
            <text:p>きわ(める)</text:p>
            <text:p/>
            <text:p>きわ(まる)</text:p>
            <text:p/>
            <text:p>きわ(まり)</text:p>
            <text:p/>
            <text:p>きわ(み)</text:p>
          </table:table-cell>
          <table:table-cell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number-columns-repeated="1018"/>
        </table:table-row>
        <table:table-row table:style-name="ro37">
          <table:table-cell office:value-type="float" office:value="1713" calcext:value-type="float">
            <text:p>1713</text:p>
          </table:table-cell>
          <table:table-cell office:value-type="string" calcext:value-type="string">
            <text:p>函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はこ*</text:p>
          </table:table-cell>
          <table:table-cell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number-columns-repeated="1018"/>
        </table:table-row>
        <table:table-row table:style-name="ro28">
          <table:table-cell office:value-type="float" office:value="1714" calcext:value-type="float">
            <text:p>1714</text:p>
          </table:table-cell>
          <table:table-cell office:value-type="string" calcext:value-type="string">
            <text:p>探</text:p>
          </table:table-cell>
          <table:table-cell office:value-type="string" calcext:value-type="string">
            <text:p>PROBE</text:p>
            <text:p/>
            <text:p>LOOK FOR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さぐ(る)</text:p>
            <text:p/>
            <text:p>さが(す)</text:p>
          </table:table-cell>
          <table:table-cell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office:value-type="string" calcext:value-type="string">
            <text:p>explore</text:p>
          </table:table-cell>
          <table:table-cell table:number-columns-repeated="1017"/>
        </table:table-row>
        <table:table-row table:style-name="ro16">
          <table:table-cell office:value-type="float" office:value="1715" calcext:value-type="float">
            <text:p>1715</text:p>
          </table:table-cell>
          <table:table-cell office:value-type="string" calcext:value-type="string">
            <text:p>深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か(い)</text:p>
            <text:p/>
            <text:p>-ぶか(い)</text:p>
            <text:p/>
            <text:p>ふか(まる)</text:p>
            <text:p/>
            <text:p>ふか(める)</text:p>
          </table:table-cell>
          <table:table-cell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number-columns-repeated="1018"/>
        </table:table-row>
        <table:table-row table:style-name="ro50">
          <table:table-cell office:value-type="float" office:value="1716" calcext:value-type="float">
            <text:p>1716</text:p>
          </table:table-cell>
          <table:table-cell office:value-type="string" calcext:value-type="string">
            <text:p>慄</text:p>
          </table:table-cell>
          <table:table-cell office:value-type="string" calcext:value-type="string">
            <text:p>TREMBLE</text:p>
          </table:table-cell>
          <table:table-cell office:value-type="string" calcext:value-type="string">
            <text:p>リツ</text:p>
          </table:table-cell>
          <table:table-cell table:style-name="ce10"/>
          <table:table-cell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office:value-type="string" calcext:value-type="string">
            <text:p>… with fear, shudder</text:p>
          </table:table-cell>
          <table:table-cell table:number-columns-repeated="1017"/>
        </table:table-row>
        <table:table-row table:style-name="ro61">
          <table:table-cell office:value-type="float" office:value="1717" calcext:value-type="float">
            <text:p>1717</text:p>
          </table:table-cell>
          <table:table-cell office:value-type="string" calcext:value-type="string">
            <text:p>惧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グ</text:p>
          </table:table-cell>
          <table:table-cell table:style-name="ce10"/>
          <table:table-cell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number-columns-repeated="1018"/>
        </table:table-row>
        <table:table-row table:style-name="ro53">
          <table:table-cell office:value-type="float" office:value="1718" calcext:value-type="float">
            <text:p>1718</text:p>
          </table:table-cell>
          <table:table-cell office:value-type="string" calcext:value-type="string">
            <text:p>慎</text:p>
          </table:table-cell>
          <table:table-cell office:value-type="string" calcext:value-type="string">
            <text:p>PRUDEN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つつし(む)</text:p>
          </table:table-cell>
          <table:table-cell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office:value-type="string" calcext:value-type="string">
            <text:p>discreet</text:p>
          </table:table-cell>
          <table:table-cell table:number-columns-repeated="1017"/>
        </table:table-row>
        <table:table-row table:style-name="ro16">
          <table:table-cell office:value-type="float" office:value="1719" calcext:value-type="float">
            <text:p>1719</text:p>
          </table:table-cell>
          <table:table-cell office:value-type="string" calcext:value-type="string">
            <text:p>鎮</text:p>
          </table:table-cell>
          <table:table-cell office:value-type="string" calcext:value-type="string">
            <text:p>QUELL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しず(める)</text:p>
            <text:p/>
            <text:p>しず(まる)</text:p>
          </table:table-cell>
          <table:table-cell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office:value-type="string" calcext:value-type="string">
            <text:p>appease</text:p>
          </table:table-cell>
          <table:table-cell table:number-columns-repeated="1017"/>
        </table:table-row>
        <table:table-row table:style-name="ro20">
          <table:table-cell office:value-type="float" office:value="1720" calcext:value-type="float">
            <text:p>1720</text:p>
          </table:table-cell>
          <table:table-cell office:value-type="string" calcext:value-type="string">
            <text:p>塡</text:p>
          </table:table-cell>
          <table:table-cell office:value-type="string" calcext:value-type="string">
            <text:p>FILL [in]</text:p>
          </table:table-cell>
          <table:table-cell office:value-type="string" calcext:value-type="string">
            <text:p>テン</text:p>
          </table:table-cell>
          <table:table-cell table:style-name="ce10"/>
          <table:table-cell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number-columns-repeated="1018"/>
        </table:table-row>
        <table:table-row table:style-name="ro33">
          <table:table-cell office:value-type="float" office:value="1721" calcext:value-type="float">
            <text:p>1721</text:p>
          </table:table-cell>
          <table:table-cell office:value-type="string" calcext:value-type="string">
            <text:p>婚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コン</text:p>
          </table:table-cell>
          <table:table-cell table:style-name="ce10"/>
          <table:table-cell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number-columns-repeated="1018"/>
        </table:table-row>
        <table:table-row table:style-name="ro29">
          <table:table-cell office:value-type="float" office:value="1722" calcext:value-type="float">
            <text:p>1722</text:p>
          </table:table-cell>
          <table:table-cell office:value-type="string" calcext:value-type="string">
            <text:p>囚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シュウ</text:p>
          </table:table-cell>
          <table:table-cell table:style-name="ce10"/>
          <table:table-cell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number-columns-repeated="1018"/>
        </table:table-row>
        <table:table-row table:style-name="ro51">
          <table:table-cell office:value-type="float" office:value="1723" calcext:value-type="float">
            <text:p>1723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BE IN TROUBLE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こま(る)</text:p>
          </table:table-cell>
          <table:table-cell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number-columns-repeated="1018"/>
        </table:table-row>
        <table:table-row table:style-name="ro58">
          <table:table-cell office:value-type="float" office:value="1724" calcext:value-type="float">
            <text:p>1724</text:p>
          </table:table-cell>
          <table:table-cell office:value-type="string" calcext:value-type="string">
            <text:p>梱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コン</text:p>
          </table:table-cell>
          <table:table-cell table:style-name="ce10"/>
          <table:table-cell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office:value-type="string" calcext:value-type="string">
            <text:p>bale</text:p>
          </table:table-cell>
          <table:table-cell table:number-columns-repeated="1017"/>
        </table:table-row>
        <table:table-row table:style-name="ro29">
          <table:table-cell office:value-type="float" office:value="1725" calcext:value-type="float">
            <text:p>1725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よ(る)</text:p>
          </table:table-cell>
          <table:table-cell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number-columns-repeated="1018"/>
        </table:table-row>
        <table:table-row table:style-name="ro12">
          <table:table-cell office:value-type="float" office:value="1726" calcext:value-type="float">
            <text:p>1726</text:p>
          </table:table-cell>
          <table:table-cell office:value-type="string" calcext:value-type="string">
            <text:p>姻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イン</text:p>
          </table:table-cell>
          <table:table-cell table:style-name="ce10"/>
          <table:table-cell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number-columns-repeated="1018"/>
        </table:table-row>
        <table:table-row table:style-name="ro58">
          <table:table-cell office:value-type="float" office:value="1727" calcext:value-type="float">
            <text:p>1727</text:p>
          </table:table-cell>
          <table:table-cell office:value-type="string" calcext:value-type="string">
            <text:p>咽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イン</text:p>
          </table:table-cell>
          <table:table-cell table:style-name="ce10"/>
          <table:table-cell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number-columns-repeated="1018"/>
        </table:table-row>
        <table:table-row table:style-name="ro36">
          <table:table-cell office:value-type="float" office:value="1728" calcext:value-type="float">
            <text:p>1728</text:p>
          </table:table-cell>
          <table:table-cell office:value-type="string" calcext:value-type="string">
            <text:p>恩</text:p>
          </table:table-cell>
          <table:table-cell office:value-type="string" calcext:value-type="string">
            <text:p>GRACE</text:p>
            <text:p/>
            <text:p>DEBT OF GRATITUDE</text:p>
          </table:table-cell>
          <table:table-cell office:value-type="string" calcext:value-type="string">
            <text:p>オン</text:p>
          </table:table-cell>
          <table:table-cell table:style-name="ce10"/>
          <table:table-cell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office:value-type="string" calcext:value-type="string">
            <text:p>favor</text:p>
          </table:table-cell>
          <table:table-cell table:number-columns-repeated="1017"/>
        </table:table-row>
        <table:table-row table:style-name="ro66">
          <table:table-cell office:value-type="float" office:value="1729" calcext:value-type="float">
            <text:p>1729</text:p>
          </table:table-cell>
          <table:table-cell office:value-type="string" calcext:value-type="string">
            <text:p>菌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キン</text:p>
          </table:table-cell>
          <table:table-cell table:style-name="ce10"/>
          <table:table-cell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office:value-type="string" calcext:value-type="string">
            <text:p>germ, fungus</text:p>
          </table:table-cell>
          <table:table-cell table:number-columns-repeated="1017"/>
        </table:table-row>
        <table:table-row table:style-name="ro34">
          <table:table-cell office:value-type="float" office:value="1730" calcext:value-type="float">
            <text:p>1730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[ancient] CHINESE</text:p>
            <text:p/>
            <text:p>FELLOW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office:value-type="string" calcext:value-type="string">
            <text:p>Han dynasty ・ man</text:p>
          </table:table-cell>
          <table:table-cell table:number-columns-repeated="1017"/>
        </table:table-row>
        <table:table-row table:style-name="ro10">
          <table:table-cell office:value-type="float" office:value="1731" calcext:value-type="float">
            <text:p>1731</text:p>
          </table:table-cell>
          <table:table-cell office:value-type="string" calcext:value-type="string">
            <text:p>嘆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なげ(く)</text:p>
            <text:p/>
            <text:p>なげ(かわしい)</text:p>
          </table:table-cell>
          <table:table-cell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office:value-type="string" calcext:value-type="string">
            <text:p>lament</text:p>
          </table:table-cell>
          <table:table-cell table:number-columns-repeated="1017"/>
        </table:table-row>
        <table:table-row table:style-name="ro26">
          <table:table-cell office:value-type="float" office:value="1732" calcext:value-type="float">
            <text:p>1732</text:p>
          </table:table-cell>
          <table:table-cell office:value-type="string" calcext:value-type="string">
            <text:p>勤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キン</text:p>
            <text:p/>
            <text:p>ゴン</text:p>
          </table:table-cell>
          <table:table-cell office:value-type="string" calcext:value-type="string">
            <text:p>つと(まる)</text:p>
            <text:p/>
            <text:p>つと(める)</text:p>
            <text:p/>
            <text:p>-づと(め)</text:p>
          </table:table-cell>
          <table:table-cell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office:value-type="string" calcext:value-type="string">
            <text:p>work, employment</text:p>
          </table:table-cell>
          <table:table-cell table:number-columns-repeated="1017"/>
        </table:table-row>
        <table:table-row table:style-name="ro34">
          <table:table-cell office:value-type="float" office:value="1733" calcext:value-type="float">
            <text:p>1733</text:p>
          </table:table-cell>
          <table:table-cell office:value-type="string" calcext:value-type="string">
            <text:p>謹</text:p>
          </table:table-cell>
          <table:table-cell office:value-type="string" calcext:value-type="string">
            <text:p>RESPECTFULLY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つつし(む)</text:p>
          </table:table-cell>
          <table:table-cell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office:value-type="string" calcext:value-type="string">
            <text:p>carefully</text:p>
          </table:table-cell>
          <table:table-cell table:number-columns-repeated="1017"/>
        </table:table-row>
        <table:table-row table:style-name="ro21">
          <table:table-cell office:value-type="float" office:value="1734" calcext:value-type="float">
            <text:p>1734</text:p>
          </table:table-cell>
          <table:table-cell office:value-type="string" calcext:value-type="string">
            <text:p>僅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わず(か)</text:p>
          </table:table-cell>
          <table:table-cell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office:value-type="string" calcext:value-type="string">
            <text:p>little</text:p>
          </table:table-cell>
          <table:table-cell table:number-columns-repeated="1017"/>
        </table:table-row>
        <table:table-row table:style-name="ro11">
          <table:table-cell office:value-type="float" office:value="1735" calcext:value-type="float">
            <text:p>1735</text:p>
          </table:table-cell>
          <table:table-cell office:value-type="string" calcext:value-type="string">
            <text:p>索</text:p>
          </table:table-cell>
          <table:table-cell office:value-type="string" calcext:value-type="string">
            <text:p>SEARCH FOR</text:p>
          </table:table-cell>
          <table:table-cell office:value-type="string" calcext:value-type="string">
            <text:p>サク</text:p>
          </table:table-cell>
          <table:table-cell table:style-name="ce10"/>
          <table:table-cell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number-columns-repeated="1018"/>
        </table:table-row>
        <table:table-row table:style-name="ro11">
          <table:table-cell office:value-type="float" office:value="1736" calcext:value-type="float">
            <text:p>1736</text:p>
          </table:table-cell>
          <table:table-cell office:value-type="string" calcext:value-type="string">
            <text:p>牽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ひ(く)</text:p>
          </table:table-cell>
          <table:table-cell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number-columns-repeated="1018"/>
        </table:table-row>
        <table:table-row table:style-name="ro14">
          <table:table-cell office:value-type="float" office:value="1737" calcext:value-type="float">
            <text:p>1737</text:p>
          </table:table-cell>
          <table:table-cell office:value-type="string" calcext:value-type="string">
            <text:p>牢</text:p>
          </table:table-cell>
          <table:table-cell office:value-type="string" calcext:value-type="string">
            <text:p>PRISON</text:p>
            <text:p/>
            <text:p>HARDNESS</text:p>
          </table:table-cell>
          <table:table-cell office:value-type="string" calcext:value-type="string">
            <text:p>ロウ</text:p>
          </table:table-cell>
          <table:table-cell table:style-name="ce10"/>
          <table:table-cell office:value-type="string" calcext:value-type="string">
            <text:p>牢獄 ・ ろうごく ・ prison, jail</text:p>
            <text:p/>
            <text:p>堅牢 ・ けんろう ・ solid</text:p>
          </table:table-cell>
          <table:table-cell table:number-columns-repeated="1018"/>
        </table:table-row>
        <table:table-row table:style-name="ro38">
          <table:table-cell office:value-type="float" office:value="1738" calcext:value-type="float">
            <text:p>1738</text:p>
          </table:table-cell>
          <table:table-cell office:value-type="string" calcext:value-type="string">
            <text:p>啓</text:p>
          </table:table-cell>
          <table:table-cell office:value-type="string" calcext:value-type="string">
            <text:p>ENLIGHTEN</text:p>
            <text:p/>
            <text:p>ADDRESS RESPECTFULLY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number-columns-repeated="1018"/>
        </table:table-row>
        <table:table-row table:style-name="ro38">
          <table:table-cell office:value-type="float" office:value="1739" calcext:value-type="float">
            <text:p>1739</text:p>
          </table:table-cell>
          <table:table-cell office:value-type="string" calcext:value-type="string">
            <text:p>庶</text:p>
          </table:table-cell>
          <table:table-cell office:value-type="string" calcext:value-type="string">
            <text:p>MANIFOLD</text:p>
          </table:table-cell>
          <table:table-cell office:value-type="string" calcext:value-type="string">
            <text:p>ショ</text:p>
          </table:table-cell>
          <table:table-cell table:style-name="ce10"/>
          <table:table-cell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number-columns-repeated="1018"/>
        </table:table-row>
        <table:table-row table:style-name="ro56">
          <table:table-cell office:value-type="float" office:value="1740" calcext:value-type="float">
            <text:p>1740</text:p>
          </table:table-cell>
          <table:table-cell office:value-type="string" calcext:value-type="string">
            <text:p>遮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さえぎ(る)</text:p>
          </table:table-cell>
          <table:table-cell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office:value-type="string" calcext:value-type="string">
            <text:p>cut off</text:p>
          </table:table-cell>
          <table:table-cell table:number-columns-repeated="1017"/>
        </table:table-row>
        <table:table-row table:style-name="ro23">
          <table:table-cell office:value-type="float" office:value="1741" calcext:value-type="float">
            <text:p>1741</text:p>
          </table:table-cell>
          <table:table-cell office:value-type="string" calcext:value-type="string">
            <text:p>燕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つばめ</text:p>
          </table:table-cell>
          <table:table-cell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9">
          <table:table-cell office:value-type="float" office:value="1742" calcext:value-type="float">
            <text:p>1742</text:p>
          </table:table-cell>
          <table:table-cell office:value-type="string" calcext:value-type="string">
            <text:p>雀</text:p>
          </table:table-cell>
          <table:table-cell office:value-type="string" calcext:value-type="string">
            <text:p>SPARROW</text:p>
            <text:p/>
            <text:p>MAHJONG</text:p>
          </table:table-cell>
          <table:table-cell office:value-type="string" calcext:value-type="string">
            <text:p>ジャク</text:p>
            <text:p/>
            <text:p>ジャン</text:p>
          </table:table-cell>
          <table:table-cell office:value-type="string" calcext:value-type="string">
            <text:p>すずめ</text:p>
          </table:table-cell>
          <table:table-cell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number-columns-repeated="1018"/>
        </table:table-row>
        <table:table-row table:style-name="ro52">
          <table:table-cell office:value-type="float" office:value="1743" calcext:value-type="float">
            <text:p>1743</text:p>
          </table:table-cell>
          <table:table-cell office:value-type="string" calcext:value-type="string">
            <text:p>劣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レツ</text:p>
          </table:table-cell>
          <table:table-cell office:value-type="string" calcext:value-type="string">
            <text:p>おと(る)</text:p>
          </table:table-cell>
          <table:table-cell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number-columns-repeated="1018"/>
        </table:table-row>
        <table:table-row table:style-name="ro21">
          <table:table-cell office:value-type="float" office:value="1744" calcext:value-type="float">
            <text:p>1744</text:p>
          </table:table-cell>
          <table:table-cell office:value-type="string" calcext:value-type="string">
            <text:p>抄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office:value-type="string" calcext:value-type="string">
            <text:p>select</text:p>
          </table:table-cell>
          <table:table-cell table:number-columns-repeated="1017"/>
        </table:table-row>
        <table:table-row table:style-name="ro3">
          <table:table-cell office:value-type="float" office:value="1745" calcext:value-type="float">
            <text:p>1745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ビョウ</text:p>
          </table:table-cell>
          <table:table-cell table:style-name="ce10"/>
          <table:table-cell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number-columns-repeated="1018"/>
        </table:table-row>
        <table:table-row table:style-name="ro26">
          <table:table-cell office:value-type="float" office:value="1746" calcext:value-type="float">
            <text:p>1746</text:p>
          </table:table-cell>
          <table:table-cell office:value-type="string" calcext:value-type="string">
            <text:p>妙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ミョウ</text:p>
          </table:table-cell>
          <table:table-cell office:value-type="string" calcext:value-type="string">
            <text:p>たえ*</text:p>
          </table:table-cell>
          <table:table-cell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office:value-type="string" calcext:value-type="string">
            <text:p>wonderful, strange</text:p>
          </table:table-cell>
          <table:table-cell table:number-columns-repeated="1017"/>
        </table:table-row>
        <table:table-row table:style-name="ro15">
          <table:table-cell office:value-type="float" office:value="1747" calcext:value-type="float">
            <text:p>1747</text:p>
          </table:table-cell>
          <table:table-cell office:value-type="string" calcext:value-type="string">
            <text:p>沙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すな*</text:p>
          </table:table-cell>
          <table:table-cell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number-columns-repeated="1018"/>
        </table:table-row>
        <table:table-row table:style-name="ro5">
          <table:table-cell office:value-type="float" office:value="1748" calcext:value-type="float">
            <text:p>1748</text:p>
          </table:table-cell>
          <table:table-cell office:value-type="string" calcext:value-type="string">
            <text:p>汰</text:p>
          </table:table-cell>
          <table:table-cell office:value-type="string" calcext:value-type="string">
            <text:p>SIFT OUT</text:p>
          </table:table-cell>
          <table:table-cell office:value-type="string" calcext:value-type="string">
            <text:p>タ</text:p>
          </table:table-cell>
          <table:table-cell table:style-name="ce10"/>
          <table:table-cell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number-columns-repeated="1018"/>
        </table:table-row>
        <table:table-row table:style-name="ro16">
          <table:table-cell office:value-type="float" office:value="1749" calcext:value-type="float">
            <text:p>1749</text:p>
          </table:table-cell>
          <table:table-cell office:value-type="string" calcext:value-type="string">
            <text:p>煎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(る)</text:p>
          </table:table-cell>
          <table:table-cell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office:value-type="string" calcext:value-type="string">
            <text:p>decoct; roast</text:p>
          </table:table-cell>
          <table:table-cell table:number-columns-repeated="1017"/>
        </table:table-row>
        <table:table-row table:style-name="ro24">
          <table:table-cell office:value-type="float" office:value="1750" calcext:value-type="float">
            <text:p>1750</text:p>
          </table:table-cell>
          <table:table-cell office:value-type="string" calcext:value-type="string">
            <text:p>炒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ショウ</text:p>
            <text:p/>
            <text:p>ソウ</text:p>
          </table:table-cell>
          <table:table-cell office:value-type="string" calcext:value-type="string">
            <text:p>い(る)</text:p>
            <text:p/>
            <text:p>いた(める)</text:p>
          </table:table-cell>
          <table:table-cell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office:value-type="string" calcext:value-type="string">
            <text:p>parch</text:p>
          </table:table-cell>
          <table:table-cell table:number-columns-repeated="1017"/>
        </table:table-row>
        <table:table-row table:style-name="ro16">
          <table:table-cell office:value-type="float" office:value="1751" calcext:value-type="float">
            <text:p>1751</text:p>
          </table:table-cell>
          <table:table-cell office:value-type="string" calcext:value-type="string">
            <text:p>炊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た(く)</text:p>
            <text:p/>
            <text:p>-だ(き)</text:p>
          </table:table-cell>
          <table:table-cell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number-columns-repeated="1018"/>
        </table:table-row>
        <table:table-row table:style-name="ro23">
          <table:table-cell office:value-type="float" office:value="1752" calcext:value-type="float">
            <text:p>1752</text:p>
          </table:table-cell>
          <table:table-cell office:value-type="string" calcext:value-type="string">
            <text:p>焚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た(く)</text:p>
          </table:table-cell>
          <table:table-cell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office:value-type="string" calcext:value-type="string">
            <text:p>build a fire, burn</text:p>
          </table:table-cell>
          <table:table-cell table:number-columns-repeated="1017"/>
        </table:table-row>
        <table:table-row table:style-name="ro38">
          <table:table-cell office:value-type="float" office:value="1753" calcext:value-type="float">
            <text:p>1753</text:p>
          </table:table-cell>
          <table:table-cell office:value-type="string" calcext:value-type="string">
            <text:p>薪</text:p>
          </table:table-cell>
          <table:table-cell office:value-type="string" calcext:value-type="string">
            <text:p>FIREWOOD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たきぎ</text:p>
            <text:p/>
            <text:p>まき*</text:p>
          </table:table-cell>
          <table:table-cell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number-columns-repeated="1018"/>
        </table:table-row>
        <table:table-row table:style-name="ro42">
          <table:table-cell office:value-type="float" office:value="1754" calcext:value-type="float">
            <text:p>1754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POSSESSIVE PARTICLE</text:p>
          </table:table-cell>
          <table:table-cell office:value-type="string" calcext:value-type="string">
            <text:p>ナイ</text:p>
            <text:p/>
            <text:p>ダイ</text:p>
          </table:table-cell>
          <table:table-cell office:value-type="string" calcext:value-type="string">
            <text:p>の</text:p>
            <text:p/>
            <text:p>すなわ(ち)</text:p>
          </table:table-cell>
          <table:table-cell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number-columns-repeated="1018"/>
        </table:table-row>
        <table:table-row table:style-name="ro55">
          <table:table-cell office:value-type="float" office:value="1755" calcext:value-type="float">
            <text:p>1755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POSSESSIVE PARTIC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の</text:p>
            <text:p/>
            <text:p>これ</text:p>
          </table:table-cell>
          <table:table-cell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number-columns-repeated="1018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此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(れ)</text:p>
            <text:p/>
            <text:p>こ(の)</text:p>
          </table:table-cell>
          <table:table-cell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number-columns-repeated="1018"/>
        </table:table-row>
        <table:table-row table:style-name="ro28">
          <table:table-cell office:value-type="float" office:value="1757" calcext:value-type="float">
            <text:p>1757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そ(れ)</text:p>
            <text:p/>
            <text:p>そ(の)</text:p>
          </table:table-cell>
          <table:table-cell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number-columns-repeated="1018"/>
        </table:table-row>
        <table:table-row table:style-name="ro16">
          <table:table-cell office:value-type="float" office:value="1758" calcext:value-type="float">
            <text:p>1758</text:p>
          </table:table-cell>
          <table:table-cell office:value-type="string" calcext:value-type="string">
            <text:p>乏</text:p>
          </table:table-cell>
          <table:table-cell office:value-type="string" calcext:value-type="string">
            <text:p>SCANTY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とぼ(しい)</text:p>
          </table:table-cell>
          <table:table-cell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office:value-type="string" calcext:value-type="string">
            <text:p>poor</text:p>
          </table:table-cell>
          <table:table-cell table:number-columns-repeated="1017"/>
        </table:table-row>
        <table:table-row table:style-name="ro4">
          <table:table-cell office:value-type="float" office:value="1759" calcext:value-type="float">
            <text:p>1759</text:p>
          </table:table-cell>
          <table:table-cell office:value-type="string" calcext:value-type="string">
            <text:p>芝</text:p>
          </table:table-cell>
          <table:table-cell office:value-type="string" calcext:value-type="string">
            <text:p>LAWN GRASS</text:p>
          </table:table-cell>
          <table:table-cell/>
          <table:table-cell office:value-type="string" calcext:value-type="string">
            <text:p>しば</text:p>
          </table:table-cell>
          <table:table-cell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number-columns-repeated="1018"/>
        </table:table-row>
        <table:table-row table:style-name="ro26">
          <table:table-cell office:value-type="float" office:value="1760" calcext:value-type="float">
            <text:p>1760</text:p>
          </table:table-cell>
          <table:table-cell office:value-type="string" calcext:value-type="string">
            <text:p>及</text:p>
          </table:table-cell>
          <table:table-cell office:value-type="string" calcext:value-type="string">
            <text:p>REACH TO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およ(ぶ)</text:p>
            <text:p/>
            <text:p>およ(び)</text:p>
            <text:p/>
            <text:p>および</text:p>
            <text:p/>
            <text:p>およ(ぼす)</text:p>
          </table:table-cell>
          <table:table-cell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office:value-type="string" calcext:value-type="string">
            <text:p>extend to; be equal to; as well as, and</text:p>
          </table:table-cell>
          <table:table-cell table:number-columns-repeated="1017"/>
        </table:table-row>
        <table:table-row table:style-name="ro51">
          <table:table-cell office:value-type="float" office:value="1761" calcext:value-type="float">
            <text:p>1761</text:p>
          </table:table-cell>
          <table:table-cell office:value-type="string" calcext:value-type="string">
            <text:p>扱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あつか(う)</text:p>
            <text:p/>
            <text:p>あつか(い)</text:p>
          </table:table-cell>
          <table:table-cell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office:value-type="string" calcext:value-type="string">
            <text:p>treat</text:p>
          </table:table-cell>
          <table:table-cell table:number-columns-repeated="1017"/>
        </table:table-row>
        <table:table-row table:style-name="ro9">
          <table:table-cell office:value-type="float" office:value="1762" calcext:value-type="float">
            <text:p>1762</text:p>
          </table:table-cell>
          <table:table-cell office:value-type="string" calcext:value-type="string">
            <text:p>級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キュウ</text:p>
          </table:table-cell>
          <table:table-cell table:style-name="ce10"/>
          <table:table-cell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office:value-type="string" calcext:value-type="string">
            <text:p>rank</text:p>
          </table:table-cell>
          <table:table-cell table:number-columns-repeated="1017"/>
        </table:table-row>
        <table:table-row table:style-name="ro16">
          <table:table-cell office:value-type="float" office:value="1763" calcext:value-type="float">
            <text:p>1763</text:p>
          </table:table-cell>
          <table:table-cell office:value-type="string" calcext:value-type="string">
            <text:p>吸</text:p>
          </table:table-cell>
          <table:table-cell office:value-type="string" calcext:value-type="string">
            <text:p>SUCK</text:p>
            <text:p/>
            <text:p>BREATHE I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す(う)</text:p>
          </table:table-cell>
          <table:table-cell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number-columns-repeated="1018"/>
        </table:table-row>
        <table:table-row table:style-name="ro39">
          <table:table-cell office:value-type="float" office:value="1764" calcext:value-type="float">
            <text:p>1764</text:p>
          </table:table-cell>
          <table:table-cell office:value-type="string" calcext:value-type="string">
            <text:p>吹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ふ(く)</text:p>
          </table:table-cell>
          <table:table-cell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office:value-type="string" calcext:value-type="string">
            <text:p>breathe out</text:p>
          </table:table-cell>
          <table:table-cell table:number-columns-repeated="1017"/>
        </table:table-row>
        <table:table-row table:style-name="ro23">
          <table:table-cell office:value-type="float" office:value="1765" calcext:value-type="float">
            <text:p>1765</text:p>
          </table:table-cell>
          <table:table-cell office:value-type="string" calcext:value-type="string">
            <text:p>呼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よ(ぶ)</text:p>
          </table:table-cell>
          <table:table-cell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office:value-type="string" calcext:value-type="string">
            <text:p>send for</text:p>
          </table:table-cell>
          <table:table-cell table:number-columns-repeated="1017"/>
        </table:table-row>
        <table:table-row table:style-name="ro16">
          <table:table-cell office:value-type="float" office:value="1766" calcext:value-type="float">
            <text:p>1766</text:p>
          </table:table-cell>
          <table:table-cell office:value-type="string" calcext:value-type="string">
            <text:p>吐</text:p>
          </table:table-cell>
          <table:table-cell office:value-type="string" calcext:value-type="string">
            <text:p>SPEW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office:value-type="string" calcext:value-type="string">
            <text:p>vomit</text:p>
          </table:table-cell>
          <table:table-cell table:number-columns-repeated="1017"/>
        </table:table-row>
        <table:table-row table:style-name="ro57">
          <table:table-cell office:value-type="float" office:value="1767" calcext:value-type="float">
            <text:p>1767</text:p>
          </table:table-cell>
          <table:table-cell office:value-type="string" calcext:value-type="string">
            <text:p>叶</text:p>
          </table:table-cell>
          <table:table-cell office:value-type="string" calcext:value-type="string">
            <text:p>BE FULFILLED</text:p>
          </table:table-cell>
          <table:table-cell office:value-type="string" calcext:value-type="string">
            <text:p>キョウ</text:p>
            <text:p/>
            <text:p>ギョウ</text:p>
          </table:table-cell>
          <table:table-cell office:value-type="string" calcext:value-type="string">
            <text:p>かな(う)</text:p>
            <text:p/>
            <text:p>かな(える)</text:p>
          </table:table-cell>
          <table:table-cell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office:value-type="string" calcext:value-type="string">
            <text:p>fulfill, grant</text:p>
          </table:table-cell>
          <table:table-cell table:number-columns-repeated="1017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𠮟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しか(る)</text:p>
          </table:table-cell>
          <table:table-cell table:style-name="ce11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number-columns-repeated="1018"/>
        </table:table-row>
        <table:table-row table:style-name="ro9">
          <table:table-cell office:value-type="float" office:value="1769" calcext:value-type="float">
            <text:p>1769</text:p>
          </table:table-cell>
          <table:table-cell office:value-type="string" calcext:value-type="string">
            <text:p>叫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さけ(ぶ)</text:p>
          </table:table-cell>
          <table:table-cell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number-columns-repeated="1018"/>
        </table:table-row>
        <table:table-row table:style-name="ro42">
          <table:table-cell office:value-type="float" office:value="1770" calcext:value-type="float">
            <text:p>1770</text:p>
          </table:table-cell>
          <table:table-cell office:value-type="string" calcext:value-type="string">
            <text:p>吟</text:p>
          </table:table-cell>
          <table:table-cell office:value-type="string" calcext:value-type="string">
            <text:p>RECITE</text:p>
          </table:table-cell>
          <table:table-cell office:value-type="string" calcext:value-type="string">
            <text:p>ギン</text:p>
          </table:table-cell>
          <table:table-cell table:style-name="ce10"/>
          <table:table-cell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number-columns-repeated="1018"/>
        </table:table-row>
        <table:table-row table:style-name="ro39">
          <table:table-cell office:value-type="float" office:value="1771" calcext:value-type="float">
            <text:p>1771</text:p>
          </table:table-cell>
          <table:table-cell office:value-type="string" calcext:value-type="string">
            <text:p>含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ふく(む)</text:p>
            <text:p/>
            <text:p>ふく(める)</text:p>
          </table:table-cell>
          <table:table-cell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office:value-type="string" calcext:value-type="string">
            <text:p>include</text:p>
          </table:table-cell>
          <table:table-cell table:number-columns-repeated="1017"/>
        </table:table-row>
        <table:table-row table:style-name="ro37">
          <table:table-cell office:value-type="float" office:value="1772" calcext:value-type="float">
            <text:p>1772</text:p>
          </table:table-cell>
          <table:table-cell office:value-type="string" calcext:value-type="string">
            <text:p>琴</text:p>
          </table:table-cell>
          <table:table-cell office:value-type="string" calcext:value-type="string">
            <text:p>JAPANESE ZITHE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office:value-type="string" calcext:value-type="string">
            <text:p>orig. for Chinese guqin, 7-stringed</text:p>
          </table:table-cell>
          <table:table-cell table:number-columns-repeated="1017"/>
        </table:table-row>
        <table:table-row table:style-name="ro46">
          <table:table-cell office:value-type="float" office:value="1773" calcext:value-type="float">
            <text:p>1773</text:p>
          </table:table-cell>
          <table:table-cell office:value-type="string" calcext:value-type="string">
            <text:p>迷</text:p>
          </table:table-cell>
          <table:table-cell office:value-type="string" calcext:value-type="string">
            <text:p>PERPLEXED</text:p>
          </table:table-cell>
          <table:table-cell office:value-type="string" calcext:value-type="string">
            <text:p>メイ</text:p>
          </table:table-cell>
          <table:table-cell office:value-type="string" calcext:value-type="string">
            <text:p>まよ(う)</text:p>
          </table:table-cell>
          <table:table-cell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office:value-type="string" calcext:value-type="string">
            <text:p>lost</text:p>
          </table:table-cell>
          <table:table-cell table:number-columns-repeated="1017"/>
        </table:table-row>
        <table:table-row table:style-name="ro11">
          <table:table-cell office:value-type="float" office:value="1774" calcext:value-type="float">
            <text:p>1774</text:p>
          </table:table-cell>
          <table:table-cell office:value-type="string" calcext:value-type="string">
            <text:p>謎</text:p>
          </table:table-cell>
          <table:table-cell office:value-type="string" calcext:value-type="string">
            <text:p>RIDDLE</text:p>
          </table:table-cell>
          <table:table-cell/>
          <table:table-cell office:value-type="string" calcext:value-type="string">
            <text:p>なぞ</text:p>
          </table:table-cell>
          <table:table-cell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office:value-type="string" calcext:value-type="string">
            <text:p>enigma</text:p>
          </table:table-cell>
          <table:table-cell table:number-columns-repeated="1017"/>
        </table:table-row>
        <table:table-row table:style-name="ro28">
          <table:table-cell office:value-type="float" office:value="1775" calcext:value-type="float">
            <text:p>1775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ギャク</text:p>
          </table:table-cell>
          <table:table-cell office:value-type="string" calcext:value-type="string">
            <text:p>さか</text:p>
            <text:p/>
            <text:p>さか(さ)</text:p>
            <text:p/>
            <text:p>さか(らう)</text:p>
          </table:table-cell>
          <table:table-cell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office:value-type="string" calcext:value-type="string">
            <text:p>contrary</text:p>
          </table:table-cell>
          <table:table-cell table:number-columns-repeated="1017"/>
        </table:table-row>
        <table:table-row table:style-name="ro6">
          <table:table-cell office:value-type="float" office:value="1776" calcext:value-type="float">
            <text:p>1776</text:p>
          </table:table-cell>
          <table:table-cell office:value-type="string" calcext:value-type="string">
            <text:p>遡</text:p>
          </table:table-cell>
          <table:table-cell office:value-type="string" calcext:value-type="string">
            <text:p>GO BACK IN TIM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さかのぼ(る)</text:p>
          </table:table-cell>
          <table:table-cell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office:value-type="string" calcext:value-type="string">
            <text:p>go upstream</text:p>
          </table:table-cell>
          <table:table-cell table:number-columns-repeated="1017"/>
        </table:table-row>
        <table:table-row table:style-name="ro7">
          <table:table-cell office:value-type="float" office:value="1777" calcext:value-type="float">
            <text:p>1777</text:p>
          </table:table-cell>
          <table:table-cell office:value-type="string" calcext:value-type="string">
            <text:p>塑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ソ</text:p>
          </table:table-cell>
          <table:table-cell table:style-name="ce10"/>
          <table:table-cell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office:value-type="string" calcext:value-type="string">
            <text:p>mold</text:p>
          </table:table-cell>
          <table:table-cell table:number-columns-repeated="1017"/>
        </table:table-row>
        <table:table-row table:style-name="ro66">
          <table:table-cell office:value-type="float" office:value="1778" calcext:value-type="float">
            <text:p>1778</text:p>
          </table:table-cell>
          <table:table-cell office:value-type="string" calcext:value-type="string">
            <text:p>勲</text:p>
          </table:table-cell>
          <table:table-cell office:value-type="string" calcext:value-type="string">
            <text:p>MERITORIOUS SERVICE</text:p>
          </table:table-cell>
          <table:table-cell office:value-type="string" calcext:value-type="string">
            <text:p>クン</text:p>
          </table:table-cell>
          <table:table-cell table:style-name="ce10"/>
          <table:table-cell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number-columns-repeated="1018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薫</text:p>
          </table:table-cell>
          <table:table-cell office:value-type="string" calcext:value-type="string">
            <text:p>BALMY</text:p>
          </table:table-cell>
          <table:table-cell office:value-type="string" calcext:value-type="string">
            <text:p>クン</text:p>
          </table:table-cell>
          <table:table-cell office:value-type="string" calcext:value-type="string">
            <text:p>かお(る)</text:p>
          </table:table-cell>
          <table:table-cell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office:value-type="string" calcext:value-type="string">
            <text:p>fragrant</text:p>
          </table:table-cell>
          <table:table-cell table:number-columns-repeated="1017"/>
        </table:table-row>
        <table:table-row table:style-name="ro6">
          <table:table-cell office:value-type="float" office:value="1780" calcext:value-type="float">
            <text:p>1780</text:p>
          </table:table-cell>
          <table:table-cell office:value-type="string" calcext:value-type="string">
            <text:p>芳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かんば(しい)</text:p>
          </table:table-cell>
          <table:table-cell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number-columns-repeated="1018"/>
        </table:table-row>
        <table:table-row table:style-name="ro28">
          <table:table-cell office:value-type="float" office:value="1781" calcext:value-type="float">
            <text:p>1781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SWEET SMELL</text:p>
          </table:table-cell>
          <table:table-cell office:value-type="string" calcext:value-type="string">
            <text:p>コウ</text:p>
            <text:p/>
            <text:p>キョウ</text:p>
          </table:table-cell>
          <table:table-cell office:value-type="string" calcext:value-type="string">
            <text:p>か</text:p>
            <text:p/>
            <text:p>かお(り)</text:p>
            <text:p/>
            <text:p>かお(る)</text:p>
          </table:table-cell>
          <table:table-cell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number-columns-repeated="1018"/>
        </table:table-row>
        <table:table-row table:style-name="ro37">
          <table:table-cell office:value-type="float" office:value="1782" calcext:value-type="float">
            <text:p>1782</text:p>
          </table:table-cell>
          <table:table-cell office:value-type="string" calcext:value-type="string">
            <text:p>秀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ひい(でる)</text:p>
          </table:table-cell>
          <table:table-cell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number-columns-repeated="1018"/>
        </table:table-row>
        <table:table-row table:style-name="ro26">
          <table:table-cell office:value-type="float" office:value="1783" calcext:value-type="float">
            <text:p>1783</text:p>
          </table:table-cell>
          <table:table-cell office:value-type="string" calcext:value-type="string">
            <text:p>誘</text:p>
          </table:table-cell>
          <table:table-cell office:value-type="string" calcext:value-type="string">
            <text:p>INDUC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さそ(う)</text:p>
          </table:table-cell>
          <table:table-cell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office:value-type="string" calcext:value-type="string">
            <text:p>invite</text:p>
          </table:table-cell>
          <table:table-cell table:number-columns-repeated="1017"/>
        </table:table-row>
        <table:table-row table:style-name="ro57">
          <table:table-cell office:value-type="float" office:value="1784" calcext:value-type="float">
            <text:p>1784</text:p>
          </table:table-cell>
          <table:table-cell office:value-type="string" calcext:value-type="string">
            <text:p>拐</text:p>
          </table:table-cell>
          <table:table-cell office:value-type="string" calcext:value-type="string">
            <text:p>KIDNAP</text:p>
          </table:table-cell>
          <table:table-cell office:value-type="string" calcext:value-type="string">
            <text:p>カイ</text:p>
          </table:table-cell>
          <table:table-cell table:style-name="ce10"/>
          <table:table-cell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number-columns-repeated="1018"/>
        </table:table-row>
        <table:table-row table:style-name="ro39">
          <table:table-cell office:value-type="float" office:value="1785" calcext:value-type="float">
            <text:p>1785</text:p>
          </table:table-cell>
          <table:table-cell office:value-type="string" calcext:value-type="string">
            <text:p>透</text:p>
          </table:table-cell>
          <table:table-cell office:value-type="string" calcext:value-type="string">
            <text:p>PASS THROUGH</text:p>
            <text:p/>
            <text:p>SEE-THROUGH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とお(る)*</text:p>
            <text:p/>
            <text:p>す(く)</text:p>
            <text:p/>
            <text:p>す(かす)</text:p>
            <text:p/>
            <text:p>す(ける)</text:p>
          </table:table-cell>
          <table:table-cell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office:value-type="string" calcext:value-type="string">
            <text:p>transparent</text:p>
          </table:table-cell>
          <table:table-cell table:number-columns-repeated="1017"/>
        </table:table-row>
        <table:table-row table:style-name="ro51">
          <table:table-cell office:value-type="float" office:value="1786" calcext:value-type="float">
            <text:p>1786</text:p>
          </table:table-cell>
          <table:table-cell office:value-type="string" calcext:value-type="string">
            <text:p>携</text:p>
          </table:table-cell>
          <table:table-cell office:value-type="string" calcext:value-type="string">
            <text:p>CARRY IN HAND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たずさ(える)</text:p>
            <text:p/>
            <text:p>たずさ(わる)</text:p>
          </table:table-cell>
          <table:table-cell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office:value-type="string" calcext:value-type="string">
            <text:p>join hands</text:p>
          </table:table-cell>
          <table:table-cell table:number-columns-repeated="1017"/>
        </table:table-row>
        <table:table-row table:style-name="ro23">
          <table:table-cell office:value-type="float" office:value="1787" calcext:value-type="float">
            <text:p>1787</text:p>
          </table:table-cell>
          <table:table-cell office:value-type="string" calcext:value-type="string">
            <text:p>雄</text:p>
          </table:table-cell>
          <table:table-cell office:value-type="string" calcext:value-type="string">
            <text:p>MALE</text:p>
            <text:p/>
            <text:p>HEROIC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お-</text:p>
            <text:p/>
            <text:p>おす</text:p>
          </table:table-cell>
          <table:table-cell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number-columns-repeated="1018"/>
        </table:table-row>
        <table:table-row table:style-name="ro13">
          <table:table-cell office:value-type="float" office:value="1788" calcext:value-type="float">
            <text:p>1788</text:p>
          </table:table-cell>
          <table:table-cell office:value-type="string" calcext:value-type="string">
            <text:p>雌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め-</text:p>
            <text:p/>
            <text:p>めす</text:p>
          </table:table-cell>
          <table:table-cell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number-columns-repeated="1018"/>
        </table:table-row>
        <table:table-row table:style-name="ro31">
          <table:table-cell office:value-type="float" office:value="1789" calcext:value-type="float">
            <text:p>1789</text:p>
          </table:table-cell>
          <table:table-cell office:value-type="string" calcext:value-type="string">
            <text:p>些</text:p>
          </table:table-cell>
          <table:table-cell office:value-type="string" calcext:value-type="string">
            <text:p>A LITTLE BIT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いささか</text:p>
            <text:p/>
            <text:p>ち(と)</text:p>
            <text:p/>
            <text:p>ちっ(と)</text:p>
          </table:table-cell>
          <table:table-cell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number-columns-repeated="1018"/>
        </table:table-row>
        <table:table-row table:style-name="ro9">
          <table:table-cell office:value-type="float" office:value="1790" calcext:value-type="float">
            <text:p>1790</text:p>
          </table:table-cell>
          <table:table-cell office:value-type="string" calcext:value-type="string">
            <text:p>柴</text:p>
          </table:table-cell>
          <table:table-cell office:value-type="string" calcext:value-type="string">
            <text:p>BRUSHWOOD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しば</text:p>
          </table:table-cell>
          <table:table-cell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office:value-type="string" calcext:value-type="string">
            <text:p>firewood</text:p>
          </table:table-cell>
          <table:table-cell table:number-columns-repeated="1017"/>
        </table:table-row>
        <table:table-row table:style-name="ro3">
          <table:table-cell office:value-type="float" office:value="1791" calcext:value-type="float">
            <text:p>1791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number-columns-repeated="1018"/>
        </table:table-row>
        <table:table-row table:style-name="ro32">
          <table:table-cell office:value-type="float" office:value="1792" calcext:value-type="float">
            <text:p>1792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ハツ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number-columns-repeated="1018"/>
        </table:table-row>
        <table:table-row table:style-name="ro24">
          <table:table-cell office:value-type="float" office:value="1793" calcext:value-type="float">
            <text:p>1793</text:p>
          </table:table-cell>
          <table:table-cell office:value-type="string" calcext:value-type="string">
            <text:p>髭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ひげ</text:p>
          </table:table-cell>
          <table:table-cell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office:value-type="string" calcext:value-type="string">
            <text:p>mustache</text:p>
          </table:table-cell>
          <table:table-cell table:number-columns-repeated="1017"/>
        </table:table-row>
        <table:table-row table:style-name="ro7">
          <table:table-cell office:value-type="float" office:value="1794" calcext:value-type="float">
            <text:p>1794</text:p>
          </table:table-cell>
          <table:table-cell office:value-type="string" calcext:value-type="string">
            <text:p>詐</text:p>
          </table:table-cell>
          <table:table-cell office:value-type="string" calcext:value-type="string">
            <text:p>SWINDLE</text:p>
          </table:table-cell>
          <table:table-cell office:value-type="string" calcext:value-type="string">
            <text:p>サ</text:p>
          </table:table-cell>
          <table:table-cell table:style-name="ce10"/>
          <table:table-cell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number-columns-repeated="1018"/>
        </table:table-row>
        <table:table-row table:style-name="ro53">
          <table:table-cell office:value-type="float" office:value="1795" calcext:value-type="float">
            <text:p>1795</text:p>
          </table:table-cell>
          <table:table-cell office:value-type="string" calcext:value-type="string">
            <text:p>欺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あざむ(く)</text:p>
          </table:table-cell>
          <table:table-cell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number-columns-repeated="1018"/>
        </table:table-row>
        <table:table-row table:style-name="ro6">
          <table:table-cell office:value-type="float" office:value="1796" calcext:value-type="float">
            <text:p>1796</text:p>
          </table:table-cell>
          <table:table-cell office:value-type="string" calcext:value-type="string">
            <text:p>棋</text:p>
          </table:table-cell>
          <table:table-cell office:value-type="string" calcext:value-type="string">
            <text:p>SHOGI (Japanese chess)</text:p>
          </table:table-cell>
          <table:table-cell office:value-type="string" calcext:value-type="string">
            <text:p>キ</text:p>
          </table:table-cell>
          <table:table-cell table:style-name="ce10"/>
          <table:table-cell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number-columns-repeated="1018"/>
        </table:table-row>
        <table:table-row table:style-name="ro20">
          <table:table-cell office:value-type="float" office:value="1797" calcext:value-type="float">
            <text:p>1797</text:p>
          </table:table-cell>
          <table:table-cell office:value-type="string" calcext:value-type="string">
            <text:p>碁</text:p>
          </table:table-cell>
          <table:table-cell office:value-type="string" calcext:value-type="string">
            <text:p>JAPANESE CHECKERS</text:p>
          </table:table-cell>
          <table:table-cell office:value-type="string" calcext:value-type="string">
            <text:p>ゴ</text:p>
          </table:table-cell>
          <table:table-cell table:style-name="ce10"/>
          <table:table-cell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number-columns-repeated="1018"/>
        </table:table-row>
        <table:table-row table:style-name="ro63">
          <table:table-cell office:value-type="float" office:value="1798" calcext:value-type="float">
            <text:p>1798</text:p>
          </table:table-cell>
          <table:table-cell office:value-type="string" calcext:value-type="string">
            <text:p>甚</text:p>
          </table:table-cell>
          <table:table-cell office:value-type="string" calcext:value-type="string">
            <text:p>EXTREMELY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はなは(だ)</text:p>
            <text:p/>
            <text:p>はなは(だしい)</text:p>
          </table:table-cell>
          <table:table-cell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number-columns-repeated="1018"/>
        </table:table-row>
        <table:table-row table:style-name="ro26">
          <table:table-cell office:value-type="float" office:value="1799" calcext:value-type="float">
            <text:p>1799</text:p>
          </table:table-cell>
          <table:table-cell office:value-type="string" calcext:value-type="string">
            <text:p>勘</text:p>
          </table:table-cell>
          <table:table-cell office:value-type="string" calcext:value-type="string">
            <text:p>CHECK</text:p>
            <text:p/>
            <text:p>INTUITIVE PERCEPTION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office:value-type="string" calcext:value-type="string">
            <text:p>consider</text:p>
          </table:table-cell>
          <table:table-cell table:number-columns-repeated="1017"/>
        </table:table-row>
        <table:table-row table:style-name="ro39">
          <table:table-cell office:value-type="float" office:value="1800" calcext:value-type="float">
            <text:p>1800</text:p>
          </table:table-cell>
          <table:table-cell office:value-type="string" calcext:value-type="string">
            <text:p>堪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た(える)</text:p>
            <text:p/>
            <text:p>たま(る)*</text:p>
          </table:table-cell>
          <table:table-cell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office:value-type="string" calcext:value-type="string">
            <text:p>tolerate</text:p>
          </table:table-cell>
          <table:table-cell table:number-columns-repeated="1017"/>
        </table:table-row>
        <table:table-row table:style-name="ro15">
          <table:table-cell office:value-type="float" office:value="1801" calcext:value-type="float">
            <text:p>1801</text:p>
          </table:table-cell>
          <table:table-cell office:value-type="string" calcext:value-type="string">
            <text:p>匹</text:p>
          </table:table-cell>
          <table:table-cell office:value-type="string" calcext:value-type="string">
            <text:p>COUNTER FOR ANIMALS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ひき</text:p>
          </table:table-cell>
          <table:table-cell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number-columns-repeated="1018"/>
        </table:table-row>
        <table:table-row table:style-name="ro6">
          <table:table-cell office:value-type="float" office:value="1802" calcext:value-type="float">
            <text:p>1802</text:p>
          </table:table-cell>
          <table:table-cell office:value-type="string" calcext:value-type="string">
            <text:p>匠</text:p>
          </table:table-cell>
          <table:table-cell office:value-type="string" calcext:value-type="string">
            <text:p>CRAFTSMA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たくみ*</text:p>
          </table:table-cell>
          <table:table-cell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number-columns-repeated="1018"/>
        </table:table-row>
        <table:table-row table:style-name="ro12">
          <table:table-cell office:value-type="float" office:value="1803" calcext:value-type="float">
            <text:p>1803</text:p>
          </table:table-cell>
          <table:table-cell office:value-type="string" calcext:value-type="string">
            <text:p>匿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トク</text:p>
          </table:table-cell>
          <table:table-cell table:style-name="ce10"/>
          <table:table-cell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number-columns-repeated="1018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諾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ダク</text:p>
          </table:table-cell>
          <table:table-cell table:style-name="ce10"/>
          <table:table-cell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number-columns-repeated="1018"/>
        </table:table-row>
        <table:table-row table:style-name="ro11">
          <table:table-cell office:value-type="float" office:value="1805" calcext:value-type="float">
            <text:p>1805</text:p>
          </table:table-cell>
          <table:table-cell office:value-type="string" calcext:value-type="string">
            <text:p>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こ(う)</text:p>
          </table:table-cell>
          <table:table-cell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number-columns-repeated="1018"/>
        </table:table-row>
        <table:table-row table:style-name="ro33">
          <table:table-cell office:value-type="float" office:value="1806" calcext:value-type="float">
            <text:p>1806</text:p>
          </table:table-cell>
          <table:table-cell office:value-type="string" calcext:value-type="string">
            <text:p>迄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キツ</text:p>
          </table:table-cell>
          <table:table-cell office:value-type="string" calcext:value-type="string">
            <text:p>まで</text:p>
          </table:table-cell>
          <table:table-cell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office:value-type="string" calcext:value-type="string">
            <text:p>until</text:p>
          </table:table-cell>
          <table:table-cell table:number-columns-repeated="1017"/>
        </table:table-row>
        <table:table-row table:style-name="ro28">
          <table:table-cell office:value-type="float" office:value="1807" calcext:value-type="float">
            <text:p>1807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わ(く)</text:p>
            <text:p/>
            <text:p>かわ(かす)</text:p>
            <text:p/>
            <text:p>いぬい*</text:p>
          </table:table-cell>
          <table:table-cell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number-columns-repeated="1018"/>
        </table:table-row>
        <table:table-row table:style-name="ro16">
          <table:table-cell office:value-type="float" office:value="1808" calcext:value-type="float">
            <text:p>1808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みき</text:p>
          </table:table-cell>
          <table:table-cell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number-columns-repeated="1018"/>
        </table:table-row>
        <table:table-row table:style-name="ro10">
          <table:table-cell office:value-type="float" office:value="1809" calcext:value-type="float">
            <text:p>1809</text:p>
          </table:table-cell>
          <table:table-cell office:value-type="string" calcext:value-type="string">
            <text:p>操</text:p>
          </table:table-cell>
          <table:table-cell office:value-type="string" calcext:value-type="string">
            <text:p>MANIPULATE</text:p>
            <text:p/>
            <text:p>FIDELITY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みさお</text:p>
            <text:p/>
            <text:p>あやつ(る)</text:p>
          </table:table-cell>
          <table:table-cell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number-columns-repeated="1018"/>
        </table:table-row>
        <table:table-row table:style-name="ro24">
          <table:table-cell office:value-type="float" office:value="1810" calcext:value-type="float">
            <text:p>1810</text:p>
          </table:table-cell>
          <table:table-cell office:value-type="string" calcext:value-type="string">
            <text:p>燥</text:p>
          </table:table-cell>
          <table:table-cell office:value-type="string" calcext:value-type="string">
            <text:p>DRY OUT</text:p>
          </table:table-cell>
          <table:table-cell office:value-type="string" calcext:value-type="string">
            <text:p>ソウ</text:p>
          </table:table-cell>
          <table:table-cell table:style-name="ce10"/>
          <table:table-cell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number-columns-repeated="1018"/>
        </table:table-row>
        <table:table-row table:style-name="ro30">
          <table:table-cell office:value-type="float" office:value="1811" calcext:value-type="float">
            <text:p>1811</text:p>
          </table:table-cell>
          <table:table-cell office:value-type="string" calcext:value-type="string">
            <text:p>繰</text:p>
          </table:table-cell>
          <table:table-cell office:value-type="string" calcext:value-type="string">
            <text:p>REEL</text:p>
            <text:p/>
            <text:p>SHIFT ONWARD</text:p>
          </table:table-cell>
          <table:table-cell/>
          <table:table-cell office:value-type="string" calcext:value-type="string">
            <text:p>く(る)</text:p>
          </table:table-cell>
          <table:table-cell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office:value-type="string" calcext:value-type="string">
            <text:p>spin</text:p>
          </table:table-cell>
          <table:table-cell table:number-columns-repeated="1017"/>
        </table:table-row>
        <table:table-row table:style-name="ro20">
          <table:table-cell office:value-type="float" office:value="1812" calcext:value-type="float">
            <text:p>1812</text:p>
          </table:table-cell>
          <table:table-cell office:value-type="string" calcext:value-type="string">
            <text:p>藻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office:value-type="string" calcext:value-type="string">
            <text:p>algae</text:p>
          </table:table-cell>
          <table:table-cell table:number-columns-repeated="1017"/>
        </table:table-row>
        <table:table-row table:style-name="ro23">
          <table:table-cell office:value-type="float" office:value="1813" calcext:value-type="float">
            <text:p>1813</text:p>
          </table:table-cell>
          <table:table-cell office:value-type="string" calcext:value-type="string">
            <text:p>噴</text:p>
          </table:table-cell>
          <table:table-cell office:value-type="string" calcext:value-type="string">
            <text:p>SPOUT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ふ(く)</text:p>
          </table:table-cell>
          <table:table-cell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office:value-type="string" calcext:value-type="string">
            <text:p>gush out</text:p>
          </table:table-cell>
          <table:table-cell table:number-columns-repeated="1017"/>
        </table:table-row>
        <table:table-row table:style-name="ro15">
          <table:table-cell office:value-type="float" office:value="1814" calcext:value-type="float">
            <text:p>1814</text:p>
          </table:table-cell>
          <table:table-cell office:value-type="string" calcext:value-type="string">
            <text:p>墳</text:p>
          </table:table-cell>
          <table:table-cell office:value-type="string" calcext:value-type="string">
            <text:p>TUMULUS</text:p>
          </table:table-cell>
          <table:table-cell office:value-type="string" calcext:value-type="string">
            <text:p>フン</text:p>
          </table:table-cell>
          <table:table-cell table:style-name="ce10"/>
          <table:table-cell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number-columns-repeated="1018"/>
        </table:table-row>
        <table:table-row table:style-name="ro16">
          <table:table-cell office:value-type="float" office:value="1815" calcext:value-type="float">
            <text:p>1815</text:p>
          </table:table-cell>
          <table:table-cell office:value-type="string" calcext:value-type="string">
            <text:p>憤</text:p>
          </table:table-cell>
          <table:table-cell office:value-type="string" calcext:value-type="string">
            <text:p>INDIGNATION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いきどお(る)</text:p>
          </table:table-cell>
          <table:table-cell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number-columns-repeated="1018"/>
        </table:table-row>
        <table:table-row table:style-name="ro6">
          <table:table-cell office:value-type="float" office:value="1816" calcext:value-type="float">
            <text:p>1816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ガ</text:p>
            <text:p/>
            <text:p>ゲ</text:p>
          </table:table-cell>
          <table:table-cell office:value-type="string" calcext:value-type="string">
            <text:p>きば</text:p>
          </table:table-cell>
          <table:table-cell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office:value-type="string" calcext:value-type="string">
            <text:p>tusk</text:p>
          </table:table-cell>
          <table:table-cell table:number-columns-repeated="1017"/>
        </table:table-row>
        <table:table-row table:style-name="ro23">
          <table:table-cell office:value-type="float" office:value="1817" calcext:value-type="float">
            <text:p>1817</text:p>
          </table:table-cell>
          <table:table-cell office:value-type="string" calcext:value-type="string">
            <text:p>芽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number-columns-repeated="1018"/>
        </table:table-row>
        <table:table-row table:style-name="ro60">
          <table:table-cell office:value-type="float" office:value="1818" calcext:value-type="float">
            <text:p>1818</text:p>
          </table:table-cell>
          <table:table-cell office:value-type="string" calcext:value-type="string">
            <text:p>雅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みや(び)*</text:p>
          </table:table-cell>
          <table:table-cell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number-columns-repeated="1018"/>
        </table:table-row>
        <table:table-row table:style-name="ro41">
          <table:table-cell office:value-type="float" office:value="1819" calcext:value-type="float">
            <text:p>1819</text:p>
          </table:table-cell>
          <table:table-cell office:value-type="string" calcext:value-type="string">
            <text:p>邪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ジャ</text:p>
          </table:table-cell>
          <table:table-cell table:style-name="ce10"/>
          <table:table-cell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number-columns-repeated="1018"/>
        </table:table-row>
        <table:table-row table:style-name="ro31">
          <table:table-cell office:value-type="float" office:value="1820" calcext:value-type="float">
            <text:p>1820</text:p>
          </table:table-cell>
          <table:table-cell office:value-type="string" calcext:value-type="string">
            <text:p>既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すで(に)</text:p>
          </table:table-cell>
          <table:table-cell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office:value-type="string" calcext:value-type="string">
            <text:p>previous</text:p>
          </table:table-cell>
          <table:table-cell table:number-columns-repeated="1017"/>
        </table:table-row>
        <table:table-row table:style-name="ro51">
          <table:table-cell office:value-type="float" office:value="1821" calcext:value-type="float">
            <text:p>1821</text:p>
          </table:table-cell>
          <table:table-cell office:value-type="string" calcext:value-type="string">
            <text:p>概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ガイ</text:p>
          </table:table-cell>
          <table:table-cell table:style-name="ce10"/>
          <table:table-cell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office:value-type="string" calcext:value-type="string">
            <text:p>roughly</text:p>
          </table:table-cell>
          <table:table-cell table:number-columns-repeated="1017"/>
        </table:table-row>
        <table:table-row table:style-name="ro43">
          <table:table-cell office:value-type="float" office:value="1822" calcext:value-type="float">
            <text:p>1822</text:p>
          </table:table-cell>
          <table:table-cell office:value-type="string" calcext:value-type="string">
            <text:p>慨</text:p>
          </table:table-cell>
          <table:table-cell office:value-type="string" calcext:value-type="string">
            <text:p>DEPLORE</text:p>
          </table:table-cell>
          <table:table-cell office:value-type="string" calcext:value-type="string">
            <text:p>ガイ</text:p>
          </table:table-cell>
          <table:table-cell table:style-name="ce10"/>
          <table:table-cell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number-columns-repeated="1018"/>
        </table:table-row>
        <table:table-row table:style-name="ro29">
          <table:table-cell office:value-type="float" office:value="1823" calcext:value-type="float">
            <text:p>1823</text:p>
          </table:table-cell>
          <table:table-cell office:value-type="string" calcext:value-type="string">
            <text:p>苗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ビョウ</text:p>
            <text:p/>
            <text:p>ミョウ*</text:p>
          </table:table-cell>
          <table:table-cell office:value-type="string" calcext:value-type="string">
            <text:p>なえ</text:p>
            <text:p/>
            <text:p>なわ-</text:p>
          </table:table-cell>
          <table:table-cell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number-columns-repeated="1018"/>
        </table:table-row>
        <table:table-row table:style-name="ro16">
          <table:table-cell office:value-type="float" office:value="1824" calcext:value-type="float">
            <text:p>1824</text:p>
          </table:table-cell>
          <table:table-cell office:value-type="string" calcext:value-type="string">
            <text:p>描</text:p>
          </table:table-cell>
          <table:table-cell office:value-type="string" calcext:value-type="string">
            <text:p>DEPICT</text:p>
          </table:table-cell>
          <table:table-cell office:value-type="string" calcext:value-type="string">
            <text:p>ビョウ</text:p>
          </table:table-cell>
          <table:table-cell office:value-type="string" calcext:value-type="string">
            <text:p>えが(く)</text:p>
            <text:p/>
            <text:p>　か(く)</text:p>
          </table:table-cell>
          <table:table-cell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number-columns-repeated="1018"/>
        </table:table-row>
        <table:table-row table:style-name="ro40">
          <table:table-cell office:value-type="float" office:value="1825" calcext:value-type="float">
            <text:p>1825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ビョウ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number-columns-repeated="1018"/>
        </table:table-row>
        <table:table-row table:style-name="ro36">
          <table:table-cell office:value-type="float" office:value="1826" calcext:value-type="float">
            <text:p>1826</text:p>
          </table:table-cell>
          <table:table-cell office:value-type="string" calcext:value-type="string">
            <text:p>萌</text:p>
          </table:table-cell>
          <table:table-cell office:value-type="string" calcext:value-type="string">
            <text:p>GERMINATE</text:p>
          </table:table-cell>
          <table:table-cell office:value-type="string" calcext:value-type="string">
            <text:p>ホウ</text:p>
            <text:p/>
            <text:p>ボウ</text:p>
          </table:table-cell>
          <table:table-cell office:value-type="string" calcext:value-type="string">
            <text:p>も(える)</text:p>
            <text:p/>
            <text:p>きざ(す)</text:p>
          </table:table-cell>
          <table:table-cell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office:value-type="string" calcext:value-type="string">
            <text:p>sprout</text:p>
          </table:table-cell>
          <table:table-cell table:number-columns-repeated="1017"/>
        </table:table-row>
        <table:table-row table:style-name="ro37">
          <table:table-cell office:value-type="float" office:value="1827" calcext:value-type="float">
            <text:p>1827</text:p>
          </table:table-cell>
          <table:table-cell office:value-type="string" calcext:value-type="string">
            <text:p>兆</text:p>
          </table:table-cell>
          <table:table-cell office:value-type="string" calcext:value-type="string">
            <text:p>SIGN</text:p>
            <text:p/>
            <text:p>TRILLIO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きざ(す)</text:p>
            <text:p/>
            <text:p>きざ(し)</text:p>
          </table:table-cell>
          <table:table-cell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office:value-type="string" calcext:value-type="string">
            <text:p>omen; show signs of</text:p>
          </table:table-cell>
          <table:table-cell table:number-columns-repeated="1017"/>
        </table:table-row>
        <table:table-row table:style-name="ro66">
          <table:table-cell office:value-type="float" office:value="1828" calcext:value-type="float">
            <text:p>1828</text:p>
          </table:table-cell>
          <table:table-cell office:value-type="string" calcext:value-type="string">
            <text:p>眺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(める)</text:p>
          </table:table-cell>
          <table:table-cell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number-columns-repeated="1018"/>
        </table:table-row>
        <table:table-row table:style-name="ro23">
          <table:table-cell office:value-type="float" office:value="1829" calcext:value-type="float">
            <text:p>1829</text:p>
          </table:table-cell>
          <table:table-cell office:value-type="string" calcext:value-type="string">
            <text:p>逃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に(げる)</text:p>
            <text:p/>
            <text:p>に(がす)</text:p>
            <text:p/>
            <text:p>のが(す)</text:p>
            <text:p/>
            <text:p>のが(れる)</text:p>
          </table:table-cell>
          <table:table-cell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number-columns-repeated="1018"/>
        </table:table-row>
        <table:table-row table:style-name="ro59">
          <table:table-cell office:value-type="float" office:value="1830" calcext:value-type="float">
            <text:p>1830</text:p>
          </table:table-cell>
          <table:table-cell office:value-type="string" calcext:value-type="string">
            <text:p>桃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もも</text:p>
          </table:table-cell>
          <table:table-cell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number-columns-repeated="1018"/>
        </table:table-row>
        <table:table-row table:style-name="ro28">
          <table:table-cell office:value-type="float" office:value="1831" calcext:value-type="float">
            <text:p>1831</text:p>
          </table:table-cell>
          <table:table-cell office:value-type="string" calcext:value-type="string">
            <text:p>跳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は(ねる)</text:p>
            <text:p/>
            <text:p>と(ぶ)</text:p>
            <text:p/>
            <text:p>-と(び)</text:p>
          </table:table-cell>
          <table:table-cell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office:value-type="string" calcext:value-type="string">
            <text:p>leap</text:p>
          </table:table-cell>
          <table:table-cell table:number-columns-repeated="1017"/>
        </table:table-row>
        <table:table-row table:style-name="ro62">
          <table:table-cell office:value-type="float" office:value="1832" calcext:value-type="float">
            <text:p>1832</text:p>
          </table:table-cell>
          <table:table-cell office:value-type="string" calcext:value-type="string">
            <text:p>挑</text:p>
          </table:table-cell>
          <table:table-cell office:value-type="string" calcext:value-type="string">
            <text:p>PROVOK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いど(む)</text:p>
          </table:table-cell>
          <table:table-cell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office:value-type="string" calcext:value-type="string">
            <text:p>challenge</text:p>
          </table:table-cell>
          <table:table-cell table:number-columns-repeated="1017"/>
        </table:table-row>
        <table:table-row table:style-name="ro34">
          <table:table-cell office:value-type="float" office:value="1833" calcext:value-type="float">
            <text:p>1833</text:p>
          </table:table-cell>
          <table:table-cell office:value-type="string" calcext:value-type="string">
            <text:p>拙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つたな(い)</text:p>
          </table:table-cell>
          <table:table-cell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number-columns-repeated="1018"/>
        </table:table-row>
        <table:table-row table:style-name="ro16">
          <table:table-cell office:value-type="float" office:value="1834" calcext:value-type="float">
            <text:p>1834</text:p>
          </table:table-cell>
          <table:table-cell office:value-type="string" calcext:value-type="string">
            <text:p>屈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クツ</text:p>
          </table:table-cell>
          <table:table-cell office:value-type="string" calcext:value-type="string">
            <text:p>かが(む)*</text:p>
            <text:p/>
            <text:p>かが(める)*</text:p>
          </table:table-cell>
          <table:table-cell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office:value-type="string" calcext:value-type="string">
            <text:p>submit to</text:p>
          </table:table-cell>
          <table:table-cell table:number-columns-repeated="1017"/>
        </table:table-row>
        <table:table-row table:style-name="ro16">
          <table:table-cell office:value-type="float" office:value="1835" calcext:value-type="float">
            <text:p>1835</text:p>
          </table:table-cell>
          <table:table-cell office:value-type="string" calcext:value-type="string">
            <text:p>掘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クツ</text:p>
          </table:table-cell>
          <table:table-cell office:value-type="string" calcext:value-type="string">
            <text:p>ほ(る)</text:p>
          </table:table-cell>
          <table:table-cell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number-columns-repeated="1018"/>
        </table:table-row>
        <table:table-row table:style-name="ro32">
          <table:table-cell office:value-type="float" office:value="1836" calcext:value-type="float">
            <text:p>1836</text:p>
          </table:table-cell>
          <table:table-cell office:value-type="string" calcext:value-type="string">
            <text:p>堀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ほり</text:p>
          </table:table-cell>
          <table:table-cell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number-columns-repeated="1018"/>
        </table:table-row>
        <table:table-row table:style-name="ro40">
          <table:table-cell office:value-type="float" office:value="1837" calcext:value-type="float">
            <text:p>1837</text:p>
          </table:table-cell>
          <table:table-cell office:value-type="string" calcext:value-type="string">
            <text:p>封</text:p>
          </table:table-cell>
          <table:table-cell office:value-type="string" calcext:value-type="string">
            <text:p>SEAL</text:p>
            <text:p/>
            <text:p>ENFEOFF</text:p>
          </table:table-cell>
          <table:table-cell office:value-type="string" calcext:value-type="string">
            <text:p>フウ</text:p>
            <text:p/>
            <text:p>ホウ</text:p>
          </table:table-cell>
          <table:table-cell table:style-name="ce10"/>
          <table:table-cell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office:value-type="string" calcext:value-type="string">
            <text:p>enclose</text:p>
          </table:table-cell>
          <table:table-cell table:number-columns-repeated="1017"/>
        </table:table-row>
        <table:table-row table:style-name="ro23">
          <table:table-cell office:value-type="float" office:value="1838" calcext:value-type="float">
            <text:p>1838</text:p>
          </table:table-cell>
          <table:table-cell office:value-type="string" calcext:value-type="string">
            <text:p>筒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つつ</text:p>
          </table:table-cell>
          <table:table-cell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number-columns-repeated="1018"/>
        </table:table-row>
        <table:table-row table:style-name="ro40">
          <table:table-cell office:value-type="float" office:value="1839" calcext:value-type="float">
            <text:p>1839</text:p>
          </table:table-cell>
          <table:table-cell office:value-type="string" calcext:value-type="string">
            <text:p>管</text:p>
          </table:table-cell>
          <table:table-cell office:value-type="string" calcext:value-type="string">
            <text:p>PIPE</text:p>
            <text:p/>
            <text:p>EXERCISE CONTROL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くだ</text:p>
          </table:table-cell>
          <table:table-cell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number-columns-repeated="1018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棺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ひつぎ</text:p>
          </table:table-cell>
          <table:table-cell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number-columns-repeated="1018"/>
        </table:table-row>
        <table:table-row table:style-name="ro38">
          <table:table-cell office:value-type="float" office:value="1841" calcext:value-type="float">
            <text:p>1841</text:p>
          </table:table-cell>
          <table:table-cell office:value-type="string" calcext:value-type="string">
            <text:p>轄</text:p>
          </table:table-cell>
          <table:table-cell office:value-type="string" calcext:value-type="string">
            <text:p>EXERCISE JURISDICTION OVER</text:p>
          </table:table-cell>
          <table:table-cell office:value-type="string" calcext:value-type="string">
            <text:p>カツ</text:p>
          </table:table-cell>
          <table:table-cell table:style-name="ce10"/>
          <table:table-cell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number-columns-repeated="1018"/>
        </table:table-row>
        <table:table-row table:style-name="ro46">
          <table:table-cell office:value-type="float" office:value="1842" calcext:value-type="float">
            <text:p>1842</text:p>
          </table:table-cell>
          <table:table-cell office:value-type="string" calcext:value-type="string">
            <text:p>洞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ほら</text:p>
          </table:table-cell>
          <table:table-cell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number-columns-repeated="1018"/>
        </table:table-row>
        <table:table-row table:style-name="ro29">
          <table:table-cell office:value-type="float" office:value="1843" calcext:value-type="float">
            <text:p>1843</text:p>
          </table:table-cell>
          <table:table-cell office:value-type="string" calcext:value-type="string">
            <text:p>窟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クツ</text:p>
          </table:table-cell>
          <table:table-cell table:style-name="ce10"/>
          <table:table-cell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number-columns-repeated="1018"/>
        </table:table-row>
        <table:table-row table:style-name="ro40">
          <table:table-cell office:value-type="float" office:value="1844" calcext:value-type="float">
            <text:p>1844</text:p>
          </table:table-cell>
          <table:table-cell office:value-type="string" calcext:value-type="string">
            <text:p>淫</text:p>
          </table:table-cell>
          <table:table-cell office:value-type="string" calcext:value-type="string">
            <text:p>LEWD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みだ(ら)</text:p>
          </table:table-cell>
          <table:table-cell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number-columns-repeated="1018"/>
        </table:table-row>
        <table:table-row table:style-name="ro6">
          <table:table-cell office:value-type="float" office:value="1845" calcext:value-type="float">
            <text:p>1845</text:p>
          </table:table-cell>
          <table:table-cell office:value-type="string" calcext:value-type="string">
            <text:p>妊</text:p>
          </table:table-cell>
          <table:table-cell office:value-type="string" calcext:value-type="string">
            <text:p>BECOME PREGNANT</text:p>
          </table:table-cell>
          <table:table-cell office:value-type="string" calcext:value-type="string">
            <text:p>ニン</text:p>
          </table:table-cell>
          <table:table-cell table:style-name="ce10"/>
          <table:table-cell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number-columns-repeated="1018"/>
        </table:table-row>
        <table:table-row table:style-name="ro81">
          <table:table-cell office:value-type="float" office:value="1846" calcext:value-type="float">
            <text:p>1846</text:p>
          </table:table-cell>
          <table:table-cell office:value-type="string" calcext:value-type="string">
            <text:p>娠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シン</text:p>
          </table:table-cell>
          <table:table-cell table:style-name="ce10"/>
          <table:table-cell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number-columns-repeated="1018"/>
        </table:table-row>
        <table:table-row table:style-name="ro3">
          <table:table-cell office:value-type="float" office:value="1847" calcext:value-type="float">
            <text:p>1847</text:p>
          </table:table-cell>
          <table:table-cell office:value-type="string" calcext:value-type="string">
            <text:p>唇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くちびる</text:p>
          </table:table-cell>
          <table:table-cell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number-columns-repeated="1018"/>
        </table:table-row>
        <table:table-row table:style-name="ro10">
          <table:table-cell office:value-type="float" office:value="1848" calcext:value-type="float">
            <text:p>1848</text:p>
          </table:table-cell>
          <table:table-cell office:value-type="string" calcext:value-type="string">
            <text:p>辱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ジョク</text:p>
          </table:table-cell>
          <table:table-cell office:value-type="string" calcext:value-type="string">
            <text:p>はずかし(める)</text:p>
          </table:table-cell>
          <table:table-cell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number-columns-repeated="1018"/>
        </table:table-row>
        <table:table-row table:style-name="ro23">
          <table:table-cell office:value-type="float" office:value="1849" calcext:value-type="float">
            <text:p>1849</text:p>
          </table:table-cell>
          <table:table-cell office:value-type="string" calcext:value-type="string">
            <text:p>襲</text:p>
          </table:table-cell>
          <table:table-cell office:value-type="string" calcext:value-type="string">
            <text:p>RAID</text:p>
            <text:p/>
            <text:p>INHERI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おそ(う)</text:p>
          </table:table-cell>
          <table:table-cell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number-columns-repeated="1018"/>
        </table:table-row>
        <table:table-row table:style-name="ro26">
          <table:table-cell office:value-type="float" office:value="1850" calcext:value-type="float">
            <text:p>1850</text:p>
          </table:table-cell>
          <table:table-cell office:value-type="string" calcext:value-type="string">
            <text:p>伏</text:p>
          </table:table-cell>
          <table:table-cell office:value-type="string" calcext:value-type="string">
            <text:p>PROSTRATE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ふ(す)</text:p>
            <text:p/>
            <text:p>ふ(せる)</text:p>
          </table:table-cell>
          <table:table-cell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office:value-type="string" calcext:value-type="string">
            <text:p>turn over</text:p>
          </table:table-cell>
          <table:table-cell table:number-columns-repeated="1017"/>
        </table:table-row>
        <table:table-row table:style-name="ro6">
          <table:table-cell office:value-type="float" office:value="1851" calcext:value-type="float">
            <text:p>1851</text:p>
          </table:table-cell>
          <table:table-cell office:value-type="string" calcext:value-type="string">
            <text:p>吠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ベイ</text:p>
            <text:p/>
            <text:p>ハイ</text:p>
          </table:table-cell>
          <table:table-cell office:value-type="string" calcext:value-type="string">
            <text:p>ほ(える)</text:p>
          </table:table-cell>
          <table:table-cell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office:value-type="string" calcext:value-type="string">
            <text:p>bark</text:p>
          </table:table-cell>
          <table:table-cell table:number-columns-repeated="1017"/>
        </table:table-row>
        <table:table-row table:style-name="ro53">
          <table:table-cell office:value-type="float" office:value="1852" calcext:value-type="float">
            <text:p>1852</text:p>
          </table:table-cell>
          <table:table-cell office:value-type="string" calcext:value-type="string">
            <text:p>噛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ゴウ</text:p>
            <text:p/>
            <text:p>コウ</text:p>
          </table:table-cell>
          <table:table-cell office:value-type="string" calcext:value-type="string">
            <text:p>か(む)</text:p>
          </table:table-cell>
          <table:table-cell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office:value-type="string" calcext:value-type="string">
            <text:p>chew</text:p>
          </table:table-cell>
          <table:table-cell table:number-columns-repeated="1017"/>
        </table:table-row>
        <table:table-row table:style-name="ro20">
          <table:table-cell office:value-type="float" office:value="1853" calcext:value-type="float">
            <text:p>1853</text:p>
          </table:table-cell>
          <table:table-cell office:value-type="string" calcext:value-type="string">
            <text:p>班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office:value-type="string" calcext:value-type="string">
            <text:p>small group; common effort</text:p>
          </table:table-cell>
          <table:table-cell table:number-columns-repeated="1017"/>
        </table:table-row>
        <table:table-row table:style-name="ro33">
          <table:table-cell office:value-type="float" office:value="1854" calcext:value-type="float">
            <text:p>1854</text:p>
          </table:table-cell>
          <table:table-cell office:value-type="string" calcext:value-type="string">
            <text:p>斑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office:value-type="string" calcext:value-type="string">
            <text:p>speck, mottle</text:p>
          </table:table-cell>
          <table:table-cell table:number-columns-repeated="1017"/>
        </table:table-row>
        <table:table-row table:style-name="ro11">
          <table:table-cell office:value-type="float" office:value="1855" calcext:value-type="float">
            <text:p>1855</text:p>
          </table:table-cell>
          <table:table-cell office:value-type="string" calcext:value-type="string">
            <text:p>輩</text:p>
          </table:table-cell>
          <table:table-cell office:value-type="string" calcext:value-type="string">
            <text:p>FELLOW</text:p>
          </table:table-cell>
          <table:table-cell office:value-type="string" calcext:value-type="string">
            <text:p>ハイ</text:p>
          </table:table-cell>
          <table:table-cell table:style-name="ce10"/>
          <table:table-cell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number-columns-repeated="1018"/>
        </table:table-row>
        <table:table-row table:style-name="ro28">
          <table:table-cell office:value-type="float" office:value="1856" calcext:value-type="float">
            <text:p>1856</text:p>
          </table:table-cell>
          <table:table-cell office:value-type="string" calcext:value-type="string">
            <text:p>悲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な(しい)</text:p>
            <text:p/>
            <text:p>かな(しむ)</text:p>
          </table:table-cell>
          <table:table-cell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number-columns-repeated="1018"/>
        </table:table-row>
        <table:table-row table:style-name="ro31">
          <table:table-cell office:value-type="float" office:value="1857" calcext:value-type="float">
            <text:p>1857</text:p>
          </table:table-cell>
          <table:table-cell office:value-type="string" calcext:value-type="string">
            <text:p>忽</text:p>
          </table:table-cell>
          <table:table-cell office:value-type="string" calcext:value-type="string">
            <text:p>SUDDENLY</text:p>
            <text:p/>
            <text:p>CARELESS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たちま(ち)</text:p>
            <text:p/>
            <text:p>ゆるが(せ)</text:p>
          </table:table-cell>
          <table:table-cell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office:value-type="string" calcext:value-type="string">
            <text:p>at once, in an instant</text:p>
          </table:table-cell>
          <table:table-cell table:number-columns-repeated="1017"/>
        </table:table-row>
        <table:table-row table:style-name="ro26">
          <table:table-cell office:value-type="float" office:value="1858" calcext:value-type="float">
            <text:p>1858</text:p>
          </table:table-cell>
          <table:table-cell office:value-type="string" calcext:value-type="string">
            <text:p>惚</text:p>
          </table:table-cell>
          <table:table-cell office:value-type="string" calcext:value-type="string">
            <text:p>FALL IN LOVE WITH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ほ(れる)</text:p>
            <text:p/>
            <text:p>ぼ(ける)</text:p>
          </table:table-cell>
          <table:table-cell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office:value-type="string" calcext:value-type="string">
            <text:p>grow senile</text:p>
          </table:table-cell>
          <table:table-cell table:number-columns-repeated="1017"/>
        </table:table-row>
        <table:table-row table:style-name="ro28">
          <table:table-cell office:value-type="float" office:value="1859" calcext:value-type="float">
            <text:p>1859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さる</text:p>
          </table:table-cell>
          <table:table-cell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office:value-type="string" calcext:value-type="string">
            <text:p>ape</text:p>
          </table:table-cell>
          <table:table-cell table:number-columns-repeated="1017"/>
        </table:table-row>
        <table:table-row table:style-name="ro23">
          <table:table-cell office:value-type="float" office:value="1860" calcext:value-type="float">
            <text:p>1860</text:p>
          </table:table-cell>
          <table:table-cell office:value-type="string" calcext:value-type="string">
            <text:p>哀</text:p>
          </table:table-cell>
          <table:table-cell office:value-type="string" calcext:value-type="string">
            <text:p>SORROW</text:p>
            <text:p/>
            <text:p>PITY</text:p>
          </table:table-cell>
          <table:table-cell office:value-type="string" calcext:value-type="string">
            <text:p>アイ</text:p>
          </table:table-cell>
          <table:table-cell office:value-type="string" calcext:value-type="string">
            <text:p>あわ(れ)</text:p>
            <text:p/>
            <text:p>あわ(れむ)</text:p>
            <text:p/>
            <text:p>かな(しい)*</text:p>
          </table:table-cell>
          <table:table-cell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number-columns-repeated="1018"/>
        </table:table-row>
        <table:table-row table:style-name="ro51">
          <table:table-cell office:value-type="float" office:value="1861" calcext:value-type="float">
            <text:p>1861</text:p>
          </table:table-cell>
          <table:table-cell office:value-type="string" calcext:value-type="string">
            <text:p>衰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おとろ(える)</text:p>
          </table:table-cell>
          <table:table-cell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office:value-type="string" calcext:value-type="string">
            <text:p>weaken, degenerate</text:p>
          </table:table-cell>
          <table:table-cell table:number-columns-repeated="1017"/>
        </table:table-row>
        <table:table-row table:style-name="ro66">
          <table:table-cell office:value-type="float" office:value="1862" calcext:value-type="float">
            <text:p>1862</text:p>
          </table:table-cell>
          <table:table-cell office:value-type="string" calcext:value-type="string">
            <text:p>衷</text:p>
          </table:table-cell>
          <table:table-cell office:value-type="string" calcext:value-type="string">
            <text:p>INNER HEART</text:p>
          </table:table-cell>
          <table:table-cell office:value-type="string" calcext:value-type="string">
            <text:p>チュウ</text:p>
          </table:table-cell>
          <table:table-cell table:style-name="ce10"/>
          <table:table-cell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number-columns-repeated="1018"/>
        </table:table-row>
        <table:table-row table:style-name="ro46">
          <table:table-cell office:value-type="float" office:value="1863" calcext:value-type="float">
            <text:p>1863</text:p>
          </table:table-cell>
          <table:table-cell office:value-type="string" calcext:value-type="string">
            <text:p>喪</text:p>
          </table:table-cell>
          <table:table-cell office:value-type="string" calcext:value-type="string">
            <text:p>MOURNING</text:p>
            <text:p/>
            <text:p>LOSS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number-columns-repeated="1018"/>
        </table:table-row>
        <table:table-row table:style-name="ro10">
          <table:table-cell office:value-type="float" office:value="1864" calcext:value-type="float">
            <text:p>1864</text:p>
          </table:table-cell>
          <table:table-cell office:value-type="string" calcext:value-type="string">
            <text:p>忌</text:p>
          </table:table-cell>
          <table:table-cell office:value-type="string" calcext:value-type="string">
            <text:p>MOURNING</text:p>
            <text:p/>
            <text:p>ABHOR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(む)</text:p>
            <text:p/>
            <text:p>い(み)</text:p>
            <text:p/>
            <text:p>い(まわしい)</text:p>
          </table:table-cell>
          <table:table-cell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number-columns-repeated="1018"/>
        </table:table-row>
        <table:table-row table:style-name="ro16">
          <table:table-cell office:value-type="float" office:value="1865" calcext:value-type="float">
            <text:p>1865</text:p>
          </table:table-cell>
          <table:table-cell office:value-type="string" calcext:value-type="string">
            <text:p>卓</text:p>
          </table:table-cell>
          <table:table-cell office:value-type="string" calcext:value-type="string">
            <text:p>TABLE</text:p>
            <text:p/>
            <text:p>PROMINENT</text:p>
          </table:table-cell>
          <table:table-cell office:value-type="string" calcext:value-type="string">
            <text:p>タク</text:p>
          </table:table-cell>
          <table:table-cell table:style-name="ce10"/>
          <table:table-cell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number-columns-repeated="1018"/>
        </table:table-row>
        <table:table-row table:style-name="ro38">
          <table:table-cell office:value-type="float" office:value="1866" calcext:value-type="float">
            <text:p>1866</text:p>
          </table:table-cell>
          <table:table-cell office:value-type="string" calcext:value-type="string">
            <text:p>悼</text:p>
          </table:table-cell>
          <table:table-cell office:value-type="string" calcext:value-type="string">
            <text:p>MOURN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た(む)</text:p>
          </table:table-cell>
          <table:table-cell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number-columns-repeated="1018"/>
        </table:table-row>
        <table:table-row table:style-name="ro11">
          <table:table-cell office:value-type="float" office:value="1867" calcext:value-type="float">
            <text:p>1867</text:p>
          </table:table-cell>
          <table:table-cell office:value-type="string" calcext:value-type="string">
            <text:p>貞</text:p>
          </table:table-cell>
          <table:table-cell office:value-type="string" calcext:value-type="string">
            <text:p>CHASTE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number-columns-repeated="1018"/>
        </table:table-row>
        <table:table-row table:style-name="ro24">
          <table:table-cell office:value-type="float" office:value="1868" calcext:value-type="float">
            <text:p>1868</text:p>
          </table:table-cell>
          <table:table-cell office:value-type="string" calcext:value-type="string">
            <text:p>偵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テイ</text:p>
          </table:table-cell>
          <table:table-cell table:style-name="ce10"/>
          <table:table-cell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number-columns-repeated="1018"/>
        </table:table-row>
        <table:table-row table:style-name="ro53">
          <table:table-cell office:value-type="float" office:value="1869" calcext:value-type="float">
            <text:p>1869</text:p>
          </table:table-cell>
          <table:table-cell office:value-type="string" calcext:value-type="string">
            <text:p>覇</text:p>
          </table:table-cell>
          <table:table-cell office:value-type="string" calcext:value-type="string">
            <text:p>SUPREMACY</text:p>
          </table:table-cell>
          <table:table-cell office:value-type="string" calcext:value-type="string">
            <text:p>ハ</text:p>
          </table:table-cell>
          <table:table-cell table:style-name="ce10"/>
          <table:table-cell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office:value-type="string" calcext:value-type="string">
            <text:p>domination</text:p>
          </table:table-cell>
          <table:table-cell table:number-columns-repeated="1017"/>
        </table:table-row>
        <table:table-row table:style-name="ro26">
          <table:table-cell office:value-type="float" office:value="1870" calcext:value-type="float">
            <text:p>1870</text:p>
          </table:table-cell>
          <table:table-cell office:value-type="string" calcext:value-type="string">
            <text:p>覆</text:p>
          </table:table-cell>
          <table:table-cell office:value-type="string" calcext:value-type="string">
            <text:p>COVER</text:p>
            <text:p/>
            <text:p>OVERTURN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おお(う)</text:p>
            <text:p/>
            <text:p>くつがえ(す)</text:p>
            <text:p/>
            <text:p>くつがえ(る)</text:p>
          </table:table-cell>
          <table:table-cell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office:value-type="string" calcext:value-type="string">
            <text:p>conceal</text:p>
          </table:table-cell>
          <table:table-cell table:number-columns-repeated="1017"/>
        </table:table-row>
        <table:table-row table:style-name="ro28">
          <table:table-cell office:value-type="float" office:value="1871" calcext:value-type="float">
            <text:p>1871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FULFILL</text:p>
            <text:p/>
            <text:p>PUT ON FOOTWEAR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number-columns-repeated="1018"/>
        </table:table-row>
        <table:table-row table:style-name="ro23">
          <table:table-cell office:value-type="float" office:value="1872" calcext:value-type="float">
            <text:p>1872</text:p>
          </table:table-cell>
          <table:table-cell office:value-type="string" calcext:value-type="string">
            <text:p>属</text:p>
          </table:table-cell>
          <table:table-cell office:value-type="string" calcext:value-type="string">
            <text:p>BELONG TO</text:p>
          </table:table-cell>
          <table:table-cell office:value-type="string" calcext:value-type="string">
            <text:p>ゾク</text:p>
          </table:table-cell>
          <table:table-cell table:style-name="ce10"/>
          <table:table-cell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office:value-type="string" calcext:value-type="string">
            <text:p>be subordinate to</text:p>
          </table:table-cell>
          <table:table-cell table:number-columns-repeated="1017"/>
        </table:table-row>
        <table:table-row table:style-name="ro60">
          <table:table-cell office:value-type="float" office:value="1873" calcext:value-type="float">
            <text:p>1873</text:p>
          </table:table-cell>
          <table:table-cell office:value-type="string" calcext:value-type="string">
            <text:p>嘱</text:p>
          </table:table-cell>
          <table:table-cell office:value-type="string" calcext:value-type="string">
            <text:p>CHARGE WITH</text:p>
          </table:table-cell>
          <table:table-cell office:value-type="string" calcext:value-type="string">
            <text:p>ショク</text:p>
          </table:table-cell>
          <table:table-cell table:style-name="ce10"/>
          <table:table-cell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number-columns-repeated="1018"/>
        </table:table-row>
        <table:table-row table:style-name="ro11">
          <table:table-cell office:value-type="float" office:value="1874" calcext:value-type="float">
            <text:p>1874</text:p>
          </table:table-cell>
          <table:table-cell office:value-type="string" calcext:value-type="string">
            <text:p>偶</text:p>
          </table:table-cell>
          <table:table-cell office:value-type="string" calcext:value-type="string">
            <text:p>BY CHANCE</text:p>
            <text:p/>
            <text:p>COUPLE</text:p>
          </table:table-cell>
          <table:table-cell office:value-type="string" calcext:value-type="string">
            <text:p>グウ</text:p>
          </table:table-cell>
          <table:table-cell table:style-name="ce10"/>
          <table:table-cell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number-columns-repeated="1018"/>
        </table:table-row>
        <table:table-row table:style-name="ro42">
          <table:table-cell office:value-type="float" office:value="1875" calcext:value-type="float">
            <text:p>1875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グウ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number-columns-repeated="1018"/>
        </table:table-row>
        <table:table-row table:style-name="ro16">
          <table:table-cell office:value-type="float" office:value="1876" calcext:value-type="float">
            <text:p>1876</text:p>
          </table:table-cell>
          <table:table-cell office:value-type="string" calcext:value-type="string">
            <text:p>隙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office:value-type="string" calcext:value-type="string">
            <text:p>space, spare time</text:p>
          </table:table-cell>
          <table:table-cell table:number-columns-repeated="1017"/>
        </table:table-row>
        <table:table-row table:style-name="ro67">
          <table:table-cell office:value-type="float" office:value="1877" calcext:value-type="float">
            <text:p>1877</text:p>
          </table:table-cell>
          <table:table-cell office:value-type="string" calcext:value-type="string">
            <text:p>遇</text:p>
          </table:table-cell>
          <table:table-cell office:value-type="string" calcext:value-type="string">
            <text:p>TREAT</text:p>
            <text:p/>
            <text:p>ENCOUNTER</text:p>
          </table:table-cell>
          <table:table-cell office:value-type="string" calcext:value-type="string">
            <text:p>グウ</text:p>
          </table:table-cell>
          <table:table-cell office:value-type="string" calcext:value-type="string">
            <text:p>あ(う)*</text:p>
          </table:table-cell>
          <table:table-cell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office:value-type="string" calcext:value-type="string">
            <text:p>receive</text:p>
          </table:table-cell>
          <table:table-cell table:number-columns-repeated="1017"/>
        </table:table-row>
        <table:table-row table:style-name="ro32">
          <table:table-cell office:value-type="float" office:value="1878" calcext:value-type="float">
            <text:p>1878</text:p>
          </table:table-cell>
          <table:table-cell office:value-type="string" calcext:value-type="string">
            <text:p>愚</text:p>
          </table:table-cell>
          <table:table-cell office:value-type="string" calcext:value-type="string">
            <text:p>FOOLISH</text:p>
          </table:table-cell>
          <table:table-cell office:value-type="string" calcext:value-type="string">
            <text:p>グ</text:p>
          </table:table-cell>
          <table:table-cell office:value-type="string" calcext:value-type="string">
            <text:p>おろ(か)</text:p>
          </table:table-cell>
          <table:table-cell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number-columns-repeated="1018"/>
        </table:table-row>
        <table:table-row table:style-name="ro24">
          <table:table-cell office:value-type="float" office:value="1879" calcext:value-type="float">
            <text:p>1879</text:p>
          </table:table-cell>
          <table:table-cell office:value-type="string" calcext:value-type="string">
            <text:p>曹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ソウ</text:p>
          </table:table-cell>
          <table:table-cell table:style-name="ce10"/>
          <table:table-cell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number-columns-repeated="1018"/>
        </table:table-row>
        <table:table-row table:style-name="ro37">
          <table:table-cell office:value-type="float" office:value="1880" calcext:value-type="float">
            <text:p>1880</text:p>
          </table:table-cell>
          <table:table-cell office:value-type="string" calcext:value-type="string">
            <text:p>遭</text:p>
          </table:table-cell>
          <table:table-cell office:value-type="string" calcext:value-type="string">
            <text:p>MEET WITH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あ(う)</text:p>
            <text:p/>
            <text:p>あ(わせる)</text:p>
          </table:table-cell>
          <table:table-cell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office:value-type="string" calcext:value-type="string">
            <text:p>come upon [esp. by accident</text:p>
          </table:table-cell>
          <table:table-cell table:number-columns-repeated="1017"/>
        </table:table-row>
        <table:table-row table:style-name="ro4">
          <table:table-cell office:value-type="float" office:value="1881" calcext:value-type="float">
            <text:p>1881</text:p>
          </table:table-cell>
          <table:table-cell office:value-type="string" calcext:value-type="string">
            <text:p>槽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ソウ</text:p>
          </table:table-cell>
          <table:table-cell table:style-name="ce10"/>
          <table:table-cell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office:value-type="string" calcext:value-type="string">
            <text:p>tank)</text:p>
          </table:table-cell>
          <table:table-cell table:number-columns-repeated="1017"/>
        </table:table-row>
        <table:table-row table:style-name="ro79">
          <table:table-cell office:value-type="float" office:value="1882" calcext:value-type="float">
            <text:p>1882</text:p>
          </table:table-cell>
          <table:table-cell office:value-type="string" calcext:value-type="string">
            <text:p>妨</text:p>
          </table:table-cell>
          <table:table-cell office:value-type="string" calcext:value-type="string">
            <text:p>HINDER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さまた(げる)</text:p>
          </table:table-cell>
          <table:table-cell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office:value-type="string" calcext:value-type="string">
            <text:p>obstruct</text:p>
          </table:table-cell>
          <table:table-cell table:number-columns-repeated="1017"/>
        </table:table-row>
        <table:table-row table:style-name="ro30">
          <table:table-cell office:value-type="float" office:value="1883" calcext:value-type="float">
            <text:p>1883</text:p>
          </table:table-cell>
          <table:table-cell office:value-type="string" calcext:value-type="string">
            <text:p>坊</text:p>
          </table:table-cell>
          <table:table-cell office:value-type="string" calcext:value-type="string">
            <text:p>SONNY</text:p>
            <text:p/>
            <text:p>COLLOQUIAL PERSON SUFFIX</text:p>
          </table:table-cell>
          <table:table-cell office:value-type="string" calcext:value-type="string">
            <text:p>ボウ</text:p>
            <text:p/>
            <text:p>ボッ-</text:p>
          </table:table-cell>
          <table:table-cell table:style-name="ce10"/>
          <table:table-cell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number-columns-repeated="1018"/>
        </table:table-row>
        <table:table-row table:style-name="ro34">
          <table:table-cell office:value-type="float" office:value="1884" calcext:value-type="float">
            <text:p>1884</text:p>
          </table:table-cell>
          <table:table-cell office:value-type="string" calcext:value-type="string">
            <text:p>傍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かたわ(ら)</text:p>
            <text:p/>
            <text:p>そば*</text:p>
          </table:table-cell>
          <table:table-cell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number-columns-repeated="1018"/>
        </table:table-row>
        <table:table-row table:style-name="ro76">
          <table:table-cell office:value-type="float" office:value="1885" calcext:value-type="float">
            <text:p>1885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お(ける)</text:p>
            <text:p/>
            <text:p>おい(て)</text:p>
          </table:table-cell>
          <table:table-cell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office:value-type="string" calcext:value-type="string">
            <text:p>in, on</text:p>
          </table:table-cell>
          <table:table-cell table:number-columns-repeated="1017"/>
        </table:table-row>
        <table:table-row table:style-name="ro23">
          <table:table-cell office:value-type="float" office:value="1886" calcext:value-type="float">
            <text:p>1886</text:p>
          </table:table-cell>
          <table:table-cell office:value-type="string" calcext:value-type="string">
            <text:p>房</text:p>
          </table:table-cell>
          <table:table-cell office:value-type="string" calcext:value-type="string">
            <text:p>CHAMBER</text:p>
            <text:p/>
            <text:p>TUF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さ</text:p>
          </table:table-cell>
          <table:table-cell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office:value-type="string" calcext:value-type="string">
            <text:p>tassel</text:p>
          </table:table-cell>
          <table:table-cell table:number-columns-repeated="1017"/>
        </table:table-row>
        <table:table-row table:style-name="ro19">
          <table:table-cell office:value-type="float" office:value="1887" calcext:value-type="float">
            <text:p>1887</text:p>
          </table:table-cell>
          <table:table-cell office:value-type="string" calcext:value-type="string">
            <text:p>扇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おうぎ</text:p>
          </table:table-cell>
          <table:table-cell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number-columns-repeated="1018"/>
        </table:table-row>
        <table:table-row table:style-name="ro40">
          <table:table-cell office:value-type="float" office:value="1888" calcext:value-type="float">
            <text:p>1888</text:p>
          </table:table-cell>
          <table:table-cell office:value-type="string" calcext:value-type="string">
            <text:p>扉</text:p>
          </table:table-cell>
          <table:table-cell office:value-type="string" calcext:value-type="string">
            <text:p>HINGED DOOR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とびら</text:p>
          </table:table-cell>
          <table:table-cell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number-columns-repeated="1018"/>
        </table:table-row>
        <table:table-row table:style-name="ro59">
          <table:table-cell office:value-type="float" office:value="1889" calcext:value-type="float">
            <text:p>1889</text:p>
          </table:table-cell>
          <table:table-cell office:value-type="string" calcext:value-type="string">
            <text:p>雇</text:p>
          </table:table-cell>
          <table:table-cell office:value-type="string" calcext:value-type="string">
            <text:p>EMPLOY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やと(う)</text:p>
          </table:table-cell>
          <table:table-cell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number-columns-repeated="1018"/>
        </table:table-row>
        <table:table-row table:style-name="ro23">
          <table:table-cell office:value-type="float" office:value="1890" calcext:value-type="float">
            <text:p>1890</text:p>
          </table:table-cell>
          <table:table-cell office:value-type="string" calcext:value-type="string">
            <text:p>顧</text:p>
          </table:table-cell>
          <table:table-cell office:value-type="string" calcext:value-type="string">
            <text:p>LOOK BACK [ON]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えり(みる)</text:p>
          </table:table-cell>
          <table:table-cell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office:value-type="string" calcext:value-type="string">
            <text:p>take into consideration</text:p>
          </table:table-cell>
          <table:table-cell table:number-columns-repeated="1017"/>
        </table:table-row>
        <table:table-row table:style-name="ro59">
          <table:table-cell office:value-type="float" office:value="1891" calcext:value-type="float">
            <text:p>1891</text:p>
          </table:table-cell>
          <table:table-cell office:value-type="string" calcext:value-type="string">
            <text:p>屑</text:p>
          </table:table-cell>
          <table:table-cell office:value-type="string" calcext:value-type="string">
            <text:p>SCRAPS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くず</text:p>
          </table:table-cell>
          <table:table-cell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office:value-type="string" calcext:value-type="string">
            <text:p>waste, scum</text:p>
          </table:table-cell>
          <table:table-cell table:number-columns-repeated="1017"/>
        </table:table-row>
        <table:table-row table:style-name="ro17">
          <table:table-cell office:value-type="float" office:value="1892" calcext:value-type="float">
            <text:p>1892</text:p>
          </table:table-cell>
          <table:table-cell office:value-type="string" calcext:value-type="string">
            <text:p>糞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くそ</text:p>
          </table:table-cell>
          <table:table-cell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office:value-type="string" calcext:value-type="string">
            <text:p>shit</text:p>
          </table:table-cell>
          <table:table-cell table:number-columns-repeated="1017"/>
        </table:table-row>
        <table:table-row table:style-name="ro40">
          <table:table-cell office:value-type="float" office:value="1893" calcext:value-type="float">
            <text:p>1893</text:p>
          </table:table-cell>
          <table:table-cell office:value-type="string" calcext:value-type="string">
            <text:p>尿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ニョウ</text:p>
          </table:table-cell>
          <table:table-cell table:style-name="ce10"/>
          <table:table-cell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number-columns-repeated="1018"/>
        </table:table-row>
        <table:table-row table:style-name="ro7">
          <table:table-cell office:value-type="float" office:value="1894" calcext:value-type="float">
            <text:p>1894</text:p>
          </table:table-cell>
          <table:table-cell office:value-type="string" calcext:value-type="string">
            <text:p>泌</text:p>
          </table:table-cell>
          <table:table-cell office:value-type="string" calcext:value-type="string">
            <text:p>SECRETE</text:p>
          </table:table-cell>
          <table:table-cell office:value-type="string" calcext:value-type="string">
            <text:p>ヒツ</text:p>
            <text:p/>
            <text:p>ヒ</text:p>
          </table:table-cell>
          <table:table-cell table:style-name="ce10"/>
          <table:table-cell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number-columns-repeated="1018"/>
        </table:table-row>
        <table:table-row table:style-name="ro41">
          <table:table-cell office:value-type="float" office:value="1895" calcext:value-type="float">
            <text:p>1895</text:p>
          </table:table-cell>
          <table:table-cell office:value-type="string" calcext:value-type="string">
            <text:p>尻</text:p>
          </table:table-cell>
          <table:table-cell office:value-type="string" calcext:value-type="string">
            <text:p>BUTTOCKS</text:p>
          </table:table-cell>
          <table:table-cell/>
          <table:table-cell office:value-type="string" calcext:value-type="string">
            <text:p>しり</text:p>
          </table:table-cell>
          <table:table-cell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number-columns-repeated="1018"/>
        </table:table-row>
        <table:table-row table:style-name="ro19">
          <table:table-cell office:value-type="float" office:value="1896" calcext:value-type="float">
            <text:p>1896</text:p>
          </table:table-cell>
          <table:table-cell office:value-type="string" calcext:value-type="string">
            <text:p>炉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ロ</text:p>
          </table:table-cell>
          <table:table-cell table:style-name="ce10"/>
          <table:table-cell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number-columns-repeated="1018"/>
        </table:table-row>
        <table:table-row table:style-name="ro24">
          <table:table-cell office:value-type="float" office:value="1897" calcext:value-type="float">
            <text:p>1897</text:p>
          </table:table-cell>
          <table:table-cell office:value-type="string" calcext:value-type="string">
            <text:p>窯</text:p>
          </table:table-cell>
          <table:table-cell office:value-type="string" calcext:value-type="string">
            <text:p>KILN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かま</text:p>
          </table:table-cell>
          <table:table-cell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number-columns-repeated="1018"/>
        </table:table-row>
        <table:table-row table:style-name="ro23">
          <table:table-cell office:value-type="float" office:value="1898" calcext:value-type="float">
            <text:p>1898</text:p>
          </table:table-cell>
          <table:table-cell office:value-type="string" calcext:value-type="string">
            <text:p>釜</text:p>
          </table:table-cell>
          <table:table-cell office:value-type="string" calcext:value-type="string">
            <text:p>IRON POT</text:p>
          </table:table-cell>
          <table:table-cell office:value-type="string" calcext:value-type="string">
            <text:p>フ*</text:p>
          </table:table-cell>
          <table:table-cell office:value-type="string" calcext:value-type="string">
            <text:p>かま</text:p>
          </table:table-cell>
          <table:table-cell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office:value-type="string" calcext:value-type="string">
            <text:p>cauldron</text:p>
          </table:table-cell>
          <table:table-cell table:number-columns-repeated="1017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爺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じい</text:p>
            <text:p/>
            <text:p>じじ</text:p>
            <text:p/>
            <text:p>じじい</text:p>
            <text:p/>
            <text:p>おやじ</text:p>
          </table:table-cell>
          <table:table-cell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office:value-type="string" calcext:value-type="string">
            <text:p>grandpa</text:p>
          </table:table-cell>
          <table:table-cell table:number-columns-repeated="1017"/>
        </table:table-row>
        <table:table-row table:style-name="ro30">
          <table:table-cell office:value-type="float" office:value="1900" calcext:value-type="float">
            <text:p>1900</text:p>
          </table:table-cell>
          <table:table-cell office:value-type="string" calcext:value-type="string">
            <text:p>窪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くぼ(む)</text:p>
            <text:p/>
            <text:p>くぼ(まる)</text:p>
            <text:p/>
            <text:p>くぼ</text:p>
          </table:table-cell>
          <table:table-cell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office:value-type="string" calcext:value-type="string">
            <text:p>cavity</text:p>
          </table:table-cell>
          <table:table-cell table:number-columns-repeated="1017"/>
        </table:table-row>
        <table:table-row table:style-name="ro40">
          <table:table-cell office:value-type="float" office:value="1901" calcext:value-type="float">
            <text:p>1901</text:p>
          </table:table-cell>
          <table:table-cell office:value-type="string" calcext:value-type="string">
            <text:p>佳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office:value-type="string" calcext:value-type="string">
            <text:p>beautiful</text:p>
          </table:table-cell>
          <table:table-cell table:number-columns-repeated="1017"/>
        </table:table-row>
        <table:table-row table:style-name="ro79">
          <table:table-cell office:value-type="float" office:value="1902" calcext:value-type="float">
            <text:p>1902</text:p>
          </table:table-cell>
          <table:table-cell office:value-type="string" calcext:value-type="string">
            <text:p>涯</text:p>
          </table:table-cell>
          <table:table-cell office:value-type="string" calcext:value-type="string">
            <text:p>FAR END</text:p>
          </table:table-cell>
          <table:table-cell office:value-type="string" calcext:value-type="string">
            <text:p>ガイ</text:p>
          </table:table-cell>
          <table:table-cell table:style-name="ce10"/>
          <table:table-cell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office:value-type="string" calcext:value-type="string">
            <text:p>outer limits</text:p>
          </table:table-cell>
          <table:table-cell table:number-columns-repeated="1017"/>
        </table:table-row>
        <table:table-row table:style-name="ro16">
          <table:table-cell office:value-type="float" office:value="1903" calcext:value-type="float">
            <text:p>1903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number-columns-repeated="1018"/>
        </table:table-row>
        <table:table-row table:style-name="ro28">
          <table:table-cell office:value-type="float" office:value="1904" calcext:value-type="float">
            <text:p>1904</text:p>
          </table:table-cell>
          <table:table-cell office:value-type="string" calcext:value-type="string">
            <text:p>霞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すみ</text:p>
            <text:p/>
            <text:p>かす(む)</text:p>
          </table:table-cell>
          <table:table-cell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office:value-type="string" calcext:value-type="string">
            <text:p>haze</text:p>
          </table:table-cell>
          <table:table-cell table:number-columns-repeated="1017"/>
        </table:table-row>
        <table:table-row table:style-name="ro58">
          <table:table-cell office:value-type="float" office:value="1905" calcext:value-type="float">
            <text:p>1905</text:p>
          </table:table-cell>
          <table:table-cell office:value-type="string" calcext:value-type="string">
            <text:p>雰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フン</text:p>
          </table:table-cell>
          <table:table-cell table:style-name="ce10"/>
          <table:table-cell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number-columns-repeated="1018"/>
        </table:table-row>
        <table:table-row table:style-name="ro11">
          <table:table-cell office:value-type="float" office:value="1906" calcext:value-type="float">
            <text:p>1906</text:p>
          </table:table-cell>
          <table:table-cell office:value-type="string" calcext:value-type="string">
            <text:p>霧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きり</text:p>
          </table:table-cell>
          <table:table-cell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number-columns-repeated="1018"/>
        </table:table-row>
        <table:table-row table:style-name="ro40">
          <table:table-cell office:value-type="float" office:value="1907" calcext:value-type="float">
            <text:p>1907</text:p>
          </table:table-cell>
          <table:table-cell office:value-type="string" calcext:value-type="string">
            <text:p>露</text:p>
          </table:table-cell>
          <table:table-cell office:value-type="string" calcext:value-type="string">
            <text:p>DEW</text:p>
            <text:p/>
            <text:p>EXPOSE</text:p>
          </table:table-cell>
          <table:table-cell office:value-type="string" calcext:value-type="string">
            <text:p>ロ</text:p>
            <text:p/>
            <text:p>ロウ</text:p>
          </table:table-cell>
          <table:table-cell office:value-type="string" calcext:value-type="string">
            <text:p>つゆ</text:p>
          </table:table-cell>
          <table:table-cell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number-columns-repeated="1018"/>
        </table:table-row>
        <table:table-row table:style-name="ro46">
          <table:table-cell office:value-type="float" office:value="1908" calcext:value-type="float">
            <text:p>1908</text:p>
          </table:table-cell>
          <table:table-cell office:value-type="string" calcext:value-type="string">
            <text:p>霜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しも</text:p>
          </table:table-cell>
          <table:table-cell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number-columns-repeated="1018"/>
        </table:table-row>
        <table:table-row table:style-name="ro46">
          <table:table-cell office:value-type="float" office:value="1909" calcext:value-type="float">
            <text:p>1909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はこ</text:p>
          </table:table-cell>
          <table:table-cell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number-columns-repeated="1018"/>
        </table:table-row>
        <table:table-row table:style-name="ro16">
          <table:table-cell office:value-type="float" office:value="1910" calcext:value-type="float">
            <text:p>1910</text:p>
          </table:table-cell>
          <table:table-cell office:value-type="string" calcext:value-type="string">
            <text:p>籍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セキ</text:p>
          </table:table-cell>
          <table:table-cell table:style-name="ce10"/>
          <table:table-cell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number-columns-repeated="1018"/>
        </table:table-row>
        <table:table-row table:style-name="ro23">
          <table:table-cell office:value-type="float" office:value="1911" calcext:value-type="float">
            <text:p>1911</text:p>
          </table:table-cell>
          <table:table-cell office:value-type="string" calcext:value-type="string">
            <text:p>貫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つらぬ(く)</text:p>
            <text:p/>
            <text:p>ぬき*</text:p>
          </table:table-cell>
          <table:table-cell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office:value-type="string" calcext:value-type="string">
            <text:p>pierce through; carry out</text:p>
          </table:table-cell>
          <table:table-cell table:number-columns-repeated="1017"/>
        </table:table-row>
        <table:table-row table:style-name="ro26">
          <table:table-cell office:value-type="float" office:value="1912" calcext:value-type="float">
            <text:p>1912</text:p>
          </table:table-cell>
          <table:table-cell office:value-type="string" calcext:value-type="string">
            <text:p>慣</text:p>
          </table:table-cell>
          <table:table-cell office:value-type="string" calcext:value-type="string">
            <text:p>HABITUAL PRACTIC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な(れる)</text:p>
            <text:p/>
            <text:p>な(らす)</text:p>
          </table:table-cell>
          <table:table-cell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number-columns-repeated="1018"/>
        </table:table-row>
        <table:table-row table:style-name="ro16">
          <table:table-cell office:value-type="float" office:value="1913" calcext:value-type="float">
            <text:p>1913</text:p>
          </table:table-cell>
          <table:table-cell office:value-type="string" calcext:value-type="string">
            <text:p>頂</text:p>
          </table:table-cell>
          <table:table-cell office:value-type="string" calcext:value-type="string">
            <text:p>SUMMIT</text:p>
            <text:p/>
            <text:p>RECEIVE HUMBLY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いただ(く)</text:p>
            <text:p/>
            <text:p>いただき</text:p>
          </table:table-cell>
          <table:table-cell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office:value-type="string" calcext:value-type="string">
            <text:p>eat</text:p>
          </table:table-cell>
          <table:table-cell table:number-columns-repeated="1017"/>
        </table:table-row>
        <table:table-row table:style-name="ro64">
          <table:table-cell office:value-type="float" office:value="1914" calcext:value-type="float">
            <text:p>1914</text:p>
          </table:table-cell>
          <table:table-cell office:value-type="string" calcext:value-type="string">
            <text:p>戴</text:p>
          </table:table-cell>
          <table:table-cell office:value-type="string" calcext:value-type="string">
            <text:p>RECEIVE HUMBLY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いただ(く)*</text:p>
          </table:table-cell>
          <table:table-cell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number-columns-repeated="1018"/>
        </table:table-row>
        <table:table-row table:style-name="ro38">
          <table:table-cell office:value-type="float" office:value="1915" calcext:value-type="float">
            <text:p>1915</text:p>
          </table:table-cell>
          <table:table-cell office:value-type="string" calcext:value-type="string">
            <text:p>項</text:p>
          </table:table-cell>
          <table:table-cell office:value-type="string" calcext:value-type="string">
            <text:p>CLAUSE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number-columns-repeated="1018"/>
        </table:table-row>
        <table:table-row table:style-name="ro23">
          <table:table-cell office:value-type="float" office:value="1916" calcext:value-type="float">
            <text:p>1916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TIME</text:p>
            <text:p/>
            <text:p>ABOUT</text:p>
          </table:table-cell>
          <table:table-cell/>
          <table:table-cell office:value-type="string" calcext:value-type="string">
            <text:p>ころ</text:p>
            <text:p/>
            <text:p>(-)ごろ</text:p>
          </table:table-cell>
          <table:table-cell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number-columns-repeated="1018"/>
        </table:table-row>
        <table:table-row table:style-name="ro28">
          <table:table-cell office:value-type="float" office:value="1917" calcext:value-type="float">
            <text:p>1917</text:p>
          </table:table-cell>
          <table:table-cell office:value-type="string" calcext:value-type="string">
            <text:p>傾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たむ(く)</text:p>
            <text:p/>
            <text:p>かたむ(ける)</text:p>
            <text:p/>
            <text:p>かし(げる)*</text:p>
          </table:table-cell>
          <table:table-cell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office:value-type="string" calcext:value-type="string">
            <text:p>lean</text:p>
          </table:table-cell>
          <table:table-cell table:number-columns-repeated="1017"/>
        </table:table-row>
        <table:table-row table:style-name="ro33">
          <table:table-cell office:value-type="float" office:value="1918" calcext:value-type="float">
            <text:p>1918</text:p>
          </table:table-cell>
          <table:table-cell office:value-type="string" calcext:value-type="string">
            <text:p>頑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ガン</text:p>
          </table:table-cell>
          <table:table-cell table:style-name="ce10"/>
          <table:table-cell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number-columns-repeated="1018"/>
        </table:table-row>
        <table:table-row table:style-name="ro14">
          <table:table-cell office:value-type="float" office:value="1919" calcext:value-type="float">
            <text:p>1919</text:p>
          </table:table-cell>
          <table:table-cell office:value-type="string" calcext:value-type="string">
            <text:p>頒</text:p>
          </table:table-cell>
          <table:table-cell office:value-type="string" calcext:value-type="string">
            <text:p>DISTRIBUTE WIDELY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number-columns-repeated="1018"/>
        </table:table-row>
        <table:table-row table:style-name="ro30">
          <table:table-cell office:value-type="float" office:value="1920" calcext:value-type="float">
            <text:p>1920</text:p>
          </table:table-cell>
          <table:table-cell office:value-type="string" calcext:value-type="string">
            <text:p>頓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トン</text:p>
          </table:table-cell>
          <table:table-cell office:value-type="string" calcext:value-type="string">
            <text:p>とみ*</text:p>
          </table:table-cell>
          <table:table-cell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office:value-type="string" calcext:value-type="string">
            <text:p>immediately</text:p>
          </table:table-cell>
          <table:table-cell table:number-columns-repeated="1017"/>
        </table:table-row>
        <table:table-row table:style-name="ro38">
          <table:table-cell office:value-type="float" office:value="1921" calcext:value-type="float">
            <text:p>1921</text:p>
          </table:table-cell>
          <table:table-cell office:value-type="string" calcext:value-type="string">
            <text:p>顕</text:p>
          </table:table-cell>
          <table:table-cell office:value-type="string" calcext:value-type="string">
            <text:p>MANIFEST</text:p>
          </table:table-cell>
          <table:table-cell office:value-type="string" calcext:value-type="string">
            <text:p>ケン</text:p>
          </table:table-cell>
          <table:table-cell table:style-name="ce10"/>
          <table:table-cell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number-columns-repeated="1018"/>
        </table:table-row>
        <table:table-row table:style-name="ro26">
          <table:table-cell office:value-type="float" office:value="1922" calcext:value-type="float">
            <text:p>1922</text:p>
          </table:table-cell>
          <table:table-cell office:value-type="string" calcext:value-type="string">
            <text:p>領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リョウ</text:p>
          </table:table-cell>
          <table:table-cell table:style-name="ce10"/>
          <table:table-cell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number-columns-repeated="1018"/>
        </table:table-row>
        <table:table-row table:style-name="ro33">
          <table:table-cell office:value-type="float" office:value="1923" calcext:value-type="float">
            <text:p>1923</text:p>
          </table:table-cell>
          <table:table-cell office:value-type="string" calcext:value-type="string">
            <text:p>頻</text:p>
          </table:table-cell>
          <table:table-cell office:value-type="string" calcext:value-type="string">
            <text:p>REPEATEDLY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しき(り)*</text:p>
          </table:table-cell>
          <table:table-cell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office:value-type="string" calcext:value-type="string">
            <text:p>frequently</text:p>
          </table:table-cell>
          <table:table-cell table:number-columns-repeated="1017"/>
        </table:table-row>
        <table:table-row table:style-name="ro58">
          <table:table-cell office:value-type="float" office:value="1924" calcext:value-type="float">
            <text:p>1924</text:p>
          </table:table-cell>
          <table:table-cell office:value-type="string" calcext:value-type="string">
            <text:p>捗</text:p>
          </table:table-cell>
          <table:table-cell office:value-type="string" calcext:value-type="string">
            <text:p>MAKE PROGRESS</text:p>
          </table:table-cell>
          <table:table-cell office:value-type="string" calcext:value-type="string">
            <text:p>チョク</text:p>
          </table:table-cell>
          <table:table-cell office:value-type="string" calcext:value-type="string">
            <text:p>はかど(る)*</text:p>
          </table:table-cell>
          <table:table-cell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number-columns-repeated="1018"/>
        </table:table-row>
        <table:table-row table:style-name="ro26">
          <table:table-cell office:value-type="float" office:value="1925" calcext:value-type="float">
            <text:p>1925</text:p>
          </table:table-cell>
          <table:table-cell office:value-type="string" calcext:value-type="string">
            <text:p>順</text:p>
          </table:table-cell>
          <table:table-cell office:value-type="string" calcext:value-type="string">
            <text:p>ORDER</text:p>
            <text:p/>
            <text:p>OBEY</text:p>
          </table:table-cell>
          <table:table-cell office:value-type="string" calcext:value-type="string">
            <text:p>ジュン</text:p>
          </table:table-cell>
          <table:table-cell table:style-name="ce10"/>
          <table:table-cell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office:value-type="string" calcext:value-type="string">
            <text:p>sequence</text:p>
          </table:table-cell>
          <table:table-cell table:number-columns-repeated="1017"/>
        </table:table-row>
        <table:table-row table:style-name="ro39">
          <table:table-cell office:value-type="float" office:value="1926" calcext:value-type="float">
            <text:p>1926</text:p>
          </table:table-cell>
          <table:table-cell office:value-type="string" calcext:value-type="string">
            <text:p>馴</text:p>
          </table:table-cell>
          <table:table-cell office:value-type="string" calcext:value-type="string">
            <text:p>BECOME TAME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な(れる)</text:p>
            <text:p/>
            <text:p>な(らす)</text:p>
          </table:table-cell>
          <table:table-cell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office:value-type="string" calcext:value-type="string">
            <text:p>get used to</text:p>
          </table:table-cell>
          <table:table-cell table:number-columns-repeated="1017"/>
        </table:table-row>
        <table:table-row table:style-name="ro16">
          <table:table-cell office:value-type="float" office:value="1927" calcext:value-type="float">
            <text:p>1927</text:p>
          </table:table-cell>
          <table:table-cell office:value-type="string" calcext:value-type="string">
            <text:p>訓</text:p>
          </table:table-cell>
          <table:table-cell office:value-type="string" calcext:value-type="string">
            <text:p>INSTRUCT</text:p>
          </table:table-cell>
          <table:table-cell office:value-type="string" calcext:value-type="string">
            <text:p>クン</text:p>
          </table:table-cell>
          <table:table-cell table:style-name="ce10"/>
          <table:table-cell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office:value-type="string" calcext:value-type="string">
            <text:p>admonish</text:p>
          </table:table-cell>
          <table:table-cell table:number-columns-repeated="1017"/>
        </table:table-row>
        <table:table-row table:style-name="ro60">
          <table:table-cell office:value-type="float" office:value="1928" calcext:value-type="float">
            <text:p>1928</text:p>
          </table:table-cell>
          <table:table-cell office:value-type="string" calcext:value-type="string">
            <text:p>須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ス</text:p>
            <text:p/>
            <text:p>シュ*</text:p>
          </table:table-cell>
          <table:table-cell table:style-name="ce10"/>
          <table:table-cell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office:value-type="string" calcext:value-type="string">
            <text:p>absolutely necessary</text:p>
          </table:table-cell>
          <table:table-cell table:number-columns-repeated="1017"/>
        </table:table-row>
        <table:table-row table:style-name="ro16">
          <table:table-cell office:value-type="float" office:value="1929" calcext:value-type="float">
            <text:p>1929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AMOUNT</text:p>
            <text:p/>
            <text:p>PICTURE FRAME</text:p>
            <text:p/>
            <text:p>FOREHEAD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ひたい</text:p>
          </table:table-cell>
          <table:table-cell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number-columns-repeated="1018"/>
        </table:table-row>
        <table:table-row table:style-name="ro28">
          <table:table-cell office:value-type="float" office:value="1930" calcext:value-type="float">
            <text:p>1930</text:p>
          </table:table-cell>
          <table:table-cell office:value-type="string" calcext:value-type="string">
            <text:p>頼</text:p>
          </table:table-cell>
          <table:table-cell office:value-type="string" calcext:value-type="string">
            <text:p>RELY ON</text:p>
            <text:p/>
            <text:p>ASK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たの(む)</text:p>
            <text:p/>
            <text:p>たの(もしい)</text:p>
            <text:p/>
            <text:p>たよ(る)</text:p>
          </table:table-cell>
          <table:table-cell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number-columns-repeated="1018"/>
        </table:table-row>
        <table:table-row table:style-name="ro29">
          <table:table-cell office:value-type="float" office:value="1931" calcext:value-type="float">
            <text:p>1931</text:p>
          </table:table-cell>
          <table:table-cell office:value-type="string" calcext:value-type="string">
            <text:p>瀬</text:p>
          </table:table-cell>
          <table:table-cell office:value-type="string" calcext:value-type="string">
            <text:p>SHALLOWS</text:p>
          </table:table-cell>
          <table:table-cell/>
          <table:table-cell office:value-type="string" calcext:value-type="string">
            <text:p>せ</text:p>
          </table:table-cell>
          <table:table-cell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office:value-type="string" calcext:value-type="string">
            <text:p>rapids</text:p>
          </table:table-cell>
          <table:table-cell table:number-columns-repeated="1017"/>
        </table:table-row>
        <table:table-row table:style-name="ro31">
          <table:table-cell office:value-type="float" office:value="1932" calcext:value-type="float">
            <text:p>1932</text:p>
          </table:table-cell>
          <table:table-cell office:value-type="string" calcext:value-type="string">
            <text:p>峡</text:p>
          </table:table-cell>
          <table:table-cell office:value-type="string" calcext:value-type="string">
            <text:p>GORGE</text:p>
          </table:table-cell>
          <table:table-cell office:value-type="string" calcext:value-type="string">
            <text:p>キョウ</text:p>
          </table:table-cell>
          <table:table-cell table:style-name="ce10"/>
          <table:table-cell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number-columns-repeated="1018"/>
        </table:table-row>
        <table:table-row table:style-name="ro39">
          <table:table-cell office:value-type="float" office:value="1933" calcext:value-type="float">
            <text:p>1933</text:p>
          </table:table-cell>
          <table:table-cell office:value-type="string" calcext:value-type="string">
            <text:p>狭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せま(い)</text:p>
            <text:p/>
            <text:p>せば(める)</text:p>
            <text:p/>
            <text:p>せば(まる)</text:p>
          </table:table-cell>
          <table:table-cell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office:value-type="string" calcext:value-type="string">
            <text:p>tight</text:p>
          </table:table-cell>
          <table:table-cell table:number-columns-repeated="1017"/>
        </table:table-row>
        <table:table-row table:style-name="ro31">
          <table:table-cell office:value-type="float" office:value="1934" calcext:value-type="float">
            <text:p>1934</text:p>
          </table:table-cell>
          <table:table-cell office:value-type="string" calcext:value-type="string">
            <text:p>挟</text:p>
          </table:table-cell>
          <table:table-cell office:value-type="string" calcext:value-type="string">
            <text:p>HOLD BETWEE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はさ(まる)</text:p>
            <text:p/>
            <text:p>はさ(む)</text:p>
          </table:table-cell>
          <table:table-cell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office:value-type="string" calcext:value-type="string">
            <text:p>pinch</text:p>
          </table:table-cell>
          <table:table-cell table:number-columns-repeated="1017"/>
        </table:table-row>
        <table:table-row table:style-name="ro40">
          <table:table-cell office:value-type="float" office:value="1935" calcext:value-type="float">
            <text:p>1935</text:p>
          </table:table-cell>
          <table:table-cell office:value-type="string" calcext:value-type="string">
            <text:p>頰</text:p>
          </table:table-cell>
          <table:table-cell office:value-type="string" calcext:value-type="string">
            <text:p>CHEEKS</text:p>
          </table:table-cell>
          <table:table-cell office:value-type="string" calcext:value-type="string">
            <text:p>キョウ*</text:p>
          </table:table-cell>
          <table:table-cell office:value-type="string" calcext:value-type="string">
            <text:p>ほお</text:p>
            <text:p/>
            <text:p>ほほ</text:p>
          </table:table-cell>
          <table:table-cell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number-columns-repeated="1018"/>
        </table:table-row>
        <table:table-row table:style-name="ro46">
          <table:table-cell office:value-type="float" office:value="1936" calcext:value-type="float">
            <text:p>1936</text:p>
          </table:table-cell>
          <table:table-cell office:value-type="string" calcext:value-type="string">
            <text:p>顎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あご</text:p>
          </table:table-cell>
          <table:table-cell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office:value-type="string" calcext:value-type="string">
            <text:p>chin</text:p>
          </table:table-cell>
          <table:table-cell table:number-columns-repeated="1017"/>
        </table:table-row>
        <table:table-row table:style-name="ro72">
          <table:table-cell office:value-type="float" office:value="1937" calcext:value-type="float">
            <text:p>1937</text:p>
          </table:table-cell>
          <table:table-cell office:value-type="string" calcext:value-type="string">
            <text:p>煩</text:p>
          </table:table-cell>
          <table:table-cell office:value-type="string" calcext:value-type="string">
            <text:p>VEXED</text:p>
          </table:table-cell>
          <table:table-cell office:value-type="string" calcext:value-type="string">
            <text:p>ボン</text:p>
            <text:p/>
            <text:p>ハン</text:p>
          </table:table-cell>
          <table:table-cell office:value-type="string" calcext:value-type="string">
            <text:p>わずら(う)</text:p>
            <text:p/>
            <text:p>わずら(わす)</text:p>
          </table:table-cell>
          <table:table-cell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number-columns-repeated="1018"/>
        </table:table-row>
        <table:table-row table:style-name="ro17">
          <table:table-cell office:value-type="float" office:value="1938" calcext:value-type="float">
            <text:p>1938</text:p>
          </table:table-cell>
          <table:table-cell office:value-type="string" calcext:value-type="string">
            <text:p>串</text:p>
          </table:table-cell>
          <table:table-cell office:value-type="string" calcext:value-type="string">
            <text:p>SKEWER</text:p>
          </table:table-cell>
          <table:table-cell/>
          <table:table-cell office:value-type="string" calcext:value-type="string">
            <text:p>くし</text:p>
          </table:table-cell>
          <table:table-cell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number-columns-repeated="1018"/>
        </table:table-row>
        <table:table-row table:style-name="ro6">
          <table:table-cell office:value-type="float" office:value="1939" calcext:value-type="float">
            <text:p>1939</text:p>
          </table:table-cell>
          <table:table-cell office:value-type="string" calcext:value-type="string">
            <text:p>患</text:p>
          </table:table-cell>
          <table:table-cell office:value-type="string" calcext:value-type="string">
            <text:p>AFFECTED BY DISEAS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わずら(う)</text:p>
          </table:table-cell>
          <table:table-cell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number-columns-repeated="1018"/>
        </table:table-row>
        <table:table-row table:style-name="ro4">
          <table:table-cell office:value-type="float" office:value="1940" calcext:value-type="float">
            <text:p>1940</text:p>
          </table:table-cell>
          <table:table-cell office:value-type="string" calcext:value-type="string">
            <text:p>疾</text:p>
          </table:table-cell>
          <table:table-cell office:value-type="string" calcext:value-type="string">
            <text:p>DISEASE</text:p>
            <text:p/>
            <text:p>FAST</text:p>
          </table:table-cell>
          <table:table-cell office:value-type="string" calcext:value-type="string">
            <text:p>シツ</text:p>
          </table:table-cell>
          <table:table-cell table:style-name="ce10"/>
          <table:table-cell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number-columns-repeated="1018"/>
        </table:table-row>
        <table:table-row table:style-name="ro16">
          <table:table-cell office:value-type="float" office:value="1941" calcext:value-type="float">
            <text:p>1941</text:p>
          </table:table-cell>
          <table:table-cell office:value-type="string" calcext:value-type="string">
            <text:p>痴</text:p>
          </table:table-cell>
          <table:table-cell office:value-type="string" calcext:value-type="string">
            <text:p>STUPID</text:p>
            <text:p/>
            <text:p>INFATUATED</text:p>
          </table:table-cell>
          <table:table-cell office:value-type="string" calcext:value-type="string">
            <text:p>チ</text:p>
          </table:table-cell>
          <table:table-cell table:style-name="ce10"/>
          <table:table-cell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number-columns-repeated="1018"/>
        </table:table-row>
        <table:table-row table:style-name="ro31">
          <table:table-cell office:value-type="float" office:value="1942" calcext:value-type="float">
            <text:p>1942</text:p>
          </table:table-cell>
          <table:table-cell office:value-type="string" calcext:value-type="string">
            <text:p>疫</text:p>
          </table:table-cell>
          <table:table-cell office:value-type="string" calcext:value-type="string">
            <text:p>EPIDEMIC</text:p>
          </table:table-cell>
          <table:table-cell office:value-type="string" calcext:value-type="string">
            <text:p>ヤク</text:p>
            <text:p/>
            <text:p>エキ</text:p>
          </table:table-cell>
          <table:table-cell table:style-name="ce10"/>
          <table:table-cell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number-columns-repeated="1018"/>
        </table:table-row>
        <table:table-row table:style-name="ro15">
          <table:table-cell office:value-type="float" office:value="1943" calcext:value-type="float">
            <text:p>1943</text:p>
          </table:table-cell>
          <table:table-cell office:value-type="string" calcext:value-type="string">
            <text:p>痢</text:p>
          </table:table-cell>
          <table:table-cell office:value-type="string" calcext:value-type="string">
            <text:p>DIARRHEA</text:p>
          </table:table-cell>
          <table:table-cell office:value-type="string" calcext:value-type="string">
            <text:p>リ</text:p>
          </table:table-cell>
          <table:table-cell table:style-name="ce10"/>
          <table:table-cell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number-columns-repeated="1018"/>
        </table:table-row>
        <table:table-row table:style-name="ro21">
          <table:table-cell office:value-type="float" office:value="1944" calcext:value-type="float">
            <text:p>1944</text:p>
          </table:table-cell>
          <table:table-cell office:value-type="string" calcext:value-type="string">
            <text:p>痘</text:p>
          </table:table-cell>
          <table:table-cell office:value-type="string" calcext:value-type="string">
            <text:p>SMALLPOX</text:p>
          </table:table-cell>
          <table:table-cell office:value-type="string" calcext:value-type="string">
            <text:p>トウ</text:p>
          </table:table-cell>
          <table:table-cell table:style-name="ce10"/>
          <table:table-cell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number-columns-repeated="1018"/>
        </table:table-row>
        <table:table-row table:style-name="ro21">
          <table:table-cell office:value-type="float" office:value="1945" calcext:value-type="float">
            <text:p>1945</text:p>
          </table:table-cell>
          <table:table-cell office:value-type="string" calcext:value-type="string">
            <text:p>瘍</text:p>
          </table:table-cell>
          <table:table-cell office:value-type="string" calcext:value-type="string">
            <text:p>ULCER</text:p>
          </table:table-cell>
          <table:table-cell office:value-type="string" calcext:value-type="string">
            <text:p>ヨウ</text:p>
          </table:table-cell>
          <table:table-cell table:style-name="ce10"/>
          <table:table-cell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office:value-type="string" calcext:value-type="string">
            <text:p>boil</text:p>
          </table:table-cell>
          <table:table-cell table:number-columns-repeated="1017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癌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ガン</text:p>
          </table:table-cell>
          <table:table-cell table:style-name="ce10"/>
          <table:table-cell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number-columns-repeated="1018"/>
        </table:table-row>
        <table:table-row table:style-name="ro16">
          <table:table-cell office:value-type="float" office:value="1947" calcext:value-type="float">
            <text:p>1947</text:p>
          </table:table-cell>
          <table:table-cell office:value-type="string" calcext:value-type="string">
            <text:p>痩</text:p>
          </table:table-cell>
          <table:table-cell office:value-type="string" calcext:value-type="string">
            <text:p>BECOME THIN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や(せる)</text:p>
          </table:table-cell>
          <table:table-cell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number-columns-repeated="1018"/>
        </table:table-row>
        <table:table-row table:style-name="ro28">
          <table:table-cell office:value-type="float" office:value="1948" calcext:value-type="float">
            <text:p>1948</text:p>
          </table:table-cell>
          <table:table-cell office:value-type="string" calcext:value-type="string">
            <text:p>疲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つか(れる)</text:p>
            <text:p/>
            <text:p>-づか(れ)</text:p>
          </table:table-cell>
          <table:table-cell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number-columns-repeated="1018"/>
        </table:table-row>
        <table:table-row table:style-name="ro63">
          <table:table-cell office:value-type="float" office:value="1949" calcext:value-type="float">
            <text:p>1949</text:p>
          </table:table-cell>
          <table:table-cell office:value-type="string" calcext:value-type="string">
            <text:p>被</text:p>
          </table:table-cell>
          <table:table-cell office:value-type="string" calcext:value-type="string">
            <text:p>BE SUBJECTED TO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こうむ(る)</text:p>
          </table:table-cell>
          <table:table-cell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office:value-type="string" calcext:value-type="string">
            <text:p>be covered in</text:p>
          </table:table-cell>
          <table:table-cell table:number-columns-repeated="1017"/>
        </table:table-row>
        <table:table-row table:style-name="ro31">
          <table:table-cell office:value-type="float" office:value="1950" calcext:value-type="float">
            <text:p>1950</text:p>
          </table:table-cell>
          <table:table-cell office:value-type="string" calcext:value-type="string">
            <text:p>披</text:p>
          </table:table-cell>
          <table:table-cell office:value-type="string" calcext:value-type="string">
            <text:p>OPEN OUT</text:p>
          </table:table-cell>
          <table:table-cell office:value-type="string" calcext:value-type="string">
            <text:p>ヒ</text:p>
          </table:table-cell>
          <table:table-cell table:style-name="ce10"/>
          <table:table-cell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office:value-type="string" calcext:value-type="string">
            <text:p>one's heart, reveal</text:p>
          </table:table-cell>
          <table:table-cell table:number-columns-repeated="1017"/>
        </table:table-row>
        <table:table-row table:style-name="ro51">
          <table:table-cell office:value-type="float" office:value="1951" calcext:value-type="float">
            <text:p>1951</text:p>
          </table:table-cell>
          <table:table-cell office:value-type="string" calcext:value-type="string">
            <text:p>抜</text:p>
          </table:table-cell>
          <table:table-cell office:value-type="string" calcext:value-type="string">
            <text:p>PULL OUT</text:p>
            <text:p/>
            <text:p>STAND OUT</text:p>
          </table:table-cell>
          <table:table-cell office:value-type="string" calcext:value-type="string">
            <text:p>バツ</text:p>
          </table:table-cell>
          <table:table-cell office:value-type="string" calcext:value-type="string">
            <text:p>(-)ぬ(く)</text:p>
            <text:p/>
            <text:p>ぬ(き)</text:p>
            <text:p/>
            <text:p>ぬ(ける)</text:p>
            <text:p/>
            <text:p>ぬ(かす)</text:p>
            <text:p/>
            <text:p>ぬ(かる)</text:p>
          </table:table-cell>
          <table:table-cell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office:value-type="string" calcext:value-type="string">
            <text:p>above</text:p>
          </table:table-cell>
          <table:table-cell table:number-columns-repeated="1017"/>
        </table:table-row>
        <table:table-row table:style-name="ro47">
          <table:table-cell office:value-type="float" office:value="1952" calcext:value-type="float">
            <text:p>1952</text:p>
          </table:table-cell>
          <table:table-cell office:value-type="string" calcext:value-type="string">
            <text:p>控</text:p>
          </table:table-cell>
          <table:table-cell office:value-type="string" calcext:value-type="string">
            <text:p>HOLD BAC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か(える)</text:p>
            <text:p/>
            <text:p>ひか(え)</text:p>
          </table:table-cell>
          <table:table-cell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office:value-type="string" calcext:value-type="string">
            <text:p>deduct; note, memo</text:p>
          </table:table-cell>
          <table:table-cell table:number-columns-repeated="1017"/>
        </table:table-row>
        <table:table-row table:style-name="ro7">
          <table:table-cell office:value-type="float" office:value="1953" calcext:value-type="float">
            <text:p>1953</text:p>
          </table:table-cell>
          <table:table-cell office:value-type="string" calcext:value-type="string">
            <text:p>扶</text:p>
          </table:table-cell>
          <table:table-cell office:value-type="string" calcext:value-type="string">
            <text:p>LEND SUPPORT TO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number-columns-repeated="1018"/>
        </table:table-row>
        <table:table-row table:style-name="ro12">
          <table:table-cell office:value-type="float" office:value="1954" calcext:value-type="float">
            <text:p>1954</text:p>
          </table:table-cell>
          <table:table-cell office:value-type="string" calcext:value-type="string">
            <text:p>抹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マツ</text:p>
          </table:table-cell>
          <table:table-cell table:style-name="ce10"/>
          <table:table-cell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office:value-type="string" calcext:value-type="string">
            <text:p>erase</text:p>
          </table:table-cell>
          <table:table-cell table:number-columns-repeated="1017"/>
        </table:table-row>
        <table:table-row table:style-name="ro60">
          <table:table-cell office:value-type="float" office:value="1955" calcext:value-type="float">
            <text:p>1955</text:p>
          </table:table-cell>
          <table:table-cell office:value-type="string" calcext:value-type="string">
            <text:p>拓</text:p>
          </table:table-cell>
          <table:table-cell office:value-type="string" calcext:value-type="string">
            <text:p>OPEN UP</text:p>
          </table:table-cell>
          <table:table-cell office:value-type="string" calcext:value-type="string">
            <text:p>タク</text:p>
          </table:table-cell>
          <table:table-cell table:style-name="ce10"/>
          <table:table-cell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office:value-type="string" calcext:value-type="string">
            <text:p>farmland, new frontiers</text:p>
          </table:table-cell>
          <table:table-cell table:number-columns-repeated="1017"/>
        </table:table-row>
        <table:table-row table:style-name="ro58">
          <table:table-cell office:value-type="float" office:value="1956" calcext:value-type="float">
            <text:p>1956</text:p>
          </table:table-cell>
          <table:table-cell office:value-type="string" calcext:value-type="string">
            <text:p>拷</text:p>
          </table:table-cell>
          <table:table-cell office:value-type="string" calcext:value-type="string">
            <text:p>TORTURE</text:p>
          </table:table-cell>
          <table:table-cell office:value-type="string" calcext:value-type="string">
            <text:p>ゴウ</text:p>
          </table:table-cell>
          <table:table-cell table:style-name="ce10"/>
          <table:table-cell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number-columns-repeated="1018"/>
        </table:table-row>
        <table:table-row table:style-name="ro30">
          <table:table-cell office:value-type="float" office:value="1957" calcext:value-type="float">
            <text:p>1957</text:p>
          </table:table-cell>
          <table:table-cell office:value-type="string" calcext:value-type="string">
            <text:p>楼</text:p>
          </table:table-cell>
          <table:table-cell office:value-type="string" calcext:value-type="string">
            <text:p>TALL BUILDING</text:p>
          </table:table-cell>
          <table:table-cell office:value-type="string" calcext:value-type="string">
            <text:p>ロウ</text:p>
          </table:table-cell>
          <table:table-cell table:style-name="ce10"/>
          <table:table-cell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number-columns-repeated="1018"/>
        </table:table-row>
        <table:table-row table:style-name="ro28">
          <table:table-cell office:value-type="float" office:value="1958" calcext:value-type="float">
            <text:p>1958</text:p>
          </table:table-cell>
          <table:table-cell office:value-type="string" calcext:value-type="string">
            <text:p>壇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ダン</text:p>
            <text:p/>
            <text:p>タン</text:p>
          </table:table-cell>
          <table:table-cell table:style-name="ce10"/>
          <table:table-cell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office:value-type="string" calcext:value-type="string">
            <text:p>rostrum</text:p>
          </table:table-cell>
          <table:table-cell table:number-columns-repeated="1017"/>
        </table:table-row>
        <table:table-row table:style-name="ro41">
          <table:table-cell office:value-type="float" office:value="1959" calcext:value-type="float">
            <text:p>1959</text:p>
          </table:table-cell>
          <table:table-cell office:value-type="string" calcext:value-type="string">
            <text:p>塔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トウ</text:p>
          </table:table-cell>
          <table:table-cell table:style-name="ce10"/>
          <table:table-cell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office:value-type="string" calcext:value-type="string">
            <text:p>pagoda</text:p>
          </table:table-cell>
          <table:table-cell table:number-columns-repeated="1017"/>
        </table:table-row>
        <table:table-row table:style-name="ro12">
          <table:table-cell office:value-type="float" office:value="1960" calcext:value-type="float">
            <text:p>1960</text:p>
          </table:table-cell>
          <table:table-cell office:value-type="string" calcext:value-type="string">
            <text:p>搭</text:p>
          </table:table-cell>
          <table:table-cell office:value-type="string" calcext:value-type="string">
            <text:p>LOAD ON BOARD</text:p>
          </table:table-cell>
          <table:table-cell office:value-type="string" calcext:value-type="string">
            <text:p>トウ</text:p>
          </table:table-cell>
          <table:table-cell table:style-name="ce10"/>
          <table:table-cell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number-columns-repeated="1018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寡</text:p>
          </table:table-cell>
          <table:table-cell office:value-type="string" calcext:value-type="string">
            <text:p>FEW</text:p>
            <text:p/>
            <text:p>WIDOW[ER]</text:p>
          </table:table-cell>
          <table:table-cell office:value-type="string" calcext:value-type="string">
            <text:p>カ</text:p>
          </table:table-cell>
          <table:table-cell table:style-name="ce10"/>
          <table:table-cell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number-columns-repeated="1018"/>
        </table:table-row>
        <table:table-row table:style-name="ro24">
          <table:table-cell office:value-type="float" office:value="1962" calcext:value-type="float">
            <text:p>1962</text:p>
          </table:table-cell>
          <table:table-cell office:value-type="string" calcext:value-type="string">
            <text:p>賓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ヒン</text:p>
          </table:table-cell>
          <table:table-cell table:style-name="ce10"/>
          <table:table-cell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number-columns-repeated="1018"/>
        </table:table-row>
        <table:table-row table:style-name="ro82">
          <table:table-cell office:value-type="float" office:value="1963" calcext:value-type="float">
            <text:p>1963</text:p>
          </table:table-cell>
          <table:table-cell office:value-type="string" calcext:value-type="string">
            <text:p>飾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かざ(る)</text:p>
            <text:p/>
            <text:p>かざ(り)</text:p>
          </table:table-cell>
          <table:table-cell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number-columns-repeated="1018"/>
        </table:table-row>
        <table:table-row table:style-name="ro28">
          <table:table-cell office:value-type="float" office:value="1964" calcext:value-type="float">
            <text:p>1964</text:p>
          </table:table-cell>
          <table:table-cell office:value-type="string" calcext:value-type="string">
            <text:p>飽</text:p>
          </table:table-cell>
          <table:table-cell office:value-type="string" calcext:value-type="string">
            <text:p>SATIATE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(きる)</text:p>
            <text:p/>
            <text:p>あ(かす)</text:p>
          </table:table-cell>
          <table:table-cell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office:value-type="string" calcext:value-type="string">
            <text:p>tired of</text:p>
          </table:table-cell>
          <table:table-cell table:number-columns-repeated="1017"/>
        </table:table-row>
        <table:table-row table:style-name="ro15">
          <table:table-cell office:value-type="float" office:value="1965" calcext:value-type="float">
            <text:p>1965</text:p>
          </table:table-cell>
          <table:table-cell office:value-type="string" calcext:value-type="string">
            <text:p>餓</text:p>
          </table:table-cell>
          <table:table-cell office:value-type="string" calcext:value-type="string">
            <text:p>STARVE</text:p>
          </table:table-cell>
          <table:table-cell office:value-type="string" calcext:value-type="string">
            <text:p>ガ</text:p>
          </table:table-cell>
          <table:table-cell table:style-name="ce10"/>
          <table:table-cell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number-columns-repeated="1018"/>
        </table:table-row>
        <table:table-row table:style-name="ro23">
          <table:table-cell office:value-type="float" office:value="1966" calcext:value-type="float">
            <text:p>1966</text:p>
          </table:table-cell>
          <table:table-cell office:value-type="string" calcext:value-type="string">
            <text:p>飢</text:p>
          </table:table-cell>
          <table:table-cell office:value-type="string" calcext:value-type="string">
            <text:p>STARV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(える)</text:p>
          </table:table-cell>
          <table:table-cell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number-columns-repeated="1018"/>
        </table:table-row>
        <table:table-row table:style-name="ro41">
          <table:table-cell office:value-type="float" office:value="1967" calcext:value-type="float">
            <text:p>1967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number-columns-repeated="1018"/>
        </table:table-row>
        <table:table-row table:style-name="ro7">
          <table:table-cell office:value-type="float" office:value="1968" calcext:value-type="float">
            <text:p>1968</text:p>
          </table:table-cell>
          <table:table-cell office:value-type="string" calcext:value-type="string">
            <text:p>冗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ジョウ</text:p>
          </table:table-cell>
          <table:table-cell table:style-name="ce10"/>
          <table:table-cell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office:value-type="string" calcext:value-type="string">
            <text:p>superfluous</text:p>
          </table:table-cell>
          <table:table-cell table:number-columns-repeated="1017"/>
        </table:table-row>
        <table:table-row table:style-name="ro41">
          <table:table-cell office:value-type="float" office:value="1969" calcext:value-type="float">
            <text:p>1969</text:p>
          </table:table-cell>
          <table:table-cell office:value-type="string" calcext:value-type="string">
            <text:p>冠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number-columns-repeated="1018"/>
        </table:table-row>
        <table:table-row table:style-name="ro34">
          <table:table-cell office:value-type="float" office:value="1970" calcext:value-type="float">
            <text:p>1970</text:p>
          </table:table-cell>
          <table:table-cell office:value-type="string" calcext:value-type="string">
            <text:p>離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はな(れる)</text:p>
            <text:p/>
            <text:p>はな(す)</text:p>
          </table:table-cell>
          <table:table-cell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number-columns-repeated="1018"/>
        </table:table-row>
        <table:table-row table:style-name="ro13">
          <table:table-cell office:value-type="float" office:value="1971" calcext:value-type="float">
            <text:p>1971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むね</text:p>
            <text:p/>
            <text:p>むな-</text:p>
          </table:table-cell>
          <table:table-cell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number-columns-repeated="1018"/>
        </table:table-row>
        <table:table-row table:style-name="ro23">
          <table:table-cell office:value-type="float" office:value="1972" calcext:value-type="float">
            <text:p>1972</text:p>
          </table:table-cell>
          <table:table-cell office:value-type="string" calcext:value-type="string">
            <text:p>悩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ノウ</text:p>
          </table:table-cell>
          <table:table-cell office:value-type="string" calcext:value-type="string">
            <text:p>なや(む)</text:p>
            <text:p/>
            <text:p>なや(ます)</text:p>
          </table:table-cell>
          <table:table-cell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office:value-type="string" calcext:value-type="string">
            <text:p>be troubled</text:p>
          </table:table-cell>
          <table:table-cell table:number-columns-repeated="1017"/>
        </table:table-row>
        <table:table-row table:style-name="ro20">
          <table:table-cell office:value-type="float" office:value="1973" calcext:value-type="float">
            <text:p>1973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ノウ</text:p>
          </table:table-cell>
          <table:table-cell table:style-name="ce10"/>
          <table:table-cell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number-columns-repeated="1018"/>
        </table:table-row>
        <table:table-row table:style-name="ro6">
          <table:table-cell office:value-type="float" office:value="1974" calcext:value-type="float">
            <text:p>1974</text:p>
          </table:table-cell>
          <table:table-cell office:value-type="string" calcext:value-type="string">
            <text:p>臓</text:p>
          </table:table-cell>
          <table:table-cell office:value-type="string" calcext:value-type="string">
            <text:p>INTERNAL ORGAN</text:p>
          </table:table-cell>
          <table:table-cell office:value-type="string" calcext:value-type="string">
            <text:p>ゾウ</text:p>
          </table:table-cell>
          <table:table-cell table:style-name="ce10"/>
          <table:table-cell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number-columns-repeated="1018"/>
        </table:table-row>
        <table:table-row table:style-name="ro20">
          <table:table-cell office:value-type="float" office:value="1975" calcext:value-type="float">
            <text:p>1975</text:p>
          </table:table-cell>
          <table:table-cell office:value-type="string" calcext:value-type="string">
            <text:p>胃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number-columns-repeated="1018"/>
        </table:table-row>
        <table:table-row table:style-name="ro41">
          <table:table-cell office:value-type="float" office:value="1976" calcext:value-type="float">
            <text:p>1976</text:p>
          </table:table-cell>
          <table:table-cell office:value-type="string" calcext:value-type="string">
            <text:p>炎</text:p>
          </table:table-cell>
          <table:table-cell office:value-type="string" calcext:value-type="string">
            <text:p>FLAME</text:p>
            <text:p/>
            <text:p>INFLAMMATIO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office:value-type="string" calcext:value-type="string">
            <text:p>-itis</text:p>
          </table:table-cell>
          <table:table-cell table:number-columns-repeated="1017"/>
        </table:table-row>
        <table:table-row table:style-name="ro9">
          <table:table-cell office:value-type="float" office:value="1977" calcext:value-type="float">
            <text:p>1977</text:p>
          </table:table-cell>
          <table:table-cell office:value-type="string" calcext:value-type="string">
            <text:p>談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ダン</text:p>
          </table:table-cell>
          <table:table-cell table:style-name="ce10"/>
          <table:table-cell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office:value-type="string" calcext:value-type="string">
            <text:p>converse</text:p>
          </table:table-cell>
          <table:table-cell table:number-columns-repeated="1017"/>
        </table:table-row>
        <table:table-row table:style-name="ro40">
          <table:table-cell office:value-type="float" office:value="1978" calcext:value-type="float">
            <text:p>1978</text:p>
          </table:table-cell>
          <table:table-cell office:value-type="string" calcext:value-type="string">
            <text:p>淡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あわ(い)</text:p>
          </table:table-cell>
          <table:table-cell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office:value-type="string" calcext:value-type="string">
            <text:p>faint</text:p>
          </table:table-cell>
          <table:table-cell table:number-columns-repeated="1017"/>
        </table:table-row>
        <table:table-row table:style-name="ro16">
          <table:table-cell office:value-type="float" office:value="1979" calcext:value-type="float">
            <text:p>1979</text:p>
          </table:table-cell>
          <table:table-cell office:value-type="string" calcext:value-type="string">
            <text:p>災</text:p>
          </table:table-cell>
          <table:table-cell office:value-type="string" calcext:value-type="string">
            <text:p>NATURAL CALAMITY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わざわ(い)</text:p>
          </table:table-cell>
          <table:table-cell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number-columns-repeated="1018"/>
        </table:table-row>
        <table:table-row table:style-name="ro11">
          <table:table-cell office:value-type="float" office:value="1980" calcext:value-type="float">
            <text:p>1980</text:p>
          </table:table-cell>
          <table:table-cell office:value-type="string" calcext:value-type="string">
            <text:p>肝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きも</text:p>
          </table:table-cell>
          <table:table-cell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number-columns-repeated="1018"/>
        </table:table-row>
        <table:table-row table:style-name="ro38">
          <table:table-cell office:value-type="float" office:value="1981" calcext:value-type="float">
            <text:p>1981</text:p>
          </table:table-cell>
          <table:table-cell office:value-type="string" calcext:value-type="string">
            <text:p>肺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ハイ</text:p>
          </table:table-cell>
          <table:table-cell table:style-name="ce10"/>
          <table:table-cell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number-columns-repeated="1018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胆</text:p>
          </table:table-cell>
          <table:table-cell office:value-type="string" calcext:value-type="string">
            <text:p>GALL[BLADDER]</text:p>
          </table:table-cell>
          <table:table-cell office:value-type="string" calcext:value-type="string">
            <text:p>タン</text:p>
          </table:table-cell>
          <table:table-cell table:style-name="ce10"/>
          <table:table-cell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number-columns-repeated="1018"/>
        </table:table-row>
        <table:table-row table:style-name="ro3">
          <table:table-cell office:value-type="float" office:value="1983" calcext:value-type="float">
            <text:p>1983</text:p>
          </table:table-cell>
          <table:table-cell office:value-type="string" calcext:value-type="string">
            <text:p>腺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number-columns-repeated="1018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胞</text:p>
          </table:table-cell>
          <table:table-cell office:value-type="string" calcext:value-type="string">
            <text:p>MEMBRANOUS SAC</text:p>
          </table:table-cell>
          <table:table-cell office:value-type="string" calcext:value-type="string">
            <text:p>ホウ</text:p>
          </table:table-cell>
          <table:table-cell table:style-name="ce10"/>
          <table:table-cell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number-columns-repeated="1018"/>
        </table:table-row>
        <table:table-row table:style-name="ro6">
          <table:table-cell office:value-type="float" office:value="1985" calcext:value-type="float">
            <text:p>1985</text:p>
          </table:table-cell>
          <table:table-cell office:value-type="string" calcext:value-type="string">
            <text:p>腸</text:p>
          </table:table-cell>
          <table:table-cell office:value-type="string" calcext:value-type="string">
            <text:p>INTESTINES</text:p>
          </table:table-cell>
          <table:table-cell office:value-type="string" calcext:value-type="string">
            <text:p>チョウ</text:p>
          </table:table-cell>
          <table:table-cell table:style-name="ce10"/>
          <table:table-cell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number-columns-repeated="1018"/>
        </table:table-row>
        <table:table-row table:style-name="ro32">
          <table:table-cell office:value-type="float" office:value="1986" calcext:value-type="float">
            <text:p>1986</text:p>
          </table:table-cell>
          <table:table-cell office:value-type="string" calcext:value-type="string">
            <text:p>胎</text:p>
          </table:table-cell>
          <table:table-cell office:value-type="string" calcext:value-type="string">
            <text:p>WOMB</text:p>
            <text:p/>
            <text:p>FETUS</text:p>
          </table:table-cell>
          <table:table-cell office:value-type="string" calcext:value-type="string">
            <text:p>タイ</text:p>
          </table:table-cell>
          <table:table-cell table:style-name="ce10"/>
          <table:table-cell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number-columns-repeated="1018"/>
        </table:table-row>
        <table:table-row table:style-name="ro59">
          <table:table-cell office:value-type="float" office:value="1987" calcext:value-type="float">
            <text:p>1987</text:p>
          </table:table-cell>
          <table:table-cell office:value-type="string" calcext:value-type="string">
            <text:p>腰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number-columns-repeated="1018"/>
        </table:table-row>
        <table:table-row table:style-name="ro29">
          <table:table-cell office:value-type="float" office:value="1988" calcext:value-type="float">
            <text:p>1988</text:p>
          </table:table-cell>
          <table:table-cell office:value-type="string" calcext:value-type="string">
            <text:p>肘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チュウ*</text:p>
          </table:table-cell>
          <table:table-cell office:value-type="string" calcext:value-type="string">
            <text:p>ひじ</text:p>
          </table:table-cell>
          <table:table-cell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number-columns-repeated="1018"/>
        </table:table-row>
        <table:table-row table:style-name="ro28">
          <table:table-cell office:value-type="float" office:value="1989" calcext:value-type="float">
            <text:p>1989</text:p>
          </table:table-cell>
          <table:table-cell office:value-type="string" calcext:value-type="string">
            <text:p>膝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シツ*</text:p>
          </table:table-cell>
          <table:table-cell office:value-type="string" calcext:value-type="string">
            <text:p>ひざ</text:p>
          </table:table-cell>
          <table:table-cell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office:value-type="string" calcext:value-type="string">
            <text:p>lap</text:p>
          </table:table-cell>
          <table:table-cell table:number-columns-repeated="1017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股</text:p>
          </table:table-cell>
          <table:table-cell office:value-type="string" calcext:value-type="string">
            <text:p>CROTCH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また</text:p>
            <text:p/>
            <text:p>もも*</text:p>
          </table:table-cell>
          <table:table-cell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office:value-type="string" calcext:value-type="string">
            <text:p>thigh</text:p>
          </table:table-cell>
          <table:table-cell table:number-columns-repeated="1017"/>
        </table:table-row>
        <table:table-row table:style-name="ro4">
          <table:table-cell office:value-type="float" office:value="1991" calcext:value-type="float">
            <text:p>1991</text:p>
          </table:table-cell>
          <table:table-cell office:value-type="string" calcext:value-type="string">
            <text:p>肢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シ</text:p>
          </table:table-cell>
          <table:table-cell table:style-name="ce10"/>
          <table:table-cell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number-columns-repeated="1018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胴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ドウ</text:p>
          </table:table-cell>
          <table:table-cell table:style-name="ce10"/>
          <table:table-cell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office:value-type="string" calcext:value-type="string">
            <text:p>torso</text:p>
          </table:table-cell>
          <table:table-cell table:number-columns-repeated="1017"/>
        </table:table-row>
        <table:table-row table:style-name="ro40">
          <table:table-cell office:value-type="float" office:value="1993" calcext:value-type="float">
            <text:p>1993</text:p>
          </table:table-cell>
          <table:table-cell office:value-type="string" calcext:value-type="string">
            <text:p>脇</text:p>
          </table:table-cell>
          <table:table-cell office:value-type="string" calcext:value-type="string">
            <text:p>ARMPIT</text:p>
            <text:p/>
            <text:p>ASIDE</text:p>
          </table:table-cell>
          <table:table-cell office:value-type="string" calcext:value-type="string">
            <text:p>キョウ*</text:p>
          </table:table-cell>
          <table:table-cell office:value-type="string" calcext:value-type="string">
            <text:p>わき</text:p>
            <text:p/>
            <text:p>わけ</text:p>
          </table:table-cell>
          <table:table-cell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number-columns-repeated="1018"/>
        </table:table-row>
        <table:table-row table:style-name="ro32">
          <table:table-cell office:value-type="float" office:value="1994" calcext:value-type="float">
            <text:p>1994</text:p>
          </table:table-cell>
          <table:table-cell office:value-type="string" calcext:value-type="string">
            <text:p>脂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number-columns-repeated="1018"/>
        </table:table-row>
        <table:table-row table:style-name="ro53">
          <table:table-cell office:value-type="float" office:value="1995" calcext:value-type="float">
            <text:p>1995</text:p>
          </table:table-cell>
          <table:table-cell office:value-type="string" calcext:value-type="string">
            <text:p>詣</text:p>
          </table:table-cell>
          <table:table-cell office:value-type="string" calcext:value-type="string">
            <text:p>VISIT A TEMPL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もう(で)</text:p>
            <text:p/>
            <text:p>もう(でる)</text:p>
            <text:p/>
            <text:p>もうで</text:p>
          </table:table-cell>
          <table:table-cell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number-columns-repeated="1018"/>
        </table:table-row>
        <table:table-row table:style-name="ro14">
          <table:table-cell office:value-type="float" office:value="1996" calcext:value-type="float">
            <text:p>1996</text:p>
          </table:table-cell>
          <table:table-cell office:value-type="string" calcext:value-type="string">
            <text:p>肪</text:p>
          </table:table-cell>
          <table:table-cell office:value-type="string" calcext:value-type="string">
            <text:p>ANIMAL FAT</text:p>
          </table:table-cell>
          <table:table-cell office:value-type="string" calcext:value-type="string">
            <text:p>ボウ</text:p>
          </table:table-cell>
          <table:table-cell table:style-name="ce10"/>
          <table:table-cell office:value-type="string" calcext:value-type="string">
            <text:p>脂肪 ・ しぼう ・ fat, grease</text:p>
          </table:table-cell>
          <table:table-cell table:number-columns-repeated="1018"/>
        </table:table-row>
        <table:table-row table:style-name="ro40">
          <table:table-cell office:value-type="float" office:value="1997" calcext:value-type="float">
            <text:p>1997</text:p>
          </table:table-cell>
          <table:table-cell office:value-type="string" calcext:value-type="string">
            <text:p>肌</text:p>
          </table:table-cell>
          <table:table-cell office:value-type="string" calcext:value-type="string">
            <text:p>SKIN</text:p>
          </table:table-cell>
          <table:table-cell/>
          <table:table-cell office:value-type="string" calcext:value-type="string">
            <text:p>はだ</text:p>
          </table:table-cell>
          <table:table-cell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number-columns-repeated="1018"/>
        </table:table-row>
        <table:table-row table:style-name="ro81">
          <table:table-cell office:value-type="float" office:value="1998" calcext:value-type="float">
            <text:p>1998</text:p>
          </table:table-cell>
          <table:table-cell office:value-type="string" calcext:value-type="string">
            <text:p>膚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number-columns-repeated="1018"/>
        </table:table-row>
        <table:table-row table:style-name="ro34">
          <table:table-cell office:value-type="float" office:value="1999" calcext:value-type="float">
            <text:p>1999</text:p>
          </table:table-cell>
          <table:table-cell office:value-type="string" calcext:value-type="string">
            <text:p>慮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リョ</text:p>
          </table:table-cell>
          <table:table-cell table:style-name="ce10"/>
          <table:table-cell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number-columns-repeated="1018"/>
        </table:table-row>
        <table:table-row table:style-name="ro37">
          <table:table-cell office:value-type="float" office:value="2000" calcext:value-type="float">
            <text:p>2000</text:p>
          </table:table-cell>
          <table:table-cell office:value-type="string" calcext:value-type="string">
            <text:p>虐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ギャク</text:p>
          </table:table-cell>
          <table:table-cell office:value-type="string" calcext:value-type="string">
            <text:p>しいた(げる)</text:p>
          </table:table-cell>
          <table:table-cell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office:value-type="string" calcext:value-type="string">
            <text:p>tyrannical</text:p>
          </table:table-cell>
          <table:table-cell table:number-columns-repeated="1017"/>
        </table:table-row>
        <table:table-row table:style-name="ro58">
          <table:table-cell office:value-type="float" office:value="2001" calcext:value-type="float">
            <text:p>2001</text:p>
          </table:table-cell>
          <table:table-cell office:value-type="string" calcext:value-type="string">
            <text:p>虞</text:p>
          </table:table-cell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おそれ</text:p>
          </table:table-cell>
          <table:table-cell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office:value-type="string" calcext:value-type="string">
            <text:p>fears</text:p>
          </table:table-cell>
          <table:table-cell table:number-columns-repeated="1017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劇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ゲキ</text:p>
          </table:table-cell>
          <table:table-cell table:style-name="ce10"/>
          <table:table-cell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number-columns-repeated="1018"/>
        </table:table-row>
        <table:table-row table:style-name="ro46">
          <table:table-cell office:value-type="float" office:value="2003" calcext:value-type="float">
            <text:p>2003</text:p>
          </table:table-cell>
          <table:table-cell office:value-type="string" calcext:value-type="string">
            <text:p>虚</text:p>
          </table:table-cell>
          <table:table-cell office:value-type="string" calcext:value-type="string">
            <text:p>EMPTY</text:p>
            <text:p/>
            <text:p>FALSE</text:p>
          </table:table-cell>
          <table:table-cell office:value-type="string" calcext:value-type="string">
            <text:p>キョ</text:p>
            <text:p/>
            <text:p>コ</text:p>
          </table:table-cell>
          <table:table-cell table:style-name="ce10"/>
          <table:table-cell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office:value-type="string" calcext:value-type="string">
            <text:p>void</text:p>
          </table:table-cell>
          <table:table-cell table:number-columns-repeated="1017"/>
        </table:table-row>
        <table:table-row table:style-name="ro21">
          <table:table-cell office:value-type="float" office:value="2004" calcext:value-type="float">
            <text:p>2004</text:p>
          </table:table-cell>
          <table:table-cell office:value-type="string" calcext:value-type="string">
            <text:p>虜</text:p>
          </table:table-cell>
          <table:table-cell office:value-type="string" calcext:value-type="string">
            <text:p>CAPTIVE</text:p>
          </table:table-cell>
          <table:table-cell office:value-type="string" calcext:value-type="string">
            <text:p>リョ</text:p>
          </table:table-cell>
          <table:table-cell office:value-type="string" calcext:value-type="string">
            <text:p>とりこ</text:p>
          </table:table-cell>
          <table:table-cell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number-columns-repeated="1018"/>
        </table:table-row>
        <table:table-row table:style-name="ro28">
          <table:table-cell office:value-type="float" office:value="2005" calcext:value-type="float">
            <text:p>2005</text:p>
          </table:table-cell>
          <table:table-cell office:value-type="string" calcext:value-type="string">
            <text:p>勇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いさ(む)</text:p>
          </table:table-cell>
          <table:table-cell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office:value-type="string" calcext:value-type="string">
            <text:p>in high spirits</text:p>
          </table:table-cell>
          <table:table-cell table:number-columns-repeated="1017"/>
        </table:table-row>
        <table:table-row table:style-name="ro34">
          <table:table-cell office:value-type="float" office:value="2006" calcext:value-type="float">
            <text:p>2006</text:p>
          </table:table-cell>
          <table:table-cell office:value-type="string" calcext:value-type="string">
            <text:p>湧</text:p>
          </table:table-cell>
          <table:table-cell office:value-type="string" calcext:value-type="string">
            <text:p>WELL UP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わ(く)</text:p>
          </table:table-cell>
          <table:table-cell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office:value-type="string" calcext:value-type="string">
            <text:p>gush out</text:p>
          </table:table-cell>
          <table:table-cell table:number-columns-repeated="1017"/>
        </table:table-row>
        <table:table-row table:style-name="ro33">
          <table:table-cell office:value-type="float" office:value="2007" calcext:value-type="float">
            <text:p>2007</text:p>
          </table:table-cell>
          <table:table-cell office:value-type="string" calcext:value-type="string">
            <text:p>戯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たわむ(れる)</text:p>
          </table:table-cell>
          <table:table-cell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office:value-type="string" calcext:value-type="string">
            <text:p>play</text:p>
          </table:table-cell>
          <table:table-cell table:number-columns-repeated="1017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繊</text:p>
          </table:table-cell>
          <table:table-cell office:value-type="string" calcext:value-type="string">
            <text:p>FINE</text:p>
            <text:p/>
            <text:p>FIBER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number-columns-repeated="1018"/>
        </table:table-row>
        <table:table-row table:style-name="ro53">
          <table:table-cell office:value-type="float" office:value="2009" calcext:value-type="float">
            <text:p>2009</text:p>
          </table:table-cell>
          <table:table-cell office:value-type="string" calcext:value-type="string">
            <text:p>緻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チ</text:p>
          </table:table-cell>
          <table:table-cell table:style-name="ce10"/>
          <table:table-cell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office:value-type="string" calcext:value-type="string">
            <text:p>minute</text:p>
          </table:table-cell>
          <table:table-cell table:number-columns-repeated="1017"/>
        </table:table-row>
        <table:table-row table:style-name="ro20">
          <table:table-cell office:value-type="float" office:value="2010" calcext:value-type="float">
            <text:p>2010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office:value-type="string" calcext:value-type="string">
            <text:p>fib</text:p>
          </table:table-cell>
          <table:table-cell table:number-columns-repeated="1017"/>
        </table:table-row>
        <table:table-row table:style-name="ro79">
          <table:table-cell office:value-type="float" office:value="2011" calcext:value-type="float">
            <text:p>2011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office:value-type="string" calcext:value-type="string">
            <text:p>gossip</text:p>
          </table:table-cell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樽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たる</text:p>
          </table:table-cell>
          <table:table-cell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number-columns-repeated="1018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距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キョ</text:p>
          </table:table-cell>
          <table:table-cell table:style-name="ce10"/>
          <table:table-cell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number-columns-repeated="1018"/>
        </table:table-row>
        <table:table-row table:style-name="ro75">
          <table:table-cell office:value-type="float" office:value="2014" calcext:value-type="float">
            <text:p>2014</text:p>
          </table:table-cell>
          <table:table-cell office:value-type="string" calcext:value-type="string">
            <text:p>拒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こば(む)</text:p>
          </table:table-cell>
          <table:table-cell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office:value-type="string" calcext:value-type="string">
            <text:p>reject</text:p>
          </table:table-cell>
          <table:table-cell table:number-columns-repeated="1017"/>
        </table:table-row>
        <table:table-row table:style-name="ro9">
          <table:table-cell office:value-type="float" office:value="2015" calcext:value-type="float">
            <text:p>2015</text:p>
          </table:table-cell>
          <table:table-cell office:value-type="string" calcext:value-type="string">
            <text:p>嬉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れ(しい)</text:p>
          </table:table-cell>
          <table:table-cell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number-columns-repeated="1018"/>
        </table:table-row>
        <table:table-row table:style-name="ro40">
          <table:table-cell office:value-type="float" office:value="2016" calcext:value-type="float">
            <text:p>2016</text:p>
          </table:table-cell>
          <table:table-cell office:value-type="string" calcext:value-type="string">
            <text:p>鼓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つづみ</text:p>
          </table:table-cell>
          <table:table-cell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number-columns-repeated="1018"/>
        </table:table-row>
        <table:table-row table:style-name="ro32">
          <table:table-cell office:value-type="float" office:value="2017" calcext:value-type="float">
            <text:p>2017</text:p>
          </table:table-cell>
          <table:table-cell office:value-type="string" calcext:value-type="string">
            <text:p>樹</text:p>
          </table:table-cell>
          <table:table-cell office:value-type="string" calcext:value-type="string">
            <text:p>STANDING TREE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き*</text:p>
          </table:table-cell>
          <table:table-cell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number-columns-repeated="1018"/>
        </table:table-row>
        <table:table-row table:style-name="ro16">
          <table:table-cell office:value-type="float" office:value="2018" calcext:value-type="float">
            <text:p>2018</text:p>
          </table:table-cell>
          <table:table-cell office:value-type="string" calcext:value-type="string">
            <text:p>膨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く(らむ)</text:p>
            <text:p/>
            <text:p>ふく(れる)</text:p>
          </table:table-cell>
          <table:table-cell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number-columns-repeated="1018"/>
        </table:table-row>
        <table:table-row table:style-name="ro26">
          <table:table-cell office:value-type="float" office:value="2019" calcext:value-type="float">
            <text:p>2019</text:p>
          </table:table-cell>
          <table:table-cell office:value-type="string" calcext:value-type="string">
            <text:p>脹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ふく(らむ)</text:p>
            <text:p/>
            <text:p>ふく(れる)</text:p>
          </table:table-cell>
          <table:table-cell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number-columns-repeated="1018"/>
        </table:table-row>
        <table:table-row table:style-name="ro54">
          <table:table-cell office:value-type="float" office:value="2020" calcext:value-type="float">
            <text:p>2020</text:p>
          </table:table-cell>
          <table:table-cell office:value-type="string" calcext:value-type="string">
            <text:p>張</text:p>
          </table:table-cell>
          <table:table-cell office:value-type="string" calcext:value-type="string">
            <text:p>SPREAD [out]</text:p>
            <text:p/>
            <text:p>STRAI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は(る)</text:p>
            <text:p/>
            <text:p>-は(り)</text:p>
            <text:p/>
            <text:p>-ば(り)</text:p>
          </table:table-cell>
          <table:table-cell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office:value-type="string" calcext:value-type="string">
            <text:p>extend [over] ・ stretch</text:p>
          </table:table-cell>
          <table:table-cell table:number-columns-repeated="1017"/>
        </table:table-row>
        <table:table-row table:style-name="ro41">
          <table:table-cell office:value-type="float" office:value="2021" calcext:value-type="float">
            <text:p>2021</text:p>
          </table:table-cell>
          <table:table-cell office:value-type="string" calcext:value-type="string">
            <text:p>帳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チョウ</text:p>
          </table:table-cell>
          <table:table-cell table:style-name="ce10"/>
          <table:table-cell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office:value-type="string" calcext:value-type="string">
            <text:p>curtain</text:p>
          </table:table-cell>
          <table:table-cell table:number-columns-repeated="1017"/>
        </table:table-row>
        <table:table-row table:style-name="ro23">
          <table:table-cell office:value-type="float" office:value="2022" calcext:value-type="float">
            <text:p>2022</text:p>
          </table:table-cell>
          <table:table-cell office:value-type="string" calcext:value-type="string">
            <text:p>腫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は(れる)</text:p>
            <text:p/>
            <text:p>は(らす)</text:p>
          </table:table-cell>
          <table:table-cell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office:value-type="string" calcext:value-type="string">
            <text:p>swelling</text:p>
          </table:table-cell>
          <table:table-cell table:number-columns-repeated="1017"/>
        </table:table-row>
        <table:table-row table:style-name="ro40">
          <table:table-cell office:value-type="float" office:value="2023" calcext:value-type="float">
            <text:p>2023</text:p>
          </table:table-cell>
          <table:table-cell office:value-type="string" calcext:value-type="string">
            <text:p>肥</text:p>
          </table:table-cell>
          <table:table-cell office:value-type="string" calcext:value-type="string">
            <text:p>FATTE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こ(える)</text:p>
            <text:p/>
            <text:p>こ(やす)</text:p>
            <text:p/>
            <text:p>こ(やし)</text:p>
            <text:p/>
            <text:p>こえ</text:p>
          </table:table-cell>
          <table:table-cell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number-columns-repeated="1018"/>
        </table:table-row>
        <table:table-row table:style-name="ro12">
          <table:table-cell office:value-type="float" office:value="2024" calcext:value-type="float">
            <text:p>2024</text:p>
          </table:table-cell>
          <table:table-cell office:value-type="string" calcext:value-type="string">
            <text:p>把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ハ</text:p>
            <text:p/>
            <text:p>ワ</text:p>
          </table:table-cell>
          <table:table-cell table:style-name="ce10"/>
          <table:table-cell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number-columns-repeated="1018"/>
        </table:table-row>
        <table:table-row table:style-name="ro16">
          <table:table-cell office:value-type="float" office:value="2025" calcext:value-type="float">
            <text:p>2025</text:p>
          </table:table-cell>
          <table:table-cell office:value-type="string" calcext:value-type="string">
            <text:p>誇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ほこ(る)</text:p>
          </table:table-cell>
          <table:table-cell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number-columns-repeated="1018"/>
        </table:table-row>
        <table:table-row table:style-name="ro28">
          <table:table-cell office:value-type="float" office:value="2026" calcext:value-type="float">
            <text:p>2026</text:p>
          </table:table-cell>
          <table:table-cell office:value-type="string" calcext:value-type="string">
            <text:p>覧</text:p>
          </table:table-cell>
          <table:table-cell office:value-type="string" calcext:value-type="string">
            <text:p>LOOK OVER</text:p>
          </table:table-cell>
          <table:table-cell office:value-type="string" calcext:value-type="string">
            <text:p>ラン</text:p>
          </table:table-cell>
          <table:table-cell table:style-name="ce10"/>
          <table:table-cell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office:value-type="string" calcext:value-type="string">
            <text:p>view</text:p>
          </table:table-cell>
          <table:table-cell table:number-columns-repeated="1017"/>
        </table:table-row>
        <table:table-row table:style-name="ro28">
          <table:table-cell office:value-type="float" office:value="2027" calcext:value-type="float">
            <text:p>2027</text:p>
          </table:table-cell>
          <table:table-cell office:value-type="string" calcext:value-type="string">
            <text:p>監</text:p>
          </table:table-cell>
          <table:table-cell office:value-type="string" calcext:value-type="string">
            <text:p>OVERSEE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number-columns-repeated="1018"/>
        </table:table-row>
        <table:table-row table:style-name="ro28">
          <table:table-cell office:value-type="float" office:value="2028" calcext:value-type="float">
            <text:p>2028</text:p>
          </table:table-cell>
          <table:table-cell office:value-type="string" calcext:value-type="string">
            <text:p>鑑</text:p>
          </table:table-cell>
          <table:table-cell office:value-type="string" calcext:value-type="string">
            <text:p>APPRAISE</text:p>
            <text:p/>
            <text:p>REFER TO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んが(みる)</text:p>
          </table:table-cell>
          <table:table-cell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number-columns-repeated="1018"/>
        </table:table-row>
        <table:table-row table:style-name="ro46">
          <table:table-cell office:value-type="float" office:value="2029" calcext:value-type="float">
            <text:p>2029</text:p>
          </table:table-cell>
          <table:table-cell office:value-type="string" calcext:value-type="string">
            <text:p>艦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number-columns-repeated="1018"/>
        </table:table-row>
        <table:table-row table:style-name="ro43">
          <table:table-cell office:value-type="float" office:value="2030" calcext:value-type="float">
            <text:p>2030</text:p>
          </table:table-cell>
          <table:table-cell office:value-type="string" calcext:value-type="string">
            <text:p>濫</text:p>
          </table:table-cell>
          <table:table-cell office:value-type="string" calcext:value-type="string">
            <text:p>EXCESSIVE</text:p>
          </table:table-cell>
          <table:table-cell office:value-type="string" calcext:value-type="string">
            <text:p>ラン</text:p>
          </table:table-cell>
          <table:table-cell table:style-name="ce10"/>
          <table:table-cell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number-columns-repeated="1018"/>
        </table:table-row>
        <table:table-row table:style-name="ro41">
          <table:table-cell office:value-type="float" office:value="2031" calcext:value-type="float">
            <text:p>2031</text:p>
          </table:table-cell>
          <table:table-cell office:value-type="string" calcext:value-type="string">
            <text:p>藍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あい</text:p>
          </table:table-cell>
          <table:table-cell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number-columns-repeated="1018"/>
        </table:table-row>
        <table:table-row table:style-name="ro29">
          <table:table-cell office:value-type="float" office:value="2032" calcext:value-type="float">
            <text:p>2032</text:p>
          </table:table-cell>
          <table:table-cell office:value-type="string" calcext:value-type="string">
            <text:p>賢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しこ(い)</text:p>
          </table:table-cell>
          <table:table-cell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office:value-type="string" calcext:value-type="string">
            <text:p>intelligent</text:p>
          </table:table-cell>
          <table:table-cell table:number-columns-repeated="1017"/>
        </table:table-row>
        <table:table-row table:style-name="ro9">
          <table:table-cell office:value-type="float" office:value="2033" calcext:value-type="float">
            <text:p>2033</text:p>
          </table:table-cell>
          <table:table-cell office:value-type="string" calcext:value-type="string">
            <text:p>腎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ジン</text:p>
          </table:table-cell>
          <table:table-cell table:style-name="ce10"/>
          <table:table-cell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number-columns-repeated="1018"/>
        </table:table-row>
        <table:table-row table:style-name="ro16">
          <table:table-cell office:value-type="float" office:value="2034" calcext:value-type="float">
            <text:p>2034</text:p>
          </table:table-cell>
          <table:table-cell office:value-type="string" calcext:value-type="string">
            <text:p>堅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た(い)</text:p>
            <text:p/>
            <text:p>-がた(い)</text:p>
          </table:table-cell>
          <table:table-cell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office:value-type="string" calcext:value-type="string">
            <text:p>solid</text:p>
          </table:table-cell>
          <table:table-cell table:number-columns-repeated="1017"/>
        </table:table-row>
        <table:table-row table:style-name="ro30">
          <table:table-cell office:value-type="float" office:value="2035" calcext:value-type="float">
            <text:p>2035</text:p>
          </table:table-cell>
          <table:table-cell office:value-type="string" calcext:value-type="string">
            <text:p>緊</text:p>
          </table:table-cell>
          <table:table-cell office:value-type="string" calcext:value-type="string">
            <text:p>TIGHTEN</text:p>
            <text:p/>
            <text:p>EXIGENT</text:p>
          </table:table-cell>
          <table:table-cell office:value-type="string" calcext:value-type="string">
            <text:p>キン</text:p>
          </table:table-cell>
          <table:table-cell table:style-name="ce10"/>
          <table:table-cell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number-columns-repeated="1018"/>
        </table:table-row>
        <table:table-row table:style-name="ro42">
          <table:table-cell office:value-type="float" office:value="2036" calcext:value-type="float">
            <text:p>2036</text:p>
          </table:table-cell>
          <table:table-cell office:value-type="string" calcext:value-type="string">
            <text:p>勃</text:p>
          </table:table-cell>
          <table:table-cell office:value-type="string" calcext:value-type="string">
            <text:p>SUDDENLY RISING</text:p>
          </table:table-cell>
          <table:table-cell office:value-type="string" calcext:value-type="string">
            <text:p>ボツ</text:p>
          </table:table-cell>
          <table:table-cell table:style-name="ce10"/>
          <table:table-cell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number-columns-repeated="1018"/>
        </table:table-row>
        <table:table-row table:style-name="ro39">
          <table:table-cell office:value-type="float" office:value="2037" calcext:value-type="float">
            <text:p>2037</text:p>
          </table:table-cell>
          <table:table-cell office:value-type="string" calcext:value-type="string">
            <text:p>励</text:p>
          </table:table-cell>
          <table:table-cell office:value-type="string" calcext:value-type="string">
            <text:p>WORK HARD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はげ(む)</text:p>
            <text:p/>
            <text:p>はげ(ます)</text:p>
          </table:table-cell>
          <table:table-cell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office:value-type="string" calcext:value-type="string">
            <text:p>urge on</text:p>
          </table:table-cell>
          <table:table-cell table:number-columns-repeated="1017"/>
        </table:table-row>
        <table:table-row table:style-name="ro58">
          <table:table-cell office:value-type="float" office:value="2038" calcext:value-type="float">
            <text:p>2038</text:p>
          </table:table-cell>
          <table:table-cell office:value-type="string" calcext:value-type="string">
            <text:p>栃</text:p>
          </table:table-cell>
          <table:table-cell office:value-type="string" calcext:value-type="string">
            <text:p>HORSE CHESTNUT</text:p>
          </table:table-cell>
          <table:table-cell/>
          <table:table-cell office:value-type="string" calcext:value-type="string">
            <text:p>とち</text:p>
          </table:table-cell>
          <table:table-cell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office:value-type="string" calcext:value-type="string">
            <text:p>tree</text:p>
          </table:table-cell>
          <table:table-cell table:number-columns-repeated="1017"/>
        </table:table-row>
        <table:table-row table:style-name="ro42">
          <table:table-cell office:value-type="float" office:value="2039" calcext:value-type="float">
            <text:p>2039</text:p>
          </table:table-cell>
          <table:table-cell office:value-type="string" calcext:value-type="string">
            <text:p>茨</text:p>
          </table:table-cell>
          <table:table-cell office:value-type="string" calcext:value-type="string">
            <text:p>BRIER</text:p>
          </table:table-cell>
          <table:table-cell/>
          <table:table-cell office:value-type="string" calcext:value-type="string">
            <text:p>いばら</text:p>
          </table:table-cell>
          <table:table-cell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office:value-type="string" calcext:value-type="string">
            <text:p>thorn</text:p>
          </table:table-cell>
          <table:table-cell table:number-columns-repeated="1017"/>
        </table:table-row>
        <table:table-row table:style-name="ro7">
          <table:table-cell office:value-type="float" office:value="2040" calcext:value-type="float">
            <text:p>2040</text:p>
          </table:table-cell>
          <table:table-cell office:value-type="string" calcext:value-type="string">
            <text:p>羨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うらや(む)</text:p>
            <text:p/>
            <text:p>うらや(ましい)</text:p>
          </table:table-cell>
          <table:table-cell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number-columns-repeated="1018"/>
        </table:table-row>
        <table:table-row table:style-name="ro23">
          <table:table-cell office:value-type="float" office:value="2041" calcext:value-type="float">
            <text:p>2041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YEAR</text:p>
            <text:p/>
            <text:p>-YEARS OLD</text:p>
          </table:table-cell>
          <table:table-cell office:value-type="string" calcext:value-type="string">
            <text:p>サイ</text:p>
            <text:p/>
            <text:p>セイ</text:p>
          </table:table-cell>
          <table:table-cell table:style-name="ce10"/>
          <table:table-cell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number-columns-repeated="1018"/>
        </table:table-row>
        <table:table-row table:style-name="ro21">
          <table:table-cell office:value-type="float" office:value="2042" calcext:value-type="float">
            <text:p>2042</text:p>
          </table:table-cell>
          <table:table-cell office:value-type="string" calcext:value-type="string">
            <text:p>戚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セキ</text:p>
          </table:table-cell>
          <table:table-cell table:style-name="ce10"/>
          <table:table-cell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number-columns-repeated="1018"/>
        </table:table-row>
        <table:table-row table:style-name="ro83">
          <table:table-cell office:value-type="float" office:value="2043" calcext:value-type="float">
            <text:p>2043</text:p>
          </table:table-cell>
          <table:table-cell office:value-type="string" calcext:value-type="string">
            <text:p>叔</text:p>
          </table:table-cell>
          <table:table-cell office:value-type="string" calcext:value-type="string">
            <text:p>YOUNGER SIBLING OF PARENT</text:p>
          </table:table-cell>
          <table:table-cell office:value-type="string" calcext:value-type="string">
            <text:p>シュク</text:p>
          </table:table-cell>
          <table:table-cell table:style-name="ce10"/>
          <table:table-cell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number-columns-repeated="1018"/>
        </table:table-row>
        <table:table-row table:style-name="ro12">
          <table:table-cell office:value-type="float" office:value="2044" calcext:value-type="float">
            <text:p>2044</text:p>
          </table:table-cell>
          <table:table-cell office:value-type="string" calcext:value-type="string">
            <text:p>淑</text:p>
          </table:table-cell>
          <table:table-cell office:value-type="string" calcext:value-type="string">
            <text:p>GRACEFUL</text:p>
          </table:table-cell>
          <table:table-cell office:value-type="string" calcext:value-type="string">
            <text:p>シュク</text:p>
          </table:table-cell>
          <table:table-cell table:style-name="ce10"/>
          <table:table-cell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office:value-type="string" calcext:value-type="string">
            <text:p>refined</text:p>
          </table:table-cell>
          <table:table-cell table:number-columns-repeated="1017"/>
        </table:table-row>
        <table:table-row table:style-name="ro84">
          <table:table-cell office:value-type="float" office:value="2045" calcext:value-type="float">
            <text:p>2045</text:p>
          </table:table-cell>
          <table:table-cell office:value-type="string" calcext:value-type="string">
            <text:p>寂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ジャク</text:p>
            <text:p/>
            <text:p>セキ</text:p>
          </table:table-cell>
          <table:table-cell office:value-type="string" calcext:value-type="string">
            <text:p>さび</text:p>
            <text:p/>
            <text:p>さび(しい)</text:p>
            <text:p/>
            <text:p>さび(れる)</text:p>
          </table:table-cell>
          <table:table-cell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office:value-type="string" calcext:value-type="string">
            <text:p>desolate; elegant simplicity</text:p>
          </table:table-cell>
          <table:table-cell table:number-columns-repeated="1017"/>
        </table:table-row>
        <table:table-row table:style-name="ro42">
          <table:table-cell office:value-type="float" office:value="2046" calcext:value-type="float">
            <text:p>2046</text:p>
          </table:table-cell>
          <table:table-cell office:value-type="string" calcext:value-type="string">
            <text:p>督</text:p>
          </table:table-cell>
          <table:table-cell office:value-type="string" calcext:value-type="string">
            <text:p>SUPERVISE</text:p>
            <text:p/>
            <text:p>COMMANDER</text:p>
          </table:table-cell>
          <table:table-cell office:value-type="string" calcext:value-type="string">
            <text:p>トク</text:p>
          </table:table-cell>
          <table:table-cell table:style-name="ce10"/>
          <table:table-cell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office:value-type="string" calcext:value-type="string">
            <text:p>urge on</text:p>
          </table:table-cell>
          <table:table-cell table:number-columns-repeated="1017"/>
        </table:table-row>
        <table:table-row table:style-name="ro20">
          <table:table-cell office:value-type="float" office:value="2047" calcext:value-type="float">
            <text:p>2047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SLAVE</text:p>
            <text:p/>
            <text:p>GUY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やつ*</text:p>
          </table:table-cell>
          <table:table-cell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number-columns-repeated="1018"/>
        </table:table-row>
        <table:table-row table:style-name="ro52">
          <table:table-cell office:value-type="float" office:value="2048" calcext:value-type="float">
            <text:p>2048</text:p>
          </table:table-cell>
          <table:table-cell office:value-type="string" calcext:value-type="string">
            <text:p>努</text:p>
          </table:table-cell>
          <table:table-cell office:value-type="string" calcext:value-type="string">
            <text:p>EXERT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つと(める)</text:p>
          </table:table-cell>
          <table:table-cell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number-columns-repeated="1018"/>
        </table:table-row>
        <table:table-row table:style-name="ro23">
          <table:table-cell office:value-type="float" office:value="2049" calcext:value-type="float">
            <text:p>2049</text:p>
          </table:table-cell>
          <table:table-cell office:value-type="string" calcext:value-type="string">
            <text:p>怒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いか(る)</text:p>
            <text:p/>
            <text:p>おこ(る)</text:p>
          </table:table-cell>
          <table:table-cell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number-columns-repeated="1018"/>
        </table:table-row>
        <table:table-row table:style-name="ro7">
          <table:table-cell office:value-type="float" office:value="2050" calcext:value-type="float">
            <text:p>2050</text:p>
          </table:table-cell>
          <table:table-cell office:value-type="string" calcext:value-type="string">
            <text:p>隷</text:p>
          </table:table-cell>
          <table:table-cell office:value-type="string" calcext:value-type="string">
            <text:p>UNDERLING</text:p>
          </table:table-cell>
          <table:table-cell office:value-type="string" calcext:value-type="string">
            <text:p>レイ</text:p>
          </table:table-cell>
          <table:table-cell table:style-name="ce10"/>
          <table:table-cell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number-columns-repeated="1018"/>
        </table:table-row>
        <table:table-row table:style-name="ro33">
          <table:table-cell office:value-type="float" office:value="2051" calcext:value-type="float">
            <text:p>2051</text:p>
          </table:table-cell>
          <table:table-cell office:value-type="string" calcext:value-type="string">
            <text:p>款</text:p>
          </table:table-cell>
          <table:table-cell office:value-type="string" calcext:value-type="string">
            <text:p>ARTICLE</text:p>
            <text:p/>
            <text:p>FRIENDLY RELATIONS</text:p>
          </table:table-cell>
          <table:table-cell office:value-type="string" calcext:value-type="string">
            <text:p>カン</text:p>
          </table:table-cell>
          <table:table-cell table:style-name="ce10"/>
          <table:table-cell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office:value-type="string" calcext:value-type="string">
            <text:p>subsection</text:p>
          </table:table-cell>
          <table:table-cell table:number-columns-repeated="1017"/>
        </table:table-row>
        <table:table-row table:style-name="ro32">
          <table:table-cell office:value-type="float" office:value="2052" calcext:value-type="float">
            <text:p>2052</text:p>
          </table:table-cell>
          <table:table-cell office:value-type="string" calcext:value-type="string">
            <text:p>殻</text:p>
          </table:table-cell>
          <table:table-cell office:value-type="string" calcext:value-type="string">
            <text:p>HUSK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ら</text:p>
            <text:p/>
            <text:p>がら</text:p>
          </table:table-cell>
          <table:table-cell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office:value-type="string" calcext:value-type="string">
            <text:p>shell</text:p>
          </table:table-cell>
          <table:table-cell table:number-columns-repeated="1017"/>
        </table:table-row>
        <table:table-row table:style-name="ro29">
          <table:table-cell office:value-type="float" office:value="2053" calcext:value-type="float">
            <text:p>2053</text:p>
          </table:table-cell>
          <table:table-cell office:value-type="string" calcext:value-type="string">
            <text:p>穀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コク</text:p>
          </table:table-cell>
          <table:table-cell table:style-name="ce10"/>
          <table:table-cell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office:value-type="string" calcext:value-type="string">
            <text:p>cereal</text:p>
          </table:table-cell>
          <table:table-cell table:number-columns-repeated="1017"/>
        </table:table-row>
        <table:table-row table:style-name="ro13">
          <table:table-cell office:value-type="float" office:value="2054" calcext:value-type="float">
            <text:p>2054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うす</text:p>
          </table:table-cell>
          <table:table-cell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number-columns-repeated="1018"/>
        </table:table-row>
        <table:table-row table:style-name="ro42">
          <table:table-cell office:value-type="float" office:value="2055" calcext:value-type="float">
            <text:p>2055</text:p>
          </table:table-cell>
          <table:table-cell office:value-type="string" calcext:value-type="string">
            <text:p>毀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こぼ(れる)*</text:p>
            <text:p/>
            <text:p>こわ(れる)*</text:p>
          </table:table-cell>
          <table:table-cell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office:value-type="string" calcext:value-type="string">
            <text:p>chip</text:p>
          </table:table-cell>
          <table:table-cell table:number-columns-repeated="1017"/>
        </table:table-row>
        <table:table-row table:style-name="ro28">
          <table:table-cell office:value-type="float" office:value="2056" calcext:value-type="float">
            <text:p>2056</text:p>
          </table:table-cell>
          <table:table-cell office:value-type="string" calcext:value-type="string">
            <text:p>廉</text:p>
          </table:table-cell>
          <table:table-cell office:value-type="string" calcext:value-type="string">
            <text:p>HONEST</text:p>
            <text:p/>
            <text:p>CHEAP</text:p>
          </table:table-cell>
          <table:table-cell office:value-type="string" calcext:value-type="string">
            <text:p>レン</text:p>
          </table:table-cell>
          <table:table-cell table:style-name="ce10"/>
          <table:table-cell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number-columns-repeated="1018"/>
        </table:table-row>
        <table:table-row table:style-name="ro42">
          <table:table-cell office:value-type="float" office:value="2057" calcext:value-type="float">
            <text:p>2057</text:p>
          </table:table-cell>
          <table:table-cell office:value-type="string" calcext:value-type="string">
            <text:p>鎌</text:p>
          </table:table-cell>
          <table:table-cell office:value-type="string" calcext:value-type="string">
            <text:p>SICKLE</text:p>
          </table:table-cell>
          <table:table-cell/>
          <table:table-cell office:value-type="string" calcext:value-type="string">
            <text:p>かま</text:p>
          </table:table-cell>
          <table:table-cell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number-columns-repeated="1018"/>
        </table:table-row>
        <table:table-row table:style-name="ro26">
          <table:table-cell office:value-type="float" office:value="2058" calcext:value-type="float">
            <text:p>2058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ケン</text:p>
            <text:p/>
            <text:p>ゲン</text:p>
          </table:table-cell>
          <table:table-cell office:value-type="string" calcext:value-type="string">
            <text:p>きら(う)</text:p>
            <text:p/>
            <text:p>きら(い)</text:p>
            <text:p/>
            <text:p>いや</text:p>
          </table:table-cell>
          <table:table-cell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number-columns-repeated="1018"/>
        </table:table-row>
        <table:table-row table:style-name="ro21">
          <table:table-cell office:value-type="float" office:value="2059" calcext:value-type="float">
            <text:p>2059</text:p>
          </table:table-cell>
          <table:table-cell office:value-type="string" calcext:value-type="string">
            <text:p>謙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ケン</text:p>
          </table:table-cell>
          <table:table-cell table:style-name="ce10"/>
          <table:table-cell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office:value-type="string" calcext:value-type="string">
            <text:p>modest</text:p>
          </table:table-cell>
          <table:table-cell table:number-columns-repeated="1017"/>
        </table:table-row>
        <table:table-row table:style-name="ro14">
          <table:table-cell office:value-type="float" office:value="2060" calcext:value-type="float">
            <text:p>2060</text:p>
          </table:table-cell>
          <table:table-cell office:value-type="string" calcext:value-type="string">
            <text:p>遜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ソン</text:p>
          </table:table-cell>
          <table:table-cell table:style-name="ce10"/>
          <table:table-cell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office:value-type="string" calcext:value-type="string">
            <text:p>modest</text:p>
          </table:table-cell>
          <table:table-cell table:number-columns-repeated="1017"/>
        </table:table-row>
        <table:table-row table:style-name="ro9">
          <table:table-cell office:value-type="float" office:value="2061" calcext:value-type="float">
            <text:p>2061</text:p>
          </table:table-cell>
          <table:table-cell office:value-type="string" calcext:value-type="string">
            <text:p>亀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め</text:p>
          </table:table-cell>
          <table:table-cell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number-columns-repeated="1018"/>
        </table:table-row>
        <table:table-row table:style-name="ro40">
          <table:table-cell office:value-type="float" office:value="2062" calcext:value-type="float">
            <text:p>2062</text:p>
          </table:table-cell>
          <table:table-cell office:value-type="string" calcext:value-type="string">
            <text:p>練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ね(る)</text:p>
            <text:p/>
            <text:p>ね(り)-</text:p>
          </table:table-cell>
          <table:table-cell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office:value-type="string" calcext:value-type="string">
            <text:p>drill</text:p>
          </table:table-cell>
          <table:table-cell table:number-columns-repeated="1017"/>
        </table:table-row>
        <table:table-row table:style-name="ro23">
          <table:table-cell office:value-type="float" office:value="2063" calcext:value-type="float">
            <text:p>2063</text:p>
          </table:table-cell>
          <table:table-cell office:value-type="string" calcext:value-type="string">
            <text:p>錬</text:p>
          </table:table-cell>
          <table:table-cell office:value-type="string" calcext:value-type="string">
            <text:p>REFINE</text:p>
          </table:table-cell>
          <table:table-cell office:value-type="string" calcext:value-type="string">
            <text:p>レン</text:p>
          </table:table-cell>
          <table:table-cell table:style-name="ce10"/>
          <table:table-cell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66">
          <table:table-cell office:value-type="float" office:value="2064" calcext:value-type="float">
            <text:p>2064</text:p>
          </table:table-cell>
          <table:table-cell office:value-type="string" calcext:value-type="string">
            <text:p>鍛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きた(える)</text:p>
          </table:table-cell>
          <table:table-cell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59">
          <table:table-cell office:value-type="float" office:value="2065" calcext:value-type="float">
            <text:p>2065</text:p>
          </table:table-cell>
          <table:table-cell office:value-type="string" calcext:value-type="string">
            <text:p>鉱</text:p>
          </table:table-cell>
          <table:table-cell office:value-type="string" calcext:value-type="string">
            <text:p>ORE</text:p>
            <text:p/>
            <text:p>MINE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number-columns-repeated="1018"/>
        </table:table-row>
        <table:table-row table:style-name="ro46">
          <table:table-cell office:value-type="float" office:value="2066" calcext:value-type="float">
            <text:p>2066</text:p>
          </table:table-cell>
          <table:table-cell office:value-type="string" calcext:value-type="string">
            <text:p>銅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ドウ</text:p>
          </table:table-cell>
          <table:table-cell table:style-name="ce10"/>
          <table:table-cell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office:value-type="string" calcext:value-type="string">
            <text:p>bronze</text:p>
          </table:table-cell>
          <table:table-cell table:number-columns-repeated="1017"/>
        </table:table-row>
        <table:table-row table:style-name="ro32">
          <table:table-cell office:value-type="float" office:value="2067" calcext:value-type="float">
            <text:p>2067</text:p>
          </table:table-cell>
          <table:table-cell office:value-type="string" calcext:value-type="string">
            <text:p>鉛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なまり</text:p>
          </table:table-cell>
          <table:table-cell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number-columns-repeated="1018"/>
        </table:table-row>
        <table:table-row table:style-name="ro14">
          <table:table-cell office:value-type="float" office:value="2068" calcext:value-type="float">
            <text:p>2068</text:p>
          </table:table-cell>
          <table:table-cell office:value-type="string" calcext:value-type="string">
            <text:p>銑</text:p>
          </table:table-cell>
          <table:table-cell office:value-type="string" calcext:value-type="string">
            <text:p>PIG IRON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銑鉄 ・ せんてつ ・ pig iron</text:p>
          </table:table-cell>
          <table:table-cell table:number-columns-repeated="1018"/>
        </table:table-row>
        <table:table-row table:style-name="ro30">
          <table:table-cell office:value-type="float" office:value="2069" calcext:value-type="float">
            <text:p>2069</text:p>
          </table:table-cell>
          <table:table-cell office:value-type="string" calcext:value-type="string">
            <text:p>鋼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number-columns-repeated="1018"/>
        </table:table-row>
        <table:table-row table:style-name="ro11">
          <table:table-cell office:value-type="float" office:value="2070" calcext:value-type="float">
            <text:p>2070</text:p>
          </table:table-cell>
          <table:table-cell office:value-type="string" calcext:value-type="string">
            <text:p>剛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ゴウ</text:p>
          </table:table-cell>
          <table:table-cell table:style-name="ce10"/>
          <table:table-cell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office:value-type="string" calcext:value-type="string">
            <text:p>strong</text:p>
          </table:table-cell>
          <table:table-cell table:number-columns-repeated="1017"/>
        </table:table-row>
        <table:table-row table:style-name="ro26">
          <table:table-cell office:value-type="float" office:value="2071" calcext:value-type="float">
            <text:p>2071</text:p>
          </table:table-cell>
          <table:table-cell office:value-type="string" calcext:value-type="string">
            <text:p>綱</text:p>
          </table:table-cell>
          <table:table-cell office:value-type="string" calcext:value-type="string">
            <text:p>ROPE</text:p>
            <text:p/>
            <text:p>MAIN POINT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つな</text:p>
          </table:table-cell>
          <table:table-cell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number-columns-repeated="1018"/>
        </table:table-row>
        <table:table-row table:style-name="ro30">
          <table:table-cell office:value-type="float" office:value="2072" calcext:value-type="float">
            <text:p>2072</text:p>
          </table:table-cell>
          <table:table-cell office:value-type="string" calcext:value-type="string">
            <text:p>網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モウ</text:p>
          </table:table-cell>
          <table:table-cell office:value-type="string" calcext:value-type="string">
            <text:p>あみ</text:p>
          </table:table-cell>
          <table:table-cell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number-columns-repeated="1018"/>
        </table:table-row>
        <table:table-row table:style-name="ro40">
          <table:table-cell office:value-type="float" office:value="2073" calcext:value-type="float">
            <text:p>2073</text:p>
          </table:table-cell>
          <table:table-cell office:value-type="string" calcext:value-type="string">
            <text:p>縄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なわ</text:p>
          </table:table-cell>
          <table:table-cell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number-columns-repeated="1018"/>
        </table:table-row>
        <table:table-row table:style-name="ro40">
          <table:table-cell office:value-type="float" office:value="2074" calcext:value-type="float">
            <text:p>2074</text:p>
          </table:table-cell>
          <table:table-cell office:value-type="string" calcext:value-type="string">
            <text:p>鉢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ハチ</text:p>
            <text:p/>
            <text:p>ハツ</text:p>
          </table:table-cell>
          <table:table-cell table:style-name="ce10"/>
          <table:table-cell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number-columns-repeated="1018"/>
        </table:table-row>
        <table:table-row table:style-name="ro23">
          <table:table-cell office:value-type="float" office:value="2075" calcext:value-type="float">
            <text:p>2075</text:p>
          </table:table-cell>
          <table:table-cell office:value-type="string" calcext:value-type="string">
            <text:p>鎖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くさり</text:p>
          </table:table-cell>
          <table:table-cell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number-columns-repeated="1018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絆</text:p>
          </table:table-cell>
          <table:table-cell office:value-type="string" calcext:value-type="string">
            <text:p>BONDS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きずな</text:p>
          </table:table-cell>
          <table:table-cell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office:value-type="string" calcext:value-type="string">
            <text:p>fetters</text:p>
          </table:table-cell>
          <table:table-cell table:number-columns-repeated="1017"/>
        </table:table-row>
        <table:table-row table:style-name="ro40">
          <table:table-cell office:value-type="float" office:value="2077" calcext:value-type="float">
            <text:p>2077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number-columns-repeated="1018"/>
        </table:table-row>
        <table:table-row table:style-name="ro40">
          <table:table-cell office:value-type="float" office:value="2078" calcext:value-type="float">
            <text:p>2078</text:p>
          </table:table-cell>
          <table:table-cell office:value-type="string" calcext:value-type="string">
            <text:p>釘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くぎ</text:p>
          </table:table-cell>
          <table:table-cell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number-columns-repeated="1018"/>
        </table:table-row>
        <table:table-row table:style-name="ro12">
          <table:table-cell office:value-type="float" office:value="2079" calcext:value-type="float">
            <text:p>2079</text:p>
          </table:table-cell>
          <table:table-cell office:value-type="string" calcext:value-type="string">
            <text:p>錮</text:p>
          </table:table-cell>
          <table:table-cell office:value-type="string" calcext:value-type="string">
            <text:p>LOCK DOWN</text:p>
          </table:table-cell>
          <table:table-cell office:value-type="string" calcext:value-type="string">
            <text:p>コ</text:p>
          </table:table-cell>
          <table:table-cell table:style-name="ce10"/>
          <table:table-cell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number-columns-repeated="1018"/>
        </table:table-row>
        <table:table-row table:style-name="ro9">
          <table:table-cell office:value-type="float" office:value="2080" calcext:value-type="float">
            <text:p>208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LOCK</text:p>
            <text:p/>
            <text:p>PILL</text:p>
          </table:table-cell>
          <table:table-cell office:value-type="string" calcext:value-type="string">
            <text:p>ジョウ</text:p>
          </table:table-cell>
          <table:table-cell table:style-name="ce10"/>
          <table:table-cell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number-columns-repeated="1018"/>
        </table:table-row>
        <table:table-row table:style-name="ro12">
          <table:table-cell office:value-type="float" office:value="2081" calcext:value-type="float">
            <text:p>2081</text:p>
          </table:table-cell>
          <table:table-cell office:value-type="string" calcext:value-type="string">
            <text:p>綻</text:p>
          </table:table-cell>
          <table:table-cell office:value-type="string" calcext:value-type="string">
            <text:p>COME APART AT THE SEEMS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ほころ(びる)</text:p>
            <text:p/>
            <text:p>ほころ(ぶ)</text:p>
          </table:table-cell>
          <table:table-cell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number-columns-repeated="1018"/>
        </table:table-row>
        <table:table-row table:style-name="ro46">
          <table:table-cell office:value-type="float" office:value="2082" calcext:value-type="float">
            <text:p>2082</text:p>
          </table:table-cell>
          <table:table-cell office:value-type="string" calcext:value-type="string">
            <text:p>鈴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レイ</text:p>
            <text:p/>
            <text:p>リン</text:p>
          </table:table-cell>
          <table:table-cell office:value-type="string" calcext:value-type="string">
            <text:p>すず</text:p>
          </table:table-cell>
          <table:table-cell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number-columns-repeated="1018"/>
        </table:table-row>
        <table:table-row table:style-name="ro3">
          <table:table-cell office:value-type="float" office:value="2083" calcext:value-type="float">
            <text:p>2083</text:p>
          </table:table-cell>
          <table:table-cell office:value-type="string" calcext:value-type="string">
            <text:p>鐘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number-columns-repeated="1018"/>
        </table:table-row>
        <table:table-row table:style-name="ro4">
          <table:table-cell office:value-type="float" office:value="2084" calcext:value-type="float">
            <text:p>2084</text:p>
          </table:table-cell>
          <table:table-cell office:value-type="string" calcext:value-type="string">
            <text:p>瞳</text:p>
          </table:table-cell>
          <table:table-cell office:value-type="string" calcext:value-type="string">
            <text:p>PUPIL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ひとみ</text:p>
          </table:table-cell>
          <table:table-cell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office:value-type="string" calcext:value-type="string">
            <text:p>of the eye</text:p>
          </table:table-cell>
          <table:table-cell table:number-columns-repeated="1017"/>
        </table:table-row>
        <table:table-row table:style-name="ro12">
          <table:table-cell office:value-type="float" office:value="2085" calcext:value-type="float">
            <text:p>2085</text:p>
          </table:table-cell>
          <table:table-cell office:value-type="string" calcext:value-type="string">
            <text:p>憧</text:p>
          </table:table-cell>
          <table:table-cell office:value-type="string" calcext:value-type="string">
            <text:p>YEARN AFTER</text:p>
          </table:table-cell>
          <table:table-cell office:value-type="string" calcext:value-type="string">
            <text:p>ショウ</text:p>
            <text:p/>
            <text:p>ドウ*</text:p>
          </table:table-cell>
          <table:table-cell office:value-type="string" calcext:value-type="string">
            <text:p>あこが(れる)</text:p>
          </table:table-cell>
          <table:table-cell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number-columns-repeated="1018"/>
        </table:table-row>
        <table:table-row table:style-name="ro14">
          <table:table-cell office:value-type="float" office:value="2086" calcext:value-type="float">
            <text:p>2086</text:p>
          </table:table-cell>
          <table:table-cell office:value-type="string" calcext:value-type="string">
            <text:p>憬</text:p>
          </table:table-cell>
          <table:table-cell office:value-type="string" calcext:value-type="string">
            <text:p>YEARN AFTER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憧憬する ・ しょうけいする [どうけい] ・ yearn after</text:p>
          </table:table-cell>
          <table:table-cell table:number-columns-repeated="1018"/>
        </table:table-row>
        <table:table-row table:style-name="ro10">
          <table:table-cell office:value-type="float" office:value="2087" calcext:value-type="float">
            <text:p>2087</text:p>
          </table:table-cell>
          <table:table-cell office:value-type="string" calcext:value-type="string">
            <text:p>卑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いや(しい)</text:p>
            <text:p/>
            <text:p>いや(しむ)</text:p>
            <text:p/>
            <text:p>いや(しめる)</text:p>
          </table:table-cell>
          <table:table-cell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office:value-type="string" calcext:value-type="string">
            <text:p>despicable</text:p>
          </table:table-cell>
          <table:table-cell table:number-columns-repeated="1017"/>
        </table:table-row>
        <table:table-row table:style-name="ro6">
          <table:table-cell office:value-type="float" office:value="2088" calcext:value-type="float">
            <text:p>2088</text:p>
          </table:table-cell>
          <table:table-cell office:value-type="string" calcext:value-type="string">
            <text:p>碑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ヒ</text:p>
          </table:table-cell>
          <table:table-cell table:style-name="ce10"/>
          <table:table-cell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number-columns-repeated="1018"/>
        </table:table-row>
        <table:table-row table:style-name="ro15">
          <table:table-cell office:value-type="float" office:value="2089" calcext:value-type="float">
            <text:p>2089</text:p>
          </table:table-cell>
          <table:table-cell office:value-type="string" calcext:value-type="string">
            <text:p>痺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しび(れる)</text:p>
          </table:table-cell>
          <table:table-cell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number-columns-repeated="1018"/>
        </table:table-row>
        <table:table-row table:style-name="ro28">
          <table:table-cell office:value-type="float" office:value="2090" calcext:value-type="float">
            <text:p>2090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おに(-)</text:p>
          </table:table-cell>
          <table:table-cell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office:value-type="string" calcext:value-type="string">
            <text:p>ghost</text:p>
          </table:table-cell>
          <table:table-cell table:number-columns-repeated="1017"/>
        </table:table-row>
        <table:table-row table:style-name="ro17">
          <table:table-cell office:value-type="float" office:value="2091" calcext:value-type="float">
            <text:p>2091</text:p>
          </table:table-cell>
          <table:table-cell office:value-type="string" calcext:value-type="string">
            <text:p>塊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かたまり</text:p>
          </table:table-cell>
          <table:table-cell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office:value-type="string" calcext:value-type="string">
            <text:p>mass</text:p>
          </table:table-cell>
          <table:table-cell table:number-columns-repeated="1017"/>
        </table:table-row>
        <table:table-row table:style-name="ro3">
          <table:table-cell office:value-type="float" office:value="2092" calcext:value-type="float">
            <text:p>2092</text:p>
          </table:table-cell>
          <table:table-cell office:value-type="string" calcext:value-type="string">
            <text:p>醜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みにく(い)</text:p>
          </table:table-cell>
          <table:table-cell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number-columns-repeated="1018"/>
        </table:table-row>
        <table:table-row table:style-name="ro11">
          <table:table-cell office:value-type="float" office:value="2093" calcext:value-type="float">
            <text:p>2093</text:p>
          </table:table-cell>
          <table:table-cell office:value-type="string" calcext:value-type="string">
            <text:p>魂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たましい</text:p>
          </table:table-cell>
          <table:table-cell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office:value-type="string" calcext:value-type="string">
            <text:p>spirit</text:p>
          </table:table-cell>
          <table:table-cell table:number-columns-repeated="1017"/>
        </table:table-row>
        <table:table-row table:style-name="ro42">
          <table:table-cell office:value-type="float" office:value="2094" calcext:value-type="float">
            <text:p>2094</text:p>
          </table:table-cell>
          <table:table-cell office:value-type="string" calcext:value-type="string">
            <text:p>魅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ミ</text:p>
          </table:table-cell>
          <table:table-cell table:style-name="ce10"/>
          <table:table-cell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number-columns-repeated="1018"/>
        </table:table-row>
        <table:table-row table:style-name="ro46">
          <table:table-cell office:value-type="float" office:value="2095" calcext:value-type="float">
            <text:p>2095</text:p>
          </table:table-cell>
          <table:table-cell office:value-type="string" calcext:value-type="string">
            <text:p>魔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マ</text:p>
          </table:table-cell>
          <table:table-cell table:style-name="ce10"/>
          <table:table-cell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office:value-type="string" calcext:value-type="string">
            <text:p>devil</text:p>
          </table:table-cell>
          <table:table-cell table:number-columns-repeated="1017"/>
        </table:table-row>
        <table:table-row table:style-name="ro26">
          <table:table-cell office:value-type="float" office:value="2096" calcext:value-type="float">
            <text:p>2096</text:p>
          </table:table-cell>
          <table:table-cell office:value-type="string" calcext:value-type="string">
            <text:p>畏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おそ(れ)</text:p>
            <text:p/>
            <text:p>おそ(れる)</text:p>
          </table:table-cell>
          <table:table-cell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number-columns-repeated="1018"/>
        </table:table-row>
        <table:table-row table:style-name="ro10">
          <table:table-cell office:value-type="float" office:value="2097" calcext:value-type="float">
            <text:p>2097</text:p>
          </table:table-cell>
          <table:table-cell office:value-type="string" calcext:value-type="string">
            <text:p>刷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す(る)</text:p>
            <text:p/>
            <text:p>-ず(り)</text:p>
            <text:p/>
            <text:p>-ずり</text:p>
          </table:table-cell>
          <table:table-cell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number-columns-repeated="1018"/>
        </table:table-row>
        <table:table-row table:style-name="ro23">
          <table:table-cell office:value-type="float" office:value="2098" calcext:value-type="float">
            <text:p>2098</text:p>
          </table:table-cell>
          <table:table-cell office:value-type="string" calcext:value-type="string">
            <text:p>擦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す(る)</text:p>
            <text:p/>
            <text:p>す(れる)</text:p>
            <text:p/>
            <text:p>-ず(れ)</text:p>
          </table:table-cell>
          <table:table-cell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office:value-type="string" calcext:value-type="string">
            <text:p>chafe</text:p>
          </table:table-cell>
          <table:table-cell table:number-columns-repeated="1017"/>
        </table:table-row>
        <table:table-row table:style-name="ro21">
          <table:table-cell office:value-type="float" office:value="2099" calcext:value-type="float">
            <text:p>2099</text:p>
          </table:table-cell>
          <table:table-cell office:value-type="string" calcext:value-type="string">
            <text:p>摩</text:p>
          </table:table-cell>
          <table:table-cell office:value-type="string" calcext:value-type="string">
            <text:p>RUB AGAINST</text:p>
          </table:table-cell>
          <table:table-cell office:value-type="string" calcext:value-type="string">
            <text:p>マ</text:p>
          </table:table-cell>
          <table:table-cell table:style-name="ce10"/>
          <table:table-cell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number-columns-repeated="1018"/>
        </table:table-row>
        <table:table-row table:style-name="ro9">
          <table:table-cell office:value-type="float" office:value="2100" calcext:value-type="float">
            <text:p>2100</text:p>
          </table:table-cell>
          <table:table-cell office:value-type="string" calcext:value-type="string">
            <text:p>磨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みが(く)</text:p>
          </table:table-cell>
          <table:table-cell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number-columns-repeated="1018"/>
        </table:table-row>
        <table:table-row table:style-name="ro16">
          <table:table-cell office:value-type="float" office:value="2101" calcext:value-type="float">
            <text:p>2101</text:p>
          </table:table-cell>
          <table:table-cell office:value-type="string" calcext:value-type="string">
            <text:p>凹</text:p>
          </table:table-cell>
          <table:table-cell office:value-type="string" calcext:value-type="string">
            <text:p>CONCAVE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へこ(む)</text:p>
            <text:p/>
            <text:p>ぼこ</text:p>
          </table:table-cell>
          <table:table-cell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office:value-type="string" calcext:value-type="string">
            <text:p>curved inward like a sphere's inner surface</text:p>
          </table:table-cell>
          <table:table-cell table:number-columns-repeated="1017"/>
        </table:table-row>
        <table:table-row table:style-name="ro11">
          <table:table-cell office:value-type="float" office:value="2102" calcext:value-type="float">
            <text:p>2102</text:p>
          </table:table-cell>
          <table:table-cell office:value-type="string" calcext:value-type="string">
            <text:p>凸</text:p>
          </table:table-cell>
          <table:table-cell office:value-type="string" calcext:value-type="string">
            <text:p>CONVEX</text:p>
          </table:table-cell>
          <table:table-cell office:value-type="string" calcext:value-type="string">
            <text:p>トツ</text:p>
          </table:table-cell>
          <table:table-cell office:value-type="string" calcext:value-type="string">
            <text:p>でこ*</text:p>
          </table:table-cell>
          <table:table-cell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office:value-type="string" calcext:value-type="string">
            <text:p>curved outward like a sphere's outside surface</text:p>
          </table:table-cell>
          <table:table-cell table:number-columns-repeated="1017"/>
        </table:table-row>
        <table:table-row table:style-name="ro26">
          <table:table-cell office:value-type="float" office:value="2103" calcext:value-type="float">
            <text:p>2103</text:p>
          </table:table-cell>
          <table:table-cell office:value-type="string" calcext:value-type="string">
            <text:p>奉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ホウ</text:p>
            <text:p/>
            <text:p>ブ</text:p>
          </table:table-cell>
          <table:table-cell office:value-type="string" calcext:value-type="string">
            <text:p>たてまつ(る)</text:p>
          </table:table-cell>
          <table:table-cell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office:value-type="string" calcext:value-type="string">
            <text:p>offer</text:p>
          </table:table-cell>
          <table:table-cell table:number-columns-repeated="1017"/>
        </table:table-row>
        <table:table-row table:style-name="ro30">
          <table:table-cell office:value-type="float" office:value="2104" calcext:value-type="float">
            <text:p>2104</text:p>
          </table:table-cell>
          <table:table-cell office:value-type="string" calcext:value-type="string">
            <text:p>奏</text:p>
          </table:table-cell>
          <table:table-cell office:value-type="string" calcext:value-type="string">
            <text:p>PLAY MUSIC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かな(でる)</text:p>
          </table:table-cell>
          <table:table-cell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number-columns-repeated="1018"/>
        </table:table-row>
        <table:table-row table:style-name="ro60">
          <table:table-cell office:value-type="float" office:value="2105" calcext:value-type="float">
            <text:p>2105</text:p>
          </table:table-cell>
          <table:table-cell office:value-type="string" calcext:value-type="string">
            <text:p>泰</text:p>
          </table:table-cell>
          <table:table-cell office:value-type="string" calcext:value-type="string">
            <text:p>TRANQUIL</text:p>
          </table:table-cell>
          <table:table-cell office:value-type="string" calcext:value-type="string">
            <text:p>タイ</text:p>
          </table:table-cell>
          <table:table-cell table:style-name="ce10"/>
          <table:table-cell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number-columns-repeated="1018"/>
        </table:table-row>
        <table:table-row table:style-name="ro21">
          <table:table-cell office:value-type="float" office:value="2106" calcext:value-type="float">
            <text:p>2106</text:p>
          </table:table-cell>
          <table:table-cell office:value-type="string" calcext:value-type="string">
            <text:p>俸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ホウ</text:p>
          </table:table-cell>
          <table:table-cell table:style-name="ce10"/>
          <table:table-cell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number-columns-repeated="1018"/>
        </table:table-row>
        <table:table-row table:style-name="ro16">
          <table:table-cell office:value-type="float" office:value="2107" calcext:value-type="float">
            <text:p>2107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ボウ</text:p>
          </table:table-cell>
          <table:table-cell table:style-name="ce10"/>
          <table:table-cell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office:value-type="string" calcext:value-type="string">
            <text:p>stick</text:p>
          </table:table-cell>
          <table:table-cell table:number-columns-repeated="1017"/>
        </table:table-row>
        <table:table-row table:style-name="ro43">
          <table:table-cell office:value-type="float" office:value="2108" calcext:value-type="float">
            <text:p>2108</text:p>
          </table:table-cell>
          <table:table-cell office:value-type="string" calcext:value-type="string">
            <text:p>捧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ささ(げる)</text:p>
            <text:p/>
            <text:p>ささ(ぐ)</text:p>
          </table:table-cell>
          <table:table-cell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office:value-type="string" calcext:value-type="string">
            <text:p>offer respectfully</text:p>
          </table:table-cell>
          <table:table-cell table:number-columns-repeated="1017"/>
        </table:table-row>
        <table:table-row table:style-name="ro11">
          <table:table-cell office:value-type="float" office:value="2109" calcext:value-type="float">
            <text:p>2109</text:p>
          </table:table-cell>
          <table:table-cell office:value-type="string" calcext:value-type="string">
            <text:p>耐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た(える)</text:p>
          </table:table-cell>
          <table:table-cell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office:value-type="string" calcext:value-type="string">
            <text:p>endure</text:p>
          </table:table-cell>
          <table:table-cell table:number-columns-repeated="1017"/>
        </table:table-row>
        <table:table-row table:style-name="ro11">
          <table:table-cell office:value-type="float" office:value="2110" calcext:value-type="float">
            <text:p>2110</text:p>
          </table:table-cell>
          <table:table-cell office:value-type="string" calcext:value-type="string">
            <text:p>霊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レイ</text:p>
            <text:p/>
            <text:p>リョウ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office:value-type="string" calcext:value-type="string">
            <text:p>soul</text:p>
          </table:table-cell>
          <table:table-cell table:number-columns-repeated="1017"/>
        </table:table-row>
        <table:table-row table:style-name="ro23">
          <table:table-cell office:value-type="float" office:value="2111" calcext:value-type="float">
            <text:p>2111</text:p>
          </table:table-cell>
          <table:table-cell office:value-type="string" calcext:value-type="string">
            <text:p>需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ジュ</text:p>
          </table:table-cell>
          <table:table-cell table:style-name="ce10"/>
          <table:table-cell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office:value-type="string" calcext:value-type="string">
            <text:p>need</text:p>
          </table:table-cell>
          <table:table-cell table:number-columns-repeated="1017"/>
        </table:table-row>
        <table:table-row table:style-name="ro9">
          <table:table-cell office:value-type="float" office:value="2112" calcext:value-type="float">
            <text:p>2112</text:p>
          </table:table-cell>
          <table:table-cell office:value-type="string" calcext:value-type="string">
            <text:p>濡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ジュ*</text:p>
          </table:table-cell>
          <table:table-cell office:value-type="string" calcext:value-type="string">
            <text:p>ぬ(れる)</text:p>
            <text:p/>
            <text:p>ぬ(らす)</text:p>
          </table:table-cell>
          <table:table-cell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number-columns-repeated="1018"/>
        </table:table-row>
        <table:table-row table:style-name="ro24">
          <table:table-cell office:value-type="float" office:value="2113" calcext:value-type="float">
            <text:p>2113</text:p>
          </table:table-cell>
          <table:table-cell office:value-type="string" calcext:value-type="string">
            <text:p>儒</text:p>
          </table:table-cell>
          <table:table-cell office:value-type="string" calcext:value-type="string">
            <text:p>CONFUCIANISM</text:p>
          </table:table-cell>
          <table:table-cell office:value-type="string" calcext:value-type="string">
            <text:p>ジュ</text:p>
          </table:table-cell>
          <table:table-cell table:style-name="ce10"/>
          <table:table-cell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number-columns-repeated="1018"/>
        </table:table-row>
        <table:table-row table:style-name="ro28">
          <table:table-cell office:value-type="float" office:value="2114" calcext:value-type="float">
            <text:p>2114</text:p>
          </table:table-cell>
          <table:table-cell office:value-type="string" calcext:value-type="string">
            <text:p>端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は</text:p>
            <text:p/>
            <text:p>はし</text:p>
            <text:p/>
            <text:p>はた</text:p>
            <text:p/>
            <text:p>-ばた</text:p>
          </table:table-cell>
          <table:table-cell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office:value-type="string" calcext:value-type="string">
            <text:p>extremity</text:p>
          </table:table-cell>
          <table:table-cell table:number-columns-repeated="1017"/>
        </table:table-row>
        <table:table-row table:style-name="ro14">
          <table:table-cell office:value-type="float" office:value="2115" calcext:value-type="float">
            <text:p>2115</text:p>
          </table:table-cell>
          <table:table-cell office:value-type="string" calcext:value-type="string">
            <text:p>壱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イチ</text:p>
          </table:table-cell>
          <table:table-cell table:style-name="ce10"/>
          <table:table-cell office:value-type="string" calcext:value-type="string">
            <text:p>金壱万円 ・ きんいちまんえん ・ 10,000 ¥</text:p>
          </table:table-cell>
          <table:table-cell office:value-type="string" calcext:value-type="string">
            <text:p>in legal documents</text:p>
          </table:table-cell>
          <table:table-cell table:number-columns-repeated="1017"/>
        </table:table-row>
        <table:table-row table:style-name="ro4">
          <table:table-cell office:value-type="float" office:value="2116" calcext:value-type="float">
            <text:p>2116</text:p>
          </table:table-cell>
          <table:table-cell office:value-type="string" calcext:value-type="string">
            <text:p>尼</text:p>
          </table:table-cell>
          <table:table-cell office:value-type="string" calcext:value-type="string">
            <text:p>BUDDHIST NUN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あま</text:p>
          </table:table-cell>
          <table:table-cell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number-columns-repeated="1018"/>
        </table:table-row>
        <table:table-row table:style-name="ro40">
          <table:table-cell office:value-type="float" office:value="2117" calcext:value-type="float">
            <text:p>2117</text:p>
          </table:table-cell>
          <table:table-cell office:value-type="string" calcext:value-type="string">
            <text:p>泥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デイ</text:p>
          </table:table-cell>
          <table:table-cell office:value-type="string" calcext:value-type="string">
            <text:p>どろ</text:p>
          </table:table-cell>
          <table:table-cell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number-columns-repeated="1018"/>
        </table:table-row>
        <table:table-row table:style-name="ro28">
          <table:table-cell office:value-type="float" office:value="2118" calcext:value-type="float">
            <text:p>2118</text:p>
          </table:table-cell>
          <table:table-cell office:value-type="string" calcext:value-type="string">
            <text:p>漏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も(る)</text:p>
            <text:p/>
            <text:p>も(れる)</text:p>
            <text:p/>
            <text:p>も(らす)</text:p>
          </table:table-cell>
          <table:table-cell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number-columns-repeated="1018"/>
        </table:table-row>
        <table:table-row table:style-name="ro14">
          <table:table-cell office:value-type="float" office:value="2119" calcext:value-type="float">
            <text:p>2119</text:p>
          </table:table-cell>
          <table:table-cell office:value-type="string" calcext:value-type="string">
            <text:p>氾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ハン</text:p>
          </table:table-cell>
          <table:table-cell table:style-name="ce10"/>
          <table:table-cell office:value-type="string" calcext:value-type="string">
            <text:p>氾濫 ・ はんらん ・ flood, inundation, deluge; oversupply, plethora</text:p>
          </table:table-cell>
          <table:table-cell office:value-type="string" calcext:value-type="string">
            <text:p>spread out wide</text:p>
          </table:table-cell>
          <table:table-cell table:number-columns-repeated="1017"/>
        </table:table-row>
        <table:table-row table:style-name="ro12">
          <table:table-cell office:value-type="float" office:value="2120" calcext:value-type="float">
            <text:p>2120</text:p>
          </table:table-cell>
          <table:table-cell office:value-type="string" calcext:value-type="string">
            <text:p>彙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office:value-type="string" calcext:value-type="string">
            <text:p>assemblage of the same kind</text:p>
          </table:table-cell>
          <table:table-cell table:number-columns-repeated="1017"/>
        </table:table-row>
        <table:table-row table:style-name="ro40">
          <table:table-cell office:value-type="float" office:value="2121" calcext:value-type="float">
            <text:p>2121</text:p>
          </table:table-cell>
          <table:table-cell office:value-type="string" calcext:value-type="string">
            <text:p>某</text:p>
          </table:table-cell>
          <table:table-cell office:value-type="string" calcext:value-type="string">
            <text:p>A CERTAIN</text:p>
          </table:table-cell>
          <table:table-cell office:value-type="string" calcext:value-type="string">
            <text:p>ボウ</text:p>
          </table:table-cell>
          <table:table-cell table:style-name="ce10"/>
          <table:table-cell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number-columns-repeated="1018"/>
        </table:table-row>
        <table:table-row table:style-name="ro51">
          <table:table-cell office:value-type="float" office:value="2122" calcext:value-type="float">
            <text:p>2122</text:p>
          </table:table-cell>
          <table:table-cell office:value-type="string" calcext:value-type="string">
            <text:p>謀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ボウ</text:p>
            <text:p/>
            <text:p>ム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office:value-type="string" calcext:value-type="string">
            <text:p>plot</text:p>
          </table:table-cell>
          <table:table-cell table:number-columns-repeated="1017"/>
        </table:table-row>
        <table:table-row table:style-name="ro13">
          <table:table-cell office:value-type="float" office:value="2123" calcext:value-type="float">
            <text:p>2123</text:p>
          </table:table-cell>
          <table:table-cell office:value-type="string" calcext:value-type="string">
            <text:p>媒</text:p>
          </table:table-cell>
          <table:table-cell office:value-type="string" calcext:value-type="string">
            <text:p>MEDIATE</text:p>
          </table:table-cell>
          <table:table-cell office:value-type="string" calcext:value-type="string">
            <text:p>バイ</text:p>
          </table:table-cell>
          <table:table-cell table:style-name="ce10"/>
          <table:table-cell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number-columns-repeated="1018"/>
        </table:table-row>
        <table:table-row table:style-name="ro24">
          <table:table-cell office:value-type="float" office:value="2124" calcext:value-type="float">
            <text:p>2124</text:p>
          </table:table-cell>
          <table:table-cell office:value-type="string" calcext:value-type="string">
            <text:p>尉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office:value-type="string" calcext:value-type="string">
            <text:p>company …</text:p>
          </table:table-cell>
          <table:table-cell table:number-columns-repeated="1017"/>
        </table:table-row>
        <table:table-row table:style-name="ro16">
          <table:table-cell office:value-type="float" office:value="2125" calcext:value-type="float">
            <text:p>2125</text:p>
          </table:table-cell>
          <table:table-cell office:value-type="string" calcext:value-type="string">
            <text:p>慰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なぐさ(める)</text:p>
            <text:p/>
            <text:p>なぐさ(む)</text:p>
          </table:table-cell>
          <table:table-cell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office:value-type="string" calcext:value-type="string">
            <text:p>cheer up</text:p>
          </table:table-cell>
          <table:table-cell table:number-columns-repeated="1017"/>
        </table:table-row>
        <table:table-row table:style-name="ro20">
          <table:table-cell office:value-type="float" office:value="2126" calcext:value-type="float">
            <text:p>2126</text:p>
          </table:table-cell>
          <table:table-cell office:value-type="string" calcext:value-type="string">
            <text:p>酪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ラク</text:p>
          </table:table-cell>
          <table:table-cell table:style-name="ce10"/>
          <table:table-cell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number-columns-repeated="1018"/>
        </table:table-row>
        <table:table-row table:style-name="ro17">
          <table:table-cell office:value-type="float" office:value="2127" calcext:value-type="float">
            <text:p>2127</text:p>
          </table:table-cell>
          <table:table-cell office:value-type="string" calcext:value-type="string">
            <text:p>酵</text:p>
          </table:table-cell>
          <table:table-cell office:value-type="string" calcext:value-type="string">
            <text:p>FERMENT</text:p>
          </table:table-cell>
          <table:table-cell office:value-type="string" calcext:value-type="string">
            <text:p>コ</text:p>
            <text:p/>
            <text:p>コウ</text:p>
          </table:table-cell>
          <table:table-cell table:style-name="ce10"/>
          <table:table-cell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number-columns-repeated="1018"/>
        </table:table-row>
        <table:table-row table:style-name="ro14">
          <table:table-cell office:value-type="float" office:value="2128" calcext:value-type="float">
            <text:p>2128</text:p>
          </table:table-cell>
          <table:table-cell office:value-type="string" calcext:value-type="string">
            <text:p>醤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ショウ</text:p>
          </table:table-cell>
          <table:table-cell table:style-name="ce10"/>
          <table:table-cell office:value-type="string" calcext:value-type="string">
            <text:p>醤油 ・ しょうゆ ・ soy sauce</text:p>
          </table:table-cell>
          <table:table-cell office:value-type="string" calcext:value-type="string">
            <text:p>salted/fermented food</text:p>
          </table:table-cell>
          <table:table-cell table:number-columns-repeated="1017"/>
        </table:table-row>
        <table:table-row table:style-name="ro6">
          <table:table-cell office:value-type="float" office:value="2129" calcext:value-type="float">
            <text:p>2129</text:p>
          </table:table-cell>
          <table:table-cell office:value-type="string" calcext:value-type="string">
            <text:p>酢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number-columns-repeated="1018"/>
        </table:table-row>
        <table:table-row table:style-name="ro50">
          <table:table-cell office:value-type="float" office:value="2130" calcext:value-type="float">
            <text:p>2130</text:p>
          </table:table-cell>
          <table:table-cell office:value-type="string" calcext:value-type="string">
            <text:p>酎</text:p>
          </table:table-cell>
          <table:table-cell office:value-type="string" calcext:value-type="string">
            <text:p>JAPANESE DISTILLED LIQUOR</text:p>
          </table:table-cell>
          <table:table-cell office:value-type="string" calcext:value-type="string">
            <text:p>チュウ</text:p>
          </table:table-cell>
          <table:table-cell table:style-name="ce10"/>
          <table:table-cell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number-columns-repeated="1018"/>
        </table:table-row>
        <table:table-row table:style-name="ro33">
          <table:table-cell office:value-type="float" office:value="2131" calcext:value-type="float">
            <text:p>2131</text:p>
          </table:table-cell>
          <table:table-cell office:value-type="string" calcext:value-type="string">
            <text:p>酌</text:p>
          </table:table-cell>
          <table:table-cell office:value-type="string" calcext:value-type="string">
            <text:p>POUR WINE</text:p>
          </table:table-cell>
          <table:table-cell office:value-type="string" calcext:value-type="string">
            <text:p>シャク</text:p>
          </table:table-cell>
          <table:table-cell office:value-type="string" calcext:value-type="string">
            <text:p>く(む)</text:p>
          </table:table-cell>
          <table:table-cell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number-columns-repeated="1018"/>
        </table:table-row>
        <table:table-row table:style-name="ro23">
          <table:table-cell office:value-type="float" office:value="2132" calcext:value-type="float">
            <text:p>2132</text:p>
          </table:table-cell>
          <table:table-cell office:value-type="string" calcext:value-type="string">
            <text:p>釣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チョウ*</text:p>
          </table:table-cell>
          <table:table-cell office:value-type="string" calcext:value-type="string">
            <text:p>つ(る)</text:p>
            <text:p/>
            <text:p>つ.り(-)</text:p>
          </table:table-cell>
          <table:table-cell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number-columns-repeated="1018"/>
        </table:table-row>
        <table:table-row table:style-name="ro47">
          <table:table-cell office:value-type="float" office:value="2133" calcext:value-type="float">
            <text:p>2133</text:p>
          </table:table-cell>
          <table:table-cell office:value-type="string" calcext:value-type="string">
            <text:p>畜</text:p>
          </table:table-cell>
          <table:table-cell office:value-type="string" calcext:value-type="string">
            <text:p>[RAISE] LIVESTOCK</text:p>
          </table:table-cell>
          <table:table-cell office:value-type="string" calcext:value-type="string">
            <text:p>チク</text:p>
          </table:table-cell>
          <table:table-cell table:style-name="ce10"/>
          <table:table-cell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number-columns-repeated="1018"/>
        </table:table-row>
        <table:table-row table:style-name="ro51">
          <table:table-cell office:value-type="float" office:value="2134" calcext:value-type="float">
            <text:p>2134</text:p>
          </table:table-cell>
          <table:table-cell office:value-type="string" calcext:value-type="string">
            <text:p>蓄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たくわ(える)</text:p>
          </table:table-cell>
          <table:table-cell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number-columns-repeated="1018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ゲン</text:p>
          </table:table-cell>
          <table:table-cell table:style-name="ce10"/>
          <table:table-cell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office:value-type="string" calcext:value-type="string">
            <text:p>occult</text:p>
          </table:table-cell>
          <table:table-cell table:number-columns-repeated="1017"/>
        </table:table-row>
        <table:table-row table:style-name="ro42">
          <table:table-cell office:value-type="float" office:value="2136" calcext:value-type="float">
            <text:p>2136</text:p>
          </table:table-cell>
          <table:table-cell office:value-type="string" calcext:value-type="string">
            <text:p>眩</text:p>
          </table:table-cell>
          <table:table-cell office:value-type="string" calcext:value-type="string">
            <text:p>DAZZLING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くるめ(く)</text:p>
            <text:p/>
            <text:p>まばゆ(い)</text:p>
            <text:p/>
            <text:p>まぶ(しい)</text:p>
          </table:table-cell>
          <table:table-cell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office:value-type="string" calcext:value-type="string">
            <text:p>dizzying</text:p>
          </table:table-cell>
          <table:table-cell table:number-columns-repeated="1017"/>
        </table:table-row>
        <table:table-row table:style-name="ro50">
          <table:table-cell office:value-type="float" office:value="2137" calcext:value-type="float">
            <text:p>2137</text:p>
          </table:table-cell>
          <table:table-cell office:value-type="string" calcext:value-type="string">
            <text:p>呟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つぶや(く)</text:p>
          </table:table-cell>
          <table:table-cell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number-columns-repeated="1018"/>
        </table:table-row>
        <table:table-row table:style-name="ro14">
          <table:table-cell office:value-type="float" office:value="2138" calcext:value-type="float">
            <text:p>2138</text:p>
          </table:table-cell>
          <table:table-cell office:value-type="string" calcext:value-type="string">
            <text:p>囁</text:p>
          </table:table-cell>
          <table:table-cell office:value-type="string" calcext:value-type="string">
            <text:p>WHISPER</text:p>
          </table:table-cell>
          <table:table-cell/>
          <table:table-cell office:value-type="string" calcext:value-type="string">
            <text:p>ささや(く)</text:p>
          </table:table-cell>
          <table:table-cell office:value-type="string" calcext:value-type="string">
            <text:p>囁く ・ ささやく ・ [vi] whisper, murmur</text:p>
          </table:table-cell>
          <table:table-cell table:number-columns-repeated="1018"/>
        </table:table-row>
        <table:table-row table:style-name="ro7">
          <table:table-cell office:value-type="float" office:value="2139" calcext:value-type="float">
            <text:p>2139</text:p>
          </table:table-cell>
          <table:table-cell office:value-type="string" calcext:value-type="string">
            <text:p>喋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ゃべ(る)</text:p>
          </table:table-cell>
          <table:table-cell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office:value-type="string" calcext:value-type="string">
            <text:p>chant</text:p>
          </table:table-cell>
          <table:table-cell table:number-columns-repeated="1017"/>
        </table:table-row>
        <table:table-row table:style-name="ro29">
          <table:table-cell office:value-type="float" office:value="2140" calcext:value-type="float">
            <text:p>2140</text:p>
          </table:table-cell>
          <table:table-cell office:value-type="string" calcext:value-type="string">
            <text:p>喩</text:p>
          </table:table-cell>
          <table:table-cell office:value-type="string" calcext:value-type="string">
            <text:p>METAPHOR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たと(える)*</text:p>
          </table:table-cell>
          <table:table-cell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office:value-type="string" calcext:value-type="string">
            <text:p>liken</text:p>
          </table:table-cell>
          <table:table-cell table:number-columns-repeated="1017"/>
        </table:table-row>
        <table:table-row table:style-name="ro28">
          <table:table-cell office:value-type="float" office:value="2141" calcext:value-type="float">
            <text:p>2141</text:p>
          </table:table-cell>
          <table:table-cell office:value-type="string" calcext:value-type="string">
            <text:p>鬱</text:p>
          </table:table-cell>
          <table:table-cell office:value-type="string" calcext:value-type="string">
            <text:p>DEPRESSION</text:p>
            <text:p/>
            <text:p>CONGESTED</text:p>
          </table:table-cell>
          <table:table-cell office:value-type="string" calcext:value-type="string">
            <text:p>ウツ</text:p>
          </table:table-cell>
          <table:table-cell table:style-name="ce10"/>
          <table:table-cell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office:value-type="string" calcext:value-type="string">
            <text:p>gloom ・ pent up</text:p>
          </table:table-cell>
          <table:table-cell table:number-columns-repeated="1017"/>
        </table:table-row>
        <table:table-row table:style-name="ro41">
          <table:table-cell office:value-type="float" office:value="2142" calcext:value-type="float">
            <text:p>2142</text:p>
          </table:table-cell>
          <table:table-cell office:value-type="string" calcext:value-type="string">
            <text:p>弦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office:value-type="string" calcext:value-type="string">
            <text:p>of a bow / musical instrument</text:p>
          </table:table-cell>
          <table:table-cell table:number-columns-repeated="1017"/>
        </table:table-row>
        <table:table-row table:style-name="ro20">
          <table:table-cell office:value-type="float" office:value="2143" calcext:value-type="float">
            <text:p>2143</text:p>
          </table:table-cell>
          <table:table-cell office:value-type="string" calcext:value-type="string">
            <text:p>舷</text:p>
          </table:table-cell>
          <table:table-cell office:value-type="string" calcext:value-type="string">
            <text:p>GUNWALE</text:p>
          </table:table-cell>
          <table:table-cell office:value-type="string" calcext:value-type="string">
            <text:p>ゲン</text:p>
          </table:table-cell>
          <table:table-cell table:style-name="ce10"/>
          <table:table-cell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number-columns-repeated="1018"/>
        </table:table-row>
        <table:table-row table:style-name="ro59">
          <table:table-cell office:value-type="float" office:value="2144" calcext:value-type="float">
            <text:p>2144</text:p>
          </table:table-cell>
          <table:table-cell office:value-type="string" calcext:value-type="string">
            <text:p>舵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office:value-type="string" calcext:value-type="string">
            <text:p>helm</text:p>
          </table:table-cell>
          <table:table-cell table:number-columns-repeated="1017"/>
        </table:table-row>
        <table:table-row table:style-name="ro16">
          <table:table-cell office:value-type="float" office:value="2145" calcext:value-type="float">
            <text:p>2145</text:p>
          </table:table-cell>
          <table:table-cell office:value-type="string" calcext:value-type="string">
            <text:p>幻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まぼろし</text:p>
          </table:table-cell>
          <table:table-cell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office:value-type="string" calcext:value-type="string">
            <text:p>illusion</text:p>
          </table:table-cell>
          <table:table-cell table:number-columns-repeated="1017"/>
        </table:table-row>
        <table:table-row table:style-name="ro31">
          <table:table-cell office:value-type="float" office:value="2146" calcext:value-type="float">
            <text:p>2146</text:p>
          </table:table-cell>
          <table:table-cell office:value-type="string" calcext:value-type="string">
            <text:p>幽</text:p>
          </table:table-cell>
          <table:table-cell office:value-type="string" calcext:value-type="string">
            <text:p>QUIET AND SECLUDED</text:p>
          </table:table-cell>
          <table:table-cell office:value-type="string" calcext:value-type="string">
            <text:p>ユウ</text:p>
          </table:table-cell>
          <table:table-cell table:style-name="ce10"/>
          <table:table-cell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office:value-type="string" calcext:value-type="string">
            <text:p>deep hidden</text:p>
          </table:table-cell>
          <table:table-cell table:number-columns-repeated="1017"/>
        </table:table-row>
        <table:table-row table:style-name="ro23">
          <table:table-cell office:value-type="float" office:value="2147" calcext:value-type="float">
            <text:p>2147</text:p>
          </table:table-cell>
          <table:table-cell office:value-type="string" calcext:value-type="string">
            <text:p>幼</text:p>
          </table:table-cell>
          <table:table-cell office:value-type="string" calcext:value-type="string">
            <text:p>VERY YOU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おさな(い)</text:p>
          </table:table-cell>
          <table:table-cell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number-columns-repeated="1018"/>
        </table:table-row>
        <table:table-row table:style-name="ro4">
          <table:table-cell office:value-type="float" office:value="2148" calcext:value-type="float">
            <text:p>2148</text:p>
          </table:table-cell>
          <table:table-cell office:value-type="string" calcext:value-type="string">
            <text:p>稚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チ</text:p>
          </table:table-cell>
          <table:table-cell table:style-name="ce10"/>
          <table:table-cell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number-columns-repeated="1018"/>
        </table:table-row>
        <table:table-row table:style-name="ro31">
          <table:table-cell office:value-type="float" office:value="2149" calcext:value-type="float">
            <text:p>2149</text:p>
          </table:table-cell>
          <table:table-cell office:value-type="string" calcext:value-type="string">
            <text:p>維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イ</text:p>
          </table:table-cell>
          <table:table-cell table:style-name="ce10"/>
          <table:table-cell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office:value-type="string" calcext:value-type="string">
            <text:p>hold together</text:p>
          </table:table-cell>
          <table:table-cell table:number-columns-repeated="1017"/>
        </table:table-row>
        <table:table-row table:style-name="ro54">
          <table:table-cell office:value-type="float" office:value="2150" calcext:value-type="float">
            <text:p>2150</text:p>
          </table:table-cell>
          <table:table-cell office:value-type="string" calcext:value-type="string">
            <text:p>推</text:p>
          </table:table-cell>
          <table:table-cell office:value-type="string" calcext:value-type="string">
            <text:p>INFER</text:p>
            <text:p/>
            <text:p>PUSH FORWAR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お(す)</text:p>
          </table:table-cell>
          <table:table-cell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number-columns-repeated="1018"/>
        </table:table-row>
        <table:table-row table:style-name="ro17">
          <table:table-cell office:value-type="float" office:value="2151" calcext:value-type="float">
            <text:p>2151</text:p>
          </table:table-cell>
          <table:table-cell office:value-type="string" calcext:value-type="string">
            <text:p>堆</text:p>
          </table:table-cell>
          <table:table-cell office:value-type="string" calcext:value-type="string">
            <text:p>PILE UP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うずたか(い)*</text:p>
          </table:table-cell>
          <table:table-cell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number-columns-repeated="1018"/>
        </table:table-row>
        <table:table-row table:style-name="ro21">
          <table:table-cell office:value-type="float" office:value="2152" calcext:value-type="float">
            <text:p>2152</text:p>
          </table:table-cell>
          <table:table-cell office:value-type="string" calcext:value-type="string">
            <text:p>椎</text:p>
          </table:table-cell>
          <table:table-cell office:value-type="string" calcext:value-type="string">
            <text:p>SPINE</text:p>
            <text:p/>
            <text:p>CHINQUAPIN</text:p>
          </table:table-cell>
          <table:table-cell office:value-type="string" calcext:value-type="string">
            <text:p>ツイ</text:p>
          </table:table-cell>
          <table:table-cell office:value-type="string" calcext:value-type="string">
            <text:p>しい*</text:p>
          </table:table-cell>
          <table:table-cell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number-columns-repeated="1018"/>
        </table:table-row>
        <table:table-row table:style-name="ro42">
          <table:table-cell office:value-type="float" office:value="2153" calcext:value-type="float">
            <text:p>2153</text:p>
          </table:table-cell>
          <table:table-cell office:value-type="string" calcext:value-type="string">
            <text:p>脊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セキ</text:p>
          </table:table-cell>
          <table:table-cell table:style-name="ce10"/>
          <table:table-cell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number-columns-repeated="1018"/>
        </table:table-row>
        <table:table-row table:style-name="ro33">
          <table:table-cell office:value-type="float" office:value="2154" calcext:value-type="float">
            <text:p>2154</text:p>
          </table:table-cell>
          <table:table-cell office:value-type="string" calcext:value-type="string">
            <text:p>雛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スウ</text:p>
            <text:p/>
            <text:p>ジュ*</text:p>
          </table:table-cell>
          <table:table-cell office:value-type="string" calcext:value-type="string">
            <text:p>ひな</text:p>
            <text:p/>
            <text:p>ひよこ</text:p>
          </table:table-cell>
          <table:table-cell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office:value-type="string" calcext:value-type="string">
            <text:p>doll</text:p>
          </table:table-cell>
          <table:table-cell table:number-columns-repeated="1017"/>
        </table:table-row>
        <table:table-row table:style-name="ro4">
          <table:table-cell office:value-type="float" office:value="2155" calcext:value-type="float">
            <text:p>2155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だれ</text:p>
          </table:table-cell>
          <table:table-cell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number-columns-repeated="1018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唯</text:p>
          </table:table-cell>
          <table:table-cell office:value-type="string" calcext:value-type="string">
            <text:p>MERELY</text:p>
          </table:table-cell>
          <table:table-cell office:value-type="string" calcext:value-type="string">
            <text:p>ユイ</text:p>
            <text:p/>
            <text:p>イ</text:p>
          </table:table-cell>
          <table:table-cell table:style-name="ce10"/>
          <table:table-cell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office:value-type="string" calcext:value-type="string">
            <text:p>only</text:p>
          </table:table-cell>
          <table:table-cell table:number-columns-repeated="1017"/>
        </table:table-row>
        <table:table-row table:style-name="ro46">
          <table:table-cell office:value-type="float" office:value="2157" calcext:value-type="float">
            <text:p>2157</text:p>
          </table:table-cell>
          <table:table-cell office:value-type="string" calcext:value-type="string">
            <text:p>鳴</text:p>
          </table:table-cell>
          <table:table-cell office:value-type="string" calcext:value-type="string">
            <text:p>CRY</text:p>
            <text:p/>
            <text:p>SOUND</text:p>
          </table:table-cell>
          <table:table-cell office:value-type="string" calcext:value-type="string">
            <text:p>メイ</text:p>
          </table:table-cell>
          <table:table-cell office:value-type="string" calcext:value-type="string">
            <text:p>な(く)</text:p>
            <text:p/>
            <text:p>な(る)</text:p>
            <text:p/>
            <text:p>な(らす)</text:p>
          </table:table-cell>
          <table:table-cell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office:value-type="string" calcext:value-type="string">
            <text:p>chirp</text:p>
          </table:table-cell>
          <table:table-cell table:number-columns-repeated="1017"/>
        </table:table-row>
        <table:table-row table:style-name="ro14">
          <table:table-cell office:value-type="float" office:value="2158" calcext:value-type="float">
            <text:p>2158</text:p>
          </table:table-cell>
          <table:table-cell office:value-type="string" calcext:value-type="string">
            <text:p>亥</text:p>
          </table:table-cell>
          <table:table-cell office:value-type="string" calcext:value-type="string">
            <text:p>THE BOAR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亥年 ・ いどし ・ year of the boar</text:p>
            <text:p/>
            <text:p>亥の刻 ・ いのこく ・ 10 p.m.</text:p>
          </table:table-cell>
          <table:table-cell office:value-type="string" calcext:value-type="string">
            <text:p>sign of …</text:p>
          </table:table-cell>
          <table:table-cell table:number-columns-repeated="1017"/>
        </table:table-row>
        <table:table-row table:style-name="ro28">
          <table:table-cell office:value-type="float" office:value="2159" calcext:value-type="float">
            <text:p>2159</text:p>
          </table:table-cell>
          <table:table-cell office:value-type="string" calcext:value-type="string">
            <text:p>刻</text:p>
          </table:table-cell>
          <table:table-cell office:value-type="string" calcext:value-type="string">
            <text:p>ENGRAVE</text:p>
            <text:p/>
            <text:p>POINT IN TIM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きざ(む)</text:p>
            <text:p/>
            <text:p>きざ(み)</text:p>
          </table:table-cell>
          <table:table-cell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office:value-type="string" calcext:value-type="string">
            <text:p>carve</text:p>
          </table:table-cell>
          <table:table-cell table:number-columns-repeated="1017"/>
        </table:table-row>
        <table:table-row table:style-name="ro50">
          <table:table-cell office:value-type="float" office:value="2160" calcext:value-type="float">
            <text:p>2160</text:p>
          </table:table-cell>
          <table:table-cell office:value-type="string" calcext:value-type="string">
            <text:p>劾</text:p>
          </table:table-cell>
          <table:table-cell office:value-type="string" calcext:value-type="string">
            <text:p>EXPOSE CRIMES</text:p>
          </table:table-cell>
          <table:table-cell office:value-type="string" calcext:value-type="string">
            <text:p>ガイ</text:p>
          </table:table-cell>
          <table:table-cell table:style-name="ce10"/>
          <table:table-cell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number-columns-repeated="1018"/>
        </table:table-row>
        <table:table-row table:style-name="ro32">
          <table:table-cell office:value-type="float" office:value="2161" calcext:value-type="float">
            <text:p>2161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カク</text:p>
          </table:table-cell>
          <table:table-cell table:style-name="ce10"/>
          <table:table-cell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office:value-type="string" calcext:value-type="string">
            <text:p>core</text:p>
          </table:table-cell>
          <table:table-cell table:number-columns-repeated="1017"/>
        </table:table-row>
        <table:table-row table:style-name="ro4">
          <table:table-cell office:value-type="float" office:value="2162" calcext:value-type="float">
            <text:p>2162</text:p>
          </table:table-cell>
          <table:table-cell office:value-type="string" calcext:value-type="string">
            <text:p>骸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ガイ</text:p>
          </table:table-cell>
          <table:table-cell table:style-name="ce10"/>
          <table:table-cell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office:value-type="string" calcext:value-type="string">
            <text:p>skeleton</text:p>
          </table:table-cell>
          <table:table-cell table:number-columns-repeated="1017"/>
        </table:table-row>
        <table:table-row table:style-name="ro17">
          <table:table-cell office:value-type="float" office:value="2163" calcext:value-type="float">
            <text:p>2163</text:p>
          </table:table-cell>
          <table:table-cell office:value-type="string" calcext:value-type="string">
            <text:p>咳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せき</text:p>
            <text:p/>
            <text:p>せ(く)</text:p>
          </table:table-cell>
          <table:table-cell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number-columns-repeated="1018"/>
        </table:table-row>
        <table:table-row table:style-name="ro12">
          <table:table-cell office:value-type="float" office:value="2164" calcext:value-type="float">
            <text:p>2164</text:p>
          </table:table-cell>
          <table:table-cell office:value-type="string" calcext:value-type="string">
            <text:p>該</text:p>
          </table:table-cell>
          <table:table-cell office:value-type="string" calcext:value-type="string">
            <text:p>CORRESPOND TO</text:p>
          </table:table-cell>
          <table:table-cell office:value-type="string" calcext:value-type="string">
            <text:p>ガイ</text:p>
          </table:table-cell>
          <table:table-cell table:style-name="ce10"/>
          <table:table-cell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number-columns-repeated="1018"/>
        </table:table-row>
        <table:table-row table:style-name="ro28">
          <table:table-cell office:value-type="float" office:value="2165" calcext:value-type="float">
            <text:p>2165</text:p>
          </table:table-cell>
          <table:table-cell office:value-type="string" calcext:value-type="string">
            <text:p>診</text:p>
          </table:table-cell>
          <table:table-cell office:value-type="string" calcext:value-type="string">
            <text:p>EXAMINE A PATIEN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み(る)</text:p>
          </table:table-cell>
          <table:table-cell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number-columns-repeated="1018"/>
        </table:table-row>
        <table:table-row table:style-name="ro72">
          <table:table-cell office:value-type="float" office:value="2166" calcext:value-type="float">
            <text:p>2166</text:p>
          </table:table-cell>
          <table:table-cell office:value-type="string" calcext:value-type="string">
            <text:p>珍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めずら(しい)</text:p>
          </table:table-cell>
          <table:table-cell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office:value-type="string" calcext:value-type="string">
            <text:p>curious</text:p>
          </table:table-cell>
          <table:table-cell table:number-columns-repeated="1017"/>
        </table:table-row>
        <table:table-row table:style-name="ro29">
          <table:table-cell office:value-type="float" office:value="2167" calcext:value-type="float">
            <text:p>2167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かわら</text:p>
          </table:table-cell>
          <table:table-cell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office:value-type="string" calcext:value-type="string">
            <text:p>brick</text:p>
          </table:table-cell>
          <table:table-cell table:number-columns-repeated="1017"/>
        </table:table-row>
        <table:table-row table:style-name="ro26">
          <table:table-cell office:value-type="float" office:value="2168" calcext:value-type="float">
            <text:p>2168</text:p>
          </table:table-cell>
          <table:table-cell office:value-type="string" calcext:value-type="string">
            <text:p>併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あわ(せる)</text:p>
          </table:table-cell>
          <table:table-cell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number-columns-repeated="1018"/>
        </table:table-row>
        <table:table-row table:style-name="ro20">
          <table:table-cell office:value-type="float" office:value="2169" calcext:value-type="float">
            <text:p>2169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ビン</text:p>
          </table:table-cell>
          <table:table-cell table:style-name="ce10"/>
          <table:table-cell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office:value-type="string" calcext:value-type="string">
            <text:p>jar</text:p>
          </table:table-cell>
          <table:table-cell table:number-columns-repeated="1017"/>
        </table:table-row>
        <table:table-row table:style-name="ro58">
          <table:table-cell office:value-type="float" office:value="2170" calcext:value-type="float">
            <text:p>2170</text:p>
          </table:table-cell>
          <table:table-cell office:value-type="string" calcext:value-type="string">
            <text:p>屏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ビョウ</text:p>
            <text:p/>
            <text:p>ヘイ</text:p>
          </table:table-cell>
          <table:table-cell table:style-name="ce10"/>
          <table:table-cell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office:value-type="string" calcext:value-type="string">
            <text:p>folding screen</text:p>
          </table:table-cell>
          <table:table-cell table:number-columns-repeated="1017"/>
        </table:table-row>
        <table:table-row table:style-name="ro38">
          <table:table-cell office:value-type="float" office:value="2171" calcext:value-type="float">
            <text:p>2171</text:p>
          </table:table-cell>
          <table:table-cell office:value-type="string" calcext:value-type="string">
            <text:p>塀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ヘイ</text:p>
          </table:table-cell>
          <table:table-cell table:style-name="ce10"/>
          <table:table-cell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office:value-type="string" calcext:value-type="string">
            <text:p>wall</text:p>
          </table:table-cell>
          <table:table-cell table:number-columns-repeated="1017"/>
        </table:table-row>
        <table:table-row table:style-name="ro23">
          <table:table-cell office:value-type="float" office:value="2172" calcext:value-type="float">
            <text:p>2172</text:p>
          </table:table-cell>
          <table:table-cell office:value-type="string" calcext:value-type="string">
            <text:p>餅</text:p>
          </table:table-cell>
          <table:table-cell office:value-type="string" calcext:value-type="string">
            <text:p>RICE CAK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もち</text:p>
          </table:table-cell>
          <table:table-cell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number-columns-repeated="1018"/>
        </table:table-row>
        <table:table-row table:style-name="ro46">
          <table:table-cell office:value-type="float" office:value="2173" calcext:value-type="float">
            <text:p>2173</text:p>
          </table:table-cell>
          <table:table-cell office:value-type="string" calcext:value-type="string">
            <text:p>餌</text:p>
          </table:table-cell>
          <table:table-cell office:value-type="string" calcext:value-type="string">
            <text:p>FEED</text:p>
            <text:p/>
            <text:p>BAIT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え</text:p>
            <text:p/>
            <text:p>えさ</text:p>
          </table:table-cell>
          <table:table-cell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number-columns-repeated="1018"/>
        </table:table-row>
        <table:table-row table:style-name="ro16">
          <table:table-cell office:value-type="float" office:value="2174" calcext:value-type="float">
            <text:p>2174</text:p>
          </table:table-cell>
          <table:table-cell office:value-type="string" calcext:value-type="string">
            <text:p>呑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の(む)</text:p>
          </table:table-cell>
          <table:table-cell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office:value-type="string" calcext:value-type="string">
            <text:p>gulp</text:p>
          </table:table-cell>
          <table:table-cell table:number-columns-repeated="1017"/>
        </table:table-row>
        <table:table-row table:style-name="ro15">
          <table:table-cell office:value-type="float" office:value="2175" calcext:value-type="float">
            <text:p>2175</text:p>
          </table:table-cell>
          <table:table-cell office:value-type="string" calcext:value-type="string">
            <text:p>沃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ヨク</text:p>
          </table:table-cell>
          <table:table-cell table:style-name="ce10"/>
          <table:table-cell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number-columns-repeated="1018"/>
        </table:table-row>
        <table:table-row table:style-name="ro41">
          <table:table-cell office:value-type="float" office:value="2176" calcext:value-type="float">
            <text:p>2176</text:p>
          </table:table-cell>
          <table:table-cell office:value-type="string" calcext:value-type="string">
            <text:p>妖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あや(しい)</text:p>
          </table:table-cell>
          <table:table-cell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number-columns-repeated="1018"/>
        </table:table-row>
        <table:table-row table:style-name="ro46">
          <table:table-cell office:value-type="float" office:value="2177" calcext:value-type="float">
            <text:p>2177</text:p>
          </table:table-cell>
          <table:table-cell office:value-type="string" calcext:value-type="string">
            <text:p>呪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のろ(う)</text:p>
            <text:p/>
            <text:p>まじな(う)*</text:p>
          </table:table-cell>
          <table:table-cell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office:value-type="string" calcext:value-type="string">
            <text:p>curse</text:p>
          </table:table-cell>
          <table:table-cell table:number-columns-repeated="1017"/>
        </table:table-row>
        <table:table-row table:style-name="ro28">
          <table:table-cell office:value-type="float" office:value="2178" calcext:value-type="float">
            <text:p>2178</text:p>
          </table:table-cell>
          <table:table-cell office:value-type="string" calcext:value-type="string">
            <text:p>艶</text:p>
          </table:table-cell>
          <table:table-cell office:value-type="string" calcext:value-type="string">
            <text:p>CHARMING</text:p>
            <text:p/>
            <text:p>ROMANC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つや</text:p>
            <text:p/>
            <text:p>なま(めかしい)*</text:p>
            <text:p/>
            <text:p>あで(やか)*</text:p>
          </table:table-cell>
          <table:table-cell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office:value-type="string" calcext:value-type="string">
            <text:p>voluptuous; glossy</text:p>
          </table:table-cell>
          <table:table-cell table:number-columns-repeated="1017"/>
        </table:table-row>
        <table:table-row table:style-name="ro23">
          <table:table-cell office:value-type="float" office:value="2179" calcext:value-type="float">
            <text:p>2179</text:p>
          </table:table-cell>
          <table:table-cell office:value-type="string" calcext:value-type="string">
            <text:p>慈</text:p>
          </table:table-cell>
          <table:table-cell office:value-type="string" calcext:value-type="string">
            <text:p>AFFECTIONAT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いつく(しむ)</text:p>
          </table:table-cell>
          <table:table-cell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office:value-type="string" calcext:value-type="string">
            <text:p>compassionate</text:p>
          </table:table-cell>
          <table:table-cell table:number-columns-repeated="1017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滋</text:p>
          </table:table-cell>
          <table:table-cell office:value-type="string" calcext:value-type="string">
            <text:p>NOURISH</text:p>
          </table:table-cell>
          <table:table-cell office:value-type="string" calcext:value-type="string">
            <text:p>ジ</text:p>
          </table:table-cell>
          <table:table-cell table:style-name="ce10"/>
          <table:table-cell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number-columns-repeated="1018"/>
        </table:table-row>
        <table:table-row table:style-name="ro29">
          <table:table-cell office:value-type="float" office:value="2181" calcext:value-type="float">
            <text:p>2181</text:p>
          </table:table-cell>
          <table:table-cell office:value-type="string" calcext:value-type="string">
            <text:p>磁</text:p>
          </table:table-cell>
          <table:table-cell office:value-type="string" calcext:value-type="string">
            <text:p>MAGNETISM</text:p>
          </table:table-cell>
          <table:table-cell office:value-type="string" calcext:value-type="string">
            <text:p>ジ</text:p>
          </table:table-cell>
          <table:table-cell table:style-name="ce10"/>
          <table:table-cell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number-columns-repeated="1018"/>
        </table:table-row>
        <table:table-row table:style-name="ro33">
          <table:table-cell office:value-type="float" office:value="2182" calcext:value-type="float">
            <text:p>2182</text:p>
          </table:table-cell>
          <table:table-cell office:value-type="string" calcext:value-type="string">
            <text:p>擁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ヨウ</text:p>
          </table:table-cell>
          <table:table-cell table:style-name="ce10"/>
          <table:table-cell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office:value-type="string" calcext:value-type="string">
            <text:p>protect</text:p>
          </table:table-cell>
          <table:table-cell table:number-columns-repeated="1017"/>
        </table:table-row>
        <table:table-row table:style-name="ro23">
          <table:table-cell office:value-type="float" office:value="2183" calcext:value-type="float">
            <text:p>2183</text:p>
          </table:table-cell>
          <table:table-cell office:value-type="string" calcext:value-type="string">
            <text:p>腐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(-)くさ(る)</text:p>
            <text:p/>
            <text:p>くさ(れる)</text:p>
            <text:p/>
            <text:p>くさ(れ)</text:p>
            <text:p/>
            <text:p>くさ(らす)</text:p>
          </table:table-cell>
          <table:table-cell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office:value-type="string" calcext:value-type="string">
            <text:p>decay</text:p>
          </table:table-cell>
          <table:table-cell table:number-columns-repeated="1017"/>
        </table:table-row>
        <table:table-row table:style-name="ro23">
          <table:table-cell office:value-type="float" office:value="2184" calcext:value-type="float">
            <text:p>2184</text:p>
          </table:table-cell>
          <table:table-cell office:value-type="string" calcext:value-type="string">
            <text:p>芯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シン</text:p>
          </table:table-cell>
          <table:table-cell table:style-name="ce10"/>
          <table:table-cell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office:value-type="string" calcext:value-type="string">
            <text:p>wick</text:p>
          </table:table-cell>
          <table:table-cell table:number-columns-repeated="1017"/>
        </table:table-row>
        <table:table-row table:style-name="ro24">
          <table:table-cell office:value-type="float" office:value="2185" calcext:value-type="float">
            <text:p>2185</text:p>
          </table:table-cell>
          <table:table-cell office:value-type="string" calcext:value-type="string">
            <text:p>蒔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ま(く)</text:p>
          </table:table-cell>
          <table:table-cell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office:value-type="string" calcext:value-type="string">
            <text:p>scatter</text:p>
          </table:table-cell>
          <table:table-cell table:number-columns-repeated="1017"/>
        </table:table-row>
        <table:table-row table:style-name="ro34">
          <table:table-cell office:value-type="float" office:value="2186" calcext:value-type="float">
            <text:p>2186</text:p>
          </table:table-cell>
          <table:table-cell office:value-type="string" calcext:value-type="string">
            <text:p>撒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サン</text:p>
            <text:p/>
            <text:p>サツ</text:p>
          </table:table-cell>
          <table:table-cell office:value-type="string" calcext:value-type="string">
            <text:p>ま(く)</text:p>
          </table:table-cell>
          <table:table-cell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number-columns-repeated="1018"/>
        </table:table-row>
        <table:table-row table:style-name="ro41">
          <table:table-cell office:value-type="float" office:value="2187" calcext:value-type="float">
            <text:p>2187</text:p>
          </table:table-cell>
          <table:table-cell office:value-type="string" calcext:value-type="string">
            <text:p>撤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テツ</text:p>
          </table:table-cell>
          <table:table-cell table:style-name="ce10"/>
          <table:table-cell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number-columns-repeated="1018"/>
        </table:table-row>
        <table:table-row table:style-name="ro41">
          <table:table-cell office:value-type="float" office:value="2188" calcext:value-type="float">
            <text:p>2188</text:p>
          </table:table-cell>
          <table:table-cell office:value-type="string" calcext:value-type="string">
            <text:p>徹</text:p>
          </table:table-cell>
          <table:table-cell office:value-type="string" calcext:value-type="string">
            <text:p>GO THROUGH [with]</text:p>
          </table:table-cell>
          <table:table-cell office:value-type="string" calcext:value-type="string">
            <text:p>テツ</text:p>
          </table:table-cell>
          <table:table-cell table:style-name="ce10"/>
          <table:table-cell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number-columns-repeated="1018"/>
        </table:table-row>
        <table:table-row table:style-name="ro40">
          <table:table-cell office:value-type="float" office:value="2189" calcext:value-type="float">
            <text:p>2189</text:p>
          </table:table-cell>
          <table:table-cell office:value-type="string" calcext:value-type="string">
            <text:p>微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かす(か)*</text:p>
          </table:table-cell>
          <table:table-cell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office:value-type="string" calcext:value-type="string">
            <text:p>minute</text:p>
          </table:table-cell>
          <table:table-cell table:number-columns-repeated="1017"/>
        </table:table-row>
        <table:table-row table:style-name="ro36">
          <table:table-cell office:value-type="float" office:value="2190" calcext:value-type="float">
            <text:p>2190</text:p>
          </table:table-cell>
          <table:table-cell office:value-type="string" calcext:value-type="string">
            <text:p>徴</text:p>
          </table:table-cell>
          <table:table-cell office:value-type="string" calcext:value-type="string">
            <text:p>LEVY</text:p>
            <text:p/>
            <text:p>SIGN</text:p>
          </table:table-cell>
          <table:table-cell office:value-type="string" calcext:value-type="string">
            <text:p>チョウ</text:p>
          </table:table-cell>
          <table:table-cell table:style-name="ce10"/>
          <table:table-cell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office:value-type="string" calcext:value-type="string">
            <text:p>impose ・ symptom</text:p>
          </table:table-cell>
          <table:table-cell table:number-columns-repeated="1017"/>
        </table:table-row>
        <table:table-row table:style-name="ro10">
          <table:table-cell office:value-type="float" office:value="2191" calcext:value-type="float">
            <text:p>2191</text:p>
          </table:table-cell>
          <table:table-cell office:value-type="string" calcext:value-type="string">
            <text:p>懲</text:p>
          </table:table-cell>
          <table:table-cell office:value-type="string" calcext:value-type="string">
            <text:p>CHASTIS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こ(りる)</text:p>
            <text:p/>
            <text:p>こ(らす)</text:p>
            <text:p/>
            <text:p>こ(らしめる)</text:p>
          </table:table-cell>
          <table:table-cell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number-columns-repeated="1018"/>
        </table:table-row>
        <table:table-row table:style-name="ro76">
          <table:table-cell office:value-type="float" office:value="2192" calcext:value-type="float">
            <text:p>2192</text:p>
          </table:table-cell>
          <table:table-cell office:value-type="string" calcext:value-type="string">
            <text:p>殆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ほとん(ど)</text:p>
            <text:p/>
            <text:p>ほとほと</text:p>
          </table:table-cell>
          <table:table-cell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office:value-type="string" calcext:value-type="string">
            <text:p>quite, really</text:p>
          </table:table-cell>
          <table:table-cell table:number-columns-repeated="1017"/>
        </table:table-row>
        <table:table-row table:style-name="ro42">
          <table:table-cell office:value-type="float" office:value="2193" calcext:value-type="float">
            <text:p>2193</text:p>
          </table:table-cell>
          <table:table-cell office:value-type="string" calcext:value-type="string">
            <text:p>后</text:p>
          </table:table-cell>
          <table:table-cell office:value-type="string" calcext:value-type="string">
            <text:p>EMPRESS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number-columns-repeated="1018"/>
        </table:table-row>
        <table:table-row table:style-name="ro4">
          <table:table-cell office:value-type="float" office:value="2194" calcext:value-type="float">
            <text:p>2194</text:p>
          </table:table-cell>
          <table:table-cell office:value-type="string" calcext:value-type="string">
            <text:p>垢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ク</text:p>
            <text:p/>
            <text:p>コウ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number-columns-repeated="1018"/>
        </table:table-row>
        <table:table-row table:style-name="ro24">
          <table:table-cell office:value-type="float" office:value="2195" calcext:value-type="float">
            <text:p>2195</text:p>
          </table:table-cell>
          <table:table-cell office:value-type="string" calcext:value-type="string">
            <text:p>妃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ヒ</text:p>
          </table:table-cell>
          <table:table-cell table:style-name="ce10"/>
          <table:table-cell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office:value-type="string" calcext:value-type="string">
            <text:p>married …</text:p>
          </table:table-cell>
          <table:table-cell table:number-columns-repeated="1017"/>
        </table:table-row>
        <table:table-row table:style-name="ro66">
          <table:table-cell office:value-type="float" office:value="2196" calcext:value-type="float">
            <text:p>2196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DAUGHTER OF NOBLE BIRTH</text:p>
          </table:table-cell>
          <table:table-cell/>
          <table:table-cell office:value-type="string" calcext:value-type="string">
            <text:p>ひめ(-)</text:p>
          </table:table-cell>
          <table:table-cell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number-columns-repeated="1018"/>
        </table:table-row>
        <table:table-row table:style-name="ro16">
          <table:table-cell office:value-type="float" office:value="2197" calcext:value-type="float">
            <text:p>2197</text:p>
          </table:table-cell>
          <table:table-cell office:value-type="string" calcext:value-type="string">
            <text:p>如</text:p>
          </table:table-cell>
          <table:table-cell office:value-type="string" calcext:value-type="string">
            <text:p>AS [if]</text:p>
          </table:table-cell>
          <table:table-cell office:value-type="string" calcext:value-type="string">
            <text:p>ジョ</text:p>
            <text:p/>
            <text:p>ニョ</text:p>
          </table:table-cell>
          <table:table-cell office:value-type="string" calcext:value-type="string">
            <text:p>ごと(し)*</text:p>
          </table:table-cell>
          <table:table-cell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office:value-type="string" calcext:value-type="string">
            <text:p>like</text:p>
          </table:table-cell>
          <table:table-cell table:number-columns-repeated="1017"/>
        </table:table-row>
        <table:table-row table:style-name="ro14">
          <table:table-cell office:value-type="float" office:value="2198" calcext:value-type="float">
            <text:p>2198</text:p>
          </table:table-cell>
          <table:table-cell office:value-type="string" calcext:value-type="string">
            <text:p>茹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ゆ(でる)</text:p>
            <text:p/>
            <text:p>う(でる)</text:p>
          </table:table-cell>
          <table:table-cell office:value-type="string" calcext:value-type="string">
            <text:p>茹でる ・ ゆでる ・ [vt] boil</text:p>
            <text:p/>
            <text:p>茹で卵 ・ ゆでたまご ・ boiled egg</text:p>
          </table:table-cell>
          <table:table-cell office:value-type="string" calcext:value-type="string">
            <text:p>seethe</text:p>
          </table:table-cell>
          <table:table-cell table:number-columns-repeated="1017"/>
        </table:table-row>
        <table:table-row table:style-name="ro6">
          <table:table-cell office:value-type="float" office:value="2199" calcext:value-type="float">
            <text:p>2199</text:p>
          </table:table-cell>
          <table:table-cell office:value-type="string" calcext:value-type="string">
            <text:p>婿</text:p>
          </table:table-cell>
          <table:table-cell office:value-type="string" calcext:value-type="string">
            <text:p>SON-IN-LAW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むこ</text:p>
          </table:table-cell>
          <table:table-cell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number-columns-repeated="1018"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DAUGHTER</text:p>
            <text:p/>
            <text:p>GIRL</text:p>
          </table:table-cell>
          <table:table-cell/>
          <table:table-cell office:value-type="string" calcext:value-type="string">
            <text:p>むすめ</text:p>
          </table:table-cell>
          <table:table-cell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number-columns-repeated="1018"/>
        </table:table-row>
        <table:table-row table:style-name="ro28">
          <table:table-cell office:value-type="float" office:value="2201" calcext:value-type="float">
            <text:p>2201</text:p>
          </table:table-cell>
          <table:table-cell office:value-type="string" calcext:value-type="string">
            <text:p>嫁</text:p>
          </table:table-cell>
          <table:table-cell office:value-type="string" calcext:value-type="string">
            <text:p>WED A MAN</text:p>
            <text:p/>
            <text:p>BRID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よめ</text:p>
            <text:p/>
            <text:p>とつ(ぐ)</text:p>
          </table:table-cell>
          <table:table-cell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number-columns-repeated="1018"/>
        </table:table-row>
        <table:table-row table:style-name="ro28">
          <table:table-cell office:value-type="float" office:value="2202" calcext:value-type="float">
            <text:p>2202</text:p>
          </table:table-cell>
          <table:table-cell office:value-type="string" calcext:value-type="string">
            <text:p>稼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せ(ぐ)</text:p>
          </table:table-cell>
          <table:table-cell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office:value-type="string" calcext:value-type="string">
            <text:p>… for a living</text:p>
          </table:table-cell>
          <table:table-cell table:number-columns-repeated="1017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string" calcext:value-type="string">
            <text:p>塚</text:p>
          </table:table-cell>
          <table:table-cell office:value-type="string" calcext:value-type="string">
            <text:p>MOUND</text:p>
          </table:table-cell>
          <table:table-cell/>
          <table:table-cell office:value-type="string" calcext:value-type="string">
            <text:p>つか</text:p>
            <text:p/>
            <text:p>-づか</text:p>
          </table:table-cell>
          <table:table-cell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office:value-type="string" calcext:value-type="string">
            <text:p>hillock</text:p>
          </table:table-cell>
          <table:table-cell table:number-columns-repeated="1017"/>
        </table:table-row>
        <table:table-row table:style-name="ro16">
          <table:table-cell office:value-type="float" office:value="2204" calcext:value-type="float">
            <text:p>2204</text:p>
          </table:table-cell>
          <table:table-cell office:value-type="string" calcext:value-type="string">
            <text:p>豪</text:p>
          </table:table-cell>
          <table:table-cell office:value-type="string" calcext:value-type="string">
            <text:p>GREAT MAN</text:p>
            <text:p/>
            <text:p>MAGNIFICENT</text:p>
          </table:table-cell>
          <table:table-cell office:value-type="string" calcext:value-type="string">
            <text:p>ゴウ</text:p>
          </table:table-cell>
          <table:table-cell table:style-name="ce10"/>
          <table:table-cell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number-columns-repeated="1018"/>
        </table:table-row>
        <table:table-row table:style-name="ro21">
          <table:table-cell office:value-type="float" office:value="2205" calcext:value-type="float">
            <text:p>2205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IGNORANCE</text:p>
            <text:p/>
            <text:p>PHONETIC [MŌ]</text:p>
          </table:table-cell>
          <table:table-cell office:value-type="string" calcext:value-type="string">
            <text:p>モウ</text:p>
          </table:table-cell>
          <table:table-cell table:style-name="ce10"/>
          <table:table-cell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office:value-type="string" calcext:value-type="string">
            <text:p>darkness</text:p>
          </table:table-cell>
          <table:table-cell table:number-columns-repeated="1017"/>
        </table:table-row>
        <table:table-row table:style-name="ro15">
          <table:table-cell office:value-type="float" office:value="2206" calcext:value-type="float">
            <text:p>2206</text:p>
          </table:table-cell>
          <table:table-cell office:value-type="string" calcext:value-type="string">
            <text:p>墾</text:p>
          </table:table-cell>
          <table:table-cell office:value-type="string" calcext:value-type="string">
            <text:p>CLEAR LAND FOR FARMING</text:p>
          </table:table-cell>
          <table:table-cell office:value-type="string" calcext:value-type="string">
            <text:p>コン</text:p>
          </table:table-cell>
          <table:table-cell table:style-name="ce10"/>
          <table:table-cell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office:value-type="string" calcext:value-type="string">
            <text:p>clear land for farming</text:p>
          </table:table-cell>
          <table:table-cell table:number-columns-repeated="1017"/>
        </table:table-row>
        <table:table-row table:style-name="ro26">
          <table:table-cell office:value-type="float" office:value="2207" calcext:value-type="float">
            <text:p>2207</text:p>
          </table:table-cell>
          <table:table-cell office:value-type="string" calcext:value-type="string">
            <text:p>懇</text:p>
          </table:table-cell>
          <table:table-cell office:value-type="string" calcext:value-type="string">
            <text:p>FAMILIAR</text:p>
            <text:p/>
            <text:p>EARNEST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ねんご(ろ)</text:p>
          </table:table-cell>
          <table:table-cell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office:value-type="string" calcext:value-type="string">
            <text:p>intimate</text:p>
          </table:table-cell>
          <table:table-cell table:number-columns-repeated="1017"/>
        </table:table-row>
        <table:table-row table:style-name="ro38">
          <table:table-cell office:value-type="float" office:value="2208" calcext:value-type="float">
            <text:p>2208</text:p>
          </table:table-cell>
          <table:table-cell office:value-type="string" calcext:value-type="string">
            <text:p>貌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ボウ</text:p>
          </table:table-cell>
          <table:table-cell table:style-name="ce10"/>
          <table:table-cell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office:value-type="string" calcext:value-type="string">
            <text:p>form</text:p>
          </table:table-cell>
          <table:table-cell table:number-columns-repeated="1017"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string" calcext:value-type="string">
            <text:p>逐</text:p>
          </table:table-cell>
          <table:table-cell office:value-type="string" calcext:value-type="string">
            <text:p>DRIVE OUT</text:p>
            <text:p/>
            <text:p>ONE BY ONE</text:p>
          </table:table-cell>
          <table:table-cell office:value-type="string" calcext:value-type="string">
            <text:p>チク</text:p>
          </table:table-cell>
          <table:table-cell table:style-name="ce10"/>
          <table:table-cell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number-columns-repeated="1018"/>
        </table:table-row>
        <table:table-row table:style-name="ro51">
          <table:table-cell office:value-type="float" office:value="2210" calcext:value-type="float">
            <text:p>2210</text:p>
          </table:table-cell>
          <table:table-cell office:value-type="string" calcext:value-type="string">
            <text:p>遂</text:p>
          </table:table-cell>
          <table:table-cell office:value-type="string" calcext:value-type="string">
            <text:p>ACCOMPLISH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と(げる)</text:p>
            <text:p/>
            <text:p>つい(に)*</text:p>
          </table:table-cell>
          <table:table-cell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office:value-type="string" calcext:value-type="string">
            <text:p>carry out</text:p>
          </table:table-cell>
          <table:table-cell table:number-columns-repeated="1017"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string" calcext:value-type="string">
            <text:p>墜</text:p>
          </table:table-cell>
          <table:table-cell office:value-type="string" calcext:value-type="string">
            <text:p>DROP DOWN</text:p>
          </table:table-cell>
          <table:table-cell office:value-type="string" calcext:value-type="string">
            <text:p>ツイ</text:p>
          </table:table-cell>
          <table:table-cell table:style-name="ce10"/>
          <table:table-cell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number-columns-repeated="1018"/>
        </table:table-row>
        <table:table-row table:style-name="ro58">
          <table:table-cell office:value-type="float" office:value="2212" calcext:value-type="float">
            <text:p>2212</text:p>
          </table:table-cell>
          <table:table-cell office:value-type="string" calcext:value-type="string">
            <text:p>堕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ダ</text:p>
          </table:table-cell>
          <table:table-cell table:style-name="ce10"/>
          <table:table-cell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office:value-type="string" calcext:value-type="string">
            <text:p>descend</text:p>
          </table:table-cell>
          <table:table-cell table:number-columns-repeated="1017"/>
        </table:table-row>
        <table:table-row table:style-name="ro23">
          <table:table-cell office:value-type="float" office:value="2213" calcext:value-type="float">
            <text:p>2213</text:p>
          </table:table-cell>
          <table:table-cell office:value-type="string" calcext:value-type="string">
            <text:p>随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ズイ</text:p>
          </table:table-cell>
          <table:table-cell table:style-name="ce10"/>
          <table:table-cell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number-columns-repeated="1018"/>
        </table:table-row>
        <table:table-row table:style-name="ro9">
          <table:table-cell office:value-type="float" office:value="2214" calcext:value-type="float">
            <text:p>2214</text:p>
          </table:table-cell>
          <table:table-cell office:value-type="string" calcext:value-type="string">
            <text:p>附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フ</text:p>
          </table:table-cell>
          <table:table-cell table:style-name="ce10"/>
          <table:table-cell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office:value-type="string" calcext:value-type="string">
            <text:p>be attached to, hand over</text:p>
          </table:table-cell>
          <table:table-cell table:number-columns-repeated="1017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string" calcext:value-type="string">
            <text:p>髄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ズイ</text:p>
          </table:table-cell>
          <table:table-cell table:style-name="ce10"/>
          <table:table-cell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number-columns-repeated="1018"/>
        </table:table-row>
        <table:table-row table:style-name="ro10">
          <table:table-cell office:value-type="float" office:value="2216" calcext:value-type="float">
            <text:p>2216</text:p>
          </table:table-cell>
          <table:table-cell office:value-type="string" calcext:value-type="string">
            <text:p>怠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おこた(る)</text:p>
            <text:p/>
            <text:p>なま(ける)</text:p>
          </table:table-cell>
          <table:table-cell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office:value-type="string" calcext:value-type="string">
            <text:p>remiss</text:p>
          </table:table-cell>
          <table:table-cell table:number-columns-repeated="1017"/>
        </table:table-row>
        <table:table-row table:style-name="ro33">
          <table:table-cell office:value-type="float" office:value="2217" calcext:value-type="float">
            <text:p>2217</text:p>
          </table:table-cell>
          <table:table-cell office:value-type="string" calcext:value-type="string">
            <text:p>惰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ダ</text:p>
          </table:table-cell>
          <table:table-cell table:style-name="ce10"/>
          <table:table-cell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number-columns-repeated="1018"/>
        </table:table-row>
        <table:table-row table:style-name="ro31">
          <table:table-cell office:value-type="float" office:value="2218" calcext:value-type="float">
            <text:p>2218</text:p>
          </table:table-cell>
          <table:table-cell office:value-type="string" calcext:value-type="string">
            <text:p>佐</text:p>
          </table:table-cell>
          <table:table-cell office:value-type="string" calcext:value-type="string">
            <text:p>ASSIST</text:p>
            <text:p/>
            <text:p>FIELD OFFICER</text:p>
          </table:table-cell>
          <table:table-cell office:value-type="string" calcext:value-type="string">
            <text:p>サ</text:p>
          </table:table-cell>
          <table:table-cell table:style-name="ce10"/>
          <table:table-cell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number-columns-repeated="1018"/>
        </table:table-row>
        <table:table-row table:style-name="ro29">
          <table:table-cell office:value-type="float" office:value="2219" calcext:value-type="float">
            <text:p>2219</text:p>
          </table:table-cell>
          <table:table-cell office:value-type="string" calcext:value-type="string">
            <text:p>玩</text:p>
          </table:table-cell>
          <table:table-cell office:value-type="string" calcext:value-type="string">
            <text:p>PLAY WITH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もてあそ(ぶ)*</text:p>
          </table:table-cell>
          <table:table-cell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number-columns-repeated="1018"/>
        </table:table-row>
        <table:table-row table:style-name="ro33">
          <table:table-cell office:value-type="float" office:value="2220" calcext:value-type="float">
            <text:p>2220</text:p>
          </table:table-cell>
          <table:table-cell office:value-type="string" calcext:value-type="string">
            <text:p>弄</text:p>
          </table:table-cell>
          <table:table-cell office:value-type="string" calcext:value-type="string">
            <text:p>PLAY WITH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もてあそ(ぶ)</text:p>
          </table:table-cell>
          <table:table-cell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number-columns-repeated="1018"/>
        </table:table-row>
        <table:table-row table:style-name="ro36">
          <table:table-cell office:value-type="float" office:value="2221" calcext:value-type="float">
            <text:p>2221</text:p>
          </table:table-cell>
          <table:table-cell office:value-type="string" calcext:value-type="string">
            <text:p>嘲</text:p>
          </table:table-cell>
          <table:table-cell office:value-type="string" calcext:value-type="string">
            <text:p>RIDICUL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あざけ(る)</text:p>
          </table:table-cell>
          <table:table-cell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number-columns-repeated="1018"/>
        </table:table-row>
        <table:table-row table:style-name="ro57">
          <table:table-cell office:value-type="float" office:value="2222" calcext:value-type="float">
            <text:p>2222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ホン</text:p>
          </table:table-cell>
          <table:table-cell table:style-name="ce10"/>
          <table:table-cell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office:value-type="string" calcext:value-type="string">
            <text:p>run</text:p>
          </table:table-cell>
          <table:table-cell table:number-columns-repeated="1017"/>
        </table:table-row>
        <table:table-row table:style-name="ro6">
          <table:table-cell office:value-type="float" office:value="2223" calcext:value-type="float">
            <text:p>2223</text:p>
          </table:table-cell>
          <table:table-cell office:value-type="string" calcext:value-type="string">
            <text:p>弊</text:p>
          </table:table-cell>
          <table:table-cell office:value-type="string" calcext:value-type="string">
            <text:p>EVIL PRACTICE</text:p>
          </table:table-cell>
          <table:table-cell office:value-type="string" calcext:value-type="string">
            <text:p>ヘイ</text:p>
          </table:table-cell>
          <table:table-cell table:style-name="ce10"/>
          <table:table-cell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number-columns-repeated="1018"/>
        </table:table-row>
        <table:table-row table:style-name="ro33">
          <table:table-cell office:value-type="float" office:value="2224" calcext:value-type="float">
            <text:p>2224</text:p>
          </table:table-cell>
          <table:table-cell office:value-type="string" calcext:value-type="string">
            <text:p>幣</text:p>
          </table:table-cell>
          <table:table-cell office:value-type="string" calcext:value-type="string">
            <text:p>CURRENCY</text:p>
            <text:p/>
            <text:p>SHINTŌ PAPER OFFERING</text:p>
          </table:table-cell>
          <table:table-cell office:value-type="string" calcext:value-type="string">
            <text:p>ヘイ</text:p>
          </table:table-cell>
          <table:table-cell table:style-name="ce10"/>
          <table:table-cell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number-columns-repeated="1018"/>
        </table:table-row>
        <table:table-row table:style-name="ro24">
          <table:table-cell office:value-type="float" office:value="2225" calcext:value-type="float">
            <text:p>2225</text:p>
          </table:table-cell>
          <table:table-cell office:value-type="string" calcext:value-type="string">
            <text:p>蔽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ヘイ</text:p>
          </table:table-cell>
          <table:table-cell table:style-name="ce10"/>
          <table:table-cell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number-columns-repeated="1018"/>
        </table:table-row>
        <table:table-row table:style-name="ro12">
          <table:table-cell office:value-type="float" office:value="2226" calcext:value-type="float">
            <text:p>2226</text:p>
          </table:table-cell>
          <table:table-cell office:value-type="string" calcext:value-type="string">
            <text:p>朋</text:p>
          </table:table-cell>
          <table:table-cell office:value-type="string" calcext:value-type="string">
            <text:p>COMRAD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number-columns-repeated="1018"/>
        </table:table-row>
        <table:table-row table:style-name="ro46">
          <table:table-cell office:value-type="float" office:value="2227" calcext:value-type="float">
            <text:p>2227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SHELF</text:p>
          </table:table-cell>
          <table:table-cell/>
          <table:table-cell office:value-type="string" calcext:value-type="string">
            <text:p>たな</text:p>
            <text:p/>
            <text:p>-だな</text:p>
          </table:table-cell>
          <table:table-cell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number-columns-repeated="1018"/>
        </table:table-row>
        <table:table-row table:style-name="ro12">
          <table:table-cell office:value-type="float" office:value="2228" calcext:value-type="float">
            <text:p>2228</text:p>
          </table:table-cell>
          <table:table-cell office:value-type="string" calcext:value-type="string">
            <text:p>柵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サク</text:p>
          </table:table-cell>
          <table:table-cell table:style-name="ce10"/>
          <table:table-cell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office:value-type="string" calcext:value-type="string">
            <text:p>palisade</text:p>
          </table:table-cell>
          <table:table-cell table:number-columns-repeated="1017"/>
        </table:table-row>
        <table:table-row table:style-name="ro16">
          <table:table-cell office:value-type="float" office:value="2229" calcext:value-type="float">
            <text:p>2229</text:p>
          </table:table-cell>
          <table:table-cell office:value-type="string" calcext:value-type="string">
            <text:p>桁</text:p>
          </table:table-cell>
          <table:table-cell office:value-type="string" calcext:value-type="string">
            <text:p>DIGIT</text:p>
            <text:p/>
            <text:p>BEAM</text:p>
          </table:table-cell>
          <table:table-cell/>
          <table:table-cell office:value-type="string" calcext:value-type="string">
            <text:p>けた</text:p>
          </table:table-cell>
          <table:table-cell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office:value-type="string" calcext:value-type="string">
            <text:p>girder</text:p>
          </table:table-cell>
          <table:table-cell table:number-columns-repeated="1017"/>
        </table:table-row>
        <table:table-row table:style-name="ro43">
          <table:table-cell office:value-type="float" office:value="2230" calcext:value-type="float">
            <text:p>2230</text:p>
          </table:table-cell>
          <table:table-cell office:value-type="string" calcext:value-type="string">
            <text:p>栓</text:p>
          </table:table-cell>
          <table:table-cell office:value-type="string" calcext:value-type="string">
            <text:p>STOPPER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office:value-type="string" calcext:value-type="string">
            <text:p>spigot</text:p>
          </table:table-cell>
          <table:table-cell table:number-columns-repeated="1017"/>
        </table:table-row>
        <table:table-row table:style-name="ro7">
          <table:table-cell office:value-type="float" office:value="2231" calcext:value-type="float">
            <text:p>2231</text:p>
          </table:table-cell>
          <table:table-cell office:value-type="string" calcext:value-type="string">
            <text:p>詮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セン</text:p>
          </table:table-cell>
          <table:table-cell table:style-name="ce10"/>
          <table:table-cell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office:value-type="string" calcext:value-type="string">
            <text:p>expound</text:p>
          </table:table-cell>
          <table:table-cell table:number-columns-repeated="1017"/>
        </table:table-row>
        <table:table-row table:style-name="ro34">
          <table:table-cell office:value-type="float" office:value="2232" calcext:value-type="float">
            <text:p>2232</text:p>
          </table:table-cell>
          <table:table-cell office:value-type="string" calcext:value-type="string">
            <text:p>塞</text:p>
          </table:table-cell>
          <table:table-cell office:value-type="string" calcext:value-type="string">
            <text:p>PLUG UP</text:p>
          </table:table-cell>
          <table:table-cell office:value-type="string" calcext:value-type="string">
            <text:p>ソク</text:p>
            <text:p/>
            <text:p>サイ</text:p>
          </table:table-cell>
          <table:table-cell office:value-type="string" calcext:value-type="string">
            <text:p>ふさ(ぐ)</text:p>
            <text:p/>
            <text:p>ふさ(がる)</text:p>
          </table:table-cell>
          <table:table-cell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office:value-type="string" calcext:value-type="string">
            <text:p>stop up, obstruct; fort</text:p>
          </table:table-cell>
          <table:table-cell table:number-columns-repeated="1017"/>
        </table:table-row>
        <table:table-row table:style-name="ro76">
          <table:table-cell office:value-type="float" office:value="2233" calcext:value-type="float">
            <text:p>2233</text:p>
          </table:table-cell>
          <table:table-cell office:value-type="string" calcext:value-type="string">
            <text:p>梗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office:value-type="string" calcext:value-type="string">
            <text:p>stop up)</text:p>
          </table:table-cell>
          <table:table-cell table:number-columns-repeated="1017"/>
        </table:table-row>
        <table:table-row table:style-name="ro6">
          <table:table-cell office:value-type="float" office:value="2234" calcext:value-type="float">
            <text:p>2234</text:p>
          </table:table-cell>
          <table:table-cell office:value-type="string" calcext:value-type="string">
            <text:p>柿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シ*</text:p>
          </table:table-cell>
          <table:table-cell office:value-type="string" calcext:value-type="string">
            <text:p>かき</text:p>
          </table:table-cell>
          <table:table-cell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number-columns-repeated="1018"/>
        </table:table-row>
        <table:table-row table:style-name="ro20">
          <table:table-cell office:value-type="float" office:value="2235" calcext:value-type="float">
            <text:p>2235</text:p>
          </table:table-cell>
          <table:table-cell office:value-type="string" calcext:value-type="string">
            <text:p>藤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じ</text:p>
          </table:table-cell>
          <table:table-cell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number-columns-repeated="1018"/>
        </table:table-row>
        <table:table-row table:style-name="ro38">
          <table:table-cell office:value-type="float" office:value="2236" calcext:value-type="float">
            <text:p>2236</text:p>
          </table:table-cell>
          <table:table-cell office:value-type="string" calcext:value-type="string">
            <text:p>騰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トウ</text:p>
          </table:table-cell>
          <table:table-cell table:style-name="ce10"/>
          <table:table-cell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office:value-type="string" calcext:value-type="string">
            <text:p>jump up</text:p>
          </table:table-cell>
          <table:table-cell table:number-columns-repeated="1017"/>
        </table:table-row>
        <table:table-row table:style-name="ro12">
          <table:table-cell office:value-type="float" office:value="2237" calcext:value-type="float">
            <text:p>2237</text:p>
          </table:table-cell>
          <table:table-cell office:value-type="string" calcext:value-type="string">
            <text:p>謄</text:p>
          </table:table-cell>
          <table:table-cell office:value-type="string" calcext:value-type="string">
            <text:p>TRANSCRIBE</text:p>
          </table:table-cell>
          <table:table-cell office:value-type="string" calcext:value-type="string">
            <text:p>トウ</text:p>
          </table:table-cell>
          <table:table-cell table:style-name="ce10"/>
          <table:table-cell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office:value-type="string" calcext:value-type="string">
            <text:p>copy</text:p>
          </table:table-cell>
          <table:table-cell table:number-columns-repeated="1017"/>
        </table:table-row>
        <table:table-row table:style-name="ro40">
          <table:table-cell office:value-type="float" office:value="2238" calcext:value-type="float">
            <text:p>2238</text:p>
          </table:table-cell>
          <table:table-cell office:value-type="string" calcext:value-type="string">
            <text:p>麺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メン</text:p>
          </table:table-cell>
          <table:table-cell table:style-name="ce10"/>
          <table:table-cell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number-columns-repeated="1018"/>
        </table:table-row>
        <table:table-row table:style-name="ro14">
          <table:table-cell office:value-type="float" office:value="2239" calcext:value-type="float">
            <text:p>2239</text:p>
          </table:table-cell>
          <table:table-cell office:value-type="string" calcext:value-type="string">
            <text:p>拉</text:p>
          </table:table-cell>
          <table:table-cell office:value-type="string" calcext:value-type="string">
            <text:p>KIDNAP</text:p>
          </table:table-cell>
          <table:table-cell office:value-type="string" calcext:value-type="string">
            <text:p>ラ</text:p>
          </table:table-cell>
          <table:table-cell table:style-name="ce10"/>
          <table:table-cell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office:value-type="string" calcext:value-type="string">
            <text:p>pull</text:p>
          </table:table-cell>
          <table:table-cell table:number-columns-repeated="1017"/>
        </table:table-row>
        <table:table-row table:style-name="ro14">
          <table:table-cell office:value-type="float" office:value="2240" calcext:value-type="float">
            <text:p>2240</text:p>
          </table:table-cell>
          <table:table-cell office:value-type="string" calcext:value-type="string">
            <text:p>晃</text:p>
          </table:table-cell>
          <table:table-cell office:value-type="string" calcext:value-type="string">
            <text:p>DAZZLING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晃晃たる [煌煌] ・ こうこうたる ・ brilliant, bright, dazzling</text:p>
          </table:table-cell>
          <table:table-cell table:number-columns-repeated="1018"/>
        </table:table-row>
        <table:table-row table:style-name="ro58">
          <table:table-cell office:value-type="float" office:value="2241" calcext:value-type="float">
            <text:p>2241</text:p>
          </table:table-cell>
          <table:table-cell office:value-type="string" calcext:value-type="string">
            <text:p>幌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ほろ</text:p>
          </table:table-cell>
          <table:table-cell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office:value-type="string" calcext:value-type="string">
            <text:p>cover for vehicles, hood</text:p>
          </table:table-cell>
          <table:table-cell table:number-columns-repeated="1017"/>
        </table:table-row>
        <table:table-row table:style-name="ro58">
          <table:table-cell office:value-type="float" office:value="2242" calcext:value-type="float">
            <text:p>2242</text:p>
          </table:table-cell>
          <table:table-cell office:value-type="string" calcext:value-type="string">
            <text:p>厘</text:p>
          </table:table-cell>
          <table:table-cell table:style-name="ce6" office:value-type="string" calcext:value-type="string">
            <text:p>RIN (0.001 yen)</text:p>
          </table:table-cell>
          <table:table-cell office:value-type="string" calcext:value-type="string">
            <text:p>リン</text:p>
          </table:table-cell>
          <table:table-cell table:style-name="ce10"/>
          <table:table-cell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office:value-type="string" calcext:value-type="string">
            <text:p>former monetary unit</text:p>
          </table:table-cell>
          <table:table-cell table:number-columns-repeated="1017"/>
        </table:table-row>
        <table:table-row table:style-name="ro20">
          <table:table-cell office:value-type="float" office:value="2243" calcext:value-type="float">
            <text:p>2243</text:p>
          </table:table-cell>
          <table:table-cell office:value-type="string" calcext:value-type="string">
            <text:p>畝</text:p>
          </table:table-cell>
          <table:table-cell office:value-type="string" calcext:value-type="string">
            <text:p>RIDGE</text:p>
            <text:p/>
            <text:p>99.17 m² UNIT</text:p>
          </table:table-cell>
          <table:table-cell office:value-type="string" calcext:value-type="string">
            <text:p>ホ*</text:p>
          </table:table-cell>
          <table:table-cell office:value-type="string" calcext:value-type="string">
            <text:p>せ*</text:p>
            <text:p/>
            <text:p>うね</text:p>
            <text:p/>
            <text:p>うね(る)*</text:p>
          </table:table-cell>
          <table:table-cell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number-columns-repeated="1018"/>
        </table:table-row>
        <table:table-row table:style-name="ro14">
          <table:table-cell office:value-type="float" office:value="2244" calcext:value-type="float">
            <text:p>2244</text:p>
          </table:table-cell>
          <table:table-cell office:value-type="string" calcext:value-type="string">
            <text:p>匁</text:p>
          </table:table-cell>
          <table:table-cell office:value-type="string" calcext:value-type="string">
            <text:p>3.75 g UNIT</text:p>
          </table:table-cell>
          <table:table-cell/>
          <table:table-cell office:value-type="string" calcext:value-type="string">
            <text:p>もんめ</text:p>
          </table:table-cell>
          <table:table-cell office:value-type="string" calcext:value-type="string">
            <text:p>一匁 ・ いちもんめ ・ 1 momme [1000th of a kan (貫); today esp. for weighing pearls]</text:p>
          </table:table-cell>
          <table:table-cell table:number-columns-repeated="1018"/>
        </table:table-row>
        <table:table-row table:style-name="ro5">
          <table:table-cell office:value-type="float" office:value="2245" calcext:value-type="float">
            <text:p>2245</text:p>
          </table:table-cell>
          <table:table-cell office:value-type="string" calcext:value-type="string">
            <text:p>匂</text:p>
          </table:table-cell>
          <table:table-cell office:value-type="string" calcext:value-type="string">
            <text:p>SMELL</text:p>
          </table:table-cell>
          <table:table-cell/>
          <table:table-cell office:value-type="string" calcext:value-type="string">
            <text:p>にお(う)</text:p>
            <text:p/>
            <text:p>にお(い)</text:p>
            <text:p/>
            <text:p>にお(わせる)</text:p>
          </table:table-cell>
          <table:table-cell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office:value-type="string" calcext:value-type="string">
            <text:p>fragrance: esp. sweet, agreeable</text:p>
          </table:table-cell>
          <table:table-cell table:number-columns-repeated="1017"/>
        </table:table-row>
        <table:table-row table:style-name="ro7">
          <table:table-cell office:value-type="float" office:value="2246" calcext:value-type="float">
            <text:p>2246</text:p>
          </table:table-cell>
          <table:table-cell office:value-type="string" calcext:value-type="string">
            <text:p>勾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コウ</text:p>
          </table:table-cell>
          <table:table-cell table:style-name="ce10"/>
          <table:table-cell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office:value-type="string" calcext:value-type="string">
            <text:p>sloping</text:p>
          </table:table-cell>
          <table:table-cell table:number-columns-repeated="1017"/>
        </table:table-row>
        <table:table-row table:style-name="ro8">
          <table:table-cell office:value-type="float" office:value="2247" calcext:value-type="float">
            <text:p>2247</text:p>
          </table:table-cell>
          <table:table-cell office:value-type="string" calcext:value-type="string">
            <text:p>挨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アイ</text:p>
          </table:table-cell>
          <table:table-cell table:style-name="ce10"/>
          <table:table-cell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number-columns-repeated="1018"/>
        </table:table-row>
        <table:table-row table:style-name="ro8">
          <table:table-cell office:value-type="float" office:value="2248" calcext:value-type="float">
            <text:p>2248</text:p>
          </table:table-cell>
          <table:table-cell office:value-type="string" calcext:value-type="string">
            <text:p>拶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サツ</text:p>
          </table:table-cell>
          <table:table-cell table:style-name="ce10"/>
          <table:table-cell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number-columns-repeated="1018"/>
        </table:table-row>
        <table:table-row table:style-name="ro14">
          <table:table-cell office:value-type="float" office:value="2249" calcext:value-type="float">
            <text:p>2249</text:p>
          </table:table-cell>
          <table:table-cell office:value-type="string" calcext:value-type="string">
            <text:p>曖</text:p>
          </table:table-cell>
          <table:table-cell office:value-type="string" calcext:value-type="string">
            <text:p>NOT CLEAR</text:p>
          </table:table-cell>
          <table:table-cell office:value-type="string" calcext:value-type="string">
            <text:p>アイ</text:p>
          </table:table-cell>
          <table:table-cell table:style-name="ce10"/>
          <table:table-cell office:value-type="string" calcext:value-type="string">
            <text:p>曖昧 ・ あいまい ・ vague, unclear, ambiguous, fuzzy</text:p>
          </table:table-cell>
          <table:table-cell table:number-columns-repeated="1018"/>
        </table:table-row>
        <table:table-row table:style-name="ro50">
          <table:table-cell office:value-type="float" office:value="2250" calcext:value-type="float">
            <text:p>2250</text:p>
          </table:table-cell>
          <table:table-cell office:value-type="string" calcext:value-type="string">
            <text:p>昧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マイ</text:p>
          </table:table-cell>
          <table:table-cell table:style-name="ce10"/>
          <table:table-cell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number-columns-repeated="1018"/>
        </table:table-row>
        <table:table-row table:style-name="ro14">
          <table:table-cell office:value-type="float" office:value="2251" calcext:value-type="float">
            <text:p>2251</text:p>
          </table:table-cell>
          <table:table-cell office:value-type="string" calcext:value-type="string">
            <text:p>瑠</text:p>
          </table:table-cell>
          <table:table-cell office:value-type="string" calcext:value-type="string">
            <text:p>LAPIS LAZULI</text:p>
          </table:table-cell>
          <table:table-cell office:value-type="string" calcext:value-type="string">
            <text:p>ル</text:p>
          </table:table-cell>
          <table:table-cell table:style-name="ce10"/>
          <table:table-cell office:value-type="string" calcext:value-type="string">
            <text:p>瑠璃 ・ るり ・ lapis lazuli gem, blue</text:p>
          </table:table-cell>
          <table:table-cell table:number-columns-repeated="1018"/>
        </table:table-row>
        <table:table-row table:style-name="ro7">
          <table:table-cell office:value-type="float" office:value="2252" calcext:value-type="float">
            <text:p>2252</text:p>
          </table:table-cell>
          <table:table-cell office:value-type="string" calcext:value-type="string">
            <text:p>璃</text:p>
          </table:table-cell>
          <table:table-cell office:value-type="string" calcext:value-type="string">
            <text:p>GLASSY SUBSTANCE</text:p>
          </table:table-cell>
          <table:table-cell office:value-type="string" calcext:value-type="string">
            <text:p>リ</text:p>
          </table:table-cell>
          <table:table-cell table:style-name="ce10"/>
          <table:table-cell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number-columns-repeated="1018"/>
        </table:table-row>
        <table:table-row table:style-name="ro58">
          <table:table-cell office:value-type="float" office:value="2253" calcext:value-type="float">
            <text:p>2253</text:p>
          </table:table-cell>
          <table:table-cell office:value-type="string" calcext:value-type="string">
            <text:p>嫉</text:p>
          </table:table-cell>
          <table:table-cell office:value-type="string" calcext:value-type="string">
            <text:p>BE JEALOUS</text:p>
          </table:table-cell>
          <table:table-cell office:value-type="string" calcext:value-type="string">
            <text:p>シツ</text:p>
          </table:table-cell>
          <table:table-cell table:style-name="ce10"/>
          <table:table-cell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office:value-type="string" calcext:value-type="string">
            <text:p>envy</text:p>
          </table:table-cell>
          <table:table-cell table:number-columns-repeated="1017"/>
        </table:table-row>
        <table:table-row table:style-name="ro21">
          <table:table-cell office:value-type="float" office:value="2254" calcext:value-type="float">
            <text:p>2254</text:p>
          </table:table-cell>
          <table:table-cell office:value-type="string" calcext:value-type="string">
            <text:p>妬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ねた(む)</text:p>
          </table:table-cell>
          <table:table-cell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number-columns-repeated="1018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string" calcext:value-type="string">
            <text:p>鹿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ロク*</text:p>
          </table:table-cell>
          <table:table-cell office:value-type="string" calcext:value-type="string">
            <text:p>しか</text:p>
            <text:p/>
            <text:p>か</text:p>
          </table:table-cell>
          <table:table-cell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number-columns-repeated="1018"/>
        </table:table-row>
        <table:table-row table:style-name="ro6">
          <table:table-cell office:value-type="float" office:value="2256" calcext:value-type="float">
            <text:p>2256</text:p>
          </table:table-cell>
          <table:table-cell office:value-type="string" calcext:value-type="string">
            <text:p>塵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ちり</text:p>
            <text:p/>
            <text:p>ごみ</text:p>
          </table:table-cell>
          <table:table-cell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office:value-type="string" calcext:value-type="string">
            <text:p>trash</text:p>
          </table:table-cell>
          <table:table-cell table:number-columns-repeated="1017"/>
        </table:table-row>
        <table:table-row table:style-name="ro15">
          <table:table-cell office:value-type="float" office:value="2257" calcext:value-type="float">
            <text:p>2257</text:p>
          </table:table-cell>
          <table:table-cell office:value-type="string" calcext:value-type="string">
            <text:p>麓</text:p>
          </table:table-cell>
          <table:table-cell office:value-type="string" calcext:value-type="string">
            <text:p>FOOT OF A MOUNTAIN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ふもと</text:p>
          </table:table-cell>
          <table:table-cell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number-columns-repeated="1018"/>
        </table:table-row>
        <table:table-row table:style-name="ro28">
          <table:table-cell office:value-type="float" office:value="2258" calcext:value-type="float">
            <text:p>2258</text:p>
          </table:table-cell>
          <table:table-cell office:value-type="string" calcext:value-type="string">
            <text:p>麗</text:p>
          </table:table-cell>
          <table:table-cell office:value-type="string" calcext:value-type="string">
            <text:p>OF GRACEFUL BEAUTY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うるわ(しい)</text:p>
          </table:table-cell>
          <table:table-cell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number-columns-repeated="1018"/>
        </table:table-row>
        <table:table-row table:style-name="ro66">
          <table:table-cell office:value-type="float" office:value="2259" calcext:value-type="float">
            <text:p>2259</text:p>
          </table:table-cell>
          <table:table-cell office:value-type="string" calcext:value-type="string">
            <text:p>薦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すす(める)</text:p>
          </table:table-cell>
          <table:table-cell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office:value-type="string" calcext:value-type="string">
            <text:p>a product; person to post</text:p>
          </table:table-cell>
          <table:table-cell table:number-columns-repeated="1017"/>
        </table:table-row>
        <table:table-row table:style-name="ro38">
          <table:table-cell office:value-type="float" office:value="2260" calcext:value-type="float">
            <text:p>2260</text:p>
          </table:table-cell>
          <table:table-cell office:value-type="string" calcext:value-type="string">
            <text:p>慶</text:p>
          </table:table-cell>
          <table:table-cell office:value-type="string" calcext:value-type="string">
            <text:p>FELICITATION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office:value-type="string" calcext:value-type="string">
            <text:p>rejoicing</text:p>
          </table:table-cell>
          <table:table-cell table:number-columns-repeated="1017"/>
        </table:table-row>
        <table:table-row table:style-name="ro9">
          <table:table-cell office:value-type="float" office:value="2261" calcext:value-type="float">
            <text:p>2261</text:p>
          </table:table-cell>
          <table:table-cell office:value-type="string" calcext:value-type="string">
            <text:p>兜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トウ</text:p>
            <text:p/>
            <text:p>ト</text:p>
          </table:table-cell>
          <table:table-cell office:value-type="string" calcext:value-type="string">
            <text:p>かぶと</text:p>
          </table:table-cell>
          <table:table-cell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number-columns-repeated="1018"/>
        </table:table-row>
        <table:table-row table:style-name="ro12">
          <table:table-cell office:value-type="float" office:value="2262" calcext:value-type="float">
            <text:p>2262</text:p>
          </table:table-cell>
          <table:table-cell office:value-type="string" calcext:value-type="string">
            <text:p>睨</text:p>
          </table:table-cell>
          <table:table-cell office:value-type="string" calcext:value-type="string">
            <text:p>GLARE AT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にら(む)</text:p>
          </table:table-cell>
          <table:table-cell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number-columns-repeated="1018"/>
        </table:table-row>
        <table:table-row table:style-name="ro33">
          <table:table-cell office:value-type="float" office:value="2263" calcext:value-type="float">
            <text:p>2263</text:p>
          </table:table-cell>
          <table:table-cell office:value-type="string" calcext:value-type="string">
            <text:p>鼠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ねず</text:p>
            <text:p/>
            <text:p>ねずみ</text:p>
          </table:table-cell>
          <table:table-cell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office:value-type="string" calcext:value-type="string">
            <text:p>mouse</text:p>
          </table:table-cell>
          <table:table-cell table:number-columns-repeated="1017"/>
        </table:table-row>
        <table:table-row table:style-name="ro30">
          <table:table-cell office:value-type="float" office:value="2264" calcext:value-type="float">
            <text:p>2264</text:p>
          </table:table-cell>
          <table:table-cell office:value-type="string" calcext:value-type="string">
            <text:p>溺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デキ</text:p>
          </table:table-cell>
          <table:table-cell office:value-type="string" calcext:value-type="string">
            <text:p>おぼ(れる)</text:p>
          </table:table-cell>
          <table:table-cell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office:value-type="string" calcext:value-type="string">
            <text:p>indulge in</text:p>
          </table:table-cell>
          <table:table-cell table:number-columns-repeated="1017"/>
        </table:table-row>
        <table:table-row table:style-name="ro58">
          <table:table-cell office:value-type="float" office:value="2265" calcext:value-type="float">
            <text:p>2265</text:p>
          </table:table-cell>
          <table:table-cell office:value-type="string" calcext:value-type="string">
            <text:p>潟</text:p>
          </table:table-cell>
          <table:table-cell office:value-type="string" calcext:value-type="string">
            <text:p>LAGOON</text:p>
          </table:table-cell>
          <table:table-cell/>
          <table:table-cell office:value-type="string" calcext:value-type="string">
            <text:p>かた</text:p>
            <text:p/>
            <text:p>-がた</text:p>
          </table:table-cell>
          <table:table-cell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number-columns-repeated="1018"/>
        </table:table-row>
        <table:table-row table:style-name="ro36">
          <table:table-cell office:value-type="float" office:value="2266" calcext:value-type="float">
            <text:p>2266</text:p>
          </table:table-cell>
          <table:table-cell office:value-type="string" calcext:value-type="string">
            <text:p>濁</text:p>
          </table:table-cell>
          <table:table-cell office:value-type="string" calcext:value-type="string">
            <text:p>TURBID</text:p>
          </table:table-cell>
          <table:table-cell office:value-type="string" calcext:value-type="string">
            <text:p>ダク</text:p>
          </table:table-cell>
          <table:table-cell office:value-type="string" calcext:value-type="string">
            <text:p>にご(る)</text:p>
            <text:p/>
            <text:p>にご(す)</text:p>
          </table:table-cell>
          <table:table-cell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number-columns-repeated="1018"/>
        </table:table-row>
        <table:table-row table:style-name="ro3">
          <table:table-cell office:value-type="float" office:value="2267" calcext:value-type="float">
            <text:p>2267</text:p>
          </table:table-cell>
          <table:table-cell office:value-type="string" calcext:value-type="string">
            <text:p>渇</text:p>
          </table:table-cell>
          <table:table-cell office:value-type="string" calcext:value-type="string">
            <text:p>RUN DRY</text:p>
            <text:p/>
            <text:p>THIRST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かわ(く)</text:p>
          </table:table-cell>
          <table:table-cell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number-columns-repeated="1018"/>
        </table:table-row>
        <table:table-row table:style-name="ro14">
          <table:table-cell office:value-type="float" office:value="2268" calcext:value-type="float">
            <text:p>2268</text:p>
          </table:table-cell>
          <table:table-cell office:value-type="string" calcext:value-type="string">
            <text:p>褐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カツ</text:p>
          </table:table-cell>
          <table:table-cell table:style-name="ce10"/>
          <table:table-cell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number-columns-repeated="1018"/>
        </table:table-row>
        <table:table-row table:style-name="ro6">
          <table:table-cell office:value-type="float" office:value="2269" calcext:value-type="float">
            <text:p>2269</text:p>
          </table:table-cell>
          <table:table-cell office:value-type="string" calcext:value-type="string">
            <text:p>葛</text:p>
          </table:table-cell>
          <table:table-cell office:value-type="string" calcext:value-type="string">
            <text:p>ARROWROOT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くず</text:p>
          </table:table-cell>
          <table:table-cell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number-columns-repeated="1018"/>
        </table:table-row>
        <table:table-row table:style-name="ro24">
          <table:table-cell office:value-type="float" office:value="2270" calcext:value-type="float">
            <text:p>2270</text:p>
          </table:table-cell>
          <table:table-cell office:value-type="string" calcext:value-type="string">
            <text:p>喝</text:p>
          </table:table-cell>
          <table:table-cell office:value-type="string" calcext:value-type="string">
            <text:p>SHOUT AT</text:p>
          </table:table-cell>
          <table:table-cell office:value-type="string" calcext:value-type="string">
            <text:p>カツ</text:p>
          </table:table-cell>
          <table:table-cell table:style-name="ce10"/>
          <table:table-cell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number-columns-repeated="1018"/>
        </table:table-row>
        <table:table-row table:style-name="ro58">
          <table:table-cell office:value-type="float" office:value="2271" calcext:value-type="float">
            <text:p>2271</text:p>
          </table:table-cell>
          <table:table-cell office:value-type="string" calcext:value-type="string">
            <text:p>謁</text:p>
          </table:table-cell>
          <table:table-cell office:value-type="string" calcext:value-type="string">
            <text:p>BE GRANTED AN AUDIENCE</text:p>
          </table:table-cell>
          <table:table-cell office:value-type="string" calcext:value-type="string">
            <text:p>エツ</text:p>
          </table:table-cell>
          <table:table-cell table:style-name="ce10"/>
          <table:table-cell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number-columns-repeated="1018"/>
        </table:table-row>
        <table:table-row table:style-name="ro39">
          <table:table-cell office:value-type="float" office:value="2272" calcext:value-type="float">
            <text:p>2272</text:p>
          </table:table-cell>
          <table:table-cell office:value-type="string" calcext:value-type="string">
            <text:p>掲</text:p>
          </table:table-cell>
          <table:table-cell office:value-type="string" calcext:value-type="string">
            <text:p>PUT UP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か(げる)</text:p>
          </table:table-cell>
          <table:table-cell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office:value-type="string" calcext:value-type="string">
            <text:p>display</text:p>
          </table:table-cell>
          <table:table-cell table:number-columns-repeated="1017"/>
        </table:table-row>
        <table:table-row table:style-name="ro14">
          <table:table-cell office:value-type="float" office:value="2273" calcext:value-type="float">
            <text:p>2273</text:p>
          </table:table-cell>
          <table:table-cell office:value-type="string" calcext:value-type="string">
            <text:p>戌</text:p>
          </table:table-cell>
          <table:table-cell office:value-type="string" calcext:value-type="string">
            <text:p>THE DOG</text:p>
          </table:table-cell>
          <table:table-cell office:value-type="string" calcext:value-type="string">
            <text:p>ジュツ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戌年 ・ いぬどし ・ Year of the Dog</text:p>
          </table:table-cell>
          <table:table-cell office:value-type="string" calcext:value-type="string">
            <text:p>sign of …</text:p>
          </table:table-cell>
          <table:table-cell table:number-columns-repeated="1017"/>
        </table:table-row>
        <table:table-row table:style-name="ro74">
          <table:table-cell office:value-type="float" office:value="2274" calcext:value-type="float">
            <text:p>2274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もっと(も)</text:p>
          </table:table-cell>
          <table:table-cell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office:value-type="string" calcext:value-type="string">
            <text:p>plausible</text:p>
          </table:table-cell>
          <table:table-cell table:number-columns-repeated="1017"/>
        </table:table-row>
        <table:table-row table:style-name="ro46">
          <table:table-cell office:value-type="float" office:value="2275" calcext:value-type="float">
            <text:p>2275</text:p>
          </table:table-cell>
          <table:table-cell office:value-type="string" calcext:value-type="string">
            <text:p>駄</text:p>
          </table:table-cell>
          <table:table-cell office:value-type="string" calcext:value-type="string">
            <text:p>GOOD FOR NOTHING</text:p>
            <text:p/>
            <text:p>CLOGS</text:p>
          </table:table-cell>
          <table:table-cell office:value-type="string" calcext:value-type="string">
            <text:p>ダ</text:p>
            <text:p/>
            <text:p>タ*</text:p>
          </table:table-cell>
          <table:table-cell table:style-name="ce10"/>
          <table:table-cell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number-columns-repeated="1018"/>
        </table:table-row>
        <table:table-row table:style-name="ro30">
          <table:table-cell office:value-type="float" office:value="2276" calcext:value-type="float">
            <text:p>2276</text:p>
          </table:table-cell>
          <table:table-cell office:value-type="string" calcext:value-type="string">
            <text:p>駒</text:p>
          </table:table-cell>
          <table:table-cell office:value-type="string" calcext:value-type="string">
            <text:p>HORSE</text:p>
            <text:p/>
            <text:p>CHESS PIECE</text:p>
          </table:table-cell>
          <table:table-cell/>
          <table:table-cell office:value-type="string" calcext:value-type="string">
            <text:p>こま</text:p>
          </table:table-cell>
          <table:table-cell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office:value-type="string" calcext:value-type="string">
            <text:p>pony</text:p>
          </table:table-cell>
          <table:table-cell table:number-columns-repeated="1017"/>
        </table:table-row>
        <table:table-row table:style-name="ro24">
          <table:table-cell office:value-type="float" office:value="2277" calcext:value-type="float">
            <text:p>2277</text:p>
          </table:table-cell>
          <table:table-cell office:value-type="string" calcext:value-type="string">
            <text:p>篤</text:p>
          </table:table-cell>
          <table:table-cell office:value-type="string" calcext:value-type="string">
            <text:p>SERIOUS</text:p>
            <text:p/>
            <text:p>KIND</text:p>
          </table:table-cell>
          <table:table-cell office:value-type="string" calcext:value-type="string">
            <text:p>トク</text:p>
          </table:table-cell>
          <table:table-cell table:style-name="ce10"/>
          <table:table-cell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number-columns-repeated="1018"/>
        </table:table-row>
        <table:table-row table:style-name="ro38">
          <table:table-cell office:value-type="float" office:value="2278" calcext:value-type="float">
            <text:p>2278</text:p>
          </table:table-cell>
          <table:table-cell office:value-type="string" calcext:value-type="string">
            <text:p>罵</text:p>
          </table:table-cell>
          <table:table-cell office:value-type="string" calcext:value-type="string">
            <text:p>SPEAK ILL OF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ののし(る)</text:p>
          </table:table-cell>
          <table:table-cell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number-columns-repeated="1018"/>
        </table:table-row>
        <table:table-row table:style-name="ro6">
          <table:table-cell office:value-type="float" office:value="2279" calcext:value-type="float">
            <text:p>2279</text:p>
          </table:table-cell>
          <table:table-cell office:value-type="string" calcext:value-type="string">
            <text:p>蔑</text:p>
          </table:table-cell>
          <table:table-cell office:value-type="string" calcext:value-type="string">
            <text:p>SCORN</text:p>
          </table:table-cell>
          <table:table-cell office:value-type="string" calcext:value-type="string">
            <text:p>ベツ</text:p>
          </table:table-cell>
          <table:table-cell office:value-type="string" calcext:value-type="string">
            <text:p>さげす(む)</text:p>
            <text:p/>
            <text:p>ないがし(ろ)*</text:p>
          </table:table-cell>
          <table:table-cell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number-columns-repeated="1018"/>
        </table:table-row>
        <table:table-row table:style-name="ro50">
          <table:table-cell office:value-type="float" office:value="2280" calcext:value-type="float">
            <text:p>2280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TRAP</text:p>
          </table:table-cell>
          <table:table-cell/>
          <table:table-cell office:value-type="string" calcext:value-type="string">
            <text:p>わな</text:p>
          </table:table-cell>
          <table:table-cell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number-columns-repeated="1018"/>
        </table:table-row>
        <table:table-row table:style-name="ro34">
          <table:table-cell office:value-type="float" office:value="2281" calcext:value-type="float">
            <text:p>2281</text:p>
          </table:table-cell>
          <table:table-cell office:value-type="string" calcext:value-type="string">
            <text:p>烏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ウ</text:p>
            <text:p/>
            <text:p>オ</text:p>
          </table:table-cell>
          <table:table-cell office:value-type="string" calcext:value-type="string">
            <text:p>からす</text:p>
          </table:table-cell>
          <table:table-cell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office:value-type="string" calcext:value-type="string">
            <text:p>crow</text:p>
          </table:table-cell>
          <table:table-cell table:number-columns-repeated="1017"/>
        </table:table-row>
        <table:table-row table:style-name="ro29">
          <table:table-cell office:value-type="float" office:value="2282" calcext:value-type="float">
            <text:p>2282</text:p>
          </table:table-cell>
          <table:table-cell office:value-type="string" calcext:value-type="string">
            <text:p>鴨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かも</text:p>
          </table:table-cell>
          <table:table-cell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number-columns-repeated="1018"/>
        </table:table-row>
        <table:table-row table:style-name="ro9">
          <table:table-cell office:value-type="float" office:value="2283" calcext:value-type="float">
            <text:p>2283</text:p>
          </table:table-cell>
          <table:table-cell office:value-type="string" calcext:value-type="string">
            <text:p>鳩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はと</text:p>
          </table:table-cell>
          <table:table-cell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number-columns-repeated="1018"/>
        </table:table-row>
        <table:table-row table:style-name="ro19">
          <table:table-cell office:value-type="float" office:value="2284" calcext:value-type="float">
            <text:p>2284</text:p>
          </table:table-cell>
          <table:table-cell office:value-type="string" calcext:value-type="string">
            <text:p>鶏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にわとり</text:p>
          </table:table-cell>
          <table:table-cell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number-columns-repeated="1018"/>
        </table:table-row>
        <table:table-row table:style-name="ro17">
          <table:table-cell office:value-type="float" office:value="2285" calcext:value-type="float">
            <text:p>2285</text:p>
          </table:table-cell>
          <table:table-cell office:value-type="string" calcext:value-type="string">
            <text:p>渓</text:p>
          </table:table-cell>
          <table:table-cell office:value-type="string" calcext:value-type="string">
            <text:p>RAVINE</text:p>
          </table:table-cell>
          <table:table-cell office:value-type="string" calcext:value-type="string">
            <text:p>ケイ</text:p>
          </table:table-cell>
          <table:table-cell table:style-name="ce10"/>
          <table:table-cell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number-columns-repeated="1018"/>
        </table:table-row>
        <table:table-row table:style-name="ro17">
          <table:table-cell office:value-type="float" office:value="2286" calcext:value-type="float">
            <text:p>2286</text:p>
          </table:table-cell>
          <table:table-cell office:value-type="string" calcext:value-type="string">
            <text:p>鷹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ヨウ</text:p>
            <text:p/>
            <text:p>オウ</text:p>
          </table:table-cell>
          <table:table-cell office:value-type="string" calcext:value-type="string">
            <text:p>たか</text:p>
          </table:table-cell>
          <table:table-cell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number-columns-repeated="1018"/>
        </table:table-row>
        <table:table-row table:style-name="ro13">
          <table:table-cell office:value-type="float" office:value="2287" calcext:value-type="float">
            <text:p>2287</text:p>
          </table:table-cell>
          <table:table-cell office:value-type="string" calcext:value-type="string">
            <text:p>鷲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わし</text:p>
          </table:table-cell>
          <table:table-cell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number-columns-repeated="1018"/>
        </table:table-row>
        <table:table-row table:style-name="ro14">
          <table:table-cell office:value-type="float" office:value="2288" calcext:value-type="float">
            <text:p>2288</text:p>
          </table:table-cell>
          <table:table-cell office:value-type="string" calcext:value-type="string">
            <text:p>璽</text:p>
          </table:table-cell>
          <table:table-cell office:value-type="string" calcext:value-type="string">
            <text:p>IMPERIAL SEAL</text:p>
          </table:table-cell>
          <table:table-cell office:value-type="string" calcext:value-type="string">
            <text:p>ジ</text:p>
          </table:table-cell>
          <table:table-cell table:style-name="ce10"/>
          <table:table-cell office:value-type="string" calcext:value-type="string">
            <text:p>御璽 ・ ぎょじ ・ Imperial seal</text:p>
          </table:table-cell>
          <table:table-cell table:number-columns-repeated="1018"/>
        </table:table-row>
        <table:table-row table:style-name="ro74">
          <table:table-cell office:value-type="float" office:value="2289" calcext:value-type="float">
            <text:p>2289</text:p>
          </table:table-cell>
          <table:table-cell office:value-type="string" calcext:value-type="string">
            <text:p>爽</text:p>
          </table:table-cell>
          <table:table-cell office:value-type="string" calcext:value-type="string">
            <text:p>REFRESHING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わ(やか)</text:p>
          </table:table-cell>
          <table:table-cell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number-columns-repeated="1018"/>
        </table:table-row>
        <table:table-row table:style-name="ro28">
          <table:table-cell office:value-type="float" office:value="2290" calcext:value-type="float">
            <text:p>2290</text:p>
          </table:table-cell>
          <table:table-cell office:value-type="string" calcext:value-type="string">
            <text:p>綴</text:p>
          </table:table-cell>
          <table:table-cell office:value-type="string" calcext:value-type="string">
            <text:p>STITCH TOGETHER</text:p>
            <text:p/>
            <text:p>COMPOSE</text:p>
          </table:table-cell>
          <table:table-cell office:value-type="string" calcext:value-type="string">
            <text:p>テイ</text:p>
            <text:p/>
            <text:p>テツ</text:p>
          </table:table-cell>
          <table:table-cell office:value-type="string" calcext:value-type="string">
            <text:p>と(じる)</text:p>
            <text:p/>
            <text:p>つづ(る)</text:p>
          </table:table-cell>
          <table:table-cell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office:value-type="string" calcext:value-type="string">
            <text:p>bind ・ spell</text:p>
          </table:table-cell>
          <table:table-cell table:number-columns-repeated="1017"/>
        </table:table-row>
        <table:table-row table:style-name="ro2">
          <table:table-cell office:value-type="float" office:value="2291" calcext:value-type="float">
            <text:p>2291</text:p>
          </table:table-cell>
          <table:table-cell office:value-type="string" calcext:value-type="string">
            <text:p>桑</text:p>
          </table:table-cell>
          <table:table-cell office:value-type="string" calcext:value-type="string">
            <text:p>MULBERRY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わ</text:p>
          </table:table-cell>
          <table:table-cell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number-columns-repeated="1018"/>
        </table:table-row>
        <table:table-row table:style-name="ro31">
          <table:table-cell office:value-type="float" office:value="2292" calcext:value-type="float">
            <text:p>2292</text:p>
          </table:table-cell>
          <table:table-cell office:value-type="string" calcext:value-type="string">
            <text:p>蚕</text:p>
          </table:table-cell>
          <table:table-cell office:value-type="string" calcext:value-type="string">
            <text:p>SILKWORM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かいこ</text:p>
          </table:table-cell>
          <table:table-cell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number-columns-repeated="1018"/>
        </table:table-row>
        <table:table-row table:style-name="ro58">
          <table:table-cell office:value-type="float" office:value="2293" calcext:value-type="float">
            <text:p>2293</text:p>
          </table:table-cell>
          <table:table-cell office:value-type="string" calcext:value-type="string">
            <text:p>蛋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タン</text:p>
          </table:table-cell>
          <table:table-cell table:style-name="ce10"/>
          <table:table-cell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number-columns-repeated="1018"/>
        </table:table-row>
        <table:table-row table:style-name="ro16">
          <table:table-cell office:value-type="float" office:value="2294" calcext:value-type="float">
            <text:p>2294</text:p>
          </table:table-cell>
          <table:table-cell office:value-type="string" calcext:value-type="string">
            <text:p>蟹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かに</text:p>
          </table:table-cell>
          <table:table-cell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number-columns-repeated="1018"/>
        </table:table-row>
        <table:table-row table:style-name="ro74">
          <table:table-cell office:value-type="float" office:value="2295" calcext:value-type="float">
            <text:p>2295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MOSQUITO</text:p>
          </table:table-cell>
          <table:table-cell/>
          <table:table-cell office:value-type="string" calcext:value-type="string">
            <text:p>か</text:p>
          </table:table-cell>
          <table:table-cell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number-columns-repeated="1018"/>
        </table:table-row>
        <table:table-row table:style-name="ro7">
          <table:table-cell office:value-type="float" office:value="2296" calcext:value-type="float">
            <text:p>2296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THE SERPEN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office:value-type="string" calcext:value-type="string">
            <text:p>sign of …</text:p>
          </table:table-cell>
          <table:table-cell table:number-columns-repeated="1017"/>
        </table:table-row>
        <table:table-row table:style-name="ro23">
          <table:table-cell office:value-type="float" office:value="2297" calcext:value-type="float">
            <text:p>2297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ジャ</text:p>
            <text:p/>
            <text:p>ダ</text:p>
          </table:table-cell>
          <table:table-cell office:value-type="string" calcext:value-type="string">
            <text:p>へび</text:p>
          </table:table-cell>
          <table:table-cell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number-columns-repeated="1018"/>
        </table:table-row>
        <table:table-row table:style-name="ro4">
          <table:table-cell office:value-type="float" office:value="2298" calcext:value-type="float">
            <text:p>2298</text:p>
          </table:table-cell>
          <table:table-cell office:value-type="string" calcext:value-type="string">
            <text:p>繭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number-columns-repeated="1018"/>
        </table:table-row>
        <table:table-row table:style-name="ro2">
          <table:table-cell office:value-type="float" office:value="2299" calcext:value-type="float">
            <text:p>2299</text:p>
          </table:table-cell>
          <table:table-cell office:value-type="string" calcext:value-type="string">
            <text:p>蝶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チョウ</text:p>
          </table:table-cell>
          <table:table-cell table:style-name="ce10"/>
          <table:table-cell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number-columns-repeated="1018"/>
        </table:table-row>
        <table:table-row table:style-name="ro17">
          <table:table-cell office:value-type="float" office:value="2300" calcext:value-type="float">
            <text:p>2300</text:p>
          </table:table-cell>
          <table:table-cell office:value-type="string" calcext:value-type="string">
            <text:p>虹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コウ*</text:p>
          </table:table-cell>
          <table:table-cell office:value-type="string" calcext:value-type="string">
            <text:p>にじ</text:p>
          </table:table-cell>
          <table:table-cell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number-columns-repeated="1018"/>
        </table:table-row>
        <table:named-expressions>
          <table:named-range table:name="_xlnm._FilterDatabase" table:base-cell-address="$Kanji.$A$1" table:cell-range-address="$Kanji.$A$1:.$H$2301"/>
        </table:named-expressions>
      </table:table>
      <table:table table:name="Search" table:style-name="ta2">
        <table:table-column table:style-name="co9" table:default-cell-style-name="Default"/>
        <table:table-column table:style-name="co10" table:default-cell-style-name="Default"/>
        <table:table-column-group>
          <table:table-column table:style-name="co3" table:default-cell-style-name="Default"/>
          <table:table-column table:style-name="co11" table:default-cell-style-name="Default"/>
          <table:table-column table:style-name="co5" table:default-cell-style-name="Default"/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</table:table-column-group>
        <table:table-column table:style-name="co2" table:number-columns-repeated="1016" table:default-cell-style-name="Default"/>
        <table:table-row table:style-name="ro86">
          <table:table-cell table:style-name="ce15" office:value-type="string" calcext:value-type="string">
            <text:p>Entry #</text:p>
          </table:table-cell>
          <table:table-cell table:style-name="ce19"/>
          <table:table-cell/>
          <table:table-cell table:style-name="ce14" office:value-type="string" calcext:value-type="string">
            <text:p>Meaning</text:p>
          </table:table-cell>
          <table:table-cell table:style-name="ce19"/>
          <table:table-cell table:style-name="ce15"/>
          <table:table-cell table:number-columns-repeated="1018"/>
        </table:table-row>
        <table:table-row table:style-name="ro86">
          <table:table-cell table:style-name="ce15" office:value-type="string" calcext:value-type="string">
            <text:p>Min Entry</text:p>
          </table:table-cell>
          <table:table-cell table:style-name="ce19"/>
          <table:table-cell/>
          <table:table-cell table:style-name="ce15" office:value-type="string" calcext:value-type="string">
            <office:annotation draw:style-name="gr1" draw:text-style-name="P2" svg:width="730.6pt" svg:height="26.99pt" svg:x="275.9pt" svg:y="37.05pt" draw:caption-point-x="-11.54pt" draw:caption-point-y="-22.99pt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19"/>
          <table:table-cell table:style-name="ce15"/>
          <table:table-cell table:number-columns-repeated="1018"/>
        </table:table-row>
        <table:table-row table:style-name="ro86">
          <table:table-cell table:style-name="ce15" office:value-type="string" calcext:value-type="string">
            <text:p>Max Entry</text:p>
          </table:table-cell>
          <table:table-cell table:style-name="ce19"/>
          <table:table-cell/>
          <table:table-cell table:style-name="ce15" office:value-type="string" calcext:value-type="string">
            <office:annotation draw:style-name="gr2" draw:text-style-name="P2" svg:width="730.6pt" svg:height="27.01pt" svg:x="275.9pt" svg:y="50.83pt" draw:caption-point-x="-11.54pt" draw:caption-point-y="-22.96pt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19"/>
          <table:table-cell table:style-name="ce15"/>
          <table:table-cell table:number-columns-repeated="1018"/>
        </table:table-row>
        <table:table-row table:style-name="ro86">
          <table:table-cell table:style-name="ce14" office:value-type="string" calcext:value-type="string">
            <office:annotation draw:style-name="gr3" draw:text-style-name="P2" svg:width="338.26pt" svg:height="28.09pt" svg:x="61.23pt" svg:y="64.12pt" draw:caption-point-x="-11.54pt" draw:caption-point-y="-22.45pt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19"/>
          <table:table-cell table:style-name="ce23"/>
          <table:table-cell table:style-name="ce15" office:value-type="string" calcext:value-type="string">
            <text:p>Vocab</text:p>
          </table:table-cell>
          <table:table-cell table:style-name="ce19"/>
          <table:table-cell table:style-name="ce15"/>
          <table:table-cell table:number-columns-repeated="1018"/>
        </table:table-row>
        <table:table-row table:style-name="ro86">
          <table:table-cell table:number-columns-repeated="5"/>
          <table:table-cell table:style-name="ce15"/>
          <table:table-cell table:number-columns-repeated="1018"/>
        </table:table-row>
        <table:table-row table:style-name="ro87">
          <table:table-cell table:style-name="ce16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20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24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24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24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16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24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24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16" table:number-columns-repeated="36"/>
          <table:table-cell table:number-columns-repeated="980"/>
        </table:table-row>
        <table:table-row table:style-name="ro14" table:number-rows-repeated="1767">
          <table:table-cell table:style-name="ce17"/>
          <table:table-cell table:style-name="ce21"/>
          <table:table-cell table:style-name="ce25"/>
          <table:table-cell table:style-name="ce40"/>
          <table:table-cell table:style-name="ce2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14">
          <table:table-cell table:style-name="ce18"/>
          <table:table-cell table:style-name="ce22"/>
          <table:table-cell table:style-name="ce26"/>
          <table:table-cell table:style-name="ce40"/>
          <table:table-cell table:style-name="ce26"/>
          <table:table-cell table:style-name="ce15"/>
          <table:table-cell table:style-name="ce27" table:number-columns-repeated="2"/>
          <table:table-cell table:number-columns-repeated="1016"/>
        </table:table-row>
        <table:table-row table:style-name="ro14" table:number-rows-repeated="532">
          <table:table-cell table:style-name="ce17"/>
          <table:table-cell table:style-name="ce21"/>
          <table:table-cell table:style-name="ce25"/>
          <table:table-cell table:style-name="ce40"/>
          <table:table-cell table:style-name="ce2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14">
          <table:table-cell table:style-name="ce17"/>
          <table:table-cell table:style-name="ce21"/>
          <table:table-cell table:style-name="ce25"/>
          <table:table-cell table:style-name="ce40"/>
          <table:table-cell table:style-name="ce25"/>
          <table:table-cell table:style-name="ce15"/>
          <table:table-cell table:number-columns-repeated="1018"/>
        </table:table-row>
        <table:table-row table:style-name="ro86" table:number-rows-repeated="499">
          <table:table-cell table:style-name="ce17"/>
          <table:table-cell table:number-columns-repeated="4"/>
          <table:table-cell table:style-name="ce15"/>
          <table:table-cell table:number-columns-repeated="1018"/>
        </table:table-row>
        <table:table-row table:style-name="ro88" table:number-rows-repeated="1045769">
          <table:table-cell table:number-columns-repeated="1024"/>
        </table:table-row>
        <table:table-row table:style-name="ro88">
          <table:table-cell table:number-columns-repeated="102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range table:name="Kun" table:base-cell-address="$Kanji.$A$1" table:cell-range-address="$Kanji.$E$1:.$E$1048576"/>
        <table:named-range table:name="Meanings" table:base-cell-address="$Kanji.$A$1" table:cell-range-address="$Kanji.$C$1:.$C$1048576"/>
        <table:named-range table:name="Mnemonics" table:base-cell-address="$Kanji.$A$1" table:cell-range-address="$Kanji.$H$1:.$H$1048576"/>
        <table:named-range table:name="On" table:base-cell-address="$Kanji.$A$1" table:cell-range-address="$Kanji.$D$1:.$D$1048576"/>
        <table:named-range table:name="Senses" table:base-cell-address="$Kanji.$A$1" table:cell-range-address="$Kanji.$G$1:.$G$1048576"/>
        <table:named-range table:name="Vocab" table:base-cell-address="$Kanji.$A$1" table:cell-range-address="$Kanji.$F$1:.$F$1048576"/>
      </table:named-expressions>
      <table:database-ranges>
        <table:database-range table:name="__Anonymous_Sheet_DB__0" table:target-range-address="Kanji.A1:Kanji.H23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3:28:57.3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2-05-26T01:39:50.627000000</dc:date>
    <meta:editing-duration>PT9S</meta:editing-duration>
    <meta:editing-cycles>1</meta:editing-cycles>
    <meta:document-statistic meta:table-count="2" meta:cell-count="14045" meta:object-count="0"/>
  </office:meta>
</office:document-meta>
</file>